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</style:style>
    <style:style style:name="ce2" style:family="table-cell" style:parent-style-name="Default" style:data-style-name="N0">
      <style:map style:condition="cell-content()=1" style:apply-style-name="Rouge" style:base-cell-address="'Compétences validées'.C2"/>
      <style:map style:condition="cell-content()=2" style:apply-style-name="Jaune" style:base-cell-address="'Compétences validées'.C2"/>
      <style:map style:condition="cell-content()=3" style:apply-style-name="Vert_20_clair" style:base-cell-address="'Compétences validées'.C2"/>
      <style:map style:condition="cell-content()=4" style:apply-style-name="Vert_20_foncé" style:base-cell-address="'Compétences validées'.C2"/>
    </style:style>
    <style:style style:name="ce3" style:family="table-cell" style:parent-style-name="Default">
      <style:table-cell-properties fo:background-color="#eeeeee" style:cell-protect="protected" style:print-content="true"/>
    </style:style>
    <style:style style:name="ce4" style:family="table-cell" style:parent-style-name="Default">
      <style:table-cell-properties style:cell-protect="protected" style:print-content="true"/>
    </style:style>
    <style:style style:name="ce5" style:family="table-cell" style:parent-style-name="Default">
      <style:table-cell-properties style:cell-protect="none" style:print-content="true"/>
      <style:map style:condition="cell-content()=1" style:apply-style-name="Rouge" style:base-cell-address="'Compétences validées trim-sem 1'.C1"/>
      <style:map style:condition="cell-content()=2" style:apply-style-name="Jaune" style:base-cell-address="'Compétences validées trim-sem 1'.C1"/>
      <style:map style:condition="cell-content()=3" style:apply-style-name="Vert_20_clair" style:base-cell-address="'Compétences validées trim-sem 1'.C1"/>
      <style:map style:condition="cell-content()=4" style:apply-style-name="Vert_20_foncé" style:base-cell-address="'Compétences validées trim-sem 1'.C1"/>
    </style:style>
    <style:style style:name="ce6" style:family="table-cell" style:parent-style-name="Default">
      <style:table-cell-properties style:cell-protect="none" style:print-content="true"/>
      <style:map style:condition="cell-content()=1" style:apply-style-name="Rouge" style:base-cell-address="'Compétences validées trim-sem 2'.C2"/>
      <style:map style:condition="cell-content()=2" style:apply-style-name="Jaune" style:base-cell-address="'Compétences validées trim-sem 2'.C2"/>
      <style:map style:condition="cell-content()=3" style:apply-style-name="Vert_20_clair" style:base-cell-address="'Compétences validées trim-sem 2'.C2"/>
      <style:map style:condition="cell-content()=4" style:apply-style-name="Vert_20_foncé" style:base-cell-address="'Compétences validées trim-sem 2'.C2"/>
    </style:style>
    <style:style style:name="ce7" style:family="table-cell" style:parent-style-name="Default">
      <style:table-cell-properties style:cell-protect="none" style:print-content="true"/>
      <style:map style:condition="cell-content()=1" style:apply-style-name="Rouge" style:base-cell-address="'Compétences validées trimestre 3'.C2"/>
      <style:map style:condition="cell-content()=2" style:apply-style-name="Jaune" style:base-cell-address="'Compétences validées trimestre 3'.C2"/>
      <style:map style:condition="cell-content()=3" style:apply-style-name="Vert_20_clair" style:base-cell-address="'Compétences validées trimestre 3'.C2"/>
      <style:map style:condition="cell-content()=4" style:apply-style-name="Vert_20_foncé" style:base-cell-address="'Compétences validées trimestre 3'.C2"/>
    </style:style>
  </office:automatic-styles>
  <office:body>
    <office:spreadsheet>
      <table:calculation-settings table:automatic-find-labels="false" table:use-regular-expressions="false" table:use-wildcards="true"/>
      <table:table table:name="Compétences validées" table:style-name="ta1" table:protected="true">
        <loext:table-protection loext:select-protected-cells="true" loext:select-unprotected-cells="true"/>
        <table:table-column table:style-name="co1" table:number-columns-repeated="2" table:default-cell-style-name="ce1"/>
        <table:table-column table:style-name="co1" table:number-columns-repeated="100" table:default-cell-style-name="ce2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style-name="ce1" office:value-type="string" calcext:value-type="string">
            <text:p>5S14 : Calculer la moyenne d’une série de données</text:p>
          </table:table-cell>
          <table:table-cell table:style-name="ce1" office:value-type="string" calcext:value-type="string">
            <text:p>4S11 : Calculer la médiane d’une série de données de petit effectif total</text:p>
          </table:table-cell>
          <table:table-cell table:style-name="ce1" office:value-type="string" calcext:value-type="string">
            <text:p>4S10 : Représenter des données sous forme de diagramme circulaire</text:p>
          </table:table-cell>
          <table:table-cell table:style-name="ce1" office:value-type="string" calcext:value-type="string">
            <text:p>4L16 : Identifier la structure d’une expression littérale</text:p>
          </table:table-cell>
          <table:table-cell table:style-name="ce1" office:value-type="string" calcext:value-type="string">
            <text:p>4L10-1 : Développer une expression littérale avec des nombres positifs</text:p>
          </table:table-cell>
          <table:table-cell table:style-name="ce1" office:value-type="string" calcext:value-type="string">
            <text:p>4C10 : Effectuer des produits ou des quotients avec des nombres relatifs</text:p>
          </table:table-cell>
          <table:table-cell table:style-name="ce1" office:value-type="string" calcext:value-type="string">
            <text:p>4G23 : Connaître la définition de la racine carrée d’un nombre positif</text:p>
          </table:table-cell>
          <table:table-cell table:style-name="ce1" office:value-type="string" calcext:value-type="string">
            <text:p>4G24 : Encadrer la racine carrée d’un nombre positif entre deux entiers</text:p>
          </table:table-cell>
          <table:table-cell table:style-name="ce1" office:value-type="string" calcext:value-type="string">
            <text:p>4L10-2 : Développer une expression littérale avec des nombres relatifs</text:p>
          </table:table-cell>
          <table:table-cell table:style-name="ce1" office:value-type="string" calcext:value-type="string">
            <text:p>4L11 : Factoriser une expression littérale</text:p>
          </table:table-cell>
          <table:table-cell table:style-name="ce1" office:value-type="string" calcext:value-type="string">
            <text:p>4G20 : Calculer une longueur avec le théorème de Pythagore</text:p>
          </table:table-cell>
          <table:table-cell table:style-name="ce1" office:value-type="string" calcext:value-type="string">
            <text:p>4G22 : Résoudre un problème géométrique en ayant recours au théorème de Pythagore</text:p>
          </table:table-cell>
          <table:table-cell table:style-name="ce1" office:value-type="string" calcext:value-type="string">
            <text:p>4C33 : Simplifier l'écriture de produits à l'aide des puissances</text:p>
          </table:table-cell>
          <table:table-cell table:style-name="ce1" office:value-type="string" calcext:value-type="string">
            <text:p>4C34 : Calculs utilisant les priorités opératoires et les puissances</text:p>
          </table:table-cell>
          <table:table-cell table:style-name="ce1" office:value-type="string" calcext:value-type="string">
            <text:p>6P10 : Reconnaître une situation de proportionnalité ou de non proportionnalité</text:p>
          </table:table-cell>
          <table:table-cell table:style-name="ce1" office:value-type="string" calcext:value-type="string">
            <text:p>4P10 : Reconnaître sur un graphique une situation de proportionnalité ou de non proportionnalité</text:p>
          </table:table-cell>
          <table:table-cell table:style-name="ce1" office:value-type="string" calcext:value-type="string">
            <text:p>4P11 : Calculer une quatrième proportionnelle par la procédure de son choix</text:p>
          </table:table-cell>
          <table:table-cell table:style-name="ce1" table:number-columns-repeated="83"/>
        </table:table-row>
        <table:table-row table:style-name="ro1">
          <table:table-cell office:value-type="string" calcext:value-type="string">
            <text:p>Nom 1</text:p>
          </table:table-cell>
          <table:table-cell office:value-type="string" calcext:value-type="string">
            <text:p>Prénom 1</text:p>
          </table:table-cell>
          <table:table-cell table:formula="of:=IF(AND([$'Compétences validées trim-sem 1'.C2]=&quot;&quot;;[$'Compétences validées trim-sem 2'.C2]=&quot;&quot;;[$'Compétences validées trimestre 3'.C2]=&quot;&quot;);&quot;&quot;;MAX([$'Compétences validées trim-sem 1'.C2];[$'Compétences validées trim-sem 2'.C2];[$'Compétences validées trimestre 3'.C2]))" office:value-type="float" office:value="3" calcext:value-type="float">
            <text:p>3</text:p>
          </table:table-cell>
          <table:table-cell table:formula="of:=IF(AND([$'Compétences validées trim-sem 1'.D2]=&quot;&quot;;[$'Compétences validées trim-sem 2'.D2]=&quot;&quot;;[$'Compétences validées trimestre 3'.D2]=&quot;&quot;);&quot;&quot;;MAX([$'Compétences validées trim-sem 1'.D2];[$'Compétences validées trim-sem 2'.D2];[$'Compétences validées trimestre 3'.D2]))">
            <text:p/>
          </table:table-cell>
          <table:table-cell table:formula="of:=IF(AND([$'Compétences validées trim-sem 1'.E2]=&quot;&quot;;[$'Compétences validées trim-sem 2'.E2]=&quot;&quot;;[$'Compétences validées trimestre 3'.E2]=&quot;&quot;);&quot;&quot;;MAX([$'Compétences validées trim-sem 1'.E2];[$'Compétences validées trim-sem 2'.E2];[$'Compétences validées trimestre 3'.E2]))">
            <text:p/>
          </table:table-cell>
          <table:table-cell table:formula="of:=IF(AND([$'Compétences validées trim-sem 1'.F2]=&quot;&quot;;[$'Compétences validées trim-sem 2'.F2]=&quot;&quot;;[$'Compétences validées trimestre 3'.F2]=&quot;&quot;);&quot;&quot;;MAX([$'Compétences validées trim-sem 1'.F2];[$'Compétences validées trim-sem 2'.F2];[$'Compétences validées trimestre 3'.F2]))">
            <text:p/>
          </table:table-cell>
          <table:table-cell table:formula="of:=IF(AND([$'Compétences validées trim-sem 1'.G2]=&quot;&quot;;[$'Compétences validées trim-sem 2'.G2]=&quot;&quot;;[$'Compétences validées trimestre 3'.G2]=&quot;&quot;);&quot;&quot;;MAX([$'Compétences validées trim-sem 1'.G2];[$'Compétences validées trim-sem 2'.G2];[$'Compétences validées trimestre 3'.G2]))">
            <text:p/>
          </table:table-cell>
          <table:table-cell table:formula="of:=IF(AND([$'Compétences validées trim-sem 1'.H2]=&quot;&quot;;[$'Compétences validées trim-sem 2'.H2]=&quot;&quot;;[$'Compétences validées trimestre 3'.H2]=&quot;&quot;);&quot;&quot;;MAX([$'Compétences validées trim-sem 1'.H2];[$'Compétences validées trim-sem 2'.H2];[$'Compétences validées trimestre 3'.H2]))">
            <text:p/>
          </table:table-cell>
          <table:table-cell table:formula="of:=IF(AND([$'Compétences validées trim-sem 1'.I2]=&quot;&quot;;[$'Compétences validées trim-sem 2'.I2]=&quot;&quot;;[$'Compétences validées trimestre 3'.I2]=&quot;&quot;);&quot;&quot;;MAX([$'Compétences validées trim-sem 1'.I2];[$'Compétences validées trim-sem 2'.I2];[$'Compétences validées trimestre 3'.I2]))">
            <text:p/>
          </table:table-cell>
          <table:table-cell table:formula="of:=IF(AND([$'Compétences validées trim-sem 1'.J2]=&quot;&quot;;[$'Compétences validées trim-sem 2'.J2]=&quot;&quot;;[$'Compétences validées trimestre 3'.J2]=&quot;&quot;);&quot;&quot;;MAX([$'Compétences validées trim-sem 1'.J2];[$'Compétences validées trim-sem 2'.J2];[$'Compétences validées trimestre 3'.J2]))">
            <text:p/>
          </table:table-cell>
          <table:table-cell table:formula="of:=IF(AND([$'Compétences validées trim-sem 1'.K2]=&quot;&quot;;[$'Compétences validées trim-sem 2'.K2]=&quot;&quot;;[$'Compétences validées trimestre 3'.K2]=&quot;&quot;);&quot;&quot;;MAX([$'Compétences validées trim-sem 1'.K2];[$'Compétences validées trim-sem 2'.K2];[$'Compétences validées trimestre 3'.K2]))">
            <text:p/>
          </table:table-cell>
          <table:table-cell table:formula="of:=IF(AND([$'Compétences validées trim-sem 1'.L2]=&quot;&quot;;[$'Compétences validées trim-sem 2'.L2]=&quot;&quot;;[$'Compétences validées trimestre 3'.L2]=&quot;&quot;);&quot;&quot;;MAX([$'Compétences validées trim-sem 1'.L2];[$'Compétences validées trim-sem 2'.L2];[$'Compétences validées trimestre 3'.L2]))">
            <text:p/>
          </table:table-cell>
          <table:table-cell table:formula="of:=IF(AND([$'Compétences validées trim-sem 1'.M2]=&quot;&quot;;[$'Compétences validées trim-sem 2'.M2]=&quot;&quot;;[$'Compétences validées trimestre 3'.M2]=&quot;&quot;);&quot;&quot;;MAX([$'Compétences validées trim-sem 1'.M2];[$'Compétences validées trim-sem 2'.M2];[$'Compétences validées trimestre 3'.M2]))">
            <text:p/>
          </table:table-cell>
          <table:table-cell table:formula="of:=IF(AND([$'Compétences validées trim-sem 1'.N2]=&quot;&quot;;[$'Compétences validées trim-sem 2'.N2]=&quot;&quot;;[$'Compétences validées trimestre 3'.N2]=&quot;&quot;);&quot;&quot;;MAX([$'Compétences validées trim-sem 1'.N2];[$'Compétences validées trim-sem 2'.N2];[$'Compétences validées trimestre 3'.N2]))">
            <text:p/>
          </table:table-cell>
          <table:table-cell table:formula="of:=IF(AND([$'Compétences validées trim-sem 1'.O2]=&quot;&quot;;[$'Compétences validées trim-sem 2'.O2]=&quot;&quot;;[$'Compétences validées trimestre 3'.O2]=&quot;&quot;);&quot;&quot;;MAX([$'Compétences validées trim-sem 1'.O2];[$'Compétences validées trim-sem 2'.O2];[$'Compétences validées trimestre 3'.O2]))">
            <text:p/>
          </table:table-cell>
          <table:table-cell table:formula="of:=IF(AND([$'Compétences validées trim-sem 1'.P2]=&quot;&quot;;[$'Compétences validées trim-sem 2'.P2]=&quot;&quot;;[$'Compétences validées trimestre 3'.P2]=&quot;&quot;);&quot;&quot;;MAX([$'Compétences validées trim-sem 1'.P2];[$'Compétences validées trim-sem 2'.P2];[$'Compétences validées trimestre 3'.P2]))">
            <text:p/>
          </table:table-cell>
          <table:table-cell table:formula="of:=IF(AND([$'Compétences validées trim-sem 1'.Q2]=&quot;&quot;;[$'Compétences validées trim-sem 2'.Q2]=&quot;&quot;;[$'Compétences validées trimestre 3'.Q2]=&quot;&quot;);&quot;&quot;;MAX([$'Compétences validées trim-sem 1'.Q2];[$'Compétences validées trim-sem 2'.Q2];[$'Compétences validées trimestre 3'.Q2]))">
            <text:p/>
          </table:table-cell>
          <table:table-cell table:formula="of:=IF(AND([$'Compétences validées trim-sem 1'.R2]=&quot;&quot;;[$'Compétences validées trim-sem 2'.R2]=&quot;&quot;;[$'Compétences validées trimestre 3'.R2]=&quot;&quot;);&quot;&quot;;MAX([$'Compétences validées trim-sem 1'.R2];[$'Compétences validées trim-sem 2'.R2];[$'Compétences validées trimestre 3'.R2]))">
            <text:p/>
          </table:table-cell>
          <table:table-cell table:formula="of:=IF(AND([$'Compétences validées trim-sem 1'.S2]=&quot;&quot;;[$'Compétences validées trim-sem 2'.S2]=&quot;&quot;;[$'Compétences validées trimestre 3'.S2]=&quot;&quot;);&quot;&quot;;MAX([$'Compétences validées trim-sem 1'.S2];[$'Compétences validées trim-sem 2'.S2];[$'Compétences validées trimestre 3'.S2]))">
            <text:p/>
          </table:table-cell>
          <table:table-cell table:formula="of:=IF(AND([$'Compétences validées trim-sem 1'.T2]=&quot;&quot;;[$'Compétences validées trim-sem 2'.T2]=&quot;&quot;;[$'Compétences validées trimestre 3'.T2]=&quot;&quot;);&quot;&quot;;MAX([$'Compétences validées trim-sem 1'.T2];[$'Compétences validées trim-sem 2'.T2];[$'Compétences validées trimestre 3'.T2]))">
            <text:p/>
          </table:table-cell>
          <table:table-cell table:formula="of:=IF(AND([$'Compétences validées trim-sem 1'.U2]=&quot;&quot;;[$'Compétences validées trim-sem 2'.U2]=&quot;&quot;;[$'Compétences validées trimestre 3'.U2]=&quot;&quot;);&quot;&quot;;MAX([$'Compétences validées trim-sem 1'.U2];[$'Compétences validées trim-sem 2'.U2];[$'Compétences validées trimestre 3'.U2]))">
            <text:p/>
          </table:table-cell>
          <table:table-cell table:formula="of:=IF(AND([$'Compétences validées trim-sem 1'.V2]=&quot;&quot;;[$'Compétences validées trim-sem 2'.V2]=&quot;&quot;;[$'Compétences validées trimestre 3'.V2]=&quot;&quot;);&quot;&quot;;MAX([$'Compétences validées trim-sem 1'.V2];[$'Compétences validées trim-sem 2'.V2];[$'Compétences validées trimestre 3'.V2]))">
            <text:p/>
          </table:table-cell>
          <table:table-cell table:formula="of:=IF(AND([$'Compétences validées trim-sem 1'.W2]=&quot;&quot;;[$'Compétences validées trim-sem 2'.W2]=&quot;&quot;;[$'Compétences validées trimestre 3'.W2]=&quot;&quot;);&quot;&quot;;MAX([$'Compétences validées trim-sem 1'.W2];[$'Compétences validées trim-sem 2'.W2];[$'Compétences validées trimestre 3'.W2]))">
            <text:p/>
          </table:table-cell>
          <table:table-cell table:formula="of:=IF(AND([$'Compétences validées trim-sem 1'.X2]=&quot;&quot;;[$'Compétences validées trim-sem 2'.X2]=&quot;&quot;;[$'Compétences validées trimestre 3'.X2]=&quot;&quot;);&quot;&quot;;MAX([$'Compétences validées trim-sem 1'.X2];[$'Compétences validées trim-sem 2'.X2];[$'Compétences validées trimestre 3'.X2]))">
            <text:p/>
          </table:table-cell>
          <table:table-cell table:formula="of:=IF(AND([$'Compétences validées trim-sem 1'.Y2]=&quot;&quot;;[$'Compétences validées trim-sem 2'.Y2]=&quot;&quot;;[$'Compétences validées trimestre 3'.Y2]=&quot;&quot;);&quot;&quot;;MAX([$'Compétences validées trim-sem 1'.Y2];[$'Compétences validées trim-sem 2'.Y2];[$'Compétences validées trimestre 3'.Y2]))">
            <text:p/>
          </table:table-cell>
          <table:table-cell table:formula="of:=IF(AND([$'Compétences validées trim-sem 1'.Z2]=&quot;&quot;;[$'Compétences validées trim-sem 2'.Z2]=&quot;&quot;;[$'Compétences validées trimestre 3'.Z2]=&quot;&quot;);&quot;&quot;;MAX([$'Compétences validées trim-sem 1'.Z2];[$'Compétences validées trim-sem 2'.Z2];[$'Compétences validées trimestre 3'.Z2]))">
            <text:p/>
          </table:table-cell>
          <table:table-cell table:formula="of:=IF(AND([$'Compétences validées trim-sem 1'.AA2]=&quot;&quot;;[$'Compétences validées trim-sem 2'.AA2]=&quot;&quot;;[$'Compétences validées trimestre 3'.AA2]=&quot;&quot;);&quot;&quot;;MAX([$'Compétences validées trim-sem 1'.AA2];[$'Compétences validées trim-sem 2'.AA2];[$'Compétences validées trimestre 3'.AA2]))">
            <text:p/>
          </table:table-cell>
          <table:table-cell table:formula="of:=IF(AND([$'Compétences validées trim-sem 1'.AB2]=&quot;&quot;;[$'Compétences validées trim-sem 2'.AB2]=&quot;&quot;;[$'Compétences validées trimestre 3'.AB2]=&quot;&quot;);&quot;&quot;;MAX([$'Compétences validées trim-sem 1'.AB2];[$'Compétences validées trim-sem 2'.AB2];[$'Compétences validées trimestre 3'.AB2]))">
            <text:p/>
          </table:table-cell>
          <table:table-cell table:formula="of:=IF(AND([$'Compétences validées trim-sem 1'.AC2]=&quot;&quot;;[$'Compétences validées trim-sem 2'.AC2]=&quot;&quot;;[$'Compétences validées trimestre 3'.AC2]=&quot;&quot;);&quot;&quot;;MAX([$'Compétences validées trim-sem 1'.AC2];[$'Compétences validées trim-sem 2'.AC2];[$'Compétences validées trimestre 3'.AC2]))">
            <text:p/>
          </table:table-cell>
          <table:table-cell table:formula="of:=IF(AND([$'Compétences validées trim-sem 1'.AD2]=&quot;&quot;;[$'Compétences validées trim-sem 2'.AD2]=&quot;&quot;;[$'Compétences validées trimestre 3'.AD2]=&quot;&quot;);&quot;&quot;;MAX([$'Compétences validées trim-sem 1'.AD2];[$'Compétences validées trim-sem 2'.AD2];[$'Compétences validées trimestre 3'.AD2]))">
            <text:p/>
          </table:table-cell>
          <table:table-cell table:formula="of:=IF(AND([$'Compétences validées trim-sem 1'.AE2]=&quot;&quot;;[$'Compétences validées trim-sem 2'.AE2]=&quot;&quot;;[$'Compétences validées trimestre 3'.AE2]=&quot;&quot;);&quot;&quot;;MAX([$'Compétences validées trim-sem 1'.AE2];[$'Compétences validées trim-sem 2'.AE2];[$'Compétences validées trimestre 3'.AE2]))">
            <text:p/>
          </table:table-cell>
          <table:table-cell table:formula="of:=IF(AND([$'Compétences validées trim-sem 1'.AF2]=&quot;&quot;;[$'Compétences validées trim-sem 2'.AF2]=&quot;&quot;;[$'Compétences validées trimestre 3'.AF2]=&quot;&quot;);&quot;&quot;;MAX([$'Compétences validées trim-sem 1'.AF2];[$'Compétences validées trim-sem 2'.AF2];[$'Compétences validées trimestre 3'.AF2]))">
            <text:p/>
          </table:table-cell>
          <table:table-cell table:formula="of:=IF(AND([$'Compétences validées trim-sem 1'.AG2]=&quot;&quot;;[$'Compétences validées trim-sem 2'.AG2]=&quot;&quot;;[$'Compétences validées trimestre 3'.AG2]=&quot;&quot;);&quot;&quot;;MAX([$'Compétences validées trim-sem 1'.AG2];[$'Compétences validées trim-sem 2'.AG2];[$'Compétences validées trimestre 3'.AG2]))">
            <text:p/>
          </table:table-cell>
          <table:table-cell table:formula="of:=IF(AND([$'Compétences validées trim-sem 1'.AH2]=&quot;&quot;;[$'Compétences validées trim-sem 2'.AH2]=&quot;&quot;;[$'Compétences validées trimestre 3'.AH2]=&quot;&quot;);&quot;&quot;;MAX([$'Compétences validées trim-sem 1'.AH2];[$'Compétences validées trim-sem 2'.AH2];[$'Compétences validées trimestre 3'.AH2]))">
            <text:p/>
          </table:table-cell>
          <table:table-cell table:formula="of:=IF(AND([$'Compétences validées trim-sem 1'.AI2]=&quot;&quot;;[$'Compétences validées trim-sem 2'.AI2]=&quot;&quot;;[$'Compétences validées trimestre 3'.AI2]=&quot;&quot;);&quot;&quot;;MAX([$'Compétences validées trim-sem 1'.AI2];[$'Compétences validées trim-sem 2'.AI2];[$'Compétences validées trimestre 3'.AI2]))">
            <text:p/>
          </table:table-cell>
          <table:table-cell table:formula="of:=IF(AND([$'Compétences validées trim-sem 1'.AJ2]=&quot;&quot;;[$'Compétences validées trim-sem 2'.AJ2]=&quot;&quot;;[$'Compétences validées trimestre 3'.AJ2]=&quot;&quot;);&quot;&quot;;MAX([$'Compétences validées trim-sem 1'.AJ2];[$'Compétences validées trim-sem 2'.AJ2];[$'Compétences validées trimestre 3'.AJ2]))">
            <text:p/>
          </table:table-cell>
          <table:table-cell table:formula="of:=IF(AND([$'Compétences validées trim-sem 1'.AK2]=&quot;&quot;;[$'Compétences validées trim-sem 2'.AK2]=&quot;&quot;;[$'Compétences validées trimestre 3'.AK2]=&quot;&quot;);&quot;&quot;;MAX([$'Compétences validées trim-sem 1'.AK2];[$'Compétences validées trim-sem 2'.AK2];[$'Compétences validées trimestre 3'.AK2]))">
            <text:p/>
          </table:table-cell>
          <table:table-cell table:formula="of:=IF(AND([$'Compétences validées trim-sem 1'.AL2]=&quot;&quot;;[$'Compétences validées trim-sem 2'.AL2]=&quot;&quot;;[$'Compétences validées trimestre 3'.AL2]=&quot;&quot;);&quot;&quot;;MAX([$'Compétences validées trim-sem 1'.AL2];[$'Compétences validées trim-sem 2'.AL2];[$'Compétences validées trimestre 3'.AL2]))">
            <text:p/>
          </table:table-cell>
          <table:table-cell table:formula="of:=IF(AND([$'Compétences validées trim-sem 1'.AM2]=&quot;&quot;;[$'Compétences validées trim-sem 2'.AM2]=&quot;&quot;;[$'Compétences validées trimestre 3'.AM2]=&quot;&quot;);&quot;&quot;;MAX([$'Compétences validées trim-sem 1'.AM2];[$'Compétences validées trim-sem 2'.AM2];[$'Compétences validées trimestre 3'.AM2]))">
            <text:p/>
          </table:table-cell>
          <table:table-cell table:formula="of:=IF(AND([$'Compétences validées trim-sem 1'.AN2]=&quot;&quot;;[$'Compétences validées trim-sem 2'.AN2]=&quot;&quot;;[$'Compétences validées trimestre 3'.AN2]=&quot;&quot;);&quot;&quot;;MAX([$'Compétences validées trim-sem 1'.AN2];[$'Compétences validées trim-sem 2'.AN2];[$'Compétences validées trimestre 3'.AN2]))">
            <text:p/>
          </table:table-cell>
          <table:table-cell table:formula="of:=IF(AND([$'Compétences validées trim-sem 1'.AO2]=&quot;&quot;;[$'Compétences validées trim-sem 2'.AO2]=&quot;&quot;;[$'Compétences validées trimestre 3'.AO2]=&quot;&quot;);&quot;&quot;;MAX([$'Compétences validées trim-sem 1'.AO2];[$'Compétences validées trim-sem 2'.AO2];[$'Compétences validées trimestre 3'.AO2]))">
            <text:p/>
          </table:table-cell>
          <table:table-cell table:formula="of:=IF(AND([$'Compétences validées trim-sem 1'.AP2]=&quot;&quot;;[$'Compétences validées trim-sem 2'.AP2]=&quot;&quot;;[$'Compétences validées trimestre 3'.AP2]=&quot;&quot;);&quot;&quot;;MAX([$'Compétences validées trim-sem 1'.AP2];[$'Compétences validées trim-sem 2'.AP2];[$'Compétences validées trimestre 3'.AP2]))">
            <text:p/>
          </table:table-cell>
          <table:table-cell table:formula="of:=IF(AND([$'Compétences validées trim-sem 1'.AQ2]=&quot;&quot;;[$'Compétences validées trim-sem 2'.AQ2]=&quot;&quot;;[$'Compétences validées trimestre 3'.AQ2]=&quot;&quot;);&quot;&quot;;MAX([$'Compétences validées trim-sem 1'.AQ2];[$'Compétences validées trim-sem 2'.AQ2];[$'Compétences validées trimestre 3'.AQ2]))">
            <text:p/>
          </table:table-cell>
          <table:table-cell table:formula="of:=IF(AND([$'Compétences validées trim-sem 1'.AR2]=&quot;&quot;;[$'Compétences validées trim-sem 2'.AR2]=&quot;&quot;;[$'Compétences validées trimestre 3'.AR2]=&quot;&quot;);&quot;&quot;;MAX([$'Compétences validées trim-sem 1'.AR2];[$'Compétences validées trim-sem 2'.AR2];[$'Compétences validées trimestre 3'.AR2]))">
            <text:p/>
          </table:table-cell>
          <table:table-cell table:formula="of:=IF(AND([$'Compétences validées trim-sem 1'.AS2]=&quot;&quot;;[$'Compétences validées trim-sem 2'.AS2]=&quot;&quot;;[$'Compétences validées trimestre 3'.AS2]=&quot;&quot;);&quot;&quot;;MAX([$'Compétences validées trim-sem 1'.AS2];[$'Compétences validées trim-sem 2'.AS2];[$'Compétences validées trimestre 3'.AS2]))">
            <text:p/>
          </table:table-cell>
          <table:table-cell table:formula="of:=IF(AND([$'Compétences validées trim-sem 1'.AT2]=&quot;&quot;;[$'Compétences validées trim-sem 2'.AT2]=&quot;&quot;;[$'Compétences validées trimestre 3'.AT2]=&quot;&quot;);&quot;&quot;;MAX([$'Compétences validées trim-sem 1'.AT2];[$'Compétences validées trim-sem 2'.AT2];[$'Compétences validées trimestre 3'.AT2]))">
            <text:p/>
          </table:table-cell>
          <table:table-cell table:formula="of:=IF(AND([$'Compétences validées trim-sem 1'.AU2]=&quot;&quot;;[$'Compétences validées trim-sem 2'.AU2]=&quot;&quot;;[$'Compétences validées trimestre 3'.AU2]=&quot;&quot;);&quot;&quot;;MAX([$'Compétences validées trim-sem 1'.AU2];[$'Compétences validées trim-sem 2'.AU2];[$'Compétences validées trimestre 3'.AU2]))">
            <text:p/>
          </table:table-cell>
          <table:table-cell table:formula="of:=IF(AND([$'Compétences validées trim-sem 1'.AV2]=&quot;&quot;;[$'Compétences validées trim-sem 2'.AV2]=&quot;&quot;;[$'Compétences validées trimestre 3'.AV2]=&quot;&quot;);&quot;&quot;;MAX([$'Compétences validées trim-sem 1'.AV2];[$'Compétences validées trim-sem 2'.AV2];[$'Compétences validées trimestre 3'.AV2]))">
            <text:p/>
          </table:table-cell>
          <table:table-cell table:formula="of:=IF(AND([$'Compétences validées trim-sem 1'.AW2]=&quot;&quot;;[$'Compétences validées trim-sem 2'.AW2]=&quot;&quot;;[$'Compétences validées trimestre 3'.AW2]=&quot;&quot;);&quot;&quot;;MAX([$'Compétences validées trim-sem 1'.AW2];[$'Compétences validées trim-sem 2'.AW2];[$'Compétences validées trimestre 3'.AW2]))">
            <text:p/>
          </table:table-cell>
          <table:table-cell table:formula="of:=IF(AND([$'Compétences validées trim-sem 1'.AX2]=&quot;&quot;;[$'Compétences validées trim-sem 2'.AX2]=&quot;&quot;;[$'Compétences validées trimestre 3'.AX2]=&quot;&quot;);&quot;&quot;;MAX([$'Compétences validées trim-sem 1'.AX2];[$'Compétences validées trim-sem 2'.AX2];[$'Compétences validées trimestre 3'.AX2]))">
            <text:p/>
          </table:table-cell>
          <table:table-cell table:formula="of:=IF(AND([$'Compétences validées trim-sem 1'.AY2]=&quot;&quot;;[$'Compétences validées trim-sem 2'.AY2]=&quot;&quot;;[$'Compétences validées trimestre 3'.AY2]=&quot;&quot;);&quot;&quot;;MAX([$'Compétences validées trim-sem 1'.AY2];[$'Compétences validées trim-sem 2'.AY2];[$'Compétences validées trimestre 3'.AY2]))">
            <text:p/>
          </table:table-cell>
          <table:table-cell table:formula="of:=IF(AND([$'Compétences validées trim-sem 1'.AZ2]=&quot;&quot;;[$'Compétences validées trim-sem 2'.AZ2]=&quot;&quot;;[$'Compétences validées trimestre 3'.AZ2]=&quot;&quot;);&quot;&quot;;MAX([$'Compétences validées trim-sem 1'.AZ2];[$'Compétences validées trim-sem 2'.AZ2];[$'Compétences validées trimestre 3'.AZ2]))">
            <text:p/>
          </table:table-cell>
          <table:table-cell table:formula="of:=IF(AND([$'Compétences validées trim-sem 1'.BA2]=&quot;&quot;;[$'Compétences validées trim-sem 2'.BA2]=&quot;&quot;;[$'Compétences validées trimestre 3'.BA2]=&quot;&quot;);&quot;&quot;;MAX([$'Compétences validées trim-sem 1'.BA2];[$'Compétences validées trim-sem 2'.BA2];[$'Compétences validées trimestre 3'.BA2]))">
            <text:p/>
          </table:table-cell>
          <table:table-cell table:formula="of:=IF(AND([$'Compétences validées trim-sem 1'.BB2]=&quot;&quot;;[$'Compétences validées trim-sem 2'.BB2]=&quot;&quot;;[$'Compétences validées trimestre 3'.BB2]=&quot;&quot;);&quot;&quot;;MAX([$'Compétences validées trim-sem 1'.BB2];[$'Compétences validées trim-sem 2'.BB2];[$'Compétences validées trimestre 3'.BB2]))">
            <text:p/>
          </table:table-cell>
          <table:table-cell table:formula="of:=IF(AND([$'Compétences validées trim-sem 1'.BC2]=&quot;&quot;;[$'Compétences validées trim-sem 2'.BC2]=&quot;&quot;;[$'Compétences validées trimestre 3'.BC2]=&quot;&quot;);&quot;&quot;;MAX([$'Compétences validées trim-sem 1'.BC2];[$'Compétences validées trim-sem 2'.BC2];[$'Compétences validées trimestre 3'.BC2]))">
            <text:p/>
          </table:table-cell>
          <table:table-cell table:formula="of:=IF(AND([$'Compétences validées trim-sem 1'.BD2]=&quot;&quot;;[$'Compétences validées trim-sem 2'.BD2]=&quot;&quot;;[$'Compétences validées trimestre 3'.BD2]=&quot;&quot;);&quot;&quot;;MAX([$'Compétences validées trim-sem 1'.BD2];[$'Compétences validées trim-sem 2'.BD2];[$'Compétences validées trimestre 3'.BD2]))">
            <text:p/>
          </table:table-cell>
          <table:table-cell table:formula="of:=IF(AND([$'Compétences validées trim-sem 1'.BE2]=&quot;&quot;;[$'Compétences validées trim-sem 2'.BE2]=&quot;&quot;;[$'Compétences validées trimestre 3'.BE2]=&quot;&quot;);&quot;&quot;;MAX([$'Compétences validées trim-sem 1'.BE2];[$'Compétences validées trim-sem 2'.BE2];[$'Compétences validées trimestre 3'.BE2]))">
            <text:p/>
          </table:table-cell>
          <table:table-cell table:formula="of:=IF(AND([$'Compétences validées trim-sem 1'.BF2]=&quot;&quot;;[$'Compétences validées trim-sem 2'.BF2]=&quot;&quot;;[$'Compétences validées trimestre 3'.BF2]=&quot;&quot;);&quot;&quot;;MAX([$'Compétences validées trim-sem 1'.BF2];[$'Compétences validées trim-sem 2'.BF2];[$'Compétences validées trimestre 3'.BF2]))">
            <text:p/>
          </table:table-cell>
          <table:table-cell table:formula="of:=IF(AND([$'Compétences validées trim-sem 1'.BG2]=&quot;&quot;;[$'Compétences validées trim-sem 2'.BG2]=&quot;&quot;;[$'Compétences validées trimestre 3'.BG2]=&quot;&quot;);&quot;&quot;;MAX([$'Compétences validées trim-sem 1'.BG2];[$'Compétences validées trim-sem 2'.BG2];[$'Compétences validées trimestre 3'.BG2]))">
            <text:p/>
          </table:table-cell>
          <table:table-cell table:formula="of:=IF(AND([$'Compétences validées trim-sem 1'.BH2]=&quot;&quot;;[$'Compétences validées trim-sem 2'.BH2]=&quot;&quot;;[$'Compétences validées trimestre 3'.BH2]=&quot;&quot;);&quot;&quot;;MAX([$'Compétences validées trim-sem 1'.BH2];[$'Compétences validées trim-sem 2'.BH2];[$'Compétences validées trimestre 3'.BH2]))">
            <text:p/>
          </table:table-cell>
          <table:table-cell table:formula="of:=IF(AND([$'Compétences validées trim-sem 1'.BI2]=&quot;&quot;;[$'Compétences validées trim-sem 2'.BI2]=&quot;&quot;;[$'Compétences validées trimestre 3'.BI2]=&quot;&quot;);&quot;&quot;;MAX([$'Compétences validées trim-sem 1'.BI2];[$'Compétences validées trim-sem 2'.BI2];[$'Compétences validées trimestre 3'.BI2]))">
            <text:p/>
          </table:table-cell>
          <table:table-cell table:formula="of:=IF(AND([$'Compétences validées trim-sem 1'.BJ2]=&quot;&quot;;[$'Compétences validées trim-sem 2'.BJ2]=&quot;&quot;;[$'Compétences validées trimestre 3'.BJ2]=&quot;&quot;);&quot;&quot;;MAX([$'Compétences validées trim-sem 1'.BJ2];[$'Compétences validées trim-sem 2'.BJ2];[$'Compétences validées trimestre 3'.BJ2]))">
            <text:p/>
          </table:table-cell>
          <table:table-cell table:formula="of:=IF(AND([$'Compétences validées trim-sem 1'.BK2]=&quot;&quot;;[$'Compétences validées trim-sem 2'.BK2]=&quot;&quot;;[$'Compétences validées trimestre 3'.BK2]=&quot;&quot;);&quot;&quot;;MAX([$'Compétences validées trim-sem 1'.BK2];[$'Compétences validées trim-sem 2'.BK2];[$'Compétences validées trimestre 3'.BK2]))">
            <text:p/>
          </table:table-cell>
          <table:table-cell table:formula="of:=IF(AND([$'Compétences validées trim-sem 1'.BL2]=&quot;&quot;;[$'Compétences validées trim-sem 2'.BL2]=&quot;&quot;;[$'Compétences validées trimestre 3'.BL2]=&quot;&quot;);&quot;&quot;;MAX([$'Compétences validées trim-sem 1'.BL2];[$'Compétences validées trim-sem 2'.BL2];[$'Compétences validées trimestre 3'.BL2]))">
            <text:p/>
          </table:table-cell>
          <table:table-cell table:formula="of:=IF(AND([$'Compétences validées trim-sem 1'.BM2]=&quot;&quot;;[$'Compétences validées trim-sem 2'.BM2]=&quot;&quot;;[$'Compétences validées trimestre 3'.BM2]=&quot;&quot;);&quot;&quot;;MAX([$'Compétences validées trim-sem 1'.BM2];[$'Compétences validées trim-sem 2'.BM2];[$'Compétences validées trimestre 3'.BM2]))">
            <text:p/>
          </table:table-cell>
          <table:table-cell table:formula="of:=IF(AND([$'Compétences validées trim-sem 1'.BN2]=&quot;&quot;;[$'Compétences validées trim-sem 2'.BN2]=&quot;&quot;;[$'Compétences validées trimestre 3'.BN2]=&quot;&quot;);&quot;&quot;;MAX([$'Compétences validées trim-sem 1'.BN2];[$'Compétences validées trim-sem 2'.BN2];[$'Compétences validées trimestre 3'.BN2]))">
            <text:p/>
          </table:table-cell>
          <table:table-cell table:formula="of:=IF(AND([$'Compétences validées trim-sem 1'.BO2]=&quot;&quot;;[$'Compétences validées trim-sem 2'.BO2]=&quot;&quot;;[$'Compétences validées trimestre 3'.BO2]=&quot;&quot;);&quot;&quot;;MAX([$'Compétences validées trim-sem 1'.BO2];[$'Compétences validées trim-sem 2'.BO2];[$'Compétences validées trimestre 3'.BO2]))">
            <text:p/>
          </table:table-cell>
          <table:table-cell table:formula="of:=IF(AND([$'Compétences validées trim-sem 1'.BP2]=&quot;&quot;;[$'Compétences validées trim-sem 2'.BP2]=&quot;&quot;;[$'Compétences validées trimestre 3'.BP2]=&quot;&quot;);&quot;&quot;;MAX([$'Compétences validées trim-sem 1'.BP2];[$'Compétences validées trim-sem 2'.BP2];[$'Compétences validées trimestre 3'.BP2]))">
            <text:p/>
          </table:table-cell>
          <table:table-cell table:formula="of:=IF(AND([$'Compétences validées trim-sem 1'.BQ2]=&quot;&quot;;[$'Compétences validées trim-sem 2'.BQ2]=&quot;&quot;;[$'Compétences validées trimestre 3'.BQ2]=&quot;&quot;);&quot;&quot;;MAX([$'Compétences validées trim-sem 1'.BQ2];[$'Compétences validées trim-sem 2'.BQ2];[$'Compétences validées trimestre 3'.BQ2]))">
            <text:p/>
          </table:table-cell>
          <table:table-cell table:formula="of:=IF(AND([$'Compétences validées trim-sem 1'.BR2]=&quot;&quot;;[$'Compétences validées trim-sem 2'.BR2]=&quot;&quot;;[$'Compétences validées trimestre 3'.BR2]=&quot;&quot;);&quot;&quot;;MAX([$'Compétences validées trim-sem 1'.BR2];[$'Compétences validées trim-sem 2'.BR2];[$'Compétences validées trimestre 3'.BR2]))">
            <text:p/>
          </table:table-cell>
          <table:table-cell table:formula="of:=IF(AND([$'Compétences validées trim-sem 1'.BS2]=&quot;&quot;;[$'Compétences validées trim-sem 2'.BS2]=&quot;&quot;;[$'Compétences validées trimestre 3'.BS2]=&quot;&quot;);&quot;&quot;;MAX([$'Compétences validées trim-sem 1'.BS2];[$'Compétences validées trim-sem 2'.BS2];[$'Compétences validées trimestre 3'.BS2]))">
            <text:p/>
          </table:table-cell>
          <table:table-cell table:formula="of:=IF(AND([$'Compétences validées trim-sem 1'.BT2]=&quot;&quot;;[$'Compétences validées trim-sem 2'.BT2]=&quot;&quot;;[$'Compétences validées trimestre 3'.BT2]=&quot;&quot;);&quot;&quot;;MAX([$'Compétences validées trim-sem 1'.BT2];[$'Compétences validées trim-sem 2'.BT2];[$'Compétences validées trimestre 3'.BT2]))">
            <text:p/>
          </table:table-cell>
          <table:table-cell table:formula="of:=IF(AND([$'Compétences validées trim-sem 1'.BU2]=&quot;&quot;;[$'Compétences validées trim-sem 2'.BU2]=&quot;&quot;;[$'Compétences validées trimestre 3'.BU2]=&quot;&quot;);&quot;&quot;;MAX([$'Compétences validées trim-sem 1'.BU2];[$'Compétences validées trim-sem 2'.BU2];[$'Compétences validées trimestre 3'.BU2]))">
            <text:p/>
          </table:table-cell>
          <table:table-cell table:formula="of:=IF(AND([$'Compétences validées trim-sem 1'.BV2]=&quot;&quot;;[$'Compétences validées trim-sem 2'.BV2]=&quot;&quot;;[$'Compétences validées trimestre 3'.BV2]=&quot;&quot;);&quot;&quot;;MAX([$'Compétences validées trim-sem 1'.BV2];[$'Compétences validées trim-sem 2'.BV2];[$'Compétences validées trimestre 3'.BV2]))">
            <text:p/>
          </table:table-cell>
          <table:table-cell table:formula="of:=IF(AND([$'Compétences validées trim-sem 1'.BW2]=&quot;&quot;;[$'Compétences validées trim-sem 2'.BW2]=&quot;&quot;;[$'Compétences validées trimestre 3'.BW2]=&quot;&quot;);&quot;&quot;;MAX([$'Compétences validées trim-sem 1'.BW2];[$'Compétences validées trim-sem 2'.BW2];[$'Compétences validées trimestre 3'.BW2]))">
            <text:p/>
          </table:table-cell>
          <table:table-cell table:formula="of:=IF(AND([$'Compétences validées trim-sem 1'.BX2]=&quot;&quot;;[$'Compétences validées trim-sem 2'.BX2]=&quot;&quot;;[$'Compétences validées trimestre 3'.BX2]=&quot;&quot;);&quot;&quot;;MAX([$'Compétences validées trim-sem 1'.BX2];[$'Compétences validées trim-sem 2'.BX2];[$'Compétences validées trimestre 3'.BX2]))">
            <text:p/>
          </table:table-cell>
          <table:table-cell table:formula="of:=IF(AND([$'Compétences validées trim-sem 1'.BY2]=&quot;&quot;;[$'Compétences validées trim-sem 2'.BY2]=&quot;&quot;;[$'Compétences validées trimestre 3'.BY2]=&quot;&quot;);&quot;&quot;;MAX([$'Compétences validées trim-sem 1'.BY2];[$'Compétences validées trim-sem 2'.BY2];[$'Compétences validées trimestre 3'.BY2]))">
            <text:p/>
          </table:table-cell>
          <table:table-cell table:formula="of:=IF(AND([$'Compétences validées trim-sem 1'.BZ2]=&quot;&quot;;[$'Compétences validées trim-sem 2'.BZ2]=&quot;&quot;;[$'Compétences validées trimestre 3'.BZ2]=&quot;&quot;);&quot;&quot;;MAX([$'Compétences validées trim-sem 1'.BZ2];[$'Compétences validées trim-sem 2'.BZ2];[$'Compétences validées trimestre 3'.BZ2]))">
            <text:p/>
          </table:table-cell>
          <table:table-cell table:formula="of:=IF(AND([$'Compétences validées trim-sem 1'.CA2]=&quot;&quot;;[$'Compétences validées trim-sem 2'.CA2]=&quot;&quot;;[$'Compétences validées trimestre 3'.CA2]=&quot;&quot;);&quot;&quot;;MAX([$'Compétences validées trim-sem 1'.CA2];[$'Compétences validées trim-sem 2'.CA2];[$'Compétences validées trimestre 3'.CA2]))">
            <text:p/>
          </table:table-cell>
          <table:table-cell table:formula="of:=IF(AND([$'Compétences validées trim-sem 1'.CB2]=&quot;&quot;;[$'Compétences validées trim-sem 2'.CB2]=&quot;&quot;;[$'Compétences validées trimestre 3'.CB2]=&quot;&quot;);&quot;&quot;;MAX([$'Compétences validées trim-sem 1'.CB2];[$'Compétences validées trim-sem 2'.CB2];[$'Compétences validées trimestre 3'.CB2]))">
            <text:p/>
          </table:table-cell>
          <table:table-cell table:formula="of:=IF(AND([$'Compétences validées trim-sem 1'.CC2]=&quot;&quot;;[$'Compétences validées trim-sem 2'.CC2]=&quot;&quot;;[$'Compétences validées trimestre 3'.CC2]=&quot;&quot;);&quot;&quot;;MAX([$'Compétences validées trim-sem 1'.CC2];[$'Compétences validées trim-sem 2'.CC2];[$'Compétences validées trimestre 3'.CC2]))">
            <text:p/>
          </table:table-cell>
          <table:table-cell table:formula="of:=IF(AND([$'Compétences validées trim-sem 1'.CD2]=&quot;&quot;;[$'Compétences validées trim-sem 2'.CD2]=&quot;&quot;;[$'Compétences validées trimestre 3'.CD2]=&quot;&quot;);&quot;&quot;;MAX([$'Compétences validées trim-sem 1'.CD2];[$'Compétences validées trim-sem 2'.CD2];[$'Compétences validées trimestre 3'.CD2]))">
            <text:p/>
          </table:table-cell>
          <table:table-cell table:formula="of:=IF(AND([$'Compétences validées trim-sem 1'.CE2]=&quot;&quot;;[$'Compétences validées trim-sem 2'.CE2]=&quot;&quot;;[$'Compétences validées trimestre 3'.CE2]=&quot;&quot;);&quot;&quot;;MAX([$'Compétences validées trim-sem 1'.CE2];[$'Compétences validées trim-sem 2'.CE2];[$'Compétences validées trimestre 3'.CE2]))">
            <text:p/>
          </table:table-cell>
          <table:table-cell table:formula="of:=IF(AND([$'Compétences validées trim-sem 1'.CF2]=&quot;&quot;;[$'Compétences validées trim-sem 2'.CF2]=&quot;&quot;;[$'Compétences validées trimestre 3'.CF2]=&quot;&quot;);&quot;&quot;;MAX([$'Compétences validées trim-sem 1'.CF2];[$'Compétences validées trim-sem 2'.CF2];[$'Compétences validées trimestre 3'.CF2]))">
            <text:p/>
          </table:table-cell>
          <table:table-cell table:formula="of:=IF(AND([$'Compétences validées trim-sem 1'.CG2]=&quot;&quot;;[$'Compétences validées trim-sem 2'.CG2]=&quot;&quot;;[$'Compétences validées trimestre 3'.CG2]=&quot;&quot;);&quot;&quot;;MAX([$'Compétences validées trim-sem 1'.CG2];[$'Compétences validées trim-sem 2'.CG2];[$'Compétences validées trimestre 3'.CG2]))">
            <text:p/>
          </table:table-cell>
          <table:table-cell table:formula="of:=IF(AND([$'Compétences validées trim-sem 1'.CH2]=&quot;&quot;;[$'Compétences validées trim-sem 2'.CH2]=&quot;&quot;;[$'Compétences validées trimestre 3'.CH2]=&quot;&quot;);&quot;&quot;;MAX([$'Compétences validées trim-sem 1'.CH2];[$'Compétences validées trim-sem 2'.CH2];[$'Compétences validées trimestre 3'.CH2]))">
            <text:p/>
          </table:table-cell>
          <table:table-cell table:formula="of:=IF(AND([$'Compétences validées trim-sem 1'.CI2]=&quot;&quot;;[$'Compétences validées trim-sem 2'.CI2]=&quot;&quot;;[$'Compétences validées trimestre 3'.CI2]=&quot;&quot;);&quot;&quot;;MAX([$'Compétences validées trim-sem 1'.CI2];[$'Compétences validées trim-sem 2'.CI2];[$'Compétences validées trimestre 3'.CI2]))">
            <text:p/>
          </table:table-cell>
          <table:table-cell table:formula="of:=IF(AND([$'Compétences validées trim-sem 1'.CJ2]=&quot;&quot;;[$'Compétences validées trim-sem 2'.CJ2]=&quot;&quot;;[$'Compétences validées trimestre 3'.CJ2]=&quot;&quot;);&quot;&quot;;MAX([$'Compétences validées trim-sem 1'.CJ2];[$'Compétences validées trim-sem 2'.CJ2];[$'Compétences validées trimestre 3'.CJ2]))">
            <text:p/>
          </table:table-cell>
          <table:table-cell table:formula="of:=IF(AND([$'Compétences validées trim-sem 1'.CK2]=&quot;&quot;;[$'Compétences validées trim-sem 2'.CK2]=&quot;&quot;;[$'Compétences validées trimestre 3'.CK2]=&quot;&quot;);&quot;&quot;;MAX([$'Compétences validées trim-sem 1'.CK2];[$'Compétences validées trim-sem 2'.CK2];[$'Compétences validées trimestre 3'.CK2]))">
            <text:p/>
          </table:table-cell>
          <table:table-cell table:formula="of:=IF(AND([$'Compétences validées trim-sem 1'.CL2]=&quot;&quot;;[$'Compétences validées trim-sem 2'.CL2]=&quot;&quot;;[$'Compétences validées trimestre 3'.CL2]=&quot;&quot;);&quot;&quot;;MAX([$'Compétences validées trim-sem 1'.CL2];[$'Compétences validées trim-sem 2'.CL2];[$'Compétences validées trimestre 3'.CL2]))">
            <text:p/>
          </table:table-cell>
          <table:table-cell table:formula="of:=IF(AND([$'Compétences validées trim-sem 1'.CM2]=&quot;&quot;;[$'Compétences validées trim-sem 2'.CM2]=&quot;&quot;;[$'Compétences validées trimestre 3'.CM2]=&quot;&quot;);&quot;&quot;;MAX([$'Compétences validées trim-sem 1'.CM2];[$'Compétences validées trim-sem 2'.CM2];[$'Compétences validées trimestre 3'.CM2]))">
            <text:p/>
          </table:table-cell>
          <table:table-cell table:formula="of:=IF(AND([$'Compétences validées trim-sem 1'.CN2]=&quot;&quot;;[$'Compétences validées trim-sem 2'.CN2]=&quot;&quot;;[$'Compétences validées trimestre 3'.CN2]=&quot;&quot;);&quot;&quot;;MAX([$'Compétences validées trim-sem 1'.CN2];[$'Compétences validées trim-sem 2'.CN2];[$'Compétences validées trimestre 3'.CN2]))">
            <text:p/>
          </table:table-cell>
          <table:table-cell table:formula="of:=IF(AND([$'Compétences validées trim-sem 1'.CO2]=&quot;&quot;;[$'Compétences validées trim-sem 2'.CO2]=&quot;&quot;;[$'Compétences validées trimestre 3'.CO2]=&quot;&quot;);&quot;&quot;;MAX([$'Compétences validées trim-sem 1'.CO2];[$'Compétences validées trim-sem 2'.CO2];[$'Compétences validées trimestre 3'.CO2]))">
            <text:p/>
          </table:table-cell>
          <table:table-cell table:formula="of:=IF(AND([$'Compétences validées trim-sem 1'.CP2]=&quot;&quot;;[$'Compétences validées trim-sem 2'.CP2]=&quot;&quot;;[$'Compétences validées trimestre 3'.CP2]=&quot;&quot;);&quot;&quot;;MAX([$'Compétences validées trim-sem 1'.CP2];[$'Compétences validées trim-sem 2'.CP2];[$'Compétences validées trimestre 3'.CP2]))">
            <text:p/>
          </table:table-cell>
          <table:table-cell table:formula="of:=IF(AND([$'Compétences validées trim-sem 1'.CQ2]=&quot;&quot;;[$'Compétences validées trim-sem 2'.CQ2]=&quot;&quot;;[$'Compétences validées trimestre 3'.CQ2]=&quot;&quot;);&quot;&quot;;MAX([$'Compétences validées trim-sem 1'.CQ2];[$'Compétences validées trim-sem 2'.CQ2];[$'Compétences validées trimestre 3'.CQ2]))">
            <text:p/>
          </table:table-cell>
          <table:table-cell table:formula="of:=IF(AND([$'Compétences validées trim-sem 1'.CR2]=&quot;&quot;;[$'Compétences validées trim-sem 2'.CR2]=&quot;&quot;;[$'Compétences validées trimestre 3'.CR2]=&quot;&quot;);&quot;&quot;;MAX([$'Compétences validées trim-sem 1'.CR2];[$'Compétences validées trim-sem 2'.CR2];[$'Compétences validées trimestre 3'.CR2]))">
            <text:p/>
          </table:table-cell>
          <table:table-cell table:formula="of:=IF(AND([$'Compétences validées trim-sem 1'.CS2]=&quot;&quot;;[$'Compétences validées trim-sem 2'.CS2]=&quot;&quot;;[$'Compétences validées trimestre 3'.CS2]=&quot;&quot;);&quot;&quot;;MAX([$'Compétences validées trim-sem 1'.CS2];[$'Compétences validées trim-sem 2'.CS2];[$'Compétences validées trimestre 3'.CS2]))">
            <text:p/>
          </table:table-cell>
          <table:table-cell table:formula="of:=IF(AND([$'Compétences validées trim-sem 1'.CT2]=&quot;&quot;;[$'Compétences validées trim-sem 2'.CT2]=&quot;&quot;;[$'Compétences validées trimestre 3'.CT2]=&quot;&quot;);&quot;&quot;;MAX([$'Compétences validées trim-sem 1'.CT2];[$'Compétences validées trim-sem 2'.CT2];[$'Compétences validées trimestre 3'.CT2]))">
            <text:p/>
          </table:table-cell>
          <table:table-cell table:formula="of:=IF(AND([$'Compétences validées trim-sem 1'.CU2]=&quot;&quot;;[$'Compétences validées trim-sem 2'.CU2]=&quot;&quot;;[$'Compétences validées trimestre 3'.CU2]=&quot;&quot;);&quot;&quot;;MAX([$'Compétences validées trim-sem 1'.CU2];[$'Compétences validées trim-sem 2'.CU2];[$'Compétences validées trimestre 3'.CU2]))">
            <text:p/>
          </table:table-cell>
          <table:table-cell table:formula="of:=IF(AND([$'Compétences validées trim-sem 1'.CV2]=&quot;&quot;;[$'Compétences validées trim-sem 2'.CV2]=&quot;&quot;;[$'Compétences validées trimestre 3'.CV2]=&quot;&quot;);&quot;&quot;;MAX([$'Compétences validées trim-sem 1'.CV2];[$'Compétences validées trim-sem 2'.CV2];[$'Compétences validées trimestre 3'.CV2]))">
            <text:p/>
          </table:table-cell>
          <table:table-cell table:formula="of:=IF(AND([$'Compétences validées trim-sem 1'.CW2]=&quot;&quot;;[$'Compétences validées trim-sem 2'.CW2]=&quot;&quot;;[$'Compétences validées trimestre 3'.CW2]=&quot;&quot;);&quot;&quot;;MAX([$'Compétences validées trim-sem 1'.CW2];[$'Compétences validées trim-sem 2'.CW2];[$'Compétences validées trimestre 3'.CW2]))">
            <text:p/>
          </table:table-cell>
          <table:table-cell table:formula="of:=IF(AND([$'Compétences validées trim-sem 1'.CX2]=&quot;&quot;;[$'Compétences validées trim-sem 2'.CX2]=&quot;&quot;;[$'Compétences validées trimestre 3'.CX2]=&quot;&quot;);&quot;&quot;;MAX([$'Compétences validées trim-sem 1'.CX2];[$'Compétences validées trim-sem 2'.CX2];[$'Compétences validées trimestre 3'.CX2]))">
            <text:p/>
          </table:table-cell>
        </table:table-row>
        <table:table-row table:style-name="ro1">
          <table:table-cell office:value-type="string" calcext:value-type="string">
            <text:p>Nom 2</text:p>
          </table:table-cell>
          <table:table-cell office:value-type="string" calcext:value-type="string">
            <text:p>Prénom 2</text:p>
          </table:table-cell>
          <table:table-cell table:formula="of:=IF(AND([$'Compétences validées trim-sem 1'.C3]=&quot;&quot;;[$'Compétences validées trim-sem 2'.C3]=&quot;&quot;;[$'Compétences validées trimestre 3'.C3]=&quot;&quot;);&quot;&quot;;MAX([$'Compétences validées trim-sem 1'.C3];[$'Compétences validées trim-sem 2'.C3];[$'Compétences validées trimestre 3'.C3]))">
            <text:p/>
          </table:table-cell>
          <table:table-cell table:formula="of:=IF(AND([$'Compétences validées trim-sem 1'.D3]=&quot;&quot;;[$'Compétences validées trim-sem 2'.D3]=&quot;&quot;;[$'Compétences validées trimestre 3'.D3]=&quot;&quot;);&quot;&quot;;MAX([$'Compétences validées trim-sem 1'.D3];[$'Compétences validées trim-sem 2'.D3];[$'Compétences validées trimestre 3'.D3]))">
            <text:p/>
          </table:table-cell>
          <table:table-cell table:formula="of:=IF(AND([$'Compétences validées trim-sem 1'.E3]=&quot;&quot;;[$'Compétences validées trim-sem 2'.E3]=&quot;&quot;;[$'Compétences validées trimestre 3'.E3]=&quot;&quot;);&quot;&quot;;MAX([$'Compétences validées trim-sem 1'.E3];[$'Compétences validées trim-sem 2'.E3];[$'Compétences validées trimestre 3'.E3]))">
            <text:p/>
          </table:table-cell>
          <table:table-cell table:formula="of:=IF(AND([$'Compétences validées trim-sem 1'.F3]=&quot;&quot;;[$'Compétences validées trim-sem 2'.F3]=&quot;&quot;;[$'Compétences validées trimestre 3'.F3]=&quot;&quot;);&quot;&quot;;MAX([$'Compétences validées trim-sem 1'.F3];[$'Compétences validées trim-sem 2'.F3];[$'Compétences validées trimestre 3'.F3]))">
            <text:p/>
          </table:table-cell>
          <table:table-cell table:formula="of:=IF(AND([$'Compétences validées trim-sem 1'.G3]=&quot;&quot;;[$'Compétences validées trim-sem 2'.G3]=&quot;&quot;;[$'Compétences validées trimestre 3'.G3]=&quot;&quot;);&quot;&quot;;MAX([$'Compétences validées trim-sem 1'.G3];[$'Compétences validées trim-sem 2'.G3];[$'Compétences validées trimestre 3'.G3]))">
            <text:p/>
          </table:table-cell>
          <table:table-cell table:formula="of:=IF(AND([$'Compétences validées trim-sem 1'.H3]=&quot;&quot;;[$'Compétences validées trim-sem 2'.H3]=&quot;&quot;;[$'Compétences validées trimestre 3'.H3]=&quot;&quot;);&quot;&quot;;MAX([$'Compétences validées trim-sem 1'.H3];[$'Compétences validées trim-sem 2'.H3];[$'Compétences validées trimestre 3'.H3]))">
            <text:p/>
          </table:table-cell>
          <table:table-cell table:formula="of:=IF(AND([$'Compétences validées trim-sem 1'.I3]=&quot;&quot;;[$'Compétences validées trim-sem 2'.I3]=&quot;&quot;;[$'Compétences validées trimestre 3'.I3]=&quot;&quot;);&quot;&quot;;MAX([$'Compétences validées trim-sem 1'.I3];[$'Compétences validées trim-sem 2'.I3];[$'Compétences validées trimestre 3'.I3]))">
            <text:p/>
          </table:table-cell>
          <table:table-cell table:formula="of:=IF(AND([$'Compétences validées trim-sem 1'.J3]=&quot;&quot;;[$'Compétences validées trim-sem 2'.J3]=&quot;&quot;;[$'Compétences validées trimestre 3'.J3]=&quot;&quot;);&quot;&quot;;MAX([$'Compétences validées trim-sem 1'.J3];[$'Compétences validées trim-sem 2'.J3];[$'Compétences validées trimestre 3'.J3]))">
            <text:p/>
          </table:table-cell>
          <table:table-cell table:formula="of:=IF(AND([$'Compétences validées trim-sem 1'.K3]=&quot;&quot;;[$'Compétences validées trim-sem 2'.K3]=&quot;&quot;;[$'Compétences validées trimestre 3'.K3]=&quot;&quot;);&quot;&quot;;MAX([$'Compétences validées trim-sem 1'.K3];[$'Compétences validées trim-sem 2'.K3];[$'Compétences validées trimestre 3'.K3]))">
            <text:p/>
          </table:table-cell>
          <table:table-cell table:formula="of:=IF(AND([$'Compétences validées trim-sem 1'.L3]=&quot;&quot;;[$'Compétences validées trim-sem 2'.L3]=&quot;&quot;;[$'Compétences validées trimestre 3'.L3]=&quot;&quot;);&quot;&quot;;MAX([$'Compétences validées trim-sem 1'.L3];[$'Compétences validées trim-sem 2'.L3];[$'Compétences validées trimestre 3'.L3]))">
            <text:p/>
          </table:table-cell>
          <table:table-cell table:formula="of:=IF(AND([$'Compétences validées trim-sem 1'.M3]=&quot;&quot;;[$'Compétences validées trim-sem 2'.M3]=&quot;&quot;;[$'Compétences validées trimestre 3'.M3]=&quot;&quot;);&quot;&quot;;MAX([$'Compétences validées trim-sem 1'.M3];[$'Compétences validées trim-sem 2'.M3];[$'Compétences validées trimestre 3'.M3]))">
            <text:p/>
          </table:table-cell>
          <table:table-cell table:formula="of:=IF(AND([$'Compétences validées trim-sem 1'.N3]=&quot;&quot;;[$'Compétences validées trim-sem 2'.N3]=&quot;&quot;;[$'Compétences validées trimestre 3'.N3]=&quot;&quot;);&quot;&quot;;MAX([$'Compétences validées trim-sem 1'.N3];[$'Compétences validées trim-sem 2'.N3];[$'Compétences validées trimestre 3'.N3]))">
            <text:p/>
          </table:table-cell>
          <table:table-cell table:formula="of:=IF(AND([$'Compétences validées trim-sem 1'.O3]=&quot;&quot;;[$'Compétences validées trim-sem 2'.O3]=&quot;&quot;;[$'Compétences validées trimestre 3'.O3]=&quot;&quot;);&quot;&quot;;MAX([$'Compétences validées trim-sem 1'.O3];[$'Compétences validées trim-sem 2'.O3];[$'Compétences validées trimestre 3'.O3]))">
            <text:p/>
          </table:table-cell>
          <table:table-cell table:formula="of:=IF(AND([$'Compétences validées trim-sem 1'.P3]=&quot;&quot;;[$'Compétences validées trim-sem 2'.P3]=&quot;&quot;;[$'Compétences validées trimestre 3'.P3]=&quot;&quot;);&quot;&quot;;MAX([$'Compétences validées trim-sem 1'.P3];[$'Compétences validées trim-sem 2'.P3];[$'Compétences validées trimestre 3'.P3]))">
            <text:p/>
          </table:table-cell>
          <table:table-cell table:formula="of:=IF(AND([$'Compétences validées trim-sem 1'.Q3]=&quot;&quot;;[$'Compétences validées trim-sem 2'.Q3]=&quot;&quot;;[$'Compétences validées trimestre 3'.Q3]=&quot;&quot;);&quot;&quot;;MAX([$'Compétences validées trim-sem 1'.Q3];[$'Compétences validées trim-sem 2'.Q3];[$'Compétences validées trimestre 3'.Q3]))">
            <text:p/>
          </table:table-cell>
          <table:table-cell table:formula="of:=IF(AND([$'Compétences validées trim-sem 1'.R3]=&quot;&quot;;[$'Compétences validées trim-sem 2'.R3]=&quot;&quot;;[$'Compétences validées trimestre 3'.R3]=&quot;&quot;);&quot;&quot;;MAX([$'Compétences validées trim-sem 1'.R3];[$'Compétences validées trim-sem 2'.R3];[$'Compétences validées trimestre 3'.R3]))">
            <text:p/>
          </table:table-cell>
          <table:table-cell table:formula="of:=IF(AND([$'Compétences validées trim-sem 1'.S3]=&quot;&quot;;[$'Compétences validées trim-sem 2'.S3]=&quot;&quot;;[$'Compétences validées trimestre 3'.S3]=&quot;&quot;);&quot;&quot;;MAX([$'Compétences validées trim-sem 1'.S3];[$'Compétences validées trim-sem 2'.S3];[$'Compétences validées trimestre 3'.S3]))">
            <text:p/>
          </table:table-cell>
          <table:table-cell table:formula="of:=IF(AND([$'Compétences validées trim-sem 1'.T3]=&quot;&quot;;[$'Compétences validées trim-sem 2'.T3]=&quot;&quot;;[$'Compétences validées trimestre 3'.T3]=&quot;&quot;);&quot;&quot;;MAX([$'Compétences validées trim-sem 1'.T3];[$'Compétences validées trim-sem 2'.T3];[$'Compétences validées trimestre 3'.T3]))">
            <text:p/>
          </table:table-cell>
          <table:table-cell table:formula="of:=IF(AND([$'Compétences validées trim-sem 1'.U3]=&quot;&quot;;[$'Compétences validées trim-sem 2'.U3]=&quot;&quot;;[$'Compétences validées trimestre 3'.U3]=&quot;&quot;);&quot;&quot;;MAX([$'Compétences validées trim-sem 1'.U3];[$'Compétences validées trim-sem 2'.U3];[$'Compétences validées trimestre 3'.U3]))">
            <text:p/>
          </table:table-cell>
          <table:table-cell table:formula="of:=IF(AND([$'Compétences validées trim-sem 1'.V3]=&quot;&quot;;[$'Compétences validées trim-sem 2'.V3]=&quot;&quot;;[$'Compétences validées trimestre 3'.V3]=&quot;&quot;);&quot;&quot;;MAX([$'Compétences validées trim-sem 1'.V3];[$'Compétences validées trim-sem 2'.V3];[$'Compétences validées trimestre 3'.V3]))">
            <text:p/>
          </table:table-cell>
          <table:table-cell table:formula="of:=IF(AND([$'Compétences validées trim-sem 1'.W3]=&quot;&quot;;[$'Compétences validées trim-sem 2'.W3]=&quot;&quot;;[$'Compétences validées trimestre 3'.W3]=&quot;&quot;);&quot;&quot;;MAX([$'Compétences validées trim-sem 1'.W3];[$'Compétences validées trim-sem 2'.W3];[$'Compétences validées trimestre 3'.W3]))">
            <text:p/>
          </table:table-cell>
          <table:table-cell table:formula="of:=IF(AND([$'Compétences validées trim-sem 1'.X3]=&quot;&quot;;[$'Compétences validées trim-sem 2'.X3]=&quot;&quot;;[$'Compétences validées trimestre 3'.X3]=&quot;&quot;);&quot;&quot;;MAX([$'Compétences validées trim-sem 1'.X3];[$'Compétences validées trim-sem 2'.X3];[$'Compétences validées trimestre 3'.X3]))">
            <text:p/>
          </table:table-cell>
          <table:table-cell table:formula="of:=IF(AND([$'Compétences validées trim-sem 1'.Y3]=&quot;&quot;;[$'Compétences validées trim-sem 2'.Y3]=&quot;&quot;;[$'Compétences validées trimestre 3'.Y3]=&quot;&quot;);&quot;&quot;;MAX([$'Compétences validées trim-sem 1'.Y3];[$'Compétences validées trim-sem 2'.Y3];[$'Compétences validées trimestre 3'.Y3]))">
            <text:p/>
          </table:table-cell>
          <table:table-cell table:formula="of:=IF(AND([$'Compétences validées trim-sem 1'.Z3]=&quot;&quot;;[$'Compétences validées trim-sem 2'.Z3]=&quot;&quot;;[$'Compétences validées trimestre 3'.Z3]=&quot;&quot;);&quot;&quot;;MAX([$'Compétences validées trim-sem 1'.Z3];[$'Compétences validées trim-sem 2'.Z3];[$'Compétences validées trimestre 3'.Z3]))">
            <text:p/>
          </table:table-cell>
          <table:table-cell table:formula="of:=IF(AND([$'Compétences validées trim-sem 1'.AA3]=&quot;&quot;;[$'Compétences validées trim-sem 2'.AA3]=&quot;&quot;;[$'Compétences validées trimestre 3'.AA3]=&quot;&quot;);&quot;&quot;;MAX([$'Compétences validées trim-sem 1'.AA3];[$'Compétences validées trim-sem 2'.AA3];[$'Compétences validées trimestre 3'.AA3]))">
            <text:p/>
          </table:table-cell>
          <table:table-cell table:formula="of:=IF(AND([$'Compétences validées trim-sem 1'.AB3]=&quot;&quot;;[$'Compétences validées trim-sem 2'.AB3]=&quot;&quot;;[$'Compétences validées trimestre 3'.AB3]=&quot;&quot;);&quot;&quot;;MAX([$'Compétences validées trim-sem 1'.AB3];[$'Compétences validées trim-sem 2'.AB3];[$'Compétences validées trimestre 3'.AB3]))">
            <text:p/>
          </table:table-cell>
          <table:table-cell table:formula="of:=IF(AND([$'Compétences validées trim-sem 1'.AC3]=&quot;&quot;;[$'Compétences validées trim-sem 2'.AC3]=&quot;&quot;;[$'Compétences validées trimestre 3'.AC3]=&quot;&quot;);&quot;&quot;;MAX([$'Compétences validées trim-sem 1'.AC3];[$'Compétences validées trim-sem 2'.AC3];[$'Compétences validées trimestre 3'.AC3]))">
            <text:p/>
          </table:table-cell>
          <table:table-cell table:formula="of:=IF(AND([$'Compétences validées trim-sem 1'.AD3]=&quot;&quot;;[$'Compétences validées trim-sem 2'.AD3]=&quot;&quot;;[$'Compétences validées trimestre 3'.AD3]=&quot;&quot;);&quot;&quot;;MAX([$'Compétences validées trim-sem 1'.AD3];[$'Compétences validées trim-sem 2'.AD3];[$'Compétences validées trimestre 3'.AD3]))">
            <text:p/>
          </table:table-cell>
          <table:table-cell table:formula="of:=IF(AND([$'Compétences validées trim-sem 1'.AE3]=&quot;&quot;;[$'Compétences validées trim-sem 2'.AE3]=&quot;&quot;;[$'Compétences validées trimestre 3'.AE3]=&quot;&quot;);&quot;&quot;;MAX([$'Compétences validées trim-sem 1'.AE3];[$'Compétences validées trim-sem 2'.AE3];[$'Compétences validées trimestre 3'.AE3]))">
            <text:p/>
          </table:table-cell>
          <table:table-cell table:formula="of:=IF(AND([$'Compétences validées trim-sem 1'.AF3]=&quot;&quot;;[$'Compétences validées trim-sem 2'.AF3]=&quot;&quot;;[$'Compétences validées trimestre 3'.AF3]=&quot;&quot;);&quot;&quot;;MAX([$'Compétences validées trim-sem 1'.AF3];[$'Compétences validées trim-sem 2'.AF3];[$'Compétences validées trimestre 3'.AF3]))">
            <text:p/>
          </table:table-cell>
          <table:table-cell table:formula="of:=IF(AND([$'Compétences validées trim-sem 1'.AG3]=&quot;&quot;;[$'Compétences validées trim-sem 2'.AG3]=&quot;&quot;;[$'Compétences validées trimestre 3'.AG3]=&quot;&quot;);&quot;&quot;;MAX([$'Compétences validées trim-sem 1'.AG3];[$'Compétences validées trim-sem 2'.AG3];[$'Compétences validées trimestre 3'.AG3]))">
            <text:p/>
          </table:table-cell>
          <table:table-cell table:formula="of:=IF(AND([$'Compétences validées trim-sem 1'.AH3]=&quot;&quot;;[$'Compétences validées trim-sem 2'.AH3]=&quot;&quot;;[$'Compétences validées trimestre 3'.AH3]=&quot;&quot;);&quot;&quot;;MAX([$'Compétences validées trim-sem 1'.AH3];[$'Compétences validées trim-sem 2'.AH3];[$'Compétences validées trimestre 3'.AH3]))">
            <text:p/>
          </table:table-cell>
          <table:table-cell table:formula="of:=IF(AND([$'Compétences validées trim-sem 1'.AI3]=&quot;&quot;;[$'Compétences validées trim-sem 2'.AI3]=&quot;&quot;;[$'Compétences validées trimestre 3'.AI3]=&quot;&quot;);&quot;&quot;;MAX([$'Compétences validées trim-sem 1'.AI3];[$'Compétences validées trim-sem 2'.AI3];[$'Compétences validées trimestre 3'.AI3]))">
            <text:p/>
          </table:table-cell>
          <table:table-cell table:formula="of:=IF(AND([$'Compétences validées trim-sem 1'.AJ3]=&quot;&quot;;[$'Compétences validées trim-sem 2'.AJ3]=&quot;&quot;;[$'Compétences validées trimestre 3'.AJ3]=&quot;&quot;);&quot;&quot;;MAX([$'Compétences validées trim-sem 1'.AJ3];[$'Compétences validées trim-sem 2'.AJ3];[$'Compétences validées trimestre 3'.AJ3]))">
            <text:p/>
          </table:table-cell>
          <table:table-cell table:formula="of:=IF(AND([$'Compétences validées trim-sem 1'.AK3]=&quot;&quot;;[$'Compétences validées trim-sem 2'.AK3]=&quot;&quot;;[$'Compétences validées trimestre 3'.AK3]=&quot;&quot;);&quot;&quot;;MAX([$'Compétences validées trim-sem 1'.AK3];[$'Compétences validées trim-sem 2'.AK3];[$'Compétences validées trimestre 3'.AK3]))">
            <text:p/>
          </table:table-cell>
          <table:table-cell table:formula="of:=IF(AND([$'Compétences validées trim-sem 1'.AL3]=&quot;&quot;;[$'Compétences validées trim-sem 2'.AL3]=&quot;&quot;;[$'Compétences validées trimestre 3'.AL3]=&quot;&quot;);&quot;&quot;;MAX([$'Compétences validées trim-sem 1'.AL3];[$'Compétences validées trim-sem 2'.AL3];[$'Compétences validées trimestre 3'.AL3]))">
            <text:p/>
          </table:table-cell>
          <table:table-cell table:formula="of:=IF(AND([$'Compétences validées trim-sem 1'.AM3]=&quot;&quot;;[$'Compétences validées trim-sem 2'.AM3]=&quot;&quot;;[$'Compétences validées trimestre 3'.AM3]=&quot;&quot;);&quot;&quot;;MAX([$'Compétences validées trim-sem 1'.AM3];[$'Compétences validées trim-sem 2'.AM3];[$'Compétences validées trimestre 3'.AM3]))">
            <text:p/>
          </table:table-cell>
          <table:table-cell table:formula="of:=IF(AND([$'Compétences validées trim-sem 1'.AN3]=&quot;&quot;;[$'Compétences validées trim-sem 2'.AN3]=&quot;&quot;;[$'Compétences validées trimestre 3'.AN3]=&quot;&quot;);&quot;&quot;;MAX([$'Compétences validées trim-sem 1'.AN3];[$'Compétences validées trim-sem 2'.AN3];[$'Compétences validées trimestre 3'.AN3]))">
            <text:p/>
          </table:table-cell>
          <table:table-cell table:formula="of:=IF(AND([$'Compétences validées trim-sem 1'.AO3]=&quot;&quot;;[$'Compétences validées trim-sem 2'.AO3]=&quot;&quot;;[$'Compétences validées trimestre 3'.AO3]=&quot;&quot;);&quot;&quot;;MAX([$'Compétences validées trim-sem 1'.AO3];[$'Compétences validées trim-sem 2'.AO3];[$'Compétences validées trimestre 3'.AO3]))">
            <text:p/>
          </table:table-cell>
          <table:table-cell table:formula="of:=IF(AND([$'Compétences validées trim-sem 1'.AP3]=&quot;&quot;;[$'Compétences validées trim-sem 2'.AP3]=&quot;&quot;;[$'Compétences validées trimestre 3'.AP3]=&quot;&quot;);&quot;&quot;;MAX([$'Compétences validées trim-sem 1'.AP3];[$'Compétences validées trim-sem 2'.AP3];[$'Compétences validées trimestre 3'.AP3]))">
            <text:p/>
          </table:table-cell>
          <table:table-cell table:formula="of:=IF(AND([$'Compétences validées trim-sem 1'.AQ3]=&quot;&quot;;[$'Compétences validées trim-sem 2'.AQ3]=&quot;&quot;;[$'Compétences validées trimestre 3'.AQ3]=&quot;&quot;);&quot;&quot;;MAX([$'Compétences validées trim-sem 1'.AQ3];[$'Compétences validées trim-sem 2'.AQ3];[$'Compétences validées trimestre 3'.AQ3]))">
            <text:p/>
          </table:table-cell>
          <table:table-cell table:formula="of:=IF(AND([$'Compétences validées trim-sem 1'.AR3]=&quot;&quot;;[$'Compétences validées trim-sem 2'.AR3]=&quot;&quot;;[$'Compétences validées trimestre 3'.AR3]=&quot;&quot;);&quot;&quot;;MAX([$'Compétences validées trim-sem 1'.AR3];[$'Compétences validées trim-sem 2'.AR3];[$'Compétences validées trimestre 3'.AR3]))">
            <text:p/>
          </table:table-cell>
          <table:table-cell table:formula="of:=IF(AND([$'Compétences validées trim-sem 1'.AS3]=&quot;&quot;;[$'Compétences validées trim-sem 2'.AS3]=&quot;&quot;;[$'Compétences validées trimestre 3'.AS3]=&quot;&quot;);&quot;&quot;;MAX([$'Compétences validées trim-sem 1'.AS3];[$'Compétences validées trim-sem 2'.AS3];[$'Compétences validées trimestre 3'.AS3]))">
            <text:p/>
          </table:table-cell>
          <table:table-cell table:formula="of:=IF(AND([$'Compétences validées trim-sem 1'.AT3]=&quot;&quot;;[$'Compétences validées trim-sem 2'.AT3]=&quot;&quot;;[$'Compétences validées trimestre 3'.AT3]=&quot;&quot;);&quot;&quot;;MAX([$'Compétences validées trim-sem 1'.AT3];[$'Compétences validées trim-sem 2'.AT3];[$'Compétences validées trimestre 3'.AT3]))">
            <text:p/>
          </table:table-cell>
          <table:table-cell table:formula="of:=IF(AND([$'Compétences validées trim-sem 1'.AU3]=&quot;&quot;;[$'Compétences validées trim-sem 2'.AU3]=&quot;&quot;;[$'Compétences validées trimestre 3'.AU3]=&quot;&quot;);&quot;&quot;;MAX([$'Compétences validées trim-sem 1'.AU3];[$'Compétences validées trim-sem 2'.AU3];[$'Compétences validées trimestre 3'.AU3]))">
            <text:p/>
          </table:table-cell>
          <table:table-cell table:formula="of:=IF(AND([$'Compétences validées trim-sem 1'.AV3]=&quot;&quot;;[$'Compétences validées trim-sem 2'.AV3]=&quot;&quot;;[$'Compétences validées trimestre 3'.AV3]=&quot;&quot;);&quot;&quot;;MAX([$'Compétences validées trim-sem 1'.AV3];[$'Compétences validées trim-sem 2'.AV3];[$'Compétences validées trimestre 3'.AV3]))">
            <text:p/>
          </table:table-cell>
          <table:table-cell table:formula="of:=IF(AND([$'Compétences validées trim-sem 1'.AW3]=&quot;&quot;;[$'Compétences validées trim-sem 2'.AW3]=&quot;&quot;;[$'Compétences validées trimestre 3'.AW3]=&quot;&quot;);&quot;&quot;;MAX([$'Compétences validées trim-sem 1'.AW3];[$'Compétences validées trim-sem 2'.AW3];[$'Compétences validées trimestre 3'.AW3]))">
            <text:p/>
          </table:table-cell>
          <table:table-cell table:formula="of:=IF(AND([$'Compétences validées trim-sem 1'.AX3]=&quot;&quot;;[$'Compétences validées trim-sem 2'.AX3]=&quot;&quot;;[$'Compétences validées trimestre 3'.AX3]=&quot;&quot;);&quot;&quot;;MAX([$'Compétences validées trim-sem 1'.AX3];[$'Compétences validées trim-sem 2'.AX3];[$'Compétences validées trimestre 3'.AX3]))">
            <text:p/>
          </table:table-cell>
          <table:table-cell table:formula="of:=IF(AND([$'Compétences validées trim-sem 1'.AY3]=&quot;&quot;;[$'Compétences validées trim-sem 2'.AY3]=&quot;&quot;;[$'Compétences validées trimestre 3'.AY3]=&quot;&quot;);&quot;&quot;;MAX([$'Compétences validées trim-sem 1'.AY3];[$'Compétences validées trim-sem 2'.AY3];[$'Compétences validées trimestre 3'.AY3]))">
            <text:p/>
          </table:table-cell>
          <table:table-cell table:formula="of:=IF(AND([$'Compétences validées trim-sem 1'.AZ3]=&quot;&quot;;[$'Compétences validées trim-sem 2'.AZ3]=&quot;&quot;;[$'Compétences validées trimestre 3'.AZ3]=&quot;&quot;);&quot;&quot;;MAX([$'Compétences validées trim-sem 1'.AZ3];[$'Compétences validées trim-sem 2'.AZ3];[$'Compétences validées trimestre 3'.AZ3]))">
            <text:p/>
          </table:table-cell>
          <table:table-cell table:formula="of:=IF(AND([$'Compétences validées trim-sem 1'.BA3]=&quot;&quot;;[$'Compétences validées trim-sem 2'.BA3]=&quot;&quot;;[$'Compétences validées trimestre 3'.BA3]=&quot;&quot;);&quot;&quot;;MAX([$'Compétences validées trim-sem 1'.BA3];[$'Compétences validées trim-sem 2'.BA3];[$'Compétences validées trimestre 3'.BA3]))">
            <text:p/>
          </table:table-cell>
          <table:table-cell table:formula="of:=IF(AND([$'Compétences validées trim-sem 1'.BB3]=&quot;&quot;;[$'Compétences validées trim-sem 2'.BB3]=&quot;&quot;;[$'Compétences validées trimestre 3'.BB3]=&quot;&quot;);&quot;&quot;;MAX([$'Compétences validées trim-sem 1'.BB3];[$'Compétences validées trim-sem 2'.BB3];[$'Compétences validées trimestre 3'.BB3]))">
            <text:p/>
          </table:table-cell>
          <table:table-cell table:formula="of:=IF(AND([$'Compétences validées trim-sem 1'.BC3]=&quot;&quot;;[$'Compétences validées trim-sem 2'.BC3]=&quot;&quot;;[$'Compétences validées trimestre 3'.BC3]=&quot;&quot;);&quot;&quot;;MAX([$'Compétences validées trim-sem 1'.BC3];[$'Compétences validées trim-sem 2'.BC3];[$'Compétences validées trimestre 3'.BC3]))">
            <text:p/>
          </table:table-cell>
          <table:table-cell table:formula="of:=IF(AND([$'Compétences validées trim-sem 1'.BD3]=&quot;&quot;;[$'Compétences validées trim-sem 2'.BD3]=&quot;&quot;;[$'Compétences validées trimestre 3'.BD3]=&quot;&quot;);&quot;&quot;;MAX([$'Compétences validées trim-sem 1'.BD3];[$'Compétences validées trim-sem 2'.BD3];[$'Compétences validées trimestre 3'.BD3]))">
            <text:p/>
          </table:table-cell>
          <table:table-cell table:formula="of:=IF(AND([$'Compétences validées trim-sem 1'.BE3]=&quot;&quot;;[$'Compétences validées trim-sem 2'.BE3]=&quot;&quot;;[$'Compétences validées trimestre 3'.BE3]=&quot;&quot;);&quot;&quot;;MAX([$'Compétences validées trim-sem 1'.BE3];[$'Compétences validées trim-sem 2'.BE3];[$'Compétences validées trimestre 3'.BE3]))">
            <text:p/>
          </table:table-cell>
          <table:table-cell table:formula="of:=IF(AND([$'Compétences validées trim-sem 1'.BF3]=&quot;&quot;;[$'Compétences validées trim-sem 2'.BF3]=&quot;&quot;;[$'Compétences validées trimestre 3'.BF3]=&quot;&quot;);&quot;&quot;;MAX([$'Compétences validées trim-sem 1'.BF3];[$'Compétences validées trim-sem 2'.BF3];[$'Compétences validées trimestre 3'.BF3]))">
            <text:p/>
          </table:table-cell>
          <table:table-cell table:formula="of:=IF(AND([$'Compétences validées trim-sem 1'.BG3]=&quot;&quot;;[$'Compétences validées trim-sem 2'.BG3]=&quot;&quot;;[$'Compétences validées trimestre 3'.BG3]=&quot;&quot;);&quot;&quot;;MAX([$'Compétences validées trim-sem 1'.BG3];[$'Compétences validées trim-sem 2'.BG3];[$'Compétences validées trimestre 3'.BG3]))">
            <text:p/>
          </table:table-cell>
          <table:table-cell table:formula="of:=IF(AND([$'Compétences validées trim-sem 1'.BH3]=&quot;&quot;;[$'Compétences validées trim-sem 2'.BH3]=&quot;&quot;;[$'Compétences validées trimestre 3'.BH3]=&quot;&quot;);&quot;&quot;;MAX([$'Compétences validées trim-sem 1'.BH3];[$'Compétences validées trim-sem 2'.BH3];[$'Compétences validées trimestre 3'.BH3]))">
            <text:p/>
          </table:table-cell>
          <table:table-cell table:formula="of:=IF(AND([$'Compétences validées trim-sem 1'.BI3]=&quot;&quot;;[$'Compétences validées trim-sem 2'.BI3]=&quot;&quot;;[$'Compétences validées trimestre 3'.BI3]=&quot;&quot;);&quot;&quot;;MAX([$'Compétences validées trim-sem 1'.BI3];[$'Compétences validées trim-sem 2'.BI3];[$'Compétences validées trimestre 3'.BI3]))">
            <text:p/>
          </table:table-cell>
          <table:table-cell table:formula="of:=IF(AND([$'Compétences validées trim-sem 1'.BJ3]=&quot;&quot;;[$'Compétences validées trim-sem 2'.BJ3]=&quot;&quot;;[$'Compétences validées trimestre 3'.BJ3]=&quot;&quot;);&quot;&quot;;MAX([$'Compétences validées trim-sem 1'.BJ3];[$'Compétences validées trim-sem 2'.BJ3];[$'Compétences validées trimestre 3'.BJ3]))">
            <text:p/>
          </table:table-cell>
          <table:table-cell table:formula="of:=IF(AND([$'Compétences validées trim-sem 1'.BK3]=&quot;&quot;;[$'Compétences validées trim-sem 2'.BK3]=&quot;&quot;;[$'Compétences validées trimestre 3'.BK3]=&quot;&quot;);&quot;&quot;;MAX([$'Compétences validées trim-sem 1'.BK3];[$'Compétences validées trim-sem 2'.BK3];[$'Compétences validées trimestre 3'.BK3]))">
            <text:p/>
          </table:table-cell>
          <table:table-cell table:formula="of:=IF(AND([$'Compétences validées trim-sem 1'.BL3]=&quot;&quot;;[$'Compétences validées trim-sem 2'.BL3]=&quot;&quot;;[$'Compétences validées trimestre 3'.BL3]=&quot;&quot;);&quot;&quot;;MAX([$'Compétences validées trim-sem 1'.BL3];[$'Compétences validées trim-sem 2'.BL3];[$'Compétences validées trimestre 3'.BL3]))">
            <text:p/>
          </table:table-cell>
          <table:table-cell table:formula="of:=IF(AND([$'Compétences validées trim-sem 1'.BM3]=&quot;&quot;;[$'Compétences validées trim-sem 2'.BM3]=&quot;&quot;;[$'Compétences validées trimestre 3'.BM3]=&quot;&quot;);&quot;&quot;;MAX([$'Compétences validées trim-sem 1'.BM3];[$'Compétences validées trim-sem 2'.BM3];[$'Compétences validées trimestre 3'.BM3]))">
            <text:p/>
          </table:table-cell>
          <table:table-cell table:formula="of:=IF(AND([$'Compétences validées trim-sem 1'.BN3]=&quot;&quot;;[$'Compétences validées trim-sem 2'.BN3]=&quot;&quot;;[$'Compétences validées trimestre 3'.BN3]=&quot;&quot;);&quot;&quot;;MAX([$'Compétences validées trim-sem 1'.BN3];[$'Compétences validées trim-sem 2'.BN3];[$'Compétences validées trimestre 3'.BN3]))">
            <text:p/>
          </table:table-cell>
          <table:table-cell table:formula="of:=IF(AND([$'Compétences validées trim-sem 1'.BO3]=&quot;&quot;;[$'Compétences validées trim-sem 2'.BO3]=&quot;&quot;;[$'Compétences validées trimestre 3'.BO3]=&quot;&quot;);&quot;&quot;;MAX([$'Compétences validées trim-sem 1'.BO3];[$'Compétences validées trim-sem 2'.BO3];[$'Compétences validées trimestre 3'.BO3]))">
            <text:p/>
          </table:table-cell>
          <table:table-cell table:formula="of:=IF(AND([$'Compétences validées trim-sem 1'.BP3]=&quot;&quot;;[$'Compétences validées trim-sem 2'.BP3]=&quot;&quot;;[$'Compétences validées trimestre 3'.BP3]=&quot;&quot;);&quot;&quot;;MAX([$'Compétences validées trim-sem 1'.BP3];[$'Compétences validées trim-sem 2'.BP3];[$'Compétences validées trimestre 3'.BP3]))">
            <text:p/>
          </table:table-cell>
          <table:table-cell table:formula="of:=IF(AND([$'Compétences validées trim-sem 1'.BQ3]=&quot;&quot;;[$'Compétences validées trim-sem 2'.BQ3]=&quot;&quot;;[$'Compétences validées trimestre 3'.BQ3]=&quot;&quot;);&quot;&quot;;MAX([$'Compétences validées trim-sem 1'.BQ3];[$'Compétences validées trim-sem 2'.BQ3];[$'Compétences validées trimestre 3'.BQ3]))">
            <text:p/>
          </table:table-cell>
          <table:table-cell table:formula="of:=IF(AND([$'Compétences validées trim-sem 1'.BR3]=&quot;&quot;;[$'Compétences validées trim-sem 2'.BR3]=&quot;&quot;;[$'Compétences validées trimestre 3'.BR3]=&quot;&quot;);&quot;&quot;;MAX([$'Compétences validées trim-sem 1'.BR3];[$'Compétences validées trim-sem 2'.BR3];[$'Compétences validées trimestre 3'.BR3]))">
            <text:p/>
          </table:table-cell>
          <table:table-cell table:formula="of:=IF(AND([$'Compétences validées trim-sem 1'.BS3]=&quot;&quot;;[$'Compétences validées trim-sem 2'.BS3]=&quot;&quot;;[$'Compétences validées trimestre 3'.BS3]=&quot;&quot;);&quot;&quot;;MAX([$'Compétences validées trim-sem 1'.BS3];[$'Compétences validées trim-sem 2'.BS3];[$'Compétences validées trimestre 3'.BS3]))">
            <text:p/>
          </table:table-cell>
          <table:table-cell table:formula="of:=IF(AND([$'Compétences validées trim-sem 1'.BT3]=&quot;&quot;;[$'Compétences validées trim-sem 2'.BT3]=&quot;&quot;;[$'Compétences validées trimestre 3'.BT3]=&quot;&quot;);&quot;&quot;;MAX([$'Compétences validées trim-sem 1'.BT3];[$'Compétences validées trim-sem 2'.BT3];[$'Compétences validées trimestre 3'.BT3]))">
            <text:p/>
          </table:table-cell>
          <table:table-cell table:formula="of:=IF(AND([$'Compétences validées trim-sem 1'.BU3]=&quot;&quot;;[$'Compétences validées trim-sem 2'.BU3]=&quot;&quot;;[$'Compétences validées trimestre 3'.BU3]=&quot;&quot;);&quot;&quot;;MAX([$'Compétences validées trim-sem 1'.BU3];[$'Compétences validées trim-sem 2'.BU3];[$'Compétences validées trimestre 3'.BU3]))">
            <text:p/>
          </table:table-cell>
          <table:table-cell table:formula="of:=IF(AND([$'Compétences validées trim-sem 1'.BV3]=&quot;&quot;;[$'Compétences validées trim-sem 2'.BV3]=&quot;&quot;;[$'Compétences validées trimestre 3'.BV3]=&quot;&quot;);&quot;&quot;;MAX([$'Compétences validées trim-sem 1'.BV3];[$'Compétences validées trim-sem 2'.BV3];[$'Compétences validées trimestre 3'.BV3]))">
            <text:p/>
          </table:table-cell>
          <table:table-cell table:formula="of:=IF(AND([$'Compétences validées trim-sem 1'.BW3]=&quot;&quot;;[$'Compétences validées trim-sem 2'.BW3]=&quot;&quot;;[$'Compétences validées trimestre 3'.BW3]=&quot;&quot;);&quot;&quot;;MAX([$'Compétences validées trim-sem 1'.BW3];[$'Compétences validées trim-sem 2'.BW3];[$'Compétences validées trimestre 3'.BW3]))">
            <text:p/>
          </table:table-cell>
          <table:table-cell table:formula="of:=IF(AND([$'Compétences validées trim-sem 1'.BX3]=&quot;&quot;;[$'Compétences validées trim-sem 2'.BX3]=&quot;&quot;;[$'Compétences validées trimestre 3'.BX3]=&quot;&quot;);&quot;&quot;;MAX([$'Compétences validées trim-sem 1'.BX3];[$'Compétences validées trim-sem 2'.BX3];[$'Compétences validées trimestre 3'.BX3]))">
            <text:p/>
          </table:table-cell>
          <table:table-cell table:formula="of:=IF(AND([$'Compétences validées trim-sem 1'.BY3]=&quot;&quot;;[$'Compétences validées trim-sem 2'.BY3]=&quot;&quot;;[$'Compétences validées trimestre 3'.BY3]=&quot;&quot;);&quot;&quot;;MAX([$'Compétences validées trim-sem 1'.BY3];[$'Compétences validées trim-sem 2'.BY3];[$'Compétences validées trimestre 3'.BY3]))">
            <text:p/>
          </table:table-cell>
          <table:table-cell table:formula="of:=IF(AND([$'Compétences validées trim-sem 1'.BZ3]=&quot;&quot;;[$'Compétences validées trim-sem 2'.BZ3]=&quot;&quot;;[$'Compétences validées trimestre 3'.BZ3]=&quot;&quot;);&quot;&quot;;MAX([$'Compétences validées trim-sem 1'.BZ3];[$'Compétences validées trim-sem 2'.BZ3];[$'Compétences validées trimestre 3'.BZ3]))">
            <text:p/>
          </table:table-cell>
          <table:table-cell table:formula="of:=IF(AND([$'Compétences validées trim-sem 1'.CA3]=&quot;&quot;;[$'Compétences validées trim-sem 2'.CA3]=&quot;&quot;;[$'Compétences validées trimestre 3'.CA3]=&quot;&quot;);&quot;&quot;;MAX([$'Compétences validées trim-sem 1'.CA3];[$'Compétences validées trim-sem 2'.CA3];[$'Compétences validées trimestre 3'.CA3]))">
            <text:p/>
          </table:table-cell>
          <table:table-cell table:formula="of:=IF(AND([$'Compétences validées trim-sem 1'.CB3]=&quot;&quot;;[$'Compétences validées trim-sem 2'.CB3]=&quot;&quot;;[$'Compétences validées trimestre 3'.CB3]=&quot;&quot;);&quot;&quot;;MAX([$'Compétences validées trim-sem 1'.CB3];[$'Compétences validées trim-sem 2'.CB3];[$'Compétences validées trimestre 3'.CB3]))">
            <text:p/>
          </table:table-cell>
          <table:table-cell table:formula="of:=IF(AND([$'Compétences validées trim-sem 1'.CC3]=&quot;&quot;;[$'Compétences validées trim-sem 2'.CC3]=&quot;&quot;;[$'Compétences validées trimestre 3'.CC3]=&quot;&quot;);&quot;&quot;;MAX([$'Compétences validées trim-sem 1'.CC3];[$'Compétences validées trim-sem 2'.CC3];[$'Compétences validées trimestre 3'.CC3]))">
            <text:p/>
          </table:table-cell>
          <table:table-cell table:formula="of:=IF(AND([$'Compétences validées trim-sem 1'.CD3]=&quot;&quot;;[$'Compétences validées trim-sem 2'.CD3]=&quot;&quot;;[$'Compétences validées trimestre 3'.CD3]=&quot;&quot;);&quot;&quot;;MAX([$'Compétences validées trim-sem 1'.CD3];[$'Compétences validées trim-sem 2'.CD3];[$'Compétences validées trimestre 3'.CD3]))">
            <text:p/>
          </table:table-cell>
          <table:table-cell table:formula="of:=IF(AND([$'Compétences validées trim-sem 1'.CE3]=&quot;&quot;;[$'Compétences validées trim-sem 2'.CE3]=&quot;&quot;;[$'Compétences validées trimestre 3'.CE3]=&quot;&quot;);&quot;&quot;;MAX([$'Compétences validées trim-sem 1'.CE3];[$'Compétences validées trim-sem 2'.CE3];[$'Compétences validées trimestre 3'.CE3]))">
            <text:p/>
          </table:table-cell>
          <table:table-cell table:formula="of:=IF(AND([$'Compétences validées trim-sem 1'.CF3]=&quot;&quot;;[$'Compétences validées trim-sem 2'.CF3]=&quot;&quot;;[$'Compétences validées trimestre 3'.CF3]=&quot;&quot;);&quot;&quot;;MAX([$'Compétences validées trim-sem 1'.CF3];[$'Compétences validées trim-sem 2'.CF3];[$'Compétences validées trimestre 3'.CF3]))">
            <text:p/>
          </table:table-cell>
          <table:table-cell table:formula="of:=IF(AND([$'Compétences validées trim-sem 1'.CG3]=&quot;&quot;;[$'Compétences validées trim-sem 2'.CG3]=&quot;&quot;;[$'Compétences validées trimestre 3'.CG3]=&quot;&quot;);&quot;&quot;;MAX([$'Compétences validées trim-sem 1'.CG3];[$'Compétences validées trim-sem 2'.CG3];[$'Compétences validées trimestre 3'.CG3]))">
            <text:p/>
          </table:table-cell>
          <table:table-cell table:formula="of:=IF(AND([$'Compétences validées trim-sem 1'.CH3]=&quot;&quot;;[$'Compétences validées trim-sem 2'.CH3]=&quot;&quot;;[$'Compétences validées trimestre 3'.CH3]=&quot;&quot;);&quot;&quot;;MAX([$'Compétences validées trim-sem 1'.CH3];[$'Compétences validées trim-sem 2'.CH3];[$'Compétences validées trimestre 3'.CH3]))">
            <text:p/>
          </table:table-cell>
          <table:table-cell table:formula="of:=IF(AND([$'Compétences validées trim-sem 1'.CI3]=&quot;&quot;;[$'Compétences validées trim-sem 2'.CI3]=&quot;&quot;;[$'Compétences validées trimestre 3'.CI3]=&quot;&quot;);&quot;&quot;;MAX([$'Compétences validées trim-sem 1'.CI3];[$'Compétences validées trim-sem 2'.CI3];[$'Compétences validées trimestre 3'.CI3]))">
            <text:p/>
          </table:table-cell>
          <table:table-cell table:formula="of:=IF(AND([$'Compétences validées trim-sem 1'.CJ3]=&quot;&quot;;[$'Compétences validées trim-sem 2'.CJ3]=&quot;&quot;;[$'Compétences validées trimestre 3'.CJ3]=&quot;&quot;);&quot;&quot;;MAX([$'Compétences validées trim-sem 1'.CJ3];[$'Compétences validées trim-sem 2'.CJ3];[$'Compétences validées trimestre 3'.CJ3]))">
            <text:p/>
          </table:table-cell>
          <table:table-cell table:formula="of:=IF(AND([$'Compétences validées trim-sem 1'.CK3]=&quot;&quot;;[$'Compétences validées trim-sem 2'.CK3]=&quot;&quot;;[$'Compétences validées trimestre 3'.CK3]=&quot;&quot;);&quot;&quot;;MAX([$'Compétences validées trim-sem 1'.CK3];[$'Compétences validées trim-sem 2'.CK3];[$'Compétences validées trimestre 3'.CK3]))">
            <text:p/>
          </table:table-cell>
          <table:table-cell table:formula="of:=IF(AND([$'Compétences validées trim-sem 1'.CL3]=&quot;&quot;;[$'Compétences validées trim-sem 2'.CL3]=&quot;&quot;;[$'Compétences validées trimestre 3'.CL3]=&quot;&quot;);&quot;&quot;;MAX([$'Compétences validées trim-sem 1'.CL3];[$'Compétences validées trim-sem 2'.CL3];[$'Compétences validées trimestre 3'.CL3]))">
            <text:p/>
          </table:table-cell>
          <table:table-cell table:formula="of:=IF(AND([$'Compétences validées trim-sem 1'.CM3]=&quot;&quot;;[$'Compétences validées trim-sem 2'.CM3]=&quot;&quot;;[$'Compétences validées trimestre 3'.CM3]=&quot;&quot;);&quot;&quot;;MAX([$'Compétences validées trim-sem 1'.CM3];[$'Compétences validées trim-sem 2'.CM3];[$'Compétences validées trimestre 3'.CM3]))">
            <text:p/>
          </table:table-cell>
          <table:table-cell table:formula="of:=IF(AND([$'Compétences validées trim-sem 1'.CN3]=&quot;&quot;;[$'Compétences validées trim-sem 2'.CN3]=&quot;&quot;;[$'Compétences validées trimestre 3'.CN3]=&quot;&quot;);&quot;&quot;;MAX([$'Compétences validées trim-sem 1'.CN3];[$'Compétences validées trim-sem 2'.CN3];[$'Compétences validées trimestre 3'.CN3]))">
            <text:p/>
          </table:table-cell>
          <table:table-cell table:formula="of:=IF(AND([$'Compétences validées trim-sem 1'.CO3]=&quot;&quot;;[$'Compétences validées trim-sem 2'.CO3]=&quot;&quot;;[$'Compétences validées trimestre 3'.CO3]=&quot;&quot;);&quot;&quot;;MAX([$'Compétences validées trim-sem 1'.CO3];[$'Compétences validées trim-sem 2'.CO3];[$'Compétences validées trimestre 3'.CO3]))">
            <text:p/>
          </table:table-cell>
          <table:table-cell table:formula="of:=IF(AND([$'Compétences validées trim-sem 1'.CP3]=&quot;&quot;;[$'Compétences validées trim-sem 2'.CP3]=&quot;&quot;;[$'Compétences validées trimestre 3'.CP3]=&quot;&quot;);&quot;&quot;;MAX([$'Compétences validées trim-sem 1'.CP3];[$'Compétences validées trim-sem 2'.CP3];[$'Compétences validées trimestre 3'.CP3]))">
            <text:p/>
          </table:table-cell>
          <table:table-cell table:formula="of:=IF(AND([$'Compétences validées trim-sem 1'.CQ3]=&quot;&quot;;[$'Compétences validées trim-sem 2'.CQ3]=&quot;&quot;;[$'Compétences validées trimestre 3'.CQ3]=&quot;&quot;);&quot;&quot;;MAX([$'Compétences validées trim-sem 1'.CQ3];[$'Compétences validées trim-sem 2'.CQ3];[$'Compétences validées trimestre 3'.CQ3]))">
            <text:p/>
          </table:table-cell>
          <table:table-cell table:formula="of:=IF(AND([$'Compétences validées trim-sem 1'.CR3]=&quot;&quot;;[$'Compétences validées trim-sem 2'.CR3]=&quot;&quot;;[$'Compétences validées trimestre 3'.CR3]=&quot;&quot;);&quot;&quot;;MAX([$'Compétences validées trim-sem 1'.CR3];[$'Compétences validées trim-sem 2'.CR3];[$'Compétences validées trimestre 3'.CR3]))">
            <text:p/>
          </table:table-cell>
          <table:table-cell table:formula="of:=IF(AND([$'Compétences validées trim-sem 1'.CS3]=&quot;&quot;;[$'Compétences validées trim-sem 2'.CS3]=&quot;&quot;;[$'Compétences validées trimestre 3'.CS3]=&quot;&quot;);&quot;&quot;;MAX([$'Compétences validées trim-sem 1'.CS3];[$'Compétences validées trim-sem 2'.CS3];[$'Compétences validées trimestre 3'.CS3]))">
            <text:p/>
          </table:table-cell>
          <table:table-cell table:formula="of:=IF(AND([$'Compétences validées trim-sem 1'.CT3]=&quot;&quot;;[$'Compétences validées trim-sem 2'.CT3]=&quot;&quot;;[$'Compétences validées trimestre 3'.CT3]=&quot;&quot;);&quot;&quot;;MAX([$'Compétences validées trim-sem 1'.CT3];[$'Compétences validées trim-sem 2'.CT3];[$'Compétences validées trimestre 3'.CT3]))">
            <text:p/>
          </table:table-cell>
          <table:table-cell table:formula="of:=IF(AND([$'Compétences validées trim-sem 1'.CU3]=&quot;&quot;;[$'Compétences validées trim-sem 2'.CU3]=&quot;&quot;;[$'Compétences validées trimestre 3'.CU3]=&quot;&quot;);&quot;&quot;;MAX([$'Compétences validées trim-sem 1'.CU3];[$'Compétences validées trim-sem 2'.CU3];[$'Compétences validées trimestre 3'.CU3]))">
            <text:p/>
          </table:table-cell>
          <table:table-cell table:formula="of:=IF(AND([$'Compétences validées trim-sem 1'.CV3]=&quot;&quot;;[$'Compétences validées trim-sem 2'.CV3]=&quot;&quot;;[$'Compétences validées trimestre 3'.CV3]=&quot;&quot;);&quot;&quot;;MAX([$'Compétences validées trim-sem 1'.CV3];[$'Compétences validées trim-sem 2'.CV3];[$'Compétences validées trimestre 3'.CV3]))">
            <text:p/>
          </table:table-cell>
          <table:table-cell table:formula="of:=IF(AND([$'Compétences validées trim-sem 1'.CW3]=&quot;&quot;;[$'Compétences validées trim-sem 2'.CW3]=&quot;&quot;;[$'Compétences validées trimestre 3'.CW3]=&quot;&quot;);&quot;&quot;;MAX([$'Compétences validées trim-sem 1'.CW3];[$'Compétences validées trim-sem 2'.CW3];[$'Compétences validées trimestre 3'.CW3]))">
            <text:p/>
          </table:table-cell>
          <table:table-cell table:formula="of:=IF(AND([$'Compétences validées trim-sem 1'.CX3]=&quot;&quot;;[$'Compétences validées trim-sem 2'.CX3]=&quot;&quot;;[$'Compétences validées trimestre 3'.CX3]=&quot;&quot;);&quot;&quot;;MAX([$'Compétences validées trim-sem 1'.CX3];[$'Compétences validées trim-sem 2'.CX3];[$'Compétences validées trimestre 3'.CX3]))">
            <text:p/>
          </table:table-cell>
        </table:table-row>
        <table:table-row table:style-name="ro1">
          <table:table-cell office:value-type="string" calcext:value-type="string">
            <text:p>Nom 3</text:p>
          </table:table-cell>
          <table:table-cell office:value-type="string" calcext:value-type="string">
            <text:p>Prénom 3</text:p>
          </table:table-cell>
          <table:table-cell table:formula="of:=IF(AND([$'Compétences validées trim-sem 1'.C4]=&quot;&quot;;[$'Compétences validées trim-sem 2'.C4]=&quot;&quot;;[$'Compétences validées trimestre 3'.C4]=&quot;&quot;);&quot;&quot;;MAX([$'Compétences validées trim-sem 1'.C4];[$'Compétences validées trim-sem 2'.C4];[$'Compétences validées trimestre 3'.C4]))">
            <text:p/>
          </table:table-cell>
          <table:table-cell table:formula="of:=IF(AND([$'Compétences validées trim-sem 1'.D4]=&quot;&quot;;[$'Compétences validées trim-sem 2'.D4]=&quot;&quot;;[$'Compétences validées trimestre 3'.D4]=&quot;&quot;);&quot;&quot;;MAX([$'Compétences validées trim-sem 1'.D4];[$'Compétences validées trim-sem 2'.D4];[$'Compétences validées trimestre 3'.D4]))" office:value-type="float" office:value="1" calcext:value-type="float">
            <text:p>1</text:p>
          </table:table-cell>
          <table:table-cell table:formula="of:=IF(AND([$'Compétences validées trim-sem 1'.E4]=&quot;&quot;;[$'Compétences validées trim-sem 2'.E4]=&quot;&quot;;[$'Compétences validées trimestre 3'.E4]=&quot;&quot;);&quot;&quot;;MAX([$'Compétences validées trim-sem 1'.E4];[$'Compétences validées trim-sem 2'.E4];[$'Compétences validées trimestre 3'.E4]))">
            <text:p/>
          </table:table-cell>
          <table:table-cell table:formula="of:=IF(AND([$'Compétences validées trim-sem 1'.F4]=&quot;&quot;;[$'Compétences validées trim-sem 2'.F4]=&quot;&quot;;[$'Compétences validées trimestre 3'.F4]=&quot;&quot;);&quot;&quot;;MAX([$'Compétences validées trim-sem 1'.F4];[$'Compétences validées trim-sem 2'.F4];[$'Compétences validées trimestre 3'.F4]))">
            <text:p/>
          </table:table-cell>
          <table:table-cell table:formula="of:=IF(AND([$'Compétences validées trim-sem 1'.G4]=&quot;&quot;;[$'Compétences validées trim-sem 2'.G4]=&quot;&quot;;[$'Compétences validées trimestre 3'.G4]=&quot;&quot;);&quot;&quot;;MAX([$'Compétences validées trim-sem 1'.G4];[$'Compétences validées trim-sem 2'.G4];[$'Compétences validées trimestre 3'.G4]))">
            <text:p/>
          </table:table-cell>
          <table:table-cell table:formula="of:=IF(AND([$'Compétences validées trim-sem 1'.H4]=&quot;&quot;;[$'Compétences validées trim-sem 2'.H4]=&quot;&quot;;[$'Compétences validées trimestre 3'.H4]=&quot;&quot;);&quot;&quot;;MAX([$'Compétences validées trim-sem 1'.H4];[$'Compétences validées trim-sem 2'.H4];[$'Compétences validées trimestre 3'.H4]))">
            <text:p/>
          </table:table-cell>
          <table:table-cell table:formula="of:=IF(AND([$'Compétences validées trim-sem 1'.I4]=&quot;&quot;;[$'Compétences validées trim-sem 2'.I4]=&quot;&quot;;[$'Compétences validées trimestre 3'.I4]=&quot;&quot;);&quot;&quot;;MAX([$'Compétences validées trim-sem 1'.I4];[$'Compétences validées trim-sem 2'.I4];[$'Compétences validées trimestre 3'.I4]))">
            <text:p/>
          </table:table-cell>
          <table:table-cell table:formula="of:=IF(AND([$'Compétences validées trim-sem 1'.J4]=&quot;&quot;;[$'Compétences validées trim-sem 2'.J4]=&quot;&quot;;[$'Compétences validées trimestre 3'.J4]=&quot;&quot;);&quot;&quot;;MAX([$'Compétences validées trim-sem 1'.J4];[$'Compétences validées trim-sem 2'.J4];[$'Compétences validées trimestre 3'.J4]))">
            <text:p/>
          </table:table-cell>
          <table:table-cell table:formula="of:=IF(AND([$'Compétences validées trim-sem 1'.K4]=&quot;&quot;;[$'Compétences validées trim-sem 2'.K4]=&quot;&quot;;[$'Compétences validées trimestre 3'.K4]=&quot;&quot;);&quot;&quot;;MAX([$'Compétences validées trim-sem 1'.K4];[$'Compétences validées trim-sem 2'.K4];[$'Compétences validées trimestre 3'.K4]))">
            <text:p/>
          </table:table-cell>
          <table:table-cell table:formula="of:=IF(AND([$'Compétences validées trim-sem 1'.L4]=&quot;&quot;;[$'Compétences validées trim-sem 2'.L4]=&quot;&quot;;[$'Compétences validées trimestre 3'.L4]=&quot;&quot;);&quot;&quot;;MAX([$'Compétences validées trim-sem 1'.L4];[$'Compétences validées trim-sem 2'.L4];[$'Compétences validées trimestre 3'.L4]))">
            <text:p/>
          </table:table-cell>
          <table:table-cell table:formula="of:=IF(AND([$'Compétences validées trim-sem 1'.M4]=&quot;&quot;;[$'Compétences validées trim-sem 2'.M4]=&quot;&quot;;[$'Compétences validées trimestre 3'.M4]=&quot;&quot;);&quot;&quot;;MAX([$'Compétences validées trim-sem 1'.M4];[$'Compétences validées trim-sem 2'.M4];[$'Compétences validées trimestre 3'.M4]))">
            <text:p/>
          </table:table-cell>
          <table:table-cell table:formula="of:=IF(AND([$'Compétences validées trim-sem 1'.N4]=&quot;&quot;;[$'Compétences validées trim-sem 2'.N4]=&quot;&quot;;[$'Compétences validées trimestre 3'.N4]=&quot;&quot;);&quot;&quot;;MAX([$'Compétences validées trim-sem 1'.N4];[$'Compétences validées trim-sem 2'.N4];[$'Compétences validées trimestre 3'.N4]))">
            <text:p/>
          </table:table-cell>
          <table:table-cell table:formula="of:=IF(AND([$'Compétences validées trim-sem 1'.O4]=&quot;&quot;;[$'Compétences validées trim-sem 2'.O4]=&quot;&quot;;[$'Compétences validées trimestre 3'.O4]=&quot;&quot;);&quot;&quot;;MAX([$'Compétences validées trim-sem 1'.O4];[$'Compétences validées trim-sem 2'.O4];[$'Compétences validées trimestre 3'.O4]))">
            <text:p/>
          </table:table-cell>
          <table:table-cell table:formula="of:=IF(AND([$'Compétences validées trim-sem 1'.P4]=&quot;&quot;;[$'Compétences validées trim-sem 2'.P4]=&quot;&quot;;[$'Compétences validées trimestre 3'.P4]=&quot;&quot;);&quot;&quot;;MAX([$'Compétences validées trim-sem 1'.P4];[$'Compétences validées trim-sem 2'.P4];[$'Compétences validées trimestre 3'.P4]))">
            <text:p/>
          </table:table-cell>
          <table:table-cell table:formula="of:=IF(AND([$'Compétences validées trim-sem 1'.Q4]=&quot;&quot;;[$'Compétences validées trim-sem 2'.Q4]=&quot;&quot;;[$'Compétences validées trimestre 3'.Q4]=&quot;&quot;);&quot;&quot;;MAX([$'Compétences validées trim-sem 1'.Q4];[$'Compétences validées trim-sem 2'.Q4];[$'Compétences validées trimestre 3'.Q4]))">
            <text:p/>
          </table:table-cell>
          <table:table-cell table:formula="of:=IF(AND([$'Compétences validées trim-sem 1'.R4]=&quot;&quot;;[$'Compétences validées trim-sem 2'.R4]=&quot;&quot;;[$'Compétences validées trimestre 3'.R4]=&quot;&quot;);&quot;&quot;;MAX([$'Compétences validées trim-sem 1'.R4];[$'Compétences validées trim-sem 2'.R4];[$'Compétences validées trimestre 3'.R4]))">
            <text:p/>
          </table:table-cell>
          <table:table-cell table:formula="of:=IF(AND([$'Compétences validées trim-sem 1'.S4]=&quot;&quot;;[$'Compétences validées trim-sem 2'.S4]=&quot;&quot;;[$'Compétences validées trimestre 3'.S4]=&quot;&quot;);&quot;&quot;;MAX([$'Compétences validées trim-sem 1'.S4];[$'Compétences validées trim-sem 2'.S4];[$'Compétences validées trimestre 3'.S4]))">
            <text:p/>
          </table:table-cell>
          <table:table-cell table:formula="of:=IF(AND([$'Compétences validées trim-sem 1'.T4]=&quot;&quot;;[$'Compétences validées trim-sem 2'.T4]=&quot;&quot;;[$'Compétences validées trimestre 3'.T4]=&quot;&quot;);&quot;&quot;;MAX([$'Compétences validées trim-sem 1'.T4];[$'Compétences validées trim-sem 2'.T4];[$'Compétences validées trimestre 3'.T4]))">
            <text:p/>
          </table:table-cell>
          <table:table-cell table:formula="of:=IF(AND([$'Compétences validées trim-sem 1'.U4]=&quot;&quot;;[$'Compétences validées trim-sem 2'.U4]=&quot;&quot;;[$'Compétences validées trimestre 3'.U4]=&quot;&quot;);&quot;&quot;;MAX([$'Compétences validées trim-sem 1'.U4];[$'Compétences validées trim-sem 2'.U4];[$'Compétences validées trimestre 3'.U4]))">
            <text:p/>
          </table:table-cell>
          <table:table-cell table:formula="of:=IF(AND([$'Compétences validées trim-sem 1'.V4]=&quot;&quot;;[$'Compétences validées trim-sem 2'.V4]=&quot;&quot;;[$'Compétences validées trimestre 3'.V4]=&quot;&quot;);&quot;&quot;;MAX([$'Compétences validées trim-sem 1'.V4];[$'Compétences validées trim-sem 2'.V4];[$'Compétences validées trimestre 3'.V4]))">
            <text:p/>
          </table:table-cell>
          <table:table-cell table:formula="of:=IF(AND([$'Compétences validées trim-sem 1'.W4]=&quot;&quot;;[$'Compétences validées trim-sem 2'.W4]=&quot;&quot;;[$'Compétences validées trimestre 3'.W4]=&quot;&quot;);&quot;&quot;;MAX([$'Compétences validées trim-sem 1'.W4];[$'Compétences validées trim-sem 2'.W4];[$'Compétences validées trimestre 3'.W4]))">
            <text:p/>
          </table:table-cell>
          <table:table-cell table:formula="of:=IF(AND([$'Compétences validées trim-sem 1'.X4]=&quot;&quot;;[$'Compétences validées trim-sem 2'.X4]=&quot;&quot;;[$'Compétences validées trimestre 3'.X4]=&quot;&quot;);&quot;&quot;;MAX([$'Compétences validées trim-sem 1'.X4];[$'Compétences validées trim-sem 2'.X4];[$'Compétences validées trimestre 3'.X4]))">
            <text:p/>
          </table:table-cell>
          <table:table-cell table:formula="of:=IF(AND([$'Compétences validées trim-sem 1'.Y4]=&quot;&quot;;[$'Compétences validées trim-sem 2'.Y4]=&quot;&quot;;[$'Compétences validées trimestre 3'.Y4]=&quot;&quot;);&quot;&quot;;MAX([$'Compétences validées trim-sem 1'.Y4];[$'Compétences validées trim-sem 2'.Y4];[$'Compétences validées trimestre 3'.Y4]))">
            <text:p/>
          </table:table-cell>
          <table:table-cell table:formula="of:=IF(AND([$'Compétences validées trim-sem 1'.Z4]=&quot;&quot;;[$'Compétences validées trim-sem 2'.Z4]=&quot;&quot;;[$'Compétences validées trimestre 3'.Z4]=&quot;&quot;);&quot;&quot;;MAX([$'Compétences validées trim-sem 1'.Z4];[$'Compétences validées trim-sem 2'.Z4];[$'Compétences validées trimestre 3'.Z4]))">
            <text:p/>
          </table:table-cell>
          <table:table-cell table:formula="of:=IF(AND([$'Compétences validées trim-sem 1'.AA4]=&quot;&quot;;[$'Compétences validées trim-sem 2'.AA4]=&quot;&quot;;[$'Compétences validées trimestre 3'.AA4]=&quot;&quot;);&quot;&quot;;MAX([$'Compétences validées trim-sem 1'.AA4];[$'Compétences validées trim-sem 2'.AA4];[$'Compétences validées trimestre 3'.AA4]))">
            <text:p/>
          </table:table-cell>
          <table:table-cell table:formula="of:=IF(AND([$'Compétences validées trim-sem 1'.AB4]=&quot;&quot;;[$'Compétences validées trim-sem 2'.AB4]=&quot;&quot;;[$'Compétences validées trimestre 3'.AB4]=&quot;&quot;);&quot;&quot;;MAX([$'Compétences validées trim-sem 1'.AB4];[$'Compétences validées trim-sem 2'.AB4];[$'Compétences validées trimestre 3'.AB4]))">
            <text:p/>
          </table:table-cell>
          <table:table-cell table:formula="of:=IF(AND([$'Compétences validées trim-sem 1'.AC4]=&quot;&quot;;[$'Compétences validées trim-sem 2'.AC4]=&quot;&quot;;[$'Compétences validées trimestre 3'.AC4]=&quot;&quot;);&quot;&quot;;MAX([$'Compétences validées trim-sem 1'.AC4];[$'Compétences validées trim-sem 2'.AC4];[$'Compétences validées trimestre 3'.AC4]))">
            <text:p/>
          </table:table-cell>
          <table:table-cell table:formula="of:=IF(AND([$'Compétences validées trim-sem 1'.AD4]=&quot;&quot;;[$'Compétences validées trim-sem 2'.AD4]=&quot;&quot;;[$'Compétences validées trimestre 3'.AD4]=&quot;&quot;);&quot;&quot;;MAX([$'Compétences validées trim-sem 1'.AD4];[$'Compétences validées trim-sem 2'.AD4];[$'Compétences validées trimestre 3'.AD4]))">
            <text:p/>
          </table:table-cell>
          <table:table-cell table:formula="of:=IF(AND([$'Compétences validées trim-sem 1'.AE4]=&quot;&quot;;[$'Compétences validées trim-sem 2'.AE4]=&quot;&quot;;[$'Compétences validées trimestre 3'.AE4]=&quot;&quot;);&quot;&quot;;MAX([$'Compétences validées trim-sem 1'.AE4];[$'Compétences validées trim-sem 2'.AE4];[$'Compétences validées trimestre 3'.AE4]))">
            <text:p/>
          </table:table-cell>
          <table:table-cell table:formula="of:=IF(AND([$'Compétences validées trim-sem 1'.AF4]=&quot;&quot;;[$'Compétences validées trim-sem 2'.AF4]=&quot;&quot;;[$'Compétences validées trimestre 3'.AF4]=&quot;&quot;);&quot;&quot;;MAX([$'Compétences validées trim-sem 1'.AF4];[$'Compétences validées trim-sem 2'.AF4];[$'Compétences validées trimestre 3'.AF4]))">
            <text:p/>
          </table:table-cell>
          <table:table-cell table:formula="of:=IF(AND([$'Compétences validées trim-sem 1'.AG4]=&quot;&quot;;[$'Compétences validées trim-sem 2'.AG4]=&quot;&quot;;[$'Compétences validées trimestre 3'.AG4]=&quot;&quot;);&quot;&quot;;MAX([$'Compétences validées trim-sem 1'.AG4];[$'Compétences validées trim-sem 2'.AG4];[$'Compétences validées trimestre 3'.AG4]))">
            <text:p/>
          </table:table-cell>
          <table:table-cell table:formula="of:=IF(AND([$'Compétences validées trim-sem 1'.AH4]=&quot;&quot;;[$'Compétences validées trim-sem 2'.AH4]=&quot;&quot;;[$'Compétences validées trimestre 3'.AH4]=&quot;&quot;);&quot;&quot;;MAX([$'Compétences validées trim-sem 1'.AH4];[$'Compétences validées trim-sem 2'.AH4];[$'Compétences validées trimestre 3'.AH4]))">
            <text:p/>
          </table:table-cell>
          <table:table-cell table:formula="of:=IF(AND([$'Compétences validées trim-sem 1'.AI4]=&quot;&quot;;[$'Compétences validées trim-sem 2'.AI4]=&quot;&quot;;[$'Compétences validées trimestre 3'.AI4]=&quot;&quot;);&quot;&quot;;MAX([$'Compétences validées trim-sem 1'.AI4];[$'Compétences validées trim-sem 2'.AI4];[$'Compétences validées trimestre 3'.AI4]))">
            <text:p/>
          </table:table-cell>
          <table:table-cell table:formula="of:=IF(AND([$'Compétences validées trim-sem 1'.AJ4]=&quot;&quot;;[$'Compétences validées trim-sem 2'.AJ4]=&quot;&quot;;[$'Compétences validées trimestre 3'.AJ4]=&quot;&quot;);&quot;&quot;;MAX([$'Compétences validées trim-sem 1'.AJ4];[$'Compétences validées trim-sem 2'.AJ4];[$'Compétences validées trimestre 3'.AJ4]))">
            <text:p/>
          </table:table-cell>
          <table:table-cell table:formula="of:=IF(AND([$'Compétences validées trim-sem 1'.AK4]=&quot;&quot;;[$'Compétences validées trim-sem 2'.AK4]=&quot;&quot;;[$'Compétences validées trimestre 3'.AK4]=&quot;&quot;);&quot;&quot;;MAX([$'Compétences validées trim-sem 1'.AK4];[$'Compétences validées trim-sem 2'.AK4];[$'Compétences validées trimestre 3'.AK4]))">
            <text:p/>
          </table:table-cell>
          <table:table-cell table:formula="of:=IF(AND([$'Compétences validées trim-sem 1'.AL4]=&quot;&quot;;[$'Compétences validées trim-sem 2'.AL4]=&quot;&quot;;[$'Compétences validées trimestre 3'.AL4]=&quot;&quot;);&quot;&quot;;MAX([$'Compétences validées trim-sem 1'.AL4];[$'Compétences validées trim-sem 2'.AL4];[$'Compétences validées trimestre 3'.AL4]))">
            <text:p/>
          </table:table-cell>
          <table:table-cell table:formula="of:=IF(AND([$'Compétences validées trim-sem 1'.AM4]=&quot;&quot;;[$'Compétences validées trim-sem 2'.AM4]=&quot;&quot;;[$'Compétences validées trimestre 3'.AM4]=&quot;&quot;);&quot;&quot;;MAX([$'Compétences validées trim-sem 1'.AM4];[$'Compétences validées trim-sem 2'.AM4];[$'Compétences validées trimestre 3'.AM4]))">
            <text:p/>
          </table:table-cell>
          <table:table-cell table:formula="of:=IF(AND([$'Compétences validées trim-sem 1'.AN4]=&quot;&quot;;[$'Compétences validées trim-sem 2'.AN4]=&quot;&quot;;[$'Compétences validées trimestre 3'.AN4]=&quot;&quot;);&quot;&quot;;MAX([$'Compétences validées trim-sem 1'.AN4];[$'Compétences validées trim-sem 2'.AN4];[$'Compétences validées trimestre 3'.AN4]))">
            <text:p/>
          </table:table-cell>
          <table:table-cell table:formula="of:=IF(AND([$'Compétences validées trim-sem 1'.AO4]=&quot;&quot;;[$'Compétences validées trim-sem 2'.AO4]=&quot;&quot;;[$'Compétences validées trimestre 3'.AO4]=&quot;&quot;);&quot;&quot;;MAX([$'Compétences validées trim-sem 1'.AO4];[$'Compétences validées trim-sem 2'.AO4];[$'Compétences validées trimestre 3'.AO4]))">
            <text:p/>
          </table:table-cell>
          <table:table-cell table:formula="of:=IF(AND([$'Compétences validées trim-sem 1'.AP4]=&quot;&quot;;[$'Compétences validées trim-sem 2'.AP4]=&quot;&quot;;[$'Compétences validées trimestre 3'.AP4]=&quot;&quot;);&quot;&quot;;MAX([$'Compétences validées trim-sem 1'.AP4];[$'Compétences validées trim-sem 2'.AP4];[$'Compétences validées trimestre 3'.AP4]))">
            <text:p/>
          </table:table-cell>
          <table:table-cell table:formula="of:=IF(AND([$'Compétences validées trim-sem 1'.AQ4]=&quot;&quot;;[$'Compétences validées trim-sem 2'.AQ4]=&quot;&quot;;[$'Compétences validées trimestre 3'.AQ4]=&quot;&quot;);&quot;&quot;;MAX([$'Compétences validées trim-sem 1'.AQ4];[$'Compétences validées trim-sem 2'.AQ4];[$'Compétences validées trimestre 3'.AQ4]))">
            <text:p/>
          </table:table-cell>
          <table:table-cell table:formula="of:=IF(AND([$'Compétences validées trim-sem 1'.AR4]=&quot;&quot;;[$'Compétences validées trim-sem 2'.AR4]=&quot;&quot;;[$'Compétences validées trimestre 3'.AR4]=&quot;&quot;);&quot;&quot;;MAX([$'Compétences validées trim-sem 1'.AR4];[$'Compétences validées trim-sem 2'.AR4];[$'Compétences validées trimestre 3'.AR4]))">
            <text:p/>
          </table:table-cell>
          <table:table-cell table:formula="of:=IF(AND([$'Compétences validées trim-sem 1'.AS4]=&quot;&quot;;[$'Compétences validées trim-sem 2'.AS4]=&quot;&quot;;[$'Compétences validées trimestre 3'.AS4]=&quot;&quot;);&quot;&quot;;MAX([$'Compétences validées trim-sem 1'.AS4];[$'Compétences validées trim-sem 2'.AS4];[$'Compétences validées trimestre 3'.AS4]))">
            <text:p/>
          </table:table-cell>
          <table:table-cell table:formula="of:=IF(AND([$'Compétences validées trim-sem 1'.AT4]=&quot;&quot;;[$'Compétences validées trim-sem 2'.AT4]=&quot;&quot;;[$'Compétences validées trimestre 3'.AT4]=&quot;&quot;);&quot;&quot;;MAX([$'Compétences validées trim-sem 1'.AT4];[$'Compétences validées trim-sem 2'.AT4];[$'Compétences validées trimestre 3'.AT4]))">
            <text:p/>
          </table:table-cell>
          <table:table-cell table:formula="of:=IF(AND([$'Compétences validées trim-sem 1'.AU4]=&quot;&quot;;[$'Compétences validées trim-sem 2'.AU4]=&quot;&quot;;[$'Compétences validées trimestre 3'.AU4]=&quot;&quot;);&quot;&quot;;MAX([$'Compétences validées trim-sem 1'.AU4];[$'Compétences validées trim-sem 2'.AU4];[$'Compétences validées trimestre 3'.AU4]))">
            <text:p/>
          </table:table-cell>
          <table:table-cell table:formula="of:=IF(AND([$'Compétences validées trim-sem 1'.AV4]=&quot;&quot;;[$'Compétences validées trim-sem 2'.AV4]=&quot;&quot;;[$'Compétences validées trimestre 3'.AV4]=&quot;&quot;);&quot;&quot;;MAX([$'Compétences validées trim-sem 1'.AV4];[$'Compétences validées trim-sem 2'.AV4];[$'Compétences validées trimestre 3'.AV4]))">
            <text:p/>
          </table:table-cell>
          <table:table-cell table:formula="of:=IF(AND([$'Compétences validées trim-sem 1'.AW4]=&quot;&quot;;[$'Compétences validées trim-sem 2'.AW4]=&quot;&quot;;[$'Compétences validées trimestre 3'.AW4]=&quot;&quot;);&quot;&quot;;MAX([$'Compétences validées trim-sem 1'.AW4];[$'Compétences validées trim-sem 2'.AW4];[$'Compétences validées trimestre 3'.AW4]))">
            <text:p/>
          </table:table-cell>
          <table:table-cell table:formula="of:=IF(AND([$'Compétences validées trim-sem 1'.AX4]=&quot;&quot;;[$'Compétences validées trim-sem 2'.AX4]=&quot;&quot;;[$'Compétences validées trimestre 3'.AX4]=&quot;&quot;);&quot;&quot;;MAX([$'Compétences validées trim-sem 1'.AX4];[$'Compétences validées trim-sem 2'.AX4];[$'Compétences validées trimestre 3'.AX4]))">
            <text:p/>
          </table:table-cell>
          <table:table-cell table:formula="of:=IF(AND([$'Compétences validées trim-sem 1'.AY4]=&quot;&quot;;[$'Compétences validées trim-sem 2'.AY4]=&quot;&quot;;[$'Compétences validées trimestre 3'.AY4]=&quot;&quot;);&quot;&quot;;MAX([$'Compétences validées trim-sem 1'.AY4];[$'Compétences validées trim-sem 2'.AY4];[$'Compétences validées trimestre 3'.AY4]))">
            <text:p/>
          </table:table-cell>
          <table:table-cell table:formula="of:=IF(AND([$'Compétences validées trim-sem 1'.AZ4]=&quot;&quot;;[$'Compétences validées trim-sem 2'.AZ4]=&quot;&quot;;[$'Compétences validées trimestre 3'.AZ4]=&quot;&quot;);&quot;&quot;;MAX([$'Compétences validées trim-sem 1'.AZ4];[$'Compétences validées trim-sem 2'.AZ4];[$'Compétences validées trimestre 3'.AZ4]))">
            <text:p/>
          </table:table-cell>
          <table:table-cell table:formula="of:=IF(AND([$'Compétences validées trim-sem 1'.BA4]=&quot;&quot;;[$'Compétences validées trim-sem 2'.BA4]=&quot;&quot;;[$'Compétences validées trimestre 3'.BA4]=&quot;&quot;);&quot;&quot;;MAX([$'Compétences validées trim-sem 1'.BA4];[$'Compétences validées trim-sem 2'.BA4];[$'Compétences validées trimestre 3'.BA4]))">
            <text:p/>
          </table:table-cell>
          <table:table-cell table:formula="of:=IF(AND([$'Compétences validées trim-sem 1'.BB4]=&quot;&quot;;[$'Compétences validées trim-sem 2'.BB4]=&quot;&quot;;[$'Compétences validées trimestre 3'.BB4]=&quot;&quot;);&quot;&quot;;MAX([$'Compétences validées trim-sem 1'.BB4];[$'Compétences validées trim-sem 2'.BB4];[$'Compétences validées trimestre 3'.BB4]))">
            <text:p/>
          </table:table-cell>
          <table:table-cell table:formula="of:=IF(AND([$'Compétences validées trim-sem 1'.BC4]=&quot;&quot;;[$'Compétences validées trim-sem 2'.BC4]=&quot;&quot;;[$'Compétences validées trimestre 3'.BC4]=&quot;&quot;);&quot;&quot;;MAX([$'Compétences validées trim-sem 1'.BC4];[$'Compétences validées trim-sem 2'.BC4];[$'Compétences validées trimestre 3'.BC4]))">
            <text:p/>
          </table:table-cell>
          <table:table-cell table:formula="of:=IF(AND([$'Compétences validées trim-sem 1'.BD4]=&quot;&quot;;[$'Compétences validées trim-sem 2'.BD4]=&quot;&quot;;[$'Compétences validées trimestre 3'.BD4]=&quot;&quot;);&quot;&quot;;MAX([$'Compétences validées trim-sem 1'.BD4];[$'Compétences validées trim-sem 2'.BD4];[$'Compétences validées trimestre 3'.BD4]))">
            <text:p/>
          </table:table-cell>
          <table:table-cell table:formula="of:=IF(AND([$'Compétences validées trim-sem 1'.BE4]=&quot;&quot;;[$'Compétences validées trim-sem 2'.BE4]=&quot;&quot;;[$'Compétences validées trimestre 3'.BE4]=&quot;&quot;);&quot;&quot;;MAX([$'Compétences validées trim-sem 1'.BE4];[$'Compétences validées trim-sem 2'.BE4];[$'Compétences validées trimestre 3'.BE4]))">
            <text:p/>
          </table:table-cell>
          <table:table-cell table:formula="of:=IF(AND([$'Compétences validées trim-sem 1'.BF4]=&quot;&quot;;[$'Compétences validées trim-sem 2'.BF4]=&quot;&quot;;[$'Compétences validées trimestre 3'.BF4]=&quot;&quot;);&quot;&quot;;MAX([$'Compétences validées trim-sem 1'.BF4];[$'Compétences validées trim-sem 2'.BF4];[$'Compétences validées trimestre 3'.BF4]))">
            <text:p/>
          </table:table-cell>
          <table:table-cell table:formula="of:=IF(AND([$'Compétences validées trim-sem 1'.BG4]=&quot;&quot;;[$'Compétences validées trim-sem 2'.BG4]=&quot;&quot;;[$'Compétences validées trimestre 3'.BG4]=&quot;&quot;);&quot;&quot;;MAX([$'Compétences validées trim-sem 1'.BG4];[$'Compétences validées trim-sem 2'.BG4];[$'Compétences validées trimestre 3'.BG4]))">
            <text:p/>
          </table:table-cell>
          <table:table-cell table:formula="of:=IF(AND([$'Compétences validées trim-sem 1'.BH4]=&quot;&quot;;[$'Compétences validées trim-sem 2'.BH4]=&quot;&quot;;[$'Compétences validées trimestre 3'.BH4]=&quot;&quot;);&quot;&quot;;MAX([$'Compétences validées trim-sem 1'.BH4];[$'Compétences validées trim-sem 2'.BH4];[$'Compétences validées trimestre 3'.BH4]))">
            <text:p/>
          </table:table-cell>
          <table:table-cell table:formula="of:=IF(AND([$'Compétences validées trim-sem 1'.BI4]=&quot;&quot;;[$'Compétences validées trim-sem 2'.BI4]=&quot;&quot;;[$'Compétences validées trimestre 3'.BI4]=&quot;&quot;);&quot;&quot;;MAX([$'Compétences validées trim-sem 1'.BI4];[$'Compétences validées trim-sem 2'.BI4];[$'Compétences validées trimestre 3'.BI4]))">
            <text:p/>
          </table:table-cell>
          <table:table-cell table:formula="of:=IF(AND([$'Compétences validées trim-sem 1'.BJ4]=&quot;&quot;;[$'Compétences validées trim-sem 2'.BJ4]=&quot;&quot;;[$'Compétences validées trimestre 3'.BJ4]=&quot;&quot;);&quot;&quot;;MAX([$'Compétences validées trim-sem 1'.BJ4];[$'Compétences validées trim-sem 2'.BJ4];[$'Compétences validées trimestre 3'.BJ4]))">
            <text:p/>
          </table:table-cell>
          <table:table-cell table:formula="of:=IF(AND([$'Compétences validées trim-sem 1'.BK4]=&quot;&quot;;[$'Compétences validées trim-sem 2'.BK4]=&quot;&quot;;[$'Compétences validées trimestre 3'.BK4]=&quot;&quot;);&quot;&quot;;MAX([$'Compétences validées trim-sem 1'.BK4];[$'Compétences validées trim-sem 2'.BK4];[$'Compétences validées trimestre 3'.BK4]))">
            <text:p/>
          </table:table-cell>
          <table:table-cell table:formula="of:=IF(AND([$'Compétences validées trim-sem 1'.BL4]=&quot;&quot;;[$'Compétences validées trim-sem 2'.BL4]=&quot;&quot;;[$'Compétences validées trimestre 3'.BL4]=&quot;&quot;);&quot;&quot;;MAX([$'Compétences validées trim-sem 1'.BL4];[$'Compétences validées trim-sem 2'.BL4];[$'Compétences validées trimestre 3'.BL4]))">
            <text:p/>
          </table:table-cell>
          <table:table-cell table:formula="of:=IF(AND([$'Compétences validées trim-sem 1'.BM4]=&quot;&quot;;[$'Compétences validées trim-sem 2'.BM4]=&quot;&quot;;[$'Compétences validées trimestre 3'.BM4]=&quot;&quot;);&quot;&quot;;MAX([$'Compétences validées trim-sem 1'.BM4];[$'Compétences validées trim-sem 2'.BM4];[$'Compétences validées trimestre 3'.BM4]))">
            <text:p/>
          </table:table-cell>
          <table:table-cell table:formula="of:=IF(AND([$'Compétences validées trim-sem 1'.BN4]=&quot;&quot;;[$'Compétences validées trim-sem 2'.BN4]=&quot;&quot;;[$'Compétences validées trimestre 3'.BN4]=&quot;&quot;);&quot;&quot;;MAX([$'Compétences validées trim-sem 1'.BN4];[$'Compétences validées trim-sem 2'.BN4];[$'Compétences validées trimestre 3'.BN4]))">
            <text:p/>
          </table:table-cell>
          <table:table-cell table:formula="of:=IF(AND([$'Compétences validées trim-sem 1'.BO4]=&quot;&quot;;[$'Compétences validées trim-sem 2'.BO4]=&quot;&quot;;[$'Compétences validées trimestre 3'.BO4]=&quot;&quot;);&quot;&quot;;MAX([$'Compétences validées trim-sem 1'.BO4];[$'Compétences validées trim-sem 2'.BO4];[$'Compétences validées trimestre 3'.BO4]))">
            <text:p/>
          </table:table-cell>
          <table:table-cell table:formula="of:=IF(AND([$'Compétences validées trim-sem 1'.BP4]=&quot;&quot;;[$'Compétences validées trim-sem 2'.BP4]=&quot;&quot;;[$'Compétences validées trimestre 3'.BP4]=&quot;&quot;);&quot;&quot;;MAX([$'Compétences validées trim-sem 1'.BP4];[$'Compétences validées trim-sem 2'.BP4];[$'Compétences validées trimestre 3'.BP4]))">
            <text:p/>
          </table:table-cell>
          <table:table-cell table:formula="of:=IF(AND([$'Compétences validées trim-sem 1'.BQ4]=&quot;&quot;;[$'Compétences validées trim-sem 2'.BQ4]=&quot;&quot;;[$'Compétences validées trimestre 3'.BQ4]=&quot;&quot;);&quot;&quot;;MAX([$'Compétences validées trim-sem 1'.BQ4];[$'Compétences validées trim-sem 2'.BQ4];[$'Compétences validées trimestre 3'.BQ4]))">
            <text:p/>
          </table:table-cell>
          <table:table-cell table:formula="of:=IF(AND([$'Compétences validées trim-sem 1'.BR4]=&quot;&quot;;[$'Compétences validées trim-sem 2'.BR4]=&quot;&quot;;[$'Compétences validées trimestre 3'.BR4]=&quot;&quot;);&quot;&quot;;MAX([$'Compétences validées trim-sem 1'.BR4];[$'Compétences validées trim-sem 2'.BR4];[$'Compétences validées trimestre 3'.BR4]))">
            <text:p/>
          </table:table-cell>
          <table:table-cell table:formula="of:=IF(AND([$'Compétences validées trim-sem 1'.BS4]=&quot;&quot;;[$'Compétences validées trim-sem 2'.BS4]=&quot;&quot;;[$'Compétences validées trimestre 3'.BS4]=&quot;&quot;);&quot;&quot;;MAX([$'Compétences validées trim-sem 1'.BS4];[$'Compétences validées trim-sem 2'.BS4];[$'Compétences validées trimestre 3'.BS4]))">
            <text:p/>
          </table:table-cell>
          <table:table-cell table:formula="of:=IF(AND([$'Compétences validées trim-sem 1'.BT4]=&quot;&quot;;[$'Compétences validées trim-sem 2'.BT4]=&quot;&quot;;[$'Compétences validées trimestre 3'.BT4]=&quot;&quot;);&quot;&quot;;MAX([$'Compétences validées trim-sem 1'.BT4];[$'Compétences validées trim-sem 2'.BT4];[$'Compétences validées trimestre 3'.BT4]))">
            <text:p/>
          </table:table-cell>
          <table:table-cell table:formula="of:=IF(AND([$'Compétences validées trim-sem 1'.BU4]=&quot;&quot;;[$'Compétences validées trim-sem 2'.BU4]=&quot;&quot;;[$'Compétences validées trimestre 3'.BU4]=&quot;&quot;);&quot;&quot;;MAX([$'Compétences validées trim-sem 1'.BU4];[$'Compétences validées trim-sem 2'.BU4];[$'Compétences validées trimestre 3'.BU4]))">
            <text:p/>
          </table:table-cell>
          <table:table-cell table:formula="of:=IF(AND([$'Compétences validées trim-sem 1'.BV4]=&quot;&quot;;[$'Compétences validées trim-sem 2'.BV4]=&quot;&quot;;[$'Compétences validées trimestre 3'.BV4]=&quot;&quot;);&quot;&quot;;MAX([$'Compétences validées trim-sem 1'.BV4];[$'Compétences validées trim-sem 2'.BV4];[$'Compétences validées trimestre 3'.BV4]))">
            <text:p/>
          </table:table-cell>
          <table:table-cell table:formula="of:=IF(AND([$'Compétences validées trim-sem 1'.BW4]=&quot;&quot;;[$'Compétences validées trim-sem 2'.BW4]=&quot;&quot;;[$'Compétences validées trimestre 3'.BW4]=&quot;&quot;);&quot;&quot;;MAX([$'Compétences validées trim-sem 1'.BW4];[$'Compétences validées trim-sem 2'.BW4];[$'Compétences validées trimestre 3'.BW4]))">
            <text:p/>
          </table:table-cell>
          <table:table-cell table:formula="of:=IF(AND([$'Compétences validées trim-sem 1'.BX4]=&quot;&quot;;[$'Compétences validées trim-sem 2'.BX4]=&quot;&quot;;[$'Compétences validées trimestre 3'.BX4]=&quot;&quot;);&quot;&quot;;MAX([$'Compétences validées trim-sem 1'.BX4];[$'Compétences validées trim-sem 2'.BX4];[$'Compétences validées trimestre 3'.BX4]))">
            <text:p/>
          </table:table-cell>
          <table:table-cell table:formula="of:=IF(AND([$'Compétences validées trim-sem 1'.BY4]=&quot;&quot;;[$'Compétences validées trim-sem 2'.BY4]=&quot;&quot;;[$'Compétences validées trimestre 3'.BY4]=&quot;&quot;);&quot;&quot;;MAX([$'Compétences validées trim-sem 1'.BY4];[$'Compétences validées trim-sem 2'.BY4];[$'Compétences validées trimestre 3'.BY4]))">
            <text:p/>
          </table:table-cell>
          <table:table-cell table:formula="of:=IF(AND([$'Compétences validées trim-sem 1'.BZ4]=&quot;&quot;;[$'Compétences validées trim-sem 2'.BZ4]=&quot;&quot;;[$'Compétences validées trimestre 3'.BZ4]=&quot;&quot;);&quot;&quot;;MAX([$'Compétences validées trim-sem 1'.BZ4];[$'Compétences validées trim-sem 2'.BZ4];[$'Compétences validées trimestre 3'.BZ4]))">
            <text:p/>
          </table:table-cell>
          <table:table-cell table:formula="of:=IF(AND([$'Compétences validées trim-sem 1'.CA4]=&quot;&quot;;[$'Compétences validées trim-sem 2'.CA4]=&quot;&quot;;[$'Compétences validées trimestre 3'.CA4]=&quot;&quot;);&quot;&quot;;MAX([$'Compétences validées trim-sem 1'.CA4];[$'Compétences validées trim-sem 2'.CA4];[$'Compétences validées trimestre 3'.CA4]))">
            <text:p/>
          </table:table-cell>
          <table:table-cell table:formula="of:=IF(AND([$'Compétences validées trim-sem 1'.CB4]=&quot;&quot;;[$'Compétences validées trim-sem 2'.CB4]=&quot;&quot;;[$'Compétences validées trimestre 3'.CB4]=&quot;&quot;);&quot;&quot;;MAX([$'Compétences validées trim-sem 1'.CB4];[$'Compétences validées trim-sem 2'.CB4];[$'Compétences validées trimestre 3'.CB4]))">
            <text:p/>
          </table:table-cell>
          <table:table-cell table:formula="of:=IF(AND([$'Compétences validées trim-sem 1'.CC4]=&quot;&quot;;[$'Compétences validées trim-sem 2'.CC4]=&quot;&quot;;[$'Compétences validées trimestre 3'.CC4]=&quot;&quot;);&quot;&quot;;MAX([$'Compétences validées trim-sem 1'.CC4];[$'Compétences validées trim-sem 2'.CC4];[$'Compétences validées trimestre 3'.CC4]))">
            <text:p/>
          </table:table-cell>
          <table:table-cell table:formula="of:=IF(AND([$'Compétences validées trim-sem 1'.CD4]=&quot;&quot;;[$'Compétences validées trim-sem 2'.CD4]=&quot;&quot;;[$'Compétences validées trimestre 3'.CD4]=&quot;&quot;);&quot;&quot;;MAX([$'Compétences validées trim-sem 1'.CD4];[$'Compétences validées trim-sem 2'.CD4];[$'Compétences validées trimestre 3'.CD4]))">
            <text:p/>
          </table:table-cell>
          <table:table-cell table:formula="of:=IF(AND([$'Compétences validées trim-sem 1'.CE4]=&quot;&quot;;[$'Compétences validées trim-sem 2'.CE4]=&quot;&quot;;[$'Compétences validées trimestre 3'.CE4]=&quot;&quot;);&quot;&quot;;MAX([$'Compétences validées trim-sem 1'.CE4];[$'Compétences validées trim-sem 2'.CE4];[$'Compétences validées trimestre 3'.CE4]))">
            <text:p/>
          </table:table-cell>
          <table:table-cell table:formula="of:=IF(AND([$'Compétences validées trim-sem 1'.CF4]=&quot;&quot;;[$'Compétences validées trim-sem 2'.CF4]=&quot;&quot;;[$'Compétences validées trimestre 3'.CF4]=&quot;&quot;);&quot;&quot;;MAX([$'Compétences validées trim-sem 1'.CF4];[$'Compétences validées trim-sem 2'.CF4];[$'Compétences validées trimestre 3'.CF4]))">
            <text:p/>
          </table:table-cell>
          <table:table-cell table:formula="of:=IF(AND([$'Compétences validées trim-sem 1'.CG4]=&quot;&quot;;[$'Compétences validées trim-sem 2'.CG4]=&quot;&quot;;[$'Compétences validées trimestre 3'.CG4]=&quot;&quot;);&quot;&quot;;MAX([$'Compétences validées trim-sem 1'.CG4];[$'Compétences validées trim-sem 2'.CG4];[$'Compétences validées trimestre 3'.CG4]))">
            <text:p/>
          </table:table-cell>
          <table:table-cell table:formula="of:=IF(AND([$'Compétences validées trim-sem 1'.CH4]=&quot;&quot;;[$'Compétences validées trim-sem 2'.CH4]=&quot;&quot;;[$'Compétences validées trimestre 3'.CH4]=&quot;&quot;);&quot;&quot;;MAX([$'Compétences validées trim-sem 1'.CH4];[$'Compétences validées trim-sem 2'.CH4];[$'Compétences validées trimestre 3'.CH4]))">
            <text:p/>
          </table:table-cell>
          <table:table-cell table:formula="of:=IF(AND([$'Compétences validées trim-sem 1'.CI4]=&quot;&quot;;[$'Compétences validées trim-sem 2'.CI4]=&quot;&quot;;[$'Compétences validées trimestre 3'.CI4]=&quot;&quot;);&quot;&quot;;MAX([$'Compétences validées trim-sem 1'.CI4];[$'Compétences validées trim-sem 2'.CI4];[$'Compétences validées trimestre 3'.CI4]))">
            <text:p/>
          </table:table-cell>
          <table:table-cell table:formula="of:=IF(AND([$'Compétences validées trim-sem 1'.CJ4]=&quot;&quot;;[$'Compétences validées trim-sem 2'.CJ4]=&quot;&quot;;[$'Compétences validées trimestre 3'.CJ4]=&quot;&quot;);&quot;&quot;;MAX([$'Compétences validées trim-sem 1'.CJ4];[$'Compétences validées trim-sem 2'.CJ4];[$'Compétences validées trimestre 3'.CJ4]))">
            <text:p/>
          </table:table-cell>
          <table:table-cell table:formula="of:=IF(AND([$'Compétences validées trim-sem 1'.CK4]=&quot;&quot;;[$'Compétences validées trim-sem 2'.CK4]=&quot;&quot;;[$'Compétences validées trimestre 3'.CK4]=&quot;&quot;);&quot;&quot;;MAX([$'Compétences validées trim-sem 1'.CK4];[$'Compétences validées trim-sem 2'.CK4];[$'Compétences validées trimestre 3'.CK4]))">
            <text:p/>
          </table:table-cell>
          <table:table-cell table:formula="of:=IF(AND([$'Compétences validées trim-sem 1'.CL4]=&quot;&quot;;[$'Compétences validées trim-sem 2'.CL4]=&quot;&quot;;[$'Compétences validées trimestre 3'.CL4]=&quot;&quot;);&quot;&quot;;MAX([$'Compétences validées trim-sem 1'.CL4];[$'Compétences validées trim-sem 2'.CL4];[$'Compétences validées trimestre 3'.CL4]))">
            <text:p/>
          </table:table-cell>
          <table:table-cell table:formula="of:=IF(AND([$'Compétences validées trim-sem 1'.CM4]=&quot;&quot;;[$'Compétences validées trim-sem 2'.CM4]=&quot;&quot;;[$'Compétences validées trimestre 3'.CM4]=&quot;&quot;);&quot;&quot;;MAX([$'Compétences validées trim-sem 1'.CM4];[$'Compétences validées trim-sem 2'.CM4];[$'Compétences validées trimestre 3'.CM4]))">
            <text:p/>
          </table:table-cell>
          <table:table-cell table:formula="of:=IF(AND([$'Compétences validées trim-sem 1'.CN4]=&quot;&quot;;[$'Compétences validées trim-sem 2'.CN4]=&quot;&quot;;[$'Compétences validées trimestre 3'.CN4]=&quot;&quot;);&quot;&quot;;MAX([$'Compétences validées trim-sem 1'.CN4];[$'Compétences validées trim-sem 2'.CN4];[$'Compétences validées trimestre 3'.CN4]))">
            <text:p/>
          </table:table-cell>
          <table:table-cell table:formula="of:=IF(AND([$'Compétences validées trim-sem 1'.CO4]=&quot;&quot;;[$'Compétences validées trim-sem 2'.CO4]=&quot;&quot;;[$'Compétences validées trimestre 3'.CO4]=&quot;&quot;);&quot;&quot;;MAX([$'Compétences validées trim-sem 1'.CO4];[$'Compétences validées trim-sem 2'.CO4];[$'Compétences validées trimestre 3'.CO4]))">
            <text:p/>
          </table:table-cell>
          <table:table-cell table:formula="of:=IF(AND([$'Compétences validées trim-sem 1'.CP4]=&quot;&quot;;[$'Compétences validées trim-sem 2'.CP4]=&quot;&quot;;[$'Compétences validées trimestre 3'.CP4]=&quot;&quot;);&quot;&quot;;MAX([$'Compétences validées trim-sem 1'.CP4];[$'Compétences validées trim-sem 2'.CP4];[$'Compétences validées trimestre 3'.CP4]))">
            <text:p/>
          </table:table-cell>
          <table:table-cell table:formula="of:=IF(AND([$'Compétences validées trim-sem 1'.CQ4]=&quot;&quot;;[$'Compétences validées trim-sem 2'.CQ4]=&quot;&quot;;[$'Compétences validées trimestre 3'.CQ4]=&quot;&quot;);&quot;&quot;;MAX([$'Compétences validées trim-sem 1'.CQ4];[$'Compétences validées trim-sem 2'.CQ4];[$'Compétences validées trimestre 3'.CQ4]))">
            <text:p/>
          </table:table-cell>
          <table:table-cell table:formula="of:=IF(AND([$'Compétences validées trim-sem 1'.CR4]=&quot;&quot;;[$'Compétences validées trim-sem 2'.CR4]=&quot;&quot;;[$'Compétences validées trimestre 3'.CR4]=&quot;&quot;);&quot;&quot;;MAX([$'Compétences validées trim-sem 1'.CR4];[$'Compétences validées trim-sem 2'.CR4];[$'Compétences validées trimestre 3'.CR4]))">
            <text:p/>
          </table:table-cell>
          <table:table-cell table:formula="of:=IF(AND([$'Compétences validées trim-sem 1'.CS4]=&quot;&quot;;[$'Compétences validées trim-sem 2'.CS4]=&quot;&quot;;[$'Compétences validées trimestre 3'.CS4]=&quot;&quot;);&quot;&quot;;MAX([$'Compétences validées trim-sem 1'.CS4];[$'Compétences validées trim-sem 2'.CS4];[$'Compétences validées trimestre 3'.CS4]))">
            <text:p/>
          </table:table-cell>
          <table:table-cell table:formula="of:=IF(AND([$'Compétences validées trim-sem 1'.CT4]=&quot;&quot;;[$'Compétences validées trim-sem 2'.CT4]=&quot;&quot;;[$'Compétences validées trimestre 3'.CT4]=&quot;&quot;);&quot;&quot;;MAX([$'Compétences validées trim-sem 1'.CT4];[$'Compétences validées trim-sem 2'.CT4];[$'Compétences validées trimestre 3'.CT4]))">
            <text:p/>
          </table:table-cell>
          <table:table-cell table:formula="of:=IF(AND([$'Compétences validées trim-sem 1'.CU4]=&quot;&quot;;[$'Compétences validées trim-sem 2'.CU4]=&quot;&quot;;[$'Compétences validées trimestre 3'.CU4]=&quot;&quot;);&quot;&quot;;MAX([$'Compétences validées trim-sem 1'.CU4];[$'Compétences validées trim-sem 2'.CU4];[$'Compétences validées trimestre 3'.CU4]))">
            <text:p/>
          </table:table-cell>
          <table:table-cell table:formula="of:=IF(AND([$'Compétences validées trim-sem 1'.CV4]=&quot;&quot;;[$'Compétences validées trim-sem 2'.CV4]=&quot;&quot;;[$'Compétences validées trimestre 3'.CV4]=&quot;&quot;);&quot;&quot;;MAX([$'Compétences validées trim-sem 1'.CV4];[$'Compétences validées trim-sem 2'.CV4];[$'Compétences validées trimestre 3'.CV4]))">
            <text:p/>
          </table:table-cell>
          <table:table-cell table:formula="of:=IF(AND([$'Compétences validées trim-sem 1'.CW4]=&quot;&quot;;[$'Compétences validées trim-sem 2'.CW4]=&quot;&quot;;[$'Compétences validées trimestre 3'.CW4]=&quot;&quot;);&quot;&quot;;MAX([$'Compétences validées trim-sem 1'.CW4];[$'Compétences validées trim-sem 2'.CW4];[$'Compétences validées trimestre 3'.CW4]))">
            <text:p/>
          </table:table-cell>
          <table:table-cell table:formula="of:=IF(AND([$'Compétences validées trim-sem 1'.CX4]=&quot;&quot;;[$'Compétences validées trim-sem 2'.CX4]=&quot;&quot;;[$'Compétences validées trimestre 3'.CX4]=&quot;&quot;);&quot;&quot;;MAX([$'Compétences validées trim-sem 1'.CX4];[$'Compétences validées trim-sem 2'.CX4];[$'Compétences validées trimestre 3'.CX4]))">
            <text:p/>
          </table:table-cell>
        </table:table-row>
        <table:table-row table:style-name="ro1">
          <table:table-cell office:value-type="string" calcext:value-type="string">
            <text:p>Nom 4</text:p>
          </table:table-cell>
          <table:table-cell office:value-type="string" calcext:value-type="string">
            <text:p>Prénom 4</text:p>
          </table:table-cell>
          <table:table-cell table:formula="of:=IF(AND([$'Compétences validées trim-sem 1'.C5]=&quot;&quot;;[$'Compétences validées trim-sem 2'.C5]=&quot;&quot;;[$'Compétences validées trimestre 3'.C5]=&quot;&quot;);&quot;&quot;;MAX([$'Compétences validées trim-sem 1'.C5];[$'Compétences validées trim-sem 2'.C5];[$'Compétences validées trimestre 3'.C5]))">
            <text:p/>
          </table:table-cell>
          <table:table-cell table:formula="of:=IF(AND([$'Compétences validées trim-sem 1'.D5]=&quot;&quot;;[$'Compétences validées trim-sem 2'.D5]=&quot;&quot;;[$'Compétences validées trimestre 3'.D5]=&quot;&quot;);&quot;&quot;;MAX([$'Compétences validées trim-sem 1'.D5];[$'Compétences validées trim-sem 2'.D5];[$'Compétences validées trimestre 3'.D5]))">
            <text:p/>
          </table:table-cell>
          <table:table-cell table:formula="of:=IF(AND([$'Compétences validées trim-sem 1'.E5]=&quot;&quot;;[$'Compétences validées trim-sem 2'.E5]=&quot;&quot;;[$'Compétences validées trimestre 3'.E5]=&quot;&quot;);&quot;&quot;;MAX([$'Compétences validées trim-sem 1'.E5];[$'Compétences validées trim-sem 2'.E5];[$'Compétences validées trimestre 3'.E5]))">
            <text:p/>
          </table:table-cell>
          <table:table-cell table:formula="of:=IF(AND([$'Compétences validées trim-sem 1'.F5]=&quot;&quot;;[$'Compétences validées trim-sem 2'.F5]=&quot;&quot;;[$'Compétences validées trimestre 3'.F5]=&quot;&quot;);&quot;&quot;;MAX([$'Compétences validées trim-sem 1'.F5];[$'Compétences validées trim-sem 2'.F5];[$'Compétences validées trimestre 3'.F5]))">
            <text:p/>
          </table:table-cell>
          <table:table-cell table:formula="of:=IF(AND([$'Compétences validées trim-sem 1'.G5]=&quot;&quot;;[$'Compétences validées trim-sem 2'.G5]=&quot;&quot;;[$'Compétences validées trimestre 3'.G5]=&quot;&quot;);&quot;&quot;;MAX([$'Compétences validées trim-sem 1'.G5];[$'Compétences validées trim-sem 2'.G5];[$'Compétences validées trimestre 3'.G5]))">
            <text:p/>
          </table:table-cell>
          <table:table-cell table:formula="of:=IF(AND([$'Compétences validées trim-sem 1'.H5]=&quot;&quot;;[$'Compétences validées trim-sem 2'.H5]=&quot;&quot;;[$'Compétences validées trimestre 3'.H5]=&quot;&quot;);&quot;&quot;;MAX([$'Compétences validées trim-sem 1'.H5];[$'Compétences validées trim-sem 2'.H5];[$'Compétences validées trimestre 3'.H5]))">
            <text:p/>
          </table:table-cell>
          <table:table-cell table:formula="of:=IF(AND([$'Compétences validées trim-sem 1'.I5]=&quot;&quot;;[$'Compétences validées trim-sem 2'.I5]=&quot;&quot;;[$'Compétences validées trimestre 3'.I5]=&quot;&quot;);&quot;&quot;;MAX([$'Compétences validées trim-sem 1'.I5];[$'Compétences validées trim-sem 2'.I5];[$'Compétences validées trimestre 3'.I5]))">
            <text:p/>
          </table:table-cell>
          <table:table-cell table:formula="of:=IF(AND([$'Compétences validées trim-sem 1'.J5]=&quot;&quot;;[$'Compétences validées trim-sem 2'.J5]=&quot;&quot;;[$'Compétences validées trimestre 3'.J5]=&quot;&quot;);&quot;&quot;;MAX([$'Compétences validées trim-sem 1'.J5];[$'Compétences validées trim-sem 2'.J5];[$'Compétences validées trimestre 3'.J5]))">
            <text:p/>
          </table:table-cell>
          <table:table-cell table:formula="of:=IF(AND([$'Compétences validées trim-sem 1'.K5]=&quot;&quot;;[$'Compétences validées trim-sem 2'.K5]=&quot;&quot;;[$'Compétences validées trimestre 3'.K5]=&quot;&quot;);&quot;&quot;;MAX([$'Compétences validées trim-sem 1'.K5];[$'Compétences validées trim-sem 2'.K5];[$'Compétences validées trimestre 3'.K5]))">
            <text:p/>
          </table:table-cell>
          <table:table-cell table:formula="of:=IF(AND([$'Compétences validées trim-sem 1'.L5]=&quot;&quot;;[$'Compétences validées trim-sem 2'.L5]=&quot;&quot;;[$'Compétences validées trimestre 3'.L5]=&quot;&quot;);&quot;&quot;;MAX([$'Compétences validées trim-sem 1'.L5];[$'Compétences validées trim-sem 2'.L5];[$'Compétences validées trimestre 3'.L5]))">
            <text:p/>
          </table:table-cell>
          <table:table-cell table:formula="of:=IF(AND([$'Compétences validées trim-sem 1'.M5]=&quot;&quot;;[$'Compétences validées trim-sem 2'.M5]=&quot;&quot;;[$'Compétences validées trimestre 3'.M5]=&quot;&quot;);&quot;&quot;;MAX([$'Compétences validées trim-sem 1'.M5];[$'Compétences validées trim-sem 2'.M5];[$'Compétences validées trimestre 3'.M5]))">
            <text:p/>
          </table:table-cell>
          <table:table-cell table:formula="of:=IF(AND([$'Compétences validées trim-sem 1'.N5]=&quot;&quot;;[$'Compétences validées trim-sem 2'.N5]=&quot;&quot;;[$'Compétences validées trimestre 3'.N5]=&quot;&quot;);&quot;&quot;;MAX([$'Compétences validées trim-sem 1'.N5];[$'Compétences validées trim-sem 2'.N5];[$'Compétences validées trimestre 3'.N5]))">
            <text:p/>
          </table:table-cell>
          <table:table-cell table:formula="of:=IF(AND([$'Compétences validées trim-sem 1'.O5]=&quot;&quot;;[$'Compétences validées trim-sem 2'.O5]=&quot;&quot;;[$'Compétences validées trimestre 3'.O5]=&quot;&quot;);&quot;&quot;;MAX([$'Compétences validées trim-sem 1'.O5];[$'Compétences validées trim-sem 2'.O5];[$'Compétences validées trimestre 3'.O5]))">
            <text:p/>
          </table:table-cell>
          <table:table-cell table:formula="of:=IF(AND([$'Compétences validées trim-sem 1'.P5]=&quot;&quot;;[$'Compétences validées trim-sem 2'.P5]=&quot;&quot;;[$'Compétences validées trimestre 3'.P5]=&quot;&quot;);&quot;&quot;;MAX([$'Compétences validées trim-sem 1'.P5];[$'Compétences validées trim-sem 2'.P5];[$'Compétences validées trimestre 3'.P5]))">
            <text:p/>
          </table:table-cell>
          <table:table-cell table:formula="of:=IF(AND([$'Compétences validées trim-sem 1'.Q5]=&quot;&quot;;[$'Compétences validées trim-sem 2'.Q5]=&quot;&quot;;[$'Compétences validées trimestre 3'.Q5]=&quot;&quot;);&quot;&quot;;MAX([$'Compétences validées trim-sem 1'.Q5];[$'Compétences validées trim-sem 2'.Q5];[$'Compétences validées trimestre 3'.Q5]))">
            <text:p/>
          </table:table-cell>
          <table:table-cell table:formula="of:=IF(AND([$'Compétences validées trim-sem 1'.R5]=&quot;&quot;;[$'Compétences validées trim-sem 2'.R5]=&quot;&quot;;[$'Compétences validées trimestre 3'.R5]=&quot;&quot;);&quot;&quot;;MAX([$'Compétences validées trim-sem 1'.R5];[$'Compétences validées trim-sem 2'.R5];[$'Compétences validées trimestre 3'.R5]))">
            <text:p/>
          </table:table-cell>
          <table:table-cell table:formula="of:=IF(AND([$'Compétences validées trim-sem 1'.S5]=&quot;&quot;;[$'Compétences validées trim-sem 2'.S5]=&quot;&quot;;[$'Compétences validées trimestre 3'.S5]=&quot;&quot;);&quot;&quot;;MAX([$'Compétences validées trim-sem 1'.S5];[$'Compétences validées trim-sem 2'.S5];[$'Compétences validées trimestre 3'.S5]))">
            <text:p/>
          </table:table-cell>
          <table:table-cell table:formula="of:=IF(AND([$'Compétences validées trim-sem 1'.T5]=&quot;&quot;;[$'Compétences validées trim-sem 2'.T5]=&quot;&quot;;[$'Compétences validées trimestre 3'.T5]=&quot;&quot;);&quot;&quot;;MAX([$'Compétences validées trim-sem 1'.T5];[$'Compétences validées trim-sem 2'.T5];[$'Compétences validées trimestre 3'.T5]))">
            <text:p/>
          </table:table-cell>
          <table:table-cell table:formula="of:=IF(AND([$'Compétences validées trim-sem 1'.U5]=&quot;&quot;;[$'Compétences validées trim-sem 2'.U5]=&quot;&quot;;[$'Compétences validées trimestre 3'.U5]=&quot;&quot;);&quot;&quot;;MAX([$'Compétences validées trim-sem 1'.U5];[$'Compétences validées trim-sem 2'.U5];[$'Compétences validées trimestre 3'.U5]))">
            <text:p/>
          </table:table-cell>
          <table:table-cell table:formula="of:=IF(AND([$'Compétences validées trim-sem 1'.V5]=&quot;&quot;;[$'Compétences validées trim-sem 2'.V5]=&quot;&quot;;[$'Compétences validées trimestre 3'.V5]=&quot;&quot;);&quot;&quot;;MAX([$'Compétences validées trim-sem 1'.V5];[$'Compétences validées trim-sem 2'.V5];[$'Compétences validées trimestre 3'.V5]))">
            <text:p/>
          </table:table-cell>
          <table:table-cell table:formula="of:=IF(AND([$'Compétences validées trim-sem 1'.W5]=&quot;&quot;;[$'Compétences validées trim-sem 2'.W5]=&quot;&quot;;[$'Compétences validées trimestre 3'.W5]=&quot;&quot;);&quot;&quot;;MAX([$'Compétences validées trim-sem 1'.W5];[$'Compétences validées trim-sem 2'.W5];[$'Compétences validées trimestre 3'.W5]))">
            <text:p/>
          </table:table-cell>
          <table:table-cell table:formula="of:=IF(AND([$'Compétences validées trim-sem 1'.X5]=&quot;&quot;;[$'Compétences validées trim-sem 2'.X5]=&quot;&quot;;[$'Compétences validées trimestre 3'.X5]=&quot;&quot;);&quot;&quot;;MAX([$'Compétences validées trim-sem 1'.X5];[$'Compétences validées trim-sem 2'.X5];[$'Compétences validées trimestre 3'.X5]))">
            <text:p/>
          </table:table-cell>
          <table:table-cell table:formula="of:=IF(AND([$'Compétences validées trim-sem 1'.Y5]=&quot;&quot;;[$'Compétences validées trim-sem 2'.Y5]=&quot;&quot;;[$'Compétences validées trimestre 3'.Y5]=&quot;&quot;);&quot;&quot;;MAX([$'Compétences validées trim-sem 1'.Y5];[$'Compétences validées trim-sem 2'.Y5];[$'Compétences validées trimestre 3'.Y5]))">
            <text:p/>
          </table:table-cell>
          <table:table-cell table:formula="of:=IF(AND([$'Compétences validées trim-sem 1'.Z5]=&quot;&quot;;[$'Compétences validées trim-sem 2'.Z5]=&quot;&quot;;[$'Compétences validées trimestre 3'.Z5]=&quot;&quot;);&quot;&quot;;MAX([$'Compétences validées trim-sem 1'.Z5];[$'Compétences validées trim-sem 2'.Z5];[$'Compétences validées trimestre 3'.Z5]))">
            <text:p/>
          </table:table-cell>
          <table:table-cell table:formula="of:=IF(AND([$'Compétences validées trim-sem 1'.AA5]=&quot;&quot;;[$'Compétences validées trim-sem 2'.AA5]=&quot;&quot;;[$'Compétences validées trimestre 3'.AA5]=&quot;&quot;);&quot;&quot;;MAX([$'Compétences validées trim-sem 1'.AA5];[$'Compétences validées trim-sem 2'.AA5];[$'Compétences validées trimestre 3'.AA5]))">
            <text:p/>
          </table:table-cell>
          <table:table-cell table:formula="of:=IF(AND([$'Compétences validées trim-sem 1'.AB5]=&quot;&quot;;[$'Compétences validées trim-sem 2'.AB5]=&quot;&quot;;[$'Compétences validées trimestre 3'.AB5]=&quot;&quot;);&quot;&quot;;MAX([$'Compétences validées trim-sem 1'.AB5];[$'Compétences validées trim-sem 2'.AB5];[$'Compétences validées trimestre 3'.AB5]))">
            <text:p/>
          </table:table-cell>
          <table:table-cell table:formula="of:=IF(AND([$'Compétences validées trim-sem 1'.AC5]=&quot;&quot;;[$'Compétences validées trim-sem 2'.AC5]=&quot;&quot;;[$'Compétences validées trimestre 3'.AC5]=&quot;&quot;);&quot;&quot;;MAX([$'Compétences validées trim-sem 1'.AC5];[$'Compétences validées trim-sem 2'.AC5];[$'Compétences validées trimestre 3'.AC5]))">
            <text:p/>
          </table:table-cell>
          <table:table-cell table:formula="of:=IF(AND([$'Compétences validées trim-sem 1'.AD5]=&quot;&quot;;[$'Compétences validées trim-sem 2'.AD5]=&quot;&quot;;[$'Compétences validées trimestre 3'.AD5]=&quot;&quot;);&quot;&quot;;MAX([$'Compétences validées trim-sem 1'.AD5];[$'Compétences validées trim-sem 2'.AD5];[$'Compétences validées trimestre 3'.AD5]))">
            <text:p/>
          </table:table-cell>
          <table:table-cell table:formula="of:=IF(AND([$'Compétences validées trim-sem 1'.AE5]=&quot;&quot;;[$'Compétences validées trim-sem 2'.AE5]=&quot;&quot;;[$'Compétences validées trimestre 3'.AE5]=&quot;&quot;);&quot;&quot;;MAX([$'Compétences validées trim-sem 1'.AE5];[$'Compétences validées trim-sem 2'.AE5];[$'Compétences validées trimestre 3'.AE5]))">
            <text:p/>
          </table:table-cell>
          <table:table-cell table:formula="of:=IF(AND([$'Compétences validées trim-sem 1'.AF5]=&quot;&quot;;[$'Compétences validées trim-sem 2'.AF5]=&quot;&quot;;[$'Compétences validées trimestre 3'.AF5]=&quot;&quot;);&quot;&quot;;MAX([$'Compétences validées trim-sem 1'.AF5];[$'Compétences validées trim-sem 2'.AF5];[$'Compétences validées trimestre 3'.AF5]))">
            <text:p/>
          </table:table-cell>
          <table:table-cell table:formula="of:=IF(AND([$'Compétences validées trim-sem 1'.AG5]=&quot;&quot;;[$'Compétences validées trim-sem 2'.AG5]=&quot;&quot;;[$'Compétences validées trimestre 3'.AG5]=&quot;&quot;);&quot;&quot;;MAX([$'Compétences validées trim-sem 1'.AG5];[$'Compétences validées trim-sem 2'.AG5];[$'Compétences validées trimestre 3'.AG5]))">
            <text:p/>
          </table:table-cell>
          <table:table-cell table:formula="of:=IF(AND([$'Compétences validées trim-sem 1'.AH5]=&quot;&quot;;[$'Compétences validées trim-sem 2'.AH5]=&quot;&quot;;[$'Compétences validées trimestre 3'.AH5]=&quot;&quot;);&quot;&quot;;MAX([$'Compétences validées trim-sem 1'.AH5];[$'Compétences validées trim-sem 2'.AH5];[$'Compétences validées trimestre 3'.AH5]))">
            <text:p/>
          </table:table-cell>
          <table:table-cell table:formula="of:=IF(AND([$'Compétences validées trim-sem 1'.AI5]=&quot;&quot;;[$'Compétences validées trim-sem 2'.AI5]=&quot;&quot;;[$'Compétences validées trimestre 3'.AI5]=&quot;&quot;);&quot;&quot;;MAX([$'Compétences validées trim-sem 1'.AI5];[$'Compétences validées trim-sem 2'.AI5];[$'Compétences validées trimestre 3'.AI5]))">
            <text:p/>
          </table:table-cell>
          <table:table-cell table:formula="of:=IF(AND([$'Compétences validées trim-sem 1'.AJ5]=&quot;&quot;;[$'Compétences validées trim-sem 2'.AJ5]=&quot;&quot;;[$'Compétences validées trimestre 3'.AJ5]=&quot;&quot;);&quot;&quot;;MAX([$'Compétences validées trim-sem 1'.AJ5];[$'Compétences validées trim-sem 2'.AJ5];[$'Compétences validées trimestre 3'.AJ5]))">
            <text:p/>
          </table:table-cell>
          <table:table-cell table:formula="of:=IF(AND([$'Compétences validées trim-sem 1'.AK5]=&quot;&quot;;[$'Compétences validées trim-sem 2'.AK5]=&quot;&quot;;[$'Compétences validées trimestre 3'.AK5]=&quot;&quot;);&quot;&quot;;MAX([$'Compétences validées trim-sem 1'.AK5];[$'Compétences validées trim-sem 2'.AK5];[$'Compétences validées trimestre 3'.AK5]))">
            <text:p/>
          </table:table-cell>
          <table:table-cell table:formula="of:=IF(AND([$'Compétences validées trim-sem 1'.AL5]=&quot;&quot;;[$'Compétences validées trim-sem 2'.AL5]=&quot;&quot;;[$'Compétences validées trimestre 3'.AL5]=&quot;&quot;);&quot;&quot;;MAX([$'Compétences validées trim-sem 1'.AL5];[$'Compétences validées trim-sem 2'.AL5];[$'Compétences validées trimestre 3'.AL5]))">
            <text:p/>
          </table:table-cell>
          <table:table-cell table:formula="of:=IF(AND([$'Compétences validées trim-sem 1'.AM5]=&quot;&quot;;[$'Compétences validées trim-sem 2'.AM5]=&quot;&quot;;[$'Compétences validées trimestre 3'.AM5]=&quot;&quot;);&quot;&quot;;MAX([$'Compétences validées trim-sem 1'.AM5];[$'Compétences validées trim-sem 2'.AM5];[$'Compétences validées trimestre 3'.AM5]))">
            <text:p/>
          </table:table-cell>
          <table:table-cell table:formula="of:=IF(AND([$'Compétences validées trim-sem 1'.AN5]=&quot;&quot;;[$'Compétences validées trim-sem 2'.AN5]=&quot;&quot;;[$'Compétences validées trimestre 3'.AN5]=&quot;&quot;);&quot;&quot;;MAX([$'Compétences validées trim-sem 1'.AN5];[$'Compétences validées trim-sem 2'.AN5];[$'Compétences validées trimestre 3'.AN5]))">
            <text:p/>
          </table:table-cell>
          <table:table-cell table:formula="of:=IF(AND([$'Compétences validées trim-sem 1'.AO5]=&quot;&quot;;[$'Compétences validées trim-sem 2'.AO5]=&quot;&quot;;[$'Compétences validées trimestre 3'.AO5]=&quot;&quot;);&quot;&quot;;MAX([$'Compétences validées trim-sem 1'.AO5];[$'Compétences validées trim-sem 2'.AO5];[$'Compétences validées trimestre 3'.AO5]))">
            <text:p/>
          </table:table-cell>
          <table:table-cell table:formula="of:=IF(AND([$'Compétences validées trim-sem 1'.AP5]=&quot;&quot;;[$'Compétences validées trim-sem 2'.AP5]=&quot;&quot;;[$'Compétences validées trimestre 3'.AP5]=&quot;&quot;);&quot;&quot;;MAX([$'Compétences validées trim-sem 1'.AP5];[$'Compétences validées trim-sem 2'.AP5];[$'Compétences validées trimestre 3'.AP5]))">
            <text:p/>
          </table:table-cell>
          <table:table-cell table:formula="of:=IF(AND([$'Compétences validées trim-sem 1'.AQ5]=&quot;&quot;;[$'Compétences validées trim-sem 2'.AQ5]=&quot;&quot;;[$'Compétences validées trimestre 3'.AQ5]=&quot;&quot;);&quot;&quot;;MAX([$'Compétences validées trim-sem 1'.AQ5];[$'Compétences validées trim-sem 2'.AQ5];[$'Compétences validées trimestre 3'.AQ5]))">
            <text:p/>
          </table:table-cell>
          <table:table-cell table:formula="of:=IF(AND([$'Compétences validées trim-sem 1'.AR5]=&quot;&quot;;[$'Compétences validées trim-sem 2'.AR5]=&quot;&quot;;[$'Compétences validées trimestre 3'.AR5]=&quot;&quot;);&quot;&quot;;MAX([$'Compétences validées trim-sem 1'.AR5];[$'Compétences validées trim-sem 2'.AR5];[$'Compétences validées trimestre 3'.AR5]))">
            <text:p/>
          </table:table-cell>
          <table:table-cell table:formula="of:=IF(AND([$'Compétences validées trim-sem 1'.AS5]=&quot;&quot;;[$'Compétences validées trim-sem 2'.AS5]=&quot;&quot;;[$'Compétences validées trimestre 3'.AS5]=&quot;&quot;);&quot;&quot;;MAX([$'Compétences validées trim-sem 1'.AS5];[$'Compétences validées trim-sem 2'.AS5];[$'Compétences validées trimestre 3'.AS5]))">
            <text:p/>
          </table:table-cell>
          <table:table-cell table:formula="of:=IF(AND([$'Compétences validées trim-sem 1'.AT5]=&quot;&quot;;[$'Compétences validées trim-sem 2'.AT5]=&quot;&quot;;[$'Compétences validées trimestre 3'.AT5]=&quot;&quot;);&quot;&quot;;MAX([$'Compétences validées trim-sem 1'.AT5];[$'Compétences validées trim-sem 2'.AT5];[$'Compétences validées trimestre 3'.AT5]))">
            <text:p/>
          </table:table-cell>
          <table:table-cell table:formula="of:=IF(AND([$'Compétences validées trim-sem 1'.AU5]=&quot;&quot;;[$'Compétences validées trim-sem 2'.AU5]=&quot;&quot;;[$'Compétences validées trimestre 3'.AU5]=&quot;&quot;);&quot;&quot;;MAX([$'Compétences validées trim-sem 1'.AU5];[$'Compétences validées trim-sem 2'.AU5];[$'Compétences validées trimestre 3'.AU5]))">
            <text:p/>
          </table:table-cell>
          <table:table-cell table:formula="of:=IF(AND([$'Compétences validées trim-sem 1'.AV5]=&quot;&quot;;[$'Compétences validées trim-sem 2'.AV5]=&quot;&quot;;[$'Compétences validées trimestre 3'.AV5]=&quot;&quot;);&quot;&quot;;MAX([$'Compétences validées trim-sem 1'.AV5];[$'Compétences validées trim-sem 2'.AV5];[$'Compétences validées trimestre 3'.AV5]))">
            <text:p/>
          </table:table-cell>
          <table:table-cell table:formula="of:=IF(AND([$'Compétences validées trim-sem 1'.AW5]=&quot;&quot;;[$'Compétences validées trim-sem 2'.AW5]=&quot;&quot;;[$'Compétences validées trimestre 3'.AW5]=&quot;&quot;);&quot;&quot;;MAX([$'Compétences validées trim-sem 1'.AW5];[$'Compétences validées trim-sem 2'.AW5];[$'Compétences validées trimestre 3'.AW5]))">
            <text:p/>
          </table:table-cell>
          <table:table-cell table:formula="of:=IF(AND([$'Compétences validées trim-sem 1'.AX5]=&quot;&quot;;[$'Compétences validées trim-sem 2'.AX5]=&quot;&quot;;[$'Compétences validées trimestre 3'.AX5]=&quot;&quot;);&quot;&quot;;MAX([$'Compétences validées trim-sem 1'.AX5];[$'Compétences validées trim-sem 2'.AX5];[$'Compétences validées trimestre 3'.AX5]))">
            <text:p/>
          </table:table-cell>
          <table:table-cell table:formula="of:=IF(AND([$'Compétences validées trim-sem 1'.AY5]=&quot;&quot;;[$'Compétences validées trim-sem 2'.AY5]=&quot;&quot;;[$'Compétences validées trimestre 3'.AY5]=&quot;&quot;);&quot;&quot;;MAX([$'Compétences validées trim-sem 1'.AY5];[$'Compétences validées trim-sem 2'.AY5];[$'Compétences validées trimestre 3'.AY5]))">
            <text:p/>
          </table:table-cell>
          <table:table-cell table:formula="of:=IF(AND([$'Compétences validées trim-sem 1'.AZ5]=&quot;&quot;;[$'Compétences validées trim-sem 2'.AZ5]=&quot;&quot;;[$'Compétences validées trimestre 3'.AZ5]=&quot;&quot;);&quot;&quot;;MAX([$'Compétences validées trim-sem 1'.AZ5];[$'Compétences validées trim-sem 2'.AZ5];[$'Compétences validées trimestre 3'.AZ5]))">
            <text:p/>
          </table:table-cell>
          <table:table-cell table:formula="of:=IF(AND([$'Compétences validées trim-sem 1'.BA5]=&quot;&quot;;[$'Compétences validées trim-sem 2'.BA5]=&quot;&quot;;[$'Compétences validées trimestre 3'.BA5]=&quot;&quot;);&quot;&quot;;MAX([$'Compétences validées trim-sem 1'.BA5];[$'Compétences validées trim-sem 2'.BA5];[$'Compétences validées trimestre 3'.BA5]))">
            <text:p/>
          </table:table-cell>
          <table:table-cell table:formula="of:=IF(AND([$'Compétences validées trim-sem 1'.BB5]=&quot;&quot;;[$'Compétences validées trim-sem 2'.BB5]=&quot;&quot;;[$'Compétences validées trimestre 3'.BB5]=&quot;&quot;);&quot;&quot;;MAX([$'Compétences validées trim-sem 1'.BB5];[$'Compétences validées trim-sem 2'.BB5];[$'Compétences validées trimestre 3'.BB5]))">
            <text:p/>
          </table:table-cell>
          <table:table-cell table:formula="of:=IF(AND([$'Compétences validées trim-sem 1'.BC5]=&quot;&quot;;[$'Compétences validées trim-sem 2'.BC5]=&quot;&quot;;[$'Compétences validées trimestre 3'.BC5]=&quot;&quot;);&quot;&quot;;MAX([$'Compétences validées trim-sem 1'.BC5];[$'Compétences validées trim-sem 2'.BC5];[$'Compétences validées trimestre 3'.BC5]))">
            <text:p/>
          </table:table-cell>
          <table:table-cell table:formula="of:=IF(AND([$'Compétences validées trim-sem 1'.BD5]=&quot;&quot;;[$'Compétences validées trim-sem 2'.BD5]=&quot;&quot;;[$'Compétences validées trimestre 3'.BD5]=&quot;&quot;);&quot;&quot;;MAX([$'Compétences validées trim-sem 1'.BD5];[$'Compétences validées trim-sem 2'.BD5];[$'Compétences validées trimestre 3'.BD5]))">
            <text:p/>
          </table:table-cell>
          <table:table-cell table:formula="of:=IF(AND([$'Compétences validées trim-sem 1'.BE5]=&quot;&quot;;[$'Compétences validées trim-sem 2'.BE5]=&quot;&quot;;[$'Compétences validées trimestre 3'.BE5]=&quot;&quot;);&quot;&quot;;MAX([$'Compétences validées trim-sem 1'.BE5];[$'Compétences validées trim-sem 2'.BE5];[$'Compétences validées trimestre 3'.BE5]))">
            <text:p/>
          </table:table-cell>
          <table:table-cell table:formula="of:=IF(AND([$'Compétences validées trim-sem 1'.BF5]=&quot;&quot;;[$'Compétences validées trim-sem 2'.BF5]=&quot;&quot;;[$'Compétences validées trimestre 3'.BF5]=&quot;&quot;);&quot;&quot;;MAX([$'Compétences validées trim-sem 1'.BF5];[$'Compétences validées trim-sem 2'.BF5];[$'Compétences validées trimestre 3'.BF5]))">
            <text:p/>
          </table:table-cell>
          <table:table-cell table:formula="of:=IF(AND([$'Compétences validées trim-sem 1'.BG5]=&quot;&quot;;[$'Compétences validées trim-sem 2'.BG5]=&quot;&quot;;[$'Compétences validées trimestre 3'.BG5]=&quot;&quot;);&quot;&quot;;MAX([$'Compétences validées trim-sem 1'.BG5];[$'Compétences validées trim-sem 2'.BG5];[$'Compétences validées trimestre 3'.BG5]))">
            <text:p/>
          </table:table-cell>
          <table:table-cell table:formula="of:=IF(AND([$'Compétences validées trim-sem 1'.BH5]=&quot;&quot;;[$'Compétences validées trim-sem 2'.BH5]=&quot;&quot;;[$'Compétences validées trimestre 3'.BH5]=&quot;&quot;);&quot;&quot;;MAX([$'Compétences validées trim-sem 1'.BH5];[$'Compétences validées trim-sem 2'.BH5];[$'Compétences validées trimestre 3'.BH5]))">
            <text:p/>
          </table:table-cell>
          <table:table-cell table:formula="of:=IF(AND([$'Compétences validées trim-sem 1'.BI5]=&quot;&quot;;[$'Compétences validées trim-sem 2'.BI5]=&quot;&quot;;[$'Compétences validées trimestre 3'.BI5]=&quot;&quot;);&quot;&quot;;MAX([$'Compétences validées trim-sem 1'.BI5];[$'Compétences validées trim-sem 2'.BI5];[$'Compétences validées trimestre 3'.BI5]))">
            <text:p/>
          </table:table-cell>
          <table:table-cell table:formula="of:=IF(AND([$'Compétences validées trim-sem 1'.BJ5]=&quot;&quot;;[$'Compétences validées trim-sem 2'.BJ5]=&quot;&quot;;[$'Compétences validées trimestre 3'.BJ5]=&quot;&quot;);&quot;&quot;;MAX([$'Compétences validées trim-sem 1'.BJ5];[$'Compétences validées trim-sem 2'.BJ5];[$'Compétences validées trimestre 3'.BJ5]))">
            <text:p/>
          </table:table-cell>
          <table:table-cell table:formula="of:=IF(AND([$'Compétences validées trim-sem 1'.BK5]=&quot;&quot;;[$'Compétences validées trim-sem 2'.BK5]=&quot;&quot;;[$'Compétences validées trimestre 3'.BK5]=&quot;&quot;);&quot;&quot;;MAX([$'Compétences validées trim-sem 1'.BK5];[$'Compétences validées trim-sem 2'.BK5];[$'Compétences validées trimestre 3'.BK5]))">
            <text:p/>
          </table:table-cell>
          <table:table-cell table:formula="of:=IF(AND([$'Compétences validées trim-sem 1'.BL5]=&quot;&quot;;[$'Compétences validées trim-sem 2'.BL5]=&quot;&quot;;[$'Compétences validées trimestre 3'.BL5]=&quot;&quot;);&quot;&quot;;MAX([$'Compétences validées trim-sem 1'.BL5];[$'Compétences validées trim-sem 2'.BL5];[$'Compétences validées trimestre 3'.BL5]))">
            <text:p/>
          </table:table-cell>
          <table:table-cell table:formula="of:=IF(AND([$'Compétences validées trim-sem 1'.BM5]=&quot;&quot;;[$'Compétences validées trim-sem 2'.BM5]=&quot;&quot;;[$'Compétences validées trimestre 3'.BM5]=&quot;&quot;);&quot;&quot;;MAX([$'Compétences validées trim-sem 1'.BM5];[$'Compétences validées trim-sem 2'.BM5];[$'Compétences validées trimestre 3'.BM5]))">
            <text:p/>
          </table:table-cell>
          <table:table-cell table:formula="of:=IF(AND([$'Compétences validées trim-sem 1'.BN5]=&quot;&quot;;[$'Compétences validées trim-sem 2'.BN5]=&quot;&quot;;[$'Compétences validées trimestre 3'.BN5]=&quot;&quot;);&quot;&quot;;MAX([$'Compétences validées trim-sem 1'.BN5];[$'Compétences validées trim-sem 2'.BN5];[$'Compétences validées trimestre 3'.BN5]))">
            <text:p/>
          </table:table-cell>
          <table:table-cell table:formula="of:=IF(AND([$'Compétences validées trim-sem 1'.BO5]=&quot;&quot;;[$'Compétences validées trim-sem 2'.BO5]=&quot;&quot;;[$'Compétences validées trimestre 3'.BO5]=&quot;&quot;);&quot;&quot;;MAX([$'Compétences validées trim-sem 1'.BO5];[$'Compétences validées trim-sem 2'.BO5];[$'Compétences validées trimestre 3'.BO5]))">
            <text:p/>
          </table:table-cell>
          <table:table-cell table:formula="of:=IF(AND([$'Compétences validées trim-sem 1'.BP5]=&quot;&quot;;[$'Compétences validées trim-sem 2'.BP5]=&quot;&quot;;[$'Compétences validées trimestre 3'.BP5]=&quot;&quot;);&quot;&quot;;MAX([$'Compétences validées trim-sem 1'.BP5];[$'Compétences validées trim-sem 2'.BP5];[$'Compétences validées trimestre 3'.BP5]))">
            <text:p/>
          </table:table-cell>
          <table:table-cell table:formula="of:=IF(AND([$'Compétences validées trim-sem 1'.BQ5]=&quot;&quot;;[$'Compétences validées trim-sem 2'.BQ5]=&quot;&quot;;[$'Compétences validées trimestre 3'.BQ5]=&quot;&quot;);&quot;&quot;;MAX([$'Compétences validées trim-sem 1'.BQ5];[$'Compétences validées trim-sem 2'.BQ5];[$'Compétences validées trimestre 3'.BQ5]))">
            <text:p/>
          </table:table-cell>
          <table:table-cell table:formula="of:=IF(AND([$'Compétences validées trim-sem 1'.BR5]=&quot;&quot;;[$'Compétences validées trim-sem 2'.BR5]=&quot;&quot;;[$'Compétences validées trimestre 3'.BR5]=&quot;&quot;);&quot;&quot;;MAX([$'Compétences validées trim-sem 1'.BR5];[$'Compétences validées trim-sem 2'.BR5];[$'Compétences validées trimestre 3'.BR5]))">
            <text:p/>
          </table:table-cell>
          <table:table-cell table:formula="of:=IF(AND([$'Compétences validées trim-sem 1'.BS5]=&quot;&quot;;[$'Compétences validées trim-sem 2'.BS5]=&quot;&quot;;[$'Compétences validées trimestre 3'.BS5]=&quot;&quot;);&quot;&quot;;MAX([$'Compétences validées trim-sem 1'.BS5];[$'Compétences validées trim-sem 2'.BS5];[$'Compétences validées trimestre 3'.BS5]))">
            <text:p/>
          </table:table-cell>
          <table:table-cell table:formula="of:=IF(AND([$'Compétences validées trim-sem 1'.BT5]=&quot;&quot;;[$'Compétences validées trim-sem 2'.BT5]=&quot;&quot;;[$'Compétences validées trimestre 3'.BT5]=&quot;&quot;);&quot;&quot;;MAX([$'Compétences validées trim-sem 1'.BT5];[$'Compétences validées trim-sem 2'.BT5];[$'Compétences validées trimestre 3'.BT5]))">
            <text:p/>
          </table:table-cell>
          <table:table-cell table:formula="of:=IF(AND([$'Compétences validées trim-sem 1'.BU5]=&quot;&quot;;[$'Compétences validées trim-sem 2'.BU5]=&quot;&quot;;[$'Compétences validées trimestre 3'.BU5]=&quot;&quot;);&quot;&quot;;MAX([$'Compétences validées trim-sem 1'.BU5];[$'Compétences validées trim-sem 2'.BU5];[$'Compétences validées trimestre 3'.BU5]))">
            <text:p/>
          </table:table-cell>
          <table:table-cell table:formula="of:=IF(AND([$'Compétences validées trim-sem 1'.BV5]=&quot;&quot;;[$'Compétences validées trim-sem 2'.BV5]=&quot;&quot;;[$'Compétences validées trimestre 3'.BV5]=&quot;&quot;);&quot;&quot;;MAX([$'Compétences validées trim-sem 1'.BV5];[$'Compétences validées trim-sem 2'.BV5];[$'Compétences validées trimestre 3'.BV5]))">
            <text:p/>
          </table:table-cell>
          <table:table-cell table:formula="of:=IF(AND([$'Compétences validées trim-sem 1'.BW5]=&quot;&quot;;[$'Compétences validées trim-sem 2'.BW5]=&quot;&quot;;[$'Compétences validées trimestre 3'.BW5]=&quot;&quot;);&quot;&quot;;MAX([$'Compétences validées trim-sem 1'.BW5];[$'Compétences validées trim-sem 2'.BW5];[$'Compétences validées trimestre 3'.BW5]))">
            <text:p/>
          </table:table-cell>
          <table:table-cell table:formula="of:=IF(AND([$'Compétences validées trim-sem 1'.BX5]=&quot;&quot;;[$'Compétences validées trim-sem 2'.BX5]=&quot;&quot;;[$'Compétences validées trimestre 3'.BX5]=&quot;&quot;);&quot;&quot;;MAX([$'Compétences validées trim-sem 1'.BX5];[$'Compétences validées trim-sem 2'.BX5];[$'Compétences validées trimestre 3'.BX5]))">
            <text:p/>
          </table:table-cell>
          <table:table-cell table:formula="of:=IF(AND([$'Compétences validées trim-sem 1'.BY5]=&quot;&quot;;[$'Compétences validées trim-sem 2'.BY5]=&quot;&quot;;[$'Compétences validées trimestre 3'.BY5]=&quot;&quot;);&quot;&quot;;MAX([$'Compétences validées trim-sem 1'.BY5];[$'Compétences validées trim-sem 2'.BY5];[$'Compétences validées trimestre 3'.BY5]))">
            <text:p/>
          </table:table-cell>
          <table:table-cell table:formula="of:=IF(AND([$'Compétences validées trim-sem 1'.BZ5]=&quot;&quot;;[$'Compétences validées trim-sem 2'.BZ5]=&quot;&quot;;[$'Compétences validées trimestre 3'.BZ5]=&quot;&quot;);&quot;&quot;;MAX([$'Compétences validées trim-sem 1'.BZ5];[$'Compétences validées trim-sem 2'.BZ5];[$'Compétences validées trimestre 3'.BZ5]))">
            <text:p/>
          </table:table-cell>
          <table:table-cell table:formula="of:=IF(AND([$'Compétences validées trim-sem 1'.CA5]=&quot;&quot;;[$'Compétences validées trim-sem 2'.CA5]=&quot;&quot;;[$'Compétences validées trimestre 3'.CA5]=&quot;&quot;);&quot;&quot;;MAX([$'Compétences validées trim-sem 1'.CA5];[$'Compétences validées trim-sem 2'.CA5];[$'Compétences validées trimestre 3'.CA5]))">
            <text:p/>
          </table:table-cell>
          <table:table-cell table:formula="of:=IF(AND([$'Compétences validées trim-sem 1'.CB5]=&quot;&quot;;[$'Compétences validées trim-sem 2'.CB5]=&quot;&quot;;[$'Compétences validées trimestre 3'.CB5]=&quot;&quot;);&quot;&quot;;MAX([$'Compétences validées trim-sem 1'.CB5];[$'Compétences validées trim-sem 2'.CB5];[$'Compétences validées trimestre 3'.CB5]))">
            <text:p/>
          </table:table-cell>
          <table:table-cell table:formula="of:=IF(AND([$'Compétences validées trim-sem 1'.CC5]=&quot;&quot;;[$'Compétences validées trim-sem 2'.CC5]=&quot;&quot;;[$'Compétences validées trimestre 3'.CC5]=&quot;&quot;);&quot;&quot;;MAX([$'Compétences validées trim-sem 1'.CC5];[$'Compétences validées trim-sem 2'.CC5];[$'Compétences validées trimestre 3'.CC5]))">
            <text:p/>
          </table:table-cell>
          <table:table-cell table:formula="of:=IF(AND([$'Compétences validées trim-sem 1'.CD5]=&quot;&quot;;[$'Compétences validées trim-sem 2'.CD5]=&quot;&quot;;[$'Compétences validées trimestre 3'.CD5]=&quot;&quot;);&quot;&quot;;MAX([$'Compétences validées trim-sem 1'.CD5];[$'Compétences validées trim-sem 2'.CD5];[$'Compétences validées trimestre 3'.CD5]))">
            <text:p/>
          </table:table-cell>
          <table:table-cell table:formula="of:=IF(AND([$'Compétences validées trim-sem 1'.CE5]=&quot;&quot;;[$'Compétences validées trim-sem 2'.CE5]=&quot;&quot;;[$'Compétences validées trimestre 3'.CE5]=&quot;&quot;);&quot;&quot;;MAX([$'Compétences validées trim-sem 1'.CE5];[$'Compétences validées trim-sem 2'.CE5];[$'Compétences validées trimestre 3'.CE5]))">
            <text:p/>
          </table:table-cell>
          <table:table-cell table:formula="of:=IF(AND([$'Compétences validées trim-sem 1'.CF5]=&quot;&quot;;[$'Compétences validées trim-sem 2'.CF5]=&quot;&quot;;[$'Compétences validées trimestre 3'.CF5]=&quot;&quot;);&quot;&quot;;MAX([$'Compétences validées trim-sem 1'.CF5];[$'Compétences validées trim-sem 2'.CF5];[$'Compétences validées trimestre 3'.CF5]))">
            <text:p/>
          </table:table-cell>
          <table:table-cell table:formula="of:=IF(AND([$'Compétences validées trim-sem 1'.CG5]=&quot;&quot;;[$'Compétences validées trim-sem 2'.CG5]=&quot;&quot;;[$'Compétences validées trimestre 3'.CG5]=&quot;&quot;);&quot;&quot;;MAX([$'Compétences validées trim-sem 1'.CG5];[$'Compétences validées trim-sem 2'.CG5];[$'Compétences validées trimestre 3'.CG5]))">
            <text:p/>
          </table:table-cell>
          <table:table-cell table:formula="of:=IF(AND([$'Compétences validées trim-sem 1'.CH5]=&quot;&quot;;[$'Compétences validées trim-sem 2'.CH5]=&quot;&quot;;[$'Compétences validées trimestre 3'.CH5]=&quot;&quot;);&quot;&quot;;MAX([$'Compétences validées trim-sem 1'.CH5];[$'Compétences validées trim-sem 2'.CH5];[$'Compétences validées trimestre 3'.CH5]))">
            <text:p/>
          </table:table-cell>
          <table:table-cell table:formula="of:=IF(AND([$'Compétences validées trim-sem 1'.CI5]=&quot;&quot;;[$'Compétences validées trim-sem 2'.CI5]=&quot;&quot;;[$'Compétences validées trimestre 3'.CI5]=&quot;&quot;);&quot;&quot;;MAX([$'Compétences validées trim-sem 1'.CI5];[$'Compétences validées trim-sem 2'.CI5];[$'Compétences validées trimestre 3'.CI5]))">
            <text:p/>
          </table:table-cell>
          <table:table-cell table:formula="of:=IF(AND([$'Compétences validées trim-sem 1'.CJ5]=&quot;&quot;;[$'Compétences validées trim-sem 2'.CJ5]=&quot;&quot;;[$'Compétences validées trimestre 3'.CJ5]=&quot;&quot;);&quot;&quot;;MAX([$'Compétences validées trim-sem 1'.CJ5];[$'Compétences validées trim-sem 2'.CJ5];[$'Compétences validées trimestre 3'.CJ5]))">
            <text:p/>
          </table:table-cell>
          <table:table-cell table:formula="of:=IF(AND([$'Compétences validées trim-sem 1'.CK5]=&quot;&quot;;[$'Compétences validées trim-sem 2'.CK5]=&quot;&quot;;[$'Compétences validées trimestre 3'.CK5]=&quot;&quot;);&quot;&quot;;MAX([$'Compétences validées trim-sem 1'.CK5];[$'Compétences validées trim-sem 2'.CK5];[$'Compétences validées trimestre 3'.CK5]))">
            <text:p/>
          </table:table-cell>
          <table:table-cell table:formula="of:=IF(AND([$'Compétences validées trim-sem 1'.CL5]=&quot;&quot;;[$'Compétences validées trim-sem 2'.CL5]=&quot;&quot;;[$'Compétences validées trimestre 3'.CL5]=&quot;&quot;);&quot;&quot;;MAX([$'Compétences validées trim-sem 1'.CL5];[$'Compétences validées trim-sem 2'.CL5];[$'Compétences validées trimestre 3'.CL5]))">
            <text:p/>
          </table:table-cell>
          <table:table-cell table:formula="of:=IF(AND([$'Compétences validées trim-sem 1'.CM5]=&quot;&quot;;[$'Compétences validées trim-sem 2'.CM5]=&quot;&quot;;[$'Compétences validées trimestre 3'.CM5]=&quot;&quot;);&quot;&quot;;MAX([$'Compétences validées trim-sem 1'.CM5];[$'Compétences validées trim-sem 2'.CM5];[$'Compétences validées trimestre 3'.CM5]))">
            <text:p/>
          </table:table-cell>
          <table:table-cell table:formula="of:=IF(AND([$'Compétences validées trim-sem 1'.CN5]=&quot;&quot;;[$'Compétences validées trim-sem 2'.CN5]=&quot;&quot;;[$'Compétences validées trimestre 3'.CN5]=&quot;&quot;);&quot;&quot;;MAX([$'Compétences validées trim-sem 1'.CN5];[$'Compétences validées trim-sem 2'.CN5];[$'Compétences validées trimestre 3'.CN5]))">
            <text:p/>
          </table:table-cell>
          <table:table-cell table:formula="of:=IF(AND([$'Compétences validées trim-sem 1'.CO5]=&quot;&quot;;[$'Compétences validées trim-sem 2'.CO5]=&quot;&quot;;[$'Compétences validées trimestre 3'.CO5]=&quot;&quot;);&quot;&quot;;MAX([$'Compétences validées trim-sem 1'.CO5];[$'Compétences validées trim-sem 2'.CO5];[$'Compétences validées trimestre 3'.CO5]))">
            <text:p/>
          </table:table-cell>
          <table:table-cell table:formula="of:=IF(AND([$'Compétences validées trim-sem 1'.CP5]=&quot;&quot;;[$'Compétences validées trim-sem 2'.CP5]=&quot;&quot;;[$'Compétences validées trimestre 3'.CP5]=&quot;&quot;);&quot;&quot;;MAX([$'Compétences validées trim-sem 1'.CP5];[$'Compétences validées trim-sem 2'.CP5];[$'Compétences validées trimestre 3'.CP5]))">
            <text:p/>
          </table:table-cell>
          <table:table-cell table:formula="of:=IF(AND([$'Compétences validées trim-sem 1'.CQ5]=&quot;&quot;;[$'Compétences validées trim-sem 2'.CQ5]=&quot;&quot;;[$'Compétences validées trimestre 3'.CQ5]=&quot;&quot;);&quot;&quot;;MAX([$'Compétences validées trim-sem 1'.CQ5];[$'Compétences validées trim-sem 2'.CQ5];[$'Compétences validées trimestre 3'.CQ5]))">
            <text:p/>
          </table:table-cell>
          <table:table-cell table:formula="of:=IF(AND([$'Compétences validées trim-sem 1'.CR5]=&quot;&quot;;[$'Compétences validées trim-sem 2'.CR5]=&quot;&quot;;[$'Compétences validées trimestre 3'.CR5]=&quot;&quot;);&quot;&quot;;MAX([$'Compétences validées trim-sem 1'.CR5];[$'Compétences validées trim-sem 2'.CR5];[$'Compétences validées trimestre 3'.CR5]))">
            <text:p/>
          </table:table-cell>
          <table:table-cell table:formula="of:=IF(AND([$'Compétences validées trim-sem 1'.CS5]=&quot;&quot;;[$'Compétences validées trim-sem 2'.CS5]=&quot;&quot;;[$'Compétences validées trimestre 3'.CS5]=&quot;&quot;);&quot;&quot;;MAX([$'Compétences validées trim-sem 1'.CS5];[$'Compétences validées trim-sem 2'.CS5];[$'Compétences validées trimestre 3'.CS5]))">
            <text:p/>
          </table:table-cell>
          <table:table-cell table:formula="of:=IF(AND([$'Compétences validées trim-sem 1'.CT5]=&quot;&quot;;[$'Compétences validées trim-sem 2'.CT5]=&quot;&quot;;[$'Compétences validées trimestre 3'.CT5]=&quot;&quot;);&quot;&quot;;MAX([$'Compétences validées trim-sem 1'.CT5];[$'Compétences validées trim-sem 2'.CT5];[$'Compétences validées trimestre 3'.CT5]))">
            <text:p/>
          </table:table-cell>
          <table:table-cell table:formula="of:=IF(AND([$'Compétences validées trim-sem 1'.CU5]=&quot;&quot;;[$'Compétences validées trim-sem 2'.CU5]=&quot;&quot;;[$'Compétences validées trimestre 3'.CU5]=&quot;&quot;);&quot;&quot;;MAX([$'Compétences validées trim-sem 1'.CU5];[$'Compétences validées trim-sem 2'.CU5];[$'Compétences validées trimestre 3'.CU5]))">
            <text:p/>
          </table:table-cell>
          <table:table-cell table:formula="of:=IF(AND([$'Compétences validées trim-sem 1'.CV5]=&quot;&quot;;[$'Compétences validées trim-sem 2'.CV5]=&quot;&quot;;[$'Compétences validées trimestre 3'.CV5]=&quot;&quot;);&quot;&quot;;MAX([$'Compétences validées trim-sem 1'.CV5];[$'Compétences validées trim-sem 2'.CV5];[$'Compétences validées trimestre 3'.CV5]))">
            <text:p/>
          </table:table-cell>
          <table:table-cell table:formula="of:=IF(AND([$'Compétences validées trim-sem 1'.CW5]=&quot;&quot;;[$'Compétences validées trim-sem 2'.CW5]=&quot;&quot;;[$'Compétences validées trimestre 3'.CW5]=&quot;&quot;);&quot;&quot;;MAX([$'Compétences validées trim-sem 1'.CW5];[$'Compétences validées trim-sem 2'.CW5];[$'Compétences validées trimestre 3'.CW5]))">
            <text:p/>
          </table:table-cell>
          <table:table-cell table:formula="of:=IF(AND([$'Compétences validées trim-sem 1'.CX5]=&quot;&quot;;[$'Compétences validées trim-sem 2'.CX5]=&quot;&quot;;[$'Compétences validées trimestre 3'.CX5]=&quot;&quot;);&quot;&quot;;MAX([$'Compétences validées trim-sem 1'.CX5];[$'Compétences validées trim-sem 2'.CX5];[$'Compétences validées trimestre 3'.CX5]))">
            <text:p/>
          </table:table-cell>
        </table:table-row>
        <table:table-row table:style-name="ro1">
          <table:table-cell office:value-type="string" calcext:value-type="string">
            <text:p>Nom 5</text:p>
          </table:table-cell>
          <table:table-cell office:value-type="string" calcext:value-type="string">
            <text:p>Prénom 5</text:p>
          </table:table-cell>
          <table:table-cell table:formula="of:=IF(AND([$'Compétences validées trim-sem 1'.C6]=&quot;&quot;;[$'Compétences validées trim-sem 2'.C6]=&quot;&quot;;[$'Compétences validées trimestre 3'.C6]=&quot;&quot;);&quot;&quot;;MAX([$'Compétences validées trim-sem 1'.C6];[$'Compétences validées trim-sem 2'.C6];[$'Compétences validées trimestre 3'.C6]))">
            <text:p/>
          </table:table-cell>
          <table:table-cell table:formula="of:=IF(AND([$'Compétences validées trim-sem 1'.D6]=&quot;&quot;;[$'Compétences validées trim-sem 2'.D6]=&quot;&quot;;[$'Compétences validées trimestre 3'.D6]=&quot;&quot;);&quot;&quot;;MAX([$'Compétences validées trim-sem 1'.D6];[$'Compétences validées trim-sem 2'.D6];[$'Compétences validées trimestre 3'.D6]))">
            <text:p/>
          </table:table-cell>
          <table:table-cell table:formula="of:=IF(AND([$'Compétences validées trim-sem 1'.E6]=&quot;&quot;;[$'Compétences validées trim-sem 2'.E6]=&quot;&quot;;[$'Compétences validées trimestre 3'.E6]=&quot;&quot;);&quot;&quot;;MAX([$'Compétences validées trim-sem 1'.E6];[$'Compétences validées trim-sem 2'.E6];[$'Compétences validées trimestre 3'.E6]))">
            <text:p/>
          </table:table-cell>
          <table:table-cell table:formula="of:=IF(AND([$'Compétences validées trim-sem 1'.F6]=&quot;&quot;;[$'Compétences validées trim-sem 2'.F6]=&quot;&quot;;[$'Compétences validées trimestre 3'.F6]=&quot;&quot;);&quot;&quot;;MAX([$'Compétences validées trim-sem 1'.F6];[$'Compétences validées trim-sem 2'.F6];[$'Compétences validées trimestre 3'.F6]))">
            <text:p/>
          </table:table-cell>
          <table:table-cell table:formula="of:=IF(AND([$'Compétences validées trim-sem 1'.G6]=&quot;&quot;;[$'Compétences validées trim-sem 2'.G6]=&quot;&quot;;[$'Compétences validées trimestre 3'.G6]=&quot;&quot;);&quot;&quot;;MAX([$'Compétences validées trim-sem 1'.G6];[$'Compétences validées trim-sem 2'.G6];[$'Compétences validées trimestre 3'.G6]))">
            <text:p/>
          </table:table-cell>
          <table:table-cell table:formula="of:=IF(AND([$'Compétences validées trim-sem 1'.H6]=&quot;&quot;;[$'Compétences validées trim-sem 2'.H6]=&quot;&quot;;[$'Compétences validées trimestre 3'.H6]=&quot;&quot;);&quot;&quot;;MAX([$'Compétences validées trim-sem 1'.H6];[$'Compétences validées trim-sem 2'.H6];[$'Compétences validées trimestre 3'.H6]))">
            <text:p/>
          </table:table-cell>
          <table:table-cell table:formula="of:=IF(AND([$'Compétences validées trim-sem 1'.I6]=&quot;&quot;;[$'Compétences validées trim-sem 2'.I6]=&quot;&quot;;[$'Compétences validées trimestre 3'.I6]=&quot;&quot;);&quot;&quot;;MAX([$'Compétences validées trim-sem 1'.I6];[$'Compétences validées trim-sem 2'.I6];[$'Compétences validées trimestre 3'.I6]))">
            <text:p/>
          </table:table-cell>
          <table:table-cell table:formula="of:=IF(AND([$'Compétences validées trim-sem 1'.J6]=&quot;&quot;;[$'Compétences validées trim-sem 2'.J6]=&quot;&quot;;[$'Compétences validées trimestre 3'.J6]=&quot;&quot;);&quot;&quot;;MAX([$'Compétences validées trim-sem 1'.J6];[$'Compétences validées trim-sem 2'.J6];[$'Compétences validées trimestre 3'.J6]))">
            <text:p/>
          </table:table-cell>
          <table:table-cell table:formula="of:=IF(AND([$'Compétences validées trim-sem 1'.K6]=&quot;&quot;;[$'Compétences validées trim-sem 2'.K6]=&quot;&quot;;[$'Compétences validées trimestre 3'.K6]=&quot;&quot;);&quot;&quot;;MAX([$'Compétences validées trim-sem 1'.K6];[$'Compétences validées trim-sem 2'.K6];[$'Compétences validées trimestre 3'.K6]))">
            <text:p/>
          </table:table-cell>
          <table:table-cell table:formula="of:=IF(AND([$'Compétences validées trim-sem 1'.L6]=&quot;&quot;;[$'Compétences validées trim-sem 2'.L6]=&quot;&quot;;[$'Compétences validées trimestre 3'.L6]=&quot;&quot;);&quot;&quot;;MAX([$'Compétences validées trim-sem 1'.L6];[$'Compétences validées trim-sem 2'.L6];[$'Compétences validées trimestre 3'.L6]))">
            <text:p/>
          </table:table-cell>
          <table:table-cell table:formula="of:=IF(AND([$'Compétences validées trim-sem 1'.M6]=&quot;&quot;;[$'Compétences validées trim-sem 2'.M6]=&quot;&quot;;[$'Compétences validées trimestre 3'.M6]=&quot;&quot;);&quot;&quot;;MAX([$'Compétences validées trim-sem 1'.M6];[$'Compétences validées trim-sem 2'.M6];[$'Compétences validées trimestre 3'.M6]))">
            <text:p/>
          </table:table-cell>
          <table:table-cell table:formula="of:=IF(AND([$'Compétences validées trim-sem 1'.N6]=&quot;&quot;;[$'Compétences validées trim-sem 2'.N6]=&quot;&quot;;[$'Compétences validées trimestre 3'.N6]=&quot;&quot;);&quot;&quot;;MAX([$'Compétences validées trim-sem 1'.N6];[$'Compétences validées trim-sem 2'.N6];[$'Compétences validées trimestre 3'.N6]))">
            <text:p/>
          </table:table-cell>
          <table:table-cell table:formula="of:=IF(AND([$'Compétences validées trim-sem 1'.O6]=&quot;&quot;;[$'Compétences validées trim-sem 2'.O6]=&quot;&quot;;[$'Compétences validées trimestre 3'.O6]=&quot;&quot;);&quot;&quot;;MAX([$'Compétences validées trim-sem 1'.O6];[$'Compétences validées trim-sem 2'.O6];[$'Compétences validées trimestre 3'.O6]))">
            <text:p/>
          </table:table-cell>
          <table:table-cell table:formula="of:=IF(AND([$'Compétences validées trim-sem 1'.P6]=&quot;&quot;;[$'Compétences validées trim-sem 2'.P6]=&quot;&quot;;[$'Compétences validées trimestre 3'.P6]=&quot;&quot;);&quot;&quot;;MAX([$'Compétences validées trim-sem 1'.P6];[$'Compétences validées trim-sem 2'.P6];[$'Compétences validées trimestre 3'.P6]))">
            <text:p/>
          </table:table-cell>
          <table:table-cell table:formula="of:=IF(AND([$'Compétences validées trim-sem 1'.Q6]=&quot;&quot;;[$'Compétences validées trim-sem 2'.Q6]=&quot;&quot;;[$'Compétences validées trimestre 3'.Q6]=&quot;&quot;);&quot;&quot;;MAX([$'Compétences validées trim-sem 1'.Q6];[$'Compétences validées trim-sem 2'.Q6];[$'Compétences validées trimestre 3'.Q6]))">
            <text:p/>
          </table:table-cell>
          <table:table-cell table:formula="of:=IF(AND([$'Compétences validées trim-sem 1'.R6]=&quot;&quot;;[$'Compétences validées trim-sem 2'.R6]=&quot;&quot;;[$'Compétences validées trimestre 3'.R6]=&quot;&quot;);&quot;&quot;;MAX([$'Compétences validées trim-sem 1'.R6];[$'Compétences validées trim-sem 2'.R6];[$'Compétences validées trimestre 3'.R6]))">
            <text:p/>
          </table:table-cell>
          <table:table-cell table:formula="of:=IF(AND([$'Compétences validées trim-sem 1'.S6]=&quot;&quot;;[$'Compétences validées trim-sem 2'.S6]=&quot;&quot;;[$'Compétences validées trimestre 3'.S6]=&quot;&quot;);&quot;&quot;;MAX([$'Compétences validées trim-sem 1'.S6];[$'Compétences validées trim-sem 2'.S6];[$'Compétences validées trimestre 3'.S6]))">
            <text:p/>
          </table:table-cell>
          <table:table-cell table:formula="of:=IF(AND([$'Compétences validées trim-sem 1'.T6]=&quot;&quot;;[$'Compétences validées trim-sem 2'.T6]=&quot;&quot;;[$'Compétences validées trimestre 3'.T6]=&quot;&quot;);&quot;&quot;;MAX([$'Compétences validées trim-sem 1'.T6];[$'Compétences validées trim-sem 2'.T6];[$'Compétences validées trimestre 3'.T6]))">
            <text:p/>
          </table:table-cell>
          <table:table-cell table:formula="of:=IF(AND([$'Compétences validées trim-sem 1'.U6]=&quot;&quot;;[$'Compétences validées trim-sem 2'.U6]=&quot;&quot;;[$'Compétences validées trimestre 3'.U6]=&quot;&quot;);&quot;&quot;;MAX([$'Compétences validées trim-sem 1'.U6];[$'Compétences validées trim-sem 2'.U6];[$'Compétences validées trimestre 3'.U6]))">
            <text:p/>
          </table:table-cell>
          <table:table-cell table:formula="of:=IF(AND([$'Compétences validées trim-sem 1'.V6]=&quot;&quot;;[$'Compétences validées trim-sem 2'.V6]=&quot;&quot;;[$'Compétences validées trimestre 3'.V6]=&quot;&quot;);&quot;&quot;;MAX([$'Compétences validées trim-sem 1'.V6];[$'Compétences validées trim-sem 2'.V6];[$'Compétences validées trimestre 3'.V6]))">
            <text:p/>
          </table:table-cell>
          <table:table-cell table:formula="of:=IF(AND([$'Compétences validées trim-sem 1'.W6]=&quot;&quot;;[$'Compétences validées trim-sem 2'.W6]=&quot;&quot;;[$'Compétences validées trimestre 3'.W6]=&quot;&quot;);&quot;&quot;;MAX([$'Compétences validées trim-sem 1'.W6];[$'Compétences validées trim-sem 2'.W6];[$'Compétences validées trimestre 3'.W6]))">
            <text:p/>
          </table:table-cell>
          <table:table-cell table:formula="of:=IF(AND([$'Compétences validées trim-sem 1'.X6]=&quot;&quot;;[$'Compétences validées trim-sem 2'.X6]=&quot;&quot;;[$'Compétences validées trimestre 3'.X6]=&quot;&quot;);&quot;&quot;;MAX([$'Compétences validées trim-sem 1'.X6];[$'Compétences validées trim-sem 2'.X6];[$'Compétences validées trimestre 3'.X6]))">
            <text:p/>
          </table:table-cell>
          <table:table-cell table:formula="of:=IF(AND([$'Compétences validées trim-sem 1'.Y6]=&quot;&quot;;[$'Compétences validées trim-sem 2'.Y6]=&quot;&quot;;[$'Compétences validées trimestre 3'.Y6]=&quot;&quot;);&quot;&quot;;MAX([$'Compétences validées trim-sem 1'.Y6];[$'Compétences validées trim-sem 2'.Y6];[$'Compétences validées trimestre 3'.Y6]))">
            <text:p/>
          </table:table-cell>
          <table:table-cell table:formula="of:=IF(AND([$'Compétences validées trim-sem 1'.Z6]=&quot;&quot;;[$'Compétences validées trim-sem 2'.Z6]=&quot;&quot;;[$'Compétences validées trimestre 3'.Z6]=&quot;&quot;);&quot;&quot;;MAX([$'Compétences validées trim-sem 1'.Z6];[$'Compétences validées trim-sem 2'.Z6];[$'Compétences validées trimestre 3'.Z6]))">
            <text:p/>
          </table:table-cell>
          <table:table-cell table:formula="of:=IF(AND([$'Compétences validées trim-sem 1'.AA6]=&quot;&quot;;[$'Compétences validées trim-sem 2'.AA6]=&quot;&quot;;[$'Compétences validées trimestre 3'.AA6]=&quot;&quot;);&quot;&quot;;MAX([$'Compétences validées trim-sem 1'.AA6];[$'Compétences validées trim-sem 2'.AA6];[$'Compétences validées trimestre 3'.AA6]))">
            <text:p/>
          </table:table-cell>
          <table:table-cell table:formula="of:=IF(AND([$'Compétences validées trim-sem 1'.AB6]=&quot;&quot;;[$'Compétences validées trim-sem 2'.AB6]=&quot;&quot;;[$'Compétences validées trimestre 3'.AB6]=&quot;&quot;);&quot;&quot;;MAX([$'Compétences validées trim-sem 1'.AB6];[$'Compétences validées trim-sem 2'.AB6];[$'Compétences validées trimestre 3'.AB6]))">
            <text:p/>
          </table:table-cell>
          <table:table-cell table:formula="of:=IF(AND([$'Compétences validées trim-sem 1'.AC6]=&quot;&quot;;[$'Compétences validées trim-sem 2'.AC6]=&quot;&quot;;[$'Compétences validées trimestre 3'.AC6]=&quot;&quot;);&quot;&quot;;MAX([$'Compétences validées trim-sem 1'.AC6];[$'Compétences validées trim-sem 2'.AC6];[$'Compétences validées trimestre 3'.AC6]))">
            <text:p/>
          </table:table-cell>
          <table:table-cell table:formula="of:=IF(AND([$'Compétences validées trim-sem 1'.AD6]=&quot;&quot;;[$'Compétences validées trim-sem 2'.AD6]=&quot;&quot;;[$'Compétences validées trimestre 3'.AD6]=&quot;&quot;);&quot;&quot;;MAX([$'Compétences validées trim-sem 1'.AD6];[$'Compétences validées trim-sem 2'.AD6];[$'Compétences validées trimestre 3'.AD6]))">
            <text:p/>
          </table:table-cell>
          <table:table-cell table:formula="of:=IF(AND([$'Compétences validées trim-sem 1'.AE6]=&quot;&quot;;[$'Compétences validées trim-sem 2'.AE6]=&quot;&quot;;[$'Compétences validées trimestre 3'.AE6]=&quot;&quot;);&quot;&quot;;MAX([$'Compétences validées trim-sem 1'.AE6];[$'Compétences validées trim-sem 2'.AE6];[$'Compétences validées trimestre 3'.AE6]))">
            <text:p/>
          </table:table-cell>
          <table:table-cell table:formula="of:=IF(AND([$'Compétences validées trim-sem 1'.AF6]=&quot;&quot;;[$'Compétences validées trim-sem 2'.AF6]=&quot;&quot;;[$'Compétences validées trimestre 3'.AF6]=&quot;&quot;);&quot;&quot;;MAX([$'Compétences validées trim-sem 1'.AF6];[$'Compétences validées trim-sem 2'.AF6];[$'Compétences validées trimestre 3'.AF6]))">
            <text:p/>
          </table:table-cell>
          <table:table-cell table:formula="of:=IF(AND([$'Compétences validées trim-sem 1'.AG6]=&quot;&quot;;[$'Compétences validées trim-sem 2'.AG6]=&quot;&quot;;[$'Compétences validées trimestre 3'.AG6]=&quot;&quot;);&quot;&quot;;MAX([$'Compétences validées trim-sem 1'.AG6];[$'Compétences validées trim-sem 2'.AG6];[$'Compétences validées trimestre 3'.AG6]))">
            <text:p/>
          </table:table-cell>
          <table:table-cell table:formula="of:=IF(AND([$'Compétences validées trim-sem 1'.AH6]=&quot;&quot;;[$'Compétences validées trim-sem 2'.AH6]=&quot;&quot;;[$'Compétences validées trimestre 3'.AH6]=&quot;&quot;);&quot;&quot;;MAX([$'Compétences validées trim-sem 1'.AH6];[$'Compétences validées trim-sem 2'.AH6];[$'Compétences validées trimestre 3'.AH6]))">
            <text:p/>
          </table:table-cell>
          <table:table-cell table:formula="of:=IF(AND([$'Compétences validées trim-sem 1'.AI6]=&quot;&quot;;[$'Compétences validées trim-sem 2'.AI6]=&quot;&quot;;[$'Compétences validées trimestre 3'.AI6]=&quot;&quot;);&quot;&quot;;MAX([$'Compétences validées trim-sem 1'.AI6];[$'Compétences validées trim-sem 2'.AI6];[$'Compétences validées trimestre 3'.AI6]))">
            <text:p/>
          </table:table-cell>
          <table:table-cell table:formula="of:=IF(AND([$'Compétences validées trim-sem 1'.AJ6]=&quot;&quot;;[$'Compétences validées trim-sem 2'.AJ6]=&quot;&quot;;[$'Compétences validées trimestre 3'.AJ6]=&quot;&quot;);&quot;&quot;;MAX([$'Compétences validées trim-sem 1'.AJ6];[$'Compétences validées trim-sem 2'.AJ6];[$'Compétences validées trimestre 3'.AJ6]))">
            <text:p/>
          </table:table-cell>
          <table:table-cell table:formula="of:=IF(AND([$'Compétences validées trim-sem 1'.AK6]=&quot;&quot;;[$'Compétences validées trim-sem 2'.AK6]=&quot;&quot;;[$'Compétences validées trimestre 3'.AK6]=&quot;&quot;);&quot;&quot;;MAX([$'Compétences validées trim-sem 1'.AK6];[$'Compétences validées trim-sem 2'.AK6];[$'Compétences validées trimestre 3'.AK6]))">
            <text:p/>
          </table:table-cell>
          <table:table-cell table:formula="of:=IF(AND([$'Compétences validées trim-sem 1'.AL6]=&quot;&quot;;[$'Compétences validées trim-sem 2'.AL6]=&quot;&quot;;[$'Compétences validées trimestre 3'.AL6]=&quot;&quot;);&quot;&quot;;MAX([$'Compétences validées trim-sem 1'.AL6];[$'Compétences validées trim-sem 2'.AL6];[$'Compétences validées trimestre 3'.AL6]))">
            <text:p/>
          </table:table-cell>
          <table:table-cell table:formula="of:=IF(AND([$'Compétences validées trim-sem 1'.AM6]=&quot;&quot;;[$'Compétences validées trim-sem 2'.AM6]=&quot;&quot;;[$'Compétences validées trimestre 3'.AM6]=&quot;&quot;);&quot;&quot;;MAX([$'Compétences validées trim-sem 1'.AM6];[$'Compétences validées trim-sem 2'.AM6];[$'Compétences validées trimestre 3'.AM6]))">
            <text:p/>
          </table:table-cell>
          <table:table-cell table:formula="of:=IF(AND([$'Compétences validées trim-sem 1'.AN6]=&quot;&quot;;[$'Compétences validées trim-sem 2'.AN6]=&quot;&quot;;[$'Compétences validées trimestre 3'.AN6]=&quot;&quot;);&quot;&quot;;MAX([$'Compétences validées trim-sem 1'.AN6];[$'Compétences validées trim-sem 2'.AN6];[$'Compétences validées trimestre 3'.AN6]))">
            <text:p/>
          </table:table-cell>
          <table:table-cell table:formula="of:=IF(AND([$'Compétences validées trim-sem 1'.AO6]=&quot;&quot;;[$'Compétences validées trim-sem 2'.AO6]=&quot;&quot;;[$'Compétences validées trimestre 3'.AO6]=&quot;&quot;);&quot;&quot;;MAX([$'Compétences validées trim-sem 1'.AO6];[$'Compétences validées trim-sem 2'.AO6];[$'Compétences validées trimestre 3'.AO6]))">
            <text:p/>
          </table:table-cell>
          <table:table-cell table:formula="of:=IF(AND([$'Compétences validées trim-sem 1'.AP6]=&quot;&quot;;[$'Compétences validées trim-sem 2'.AP6]=&quot;&quot;;[$'Compétences validées trimestre 3'.AP6]=&quot;&quot;);&quot;&quot;;MAX([$'Compétences validées trim-sem 1'.AP6];[$'Compétences validées trim-sem 2'.AP6];[$'Compétences validées trimestre 3'.AP6]))">
            <text:p/>
          </table:table-cell>
          <table:table-cell table:formula="of:=IF(AND([$'Compétences validées trim-sem 1'.AQ6]=&quot;&quot;;[$'Compétences validées trim-sem 2'.AQ6]=&quot;&quot;;[$'Compétences validées trimestre 3'.AQ6]=&quot;&quot;);&quot;&quot;;MAX([$'Compétences validées trim-sem 1'.AQ6];[$'Compétences validées trim-sem 2'.AQ6];[$'Compétences validées trimestre 3'.AQ6]))">
            <text:p/>
          </table:table-cell>
          <table:table-cell table:formula="of:=IF(AND([$'Compétences validées trim-sem 1'.AR6]=&quot;&quot;;[$'Compétences validées trim-sem 2'.AR6]=&quot;&quot;;[$'Compétences validées trimestre 3'.AR6]=&quot;&quot;);&quot;&quot;;MAX([$'Compétences validées trim-sem 1'.AR6];[$'Compétences validées trim-sem 2'.AR6];[$'Compétences validées trimestre 3'.AR6]))">
            <text:p/>
          </table:table-cell>
          <table:table-cell table:formula="of:=IF(AND([$'Compétences validées trim-sem 1'.AS6]=&quot;&quot;;[$'Compétences validées trim-sem 2'.AS6]=&quot;&quot;;[$'Compétences validées trimestre 3'.AS6]=&quot;&quot;);&quot;&quot;;MAX([$'Compétences validées trim-sem 1'.AS6];[$'Compétences validées trim-sem 2'.AS6];[$'Compétences validées trimestre 3'.AS6]))">
            <text:p/>
          </table:table-cell>
          <table:table-cell table:formula="of:=IF(AND([$'Compétences validées trim-sem 1'.AT6]=&quot;&quot;;[$'Compétences validées trim-sem 2'.AT6]=&quot;&quot;;[$'Compétences validées trimestre 3'.AT6]=&quot;&quot;);&quot;&quot;;MAX([$'Compétences validées trim-sem 1'.AT6];[$'Compétences validées trim-sem 2'.AT6];[$'Compétences validées trimestre 3'.AT6]))">
            <text:p/>
          </table:table-cell>
          <table:table-cell table:formula="of:=IF(AND([$'Compétences validées trim-sem 1'.AU6]=&quot;&quot;;[$'Compétences validées trim-sem 2'.AU6]=&quot;&quot;;[$'Compétences validées trimestre 3'.AU6]=&quot;&quot;);&quot;&quot;;MAX([$'Compétences validées trim-sem 1'.AU6];[$'Compétences validées trim-sem 2'.AU6];[$'Compétences validées trimestre 3'.AU6]))">
            <text:p/>
          </table:table-cell>
          <table:table-cell table:formula="of:=IF(AND([$'Compétences validées trim-sem 1'.AV6]=&quot;&quot;;[$'Compétences validées trim-sem 2'.AV6]=&quot;&quot;;[$'Compétences validées trimestre 3'.AV6]=&quot;&quot;);&quot;&quot;;MAX([$'Compétences validées trim-sem 1'.AV6];[$'Compétences validées trim-sem 2'.AV6];[$'Compétences validées trimestre 3'.AV6]))">
            <text:p/>
          </table:table-cell>
          <table:table-cell table:formula="of:=IF(AND([$'Compétences validées trim-sem 1'.AW6]=&quot;&quot;;[$'Compétences validées trim-sem 2'.AW6]=&quot;&quot;;[$'Compétences validées trimestre 3'.AW6]=&quot;&quot;);&quot;&quot;;MAX([$'Compétences validées trim-sem 1'.AW6];[$'Compétences validées trim-sem 2'.AW6];[$'Compétences validées trimestre 3'.AW6]))">
            <text:p/>
          </table:table-cell>
          <table:table-cell table:formula="of:=IF(AND([$'Compétences validées trim-sem 1'.AX6]=&quot;&quot;;[$'Compétences validées trim-sem 2'.AX6]=&quot;&quot;;[$'Compétences validées trimestre 3'.AX6]=&quot;&quot;);&quot;&quot;;MAX([$'Compétences validées trim-sem 1'.AX6];[$'Compétences validées trim-sem 2'.AX6];[$'Compétences validées trimestre 3'.AX6]))">
            <text:p/>
          </table:table-cell>
          <table:table-cell table:formula="of:=IF(AND([$'Compétences validées trim-sem 1'.AY6]=&quot;&quot;;[$'Compétences validées trim-sem 2'.AY6]=&quot;&quot;;[$'Compétences validées trimestre 3'.AY6]=&quot;&quot;);&quot;&quot;;MAX([$'Compétences validées trim-sem 1'.AY6];[$'Compétences validées trim-sem 2'.AY6];[$'Compétences validées trimestre 3'.AY6]))">
            <text:p/>
          </table:table-cell>
          <table:table-cell table:formula="of:=IF(AND([$'Compétences validées trim-sem 1'.AZ6]=&quot;&quot;;[$'Compétences validées trim-sem 2'.AZ6]=&quot;&quot;;[$'Compétences validées trimestre 3'.AZ6]=&quot;&quot;);&quot;&quot;;MAX([$'Compétences validées trim-sem 1'.AZ6];[$'Compétences validées trim-sem 2'.AZ6];[$'Compétences validées trimestre 3'.AZ6]))">
            <text:p/>
          </table:table-cell>
          <table:table-cell table:formula="of:=IF(AND([$'Compétences validées trim-sem 1'.BA6]=&quot;&quot;;[$'Compétences validées trim-sem 2'.BA6]=&quot;&quot;;[$'Compétences validées trimestre 3'.BA6]=&quot;&quot;);&quot;&quot;;MAX([$'Compétences validées trim-sem 1'.BA6];[$'Compétences validées trim-sem 2'.BA6];[$'Compétences validées trimestre 3'.BA6]))">
            <text:p/>
          </table:table-cell>
          <table:table-cell table:formula="of:=IF(AND([$'Compétences validées trim-sem 1'.BB6]=&quot;&quot;;[$'Compétences validées trim-sem 2'.BB6]=&quot;&quot;;[$'Compétences validées trimestre 3'.BB6]=&quot;&quot;);&quot;&quot;;MAX([$'Compétences validées trim-sem 1'.BB6];[$'Compétences validées trim-sem 2'.BB6];[$'Compétences validées trimestre 3'.BB6]))">
            <text:p/>
          </table:table-cell>
          <table:table-cell table:formula="of:=IF(AND([$'Compétences validées trim-sem 1'.BC6]=&quot;&quot;;[$'Compétences validées trim-sem 2'.BC6]=&quot;&quot;;[$'Compétences validées trimestre 3'.BC6]=&quot;&quot;);&quot;&quot;;MAX([$'Compétences validées trim-sem 1'.BC6];[$'Compétences validées trim-sem 2'.BC6];[$'Compétences validées trimestre 3'.BC6]))">
            <text:p/>
          </table:table-cell>
          <table:table-cell table:formula="of:=IF(AND([$'Compétences validées trim-sem 1'.BD6]=&quot;&quot;;[$'Compétences validées trim-sem 2'.BD6]=&quot;&quot;;[$'Compétences validées trimestre 3'.BD6]=&quot;&quot;);&quot;&quot;;MAX([$'Compétences validées trim-sem 1'.BD6];[$'Compétences validées trim-sem 2'.BD6];[$'Compétences validées trimestre 3'.BD6]))">
            <text:p/>
          </table:table-cell>
          <table:table-cell table:formula="of:=IF(AND([$'Compétences validées trim-sem 1'.BE6]=&quot;&quot;;[$'Compétences validées trim-sem 2'.BE6]=&quot;&quot;;[$'Compétences validées trimestre 3'.BE6]=&quot;&quot;);&quot;&quot;;MAX([$'Compétences validées trim-sem 1'.BE6];[$'Compétences validées trim-sem 2'.BE6];[$'Compétences validées trimestre 3'.BE6]))">
            <text:p/>
          </table:table-cell>
          <table:table-cell table:formula="of:=IF(AND([$'Compétences validées trim-sem 1'.BF6]=&quot;&quot;;[$'Compétences validées trim-sem 2'.BF6]=&quot;&quot;;[$'Compétences validées trimestre 3'.BF6]=&quot;&quot;);&quot;&quot;;MAX([$'Compétences validées trim-sem 1'.BF6];[$'Compétences validées trim-sem 2'.BF6];[$'Compétences validées trimestre 3'.BF6]))">
            <text:p/>
          </table:table-cell>
          <table:table-cell table:formula="of:=IF(AND([$'Compétences validées trim-sem 1'.BG6]=&quot;&quot;;[$'Compétences validées trim-sem 2'.BG6]=&quot;&quot;;[$'Compétences validées trimestre 3'.BG6]=&quot;&quot;);&quot;&quot;;MAX([$'Compétences validées trim-sem 1'.BG6];[$'Compétences validées trim-sem 2'.BG6];[$'Compétences validées trimestre 3'.BG6]))">
            <text:p/>
          </table:table-cell>
          <table:table-cell table:formula="of:=IF(AND([$'Compétences validées trim-sem 1'.BH6]=&quot;&quot;;[$'Compétences validées trim-sem 2'.BH6]=&quot;&quot;;[$'Compétences validées trimestre 3'.BH6]=&quot;&quot;);&quot;&quot;;MAX([$'Compétences validées trim-sem 1'.BH6];[$'Compétences validées trim-sem 2'.BH6];[$'Compétences validées trimestre 3'.BH6]))">
            <text:p/>
          </table:table-cell>
          <table:table-cell table:formula="of:=IF(AND([$'Compétences validées trim-sem 1'.BI6]=&quot;&quot;;[$'Compétences validées trim-sem 2'.BI6]=&quot;&quot;;[$'Compétences validées trimestre 3'.BI6]=&quot;&quot;);&quot;&quot;;MAX([$'Compétences validées trim-sem 1'.BI6];[$'Compétences validées trim-sem 2'.BI6];[$'Compétences validées trimestre 3'.BI6]))">
            <text:p/>
          </table:table-cell>
          <table:table-cell table:formula="of:=IF(AND([$'Compétences validées trim-sem 1'.BJ6]=&quot;&quot;;[$'Compétences validées trim-sem 2'.BJ6]=&quot;&quot;;[$'Compétences validées trimestre 3'.BJ6]=&quot;&quot;);&quot;&quot;;MAX([$'Compétences validées trim-sem 1'.BJ6];[$'Compétences validées trim-sem 2'.BJ6];[$'Compétences validées trimestre 3'.BJ6]))">
            <text:p/>
          </table:table-cell>
          <table:table-cell table:formula="of:=IF(AND([$'Compétences validées trim-sem 1'.BK6]=&quot;&quot;;[$'Compétences validées trim-sem 2'.BK6]=&quot;&quot;;[$'Compétences validées trimestre 3'.BK6]=&quot;&quot;);&quot;&quot;;MAX([$'Compétences validées trim-sem 1'.BK6];[$'Compétences validées trim-sem 2'.BK6];[$'Compétences validées trimestre 3'.BK6]))">
            <text:p/>
          </table:table-cell>
          <table:table-cell table:formula="of:=IF(AND([$'Compétences validées trim-sem 1'.BL6]=&quot;&quot;;[$'Compétences validées trim-sem 2'.BL6]=&quot;&quot;;[$'Compétences validées trimestre 3'.BL6]=&quot;&quot;);&quot;&quot;;MAX([$'Compétences validées trim-sem 1'.BL6];[$'Compétences validées trim-sem 2'.BL6];[$'Compétences validées trimestre 3'.BL6]))">
            <text:p/>
          </table:table-cell>
          <table:table-cell table:formula="of:=IF(AND([$'Compétences validées trim-sem 1'.BM6]=&quot;&quot;;[$'Compétences validées trim-sem 2'.BM6]=&quot;&quot;;[$'Compétences validées trimestre 3'.BM6]=&quot;&quot;);&quot;&quot;;MAX([$'Compétences validées trim-sem 1'.BM6];[$'Compétences validées trim-sem 2'.BM6];[$'Compétences validées trimestre 3'.BM6]))">
            <text:p/>
          </table:table-cell>
          <table:table-cell table:formula="of:=IF(AND([$'Compétences validées trim-sem 1'.BN6]=&quot;&quot;;[$'Compétences validées trim-sem 2'.BN6]=&quot;&quot;;[$'Compétences validées trimestre 3'.BN6]=&quot;&quot;);&quot;&quot;;MAX([$'Compétences validées trim-sem 1'.BN6];[$'Compétences validées trim-sem 2'.BN6];[$'Compétences validées trimestre 3'.BN6]))">
            <text:p/>
          </table:table-cell>
          <table:table-cell table:formula="of:=IF(AND([$'Compétences validées trim-sem 1'.BO6]=&quot;&quot;;[$'Compétences validées trim-sem 2'.BO6]=&quot;&quot;;[$'Compétences validées trimestre 3'.BO6]=&quot;&quot;);&quot;&quot;;MAX([$'Compétences validées trim-sem 1'.BO6];[$'Compétences validées trim-sem 2'.BO6];[$'Compétences validées trimestre 3'.BO6]))">
            <text:p/>
          </table:table-cell>
          <table:table-cell table:formula="of:=IF(AND([$'Compétences validées trim-sem 1'.BP6]=&quot;&quot;;[$'Compétences validées trim-sem 2'.BP6]=&quot;&quot;;[$'Compétences validées trimestre 3'.BP6]=&quot;&quot;);&quot;&quot;;MAX([$'Compétences validées trim-sem 1'.BP6];[$'Compétences validées trim-sem 2'.BP6];[$'Compétences validées trimestre 3'.BP6]))">
            <text:p/>
          </table:table-cell>
          <table:table-cell table:formula="of:=IF(AND([$'Compétences validées trim-sem 1'.BQ6]=&quot;&quot;;[$'Compétences validées trim-sem 2'.BQ6]=&quot;&quot;;[$'Compétences validées trimestre 3'.BQ6]=&quot;&quot;);&quot;&quot;;MAX([$'Compétences validées trim-sem 1'.BQ6];[$'Compétences validées trim-sem 2'.BQ6];[$'Compétences validées trimestre 3'.BQ6]))">
            <text:p/>
          </table:table-cell>
          <table:table-cell table:formula="of:=IF(AND([$'Compétences validées trim-sem 1'.BR6]=&quot;&quot;;[$'Compétences validées trim-sem 2'.BR6]=&quot;&quot;;[$'Compétences validées trimestre 3'.BR6]=&quot;&quot;);&quot;&quot;;MAX([$'Compétences validées trim-sem 1'.BR6];[$'Compétences validées trim-sem 2'.BR6];[$'Compétences validées trimestre 3'.BR6]))">
            <text:p/>
          </table:table-cell>
          <table:table-cell table:formula="of:=IF(AND([$'Compétences validées trim-sem 1'.BS6]=&quot;&quot;;[$'Compétences validées trim-sem 2'.BS6]=&quot;&quot;;[$'Compétences validées trimestre 3'.BS6]=&quot;&quot;);&quot;&quot;;MAX([$'Compétences validées trim-sem 1'.BS6];[$'Compétences validées trim-sem 2'.BS6];[$'Compétences validées trimestre 3'.BS6]))">
            <text:p/>
          </table:table-cell>
          <table:table-cell table:formula="of:=IF(AND([$'Compétences validées trim-sem 1'.BT6]=&quot;&quot;;[$'Compétences validées trim-sem 2'.BT6]=&quot;&quot;;[$'Compétences validées trimestre 3'.BT6]=&quot;&quot;);&quot;&quot;;MAX([$'Compétences validées trim-sem 1'.BT6];[$'Compétences validées trim-sem 2'.BT6];[$'Compétences validées trimestre 3'.BT6]))">
            <text:p/>
          </table:table-cell>
          <table:table-cell table:formula="of:=IF(AND([$'Compétences validées trim-sem 1'.BU6]=&quot;&quot;;[$'Compétences validées trim-sem 2'.BU6]=&quot;&quot;;[$'Compétences validées trimestre 3'.BU6]=&quot;&quot;);&quot;&quot;;MAX([$'Compétences validées trim-sem 1'.BU6];[$'Compétences validées trim-sem 2'.BU6];[$'Compétences validées trimestre 3'.BU6]))">
            <text:p/>
          </table:table-cell>
          <table:table-cell table:formula="of:=IF(AND([$'Compétences validées trim-sem 1'.BV6]=&quot;&quot;;[$'Compétences validées trim-sem 2'.BV6]=&quot;&quot;;[$'Compétences validées trimestre 3'.BV6]=&quot;&quot;);&quot;&quot;;MAX([$'Compétences validées trim-sem 1'.BV6];[$'Compétences validées trim-sem 2'.BV6];[$'Compétences validées trimestre 3'.BV6]))">
            <text:p/>
          </table:table-cell>
          <table:table-cell table:formula="of:=IF(AND([$'Compétences validées trim-sem 1'.BW6]=&quot;&quot;;[$'Compétences validées trim-sem 2'.BW6]=&quot;&quot;;[$'Compétences validées trimestre 3'.BW6]=&quot;&quot;);&quot;&quot;;MAX([$'Compétences validées trim-sem 1'.BW6];[$'Compétences validées trim-sem 2'.BW6];[$'Compétences validées trimestre 3'.BW6]))">
            <text:p/>
          </table:table-cell>
          <table:table-cell table:formula="of:=IF(AND([$'Compétences validées trim-sem 1'.BX6]=&quot;&quot;;[$'Compétences validées trim-sem 2'.BX6]=&quot;&quot;;[$'Compétences validées trimestre 3'.BX6]=&quot;&quot;);&quot;&quot;;MAX([$'Compétences validées trim-sem 1'.BX6];[$'Compétences validées trim-sem 2'.BX6];[$'Compétences validées trimestre 3'.BX6]))">
            <text:p/>
          </table:table-cell>
          <table:table-cell table:formula="of:=IF(AND([$'Compétences validées trim-sem 1'.BY6]=&quot;&quot;;[$'Compétences validées trim-sem 2'.BY6]=&quot;&quot;;[$'Compétences validées trimestre 3'.BY6]=&quot;&quot;);&quot;&quot;;MAX([$'Compétences validées trim-sem 1'.BY6];[$'Compétences validées trim-sem 2'.BY6];[$'Compétences validées trimestre 3'.BY6]))">
            <text:p/>
          </table:table-cell>
          <table:table-cell table:formula="of:=IF(AND([$'Compétences validées trim-sem 1'.BZ6]=&quot;&quot;;[$'Compétences validées trim-sem 2'.BZ6]=&quot;&quot;;[$'Compétences validées trimestre 3'.BZ6]=&quot;&quot;);&quot;&quot;;MAX([$'Compétences validées trim-sem 1'.BZ6];[$'Compétences validées trim-sem 2'.BZ6];[$'Compétences validées trimestre 3'.BZ6]))">
            <text:p/>
          </table:table-cell>
          <table:table-cell table:formula="of:=IF(AND([$'Compétences validées trim-sem 1'.CA6]=&quot;&quot;;[$'Compétences validées trim-sem 2'.CA6]=&quot;&quot;;[$'Compétences validées trimestre 3'.CA6]=&quot;&quot;);&quot;&quot;;MAX([$'Compétences validées trim-sem 1'.CA6];[$'Compétences validées trim-sem 2'.CA6];[$'Compétences validées trimestre 3'.CA6]))">
            <text:p/>
          </table:table-cell>
          <table:table-cell table:formula="of:=IF(AND([$'Compétences validées trim-sem 1'.CB6]=&quot;&quot;;[$'Compétences validées trim-sem 2'.CB6]=&quot;&quot;;[$'Compétences validées trimestre 3'.CB6]=&quot;&quot;);&quot;&quot;;MAX([$'Compétences validées trim-sem 1'.CB6];[$'Compétences validées trim-sem 2'.CB6];[$'Compétences validées trimestre 3'.CB6]))">
            <text:p/>
          </table:table-cell>
          <table:table-cell table:formula="of:=IF(AND([$'Compétences validées trim-sem 1'.CC6]=&quot;&quot;;[$'Compétences validées trim-sem 2'.CC6]=&quot;&quot;;[$'Compétences validées trimestre 3'.CC6]=&quot;&quot;);&quot;&quot;;MAX([$'Compétences validées trim-sem 1'.CC6];[$'Compétences validées trim-sem 2'.CC6];[$'Compétences validées trimestre 3'.CC6]))">
            <text:p/>
          </table:table-cell>
          <table:table-cell table:formula="of:=IF(AND([$'Compétences validées trim-sem 1'.CD6]=&quot;&quot;;[$'Compétences validées trim-sem 2'.CD6]=&quot;&quot;;[$'Compétences validées trimestre 3'.CD6]=&quot;&quot;);&quot;&quot;;MAX([$'Compétences validées trim-sem 1'.CD6];[$'Compétences validées trim-sem 2'.CD6];[$'Compétences validées trimestre 3'.CD6]))">
            <text:p/>
          </table:table-cell>
          <table:table-cell table:formula="of:=IF(AND([$'Compétences validées trim-sem 1'.CE6]=&quot;&quot;;[$'Compétences validées trim-sem 2'.CE6]=&quot;&quot;;[$'Compétences validées trimestre 3'.CE6]=&quot;&quot;);&quot;&quot;;MAX([$'Compétences validées trim-sem 1'.CE6];[$'Compétences validées trim-sem 2'.CE6];[$'Compétences validées trimestre 3'.CE6]))">
            <text:p/>
          </table:table-cell>
          <table:table-cell table:formula="of:=IF(AND([$'Compétences validées trim-sem 1'.CF6]=&quot;&quot;;[$'Compétences validées trim-sem 2'.CF6]=&quot;&quot;;[$'Compétences validées trimestre 3'.CF6]=&quot;&quot;);&quot;&quot;;MAX([$'Compétences validées trim-sem 1'.CF6];[$'Compétences validées trim-sem 2'.CF6];[$'Compétences validées trimestre 3'.CF6]))">
            <text:p/>
          </table:table-cell>
          <table:table-cell table:formula="of:=IF(AND([$'Compétences validées trim-sem 1'.CG6]=&quot;&quot;;[$'Compétences validées trim-sem 2'.CG6]=&quot;&quot;;[$'Compétences validées trimestre 3'.CG6]=&quot;&quot;);&quot;&quot;;MAX([$'Compétences validées trim-sem 1'.CG6];[$'Compétences validées trim-sem 2'.CG6];[$'Compétences validées trimestre 3'.CG6]))">
            <text:p/>
          </table:table-cell>
          <table:table-cell table:formula="of:=IF(AND([$'Compétences validées trim-sem 1'.CH6]=&quot;&quot;;[$'Compétences validées trim-sem 2'.CH6]=&quot;&quot;;[$'Compétences validées trimestre 3'.CH6]=&quot;&quot;);&quot;&quot;;MAX([$'Compétences validées trim-sem 1'.CH6];[$'Compétences validées trim-sem 2'.CH6];[$'Compétences validées trimestre 3'.CH6]))">
            <text:p/>
          </table:table-cell>
          <table:table-cell table:formula="of:=IF(AND([$'Compétences validées trim-sem 1'.CI6]=&quot;&quot;;[$'Compétences validées trim-sem 2'.CI6]=&quot;&quot;;[$'Compétences validées trimestre 3'.CI6]=&quot;&quot;);&quot;&quot;;MAX([$'Compétences validées trim-sem 1'.CI6];[$'Compétences validées trim-sem 2'.CI6];[$'Compétences validées trimestre 3'.CI6]))">
            <text:p/>
          </table:table-cell>
          <table:table-cell table:formula="of:=IF(AND([$'Compétences validées trim-sem 1'.CJ6]=&quot;&quot;;[$'Compétences validées trim-sem 2'.CJ6]=&quot;&quot;;[$'Compétences validées trimestre 3'.CJ6]=&quot;&quot;);&quot;&quot;;MAX([$'Compétences validées trim-sem 1'.CJ6];[$'Compétences validées trim-sem 2'.CJ6];[$'Compétences validées trimestre 3'.CJ6]))">
            <text:p/>
          </table:table-cell>
          <table:table-cell table:formula="of:=IF(AND([$'Compétences validées trim-sem 1'.CK6]=&quot;&quot;;[$'Compétences validées trim-sem 2'.CK6]=&quot;&quot;;[$'Compétences validées trimestre 3'.CK6]=&quot;&quot;);&quot;&quot;;MAX([$'Compétences validées trim-sem 1'.CK6];[$'Compétences validées trim-sem 2'.CK6];[$'Compétences validées trimestre 3'.CK6]))">
            <text:p/>
          </table:table-cell>
          <table:table-cell table:formula="of:=IF(AND([$'Compétences validées trim-sem 1'.CL6]=&quot;&quot;;[$'Compétences validées trim-sem 2'.CL6]=&quot;&quot;;[$'Compétences validées trimestre 3'.CL6]=&quot;&quot;);&quot;&quot;;MAX([$'Compétences validées trim-sem 1'.CL6];[$'Compétences validées trim-sem 2'.CL6];[$'Compétences validées trimestre 3'.CL6]))">
            <text:p/>
          </table:table-cell>
          <table:table-cell table:formula="of:=IF(AND([$'Compétences validées trim-sem 1'.CM6]=&quot;&quot;;[$'Compétences validées trim-sem 2'.CM6]=&quot;&quot;;[$'Compétences validées trimestre 3'.CM6]=&quot;&quot;);&quot;&quot;;MAX([$'Compétences validées trim-sem 1'.CM6];[$'Compétences validées trim-sem 2'.CM6];[$'Compétences validées trimestre 3'.CM6]))">
            <text:p/>
          </table:table-cell>
          <table:table-cell table:formula="of:=IF(AND([$'Compétences validées trim-sem 1'.CN6]=&quot;&quot;;[$'Compétences validées trim-sem 2'.CN6]=&quot;&quot;;[$'Compétences validées trimestre 3'.CN6]=&quot;&quot;);&quot;&quot;;MAX([$'Compétences validées trim-sem 1'.CN6];[$'Compétences validées trim-sem 2'.CN6];[$'Compétences validées trimestre 3'.CN6]))">
            <text:p/>
          </table:table-cell>
          <table:table-cell table:formula="of:=IF(AND([$'Compétences validées trim-sem 1'.CO6]=&quot;&quot;;[$'Compétences validées trim-sem 2'.CO6]=&quot;&quot;;[$'Compétences validées trimestre 3'.CO6]=&quot;&quot;);&quot;&quot;;MAX([$'Compétences validées trim-sem 1'.CO6];[$'Compétences validées trim-sem 2'.CO6];[$'Compétences validées trimestre 3'.CO6]))">
            <text:p/>
          </table:table-cell>
          <table:table-cell table:formula="of:=IF(AND([$'Compétences validées trim-sem 1'.CP6]=&quot;&quot;;[$'Compétences validées trim-sem 2'.CP6]=&quot;&quot;;[$'Compétences validées trimestre 3'.CP6]=&quot;&quot;);&quot;&quot;;MAX([$'Compétences validées trim-sem 1'.CP6];[$'Compétences validées trim-sem 2'.CP6];[$'Compétences validées trimestre 3'.CP6]))">
            <text:p/>
          </table:table-cell>
          <table:table-cell table:formula="of:=IF(AND([$'Compétences validées trim-sem 1'.CQ6]=&quot;&quot;;[$'Compétences validées trim-sem 2'.CQ6]=&quot;&quot;;[$'Compétences validées trimestre 3'.CQ6]=&quot;&quot;);&quot;&quot;;MAX([$'Compétences validées trim-sem 1'.CQ6];[$'Compétences validées trim-sem 2'.CQ6];[$'Compétences validées trimestre 3'.CQ6]))">
            <text:p/>
          </table:table-cell>
          <table:table-cell table:formula="of:=IF(AND([$'Compétences validées trim-sem 1'.CR6]=&quot;&quot;;[$'Compétences validées trim-sem 2'.CR6]=&quot;&quot;;[$'Compétences validées trimestre 3'.CR6]=&quot;&quot;);&quot;&quot;;MAX([$'Compétences validées trim-sem 1'.CR6];[$'Compétences validées trim-sem 2'.CR6];[$'Compétences validées trimestre 3'.CR6]))">
            <text:p/>
          </table:table-cell>
          <table:table-cell table:formula="of:=IF(AND([$'Compétences validées trim-sem 1'.CS6]=&quot;&quot;;[$'Compétences validées trim-sem 2'.CS6]=&quot;&quot;;[$'Compétences validées trimestre 3'.CS6]=&quot;&quot;);&quot;&quot;;MAX([$'Compétences validées trim-sem 1'.CS6];[$'Compétences validées trim-sem 2'.CS6];[$'Compétences validées trimestre 3'.CS6]))">
            <text:p/>
          </table:table-cell>
          <table:table-cell table:formula="of:=IF(AND([$'Compétences validées trim-sem 1'.CT6]=&quot;&quot;;[$'Compétences validées trim-sem 2'.CT6]=&quot;&quot;;[$'Compétences validées trimestre 3'.CT6]=&quot;&quot;);&quot;&quot;;MAX([$'Compétences validées trim-sem 1'.CT6];[$'Compétences validées trim-sem 2'.CT6];[$'Compétences validées trimestre 3'.CT6]))">
            <text:p/>
          </table:table-cell>
          <table:table-cell table:formula="of:=IF(AND([$'Compétences validées trim-sem 1'.CU6]=&quot;&quot;;[$'Compétences validées trim-sem 2'.CU6]=&quot;&quot;;[$'Compétences validées trimestre 3'.CU6]=&quot;&quot;);&quot;&quot;;MAX([$'Compétences validées trim-sem 1'.CU6];[$'Compétences validées trim-sem 2'.CU6];[$'Compétences validées trimestre 3'.CU6]))">
            <text:p/>
          </table:table-cell>
          <table:table-cell table:formula="of:=IF(AND([$'Compétences validées trim-sem 1'.CV6]=&quot;&quot;;[$'Compétences validées trim-sem 2'.CV6]=&quot;&quot;;[$'Compétences validées trimestre 3'.CV6]=&quot;&quot;);&quot;&quot;;MAX([$'Compétences validées trim-sem 1'.CV6];[$'Compétences validées trim-sem 2'.CV6];[$'Compétences validées trimestre 3'.CV6]))">
            <text:p/>
          </table:table-cell>
          <table:table-cell table:formula="of:=IF(AND([$'Compétences validées trim-sem 1'.CW6]=&quot;&quot;;[$'Compétences validées trim-sem 2'.CW6]=&quot;&quot;;[$'Compétences validées trimestre 3'.CW6]=&quot;&quot;);&quot;&quot;;MAX([$'Compétences validées trim-sem 1'.CW6];[$'Compétences validées trim-sem 2'.CW6];[$'Compétences validées trimestre 3'.CW6]))">
            <text:p/>
          </table:table-cell>
          <table:table-cell table:formula="of:=IF(AND([$'Compétences validées trim-sem 1'.CX6]=&quot;&quot;;[$'Compétences validées trim-sem 2'.CX6]=&quot;&quot;;[$'Compétences validées trimestre 3'.CX6]=&quot;&quot;);&quot;&quot;;MAX([$'Compétences validées trim-sem 1'.CX6];[$'Compétences validées trim-sem 2'.CX6];[$'Compétences validées trimestre 3'.CX6]))">
            <text:p/>
          </table:table-cell>
        </table:table-row>
        <table:table-row table:style-name="ro1">
          <table:table-cell office:value-type="string" calcext:value-type="string">
            <text:p>Nom 6</text:p>
          </table:table-cell>
          <table:table-cell office:value-type="string" calcext:value-type="string">
            <text:p>Prénom 6</text:p>
          </table:table-cell>
          <table:table-cell table:formula="of:=IF(AND([$'Compétences validées trim-sem 1'.C7]=&quot;&quot;;[$'Compétences validées trim-sem 2'.C7]=&quot;&quot;;[$'Compétences validées trimestre 3'.C7]=&quot;&quot;);&quot;&quot;;MAX([$'Compétences validées trim-sem 1'.C7];[$'Compétences validées trim-sem 2'.C7];[$'Compétences validées trimestre 3'.C7]))">
            <text:p/>
          </table:table-cell>
          <table:table-cell table:formula="of:=IF(AND([$'Compétences validées trim-sem 1'.D7]=&quot;&quot;;[$'Compétences validées trim-sem 2'.D7]=&quot;&quot;;[$'Compétences validées trimestre 3'.D7]=&quot;&quot;);&quot;&quot;;MAX([$'Compétences validées trim-sem 1'.D7];[$'Compétences validées trim-sem 2'.D7];[$'Compétences validées trimestre 3'.D7]))">
            <text:p/>
          </table:table-cell>
          <table:table-cell table:formula="of:=IF(AND([$'Compétences validées trim-sem 1'.E7]=&quot;&quot;;[$'Compétences validées trim-sem 2'.E7]=&quot;&quot;;[$'Compétences validées trimestre 3'.E7]=&quot;&quot;);&quot;&quot;;MAX([$'Compétences validées trim-sem 1'.E7];[$'Compétences validées trim-sem 2'.E7];[$'Compétences validées trimestre 3'.E7]))" office:value-type="float" office:value="3" calcext:value-type="float">
            <text:p>3</text:p>
          </table:table-cell>
          <table:table-cell table:formula="of:=IF(AND([$'Compétences validées trim-sem 1'.F7]=&quot;&quot;;[$'Compétences validées trim-sem 2'.F7]=&quot;&quot;;[$'Compétences validées trimestre 3'.F7]=&quot;&quot;);&quot;&quot;;MAX([$'Compétences validées trim-sem 1'.F7];[$'Compétences validées trim-sem 2'.F7];[$'Compétences validées trimestre 3'.F7]))">
            <text:p/>
          </table:table-cell>
          <table:table-cell table:formula="of:=IF(AND([$'Compétences validées trim-sem 1'.G7]=&quot;&quot;;[$'Compétences validées trim-sem 2'.G7]=&quot;&quot;;[$'Compétences validées trimestre 3'.G7]=&quot;&quot;);&quot;&quot;;MAX([$'Compétences validées trim-sem 1'.G7];[$'Compétences validées trim-sem 2'.G7];[$'Compétences validées trimestre 3'.G7]))">
            <text:p/>
          </table:table-cell>
          <table:table-cell table:formula="of:=IF(AND([$'Compétences validées trim-sem 1'.H7]=&quot;&quot;;[$'Compétences validées trim-sem 2'.H7]=&quot;&quot;;[$'Compétences validées trimestre 3'.H7]=&quot;&quot;);&quot;&quot;;MAX([$'Compétences validées trim-sem 1'.H7];[$'Compétences validées trim-sem 2'.H7];[$'Compétences validées trimestre 3'.H7]))">
            <text:p/>
          </table:table-cell>
          <table:table-cell table:formula="of:=IF(AND([$'Compétences validées trim-sem 1'.I7]=&quot;&quot;;[$'Compétences validées trim-sem 2'.I7]=&quot;&quot;;[$'Compétences validées trimestre 3'.I7]=&quot;&quot;);&quot;&quot;;MAX([$'Compétences validées trim-sem 1'.I7];[$'Compétences validées trim-sem 2'.I7];[$'Compétences validées trimestre 3'.I7]))">
            <text:p/>
          </table:table-cell>
          <table:table-cell table:formula="of:=IF(AND([$'Compétences validées trim-sem 1'.J7]=&quot;&quot;;[$'Compétences validées trim-sem 2'.J7]=&quot;&quot;;[$'Compétences validées trimestre 3'.J7]=&quot;&quot;);&quot;&quot;;MAX([$'Compétences validées trim-sem 1'.J7];[$'Compétences validées trim-sem 2'.J7];[$'Compétences validées trimestre 3'.J7]))">
            <text:p/>
          </table:table-cell>
          <table:table-cell table:formula="of:=IF(AND([$'Compétences validées trim-sem 1'.K7]=&quot;&quot;;[$'Compétences validées trim-sem 2'.K7]=&quot;&quot;;[$'Compétences validées trimestre 3'.K7]=&quot;&quot;);&quot;&quot;;MAX([$'Compétences validées trim-sem 1'.K7];[$'Compétences validées trim-sem 2'.K7];[$'Compétences validées trimestre 3'.K7]))">
            <text:p/>
          </table:table-cell>
          <table:table-cell table:formula="of:=IF(AND([$'Compétences validées trim-sem 1'.L7]=&quot;&quot;;[$'Compétences validées trim-sem 2'.L7]=&quot;&quot;;[$'Compétences validées trimestre 3'.L7]=&quot;&quot;);&quot;&quot;;MAX([$'Compétences validées trim-sem 1'.L7];[$'Compétences validées trim-sem 2'.L7];[$'Compétences validées trimestre 3'.L7]))">
            <text:p/>
          </table:table-cell>
          <table:table-cell table:formula="of:=IF(AND([$'Compétences validées trim-sem 1'.M7]=&quot;&quot;;[$'Compétences validées trim-sem 2'.M7]=&quot;&quot;;[$'Compétences validées trimestre 3'.M7]=&quot;&quot;);&quot;&quot;;MAX([$'Compétences validées trim-sem 1'.M7];[$'Compétences validées trim-sem 2'.M7];[$'Compétences validées trimestre 3'.M7]))">
            <text:p/>
          </table:table-cell>
          <table:table-cell table:formula="of:=IF(AND([$'Compétences validées trim-sem 1'.N7]=&quot;&quot;;[$'Compétences validées trim-sem 2'.N7]=&quot;&quot;;[$'Compétences validées trimestre 3'.N7]=&quot;&quot;);&quot;&quot;;MAX([$'Compétences validées trim-sem 1'.N7];[$'Compétences validées trim-sem 2'.N7];[$'Compétences validées trimestre 3'.N7]))">
            <text:p/>
          </table:table-cell>
          <table:table-cell table:formula="of:=IF(AND([$'Compétences validées trim-sem 1'.O7]=&quot;&quot;;[$'Compétences validées trim-sem 2'.O7]=&quot;&quot;;[$'Compétences validées trimestre 3'.O7]=&quot;&quot;);&quot;&quot;;MAX([$'Compétences validées trim-sem 1'.O7];[$'Compétences validées trim-sem 2'.O7];[$'Compétences validées trimestre 3'.O7]))">
            <text:p/>
          </table:table-cell>
          <table:table-cell table:formula="of:=IF(AND([$'Compétences validées trim-sem 1'.P7]=&quot;&quot;;[$'Compétences validées trim-sem 2'.P7]=&quot;&quot;;[$'Compétences validées trimestre 3'.P7]=&quot;&quot;);&quot;&quot;;MAX([$'Compétences validées trim-sem 1'.P7];[$'Compétences validées trim-sem 2'.P7];[$'Compétences validées trimestre 3'.P7]))">
            <text:p/>
          </table:table-cell>
          <table:table-cell table:formula="of:=IF(AND([$'Compétences validées trim-sem 1'.Q7]=&quot;&quot;;[$'Compétences validées trim-sem 2'.Q7]=&quot;&quot;;[$'Compétences validées trimestre 3'.Q7]=&quot;&quot;);&quot;&quot;;MAX([$'Compétences validées trim-sem 1'.Q7];[$'Compétences validées trim-sem 2'.Q7];[$'Compétences validées trimestre 3'.Q7]))">
            <text:p/>
          </table:table-cell>
          <table:table-cell table:formula="of:=IF(AND([$'Compétences validées trim-sem 1'.R7]=&quot;&quot;;[$'Compétences validées trim-sem 2'.R7]=&quot;&quot;;[$'Compétences validées trimestre 3'.R7]=&quot;&quot;);&quot;&quot;;MAX([$'Compétences validées trim-sem 1'.R7];[$'Compétences validées trim-sem 2'.R7];[$'Compétences validées trimestre 3'.R7]))">
            <text:p/>
          </table:table-cell>
          <table:table-cell table:formula="of:=IF(AND([$'Compétences validées trim-sem 1'.S7]=&quot;&quot;;[$'Compétences validées trim-sem 2'.S7]=&quot;&quot;;[$'Compétences validées trimestre 3'.S7]=&quot;&quot;);&quot;&quot;;MAX([$'Compétences validées trim-sem 1'.S7];[$'Compétences validées trim-sem 2'.S7];[$'Compétences validées trimestre 3'.S7]))">
            <text:p/>
          </table:table-cell>
          <table:table-cell table:formula="of:=IF(AND([$'Compétences validées trim-sem 1'.T7]=&quot;&quot;;[$'Compétences validées trim-sem 2'.T7]=&quot;&quot;;[$'Compétences validées trimestre 3'.T7]=&quot;&quot;);&quot;&quot;;MAX([$'Compétences validées trim-sem 1'.T7];[$'Compétences validées trim-sem 2'.T7];[$'Compétences validées trimestre 3'.T7]))">
            <text:p/>
          </table:table-cell>
          <table:table-cell table:formula="of:=IF(AND([$'Compétences validées trim-sem 1'.U7]=&quot;&quot;;[$'Compétences validées trim-sem 2'.U7]=&quot;&quot;;[$'Compétences validées trimestre 3'.U7]=&quot;&quot;);&quot;&quot;;MAX([$'Compétences validées trim-sem 1'.U7];[$'Compétences validées trim-sem 2'.U7];[$'Compétences validées trimestre 3'.U7]))">
            <text:p/>
          </table:table-cell>
          <table:table-cell table:formula="of:=IF(AND([$'Compétences validées trim-sem 1'.V7]=&quot;&quot;;[$'Compétences validées trim-sem 2'.V7]=&quot;&quot;;[$'Compétences validées trimestre 3'.V7]=&quot;&quot;);&quot;&quot;;MAX([$'Compétences validées trim-sem 1'.V7];[$'Compétences validées trim-sem 2'.V7];[$'Compétences validées trimestre 3'.V7]))">
            <text:p/>
          </table:table-cell>
          <table:table-cell table:formula="of:=IF(AND([$'Compétences validées trim-sem 1'.W7]=&quot;&quot;;[$'Compétences validées trim-sem 2'.W7]=&quot;&quot;;[$'Compétences validées trimestre 3'.W7]=&quot;&quot;);&quot;&quot;;MAX([$'Compétences validées trim-sem 1'.W7];[$'Compétences validées trim-sem 2'.W7];[$'Compétences validées trimestre 3'.W7]))">
            <text:p/>
          </table:table-cell>
          <table:table-cell table:formula="of:=IF(AND([$'Compétences validées trim-sem 1'.X7]=&quot;&quot;;[$'Compétences validées trim-sem 2'.X7]=&quot;&quot;;[$'Compétences validées trimestre 3'.X7]=&quot;&quot;);&quot;&quot;;MAX([$'Compétences validées trim-sem 1'.X7];[$'Compétences validées trim-sem 2'.X7];[$'Compétences validées trimestre 3'.X7]))">
            <text:p/>
          </table:table-cell>
          <table:table-cell table:formula="of:=IF(AND([$'Compétences validées trim-sem 1'.Y7]=&quot;&quot;;[$'Compétences validées trim-sem 2'.Y7]=&quot;&quot;;[$'Compétences validées trimestre 3'.Y7]=&quot;&quot;);&quot;&quot;;MAX([$'Compétences validées trim-sem 1'.Y7];[$'Compétences validées trim-sem 2'.Y7];[$'Compétences validées trimestre 3'.Y7]))">
            <text:p/>
          </table:table-cell>
          <table:table-cell table:formula="of:=IF(AND([$'Compétences validées trim-sem 1'.Z7]=&quot;&quot;;[$'Compétences validées trim-sem 2'.Z7]=&quot;&quot;;[$'Compétences validées trimestre 3'.Z7]=&quot;&quot;);&quot;&quot;;MAX([$'Compétences validées trim-sem 1'.Z7];[$'Compétences validées trim-sem 2'.Z7];[$'Compétences validées trimestre 3'.Z7]))">
            <text:p/>
          </table:table-cell>
          <table:table-cell table:formula="of:=IF(AND([$'Compétences validées trim-sem 1'.AA7]=&quot;&quot;;[$'Compétences validées trim-sem 2'.AA7]=&quot;&quot;;[$'Compétences validées trimestre 3'.AA7]=&quot;&quot;);&quot;&quot;;MAX([$'Compétences validées trim-sem 1'.AA7];[$'Compétences validées trim-sem 2'.AA7];[$'Compétences validées trimestre 3'.AA7]))">
            <text:p/>
          </table:table-cell>
          <table:table-cell table:formula="of:=IF(AND([$'Compétences validées trim-sem 1'.AB7]=&quot;&quot;;[$'Compétences validées trim-sem 2'.AB7]=&quot;&quot;;[$'Compétences validées trimestre 3'.AB7]=&quot;&quot;);&quot;&quot;;MAX([$'Compétences validées trim-sem 1'.AB7];[$'Compétences validées trim-sem 2'.AB7];[$'Compétences validées trimestre 3'.AB7]))">
            <text:p/>
          </table:table-cell>
          <table:table-cell table:formula="of:=IF(AND([$'Compétences validées trim-sem 1'.AC7]=&quot;&quot;;[$'Compétences validées trim-sem 2'.AC7]=&quot;&quot;;[$'Compétences validées trimestre 3'.AC7]=&quot;&quot;);&quot;&quot;;MAX([$'Compétences validées trim-sem 1'.AC7];[$'Compétences validées trim-sem 2'.AC7];[$'Compétences validées trimestre 3'.AC7]))">
            <text:p/>
          </table:table-cell>
          <table:table-cell table:formula="of:=IF(AND([$'Compétences validées trim-sem 1'.AD7]=&quot;&quot;;[$'Compétences validées trim-sem 2'.AD7]=&quot;&quot;;[$'Compétences validées trimestre 3'.AD7]=&quot;&quot;);&quot;&quot;;MAX([$'Compétences validées trim-sem 1'.AD7];[$'Compétences validées trim-sem 2'.AD7];[$'Compétences validées trimestre 3'.AD7]))">
            <text:p/>
          </table:table-cell>
          <table:table-cell table:formula="of:=IF(AND([$'Compétences validées trim-sem 1'.AE7]=&quot;&quot;;[$'Compétences validées trim-sem 2'.AE7]=&quot;&quot;;[$'Compétences validées trimestre 3'.AE7]=&quot;&quot;);&quot;&quot;;MAX([$'Compétences validées trim-sem 1'.AE7];[$'Compétences validées trim-sem 2'.AE7];[$'Compétences validées trimestre 3'.AE7]))">
            <text:p/>
          </table:table-cell>
          <table:table-cell table:formula="of:=IF(AND([$'Compétences validées trim-sem 1'.AF7]=&quot;&quot;;[$'Compétences validées trim-sem 2'.AF7]=&quot;&quot;;[$'Compétences validées trimestre 3'.AF7]=&quot;&quot;);&quot;&quot;;MAX([$'Compétences validées trim-sem 1'.AF7];[$'Compétences validées trim-sem 2'.AF7];[$'Compétences validées trimestre 3'.AF7]))">
            <text:p/>
          </table:table-cell>
          <table:table-cell table:formula="of:=IF(AND([$'Compétences validées trim-sem 1'.AG7]=&quot;&quot;;[$'Compétences validées trim-sem 2'.AG7]=&quot;&quot;;[$'Compétences validées trimestre 3'.AG7]=&quot;&quot;);&quot;&quot;;MAX([$'Compétences validées trim-sem 1'.AG7];[$'Compétences validées trim-sem 2'.AG7];[$'Compétences validées trimestre 3'.AG7]))">
            <text:p/>
          </table:table-cell>
          <table:table-cell table:formula="of:=IF(AND([$'Compétences validées trim-sem 1'.AH7]=&quot;&quot;;[$'Compétences validées trim-sem 2'.AH7]=&quot;&quot;;[$'Compétences validées trimestre 3'.AH7]=&quot;&quot;);&quot;&quot;;MAX([$'Compétences validées trim-sem 1'.AH7];[$'Compétences validées trim-sem 2'.AH7];[$'Compétences validées trimestre 3'.AH7]))">
            <text:p/>
          </table:table-cell>
          <table:table-cell table:formula="of:=IF(AND([$'Compétences validées trim-sem 1'.AI7]=&quot;&quot;;[$'Compétences validées trim-sem 2'.AI7]=&quot;&quot;;[$'Compétences validées trimestre 3'.AI7]=&quot;&quot;);&quot;&quot;;MAX([$'Compétences validées trim-sem 1'.AI7];[$'Compétences validées trim-sem 2'.AI7];[$'Compétences validées trimestre 3'.AI7]))">
            <text:p/>
          </table:table-cell>
          <table:table-cell table:formula="of:=IF(AND([$'Compétences validées trim-sem 1'.AJ7]=&quot;&quot;;[$'Compétences validées trim-sem 2'.AJ7]=&quot;&quot;;[$'Compétences validées trimestre 3'.AJ7]=&quot;&quot;);&quot;&quot;;MAX([$'Compétences validées trim-sem 1'.AJ7];[$'Compétences validées trim-sem 2'.AJ7];[$'Compétences validées trimestre 3'.AJ7]))">
            <text:p/>
          </table:table-cell>
          <table:table-cell table:formula="of:=IF(AND([$'Compétences validées trim-sem 1'.AK7]=&quot;&quot;;[$'Compétences validées trim-sem 2'.AK7]=&quot;&quot;;[$'Compétences validées trimestre 3'.AK7]=&quot;&quot;);&quot;&quot;;MAX([$'Compétences validées trim-sem 1'.AK7];[$'Compétences validées trim-sem 2'.AK7];[$'Compétences validées trimestre 3'.AK7]))">
            <text:p/>
          </table:table-cell>
          <table:table-cell table:formula="of:=IF(AND([$'Compétences validées trim-sem 1'.AL7]=&quot;&quot;;[$'Compétences validées trim-sem 2'.AL7]=&quot;&quot;;[$'Compétences validées trimestre 3'.AL7]=&quot;&quot;);&quot;&quot;;MAX([$'Compétences validées trim-sem 1'.AL7];[$'Compétences validées trim-sem 2'.AL7];[$'Compétences validées trimestre 3'.AL7]))">
            <text:p/>
          </table:table-cell>
          <table:table-cell table:formula="of:=IF(AND([$'Compétences validées trim-sem 1'.AM7]=&quot;&quot;;[$'Compétences validées trim-sem 2'.AM7]=&quot;&quot;;[$'Compétences validées trimestre 3'.AM7]=&quot;&quot;);&quot;&quot;;MAX([$'Compétences validées trim-sem 1'.AM7];[$'Compétences validées trim-sem 2'.AM7];[$'Compétences validées trimestre 3'.AM7]))">
            <text:p/>
          </table:table-cell>
          <table:table-cell table:formula="of:=IF(AND([$'Compétences validées trim-sem 1'.AN7]=&quot;&quot;;[$'Compétences validées trim-sem 2'.AN7]=&quot;&quot;;[$'Compétences validées trimestre 3'.AN7]=&quot;&quot;);&quot;&quot;;MAX([$'Compétences validées trim-sem 1'.AN7];[$'Compétences validées trim-sem 2'.AN7];[$'Compétences validées trimestre 3'.AN7]))">
            <text:p/>
          </table:table-cell>
          <table:table-cell table:formula="of:=IF(AND([$'Compétences validées trim-sem 1'.AO7]=&quot;&quot;;[$'Compétences validées trim-sem 2'.AO7]=&quot;&quot;;[$'Compétences validées trimestre 3'.AO7]=&quot;&quot;);&quot;&quot;;MAX([$'Compétences validées trim-sem 1'.AO7];[$'Compétences validées trim-sem 2'.AO7];[$'Compétences validées trimestre 3'.AO7]))">
            <text:p/>
          </table:table-cell>
          <table:table-cell table:formula="of:=IF(AND([$'Compétences validées trim-sem 1'.AP7]=&quot;&quot;;[$'Compétences validées trim-sem 2'.AP7]=&quot;&quot;;[$'Compétences validées trimestre 3'.AP7]=&quot;&quot;);&quot;&quot;;MAX([$'Compétences validées trim-sem 1'.AP7];[$'Compétences validées trim-sem 2'.AP7];[$'Compétences validées trimestre 3'.AP7]))">
            <text:p/>
          </table:table-cell>
          <table:table-cell table:formula="of:=IF(AND([$'Compétences validées trim-sem 1'.AQ7]=&quot;&quot;;[$'Compétences validées trim-sem 2'.AQ7]=&quot;&quot;;[$'Compétences validées trimestre 3'.AQ7]=&quot;&quot;);&quot;&quot;;MAX([$'Compétences validées trim-sem 1'.AQ7];[$'Compétences validées trim-sem 2'.AQ7];[$'Compétences validées trimestre 3'.AQ7]))">
            <text:p/>
          </table:table-cell>
          <table:table-cell table:formula="of:=IF(AND([$'Compétences validées trim-sem 1'.AR7]=&quot;&quot;;[$'Compétences validées trim-sem 2'.AR7]=&quot;&quot;;[$'Compétences validées trimestre 3'.AR7]=&quot;&quot;);&quot;&quot;;MAX([$'Compétences validées trim-sem 1'.AR7];[$'Compétences validées trim-sem 2'.AR7];[$'Compétences validées trimestre 3'.AR7]))">
            <text:p/>
          </table:table-cell>
          <table:table-cell table:formula="of:=IF(AND([$'Compétences validées trim-sem 1'.AS7]=&quot;&quot;;[$'Compétences validées trim-sem 2'.AS7]=&quot;&quot;;[$'Compétences validées trimestre 3'.AS7]=&quot;&quot;);&quot;&quot;;MAX([$'Compétences validées trim-sem 1'.AS7];[$'Compétences validées trim-sem 2'.AS7];[$'Compétences validées trimestre 3'.AS7]))">
            <text:p/>
          </table:table-cell>
          <table:table-cell table:formula="of:=IF(AND([$'Compétences validées trim-sem 1'.AT7]=&quot;&quot;;[$'Compétences validées trim-sem 2'.AT7]=&quot;&quot;;[$'Compétences validées trimestre 3'.AT7]=&quot;&quot;);&quot;&quot;;MAX([$'Compétences validées trim-sem 1'.AT7];[$'Compétences validées trim-sem 2'.AT7];[$'Compétences validées trimestre 3'.AT7]))">
            <text:p/>
          </table:table-cell>
          <table:table-cell table:formula="of:=IF(AND([$'Compétences validées trim-sem 1'.AU7]=&quot;&quot;;[$'Compétences validées trim-sem 2'.AU7]=&quot;&quot;;[$'Compétences validées trimestre 3'.AU7]=&quot;&quot;);&quot;&quot;;MAX([$'Compétences validées trim-sem 1'.AU7];[$'Compétences validées trim-sem 2'.AU7];[$'Compétences validées trimestre 3'.AU7]))">
            <text:p/>
          </table:table-cell>
          <table:table-cell table:formula="of:=IF(AND([$'Compétences validées trim-sem 1'.AV7]=&quot;&quot;;[$'Compétences validées trim-sem 2'.AV7]=&quot;&quot;;[$'Compétences validées trimestre 3'.AV7]=&quot;&quot;);&quot;&quot;;MAX([$'Compétences validées trim-sem 1'.AV7];[$'Compétences validées trim-sem 2'.AV7];[$'Compétences validées trimestre 3'.AV7]))">
            <text:p/>
          </table:table-cell>
          <table:table-cell table:formula="of:=IF(AND([$'Compétences validées trim-sem 1'.AW7]=&quot;&quot;;[$'Compétences validées trim-sem 2'.AW7]=&quot;&quot;;[$'Compétences validées trimestre 3'.AW7]=&quot;&quot;);&quot;&quot;;MAX([$'Compétences validées trim-sem 1'.AW7];[$'Compétences validées trim-sem 2'.AW7];[$'Compétences validées trimestre 3'.AW7]))">
            <text:p/>
          </table:table-cell>
          <table:table-cell table:formula="of:=IF(AND([$'Compétences validées trim-sem 1'.AX7]=&quot;&quot;;[$'Compétences validées trim-sem 2'.AX7]=&quot;&quot;;[$'Compétences validées trimestre 3'.AX7]=&quot;&quot;);&quot;&quot;;MAX([$'Compétences validées trim-sem 1'.AX7];[$'Compétences validées trim-sem 2'.AX7];[$'Compétences validées trimestre 3'.AX7]))">
            <text:p/>
          </table:table-cell>
          <table:table-cell table:formula="of:=IF(AND([$'Compétences validées trim-sem 1'.AY7]=&quot;&quot;;[$'Compétences validées trim-sem 2'.AY7]=&quot;&quot;;[$'Compétences validées trimestre 3'.AY7]=&quot;&quot;);&quot;&quot;;MAX([$'Compétences validées trim-sem 1'.AY7];[$'Compétences validées trim-sem 2'.AY7];[$'Compétences validées trimestre 3'.AY7]))">
            <text:p/>
          </table:table-cell>
          <table:table-cell table:formula="of:=IF(AND([$'Compétences validées trim-sem 1'.AZ7]=&quot;&quot;;[$'Compétences validées trim-sem 2'.AZ7]=&quot;&quot;;[$'Compétences validées trimestre 3'.AZ7]=&quot;&quot;);&quot;&quot;;MAX([$'Compétences validées trim-sem 1'.AZ7];[$'Compétences validées trim-sem 2'.AZ7];[$'Compétences validées trimestre 3'.AZ7]))">
            <text:p/>
          </table:table-cell>
          <table:table-cell table:formula="of:=IF(AND([$'Compétences validées trim-sem 1'.BA7]=&quot;&quot;;[$'Compétences validées trim-sem 2'.BA7]=&quot;&quot;;[$'Compétences validées trimestre 3'.BA7]=&quot;&quot;);&quot;&quot;;MAX([$'Compétences validées trim-sem 1'.BA7];[$'Compétences validées trim-sem 2'.BA7];[$'Compétences validées trimestre 3'.BA7]))">
            <text:p/>
          </table:table-cell>
          <table:table-cell table:formula="of:=IF(AND([$'Compétences validées trim-sem 1'.BB7]=&quot;&quot;;[$'Compétences validées trim-sem 2'.BB7]=&quot;&quot;;[$'Compétences validées trimestre 3'.BB7]=&quot;&quot;);&quot;&quot;;MAX([$'Compétences validées trim-sem 1'.BB7];[$'Compétences validées trim-sem 2'.BB7];[$'Compétences validées trimestre 3'.BB7]))">
            <text:p/>
          </table:table-cell>
          <table:table-cell table:formula="of:=IF(AND([$'Compétences validées trim-sem 1'.BC7]=&quot;&quot;;[$'Compétences validées trim-sem 2'.BC7]=&quot;&quot;;[$'Compétences validées trimestre 3'.BC7]=&quot;&quot;);&quot;&quot;;MAX([$'Compétences validées trim-sem 1'.BC7];[$'Compétences validées trim-sem 2'.BC7];[$'Compétences validées trimestre 3'.BC7]))">
            <text:p/>
          </table:table-cell>
          <table:table-cell table:formula="of:=IF(AND([$'Compétences validées trim-sem 1'.BD7]=&quot;&quot;;[$'Compétences validées trim-sem 2'.BD7]=&quot;&quot;;[$'Compétences validées trimestre 3'.BD7]=&quot;&quot;);&quot;&quot;;MAX([$'Compétences validées trim-sem 1'.BD7];[$'Compétences validées trim-sem 2'.BD7];[$'Compétences validées trimestre 3'.BD7]))">
            <text:p/>
          </table:table-cell>
          <table:table-cell table:formula="of:=IF(AND([$'Compétences validées trim-sem 1'.BE7]=&quot;&quot;;[$'Compétences validées trim-sem 2'.BE7]=&quot;&quot;;[$'Compétences validées trimestre 3'.BE7]=&quot;&quot;);&quot;&quot;;MAX([$'Compétences validées trim-sem 1'.BE7];[$'Compétences validées trim-sem 2'.BE7];[$'Compétences validées trimestre 3'.BE7]))">
            <text:p/>
          </table:table-cell>
          <table:table-cell table:formula="of:=IF(AND([$'Compétences validées trim-sem 1'.BF7]=&quot;&quot;;[$'Compétences validées trim-sem 2'.BF7]=&quot;&quot;;[$'Compétences validées trimestre 3'.BF7]=&quot;&quot;);&quot;&quot;;MAX([$'Compétences validées trim-sem 1'.BF7];[$'Compétences validées trim-sem 2'.BF7];[$'Compétences validées trimestre 3'.BF7]))">
            <text:p/>
          </table:table-cell>
          <table:table-cell table:formula="of:=IF(AND([$'Compétences validées trim-sem 1'.BG7]=&quot;&quot;;[$'Compétences validées trim-sem 2'.BG7]=&quot;&quot;;[$'Compétences validées trimestre 3'.BG7]=&quot;&quot;);&quot;&quot;;MAX([$'Compétences validées trim-sem 1'.BG7];[$'Compétences validées trim-sem 2'.BG7];[$'Compétences validées trimestre 3'.BG7]))">
            <text:p/>
          </table:table-cell>
          <table:table-cell table:formula="of:=IF(AND([$'Compétences validées trim-sem 1'.BH7]=&quot;&quot;;[$'Compétences validées trim-sem 2'.BH7]=&quot;&quot;;[$'Compétences validées trimestre 3'.BH7]=&quot;&quot;);&quot;&quot;;MAX([$'Compétences validées trim-sem 1'.BH7];[$'Compétences validées trim-sem 2'.BH7];[$'Compétences validées trimestre 3'.BH7]))">
            <text:p/>
          </table:table-cell>
          <table:table-cell table:formula="of:=IF(AND([$'Compétences validées trim-sem 1'.BI7]=&quot;&quot;;[$'Compétences validées trim-sem 2'.BI7]=&quot;&quot;;[$'Compétences validées trimestre 3'.BI7]=&quot;&quot;);&quot;&quot;;MAX([$'Compétences validées trim-sem 1'.BI7];[$'Compétences validées trim-sem 2'.BI7];[$'Compétences validées trimestre 3'.BI7]))">
            <text:p/>
          </table:table-cell>
          <table:table-cell table:formula="of:=IF(AND([$'Compétences validées trim-sem 1'.BJ7]=&quot;&quot;;[$'Compétences validées trim-sem 2'.BJ7]=&quot;&quot;;[$'Compétences validées trimestre 3'.BJ7]=&quot;&quot;);&quot;&quot;;MAX([$'Compétences validées trim-sem 1'.BJ7];[$'Compétences validées trim-sem 2'.BJ7];[$'Compétences validées trimestre 3'.BJ7]))">
            <text:p/>
          </table:table-cell>
          <table:table-cell table:formula="of:=IF(AND([$'Compétences validées trim-sem 1'.BK7]=&quot;&quot;;[$'Compétences validées trim-sem 2'.BK7]=&quot;&quot;;[$'Compétences validées trimestre 3'.BK7]=&quot;&quot;);&quot;&quot;;MAX([$'Compétences validées trim-sem 1'.BK7];[$'Compétences validées trim-sem 2'.BK7];[$'Compétences validées trimestre 3'.BK7]))">
            <text:p/>
          </table:table-cell>
          <table:table-cell table:formula="of:=IF(AND([$'Compétences validées trim-sem 1'.BL7]=&quot;&quot;;[$'Compétences validées trim-sem 2'.BL7]=&quot;&quot;;[$'Compétences validées trimestre 3'.BL7]=&quot;&quot;);&quot;&quot;;MAX([$'Compétences validées trim-sem 1'.BL7];[$'Compétences validées trim-sem 2'.BL7];[$'Compétences validées trimestre 3'.BL7]))">
            <text:p/>
          </table:table-cell>
          <table:table-cell table:formula="of:=IF(AND([$'Compétences validées trim-sem 1'.BM7]=&quot;&quot;;[$'Compétences validées trim-sem 2'.BM7]=&quot;&quot;;[$'Compétences validées trimestre 3'.BM7]=&quot;&quot;);&quot;&quot;;MAX([$'Compétences validées trim-sem 1'.BM7];[$'Compétences validées trim-sem 2'.BM7];[$'Compétences validées trimestre 3'.BM7]))">
            <text:p/>
          </table:table-cell>
          <table:table-cell table:formula="of:=IF(AND([$'Compétences validées trim-sem 1'.BN7]=&quot;&quot;;[$'Compétences validées trim-sem 2'.BN7]=&quot;&quot;;[$'Compétences validées trimestre 3'.BN7]=&quot;&quot;);&quot;&quot;;MAX([$'Compétences validées trim-sem 1'.BN7];[$'Compétences validées trim-sem 2'.BN7];[$'Compétences validées trimestre 3'.BN7]))">
            <text:p/>
          </table:table-cell>
          <table:table-cell table:formula="of:=IF(AND([$'Compétences validées trim-sem 1'.BO7]=&quot;&quot;;[$'Compétences validées trim-sem 2'.BO7]=&quot;&quot;;[$'Compétences validées trimestre 3'.BO7]=&quot;&quot;);&quot;&quot;;MAX([$'Compétences validées trim-sem 1'.BO7];[$'Compétences validées trim-sem 2'.BO7];[$'Compétences validées trimestre 3'.BO7]))">
            <text:p/>
          </table:table-cell>
          <table:table-cell table:formula="of:=IF(AND([$'Compétences validées trim-sem 1'.BP7]=&quot;&quot;;[$'Compétences validées trim-sem 2'.BP7]=&quot;&quot;;[$'Compétences validées trimestre 3'.BP7]=&quot;&quot;);&quot;&quot;;MAX([$'Compétences validées trim-sem 1'.BP7];[$'Compétences validées trim-sem 2'.BP7];[$'Compétences validées trimestre 3'.BP7]))">
            <text:p/>
          </table:table-cell>
          <table:table-cell table:formula="of:=IF(AND([$'Compétences validées trim-sem 1'.BQ7]=&quot;&quot;;[$'Compétences validées trim-sem 2'.BQ7]=&quot;&quot;;[$'Compétences validées trimestre 3'.BQ7]=&quot;&quot;);&quot;&quot;;MAX([$'Compétences validées trim-sem 1'.BQ7];[$'Compétences validées trim-sem 2'.BQ7];[$'Compétences validées trimestre 3'.BQ7]))">
            <text:p/>
          </table:table-cell>
          <table:table-cell table:formula="of:=IF(AND([$'Compétences validées trim-sem 1'.BR7]=&quot;&quot;;[$'Compétences validées trim-sem 2'.BR7]=&quot;&quot;;[$'Compétences validées trimestre 3'.BR7]=&quot;&quot;);&quot;&quot;;MAX([$'Compétences validées trim-sem 1'.BR7];[$'Compétences validées trim-sem 2'.BR7];[$'Compétences validées trimestre 3'.BR7]))">
            <text:p/>
          </table:table-cell>
          <table:table-cell table:formula="of:=IF(AND([$'Compétences validées trim-sem 1'.BS7]=&quot;&quot;;[$'Compétences validées trim-sem 2'.BS7]=&quot;&quot;;[$'Compétences validées trimestre 3'.BS7]=&quot;&quot;);&quot;&quot;;MAX([$'Compétences validées trim-sem 1'.BS7];[$'Compétences validées trim-sem 2'.BS7];[$'Compétences validées trimestre 3'.BS7]))">
            <text:p/>
          </table:table-cell>
          <table:table-cell table:formula="of:=IF(AND([$'Compétences validées trim-sem 1'.BT7]=&quot;&quot;;[$'Compétences validées trim-sem 2'.BT7]=&quot;&quot;;[$'Compétences validées trimestre 3'.BT7]=&quot;&quot;);&quot;&quot;;MAX([$'Compétences validées trim-sem 1'.BT7];[$'Compétences validées trim-sem 2'.BT7];[$'Compétences validées trimestre 3'.BT7]))">
            <text:p/>
          </table:table-cell>
          <table:table-cell table:formula="of:=IF(AND([$'Compétences validées trim-sem 1'.BU7]=&quot;&quot;;[$'Compétences validées trim-sem 2'.BU7]=&quot;&quot;;[$'Compétences validées trimestre 3'.BU7]=&quot;&quot;);&quot;&quot;;MAX([$'Compétences validées trim-sem 1'.BU7];[$'Compétences validées trim-sem 2'.BU7];[$'Compétences validées trimestre 3'.BU7]))">
            <text:p/>
          </table:table-cell>
          <table:table-cell table:formula="of:=IF(AND([$'Compétences validées trim-sem 1'.BV7]=&quot;&quot;;[$'Compétences validées trim-sem 2'.BV7]=&quot;&quot;;[$'Compétences validées trimestre 3'.BV7]=&quot;&quot;);&quot;&quot;;MAX([$'Compétences validées trim-sem 1'.BV7];[$'Compétences validées trim-sem 2'.BV7];[$'Compétences validées trimestre 3'.BV7]))">
            <text:p/>
          </table:table-cell>
          <table:table-cell table:formula="of:=IF(AND([$'Compétences validées trim-sem 1'.BW7]=&quot;&quot;;[$'Compétences validées trim-sem 2'.BW7]=&quot;&quot;;[$'Compétences validées trimestre 3'.BW7]=&quot;&quot;);&quot;&quot;;MAX([$'Compétences validées trim-sem 1'.BW7];[$'Compétences validées trim-sem 2'.BW7];[$'Compétences validées trimestre 3'.BW7]))">
            <text:p/>
          </table:table-cell>
          <table:table-cell table:formula="of:=IF(AND([$'Compétences validées trim-sem 1'.BX7]=&quot;&quot;;[$'Compétences validées trim-sem 2'.BX7]=&quot;&quot;;[$'Compétences validées trimestre 3'.BX7]=&quot;&quot;);&quot;&quot;;MAX([$'Compétences validées trim-sem 1'.BX7];[$'Compétences validées trim-sem 2'.BX7];[$'Compétences validées trimestre 3'.BX7]))">
            <text:p/>
          </table:table-cell>
          <table:table-cell table:formula="of:=IF(AND([$'Compétences validées trim-sem 1'.BY7]=&quot;&quot;;[$'Compétences validées trim-sem 2'.BY7]=&quot;&quot;;[$'Compétences validées trimestre 3'.BY7]=&quot;&quot;);&quot;&quot;;MAX([$'Compétences validées trim-sem 1'.BY7];[$'Compétences validées trim-sem 2'.BY7];[$'Compétences validées trimestre 3'.BY7]))">
            <text:p/>
          </table:table-cell>
          <table:table-cell table:formula="of:=IF(AND([$'Compétences validées trim-sem 1'.BZ7]=&quot;&quot;;[$'Compétences validées trim-sem 2'.BZ7]=&quot;&quot;;[$'Compétences validées trimestre 3'.BZ7]=&quot;&quot;);&quot;&quot;;MAX([$'Compétences validées trim-sem 1'.BZ7];[$'Compétences validées trim-sem 2'.BZ7];[$'Compétences validées trimestre 3'.BZ7]))">
            <text:p/>
          </table:table-cell>
          <table:table-cell table:formula="of:=IF(AND([$'Compétences validées trim-sem 1'.CA7]=&quot;&quot;;[$'Compétences validées trim-sem 2'.CA7]=&quot;&quot;;[$'Compétences validées trimestre 3'.CA7]=&quot;&quot;);&quot;&quot;;MAX([$'Compétences validées trim-sem 1'.CA7];[$'Compétences validées trim-sem 2'.CA7];[$'Compétences validées trimestre 3'.CA7]))">
            <text:p/>
          </table:table-cell>
          <table:table-cell table:formula="of:=IF(AND([$'Compétences validées trim-sem 1'.CB7]=&quot;&quot;;[$'Compétences validées trim-sem 2'.CB7]=&quot;&quot;;[$'Compétences validées trimestre 3'.CB7]=&quot;&quot;);&quot;&quot;;MAX([$'Compétences validées trim-sem 1'.CB7];[$'Compétences validées trim-sem 2'.CB7];[$'Compétences validées trimestre 3'.CB7]))">
            <text:p/>
          </table:table-cell>
          <table:table-cell table:formula="of:=IF(AND([$'Compétences validées trim-sem 1'.CC7]=&quot;&quot;;[$'Compétences validées trim-sem 2'.CC7]=&quot;&quot;;[$'Compétences validées trimestre 3'.CC7]=&quot;&quot;);&quot;&quot;;MAX([$'Compétences validées trim-sem 1'.CC7];[$'Compétences validées trim-sem 2'.CC7];[$'Compétences validées trimestre 3'.CC7]))">
            <text:p/>
          </table:table-cell>
          <table:table-cell table:formula="of:=IF(AND([$'Compétences validées trim-sem 1'.CD7]=&quot;&quot;;[$'Compétences validées trim-sem 2'.CD7]=&quot;&quot;;[$'Compétences validées trimestre 3'.CD7]=&quot;&quot;);&quot;&quot;;MAX([$'Compétences validées trim-sem 1'.CD7];[$'Compétences validées trim-sem 2'.CD7];[$'Compétences validées trimestre 3'.CD7]))">
            <text:p/>
          </table:table-cell>
          <table:table-cell table:formula="of:=IF(AND([$'Compétences validées trim-sem 1'.CE7]=&quot;&quot;;[$'Compétences validées trim-sem 2'.CE7]=&quot;&quot;;[$'Compétences validées trimestre 3'.CE7]=&quot;&quot;);&quot;&quot;;MAX([$'Compétences validées trim-sem 1'.CE7];[$'Compétences validées trim-sem 2'.CE7];[$'Compétences validées trimestre 3'.CE7]))">
            <text:p/>
          </table:table-cell>
          <table:table-cell table:formula="of:=IF(AND([$'Compétences validées trim-sem 1'.CF7]=&quot;&quot;;[$'Compétences validées trim-sem 2'.CF7]=&quot;&quot;;[$'Compétences validées trimestre 3'.CF7]=&quot;&quot;);&quot;&quot;;MAX([$'Compétences validées trim-sem 1'.CF7];[$'Compétences validées trim-sem 2'.CF7];[$'Compétences validées trimestre 3'.CF7]))">
            <text:p/>
          </table:table-cell>
          <table:table-cell table:formula="of:=IF(AND([$'Compétences validées trim-sem 1'.CG7]=&quot;&quot;;[$'Compétences validées trim-sem 2'.CG7]=&quot;&quot;;[$'Compétences validées trimestre 3'.CG7]=&quot;&quot;);&quot;&quot;;MAX([$'Compétences validées trim-sem 1'.CG7];[$'Compétences validées trim-sem 2'.CG7];[$'Compétences validées trimestre 3'.CG7]))">
            <text:p/>
          </table:table-cell>
          <table:table-cell table:formula="of:=IF(AND([$'Compétences validées trim-sem 1'.CH7]=&quot;&quot;;[$'Compétences validées trim-sem 2'.CH7]=&quot;&quot;;[$'Compétences validées trimestre 3'.CH7]=&quot;&quot;);&quot;&quot;;MAX([$'Compétences validées trim-sem 1'.CH7];[$'Compétences validées trim-sem 2'.CH7];[$'Compétences validées trimestre 3'.CH7]))">
            <text:p/>
          </table:table-cell>
          <table:table-cell table:formula="of:=IF(AND([$'Compétences validées trim-sem 1'.CI7]=&quot;&quot;;[$'Compétences validées trim-sem 2'.CI7]=&quot;&quot;;[$'Compétences validées trimestre 3'.CI7]=&quot;&quot;);&quot;&quot;;MAX([$'Compétences validées trim-sem 1'.CI7];[$'Compétences validées trim-sem 2'.CI7];[$'Compétences validées trimestre 3'.CI7]))">
            <text:p/>
          </table:table-cell>
          <table:table-cell table:formula="of:=IF(AND([$'Compétences validées trim-sem 1'.CJ7]=&quot;&quot;;[$'Compétences validées trim-sem 2'.CJ7]=&quot;&quot;;[$'Compétences validées trimestre 3'.CJ7]=&quot;&quot;);&quot;&quot;;MAX([$'Compétences validées trim-sem 1'.CJ7];[$'Compétences validées trim-sem 2'.CJ7];[$'Compétences validées trimestre 3'.CJ7]))">
            <text:p/>
          </table:table-cell>
          <table:table-cell table:formula="of:=IF(AND([$'Compétences validées trim-sem 1'.CK7]=&quot;&quot;;[$'Compétences validées trim-sem 2'.CK7]=&quot;&quot;;[$'Compétences validées trimestre 3'.CK7]=&quot;&quot;);&quot;&quot;;MAX([$'Compétences validées trim-sem 1'.CK7];[$'Compétences validées trim-sem 2'.CK7];[$'Compétences validées trimestre 3'.CK7]))">
            <text:p/>
          </table:table-cell>
          <table:table-cell table:formula="of:=IF(AND([$'Compétences validées trim-sem 1'.CL7]=&quot;&quot;;[$'Compétences validées trim-sem 2'.CL7]=&quot;&quot;;[$'Compétences validées trimestre 3'.CL7]=&quot;&quot;);&quot;&quot;;MAX([$'Compétences validées trim-sem 1'.CL7];[$'Compétences validées trim-sem 2'.CL7];[$'Compétences validées trimestre 3'.CL7]))">
            <text:p/>
          </table:table-cell>
          <table:table-cell table:formula="of:=IF(AND([$'Compétences validées trim-sem 1'.CM7]=&quot;&quot;;[$'Compétences validées trim-sem 2'.CM7]=&quot;&quot;;[$'Compétences validées trimestre 3'.CM7]=&quot;&quot;);&quot;&quot;;MAX([$'Compétences validées trim-sem 1'.CM7];[$'Compétences validées trim-sem 2'.CM7];[$'Compétences validées trimestre 3'.CM7]))">
            <text:p/>
          </table:table-cell>
          <table:table-cell table:formula="of:=IF(AND([$'Compétences validées trim-sem 1'.CN7]=&quot;&quot;;[$'Compétences validées trim-sem 2'.CN7]=&quot;&quot;;[$'Compétences validées trimestre 3'.CN7]=&quot;&quot;);&quot;&quot;;MAX([$'Compétences validées trim-sem 1'.CN7];[$'Compétences validées trim-sem 2'.CN7];[$'Compétences validées trimestre 3'.CN7]))">
            <text:p/>
          </table:table-cell>
          <table:table-cell table:formula="of:=IF(AND([$'Compétences validées trim-sem 1'.CO7]=&quot;&quot;;[$'Compétences validées trim-sem 2'.CO7]=&quot;&quot;;[$'Compétences validées trimestre 3'.CO7]=&quot;&quot;);&quot;&quot;;MAX([$'Compétences validées trim-sem 1'.CO7];[$'Compétences validées trim-sem 2'.CO7];[$'Compétences validées trimestre 3'.CO7]))">
            <text:p/>
          </table:table-cell>
          <table:table-cell table:formula="of:=IF(AND([$'Compétences validées trim-sem 1'.CP7]=&quot;&quot;;[$'Compétences validées trim-sem 2'.CP7]=&quot;&quot;;[$'Compétences validées trimestre 3'.CP7]=&quot;&quot;);&quot;&quot;;MAX([$'Compétences validées trim-sem 1'.CP7];[$'Compétences validées trim-sem 2'.CP7];[$'Compétences validées trimestre 3'.CP7]))">
            <text:p/>
          </table:table-cell>
          <table:table-cell table:formula="of:=IF(AND([$'Compétences validées trim-sem 1'.CQ7]=&quot;&quot;;[$'Compétences validées trim-sem 2'.CQ7]=&quot;&quot;;[$'Compétences validées trimestre 3'.CQ7]=&quot;&quot;);&quot;&quot;;MAX([$'Compétences validées trim-sem 1'.CQ7];[$'Compétences validées trim-sem 2'.CQ7];[$'Compétences validées trimestre 3'.CQ7]))">
            <text:p/>
          </table:table-cell>
          <table:table-cell table:formula="of:=IF(AND([$'Compétences validées trim-sem 1'.CR7]=&quot;&quot;;[$'Compétences validées trim-sem 2'.CR7]=&quot;&quot;;[$'Compétences validées trimestre 3'.CR7]=&quot;&quot;);&quot;&quot;;MAX([$'Compétences validées trim-sem 1'.CR7];[$'Compétences validées trim-sem 2'.CR7];[$'Compétences validées trimestre 3'.CR7]))">
            <text:p/>
          </table:table-cell>
          <table:table-cell table:formula="of:=IF(AND([$'Compétences validées trim-sem 1'.CS7]=&quot;&quot;;[$'Compétences validées trim-sem 2'.CS7]=&quot;&quot;;[$'Compétences validées trimestre 3'.CS7]=&quot;&quot;);&quot;&quot;;MAX([$'Compétences validées trim-sem 1'.CS7];[$'Compétences validées trim-sem 2'.CS7];[$'Compétences validées trimestre 3'.CS7]))">
            <text:p/>
          </table:table-cell>
          <table:table-cell table:formula="of:=IF(AND([$'Compétences validées trim-sem 1'.CT7]=&quot;&quot;;[$'Compétences validées trim-sem 2'.CT7]=&quot;&quot;;[$'Compétences validées trimestre 3'.CT7]=&quot;&quot;);&quot;&quot;;MAX([$'Compétences validées trim-sem 1'.CT7];[$'Compétences validées trim-sem 2'.CT7];[$'Compétences validées trimestre 3'.CT7]))">
            <text:p/>
          </table:table-cell>
          <table:table-cell table:formula="of:=IF(AND([$'Compétences validées trim-sem 1'.CU7]=&quot;&quot;;[$'Compétences validées trim-sem 2'.CU7]=&quot;&quot;;[$'Compétences validées trimestre 3'.CU7]=&quot;&quot;);&quot;&quot;;MAX([$'Compétences validées trim-sem 1'.CU7];[$'Compétences validées trim-sem 2'.CU7];[$'Compétences validées trimestre 3'.CU7]))">
            <text:p/>
          </table:table-cell>
          <table:table-cell table:formula="of:=IF(AND([$'Compétences validées trim-sem 1'.CV7]=&quot;&quot;;[$'Compétences validées trim-sem 2'.CV7]=&quot;&quot;;[$'Compétences validées trimestre 3'.CV7]=&quot;&quot;);&quot;&quot;;MAX([$'Compétences validées trim-sem 1'.CV7];[$'Compétences validées trim-sem 2'.CV7];[$'Compétences validées trimestre 3'.CV7]))">
            <text:p/>
          </table:table-cell>
          <table:table-cell table:formula="of:=IF(AND([$'Compétences validées trim-sem 1'.CW7]=&quot;&quot;;[$'Compétences validées trim-sem 2'.CW7]=&quot;&quot;;[$'Compétences validées trimestre 3'.CW7]=&quot;&quot;);&quot;&quot;;MAX([$'Compétences validées trim-sem 1'.CW7];[$'Compétences validées trim-sem 2'.CW7];[$'Compétences validées trimestre 3'.CW7]))">
            <text:p/>
          </table:table-cell>
          <table:table-cell table:formula="of:=IF(AND([$'Compétences validées trim-sem 1'.CX7]=&quot;&quot;;[$'Compétences validées trim-sem 2'.CX7]=&quot;&quot;;[$'Compétences validées trimestre 3'.CX7]=&quot;&quot;);&quot;&quot;;MAX([$'Compétences validées trim-sem 1'.CX7];[$'Compétences validées trim-sem 2'.CX7];[$'Compétences validées trimestre 3'.CX7]))">
            <text:p/>
          </table:table-cell>
        </table:table-row>
        <table:table-row table:style-name="ro1">
          <table:table-cell office:value-type="string" calcext:value-type="string">
            <text:p>Nom 7</text:p>
          </table:table-cell>
          <table:table-cell office:value-type="string" calcext:value-type="string">
            <text:p>Prénom 7</text:p>
          </table:table-cell>
          <table:table-cell table:formula="of:=IF(AND([$'Compétences validées trim-sem 1'.C8]=&quot;&quot;;[$'Compétences validées trim-sem 2'.C8]=&quot;&quot;;[$'Compétences validées trimestre 3'.C8]=&quot;&quot;);&quot;&quot;;MAX([$'Compétences validées trim-sem 1'.C8];[$'Compétences validées trim-sem 2'.C8];[$'Compétences validées trimestre 3'.C8]))">
            <text:p/>
          </table:table-cell>
          <table:table-cell table:formula="of:=IF(AND([$'Compétences validées trim-sem 1'.D8]=&quot;&quot;;[$'Compétences validées trim-sem 2'.D8]=&quot;&quot;;[$'Compétences validées trimestre 3'.D8]=&quot;&quot;);&quot;&quot;;MAX([$'Compétences validées trim-sem 1'.D8];[$'Compétences validées trim-sem 2'.D8];[$'Compétences validées trimestre 3'.D8]))" office:value-type="float" office:value="2" calcext:value-type="float">
            <text:p>2</text:p>
          </table:table-cell>
          <table:table-cell table:formula="of:=IF(AND([$'Compétences validées trim-sem 1'.E8]=&quot;&quot;;[$'Compétences validées trim-sem 2'.E8]=&quot;&quot;;[$'Compétences validées trimestre 3'.E8]=&quot;&quot;);&quot;&quot;;MAX([$'Compétences validées trim-sem 1'.E8];[$'Compétences validées trim-sem 2'.E8];[$'Compétences validées trimestre 3'.E8]))">
            <text:p/>
          </table:table-cell>
          <table:table-cell table:formula="of:=IF(AND([$'Compétences validées trim-sem 1'.F8]=&quot;&quot;;[$'Compétences validées trim-sem 2'.F8]=&quot;&quot;;[$'Compétences validées trimestre 3'.F8]=&quot;&quot;);&quot;&quot;;MAX([$'Compétences validées trim-sem 1'.F8];[$'Compétences validées trim-sem 2'.F8];[$'Compétences validées trimestre 3'.F8]))">
            <text:p/>
          </table:table-cell>
          <table:table-cell table:formula="of:=IF(AND([$'Compétences validées trim-sem 1'.G8]=&quot;&quot;;[$'Compétences validées trim-sem 2'.G8]=&quot;&quot;;[$'Compétences validées trimestre 3'.G8]=&quot;&quot;);&quot;&quot;;MAX([$'Compétences validées trim-sem 1'.G8];[$'Compétences validées trim-sem 2'.G8];[$'Compétences validées trimestre 3'.G8]))">
            <text:p/>
          </table:table-cell>
          <table:table-cell table:formula="of:=IF(AND([$'Compétences validées trim-sem 1'.H8]=&quot;&quot;;[$'Compétences validées trim-sem 2'.H8]=&quot;&quot;;[$'Compétences validées trimestre 3'.H8]=&quot;&quot;);&quot;&quot;;MAX([$'Compétences validées trim-sem 1'.H8];[$'Compétences validées trim-sem 2'.H8];[$'Compétences validées trimestre 3'.H8]))">
            <text:p/>
          </table:table-cell>
          <table:table-cell table:formula="of:=IF(AND([$'Compétences validées trim-sem 1'.I8]=&quot;&quot;;[$'Compétences validées trim-sem 2'.I8]=&quot;&quot;;[$'Compétences validées trimestre 3'.I8]=&quot;&quot;);&quot;&quot;;MAX([$'Compétences validées trim-sem 1'.I8];[$'Compétences validées trim-sem 2'.I8];[$'Compétences validées trimestre 3'.I8]))">
            <text:p/>
          </table:table-cell>
          <table:table-cell table:formula="of:=IF(AND([$'Compétences validées trim-sem 1'.J8]=&quot;&quot;;[$'Compétences validées trim-sem 2'.J8]=&quot;&quot;;[$'Compétences validées trimestre 3'.J8]=&quot;&quot;);&quot;&quot;;MAX([$'Compétences validées trim-sem 1'.J8];[$'Compétences validées trim-sem 2'.J8];[$'Compétences validées trimestre 3'.J8]))">
            <text:p/>
          </table:table-cell>
          <table:table-cell table:formula="of:=IF(AND([$'Compétences validées trim-sem 1'.K8]=&quot;&quot;;[$'Compétences validées trim-sem 2'.K8]=&quot;&quot;;[$'Compétences validées trimestre 3'.K8]=&quot;&quot;);&quot;&quot;;MAX([$'Compétences validées trim-sem 1'.K8];[$'Compétences validées trim-sem 2'.K8];[$'Compétences validées trimestre 3'.K8]))">
            <text:p/>
          </table:table-cell>
          <table:table-cell table:formula="of:=IF(AND([$'Compétences validées trim-sem 1'.L8]=&quot;&quot;;[$'Compétences validées trim-sem 2'.L8]=&quot;&quot;;[$'Compétences validées trimestre 3'.L8]=&quot;&quot;);&quot;&quot;;MAX([$'Compétences validées trim-sem 1'.L8];[$'Compétences validées trim-sem 2'.L8];[$'Compétences validées trimestre 3'.L8]))">
            <text:p/>
          </table:table-cell>
          <table:table-cell table:formula="of:=IF(AND([$'Compétences validées trim-sem 1'.M8]=&quot;&quot;;[$'Compétences validées trim-sem 2'.M8]=&quot;&quot;;[$'Compétences validées trimestre 3'.M8]=&quot;&quot;);&quot;&quot;;MAX([$'Compétences validées trim-sem 1'.M8];[$'Compétences validées trim-sem 2'.M8];[$'Compétences validées trimestre 3'.M8]))">
            <text:p/>
          </table:table-cell>
          <table:table-cell table:formula="of:=IF(AND([$'Compétences validées trim-sem 1'.N8]=&quot;&quot;;[$'Compétences validées trim-sem 2'.N8]=&quot;&quot;;[$'Compétences validées trimestre 3'.N8]=&quot;&quot;);&quot;&quot;;MAX([$'Compétences validées trim-sem 1'.N8];[$'Compétences validées trim-sem 2'.N8];[$'Compétences validées trimestre 3'.N8]))">
            <text:p/>
          </table:table-cell>
          <table:table-cell table:formula="of:=IF(AND([$'Compétences validées trim-sem 1'.O8]=&quot;&quot;;[$'Compétences validées trim-sem 2'.O8]=&quot;&quot;;[$'Compétences validées trimestre 3'.O8]=&quot;&quot;);&quot;&quot;;MAX([$'Compétences validées trim-sem 1'.O8];[$'Compétences validées trim-sem 2'.O8];[$'Compétences validées trimestre 3'.O8]))">
            <text:p/>
          </table:table-cell>
          <table:table-cell table:formula="of:=IF(AND([$'Compétences validées trim-sem 1'.P8]=&quot;&quot;;[$'Compétences validées trim-sem 2'.P8]=&quot;&quot;;[$'Compétences validées trimestre 3'.P8]=&quot;&quot;);&quot;&quot;;MAX([$'Compétences validées trim-sem 1'.P8];[$'Compétences validées trim-sem 2'.P8];[$'Compétences validées trimestre 3'.P8]))">
            <text:p/>
          </table:table-cell>
          <table:table-cell table:formula="of:=IF(AND([$'Compétences validées trim-sem 1'.Q8]=&quot;&quot;;[$'Compétences validées trim-sem 2'.Q8]=&quot;&quot;;[$'Compétences validées trimestre 3'.Q8]=&quot;&quot;);&quot;&quot;;MAX([$'Compétences validées trim-sem 1'.Q8];[$'Compétences validées trim-sem 2'.Q8];[$'Compétences validées trimestre 3'.Q8]))">
            <text:p/>
          </table:table-cell>
          <table:table-cell table:formula="of:=IF(AND([$'Compétences validées trim-sem 1'.R8]=&quot;&quot;;[$'Compétences validées trim-sem 2'.R8]=&quot;&quot;;[$'Compétences validées trimestre 3'.R8]=&quot;&quot;);&quot;&quot;;MAX([$'Compétences validées trim-sem 1'.R8];[$'Compétences validées trim-sem 2'.R8];[$'Compétences validées trimestre 3'.R8]))">
            <text:p/>
          </table:table-cell>
          <table:table-cell table:formula="of:=IF(AND([$'Compétences validées trim-sem 1'.S8]=&quot;&quot;;[$'Compétences validées trim-sem 2'.S8]=&quot;&quot;;[$'Compétences validées trimestre 3'.S8]=&quot;&quot;);&quot;&quot;;MAX([$'Compétences validées trim-sem 1'.S8];[$'Compétences validées trim-sem 2'.S8];[$'Compétences validées trimestre 3'.S8]))">
            <text:p/>
          </table:table-cell>
          <table:table-cell table:formula="of:=IF(AND([$'Compétences validées trim-sem 1'.T8]=&quot;&quot;;[$'Compétences validées trim-sem 2'.T8]=&quot;&quot;;[$'Compétences validées trimestre 3'.T8]=&quot;&quot;);&quot;&quot;;MAX([$'Compétences validées trim-sem 1'.T8];[$'Compétences validées trim-sem 2'.T8];[$'Compétences validées trimestre 3'.T8]))">
            <text:p/>
          </table:table-cell>
          <table:table-cell table:formula="of:=IF(AND([$'Compétences validées trim-sem 1'.U8]=&quot;&quot;;[$'Compétences validées trim-sem 2'.U8]=&quot;&quot;;[$'Compétences validées trimestre 3'.U8]=&quot;&quot;);&quot;&quot;;MAX([$'Compétences validées trim-sem 1'.U8];[$'Compétences validées trim-sem 2'.U8];[$'Compétences validées trimestre 3'.U8]))">
            <text:p/>
          </table:table-cell>
          <table:table-cell table:formula="of:=IF(AND([$'Compétences validées trim-sem 1'.V8]=&quot;&quot;;[$'Compétences validées trim-sem 2'.V8]=&quot;&quot;;[$'Compétences validées trimestre 3'.V8]=&quot;&quot;);&quot;&quot;;MAX([$'Compétences validées trim-sem 1'.V8];[$'Compétences validées trim-sem 2'.V8];[$'Compétences validées trimestre 3'.V8]))">
            <text:p/>
          </table:table-cell>
          <table:table-cell table:formula="of:=IF(AND([$'Compétences validées trim-sem 1'.W8]=&quot;&quot;;[$'Compétences validées trim-sem 2'.W8]=&quot;&quot;;[$'Compétences validées trimestre 3'.W8]=&quot;&quot;);&quot;&quot;;MAX([$'Compétences validées trim-sem 1'.W8];[$'Compétences validées trim-sem 2'.W8];[$'Compétences validées trimestre 3'.W8]))">
            <text:p/>
          </table:table-cell>
          <table:table-cell table:formula="of:=IF(AND([$'Compétences validées trim-sem 1'.X8]=&quot;&quot;;[$'Compétences validées trim-sem 2'.X8]=&quot;&quot;;[$'Compétences validées trimestre 3'.X8]=&quot;&quot;);&quot;&quot;;MAX([$'Compétences validées trim-sem 1'.X8];[$'Compétences validées trim-sem 2'.X8];[$'Compétences validées trimestre 3'.X8]))">
            <text:p/>
          </table:table-cell>
          <table:table-cell table:formula="of:=IF(AND([$'Compétences validées trim-sem 1'.Y8]=&quot;&quot;;[$'Compétences validées trim-sem 2'.Y8]=&quot;&quot;;[$'Compétences validées trimestre 3'.Y8]=&quot;&quot;);&quot;&quot;;MAX([$'Compétences validées trim-sem 1'.Y8];[$'Compétences validées trim-sem 2'.Y8];[$'Compétences validées trimestre 3'.Y8]))">
            <text:p/>
          </table:table-cell>
          <table:table-cell table:formula="of:=IF(AND([$'Compétences validées trim-sem 1'.Z8]=&quot;&quot;;[$'Compétences validées trim-sem 2'.Z8]=&quot;&quot;;[$'Compétences validées trimestre 3'.Z8]=&quot;&quot;);&quot;&quot;;MAX([$'Compétences validées trim-sem 1'.Z8];[$'Compétences validées trim-sem 2'.Z8];[$'Compétences validées trimestre 3'.Z8]))">
            <text:p/>
          </table:table-cell>
          <table:table-cell table:formula="of:=IF(AND([$'Compétences validées trim-sem 1'.AA8]=&quot;&quot;;[$'Compétences validées trim-sem 2'.AA8]=&quot;&quot;;[$'Compétences validées trimestre 3'.AA8]=&quot;&quot;);&quot;&quot;;MAX([$'Compétences validées trim-sem 1'.AA8];[$'Compétences validées trim-sem 2'.AA8];[$'Compétences validées trimestre 3'.AA8]))">
            <text:p/>
          </table:table-cell>
          <table:table-cell table:formula="of:=IF(AND([$'Compétences validées trim-sem 1'.AB8]=&quot;&quot;;[$'Compétences validées trim-sem 2'.AB8]=&quot;&quot;;[$'Compétences validées trimestre 3'.AB8]=&quot;&quot;);&quot;&quot;;MAX([$'Compétences validées trim-sem 1'.AB8];[$'Compétences validées trim-sem 2'.AB8];[$'Compétences validées trimestre 3'.AB8]))">
            <text:p/>
          </table:table-cell>
          <table:table-cell table:formula="of:=IF(AND([$'Compétences validées trim-sem 1'.AC8]=&quot;&quot;;[$'Compétences validées trim-sem 2'.AC8]=&quot;&quot;;[$'Compétences validées trimestre 3'.AC8]=&quot;&quot;);&quot;&quot;;MAX([$'Compétences validées trim-sem 1'.AC8];[$'Compétences validées trim-sem 2'.AC8];[$'Compétences validées trimestre 3'.AC8]))">
            <text:p/>
          </table:table-cell>
          <table:table-cell table:formula="of:=IF(AND([$'Compétences validées trim-sem 1'.AD8]=&quot;&quot;;[$'Compétences validées trim-sem 2'.AD8]=&quot;&quot;;[$'Compétences validées trimestre 3'.AD8]=&quot;&quot;);&quot;&quot;;MAX([$'Compétences validées trim-sem 1'.AD8];[$'Compétences validées trim-sem 2'.AD8];[$'Compétences validées trimestre 3'.AD8]))">
            <text:p/>
          </table:table-cell>
          <table:table-cell table:formula="of:=IF(AND([$'Compétences validées trim-sem 1'.AE8]=&quot;&quot;;[$'Compétences validées trim-sem 2'.AE8]=&quot;&quot;;[$'Compétences validées trimestre 3'.AE8]=&quot;&quot;);&quot;&quot;;MAX([$'Compétences validées trim-sem 1'.AE8];[$'Compétences validées trim-sem 2'.AE8];[$'Compétences validées trimestre 3'.AE8]))">
            <text:p/>
          </table:table-cell>
          <table:table-cell table:formula="of:=IF(AND([$'Compétences validées trim-sem 1'.AF8]=&quot;&quot;;[$'Compétences validées trim-sem 2'.AF8]=&quot;&quot;;[$'Compétences validées trimestre 3'.AF8]=&quot;&quot;);&quot;&quot;;MAX([$'Compétences validées trim-sem 1'.AF8];[$'Compétences validées trim-sem 2'.AF8];[$'Compétences validées trimestre 3'.AF8]))">
            <text:p/>
          </table:table-cell>
          <table:table-cell table:formula="of:=IF(AND([$'Compétences validées trim-sem 1'.AG8]=&quot;&quot;;[$'Compétences validées trim-sem 2'.AG8]=&quot;&quot;;[$'Compétences validées trimestre 3'.AG8]=&quot;&quot;);&quot;&quot;;MAX([$'Compétences validées trim-sem 1'.AG8];[$'Compétences validées trim-sem 2'.AG8];[$'Compétences validées trimestre 3'.AG8]))">
            <text:p/>
          </table:table-cell>
          <table:table-cell table:formula="of:=IF(AND([$'Compétences validées trim-sem 1'.AH8]=&quot;&quot;;[$'Compétences validées trim-sem 2'.AH8]=&quot;&quot;;[$'Compétences validées trimestre 3'.AH8]=&quot;&quot;);&quot;&quot;;MAX([$'Compétences validées trim-sem 1'.AH8];[$'Compétences validées trim-sem 2'.AH8];[$'Compétences validées trimestre 3'.AH8]))">
            <text:p/>
          </table:table-cell>
          <table:table-cell table:formula="of:=IF(AND([$'Compétences validées trim-sem 1'.AI8]=&quot;&quot;;[$'Compétences validées trim-sem 2'.AI8]=&quot;&quot;;[$'Compétences validées trimestre 3'.AI8]=&quot;&quot;);&quot;&quot;;MAX([$'Compétences validées trim-sem 1'.AI8];[$'Compétences validées trim-sem 2'.AI8];[$'Compétences validées trimestre 3'.AI8]))">
            <text:p/>
          </table:table-cell>
          <table:table-cell table:formula="of:=IF(AND([$'Compétences validées trim-sem 1'.AJ8]=&quot;&quot;;[$'Compétences validées trim-sem 2'.AJ8]=&quot;&quot;;[$'Compétences validées trimestre 3'.AJ8]=&quot;&quot;);&quot;&quot;;MAX([$'Compétences validées trim-sem 1'.AJ8];[$'Compétences validées trim-sem 2'.AJ8];[$'Compétences validées trimestre 3'.AJ8]))">
            <text:p/>
          </table:table-cell>
          <table:table-cell table:formula="of:=IF(AND([$'Compétences validées trim-sem 1'.AK8]=&quot;&quot;;[$'Compétences validées trim-sem 2'.AK8]=&quot;&quot;;[$'Compétences validées trimestre 3'.AK8]=&quot;&quot;);&quot;&quot;;MAX([$'Compétences validées trim-sem 1'.AK8];[$'Compétences validées trim-sem 2'.AK8];[$'Compétences validées trimestre 3'.AK8]))">
            <text:p/>
          </table:table-cell>
          <table:table-cell table:formula="of:=IF(AND([$'Compétences validées trim-sem 1'.AL8]=&quot;&quot;;[$'Compétences validées trim-sem 2'.AL8]=&quot;&quot;;[$'Compétences validées trimestre 3'.AL8]=&quot;&quot;);&quot;&quot;;MAX([$'Compétences validées trim-sem 1'.AL8];[$'Compétences validées trim-sem 2'.AL8];[$'Compétences validées trimestre 3'.AL8]))">
            <text:p/>
          </table:table-cell>
          <table:table-cell table:formula="of:=IF(AND([$'Compétences validées trim-sem 1'.AM8]=&quot;&quot;;[$'Compétences validées trim-sem 2'.AM8]=&quot;&quot;;[$'Compétences validées trimestre 3'.AM8]=&quot;&quot;);&quot;&quot;;MAX([$'Compétences validées trim-sem 1'.AM8];[$'Compétences validées trim-sem 2'.AM8];[$'Compétences validées trimestre 3'.AM8]))">
            <text:p/>
          </table:table-cell>
          <table:table-cell table:formula="of:=IF(AND([$'Compétences validées trim-sem 1'.AN8]=&quot;&quot;;[$'Compétences validées trim-sem 2'.AN8]=&quot;&quot;;[$'Compétences validées trimestre 3'.AN8]=&quot;&quot;);&quot;&quot;;MAX([$'Compétences validées trim-sem 1'.AN8];[$'Compétences validées trim-sem 2'.AN8];[$'Compétences validées trimestre 3'.AN8]))">
            <text:p/>
          </table:table-cell>
          <table:table-cell table:formula="of:=IF(AND([$'Compétences validées trim-sem 1'.AO8]=&quot;&quot;;[$'Compétences validées trim-sem 2'.AO8]=&quot;&quot;;[$'Compétences validées trimestre 3'.AO8]=&quot;&quot;);&quot;&quot;;MAX([$'Compétences validées trim-sem 1'.AO8];[$'Compétences validées trim-sem 2'.AO8];[$'Compétences validées trimestre 3'.AO8]))">
            <text:p/>
          </table:table-cell>
          <table:table-cell table:formula="of:=IF(AND([$'Compétences validées trim-sem 1'.AP8]=&quot;&quot;;[$'Compétences validées trim-sem 2'.AP8]=&quot;&quot;;[$'Compétences validées trimestre 3'.AP8]=&quot;&quot;);&quot;&quot;;MAX([$'Compétences validées trim-sem 1'.AP8];[$'Compétences validées trim-sem 2'.AP8];[$'Compétences validées trimestre 3'.AP8]))">
            <text:p/>
          </table:table-cell>
          <table:table-cell table:formula="of:=IF(AND([$'Compétences validées trim-sem 1'.AQ8]=&quot;&quot;;[$'Compétences validées trim-sem 2'.AQ8]=&quot;&quot;;[$'Compétences validées trimestre 3'.AQ8]=&quot;&quot;);&quot;&quot;;MAX([$'Compétences validées trim-sem 1'.AQ8];[$'Compétences validées trim-sem 2'.AQ8];[$'Compétences validées trimestre 3'.AQ8]))">
            <text:p/>
          </table:table-cell>
          <table:table-cell table:formula="of:=IF(AND([$'Compétences validées trim-sem 1'.AR8]=&quot;&quot;;[$'Compétences validées trim-sem 2'.AR8]=&quot;&quot;;[$'Compétences validées trimestre 3'.AR8]=&quot;&quot;);&quot;&quot;;MAX([$'Compétences validées trim-sem 1'.AR8];[$'Compétences validées trim-sem 2'.AR8];[$'Compétences validées trimestre 3'.AR8]))">
            <text:p/>
          </table:table-cell>
          <table:table-cell table:formula="of:=IF(AND([$'Compétences validées trim-sem 1'.AS8]=&quot;&quot;;[$'Compétences validées trim-sem 2'.AS8]=&quot;&quot;;[$'Compétences validées trimestre 3'.AS8]=&quot;&quot;);&quot;&quot;;MAX([$'Compétences validées trim-sem 1'.AS8];[$'Compétences validées trim-sem 2'.AS8];[$'Compétences validées trimestre 3'.AS8]))">
            <text:p/>
          </table:table-cell>
          <table:table-cell table:formula="of:=IF(AND([$'Compétences validées trim-sem 1'.AT8]=&quot;&quot;;[$'Compétences validées trim-sem 2'.AT8]=&quot;&quot;;[$'Compétences validées trimestre 3'.AT8]=&quot;&quot;);&quot;&quot;;MAX([$'Compétences validées trim-sem 1'.AT8];[$'Compétences validées trim-sem 2'.AT8];[$'Compétences validées trimestre 3'.AT8]))">
            <text:p/>
          </table:table-cell>
          <table:table-cell table:formula="of:=IF(AND([$'Compétences validées trim-sem 1'.AU8]=&quot;&quot;;[$'Compétences validées trim-sem 2'.AU8]=&quot;&quot;;[$'Compétences validées trimestre 3'.AU8]=&quot;&quot;);&quot;&quot;;MAX([$'Compétences validées trim-sem 1'.AU8];[$'Compétences validées trim-sem 2'.AU8];[$'Compétences validées trimestre 3'.AU8]))">
            <text:p/>
          </table:table-cell>
          <table:table-cell table:formula="of:=IF(AND([$'Compétences validées trim-sem 1'.AV8]=&quot;&quot;;[$'Compétences validées trim-sem 2'.AV8]=&quot;&quot;;[$'Compétences validées trimestre 3'.AV8]=&quot;&quot;);&quot;&quot;;MAX([$'Compétences validées trim-sem 1'.AV8];[$'Compétences validées trim-sem 2'.AV8];[$'Compétences validées trimestre 3'.AV8]))">
            <text:p/>
          </table:table-cell>
          <table:table-cell table:formula="of:=IF(AND([$'Compétences validées trim-sem 1'.AW8]=&quot;&quot;;[$'Compétences validées trim-sem 2'.AW8]=&quot;&quot;;[$'Compétences validées trimestre 3'.AW8]=&quot;&quot;);&quot;&quot;;MAX([$'Compétences validées trim-sem 1'.AW8];[$'Compétences validées trim-sem 2'.AW8];[$'Compétences validées trimestre 3'.AW8]))">
            <text:p/>
          </table:table-cell>
          <table:table-cell table:formula="of:=IF(AND([$'Compétences validées trim-sem 1'.AX8]=&quot;&quot;;[$'Compétences validées trim-sem 2'.AX8]=&quot;&quot;;[$'Compétences validées trimestre 3'.AX8]=&quot;&quot;);&quot;&quot;;MAX([$'Compétences validées trim-sem 1'.AX8];[$'Compétences validées trim-sem 2'.AX8];[$'Compétences validées trimestre 3'.AX8]))">
            <text:p/>
          </table:table-cell>
          <table:table-cell table:formula="of:=IF(AND([$'Compétences validées trim-sem 1'.AY8]=&quot;&quot;;[$'Compétences validées trim-sem 2'.AY8]=&quot;&quot;;[$'Compétences validées trimestre 3'.AY8]=&quot;&quot;);&quot;&quot;;MAX([$'Compétences validées trim-sem 1'.AY8];[$'Compétences validées trim-sem 2'.AY8];[$'Compétences validées trimestre 3'.AY8]))">
            <text:p/>
          </table:table-cell>
          <table:table-cell table:formula="of:=IF(AND([$'Compétences validées trim-sem 1'.AZ8]=&quot;&quot;;[$'Compétences validées trim-sem 2'.AZ8]=&quot;&quot;;[$'Compétences validées trimestre 3'.AZ8]=&quot;&quot;);&quot;&quot;;MAX([$'Compétences validées trim-sem 1'.AZ8];[$'Compétences validées trim-sem 2'.AZ8];[$'Compétences validées trimestre 3'.AZ8]))">
            <text:p/>
          </table:table-cell>
          <table:table-cell table:formula="of:=IF(AND([$'Compétences validées trim-sem 1'.BA8]=&quot;&quot;;[$'Compétences validées trim-sem 2'.BA8]=&quot;&quot;;[$'Compétences validées trimestre 3'.BA8]=&quot;&quot;);&quot;&quot;;MAX([$'Compétences validées trim-sem 1'.BA8];[$'Compétences validées trim-sem 2'.BA8];[$'Compétences validées trimestre 3'.BA8]))">
            <text:p/>
          </table:table-cell>
          <table:table-cell table:formula="of:=IF(AND([$'Compétences validées trim-sem 1'.BB8]=&quot;&quot;;[$'Compétences validées trim-sem 2'.BB8]=&quot;&quot;;[$'Compétences validées trimestre 3'.BB8]=&quot;&quot;);&quot;&quot;;MAX([$'Compétences validées trim-sem 1'.BB8];[$'Compétences validées trim-sem 2'.BB8];[$'Compétences validées trimestre 3'.BB8]))">
            <text:p/>
          </table:table-cell>
          <table:table-cell table:formula="of:=IF(AND([$'Compétences validées trim-sem 1'.BC8]=&quot;&quot;;[$'Compétences validées trim-sem 2'.BC8]=&quot;&quot;;[$'Compétences validées trimestre 3'.BC8]=&quot;&quot;);&quot;&quot;;MAX([$'Compétences validées trim-sem 1'.BC8];[$'Compétences validées trim-sem 2'.BC8];[$'Compétences validées trimestre 3'.BC8]))">
            <text:p/>
          </table:table-cell>
          <table:table-cell table:formula="of:=IF(AND([$'Compétences validées trim-sem 1'.BD8]=&quot;&quot;;[$'Compétences validées trim-sem 2'.BD8]=&quot;&quot;;[$'Compétences validées trimestre 3'.BD8]=&quot;&quot;);&quot;&quot;;MAX([$'Compétences validées trim-sem 1'.BD8];[$'Compétences validées trim-sem 2'.BD8];[$'Compétences validées trimestre 3'.BD8]))">
            <text:p/>
          </table:table-cell>
          <table:table-cell table:formula="of:=IF(AND([$'Compétences validées trim-sem 1'.BE8]=&quot;&quot;;[$'Compétences validées trim-sem 2'.BE8]=&quot;&quot;;[$'Compétences validées trimestre 3'.BE8]=&quot;&quot;);&quot;&quot;;MAX([$'Compétences validées trim-sem 1'.BE8];[$'Compétences validées trim-sem 2'.BE8];[$'Compétences validées trimestre 3'.BE8]))">
            <text:p/>
          </table:table-cell>
          <table:table-cell table:formula="of:=IF(AND([$'Compétences validées trim-sem 1'.BF8]=&quot;&quot;;[$'Compétences validées trim-sem 2'.BF8]=&quot;&quot;;[$'Compétences validées trimestre 3'.BF8]=&quot;&quot;);&quot;&quot;;MAX([$'Compétences validées trim-sem 1'.BF8];[$'Compétences validées trim-sem 2'.BF8];[$'Compétences validées trimestre 3'.BF8]))">
            <text:p/>
          </table:table-cell>
          <table:table-cell table:formula="of:=IF(AND([$'Compétences validées trim-sem 1'.BG8]=&quot;&quot;;[$'Compétences validées trim-sem 2'.BG8]=&quot;&quot;;[$'Compétences validées trimestre 3'.BG8]=&quot;&quot;);&quot;&quot;;MAX([$'Compétences validées trim-sem 1'.BG8];[$'Compétences validées trim-sem 2'.BG8];[$'Compétences validées trimestre 3'.BG8]))">
            <text:p/>
          </table:table-cell>
          <table:table-cell table:formula="of:=IF(AND([$'Compétences validées trim-sem 1'.BH8]=&quot;&quot;;[$'Compétences validées trim-sem 2'.BH8]=&quot;&quot;;[$'Compétences validées trimestre 3'.BH8]=&quot;&quot;);&quot;&quot;;MAX([$'Compétences validées trim-sem 1'.BH8];[$'Compétences validées trim-sem 2'.BH8];[$'Compétences validées trimestre 3'.BH8]))">
            <text:p/>
          </table:table-cell>
          <table:table-cell table:formula="of:=IF(AND([$'Compétences validées trim-sem 1'.BI8]=&quot;&quot;;[$'Compétences validées trim-sem 2'.BI8]=&quot;&quot;;[$'Compétences validées trimestre 3'.BI8]=&quot;&quot;);&quot;&quot;;MAX([$'Compétences validées trim-sem 1'.BI8];[$'Compétences validées trim-sem 2'.BI8];[$'Compétences validées trimestre 3'.BI8]))">
            <text:p/>
          </table:table-cell>
          <table:table-cell table:formula="of:=IF(AND([$'Compétences validées trim-sem 1'.BJ8]=&quot;&quot;;[$'Compétences validées trim-sem 2'.BJ8]=&quot;&quot;;[$'Compétences validées trimestre 3'.BJ8]=&quot;&quot;);&quot;&quot;;MAX([$'Compétences validées trim-sem 1'.BJ8];[$'Compétences validées trim-sem 2'.BJ8];[$'Compétences validées trimestre 3'.BJ8]))">
            <text:p/>
          </table:table-cell>
          <table:table-cell table:formula="of:=IF(AND([$'Compétences validées trim-sem 1'.BK8]=&quot;&quot;;[$'Compétences validées trim-sem 2'.BK8]=&quot;&quot;;[$'Compétences validées trimestre 3'.BK8]=&quot;&quot;);&quot;&quot;;MAX([$'Compétences validées trim-sem 1'.BK8];[$'Compétences validées trim-sem 2'.BK8];[$'Compétences validées trimestre 3'.BK8]))">
            <text:p/>
          </table:table-cell>
          <table:table-cell table:formula="of:=IF(AND([$'Compétences validées trim-sem 1'.BL8]=&quot;&quot;;[$'Compétences validées trim-sem 2'.BL8]=&quot;&quot;;[$'Compétences validées trimestre 3'.BL8]=&quot;&quot;);&quot;&quot;;MAX([$'Compétences validées trim-sem 1'.BL8];[$'Compétences validées trim-sem 2'.BL8];[$'Compétences validées trimestre 3'.BL8]))">
            <text:p/>
          </table:table-cell>
          <table:table-cell table:formula="of:=IF(AND([$'Compétences validées trim-sem 1'.BM8]=&quot;&quot;;[$'Compétences validées trim-sem 2'.BM8]=&quot;&quot;;[$'Compétences validées trimestre 3'.BM8]=&quot;&quot;);&quot;&quot;;MAX([$'Compétences validées trim-sem 1'.BM8];[$'Compétences validées trim-sem 2'.BM8];[$'Compétences validées trimestre 3'.BM8]))">
            <text:p/>
          </table:table-cell>
          <table:table-cell table:formula="of:=IF(AND([$'Compétences validées trim-sem 1'.BN8]=&quot;&quot;;[$'Compétences validées trim-sem 2'.BN8]=&quot;&quot;;[$'Compétences validées trimestre 3'.BN8]=&quot;&quot;);&quot;&quot;;MAX([$'Compétences validées trim-sem 1'.BN8];[$'Compétences validées trim-sem 2'.BN8];[$'Compétences validées trimestre 3'.BN8]))">
            <text:p/>
          </table:table-cell>
          <table:table-cell table:formula="of:=IF(AND([$'Compétences validées trim-sem 1'.BO8]=&quot;&quot;;[$'Compétences validées trim-sem 2'.BO8]=&quot;&quot;;[$'Compétences validées trimestre 3'.BO8]=&quot;&quot;);&quot;&quot;;MAX([$'Compétences validées trim-sem 1'.BO8];[$'Compétences validées trim-sem 2'.BO8];[$'Compétences validées trimestre 3'.BO8]))">
            <text:p/>
          </table:table-cell>
          <table:table-cell table:formula="of:=IF(AND([$'Compétences validées trim-sem 1'.BP8]=&quot;&quot;;[$'Compétences validées trim-sem 2'.BP8]=&quot;&quot;;[$'Compétences validées trimestre 3'.BP8]=&quot;&quot;);&quot;&quot;;MAX([$'Compétences validées trim-sem 1'.BP8];[$'Compétences validées trim-sem 2'.BP8];[$'Compétences validées trimestre 3'.BP8]))">
            <text:p/>
          </table:table-cell>
          <table:table-cell table:formula="of:=IF(AND([$'Compétences validées trim-sem 1'.BQ8]=&quot;&quot;;[$'Compétences validées trim-sem 2'.BQ8]=&quot;&quot;;[$'Compétences validées trimestre 3'.BQ8]=&quot;&quot;);&quot;&quot;;MAX([$'Compétences validées trim-sem 1'.BQ8];[$'Compétences validées trim-sem 2'.BQ8];[$'Compétences validées trimestre 3'.BQ8]))">
            <text:p/>
          </table:table-cell>
          <table:table-cell table:formula="of:=IF(AND([$'Compétences validées trim-sem 1'.BR8]=&quot;&quot;;[$'Compétences validées trim-sem 2'.BR8]=&quot;&quot;;[$'Compétences validées trimestre 3'.BR8]=&quot;&quot;);&quot;&quot;;MAX([$'Compétences validées trim-sem 1'.BR8];[$'Compétences validées trim-sem 2'.BR8];[$'Compétences validées trimestre 3'.BR8]))">
            <text:p/>
          </table:table-cell>
          <table:table-cell table:formula="of:=IF(AND([$'Compétences validées trim-sem 1'.BS8]=&quot;&quot;;[$'Compétences validées trim-sem 2'.BS8]=&quot;&quot;;[$'Compétences validées trimestre 3'.BS8]=&quot;&quot;);&quot;&quot;;MAX([$'Compétences validées trim-sem 1'.BS8];[$'Compétences validées trim-sem 2'.BS8];[$'Compétences validées trimestre 3'.BS8]))">
            <text:p/>
          </table:table-cell>
          <table:table-cell table:formula="of:=IF(AND([$'Compétences validées trim-sem 1'.BT8]=&quot;&quot;;[$'Compétences validées trim-sem 2'.BT8]=&quot;&quot;;[$'Compétences validées trimestre 3'.BT8]=&quot;&quot;);&quot;&quot;;MAX([$'Compétences validées trim-sem 1'.BT8];[$'Compétences validées trim-sem 2'.BT8];[$'Compétences validées trimestre 3'.BT8]))">
            <text:p/>
          </table:table-cell>
          <table:table-cell table:formula="of:=IF(AND([$'Compétences validées trim-sem 1'.BU8]=&quot;&quot;;[$'Compétences validées trim-sem 2'.BU8]=&quot;&quot;;[$'Compétences validées trimestre 3'.BU8]=&quot;&quot;);&quot;&quot;;MAX([$'Compétences validées trim-sem 1'.BU8];[$'Compétences validées trim-sem 2'.BU8];[$'Compétences validées trimestre 3'.BU8]))">
            <text:p/>
          </table:table-cell>
          <table:table-cell table:formula="of:=IF(AND([$'Compétences validées trim-sem 1'.BV8]=&quot;&quot;;[$'Compétences validées trim-sem 2'.BV8]=&quot;&quot;;[$'Compétences validées trimestre 3'.BV8]=&quot;&quot;);&quot;&quot;;MAX([$'Compétences validées trim-sem 1'.BV8];[$'Compétences validées trim-sem 2'.BV8];[$'Compétences validées trimestre 3'.BV8]))">
            <text:p/>
          </table:table-cell>
          <table:table-cell table:formula="of:=IF(AND([$'Compétences validées trim-sem 1'.BW8]=&quot;&quot;;[$'Compétences validées trim-sem 2'.BW8]=&quot;&quot;;[$'Compétences validées trimestre 3'.BW8]=&quot;&quot;);&quot;&quot;;MAX([$'Compétences validées trim-sem 1'.BW8];[$'Compétences validées trim-sem 2'.BW8];[$'Compétences validées trimestre 3'.BW8]))">
            <text:p/>
          </table:table-cell>
          <table:table-cell table:formula="of:=IF(AND([$'Compétences validées trim-sem 1'.BX8]=&quot;&quot;;[$'Compétences validées trim-sem 2'.BX8]=&quot;&quot;;[$'Compétences validées trimestre 3'.BX8]=&quot;&quot;);&quot;&quot;;MAX([$'Compétences validées trim-sem 1'.BX8];[$'Compétences validées trim-sem 2'.BX8];[$'Compétences validées trimestre 3'.BX8]))">
            <text:p/>
          </table:table-cell>
          <table:table-cell table:formula="of:=IF(AND([$'Compétences validées trim-sem 1'.BY8]=&quot;&quot;;[$'Compétences validées trim-sem 2'.BY8]=&quot;&quot;;[$'Compétences validées trimestre 3'.BY8]=&quot;&quot;);&quot;&quot;;MAX([$'Compétences validées trim-sem 1'.BY8];[$'Compétences validées trim-sem 2'.BY8];[$'Compétences validées trimestre 3'.BY8]))">
            <text:p/>
          </table:table-cell>
          <table:table-cell table:formula="of:=IF(AND([$'Compétences validées trim-sem 1'.BZ8]=&quot;&quot;;[$'Compétences validées trim-sem 2'.BZ8]=&quot;&quot;;[$'Compétences validées trimestre 3'.BZ8]=&quot;&quot;);&quot;&quot;;MAX([$'Compétences validées trim-sem 1'.BZ8];[$'Compétences validées trim-sem 2'.BZ8];[$'Compétences validées trimestre 3'.BZ8]))">
            <text:p/>
          </table:table-cell>
          <table:table-cell table:formula="of:=IF(AND([$'Compétences validées trim-sem 1'.CA8]=&quot;&quot;;[$'Compétences validées trim-sem 2'.CA8]=&quot;&quot;;[$'Compétences validées trimestre 3'.CA8]=&quot;&quot;);&quot;&quot;;MAX([$'Compétences validées trim-sem 1'.CA8];[$'Compétences validées trim-sem 2'.CA8];[$'Compétences validées trimestre 3'.CA8]))">
            <text:p/>
          </table:table-cell>
          <table:table-cell table:formula="of:=IF(AND([$'Compétences validées trim-sem 1'.CB8]=&quot;&quot;;[$'Compétences validées trim-sem 2'.CB8]=&quot;&quot;;[$'Compétences validées trimestre 3'.CB8]=&quot;&quot;);&quot;&quot;;MAX([$'Compétences validées trim-sem 1'.CB8];[$'Compétences validées trim-sem 2'.CB8];[$'Compétences validées trimestre 3'.CB8]))">
            <text:p/>
          </table:table-cell>
          <table:table-cell table:formula="of:=IF(AND([$'Compétences validées trim-sem 1'.CC8]=&quot;&quot;;[$'Compétences validées trim-sem 2'.CC8]=&quot;&quot;;[$'Compétences validées trimestre 3'.CC8]=&quot;&quot;);&quot;&quot;;MAX([$'Compétences validées trim-sem 1'.CC8];[$'Compétences validées trim-sem 2'.CC8];[$'Compétences validées trimestre 3'.CC8]))">
            <text:p/>
          </table:table-cell>
          <table:table-cell table:formula="of:=IF(AND([$'Compétences validées trim-sem 1'.CD8]=&quot;&quot;;[$'Compétences validées trim-sem 2'.CD8]=&quot;&quot;;[$'Compétences validées trimestre 3'.CD8]=&quot;&quot;);&quot;&quot;;MAX([$'Compétences validées trim-sem 1'.CD8];[$'Compétences validées trim-sem 2'.CD8];[$'Compétences validées trimestre 3'.CD8]))">
            <text:p/>
          </table:table-cell>
          <table:table-cell table:formula="of:=IF(AND([$'Compétences validées trim-sem 1'.CE8]=&quot;&quot;;[$'Compétences validées trim-sem 2'.CE8]=&quot;&quot;;[$'Compétences validées trimestre 3'.CE8]=&quot;&quot;);&quot;&quot;;MAX([$'Compétences validées trim-sem 1'.CE8];[$'Compétences validées trim-sem 2'.CE8];[$'Compétences validées trimestre 3'.CE8]))">
            <text:p/>
          </table:table-cell>
          <table:table-cell table:formula="of:=IF(AND([$'Compétences validées trim-sem 1'.CF8]=&quot;&quot;;[$'Compétences validées trim-sem 2'.CF8]=&quot;&quot;;[$'Compétences validées trimestre 3'.CF8]=&quot;&quot;);&quot;&quot;;MAX([$'Compétences validées trim-sem 1'.CF8];[$'Compétences validées trim-sem 2'.CF8];[$'Compétences validées trimestre 3'.CF8]))">
            <text:p/>
          </table:table-cell>
          <table:table-cell table:formula="of:=IF(AND([$'Compétences validées trim-sem 1'.CG8]=&quot;&quot;;[$'Compétences validées trim-sem 2'.CG8]=&quot;&quot;;[$'Compétences validées trimestre 3'.CG8]=&quot;&quot;);&quot;&quot;;MAX([$'Compétences validées trim-sem 1'.CG8];[$'Compétences validées trim-sem 2'.CG8];[$'Compétences validées trimestre 3'.CG8]))">
            <text:p/>
          </table:table-cell>
          <table:table-cell table:formula="of:=IF(AND([$'Compétences validées trim-sem 1'.CH8]=&quot;&quot;;[$'Compétences validées trim-sem 2'.CH8]=&quot;&quot;;[$'Compétences validées trimestre 3'.CH8]=&quot;&quot;);&quot;&quot;;MAX([$'Compétences validées trim-sem 1'.CH8];[$'Compétences validées trim-sem 2'.CH8];[$'Compétences validées trimestre 3'.CH8]))">
            <text:p/>
          </table:table-cell>
          <table:table-cell table:formula="of:=IF(AND([$'Compétences validées trim-sem 1'.CI8]=&quot;&quot;;[$'Compétences validées trim-sem 2'.CI8]=&quot;&quot;;[$'Compétences validées trimestre 3'.CI8]=&quot;&quot;);&quot;&quot;;MAX([$'Compétences validées trim-sem 1'.CI8];[$'Compétences validées trim-sem 2'.CI8];[$'Compétences validées trimestre 3'.CI8]))">
            <text:p/>
          </table:table-cell>
          <table:table-cell table:formula="of:=IF(AND([$'Compétences validées trim-sem 1'.CJ8]=&quot;&quot;;[$'Compétences validées trim-sem 2'.CJ8]=&quot;&quot;;[$'Compétences validées trimestre 3'.CJ8]=&quot;&quot;);&quot;&quot;;MAX([$'Compétences validées trim-sem 1'.CJ8];[$'Compétences validées trim-sem 2'.CJ8];[$'Compétences validées trimestre 3'.CJ8]))">
            <text:p/>
          </table:table-cell>
          <table:table-cell table:formula="of:=IF(AND([$'Compétences validées trim-sem 1'.CK8]=&quot;&quot;;[$'Compétences validées trim-sem 2'.CK8]=&quot;&quot;;[$'Compétences validées trimestre 3'.CK8]=&quot;&quot;);&quot;&quot;;MAX([$'Compétences validées trim-sem 1'.CK8];[$'Compétences validées trim-sem 2'.CK8];[$'Compétences validées trimestre 3'.CK8]))">
            <text:p/>
          </table:table-cell>
          <table:table-cell table:formula="of:=IF(AND([$'Compétences validées trim-sem 1'.CL8]=&quot;&quot;;[$'Compétences validées trim-sem 2'.CL8]=&quot;&quot;;[$'Compétences validées trimestre 3'.CL8]=&quot;&quot;);&quot;&quot;;MAX([$'Compétences validées trim-sem 1'.CL8];[$'Compétences validées trim-sem 2'.CL8];[$'Compétences validées trimestre 3'.CL8]))">
            <text:p/>
          </table:table-cell>
          <table:table-cell table:formula="of:=IF(AND([$'Compétences validées trim-sem 1'.CM8]=&quot;&quot;;[$'Compétences validées trim-sem 2'.CM8]=&quot;&quot;;[$'Compétences validées trimestre 3'.CM8]=&quot;&quot;);&quot;&quot;;MAX([$'Compétences validées trim-sem 1'.CM8];[$'Compétences validées trim-sem 2'.CM8];[$'Compétences validées trimestre 3'.CM8]))">
            <text:p/>
          </table:table-cell>
          <table:table-cell table:formula="of:=IF(AND([$'Compétences validées trim-sem 1'.CN8]=&quot;&quot;;[$'Compétences validées trim-sem 2'.CN8]=&quot;&quot;;[$'Compétences validées trimestre 3'.CN8]=&quot;&quot;);&quot;&quot;;MAX([$'Compétences validées trim-sem 1'.CN8];[$'Compétences validées trim-sem 2'.CN8];[$'Compétences validées trimestre 3'.CN8]))">
            <text:p/>
          </table:table-cell>
          <table:table-cell table:formula="of:=IF(AND([$'Compétences validées trim-sem 1'.CO8]=&quot;&quot;;[$'Compétences validées trim-sem 2'.CO8]=&quot;&quot;;[$'Compétences validées trimestre 3'.CO8]=&quot;&quot;);&quot;&quot;;MAX([$'Compétences validées trim-sem 1'.CO8];[$'Compétences validées trim-sem 2'.CO8];[$'Compétences validées trimestre 3'.CO8]))">
            <text:p/>
          </table:table-cell>
          <table:table-cell table:formula="of:=IF(AND([$'Compétences validées trim-sem 1'.CP8]=&quot;&quot;;[$'Compétences validées trim-sem 2'.CP8]=&quot;&quot;;[$'Compétences validées trimestre 3'.CP8]=&quot;&quot;);&quot;&quot;;MAX([$'Compétences validées trim-sem 1'.CP8];[$'Compétences validées trim-sem 2'.CP8];[$'Compétences validées trimestre 3'.CP8]))">
            <text:p/>
          </table:table-cell>
          <table:table-cell table:formula="of:=IF(AND([$'Compétences validées trim-sem 1'.CQ8]=&quot;&quot;;[$'Compétences validées trim-sem 2'.CQ8]=&quot;&quot;;[$'Compétences validées trimestre 3'.CQ8]=&quot;&quot;);&quot;&quot;;MAX([$'Compétences validées trim-sem 1'.CQ8];[$'Compétences validées trim-sem 2'.CQ8];[$'Compétences validées trimestre 3'.CQ8]))">
            <text:p/>
          </table:table-cell>
          <table:table-cell table:formula="of:=IF(AND([$'Compétences validées trim-sem 1'.CR8]=&quot;&quot;;[$'Compétences validées trim-sem 2'.CR8]=&quot;&quot;;[$'Compétences validées trimestre 3'.CR8]=&quot;&quot;);&quot;&quot;;MAX([$'Compétences validées trim-sem 1'.CR8];[$'Compétences validées trim-sem 2'.CR8];[$'Compétences validées trimestre 3'.CR8]))">
            <text:p/>
          </table:table-cell>
          <table:table-cell table:formula="of:=IF(AND([$'Compétences validées trim-sem 1'.CS8]=&quot;&quot;;[$'Compétences validées trim-sem 2'.CS8]=&quot;&quot;;[$'Compétences validées trimestre 3'.CS8]=&quot;&quot;);&quot;&quot;;MAX([$'Compétences validées trim-sem 1'.CS8];[$'Compétences validées trim-sem 2'.CS8];[$'Compétences validées trimestre 3'.CS8]))">
            <text:p/>
          </table:table-cell>
          <table:table-cell table:formula="of:=IF(AND([$'Compétences validées trim-sem 1'.CT8]=&quot;&quot;;[$'Compétences validées trim-sem 2'.CT8]=&quot;&quot;;[$'Compétences validées trimestre 3'.CT8]=&quot;&quot;);&quot;&quot;;MAX([$'Compétences validées trim-sem 1'.CT8];[$'Compétences validées trim-sem 2'.CT8];[$'Compétences validées trimestre 3'.CT8]))">
            <text:p/>
          </table:table-cell>
          <table:table-cell table:formula="of:=IF(AND([$'Compétences validées trim-sem 1'.CU8]=&quot;&quot;;[$'Compétences validées trim-sem 2'.CU8]=&quot;&quot;;[$'Compétences validées trimestre 3'.CU8]=&quot;&quot;);&quot;&quot;;MAX([$'Compétences validées trim-sem 1'.CU8];[$'Compétences validées trim-sem 2'.CU8];[$'Compétences validées trimestre 3'.CU8]))">
            <text:p/>
          </table:table-cell>
          <table:table-cell table:formula="of:=IF(AND([$'Compétences validées trim-sem 1'.CV8]=&quot;&quot;;[$'Compétences validées trim-sem 2'.CV8]=&quot;&quot;;[$'Compétences validées trimestre 3'.CV8]=&quot;&quot;);&quot;&quot;;MAX([$'Compétences validées trim-sem 1'.CV8];[$'Compétences validées trim-sem 2'.CV8];[$'Compétences validées trimestre 3'.CV8]))">
            <text:p/>
          </table:table-cell>
          <table:table-cell table:formula="of:=IF(AND([$'Compétences validées trim-sem 1'.CW8]=&quot;&quot;;[$'Compétences validées trim-sem 2'.CW8]=&quot;&quot;;[$'Compétences validées trimestre 3'.CW8]=&quot;&quot;);&quot;&quot;;MAX([$'Compétences validées trim-sem 1'.CW8];[$'Compétences validées trim-sem 2'.CW8];[$'Compétences validées trimestre 3'.CW8]))">
            <text:p/>
          </table:table-cell>
          <table:table-cell table:formula="of:=IF(AND([$'Compétences validées trim-sem 1'.CX8]=&quot;&quot;;[$'Compétences validées trim-sem 2'.CX8]=&quot;&quot;;[$'Compétences validées trimestre 3'.CX8]=&quot;&quot;);&quot;&quot;;MAX([$'Compétences validées trim-sem 1'.CX8];[$'Compétences validées trim-sem 2'.CX8];[$'Compétences validées trimestre 3'.CX8]))">
            <text:p/>
          </table:table-cell>
        </table:table-row>
        <table:table-row table:style-name="ro1">
          <table:table-cell office:value-type="string" calcext:value-type="string">
            <text:p>Nom 8</text:p>
          </table:table-cell>
          <table:table-cell office:value-type="string" calcext:value-type="string">
            <text:p>Prénom 8</text:p>
          </table:table-cell>
          <table:table-cell table:formula="of:=IF(AND([$'Compétences validées trim-sem 1'.C9]=&quot;&quot;;[$'Compétences validées trim-sem 2'.C9]=&quot;&quot;;[$'Compétences validées trimestre 3'.C9]=&quot;&quot;);&quot;&quot;;MAX([$'Compétences validées trim-sem 1'.C9];[$'Compétences validées trim-sem 2'.C9];[$'Compétences validées trimestre 3'.C9]))">
            <text:p/>
          </table:table-cell>
          <table:table-cell table:formula="of:=IF(AND([$'Compétences validées trim-sem 1'.D9]=&quot;&quot;;[$'Compétences validées trim-sem 2'.D9]=&quot;&quot;;[$'Compétences validées trimestre 3'.D9]=&quot;&quot;);&quot;&quot;;MAX([$'Compétences validées trim-sem 1'.D9];[$'Compétences validées trim-sem 2'.D9];[$'Compétences validées trimestre 3'.D9]))">
            <text:p/>
          </table:table-cell>
          <table:table-cell table:formula="of:=IF(AND([$'Compétences validées trim-sem 1'.E9]=&quot;&quot;;[$'Compétences validées trim-sem 2'.E9]=&quot;&quot;;[$'Compétences validées trimestre 3'.E9]=&quot;&quot;);&quot;&quot;;MAX([$'Compétences validées trim-sem 1'.E9];[$'Compétences validées trim-sem 2'.E9];[$'Compétences validées trimestre 3'.E9]))">
            <text:p/>
          </table:table-cell>
          <table:table-cell table:formula="of:=IF(AND([$'Compétences validées trim-sem 1'.F9]=&quot;&quot;;[$'Compétences validées trim-sem 2'.F9]=&quot;&quot;;[$'Compétences validées trimestre 3'.F9]=&quot;&quot;);&quot;&quot;;MAX([$'Compétences validées trim-sem 1'.F9];[$'Compétences validées trim-sem 2'.F9];[$'Compétences validées trimestre 3'.F9]))">
            <text:p/>
          </table:table-cell>
          <table:table-cell table:formula="of:=IF(AND([$'Compétences validées trim-sem 1'.G9]=&quot;&quot;;[$'Compétences validées trim-sem 2'.G9]=&quot;&quot;;[$'Compétences validées trimestre 3'.G9]=&quot;&quot;);&quot;&quot;;MAX([$'Compétences validées trim-sem 1'.G9];[$'Compétences validées trim-sem 2'.G9];[$'Compétences validées trimestre 3'.G9]))">
            <text:p/>
          </table:table-cell>
          <table:table-cell table:formula="of:=IF(AND([$'Compétences validées trim-sem 1'.H9]=&quot;&quot;;[$'Compétences validées trim-sem 2'.H9]=&quot;&quot;;[$'Compétences validées trimestre 3'.H9]=&quot;&quot;);&quot;&quot;;MAX([$'Compétences validées trim-sem 1'.H9];[$'Compétences validées trim-sem 2'.H9];[$'Compétences validées trimestre 3'.H9]))">
            <text:p/>
          </table:table-cell>
          <table:table-cell table:formula="of:=IF(AND([$'Compétences validées trim-sem 1'.I9]=&quot;&quot;;[$'Compétences validées trim-sem 2'.I9]=&quot;&quot;;[$'Compétences validées trimestre 3'.I9]=&quot;&quot;);&quot;&quot;;MAX([$'Compétences validées trim-sem 1'.I9];[$'Compétences validées trim-sem 2'.I9];[$'Compétences validées trimestre 3'.I9]))">
            <text:p/>
          </table:table-cell>
          <table:table-cell table:formula="of:=IF(AND([$'Compétences validées trim-sem 1'.J9]=&quot;&quot;;[$'Compétences validées trim-sem 2'.J9]=&quot;&quot;;[$'Compétences validées trimestre 3'.J9]=&quot;&quot;);&quot;&quot;;MAX([$'Compétences validées trim-sem 1'.J9];[$'Compétences validées trim-sem 2'.J9];[$'Compétences validées trimestre 3'.J9]))">
            <text:p/>
          </table:table-cell>
          <table:table-cell table:formula="of:=IF(AND([$'Compétences validées trim-sem 1'.K9]=&quot;&quot;;[$'Compétences validées trim-sem 2'.K9]=&quot;&quot;;[$'Compétences validées trimestre 3'.K9]=&quot;&quot;);&quot;&quot;;MAX([$'Compétences validées trim-sem 1'.K9];[$'Compétences validées trim-sem 2'.K9];[$'Compétences validées trimestre 3'.K9]))">
            <text:p/>
          </table:table-cell>
          <table:table-cell table:formula="of:=IF(AND([$'Compétences validées trim-sem 1'.L9]=&quot;&quot;;[$'Compétences validées trim-sem 2'.L9]=&quot;&quot;;[$'Compétences validées trimestre 3'.L9]=&quot;&quot;);&quot;&quot;;MAX([$'Compétences validées trim-sem 1'.L9];[$'Compétences validées trim-sem 2'.L9];[$'Compétences validées trimestre 3'.L9]))">
            <text:p/>
          </table:table-cell>
          <table:table-cell table:formula="of:=IF(AND([$'Compétences validées trim-sem 1'.M9]=&quot;&quot;;[$'Compétences validées trim-sem 2'.M9]=&quot;&quot;;[$'Compétences validées trimestre 3'.M9]=&quot;&quot;);&quot;&quot;;MAX([$'Compétences validées trim-sem 1'.M9];[$'Compétences validées trim-sem 2'.M9];[$'Compétences validées trimestre 3'.M9]))">
            <text:p/>
          </table:table-cell>
          <table:table-cell table:formula="of:=IF(AND([$'Compétences validées trim-sem 1'.N9]=&quot;&quot;;[$'Compétences validées trim-sem 2'.N9]=&quot;&quot;;[$'Compétences validées trimestre 3'.N9]=&quot;&quot;);&quot;&quot;;MAX([$'Compétences validées trim-sem 1'.N9];[$'Compétences validées trim-sem 2'.N9];[$'Compétences validées trimestre 3'.N9]))">
            <text:p/>
          </table:table-cell>
          <table:table-cell table:formula="of:=IF(AND([$'Compétences validées trim-sem 1'.O9]=&quot;&quot;;[$'Compétences validées trim-sem 2'.O9]=&quot;&quot;;[$'Compétences validées trimestre 3'.O9]=&quot;&quot;);&quot;&quot;;MAX([$'Compétences validées trim-sem 1'.O9];[$'Compétences validées trim-sem 2'.O9];[$'Compétences validées trimestre 3'.O9]))">
            <text:p/>
          </table:table-cell>
          <table:table-cell table:formula="of:=IF(AND([$'Compétences validées trim-sem 1'.P9]=&quot;&quot;;[$'Compétences validées trim-sem 2'.P9]=&quot;&quot;;[$'Compétences validées trimestre 3'.P9]=&quot;&quot;);&quot;&quot;;MAX([$'Compétences validées trim-sem 1'.P9];[$'Compétences validées trim-sem 2'.P9];[$'Compétences validées trimestre 3'.P9]))">
            <text:p/>
          </table:table-cell>
          <table:table-cell table:formula="of:=IF(AND([$'Compétences validées trim-sem 1'.Q9]=&quot;&quot;;[$'Compétences validées trim-sem 2'.Q9]=&quot;&quot;;[$'Compétences validées trimestre 3'.Q9]=&quot;&quot;);&quot;&quot;;MAX([$'Compétences validées trim-sem 1'.Q9];[$'Compétences validées trim-sem 2'.Q9];[$'Compétences validées trimestre 3'.Q9]))">
            <text:p/>
          </table:table-cell>
          <table:table-cell table:formula="of:=IF(AND([$'Compétences validées trim-sem 1'.R9]=&quot;&quot;;[$'Compétences validées trim-sem 2'.R9]=&quot;&quot;;[$'Compétences validées trimestre 3'.R9]=&quot;&quot;);&quot;&quot;;MAX([$'Compétences validées trim-sem 1'.R9];[$'Compétences validées trim-sem 2'.R9];[$'Compétences validées trimestre 3'.R9]))">
            <text:p/>
          </table:table-cell>
          <table:table-cell table:formula="of:=IF(AND([$'Compétences validées trim-sem 1'.S9]=&quot;&quot;;[$'Compétences validées trim-sem 2'.S9]=&quot;&quot;;[$'Compétences validées trimestre 3'.S9]=&quot;&quot;);&quot;&quot;;MAX([$'Compétences validées trim-sem 1'.S9];[$'Compétences validées trim-sem 2'.S9];[$'Compétences validées trimestre 3'.S9]))">
            <text:p/>
          </table:table-cell>
          <table:table-cell table:formula="of:=IF(AND([$'Compétences validées trim-sem 1'.T9]=&quot;&quot;;[$'Compétences validées trim-sem 2'.T9]=&quot;&quot;;[$'Compétences validées trimestre 3'.T9]=&quot;&quot;);&quot;&quot;;MAX([$'Compétences validées trim-sem 1'.T9];[$'Compétences validées trim-sem 2'.T9];[$'Compétences validées trimestre 3'.T9]))">
            <text:p/>
          </table:table-cell>
          <table:table-cell table:formula="of:=IF(AND([$'Compétences validées trim-sem 1'.U9]=&quot;&quot;;[$'Compétences validées trim-sem 2'.U9]=&quot;&quot;;[$'Compétences validées trimestre 3'.U9]=&quot;&quot;);&quot;&quot;;MAX([$'Compétences validées trim-sem 1'.U9];[$'Compétences validées trim-sem 2'.U9];[$'Compétences validées trimestre 3'.U9]))">
            <text:p/>
          </table:table-cell>
          <table:table-cell table:formula="of:=IF(AND([$'Compétences validées trim-sem 1'.V9]=&quot;&quot;;[$'Compétences validées trim-sem 2'.V9]=&quot;&quot;;[$'Compétences validées trimestre 3'.V9]=&quot;&quot;);&quot;&quot;;MAX([$'Compétences validées trim-sem 1'.V9];[$'Compétences validées trim-sem 2'.V9];[$'Compétences validées trimestre 3'.V9]))">
            <text:p/>
          </table:table-cell>
          <table:table-cell table:formula="of:=IF(AND([$'Compétences validées trim-sem 1'.W9]=&quot;&quot;;[$'Compétences validées trim-sem 2'.W9]=&quot;&quot;;[$'Compétences validées trimestre 3'.W9]=&quot;&quot;);&quot;&quot;;MAX([$'Compétences validées trim-sem 1'.W9];[$'Compétences validées trim-sem 2'.W9];[$'Compétences validées trimestre 3'.W9]))">
            <text:p/>
          </table:table-cell>
          <table:table-cell table:formula="of:=IF(AND([$'Compétences validées trim-sem 1'.X9]=&quot;&quot;;[$'Compétences validées trim-sem 2'.X9]=&quot;&quot;;[$'Compétences validées trimestre 3'.X9]=&quot;&quot;);&quot;&quot;;MAX([$'Compétences validées trim-sem 1'.X9];[$'Compétences validées trim-sem 2'.X9];[$'Compétences validées trimestre 3'.X9]))">
            <text:p/>
          </table:table-cell>
          <table:table-cell table:formula="of:=IF(AND([$'Compétences validées trim-sem 1'.Y9]=&quot;&quot;;[$'Compétences validées trim-sem 2'.Y9]=&quot;&quot;;[$'Compétences validées trimestre 3'.Y9]=&quot;&quot;);&quot;&quot;;MAX([$'Compétences validées trim-sem 1'.Y9];[$'Compétences validées trim-sem 2'.Y9];[$'Compétences validées trimestre 3'.Y9]))">
            <text:p/>
          </table:table-cell>
          <table:table-cell table:formula="of:=IF(AND([$'Compétences validées trim-sem 1'.Z9]=&quot;&quot;;[$'Compétences validées trim-sem 2'.Z9]=&quot;&quot;;[$'Compétences validées trimestre 3'.Z9]=&quot;&quot;);&quot;&quot;;MAX([$'Compétences validées trim-sem 1'.Z9];[$'Compétences validées trim-sem 2'.Z9];[$'Compétences validées trimestre 3'.Z9]))">
            <text:p/>
          </table:table-cell>
          <table:table-cell table:formula="of:=IF(AND([$'Compétences validées trim-sem 1'.AA9]=&quot;&quot;;[$'Compétences validées trim-sem 2'.AA9]=&quot;&quot;;[$'Compétences validées trimestre 3'.AA9]=&quot;&quot;);&quot;&quot;;MAX([$'Compétences validées trim-sem 1'.AA9];[$'Compétences validées trim-sem 2'.AA9];[$'Compétences validées trimestre 3'.AA9]))">
            <text:p/>
          </table:table-cell>
          <table:table-cell table:formula="of:=IF(AND([$'Compétences validées trim-sem 1'.AB9]=&quot;&quot;;[$'Compétences validées trim-sem 2'.AB9]=&quot;&quot;;[$'Compétences validées trimestre 3'.AB9]=&quot;&quot;);&quot;&quot;;MAX([$'Compétences validées trim-sem 1'.AB9];[$'Compétences validées trim-sem 2'.AB9];[$'Compétences validées trimestre 3'.AB9]))">
            <text:p/>
          </table:table-cell>
          <table:table-cell table:formula="of:=IF(AND([$'Compétences validées trim-sem 1'.AC9]=&quot;&quot;;[$'Compétences validées trim-sem 2'.AC9]=&quot;&quot;;[$'Compétences validées trimestre 3'.AC9]=&quot;&quot;);&quot;&quot;;MAX([$'Compétences validées trim-sem 1'.AC9];[$'Compétences validées trim-sem 2'.AC9];[$'Compétences validées trimestre 3'.AC9]))">
            <text:p/>
          </table:table-cell>
          <table:table-cell table:formula="of:=IF(AND([$'Compétences validées trim-sem 1'.AD9]=&quot;&quot;;[$'Compétences validées trim-sem 2'.AD9]=&quot;&quot;;[$'Compétences validées trimestre 3'.AD9]=&quot;&quot;);&quot;&quot;;MAX([$'Compétences validées trim-sem 1'.AD9];[$'Compétences validées trim-sem 2'.AD9];[$'Compétences validées trimestre 3'.AD9]))">
            <text:p/>
          </table:table-cell>
          <table:table-cell table:formula="of:=IF(AND([$'Compétences validées trim-sem 1'.AE9]=&quot;&quot;;[$'Compétences validées trim-sem 2'.AE9]=&quot;&quot;;[$'Compétences validées trimestre 3'.AE9]=&quot;&quot;);&quot;&quot;;MAX([$'Compétences validées trim-sem 1'.AE9];[$'Compétences validées trim-sem 2'.AE9];[$'Compétences validées trimestre 3'.AE9]))">
            <text:p/>
          </table:table-cell>
          <table:table-cell table:formula="of:=IF(AND([$'Compétences validées trim-sem 1'.AF9]=&quot;&quot;;[$'Compétences validées trim-sem 2'.AF9]=&quot;&quot;;[$'Compétences validées trimestre 3'.AF9]=&quot;&quot;);&quot;&quot;;MAX([$'Compétences validées trim-sem 1'.AF9];[$'Compétences validées trim-sem 2'.AF9];[$'Compétences validées trimestre 3'.AF9]))">
            <text:p/>
          </table:table-cell>
          <table:table-cell table:formula="of:=IF(AND([$'Compétences validées trim-sem 1'.AG9]=&quot;&quot;;[$'Compétences validées trim-sem 2'.AG9]=&quot;&quot;;[$'Compétences validées trimestre 3'.AG9]=&quot;&quot;);&quot;&quot;;MAX([$'Compétences validées trim-sem 1'.AG9];[$'Compétences validées trim-sem 2'.AG9];[$'Compétences validées trimestre 3'.AG9]))">
            <text:p/>
          </table:table-cell>
          <table:table-cell table:formula="of:=IF(AND([$'Compétences validées trim-sem 1'.AH9]=&quot;&quot;;[$'Compétences validées trim-sem 2'.AH9]=&quot;&quot;;[$'Compétences validées trimestre 3'.AH9]=&quot;&quot;);&quot;&quot;;MAX([$'Compétences validées trim-sem 1'.AH9];[$'Compétences validées trim-sem 2'.AH9];[$'Compétences validées trimestre 3'.AH9]))">
            <text:p/>
          </table:table-cell>
          <table:table-cell table:formula="of:=IF(AND([$'Compétences validées trim-sem 1'.AI9]=&quot;&quot;;[$'Compétences validées trim-sem 2'.AI9]=&quot;&quot;;[$'Compétences validées trimestre 3'.AI9]=&quot;&quot;);&quot;&quot;;MAX([$'Compétences validées trim-sem 1'.AI9];[$'Compétences validées trim-sem 2'.AI9];[$'Compétences validées trimestre 3'.AI9]))">
            <text:p/>
          </table:table-cell>
          <table:table-cell table:formula="of:=IF(AND([$'Compétences validées trim-sem 1'.AJ9]=&quot;&quot;;[$'Compétences validées trim-sem 2'.AJ9]=&quot;&quot;;[$'Compétences validées trimestre 3'.AJ9]=&quot;&quot;);&quot;&quot;;MAX([$'Compétences validées trim-sem 1'.AJ9];[$'Compétences validées trim-sem 2'.AJ9];[$'Compétences validées trimestre 3'.AJ9]))">
            <text:p/>
          </table:table-cell>
          <table:table-cell table:formula="of:=IF(AND([$'Compétences validées trim-sem 1'.AK9]=&quot;&quot;;[$'Compétences validées trim-sem 2'.AK9]=&quot;&quot;;[$'Compétences validées trimestre 3'.AK9]=&quot;&quot;);&quot;&quot;;MAX([$'Compétences validées trim-sem 1'.AK9];[$'Compétences validées trim-sem 2'.AK9];[$'Compétences validées trimestre 3'.AK9]))">
            <text:p/>
          </table:table-cell>
          <table:table-cell table:formula="of:=IF(AND([$'Compétences validées trim-sem 1'.AL9]=&quot;&quot;;[$'Compétences validées trim-sem 2'.AL9]=&quot;&quot;;[$'Compétences validées trimestre 3'.AL9]=&quot;&quot;);&quot;&quot;;MAX([$'Compétences validées trim-sem 1'.AL9];[$'Compétences validées trim-sem 2'.AL9];[$'Compétences validées trimestre 3'.AL9]))">
            <text:p/>
          </table:table-cell>
          <table:table-cell table:formula="of:=IF(AND([$'Compétences validées trim-sem 1'.AM9]=&quot;&quot;;[$'Compétences validées trim-sem 2'.AM9]=&quot;&quot;;[$'Compétences validées trimestre 3'.AM9]=&quot;&quot;);&quot;&quot;;MAX([$'Compétences validées trim-sem 1'.AM9];[$'Compétences validées trim-sem 2'.AM9];[$'Compétences validées trimestre 3'.AM9]))">
            <text:p/>
          </table:table-cell>
          <table:table-cell table:formula="of:=IF(AND([$'Compétences validées trim-sem 1'.AN9]=&quot;&quot;;[$'Compétences validées trim-sem 2'.AN9]=&quot;&quot;;[$'Compétences validées trimestre 3'.AN9]=&quot;&quot;);&quot;&quot;;MAX([$'Compétences validées trim-sem 1'.AN9];[$'Compétences validées trim-sem 2'.AN9];[$'Compétences validées trimestre 3'.AN9]))">
            <text:p/>
          </table:table-cell>
          <table:table-cell table:formula="of:=IF(AND([$'Compétences validées trim-sem 1'.AO9]=&quot;&quot;;[$'Compétences validées trim-sem 2'.AO9]=&quot;&quot;;[$'Compétences validées trimestre 3'.AO9]=&quot;&quot;);&quot;&quot;;MAX([$'Compétences validées trim-sem 1'.AO9];[$'Compétences validées trim-sem 2'.AO9];[$'Compétences validées trimestre 3'.AO9]))">
            <text:p/>
          </table:table-cell>
          <table:table-cell table:formula="of:=IF(AND([$'Compétences validées trim-sem 1'.AP9]=&quot;&quot;;[$'Compétences validées trim-sem 2'.AP9]=&quot;&quot;;[$'Compétences validées trimestre 3'.AP9]=&quot;&quot;);&quot;&quot;;MAX([$'Compétences validées trim-sem 1'.AP9];[$'Compétences validées trim-sem 2'.AP9];[$'Compétences validées trimestre 3'.AP9]))">
            <text:p/>
          </table:table-cell>
          <table:table-cell table:formula="of:=IF(AND([$'Compétences validées trim-sem 1'.AQ9]=&quot;&quot;;[$'Compétences validées trim-sem 2'.AQ9]=&quot;&quot;;[$'Compétences validées trimestre 3'.AQ9]=&quot;&quot;);&quot;&quot;;MAX([$'Compétences validées trim-sem 1'.AQ9];[$'Compétences validées trim-sem 2'.AQ9];[$'Compétences validées trimestre 3'.AQ9]))">
            <text:p/>
          </table:table-cell>
          <table:table-cell table:formula="of:=IF(AND([$'Compétences validées trim-sem 1'.AR9]=&quot;&quot;;[$'Compétences validées trim-sem 2'.AR9]=&quot;&quot;;[$'Compétences validées trimestre 3'.AR9]=&quot;&quot;);&quot;&quot;;MAX([$'Compétences validées trim-sem 1'.AR9];[$'Compétences validées trim-sem 2'.AR9];[$'Compétences validées trimestre 3'.AR9]))">
            <text:p/>
          </table:table-cell>
          <table:table-cell table:formula="of:=IF(AND([$'Compétences validées trim-sem 1'.AS9]=&quot;&quot;;[$'Compétences validées trim-sem 2'.AS9]=&quot;&quot;;[$'Compétences validées trimestre 3'.AS9]=&quot;&quot;);&quot;&quot;;MAX([$'Compétences validées trim-sem 1'.AS9];[$'Compétences validées trim-sem 2'.AS9];[$'Compétences validées trimestre 3'.AS9]))">
            <text:p/>
          </table:table-cell>
          <table:table-cell table:formula="of:=IF(AND([$'Compétences validées trim-sem 1'.AT9]=&quot;&quot;;[$'Compétences validées trim-sem 2'.AT9]=&quot;&quot;;[$'Compétences validées trimestre 3'.AT9]=&quot;&quot;);&quot;&quot;;MAX([$'Compétences validées trim-sem 1'.AT9];[$'Compétences validées trim-sem 2'.AT9];[$'Compétences validées trimestre 3'.AT9]))">
            <text:p/>
          </table:table-cell>
          <table:table-cell table:formula="of:=IF(AND([$'Compétences validées trim-sem 1'.AU9]=&quot;&quot;;[$'Compétences validées trim-sem 2'.AU9]=&quot;&quot;;[$'Compétences validées trimestre 3'.AU9]=&quot;&quot;);&quot;&quot;;MAX([$'Compétences validées trim-sem 1'.AU9];[$'Compétences validées trim-sem 2'.AU9];[$'Compétences validées trimestre 3'.AU9]))">
            <text:p/>
          </table:table-cell>
          <table:table-cell table:formula="of:=IF(AND([$'Compétences validées trim-sem 1'.AV9]=&quot;&quot;;[$'Compétences validées trim-sem 2'.AV9]=&quot;&quot;;[$'Compétences validées trimestre 3'.AV9]=&quot;&quot;);&quot;&quot;;MAX([$'Compétences validées trim-sem 1'.AV9];[$'Compétences validées trim-sem 2'.AV9];[$'Compétences validées trimestre 3'.AV9]))">
            <text:p/>
          </table:table-cell>
          <table:table-cell table:formula="of:=IF(AND([$'Compétences validées trim-sem 1'.AW9]=&quot;&quot;;[$'Compétences validées trim-sem 2'.AW9]=&quot;&quot;;[$'Compétences validées trimestre 3'.AW9]=&quot;&quot;);&quot;&quot;;MAX([$'Compétences validées trim-sem 1'.AW9];[$'Compétences validées trim-sem 2'.AW9];[$'Compétences validées trimestre 3'.AW9]))">
            <text:p/>
          </table:table-cell>
          <table:table-cell table:formula="of:=IF(AND([$'Compétences validées trim-sem 1'.AX9]=&quot;&quot;;[$'Compétences validées trim-sem 2'.AX9]=&quot;&quot;;[$'Compétences validées trimestre 3'.AX9]=&quot;&quot;);&quot;&quot;;MAX([$'Compétences validées trim-sem 1'.AX9];[$'Compétences validées trim-sem 2'.AX9];[$'Compétences validées trimestre 3'.AX9]))">
            <text:p/>
          </table:table-cell>
          <table:table-cell table:formula="of:=IF(AND([$'Compétences validées trim-sem 1'.AY9]=&quot;&quot;;[$'Compétences validées trim-sem 2'.AY9]=&quot;&quot;;[$'Compétences validées trimestre 3'.AY9]=&quot;&quot;);&quot;&quot;;MAX([$'Compétences validées trim-sem 1'.AY9];[$'Compétences validées trim-sem 2'.AY9];[$'Compétences validées trimestre 3'.AY9]))">
            <text:p/>
          </table:table-cell>
          <table:table-cell table:formula="of:=IF(AND([$'Compétences validées trim-sem 1'.AZ9]=&quot;&quot;;[$'Compétences validées trim-sem 2'.AZ9]=&quot;&quot;;[$'Compétences validées trimestre 3'.AZ9]=&quot;&quot;);&quot;&quot;;MAX([$'Compétences validées trim-sem 1'.AZ9];[$'Compétences validées trim-sem 2'.AZ9];[$'Compétences validées trimestre 3'.AZ9]))">
            <text:p/>
          </table:table-cell>
          <table:table-cell table:formula="of:=IF(AND([$'Compétences validées trim-sem 1'.BA9]=&quot;&quot;;[$'Compétences validées trim-sem 2'.BA9]=&quot;&quot;;[$'Compétences validées trimestre 3'.BA9]=&quot;&quot;);&quot;&quot;;MAX([$'Compétences validées trim-sem 1'.BA9];[$'Compétences validées trim-sem 2'.BA9];[$'Compétences validées trimestre 3'.BA9]))">
            <text:p/>
          </table:table-cell>
          <table:table-cell table:formula="of:=IF(AND([$'Compétences validées trim-sem 1'.BB9]=&quot;&quot;;[$'Compétences validées trim-sem 2'.BB9]=&quot;&quot;;[$'Compétences validées trimestre 3'.BB9]=&quot;&quot;);&quot;&quot;;MAX([$'Compétences validées trim-sem 1'.BB9];[$'Compétences validées trim-sem 2'.BB9];[$'Compétences validées trimestre 3'.BB9]))">
            <text:p/>
          </table:table-cell>
          <table:table-cell table:formula="of:=IF(AND([$'Compétences validées trim-sem 1'.BC9]=&quot;&quot;;[$'Compétences validées trim-sem 2'.BC9]=&quot;&quot;;[$'Compétences validées trimestre 3'.BC9]=&quot;&quot;);&quot;&quot;;MAX([$'Compétences validées trim-sem 1'.BC9];[$'Compétences validées trim-sem 2'.BC9];[$'Compétences validées trimestre 3'.BC9]))">
            <text:p/>
          </table:table-cell>
          <table:table-cell table:formula="of:=IF(AND([$'Compétences validées trim-sem 1'.BD9]=&quot;&quot;;[$'Compétences validées trim-sem 2'.BD9]=&quot;&quot;;[$'Compétences validées trimestre 3'.BD9]=&quot;&quot;);&quot;&quot;;MAX([$'Compétences validées trim-sem 1'.BD9];[$'Compétences validées trim-sem 2'.BD9];[$'Compétences validées trimestre 3'.BD9]))">
            <text:p/>
          </table:table-cell>
          <table:table-cell table:formula="of:=IF(AND([$'Compétences validées trim-sem 1'.BE9]=&quot;&quot;;[$'Compétences validées trim-sem 2'.BE9]=&quot;&quot;;[$'Compétences validées trimestre 3'.BE9]=&quot;&quot;);&quot;&quot;;MAX([$'Compétences validées trim-sem 1'.BE9];[$'Compétences validées trim-sem 2'.BE9];[$'Compétences validées trimestre 3'.BE9]))">
            <text:p/>
          </table:table-cell>
          <table:table-cell table:formula="of:=IF(AND([$'Compétences validées trim-sem 1'.BF9]=&quot;&quot;;[$'Compétences validées trim-sem 2'.BF9]=&quot;&quot;;[$'Compétences validées trimestre 3'.BF9]=&quot;&quot;);&quot;&quot;;MAX([$'Compétences validées trim-sem 1'.BF9];[$'Compétences validées trim-sem 2'.BF9];[$'Compétences validées trimestre 3'.BF9]))">
            <text:p/>
          </table:table-cell>
          <table:table-cell table:formula="of:=IF(AND([$'Compétences validées trim-sem 1'.BG9]=&quot;&quot;;[$'Compétences validées trim-sem 2'.BG9]=&quot;&quot;;[$'Compétences validées trimestre 3'.BG9]=&quot;&quot;);&quot;&quot;;MAX([$'Compétences validées trim-sem 1'.BG9];[$'Compétences validées trim-sem 2'.BG9];[$'Compétences validées trimestre 3'.BG9]))">
            <text:p/>
          </table:table-cell>
          <table:table-cell table:formula="of:=IF(AND([$'Compétences validées trim-sem 1'.BH9]=&quot;&quot;;[$'Compétences validées trim-sem 2'.BH9]=&quot;&quot;;[$'Compétences validées trimestre 3'.BH9]=&quot;&quot;);&quot;&quot;;MAX([$'Compétences validées trim-sem 1'.BH9];[$'Compétences validées trim-sem 2'.BH9];[$'Compétences validées trimestre 3'.BH9]))">
            <text:p/>
          </table:table-cell>
          <table:table-cell table:formula="of:=IF(AND([$'Compétences validées trim-sem 1'.BI9]=&quot;&quot;;[$'Compétences validées trim-sem 2'.BI9]=&quot;&quot;;[$'Compétences validées trimestre 3'.BI9]=&quot;&quot;);&quot;&quot;;MAX([$'Compétences validées trim-sem 1'.BI9];[$'Compétences validées trim-sem 2'.BI9];[$'Compétences validées trimestre 3'.BI9]))">
            <text:p/>
          </table:table-cell>
          <table:table-cell table:formula="of:=IF(AND([$'Compétences validées trim-sem 1'.BJ9]=&quot;&quot;;[$'Compétences validées trim-sem 2'.BJ9]=&quot;&quot;;[$'Compétences validées trimestre 3'.BJ9]=&quot;&quot;);&quot;&quot;;MAX([$'Compétences validées trim-sem 1'.BJ9];[$'Compétences validées trim-sem 2'.BJ9];[$'Compétences validées trimestre 3'.BJ9]))">
            <text:p/>
          </table:table-cell>
          <table:table-cell table:formula="of:=IF(AND([$'Compétences validées trim-sem 1'.BK9]=&quot;&quot;;[$'Compétences validées trim-sem 2'.BK9]=&quot;&quot;;[$'Compétences validées trimestre 3'.BK9]=&quot;&quot;);&quot;&quot;;MAX([$'Compétences validées trim-sem 1'.BK9];[$'Compétences validées trim-sem 2'.BK9];[$'Compétences validées trimestre 3'.BK9]))">
            <text:p/>
          </table:table-cell>
          <table:table-cell table:formula="of:=IF(AND([$'Compétences validées trim-sem 1'.BL9]=&quot;&quot;;[$'Compétences validées trim-sem 2'.BL9]=&quot;&quot;;[$'Compétences validées trimestre 3'.BL9]=&quot;&quot;);&quot;&quot;;MAX([$'Compétences validées trim-sem 1'.BL9];[$'Compétences validées trim-sem 2'.BL9];[$'Compétences validées trimestre 3'.BL9]))">
            <text:p/>
          </table:table-cell>
          <table:table-cell table:formula="of:=IF(AND([$'Compétences validées trim-sem 1'.BM9]=&quot;&quot;;[$'Compétences validées trim-sem 2'.BM9]=&quot;&quot;;[$'Compétences validées trimestre 3'.BM9]=&quot;&quot;);&quot;&quot;;MAX([$'Compétences validées trim-sem 1'.BM9];[$'Compétences validées trim-sem 2'.BM9];[$'Compétences validées trimestre 3'.BM9]))">
            <text:p/>
          </table:table-cell>
          <table:table-cell table:formula="of:=IF(AND([$'Compétences validées trim-sem 1'.BN9]=&quot;&quot;;[$'Compétences validées trim-sem 2'.BN9]=&quot;&quot;;[$'Compétences validées trimestre 3'.BN9]=&quot;&quot;);&quot;&quot;;MAX([$'Compétences validées trim-sem 1'.BN9];[$'Compétences validées trim-sem 2'.BN9];[$'Compétences validées trimestre 3'.BN9]))">
            <text:p/>
          </table:table-cell>
          <table:table-cell table:formula="of:=IF(AND([$'Compétences validées trim-sem 1'.BO9]=&quot;&quot;;[$'Compétences validées trim-sem 2'.BO9]=&quot;&quot;;[$'Compétences validées trimestre 3'.BO9]=&quot;&quot;);&quot;&quot;;MAX([$'Compétences validées trim-sem 1'.BO9];[$'Compétences validées trim-sem 2'.BO9];[$'Compétences validées trimestre 3'.BO9]))">
            <text:p/>
          </table:table-cell>
          <table:table-cell table:formula="of:=IF(AND([$'Compétences validées trim-sem 1'.BP9]=&quot;&quot;;[$'Compétences validées trim-sem 2'.BP9]=&quot;&quot;;[$'Compétences validées trimestre 3'.BP9]=&quot;&quot;);&quot;&quot;;MAX([$'Compétences validées trim-sem 1'.BP9];[$'Compétences validées trim-sem 2'.BP9];[$'Compétences validées trimestre 3'.BP9]))">
            <text:p/>
          </table:table-cell>
          <table:table-cell table:formula="of:=IF(AND([$'Compétences validées trim-sem 1'.BQ9]=&quot;&quot;;[$'Compétences validées trim-sem 2'.BQ9]=&quot;&quot;;[$'Compétences validées trimestre 3'.BQ9]=&quot;&quot;);&quot;&quot;;MAX([$'Compétences validées trim-sem 1'.BQ9];[$'Compétences validées trim-sem 2'.BQ9];[$'Compétences validées trimestre 3'.BQ9]))">
            <text:p/>
          </table:table-cell>
          <table:table-cell table:formula="of:=IF(AND([$'Compétences validées trim-sem 1'.BR9]=&quot;&quot;;[$'Compétences validées trim-sem 2'.BR9]=&quot;&quot;;[$'Compétences validées trimestre 3'.BR9]=&quot;&quot;);&quot;&quot;;MAX([$'Compétences validées trim-sem 1'.BR9];[$'Compétences validées trim-sem 2'.BR9];[$'Compétences validées trimestre 3'.BR9]))">
            <text:p/>
          </table:table-cell>
          <table:table-cell table:formula="of:=IF(AND([$'Compétences validées trim-sem 1'.BS9]=&quot;&quot;;[$'Compétences validées trim-sem 2'.BS9]=&quot;&quot;;[$'Compétences validées trimestre 3'.BS9]=&quot;&quot;);&quot;&quot;;MAX([$'Compétences validées trim-sem 1'.BS9];[$'Compétences validées trim-sem 2'.BS9];[$'Compétences validées trimestre 3'.BS9]))">
            <text:p/>
          </table:table-cell>
          <table:table-cell table:formula="of:=IF(AND([$'Compétences validées trim-sem 1'.BT9]=&quot;&quot;;[$'Compétences validées trim-sem 2'.BT9]=&quot;&quot;;[$'Compétences validées trimestre 3'.BT9]=&quot;&quot;);&quot;&quot;;MAX([$'Compétences validées trim-sem 1'.BT9];[$'Compétences validées trim-sem 2'.BT9];[$'Compétences validées trimestre 3'.BT9]))">
            <text:p/>
          </table:table-cell>
          <table:table-cell table:formula="of:=IF(AND([$'Compétences validées trim-sem 1'.BU9]=&quot;&quot;;[$'Compétences validées trim-sem 2'.BU9]=&quot;&quot;;[$'Compétences validées trimestre 3'.BU9]=&quot;&quot;);&quot;&quot;;MAX([$'Compétences validées trim-sem 1'.BU9];[$'Compétences validées trim-sem 2'.BU9];[$'Compétences validées trimestre 3'.BU9]))">
            <text:p/>
          </table:table-cell>
          <table:table-cell table:formula="of:=IF(AND([$'Compétences validées trim-sem 1'.BV9]=&quot;&quot;;[$'Compétences validées trim-sem 2'.BV9]=&quot;&quot;;[$'Compétences validées trimestre 3'.BV9]=&quot;&quot;);&quot;&quot;;MAX([$'Compétences validées trim-sem 1'.BV9];[$'Compétences validées trim-sem 2'.BV9];[$'Compétences validées trimestre 3'.BV9]))">
            <text:p/>
          </table:table-cell>
          <table:table-cell table:formula="of:=IF(AND([$'Compétences validées trim-sem 1'.BW9]=&quot;&quot;;[$'Compétences validées trim-sem 2'.BW9]=&quot;&quot;;[$'Compétences validées trimestre 3'.BW9]=&quot;&quot;);&quot;&quot;;MAX([$'Compétences validées trim-sem 1'.BW9];[$'Compétences validées trim-sem 2'.BW9];[$'Compétences validées trimestre 3'.BW9]))">
            <text:p/>
          </table:table-cell>
          <table:table-cell table:formula="of:=IF(AND([$'Compétences validées trim-sem 1'.BX9]=&quot;&quot;;[$'Compétences validées trim-sem 2'.BX9]=&quot;&quot;;[$'Compétences validées trimestre 3'.BX9]=&quot;&quot;);&quot;&quot;;MAX([$'Compétences validées trim-sem 1'.BX9];[$'Compétences validées trim-sem 2'.BX9];[$'Compétences validées trimestre 3'.BX9]))">
            <text:p/>
          </table:table-cell>
          <table:table-cell table:formula="of:=IF(AND([$'Compétences validées trim-sem 1'.BY9]=&quot;&quot;;[$'Compétences validées trim-sem 2'.BY9]=&quot;&quot;;[$'Compétences validées trimestre 3'.BY9]=&quot;&quot;);&quot;&quot;;MAX([$'Compétences validées trim-sem 1'.BY9];[$'Compétences validées trim-sem 2'.BY9];[$'Compétences validées trimestre 3'.BY9]))">
            <text:p/>
          </table:table-cell>
          <table:table-cell table:formula="of:=IF(AND([$'Compétences validées trim-sem 1'.BZ9]=&quot;&quot;;[$'Compétences validées trim-sem 2'.BZ9]=&quot;&quot;;[$'Compétences validées trimestre 3'.BZ9]=&quot;&quot;);&quot;&quot;;MAX([$'Compétences validées trim-sem 1'.BZ9];[$'Compétences validées trim-sem 2'.BZ9];[$'Compétences validées trimestre 3'.BZ9]))">
            <text:p/>
          </table:table-cell>
          <table:table-cell table:formula="of:=IF(AND([$'Compétences validées trim-sem 1'.CA9]=&quot;&quot;;[$'Compétences validées trim-sem 2'.CA9]=&quot;&quot;;[$'Compétences validées trimestre 3'.CA9]=&quot;&quot;);&quot;&quot;;MAX([$'Compétences validées trim-sem 1'.CA9];[$'Compétences validées trim-sem 2'.CA9];[$'Compétences validées trimestre 3'.CA9]))">
            <text:p/>
          </table:table-cell>
          <table:table-cell table:formula="of:=IF(AND([$'Compétences validées trim-sem 1'.CB9]=&quot;&quot;;[$'Compétences validées trim-sem 2'.CB9]=&quot;&quot;;[$'Compétences validées trimestre 3'.CB9]=&quot;&quot;);&quot;&quot;;MAX([$'Compétences validées trim-sem 1'.CB9];[$'Compétences validées trim-sem 2'.CB9];[$'Compétences validées trimestre 3'.CB9]))">
            <text:p/>
          </table:table-cell>
          <table:table-cell table:formula="of:=IF(AND([$'Compétences validées trim-sem 1'.CC9]=&quot;&quot;;[$'Compétences validées trim-sem 2'.CC9]=&quot;&quot;;[$'Compétences validées trimestre 3'.CC9]=&quot;&quot;);&quot;&quot;;MAX([$'Compétences validées trim-sem 1'.CC9];[$'Compétences validées trim-sem 2'.CC9];[$'Compétences validées trimestre 3'.CC9]))">
            <text:p/>
          </table:table-cell>
          <table:table-cell table:formula="of:=IF(AND([$'Compétences validées trim-sem 1'.CD9]=&quot;&quot;;[$'Compétences validées trim-sem 2'.CD9]=&quot;&quot;;[$'Compétences validées trimestre 3'.CD9]=&quot;&quot;);&quot;&quot;;MAX([$'Compétences validées trim-sem 1'.CD9];[$'Compétences validées trim-sem 2'.CD9];[$'Compétences validées trimestre 3'.CD9]))">
            <text:p/>
          </table:table-cell>
          <table:table-cell table:formula="of:=IF(AND([$'Compétences validées trim-sem 1'.CE9]=&quot;&quot;;[$'Compétences validées trim-sem 2'.CE9]=&quot;&quot;;[$'Compétences validées trimestre 3'.CE9]=&quot;&quot;);&quot;&quot;;MAX([$'Compétences validées trim-sem 1'.CE9];[$'Compétences validées trim-sem 2'.CE9];[$'Compétences validées trimestre 3'.CE9]))">
            <text:p/>
          </table:table-cell>
          <table:table-cell table:formula="of:=IF(AND([$'Compétences validées trim-sem 1'.CF9]=&quot;&quot;;[$'Compétences validées trim-sem 2'.CF9]=&quot;&quot;;[$'Compétences validées trimestre 3'.CF9]=&quot;&quot;);&quot;&quot;;MAX([$'Compétences validées trim-sem 1'.CF9];[$'Compétences validées trim-sem 2'.CF9];[$'Compétences validées trimestre 3'.CF9]))">
            <text:p/>
          </table:table-cell>
          <table:table-cell table:formula="of:=IF(AND([$'Compétences validées trim-sem 1'.CG9]=&quot;&quot;;[$'Compétences validées trim-sem 2'.CG9]=&quot;&quot;;[$'Compétences validées trimestre 3'.CG9]=&quot;&quot;);&quot;&quot;;MAX([$'Compétences validées trim-sem 1'.CG9];[$'Compétences validées trim-sem 2'.CG9];[$'Compétences validées trimestre 3'.CG9]))">
            <text:p/>
          </table:table-cell>
          <table:table-cell table:formula="of:=IF(AND([$'Compétences validées trim-sem 1'.CH9]=&quot;&quot;;[$'Compétences validées trim-sem 2'.CH9]=&quot;&quot;;[$'Compétences validées trimestre 3'.CH9]=&quot;&quot;);&quot;&quot;;MAX([$'Compétences validées trim-sem 1'.CH9];[$'Compétences validées trim-sem 2'.CH9];[$'Compétences validées trimestre 3'.CH9]))">
            <text:p/>
          </table:table-cell>
          <table:table-cell table:formula="of:=IF(AND([$'Compétences validées trim-sem 1'.CI9]=&quot;&quot;;[$'Compétences validées trim-sem 2'.CI9]=&quot;&quot;;[$'Compétences validées trimestre 3'.CI9]=&quot;&quot;);&quot;&quot;;MAX([$'Compétences validées trim-sem 1'.CI9];[$'Compétences validées trim-sem 2'.CI9];[$'Compétences validées trimestre 3'.CI9]))">
            <text:p/>
          </table:table-cell>
          <table:table-cell table:formula="of:=IF(AND([$'Compétences validées trim-sem 1'.CJ9]=&quot;&quot;;[$'Compétences validées trim-sem 2'.CJ9]=&quot;&quot;;[$'Compétences validées trimestre 3'.CJ9]=&quot;&quot;);&quot;&quot;;MAX([$'Compétences validées trim-sem 1'.CJ9];[$'Compétences validées trim-sem 2'.CJ9];[$'Compétences validées trimestre 3'.CJ9]))">
            <text:p/>
          </table:table-cell>
          <table:table-cell table:formula="of:=IF(AND([$'Compétences validées trim-sem 1'.CK9]=&quot;&quot;;[$'Compétences validées trim-sem 2'.CK9]=&quot;&quot;;[$'Compétences validées trimestre 3'.CK9]=&quot;&quot;);&quot;&quot;;MAX([$'Compétences validées trim-sem 1'.CK9];[$'Compétences validées trim-sem 2'.CK9];[$'Compétences validées trimestre 3'.CK9]))">
            <text:p/>
          </table:table-cell>
          <table:table-cell table:formula="of:=IF(AND([$'Compétences validées trim-sem 1'.CL9]=&quot;&quot;;[$'Compétences validées trim-sem 2'.CL9]=&quot;&quot;;[$'Compétences validées trimestre 3'.CL9]=&quot;&quot;);&quot;&quot;;MAX([$'Compétences validées trim-sem 1'.CL9];[$'Compétences validées trim-sem 2'.CL9];[$'Compétences validées trimestre 3'.CL9]))">
            <text:p/>
          </table:table-cell>
          <table:table-cell table:formula="of:=IF(AND([$'Compétences validées trim-sem 1'.CM9]=&quot;&quot;;[$'Compétences validées trim-sem 2'.CM9]=&quot;&quot;;[$'Compétences validées trimestre 3'.CM9]=&quot;&quot;);&quot;&quot;;MAX([$'Compétences validées trim-sem 1'.CM9];[$'Compétences validées trim-sem 2'.CM9];[$'Compétences validées trimestre 3'.CM9]))">
            <text:p/>
          </table:table-cell>
          <table:table-cell table:formula="of:=IF(AND([$'Compétences validées trim-sem 1'.CN9]=&quot;&quot;;[$'Compétences validées trim-sem 2'.CN9]=&quot;&quot;;[$'Compétences validées trimestre 3'.CN9]=&quot;&quot;);&quot;&quot;;MAX([$'Compétences validées trim-sem 1'.CN9];[$'Compétences validées trim-sem 2'.CN9];[$'Compétences validées trimestre 3'.CN9]))">
            <text:p/>
          </table:table-cell>
          <table:table-cell table:formula="of:=IF(AND([$'Compétences validées trim-sem 1'.CO9]=&quot;&quot;;[$'Compétences validées trim-sem 2'.CO9]=&quot;&quot;;[$'Compétences validées trimestre 3'.CO9]=&quot;&quot;);&quot;&quot;;MAX([$'Compétences validées trim-sem 1'.CO9];[$'Compétences validées trim-sem 2'.CO9];[$'Compétences validées trimestre 3'.CO9]))">
            <text:p/>
          </table:table-cell>
          <table:table-cell table:formula="of:=IF(AND([$'Compétences validées trim-sem 1'.CP9]=&quot;&quot;;[$'Compétences validées trim-sem 2'.CP9]=&quot;&quot;;[$'Compétences validées trimestre 3'.CP9]=&quot;&quot;);&quot;&quot;;MAX([$'Compétences validées trim-sem 1'.CP9];[$'Compétences validées trim-sem 2'.CP9];[$'Compétences validées trimestre 3'.CP9]))">
            <text:p/>
          </table:table-cell>
          <table:table-cell table:formula="of:=IF(AND([$'Compétences validées trim-sem 1'.CQ9]=&quot;&quot;;[$'Compétences validées trim-sem 2'.CQ9]=&quot;&quot;;[$'Compétences validées trimestre 3'.CQ9]=&quot;&quot;);&quot;&quot;;MAX([$'Compétences validées trim-sem 1'.CQ9];[$'Compétences validées trim-sem 2'.CQ9];[$'Compétences validées trimestre 3'.CQ9]))">
            <text:p/>
          </table:table-cell>
          <table:table-cell table:formula="of:=IF(AND([$'Compétences validées trim-sem 1'.CR9]=&quot;&quot;;[$'Compétences validées trim-sem 2'.CR9]=&quot;&quot;;[$'Compétences validées trimestre 3'.CR9]=&quot;&quot;);&quot;&quot;;MAX([$'Compétences validées trim-sem 1'.CR9];[$'Compétences validées trim-sem 2'.CR9];[$'Compétences validées trimestre 3'.CR9]))">
            <text:p/>
          </table:table-cell>
          <table:table-cell table:formula="of:=IF(AND([$'Compétences validées trim-sem 1'.CS9]=&quot;&quot;;[$'Compétences validées trim-sem 2'.CS9]=&quot;&quot;;[$'Compétences validées trimestre 3'.CS9]=&quot;&quot;);&quot;&quot;;MAX([$'Compétences validées trim-sem 1'.CS9];[$'Compétences validées trim-sem 2'.CS9];[$'Compétences validées trimestre 3'.CS9]))">
            <text:p/>
          </table:table-cell>
          <table:table-cell table:formula="of:=IF(AND([$'Compétences validées trim-sem 1'.CT9]=&quot;&quot;;[$'Compétences validées trim-sem 2'.CT9]=&quot;&quot;;[$'Compétences validées trimestre 3'.CT9]=&quot;&quot;);&quot;&quot;;MAX([$'Compétences validées trim-sem 1'.CT9];[$'Compétences validées trim-sem 2'.CT9];[$'Compétences validées trimestre 3'.CT9]))">
            <text:p/>
          </table:table-cell>
          <table:table-cell table:formula="of:=IF(AND([$'Compétences validées trim-sem 1'.CU9]=&quot;&quot;;[$'Compétences validées trim-sem 2'.CU9]=&quot;&quot;;[$'Compétences validées trimestre 3'.CU9]=&quot;&quot;);&quot;&quot;;MAX([$'Compétences validées trim-sem 1'.CU9];[$'Compétences validées trim-sem 2'.CU9];[$'Compétences validées trimestre 3'.CU9]))">
            <text:p/>
          </table:table-cell>
          <table:table-cell table:formula="of:=IF(AND([$'Compétences validées trim-sem 1'.CV9]=&quot;&quot;;[$'Compétences validées trim-sem 2'.CV9]=&quot;&quot;;[$'Compétences validées trimestre 3'.CV9]=&quot;&quot;);&quot;&quot;;MAX([$'Compétences validées trim-sem 1'.CV9];[$'Compétences validées trim-sem 2'.CV9];[$'Compétences validées trimestre 3'.CV9]))">
            <text:p/>
          </table:table-cell>
          <table:table-cell table:formula="of:=IF(AND([$'Compétences validées trim-sem 1'.CW9]=&quot;&quot;;[$'Compétences validées trim-sem 2'.CW9]=&quot;&quot;;[$'Compétences validées trimestre 3'.CW9]=&quot;&quot;);&quot;&quot;;MAX([$'Compétences validées trim-sem 1'.CW9];[$'Compétences validées trim-sem 2'.CW9];[$'Compétences validées trimestre 3'.CW9]))">
            <text:p/>
          </table:table-cell>
          <table:table-cell table:formula="of:=IF(AND([$'Compétences validées trim-sem 1'.CX9]=&quot;&quot;;[$'Compétences validées trim-sem 2'.CX9]=&quot;&quot;;[$'Compétences validées trimestre 3'.CX9]=&quot;&quot;);&quot;&quot;;MAX([$'Compétences validées trim-sem 1'.CX9];[$'Compétences validées trim-sem 2'.CX9];[$'Compétences validées trimestre 3'.CX9]))">
            <text:p/>
          </table:table-cell>
        </table:table-row>
        <table:table-row table:style-name="ro1">
          <table:table-cell office:value-type="string" calcext:value-type="string">
            <text:p>Nom 9</text:p>
          </table:table-cell>
          <table:table-cell office:value-type="string" calcext:value-type="string">
            <text:p>Prénom 9</text:p>
          </table:table-cell>
          <table:table-cell table:formula="of:=IF(AND([$'Compétences validées trim-sem 1'.C10]=&quot;&quot;;[$'Compétences validées trim-sem 2'.C10]=&quot;&quot;;[$'Compétences validées trimestre 3'.C10]=&quot;&quot;);&quot;&quot;;MAX([$'Compétences validées trim-sem 1'.C10];[$'Compétences validées trim-sem 2'.C10];[$'Compétences validées trimestre 3'.C10]))">
            <text:p/>
          </table:table-cell>
          <table:table-cell table:formula="of:=IF(AND([$'Compétences validées trim-sem 1'.D10]=&quot;&quot;;[$'Compétences validées trim-sem 2'.D10]=&quot;&quot;;[$'Compétences validées trimestre 3'.D10]=&quot;&quot;);&quot;&quot;;MAX([$'Compétences validées trim-sem 1'.D10];[$'Compétences validées trim-sem 2'.D10];[$'Compétences validées trimestre 3'.D10]))">
            <text:p/>
          </table:table-cell>
          <table:table-cell table:formula="of:=IF(AND([$'Compétences validées trim-sem 1'.E10]=&quot;&quot;;[$'Compétences validées trim-sem 2'.E10]=&quot;&quot;;[$'Compétences validées trimestre 3'.E10]=&quot;&quot;);&quot;&quot;;MAX([$'Compétences validées trim-sem 1'.E10];[$'Compétences validées trim-sem 2'.E10];[$'Compétences validées trimestre 3'.E10]))">
            <text:p/>
          </table:table-cell>
          <table:table-cell table:formula="of:=IF(AND([$'Compétences validées trim-sem 1'.F10]=&quot;&quot;;[$'Compétences validées trim-sem 2'.F10]=&quot;&quot;;[$'Compétences validées trimestre 3'.F10]=&quot;&quot;);&quot;&quot;;MAX([$'Compétences validées trim-sem 1'.F10];[$'Compétences validées trim-sem 2'.F10];[$'Compétences validées trimestre 3'.F10]))">
            <text:p/>
          </table:table-cell>
          <table:table-cell table:formula="of:=IF(AND([$'Compétences validées trim-sem 1'.G10]=&quot;&quot;;[$'Compétences validées trim-sem 2'.G10]=&quot;&quot;;[$'Compétences validées trimestre 3'.G10]=&quot;&quot;);&quot;&quot;;MAX([$'Compétences validées trim-sem 1'.G10];[$'Compétences validées trim-sem 2'.G10];[$'Compétences validées trimestre 3'.G10]))">
            <text:p/>
          </table:table-cell>
          <table:table-cell table:formula="of:=IF(AND([$'Compétences validées trim-sem 1'.H10]=&quot;&quot;;[$'Compétences validées trim-sem 2'.H10]=&quot;&quot;;[$'Compétences validées trimestre 3'.H10]=&quot;&quot;);&quot;&quot;;MAX([$'Compétences validées trim-sem 1'.H10];[$'Compétences validées trim-sem 2'.H10];[$'Compétences validées trimestre 3'.H10]))">
            <text:p/>
          </table:table-cell>
          <table:table-cell table:formula="of:=IF(AND([$'Compétences validées trim-sem 1'.I10]=&quot;&quot;;[$'Compétences validées trim-sem 2'.I10]=&quot;&quot;;[$'Compétences validées trimestre 3'.I10]=&quot;&quot;);&quot;&quot;;MAX([$'Compétences validées trim-sem 1'.I10];[$'Compétences validées trim-sem 2'.I10];[$'Compétences validées trimestre 3'.I10]))">
            <text:p/>
          </table:table-cell>
          <table:table-cell table:formula="of:=IF(AND([$'Compétences validées trim-sem 1'.J10]=&quot;&quot;;[$'Compétences validées trim-sem 2'.J10]=&quot;&quot;;[$'Compétences validées trimestre 3'.J10]=&quot;&quot;);&quot;&quot;;MAX([$'Compétences validées trim-sem 1'.J10];[$'Compétences validées trim-sem 2'.J10];[$'Compétences validées trimestre 3'.J10]))">
            <text:p/>
          </table:table-cell>
          <table:table-cell table:formula="of:=IF(AND([$'Compétences validées trim-sem 1'.K10]=&quot;&quot;;[$'Compétences validées trim-sem 2'.K10]=&quot;&quot;;[$'Compétences validées trimestre 3'.K10]=&quot;&quot;);&quot;&quot;;MAX([$'Compétences validées trim-sem 1'.K10];[$'Compétences validées trim-sem 2'.K10];[$'Compétences validées trimestre 3'.K10]))">
            <text:p/>
          </table:table-cell>
          <table:table-cell table:formula="of:=IF(AND([$'Compétences validées trim-sem 1'.L10]=&quot;&quot;;[$'Compétences validées trim-sem 2'.L10]=&quot;&quot;;[$'Compétences validées trimestre 3'.L10]=&quot;&quot;);&quot;&quot;;MAX([$'Compétences validées trim-sem 1'.L10];[$'Compétences validées trim-sem 2'.L10];[$'Compétences validées trimestre 3'.L10]))">
            <text:p/>
          </table:table-cell>
          <table:table-cell table:formula="of:=IF(AND([$'Compétences validées trim-sem 1'.M10]=&quot;&quot;;[$'Compétences validées trim-sem 2'.M10]=&quot;&quot;;[$'Compétences validées trimestre 3'.M10]=&quot;&quot;);&quot;&quot;;MAX([$'Compétences validées trim-sem 1'.M10];[$'Compétences validées trim-sem 2'.M10];[$'Compétences validées trimestre 3'.M10]))">
            <text:p/>
          </table:table-cell>
          <table:table-cell table:formula="of:=IF(AND([$'Compétences validées trim-sem 1'.N10]=&quot;&quot;;[$'Compétences validées trim-sem 2'.N10]=&quot;&quot;;[$'Compétences validées trimestre 3'.N10]=&quot;&quot;);&quot;&quot;;MAX([$'Compétences validées trim-sem 1'.N10];[$'Compétences validées trim-sem 2'.N10];[$'Compétences validées trimestre 3'.N10]))">
            <text:p/>
          </table:table-cell>
          <table:table-cell table:formula="of:=IF(AND([$'Compétences validées trim-sem 1'.O10]=&quot;&quot;;[$'Compétences validées trim-sem 2'.O10]=&quot;&quot;;[$'Compétences validées trimestre 3'.O10]=&quot;&quot;);&quot;&quot;;MAX([$'Compétences validées trim-sem 1'.O10];[$'Compétences validées trim-sem 2'.O10];[$'Compétences validées trimestre 3'.O10]))">
            <text:p/>
          </table:table-cell>
          <table:table-cell table:formula="of:=IF(AND([$'Compétences validées trim-sem 1'.P10]=&quot;&quot;;[$'Compétences validées trim-sem 2'.P10]=&quot;&quot;;[$'Compétences validées trimestre 3'.P10]=&quot;&quot;);&quot;&quot;;MAX([$'Compétences validées trim-sem 1'.P10];[$'Compétences validées trim-sem 2'.P10];[$'Compétences validées trimestre 3'.P10]))">
            <text:p/>
          </table:table-cell>
          <table:table-cell table:formula="of:=IF(AND([$'Compétences validées trim-sem 1'.Q10]=&quot;&quot;;[$'Compétences validées trim-sem 2'.Q10]=&quot;&quot;;[$'Compétences validées trimestre 3'.Q10]=&quot;&quot;);&quot;&quot;;MAX([$'Compétences validées trim-sem 1'.Q10];[$'Compétences validées trim-sem 2'.Q10];[$'Compétences validées trimestre 3'.Q10]))">
            <text:p/>
          </table:table-cell>
          <table:table-cell table:formula="of:=IF(AND([$'Compétences validées trim-sem 1'.R10]=&quot;&quot;;[$'Compétences validées trim-sem 2'.R10]=&quot;&quot;;[$'Compétences validées trimestre 3'.R10]=&quot;&quot;);&quot;&quot;;MAX([$'Compétences validées trim-sem 1'.R10];[$'Compétences validées trim-sem 2'.R10];[$'Compétences validées trimestre 3'.R10]))">
            <text:p/>
          </table:table-cell>
          <table:table-cell table:formula="of:=IF(AND([$'Compétences validées trim-sem 1'.S10]=&quot;&quot;;[$'Compétences validées trim-sem 2'.S10]=&quot;&quot;;[$'Compétences validées trimestre 3'.S10]=&quot;&quot;);&quot;&quot;;MAX([$'Compétences validées trim-sem 1'.S10];[$'Compétences validées trim-sem 2'.S10];[$'Compétences validées trimestre 3'.S10]))">
            <text:p/>
          </table:table-cell>
          <table:table-cell table:formula="of:=IF(AND([$'Compétences validées trim-sem 1'.T10]=&quot;&quot;;[$'Compétences validées trim-sem 2'.T10]=&quot;&quot;;[$'Compétences validées trimestre 3'.T10]=&quot;&quot;);&quot;&quot;;MAX([$'Compétences validées trim-sem 1'.T10];[$'Compétences validées trim-sem 2'.T10];[$'Compétences validées trimestre 3'.T10]))">
            <text:p/>
          </table:table-cell>
          <table:table-cell table:formula="of:=IF(AND([$'Compétences validées trim-sem 1'.U10]=&quot;&quot;;[$'Compétences validées trim-sem 2'.U10]=&quot;&quot;;[$'Compétences validées trimestre 3'.U10]=&quot;&quot;);&quot;&quot;;MAX([$'Compétences validées trim-sem 1'.U10];[$'Compétences validées trim-sem 2'.U10];[$'Compétences validées trimestre 3'.U10]))">
            <text:p/>
          </table:table-cell>
          <table:table-cell table:formula="of:=IF(AND([$'Compétences validées trim-sem 1'.V10]=&quot;&quot;;[$'Compétences validées trim-sem 2'.V10]=&quot;&quot;;[$'Compétences validées trimestre 3'.V10]=&quot;&quot;);&quot;&quot;;MAX([$'Compétences validées trim-sem 1'.V10];[$'Compétences validées trim-sem 2'.V10];[$'Compétences validées trimestre 3'.V10]))">
            <text:p/>
          </table:table-cell>
          <table:table-cell table:formula="of:=IF(AND([$'Compétences validées trim-sem 1'.W10]=&quot;&quot;;[$'Compétences validées trim-sem 2'.W10]=&quot;&quot;;[$'Compétences validées trimestre 3'.W10]=&quot;&quot;);&quot;&quot;;MAX([$'Compétences validées trim-sem 1'.W10];[$'Compétences validées trim-sem 2'.W10];[$'Compétences validées trimestre 3'.W10]))">
            <text:p/>
          </table:table-cell>
          <table:table-cell table:formula="of:=IF(AND([$'Compétences validées trim-sem 1'.X10]=&quot;&quot;;[$'Compétences validées trim-sem 2'.X10]=&quot;&quot;;[$'Compétences validées trimestre 3'.X10]=&quot;&quot;);&quot;&quot;;MAX([$'Compétences validées trim-sem 1'.X10];[$'Compétences validées trim-sem 2'.X10];[$'Compétences validées trimestre 3'.X10]))">
            <text:p/>
          </table:table-cell>
          <table:table-cell table:formula="of:=IF(AND([$'Compétences validées trim-sem 1'.Y10]=&quot;&quot;;[$'Compétences validées trim-sem 2'.Y10]=&quot;&quot;;[$'Compétences validées trimestre 3'.Y10]=&quot;&quot;);&quot;&quot;;MAX([$'Compétences validées trim-sem 1'.Y10];[$'Compétences validées trim-sem 2'.Y10];[$'Compétences validées trimestre 3'.Y10]))">
            <text:p/>
          </table:table-cell>
          <table:table-cell table:formula="of:=IF(AND([$'Compétences validées trim-sem 1'.Z10]=&quot;&quot;;[$'Compétences validées trim-sem 2'.Z10]=&quot;&quot;;[$'Compétences validées trimestre 3'.Z10]=&quot;&quot;);&quot;&quot;;MAX([$'Compétences validées trim-sem 1'.Z10];[$'Compétences validées trim-sem 2'.Z10];[$'Compétences validées trimestre 3'.Z10]))">
            <text:p/>
          </table:table-cell>
          <table:table-cell table:formula="of:=IF(AND([$'Compétences validées trim-sem 1'.AA10]=&quot;&quot;;[$'Compétences validées trim-sem 2'.AA10]=&quot;&quot;;[$'Compétences validées trimestre 3'.AA10]=&quot;&quot;);&quot;&quot;;MAX([$'Compétences validées trim-sem 1'.AA10];[$'Compétences validées trim-sem 2'.AA10];[$'Compétences validées trimestre 3'.AA10]))">
            <text:p/>
          </table:table-cell>
          <table:table-cell table:formula="of:=IF(AND([$'Compétences validées trim-sem 1'.AB10]=&quot;&quot;;[$'Compétences validées trim-sem 2'.AB10]=&quot;&quot;;[$'Compétences validées trimestre 3'.AB10]=&quot;&quot;);&quot;&quot;;MAX([$'Compétences validées trim-sem 1'.AB10];[$'Compétences validées trim-sem 2'.AB10];[$'Compétences validées trimestre 3'.AB10]))">
            <text:p/>
          </table:table-cell>
          <table:table-cell table:formula="of:=IF(AND([$'Compétences validées trim-sem 1'.AC10]=&quot;&quot;;[$'Compétences validées trim-sem 2'.AC10]=&quot;&quot;;[$'Compétences validées trimestre 3'.AC10]=&quot;&quot;);&quot;&quot;;MAX([$'Compétences validées trim-sem 1'.AC10];[$'Compétences validées trim-sem 2'.AC10];[$'Compétences validées trimestre 3'.AC10]))">
            <text:p/>
          </table:table-cell>
          <table:table-cell table:formula="of:=IF(AND([$'Compétences validées trim-sem 1'.AD10]=&quot;&quot;;[$'Compétences validées trim-sem 2'.AD10]=&quot;&quot;;[$'Compétences validées trimestre 3'.AD10]=&quot;&quot;);&quot;&quot;;MAX([$'Compétences validées trim-sem 1'.AD10];[$'Compétences validées trim-sem 2'.AD10];[$'Compétences validées trimestre 3'.AD10]))">
            <text:p/>
          </table:table-cell>
          <table:table-cell table:formula="of:=IF(AND([$'Compétences validées trim-sem 1'.AE10]=&quot;&quot;;[$'Compétences validées trim-sem 2'.AE10]=&quot;&quot;;[$'Compétences validées trimestre 3'.AE10]=&quot;&quot;);&quot;&quot;;MAX([$'Compétences validées trim-sem 1'.AE10];[$'Compétences validées trim-sem 2'.AE10];[$'Compétences validées trimestre 3'.AE10]))">
            <text:p/>
          </table:table-cell>
          <table:table-cell table:formula="of:=IF(AND([$'Compétences validées trim-sem 1'.AF10]=&quot;&quot;;[$'Compétences validées trim-sem 2'.AF10]=&quot;&quot;;[$'Compétences validées trimestre 3'.AF10]=&quot;&quot;);&quot;&quot;;MAX([$'Compétences validées trim-sem 1'.AF10];[$'Compétences validées trim-sem 2'.AF10];[$'Compétences validées trimestre 3'.AF10]))">
            <text:p/>
          </table:table-cell>
          <table:table-cell table:formula="of:=IF(AND([$'Compétences validées trim-sem 1'.AG10]=&quot;&quot;;[$'Compétences validées trim-sem 2'.AG10]=&quot;&quot;;[$'Compétences validées trimestre 3'.AG10]=&quot;&quot;);&quot;&quot;;MAX([$'Compétences validées trim-sem 1'.AG10];[$'Compétences validées trim-sem 2'.AG10];[$'Compétences validées trimestre 3'.AG10]))">
            <text:p/>
          </table:table-cell>
          <table:table-cell table:formula="of:=IF(AND([$'Compétences validées trim-sem 1'.AH10]=&quot;&quot;;[$'Compétences validées trim-sem 2'.AH10]=&quot;&quot;;[$'Compétences validées trimestre 3'.AH10]=&quot;&quot;);&quot;&quot;;MAX([$'Compétences validées trim-sem 1'.AH10];[$'Compétences validées trim-sem 2'.AH10];[$'Compétences validées trimestre 3'.AH10]))">
            <text:p/>
          </table:table-cell>
          <table:table-cell table:formula="of:=IF(AND([$'Compétences validées trim-sem 1'.AI10]=&quot;&quot;;[$'Compétences validées trim-sem 2'.AI10]=&quot;&quot;;[$'Compétences validées trimestre 3'.AI10]=&quot;&quot;);&quot;&quot;;MAX([$'Compétences validées trim-sem 1'.AI10];[$'Compétences validées trim-sem 2'.AI10];[$'Compétences validées trimestre 3'.AI10]))">
            <text:p/>
          </table:table-cell>
          <table:table-cell table:formula="of:=IF(AND([$'Compétences validées trim-sem 1'.AJ10]=&quot;&quot;;[$'Compétences validées trim-sem 2'.AJ10]=&quot;&quot;;[$'Compétences validées trimestre 3'.AJ10]=&quot;&quot;);&quot;&quot;;MAX([$'Compétences validées trim-sem 1'.AJ10];[$'Compétences validées trim-sem 2'.AJ10];[$'Compétences validées trimestre 3'.AJ10]))">
            <text:p/>
          </table:table-cell>
          <table:table-cell table:formula="of:=IF(AND([$'Compétences validées trim-sem 1'.AK10]=&quot;&quot;;[$'Compétences validées trim-sem 2'.AK10]=&quot;&quot;;[$'Compétences validées trimestre 3'.AK10]=&quot;&quot;);&quot;&quot;;MAX([$'Compétences validées trim-sem 1'.AK10];[$'Compétences validées trim-sem 2'.AK10];[$'Compétences validées trimestre 3'.AK10]))">
            <text:p/>
          </table:table-cell>
          <table:table-cell table:formula="of:=IF(AND([$'Compétences validées trim-sem 1'.AL10]=&quot;&quot;;[$'Compétences validées trim-sem 2'.AL10]=&quot;&quot;;[$'Compétences validées trimestre 3'.AL10]=&quot;&quot;);&quot;&quot;;MAX([$'Compétences validées trim-sem 1'.AL10];[$'Compétences validées trim-sem 2'.AL10];[$'Compétences validées trimestre 3'.AL10]))">
            <text:p/>
          </table:table-cell>
          <table:table-cell table:formula="of:=IF(AND([$'Compétences validées trim-sem 1'.AM10]=&quot;&quot;;[$'Compétences validées trim-sem 2'.AM10]=&quot;&quot;;[$'Compétences validées trimestre 3'.AM10]=&quot;&quot;);&quot;&quot;;MAX([$'Compétences validées trim-sem 1'.AM10];[$'Compétences validées trim-sem 2'.AM10];[$'Compétences validées trimestre 3'.AM10]))">
            <text:p/>
          </table:table-cell>
          <table:table-cell table:formula="of:=IF(AND([$'Compétences validées trim-sem 1'.AN10]=&quot;&quot;;[$'Compétences validées trim-sem 2'.AN10]=&quot;&quot;;[$'Compétences validées trimestre 3'.AN10]=&quot;&quot;);&quot;&quot;;MAX([$'Compétences validées trim-sem 1'.AN10];[$'Compétences validées trim-sem 2'.AN10];[$'Compétences validées trimestre 3'.AN10]))">
            <text:p/>
          </table:table-cell>
          <table:table-cell table:formula="of:=IF(AND([$'Compétences validées trim-sem 1'.AO10]=&quot;&quot;;[$'Compétences validées trim-sem 2'.AO10]=&quot;&quot;;[$'Compétences validées trimestre 3'.AO10]=&quot;&quot;);&quot;&quot;;MAX([$'Compétences validées trim-sem 1'.AO10];[$'Compétences validées trim-sem 2'.AO10];[$'Compétences validées trimestre 3'.AO10]))">
            <text:p/>
          </table:table-cell>
          <table:table-cell table:formula="of:=IF(AND([$'Compétences validées trim-sem 1'.AP10]=&quot;&quot;;[$'Compétences validées trim-sem 2'.AP10]=&quot;&quot;;[$'Compétences validées trimestre 3'.AP10]=&quot;&quot;);&quot;&quot;;MAX([$'Compétences validées trim-sem 1'.AP10];[$'Compétences validées trim-sem 2'.AP10];[$'Compétences validées trimestre 3'.AP10]))">
            <text:p/>
          </table:table-cell>
          <table:table-cell table:formula="of:=IF(AND([$'Compétences validées trim-sem 1'.AQ10]=&quot;&quot;;[$'Compétences validées trim-sem 2'.AQ10]=&quot;&quot;;[$'Compétences validées trimestre 3'.AQ10]=&quot;&quot;);&quot;&quot;;MAX([$'Compétences validées trim-sem 1'.AQ10];[$'Compétences validées trim-sem 2'.AQ10];[$'Compétences validées trimestre 3'.AQ10]))">
            <text:p/>
          </table:table-cell>
          <table:table-cell table:formula="of:=IF(AND([$'Compétences validées trim-sem 1'.AR10]=&quot;&quot;;[$'Compétences validées trim-sem 2'.AR10]=&quot;&quot;;[$'Compétences validées trimestre 3'.AR10]=&quot;&quot;);&quot;&quot;;MAX([$'Compétences validées trim-sem 1'.AR10];[$'Compétences validées trim-sem 2'.AR10];[$'Compétences validées trimestre 3'.AR10]))">
            <text:p/>
          </table:table-cell>
          <table:table-cell table:formula="of:=IF(AND([$'Compétences validées trim-sem 1'.AS10]=&quot;&quot;;[$'Compétences validées trim-sem 2'.AS10]=&quot;&quot;;[$'Compétences validées trimestre 3'.AS10]=&quot;&quot;);&quot;&quot;;MAX([$'Compétences validées trim-sem 1'.AS10];[$'Compétences validées trim-sem 2'.AS10];[$'Compétences validées trimestre 3'.AS10]))">
            <text:p/>
          </table:table-cell>
          <table:table-cell table:formula="of:=IF(AND([$'Compétences validées trim-sem 1'.AT10]=&quot;&quot;;[$'Compétences validées trim-sem 2'.AT10]=&quot;&quot;;[$'Compétences validées trimestre 3'.AT10]=&quot;&quot;);&quot;&quot;;MAX([$'Compétences validées trim-sem 1'.AT10];[$'Compétences validées trim-sem 2'.AT10];[$'Compétences validées trimestre 3'.AT10]))">
            <text:p/>
          </table:table-cell>
          <table:table-cell table:formula="of:=IF(AND([$'Compétences validées trim-sem 1'.AU10]=&quot;&quot;;[$'Compétences validées trim-sem 2'.AU10]=&quot;&quot;;[$'Compétences validées trimestre 3'.AU10]=&quot;&quot;);&quot;&quot;;MAX([$'Compétences validées trim-sem 1'.AU10];[$'Compétences validées trim-sem 2'.AU10];[$'Compétences validées trimestre 3'.AU10]))">
            <text:p/>
          </table:table-cell>
          <table:table-cell table:formula="of:=IF(AND([$'Compétences validées trim-sem 1'.AV10]=&quot;&quot;;[$'Compétences validées trim-sem 2'.AV10]=&quot;&quot;;[$'Compétences validées trimestre 3'.AV10]=&quot;&quot;);&quot;&quot;;MAX([$'Compétences validées trim-sem 1'.AV10];[$'Compétences validées trim-sem 2'.AV10];[$'Compétences validées trimestre 3'.AV10]))">
            <text:p/>
          </table:table-cell>
          <table:table-cell table:formula="of:=IF(AND([$'Compétences validées trim-sem 1'.AW10]=&quot;&quot;;[$'Compétences validées trim-sem 2'.AW10]=&quot;&quot;;[$'Compétences validées trimestre 3'.AW10]=&quot;&quot;);&quot;&quot;;MAX([$'Compétences validées trim-sem 1'.AW10];[$'Compétences validées trim-sem 2'.AW10];[$'Compétences validées trimestre 3'.AW10]))">
            <text:p/>
          </table:table-cell>
          <table:table-cell table:formula="of:=IF(AND([$'Compétences validées trim-sem 1'.AX10]=&quot;&quot;;[$'Compétences validées trim-sem 2'.AX10]=&quot;&quot;;[$'Compétences validées trimestre 3'.AX10]=&quot;&quot;);&quot;&quot;;MAX([$'Compétences validées trim-sem 1'.AX10];[$'Compétences validées trim-sem 2'.AX10];[$'Compétences validées trimestre 3'.AX10]))">
            <text:p/>
          </table:table-cell>
          <table:table-cell table:formula="of:=IF(AND([$'Compétences validées trim-sem 1'.AY10]=&quot;&quot;;[$'Compétences validées trim-sem 2'.AY10]=&quot;&quot;;[$'Compétences validées trimestre 3'.AY10]=&quot;&quot;);&quot;&quot;;MAX([$'Compétences validées trim-sem 1'.AY10];[$'Compétences validées trim-sem 2'.AY10];[$'Compétences validées trimestre 3'.AY10]))">
            <text:p/>
          </table:table-cell>
          <table:table-cell table:formula="of:=IF(AND([$'Compétences validées trim-sem 1'.AZ10]=&quot;&quot;;[$'Compétences validées trim-sem 2'.AZ10]=&quot;&quot;;[$'Compétences validées trimestre 3'.AZ10]=&quot;&quot;);&quot;&quot;;MAX([$'Compétences validées trim-sem 1'.AZ10];[$'Compétences validées trim-sem 2'.AZ10];[$'Compétences validées trimestre 3'.AZ10]))">
            <text:p/>
          </table:table-cell>
          <table:table-cell table:formula="of:=IF(AND([$'Compétences validées trim-sem 1'.BA10]=&quot;&quot;;[$'Compétences validées trim-sem 2'.BA10]=&quot;&quot;;[$'Compétences validées trimestre 3'.BA10]=&quot;&quot;);&quot;&quot;;MAX([$'Compétences validées trim-sem 1'.BA10];[$'Compétences validées trim-sem 2'.BA10];[$'Compétences validées trimestre 3'.BA10]))">
            <text:p/>
          </table:table-cell>
          <table:table-cell table:formula="of:=IF(AND([$'Compétences validées trim-sem 1'.BB10]=&quot;&quot;;[$'Compétences validées trim-sem 2'.BB10]=&quot;&quot;;[$'Compétences validées trimestre 3'.BB10]=&quot;&quot;);&quot;&quot;;MAX([$'Compétences validées trim-sem 1'.BB10];[$'Compétences validées trim-sem 2'.BB10];[$'Compétences validées trimestre 3'.BB10]))">
            <text:p/>
          </table:table-cell>
          <table:table-cell table:formula="of:=IF(AND([$'Compétences validées trim-sem 1'.BC10]=&quot;&quot;;[$'Compétences validées trim-sem 2'.BC10]=&quot;&quot;;[$'Compétences validées trimestre 3'.BC10]=&quot;&quot;);&quot;&quot;;MAX([$'Compétences validées trim-sem 1'.BC10];[$'Compétences validées trim-sem 2'.BC10];[$'Compétences validées trimestre 3'.BC10]))">
            <text:p/>
          </table:table-cell>
          <table:table-cell table:formula="of:=IF(AND([$'Compétences validées trim-sem 1'.BD10]=&quot;&quot;;[$'Compétences validées trim-sem 2'.BD10]=&quot;&quot;;[$'Compétences validées trimestre 3'.BD10]=&quot;&quot;);&quot;&quot;;MAX([$'Compétences validées trim-sem 1'.BD10];[$'Compétences validées trim-sem 2'.BD10];[$'Compétences validées trimestre 3'.BD10]))">
            <text:p/>
          </table:table-cell>
          <table:table-cell table:formula="of:=IF(AND([$'Compétences validées trim-sem 1'.BE10]=&quot;&quot;;[$'Compétences validées trim-sem 2'.BE10]=&quot;&quot;;[$'Compétences validées trimestre 3'.BE10]=&quot;&quot;);&quot;&quot;;MAX([$'Compétences validées trim-sem 1'.BE10];[$'Compétences validées trim-sem 2'.BE10];[$'Compétences validées trimestre 3'.BE10]))">
            <text:p/>
          </table:table-cell>
          <table:table-cell table:formula="of:=IF(AND([$'Compétences validées trim-sem 1'.BF10]=&quot;&quot;;[$'Compétences validées trim-sem 2'.BF10]=&quot;&quot;;[$'Compétences validées trimestre 3'.BF10]=&quot;&quot;);&quot;&quot;;MAX([$'Compétences validées trim-sem 1'.BF10];[$'Compétences validées trim-sem 2'.BF10];[$'Compétences validées trimestre 3'.BF10]))">
            <text:p/>
          </table:table-cell>
          <table:table-cell table:formula="of:=IF(AND([$'Compétences validées trim-sem 1'.BG10]=&quot;&quot;;[$'Compétences validées trim-sem 2'.BG10]=&quot;&quot;;[$'Compétences validées trimestre 3'.BG10]=&quot;&quot;);&quot;&quot;;MAX([$'Compétences validées trim-sem 1'.BG10];[$'Compétences validées trim-sem 2'.BG10];[$'Compétences validées trimestre 3'.BG10]))">
            <text:p/>
          </table:table-cell>
          <table:table-cell table:formula="of:=IF(AND([$'Compétences validées trim-sem 1'.BH10]=&quot;&quot;;[$'Compétences validées trim-sem 2'.BH10]=&quot;&quot;;[$'Compétences validées trimestre 3'.BH10]=&quot;&quot;);&quot;&quot;;MAX([$'Compétences validées trim-sem 1'.BH10];[$'Compétences validées trim-sem 2'.BH10];[$'Compétences validées trimestre 3'.BH10]))">
            <text:p/>
          </table:table-cell>
          <table:table-cell table:formula="of:=IF(AND([$'Compétences validées trim-sem 1'.BI10]=&quot;&quot;;[$'Compétences validées trim-sem 2'.BI10]=&quot;&quot;;[$'Compétences validées trimestre 3'.BI10]=&quot;&quot;);&quot;&quot;;MAX([$'Compétences validées trim-sem 1'.BI10];[$'Compétences validées trim-sem 2'.BI10];[$'Compétences validées trimestre 3'.BI10]))">
            <text:p/>
          </table:table-cell>
          <table:table-cell table:formula="of:=IF(AND([$'Compétences validées trim-sem 1'.BJ10]=&quot;&quot;;[$'Compétences validées trim-sem 2'.BJ10]=&quot;&quot;;[$'Compétences validées trimestre 3'.BJ10]=&quot;&quot;);&quot;&quot;;MAX([$'Compétences validées trim-sem 1'.BJ10];[$'Compétences validées trim-sem 2'.BJ10];[$'Compétences validées trimestre 3'.BJ10]))">
            <text:p/>
          </table:table-cell>
          <table:table-cell table:formula="of:=IF(AND([$'Compétences validées trim-sem 1'.BK10]=&quot;&quot;;[$'Compétences validées trim-sem 2'.BK10]=&quot;&quot;;[$'Compétences validées trimestre 3'.BK10]=&quot;&quot;);&quot;&quot;;MAX([$'Compétences validées trim-sem 1'.BK10];[$'Compétences validées trim-sem 2'.BK10];[$'Compétences validées trimestre 3'.BK10]))">
            <text:p/>
          </table:table-cell>
          <table:table-cell table:formula="of:=IF(AND([$'Compétences validées trim-sem 1'.BL10]=&quot;&quot;;[$'Compétences validées trim-sem 2'.BL10]=&quot;&quot;;[$'Compétences validées trimestre 3'.BL10]=&quot;&quot;);&quot;&quot;;MAX([$'Compétences validées trim-sem 1'.BL10];[$'Compétences validées trim-sem 2'.BL10];[$'Compétences validées trimestre 3'.BL10]))">
            <text:p/>
          </table:table-cell>
          <table:table-cell table:formula="of:=IF(AND([$'Compétences validées trim-sem 1'.BM10]=&quot;&quot;;[$'Compétences validées trim-sem 2'.BM10]=&quot;&quot;;[$'Compétences validées trimestre 3'.BM10]=&quot;&quot;);&quot;&quot;;MAX([$'Compétences validées trim-sem 1'.BM10];[$'Compétences validées trim-sem 2'.BM10];[$'Compétences validées trimestre 3'.BM10]))">
            <text:p/>
          </table:table-cell>
          <table:table-cell table:formula="of:=IF(AND([$'Compétences validées trim-sem 1'.BN10]=&quot;&quot;;[$'Compétences validées trim-sem 2'.BN10]=&quot;&quot;;[$'Compétences validées trimestre 3'.BN10]=&quot;&quot;);&quot;&quot;;MAX([$'Compétences validées trim-sem 1'.BN10];[$'Compétences validées trim-sem 2'.BN10];[$'Compétences validées trimestre 3'.BN10]))">
            <text:p/>
          </table:table-cell>
          <table:table-cell table:formula="of:=IF(AND([$'Compétences validées trim-sem 1'.BO10]=&quot;&quot;;[$'Compétences validées trim-sem 2'.BO10]=&quot;&quot;;[$'Compétences validées trimestre 3'.BO10]=&quot;&quot;);&quot;&quot;;MAX([$'Compétences validées trim-sem 1'.BO10];[$'Compétences validées trim-sem 2'.BO10];[$'Compétences validées trimestre 3'.BO10]))">
            <text:p/>
          </table:table-cell>
          <table:table-cell table:formula="of:=IF(AND([$'Compétences validées trim-sem 1'.BP10]=&quot;&quot;;[$'Compétences validées trim-sem 2'.BP10]=&quot;&quot;;[$'Compétences validées trimestre 3'.BP10]=&quot;&quot;);&quot;&quot;;MAX([$'Compétences validées trim-sem 1'.BP10];[$'Compétences validées trim-sem 2'.BP10];[$'Compétences validées trimestre 3'.BP10]))">
            <text:p/>
          </table:table-cell>
          <table:table-cell table:formula="of:=IF(AND([$'Compétences validées trim-sem 1'.BQ10]=&quot;&quot;;[$'Compétences validées trim-sem 2'.BQ10]=&quot;&quot;;[$'Compétences validées trimestre 3'.BQ10]=&quot;&quot;);&quot;&quot;;MAX([$'Compétences validées trim-sem 1'.BQ10];[$'Compétences validées trim-sem 2'.BQ10];[$'Compétences validées trimestre 3'.BQ10]))">
            <text:p/>
          </table:table-cell>
          <table:table-cell table:formula="of:=IF(AND([$'Compétences validées trim-sem 1'.BR10]=&quot;&quot;;[$'Compétences validées trim-sem 2'.BR10]=&quot;&quot;;[$'Compétences validées trimestre 3'.BR10]=&quot;&quot;);&quot;&quot;;MAX([$'Compétences validées trim-sem 1'.BR10];[$'Compétences validées trim-sem 2'.BR10];[$'Compétences validées trimestre 3'.BR10]))">
            <text:p/>
          </table:table-cell>
          <table:table-cell table:formula="of:=IF(AND([$'Compétences validées trim-sem 1'.BS10]=&quot;&quot;;[$'Compétences validées trim-sem 2'.BS10]=&quot;&quot;;[$'Compétences validées trimestre 3'.BS10]=&quot;&quot;);&quot;&quot;;MAX([$'Compétences validées trim-sem 1'.BS10];[$'Compétences validées trim-sem 2'.BS10];[$'Compétences validées trimestre 3'.BS10]))">
            <text:p/>
          </table:table-cell>
          <table:table-cell table:formula="of:=IF(AND([$'Compétences validées trim-sem 1'.BT10]=&quot;&quot;;[$'Compétences validées trim-sem 2'.BT10]=&quot;&quot;;[$'Compétences validées trimestre 3'.BT10]=&quot;&quot;);&quot;&quot;;MAX([$'Compétences validées trim-sem 1'.BT10];[$'Compétences validées trim-sem 2'.BT10];[$'Compétences validées trimestre 3'.BT10]))">
            <text:p/>
          </table:table-cell>
          <table:table-cell table:formula="of:=IF(AND([$'Compétences validées trim-sem 1'.BU10]=&quot;&quot;;[$'Compétences validées trim-sem 2'.BU10]=&quot;&quot;;[$'Compétences validées trimestre 3'.BU10]=&quot;&quot;);&quot;&quot;;MAX([$'Compétences validées trim-sem 1'.BU10];[$'Compétences validées trim-sem 2'.BU10];[$'Compétences validées trimestre 3'.BU10]))">
            <text:p/>
          </table:table-cell>
          <table:table-cell table:formula="of:=IF(AND([$'Compétences validées trim-sem 1'.BV10]=&quot;&quot;;[$'Compétences validées trim-sem 2'.BV10]=&quot;&quot;;[$'Compétences validées trimestre 3'.BV10]=&quot;&quot;);&quot;&quot;;MAX([$'Compétences validées trim-sem 1'.BV10];[$'Compétences validées trim-sem 2'.BV10];[$'Compétences validées trimestre 3'.BV10]))">
            <text:p/>
          </table:table-cell>
          <table:table-cell table:formula="of:=IF(AND([$'Compétences validées trim-sem 1'.BW10]=&quot;&quot;;[$'Compétences validées trim-sem 2'.BW10]=&quot;&quot;;[$'Compétences validées trimestre 3'.BW10]=&quot;&quot;);&quot;&quot;;MAX([$'Compétences validées trim-sem 1'.BW10];[$'Compétences validées trim-sem 2'.BW10];[$'Compétences validées trimestre 3'.BW10]))">
            <text:p/>
          </table:table-cell>
          <table:table-cell table:formula="of:=IF(AND([$'Compétences validées trim-sem 1'.BX10]=&quot;&quot;;[$'Compétences validées trim-sem 2'.BX10]=&quot;&quot;;[$'Compétences validées trimestre 3'.BX10]=&quot;&quot;);&quot;&quot;;MAX([$'Compétences validées trim-sem 1'.BX10];[$'Compétences validées trim-sem 2'.BX10];[$'Compétences validées trimestre 3'.BX10]))">
            <text:p/>
          </table:table-cell>
          <table:table-cell table:formula="of:=IF(AND([$'Compétences validées trim-sem 1'.BY10]=&quot;&quot;;[$'Compétences validées trim-sem 2'.BY10]=&quot;&quot;;[$'Compétences validées trimestre 3'.BY10]=&quot;&quot;);&quot;&quot;;MAX([$'Compétences validées trim-sem 1'.BY10];[$'Compétences validées trim-sem 2'.BY10];[$'Compétences validées trimestre 3'.BY10]))">
            <text:p/>
          </table:table-cell>
          <table:table-cell table:formula="of:=IF(AND([$'Compétences validées trim-sem 1'.BZ10]=&quot;&quot;;[$'Compétences validées trim-sem 2'.BZ10]=&quot;&quot;;[$'Compétences validées trimestre 3'.BZ10]=&quot;&quot;);&quot;&quot;;MAX([$'Compétences validées trim-sem 1'.BZ10];[$'Compétences validées trim-sem 2'.BZ10];[$'Compétences validées trimestre 3'.BZ10]))">
            <text:p/>
          </table:table-cell>
          <table:table-cell table:formula="of:=IF(AND([$'Compétences validées trim-sem 1'.CA10]=&quot;&quot;;[$'Compétences validées trim-sem 2'.CA10]=&quot;&quot;;[$'Compétences validées trimestre 3'.CA10]=&quot;&quot;);&quot;&quot;;MAX([$'Compétences validées trim-sem 1'.CA10];[$'Compétences validées trim-sem 2'.CA10];[$'Compétences validées trimestre 3'.CA10]))">
            <text:p/>
          </table:table-cell>
          <table:table-cell table:formula="of:=IF(AND([$'Compétences validées trim-sem 1'.CB10]=&quot;&quot;;[$'Compétences validées trim-sem 2'.CB10]=&quot;&quot;;[$'Compétences validées trimestre 3'.CB10]=&quot;&quot;);&quot;&quot;;MAX([$'Compétences validées trim-sem 1'.CB10];[$'Compétences validées trim-sem 2'.CB10];[$'Compétences validées trimestre 3'.CB10]))">
            <text:p/>
          </table:table-cell>
          <table:table-cell table:formula="of:=IF(AND([$'Compétences validées trim-sem 1'.CC10]=&quot;&quot;;[$'Compétences validées trim-sem 2'.CC10]=&quot;&quot;;[$'Compétences validées trimestre 3'.CC10]=&quot;&quot;);&quot;&quot;;MAX([$'Compétences validées trim-sem 1'.CC10];[$'Compétences validées trim-sem 2'.CC10];[$'Compétences validées trimestre 3'.CC10]))">
            <text:p/>
          </table:table-cell>
          <table:table-cell table:formula="of:=IF(AND([$'Compétences validées trim-sem 1'.CD10]=&quot;&quot;;[$'Compétences validées trim-sem 2'.CD10]=&quot;&quot;;[$'Compétences validées trimestre 3'.CD10]=&quot;&quot;);&quot;&quot;;MAX([$'Compétences validées trim-sem 1'.CD10];[$'Compétences validées trim-sem 2'.CD10];[$'Compétences validées trimestre 3'.CD10]))">
            <text:p/>
          </table:table-cell>
          <table:table-cell table:formula="of:=IF(AND([$'Compétences validées trim-sem 1'.CE10]=&quot;&quot;;[$'Compétences validées trim-sem 2'.CE10]=&quot;&quot;;[$'Compétences validées trimestre 3'.CE10]=&quot;&quot;);&quot;&quot;;MAX([$'Compétences validées trim-sem 1'.CE10];[$'Compétences validées trim-sem 2'.CE10];[$'Compétences validées trimestre 3'.CE10]))">
            <text:p/>
          </table:table-cell>
          <table:table-cell table:formula="of:=IF(AND([$'Compétences validées trim-sem 1'.CF10]=&quot;&quot;;[$'Compétences validées trim-sem 2'.CF10]=&quot;&quot;;[$'Compétences validées trimestre 3'.CF10]=&quot;&quot;);&quot;&quot;;MAX([$'Compétences validées trim-sem 1'.CF10];[$'Compétences validées trim-sem 2'.CF10];[$'Compétences validées trimestre 3'.CF10]))">
            <text:p/>
          </table:table-cell>
          <table:table-cell table:formula="of:=IF(AND([$'Compétences validées trim-sem 1'.CG10]=&quot;&quot;;[$'Compétences validées trim-sem 2'.CG10]=&quot;&quot;;[$'Compétences validées trimestre 3'.CG10]=&quot;&quot;);&quot;&quot;;MAX([$'Compétences validées trim-sem 1'.CG10];[$'Compétences validées trim-sem 2'.CG10];[$'Compétences validées trimestre 3'.CG10]))">
            <text:p/>
          </table:table-cell>
          <table:table-cell table:formula="of:=IF(AND([$'Compétences validées trim-sem 1'.CH10]=&quot;&quot;;[$'Compétences validées trim-sem 2'.CH10]=&quot;&quot;;[$'Compétences validées trimestre 3'.CH10]=&quot;&quot;);&quot;&quot;;MAX([$'Compétences validées trim-sem 1'.CH10];[$'Compétences validées trim-sem 2'.CH10];[$'Compétences validées trimestre 3'.CH10]))">
            <text:p/>
          </table:table-cell>
          <table:table-cell table:formula="of:=IF(AND([$'Compétences validées trim-sem 1'.CI10]=&quot;&quot;;[$'Compétences validées trim-sem 2'.CI10]=&quot;&quot;;[$'Compétences validées trimestre 3'.CI10]=&quot;&quot;);&quot;&quot;;MAX([$'Compétences validées trim-sem 1'.CI10];[$'Compétences validées trim-sem 2'.CI10];[$'Compétences validées trimestre 3'.CI10]))">
            <text:p/>
          </table:table-cell>
          <table:table-cell table:formula="of:=IF(AND([$'Compétences validées trim-sem 1'.CJ10]=&quot;&quot;;[$'Compétences validées trim-sem 2'.CJ10]=&quot;&quot;;[$'Compétences validées trimestre 3'.CJ10]=&quot;&quot;);&quot;&quot;;MAX([$'Compétences validées trim-sem 1'.CJ10];[$'Compétences validées trim-sem 2'.CJ10];[$'Compétences validées trimestre 3'.CJ10]))">
            <text:p/>
          </table:table-cell>
          <table:table-cell table:formula="of:=IF(AND([$'Compétences validées trim-sem 1'.CK10]=&quot;&quot;;[$'Compétences validées trim-sem 2'.CK10]=&quot;&quot;;[$'Compétences validées trimestre 3'.CK10]=&quot;&quot;);&quot;&quot;;MAX([$'Compétences validées trim-sem 1'.CK10];[$'Compétences validées trim-sem 2'.CK10];[$'Compétences validées trimestre 3'.CK10]))">
            <text:p/>
          </table:table-cell>
          <table:table-cell table:formula="of:=IF(AND([$'Compétences validées trim-sem 1'.CL10]=&quot;&quot;;[$'Compétences validées trim-sem 2'.CL10]=&quot;&quot;;[$'Compétences validées trimestre 3'.CL10]=&quot;&quot;);&quot;&quot;;MAX([$'Compétences validées trim-sem 1'.CL10];[$'Compétences validées trim-sem 2'.CL10];[$'Compétences validées trimestre 3'.CL10]))">
            <text:p/>
          </table:table-cell>
          <table:table-cell table:formula="of:=IF(AND([$'Compétences validées trim-sem 1'.CM10]=&quot;&quot;;[$'Compétences validées trim-sem 2'.CM10]=&quot;&quot;;[$'Compétences validées trimestre 3'.CM10]=&quot;&quot;);&quot;&quot;;MAX([$'Compétences validées trim-sem 1'.CM10];[$'Compétences validées trim-sem 2'.CM10];[$'Compétences validées trimestre 3'.CM10]))">
            <text:p/>
          </table:table-cell>
          <table:table-cell table:formula="of:=IF(AND([$'Compétences validées trim-sem 1'.CN10]=&quot;&quot;;[$'Compétences validées trim-sem 2'.CN10]=&quot;&quot;;[$'Compétences validées trimestre 3'.CN10]=&quot;&quot;);&quot;&quot;;MAX([$'Compétences validées trim-sem 1'.CN10];[$'Compétences validées trim-sem 2'.CN10];[$'Compétences validées trimestre 3'.CN10]))">
            <text:p/>
          </table:table-cell>
          <table:table-cell table:formula="of:=IF(AND([$'Compétences validées trim-sem 1'.CO10]=&quot;&quot;;[$'Compétences validées trim-sem 2'.CO10]=&quot;&quot;;[$'Compétences validées trimestre 3'.CO10]=&quot;&quot;);&quot;&quot;;MAX([$'Compétences validées trim-sem 1'.CO10];[$'Compétences validées trim-sem 2'.CO10];[$'Compétences validées trimestre 3'.CO10]))">
            <text:p/>
          </table:table-cell>
          <table:table-cell table:formula="of:=IF(AND([$'Compétences validées trim-sem 1'.CP10]=&quot;&quot;;[$'Compétences validées trim-sem 2'.CP10]=&quot;&quot;;[$'Compétences validées trimestre 3'.CP10]=&quot;&quot;);&quot;&quot;;MAX([$'Compétences validées trim-sem 1'.CP10];[$'Compétences validées trim-sem 2'.CP10];[$'Compétences validées trimestre 3'.CP10]))">
            <text:p/>
          </table:table-cell>
          <table:table-cell table:formula="of:=IF(AND([$'Compétences validées trim-sem 1'.CQ10]=&quot;&quot;;[$'Compétences validées trim-sem 2'.CQ10]=&quot;&quot;;[$'Compétences validées trimestre 3'.CQ10]=&quot;&quot;);&quot;&quot;;MAX([$'Compétences validées trim-sem 1'.CQ10];[$'Compétences validées trim-sem 2'.CQ10];[$'Compétences validées trimestre 3'.CQ10]))">
            <text:p/>
          </table:table-cell>
          <table:table-cell table:formula="of:=IF(AND([$'Compétences validées trim-sem 1'.CR10]=&quot;&quot;;[$'Compétences validées trim-sem 2'.CR10]=&quot;&quot;;[$'Compétences validées trimestre 3'.CR10]=&quot;&quot;);&quot;&quot;;MAX([$'Compétences validées trim-sem 1'.CR10];[$'Compétences validées trim-sem 2'.CR10];[$'Compétences validées trimestre 3'.CR10]))">
            <text:p/>
          </table:table-cell>
          <table:table-cell table:formula="of:=IF(AND([$'Compétences validées trim-sem 1'.CS10]=&quot;&quot;;[$'Compétences validées trim-sem 2'.CS10]=&quot;&quot;;[$'Compétences validées trimestre 3'.CS10]=&quot;&quot;);&quot;&quot;;MAX([$'Compétences validées trim-sem 1'.CS10];[$'Compétences validées trim-sem 2'.CS10];[$'Compétences validées trimestre 3'.CS10]))">
            <text:p/>
          </table:table-cell>
          <table:table-cell table:formula="of:=IF(AND([$'Compétences validées trim-sem 1'.CT10]=&quot;&quot;;[$'Compétences validées trim-sem 2'.CT10]=&quot;&quot;;[$'Compétences validées trimestre 3'.CT10]=&quot;&quot;);&quot;&quot;;MAX([$'Compétences validées trim-sem 1'.CT10];[$'Compétences validées trim-sem 2'.CT10];[$'Compétences validées trimestre 3'.CT10]))">
            <text:p/>
          </table:table-cell>
          <table:table-cell table:formula="of:=IF(AND([$'Compétences validées trim-sem 1'.CU10]=&quot;&quot;;[$'Compétences validées trim-sem 2'.CU10]=&quot;&quot;;[$'Compétences validées trimestre 3'.CU10]=&quot;&quot;);&quot;&quot;;MAX([$'Compétences validées trim-sem 1'.CU10];[$'Compétences validées trim-sem 2'.CU10];[$'Compétences validées trimestre 3'.CU10]))">
            <text:p/>
          </table:table-cell>
          <table:table-cell table:formula="of:=IF(AND([$'Compétences validées trim-sem 1'.CV10]=&quot;&quot;;[$'Compétences validées trim-sem 2'.CV10]=&quot;&quot;;[$'Compétences validées trimestre 3'.CV10]=&quot;&quot;);&quot;&quot;;MAX([$'Compétences validées trim-sem 1'.CV10];[$'Compétences validées trim-sem 2'.CV10];[$'Compétences validées trimestre 3'.CV10]))">
            <text:p/>
          </table:table-cell>
          <table:table-cell table:formula="of:=IF(AND([$'Compétences validées trim-sem 1'.CW10]=&quot;&quot;;[$'Compétences validées trim-sem 2'.CW10]=&quot;&quot;;[$'Compétences validées trimestre 3'.CW10]=&quot;&quot;);&quot;&quot;;MAX([$'Compétences validées trim-sem 1'.CW10];[$'Compétences validées trim-sem 2'.CW10];[$'Compétences validées trimestre 3'.CW10]))">
            <text:p/>
          </table:table-cell>
          <table:table-cell table:formula="of:=IF(AND([$'Compétences validées trim-sem 1'.CX10]=&quot;&quot;;[$'Compétences validées trim-sem 2'.CX10]=&quot;&quot;;[$'Compétences validées trimestre 3'.CX10]=&quot;&quot;);&quot;&quot;;MAX([$'Compétences validées trim-sem 1'.CX10];[$'Compétences validées trim-sem 2'.CX10];[$'Compétences validées trimestre 3'.CX10]))">
            <text:p/>
          </table:table-cell>
        </table:table-row>
        <table:table-row table:style-name="ro1">
          <table:table-cell office:value-type="string" calcext:value-type="string">
            <text:p>Nom 10</text:p>
          </table:table-cell>
          <table:table-cell office:value-type="string" calcext:value-type="string">
            <text:p>Prénom 10</text:p>
          </table:table-cell>
          <table:table-cell table:formula="of:=IF(AND([$'Compétences validées trim-sem 1'.C11]=&quot;&quot;;[$'Compétences validées trim-sem 2'.C11]=&quot;&quot;;[$'Compétences validées trimestre 3'.C11]=&quot;&quot;);&quot;&quot;;MAX([$'Compétences validées trim-sem 1'.C11];[$'Compétences validées trim-sem 2'.C11];[$'Compétences validées trimestre 3'.C11]))">
            <text:p/>
          </table:table-cell>
          <table:table-cell table:formula="of:=IF(AND([$'Compétences validées trim-sem 1'.D11]=&quot;&quot;;[$'Compétences validées trim-sem 2'.D11]=&quot;&quot;;[$'Compétences validées trimestre 3'.D11]=&quot;&quot;);&quot;&quot;;MAX([$'Compétences validées trim-sem 1'.D11];[$'Compétences validées trim-sem 2'.D11];[$'Compétences validées trimestre 3'.D11]))">
            <text:p/>
          </table:table-cell>
          <table:table-cell table:formula="of:=IF(AND([$'Compétences validées trim-sem 1'.E11]=&quot;&quot;;[$'Compétences validées trim-sem 2'.E11]=&quot;&quot;;[$'Compétences validées trimestre 3'.E11]=&quot;&quot;);&quot;&quot;;MAX([$'Compétences validées trim-sem 1'.E11];[$'Compétences validées trim-sem 2'.E11];[$'Compétences validées trimestre 3'.E11]))">
            <text:p/>
          </table:table-cell>
          <table:table-cell table:formula="of:=IF(AND([$'Compétences validées trim-sem 1'.F11]=&quot;&quot;;[$'Compétences validées trim-sem 2'.F11]=&quot;&quot;;[$'Compétences validées trimestre 3'.F11]=&quot;&quot;);&quot;&quot;;MAX([$'Compétences validées trim-sem 1'.F11];[$'Compétences validées trim-sem 2'.F11];[$'Compétences validées trimestre 3'.F11]))">
            <text:p/>
          </table:table-cell>
          <table:table-cell table:formula="of:=IF(AND([$'Compétences validées trim-sem 1'.G11]=&quot;&quot;;[$'Compétences validées trim-sem 2'.G11]=&quot;&quot;;[$'Compétences validées trimestre 3'.G11]=&quot;&quot;);&quot;&quot;;MAX([$'Compétences validées trim-sem 1'.G11];[$'Compétences validées trim-sem 2'.G11];[$'Compétences validées trimestre 3'.G11]))">
            <text:p/>
          </table:table-cell>
          <table:table-cell table:formula="of:=IF(AND([$'Compétences validées trim-sem 1'.H11]=&quot;&quot;;[$'Compétences validées trim-sem 2'.H11]=&quot;&quot;;[$'Compétences validées trimestre 3'.H11]=&quot;&quot;);&quot;&quot;;MAX([$'Compétences validées trim-sem 1'.H11];[$'Compétences validées trim-sem 2'.H11];[$'Compétences validées trimestre 3'.H11]))">
            <text:p/>
          </table:table-cell>
          <table:table-cell table:formula="of:=IF(AND([$'Compétences validées trim-sem 1'.I11]=&quot;&quot;;[$'Compétences validées trim-sem 2'.I11]=&quot;&quot;;[$'Compétences validées trimestre 3'.I11]=&quot;&quot;);&quot;&quot;;MAX([$'Compétences validées trim-sem 1'.I11];[$'Compétences validées trim-sem 2'.I11];[$'Compétences validées trimestre 3'.I11]))">
            <text:p/>
          </table:table-cell>
          <table:table-cell table:formula="of:=IF(AND([$'Compétences validées trim-sem 1'.J11]=&quot;&quot;;[$'Compétences validées trim-sem 2'.J11]=&quot;&quot;;[$'Compétences validées trimestre 3'.J11]=&quot;&quot;);&quot;&quot;;MAX([$'Compétences validées trim-sem 1'.J11];[$'Compétences validées trim-sem 2'.J11];[$'Compétences validées trimestre 3'.J11]))">
            <text:p/>
          </table:table-cell>
          <table:table-cell table:formula="of:=IF(AND([$'Compétences validées trim-sem 1'.K11]=&quot;&quot;;[$'Compétences validées trim-sem 2'.K11]=&quot;&quot;;[$'Compétences validées trimestre 3'.K11]=&quot;&quot;);&quot;&quot;;MAX([$'Compétences validées trim-sem 1'.K11];[$'Compétences validées trim-sem 2'.K11];[$'Compétences validées trimestre 3'.K11]))">
            <text:p/>
          </table:table-cell>
          <table:table-cell table:formula="of:=IF(AND([$'Compétences validées trim-sem 1'.L11]=&quot;&quot;;[$'Compétences validées trim-sem 2'.L11]=&quot;&quot;;[$'Compétences validées trimestre 3'.L11]=&quot;&quot;);&quot;&quot;;MAX([$'Compétences validées trim-sem 1'.L11];[$'Compétences validées trim-sem 2'.L11];[$'Compétences validées trimestre 3'.L11]))">
            <text:p/>
          </table:table-cell>
          <table:table-cell table:formula="of:=IF(AND([$'Compétences validées trim-sem 1'.M11]=&quot;&quot;;[$'Compétences validées trim-sem 2'.M11]=&quot;&quot;;[$'Compétences validées trimestre 3'.M11]=&quot;&quot;);&quot;&quot;;MAX([$'Compétences validées trim-sem 1'.M11];[$'Compétences validées trim-sem 2'.M11];[$'Compétences validées trimestre 3'.M11]))">
            <text:p/>
          </table:table-cell>
          <table:table-cell table:formula="of:=IF(AND([$'Compétences validées trim-sem 1'.N11]=&quot;&quot;;[$'Compétences validées trim-sem 2'.N11]=&quot;&quot;;[$'Compétences validées trimestre 3'.N11]=&quot;&quot;);&quot;&quot;;MAX([$'Compétences validées trim-sem 1'.N11];[$'Compétences validées trim-sem 2'.N11];[$'Compétences validées trimestre 3'.N11]))">
            <text:p/>
          </table:table-cell>
          <table:table-cell table:formula="of:=IF(AND([$'Compétences validées trim-sem 1'.O11]=&quot;&quot;;[$'Compétences validées trim-sem 2'.O11]=&quot;&quot;;[$'Compétences validées trimestre 3'.O11]=&quot;&quot;);&quot;&quot;;MAX([$'Compétences validées trim-sem 1'.O11];[$'Compétences validées trim-sem 2'.O11];[$'Compétences validées trimestre 3'.O11]))">
            <text:p/>
          </table:table-cell>
          <table:table-cell table:formula="of:=IF(AND([$'Compétences validées trim-sem 1'.P11]=&quot;&quot;;[$'Compétences validées trim-sem 2'.P11]=&quot;&quot;;[$'Compétences validées trimestre 3'.P11]=&quot;&quot;);&quot;&quot;;MAX([$'Compétences validées trim-sem 1'.P11];[$'Compétences validées trim-sem 2'.P11];[$'Compétences validées trimestre 3'.P11]))">
            <text:p/>
          </table:table-cell>
          <table:table-cell table:formula="of:=IF(AND([$'Compétences validées trim-sem 1'.Q11]=&quot;&quot;;[$'Compétences validées trim-sem 2'.Q11]=&quot;&quot;;[$'Compétences validées trimestre 3'.Q11]=&quot;&quot;);&quot;&quot;;MAX([$'Compétences validées trim-sem 1'.Q11];[$'Compétences validées trim-sem 2'.Q11];[$'Compétences validées trimestre 3'.Q11]))">
            <text:p/>
          </table:table-cell>
          <table:table-cell table:formula="of:=IF(AND([$'Compétences validées trim-sem 1'.R11]=&quot;&quot;;[$'Compétences validées trim-sem 2'.R11]=&quot;&quot;;[$'Compétences validées trimestre 3'.R11]=&quot;&quot;);&quot;&quot;;MAX([$'Compétences validées trim-sem 1'.R11];[$'Compétences validées trim-sem 2'.R11];[$'Compétences validées trimestre 3'.R11]))">
            <text:p/>
          </table:table-cell>
          <table:table-cell table:formula="of:=IF(AND([$'Compétences validées trim-sem 1'.S11]=&quot;&quot;;[$'Compétences validées trim-sem 2'.S11]=&quot;&quot;;[$'Compétences validées trimestre 3'.S11]=&quot;&quot;);&quot;&quot;;MAX([$'Compétences validées trim-sem 1'.S11];[$'Compétences validées trim-sem 2'.S11];[$'Compétences validées trimestre 3'.S11]))">
            <text:p/>
          </table:table-cell>
          <table:table-cell table:formula="of:=IF(AND([$'Compétences validées trim-sem 1'.T11]=&quot;&quot;;[$'Compétences validées trim-sem 2'.T11]=&quot;&quot;;[$'Compétences validées trimestre 3'.T11]=&quot;&quot;);&quot;&quot;;MAX([$'Compétences validées trim-sem 1'.T11];[$'Compétences validées trim-sem 2'.T11];[$'Compétences validées trimestre 3'.T11]))">
            <text:p/>
          </table:table-cell>
          <table:table-cell table:formula="of:=IF(AND([$'Compétences validées trim-sem 1'.U11]=&quot;&quot;;[$'Compétences validées trim-sem 2'.U11]=&quot;&quot;;[$'Compétences validées trimestre 3'.U11]=&quot;&quot;);&quot;&quot;;MAX([$'Compétences validées trim-sem 1'.U11];[$'Compétences validées trim-sem 2'.U11];[$'Compétences validées trimestre 3'.U11]))">
            <text:p/>
          </table:table-cell>
          <table:table-cell table:formula="of:=IF(AND([$'Compétences validées trim-sem 1'.V11]=&quot;&quot;;[$'Compétences validées trim-sem 2'.V11]=&quot;&quot;;[$'Compétences validées trimestre 3'.V11]=&quot;&quot;);&quot;&quot;;MAX([$'Compétences validées trim-sem 1'.V11];[$'Compétences validées trim-sem 2'.V11];[$'Compétences validées trimestre 3'.V11]))">
            <text:p/>
          </table:table-cell>
          <table:table-cell table:formula="of:=IF(AND([$'Compétences validées trim-sem 1'.W11]=&quot;&quot;;[$'Compétences validées trim-sem 2'.W11]=&quot;&quot;;[$'Compétences validées trimestre 3'.W11]=&quot;&quot;);&quot;&quot;;MAX([$'Compétences validées trim-sem 1'.W11];[$'Compétences validées trim-sem 2'.W11];[$'Compétences validées trimestre 3'.W11]))">
            <text:p/>
          </table:table-cell>
          <table:table-cell table:formula="of:=IF(AND([$'Compétences validées trim-sem 1'.X11]=&quot;&quot;;[$'Compétences validées trim-sem 2'.X11]=&quot;&quot;;[$'Compétences validées trimestre 3'.X11]=&quot;&quot;);&quot;&quot;;MAX([$'Compétences validées trim-sem 1'.X11];[$'Compétences validées trim-sem 2'.X11];[$'Compétences validées trimestre 3'.X11]))">
            <text:p/>
          </table:table-cell>
          <table:table-cell table:formula="of:=IF(AND([$'Compétences validées trim-sem 1'.Y11]=&quot;&quot;;[$'Compétences validées trim-sem 2'.Y11]=&quot;&quot;;[$'Compétences validées trimestre 3'.Y11]=&quot;&quot;);&quot;&quot;;MAX([$'Compétences validées trim-sem 1'.Y11];[$'Compétences validées trim-sem 2'.Y11];[$'Compétences validées trimestre 3'.Y11]))">
            <text:p/>
          </table:table-cell>
          <table:table-cell table:formula="of:=IF(AND([$'Compétences validées trim-sem 1'.Z11]=&quot;&quot;;[$'Compétences validées trim-sem 2'.Z11]=&quot;&quot;;[$'Compétences validées trimestre 3'.Z11]=&quot;&quot;);&quot;&quot;;MAX([$'Compétences validées trim-sem 1'.Z11];[$'Compétences validées trim-sem 2'.Z11];[$'Compétences validées trimestre 3'.Z11]))">
            <text:p/>
          </table:table-cell>
          <table:table-cell table:formula="of:=IF(AND([$'Compétences validées trim-sem 1'.AA11]=&quot;&quot;;[$'Compétences validées trim-sem 2'.AA11]=&quot;&quot;;[$'Compétences validées trimestre 3'.AA11]=&quot;&quot;);&quot;&quot;;MAX([$'Compétences validées trim-sem 1'.AA11];[$'Compétences validées trim-sem 2'.AA11];[$'Compétences validées trimestre 3'.AA11]))">
            <text:p/>
          </table:table-cell>
          <table:table-cell table:formula="of:=IF(AND([$'Compétences validées trim-sem 1'.AB11]=&quot;&quot;;[$'Compétences validées trim-sem 2'.AB11]=&quot;&quot;;[$'Compétences validées trimestre 3'.AB11]=&quot;&quot;);&quot;&quot;;MAX([$'Compétences validées trim-sem 1'.AB11];[$'Compétences validées trim-sem 2'.AB11];[$'Compétences validées trimestre 3'.AB11]))">
            <text:p/>
          </table:table-cell>
          <table:table-cell table:formula="of:=IF(AND([$'Compétences validées trim-sem 1'.AC11]=&quot;&quot;;[$'Compétences validées trim-sem 2'.AC11]=&quot;&quot;;[$'Compétences validées trimestre 3'.AC11]=&quot;&quot;);&quot;&quot;;MAX([$'Compétences validées trim-sem 1'.AC11];[$'Compétences validées trim-sem 2'.AC11];[$'Compétences validées trimestre 3'.AC11]))">
            <text:p/>
          </table:table-cell>
          <table:table-cell table:formula="of:=IF(AND([$'Compétences validées trim-sem 1'.AD11]=&quot;&quot;;[$'Compétences validées trim-sem 2'.AD11]=&quot;&quot;;[$'Compétences validées trimestre 3'.AD11]=&quot;&quot;);&quot;&quot;;MAX([$'Compétences validées trim-sem 1'.AD11];[$'Compétences validées trim-sem 2'.AD11];[$'Compétences validées trimestre 3'.AD11]))">
            <text:p/>
          </table:table-cell>
          <table:table-cell table:formula="of:=IF(AND([$'Compétences validées trim-sem 1'.AE11]=&quot;&quot;;[$'Compétences validées trim-sem 2'.AE11]=&quot;&quot;;[$'Compétences validées trimestre 3'.AE11]=&quot;&quot;);&quot;&quot;;MAX([$'Compétences validées trim-sem 1'.AE11];[$'Compétences validées trim-sem 2'.AE11];[$'Compétences validées trimestre 3'.AE11]))">
            <text:p/>
          </table:table-cell>
          <table:table-cell table:formula="of:=IF(AND([$'Compétences validées trim-sem 1'.AF11]=&quot;&quot;;[$'Compétences validées trim-sem 2'.AF11]=&quot;&quot;;[$'Compétences validées trimestre 3'.AF11]=&quot;&quot;);&quot;&quot;;MAX([$'Compétences validées trim-sem 1'.AF11];[$'Compétences validées trim-sem 2'.AF11];[$'Compétences validées trimestre 3'.AF11]))">
            <text:p/>
          </table:table-cell>
          <table:table-cell table:formula="of:=IF(AND([$'Compétences validées trim-sem 1'.AG11]=&quot;&quot;;[$'Compétences validées trim-sem 2'.AG11]=&quot;&quot;;[$'Compétences validées trimestre 3'.AG11]=&quot;&quot;);&quot;&quot;;MAX([$'Compétences validées trim-sem 1'.AG11];[$'Compétences validées trim-sem 2'.AG11];[$'Compétences validées trimestre 3'.AG11]))">
            <text:p/>
          </table:table-cell>
          <table:table-cell table:formula="of:=IF(AND([$'Compétences validées trim-sem 1'.AH11]=&quot;&quot;;[$'Compétences validées trim-sem 2'.AH11]=&quot;&quot;;[$'Compétences validées trimestre 3'.AH11]=&quot;&quot;);&quot;&quot;;MAX([$'Compétences validées trim-sem 1'.AH11];[$'Compétences validées trim-sem 2'.AH11];[$'Compétences validées trimestre 3'.AH11]))">
            <text:p/>
          </table:table-cell>
          <table:table-cell table:formula="of:=IF(AND([$'Compétences validées trim-sem 1'.AI11]=&quot;&quot;;[$'Compétences validées trim-sem 2'.AI11]=&quot;&quot;;[$'Compétences validées trimestre 3'.AI11]=&quot;&quot;);&quot;&quot;;MAX([$'Compétences validées trim-sem 1'.AI11];[$'Compétences validées trim-sem 2'.AI11];[$'Compétences validées trimestre 3'.AI11]))">
            <text:p/>
          </table:table-cell>
          <table:table-cell table:formula="of:=IF(AND([$'Compétences validées trim-sem 1'.AJ11]=&quot;&quot;;[$'Compétences validées trim-sem 2'.AJ11]=&quot;&quot;;[$'Compétences validées trimestre 3'.AJ11]=&quot;&quot;);&quot;&quot;;MAX([$'Compétences validées trim-sem 1'.AJ11];[$'Compétences validées trim-sem 2'.AJ11];[$'Compétences validées trimestre 3'.AJ11]))">
            <text:p/>
          </table:table-cell>
          <table:table-cell table:formula="of:=IF(AND([$'Compétences validées trim-sem 1'.AK11]=&quot;&quot;;[$'Compétences validées trim-sem 2'.AK11]=&quot;&quot;;[$'Compétences validées trimestre 3'.AK11]=&quot;&quot;);&quot;&quot;;MAX([$'Compétences validées trim-sem 1'.AK11];[$'Compétences validées trim-sem 2'.AK11];[$'Compétences validées trimestre 3'.AK11]))">
            <text:p/>
          </table:table-cell>
          <table:table-cell table:formula="of:=IF(AND([$'Compétences validées trim-sem 1'.AL11]=&quot;&quot;;[$'Compétences validées trim-sem 2'.AL11]=&quot;&quot;;[$'Compétences validées trimestre 3'.AL11]=&quot;&quot;);&quot;&quot;;MAX([$'Compétences validées trim-sem 1'.AL11];[$'Compétences validées trim-sem 2'.AL11];[$'Compétences validées trimestre 3'.AL11]))">
            <text:p/>
          </table:table-cell>
          <table:table-cell table:formula="of:=IF(AND([$'Compétences validées trim-sem 1'.AM11]=&quot;&quot;;[$'Compétences validées trim-sem 2'.AM11]=&quot;&quot;;[$'Compétences validées trimestre 3'.AM11]=&quot;&quot;);&quot;&quot;;MAX([$'Compétences validées trim-sem 1'.AM11];[$'Compétences validées trim-sem 2'.AM11];[$'Compétences validées trimestre 3'.AM11]))">
            <text:p/>
          </table:table-cell>
          <table:table-cell table:formula="of:=IF(AND([$'Compétences validées trim-sem 1'.AN11]=&quot;&quot;;[$'Compétences validées trim-sem 2'.AN11]=&quot;&quot;;[$'Compétences validées trimestre 3'.AN11]=&quot;&quot;);&quot;&quot;;MAX([$'Compétences validées trim-sem 1'.AN11];[$'Compétences validées trim-sem 2'.AN11];[$'Compétences validées trimestre 3'.AN11]))">
            <text:p/>
          </table:table-cell>
          <table:table-cell table:formula="of:=IF(AND([$'Compétences validées trim-sem 1'.AO11]=&quot;&quot;;[$'Compétences validées trim-sem 2'.AO11]=&quot;&quot;;[$'Compétences validées trimestre 3'.AO11]=&quot;&quot;);&quot;&quot;;MAX([$'Compétences validées trim-sem 1'.AO11];[$'Compétences validées trim-sem 2'.AO11];[$'Compétences validées trimestre 3'.AO11]))">
            <text:p/>
          </table:table-cell>
          <table:table-cell table:formula="of:=IF(AND([$'Compétences validées trim-sem 1'.AP11]=&quot;&quot;;[$'Compétences validées trim-sem 2'.AP11]=&quot;&quot;;[$'Compétences validées trimestre 3'.AP11]=&quot;&quot;);&quot;&quot;;MAX([$'Compétences validées trim-sem 1'.AP11];[$'Compétences validées trim-sem 2'.AP11];[$'Compétences validées trimestre 3'.AP11]))">
            <text:p/>
          </table:table-cell>
          <table:table-cell table:formula="of:=IF(AND([$'Compétences validées trim-sem 1'.AQ11]=&quot;&quot;;[$'Compétences validées trim-sem 2'.AQ11]=&quot;&quot;;[$'Compétences validées trimestre 3'.AQ11]=&quot;&quot;);&quot;&quot;;MAX([$'Compétences validées trim-sem 1'.AQ11];[$'Compétences validées trim-sem 2'.AQ11];[$'Compétences validées trimestre 3'.AQ11]))">
            <text:p/>
          </table:table-cell>
          <table:table-cell table:formula="of:=IF(AND([$'Compétences validées trim-sem 1'.AR11]=&quot;&quot;;[$'Compétences validées trim-sem 2'.AR11]=&quot;&quot;;[$'Compétences validées trimestre 3'.AR11]=&quot;&quot;);&quot;&quot;;MAX([$'Compétences validées trim-sem 1'.AR11];[$'Compétences validées trim-sem 2'.AR11];[$'Compétences validées trimestre 3'.AR11]))">
            <text:p/>
          </table:table-cell>
          <table:table-cell table:formula="of:=IF(AND([$'Compétences validées trim-sem 1'.AS11]=&quot;&quot;;[$'Compétences validées trim-sem 2'.AS11]=&quot;&quot;;[$'Compétences validées trimestre 3'.AS11]=&quot;&quot;);&quot;&quot;;MAX([$'Compétences validées trim-sem 1'.AS11];[$'Compétences validées trim-sem 2'.AS11];[$'Compétences validées trimestre 3'.AS11]))">
            <text:p/>
          </table:table-cell>
          <table:table-cell table:formula="of:=IF(AND([$'Compétences validées trim-sem 1'.AT11]=&quot;&quot;;[$'Compétences validées trim-sem 2'.AT11]=&quot;&quot;;[$'Compétences validées trimestre 3'.AT11]=&quot;&quot;);&quot;&quot;;MAX([$'Compétences validées trim-sem 1'.AT11];[$'Compétences validées trim-sem 2'.AT11];[$'Compétences validées trimestre 3'.AT11]))">
            <text:p/>
          </table:table-cell>
          <table:table-cell table:formula="of:=IF(AND([$'Compétences validées trim-sem 1'.AU11]=&quot;&quot;;[$'Compétences validées trim-sem 2'.AU11]=&quot;&quot;;[$'Compétences validées trimestre 3'.AU11]=&quot;&quot;);&quot;&quot;;MAX([$'Compétences validées trim-sem 1'.AU11];[$'Compétences validées trim-sem 2'.AU11];[$'Compétences validées trimestre 3'.AU11]))">
            <text:p/>
          </table:table-cell>
          <table:table-cell table:formula="of:=IF(AND([$'Compétences validées trim-sem 1'.AV11]=&quot;&quot;;[$'Compétences validées trim-sem 2'.AV11]=&quot;&quot;;[$'Compétences validées trimestre 3'.AV11]=&quot;&quot;);&quot;&quot;;MAX([$'Compétences validées trim-sem 1'.AV11];[$'Compétences validées trim-sem 2'.AV11];[$'Compétences validées trimestre 3'.AV11]))">
            <text:p/>
          </table:table-cell>
          <table:table-cell table:formula="of:=IF(AND([$'Compétences validées trim-sem 1'.AW11]=&quot;&quot;;[$'Compétences validées trim-sem 2'.AW11]=&quot;&quot;;[$'Compétences validées trimestre 3'.AW11]=&quot;&quot;);&quot;&quot;;MAX([$'Compétences validées trim-sem 1'.AW11];[$'Compétences validées trim-sem 2'.AW11];[$'Compétences validées trimestre 3'.AW11]))">
            <text:p/>
          </table:table-cell>
          <table:table-cell table:formula="of:=IF(AND([$'Compétences validées trim-sem 1'.AX11]=&quot;&quot;;[$'Compétences validées trim-sem 2'.AX11]=&quot;&quot;;[$'Compétences validées trimestre 3'.AX11]=&quot;&quot;);&quot;&quot;;MAX([$'Compétences validées trim-sem 1'.AX11];[$'Compétences validées trim-sem 2'.AX11];[$'Compétences validées trimestre 3'.AX11]))">
            <text:p/>
          </table:table-cell>
          <table:table-cell table:formula="of:=IF(AND([$'Compétences validées trim-sem 1'.AY11]=&quot;&quot;;[$'Compétences validées trim-sem 2'.AY11]=&quot;&quot;;[$'Compétences validées trimestre 3'.AY11]=&quot;&quot;);&quot;&quot;;MAX([$'Compétences validées trim-sem 1'.AY11];[$'Compétences validées trim-sem 2'.AY11];[$'Compétences validées trimestre 3'.AY11]))">
            <text:p/>
          </table:table-cell>
          <table:table-cell table:formula="of:=IF(AND([$'Compétences validées trim-sem 1'.AZ11]=&quot;&quot;;[$'Compétences validées trim-sem 2'.AZ11]=&quot;&quot;;[$'Compétences validées trimestre 3'.AZ11]=&quot;&quot;);&quot;&quot;;MAX([$'Compétences validées trim-sem 1'.AZ11];[$'Compétences validées trim-sem 2'.AZ11];[$'Compétences validées trimestre 3'.AZ11]))">
            <text:p/>
          </table:table-cell>
          <table:table-cell table:formula="of:=IF(AND([$'Compétences validées trim-sem 1'.BA11]=&quot;&quot;;[$'Compétences validées trim-sem 2'.BA11]=&quot;&quot;;[$'Compétences validées trimestre 3'.BA11]=&quot;&quot;);&quot;&quot;;MAX([$'Compétences validées trim-sem 1'.BA11];[$'Compétences validées trim-sem 2'.BA11];[$'Compétences validées trimestre 3'.BA11]))">
            <text:p/>
          </table:table-cell>
          <table:table-cell table:formula="of:=IF(AND([$'Compétences validées trim-sem 1'.BB11]=&quot;&quot;;[$'Compétences validées trim-sem 2'.BB11]=&quot;&quot;;[$'Compétences validées trimestre 3'.BB11]=&quot;&quot;);&quot;&quot;;MAX([$'Compétences validées trim-sem 1'.BB11];[$'Compétences validées trim-sem 2'.BB11];[$'Compétences validées trimestre 3'.BB11]))">
            <text:p/>
          </table:table-cell>
          <table:table-cell table:formula="of:=IF(AND([$'Compétences validées trim-sem 1'.BC11]=&quot;&quot;;[$'Compétences validées trim-sem 2'.BC11]=&quot;&quot;;[$'Compétences validées trimestre 3'.BC11]=&quot;&quot;);&quot;&quot;;MAX([$'Compétences validées trim-sem 1'.BC11];[$'Compétences validées trim-sem 2'.BC11];[$'Compétences validées trimestre 3'.BC11]))">
            <text:p/>
          </table:table-cell>
          <table:table-cell table:formula="of:=IF(AND([$'Compétences validées trim-sem 1'.BD11]=&quot;&quot;;[$'Compétences validées trim-sem 2'.BD11]=&quot;&quot;;[$'Compétences validées trimestre 3'.BD11]=&quot;&quot;);&quot;&quot;;MAX([$'Compétences validées trim-sem 1'.BD11];[$'Compétences validées trim-sem 2'.BD11];[$'Compétences validées trimestre 3'.BD11]))">
            <text:p/>
          </table:table-cell>
          <table:table-cell table:formula="of:=IF(AND([$'Compétences validées trim-sem 1'.BE11]=&quot;&quot;;[$'Compétences validées trim-sem 2'.BE11]=&quot;&quot;;[$'Compétences validées trimestre 3'.BE11]=&quot;&quot;);&quot;&quot;;MAX([$'Compétences validées trim-sem 1'.BE11];[$'Compétences validées trim-sem 2'.BE11];[$'Compétences validées trimestre 3'.BE11]))">
            <text:p/>
          </table:table-cell>
          <table:table-cell table:formula="of:=IF(AND([$'Compétences validées trim-sem 1'.BF11]=&quot;&quot;;[$'Compétences validées trim-sem 2'.BF11]=&quot;&quot;;[$'Compétences validées trimestre 3'.BF11]=&quot;&quot;);&quot;&quot;;MAX([$'Compétences validées trim-sem 1'.BF11];[$'Compétences validées trim-sem 2'.BF11];[$'Compétences validées trimestre 3'.BF11]))">
            <text:p/>
          </table:table-cell>
          <table:table-cell table:formula="of:=IF(AND([$'Compétences validées trim-sem 1'.BG11]=&quot;&quot;;[$'Compétences validées trim-sem 2'.BG11]=&quot;&quot;;[$'Compétences validées trimestre 3'.BG11]=&quot;&quot;);&quot;&quot;;MAX([$'Compétences validées trim-sem 1'.BG11];[$'Compétences validées trim-sem 2'.BG11];[$'Compétences validées trimestre 3'.BG11]))">
            <text:p/>
          </table:table-cell>
          <table:table-cell table:formula="of:=IF(AND([$'Compétences validées trim-sem 1'.BH11]=&quot;&quot;;[$'Compétences validées trim-sem 2'.BH11]=&quot;&quot;;[$'Compétences validées trimestre 3'.BH11]=&quot;&quot;);&quot;&quot;;MAX([$'Compétences validées trim-sem 1'.BH11];[$'Compétences validées trim-sem 2'.BH11];[$'Compétences validées trimestre 3'.BH11]))">
            <text:p/>
          </table:table-cell>
          <table:table-cell table:formula="of:=IF(AND([$'Compétences validées trim-sem 1'.BI11]=&quot;&quot;;[$'Compétences validées trim-sem 2'.BI11]=&quot;&quot;;[$'Compétences validées trimestre 3'.BI11]=&quot;&quot;);&quot;&quot;;MAX([$'Compétences validées trim-sem 1'.BI11];[$'Compétences validées trim-sem 2'.BI11];[$'Compétences validées trimestre 3'.BI11]))">
            <text:p/>
          </table:table-cell>
          <table:table-cell table:formula="of:=IF(AND([$'Compétences validées trim-sem 1'.BJ11]=&quot;&quot;;[$'Compétences validées trim-sem 2'.BJ11]=&quot;&quot;;[$'Compétences validées trimestre 3'.BJ11]=&quot;&quot;);&quot;&quot;;MAX([$'Compétences validées trim-sem 1'.BJ11];[$'Compétences validées trim-sem 2'.BJ11];[$'Compétences validées trimestre 3'.BJ11]))">
            <text:p/>
          </table:table-cell>
          <table:table-cell table:formula="of:=IF(AND([$'Compétences validées trim-sem 1'.BK11]=&quot;&quot;;[$'Compétences validées trim-sem 2'.BK11]=&quot;&quot;;[$'Compétences validées trimestre 3'.BK11]=&quot;&quot;);&quot;&quot;;MAX([$'Compétences validées trim-sem 1'.BK11];[$'Compétences validées trim-sem 2'.BK11];[$'Compétences validées trimestre 3'.BK11]))">
            <text:p/>
          </table:table-cell>
          <table:table-cell table:formula="of:=IF(AND([$'Compétences validées trim-sem 1'.BL11]=&quot;&quot;;[$'Compétences validées trim-sem 2'.BL11]=&quot;&quot;;[$'Compétences validées trimestre 3'.BL11]=&quot;&quot;);&quot;&quot;;MAX([$'Compétences validées trim-sem 1'.BL11];[$'Compétences validées trim-sem 2'.BL11];[$'Compétences validées trimestre 3'.BL11]))">
            <text:p/>
          </table:table-cell>
          <table:table-cell table:formula="of:=IF(AND([$'Compétences validées trim-sem 1'.BM11]=&quot;&quot;;[$'Compétences validées trim-sem 2'.BM11]=&quot;&quot;;[$'Compétences validées trimestre 3'.BM11]=&quot;&quot;);&quot;&quot;;MAX([$'Compétences validées trim-sem 1'.BM11];[$'Compétences validées trim-sem 2'.BM11];[$'Compétences validées trimestre 3'.BM11]))">
            <text:p/>
          </table:table-cell>
          <table:table-cell table:formula="of:=IF(AND([$'Compétences validées trim-sem 1'.BN11]=&quot;&quot;;[$'Compétences validées trim-sem 2'.BN11]=&quot;&quot;;[$'Compétences validées trimestre 3'.BN11]=&quot;&quot;);&quot;&quot;;MAX([$'Compétences validées trim-sem 1'.BN11];[$'Compétences validées trim-sem 2'.BN11];[$'Compétences validées trimestre 3'.BN11]))">
            <text:p/>
          </table:table-cell>
          <table:table-cell table:formula="of:=IF(AND([$'Compétences validées trim-sem 1'.BO11]=&quot;&quot;;[$'Compétences validées trim-sem 2'.BO11]=&quot;&quot;;[$'Compétences validées trimestre 3'.BO11]=&quot;&quot;);&quot;&quot;;MAX([$'Compétences validées trim-sem 1'.BO11];[$'Compétences validées trim-sem 2'.BO11];[$'Compétences validées trimestre 3'.BO11]))">
            <text:p/>
          </table:table-cell>
          <table:table-cell table:formula="of:=IF(AND([$'Compétences validées trim-sem 1'.BP11]=&quot;&quot;;[$'Compétences validées trim-sem 2'.BP11]=&quot;&quot;;[$'Compétences validées trimestre 3'.BP11]=&quot;&quot;);&quot;&quot;;MAX([$'Compétences validées trim-sem 1'.BP11];[$'Compétences validées trim-sem 2'.BP11];[$'Compétences validées trimestre 3'.BP11]))">
            <text:p/>
          </table:table-cell>
          <table:table-cell table:formula="of:=IF(AND([$'Compétences validées trim-sem 1'.BQ11]=&quot;&quot;;[$'Compétences validées trim-sem 2'.BQ11]=&quot;&quot;;[$'Compétences validées trimestre 3'.BQ11]=&quot;&quot;);&quot;&quot;;MAX([$'Compétences validées trim-sem 1'.BQ11];[$'Compétences validées trim-sem 2'.BQ11];[$'Compétences validées trimestre 3'.BQ11]))">
            <text:p/>
          </table:table-cell>
          <table:table-cell table:formula="of:=IF(AND([$'Compétences validées trim-sem 1'.BR11]=&quot;&quot;;[$'Compétences validées trim-sem 2'.BR11]=&quot;&quot;;[$'Compétences validées trimestre 3'.BR11]=&quot;&quot;);&quot;&quot;;MAX([$'Compétences validées trim-sem 1'.BR11];[$'Compétences validées trim-sem 2'.BR11];[$'Compétences validées trimestre 3'.BR11]))">
            <text:p/>
          </table:table-cell>
          <table:table-cell table:formula="of:=IF(AND([$'Compétences validées trim-sem 1'.BS11]=&quot;&quot;;[$'Compétences validées trim-sem 2'.BS11]=&quot;&quot;;[$'Compétences validées trimestre 3'.BS11]=&quot;&quot;);&quot;&quot;;MAX([$'Compétences validées trim-sem 1'.BS11];[$'Compétences validées trim-sem 2'.BS11];[$'Compétences validées trimestre 3'.BS11]))">
            <text:p/>
          </table:table-cell>
          <table:table-cell table:formula="of:=IF(AND([$'Compétences validées trim-sem 1'.BT11]=&quot;&quot;;[$'Compétences validées trim-sem 2'.BT11]=&quot;&quot;;[$'Compétences validées trimestre 3'.BT11]=&quot;&quot;);&quot;&quot;;MAX([$'Compétences validées trim-sem 1'.BT11];[$'Compétences validées trim-sem 2'.BT11];[$'Compétences validées trimestre 3'.BT11]))">
            <text:p/>
          </table:table-cell>
          <table:table-cell table:formula="of:=IF(AND([$'Compétences validées trim-sem 1'.BU11]=&quot;&quot;;[$'Compétences validées trim-sem 2'.BU11]=&quot;&quot;;[$'Compétences validées trimestre 3'.BU11]=&quot;&quot;);&quot;&quot;;MAX([$'Compétences validées trim-sem 1'.BU11];[$'Compétences validées trim-sem 2'.BU11];[$'Compétences validées trimestre 3'.BU11]))">
            <text:p/>
          </table:table-cell>
          <table:table-cell table:formula="of:=IF(AND([$'Compétences validées trim-sem 1'.BV11]=&quot;&quot;;[$'Compétences validées trim-sem 2'.BV11]=&quot;&quot;;[$'Compétences validées trimestre 3'.BV11]=&quot;&quot;);&quot;&quot;;MAX([$'Compétences validées trim-sem 1'.BV11];[$'Compétences validées trim-sem 2'.BV11];[$'Compétences validées trimestre 3'.BV11]))">
            <text:p/>
          </table:table-cell>
          <table:table-cell table:formula="of:=IF(AND([$'Compétences validées trim-sem 1'.BW11]=&quot;&quot;;[$'Compétences validées trim-sem 2'.BW11]=&quot;&quot;;[$'Compétences validées trimestre 3'.BW11]=&quot;&quot;);&quot;&quot;;MAX([$'Compétences validées trim-sem 1'.BW11];[$'Compétences validées trim-sem 2'.BW11];[$'Compétences validées trimestre 3'.BW11]))">
            <text:p/>
          </table:table-cell>
          <table:table-cell table:formula="of:=IF(AND([$'Compétences validées trim-sem 1'.BX11]=&quot;&quot;;[$'Compétences validées trim-sem 2'.BX11]=&quot;&quot;;[$'Compétences validées trimestre 3'.BX11]=&quot;&quot;);&quot;&quot;;MAX([$'Compétences validées trim-sem 1'.BX11];[$'Compétences validées trim-sem 2'.BX11];[$'Compétences validées trimestre 3'.BX11]))">
            <text:p/>
          </table:table-cell>
          <table:table-cell table:formula="of:=IF(AND([$'Compétences validées trim-sem 1'.BY11]=&quot;&quot;;[$'Compétences validées trim-sem 2'.BY11]=&quot;&quot;;[$'Compétences validées trimestre 3'.BY11]=&quot;&quot;);&quot;&quot;;MAX([$'Compétences validées trim-sem 1'.BY11];[$'Compétences validées trim-sem 2'.BY11];[$'Compétences validées trimestre 3'.BY11]))">
            <text:p/>
          </table:table-cell>
          <table:table-cell table:formula="of:=IF(AND([$'Compétences validées trim-sem 1'.BZ11]=&quot;&quot;;[$'Compétences validées trim-sem 2'.BZ11]=&quot;&quot;;[$'Compétences validées trimestre 3'.BZ11]=&quot;&quot;);&quot;&quot;;MAX([$'Compétences validées trim-sem 1'.BZ11];[$'Compétences validées trim-sem 2'.BZ11];[$'Compétences validées trimestre 3'.BZ11]))">
            <text:p/>
          </table:table-cell>
          <table:table-cell table:formula="of:=IF(AND([$'Compétences validées trim-sem 1'.CA11]=&quot;&quot;;[$'Compétences validées trim-sem 2'.CA11]=&quot;&quot;;[$'Compétences validées trimestre 3'.CA11]=&quot;&quot;);&quot;&quot;;MAX([$'Compétences validées trim-sem 1'.CA11];[$'Compétences validées trim-sem 2'.CA11];[$'Compétences validées trimestre 3'.CA11]))">
            <text:p/>
          </table:table-cell>
          <table:table-cell table:formula="of:=IF(AND([$'Compétences validées trim-sem 1'.CB11]=&quot;&quot;;[$'Compétences validées trim-sem 2'.CB11]=&quot;&quot;;[$'Compétences validées trimestre 3'.CB11]=&quot;&quot;);&quot;&quot;;MAX([$'Compétences validées trim-sem 1'.CB11];[$'Compétences validées trim-sem 2'.CB11];[$'Compétences validées trimestre 3'.CB11]))">
            <text:p/>
          </table:table-cell>
          <table:table-cell table:formula="of:=IF(AND([$'Compétences validées trim-sem 1'.CC11]=&quot;&quot;;[$'Compétences validées trim-sem 2'.CC11]=&quot;&quot;;[$'Compétences validées trimestre 3'.CC11]=&quot;&quot;);&quot;&quot;;MAX([$'Compétences validées trim-sem 1'.CC11];[$'Compétences validées trim-sem 2'.CC11];[$'Compétences validées trimestre 3'.CC11]))">
            <text:p/>
          </table:table-cell>
          <table:table-cell table:formula="of:=IF(AND([$'Compétences validées trim-sem 1'.CD11]=&quot;&quot;;[$'Compétences validées trim-sem 2'.CD11]=&quot;&quot;;[$'Compétences validées trimestre 3'.CD11]=&quot;&quot;);&quot;&quot;;MAX([$'Compétences validées trim-sem 1'.CD11];[$'Compétences validées trim-sem 2'.CD11];[$'Compétences validées trimestre 3'.CD11]))">
            <text:p/>
          </table:table-cell>
          <table:table-cell table:formula="of:=IF(AND([$'Compétences validées trim-sem 1'.CE11]=&quot;&quot;;[$'Compétences validées trim-sem 2'.CE11]=&quot;&quot;;[$'Compétences validées trimestre 3'.CE11]=&quot;&quot;);&quot;&quot;;MAX([$'Compétences validées trim-sem 1'.CE11];[$'Compétences validées trim-sem 2'.CE11];[$'Compétences validées trimestre 3'.CE11]))">
            <text:p/>
          </table:table-cell>
          <table:table-cell table:formula="of:=IF(AND([$'Compétences validées trim-sem 1'.CF11]=&quot;&quot;;[$'Compétences validées trim-sem 2'.CF11]=&quot;&quot;;[$'Compétences validées trimestre 3'.CF11]=&quot;&quot;);&quot;&quot;;MAX([$'Compétences validées trim-sem 1'.CF11];[$'Compétences validées trim-sem 2'.CF11];[$'Compétences validées trimestre 3'.CF11]))">
            <text:p/>
          </table:table-cell>
          <table:table-cell table:formula="of:=IF(AND([$'Compétences validées trim-sem 1'.CG11]=&quot;&quot;;[$'Compétences validées trim-sem 2'.CG11]=&quot;&quot;;[$'Compétences validées trimestre 3'.CG11]=&quot;&quot;);&quot;&quot;;MAX([$'Compétences validées trim-sem 1'.CG11];[$'Compétences validées trim-sem 2'.CG11];[$'Compétences validées trimestre 3'.CG11]))">
            <text:p/>
          </table:table-cell>
          <table:table-cell table:formula="of:=IF(AND([$'Compétences validées trim-sem 1'.CH11]=&quot;&quot;;[$'Compétences validées trim-sem 2'.CH11]=&quot;&quot;;[$'Compétences validées trimestre 3'.CH11]=&quot;&quot;);&quot;&quot;;MAX([$'Compétences validées trim-sem 1'.CH11];[$'Compétences validées trim-sem 2'.CH11];[$'Compétences validées trimestre 3'.CH11]))">
            <text:p/>
          </table:table-cell>
          <table:table-cell table:formula="of:=IF(AND([$'Compétences validées trim-sem 1'.CI11]=&quot;&quot;;[$'Compétences validées trim-sem 2'.CI11]=&quot;&quot;;[$'Compétences validées trimestre 3'.CI11]=&quot;&quot;);&quot;&quot;;MAX([$'Compétences validées trim-sem 1'.CI11];[$'Compétences validées trim-sem 2'.CI11];[$'Compétences validées trimestre 3'.CI11]))">
            <text:p/>
          </table:table-cell>
          <table:table-cell table:formula="of:=IF(AND([$'Compétences validées trim-sem 1'.CJ11]=&quot;&quot;;[$'Compétences validées trim-sem 2'.CJ11]=&quot;&quot;;[$'Compétences validées trimestre 3'.CJ11]=&quot;&quot;);&quot;&quot;;MAX([$'Compétences validées trim-sem 1'.CJ11];[$'Compétences validées trim-sem 2'.CJ11];[$'Compétences validées trimestre 3'.CJ11]))">
            <text:p/>
          </table:table-cell>
          <table:table-cell table:formula="of:=IF(AND([$'Compétences validées trim-sem 1'.CK11]=&quot;&quot;;[$'Compétences validées trim-sem 2'.CK11]=&quot;&quot;;[$'Compétences validées trimestre 3'.CK11]=&quot;&quot;);&quot;&quot;;MAX([$'Compétences validées trim-sem 1'.CK11];[$'Compétences validées trim-sem 2'.CK11];[$'Compétences validées trimestre 3'.CK11]))">
            <text:p/>
          </table:table-cell>
          <table:table-cell table:formula="of:=IF(AND([$'Compétences validées trim-sem 1'.CL11]=&quot;&quot;;[$'Compétences validées trim-sem 2'.CL11]=&quot;&quot;;[$'Compétences validées trimestre 3'.CL11]=&quot;&quot;);&quot;&quot;;MAX([$'Compétences validées trim-sem 1'.CL11];[$'Compétences validées trim-sem 2'.CL11];[$'Compétences validées trimestre 3'.CL11]))">
            <text:p/>
          </table:table-cell>
          <table:table-cell table:formula="of:=IF(AND([$'Compétences validées trim-sem 1'.CM11]=&quot;&quot;;[$'Compétences validées trim-sem 2'.CM11]=&quot;&quot;;[$'Compétences validées trimestre 3'.CM11]=&quot;&quot;);&quot;&quot;;MAX([$'Compétences validées trim-sem 1'.CM11];[$'Compétences validées trim-sem 2'.CM11];[$'Compétences validées trimestre 3'.CM11]))">
            <text:p/>
          </table:table-cell>
          <table:table-cell table:formula="of:=IF(AND([$'Compétences validées trim-sem 1'.CN11]=&quot;&quot;;[$'Compétences validées trim-sem 2'.CN11]=&quot;&quot;;[$'Compétences validées trimestre 3'.CN11]=&quot;&quot;);&quot;&quot;;MAX([$'Compétences validées trim-sem 1'.CN11];[$'Compétences validées trim-sem 2'.CN11];[$'Compétences validées trimestre 3'.CN11]))">
            <text:p/>
          </table:table-cell>
          <table:table-cell table:formula="of:=IF(AND([$'Compétences validées trim-sem 1'.CO11]=&quot;&quot;;[$'Compétences validées trim-sem 2'.CO11]=&quot;&quot;;[$'Compétences validées trimestre 3'.CO11]=&quot;&quot;);&quot;&quot;;MAX([$'Compétences validées trim-sem 1'.CO11];[$'Compétences validées trim-sem 2'.CO11];[$'Compétences validées trimestre 3'.CO11]))">
            <text:p/>
          </table:table-cell>
          <table:table-cell table:formula="of:=IF(AND([$'Compétences validées trim-sem 1'.CP11]=&quot;&quot;;[$'Compétences validées trim-sem 2'.CP11]=&quot;&quot;;[$'Compétences validées trimestre 3'.CP11]=&quot;&quot;);&quot;&quot;;MAX([$'Compétences validées trim-sem 1'.CP11];[$'Compétences validées trim-sem 2'.CP11];[$'Compétences validées trimestre 3'.CP11]))">
            <text:p/>
          </table:table-cell>
          <table:table-cell table:formula="of:=IF(AND([$'Compétences validées trim-sem 1'.CQ11]=&quot;&quot;;[$'Compétences validées trim-sem 2'.CQ11]=&quot;&quot;;[$'Compétences validées trimestre 3'.CQ11]=&quot;&quot;);&quot;&quot;;MAX([$'Compétences validées trim-sem 1'.CQ11];[$'Compétences validées trim-sem 2'.CQ11];[$'Compétences validées trimestre 3'.CQ11]))">
            <text:p/>
          </table:table-cell>
          <table:table-cell table:formula="of:=IF(AND([$'Compétences validées trim-sem 1'.CR11]=&quot;&quot;;[$'Compétences validées trim-sem 2'.CR11]=&quot;&quot;;[$'Compétences validées trimestre 3'.CR11]=&quot;&quot;);&quot;&quot;;MAX([$'Compétences validées trim-sem 1'.CR11];[$'Compétences validées trim-sem 2'.CR11];[$'Compétences validées trimestre 3'.CR11]))">
            <text:p/>
          </table:table-cell>
          <table:table-cell table:formula="of:=IF(AND([$'Compétences validées trim-sem 1'.CS11]=&quot;&quot;;[$'Compétences validées trim-sem 2'.CS11]=&quot;&quot;;[$'Compétences validées trimestre 3'.CS11]=&quot;&quot;);&quot;&quot;;MAX([$'Compétences validées trim-sem 1'.CS11];[$'Compétences validées trim-sem 2'.CS11];[$'Compétences validées trimestre 3'.CS11]))">
            <text:p/>
          </table:table-cell>
          <table:table-cell table:formula="of:=IF(AND([$'Compétences validées trim-sem 1'.CT11]=&quot;&quot;;[$'Compétences validées trim-sem 2'.CT11]=&quot;&quot;;[$'Compétences validées trimestre 3'.CT11]=&quot;&quot;);&quot;&quot;;MAX([$'Compétences validées trim-sem 1'.CT11];[$'Compétences validées trim-sem 2'.CT11];[$'Compétences validées trimestre 3'.CT11]))">
            <text:p/>
          </table:table-cell>
          <table:table-cell table:formula="of:=IF(AND([$'Compétences validées trim-sem 1'.CU11]=&quot;&quot;;[$'Compétences validées trim-sem 2'.CU11]=&quot;&quot;;[$'Compétences validées trimestre 3'.CU11]=&quot;&quot;);&quot;&quot;;MAX([$'Compétences validées trim-sem 1'.CU11];[$'Compétences validées trim-sem 2'.CU11];[$'Compétences validées trimestre 3'.CU11]))">
            <text:p/>
          </table:table-cell>
          <table:table-cell table:formula="of:=IF(AND([$'Compétences validées trim-sem 1'.CV11]=&quot;&quot;;[$'Compétences validées trim-sem 2'.CV11]=&quot;&quot;;[$'Compétences validées trimestre 3'.CV11]=&quot;&quot;);&quot;&quot;;MAX([$'Compétences validées trim-sem 1'.CV11];[$'Compétences validées trim-sem 2'.CV11];[$'Compétences validées trimestre 3'.CV11]))">
            <text:p/>
          </table:table-cell>
          <table:table-cell table:formula="of:=IF(AND([$'Compétences validées trim-sem 1'.CW11]=&quot;&quot;;[$'Compétences validées trim-sem 2'.CW11]=&quot;&quot;;[$'Compétences validées trimestre 3'.CW11]=&quot;&quot;);&quot;&quot;;MAX([$'Compétences validées trim-sem 1'.CW11];[$'Compétences validées trim-sem 2'.CW11];[$'Compétences validées trimestre 3'.CW11]))">
            <text:p/>
          </table:table-cell>
          <table:table-cell table:formula="of:=IF(AND([$'Compétences validées trim-sem 1'.CX11]=&quot;&quot;;[$'Compétences validées trim-sem 2'.CX11]=&quot;&quot;;[$'Compétences validées trimestre 3'.CX11]=&quot;&quot;);&quot;&quot;;MAX([$'Compétences validées trim-sem 1'.CX11];[$'Compétences validées trim-sem 2'.CX11];[$'Compétences validées trimestre 3'.CX11]))">
            <text:p/>
          </table:table-cell>
        </table:table-row>
        <table:table-row table:style-name="ro1">
          <table:table-cell office:value-type="string" calcext:value-type="string">
            <text:p>Nom 11</text:p>
          </table:table-cell>
          <table:table-cell office:value-type="string" calcext:value-type="string">
            <text:p>Prénom 11</text:p>
          </table:table-cell>
          <table:table-cell table:formula="of:=IF(AND([$'Compétences validées trim-sem 1'.C12]=&quot;&quot;;[$'Compétences validées trim-sem 2'.C12]=&quot;&quot;;[$'Compétences validées trimestre 3'.C12]=&quot;&quot;);&quot;&quot;;MAX([$'Compétences validées trim-sem 1'.C12];[$'Compétences validées trim-sem 2'.C12];[$'Compétences validées trimestre 3'.C12]))">
            <text:p/>
          </table:table-cell>
          <table:table-cell table:formula="of:=IF(AND([$'Compétences validées trim-sem 1'.D12]=&quot;&quot;;[$'Compétences validées trim-sem 2'.D12]=&quot;&quot;;[$'Compétences validées trimestre 3'.D12]=&quot;&quot;);&quot;&quot;;MAX([$'Compétences validées trim-sem 1'.D12];[$'Compétences validées trim-sem 2'.D12];[$'Compétences validées trimestre 3'.D12]))">
            <text:p/>
          </table:table-cell>
          <table:table-cell table:formula="of:=IF(AND([$'Compétences validées trim-sem 1'.E12]=&quot;&quot;;[$'Compétences validées trim-sem 2'.E12]=&quot;&quot;;[$'Compétences validées trimestre 3'.E12]=&quot;&quot;);&quot;&quot;;MAX([$'Compétences validées trim-sem 1'.E12];[$'Compétences validées trim-sem 2'.E12];[$'Compétences validées trimestre 3'.E12]))">
            <text:p/>
          </table:table-cell>
          <table:table-cell table:formula="of:=IF(AND([$'Compétences validées trim-sem 1'.F12]=&quot;&quot;;[$'Compétences validées trim-sem 2'.F12]=&quot;&quot;;[$'Compétences validées trimestre 3'.F12]=&quot;&quot;);&quot;&quot;;MAX([$'Compétences validées trim-sem 1'.F12];[$'Compétences validées trim-sem 2'.F12];[$'Compétences validées trimestre 3'.F12]))">
            <text:p/>
          </table:table-cell>
          <table:table-cell table:formula="of:=IF(AND([$'Compétences validées trim-sem 1'.G12]=&quot;&quot;;[$'Compétences validées trim-sem 2'.G12]=&quot;&quot;;[$'Compétences validées trimestre 3'.G12]=&quot;&quot;);&quot;&quot;;MAX([$'Compétences validées trim-sem 1'.G12];[$'Compétences validées trim-sem 2'.G12];[$'Compétences validées trimestre 3'.G12]))">
            <text:p/>
          </table:table-cell>
          <table:table-cell table:formula="of:=IF(AND([$'Compétences validées trim-sem 1'.H12]=&quot;&quot;;[$'Compétences validées trim-sem 2'.H12]=&quot;&quot;;[$'Compétences validées trimestre 3'.H12]=&quot;&quot;);&quot;&quot;;MAX([$'Compétences validées trim-sem 1'.H12];[$'Compétences validées trim-sem 2'.H12];[$'Compétences validées trimestre 3'.H12]))">
            <text:p/>
          </table:table-cell>
          <table:table-cell table:formula="of:=IF(AND([$'Compétences validées trim-sem 1'.I12]=&quot;&quot;;[$'Compétences validées trim-sem 2'.I12]=&quot;&quot;;[$'Compétences validées trimestre 3'.I12]=&quot;&quot;);&quot;&quot;;MAX([$'Compétences validées trim-sem 1'.I12];[$'Compétences validées trim-sem 2'.I12];[$'Compétences validées trimestre 3'.I12]))">
            <text:p/>
          </table:table-cell>
          <table:table-cell table:formula="of:=IF(AND([$'Compétences validées trim-sem 1'.J12]=&quot;&quot;;[$'Compétences validées trim-sem 2'.J12]=&quot;&quot;;[$'Compétences validées trimestre 3'.J12]=&quot;&quot;);&quot;&quot;;MAX([$'Compétences validées trim-sem 1'.J12];[$'Compétences validées trim-sem 2'.J12];[$'Compétences validées trimestre 3'.J12]))">
            <text:p/>
          </table:table-cell>
          <table:table-cell table:formula="of:=IF(AND([$'Compétences validées trim-sem 1'.K12]=&quot;&quot;;[$'Compétences validées trim-sem 2'.K12]=&quot;&quot;;[$'Compétences validées trimestre 3'.K12]=&quot;&quot;);&quot;&quot;;MAX([$'Compétences validées trim-sem 1'.K12];[$'Compétences validées trim-sem 2'.K12];[$'Compétences validées trimestre 3'.K12]))">
            <text:p/>
          </table:table-cell>
          <table:table-cell table:formula="of:=IF(AND([$'Compétences validées trim-sem 1'.L12]=&quot;&quot;;[$'Compétences validées trim-sem 2'.L12]=&quot;&quot;;[$'Compétences validées trimestre 3'.L12]=&quot;&quot;);&quot;&quot;;MAX([$'Compétences validées trim-sem 1'.L12];[$'Compétences validées trim-sem 2'.L12];[$'Compétences validées trimestre 3'.L12]))">
            <text:p/>
          </table:table-cell>
          <table:table-cell table:formula="of:=IF(AND([$'Compétences validées trim-sem 1'.M12]=&quot;&quot;;[$'Compétences validées trim-sem 2'.M12]=&quot;&quot;;[$'Compétences validées trimestre 3'.M12]=&quot;&quot;);&quot;&quot;;MAX([$'Compétences validées trim-sem 1'.M12];[$'Compétences validées trim-sem 2'.M12];[$'Compétences validées trimestre 3'.M12]))">
            <text:p/>
          </table:table-cell>
          <table:table-cell table:formula="of:=IF(AND([$'Compétences validées trim-sem 1'.N12]=&quot;&quot;;[$'Compétences validées trim-sem 2'.N12]=&quot;&quot;;[$'Compétences validées trimestre 3'.N12]=&quot;&quot;);&quot;&quot;;MAX([$'Compétences validées trim-sem 1'.N12];[$'Compétences validées trim-sem 2'.N12];[$'Compétences validées trimestre 3'.N12]))">
            <text:p/>
          </table:table-cell>
          <table:table-cell table:formula="of:=IF(AND([$'Compétences validées trim-sem 1'.O12]=&quot;&quot;;[$'Compétences validées trim-sem 2'.O12]=&quot;&quot;;[$'Compétences validées trimestre 3'.O12]=&quot;&quot;);&quot;&quot;;MAX([$'Compétences validées trim-sem 1'.O12];[$'Compétences validées trim-sem 2'.O12];[$'Compétences validées trimestre 3'.O12]))">
            <text:p/>
          </table:table-cell>
          <table:table-cell table:formula="of:=IF(AND([$'Compétences validées trim-sem 1'.P12]=&quot;&quot;;[$'Compétences validées trim-sem 2'.P12]=&quot;&quot;;[$'Compétences validées trimestre 3'.P12]=&quot;&quot;);&quot;&quot;;MAX([$'Compétences validées trim-sem 1'.P12];[$'Compétences validées trim-sem 2'.P12];[$'Compétences validées trimestre 3'.P12]))">
            <text:p/>
          </table:table-cell>
          <table:table-cell table:formula="of:=IF(AND([$'Compétences validées trim-sem 1'.Q12]=&quot;&quot;;[$'Compétences validées trim-sem 2'.Q12]=&quot;&quot;;[$'Compétences validées trimestre 3'.Q12]=&quot;&quot;);&quot;&quot;;MAX([$'Compétences validées trim-sem 1'.Q12];[$'Compétences validées trim-sem 2'.Q12];[$'Compétences validées trimestre 3'.Q12]))">
            <text:p/>
          </table:table-cell>
          <table:table-cell table:formula="of:=IF(AND([$'Compétences validées trim-sem 1'.R12]=&quot;&quot;;[$'Compétences validées trim-sem 2'.R12]=&quot;&quot;;[$'Compétences validées trimestre 3'.R12]=&quot;&quot;);&quot;&quot;;MAX([$'Compétences validées trim-sem 1'.R12];[$'Compétences validées trim-sem 2'.R12];[$'Compétences validées trimestre 3'.R12]))">
            <text:p/>
          </table:table-cell>
          <table:table-cell table:formula="of:=IF(AND([$'Compétences validées trim-sem 1'.S12]=&quot;&quot;;[$'Compétences validées trim-sem 2'.S12]=&quot;&quot;;[$'Compétences validées trimestre 3'.S12]=&quot;&quot;);&quot;&quot;;MAX([$'Compétences validées trim-sem 1'.S12];[$'Compétences validées trim-sem 2'.S12];[$'Compétences validées trimestre 3'.S12]))">
            <text:p/>
          </table:table-cell>
          <table:table-cell table:formula="of:=IF(AND([$'Compétences validées trim-sem 1'.T12]=&quot;&quot;;[$'Compétences validées trim-sem 2'.T12]=&quot;&quot;;[$'Compétences validées trimestre 3'.T12]=&quot;&quot;);&quot;&quot;;MAX([$'Compétences validées trim-sem 1'.T12];[$'Compétences validées trim-sem 2'.T12];[$'Compétences validées trimestre 3'.T12]))">
            <text:p/>
          </table:table-cell>
          <table:table-cell table:formula="of:=IF(AND([$'Compétences validées trim-sem 1'.U12]=&quot;&quot;;[$'Compétences validées trim-sem 2'.U12]=&quot;&quot;;[$'Compétences validées trimestre 3'.U12]=&quot;&quot;);&quot;&quot;;MAX([$'Compétences validées trim-sem 1'.U12];[$'Compétences validées trim-sem 2'.U12];[$'Compétences validées trimestre 3'.U12]))">
            <text:p/>
          </table:table-cell>
          <table:table-cell table:formula="of:=IF(AND([$'Compétences validées trim-sem 1'.V12]=&quot;&quot;;[$'Compétences validées trim-sem 2'.V12]=&quot;&quot;;[$'Compétences validées trimestre 3'.V12]=&quot;&quot;);&quot;&quot;;MAX([$'Compétences validées trim-sem 1'.V12];[$'Compétences validées trim-sem 2'.V12];[$'Compétences validées trimestre 3'.V12]))">
            <text:p/>
          </table:table-cell>
          <table:table-cell table:formula="of:=IF(AND([$'Compétences validées trim-sem 1'.W12]=&quot;&quot;;[$'Compétences validées trim-sem 2'.W12]=&quot;&quot;;[$'Compétences validées trimestre 3'.W12]=&quot;&quot;);&quot;&quot;;MAX([$'Compétences validées trim-sem 1'.W12];[$'Compétences validées trim-sem 2'.W12];[$'Compétences validées trimestre 3'.W12]))">
            <text:p/>
          </table:table-cell>
          <table:table-cell table:formula="of:=IF(AND([$'Compétences validées trim-sem 1'.X12]=&quot;&quot;;[$'Compétences validées trim-sem 2'.X12]=&quot;&quot;;[$'Compétences validées trimestre 3'.X12]=&quot;&quot;);&quot;&quot;;MAX([$'Compétences validées trim-sem 1'.X12];[$'Compétences validées trim-sem 2'.X12];[$'Compétences validées trimestre 3'.X12]))">
            <text:p/>
          </table:table-cell>
          <table:table-cell table:formula="of:=IF(AND([$'Compétences validées trim-sem 1'.Y12]=&quot;&quot;;[$'Compétences validées trim-sem 2'.Y12]=&quot;&quot;;[$'Compétences validées trimestre 3'.Y12]=&quot;&quot;);&quot;&quot;;MAX([$'Compétences validées trim-sem 1'.Y12];[$'Compétences validées trim-sem 2'.Y12];[$'Compétences validées trimestre 3'.Y12]))">
            <text:p/>
          </table:table-cell>
          <table:table-cell table:formula="of:=IF(AND([$'Compétences validées trim-sem 1'.Z12]=&quot;&quot;;[$'Compétences validées trim-sem 2'.Z12]=&quot;&quot;;[$'Compétences validées trimestre 3'.Z12]=&quot;&quot;);&quot;&quot;;MAX([$'Compétences validées trim-sem 1'.Z12];[$'Compétences validées trim-sem 2'.Z12];[$'Compétences validées trimestre 3'.Z12]))">
            <text:p/>
          </table:table-cell>
          <table:table-cell table:formula="of:=IF(AND([$'Compétences validées trim-sem 1'.AA12]=&quot;&quot;;[$'Compétences validées trim-sem 2'.AA12]=&quot;&quot;;[$'Compétences validées trimestre 3'.AA12]=&quot;&quot;);&quot;&quot;;MAX([$'Compétences validées trim-sem 1'.AA12];[$'Compétences validées trim-sem 2'.AA12];[$'Compétences validées trimestre 3'.AA12]))">
            <text:p/>
          </table:table-cell>
          <table:table-cell table:formula="of:=IF(AND([$'Compétences validées trim-sem 1'.AB12]=&quot;&quot;;[$'Compétences validées trim-sem 2'.AB12]=&quot;&quot;;[$'Compétences validées trimestre 3'.AB12]=&quot;&quot;);&quot;&quot;;MAX([$'Compétences validées trim-sem 1'.AB12];[$'Compétences validées trim-sem 2'.AB12];[$'Compétences validées trimestre 3'.AB12]))">
            <text:p/>
          </table:table-cell>
          <table:table-cell table:formula="of:=IF(AND([$'Compétences validées trim-sem 1'.AC12]=&quot;&quot;;[$'Compétences validées trim-sem 2'.AC12]=&quot;&quot;;[$'Compétences validées trimestre 3'.AC12]=&quot;&quot;);&quot;&quot;;MAX([$'Compétences validées trim-sem 1'.AC12];[$'Compétences validées trim-sem 2'.AC12];[$'Compétences validées trimestre 3'.AC12]))">
            <text:p/>
          </table:table-cell>
          <table:table-cell table:formula="of:=IF(AND([$'Compétences validées trim-sem 1'.AD12]=&quot;&quot;;[$'Compétences validées trim-sem 2'.AD12]=&quot;&quot;;[$'Compétences validées trimestre 3'.AD12]=&quot;&quot;);&quot;&quot;;MAX([$'Compétences validées trim-sem 1'.AD12];[$'Compétences validées trim-sem 2'.AD12];[$'Compétences validées trimestre 3'.AD12]))">
            <text:p/>
          </table:table-cell>
          <table:table-cell table:formula="of:=IF(AND([$'Compétences validées trim-sem 1'.AE12]=&quot;&quot;;[$'Compétences validées trim-sem 2'.AE12]=&quot;&quot;;[$'Compétences validées trimestre 3'.AE12]=&quot;&quot;);&quot;&quot;;MAX([$'Compétences validées trim-sem 1'.AE12];[$'Compétences validées trim-sem 2'.AE12];[$'Compétences validées trimestre 3'.AE12]))">
            <text:p/>
          </table:table-cell>
          <table:table-cell table:formula="of:=IF(AND([$'Compétences validées trim-sem 1'.AF12]=&quot;&quot;;[$'Compétences validées trim-sem 2'.AF12]=&quot;&quot;;[$'Compétences validées trimestre 3'.AF12]=&quot;&quot;);&quot;&quot;;MAX([$'Compétences validées trim-sem 1'.AF12];[$'Compétences validées trim-sem 2'.AF12];[$'Compétences validées trimestre 3'.AF12]))">
            <text:p/>
          </table:table-cell>
          <table:table-cell table:formula="of:=IF(AND([$'Compétences validées trim-sem 1'.AG12]=&quot;&quot;;[$'Compétences validées trim-sem 2'.AG12]=&quot;&quot;;[$'Compétences validées trimestre 3'.AG12]=&quot;&quot;);&quot;&quot;;MAX([$'Compétences validées trim-sem 1'.AG12];[$'Compétences validées trim-sem 2'.AG12];[$'Compétences validées trimestre 3'.AG12]))">
            <text:p/>
          </table:table-cell>
          <table:table-cell table:formula="of:=IF(AND([$'Compétences validées trim-sem 1'.AH12]=&quot;&quot;;[$'Compétences validées trim-sem 2'.AH12]=&quot;&quot;;[$'Compétences validées trimestre 3'.AH12]=&quot;&quot;);&quot;&quot;;MAX([$'Compétences validées trim-sem 1'.AH12];[$'Compétences validées trim-sem 2'.AH12];[$'Compétences validées trimestre 3'.AH12]))">
            <text:p/>
          </table:table-cell>
          <table:table-cell table:formula="of:=IF(AND([$'Compétences validées trim-sem 1'.AI12]=&quot;&quot;;[$'Compétences validées trim-sem 2'.AI12]=&quot;&quot;;[$'Compétences validées trimestre 3'.AI12]=&quot;&quot;);&quot;&quot;;MAX([$'Compétences validées trim-sem 1'.AI12];[$'Compétences validées trim-sem 2'.AI12];[$'Compétences validées trimestre 3'.AI12]))">
            <text:p/>
          </table:table-cell>
          <table:table-cell table:formula="of:=IF(AND([$'Compétences validées trim-sem 1'.AJ12]=&quot;&quot;;[$'Compétences validées trim-sem 2'.AJ12]=&quot;&quot;;[$'Compétences validées trimestre 3'.AJ12]=&quot;&quot;);&quot;&quot;;MAX([$'Compétences validées trim-sem 1'.AJ12];[$'Compétences validées trim-sem 2'.AJ12];[$'Compétences validées trimestre 3'.AJ12]))">
            <text:p/>
          </table:table-cell>
          <table:table-cell table:formula="of:=IF(AND([$'Compétences validées trim-sem 1'.AK12]=&quot;&quot;;[$'Compétences validées trim-sem 2'.AK12]=&quot;&quot;;[$'Compétences validées trimestre 3'.AK12]=&quot;&quot;);&quot;&quot;;MAX([$'Compétences validées trim-sem 1'.AK12];[$'Compétences validées trim-sem 2'.AK12];[$'Compétences validées trimestre 3'.AK12]))">
            <text:p/>
          </table:table-cell>
          <table:table-cell table:formula="of:=IF(AND([$'Compétences validées trim-sem 1'.AL12]=&quot;&quot;;[$'Compétences validées trim-sem 2'.AL12]=&quot;&quot;;[$'Compétences validées trimestre 3'.AL12]=&quot;&quot;);&quot;&quot;;MAX([$'Compétences validées trim-sem 1'.AL12];[$'Compétences validées trim-sem 2'.AL12];[$'Compétences validées trimestre 3'.AL12]))">
            <text:p/>
          </table:table-cell>
          <table:table-cell table:formula="of:=IF(AND([$'Compétences validées trim-sem 1'.AM12]=&quot;&quot;;[$'Compétences validées trim-sem 2'.AM12]=&quot;&quot;;[$'Compétences validées trimestre 3'.AM12]=&quot;&quot;);&quot;&quot;;MAX([$'Compétences validées trim-sem 1'.AM12];[$'Compétences validées trim-sem 2'.AM12];[$'Compétences validées trimestre 3'.AM12]))">
            <text:p/>
          </table:table-cell>
          <table:table-cell table:formula="of:=IF(AND([$'Compétences validées trim-sem 1'.AN12]=&quot;&quot;;[$'Compétences validées trim-sem 2'.AN12]=&quot;&quot;;[$'Compétences validées trimestre 3'.AN12]=&quot;&quot;);&quot;&quot;;MAX([$'Compétences validées trim-sem 1'.AN12];[$'Compétences validées trim-sem 2'.AN12];[$'Compétences validées trimestre 3'.AN12]))">
            <text:p/>
          </table:table-cell>
          <table:table-cell table:formula="of:=IF(AND([$'Compétences validées trim-sem 1'.AO12]=&quot;&quot;;[$'Compétences validées trim-sem 2'.AO12]=&quot;&quot;;[$'Compétences validées trimestre 3'.AO12]=&quot;&quot;);&quot;&quot;;MAX([$'Compétences validées trim-sem 1'.AO12];[$'Compétences validées trim-sem 2'.AO12];[$'Compétences validées trimestre 3'.AO12]))">
            <text:p/>
          </table:table-cell>
          <table:table-cell table:formula="of:=IF(AND([$'Compétences validées trim-sem 1'.AP12]=&quot;&quot;;[$'Compétences validées trim-sem 2'.AP12]=&quot;&quot;;[$'Compétences validées trimestre 3'.AP12]=&quot;&quot;);&quot;&quot;;MAX([$'Compétences validées trim-sem 1'.AP12];[$'Compétences validées trim-sem 2'.AP12];[$'Compétences validées trimestre 3'.AP12]))">
            <text:p/>
          </table:table-cell>
          <table:table-cell table:formula="of:=IF(AND([$'Compétences validées trim-sem 1'.AQ12]=&quot;&quot;;[$'Compétences validées trim-sem 2'.AQ12]=&quot;&quot;;[$'Compétences validées trimestre 3'.AQ12]=&quot;&quot;);&quot;&quot;;MAX([$'Compétences validées trim-sem 1'.AQ12];[$'Compétences validées trim-sem 2'.AQ12];[$'Compétences validées trimestre 3'.AQ12]))">
            <text:p/>
          </table:table-cell>
          <table:table-cell table:formula="of:=IF(AND([$'Compétences validées trim-sem 1'.AR12]=&quot;&quot;;[$'Compétences validées trim-sem 2'.AR12]=&quot;&quot;;[$'Compétences validées trimestre 3'.AR12]=&quot;&quot;);&quot;&quot;;MAX([$'Compétences validées trim-sem 1'.AR12];[$'Compétences validées trim-sem 2'.AR12];[$'Compétences validées trimestre 3'.AR12]))">
            <text:p/>
          </table:table-cell>
          <table:table-cell table:formula="of:=IF(AND([$'Compétences validées trim-sem 1'.AS12]=&quot;&quot;;[$'Compétences validées trim-sem 2'.AS12]=&quot;&quot;;[$'Compétences validées trimestre 3'.AS12]=&quot;&quot;);&quot;&quot;;MAX([$'Compétences validées trim-sem 1'.AS12];[$'Compétences validées trim-sem 2'.AS12];[$'Compétences validées trimestre 3'.AS12]))">
            <text:p/>
          </table:table-cell>
          <table:table-cell table:formula="of:=IF(AND([$'Compétences validées trim-sem 1'.AT12]=&quot;&quot;;[$'Compétences validées trim-sem 2'.AT12]=&quot;&quot;;[$'Compétences validées trimestre 3'.AT12]=&quot;&quot;);&quot;&quot;;MAX([$'Compétences validées trim-sem 1'.AT12];[$'Compétences validées trim-sem 2'.AT12];[$'Compétences validées trimestre 3'.AT12]))">
            <text:p/>
          </table:table-cell>
          <table:table-cell table:formula="of:=IF(AND([$'Compétences validées trim-sem 1'.AU12]=&quot;&quot;;[$'Compétences validées trim-sem 2'.AU12]=&quot;&quot;;[$'Compétences validées trimestre 3'.AU12]=&quot;&quot;);&quot;&quot;;MAX([$'Compétences validées trim-sem 1'.AU12];[$'Compétences validées trim-sem 2'.AU12];[$'Compétences validées trimestre 3'.AU12]))">
            <text:p/>
          </table:table-cell>
          <table:table-cell table:formula="of:=IF(AND([$'Compétences validées trim-sem 1'.AV12]=&quot;&quot;;[$'Compétences validées trim-sem 2'.AV12]=&quot;&quot;;[$'Compétences validées trimestre 3'.AV12]=&quot;&quot;);&quot;&quot;;MAX([$'Compétences validées trim-sem 1'.AV12];[$'Compétences validées trim-sem 2'.AV12];[$'Compétences validées trimestre 3'.AV12]))">
            <text:p/>
          </table:table-cell>
          <table:table-cell table:formula="of:=IF(AND([$'Compétences validées trim-sem 1'.AW12]=&quot;&quot;;[$'Compétences validées trim-sem 2'.AW12]=&quot;&quot;;[$'Compétences validées trimestre 3'.AW12]=&quot;&quot;);&quot;&quot;;MAX([$'Compétences validées trim-sem 1'.AW12];[$'Compétences validées trim-sem 2'.AW12];[$'Compétences validées trimestre 3'.AW12]))">
            <text:p/>
          </table:table-cell>
          <table:table-cell table:formula="of:=IF(AND([$'Compétences validées trim-sem 1'.AX12]=&quot;&quot;;[$'Compétences validées trim-sem 2'.AX12]=&quot;&quot;;[$'Compétences validées trimestre 3'.AX12]=&quot;&quot;);&quot;&quot;;MAX([$'Compétences validées trim-sem 1'.AX12];[$'Compétences validées trim-sem 2'.AX12];[$'Compétences validées trimestre 3'.AX12]))">
            <text:p/>
          </table:table-cell>
          <table:table-cell table:formula="of:=IF(AND([$'Compétences validées trim-sem 1'.AY12]=&quot;&quot;;[$'Compétences validées trim-sem 2'.AY12]=&quot;&quot;;[$'Compétences validées trimestre 3'.AY12]=&quot;&quot;);&quot;&quot;;MAX([$'Compétences validées trim-sem 1'.AY12];[$'Compétences validées trim-sem 2'.AY12];[$'Compétences validées trimestre 3'.AY12]))">
            <text:p/>
          </table:table-cell>
          <table:table-cell table:formula="of:=IF(AND([$'Compétences validées trim-sem 1'.AZ12]=&quot;&quot;;[$'Compétences validées trim-sem 2'.AZ12]=&quot;&quot;;[$'Compétences validées trimestre 3'.AZ12]=&quot;&quot;);&quot;&quot;;MAX([$'Compétences validées trim-sem 1'.AZ12];[$'Compétences validées trim-sem 2'.AZ12];[$'Compétences validées trimestre 3'.AZ12]))">
            <text:p/>
          </table:table-cell>
          <table:table-cell table:formula="of:=IF(AND([$'Compétences validées trim-sem 1'.BA12]=&quot;&quot;;[$'Compétences validées trim-sem 2'.BA12]=&quot;&quot;;[$'Compétences validées trimestre 3'.BA12]=&quot;&quot;);&quot;&quot;;MAX([$'Compétences validées trim-sem 1'.BA12];[$'Compétences validées trim-sem 2'.BA12];[$'Compétences validées trimestre 3'.BA12]))">
            <text:p/>
          </table:table-cell>
          <table:table-cell table:formula="of:=IF(AND([$'Compétences validées trim-sem 1'.BB12]=&quot;&quot;;[$'Compétences validées trim-sem 2'.BB12]=&quot;&quot;;[$'Compétences validées trimestre 3'.BB12]=&quot;&quot;);&quot;&quot;;MAX([$'Compétences validées trim-sem 1'.BB12];[$'Compétences validées trim-sem 2'.BB12];[$'Compétences validées trimestre 3'.BB12]))">
            <text:p/>
          </table:table-cell>
          <table:table-cell table:formula="of:=IF(AND([$'Compétences validées trim-sem 1'.BC12]=&quot;&quot;;[$'Compétences validées trim-sem 2'.BC12]=&quot;&quot;;[$'Compétences validées trimestre 3'.BC12]=&quot;&quot;);&quot;&quot;;MAX([$'Compétences validées trim-sem 1'.BC12];[$'Compétences validées trim-sem 2'.BC12];[$'Compétences validées trimestre 3'.BC12]))">
            <text:p/>
          </table:table-cell>
          <table:table-cell table:formula="of:=IF(AND([$'Compétences validées trim-sem 1'.BD12]=&quot;&quot;;[$'Compétences validées trim-sem 2'.BD12]=&quot;&quot;;[$'Compétences validées trimestre 3'.BD12]=&quot;&quot;);&quot;&quot;;MAX([$'Compétences validées trim-sem 1'.BD12];[$'Compétences validées trim-sem 2'.BD12];[$'Compétences validées trimestre 3'.BD12]))">
            <text:p/>
          </table:table-cell>
          <table:table-cell table:formula="of:=IF(AND([$'Compétences validées trim-sem 1'.BE12]=&quot;&quot;;[$'Compétences validées trim-sem 2'.BE12]=&quot;&quot;;[$'Compétences validées trimestre 3'.BE12]=&quot;&quot;);&quot;&quot;;MAX([$'Compétences validées trim-sem 1'.BE12];[$'Compétences validées trim-sem 2'.BE12];[$'Compétences validées trimestre 3'.BE12]))">
            <text:p/>
          </table:table-cell>
          <table:table-cell table:formula="of:=IF(AND([$'Compétences validées trim-sem 1'.BF12]=&quot;&quot;;[$'Compétences validées trim-sem 2'.BF12]=&quot;&quot;;[$'Compétences validées trimestre 3'.BF12]=&quot;&quot;);&quot;&quot;;MAX([$'Compétences validées trim-sem 1'.BF12];[$'Compétences validées trim-sem 2'.BF12];[$'Compétences validées trimestre 3'.BF12]))">
            <text:p/>
          </table:table-cell>
          <table:table-cell table:formula="of:=IF(AND([$'Compétences validées trim-sem 1'.BG12]=&quot;&quot;;[$'Compétences validées trim-sem 2'.BG12]=&quot;&quot;;[$'Compétences validées trimestre 3'.BG12]=&quot;&quot;);&quot;&quot;;MAX([$'Compétences validées trim-sem 1'.BG12];[$'Compétences validées trim-sem 2'.BG12];[$'Compétences validées trimestre 3'.BG12]))">
            <text:p/>
          </table:table-cell>
          <table:table-cell table:formula="of:=IF(AND([$'Compétences validées trim-sem 1'.BH12]=&quot;&quot;;[$'Compétences validées trim-sem 2'.BH12]=&quot;&quot;;[$'Compétences validées trimestre 3'.BH12]=&quot;&quot;);&quot;&quot;;MAX([$'Compétences validées trim-sem 1'.BH12];[$'Compétences validées trim-sem 2'.BH12];[$'Compétences validées trimestre 3'.BH12]))">
            <text:p/>
          </table:table-cell>
          <table:table-cell table:formula="of:=IF(AND([$'Compétences validées trim-sem 1'.BI12]=&quot;&quot;;[$'Compétences validées trim-sem 2'.BI12]=&quot;&quot;;[$'Compétences validées trimestre 3'.BI12]=&quot;&quot;);&quot;&quot;;MAX([$'Compétences validées trim-sem 1'.BI12];[$'Compétences validées trim-sem 2'.BI12];[$'Compétences validées trimestre 3'.BI12]))">
            <text:p/>
          </table:table-cell>
          <table:table-cell table:formula="of:=IF(AND([$'Compétences validées trim-sem 1'.BJ12]=&quot;&quot;;[$'Compétences validées trim-sem 2'.BJ12]=&quot;&quot;;[$'Compétences validées trimestre 3'.BJ12]=&quot;&quot;);&quot;&quot;;MAX([$'Compétences validées trim-sem 1'.BJ12];[$'Compétences validées trim-sem 2'.BJ12];[$'Compétences validées trimestre 3'.BJ12]))">
            <text:p/>
          </table:table-cell>
          <table:table-cell table:formula="of:=IF(AND([$'Compétences validées trim-sem 1'.BK12]=&quot;&quot;;[$'Compétences validées trim-sem 2'.BK12]=&quot;&quot;;[$'Compétences validées trimestre 3'.BK12]=&quot;&quot;);&quot;&quot;;MAX([$'Compétences validées trim-sem 1'.BK12];[$'Compétences validées trim-sem 2'.BK12];[$'Compétences validées trimestre 3'.BK12]))">
            <text:p/>
          </table:table-cell>
          <table:table-cell table:formula="of:=IF(AND([$'Compétences validées trim-sem 1'.BL12]=&quot;&quot;;[$'Compétences validées trim-sem 2'.BL12]=&quot;&quot;;[$'Compétences validées trimestre 3'.BL12]=&quot;&quot;);&quot;&quot;;MAX([$'Compétences validées trim-sem 1'.BL12];[$'Compétences validées trim-sem 2'.BL12];[$'Compétences validées trimestre 3'.BL12]))">
            <text:p/>
          </table:table-cell>
          <table:table-cell table:formula="of:=IF(AND([$'Compétences validées trim-sem 1'.BM12]=&quot;&quot;;[$'Compétences validées trim-sem 2'.BM12]=&quot;&quot;;[$'Compétences validées trimestre 3'.BM12]=&quot;&quot;);&quot;&quot;;MAX([$'Compétences validées trim-sem 1'.BM12];[$'Compétences validées trim-sem 2'.BM12];[$'Compétences validées trimestre 3'.BM12]))">
            <text:p/>
          </table:table-cell>
          <table:table-cell table:formula="of:=IF(AND([$'Compétences validées trim-sem 1'.BN12]=&quot;&quot;;[$'Compétences validées trim-sem 2'.BN12]=&quot;&quot;;[$'Compétences validées trimestre 3'.BN12]=&quot;&quot;);&quot;&quot;;MAX([$'Compétences validées trim-sem 1'.BN12];[$'Compétences validées trim-sem 2'.BN12];[$'Compétences validées trimestre 3'.BN12]))">
            <text:p/>
          </table:table-cell>
          <table:table-cell table:formula="of:=IF(AND([$'Compétences validées trim-sem 1'.BO12]=&quot;&quot;;[$'Compétences validées trim-sem 2'.BO12]=&quot;&quot;;[$'Compétences validées trimestre 3'.BO12]=&quot;&quot;);&quot;&quot;;MAX([$'Compétences validées trim-sem 1'.BO12];[$'Compétences validées trim-sem 2'.BO12];[$'Compétences validées trimestre 3'.BO12]))">
            <text:p/>
          </table:table-cell>
          <table:table-cell table:formula="of:=IF(AND([$'Compétences validées trim-sem 1'.BP12]=&quot;&quot;;[$'Compétences validées trim-sem 2'.BP12]=&quot;&quot;;[$'Compétences validées trimestre 3'.BP12]=&quot;&quot;);&quot;&quot;;MAX([$'Compétences validées trim-sem 1'.BP12];[$'Compétences validées trim-sem 2'.BP12];[$'Compétences validées trimestre 3'.BP12]))">
            <text:p/>
          </table:table-cell>
          <table:table-cell table:formula="of:=IF(AND([$'Compétences validées trim-sem 1'.BQ12]=&quot;&quot;;[$'Compétences validées trim-sem 2'.BQ12]=&quot;&quot;;[$'Compétences validées trimestre 3'.BQ12]=&quot;&quot;);&quot;&quot;;MAX([$'Compétences validées trim-sem 1'.BQ12];[$'Compétences validées trim-sem 2'.BQ12];[$'Compétences validées trimestre 3'.BQ12]))">
            <text:p/>
          </table:table-cell>
          <table:table-cell table:formula="of:=IF(AND([$'Compétences validées trim-sem 1'.BR12]=&quot;&quot;;[$'Compétences validées trim-sem 2'.BR12]=&quot;&quot;;[$'Compétences validées trimestre 3'.BR12]=&quot;&quot;);&quot;&quot;;MAX([$'Compétences validées trim-sem 1'.BR12];[$'Compétences validées trim-sem 2'.BR12];[$'Compétences validées trimestre 3'.BR12]))">
            <text:p/>
          </table:table-cell>
          <table:table-cell table:formula="of:=IF(AND([$'Compétences validées trim-sem 1'.BS12]=&quot;&quot;;[$'Compétences validées trim-sem 2'.BS12]=&quot;&quot;;[$'Compétences validées trimestre 3'.BS12]=&quot;&quot;);&quot;&quot;;MAX([$'Compétences validées trim-sem 1'.BS12];[$'Compétences validées trim-sem 2'.BS12];[$'Compétences validées trimestre 3'.BS12]))">
            <text:p/>
          </table:table-cell>
          <table:table-cell table:formula="of:=IF(AND([$'Compétences validées trim-sem 1'.BT12]=&quot;&quot;;[$'Compétences validées trim-sem 2'.BT12]=&quot;&quot;;[$'Compétences validées trimestre 3'.BT12]=&quot;&quot;);&quot;&quot;;MAX([$'Compétences validées trim-sem 1'.BT12];[$'Compétences validées trim-sem 2'.BT12];[$'Compétences validées trimestre 3'.BT12]))">
            <text:p/>
          </table:table-cell>
          <table:table-cell table:formula="of:=IF(AND([$'Compétences validées trim-sem 1'.BU12]=&quot;&quot;;[$'Compétences validées trim-sem 2'.BU12]=&quot;&quot;;[$'Compétences validées trimestre 3'.BU12]=&quot;&quot;);&quot;&quot;;MAX([$'Compétences validées trim-sem 1'.BU12];[$'Compétences validées trim-sem 2'.BU12];[$'Compétences validées trimestre 3'.BU12]))">
            <text:p/>
          </table:table-cell>
          <table:table-cell table:formula="of:=IF(AND([$'Compétences validées trim-sem 1'.BV12]=&quot;&quot;;[$'Compétences validées trim-sem 2'.BV12]=&quot;&quot;;[$'Compétences validées trimestre 3'.BV12]=&quot;&quot;);&quot;&quot;;MAX([$'Compétences validées trim-sem 1'.BV12];[$'Compétences validées trim-sem 2'.BV12];[$'Compétences validées trimestre 3'.BV12]))">
            <text:p/>
          </table:table-cell>
          <table:table-cell table:formula="of:=IF(AND([$'Compétences validées trim-sem 1'.BW12]=&quot;&quot;;[$'Compétences validées trim-sem 2'.BW12]=&quot;&quot;;[$'Compétences validées trimestre 3'.BW12]=&quot;&quot;);&quot;&quot;;MAX([$'Compétences validées trim-sem 1'.BW12];[$'Compétences validées trim-sem 2'.BW12];[$'Compétences validées trimestre 3'.BW12]))">
            <text:p/>
          </table:table-cell>
          <table:table-cell table:formula="of:=IF(AND([$'Compétences validées trim-sem 1'.BX12]=&quot;&quot;;[$'Compétences validées trim-sem 2'.BX12]=&quot;&quot;;[$'Compétences validées trimestre 3'.BX12]=&quot;&quot;);&quot;&quot;;MAX([$'Compétences validées trim-sem 1'.BX12];[$'Compétences validées trim-sem 2'.BX12];[$'Compétences validées trimestre 3'.BX12]))">
            <text:p/>
          </table:table-cell>
          <table:table-cell table:formula="of:=IF(AND([$'Compétences validées trim-sem 1'.BY12]=&quot;&quot;;[$'Compétences validées trim-sem 2'.BY12]=&quot;&quot;;[$'Compétences validées trimestre 3'.BY12]=&quot;&quot;);&quot;&quot;;MAX([$'Compétences validées trim-sem 1'.BY12];[$'Compétences validées trim-sem 2'.BY12];[$'Compétences validées trimestre 3'.BY12]))">
            <text:p/>
          </table:table-cell>
          <table:table-cell table:formula="of:=IF(AND([$'Compétences validées trim-sem 1'.BZ12]=&quot;&quot;;[$'Compétences validées trim-sem 2'.BZ12]=&quot;&quot;;[$'Compétences validées trimestre 3'.BZ12]=&quot;&quot;);&quot;&quot;;MAX([$'Compétences validées trim-sem 1'.BZ12];[$'Compétences validées trim-sem 2'.BZ12];[$'Compétences validées trimestre 3'.BZ12]))">
            <text:p/>
          </table:table-cell>
          <table:table-cell table:formula="of:=IF(AND([$'Compétences validées trim-sem 1'.CA12]=&quot;&quot;;[$'Compétences validées trim-sem 2'.CA12]=&quot;&quot;;[$'Compétences validées trimestre 3'.CA12]=&quot;&quot;);&quot;&quot;;MAX([$'Compétences validées trim-sem 1'.CA12];[$'Compétences validées trim-sem 2'.CA12];[$'Compétences validées trimestre 3'.CA12]))">
            <text:p/>
          </table:table-cell>
          <table:table-cell table:formula="of:=IF(AND([$'Compétences validées trim-sem 1'.CB12]=&quot;&quot;;[$'Compétences validées trim-sem 2'.CB12]=&quot;&quot;;[$'Compétences validées trimestre 3'.CB12]=&quot;&quot;);&quot;&quot;;MAX([$'Compétences validées trim-sem 1'.CB12];[$'Compétences validées trim-sem 2'.CB12];[$'Compétences validées trimestre 3'.CB12]))">
            <text:p/>
          </table:table-cell>
          <table:table-cell table:formula="of:=IF(AND([$'Compétences validées trim-sem 1'.CC12]=&quot;&quot;;[$'Compétences validées trim-sem 2'.CC12]=&quot;&quot;;[$'Compétences validées trimestre 3'.CC12]=&quot;&quot;);&quot;&quot;;MAX([$'Compétences validées trim-sem 1'.CC12];[$'Compétences validées trim-sem 2'.CC12];[$'Compétences validées trimestre 3'.CC12]))">
            <text:p/>
          </table:table-cell>
          <table:table-cell table:formula="of:=IF(AND([$'Compétences validées trim-sem 1'.CD12]=&quot;&quot;;[$'Compétences validées trim-sem 2'.CD12]=&quot;&quot;;[$'Compétences validées trimestre 3'.CD12]=&quot;&quot;);&quot;&quot;;MAX([$'Compétences validées trim-sem 1'.CD12];[$'Compétences validées trim-sem 2'.CD12];[$'Compétences validées trimestre 3'.CD12]))">
            <text:p/>
          </table:table-cell>
          <table:table-cell table:formula="of:=IF(AND([$'Compétences validées trim-sem 1'.CE12]=&quot;&quot;;[$'Compétences validées trim-sem 2'.CE12]=&quot;&quot;;[$'Compétences validées trimestre 3'.CE12]=&quot;&quot;);&quot;&quot;;MAX([$'Compétences validées trim-sem 1'.CE12];[$'Compétences validées trim-sem 2'.CE12];[$'Compétences validées trimestre 3'.CE12]))">
            <text:p/>
          </table:table-cell>
          <table:table-cell table:formula="of:=IF(AND([$'Compétences validées trim-sem 1'.CF12]=&quot;&quot;;[$'Compétences validées trim-sem 2'.CF12]=&quot;&quot;;[$'Compétences validées trimestre 3'.CF12]=&quot;&quot;);&quot;&quot;;MAX([$'Compétences validées trim-sem 1'.CF12];[$'Compétences validées trim-sem 2'.CF12];[$'Compétences validées trimestre 3'.CF12]))">
            <text:p/>
          </table:table-cell>
          <table:table-cell table:formula="of:=IF(AND([$'Compétences validées trim-sem 1'.CG12]=&quot;&quot;;[$'Compétences validées trim-sem 2'.CG12]=&quot;&quot;;[$'Compétences validées trimestre 3'.CG12]=&quot;&quot;);&quot;&quot;;MAX([$'Compétences validées trim-sem 1'.CG12];[$'Compétences validées trim-sem 2'.CG12];[$'Compétences validées trimestre 3'.CG12]))">
            <text:p/>
          </table:table-cell>
          <table:table-cell table:formula="of:=IF(AND([$'Compétences validées trim-sem 1'.CH12]=&quot;&quot;;[$'Compétences validées trim-sem 2'.CH12]=&quot;&quot;;[$'Compétences validées trimestre 3'.CH12]=&quot;&quot;);&quot;&quot;;MAX([$'Compétences validées trim-sem 1'.CH12];[$'Compétences validées trim-sem 2'.CH12];[$'Compétences validées trimestre 3'.CH12]))">
            <text:p/>
          </table:table-cell>
          <table:table-cell table:formula="of:=IF(AND([$'Compétences validées trim-sem 1'.CI12]=&quot;&quot;;[$'Compétences validées trim-sem 2'.CI12]=&quot;&quot;;[$'Compétences validées trimestre 3'.CI12]=&quot;&quot;);&quot;&quot;;MAX([$'Compétences validées trim-sem 1'.CI12];[$'Compétences validées trim-sem 2'.CI12];[$'Compétences validées trimestre 3'.CI12]))">
            <text:p/>
          </table:table-cell>
          <table:table-cell table:formula="of:=IF(AND([$'Compétences validées trim-sem 1'.CJ12]=&quot;&quot;;[$'Compétences validées trim-sem 2'.CJ12]=&quot;&quot;;[$'Compétences validées trimestre 3'.CJ12]=&quot;&quot;);&quot;&quot;;MAX([$'Compétences validées trim-sem 1'.CJ12];[$'Compétences validées trim-sem 2'.CJ12];[$'Compétences validées trimestre 3'.CJ12]))">
            <text:p/>
          </table:table-cell>
          <table:table-cell table:formula="of:=IF(AND([$'Compétences validées trim-sem 1'.CK12]=&quot;&quot;;[$'Compétences validées trim-sem 2'.CK12]=&quot;&quot;;[$'Compétences validées trimestre 3'.CK12]=&quot;&quot;);&quot;&quot;;MAX([$'Compétences validées trim-sem 1'.CK12];[$'Compétences validées trim-sem 2'.CK12];[$'Compétences validées trimestre 3'.CK12]))">
            <text:p/>
          </table:table-cell>
          <table:table-cell table:formula="of:=IF(AND([$'Compétences validées trim-sem 1'.CL12]=&quot;&quot;;[$'Compétences validées trim-sem 2'.CL12]=&quot;&quot;;[$'Compétences validées trimestre 3'.CL12]=&quot;&quot;);&quot;&quot;;MAX([$'Compétences validées trim-sem 1'.CL12];[$'Compétences validées trim-sem 2'.CL12];[$'Compétences validées trimestre 3'.CL12]))">
            <text:p/>
          </table:table-cell>
          <table:table-cell table:formula="of:=IF(AND([$'Compétences validées trim-sem 1'.CM12]=&quot;&quot;;[$'Compétences validées trim-sem 2'.CM12]=&quot;&quot;;[$'Compétences validées trimestre 3'.CM12]=&quot;&quot;);&quot;&quot;;MAX([$'Compétences validées trim-sem 1'.CM12];[$'Compétences validées trim-sem 2'.CM12];[$'Compétences validées trimestre 3'.CM12]))">
            <text:p/>
          </table:table-cell>
          <table:table-cell table:formula="of:=IF(AND([$'Compétences validées trim-sem 1'.CN12]=&quot;&quot;;[$'Compétences validées trim-sem 2'.CN12]=&quot;&quot;;[$'Compétences validées trimestre 3'.CN12]=&quot;&quot;);&quot;&quot;;MAX([$'Compétences validées trim-sem 1'.CN12];[$'Compétences validées trim-sem 2'.CN12];[$'Compétences validées trimestre 3'.CN12]))">
            <text:p/>
          </table:table-cell>
          <table:table-cell table:formula="of:=IF(AND([$'Compétences validées trim-sem 1'.CO12]=&quot;&quot;;[$'Compétences validées trim-sem 2'.CO12]=&quot;&quot;;[$'Compétences validées trimestre 3'.CO12]=&quot;&quot;);&quot;&quot;;MAX([$'Compétences validées trim-sem 1'.CO12];[$'Compétences validées trim-sem 2'.CO12];[$'Compétences validées trimestre 3'.CO12]))">
            <text:p/>
          </table:table-cell>
          <table:table-cell table:formula="of:=IF(AND([$'Compétences validées trim-sem 1'.CP12]=&quot;&quot;;[$'Compétences validées trim-sem 2'.CP12]=&quot;&quot;;[$'Compétences validées trimestre 3'.CP12]=&quot;&quot;);&quot;&quot;;MAX([$'Compétences validées trim-sem 1'.CP12];[$'Compétences validées trim-sem 2'.CP12];[$'Compétences validées trimestre 3'.CP12]))">
            <text:p/>
          </table:table-cell>
          <table:table-cell table:formula="of:=IF(AND([$'Compétences validées trim-sem 1'.CQ12]=&quot;&quot;;[$'Compétences validées trim-sem 2'.CQ12]=&quot;&quot;;[$'Compétences validées trimestre 3'.CQ12]=&quot;&quot;);&quot;&quot;;MAX([$'Compétences validées trim-sem 1'.CQ12];[$'Compétences validées trim-sem 2'.CQ12];[$'Compétences validées trimestre 3'.CQ12]))">
            <text:p/>
          </table:table-cell>
          <table:table-cell table:formula="of:=IF(AND([$'Compétences validées trim-sem 1'.CR12]=&quot;&quot;;[$'Compétences validées trim-sem 2'.CR12]=&quot;&quot;;[$'Compétences validées trimestre 3'.CR12]=&quot;&quot;);&quot;&quot;;MAX([$'Compétences validées trim-sem 1'.CR12];[$'Compétences validées trim-sem 2'.CR12];[$'Compétences validées trimestre 3'.CR12]))">
            <text:p/>
          </table:table-cell>
          <table:table-cell table:formula="of:=IF(AND([$'Compétences validées trim-sem 1'.CS12]=&quot;&quot;;[$'Compétences validées trim-sem 2'.CS12]=&quot;&quot;;[$'Compétences validées trimestre 3'.CS12]=&quot;&quot;);&quot;&quot;;MAX([$'Compétences validées trim-sem 1'.CS12];[$'Compétences validées trim-sem 2'.CS12];[$'Compétences validées trimestre 3'.CS12]))">
            <text:p/>
          </table:table-cell>
          <table:table-cell table:formula="of:=IF(AND([$'Compétences validées trim-sem 1'.CT12]=&quot;&quot;;[$'Compétences validées trim-sem 2'.CT12]=&quot;&quot;;[$'Compétences validées trimestre 3'.CT12]=&quot;&quot;);&quot;&quot;;MAX([$'Compétences validées trim-sem 1'.CT12];[$'Compétences validées trim-sem 2'.CT12];[$'Compétences validées trimestre 3'.CT12]))">
            <text:p/>
          </table:table-cell>
          <table:table-cell table:formula="of:=IF(AND([$'Compétences validées trim-sem 1'.CU12]=&quot;&quot;;[$'Compétences validées trim-sem 2'.CU12]=&quot;&quot;;[$'Compétences validées trimestre 3'.CU12]=&quot;&quot;);&quot;&quot;;MAX([$'Compétences validées trim-sem 1'.CU12];[$'Compétences validées trim-sem 2'.CU12];[$'Compétences validées trimestre 3'.CU12]))">
            <text:p/>
          </table:table-cell>
          <table:table-cell table:formula="of:=IF(AND([$'Compétences validées trim-sem 1'.CV12]=&quot;&quot;;[$'Compétences validées trim-sem 2'.CV12]=&quot;&quot;;[$'Compétences validées trimestre 3'.CV12]=&quot;&quot;);&quot;&quot;;MAX([$'Compétences validées trim-sem 1'.CV12];[$'Compétences validées trim-sem 2'.CV12];[$'Compétences validées trimestre 3'.CV12]))">
            <text:p/>
          </table:table-cell>
          <table:table-cell table:formula="of:=IF(AND([$'Compétences validées trim-sem 1'.CW12]=&quot;&quot;;[$'Compétences validées trim-sem 2'.CW12]=&quot;&quot;;[$'Compétences validées trimestre 3'.CW12]=&quot;&quot;);&quot;&quot;;MAX([$'Compétences validées trim-sem 1'.CW12];[$'Compétences validées trim-sem 2'.CW12];[$'Compétences validées trimestre 3'.CW12]))">
            <text:p/>
          </table:table-cell>
          <table:table-cell table:formula="of:=IF(AND([$'Compétences validées trim-sem 1'.CX12]=&quot;&quot;;[$'Compétences validées trim-sem 2'.CX12]=&quot;&quot;;[$'Compétences validées trimestre 3'.CX12]=&quot;&quot;);&quot;&quot;;MAX([$'Compétences validées trim-sem 1'.CX12];[$'Compétences validées trim-sem 2'.CX12];[$'Compétences validées trimestre 3'.CX12]))">
            <text:p/>
          </table:table-cell>
        </table:table-row>
        <table:table-row table:style-name="ro1">
          <table:table-cell office:value-type="string" calcext:value-type="string">
            <text:p>Nom 12</text:p>
          </table:table-cell>
          <table:table-cell office:value-type="string" calcext:value-type="string">
            <text:p>Prénom 12</text:p>
          </table:table-cell>
          <table:table-cell table:formula="of:=IF(AND([$'Compétences validées trim-sem 1'.C13]=&quot;&quot;;[$'Compétences validées trim-sem 2'.C13]=&quot;&quot;;[$'Compétences validées trimestre 3'.C13]=&quot;&quot;);&quot;&quot;;MAX([$'Compétences validées trim-sem 1'.C13];[$'Compétences validées trim-sem 2'.C13];[$'Compétences validées trimestre 3'.C13]))">
            <text:p/>
          </table:table-cell>
          <table:table-cell table:formula="of:=IF(AND([$'Compétences validées trim-sem 1'.D13]=&quot;&quot;;[$'Compétences validées trim-sem 2'.D13]=&quot;&quot;;[$'Compétences validées trimestre 3'.D13]=&quot;&quot;);&quot;&quot;;MAX([$'Compétences validées trim-sem 1'.D13];[$'Compétences validées trim-sem 2'.D13];[$'Compétences validées trimestre 3'.D13]))">
            <text:p/>
          </table:table-cell>
          <table:table-cell table:formula="of:=IF(AND([$'Compétences validées trim-sem 1'.E13]=&quot;&quot;;[$'Compétences validées trim-sem 2'.E13]=&quot;&quot;;[$'Compétences validées trimestre 3'.E13]=&quot;&quot;);&quot;&quot;;MAX([$'Compétences validées trim-sem 1'.E13];[$'Compétences validées trim-sem 2'.E13];[$'Compétences validées trimestre 3'.E13]))">
            <text:p/>
          </table:table-cell>
          <table:table-cell table:formula="of:=IF(AND([$'Compétences validées trim-sem 1'.F13]=&quot;&quot;;[$'Compétences validées trim-sem 2'.F13]=&quot;&quot;;[$'Compétences validées trimestre 3'.F13]=&quot;&quot;);&quot;&quot;;MAX([$'Compétences validées trim-sem 1'.F13];[$'Compétences validées trim-sem 2'.F13];[$'Compétences validées trimestre 3'.F13]))">
            <text:p/>
          </table:table-cell>
          <table:table-cell table:formula="of:=IF(AND([$'Compétences validées trim-sem 1'.G13]=&quot;&quot;;[$'Compétences validées trim-sem 2'.G13]=&quot;&quot;;[$'Compétences validées trimestre 3'.G13]=&quot;&quot;);&quot;&quot;;MAX([$'Compétences validées trim-sem 1'.G13];[$'Compétences validées trim-sem 2'.G13];[$'Compétences validées trimestre 3'.G13]))">
            <text:p/>
          </table:table-cell>
          <table:table-cell table:formula="of:=IF(AND([$'Compétences validées trim-sem 1'.H13]=&quot;&quot;;[$'Compétences validées trim-sem 2'.H13]=&quot;&quot;;[$'Compétences validées trimestre 3'.H13]=&quot;&quot;);&quot;&quot;;MAX([$'Compétences validées trim-sem 1'.H13];[$'Compétences validées trim-sem 2'.H13];[$'Compétences validées trimestre 3'.H13]))">
            <text:p/>
          </table:table-cell>
          <table:table-cell table:formula="of:=IF(AND([$'Compétences validées trim-sem 1'.I13]=&quot;&quot;;[$'Compétences validées trim-sem 2'.I13]=&quot;&quot;;[$'Compétences validées trimestre 3'.I13]=&quot;&quot;);&quot;&quot;;MAX([$'Compétences validées trim-sem 1'.I13];[$'Compétences validées trim-sem 2'.I13];[$'Compétences validées trimestre 3'.I13]))">
            <text:p/>
          </table:table-cell>
          <table:table-cell table:formula="of:=IF(AND([$'Compétences validées trim-sem 1'.J13]=&quot;&quot;;[$'Compétences validées trim-sem 2'.J13]=&quot;&quot;;[$'Compétences validées trimestre 3'.J13]=&quot;&quot;);&quot;&quot;;MAX([$'Compétences validées trim-sem 1'.J13];[$'Compétences validées trim-sem 2'.J13];[$'Compétences validées trimestre 3'.J13]))">
            <text:p/>
          </table:table-cell>
          <table:table-cell table:formula="of:=IF(AND([$'Compétences validées trim-sem 1'.K13]=&quot;&quot;;[$'Compétences validées trim-sem 2'.K13]=&quot;&quot;;[$'Compétences validées trimestre 3'.K13]=&quot;&quot;);&quot;&quot;;MAX([$'Compétences validées trim-sem 1'.K13];[$'Compétences validées trim-sem 2'.K13];[$'Compétences validées trimestre 3'.K13]))">
            <text:p/>
          </table:table-cell>
          <table:table-cell table:formula="of:=IF(AND([$'Compétences validées trim-sem 1'.L13]=&quot;&quot;;[$'Compétences validées trim-sem 2'.L13]=&quot;&quot;;[$'Compétences validées trimestre 3'.L13]=&quot;&quot;);&quot;&quot;;MAX([$'Compétences validées trim-sem 1'.L13];[$'Compétences validées trim-sem 2'.L13];[$'Compétences validées trimestre 3'.L13]))">
            <text:p/>
          </table:table-cell>
          <table:table-cell table:formula="of:=IF(AND([$'Compétences validées trim-sem 1'.M13]=&quot;&quot;;[$'Compétences validées trim-sem 2'.M13]=&quot;&quot;;[$'Compétences validées trimestre 3'.M13]=&quot;&quot;);&quot;&quot;;MAX([$'Compétences validées trim-sem 1'.M13];[$'Compétences validées trim-sem 2'.M13];[$'Compétences validées trimestre 3'.M13]))">
            <text:p/>
          </table:table-cell>
          <table:table-cell table:formula="of:=IF(AND([$'Compétences validées trim-sem 1'.N13]=&quot;&quot;;[$'Compétences validées trim-sem 2'.N13]=&quot;&quot;;[$'Compétences validées trimestre 3'.N13]=&quot;&quot;);&quot;&quot;;MAX([$'Compétences validées trim-sem 1'.N13];[$'Compétences validées trim-sem 2'.N13];[$'Compétences validées trimestre 3'.N13]))">
            <text:p/>
          </table:table-cell>
          <table:table-cell table:formula="of:=IF(AND([$'Compétences validées trim-sem 1'.O13]=&quot;&quot;;[$'Compétences validées trim-sem 2'.O13]=&quot;&quot;;[$'Compétences validées trimestre 3'.O13]=&quot;&quot;);&quot;&quot;;MAX([$'Compétences validées trim-sem 1'.O13];[$'Compétences validées trim-sem 2'.O13];[$'Compétences validées trimestre 3'.O13]))">
            <text:p/>
          </table:table-cell>
          <table:table-cell table:formula="of:=IF(AND([$'Compétences validées trim-sem 1'.P13]=&quot;&quot;;[$'Compétences validées trim-sem 2'.P13]=&quot;&quot;;[$'Compétences validées trimestre 3'.P13]=&quot;&quot;);&quot;&quot;;MAX([$'Compétences validées trim-sem 1'.P13];[$'Compétences validées trim-sem 2'.P13];[$'Compétences validées trimestre 3'.P13]))">
            <text:p/>
          </table:table-cell>
          <table:table-cell table:formula="of:=IF(AND([$'Compétences validées trim-sem 1'.Q13]=&quot;&quot;;[$'Compétences validées trim-sem 2'.Q13]=&quot;&quot;;[$'Compétences validées trimestre 3'.Q13]=&quot;&quot;);&quot;&quot;;MAX([$'Compétences validées trim-sem 1'.Q13];[$'Compétences validées trim-sem 2'.Q13];[$'Compétences validées trimestre 3'.Q13]))">
            <text:p/>
          </table:table-cell>
          <table:table-cell table:formula="of:=IF(AND([$'Compétences validées trim-sem 1'.R13]=&quot;&quot;;[$'Compétences validées trim-sem 2'.R13]=&quot;&quot;;[$'Compétences validées trimestre 3'.R13]=&quot;&quot;);&quot;&quot;;MAX([$'Compétences validées trim-sem 1'.R13];[$'Compétences validées trim-sem 2'.R13];[$'Compétences validées trimestre 3'.R13]))">
            <text:p/>
          </table:table-cell>
          <table:table-cell table:formula="of:=IF(AND([$'Compétences validées trim-sem 1'.S13]=&quot;&quot;;[$'Compétences validées trim-sem 2'.S13]=&quot;&quot;;[$'Compétences validées trimestre 3'.S13]=&quot;&quot;);&quot;&quot;;MAX([$'Compétences validées trim-sem 1'.S13];[$'Compétences validées trim-sem 2'.S13];[$'Compétences validées trimestre 3'.S13]))">
            <text:p/>
          </table:table-cell>
          <table:table-cell table:formula="of:=IF(AND([$'Compétences validées trim-sem 1'.T13]=&quot;&quot;;[$'Compétences validées trim-sem 2'.T13]=&quot;&quot;;[$'Compétences validées trimestre 3'.T13]=&quot;&quot;);&quot;&quot;;MAX([$'Compétences validées trim-sem 1'.T13];[$'Compétences validées trim-sem 2'.T13];[$'Compétences validées trimestre 3'.T13]))">
            <text:p/>
          </table:table-cell>
          <table:table-cell table:formula="of:=IF(AND([$'Compétences validées trim-sem 1'.U13]=&quot;&quot;;[$'Compétences validées trim-sem 2'.U13]=&quot;&quot;;[$'Compétences validées trimestre 3'.U13]=&quot;&quot;);&quot;&quot;;MAX([$'Compétences validées trim-sem 1'.U13];[$'Compétences validées trim-sem 2'.U13];[$'Compétences validées trimestre 3'.U13]))">
            <text:p/>
          </table:table-cell>
          <table:table-cell table:formula="of:=IF(AND([$'Compétences validées trim-sem 1'.V13]=&quot;&quot;;[$'Compétences validées trim-sem 2'.V13]=&quot;&quot;;[$'Compétences validées trimestre 3'.V13]=&quot;&quot;);&quot;&quot;;MAX([$'Compétences validées trim-sem 1'.V13];[$'Compétences validées trim-sem 2'.V13];[$'Compétences validées trimestre 3'.V13]))">
            <text:p/>
          </table:table-cell>
          <table:table-cell table:formula="of:=IF(AND([$'Compétences validées trim-sem 1'.W13]=&quot;&quot;;[$'Compétences validées trim-sem 2'.W13]=&quot;&quot;;[$'Compétences validées trimestre 3'.W13]=&quot;&quot;);&quot;&quot;;MAX([$'Compétences validées trim-sem 1'.W13];[$'Compétences validées trim-sem 2'.W13];[$'Compétences validées trimestre 3'.W13]))">
            <text:p/>
          </table:table-cell>
          <table:table-cell table:formula="of:=IF(AND([$'Compétences validées trim-sem 1'.X13]=&quot;&quot;;[$'Compétences validées trim-sem 2'.X13]=&quot;&quot;;[$'Compétences validées trimestre 3'.X13]=&quot;&quot;);&quot;&quot;;MAX([$'Compétences validées trim-sem 1'.X13];[$'Compétences validées trim-sem 2'.X13];[$'Compétences validées trimestre 3'.X13]))">
            <text:p/>
          </table:table-cell>
          <table:table-cell table:formula="of:=IF(AND([$'Compétences validées trim-sem 1'.Y13]=&quot;&quot;;[$'Compétences validées trim-sem 2'.Y13]=&quot;&quot;;[$'Compétences validées trimestre 3'.Y13]=&quot;&quot;);&quot;&quot;;MAX([$'Compétences validées trim-sem 1'.Y13];[$'Compétences validées trim-sem 2'.Y13];[$'Compétences validées trimestre 3'.Y13]))">
            <text:p/>
          </table:table-cell>
          <table:table-cell table:formula="of:=IF(AND([$'Compétences validées trim-sem 1'.Z13]=&quot;&quot;;[$'Compétences validées trim-sem 2'.Z13]=&quot;&quot;;[$'Compétences validées trimestre 3'.Z13]=&quot;&quot;);&quot;&quot;;MAX([$'Compétences validées trim-sem 1'.Z13];[$'Compétences validées trim-sem 2'.Z13];[$'Compétences validées trimestre 3'.Z13]))">
            <text:p/>
          </table:table-cell>
          <table:table-cell table:formula="of:=IF(AND([$'Compétences validées trim-sem 1'.AA13]=&quot;&quot;;[$'Compétences validées trim-sem 2'.AA13]=&quot;&quot;;[$'Compétences validées trimestre 3'.AA13]=&quot;&quot;);&quot;&quot;;MAX([$'Compétences validées trim-sem 1'.AA13];[$'Compétences validées trim-sem 2'.AA13];[$'Compétences validées trimestre 3'.AA13]))">
            <text:p/>
          </table:table-cell>
          <table:table-cell table:formula="of:=IF(AND([$'Compétences validées trim-sem 1'.AB13]=&quot;&quot;;[$'Compétences validées trim-sem 2'.AB13]=&quot;&quot;;[$'Compétences validées trimestre 3'.AB13]=&quot;&quot;);&quot;&quot;;MAX([$'Compétences validées trim-sem 1'.AB13];[$'Compétences validées trim-sem 2'.AB13];[$'Compétences validées trimestre 3'.AB13]))">
            <text:p/>
          </table:table-cell>
          <table:table-cell table:formula="of:=IF(AND([$'Compétences validées trim-sem 1'.AC13]=&quot;&quot;;[$'Compétences validées trim-sem 2'.AC13]=&quot;&quot;;[$'Compétences validées trimestre 3'.AC13]=&quot;&quot;);&quot;&quot;;MAX([$'Compétences validées trim-sem 1'.AC13];[$'Compétences validées trim-sem 2'.AC13];[$'Compétences validées trimestre 3'.AC13]))">
            <text:p/>
          </table:table-cell>
          <table:table-cell table:formula="of:=IF(AND([$'Compétences validées trim-sem 1'.AD13]=&quot;&quot;;[$'Compétences validées trim-sem 2'.AD13]=&quot;&quot;;[$'Compétences validées trimestre 3'.AD13]=&quot;&quot;);&quot;&quot;;MAX([$'Compétences validées trim-sem 1'.AD13];[$'Compétences validées trim-sem 2'.AD13];[$'Compétences validées trimestre 3'.AD13]))">
            <text:p/>
          </table:table-cell>
          <table:table-cell table:formula="of:=IF(AND([$'Compétences validées trim-sem 1'.AE13]=&quot;&quot;;[$'Compétences validées trim-sem 2'.AE13]=&quot;&quot;;[$'Compétences validées trimestre 3'.AE13]=&quot;&quot;);&quot;&quot;;MAX([$'Compétences validées trim-sem 1'.AE13];[$'Compétences validées trim-sem 2'.AE13];[$'Compétences validées trimestre 3'.AE13]))">
            <text:p/>
          </table:table-cell>
          <table:table-cell table:formula="of:=IF(AND([$'Compétences validées trim-sem 1'.AF13]=&quot;&quot;;[$'Compétences validées trim-sem 2'.AF13]=&quot;&quot;;[$'Compétences validées trimestre 3'.AF13]=&quot;&quot;);&quot;&quot;;MAX([$'Compétences validées trim-sem 1'.AF13];[$'Compétences validées trim-sem 2'.AF13];[$'Compétences validées trimestre 3'.AF13]))">
            <text:p/>
          </table:table-cell>
          <table:table-cell table:formula="of:=IF(AND([$'Compétences validées trim-sem 1'.AG13]=&quot;&quot;;[$'Compétences validées trim-sem 2'.AG13]=&quot;&quot;;[$'Compétences validées trimestre 3'.AG13]=&quot;&quot;);&quot;&quot;;MAX([$'Compétences validées trim-sem 1'.AG13];[$'Compétences validées trim-sem 2'.AG13];[$'Compétences validées trimestre 3'.AG13]))">
            <text:p/>
          </table:table-cell>
          <table:table-cell table:formula="of:=IF(AND([$'Compétences validées trim-sem 1'.AH13]=&quot;&quot;;[$'Compétences validées trim-sem 2'.AH13]=&quot;&quot;;[$'Compétences validées trimestre 3'.AH13]=&quot;&quot;);&quot;&quot;;MAX([$'Compétences validées trim-sem 1'.AH13];[$'Compétences validées trim-sem 2'.AH13];[$'Compétences validées trimestre 3'.AH13]))">
            <text:p/>
          </table:table-cell>
          <table:table-cell table:formula="of:=IF(AND([$'Compétences validées trim-sem 1'.AI13]=&quot;&quot;;[$'Compétences validées trim-sem 2'.AI13]=&quot;&quot;;[$'Compétences validées trimestre 3'.AI13]=&quot;&quot;);&quot;&quot;;MAX([$'Compétences validées trim-sem 1'.AI13];[$'Compétences validées trim-sem 2'.AI13];[$'Compétences validées trimestre 3'.AI13]))">
            <text:p/>
          </table:table-cell>
          <table:table-cell table:formula="of:=IF(AND([$'Compétences validées trim-sem 1'.AJ13]=&quot;&quot;;[$'Compétences validées trim-sem 2'.AJ13]=&quot;&quot;;[$'Compétences validées trimestre 3'.AJ13]=&quot;&quot;);&quot;&quot;;MAX([$'Compétences validées trim-sem 1'.AJ13];[$'Compétences validées trim-sem 2'.AJ13];[$'Compétences validées trimestre 3'.AJ13]))">
            <text:p/>
          </table:table-cell>
          <table:table-cell table:formula="of:=IF(AND([$'Compétences validées trim-sem 1'.AK13]=&quot;&quot;;[$'Compétences validées trim-sem 2'.AK13]=&quot;&quot;;[$'Compétences validées trimestre 3'.AK13]=&quot;&quot;);&quot;&quot;;MAX([$'Compétences validées trim-sem 1'.AK13];[$'Compétences validées trim-sem 2'.AK13];[$'Compétences validées trimestre 3'.AK13]))">
            <text:p/>
          </table:table-cell>
          <table:table-cell table:formula="of:=IF(AND([$'Compétences validées trim-sem 1'.AL13]=&quot;&quot;;[$'Compétences validées trim-sem 2'.AL13]=&quot;&quot;;[$'Compétences validées trimestre 3'.AL13]=&quot;&quot;);&quot;&quot;;MAX([$'Compétences validées trim-sem 1'.AL13];[$'Compétences validées trim-sem 2'.AL13];[$'Compétences validées trimestre 3'.AL13]))">
            <text:p/>
          </table:table-cell>
          <table:table-cell table:formula="of:=IF(AND([$'Compétences validées trim-sem 1'.AM13]=&quot;&quot;;[$'Compétences validées trim-sem 2'.AM13]=&quot;&quot;;[$'Compétences validées trimestre 3'.AM13]=&quot;&quot;);&quot;&quot;;MAX([$'Compétences validées trim-sem 1'.AM13];[$'Compétences validées trim-sem 2'.AM13];[$'Compétences validées trimestre 3'.AM13]))">
            <text:p/>
          </table:table-cell>
          <table:table-cell table:formula="of:=IF(AND([$'Compétences validées trim-sem 1'.AN13]=&quot;&quot;;[$'Compétences validées trim-sem 2'.AN13]=&quot;&quot;;[$'Compétences validées trimestre 3'.AN13]=&quot;&quot;);&quot;&quot;;MAX([$'Compétences validées trim-sem 1'.AN13];[$'Compétences validées trim-sem 2'.AN13];[$'Compétences validées trimestre 3'.AN13]))">
            <text:p/>
          </table:table-cell>
          <table:table-cell table:formula="of:=IF(AND([$'Compétences validées trim-sem 1'.AO13]=&quot;&quot;;[$'Compétences validées trim-sem 2'.AO13]=&quot;&quot;;[$'Compétences validées trimestre 3'.AO13]=&quot;&quot;);&quot;&quot;;MAX([$'Compétences validées trim-sem 1'.AO13];[$'Compétences validées trim-sem 2'.AO13];[$'Compétences validées trimestre 3'.AO13]))">
            <text:p/>
          </table:table-cell>
          <table:table-cell table:formula="of:=IF(AND([$'Compétences validées trim-sem 1'.AP13]=&quot;&quot;;[$'Compétences validées trim-sem 2'.AP13]=&quot;&quot;;[$'Compétences validées trimestre 3'.AP13]=&quot;&quot;);&quot;&quot;;MAX([$'Compétences validées trim-sem 1'.AP13];[$'Compétences validées trim-sem 2'.AP13];[$'Compétences validées trimestre 3'.AP13]))">
            <text:p/>
          </table:table-cell>
          <table:table-cell table:formula="of:=IF(AND([$'Compétences validées trim-sem 1'.AQ13]=&quot;&quot;;[$'Compétences validées trim-sem 2'.AQ13]=&quot;&quot;;[$'Compétences validées trimestre 3'.AQ13]=&quot;&quot;);&quot;&quot;;MAX([$'Compétences validées trim-sem 1'.AQ13];[$'Compétences validées trim-sem 2'.AQ13];[$'Compétences validées trimestre 3'.AQ13]))">
            <text:p/>
          </table:table-cell>
          <table:table-cell table:formula="of:=IF(AND([$'Compétences validées trim-sem 1'.AR13]=&quot;&quot;;[$'Compétences validées trim-sem 2'.AR13]=&quot;&quot;;[$'Compétences validées trimestre 3'.AR13]=&quot;&quot;);&quot;&quot;;MAX([$'Compétences validées trim-sem 1'.AR13];[$'Compétences validées trim-sem 2'.AR13];[$'Compétences validées trimestre 3'.AR13]))">
            <text:p/>
          </table:table-cell>
          <table:table-cell table:formula="of:=IF(AND([$'Compétences validées trim-sem 1'.AS13]=&quot;&quot;;[$'Compétences validées trim-sem 2'.AS13]=&quot;&quot;;[$'Compétences validées trimestre 3'.AS13]=&quot;&quot;);&quot;&quot;;MAX([$'Compétences validées trim-sem 1'.AS13];[$'Compétences validées trim-sem 2'.AS13];[$'Compétences validées trimestre 3'.AS13]))">
            <text:p/>
          </table:table-cell>
          <table:table-cell table:formula="of:=IF(AND([$'Compétences validées trim-sem 1'.AT13]=&quot;&quot;;[$'Compétences validées trim-sem 2'.AT13]=&quot;&quot;;[$'Compétences validées trimestre 3'.AT13]=&quot;&quot;);&quot;&quot;;MAX([$'Compétences validées trim-sem 1'.AT13];[$'Compétences validées trim-sem 2'.AT13];[$'Compétences validées trimestre 3'.AT13]))">
            <text:p/>
          </table:table-cell>
          <table:table-cell table:formula="of:=IF(AND([$'Compétences validées trim-sem 1'.AU13]=&quot;&quot;;[$'Compétences validées trim-sem 2'.AU13]=&quot;&quot;;[$'Compétences validées trimestre 3'.AU13]=&quot;&quot;);&quot;&quot;;MAX([$'Compétences validées trim-sem 1'.AU13];[$'Compétences validées trim-sem 2'.AU13];[$'Compétences validées trimestre 3'.AU13]))">
            <text:p/>
          </table:table-cell>
          <table:table-cell table:formula="of:=IF(AND([$'Compétences validées trim-sem 1'.AV13]=&quot;&quot;;[$'Compétences validées trim-sem 2'.AV13]=&quot;&quot;;[$'Compétences validées trimestre 3'.AV13]=&quot;&quot;);&quot;&quot;;MAX([$'Compétences validées trim-sem 1'.AV13];[$'Compétences validées trim-sem 2'.AV13];[$'Compétences validées trimestre 3'.AV13]))">
            <text:p/>
          </table:table-cell>
          <table:table-cell table:formula="of:=IF(AND([$'Compétences validées trim-sem 1'.AW13]=&quot;&quot;;[$'Compétences validées trim-sem 2'.AW13]=&quot;&quot;;[$'Compétences validées trimestre 3'.AW13]=&quot;&quot;);&quot;&quot;;MAX([$'Compétences validées trim-sem 1'.AW13];[$'Compétences validées trim-sem 2'.AW13];[$'Compétences validées trimestre 3'.AW13]))">
            <text:p/>
          </table:table-cell>
          <table:table-cell table:formula="of:=IF(AND([$'Compétences validées trim-sem 1'.AX13]=&quot;&quot;;[$'Compétences validées trim-sem 2'.AX13]=&quot;&quot;;[$'Compétences validées trimestre 3'.AX13]=&quot;&quot;);&quot;&quot;;MAX([$'Compétences validées trim-sem 1'.AX13];[$'Compétences validées trim-sem 2'.AX13];[$'Compétences validées trimestre 3'.AX13]))">
            <text:p/>
          </table:table-cell>
          <table:table-cell table:formula="of:=IF(AND([$'Compétences validées trim-sem 1'.AY13]=&quot;&quot;;[$'Compétences validées trim-sem 2'.AY13]=&quot;&quot;;[$'Compétences validées trimestre 3'.AY13]=&quot;&quot;);&quot;&quot;;MAX([$'Compétences validées trim-sem 1'.AY13];[$'Compétences validées trim-sem 2'.AY13];[$'Compétences validées trimestre 3'.AY13]))">
            <text:p/>
          </table:table-cell>
          <table:table-cell table:formula="of:=IF(AND([$'Compétences validées trim-sem 1'.AZ13]=&quot;&quot;;[$'Compétences validées trim-sem 2'.AZ13]=&quot;&quot;;[$'Compétences validées trimestre 3'.AZ13]=&quot;&quot;);&quot;&quot;;MAX([$'Compétences validées trim-sem 1'.AZ13];[$'Compétences validées trim-sem 2'.AZ13];[$'Compétences validées trimestre 3'.AZ13]))">
            <text:p/>
          </table:table-cell>
          <table:table-cell table:formula="of:=IF(AND([$'Compétences validées trim-sem 1'.BA13]=&quot;&quot;;[$'Compétences validées trim-sem 2'.BA13]=&quot;&quot;;[$'Compétences validées trimestre 3'.BA13]=&quot;&quot;);&quot;&quot;;MAX([$'Compétences validées trim-sem 1'.BA13];[$'Compétences validées trim-sem 2'.BA13];[$'Compétences validées trimestre 3'.BA13]))">
            <text:p/>
          </table:table-cell>
          <table:table-cell table:formula="of:=IF(AND([$'Compétences validées trim-sem 1'.BB13]=&quot;&quot;;[$'Compétences validées trim-sem 2'.BB13]=&quot;&quot;;[$'Compétences validées trimestre 3'.BB13]=&quot;&quot;);&quot;&quot;;MAX([$'Compétences validées trim-sem 1'.BB13];[$'Compétences validées trim-sem 2'.BB13];[$'Compétences validées trimestre 3'.BB13]))">
            <text:p/>
          </table:table-cell>
          <table:table-cell table:formula="of:=IF(AND([$'Compétences validées trim-sem 1'.BC13]=&quot;&quot;;[$'Compétences validées trim-sem 2'.BC13]=&quot;&quot;;[$'Compétences validées trimestre 3'.BC13]=&quot;&quot;);&quot;&quot;;MAX([$'Compétences validées trim-sem 1'.BC13];[$'Compétences validées trim-sem 2'.BC13];[$'Compétences validées trimestre 3'.BC13]))">
            <text:p/>
          </table:table-cell>
          <table:table-cell table:formula="of:=IF(AND([$'Compétences validées trim-sem 1'.BD13]=&quot;&quot;;[$'Compétences validées trim-sem 2'.BD13]=&quot;&quot;;[$'Compétences validées trimestre 3'.BD13]=&quot;&quot;);&quot;&quot;;MAX([$'Compétences validées trim-sem 1'.BD13];[$'Compétences validées trim-sem 2'.BD13];[$'Compétences validées trimestre 3'.BD13]))">
            <text:p/>
          </table:table-cell>
          <table:table-cell table:formula="of:=IF(AND([$'Compétences validées trim-sem 1'.BE13]=&quot;&quot;;[$'Compétences validées trim-sem 2'.BE13]=&quot;&quot;;[$'Compétences validées trimestre 3'.BE13]=&quot;&quot;);&quot;&quot;;MAX([$'Compétences validées trim-sem 1'.BE13];[$'Compétences validées trim-sem 2'.BE13];[$'Compétences validées trimestre 3'.BE13]))">
            <text:p/>
          </table:table-cell>
          <table:table-cell table:formula="of:=IF(AND([$'Compétences validées trim-sem 1'.BF13]=&quot;&quot;;[$'Compétences validées trim-sem 2'.BF13]=&quot;&quot;;[$'Compétences validées trimestre 3'.BF13]=&quot;&quot;);&quot;&quot;;MAX([$'Compétences validées trim-sem 1'.BF13];[$'Compétences validées trim-sem 2'.BF13];[$'Compétences validées trimestre 3'.BF13]))">
            <text:p/>
          </table:table-cell>
          <table:table-cell table:formula="of:=IF(AND([$'Compétences validées trim-sem 1'.BG13]=&quot;&quot;;[$'Compétences validées trim-sem 2'.BG13]=&quot;&quot;;[$'Compétences validées trimestre 3'.BG13]=&quot;&quot;);&quot;&quot;;MAX([$'Compétences validées trim-sem 1'.BG13];[$'Compétences validées trim-sem 2'.BG13];[$'Compétences validées trimestre 3'.BG13]))">
            <text:p/>
          </table:table-cell>
          <table:table-cell table:formula="of:=IF(AND([$'Compétences validées trim-sem 1'.BH13]=&quot;&quot;;[$'Compétences validées trim-sem 2'.BH13]=&quot;&quot;;[$'Compétences validées trimestre 3'.BH13]=&quot;&quot;);&quot;&quot;;MAX([$'Compétences validées trim-sem 1'.BH13];[$'Compétences validées trim-sem 2'.BH13];[$'Compétences validées trimestre 3'.BH13]))">
            <text:p/>
          </table:table-cell>
          <table:table-cell table:formula="of:=IF(AND([$'Compétences validées trim-sem 1'.BI13]=&quot;&quot;;[$'Compétences validées trim-sem 2'.BI13]=&quot;&quot;;[$'Compétences validées trimestre 3'.BI13]=&quot;&quot;);&quot;&quot;;MAX([$'Compétences validées trim-sem 1'.BI13];[$'Compétences validées trim-sem 2'.BI13];[$'Compétences validées trimestre 3'.BI13]))">
            <text:p/>
          </table:table-cell>
          <table:table-cell table:formula="of:=IF(AND([$'Compétences validées trim-sem 1'.BJ13]=&quot;&quot;;[$'Compétences validées trim-sem 2'.BJ13]=&quot;&quot;;[$'Compétences validées trimestre 3'.BJ13]=&quot;&quot;);&quot;&quot;;MAX([$'Compétences validées trim-sem 1'.BJ13];[$'Compétences validées trim-sem 2'.BJ13];[$'Compétences validées trimestre 3'.BJ13]))">
            <text:p/>
          </table:table-cell>
          <table:table-cell table:formula="of:=IF(AND([$'Compétences validées trim-sem 1'.BK13]=&quot;&quot;;[$'Compétences validées trim-sem 2'.BK13]=&quot;&quot;;[$'Compétences validées trimestre 3'.BK13]=&quot;&quot;);&quot;&quot;;MAX([$'Compétences validées trim-sem 1'.BK13];[$'Compétences validées trim-sem 2'.BK13];[$'Compétences validées trimestre 3'.BK13]))">
            <text:p/>
          </table:table-cell>
          <table:table-cell table:formula="of:=IF(AND([$'Compétences validées trim-sem 1'.BL13]=&quot;&quot;;[$'Compétences validées trim-sem 2'.BL13]=&quot;&quot;;[$'Compétences validées trimestre 3'.BL13]=&quot;&quot;);&quot;&quot;;MAX([$'Compétences validées trim-sem 1'.BL13];[$'Compétences validées trim-sem 2'.BL13];[$'Compétences validées trimestre 3'.BL13]))">
            <text:p/>
          </table:table-cell>
          <table:table-cell table:formula="of:=IF(AND([$'Compétences validées trim-sem 1'.BM13]=&quot;&quot;;[$'Compétences validées trim-sem 2'.BM13]=&quot;&quot;;[$'Compétences validées trimestre 3'.BM13]=&quot;&quot;);&quot;&quot;;MAX([$'Compétences validées trim-sem 1'.BM13];[$'Compétences validées trim-sem 2'.BM13];[$'Compétences validées trimestre 3'.BM13]))">
            <text:p/>
          </table:table-cell>
          <table:table-cell table:formula="of:=IF(AND([$'Compétences validées trim-sem 1'.BN13]=&quot;&quot;;[$'Compétences validées trim-sem 2'.BN13]=&quot;&quot;;[$'Compétences validées trimestre 3'.BN13]=&quot;&quot;);&quot;&quot;;MAX([$'Compétences validées trim-sem 1'.BN13];[$'Compétences validées trim-sem 2'.BN13];[$'Compétences validées trimestre 3'.BN13]))">
            <text:p/>
          </table:table-cell>
          <table:table-cell table:formula="of:=IF(AND([$'Compétences validées trim-sem 1'.BO13]=&quot;&quot;;[$'Compétences validées trim-sem 2'.BO13]=&quot;&quot;;[$'Compétences validées trimestre 3'.BO13]=&quot;&quot;);&quot;&quot;;MAX([$'Compétences validées trim-sem 1'.BO13];[$'Compétences validées trim-sem 2'.BO13];[$'Compétences validées trimestre 3'.BO13]))">
            <text:p/>
          </table:table-cell>
          <table:table-cell table:formula="of:=IF(AND([$'Compétences validées trim-sem 1'.BP13]=&quot;&quot;;[$'Compétences validées trim-sem 2'.BP13]=&quot;&quot;;[$'Compétences validées trimestre 3'.BP13]=&quot;&quot;);&quot;&quot;;MAX([$'Compétences validées trim-sem 1'.BP13];[$'Compétences validées trim-sem 2'.BP13];[$'Compétences validées trimestre 3'.BP13]))">
            <text:p/>
          </table:table-cell>
          <table:table-cell table:formula="of:=IF(AND([$'Compétences validées trim-sem 1'.BQ13]=&quot;&quot;;[$'Compétences validées trim-sem 2'.BQ13]=&quot;&quot;;[$'Compétences validées trimestre 3'.BQ13]=&quot;&quot;);&quot;&quot;;MAX([$'Compétences validées trim-sem 1'.BQ13];[$'Compétences validées trim-sem 2'.BQ13];[$'Compétences validées trimestre 3'.BQ13]))">
            <text:p/>
          </table:table-cell>
          <table:table-cell table:formula="of:=IF(AND([$'Compétences validées trim-sem 1'.BR13]=&quot;&quot;;[$'Compétences validées trim-sem 2'.BR13]=&quot;&quot;;[$'Compétences validées trimestre 3'.BR13]=&quot;&quot;);&quot;&quot;;MAX([$'Compétences validées trim-sem 1'.BR13];[$'Compétences validées trim-sem 2'.BR13];[$'Compétences validées trimestre 3'.BR13]))">
            <text:p/>
          </table:table-cell>
          <table:table-cell table:formula="of:=IF(AND([$'Compétences validées trim-sem 1'.BS13]=&quot;&quot;;[$'Compétences validées trim-sem 2'.BS13]=&quot;&quot;;[$'Compétences validées trimestre 3'.BS13]=&quot;&quot;);&quot;&quot;;MAX([$'Compétences validées trim-sem 1'.BS13];[$'Compétences validées trim-sem 2'.BS13];[$'Compétences validées trimestre 3'.BS13]))">
            <text:p/>
          </table:table-cell>
          <table:table-cell table:formula="of:=IF(AND([$'Compétences validées trim-sem 1'.BT13]=&quot;&quot;;[$'Compétences validées trim-sem 2'.BT13]=&quot;&quot;;[$'Compétences validées trimestre 3'.BT13]=&quot;&quot;);&quot;&quot;;MAX([$'Compétences validées trim-sem 1'.BT13];[$'Compétences validées trim-sem 2'.BT13];[$'Compétences validées trimestre 3'.BT13]))">
            <text:p/>
          </table:table-cell>
          <table:table-cell table:formula="of:=IF(AND([$'Compétences validées trim-sem 1'.BU13]=&quot;&quot;;[$'Compétences validées trim-sem 2'.BU13]=&quot;&quot;;[$'Compétences validées trimestre 3'.BU13]=&quot;&quot;);&quot;&quot;;MAX([$'Compétences validées trim-sem 1'.BU13];[$'Compétences validées trim-sem 2'.BU13];[$'Compétences validées trimestre 3'.BU13]))">
            <text:p/>
          </table:table-cell>
          <table:table-cell table:formula="of:=IF(AND([$'Compétences validées trim-sem 1'.BV13]=&quot;&quot;;[$'Compétences validées trim-sem 2'.BV13]=&quot;&quot;;[$'Compétences validées trimestre 3'.BV13]=&quot;&quot;);&quot;&quot;;MAX([$'Compétences validées trim-sem 1'.BV13];[$'Compétences validées trim-sem 2'.BV13];[$'Compétences validées trimestre 3'.BV13]))">
            <text:p/>
          </table:table-cell>
          <table:table-cell table:formula="of:=IF(AND([$'Compétences validées trim-sem 1'.BW13]=&quot;&quot;;[$'Compétences validées trim-sem 2'.BW13]=&quot;&quot;;[$'Compétences validées trimestre 3'.BW13]=&quot;&quot;);&quot;&quot;;MAX([$'Compétences validées trim-sem 1'.BW13];[$'Compétences validées trim-sem 2'.BW13];[$'Compétences validées trimestre 3'.BW13]))">
            <text:p/>
          </table:table-cell>
          <table:table-cell table:formula="of:=IF(AND([$'Compétences validées trim-sem 1'.BX13]=&quot;&quot;;[$'Compétences validées trim-sem 2'.BX13]=&quot;&quot;;[$'Compétences validées trimestre 3'.BX13]=&quot;&quot;);&quot;&quot;;MAX([$'Compétences validées trim-sem 1'.BX13];[$'Compétences validées trim-sem 2'.BX13];[$'Compétences validées trimestre 3'.BX13]))">
            <text:p/>
          </table:table-cell>
          <table:table-cell table:formula="of:=IF(AND([$'Compétences validées trim-sem 1'.BY13]=&quot;&quot;;[$'Compétences validées trim-sem 2'.BY13]=&quot;&quot;;[$'Compétences validées trimestre 3'.BY13]=&quot;&quot;);&quot;&quot;;MAX([$'Compétences validées trim-sem 1'.BY13];[$'Compétences validées trim-sem 2'.BY13];[$'Compétences validées trimestre 3'.BY13]))">
            <text:p/>
          </table:table-cell>
          <table:table-cell table:formula="of:=IF(AND([$'Compétences validées trim-sem 1'.BZ13]=&quot;&quot;;[$'Compétences validées trim-sem 2'.BZ13]=&quot;&quot;;[$'Compétences validées trimestre 3'.BZ13]=&quot;&quot;);&quot;&quot;;MAX([$'Compétences validées trim-sem 1'.BZ13];[$'Compétences validées trim-sem 2'.BZ13];[$'Compétences validées trimestre 3'.BZ13]))">
            <text:p/>
          </table:table-cell>
          <table:table-cell table:formula="of:=IF(AND([$'Compétences validées trim-sem 1'.CA13]=&quot;&quot;;[$'Compétences validées trim-sem 2'.CA13]=&quot;&quot;;[$'Compétences validées trimestre 3'.CA13]=&quot;&quot;);&quot;&quot;;MAX([$'Compétences validées trim-sem 1'.CA13];[$'Compétences validées trim-sem 2'.CA13];[$'Compétences validées trimestre 3'.CA13]))">
            <text:p/>
          </table:table-cell>
          <table:table-cell table:formula="of:=IF(AND([$'Compétences validées trim-sem 1'.CB13]=&quot;&quot;;[$'Compétences validées trim-sem 2'.CB13]=&quot;&quot;;[$'Compétences validées trimestre 3'.CB13]=&quot;&quot;);&quot;&quot;;MAX([$'Compétences validées trim-sem 1'.CB13];[$'Compétences validées trim-sem 2'.CB13];[$'Compétences validées trimestre 3'.CB13]))">
            <text:p/>
          </table:table-cell>
          <table:table-cell table:formula="of:=IF(AND([$'Compétences validées trim-sem 1'.CC13]=&quot;&quot;;[$'Compétences validées trim-sem 2'.CC13]=&quot;&quot;;[$'Compétences validées trimestre 3'.CC13]=&quot;&quot;);&quot;&quot;;MAX([$'Compétences validées trim-sem 1'.CC13];[$'Compétences validées trim-sem 2'.CC13];[$'Compétences validées trimestre 3'.CC13]))">
            <text:p/>
          </table:table-cell>
          <table:table-cell table:formula="of:=IF(AND([$'Compétences validées trim-sem 1'.CD13]=&quot;&quot;;[$'Compétences validées trim-sem 2'.CD13]=&quot;&quot;;[$'Compétences validées trimestre 3'.CD13]=&quot;&quot;);&quot;&quot;;MAX([$'Compétences validées trim-sem 1'.CD13];[$'Compétences validées trim-sem 2'.CD13];[$'Compétences validées trimestre 3'.CD13]))">
            <text:p/>
          </table:table-cell>
          <table:table-cell table:formula="of:=IF(AND([$'Compétences validées trim-sem 1'.CE13]=&quot;&quot;;[$'Compétences validées trim-sem 2'.CE13]=&quot;&quot;;[$'Compétences validées trimestre 3'.CE13]=&quot;&quot;);&quot;&quot;;MAX([$'Compétences validées trim-sem 1'.CE13];[$'Compétences validées trim-sem 2'.CE13];[$'Compétences validées trimestre 3'.CE13]))">
            <text:p/>
          </table:table-cell>
          <table:table-cell table:formula="of:=IF(AND([$'Compétences validées trim-sem 1'.CF13]=&quot;&quot;;[$'Compétences validées trim-sem 2'.CF13]=&quot;&quot;;[$'Compétences validées trimestre 3'.CF13]=&quot;&quot;);&quot;&quot;;MAX([$'Compétences validées trim-sem 1'.CF13];[$'Compétences validées trim-sem 2'.CF13];[$'Compétences validées trimestre 3'.CF13]))">
            <text:p/>
          </table:table-cell>
          <table:table-cell table:formula="of:=IF(AND([$'Compétences validées trim-sem 1'.CG13]=&quot;&quot;;[$'Compétences validées trim-sem 2'.CG13]=&quot;&quot;;[$'Compétences validées trimestre 3'.CG13]=&quot;&quot;);&quot;&quot;;MAX([$'Compétences validées trim-sem 1'.CG13];[$'Compétences validées trim-sem 2'.CG13];[$'Compétences validées trimestre 3'.CG13]))">
            <text:p/>
          </table:table-cell>
          <table:table-cell table:formula="of:=IF(AND([$'Compétences validées trim-sem 1'.CH13]=&quot;&quot;;[$'Compétences validées trim-sem 2'.CH13]=&quot;&quot;;[$'Compétences validées trimestre 3'.CH13]=&quot;&quot;);&quot;&quot;;MAX([$'Compétences validées trim-sem 1'.CH13];[$'Compétences validées trim-sem 2'.CH13];[$'Compétences validées trimestre 3'.CH13]))">
            <text:p/>
          </table:table-cell>
          <table:table-cell table:formula="of:=IF(AND([$'Compétences validées trim-sem 1'.CI13]=&quot;&quot;;[$'Compétences validées trim-sem 2'.CI13]=&quot;&quot;;[$'Compétences validées trimestre 3'.CI13]=&quot;&quot;);&quot;&quot;;MAX([$'Compétences validées trim-sem 1'.CI13];[$'Compétences validées trim-sem 2'.CI13];[$'Compétences validées trimestre 3'.CI13]))">
            <text:p/>
          </table:table-cell>
          <table:table-cell table:formula="of:=IF(AND([$'Compétences validées trim-sem 1'.CJ13]=&quot;&quot;;[$'Compétences validées trim-sem 2'.CJ13]=&quot;&quot;;[$'Compétences validées trimestre 3'.CJ13]=&quot;&quot;);&quot;&quot;;MAX([$'Compétences validées trim-sem 1'.CJ13];[$'Compétences validées trim-sem 2'.CJ13];[$'Compétences validées trimestre 3'.CJ13]))">
            <text:p/>
          </table:table-cell>
          <table:table-cell table:formula="of:=IF(AND([$'Compétences validées trim-sem 1'.CK13]=&quot;&quot;;[$'Compétences validées trim-sem 2'.CK13]=&quot;&quot;;[$'Compétences validées trimestre 3'.CK13]=&quot;&quot;);&quot;&quot;;MAX([$'Compétences validées trim-sem 1'.CK13];[$'Compétences validées trim-sem 2'.CK13];[$'Compétences validées trimestre 3'.CK13]))">
            <text:p/>
          </table:table-cell>
          <table:table-cell table:formula="of:=IF(AND([$'Compétences validées trim-sem 1'.CL13]=&quot;&quot;;[$'Compétences validées trim-sem 2'.CL13]=&quot;&quot;;[$'Compétences validées trimestre 3'.CL13]=&quot;&quot;);&quot;&quot;;MAX([$'Compétences validées trim-sem 1'.CL13];[$'Compétences validées trim-sem 2'.CL13];[$'Compétences validées trimestre 3'.CL13]))">
            <text:p/>
          </table:table-cell>
          <table:table-cell table:formula="of:=IF(AND([$'Compétences validées trim-sem 1'.CM13]=&quot;&quot;;[$'Compétences validées trim-sem 2'.CM13]=&quot;&quot;;[$'Compétences validées trimestre 3'.CM13]=&quot;&quot;);&quot;&quot;;MAX([$'Compétences validées trim-sem 1'.CM13];[$'Compétences validées trim-sem 2'.CM13];[$'Compétences validées trimestre 3'.CM13]))">
            <text:p/>
          </table:table-cell>
          <table:table-cell table:formula="of:=IF(AND([$'Compétences validées trim-sem 1'.CN13]=&quot;&quot;;[$'Compétences validées trim-sem 2'.CN13]=&quot;&quot;;[$'Compétences validées trimestre 3'.CN13]=&quot;&quot;);&quot;&quot;;MAX([$'Compétences validées trim-sem 1'.CN13];[$'Compétences validées trim-sem 2'.CN13];[$'Compétences validées trimestre 3'.CN13]))">
            <text:p/>
          </table:table-cell>
          <table:table-cell table:formula="of:=IF(AND([$'Compétences validées trim-sem 1'.CO13]=&quot;&quot;;[$'Compétences validées trim-sem 2'.CO13]=&quot;&quot;;[$'Compétences validées trimestre 3'.CO13]=&quot;&quot;);&quot;&quot;;MAX([$'Compétences validées trim-sem 1'.CO13];[$'Compétences validées trim-sem 2'.CO13];[$'Compétences validées trimestre 3'.CO13]))">
            <text:p/>
          </table:table-cell>
          <table:table-cell table:formula="of:=IF(AND([$'Compétences validées trim-sem 1'.CP13]=&quot;&quot;;[$'Compétences validées trim-sem 2'.CP13]=&quot;&quot;;[$'Compétences validées trimestre 3'.CP13]=&quot;&quot;);&quot;&quot;;MAX([$'Compétences validées trim-sem 1'.CP13];[$'Compétences validées trim-sem 2'.CP13];[$'Compétences validées trimestre 3'.CP13]))">
            <text:p/>
          </table:table-cell>
          <table:table-cell table:formula="of:=IF(AND([$'Compétences validées trim-sem 1'.CQ13]=&quot;&quot;;[$'Compétences validées trim-sem 2'.CQ13]=&quot;&quot;;[$'Compétences validées trimestre 3'.CQ13]=&quot;&quot;);&quot;&quot;;MAX([$'Compétences validées trim-sem 1'.CQ13];[$'Compétences validées trim-sem 2'.CQ13];[$'Compétences validées trimestre 3'.CQ13]))">
            <text:p/>
          </table:table-cell>
          <table:table-cell table:formula="of:=IF(AND([$'Compétences validées trim-sem 1'.CR13]=&quot;&quot;;[$'Compétences validées trim-sem 2'.CR13]=&quot;&quot;;[$'Compétences validées trimestre 3'.CR13]=&quot;&quot;);&quot;&quot;;MAX([$'Compétences validées trim-sem 1'.CR13];[$'Compétences validées trim-sem 2'.CR13];[$'Compétences validées trimestre 3'.CR13]))">
            <text:p/>
          </table:table-cell>
          <table:table-cell table:formula="of:=IF(AND([$'Compétences validées trim-sem 1'.CS13]=&quot;&quot;;[$'Compétences validées trim-sem 2'.CS13]=&quot;&quot;;[$'Compétences validées trimestre 3'.CS13]=&quot;&quot;);&quot;&quot;;MAX([$'Compétences validées trim-sem 1'.CS13];[$'Compétences validées trim-sem 2'.CS13];[$'Compétences validées trimestre 3'.CS13]))">
            <text:p/>
          </table:table-cell>
          <table:table-cell table:formula="of:=IF(AND([$'Compétences validées trim-sem 1'.CT13]=&quot;&quot;;[$'Compétences validées trim-sem 2'.CT13]=&quot;&quot;;[$'Compétences validées trimestre 3'.CT13]=&quot;&quot;);&quot;&quot;;MAX([$'Compétences validées trim-sem 1'.CT13];[$'Compétences validées trim-sem 2'.CT13];[$'Compétences validées trimestre 3'.CT13]))">
            <text:p/>
          </table:table-cell>
          <table:table-cell table:formula="of:=IF(AND([$'Compétences validées trim-sem 1'.CU13]=&quot;&quot;;[$'Compétences validées trim-sem 2'.CU13]=&quot;&quot;;[$'Compétences validées trimestre 3'.CU13]=&quot;&quot;);&quot;&quot;;MAX([$'Compétences validées trim-sem 1'.CU13];[$'Compétences validées trim-sem 2'.CU13];[$'Compétences validées trimestre 3'.CU13]))">
            <text:p/>
          </table:table-cell>
          <table:table-cell table:formula="of:=IF(AND([$'Compétences validées trim-sem 1'.CV13]=&quot;&quot;;[$'Compétences validées trim-sem 2'.CV13]=&quot;&quot;;[$'Compétences validées trimestre 3'.CV13]=&quot;&quot;);&quot;&quot;;MAX([$'Compétences validées trim-sem 1'.CV13];[$'Compétences validées trim-sem 2'.CV13];[$'Compétences validées trimestre 3'.CV13]))">
            <text:p/>
          </table:table-cell>
          <table:table-cell table:formula="of:=IF(AND([$'Compétences validées trim-sem 1'.CW13]=&quot;&quot;;[$'Compétences validées trim-sem 2'.CW13]=&quot;&quot;;[$'Compétences validées trimestre 3'.CW13]=&quot;&quot;);&quot;&quot;;MAX([$'Compétences validées trim-sem 1'.CW13];[$'Compétences validées trim-sem 2'.CW13];[$'Compétences validées trimestre 3'.CW13]))">
            <text:p/>
          </table:table-cell>
          <table:table-cell table:formula="of:=IF(AND([$'Compétences validées trim-sem 1'.CX13]=&quot;&quot;;[$'Compétences validées trim-sem 2'.CX13]=&quot;&quot;;[$'Compétences validées trimestre 3'.CX13]=&quot;&quot;);&quot;&quot;;MAX([$'Compétences validées trim-sem 1'.CX13];[$'Compétences validées trim-sem 2'.CX13];[$'Compétences validées trimestre 3'.CX13]))">
            <text:p/>
          </table:table-cell>
        </table:table-row>
        <table:table-row table:style-name="ro1">
          <table:table-cell office:value-type="string" calcext:value-type="string">
            <text:p>Nom 13</text:p>
          </table:table-cell>
          <table:table-cell office:value-type="string" calcext:value-type="string">
            <text:p>Prénom 13</text:p>
          </table:table-cell>
          <table:table-cell table:formula="of:=IF(AND([$'Compétences validées trim-sem 1'.C14]=&quot;&quot;;[$'Compétences validées trim-sem 2'.C14]=&quot;&quot;;[$'Compétences validées trimestre 3'.C14]=&quot;&quot;);&quot;&quot;;MAX([$'Compétences validées trim-sem 1'.C14];[$'Compétences validées trim-sem 2'.C14];[$'Compétences validées trimestre 3'.C14]))">
            <text:p/>
          </table:table-cell>
          <table:table-cell table:formula="of:=IF(AND([$'Compétences validées trim-sem 1'.D14]=&quot;&quot;;[$'Compétences validées trim-sem 2'.D14]=&quot;&quot;;[$'Compétences validées trimestre 3'.D14]=&quot;&quot;);&quot;&quot;;MAX([$'Compétences validées trim-sem 1'.D14];[$'Compétences validées trim-sem 2'.D14];[$'Compétences validées trimestre 3'.D14]))">
            <text:p/>
          </table:table-cell>
          <table:table-cell table:formula="of:=IF(AND([$'Compétences validées trim-sem 1'.E14]=&quot;&quot;;[$'Compétences validées trim-sem 2'.E14]=&quot;&quot;;[$'Compétences validées trimestre 3'.E14]=&quot;&quot;);&quot;&quot;;MAX([$'Compétences validées trim-sem 1'.E14];[$'Compétences validées trim-sem 2'.E14];[$'Compétences validées trimestre 3'.E14]))">
            <text:p/>
          </table:table-cell>
          <table:table-cell table:formula="of:=IF(AND([$'Compétences validées trim-sem 1'.F14]=&quot;&quot;;[$'Compétences validées trim-sem 2'.F14]=&quot;&quot;;[$'Compétences validées trimestre 3'.F14]=&quot;&quot;);&quot;&quot;;MAX([$'Compétences validées trim-sem 1'.F14];[$'Compétences validées trim-sem 2'.F14];[$'Compétences validées trimestre 3'.F14]))">
            <text:p/>
          </table:table-cell>
          <table:table-cell table:formula="of:=IF(AND([$'Compétences validées trim-sem 1'.G14]=&quot;&quot;;[$'Compétences validées trim-sem 2'.G14]=&quot;&quot;;[$'Compétences validées trimestre 3'.G14]=&quot;&quot;);&quot;&quot;;MAX([$'Compétences validées trim-sem 1'.G14];[$'Compétences validées trim-sem 2'.G14];[$'Compétences validées trimestre 3'.G14]))">
            <text:p/>
          </table:table-cell>
          <table:table-cell table:formula="of:=IF(AND([$'Compétences validées trim-sem 1'.H14]=&quot;&quot;;[$'Compétences validées trim-sem 2'.H14]=&quot;&quot;;[$'Compétences validées trimestre 3'.H14]=&quot;&quot;);&quot;&quot;;MAX([$'Compétences validées trim-sem 1'.H14];[$'Compétences validées trim-sem 2'.H14];[$'Compétences validées trimestre 3'.H14]))">
            <text:p/>
          </table:table-cell>
          <table:table-cell table:formula="of:=IF(AND([$'Compétences validées trim-sem 1'.I14]=&quot;&quot;;[$'Compétences validées trim-sem 2'.I14]=&quot;&quot;;[$'Compétences validées trimestre 3'.I14]=&quot;&quot;);&quot;&quot;;MAX([$'Compétences validées trim-sem 1'.I14];[$'Compétences validées trim-sem 2'.I14];[$'Compétences validées trimestre 3'.I14]))">
            <text:p/>
          </table:table-cell>
          <table:table-cell table:formula="of:=IF(AND([$'Compétences validées trim-sem 1'.J14]=&quot;&quot;;[$'Compétences validées trim-sem 2'.J14]=&quot;&quot;;[$'Compétences validées trimestre 3'.J14]=&quot;&quot;);&quot;&quot;;MAX([$'Compétences validées trim-sem 1'.J14];[$'Compétences validées trim-sem 2'.J14];[$'Compétences validées trimestre 3'.J14]))">
            <text:p/>
          </table:table-cell>
          <table:table-cell table:formula="of:=IF(AND([$'Compétences validées trim-sem 1'.K14]=&quot;&quot;;[$'Compétences validées trim-sem 2'.K14]=&quot;&quot;;[$'Compétences validées trimestre 3'.K14]=&quot;&quot;);&quot;&quot;;MAX([$'Compétences validées trim-sem 1'.K14];[$'Compétences validées trim-sem 2'.K14];[$'Compétences validées trimestre 3'.K14]))">
            <text:p/>
          </table:table-cell>
          <table:table-cell table:formula="of:=IF(AND([$'Compétences validées trim-sem 1'.L14]=&quot;&quot;;[$'Compétences validées trim-sem 2'.L14]=&quot;&quot;;[$'Compétences validées trimestre 3'.L14]=&quot;&quot;);&quot;&quot;;MAX([$'Compétences validées trim-sem 1'.L14];[$'Compétences validées trim-sem 2'.L14];[$'Compétences validées trimestre 3'.L14]))">
            <text:p/>
          </table:table-cell>
          <table:table-cell table:formula="of:=IF(AND([$'Compétences validées trim-sem 1'.M14]=&quot;&quot;;[$'Compétences validées trim-sem 2'.M14]=&quot;&quot;;[$'Compétences validées trimestre 3'.M14]=&quot;&quot;);&quot;&quot;;MAX([$'Compétences validées trim-sem 1'.M14];[$'Compétences validées trim-sem 2'.M14];[$'Compétences validées trimestre 3'.M14]))">
            <text:p/>
          </table:table-cell>
          <table:table-cell table:formula="of:=IF(AND([$'Compétences validées trim-sem 1'.N14]=&quot;&quot;;[$'Compétences validées trim-sem 2'.N14]=&quot;&quot;;[$'Compétences validées trimestre 3'.N14]=&quot;&quot;);&quot;&quot;;MAX([$'Compétences validées trim-sem 1'.N14];[$'Compétences validées trim-sem 2'.N14];[$'Compétences validées trimestre 3'.N14]))">
            <text:p/>
          </table:table-cell>
          <table:table-cell table:formula="of:=IF(AND([$'Compétences validées trim-sem 1'.O14]=&quot;&quot;;[$'Compétences validées trim-sem 2'.O14]=&quot;&quot;;[$'Compétences validées trimestre 3'.O14]=&quot;&quot;);&quot;&quot;;MAX([$'Compétences validées trim-sem 1'.O14];[$'Compétences validées trim-sem 2'.O14];[$'Compétences validées trimestre 3'.O14]))">
            <text:p/>
          </table:table-cell>
          <table:table-cell table:formula="of:=IF(AND([$'Compétences validées trim-sem 1'.P14]=&quot;&quot;;[$'Compétences validées trim-sem 2'.P14]=&quot;&quot;;[$'Compétences validées trimestre 3'.P14]=&quot;&quot;);&quot;&quot;;MAX([$'Compétences validées trim-sem 1'.P14];[$'Compétences validées trim-sem 2'.P14];[$'Compétences validées trimestre 3'.P14]))">
            <text:p/>
          </table:table-cell>
          <table:table-cell table:formula="of:=IF(AND([$'Compétences validées trim-sem 1'.Q14]=&quot;&quot;;[$'Compétences validées trim-sem 2'.Q14]=&quot;&quot;;[$'Compétences validées trimestre 3'.Q14]=&quot;&quot;);&quot;&quot;;MAX([$'Compétences validées trim-sem 1'.Q14];[$'Compétences validées trim-sem 2'.Q14];[$'Compétences validées trimestre 3'.Q14]))">
            <text:p/>
          </table:table-cell>
          <table:table-cell table:formula="of:=IF(AND([$'Compétences validées trim-sem 1'.R14]=&quot;&quot;;[$'Compétences validées trim-sem 2'.R14]=&quot;&quot;;[$'Compétences validées trimestre 3'.R14]=&quot;&quot;);&quot;&quot;;MAX([$'Compétences validées trim-sem 1'.R14];[$'Compétences validées trim-sem 2'.R14];[$'Compétences validées trimestre 3'.R14]))">
            <text:p/>
          </table:table-cell>
          <table:table-cell table:formula="of:=IF(AND([$'Compétences validées trim-sem 1'.S14]=&quot;&quot;;[$'Compétences validées trim-sem 2'.S14]=&quot;&quot;;[$'Compétences validées trimestre 3'.S14]=&quot;&quot;);&quot;&quot;;MAX([$'Compétences validées trim-sem 1'.S14];[$'Compétences validées trim-sem 2'.S14];[$'Compétences validées trimestre 3'.S14]))">
            <text:p/>
          </table:table-cell>
          <table:table-cell table:formula="of:=IF(AND([$'Compétences validées trim-sem 1'.T14]=&quot;&quot;;[$'Compétences validées trim-sem 2'.T14]=&quot;&quot;;[$'Compétences validées trimestre 3'.T14]=&quot;&quot;);&quot;&quot;;MAX([$'Compétences validées trim-sem 1'.T14];[$'Compétences validées trim-sem 2'.T14];[$'Compétences validées trimestre 3'.T14]))">
            <text:p/>
          </table:table-cell>
          <table:table-cell table:formula="of:=IF(AND([$'Compétences validées trim-sem 1'.U14]=&quot;&quot;;[$'Compétences validées trim-sem 2'.U14]=&quot;&quot;;[$'Compétences validées trimestre 3'.U14]=&quot;&quot;);&quot;&quot;;MAX([$'Compétences validées trim-sem 1'.U14];[$'Compétences validées trim-sem 2'.U14];[$'Compétences validées trimestre 3'.U14]))">
            <text:p/>
          </table:table-cell>
          <table:table-cell table:formula="of:=IF(AND([$'Compétences validées trim-sem 1'.V14]=&quot;&quot;;[$'Compétences validées trim-sem 2'.V14]=&quot;&quot;;[$'Compétences validées trimestre 3'.V14]=&quot;&quot;);&quot;&quot;;MAX([$'Compétences validées trim-sem 1'.V14];[$'Compétences validées trim-sem 2'.V14];[$'Compétences validées trimestre 3'.V14]))">
            <text:p/>
          </table:table-cell>
          <table:table-cell table:formula="of:=IF(AND([$'Compétences validées trim-sem 1'.W14]=&quot;&quot;;[$'Compétences validées trim-sem 2'.W14]=&quot;&quot;;[$'Compétences validées trimestre 3'.W14]=&quot;&quot;);&quot;&quot;;MAX([$'Compétences validées trim-sem 1'.W14];[$'Compétences validées trim-sem 2'.W14];[$'Compétences validées trimestre 3'.W14]))">
            <text:p/>
          </table:table-cell>
          <table:table-cell table:formula="of:=IF(AND([$'Compétences validées trim-sem 1'.X14]=&quot;&quot;;[$'Compétences validées trim-sem 2'.X14]=&quot;&quot;;[$'Compétences validées trimestre 3'.X14]=&quot;&quot;);&quot;&quot;;MAX([$'Compétences validées trim-sem 1'.X14];[$'Compétences validées trim-sem 2'.X14];[$'Compétences validées trimestre 3'.X14]))">
            <text:p/>
          </table:table-cell>
          <table:table-cell table:formula="of:=IF(AND([$'Compétences validées trim-sem 1'.Y14]=&quot;&quot;;[$'Compétences validées trim-sem 2'.Y14]=&quot;&quot;;[$'Compétences validées trimestre 3'.Y14]=&quot;&quot;);&quot;&quot;;MAX([$'Compétences validées trim-sem 1'.Y14];[$'Compétences validées trim-sem 2'.Y14];[$'Compétences validées trimestre 3'.Y14]))">
            <text:p/>
          </table:table-cell>
          <table:table-cell table:formula="of:=IF(AND([$'Compétences validées trim-sem 1'.Z14]=&quot;&quot;;[$'Compétences validées trim-sem 2'.Z14]=&quot;&quot;;[$'Compétences validées trimestre 3'.Z14]=&quot;&quot;);&quot;&quot;;MAX([$'Compétences validées trim-sem 1'.Z14];[$'Compétences validées trim-sem 2'.Z14];[$'Compétences validées trimestre 3'.Z14]))">
            <text:p/>
          </table:table-cell>
          <table:table-cell table:formula="of:=IF(AND([$'Compétences validées trim-sem 1'.AA14]=&quot;&quot;;[$'Compétences validées trim-sem 2'.AA14]=&quot;&quot;;[$'Compétences validées trimestre 3'.AA14]=&quot;&quot;);&quot;&quot;;MAX([$'Compétences validées trim-sem 1'.AA14];[$'Compétences validées trim-sem 2'.AA14];[$'Compétences validées trimestre 3'.AA14]))">
            <text:p/>
          </table:table-cell>
          <table:table-cell table:formula="of:=IF(AND([$'Compétences validées trim-sem 1'.AB14]=&quot;&quot;;[$'Compétences validées trim-sem 2'.AB14]=&quot;&quot;;[$'Compétences validées trimestre 3'.AB14]=&quot;&quot;);&quot;&quot;;MAX([$'Compétences validées trim-sem 1'.AB14];[$'Compétences validées trim-sem 2'.AB14];[$'Compétences validées trimestre 3'.AB14]))">
            <text:p/>
          </table:table-cell>
          <table:table-cell table:formula="of:=IF(AND([$'Compétences validées trim-sem 1'.AC14]=&quot;&quot;;[$'Compétences validées trim-sem 2'.AC14]=&quot;&quot;;[$'Compétences validées trimestre 3'.AC14]=&quot;&quot;);&quot;&quot;;MAX([$'Compétences validées trim-sem 1'.AC14];[$'Compétences validées trim-sem 2'.AC14];[$'Compétences validées trimestre 3'.AC14]))">
            <text:p/>
          </table:table-cell>
          <table:table-cell table:formula="of:=IF(AND([$'Compétences validées trim-sem 1'.AD14]=&quot;&quot;;[$'Compétences validées trim-sem 2'.AD14]=&quot;&quot;;[$'Compétences validées trimestre 3'.AD14]=&quot;&quot;);&quot;&quot;;MAX([$'Compétences validées trim-sem 1'.AD14];[$'Compétences validées trim-sem 2'.AD14];[$'Compétences validées trimestre 3'.AD14]))">
            <text:p/>
          </table:table-cell>
          <table:table-cell table:formula="of:=IF(AND([$'Compétences validées trim-sem 1'.AE14]=&quot;&quot;;[$'Compétences validées trim-sem 2'.AE14]=&quot;&quot;;[$'Compétences validées trimestre 3'.AE14]=&quot;&quot;);&quot;&quot;;MAX([$'Compétences validées trim-sem 1'.AE14];[$'Compétences validées trim-sem 2'.AE14];[$'Compétences validées trimestre 3'.AE14]))">
            <text:p/>
          </table:table-cell>
          <table:table-cell table:formula="of:=IF(AND([$'Compétences validées trim-sem 1'.AF14]=&quot;&quot;;[$'Compétences validées trim-sem 2'.AF14]=&quot;&quot;;[$'Compétences validées trimestre 3'.AF14]=&quot;&quot;);&quot;&quot;;MAX([$'Compétences validées trim-sem 1'.AF14];[$'Compétences validées trim-sem 2'.AF14];[$'Compétences validées trimestre 3'.AF14]))">
            <text:p/>
          </table:table-cell>
          <table:table-cell table:formula="of:=IF(AND([$'Compétences validées trim-sem 1'.AG14]=&quot;&quot;;[$'Compétences validées trim-sem 2'.AG14]=&quot;&quot;;[$'Compétences validées trimestre 3'.AG14]=&quot;&quot;);&quot;&quot;;MAX([$'Compétences validées trim-sem 1'.AG14];[$'Compétences validées trim-sem 2'.AG14];[$'Compétences validées trimestre 3'.AG14]))">
            <text:p/>
          </table:table-cell>
          <table:table-cell table:formula="of:=IF(AND([$'Compétences validées trim-sem 1'.AH14]=&quot;&quot;;[$'Compétences validées trim-sem 2'.AH14]=&quot;&quot;;[$'Compétences validées trimestre 3'.AH14]=&quot;&quot;);&quot;&quot;;MAX([$'Compétences validées trim-sem 1'.AH14];[$'Compétences validées trim-sem 2'.AH14];[$'Compétences validées trimestre 3'.AH14]))">
            <text:p/>
          </table:table-cell>
          <table:table-cell table:formula="of:=IF(AND([$'Compétences validées trim-sem 1'.AI14]=&quot;&quot;;[$'Compétences validées trim-sem 2'.AI14]=&quot;&quot;;[$'Compétences validées trimestre 3'.AI14]=&quot;&quot;);&quot;&quot;;MAX([$'Compétences validées trim-sem 1'.AI14];[$'Compétences validées trim-sem 2'.AI14];[$'Compétences validées trimestre 3'.AI14]))">
            <text:p/>
          </table:table-cell>
          <table:table-cell table:formula="of:=IF(AND([$'Compétences validées trim-sem 1'.AJ14]=&quot;&quot;;[$'Compétences validées trim-sem 2'.AJ14]=&quot;&quot;;[$'Compétences validées trimestre 3'.AJ14]=&quot;&quot;);&quot;&quot;;MAX([$'Compétences validées trim-sem 1'.AJ14];[$'Compétences validées trim-sem 2'.AJ14];[$'Compétences validées trimestre 3'.AJ14]))">
            <text:p/>
          </table:table-cell>
          <table:table-cell table:formula="of:=IF(AND([$'Compétences validées trim-sem 1'.AK14]=&quot;&quot;;[$'Compétences validées trim-sem 2'.AK14]=&quot;&quot;;[$'Compétences validées trimestre 3'.AK14]=&quot;&quot;);&quot;&quot;;MAX([$'Compétences validées trim-sem 1'.AK14];[$'Compétences validées trim-sem 2'.AK14];[$'Compétences validées trimestre 3'.AK14]))">
            <text:p/>
          </table:table-cell>
          <table:table-cell table:formula="of:=IF(AND([$'Compétences validées trim-sem 1'.AL14]=&quot;&quot;;[$'Compétences validées trim-sem 2'.AL14]=&quot;&quot;;[$'Compétences validées trimestre 3'.AL14]=&quot;&quot;);&quot;&quot;;MAX([$'Compétences validées trim-sem 1'.AL14];[$'Compétences validées trim-sem 2'.AL14];[$'Compétences validées trimestre 3'.AL14]))">
            <text:p/>
          </table:table-cell>
          <table:table-cell table:formula="of:=IF(AND([$'Compétences validées trim-sem 1'.AM14]=&quot;&quot;;[$'Compétences validées trim-sem 2'.AM14]=&quot;&quot;;[$'Compétences validées trimestre 3'.AM14]=&quot;&quot;);&quot;&quot;;MAX([$'Compétences validées trim-sem 1'.AM14];[$'Compétences validées trim-sem 2'.AM14];[$'Compétences validées trimestre 3'.AM14]))">
            <text:p/>
          </table:table-cell>
          <table:table-cell table:formula="of:=IF(AND([$'Compétences validées trim-sem 1'.AN14]=&quot;&quot;;[$'Compétences validées trim-sem 2'.AN14]=&quot;&quot;;[$'Compétences validées trimestre 3'.AN14]=&quot;&quot;);&quot;&quot;;MAX([$'Compétences validées trim-sem 1'.AN14];[$'Compétences validées trim-sem 2'.AN14];[$'Compétences validées trimestre 3'.AN14]))">
            <text:p/>
          </table:table-cell>
          <table:table-cell table:formula="of:=IF(AND([$'Compétences validées trim-sem 1'.AO14]=&quot;&quot;;[$'Compétences validées trim-sem 2'.AO14]=&quot;&quot;;[$'Compétences validées trimestre 3'.AO14]=&quot;&quot;);&quot;&quot;;MAX([$'Compétences validées trim-sem 1'.AO14];[$'Compétences validées trim-sem 2'.AO14];[$'Compétences validées trimestre 3'.AO14]))">
            <text:p/>
          </table:table-cell>
          <table:table-cell table:formula="of:=IF(AND([$'Compétences validées trim-sem 1'.AP14]=&quot;&quot;;[$'Compétences validées trim-sem 2'.AP14]=&quot;&quot;;[$'Compétences validées trimestre 3'.AP14]=&quot;&quot;);&quot;&quot;;MAX([$'Compétences validées trim-sem 1'.AP14];[$'Compétences validées trim-sem 2'.AP14];[$'Compétences validées trimestre 3'.AP14]))">
            <text:p/>
          </table:table-cell>
          <table:table-cell table:formula="of:=IF(AND([$'Compétences validées trim-sem 1'.AQ14]=&quot;&quot;;[$'Compétences validées trim-sem 2'.AQ14]=&quot;&quot;;[$'Compétences validées trimestre 3'.AQ14]=&quot;&quot;);&quot;&quot;;MAX([$'Compétences validées trim-sem 1'.AQ14];[$'Compétences validées trim-sem 2'.AQ14];[$'Compétences validées trimestre 3'.AQ14]))">
            <text:p/>
          </table:table-cell>
          <table:table-cell table:formula="of:=IF(AND([$'Compétences validées trim-sem 1'.AR14]=&quot;&quot;;[$'Compétences validées trim-sem 2'.AR14]=&quot;&quot;;[$'Compétences validées trimestre 3'.AR14]=&quot;&quot;);&quot;&quot;;MAX([$'Compétences validées trim-sem 1'.AR14];[$'Compétences validées trim-sem 2'.AR14];[$'Compétences validées trimestre 3'.AR14]))">
            <text:p/>
          </table:table-cell>
          <table:table-cell table:formula="of:=IF(AND([$'Compétences validées trim-sem 1'.AS14]=&quot;&quot;;[$'Compétences validées trim-sem 2'.AS14]=&quot;&quot;;[$'Compétences validées trimestre 3'.AS14]=&quot;&quot;);&quot;&quot;;MAX([$'Compétences validées trim-sem 1'.AS14];[$'Compétences validées trim-sem 2'.AS14];[$'Compétences validées trimestre 3'.AS14]))">
            <text:p/>
          </table:table-cell>
          <table:table-cell table:formula="of:=IF(AND([$'Compétences validées trim-sem 1'.AT14]=&quot;&quot;;[$'Compétences validées trim-sem 2'.AT14]=&quot;&quot;;[$'Compétences validées trimestre 3'.AT14]=&quot;&quot;);&quot;&quot;;MAX([$'Compétences validées trim-sem 1'.AT14];[$'Compétences validées trim-sem 2'.AT14];[$'Compétences validées trimestre 3'.AT14]))">
            <text:p/>
          </table:table-cell>
          <table:table-cell table:formula="of:=IF(AND([$'Compétences validées trim-sem 1'.AU14]=&quot;&quot;;[$'Compétences validées trim-sem 2'.AU14]=&quot;&quot;;[$'Compétences validées trimestre 3'.AU14]=&quot;&quot;);&quot;&quot;;MAX([$'Compétences validées trim-sem 1'.AU14];[$'Compétences validées trim-sem 2'.AU14];[$'Compétences validées trimestre 3'.AU14]))">
            <text:p/>
          </table:table-cell>
          <table:table-cell table:formula="of:=IF(AND([$'Compétences validées trim-sem 1'.AV14]=&quot;&quot;;[$'Compétences validées trim-sem 2'.AV14]=&quot;&quot;;[$'Compétences validées trimestre 3'.AV14]=&quot;&quot;);&quot;&quot;;MAX([$'Compétences validées trim-sem 1'.AV14];[$'Compétences validées trim-sem 2'.AV14];[$'Compétences validées trimestre 3'.AV14]))">
            <text:p/>
          </table:table-cell>
          <table:table-cell table:formula="of:=IF(AND([$'Compétences validées trim-sem 1'.AW14]=&quot;&quot;;[$'Compétences validées trim-sem 2'.AW14]=&quot;&quot;;[$'Compétences validées trimestre 3'.AW14]=&quot;&quot;);&quot;&quot;;MAX([$'Compétences validées trim-sem 1'.AW14];[$'Compétences validées trim-sem 2'.AW14];[$'Compétences validées trimestre 3'.AW14]))">
            <text:p/>
          </table:table-cell>
          <table:table-cell table:formula="of:=IF(AND([$'Compétences validées trim-sem 1'.AX14]=&quot;&quot;;[$'Compétences validées trim-sem 2'.AX14]=&quot;&quot;;[$'Compétences validées trimestre 3'.AX14]=&quot;&quot;);&quot;&quot;;MAX([$'Compétences validées trim-sem 1'.AX14];[$'Compétences validées trim-sem 2'.AX14];[$'Compétences validées trimestre 3'.AX14]))">
            <text:p/>
          </table:table-cell>
          <table:table-cell table:formula="of:=IF(AND([$'Compétences validées trim-sem 1'.AY14]=&quot;&quot;;[$'Compétences validées trim-sem 2'.AY14]=&quot;&quot;;[$'Compétences validées trimestre 3'.AY14]=&quot;&quot;);&quot;&quot;;MAX([$'Compétences validées trim-sem 1'.AY14];[$'Compétences validées trim-sem 2'.AY14];[$'Compétences validées trimestre 3'.AY14]))">
            <text:p/>
          </table:table-cell>
          <table:table-cell table:formula="of:=IF(AND([$'Compétences validées trim-sem 1'.AZ14]=&quot;&quot;;[$'Compétences validées trim-sem 2'.AZ14]=&quot;&quot;;[$'Compétences validées trimestre 3'.AZ14]=&quot;&quot;);&quot;&quot;;MAX([$'Compétences validées trim-sem 1'.AZ14];[$'Compétences validées trim-sem 2'.AZ14];[$'Compétences validées trimestre 3'.AZ14]))">
            <text:p/>
          </table:table-cell>
          <table:table-cell table:formula="of:=IF(AND([$'Compétences validées trim-sem 1'.BA14]=&quot;&quot;;[$'Compétences validées trim-sem 2'.BA14]=&quot;&quot;;[$'Compétences validées trimestre 3'.BA14]=&quot;&quot;);&quot;&quot;;MAX([$'Compétences validées trim-sem 1'.BA14];[$'Compétences validées trim-sem 2'.BA14];[$'Compétences validées trimestre 3'.BA14]))">
            <text:p/>
          </table:table-cell>
          <table:table-cell table:formula="of:=IF(AND([$'Compétences validées trim-sem 1'.BB14]=&quot;&quot;;[$'Compétences validées trim-sem 2'.BB14]=&quot;&quot;;[$'Compétences validées trimestre 3'.BB14]=&quot;&quot;);&quot;&quot;;MAX([$'Compétences validées trim-sem 1'.BB14];[$'Compétences validées trim-sem 2'.BB14];[$'Compétences validées trimestre 3'.BB14]))">
            <text:p/>
          </table:table-cell>
          <table:table-cell table:formula="of:=IF(AND([$'Compétences validées trim-sem 1'.BC14]=&quot;&quot;;[$'Compétences validées trim-sem 2'.BC14]=&quot;&quot;;[$'Compétences validées trimestre 3'.BC14]=&quot;&quot;);&quot;&quot;;MAX([$'Compétences validées trim-sem 1'.BC14];[$'Compétences validées trim-sem 2'.BC14];[$'Compétences validées trimestre 3'.BC14]))">
            <text:p/>
          </table:table-cell>
          <table:table-cell table:formula="of:=IF(AND([$'Compétences validées trim-sem 1'.BD14]=&quot;&quot;;[$'Compétences validées trim-sem 2'.BD14]=&quot;&quot;;[$'Compétences validées trimestre 3'.BD14]=&quot;&quot;);&quot;&quot;;MAX([$'Compétences validées trim-sem 1'.BD14];[$'Compétences validées trim-sem 2'.BD14];[$'Compétences validées trimestre 3'.BD14]))">
            <text:p/>
          </table:table-cell>
          <table:table-cell table:formula="of:=IF(AND([$'Compétences validées trim-sem 1'.BE14]=&quot;&quot;;[$'Compétences validées trim-sem 2'.BE14]=&quot;&quot;;[$'Compétences validées trimestre 3'.BE14]=&quot;&quot;);&quot;&quot;;MAX([$'Compétences validées trim-sem 1'.BE14];[$'Compétences validées trim-sem 2'.BE14];[$'Compétences validées trimestre 3'.BE14]))">
            <text:p/>
          </table:table-cell>
          <table:table-cell table:formula="of:=IF(AND([$'Compétences validées trim-sem 1'.BF14]=&quot;&quot;;[$'Compétences validées trim-sem 2'.BF14]=&quot;&quot;;[$'Compétences validées trimestre 3'.BF14]=&quot;&quot;);&quot;&quot;;MAX([$'Compétences validées trim-sem 1'.BF14];[$'Compétences validées trim-sem 2'.BF14];[$'Compétences validées trimestre 3'.BF14]))">
            <text:p/>
          </table:table-cell>
          <table:table-cell table:formula="of:=IF(AND([$'Compétences validées trim-sem 1'.BG14]=&quot;&quot;;[$'Compétences validées trim-sem 2'.BG14]=&quot;&quot;;[$'Compétences validées trimestre 3'.BG14]=&quot;&quot;);&quot;&quot;;MAX([$'Compétences validées trim-sem 1'.BG14];[$'Compétences validées trim-sem 2'.BG14];[$'Compétences validées trimestre 3'.BG14]))">
            <text:p/>
          </table:table-cell>
          <table:table-cell table:formula="of:=IF(AND([$'Compétences validées trim-sem 1'.BH14]=&quot;&quot;;[$'Compétences validées trim-sem 2'.BH14]=&quot;&quot;;[$'Compétences validées trimestre 3'.BH14]=&quot;&quot;);&quot;&quot;;MAX([$'Compétences validées trim-sem 1'.BH14];[$'Compétences validées trim-sem 2'.BH14];[$'Compétences validées trimestre 3'.BH14]))">
            <text:p/>
          </table:table-cell>
          <table:table-cell table:formula="of:=IF(AND([$'Compétences validées trim-sem 1'.BI14]=&quot;&quot;;[$'Compétences validées trim-sem 2'.BI14]=&quot;&quot;;[$'Compétences validées trimestre 3'.BI14]=&quot;&quot;);&quot;&quot;;MAX([$'Compétences validées trim-sem 1'.BI14];[$'Compétences validées trim-sem 2'.BI14];[$'Compétences validées trimestre 3'.BI14]))">
            <text:p/>
          </table:table-cell>
          <table:table-cell table:formula="of:=IF(AND([$'Compétences validées trim-sem 1'.BJ14]=&quot;&quot;;[$'Compétences validées trim-sem 2'.BJ14]=&quot;&quot;;[$'Compétences validées trimestre 3'.BJ14]=&quot;&quot;);&quot;&quot;;MAX([$'Compétences validées trim-sem 1'.BJ14];[$'Compétences validées trim-sem 2'.BJ14];[$'Compétences validées trimestre 3'.BJ14]))">
            <text:p/>
          </table:table-cell>
          <table:table-cell table:formula="of:=IF(AND([$'Compétences validées trim-sem 1'.BK14]=&quot;&quot;;[$'Compétences validées trim-sem 2'.BK14]=&quot;&quot;;[$'Compétences validées trimestre 3'.BK14]=&quot;&quot;);&quot;&quot;;MAX([$'Compétences validées trim-sem 1'.BK14];[$'Compétences validées trim-sem 2'.BK14];[$'Compétences validées trimestre 3'.BK14]))">
            <text:p/>
          </table:table-cell>
          <table:table-cell table:formula="of:=IF(AND([$'Compétences validées trim-sem 1'.BL14]=&quot;&quot;;[$'Compétences validées trim-sem 2'.BL14]=&quot;&quot;;[$'Compétences validées trimestre 3'.BL14]=&quot;&quot;);&quot;&quot;;MAX([$'Compétences validées trim-sem 1'.BL14];[$'Compétences validées trim-sem 2'.BL14];[$'Compétences validées trimestre 3'.BL14]))">
            <text:p/>
          </table:table-cell>
          <table:table-cell table:formula="of:=IF(AND([$'Compétences validées trim-sem 1'.BM14]=&quot;&quot;;[$'Compétences validées trim-sem 2'.BM14]=&quot;&quot;;[$'Compétences validées trimestre 3'.BM14]=&quot;&quot;);&quot;&quot;;MAX([$'Compétences validées trim-sem 1'.BM14];[$'Compétences validées trim-sem 2'.BM14];[$'Compétences validées trimestre 3'.BM14]))">
            <text:p/>
          </table:table-cell>
          <table:table-cell table:formula="of:=IF(AND([$'Compétences validées trim-sem 1'.BN14]=&quot;&quot;;[$'Compétences validées trim-sem 2'.BN14]=&quot;&quot;;[$'Compétences validées trimestre 3'.BN14]=&quot;&quot;);&quot;&quot;;MAX([$'Compétences validées trim-sem 1'.BN14];[$'Compétences validées trim-sem 2'.BN14];[$'Compétences validées trimestre 3'.BN14]))">
            <text:p/>
          </table:table-cell>
          <table:table-cell table:formula="of:=IF(AND([$'Compétences validées trim-sem 1'.BO14]=&quot;&quot;;[$'Compétences validées trim-sem 2'.BO14]=&quot;&quot;;[$'Compétences validées trimestre 3'.BO14]=&quot;&quot;);&quot;&quot;;MAX([$'Compétences validées trim-sem 1'.BO14];[$'Compétences validées trim-sem 2'.BO14];[$'Compétences validées trimestre 3'.BO14]))">
            <text:p/>
          </table:table-cell>
          <table:table-cell table:formula="of:=IF(AND([$'Compétences validées trim-sem 1'.BP14]=&quot;&quot;;[$'Compétences validées trim-sem 2'.BP14]=&quot;&quot;;[$'Compétences validées trimestre 3'.BP14]=&quot;&quot;);&quot;&quot;;MAX([$'Compétences validées trim-sem 1'.BP14];[$'Compétences validées trim-sem 2'.BP14];[$'Compétences validées trimestre 3'.BP14]))">
            <text:p/>
          </table:table-cell>
          <table:table-cell table:formula="of:=IF(AND([$'Compétences validées trim-sem 1'.BQ14]=&quot;&quot;;[$'Compétences validées trim-sem 2'.BQ14]=&quot;&quot;;[$'Compétences validées trimestre 3'.BQ14]=&quot;&quot;);&quot;&quot;;MAX([$'Compétences validées trim-sem 1'.BQ14];[$'Compétences validées trim-sem 2'.BQ14];[$'Compétences validées trimestre 3'.BQ14]))">
            <text:p/>
          </table:table-cell>
          <table:table-cell table:formula="of:=IF(AND([$'Compétences validées trim-sem 1'.BR14]=&quot;&quot;;[$'Compétences validées trim-sem 2'.BR14]=&quot;&quot;;[$'Compétences validées trimestre 3'.BR14]=&quot;&quot;);&quot;&quot;;MAX([$'Compétences validées trim-sem 1'.BR14];[$'Compétences validées trim-sem 2'.BR14];[$'Compétences validées trimestre 3'.BR14]))">
            <text:p/>
          </table:table-cell>
          <table:table-cell table:formula="of:=IF(AND([$'Compétences validées trim-sem 1'.BS14]=&quot;&quot;;[$'Compétences validées trim-sem 2'.BS14]=&quot;&quot;;[$'Compétences validées trimestre 3'.BS14]=&quot;&quot;);&quot;&quot;;MAX([$'Compétences validées trim-sem 1'.BS14];[$'Compétences validées trim-sem 2'.BS14];[$'Compétences validées trimestre 3'.BS14]))">
            <text:p/>
          </table:table-cell>
          <table:table-cell table:formula="of:=IF(AND([$'Compétences validées trim-sem 1'.BT14]=&quot;&quot;;[$'Compétences validées trim-sem 2'.BT14]=&quot;&quot;;[$'Compétences validées trimestre 3'.BT14]=&quot;&quot;);&quot;&quot;;MAX([$'Compétences validées trim-sem 1'.BT14];[$'Compétences validées trim-sem 2'.BT14];[$'Compétences validées trimestre 3'.BT14]))">
            <text:p/>
          </table:table-cell>
          <table:table-cell table:formula="of:=IF(AND([$'Compétences validées trim-sem 1'.BU14]=&quot;&quot;;[$'Compétences validées trim-sem 2'.BU14]=&quot;&quot;;[$'Compétences validées trimestre 3'.BU14]=&quot;&quot;);&quot;&quot;;MAX([$'Compétences validées trim-sem 1'.BU14];[$'Compétences validées trim-sem 2'.BU14];[$'Compétences validées trimestre 3'.BU14]))">
            <text:p/>
          </table:table-cell>
          <table:table-cell table:formula="of:=IF(AND([$'Compétences validées trim-sem 1'.BV14]=&quot;&quot;;[$'Compétences validées trim-sem 2'.BV14]=&quot;&quot;;[$'Compétences validées trimestre 3'.BV14]=&quot;&quot;);&quot;&quot;;MAX([$'Compétences validées trim-sem 1'.BV14];[$'Compétences validées trim-sem 2'.BV14];[$'Compétences validées trimestre 3'.BV14]))">
            <text:p/>
          </table:table-cell>
          <table:table-cell table:formula="of:=IF(AND([$'Compétences validées trim-sem 1'.BW14]=&quot;&quot;;[$'Compétences validées trim-sem 2'.BW14]=&quot;&quot;;[$'Compétences validées trimestre 3'.BW14]=&quot;&quot;);&quot;&quot;;MAX([$'Compétences validées trim-sem 1'.BW14];[$'Compétences validées trim-sem 2'.BW14];[$'Compétences validées trimestre 3'.BW14]))">
            <text:p/>
          </table:table-cell>
          <table:table-cell table:formula="of:=IF(AND([$'Compétences validées trim-sem 1'.BX14]=&quot;&quot;;[$'Compétences validées trim-sem 2'.BX14]=&quot;&quot;;[$'Compétences validées trimestre 3'.BX14]=&quot;&quot;);&quot;&quot;;MAX([$'Compétences validées trim-sem 1'.BX14];[$'Compétences validées trim-sem 2'.BX14];[$'Compétences validées trimestre 3'.BX14]))">
            <text:p/>
          </table:table-cell>
          <table:table-cell table:formula="of:=IF(AND([$'Compétences validées trim-sem 1'.BY14]=&quot;&quot;;[$'Compétences validées trim-sem 2'.BY14]=&quot;&quot;;[$'Compétences validées trimestre 3'.BY14]=&quot;&quot;);&quot;&quot;;MAX([$'Compétences validées trim-sem 1'.BY14];[$'Compétences validées trim-sem 2'.BY14];[$'Compétences validées trimestre 3'.BY14]))">
            <text:p/>
          </table:table-cell>
          <table:table-cell table:formula="of:=IF(AND([$'Compétences validées trim-sem 1'.BZ14]=&quot;&quot;;[$'Compétences validées trim-sem 2'.BZ14]=&quot;&quot;;[$'Compétences validées trimestre 3'.BZ14]=&quot;&quot;);&quot;&quot;;MAX([$'Compétences validées trim-sem 1'.BZ14];[$'Compétences validées trim-sem 2'.BZ14];[$'Compétences validées trimestre 3'.BZ14]))">
            <text:p/>
          </table:table-cell>
          <table:table-cell table:formula="of:=IF(AND([$'Compétences validées trim-sem 1'.CA14]=&quot;&quot;;[$'Compétences validées trim-sem 2'.CA14]=&quot;&quot;;[$'Compétences validées trimestre 3'.CA14]=&quot;&quot;);&quot;&quot;;MAX([$'Compétences validées trim-sem 1'.CA14];[$'Compétences validées trim-sem 2'.CA14];[$'Compétences validées trimestre 3'.CA14]))">
            <text:p/>
          </table:table-cell>
          <table:table-cell table:formula="of:=IF(AND([$'Compétences validées trim-sem 1'.CB14]=&quot;&quot;;[$'Compétences validées trim-sem 2'.CB14]=&quot;&quot;;[$'Compétences validées trimestre 3'.CB14]=&quot;&quot;);&quot;&quot;;MAX([$'Compétences validées trim-sem 1'.CB14];[$'Compétences validées trim-sem 2'.CB14];[$'Compétences validées trimestre 3'.CB14]))">
            <text:p/>
          </table:table-cell>
          <table:table-cell table:formula="of:=IF(AND([$'Compétences validées trim-sem 1'.CC14]=&quot;&quot;;[$'Compétences validées trim-sem 2'.CC14]=&quot;&quot;;[$'Compétences validées trimestre 3'.CC14]=&quot;&quot;);&quot;&quot;;MAX([$'Compétences validées trim-sem 1'.CC14];[$'Compétences validées trim-sem 2'.CC14];[$'Compétences validées trimestre 3'.CC14]))">
            <text:p/>
          </table:table-cell>
          <table:table-cell table:formula="of:=IF(AND([$'Compétences validées trim-sem 1'.CD14]=&quot;&quot;;[$'Compétences validées trim-sem 2'.CD14]=&quot;&quot;;[$'Compétences validées trimestre 3'.CD14]=&quot;&quot;);&quot;&quot;;MAX([$'Compétences validées trim-sem 1'.CD14];[$'Compétences validées trim-sem 2'.CD14];[$'Compétences validées trimestre 3'.CD14]))">
            <text:p/>
          </table:table-cell>
          <table:table-cell table:formula="of:=IF(AND([$'Compétences validées trim-sem 1'.CE14]=&quot;&quot;;[$'Compétences validées trim-sem 2'.CE14]=&quot;&quot;;[$'Compétences validées trimestre 3'.CE14]=&quot;&quot;);&quot;&quot;;MAX([$'Compétences validées trim-sem 1'.CE14];[$'Compétences validées trim-sem 2'.CE14];[$'Compétences validées trimestre 3'.CE14]))">
            <text:p/>
          </table:table-cell>
          <table:table-cell table:formula="of:=IF(AND([$'Compétences validées trim-sem 1'.CF14]=&quot;&quot;;[$'Compétences validées trim-sem 2'.CF14]=&quot;&quot;;[$'Compétences validées trimestre 3'.CF14]=&quot;&quot;);&quot;&quot;;MAX([$'Compétences validées trim-sem 1'.CF14];[$'Compétences validées trim-sem 2'.CF14];[$'Compétences validées trimestre 3'.CF14]))">
            <text:p/>
          </table:table-cell>
          <table:table-cell table:formula="of:=IF(AND([$'Compétences validées trim-sem 1'.CG14]=&quot;&quot;;[$'Compétences validées trim-sem 2'.CG14]=&quot;&quot;;[$'Compétences validées trimestre 3'.CG14]=&quot;&quot;);&quot;&quot;;MAX([$'Compétences validées trim-sem 1'.CG14];[$'Compétences validées trim-sem 2'.CG14];[$'Compétences validées trimestre 3'.CG14]))">
            <text:p/>
          </table:table-cell>
          <table:table-cell table:formula="of:=IF(AND([$'Compétences validées trim-sem 1'.CH14]=&quot;&quot;;[$'Compétences validées trim-sem 2'.CH14]=&quot;&quot;;[$'Compétences validées trimestre 3'.CH14]=&quot;&quot;);&quot;&quot;;MAX([$'Compétences validées trim-sem 1'.CH14];[$'Compétences validées trim-sem 2'.CH14];[$'Compétences validées trimestre 3'.CH14]))">
            <text:p/>
          </table:table-cell>
          <table:table-cell table:formula="of:=IF(AND([$'Compétences validées trim-sem 1'.CI14]=&quot;&quot;;[$'Compétences validées trim-sem 2'.CI14]=&quot;&quot;;[$'Compétences validées trimestre 3'.CI14]=&quot;&quot;);&quot;&quot;;MAX([$'Compétences validées trim-sem 1'.CI14];[$'Compétences validées trim-sem 2'.CI14];[$'Compétences validées trimestre 3'.CI14]))">
            <text:p/>
          </table:table-cell>
          <table:table-cell table:formula="of:=IF(AND([$'Compétences validées trim-sem 1'.CJ14]=&quot;&quot;;[$'Compétences validées trim-sem 2'.CJ14]=&quot;&quot;;[$'Compétences validées trimestre 3'.CJ14]=&quot;&quot;);&quot;&quot;;MAX([$'Compétences validées trim-sem 1'.CJ14];[$'Compétences validées trim-sem 2'.CJ14];[$'Compétences validées trimestre 3'.CJ14]))">
            <text:p/>
          </table:table-cell>
          <table:table-cell table:formula="of:=IF(AND([$'Compétences validées trim-sem 1'.CK14]=&quot;&quot;;[$'Compétences validées trim-sem 2'.CK14]=&quot;&quot;;[$'Compétences validées trimestre 3'.CK14]=&quot;&quot;);&quot;&quot;;MAX([$'Compétences validées trim-sem 1'.CK14];[$'Compétences validées trim-sem 2'.CK14];[$'Compétences validées trimestre 3'.CK14]))">
            <text:p/>
          </table:table-cell>
          <table:table-cell table:formula="of:=IF(AND([$'Compétences validées trim-sem 1'.CL14]=&quot;&quot;;[$'Compétences validées trim-sem 2'.CL14]=&quot;&quot;;[$'Compétences validées trimestre 3'.CL14]=&quot;&quot;);&quot;&quot;;MAX([$'Compétences validées trim-sem 1'.CL14];[$'Compétences validées trim-sem 2'.CL14];[$'Compétences validées trimestre 3'.CL14]))">
            <text:p/>
          </table:table-cell>
          <table:table-cell table:formula="of:=IF(AND([$'Compétences validées trim-sem 1'.CM14]=&quot;&quot;;[$'Compétences validées trim-sem 2'.CM14]=&quot;&quot;;[$'Compétences validées trimestre 3'.CM14]=&quot;&quot;);&quot;&quot;;MAX([$'Compétences validées trim-sem 1'.CM14];[$'Compétences validées trim-sem 2'.CM14];[$'Compétences validées trimestre 3'.CM14]))">
            <text:p/>
          </table:table-cell>
          <table:table-cell table:formula="of:=IF(AND([$'Compétences validées trim-sem 1'.CN14]=&quot;&quot;;[$'Compétences validées trim-sem 2'.CN14]=&quot;&quot;;[$'Compétences validées trimestre 3'.CN14]=&quot;&quot;);&quot;&quot;;MAX([$'Compétences validées trim-sem 1'.CN14];[$'Compétences validées trim-sem 2'.CN14];[$'Compétences validées trimestre 3'.CN14]))">
            <text:p/>
          </table:table-cell>
          <table:table-cell table:formula="of:=IF(AND([$'Compétences validées trim-sem 1'.CO14]=&quot;&quot;;[$'Compétences validées trim-sem 2'.CO14]=&quot;&quot;;[$'Compétences validées trimestre 3'.CO14]=&quot;&quot;);&quot;&quot;;MAX([$'Compétences validées trim-sem 1'.CO14];[$'Compétences validées trim-sem 2'.CO14];[$'Compétences validées trimestre 3'.CO14]))">
            <text:p/>
          </table:table-cell>
          <table:table-cell table:formula="of:=IF(AND([$'Compétences validées trim-sem 1'.CP14]=&quot;&quot;;[$'Compétences validées trim-sem 2'.CP14]=&quot;&quot;;[$'Compétences validées trimestre 3'.CP14]=&quot;&quot;);&quot;&quot;;MAX([$'Compétences validées trim-sem 1'.CP14];[$'Compétences validées trim-sem 2'.CP14];[$'Compétences validées trimestre 3'.CP14]))">
            <text:p/>
          </table:table-cell>
          <table:table-cell table:formula="of:=IF(AND([$'Compétences validées trim-sem 1'.CQ14]=&quot;&quot;;[$'Compétences validées trim-sem 2'.CQ14]=&quot;&quot;;[$'Compétences validées trimestre 3'.CQ14]=&quot;&quot;);&quot;&quot;;MAX([$'Compétences validées trim-sem 1'.CQ14];[$'Compétences validées trim-sem 2'.CQ14];[$'Compétences validées trimestre 3'.CQ14]))">
            <text:p/>
          </table:table-cell>
          <table:table-cell table:formula="of:=IF(AND([$'Compétences validées trim-sem 1'.CR14]=&quot;&quot;;[$'Compétences validées trim-sem 2'.CR14]=&quot;&quot;;[$'Compétences validées trimestre 3'.CR14]=&quot;&quot;);&quot;&quot;;MAX([$'Compétences validées trim-sem 1'.CR14];[$'Compétences validées trim-sem 2'.CR14];[$'Compétences validées trimestre 3'.CR14]))">
            <text:p/>
          </table:table-cell>
          <table:table-cell table:formula="of:=IF(AND([$'Compétences validées trim-sem 1'.CS14]=&quot;&quot;;[$'Compétences validées trim-sem 2'.CS14]=&quot;&quot;;[$'Compétences validées trimestre 3'.CS14]=&quot;&quot;);&quot;&quot;;MAX([$'Compétences validées trim-sem 1'.CS14];[$'Compétences validées trim-sem 2'.CS14];[$'Compétences validées trimestre 3'.CS14]))">
            <text:p/>
          </table:table-cell>
          <table:table-cell table:formula="of:=IF(AND([$'Compétences validées trim-sem 1'.CT14]=&quot;&quot;;[$'Compétences validées trim-sem 2'.CT14]=&quot;&quot;;[$'Compétences validées trimestre 3'.CT14]=&quot;&quot;);&quot;&quot;;MAX([$'Compétences validées trim-sem 1'.CT14];[$'Compétences validées trim-sem 2'.CT14];[$'Compétences validées trimestre 3'.CT14]))">
            <text:p/>
          </table:table-cell>
          <table:table-cell table:formula="of:=IF(AND([$'Compétences validées trim-sem 1'.CU14]=&quot;&quot;;[$'Compétences validées trim-sem 2'.CU14]=&quot;&quot;;[$'Compétences validées trimestre 3'.CU14]=&quot;&quot;);&quot;&quot;;MAX([$'Compétences validées trim-sem 1'.CU14];[$'Compétences validées trim-sem 2'.CU14];[$'Compétences validées trimestre 3'.CU14]))">
            <text:p/>
          </table:table-cell>
          <table:table-cell table:formula="of:=IF(AND([$'Compétences validées trim-sem 1'.CV14]=&quot;&quot;;[$'Compétences validées trim-sem 2'.CV14]=&quot;&quot;;[$'Compétences validées trimestre 3'.CV14]=&quot;&quot;);&quot;&quot;;MAX([$'Compétences validées trim-sem 1'.CV14];[$'Compétences validées trim-sem 2'.CV14];[$'Compétences validées trimestre 3'.CV14]))">
            <text:p/>
          </table:table-cell>
          <table:table-cell table:formula="of:=IF(AND([$'Compétences validées trim-sem 1'.CW14]=&quot;&quot;;[$'Compétences validées trim-sem 2'.CW14]=&quot;&quot;;[$'Compétences validées trimestre 3'.CW14]=&quot;&quot;);&quot;&quot;;MAX([$'Compétences validées trim-sem 1'.CW14];[$'Compétences validées trim-sem 2'.CW14];[$'Compétences validées trimestre 3'.CW14]))">
            <text:p/>
          </table:table-cell>
          <table:table-cell table:formula="of:=IF(AND([$'Compétences validées trim-sem 1'.CX14]=&quot;&quot;;[$'Compétences validées trim-sem 2'.CX14]=&quot;&quot;;[$'Compétences validées trimestre 3'.CX14]=&quot;&quot;);&quot;&quot;;MAX([$'Compétences validées trim-sem 1'.CX14];[$'Compétences validées trim-sem 2'.CX14];[$'Compétences validées trimestre 3'.CX14]))">
            <text:p/>
          </table:table-cell>
        </table:table-row>
        <table:table-row table:style-name="ro1">
          <table:table-cell office:value-type="string" calcext:value-type="string">
            <text:p>Nom 14</text:p>
          </table:table-cell>
          <table:table-cell office:value-type="string" calcext:value-type="string">
            <text:p>Prénom 14</text:p>
          </table:table-cell>
          <table:table-cell table:formula="of:=IF(AND([$'Compétences validées trim-sem 1'.C15]=&quot;&quot;;[$'Compétences validées trim-sem 2'.C15]=&quot;&quot;;[$'Compétences validées trimestre 3'.C15]=&quot;&quot;);&quot;&quot;;MAX([$'Compétences validées trim-sem 1'.C15];[$'Compétences validées trim-sem 2'.C15];[$'Compétences validées trimestre 3'.C15]))">
            <text:p/>
          </table:table-cell>
          <table:table-cell table:formula="of:=IF(AND([$'Compétences validées trim-sem 1'.D15]=&quot;&quot;;[$'Compétences validées trim-sem 2'.D15]=&quot;&quot;;[$'Compétences validées trimestre 3'.D15]=&quot;&quot;);&quot;&quot;;MAX([$'Compétences validées trim-sem 1'.D15];[$'Compétences validées trim-sem 2'.D15];[$'Compétences validées trimestre 3'.D15]))">
            <text:p/>
          </table:table-cell>
          <table:table-cell table:formula="of:=IF(AND([$'Compétences validées trim-sem 1'.E15]=&quot;&quot;;[$'Compétences validées trim-sem 2'.E15]=&quot;&quot;;[$'Compétences validées trimestre 3'.E15]=&quot;&quot;);&quot;&quot;;MAX([$'Compétences validées trim-sem 1'.E15];[$'Compétences validées trim-sem 2'.E15];[$'Compétences validées trimestre 3'.E15]))">
            <text:p/>
          </table:table-cell>
          <table:table-cell table:formula="of:=IF(AND([$'Compétences validées trim-sem 1'.F15]=&quot;&quot;;[$'Compétences validées trim-sem 2'.F15]=&quot;&quot;;[$'Compétences validées trimestre 3'.F15]=&quot;&quot;);&quot;&quot;;MAX([$'Compétences validées trim-sem 1'.F15];[$'Compétences validées trim-sem 2'.F15];[$'Compétences validées trimestre 3'.F15]))">
            <text:p/>
          </table:table-cell>
          <table:table-cell table:formula="of:=IF(AND([$'Compétences validées trim-sem 1'.G15]=&quot;&quot;;[$'Compétences validées trim-sem 2'.G15]=&quot;&quot;;[$'Compétences validées trimestre 3'.G15]=&quot;&quot;);&quot;&quot;;MAX([$'Compétences validées trim-sem 1'.G15];[$'Compétences validées trim-sem 2'.G15];[$'Compétences validées trimestre 3'.G15]))">
            <text:p/>
          </table:table-cell>
          <table:table-cell table:formula="of:=IF(AND([$'Compétences validées trim-sem 1'.H15]=&quot;&quot;;[$'Compétences validées trim-sem 2'.H15]=&quot;&quot;;[$'Compétences validées trimestre 3'.H15]=&quot;&quot;);&quot;&quot;;MAX([$'Compétences validées trim-sem 1'.H15];[$'Compétences validées trim-sem 2'.H15];[$'Compétences validées trimestre 3'.H15]))">
            <text:p/>
          </table:table-cell>
          <table:table-cell table:formula="of:=IF(AND([$'Compétences validées trim-sem 1'.I15]=&quot;&quot;;[$'Compétences validées trim-sem 2'.I15]=&quot;&quot;;[$'Compétences validées trimestre 3'.I15]=&quot;&quot;);&quot;&quot;;MAX([$'Compétences validées trim-sem 1'.I15];[$'Compétences validées trim-sem 2'.I15];[$'Compétences validées trimestre 3'.I15]))">
            <text:p/>
          </table:table-cell>
          <table:table-cell table:formula="of:=IF(AND([$'Compétences validées trim-sem 1'.J15]=&quot;&quot;;[$'Compétences validées trim-sem 2'.J15]=&quot;&quot;;[$'Compétences validées trimestre 3'.J15]=&quot;&quot;);&quot;&quot;;MAX([$'Compétences validées trim-sem 1'.J15];[$'Compétences validées trim-sem 2'.J15];[$'Compétences validées trimestre 3'.J15]))">
            <text:p/>
          </table:table-cell>
          <table:table-cell table:formula="of:=IF(AND([$'Compétences validées trim-sem 1'.K15]=&quot;&quot;;[$'Compétences validées trim-sem 2'.K15]=&quot;&quot;;[$'Compétences validées trimestre 3'.K15]=&quot;&quot;);&quot;&quot;;MAX([$'Compétences validées trim-sem 1'.K15];[$'Compétences validées trim-sem 2'.K15];[$'Compétences validées trimestre 3'.K15]))">
            <text:p/>
          </table:table-cell>
          <table:table-cell table:formula="of:=IF(AND([$'Compétences validées trim-sem 1'.L15]=&quot;&quot;;[$'Compétences validées trim-sem 2'.L15]=&quot;&quot;;[$'Compétences validées trimestre 3'.L15]=&quot;&quot;);&quot;&quot;;MAX([$'Compétences validées trim-sem 1'.L15];[$'Compétences validées trim-sem 2'.L15];[$'Compétences validées trimestre 3'.L15]))">
            <text:p/>
          </table:table-cell>
          <table:table-cell table:formula="of:=IF(AND([$'Compétences validées trim-sem 1'.M15]=&quot;&quot;;[$'Compétences validées trim-sem 2'.M15]=&quot;&quot;;[$'Compétences validées trimestre 3'.M15]=&quot;&quot;);&quot;&quot;;MAX([$'Compétences validées trim-sem 1'.M15];[$'Compétences validées trim-sem 2'.M15];[$'Compétences validées trimestre 3'.M15]))">
            <text:p/>
          </table:table-cell>
          <table:table-cell table:formula="of:=IF(AND([$'Compétences validées trim-sem 1'.N15]=&quot;&quot;;[$'Compétences validées trim-sem 2'.N15]=&quot;&quot;;[$'Compétences validées trimestre 3'.N15]=&quot;&quot;);&quot;&quot;;MAX([$'Compétences validées trim-sem 1'.N15];[$'Compétences validées trim-sem 2'.N15];[$'Compétences validées trimestre 3'.N15]))">
            <text:p/>
          </table:table-cell>
          <table:table-cell table:formula="of:=IF(AND([$'Compétences validées trim-sem 1'.O15]=&quot;&quot;;[$'Compétences validées trim-sem 2'.O15]=&quot;&quot;;[$'Compétences validées trimestre 3'.O15]=&quot;&quot;);&quot;&quot;;MAX([$'Compétences validées trim-sem 1'.O15];[$'Compétences validées trim-sem 2'.O15];[$'Compétences validées trimestre 3'.O15]))">
            <text:p/>
          </table:table-cell>
          <table:table-cell table:formula="of:=IF(AND([$'Compétences validées trim-sem 1'.P15]=&quot;&quot;;[$'Compétences validées trim-sem 2'.P15]=&quot;&quot;;[$'Compétences validées trimestre 3'.P15]=&quot;&quot;);&quot;&quot;;MAX([$'Compétences validées trim-sem 1'.P15];[$'Compétences validées trim-sem 2'.P15];[$'Compétences validées trimestre 3'.P15]))">
            <text:p/>
          </table:table-cell>
          <table:table-cell table:formula="of:=IF(AND([$'Compétences validées trim-sem 1'.Q15]=&quot;&quot;;[$'Compétences validées trim-sem 2'.Q15]=&quot;&quot;;[$'Compétences validées trimestre 3'.Q15]=&quot;&quot;);&quot;&quot;;MAX([$'Compétences validées trim-sem 1'.Q15];[$'Compétences validées trim-sem 2'.Q15];[$'Compétences validées trimestre 3'.Q15]))">
            <text:p/>
          </table:table-cell>
          <table:table-cell table:formula="of:=IF(AND([$'Compétences validées trim-sem 1'.R15]=&quot;&quot;;[$'Compétences validées trim-sem 2'.R15]=&quot;&quot;;[$'Compétences validées trimestre 3'.R15]=&quot;&quot;);&quot;&quot;;MAX([$'Compétences validées trim-sem 1'.R15];[$'Compétences validées trim-sem 2'.R15];[$'Compétences validées trimestre 3'.R15]))">
            <text:p/>
          </table:table-cell>
          <table:table-cell table:formula="of:=IF(AND([$'Compétences validées trim-sem 1'.S15]=&quot;&quot;;[$'Compétences validées trim-sem 2'.S15]=&quot;&quot;;[$'Compétences validées trimestre 3'.S15]=&quot;&quot;);&quot;&quot;;MAX([$'Compétences validées trim-sem 1'.S15];[$'Compétences validées trim-sem 2'.S15];[$'Compétences validées trimestre 3'.S15]))">
            <text:p/>
          </table:table-cell>
          <table:table-cell table:formula="of:=IF(AND([$'Compétences validées trim-sem 1'.T15]=&quot;&quot;;[$'Compétences validées trim-sem 2'.T15]=&quot;&quot;;[$'Compétences validées trimestre 3'.T15]=&quot;&quot;);&quot;&quot;;MAX([$'Compétences validées trim-sem 1'.T15];[$'Compétences validées trim-sem 2'.T15];[$'Compétences validées trimestre 3'.T15]))">
            <text:p/>
          </table:table-cell>
          <table:table-cell table:formula="of:=IF(AND([$'Compétences validées trim-sem 1'.U15]=&quot;&quot;;[$'Compétences validées trim-sem 2'.U15]=&quot;&quot;;[$'Compétences validées trimestre 3'.U15]=&quot;&quot;);&quot;&quot;;MAX([$'Compétences validées trim-sem 1'.U15];[$'Compétences validées trim-sem 2'.U15];[$'Compétences validées trimestre 3'.U15]))">
            <text:p/>
          </table:table-cell>
          <table:table-cell table:formula="of:=IF(AND([$'Compétences validées trim-sem 1'.V15]=&quot;&quot;;[$'Compétences validées trim-sem 2'.V15]=&quot;&quot;;[$'Compétences validées trimestre 3'.V15]=&quot;&quot;);&quot;&quot;;MAX([$'Compétences validées trim-sem 1'.V15];[$'Compétences validées trim-sem 2'.V15];[$'Compétences validées trimestre 3'.V15]))">
            <text:p/>
          </table:table-cell>
          <table:table-cell table:formula="of:=IF(AND([$'Compétences validées trim-sem 1'.W15]=&quot;&quot;;[$'Compétences validées trim-sem 2'.W15]=&quot;&quot;;[$'Compétences validées trimestre 3'.W15]=&quot;&quot;);&quot;&quot;;MAX([$'Compétences validées trim-sem 1'.W15];[$'Compétences validées trim-sem 2'.W15];[$'Compétences validées trimestre 3'.W15]))">
            <text:p/>
          </table:table-cell>
          <table:table-cell table:formula="of:=IF(AND([$'Compétences validées trim-sem 1'.X15]=&quot;&quot;;[$'Compétences validées trim-sem 2'.X15]=&quot;&quot;;[$'Compétences validées trimestre 3'.X15]=&quot;&quot;);&quot;&quot;;MAX([$'Compétences validées trim-sem 1'.X15];[$'Compétences validées trim-sem 2'.X15];[$'Compétences validées trimestre 3'.X15]))">
            <text:p/>
          </table:table-cell>
          <table:table-cell table:formula="of:=IF(AND([$'Compétences validées trim-sem 1'.Y15]=&quot;&quot;;[$'Compétences validées trim-sem 2'.Y15]=&quot;&quot;;[$'Compétences validées trimestre 3'.Y15]=&quot;&quot;);&quot;&quot;;MAX([$'Compétences validées trim-sem 1'.Y15];[$'Compétences validées trim-sem 2'.Y15];[$'Compétences validées trimestre 3'.Y15]))">
            <text:p/>
          </table:table-cell>
          <table:table-cell table:formula="of:=IF(AND([$'Compétences validées trim-sem 1'.Z15]=&quot;&quot;;[$'Compétences validées trim-sem 2'.Z15]=&quot;&quot;;[$'Compétences validées trimestre 3'.Z15]=&quot;&quot;);&quot;&quot;;MAX([$'Compétences validées trim-sem 1'.Z15];[$'Compétences validées trim-sem 2'.Z15];[$'Compétences validées trimestre 3'.Z15]))">
            <text:p/>
          </table:table-cell>
          <table:table-cell table:formula="of:=IF(AND([$'Compétences validées trim-sem 1'.AA15]=&quot;&quot;;[$'Compétences validées trim-sem 2'.AA15]=&quot;&quot;;[$'Compétences validées trimestre 3'.AA15]=&quot;&quot;);&quot;&quot;;MAX([$'Compétences validées trim-sem 1'.AA15];[$'Compétences validées trim-sem 2'.AA15];[$'Compétences validées trimestre 3'.AA15]))">
            <text:p/>
          </table:table-cell>
          <table:table-cell table:formula="of:=IF(AND([$'Compétences validées trim-sem 1'.AB15]=&quot;&quot;;[$'Compétences validées trim-sem 2'.AB15]=&quot;&quot;;[$'Compétences validées trimestre 3'.AB15]=&quot;&quot;);&quot;&quot;;MAX([$'Compétences validées trim-sem 1'.AB15];[$'Compétences validées trim-sem 2'.AB15];[$'Compétences validées trimestre 3'.AB15]))">
            <text:p/>
          </table:table-cell>
          <table:table-cell table:formula="of:=IF(AND([$'Compétences validées trim-sem 1'.AC15]=&quot;&quot;;[$'Compétences validées trim-sem 2'.AC15]=&quot;&quot;;[$'Compétences validées trimestre 3'.AC15]=&quot;&quot;);&quot;&quot;;MAX([$'Compétences validées trim-sem 1'.AC15];[$'Compétences validées trim-sem 2'.AC15];[$'Compétences validées trimestre 3'.AC15]))">
            <text:p/>
          </table:table-cell>
          <table:table-cell table:formula="of:=IF(AND([$'Compétences validées trim-sem 1'.AD15]=&quot;&quot;;[$'Compétences validées trim-sem 2'.AD15]=&quot;&quot;;[$'Compétences validées trimestre 3'.AD15]=&quot;&quot;);&quot;&quot;;MAX([$'Compétences validées trim-sem 1'.AD15];[$'Compétences validées trim-sem 2'.AD15];[$'Compétences validées trimestre 3'.AD15]))">
            <text:p/>
          </table:table-cell>
          <table:table-cell table:formula="of:=IF(AND([$'Compétences validées trim-sem 1'.AE15]=&quot;&quot;;[$'Compétences validées trim-sem 2'.AE15]=&quot;&quot;;[$'Compétences validées trimestre 3'.AE15]=&quot;&quot;);&quot;&quot;;MAX([$'Compétences validées trim-sem 1'.AE15];[$'Compétences validées trim-sem 2'.AE15];[$'Compétences validées trimestre 3'.AE15]))">
            <text:p/>
          </table:table-cell>
          <table:table-cell table:formula="of:=IF(AND([$'Compétences validées trim-sem 1'.AF15]=&quot;&quot;;[$'Compétences validées trim-sem 2'.AF15]=&quot;&quot;;[$'Compétences validées trimestre 3'.AF15]=&quot;&quot;);&quot;&quot;;MAX([$'Compétences validées trim-sem 1'.AF15];[$'Compétences validées trim-sem 2'.AF15];[$'Compétences validées trimestre 3'.AF15]))">
            <text:p/>
          </table:table-cell>
          <table:table-cell table:formula="of:=IF(AND([$'Compétences validées trim-sem 1'.AG15]=&quot;&quot;;[$'Compétences validées trim-sem 2'.AG15]=&quot;&quot;;[$'Compétences validées trimestre 3'.AG15]=&quot;&quot;);&quot;&quot;;MAX([$'Compétences validées trim-sem 1'.AG15];[$'Compétences validées trim-sem 2'.AG15];[$'Compétences validées trimestre 3'.AG15]))">
            <text:p/>
          </table:table-cell>
          <table:table-cell table:formula="of:=IF(AND([$'Compétences validées trim-sem 1'.AH15]=&quot;&quot;;[$'Compétences validées trim-sem 2'.AH15]=&quot;&quot;;[$'Compétences validées trimestre 3'.AH15]=&quot;&quot;);&quot;&quot;;MAX([$'Compétences validées trim-sem 1'.AH15];[$'Compétences validées trim-sem 2'.AH15];[$'Compétences validées trimestre 3'.AH15]))">
            <text:p/>
          </table:table-cell>
          <table:table-cell table:formula="of:=IF(AND([$'Compétences validées trim-sem 1'.AI15]=&quot;&quot;;[$'Compétences validées trim-sem 2'.AI15]=&quot;&quot;;[$'Compétences validées trimestre 3'.AI15]=&quot;&quot;);&quot;&quot;;MAX([$'Compétences validées trim-sem 1'.AI15];[$'Compétences validées trim-sem 2'.AI15];[$'Compétences validées trimestre 3'.AI15]))">
            <text:p/>
          </table:table-cell>
          <table:table-cell table:formula="of:=IF(AND([$'Compétences validées trim-sem 1'.AJ15]=&quot;&quot;;[$'Compétences validées trim-sem 2'.AJ15]=&quot;&quot;;[$'Compétences validées trimestre 3'.AJ15]=&quot;&quot;);&quot;&quot;;MAX([$'Compétences validées trim-sem 1'.AJ15];[$'Compétences validées trim-sem 2'.AJ15];[$'Compétences validées trimestre 3'.AJ15]))">
            <text:p/>
          </table:table-cell>
          <table:table-cell table:formula="of:=IF(AND([$'Compétences validées trim-sem 1'.AK15]=&quot;&quot;;[$'Compétences validées trim-sem 2'.AK15]=&quot;&quot;;[$'Compétences validées trimestre 3'.AK15]=&quot;&quot;);&quot;&quot;;MAX([$'Compétences validées trim-sem 1'.AK15];[$'Compétences validées trim-sem 2'.AK15];[$'Compétences validées trimestre 3'.AK15]))">
            <text:p/>
          </table:table-cell>
          <table:table-cell table:formula="of:=IF(AND([$'Compétences validées trim-sem 1'.AL15]=&quot;&quot;;[$'Compétences validées trim-sem 2'.AL15]=&quot;&quot;;[$'Compétences validées trimestre 3'.AL15]=&quot;&quot;);&quot;&quot;;MAX([$'Compétences validées trim-sem 1'.AL15];[$'Compétences validées trim-sem 2'.AL15];[$'Compétences validées trimestre 3'.AL15]))">
            <text:p/>
          </table:table-cell>
          <table:table-cell table:formula="of:=IF(AND([$'Compétences validées trim-sem 1'.AM15]=&quot;&quot;;[$'Compétences validées trim-sem 2'.AM15]=&quot;&quot;;[$'Compétences validées trimestre 3'.AM15]=&quot;&quot;);&quot;&quot;;MAX([$'Compétences validées trim-sem 1'.AM15];[$'Compétences validées trim-sem 2'.AM15];[$'Compétences validées trimestre 3'.AM15]))">
            <text:p/>
          </table:table-cell>
          <table:table-cell table:formula="of:=IF(AND([$'Compétences validées trim-sem 1'.AN15]=&quot;&quot;;[$'Compétences validées trim-sem 2'.AN15]=&quot;&quot;;[$'Compétences validées trimestre 3'.AN15]=&quot;&quot;);&quot;&quot;;MAX([$'Compétences validées trim-sem 1'.AN15];[$'Compétences validées trim-sem 2'.AN15];[$'Compétences validées trimestre 3'.AN15]))">
            <text:p/>
          </table:table-cell>
          <table:table-cell table:formula="of:=IF(AND([$'Compétences validées trim-sem 1'.AO15]=&quot;&quot;;[$'Compétences validées trim-sem 2'.AO15]=&quot;&quot;;[$'Compétences validées trimestre 3'.AO15]=&quot;&quot;);&quot;&quot;;MAX([$'Compétences validées trim-sem 1'.AO15];[$'Compétences validées trim-sem 2'.AO15];[$'Compétences validées trimestre 3'.AO15]))">
            <text:p/>
          </table:table-cell>
          <table:table-cell table:formula="of:=IF(AND([$'Compétences validées trim-sem 1'.AP15]=&quot;&quot;;[$'Compétences validées trim-sem 2'.AP15]=&quot;&quot;;[$'Compétences validées trimestre 3'.AP15]=&quot;&quot;);&quot;&quot;;MAX([$'Compétences validées trim-sem 1'.AP15];[$'Compétences validées trim-sem 2'.AP15];[$'Compétences validées trimestre 3'.AP15]))">
            <text:p/>
          </table:table-cell>
          <table:table-cell table:formula="of:=IF(AND([$'Compétences validées trim-sem 1'.AQ15]=&quot;&quot;;[$'Compétences validées trim-sem 2'.AQ15]=&quot;&quot;;[$'Compétences validées trimestre 3'.AQ15]=&quot;&quot;);&quot;&quot;;MAX([$'Compétences validées trim-sem 1'.AQ15];[$'Compétences validées trim-sem 2'.AQ15];[$'Compétences validées trimestre 3'.AQ15]))">
            <text:p/>
          </table:table-cell>
          <table:table-cell table:formula="of:=IF(AND([$'Compétences validées trim-sem 1'.AR15]=&quot;&quot;;[$'Compétences validées trim-sem 2'.AR15]=&quot;&quot;;[$'Compétences validées trimestre 3'.AR15]=&quot;&quot;);&quot;&quot;;MAX([$'Compétences validées trim-sem 1'.AR15];[$'Compétences validées trim-sem 2'.AR15];[$'Compétences validées trimestre 3'.AR15]))">
            <text:p/>
          </table:table-cell>
          <table:table-cell table:formula="of:=IF(AND([$'Compétences validées trim-sem 1'.AS15]=&quot;&quot;;[$'Compétences validées trim-sem 2'.AS15]=&quot;&quot;;[$'Compétences validées trimestre 3'.AS15]=&quot;&quot;);&quot;&quot;;MAX([$'Compétences validées trim-sem 1'.AS15];[$'Compétences validées trim-sem 2'.AS15];[$'Compétences validées trimestre 3'.AS15]))">
            <text:p/>
          </table:table-cell>
          <table:table-cell table:formula="of:=IF(AND([$'Compétences validées trim-sem 1'.AT15]=&quot;&quot;;[$'Compétences validées trim-sem 2'.AT15]=&quot;&quot;;[$'Compétences validées trimestre 3'.AT15]=&quot;&quot;);&quot;&quot;;MAX([$'Compétences validées trim-sem 1'.AT15];[$'Compétences validées trim-sem 2'.AT15];[$'Compétences validées trimestre 3'.AT15]))">
            <text:p/>
          </table:table-cell>
          <table:table-cell table:formula="of:=IF(AND([$'Compétences validées trim-sem 1'.AU15]=&quot;&quot;;[$'Compétences validées trim-sem 2'.AU15]=&quot;&quot;;[$'Compétences validées trimestre 3'.AU15]=&quot;&quot;);&quot;&quot;;MAX([$'Compétences validées trim-sem 1'.AU15];[$'Compétences validées trim-sem 2'.AU15];[$'Compétences validées trimestre 3'.AU15]))">
            <text:p/>
          </table:table-cell>
          <table:table-cell table:formula="of:=IF(AND([$'Compétences validées trim-sem 1'.AV15]=&quot;&quot;;[$'Compétences validées trim-sem 2'.AV15]=&quot;&quot;;[$'Compétences validées trimestre 3'.AV15]=&quot;&quot;);&quot;&quot;;MAX([$'Compétences validées trim-sem 1'.AV15];[$'Compétences validées trim-sem 2'.AV15];[$'Compétences validées trimestre 3'.AV15]))">
            <text:p/>
          </table:table-cell>
          <table:table-cell table:formula="of:=IF(AND([$'Compétences validées trim-sem 1'.AW15]=&quot;&quot;;[$'Compétences validées trim-sem 2'.AW15]=&quot;&quot;;[$'Compétences validées trimestre 3'.AW15]=&quot;&quot;);&quot;&quot;;MAX([$'Compétences validées trim-sem 1'.AW15];[$'Compétences validées trim-sem 2'.AW15];[$'Compétences validées trimestre 3'.AW15]))">
            <text:p/>
          </table:table-cell>
          <table:table-cell table:formula="of:=IF(AND([$'Compétences validées trim-sem 1'.AX15]=&quot;&quot;;[$'Compétences validées trim-sem 2'.AX15]=&quot;&quot;;[$'Compétences validées trimestre 3'.AX15]=&quot;&quot;);&quot;&quot;;MAX([$'Compétences validées trim-sem 1'.AX15];[$'Compétences validées trim-sem 2'.AX15];[$'Compétences validées trimestre 3'.AX15]))">
            <text:p/>
          </table:table-cell>
          <table:table-cell table:formula="of:=IF(AND([$'Compétences validées trim-sem 1'.AY15]=&quot;&quot;;[$'Compétences validées trim-sem 2'.AY15]=&quot;&quot;;[$'Compétences validées trimestre 3'.AY15]=&quot;&quot;);&quot;&quot;;MAX([$'Compétences validées trim-sem 1'.AY15];[$'Compétences validées trim-sem 2'.AY15];[$'Compétences validées trimestre 3'.AY15]))">
            <text:p/>
          </table:table-cell>
          <table:table-cell table:formula="of:=IF(AND([$'Compétences validées trim-sem 1'.AZ15]=&quot;&quot;;[$'Compétences validées trim-sem 2'.AZ15]=&quot;&quot;;[$'Compétences validées trimestre 3'.AZ15]=&quot;&quot;);&quot;&quot;;MAX([$'Compétences validées trim-sem 1'.AZ15];[$'Compétences validées trim-sem 2'.AZ15];[$'Compétences validées trimestre 3'.AZ15]))">
            <text:p/>
          </table:table-cell>
          <table:table-cell table:formula="of:=IF(AND([$'Compétences validées trim-sem 1'.BA15]=&quot;&quot;;[$'Compétences validées trim-sem 2'.BA15]=&quot;&quot;;[$'Compétences validées trimestre 3'.BA15]=&quot;&quot;);&quot;&quot;;MAX([$'Compétences validées trim-sem 1'.BA15];[$'Compétences validées trim-sem 2'.BA15];[$'Compétences validées trimestre 3'.BA15]))">
            <text:p/>
          </table:table-cell>
          <table:table-cell table:formula="of:=IF(AND([$'Compétences validées trim-sem 1'.BB15]=&quot;&quot;;[$'Compétences validées trim-sem 2'.BB15]=&quot;&quot;;[$'Compétences validées trimestre 3'.BB15]=&quot;&quot;);&quot;&quot;;MAX([$'Compétences validées trim-sem 1'.BB15];[$'Compétences validées trim-sem 2'.BB15];[$'Compétences validées trimestre 3'.BB15]))">
            <text:p/>
          </table:table-cell>
          <table:table-cell table:formula="of:=IF(AND([$'Compétences validées trim-sem 1'.BC15]=&quot;&quot;;[$'Compétences validées trim-sem 2'.BC15]=&quot;&quot;;[$'Compétences validées trimestre 3'.BC15]=&quot;&quot;);&quot;&quot;;MAX([$'Compétences validées trim-sem 1'.BC15];[$'Compétences validées trim-sem 2'.BC15];[$'Compétences validées trimestre 3'.BC15]))">
            <text:p/>
          </table:table-cell>
          <table:table-cell table:formula="of:=IF(AND([$'Compétences validées trim-sem 1'.BD15]=&quot;&quot;;[$'Compétences validées trim-sem 2'.BD15]=&quot;&quot;;[$'Compétences validées trimestre 3'.BD15]=&quot;&quot;);&quot;&quot;;MAX([$'Compétences validées trim-sem 1'.BD15];[$'Compétences validées trim-sem 2'.BD15];[$'Compétences validées trimestre 3'.BD15]))">
            <text:p/>
          </table:table-cell>
          <table:table-cell table:formula="of:=IF(AND([$'Compétences validées trim-sem 1'.BE15]=&quot;&quot;;[$'Compétences validées trim-sem 2'.BE15]=&quot;&quot;;[$'Compétences validées trimestre 3'.BE15]=&quot;&quot;);&quot;&quot;;MAX([$'Compétences validées trim-sem 1'.BE15];[$'Compétences validées trim-sem 2'.BE15];[$'Compétences validées trimestre 3'.BE15]))">
            <text:p/>
          </table:table-cell>
          <table:table-cell table:formula="of:=IF(AND([$'Compétences validées trim-sem 1'.BF15]=&quot;&quot;;[$'Compétences validées trim-sem 2'.BF15]=&quot;&quot;;[$'Compétences validées trimestre 3'.BF15]=&quot;&quot;);&quot;&quot;;MAX([$'Compétences validées trim-sem 1'.BF15];[$'Compétences validées trim-sem 2'.BF15];[$'Compétences validées trimestre 3'.BF15]))">
            <text:p/>
          </table:table-cell>
          <table:table-cell table:formula="of:=IF(AND([$'Compétences validées trim-sem 1'.BG15]=&quot;&quot;;[$'Compétences validées trim-sem 2'.BG15]=&quot;&quot;;[$'Compétences validées trimestre 3'.BG15]=&quot;&quot;);&quot;&quot;;MAX([$'Compétences validées trim-sem 1'.BG15];[$'Compétences validées trim-sem 2'.BG15];[$'Compétences validées trimestre 3'.BG15]))">
            <text:p/>
          </table:table-cell>
          <table:table-cell table:formula="of:=IF(AND([$'Compétences validées trim-sem 1'.BH15]=&quot;&quot;;[$'Compétences validées trim-sem 2'.BH15]=&quot;&quot;;[$'Compétences validées trimestre 3'.BH15]=&quot;&quot;);&quot;&quot;;MAX([$'Compétences validées trim-sem 1'.BH15];[$'Compétences validées trim-sem 2'.BH15];[$'Compétences validées trimestre 3'.BH15]))">
            <text:p/>
          </table:table-cell>
          <table:table-cell table:formula="of:=IF(AND([$'Compétences validées trim-sem 1'.BI15]=&quot;&quot;;[$'Compétences validées trim-sem 2'.BI15]=&quot;&quot;;[$'Compétences validées trimestre 3'.BI15]=&quot;&quot;);&quot;&quot;;MAX([$'Compétences validées trim-sem 1'.BI15];[$'Compétences validées trim-sem 2'.BI15];[$'Compétences validées trimestre 3'.BI15]))">
            <text:p/>
          </table:table-cell>
          <table:table-cell table:formula="of:=IF(AND([$'Compétences validées trim-sem 1'.BJ15]=&quot;&quot;;[$'Compétences validées trim-sem 2'.BJ15]=&quot;&quot;;[$'Compétences validées trimestre 3'.BJ15]=&quot;&quot;);&quot;&quot;;MAX([$'Compétences validées trim-sem 1'.BJ15];[$'Compétences validées trim-sem 2'.BJ15];[$'Compétences validées trimestre 3'.BJ15]))">
            <text:p/>
          </table:table-cell>
          <table:table-cell table:formula="of:=IF(AND([$'Compétences validées trim-sem 1'.BK15]=&quot;&quot;;[$'Compétences validées trim-sem 2'.BK15]=&quot;&quot;;[$'Compétences validées trimestre 3'.BK15]=&quot;&quot;);&quot;&quot;;MAX([$'Compétences validées trim-sem 1'.BK15];[$'Compétences validées trim-sem 2'.BK15];[$'Compétences validées trimestre 3'.BK15]))">
            <text:p/>
          </table:table-cell>
          <table:table-cell table:formula="of:=IF(AND([$'Compétences validées trim-sem 1'.BL15]=&quot;&quot;;[$'Compétences validées trim-sem 2'.BL15]=&quot;&quot;;[$'Compétences validées trimestre 3'.BL15]=&quot;&quot;);&quot;&quot;;MAX([$'Compétences validées trim-sem 1'.BL15];[$'Compétences validées trim-sem 2'.BL15];[$'Compétences validées trimestre 3'.BL15]))">
            <text:p/>
          </table:table-cell>
          <table:table-cell table:formula="of:=IF(AND([$'Compétences validées trim-sem 1'.BM15]=&quot;&quot;;[$'Compétences validées trim-sem 2'.BM15]=&quot;&quot;;[$'Compétences validées trimestre 3'.BM15]=&quot;&quot;);&quot;&quot;;MAX([$'Compétences validées trim-sem 1'.BM15];[$'Compétences validées trim-sem 2'.BM15];[$'Compétences validées trimestre 3'.BM15]))">
            <text:p/>
          </table:table-cell>
          <table:table-cell table:formula="of:=IF(AND([$'Compétences validées trim-sem 1'.BN15]=&quot;&quot;;[$'Compétences validées trim-sem 2'.BN15]=&quot;&quot;;[$'Compétences validées trimestre 3'.BN15]=&quot;&quot;);&quot;&quot;;MAX([$'Compétences validées trim-sem 1'.BN15];[$'Compétences validées trim-sem 2'.BN15];[$'Compétences validées trimestre 3'.BN15]))">
            <text:p/>
          </table:table-cell>
          <table:table-cell table:formula="of:=IF(AND([$'Compétences validées trim-sem 1'.BO15]=&quot;&quot;;[$'Compétences validées trim-sem 2'.BO15]=&quot;&quot;;[$'Compétences validées trimestre 3'.BO15]=&quot;&quot;);&quot;&quot;;MAX([$'Compétences validées trim-sem 1'.BO15];[$'Compétences validées trim-sem 2'.BO15];[$'Compétences validées trimestre 3'.BO15]))">
            <text:p/>
          </table:table-cell>
          <table:table-cell table:formula="of:=IF(AND([$'Compétences validées trim-sem 1'.BP15]=&quot;&quot;;[$'Compétences validées trim-sem 2'.BP15]=&quot;&quot;;[$'Compétences validées trimestre 3'.BP15]=&quot;&quot;);&quot;&quot;;MAX([$'Compétences validées trim-sem 1'.BP15];[$'Compétences validées trim-sem 2'.BP15];[$'Compétences validées trimestre 3'.BP15]))">
            <text:p/>
          </table:table-cell>
          <table:table-cell table:formula="of:=IF(AND([$'Compétences validées trim-sem 1'.BQ15]=&quot;&quot;;[$'Compétences validées trim-sem 2'.BQ15]=&quot;&quot;;[$'Compétences validées trimestre 3'.BQ15]=&quot;&quot;);&quot;&quot;;MAX([$'Compétences validées trim-sem 1'.BQ15];[$'Compétences validées trim-sem 2'.BQ15];[$'Compétences validées trimestre 3'.BQ15]))">
            <text:p/>
          </table:table-cell>
          <table:table-cell table:formula="of:=IF(AND([$'Compétences validées trim-sem 1'.BR15]=&quot;&quot;;[$'Compétences validées trim-sem 2'.BR15]=&quot;&quot;;[$'Compétences validées trimestre 3'.BR15]=&quot;&quot;);&quot;&quot;;MAX([$'Compétences validées trim-sem 1'.BR15];[$'Compétences validées trim-sem 2'.BR15];[$'Compétences validées trimestre 3'.BR15]))">
            <text:p/>
          </table:table-cell>
          <table:table-cell table:formula="of:=IF(AND([$'Compétences validées trim-sem 1'.BS15]=&quot;&quot;;[$'Compétences validées trim-sem 2'.BS15]=&quot;&quot;;[$'Compétences validées trimestre 3'.BS15]=&quot;&quot;);&quot;&quot;;MAX([$'Compétences validées trim-sem 1'.BS15];[$'Compétences validées trim-sem 2'.BS15];[$'Compétences validées trimestre 3'.BS15]))">
            <text:p/>
          </table:table-cell>
          <table:table-cell table:formula="of:=IF(AND([$'Compétences validées trim-sem 1'.BT15]=&quot;&quot;;[$'Compétences validées trim-sem 2'.BT15]=&quot;&quot;;[$'Compétences validées trimestre 3'.BT15]=&quot;&quot;);&quot;&quot;;MAX([$'Compétences validées trim-sem 1'.BT15];[$'Compétences validées trim-sem 2'.BT15];[$'Compétences validées trimestre 3'.BT15]))">
            <text:p/>
          </table:table-cell>
          <table:table-cell table:formula="of:=IF(AND([$'Compétences validées trim-sem 1'.BU15]=&quot;&quot;;[$'Compétences validées trim-sem 2'.BU15]=&quot;&quot;;[$'Compétences validées trimestre 3'.BU15]=&quot;&quot;);&quot;&quot;;MAX([$'Compétences validées trim-sem 1'.BU15];[$'Compétences validées trim-sem 2'.BU15];[$'Compétences validées trimestre 3'.BU15]))">
            <text:p/>
          </table:table-cell>
          <table:table-cell table:formula="of:=IF(AND([$'Compétences validées trim-sem 1'.BV15]=&quot;&quot;;[$'Compétences validées trim-sem 2'.BV15]=&quot;&quot;;[$'Compétences validées trimestre 3'.BV15]=&quot;&quot;);&quot;&quot;;MAX([$'Compétences validées trim-sem 1'.BV15];[$'Compétences validées trim-sem 2'.BV15];[$'Compétences validées trimestre 3'.BV15]))">
            <text:p/>
          </table:table-cell>
          <table:table-cell table:formula="of:=IF(AND([$'Compétences validées trim-sem 1'.BW15]=&quot;&quot;;[$'Compétences validées trim-sem 2'.BW15]=&quot;&quot;;[$'Compétences validées trimestre 3'.BW15]=&quot;&quot;);&quot;&quot;;MAX([$'Compétences validées trim-sem 1'.BW15];[$'Compétences validées trim-sem 2'.BW15];[$'Compétences validées trimestre 3'.BW15]))">
            <text:p/>
          </table:table-cell>
          <table:table-cell table:formula="of:=IF(AND([$'Compétences validées trim-sem 1'.BX15]=&quot;&quot;;[$'Compétences validées trim-sem 2'.BX15]=&quot;&quot;;[$'Compétences validées trimestre 3'.BX15]=&quot;&quot;);&quot;&quot;;MAX([$'Compétences validées trim-sem 1'.BX15];[$'Compétences validées trim-sem 2'.BX15];[$'Compétences validées trimestre 3'.BX15]))">
            <text:p/>
          </table:table-cell>
          <table:table-cell table:formula="of:=IF(AND([$'Compétences validées trim-sem 1'.BY15]=&quot;&quot;;[$'Compétences validées trim-sem 2'.BY15]=&quot;&quot;;[$'Compétences validées trimestre 3'.BY15]=&quot;&quot;);&quot;&quot;;MAX([$'Compétences validées trim-sem 1'.BY15];[$'Compétences validées trim-sem 2'.BY15];[$'Compétences validées trimestre 3'.BY15]))">
            <text:p/>
          </table:table-cell>
          <table:table-cell table:formula="of:=IF(AND([$'Compétences validées trim-sem 1'.BZ15]=&quot;&quot;;[$'Compétences validées trim-sem 2'.BZ15]=&quot;&quot;;[$'Compétences validées trimestre 3'.BZ15]=&quot;&quot;);&quot;&quot;;MAX([$'Compétences validées trim-sem 1'.BZ15];[$'Compétences validées trim-sem 2'.BZ15];[$'Compétences validées trimestre 3'.BZ15]))">
            <text:p/>
          </table:table-cell>
          <table:table-cell table:formula="of:=IF(AND([$'Compétences validées trim-sem 1'.CA15]=&quot;&quot;;[$'Compétences validées trim-sem 2'.CA15]=&quot;&quot;;[$'Compétences validées trimestre 3'.CA15]=&quot;&quot;);&quot;&quot;;MAX([$'Compétences validées trim-sem 1'.CA15];[$'Compétences validées trim-sem 2'.CA15];[$'Compétences validées trimestre 3'.CA15]))">
            <text:p/>
          </table:table-cell>
          <table:table-cell table:formula="of:=IF(AND([$'Compétences validées trim-sem 1'.CB15]=&quot;&quot;;[$'Compétences validées trim-sem 2'.CB15]=&quot;&quot;;[$'Compétences validées trimestre 3'.CB15]=&quot;&quot;);&quot;&quot;;MAX([$'Compétences validées trim-sem 1'.CB15];[$'Compétences validées trim-sem 2'.CB15];[$'Compétences validées trimestre 3'.CB15]))">
            <text:p/>
          </table:table-cell>
          <table:table-cell table:formula="of:=IF(AND([$'Compétences validées trim-sem 1'.CC15]=&quot;&quot;;[$'Compétences validées trim-sem 2'.CC15]=&quot;&quot;;[$'Compétences validées trimestre 3'.CC15]=&quot;&quot;);&quot;&quot;;MAX([$'Compétences validées trim-sem 1'.CC15];[$'Compétences validées trim-sem 2'.CC15];[$'Compétences validées trimestre 3'.CC15]))">
            <text:p/>
          </table:table-cell>
          <table:table-cell table:formula="of:=IF(AND([$'Compétences validées trim-sem 1'.CD15]=&quot;&quot;;[$'Compétences validées trim-sem 2'.CD15]=&quot;&quot;;[$'Compétences validées trimestre 3'.CD15]=&quot;&quot;);&quot;&quot;;MAX([$'Compétences validées trim-sem 1'.CD15];[$'Compétences validées trim-sem 2'.CD15];[$'Compétences validées trimestre 3'.CD15]))">
            <text:p/>
          </table:table-cell>
          <table:table-cell table:formula="of:=IF(AND([$'Compétences validées trim-sem 1'.CE15]=&quot;&quot;;[$'Compétences validées trim-sem 2'.CE15]=&quot;&quot;;[$'Compétences validées trimestre 3'.CE15]=&quot;&quot;);&quot;&quot;;MAX([$'Compétences validées trim-sem 1'.CE15];[$'Compétences validées trim-sem 2'.CE15];[$'Compétences validées trimestre 3'.CE15]))">
            <text:p/>
          </table:table-cell>
          <table:table-cell table:formula="of:=IF(AND([$'Compétences validées trim-sem 1'.CF15]=&quot;&quot;;[$'Compétences validées trim-sem 2'.CF15]=&quot;&quot;;[$'Compétences validées trimestre 3'.CF15]=&quot;&quot;);&quot;&quot;;MAX([$'Compétences validées trim-sem 1'.CF15];[$'Compétences validées trim-sem 2'.CF15];[$'Compétences validées trimestre 3'.CF15]))">
            <text:p/>
          </table:table-cell>
          <table:table-cell table:formula="of:=IF(AND([$'Compétences validées trim-sem 1'.CG15]=&quot;&quot;;[$'Compétences validées trim-sem 2'.CG15]=&quot;&quot;;[$'Compétences validées trimestre 3'.CG15]=&quot;&quot;);&quot;&quot;;MAX([$'Compétences validées trim-sem 1'.CG15];[$'Compétences validées trim-sem 2'.CG15];[$'Compétences validées trimestre 3'.CG15]))">
            <text:p/>
          </table:table-cell>
          <table:table-cell table:formula="of:=IF(AND([$'Compétences validées trim-sem 1'.CH15]=&quot;&quot;;[$'Compétences validées trim-sem 2'.CH15]=&quot;&quot;;[$'Compétences validées trimestre 3'.CH15]=&quot;&quot;);&quot;&quot;;MAX([$'Compétences validées trim-sem 1'.CH15];[$'Compétences validées trim-sem 2'.CH15];[$'Compétences validées trimestre 3'.CH15]))">
            <text:p/>
          </table:table-cell>
          <table:table-cell table:formula="of:=IF(AND([$'Compétences validées trim-sem 1'.CI15]=&quot;&quot;;[$'Compétences validées trim-sem 2'.CI15]=&quot;&quot;;[$'Compétences validées trimestre 3'.CI15]=&quot;&quot;);&quot;&quot;;MAX([$'Compétences validées trim-sem 1'.CI15];[$'Compétences validées trim-sem 2'.CI15];[$'Compétences validées trimestre 3'.CI15]))">
            <text:p/>
          </table:table-cell>
          <table:table-cell table:formula="of:=IF(AND([$'Compétences validées trim-sem 1'.CJ15]=&quot;&quot;;[$'Compétences validées trim-sem 2'.CJ15]=&quot;&quot;;[$'Compétences validées trimestre 3'.CJ15]=&quot;&quot;);&quot;&quot;;MAX([$'Compétences validées trim-sem 1'.CJ15];[$'Compétences validées trim-sem 2'.CJ15];[$'Compétences validées trimestre 3'.CJ15]))">
            <text:p/>
          </table:table-cell>
          <table:table-cell table:formula="of:=IF(AND([$'Compétences validées trim-sem 1'.CK15]=&quot;&quot;;[$'Compétences validées trim-sem 2'.CK15]=&quot;&quot;;[$'Compétences validées trimestre 3'.CK15]=&quot;&quot;);&quot;&quot;;MAX([$'Compétences validées trim-sem 1'.CK15];[$'Compétences validées trim-sem 2'.CK15];[$'Compétences validées trimestre 3'.CK15]))">
            <text:p/>
          </table:table-cell>
          <table:table-cell table:formula="of:=IF(AND([$'Compétences validées trim-sem 1'.CL15]=&quot;&quot;;[$'Compétences validées trim-sem 2'.CL15]=&quot;&quot;;[$'Compétences validées trimestre 3'.CL15]=&quot;&quot;);&quot;&quot;;MAX([$'Compétences validées trim-sem 1'.CL15];[$'Compétences validées trim-sem 2'.CL15];[$'Compétences validées trimestre 3'.CL15]))">
            <text:p/>
          </table:table-cell>
          <table:table-cell table:formula="of:=IF(AND([$'Compétences validées trim-sem 1'.CM15]=&quot;&quot;;[$'Compétences validées trim-sem 2'.CM15]=&quot;&quot;;[$'Compétences validées trimestre 3'.CM15]=&quot;&quot;);&quot;&quot;;MAX([$'Compétences validées trim-sem 1'.CM15];[$'Compétences validées trim-sem 2'.CM15];[$'Compétences validées trimestre 3'.CM15]))">
            <text:p/>
          </table:table-cell>
          <table:table-cell table:formula="of:=IF(AND([$'Compétences validées trim-sem 1'.CN15]=&quot;&quot;;[$'Compétences validées trim-sem 2'.CN15]=&quot;&quot;;[$'Compétences validées trimestre 3'.CN15]=&quot;&quot;);&quot;&quot;;MAX([$'Compétences validées trim-sem 1'.CN15];[$'Compétences validées trim-sem 2'.CN15];[$'Compétences validées trimestre 3'.CN15]))">
            <text:p/>
          </table:table-cell>
          <table:table-cell table:formula="of:=IF(AND([$'Compétences validées trim-sem 1'.CO15]=&quot;&quot;;[$'Compétences validées trim-sem 2'.CO15]=&quot;&quot;;[$'Compétences validées trimestre 3'.CO15]=&quot;&quot;);&quot;&quot;;MAX([$'Compétences validées trim-sem 1'.CO15];[$'Compétences validées trim-sem 2'.CO15];[$'Compétences validées trimestre 3'.CO15]))">
            <text:p/>
          </table:table-cell>
          <table:table-cell table:formula="of:=IF(AND([$'Compétences validées trim-sem 1'.CP15]=&quot;&quot;;[$'Compétences validées trim-sem 2'.CP15]=&quot;&quot;;[$'Compétences validées trimestre 3'.CP15]=&quot;&quot;);&quot;&quot;;MAX([$'Compétences validées trim-sem 1'.CP15];[$'Compétences validées trim-sem 2'.CP15];[$'Compétences validées trimestre 3'.CP15]))">
            <text:p/>
          </table:table-cell>
          <table:table-cell table:formula="of:=IF(AND([$'Compétences validées trim-sem 1'.CQ15]=&quot;&quot;;[$'Compétences validées trim-sem 2'.CQ15]=&quot;&quot;;[$'Compétences validées trimestre 3'.CQ15]=&quot;&quot;);&quot;&quot;;MAX([$'Compétences validées trim-sem 1'.CQ15];[$'Compétences validées trim-sem 2'.CQ15];[$'Compétences validées trimestre 3'.CQ15]))">
            <text:p/>
          </table:table-cell>
          <table:table-cell table:formula="of:=IF(AND([$'Compétences validées trim-sem 1'.CR15]=&quot;&quot;;[$'Compétences validées trim-sem 2'.CR15]=&quot;&quot;;[$'Compétences validées trimestre 3'.CR15]=&quot;&quot;);&quot;&quot;;MAX([$'Compétences validées trim-sem 1'.CR15];[$'Compétences validées trim-sem 2'.CR15];[$'Compétences validées trimestre 3'.CR15]))">
            <text:p/>
          </table:table-cell>
          <table:table-cell table:formula="of:=IF(AND([$'Compétences validées trim-sem 1'.CS15]=&quot;&quot;;[$'Compétences validées trim-sem 2'.CS15]=&quot;&quot;;[$'Compétences validées trimestre 3'.CS15]=&quot;&quot;);&quot;&quot;;MAX([$'Compétences validées trim-sem 1'.CS15];[$'Compétences validées trim-sem 2'.CS15];[$'Compétences validées trimestre 3'.CS15]))">
            <text:p/>
          </table:table-cell>
          <table:table-cell table:formula="of:=IF(AND([$'Compétences validées trim-sem 1'.CT15]=&quot;&quot;;[$'Compétences validées trim-sem 2'.CT15]=&quot;&quot;;[$'Compétences validées trimestre 3'.CT15]=&quot;&quot;);&quot;&quot;;MAX([$'Compétences validées trim-sem 1'.CT15];[$'Compétences validées trim-sem 2'.CT15];[$'Compétences validées trimestre 3'.CT15]))">
            <text:p/>
          </table:table-cell>
          <table:table-cell table:formula="of:=IF(AND([$'Compétences validées trim-sem 1'.CU15]=&quot;&quot;;[$'Compétences validées trim-sem 2'.CU15]=&quot;&quot;;[$'Compétences validées trimestre 3'.CU15]=&quot;&quot;);&quot;&quot;;MAX([$'Compétences validées trim-sem 1'.CU15];[$'Compétences validées trim-sem 2'.CU15];[$'Compétences validées trimestre 3'.CU15]))">
            <text:p/>
          </table:table-cell>
          <table:table-cell table:formula="of:=IF(AND([$'Compétences validées trim-sem 1'.CV15]=&quot;&quot;;[$'Compétences validées trim-sem 2'.CV15]=&quot;&quot;;[$'Compétences validées trimestre 3'.CV15]=&quot;&quot;);&quot;&quot;;MAX([$'Compétences validées trim-sem 1'.CV15];[$'Compétences validées trim-sem 2'.CV15];[$'Compétences validées trimestre 3'.CV15]))">
            <text:p/>
          </table:table-cell>
          <table:table-cell table:formula="of:=IF(AND([$'Compétences validées trim-sem 1'.CW15]=&quot;&quot;;[$'Compétences validées trim-sem 2'.CW15]=&quot;&quot;;[$'Compétences validées trimestre 3'.CW15]=&quot;&quot;);&quot;&quot;;MAX([$'Compétences validées trim-sem 1'.CW15];[$'Compétences validées trim-sem 2'.CW15];[$'Compétences validées trimestre 3'.CW15]))">
            <text:p/>
          </table:table-cell>
          <table:table-cell table:formula="of:=IF(AND([$'Compétences validées trim-sem 1'.CX15]=&quot;&quot;;[$'Compétences validées trim-sem 2'.CX15]=&quot;&quot;;[$'Compétences validées trimestre 3'.CX15]=&quot;&quot;);&quot;&quot;;MAX([$'Compétences validées trim-sem 1'.CX15];[$'Compétences validées trim-sem 2'.CX15];[$'Compétences validées trimestre 3'.CX15]))">
            <text:p/>
          </table:table-cell>
        </table:table-row>
        <table:table-row table:style-name="ro1">
          <table:table-cell office:value-type="string" calcext:value-type="string">
            <text:p>Nom 15</text:p>
          </table:table-cell>
          <table:table-cell office:value-type="string" calcext:value-type="string">
            <text:p>Prénom 15</text:p>
          </table:table-cell>
          <table:table-cell table:formula="of:=IF(AND([$'Compétences validées trim-sem 1'.C16]=&quot;&quot;;[$'Compétences validées trim-sem 2'.C16]=&quot;&quot;;[$'Compétences validées trimestre 3'.C16]=&quot;&quot;);&quot;&quot;;MAX([$'Compétences validées trim-sem 1'.C16];[$'Compétences validées trim-sem 2'.C16];[$'Compétences validées trimestre 3'.C16]))">
            <text:p/>
          </table:table-cell>
          <table:table-cell table:formula="of:=IF(AND([$'Compétences validées trim-sem 1'.D16]=&quot;&quot;;[$'Compétences validées trim-sem 2'.D16]=&quot;&quot;;[$'Compétences validées trimestre 3'.D16]=&quot;&quot;);&quot;&quot;;MAX([$'Compétences validées trim-sem 1'.D16];[$'Compétences validées trim-sem 2'.D16];[$'Compétences validées trimestre 3'.D16]))">
            <text:p/>
          </table:table-cell>
          <table:table-cell table:formula="of:=IF(AND([$'Compétences validées trim-sem 1'.E16]=&quot;&quot;;[$'Compétences validées trim-sem 2'.E16]=&quot;&quot;;[$'Compétences validées trimestre 3'.E16]=&quot;&quot;);&quot;&quot;;MAX([$'Compétences validées trim-sem 1'.E16];[$'Compétences validées trim-sem 2'.E16];[$'Compétences validées trimestre 3'.E16]))">
            <text:p/>
          </table:table-cell>
          <table:table-cell table:formula="of:=IF(AND([$'Compétences validées trim-sem 1'.F16]=&quot;&quot;;[$'Compétences validées trim-sem 2'.F16]=&quot;&quot;;[$'Compétences validées trimestre 3'.F16]=&quot;&quot;);&quot;&quot;;MAX([$'Compétences validées trim-sem 1'.F16];[$'Compétences validées trim-sem 2'.F16];[$'Compétences validées trimestre 3'.F16]))">
            <text:p/>
          </table:table-cell>
          <table:table-cell table:formula="of:=IF(AND([$'Compétences validées trim-sem 1'.G16]=&quot;&quot;;[$'Compétences validées trim-sem 2'.G16]=&quot;&quot;;[$'Compétences validées trimestre 3'.G16]=&quot;&quot;);&quot;&quot;;MAX([$'Compétences validées trim-sem 1'.G16];[$'Compétences validées trim-sem 2'.G16];[$'Compétences validées trimestre 3'.G16]))">
            <text:p/>
          </table:table-cell>
          <table:table-cell table:formula="of:=IF(AND([$'Compétences validées trim-sem 1'.H16]=&quot;&quot;;[$'Compétences validées trim-sem 2'.H16]=&quot;&quot;;[$'Compétences validées trimestre 3'.H16]=&quot;&quot;);&quot;&quot;;MAX([$'Compétences validées trim-sem 1'.H16];[$'Compétences validées trim-sem 2'.H16];[$'Compétences validées trimestre 3'.H16]))">
            <text:p/>
          </table:table-cell>
          <table:table-cell table:formula="of:=IF(AND([$'Compétences validées trim-sem 1'.I16]=&quot;&quot;;[$'Compétences validées trim-sem 2'.I16]=&quot;&quot;;[$'Compétences validées trimestre 3'.I16]=&quot;&quot;);&quot;&quot;;MAX([$'Compétences validées trim-sem 1'.I16];[$'Compétences validées trim-sem 2'.I16];[$'Compétences validées trimestre 3'.I16]))">
            <text:p/>
          </table:table-cell>
          <table:table-cell table:formula="of:=IF(AND([$'Compétences validées trim-sem 1'.J16]=&quot;&quot;;[$'Compétences validées trim-sem 2'.J16]=&quot;&quot;;[$'Compétences validées trimestre 3'.J16]=&quot;&quot;);&quot;&quot;;MAX([$'Compétences validées trim-sem 1'.J16];[$'Compétences validées trim-sem 2'.J16];[$'Compétences validées trimestre 3'.J16]))">
            <text:p/>
          </table:table-cell>
          <table:table-cell table:formula="of:=IF(AND([$'Compétences validées trim-sem 1'.K16]=&quot;&quot;;[$'Compétences validées trim-sem 2'.K16]=&quot;&quot;;[$'Compétences validées trimestre 3'.K16]=&quot;&quot;);&quot;&quot;;MAX([$'Compétences validées trim-sem 1'.K16];[$'Compétences validées trim-sem 2'.K16];[$'Compétences validées trimestre 3'.K16]))">
            <text:p/>
          </table:table-cell>
          <table:table-cell table:formula="of:=IF(AND([$'Compétences validées trim-sem 1'.L16]=&quot;&quot;;[$'Compétences validées trim-sem 2'.L16]=&quot;&quot;;[$'Compétences validées trimestre 3'.L16]=&quot;&quot;);&quot;&quot;;MAX([$'Compétences validées trim-sem 1'.L16];[$'Compétences validées trim-sem 2'.L16];[$'Compétences validées trimestre 3'.L16]))">
            <text:p/>
          </table:table-cell>
          <table:table-cell table:formula="of:=IF(AND([$'Compétences validées trim-sem 1'.M16]=&quot;&quot;;[$'Compétences validées trim-sem 2'.M16]=&quot;&quot;;[$'Compétences validées trimestre 3'.M16]=&quot;&quot;);&quot;&quot;;MAX([$'Compétences validées trim-sem 1'.M16];[$'Compétences validées trim-sem 2'.M16];[$'Compétences validées trimestre 3'.M16]))">
            <text:p/>
          </table:table-cell>
          <table:table-cell table:formula="of:=IF(AND([$'Compétences validées trim-sem 1'.N16]=&quot;&quot;;[$'Compétences validées trim-sem 2'.N16]=&quot;&quot;;[$'Compétences validées trimestre 3'.N16]=&quot;&quot;);&quot;&quot;;MAX([$'Compétences validées trim-sem 1'.N16];[$'Compétences validées trim-sem 2'.N16];[$'Compétences validées trimestre 3'.N16]))">
            <text:p/>
          </table:table-cell>
          <table:table-cell table:formula="of:=IF(AND([$'Compétences validées trim-sem 1'.O16]=&quot;&quot;;[$'Compétences validées trim-sem 2'.O16]=&quot;&quot;;[$'Compétences validées trimestre 3'.O16]=&quot;&quot;);&quot;&quot;;MAX([$'Compétences validées trim-sem 1'.O16];[$'Compétences validées trim-sem 2'.O16];[$'Compétences validées trimestre 3'.O16]))">
            <text:p/>
          </table:table-cell>
          <table:table-cell table:formula="of:=IF(AND([$'Compétences validées trim-sem 1'.P16]=&quot;&quot;;[$'Compétences validées trim-sem 2'.P16]=&quot;&quot;;[$'Compétences validées trimestre 3'.P16]=&quot;&quot;);&quot;&quot;;MAX([$'Compétences validées trim-sem 1'.P16];[$'Compétences validées trim-sem 2'.P16];[$'Compétences validées trimestre 3'.P16]))">
            <text:p/>
          </table:table-cell>
          <table:table-cell table:formula="of:=IF(AND([$'Compétences validées trim-sem 1'.Q16]=&quot;&quot;;[$'Compétences validées trim-sem 2'.Q16]=&quot;&quot;;[$'Compétences validées trimestre 3'.Q16]=&quot;&quot;);&quot;&quot;;MAX([$'Compétences validées trim-sem 1'.Q16];[$'Compétences validées trim-sem 2'.Q16];[$'Compétences validées trimestre 3'.Q16]))">
            <text:p/>
          </table:table-cell>
          <table:table-cell table:formula="of:=IF(AND([$'Compétences validées trim-sem 1'.R16]=&quot;&quot;;[$'Compétences validées trim-sem 2'.R16]=&quot;&quot;;[$'Compétences validées trimestre 3'.R16]=&quot;&quot;);&quot;&quot;;MAX([$'Compétences validées trim-sem 1'.R16];[$'Compétences validées trim-sem 2'.R16];[$'Compétences validées trimestre 3'.R16]))">
            <text:p/>
          </table:table-cell>
          <table:table-cell table:formula="of:=IF(AND([$'Compétences validées trim-sem 1'.S16]=&quot;&quot;;[$'Compétences validées trim-sem 2'.S16]=&quot;&quot;;[$'Compétences validées trimestre 3'.S16]=&quot;&quot;);&quot;&quot;;MAX([$'Compétences validées trim-sem 1'.S16];[$'Compétences validées trim-sem 2'.S16];[$'Compétences validées trimestre 3'.S16]))">
            <text:p/>
          </table:table-cell>
          <table:table-cell table:formula="of:=IF(AND([$'Compétences validées trim-sem 1'.T16]=&quot;&quot;;[$'Compétences validées trim-sem 2'.T16]=&quot;&quot;;[$'Compétences validées trimestre 3'.T16]=&quot;&quot;);&quot;&quot;;MAX([$'Compétences validées trim-sem 1'.T16];[$'Compétences validées trim-sem 2'.T16];[$'Compétences validées trimestre 3'.T16]))">
            <text:p/>
          </table:table-cell>
          <table:table-cell table:formula="of:=IF(AND([$'Compétences validées trim-sem 1'.U16]=&quot;&quot;;[$'Compétences validées trim-sem 2'.U16]=&quot;&quot;;[$'Compétences validées trimestre 3'.U16]=&quot;&quot;);&quot;&quot;;MAX([$'Compétences validées trim-sem 1'.U16];[$'Compétences validées trim-sem 2'.U16];[$'Compétences validées trimestre 3'.U16]))">
            <text:p/>
          </table:table-cell>
          <table:table-cell table:formula="of:=IF(AND([$'Compétences validées trim-sem 1'.V16]=&quot;&quot;;[$'Compétences validées trim-sem 2'.V16]=&quot;&quot;;[$'Compétences validées trimestre 3'.V16]=&quot;&quot;);&quot;&quot;;MAX([$'Compétences validées trim-sem 1'.V16];[$'Compétences validées trim-sem 2'.V16];[$'Compétences validées trimestre 3'.V16]))">
            <text:p/>
          </table:table-cell>
          <table:table-cell table:formula="of:=IF(AND([$'Compétences validées trim-sem 1'.W16]=&quot;&quot;;[$'Compétences validées trim-sem 2'.W16]=&quot;&quot;;[$'Compétences validées trimestre 3'.W16]=&quot;&quot;);&quot;&quot;;MAX([$'Compétences validées trim-sem 1'.W16];[$'Compétences validées trim-sem 2'.W16];[$'Compétences validées trimestre 3'.W16]))">
            <text:p/>
          </table:table-cell>
          <table:table-cell table:formula="of:=IF(AND([$'Compétences validées trim-sem 1'.X16]=&quot;&quot;;[$'Compétences validées trim-sem 2'.X16]=&quot;&quot;;[$'Compétences validées trimestre 3'.X16]=&quot;&quot;);&quot;&quot;;MAX([$'Compétences validées trim-sem 1'.X16];[$'Compétences validées trim-sem 2'.X16];[$'Compétences validées trimestre 3'.X16]))">
            <text:p/>
          </table:table-cell>
          <table:table-cell table:formula="of:=IF(AND([$'Compétences validées trim-sem 1'.Y16]=&quot;&quot;;[$'Compétences validées trim-sem 2'.Y16]=&quot;&quot;;[$'Compétences validées trimestre 3'.Y16]=&quot;&quot;);&quot;&quot;;MAX([$'Compétences validées trim-sem 1'.Y16];[$'Compétences validées trim-sem 2'.Y16];[$'Compétences validées trimestre 3'.Y16]))">
            <text:p/>
          </table:table-cell>
          <table:table-cell table:formula="of:=IF(AND([$'Compétences validées trim-sem 1'.Z16]=&quot;&quot;;[$'Compétences validées trim-sem 2'.Z16]=&quot;&quot;;[$'Compétences validées trimestre 3'.Z16]=&quot;&quot;);&quot;&quot;;MAX([$'Compétences validées trim-sem 1'.Z16];[$'Compétences validées trim-sem 2'.Z16];[$'Compétences validées trimestre 3'.Z16]))">
            <text:p/>
          </table:table-cell>
          <table:table-cell table:formula="of:=IF(AND([$'Compétences validées trim-sem 1'.AA16]=&quot;&quot;;[$'Compétences validées trim-sem 2'.AA16]=&quot;&quot;;[$'Compétences validées trimestre 3'.AA16]=&quot;&quot;);&quot;&quot;;MAX([$'Compétences validées trim-sem 1'.AA16];[$'Compétences validées trim-sem 2'.AA16];[$'Compétences validées trimestre 3'.AA16]))">
            <text:p/>
          </table:table-cell>
          <table:table-cell table:formula="of:=IF(AND([$'Compétences validées trim-sem 1'.AB16]=&quot;&quot;;[$'Compétences validées trim-sem 2'.AB16]=&quot;&quot;;[$'Compétences validées trimestre 3'.AB16]=&quot;&quot;);&quot;&quot;;MAX([$'Compétences validées trim-sem 1'.AB16];[$'Compétences validées trim-sem 2'.AB16];[$'Compétences validées trimestre 3'.AB16]))">
            <text:p/>
          </table:table-cell>
          <table:table-cell table:formula="of:=IF(AND([$'Compétences validées trim-sem 1'.AC16]=&quot;&quot;;[$'Compétences validées trim-sem 2'.AC16]=&quot;&quot;;[$'Compétences validées trimestre 3'.AC16]=&quot;&quot;);&quot;&quot;;MAX([$'Compétences validées trim-sem 1'.AC16];[$'Compétences validées trim-sem 2'.AC16];[$'Compétences validées trimestre 3'.AC16]))">
            <text:p/>
          </table:table-cell>
          <table:table-cell table:formula="of:=IF(AND([$'Compétences validées trim-sem 1'.AD16]=&quot;&quot;;[$'Compétences validées trim-sem 2'.AD16]=&quot;&quot;;[$'Compétences validées trimestre 3'.AD16]=&quot;&quot;);&quot;&quot;;MAX([$'Compétences validées trim-sem 1'.AD16];[$'Compétences validées trim-sem 2'.AD16];[$'Compétences validées trimestre 3'.AD16]))">
            <text:p/>
          </table:table-cell>
          <table:table-cell table:formula="of:=IF(AND([$'Compétences validées trim-sem 1'.AE16]=&quot;&quot;;[$'Compétences validées trim-sem 2'.AE16]=&quot;&quot;;[$'Compétences validées trimestre 3'.AE16]=&quot;&quot;);&quot;&quot;;MAX([$'Compétences validées trim-sem 1'.AE16];[$'Compétences validées trim-sem 2'.AE16];[$'Compétences validées trimestre 3'.AE16]))">
            <text:p/>
          </table:table-cell>
          <table:table-cell table:formula="of:=IF(AND([$'Compétences validées trim-sem 1'.AF16]=&quot;&quot;;[$'Compétences validées trim-sem 2'.AF16]=&quot;&quot;;[$'Compétences validées trimestre 3'.AF16]=&quot;&quot;);&quot;&quot;;MAX([$'Compétences validées trim-sem 1'.AF16];[$'Compétences validées trim-sem 2'.AF16];[$'Compétences validées trimestre 3'.AF16]))">
            <text:p/>
          </table:table-cell>
          <table:table-cell table:formula="of:=IF(AND([$'Compétences validées trim-sem 1'.AG16]=&quot;&quot;;[$'Compétences validées trim-sem 2'.AG16]=&quot;&quot;;[$'Compétences validées trimestre 3'.AG16]=&quot;&quot;);&quot;&quot;;MAX([$'Compétences validées trim-sem 1'.AG16];[$'Compétences validées trim-sem 2'.AG16];[$'Compétences validées trimestre 3'.AG16]))">
            <text:p/>
          </table:table-cell>
          <table:table-cell table:formula="of:=IF(AND([$'Compétences validées trim-sem 1'.AH16]=&quot;&quot;;[$'Compétences validées trim-sem 2'.AH16]=&quot;&quot;;[$'Compétences validées trimestre 3'.AH16]=&quot;&quot;);&quot;&quot;;MAX([$'Compétences validées trim-sem 1'.AH16];[$'Compétences validées trim-sem 2'.AH16];[$'Compétences validées trimestre 3'.AH16]))">
            <text:p/>
          </table:table-cell>
          <table:table-cell table:formula="of:=IF(AND([$'Compétences validées trim-sem 1'.AI16]=&quot;&quot;;[$'Compétences validées trim-sem 2'.AI16]=&quot;&quot;;[$'Compétences validées trimestre 3'.AI16]=&quot;&quot;);&quot;&quot;;MAX([$'Compétences validées trim-sem 1'.AI16];[$'Compétences validées trim-sem 2'.AI16];[$'Compétences validées trimestre 3'.AI16]))">
            <text:p/>
          </table:table-cell>
          <table:table-cell table:formula="of:=IF(AND([$'Compétences validées trim-sem 1'.AJ16]=&quot;&quot;;[$'Compétences validées trim-sem 2'.AJ16]=&quot;&quot;;[$'Compétences validées trimestre 3'.AJ16]=&quot;&quot;);&quot;&quot;;MAX([$'Compétences validées trim-sem 1'.AJ16];[$'Compétences validées trim-sem 2'.AJ16];[$'Compétences validées trimestre 3'.AJ16]))">
            <text:p/>
          </table:table-cell>
          <table:table-cell table:formula="of:=IF(AND([$'Compétences validées trim-sem 1'.AK16]=&quot;&quot;;[$'Compétences validées trim-sem 2'.AK16]=&quot;&quot;;[$'Compétences validées trimestre 3'.AK16]=&quot;&quot;);&quot;&quot;;MAX([$'Compétences validées trim-sem 1'.AK16];[$'Compétences validées trim-sem 2'.AK16];[$'Compétences validées trimestre 3'.AK16]))">
            <text:p/>
          </table:table-cell>
          <table:table-cell table:formula="of:=IF(AND([$'Compétences validées trim-sem 1'.AL16]=&quot;&quot;;[$'Compétences validées trim-sem 2'.AL16]=&quot;&quot;;[$'Compétences validées trimestre 3'.AL16]=&quot;&quot;);&quot;&quot;;MAX([$'Compétences validées trim-sem 1'.AL16];[$'Compétences validées trim-sem 2'.AL16];[$'Compétences validées trimestre 3'.AL16]))">
            <text:p/>
          </table:table-cell>
          <table:table-cell table:formula="of:=IF(AND([$'Compétences validées trim-sem 1'.AM16]=&quot;&quot;;[$'Compétences validées trim-sem 2'.AM16]=&quot;&quot;;[$'Compétences validées trimestre 3'.AM16]=&quot;&quot;);&quot;&quot;;MAX([$'Compétences validées trim-sem 1'.AM16];[$'Compétences validées trim-sem 2'.AM16];[$'Compétences validées trimestre 3'.AM16]))">
            <text:p/>
          </table:table-cell>
          <table:table-cell table:formula="of:=IF(AND([$'Compétences validées trim-sem 1'.AN16]=&quot;&quot;;[$'Compétences validées trim-sem 2'.AN16]=&quot;&quot;;[$'Compétences validées trimestre 3'.AN16]=&quot;&quot;);&quot;&quot;;MAX([$'Compétences validées trim-sem 1'.AN16];[$'Compétences validées trim-sem 2'.AN16];[$'Compétences validées trimestre 3'.AN16]))">
            <text:p/>
          </table:table-cell>
          <table:table-cell table:formula="of:=IF(AND([$'Compétences validées trim-sem 1'.AO16]=&quot;&quot;;[$'Compétences validées trim-sem 2'.AO16]=&quot;&quot;;[$'Compétences validées trimestre 3'.AO16]=&quot;&quot;);&quot;&quot;;MAX([$'Compétences validées trim-sem 1'.AO16];[$'Compétences validées trim-sem 2'.AO16];[$'Compétences validées trimestre 3'.AO16]))">
            <text:p/>
          </table:table-cell>
          <table:table-cell table:formula="of:=IF(AND([$'Compétences validées trim-sem 1'.AP16]=&quot;&quot;;[$'Compétences validées trim-sem 2'.AP16]=&quot;&quot;;[$'Compétences validées trimestre 3'.AP16]=&quot;&quot;);&quot;&quot;;MAX([$'Compétences validées trim-sem 1'.AP16];[$'Compétences validées trim-sem 2'.AP16];[$'Compétences validées trimestre 3'.AP16]))">
            <text:p/>
          </table:table-cell>
          <table:table-cell table:formula="of:=IF(AND([$'Compétences validées trim-sem 1'.AQ16]=&quot;&quot;;[$'Compétences validées trim-sem 2'.AQ16]=&quot;&quot;;[$'Compétences validées trimestre 3'.AQ16]=&quot;&quot;);&quot;&quot;;MAX([$'Compétences validées trim-sem 1'.AQ16];[$'Compétences validées trim-sem 2'.AQ16];[$'Compétences validées trimestre 3'.AQ16]))">
            <text:p/>
          </table:table-cell>
          <table:table-cell table:formula="of:=IF(AND([$'Compétences validées trim-sem 1'.AR16]=&quot;&quot;;[$'Compétences validées trim-sem 2'.AR16]=&quot;&quot;;[$'Compétences validées trimestre 3'.AR16]=&quot;&quot;);&quot;&quot;;MAX([$'Compétences validées trim-sem 1'.AR16];[$'Compétences validées trim-sem 2'.AR16];[$'Compétences validées trimestre 3'.AR16]))">
            <text:p/>
          </table:table-cell>
          <table:table-cell table:formula="of:=IF(AND([$'Compétences validées trim-sem 1'.AS16]=&quot;&quot;;[$'Compétences validées trim-sem 2'.AS16]=&quot;&quot;;[$'Compétences validées trimestre 3'.AS16]=&quot;&quot;);&quot;&quot;;MAX([$'Compétences validées trim-sem 1'.AS16];[$'Compétences validées trim-sem 2'.AS16];[$'Compétences validées trimestre 3'.AS16]))">
            <text:p/>
          </table:table-cell>
          <table:table-cell table:formula="of:=IF(AND([$'Compétences validées trim-sem 1'.AT16]=&quot;&quot;;[$'Compétences validées trim-sem 2'.AT16]=&quot;&quot;;[$'Compétences validées trimestre 3'.AT16]=&quot;&quot;);&quot;&quot;;MAX([$'Compétences validées trim-sem 1'.AT16];[$'Compétences validées trim-sem 2'.AT16];[$'Compétences validées trimestre 3'.AT16]))">
            <text:p/>
          </table:table-cell>
          <table:table-cell table:formula="of:=IF(AND([$'Compétences validées trim-sem 1'.AU16]=&quot;&quot;;[$'Compétences validées trim-sem 2'.AU16]=&quot;&quot;;[$'Compétences validées trimestre 3'.AU16]=&quot;&quot;);&quot;&quot;;MAX([$'Compétences validées trim-sem 1'.AU16];[$'Compétences validées trim-sem 2'.AU16];[$'Compétences validées trimestre 3'.AU16]))">
            <text:p/>
          </table:table-cell>
          <table:table-cell table:formula="of:=IF(AND([$'Compétences validées trim-sem 1'.AV16]=&quot;&quot;;[$'Compétences validées trim-sem 2'.AV16]=&quot;&quot;;[$'Compétences validées trimestre 3'.AV16]=&quot;&quot;);&quot;&quot;;MAX([$'Compétences validées trim-sem 1'.AV16];[$'Compétences validées trim-sem 2'.AV16];[$'Compétences validées trimestre 3'.AV16]))">
            <text:p/>
          </table:table-cell>
          <table:table-cell table:formula="of:=IF(AND([$'Compétences validées trim-sem 1'.AW16]=&quot;&quot;;[$'Compétences validées trim-sem 2'.AW16]=&quot;&quot;;[$'Compétences validées trimestre 3'.AW16]=&quot;&quot;);&quot;&quot;;MAX([$'Compétences validées trim-sem 1'.AW16];[$'Compétences validées trim-sem 2'.AW16];[$'Compétences validées trimestre 3'.AW16]))">
            <text:p/>
          </table:table-cell>
          <table:table-cell table:formula="of:=IF(AND([$'Compétences validées trim-sem 1'.AX16]=&quot;&quot;;[$'Compétences validées trim-sem 2'.AX16]=&quot;&quot;;[$'Compétences validées trimestre 3'.AX16]=&quot;&quot;);&quot;&quot;;MAX([$'Compétences validées trim-sem 1'.AX16];[$'Compétences validées trim-sem 2'.AX16];[$'Compétences validées trimestre 3'.AX16]))">
            <text:p/>
          </table:table-cell>
          <table:table-cell table:formula="of:=IF(AND([$'Compétences validées trim-sem 1'.AY16]=&quot;&quot;;[$'Compétences validées trim-sem 2'.AY16]=&quot;&quot;;[$'Compétences validées trimestre 3'.AY16]=&quot;&quot;);&quot;&quot;;MAX([$'Compétences validées trim-sem 1'.AY16];[$'Compétences validées trim-sem 2'.AY16];[$'Compétences validées trimestre 3'.AY16]))">
            <text:p/>
          </table:table-cell>
          <table:table-cell table:formula="of:=IF(AND([$'Compétences validées trim-sem 1'.AZ16]=&quot;&quot;;[$'Compétences validées trim-sem 2'.AZ16]=&quot;&quot;;[$'Compétences validées trimestre 3'.AZ16]=&quot;&quot;);&quot;&quot;;MAX([$'Compétences validées trim-sem 1'.AZ16];[$'Compétences validées trim-sem 2'.AZ16];[$'Compétences validées trimestre 3'.AZ16]))">
            <text:p/>
          </table:table-cell>
          <table:table-cell table:formula="of:=IF(AND([$'Compétences validées trim-sem 1'.BA16]=&quot;&quot;;[$'Compétences validées trim-sem 2'.BA16]=&quot;&quot;;[$'Compétences validées trimestre 3'.BA16]=&quot;&quot;);&quot;&quot;;MAX([$'Compétences validées trim-sem 1'.BA16];[$'Compétences validées trim-sem 2'.BA16];[$'Compétences validées trimestre 3'.BA16]))">
            <text:p/>
          </table:table-cell>
          <table:table-cell table:formula="of:=IF(AND([$'Compétences validées trim-sem 1'.BB16]=&quot;&quot;;[$'Compétences validées trim-sem 2'.BB16]=&quot;&quot;;[$'Compétences validées trimestre 3'.BB16]=&quot;&quot;);&quot;&quot;;MAX([$'Compétences validées trim-sem 1'.BB16];[$'Compétences validées trim-sem 2'.BB16];[$'Compétences validées trimestre 3'.BB16]))">
            <text:p/>
          </table:table-cell>
          <table:table-cell table:formula="of:=IF(AND([$'Compétences validées trim-sem 1'.BC16]=&quot;&quot;;[$'Compétences validées trim-sem 2'.BC16]=&quot;&quot;;[$'Compétences validées trimestre 3'.BC16]=&quot;&quot;);&quot;&quot;;MAX([$'Compétences validées trim-sem 1'.BC16];[$'Compétences validées trim-sem 2'.BC16];[$'Compétences validées trimestre 3'.BC16]))">
            <text:p/>
          </table:table-cell>
          <table:table-cell table:formula="of:=IF(AND([$'Compétences validées trim-sem 1'.BD16]=&quot;&quot;;[$'Compétences validées trim-sem 2'.BD16]=&quot;&quot;;[$'Compétences validées trimestre 3'.BD16]=&quot;&quot;);&quot;&quot;;MAX([$'Compétences validées trim-sem 1'.BD16];[$'Compétences validées trim-sem 2'.BD16];[$'Compétences validées trimestre 3'.BD16]))">
            <text:p/>
          </table:table-cell>
          <table:table-cell table:formula="of:=IF(AND([$'Compétences validées trim-sem 1'.BE16]=&quot;&quot;;[$'Compétences validées trim-sem 2'.BE16]=&quot;&quot;;[$'Compétences validées trimestre 3'.BE16]=&quot;&quot;);&quot;&quot;;MAX([$'Compétences validées trim-sem 1'.BE16];[$'Compétences validées trim-sem 2'.BE16];[$'Compétences validées trimestre 3'.BE16]))">
            <text:p/>
          </table:table-cell>
          <table:table-cell table:formula="of:=IF(AND([$'Compétences validées trim-sem 1'.BF16]=&quot;&quot;;[$'Compétences validées trim-sem 2'.BF16]=&quot;&quot;;[$'Compétences validées trimestre 3'.BF16]=&quot;&quot;);&quot;&quot;;MAX([$'Compétences validées trim-sem 1'.BF16];[$'Compétences validées trim-sem 2'.BF16];[$'Compétences validées trimestre 3'.BF16]))">
            <text:p/>
          </table:table-cell>
          <table:table-cell table:formula="of:=IF(AND([$'Compétences validées trim-sem 1'.BG16]=&quot;&quot;;[$'Compétences validées trim-sem 2'.BG16]=&quot;&quot;;[$'Compétences validées trimestre 3'.BG16]=&quot;&quot;);&quot;&quot;;MAX([$'Compétences validées trim-sem 1'.BG16];[$'Compétences validées trim-sem 2'.BG16];[$'Compétences validées trimestre 3'.BG16]))">
            <text:p/>
          </table:table-cell>
          <table:table-cell table:formula="of:=IF(AND([$'Compétences validées trim-sem 1'.BH16]=&quot;&quot;;[$'Compétences validées trim-sem 2'.BH16]=&quot;&quot;;[$'Compétences validées trimestre 3'.BH16]=&quot;&quot;);&quot;&quot;;MAX([$'Compétences validées trim-sem 1'.BH16];[$'Compétences validées trim-sem 2'.BH16];[$'Compétences validées trimestre 3'.BH16]))">
            <text:p/>
          </table:table-cell>
          <table:table-cell table:formula="of:=IF(AND([$'Compétences validées trim-sem 1'.BI16]=&quot;&quot;;[$'Compétences validées trim-sem 2'.BI16]=&quot;&quot;;[$'Compétences validées trimestre 3'.BI16]=&quot;&quot;);&quot;&quot;;MAX([$'Compétences validées trim-sem 1'.BI16];[$'Compétences validées trim-sem 2'.BI16];[$'Compétences validées trimestre 3'.BI16]))">
            <text:p/>
          </table:table-cell>
          <table:table-cell table:formula="of:=IF(AND([$'Compétences validées trim-sem 1'.BJ16]=&quot;&quot;;[$'Compétences validées trim-sem 2'.BJ16]=&quot;&quot;;[$'Compétences validées trimestre 3'.BJ16]=&quot;&quot;);&quot;&quot;;MAX([$'Compétences validées trim-sem 1'.BJ16];[$'Compétences validées trim-sem 2'.BJ16];[$'Compétences validées trimestre 3'.BJ16]))">
            <text:p/>
          </table:table-cell>
          <table:table-cell table:formula="of:=IF(AND([$'Compétences validées trim-sem 1'.BK16]=&quot;&quot;;[$'Compétences validées trim-sem 2'.BK16]=&quot;&quot;;[$'Compétences validées trimestre 3'.BK16]=&quot;&quot;);&quot;&quot;;MAX([$'Compétences validées trim-sem 1'.BK16];[$'Compétences validées trim-sem 2'.BK16];[$'Compétences validées trimestre 3'.BK16]))">
            <text:p/>
          </table:table-cell>
          <table:table-cell table:formula="of:=IF(AND([$'Compétences validées trim-sem 1'.BL16]=&quot;&quot;;[$'Compétences validées trim-sem 2'.BL16]=&quot;&quot;;[$'Compétences validées trimestre 3'.BL16]=&quot;&quot;);&quot;&quot;;MAX([$'Compétences validées trim-sem 1'.BL16];[$'Compétences validées trim-sem 2'.BL16];[$'Compétences validées trimestre 3'.BL16]))">
            <text:p/>
          </table:table-cell>
          <table:table-cell table:formula="of:=IF(AND([$'Compétences validées trim-sem 1'.BM16]=&quot;&quot;;[$'Compétences validées trim-sem 2'.BM16]=&quot;&quot;;[$'Compétences validées trimestre 3'.BM16]=&quot;&quot;);&quot;&quot;;MAX([$'Compétences validées trim-sem 1'.BM16];[$'Compétences validées trim-sem 2'.BM16];[$'Compétences validées trimestre 3'.BM16]))">
            <text:p/>
          </table:table-cell>
          <table:table-cell table:formula="of:=IF(AND([$'Compétences validées trim-sem 1'.BN16]=&quot;&quot;;[$'Compétences validées trim-sem 2'.BN16]=&quot;&quot;;[$'Compétences validées trimestre 3'.BN16]=&quot;&quot;);&quot;&quot;;MAX([$'Compétences validées trim-sem 1'.BN16];[$'Compétences validées trim-sem 2'.BN16];[$'Compétences validées trimestre 3'.BN16]))">
            <text:p/>
          </table:table-cell>
          <table:table-cell table:formula="of:=IF(AND([$'Compétences validées trim-sem 1'.BO16]=&quot;&quot;;[$'Compétences validées trim-sem 2'.BO16]=&quot;&quot;;[$'Compétences validées trimestre 3'.BO16]=&quot;&quot;);&quot;&quot;;MAX([$'Compétences validées trim-sem 1'.BO16];[$'Compétences validées trim-sem 2'.BO16];[$'Compétences validées trimestre 3'.BO16]))">
            <text:p/>
          </table:table-cell>
          <table:table-cell table:formula="of:=IF(AND([$'Compétences validées trim-sem 1'.BP16]=&quot;&quot;;[$'Compétences validées trim-sem 2'.BP16]=&quot;&quot;;[$'Compétences validées trimestre 3'.BP16]=&quot;&quot;);&quot;&quot;;MAX([$'Compétences validées trim-sem 1'.BP16];[$'Compétences validées trim-sem 2'.BP16];[$'Compétences validées trimestre 3'.BP16]))">
            <text:p/>
          </table:table-cell>
          <table:table-cell table:formula="of:=IF(AND([$'Compétences validées trim-sem 1'.BQ16]=&quot;&quot;;[$'Compétences validées trim-sem 2'.BQ16]=&quot;&quot;;[$'Compétences validées trimestre 3'.BQ16]=&quot;&quot;);&quot;&quot;;MAX([$'Compétences validées trim-sem 1'.BQ16];[$'Compétences validées trim-sem 2'.BQ16];[$'Compétences validées trimestre 3'.BQ16]))">
            <text:p/>
          </table:table-cell>
          <table:table-cell table:formula="of:=IF(AND([$'Compétences validées trim-sem 1'.BR16]=&quot;&quot;;[$'Compétences validées trim-sem 2'.BR16]=&quot;&quot;;[$'Compétences validées trimestre 3'.BR16]=&quot;&quot;);&quot;&quot;;MAX([$'Compétences validées trim-sem 1'.BR16];[$'Compétences validées trim-sem 2'.BR16];[$'Compétences validées trimestre 3'.BR16]))">
            <text:p/>
          </table:table-cell>
          <table:table-cell table:formula="of:=IF(AND([$'Compétences validées trim-sem 1'.BS16]=&quot;&quot;;[$'Compétences validées trim-sem 2'.BS16]=&quot;&quot;;[$'Compétences validées trimestre 3'.BS16]=&quot;&quot;);&quot;&quot;;MAX([$'Compétences validées trim-sem 1'.BS16];[$'Compétences validées trim-sem 2'.BS16];[$'Compétences validées trimestre 3'.BS16]))">
            <text:p/>
          </table:table-cell>
          <table:table-cell table:formula="of:=IF(AND([$'Compétences validées trim-sem 1'.BT16]=&quot;&quot;;[$'Compétences validées trim-sem 2'.BT16]=&quot;&quot;;[$'Compétences validées trimestre 3'.BT16]=&quot;&quot;);&quot;&quot;;MAX([$'Compétences validées trim-sem 1'.BT16];[$'Compétences validées trim-sem 2'.BT16];[$'Compétences validées trimestre 3'.BT16]))">
            <text:p/>
          </table:table-cell>
          <table:table-cell table:formula="of:=IF(AND([$'Compétences validées trim-sem 1'.BU16]=&quot;&quot;;[$'Compétences validées trim-sem 2'.BU16]=&quot;&quot;;[$'Compétences validées trimestre 3'.BU16]=&quot;&quot;);&quot;&quot;;MAX([$'Compétences validées trim-sem 1'.BU16];[$'Compétences validées trim-sem 2'.BU16];[$'Compétences validées trimestre 3'.BU16]))">
            <text:p/>
          </table:table-cell>
          <table:table-cell table:formula="of:=IF(AND([$'Compétences validées trim-sem 1'.BV16]=&quot;&quot;;[$'Compétences validées trim-sem 2'.BV16]=&quot;&quot;;[$'Compétences validées trimestre 3'.BV16]=&quot;&quot;);&quot;&quot;;MAX([$'Compétences validées trim-sem 1'.BV16];[$'Compétences validées trim-sem 2'.BV16];[$'Compétences validées trimestre 3'.BV16]))">
            <text:p/>
          </table:table-cell>
          <table:table-cell table:formula="of:=IF(AND([$'Compétences validées trim-sem 1'.BW16]=&quot;&quot;;[$'Compétences validées trim-sem 2'.BW16]=&quot;&quot;;[$'Compétences validées trimestre 3'.BW16]=&quot;&quot;);&quot;&quot;;MAX([$'Compétences validées trim-sem 1'.BW16];[$'Compétences validées trim-sem 2'.BW16];[$'Compétences validées trimestre 3'.BW16]))">
            <text:p/>
          </table:table-cell>
          <table:table-cell table:formula="of:=IF(AND([$'Compétences validées trim-sem 1'.BX16]=&quot;&quot;;[$'Compétences validées trim-sem 2'.BX16]=&quot;&quot;;[$'Compétences validées trimestre 3'.BX16]=&quot;&quot;);&quot;&quot;;MAX([$'Compétences validées trim-sem 1'.BX16];[$'Compétences validées trim-sem 2'.BX16];[$'Compétences validées trimestre 3'.BX16]))">
            <text:p/>
          </table:table-cell>
          <table:table-cell table:formula="of:=IF(AND([$'Compétences validées trim-sem 1'.BY16]=&quot;&quot;;[$'Compétences validées trim-sem 2'.BY16]=&quot;&quot;;[$'Compétences validées trimestre 3'.BY16]=&quot;&quot;);&quot;&quot;;MAX([$'Compétences validées trim-sem 1'.BY16];[$'Compétences validées trim-sem 2'.BY16];[$'Compétences validées trimestre 3'.BY16]))">
            <text:p/>
          </table:table-cell>
          <table:table-cell table:formula="of:=IF(AND([$'Compétences validées trim-sem 1'.BZ16]=&quot;&quot;;[$'Compétences validées trim-sem 2'.BZ16]=&quot;&quot;;[$'Compétences validées trimestre 3'.BZ16]=&quot;&quot;);&quot;&quot;;MAX([$'Compétences validées trim-sem 1'.BZ16];[$'Compétences validées trim-sem 2'.BZ16];[$'Compétences validées trimestre 3'.BZ16]))">
            <text:p/>
          </table:table-cell>
          <table:table-cell table:formula="of:=IF(AND([$'Compétences validées trim-sem 1'.CA16]=&quot;&quot;;[$'Compétences validées trim-sem 2'.CA16]=&quot;&quot;;[$'Compétences validées trimestre 3'.CA16]=&quot;&quot;);&quot;&quot;;MAX([$'Compétences validées trim-sem 1'.CA16];[$'Compétences validées trim-sem 2'.CA16];[$'Compétences validées trimestre 3'.CA16]))">
            <text:p/>
          </table:table-cell>
          <table:table-cell table:formula="of:=IF(AND([$'Compétences validées trim-sem 1'.CB16]=&quot;&quot;;[$'Compétences validées trim-sem 2'.CB16]=&quot;&quot;;[$'Compétences validées trimestre 3'.CB16]=&quot;&quot;);&quot;&quot;;MAX([$'Compétences validées trim-sem 1'.CB16];[$'Compétences validées trim-sem 2'.CB16];[$'Compétences validées trimestre 3'.CB16]))">
            <text:p/>
          </table:table-cell>
          <table:table-cell table:formula="of:=IF(AND([$'Compétences validées trim-sem 1'.CC16]=&quot;&quot;;[$'Compétences validées trim-sem 2'.CC16]=&quot;&quot;;[$'Compétences validées trimestre 3'.CC16]=&quot;&quot;);&quot;&quot;;MAX([$'Compétences validées trim-sem 1'.CC16];[$'Compétences validées trim-sem 2'.CC16];[$'Compétences validées trimestre 3'.CC16]))">
            <text:p/>
          </table:table-cell>
          <table:table-cell table:formula="of:=IF(AND([$'Compétences validées trim-sem 1'.CD16]=&quot;&quot;;[$'Compétences validées trim-sem 2'.CD16]=&quot;&quot;;[$'Compétences validées trimestre 3'.CD16]=&quot;&quot;);&quot;&quot;;MAX([$'Compétences validées trim-sem 1'.CD16];[$'Compétences validées trim-sem 2'.CD16];[$'Compétences validées trimestre 3'.CD16]))">
            <text:p/>
          </table:table-cell>
          <table:table-cell table:formula="of:=IF(AND([$'Compétences validées trim-sem 1'.CE16]=&quot;&quot;;[$'Compétences validées trim-sem 2'.CE16]=&quot;&quot;;[$'Compétences validées trimestre 3'.CE16]=&quot;&quot;);&quot;&quot;;MAX([$'Compétences validées trim-sem 1'.CE16];[$'Compétences validées trim-sem 2'.CE16];[$'Compétences validées trimestre 3'.CE16]))">
            <text:p/>
          </table:table-cell>
          <table:table-cell table:formula="of:=IF(AND([$'Compétences validées trim-sem 1'.CF16]=&quot;&quot;;[$'Compétences validées trim-sem 2'.CF16]=&quot;&quot;;[$'Compétences validées trimestre 3'.CF16]=&quot;&quot;);&quot;&quot;;MAX([$'Compétences validées trim-sem 1'.CF16];[$'Compétences validées trim-sem 2'.CF16];[$'Compétences validées trimestre 3'.CF16]))">
            <text:p/>
          </table:table-cell>
          <table:table-cell table:formula="of:=IF(AND([$'Compétences validées trim-sem 1'.CG16]=&quot;&quot;;[$'Compétences validées trim-sem 2'.CG16]=&quot;&quot;;[$'Compétences validées trimestre 3'.CG16]=&quot;&quot;);&quot;&quot;;MAX([$'Compétences validées trim-sem 1'.CG16];[$'Compétences validées trim-sem 2'.CG16];[$'Compétences validées trimestre 3'.CG16]))">
            <text:p/>
          </table:table-cell>
          <table:table-cell table:formula="of:=IF(AND([$'Compétences validées trim-sem 1'.CH16]=&quot;&quot;;[$'Compétences validées trim-sem 2'.CH16]=&quot;&quot;;[$'Compétences validées trimestre 3'.CH16]=&quot;&quot;);&quot;&quot;;MAX([$'Compétences validées trim-sem 1'.CH16];[$'Compétences validées trim-sem 2'.CH16];[$'Compétences validées trimestre 3'.CH16]))">
            <text:p/>
          </table:table-cell>
          <table:table-cell table:formula="of:=IF(AND([$'Compétences validées trim-sem 1'.CI16]=&quot;&quot;;[$'Compétences validées trim-sem 2'.CI16]=&quot;&quot;;[$'Compétences validées trimestre 3'.CI16]=&quot;&quot;);&quot;&quot;;MAX([$'Compétences validées trim-sem 1'.CI16];[$'Compétences validées trim-sem 2'.CI16];[$'Compétences validées trimestre 3'.CI16]))">
            <text:p/>
          </table:table-cell>
          <table:table-cell table:formula="of:=IF(AND([$'Compétences validées trim-sem 1'.CJ16]=&quot;&quot;;[$'Compétences validées trim-sem 2'.CJ16]=&quot;&quot;;[$'Compétences validées trimestre 3'.CJ16]=&quot;&quot;);&quot;&quot;;MAX([$'Compétences validées trim-sem 1'.CJ16];[$'Compétences validées trim-sem 2'.CJ16];[$'Compétences validées trimestre 3'.CJ16]))">
            <text:p/>
          </table:table-cell>
          <table:table-cell table:formula="of:=IF(AND([$'Compétences validées trim-sem 1'.CK16]=&quot;&quot;;[$'Compétences validées trim-sem 2'.CK16]=&quot;&quot;;[$'Compétences validées trimestre 3'.CK16]=&quot;&quot;);&quot;&quot;;MAX([$'Compétences validées trim-sem 1'.CK16];[$'Compétences validées trim-sem 2'.CK16];[$'Compétences validées trimestre 3'.CK16]))">
            <text:p/>
          </table:table-cell>
          <table:table-cell table:formula="of:=IF(AND([$'Compétences validées trim-sem 1'.CL16]=&quot;&quot;;[$'Compétences validées trim-sem 2'.CL16]=&quot;&quot;;[$'Compétences validées trimestre 3'.CL16]=&quot;&quot;);&quot;&quot;;MAX([$'Compétences validées trim-sem 1'.CL16];[$'Compétences validées trim-sem 2'.CL16];[$'Compétences validées trimestre 3'.CL16]))">
            <text:p/>
          </table:table-cell>
          <table:table-cell table:formula="of:=IF(AND([$'Compétences validées trim-sem 1'.CM16]=&quot;&quot;;[$'Compétences validées trim-sem 2'.CM16]=&quot;&quot;;[$'Compétences validées trimestre 3'.CM16]=&quot;&quot;);&quot;&quot;;MAX([$'Compétences validées trim-sem 1'.CM16];[$'Compétences validées trim-sem 2'.CM16];[$'Compétences validées trimestre 3'.CM16]))">
            <text:p/>
          </table:table-cell>
          <table:table-cell table:formula="of:=IF(AND([$'Compétences validées trim-sem 1'.CN16]=&quot;&quot;;[$'Compétences validées trim-sem 2'.CN16]=&quot;&quot;;[$'Compétences validées trimestre 3'.CN16]=&quot;&quot;);&quot;&quot;;MAX([$'Compétences validées trim-sem 1'.CN16];[$'Compétences validées trim-sem 2'.CN16];[$'Compétences validées trimestre 3'.CN16]))">
            <text:p/>
          </table:table-cell>
          <table:table-cell table:formula="of:=IF(AND([$'Compétences validées trim-sem 1'.CO16]=&quot;&quot;;[$'Compétences validées trim-sem 2'.CO16]=&quot;&quot;;[$'Compétences validées trimestre 3'.CO16]=&quot;&quot;);&quot;&quot;;MAX([$'Compétences validées trim-sem 1'.CO16];[$'Compétences validées trim-sem 2'.CO16];[$'Compétences validées trimestre 3'.CO16]))">
            <text:p/>
          </table:table-cell>
          <table:table-cell table:formula="of:=IF(AND([$'Compétences validées trim-sem 1'.CP16]=&quot;&quot;;[$'Compétences validées trim-sem 2'.CP16]=&quot;&quot;;[$'Compétences validées trimestre 3'.CP16]=&quot;&quot;);&quot;&quot;;MAX([$'Compétences validées trim-sem 1'.CP16];[$'Compétences validées trim-sem 2'.CP16];[$'Compétences validées trimestre 3'.CP16]))">
            <text:p/>
          </table:table-cell>
          <table:table-cell table:formula="of:=IF(AND([$'Compétences validées trim-sem 1'.CQ16]=&quot;&quot;;[$'Compétences validées trim-sem 2'.CQ16]=&quot;&quot;;[$'Compétences validées trimestre 3'.CQ16]=&quot;&quot;);&quot;&quot;;MAX([$'Compétences validées trim-sem 1'.CQ16];[$'Compétences validées trim-sem 2'.CQ16];[$'Compétences validées trimestre 3'.CQ16]))">
            <text:p/>
          </table:table-cell>
          <table:table-cell table:formula="of:=IF(AND([$'Compétences validées trim-sem 1'.CR16]=&quot;&quot;;[$'Compétences validées trim-sem 2'.CR16]=&quot;&quot;;[$'Compétences validées trimestre 3'.CR16]=&quot;&quot;);&quot;&quot;;MAX([$'Compétences validées trim-sem 1'.CR16];[$'Compétences validées trim-sem 2'.CR16];[$'Compétences validées trimestre 3'.CR16]))">
            <text:p/>
          </table:table-cell>
          <table:table-cell table:formula="of:=IF(AND([$'Compétences validées trim-sem 1'.CS16]=&quot;&quot;;[$'Compétences validées trim-sem 2'.CS16]=&quot;&quot;;[$'Compétences validées trimestre 3'.CS16]=&quot;&quot;);&quot;&quot;;MAX([$'Compétences validées trim-sem 1'.CS16];[$'Compétences validées trim-sem 2'.CS16];[$'Compétences validées trimestre 3'.CS16]))">
            <text:p/>
          </table:table-cell>
          <table:table-cell table:formula="of:=IF(AND([$'Compétences validées trim-sem 1'.CT16]=&quot;&quot;;[$'Compétences validées trim-sem 2'.CT16]=&quot;&quot;;[$'Compétences validées trimestre 3'.CT16]=&quot;&quot;);&quot;&quot;;MAX([$'Compétences validées trim-sem 1'.CT16];[$'Compétences validées trim-sem 2'.CT16];[$'Compétences validées trimestre 3'.CT16]))">
            <text:p/>
          </table:table-cell>
          <table:table-cell table:formula="of:=IF(AND([$'Compétences validées trim-sem 1'.CU16]=&quot;&quot;;[$'Compétences validées trim-sem 2'.CU16]=&quot;&quot;;[$'Compétences validées trimestre 3'.CU16]=&quot;&quot;);&quot;&quot;;MAX([$'Compétences validées trim-sem 1'.CU16];[$'Compétences validées trim-sem 2'.CU16];[$'Compétences validées trimestre 3'.CU16]))">
            <text:p/>
          </table:table-cell>
          <table:table-cell table:formula="of:=IF(AND([$'Compétences validées trim-sem 1'.CV16]=&quot;&quot;;[$'Compétences validées trim-sem 2'.CV16]=&quot;&quot;;[$'Compétences validées trimestre 3'.CV16]=&quot;&quot;);&quot;&quot;;MAX([$'Compétences validées trim-sem 1'.CV16];[$'Compétences validées trim-sem 2'.CV16];[$'Compétences validées trimestre 3'.CV16]))">
            <text:p/>
          </table:table-cell>
          <table:table-cell table:formula="of:=IF(AND([$'Compétences validées trim-sem 1'.CW16]=&quot;&quot;;[$'Compétences validées trim-sem 2'.CW16]=&quot;&quot;;[$'Compétences validées trimestre 3'.CW16]=&quot;&quot;);&quot;&quot;;MAX([$'Compétences validées trim-sem 1'.CW16];[$'Compétences validées trim-sem 2'.CW16];[$'Compétences validées trimestre 3'.CW16]))">
            <text:p/>
          </table:table-cell>
          <table:table-cell table:formula="of:=IF(AND([$'Compétences validées trim-sem 1'.CX16]=&quot;&quot;;[$'Compétences validées trim-sem 2'.CX16]=&quot;&quot;;[$'Compétences validées trimestre 3'.CX16]=&quot;&quot;);&quot;&quot;;MAX([$'Compétences validées trim-sem 1'.CX16];[$'Compétences validées trim-sem 2'.CX16];[$'Compétences validées trimestre 3'.CX16]))">
            <text:p/>
          </table:table-cell>
        </table:table-row>
        <table:table-row table:style-name="ro1">
          <table:table-cell office:value-type="string" calcext:value-type="string">
            <text:p>Nom 16</text:p>
          </table:table-cell>
          <table:table-cell office:value-type="string" calcext:value-type="string">
            <text:p>Prénom 16</text:p>
          </table:table-cell>
          <table:table-cell table:formula="of:=IF(AND([$'Compétences validées trim-sem 1'.C17]=&quot;&quot;;[$'Compétences validées trim-sem 2'.C17]=&quot;&quot;;[$'Compétences validées trimestre 3'.C17]=&quot;&quot;);&quot;&quot;;MAX([$'Compétences validées trim-sem 1'.C17];[$'Compétences validées trim-sem 2'.C17];[$'Compétences validées trimestre 3'.C17]))">
            <text:p/>
          </table:table-cell>
          <table:table-cell table:formula="of:=IF(AND([$'Compétences validées trim-sem 1'.D17]=&quot;&quot;;[$'Compétences validées trim-sem 2'.D17]=&quot;&quot;;[$'Compétences validées trimestre 3'.D17]=&quot;&quot;);&quot;&quot;;MAX([$'Compétences validées trim-sem 1'.D17];[$'Compétences validées trim-sem 2'.D17];[$'Compétences validées trimestre 3'.D17]))">
            <text:p/>
          </table:table-cell>
          <table:table-cell table:formula="of:=IF(AND([$'Compétences validées trim-sem 1'.E17]=&quot;&quot;;[$'Compétences validées trim-sem 2'.E17]=&quot;&quot;;[$'Compétences validées trimestre 3'.E17]=&quot;&quot;);&quot;&quot;;MAX([$'Compétences validées trim-sem 1'.E17];[$'Compétences validées trim-sem 2'.E17];[$'Compétences validées trimestre 3'.E17]))">
            <text:p/>
          </table:table-cell>
          <table:table-cell table:formula="of:=IF(AND([$'Compétences validées trim-sem 1'.F17]=&quot;&quot;;[$'Compétences validées trim-sem 2'.F17]=&quot;&quot;;[$'Compétences validées trimestre 3'.F17]=&quot;&quot;);&quot;&quot;;MAX([$'Compétences validées trim-sem 1'.F17];[$'Compétences validées trim-sem 2'.F17];[$'Compétences validées trimestre 3'.F17]))">
            <text:p/>
          </table:table-cell>
          <table:table-cell table:formula="of:=IF(AND([$'Compétences validées trim-sem 1'.G17]=&quot;&quot;;[$'Compétences validées trim-sem 2'.G17]=&quot;&quot;;[$'Compétences validées trimestre 3'.G17]=&quot;&quot;);&quot;&quot;;MAX([$'Compétences validées trim-sem 1'.G17];[$'Compétences validées trim-sem 2'.G17];[$'Compétences validées trimestre 3'.G17]))">
            <text:p/>
          </table:table-cell>
          <table:table-cell table:formula="of:=IF(AND([$'Compétences validées trim-sem 1'.H17]=&quot;&quot;;[$'Compétences validées trim-sem 2'.H17]=&quot;&quot;;[$'Compétences validées trimestre 3'.H17]=&quot;&quot;);&quot;&quot;;MAX([$'Compétences validées trim-sem 1'.H17];[$'Compétences validées trim-sem 2'.H17];[$'Compétences validées trimestre 3'.H17]))">
            <text:p/>
          </table:table-cell>
          <table:table-cell table:formula="of:=IF(AND([$'Compétences validées trim-sem 1'.I17]=&quot;&quot;;[$'Compétences validées trim-sem 2'.I17]=&quot;&quot;;[$'Compétences validées trimestre 3'.I17]=&quot;&quot;);&quot;&quot;;MAX([$'Compétences validées trim-sem 1'.I17];[$'Compétences validées trim-sem 2'.I17];[$'Compétences validées trimestre 3'.I17]))">
            <text:p/>
          </table:table-cell>
          <table:table-cell table:formula="of:=IF(AND([$'Compétences validées trim-sem 1'.J17]=&quot;&quot;;[$'Compétences validées trim-sem 2'.J17]=&quot;&quot;;[$'Compétences validées trimestre 3'.J17]=&quot;&quot;);&quot;&quot;;MAX([$'Compétences validées trim-sem 1'.J17];[$'Compétences validées trim-sem 2'.J17];[$'Compétences validées trimestre 3'.J17]))">
            <text:p/>
          </table:table-cell>
          <table:table-cell table:formula="of:=IF(AND([$'Compétences validées trim-sem 1'.K17]=&quot;&quot;;[$'Compétences validées trim-sem 2'.K17]=&quot;&quot;;[$'Compétences validées trimestre 3'.K17]=&quot;&quot;);&quot;&quot;;MAX([$'Compétences validées trim-sem 1'.K17];[$'Compétences validées trim-sem 2'.K17];[$'Compétences validées trimestre 3'.K17]))">
            <text:p/>
          </table:table-cell>
          <table:table-cell table:formula="of:=IF(AND([$'Compétences validées trim-sem 1'.L17]=&quot;&quot;;[$'Compétences validées trim-sem 2'.L17]=&quot;&quot;;[$'Compétences validées trimestre 3'.L17]=&quot;&quot;);&quot;&quot;;MAX([$'Compétences validées trim-sem 1'.L17];[$'Compétences validées trim-sem 2'.L17];[$'Compétences validées trimestre 3'.L17]))">
            <text:p/>
          </table:table-cell>
          <table:table-cell table:formula="of:=IF(AND([$'Compétences validées trim-sem 1'.M17]=&quot;&quot;;[$'Compétences validées trim-sem 2'.M17]=&quot;&quot;;[$'Compétences validées trimestre 3'.M17]=&quot;&quot;);&quot;&quot;;MAX([$'Compétences validées trim-sem 1'.M17];[$'Compétences validées trim-sem 2'.M17];[$'Compétences validées trimestre 3'.M17]))">
            <text:p/>
          </table:table-cell>
          <table:table-cell table:formula="of:=IF(AND([$'Compétences validées trim-sem 1'.N17]=&quot;&quot;;[$'Compétences validées trim-sem 2'.N17]=&quot;&quot;;[$'Compétences validées trimestre 3'.N17]=&quot;&quot;);&quot;&quot;;MAX([$'Compétences validées trim-sem 1'.N17];[$'Compétences validées trim-sem 2'.N17];[$'Compétences validées trimestre 3'.N17]))">
            <text:p/>
          </table:table-cell>
          <table:table-cell table:formula="of:=IF(AND([$'Compétences validées trim-sem 1'.O17]=&quot;&quot;;[$'Compétences validées trim-sem 2'.O17]=&quot;&quot;;[$'Compétences validées trimestre 3'.O17]=&quot;&quot;);&quot;&quot;;MAX([$'Compétences validées trim-sem 1'.O17];[$'Compétences validées trim-sem 2'.O17];[$'Compétences validées trimestre 3'.O17]))">
            <text:p/>
          </table:table-cell>
          <table:table-cell table:formula="of:=IF(AND([$'Compétences validées trim-sem 1'.P17]=&quot;&quot;;[$'Compétences validées trim-sem 2'.P17]=&quot;&quot;;[$'Compétences validées trimestre 3'.P17]=&quot;&quot;);&quot;&quot;;MAX([$'Compétences validées trim-sem 1'.P17];[$'Compétences validées trim-sem 2'.P17];[$'Compétences validées trimestre 3'.P17]))">
            <text:p/>
          </table:table-cell>
          <table:table-cell table:formula="of:=IF(AND([$'Compétences validées trim-sem 1'.Q17]=&quot;&quot;;[$'Compétences validées trim-sem 2'.Q17]=&quot;&quot;;[$'Compétences validées trimestre 3'.Q17]=&quot;&quot;);&quot;&quot;;MAX([$'Compétences validées trim-sem 1'.Q17];[$'Compétences validées trim-sem 2'.Q17];[$'Compétences validées trimestre 3'.Q17]))">
            <text:p/>
          </table:table-cell>
          <table:table-cell table:formula="of:=IF(AND([$'Compétences validées trim-sem 1'.R17]=&quot;&quot;;[$'Compétences validées trim-sem 2'.R17]=&quot;&quot;;[$'Compétences validées trimestre 3'.R17]=&quot;&quot;);&quot;&quot;;MAX([$'Compétences validées trim-sem 1'.R17];[$'Compétences validées trim-sem 2'.R17];[$'Compétences validées trimestre 3'.R17]))">
            <text:p/>
          </table:table-cell>
          <table:table-cell table:formula="of:=IF(AND([$'Compétences validées trim-sem 1'.S17]=&quot;&quot;;[$'Compétences validées trim-sem 2'.S17]=&quot;&quot;;[$'Compétences validées trimestre 3'.S17]=&quot;&quot;);&quot;&quot;;MAX([$'Compétences validées trim-sem 1'.S17];[$'Compétences validées trim-sem 2'.S17];[$'Compétences validées trimestre 3'.S17]))">
            <text:p/>
          </table:table-cell>
          <table:table-cell table:formula="of:=IF(AND([$'Compétences validées trim-sem 1'.T17]=&quot;&quot;;[$'Compétences validées trim-sem 2'.T17]=&quot;&quot;;[$'Compétences validées trimestre 3'.T17]=&quot;&quot;);&quot;&quot;;MAX([$'Compétences validées trim-sem 1'.T17];[$'Compétences validées trim-sem 2'.T17];[$'Compétences validées trimestre 3'.T17]))">
            <text:p/>
          </table:table-cell>
          <table:table-cell table:formula="of:=IF(AND([$'Compétences validées trim-sem 1'.U17]=&quot;&quot;;[$'Compétences validées trim-sem 2'.U17]=&quot;&quot;;[$'Compétences validées trimestre 3'.U17]=&quot;&quot;);&quot;&quot;;MAX([$'Compétences validées trim-sem 1'.U17];[$'Compétences validées trim-sem 2'.U17];[$'Compétences validées trimestre 3'.U17]))">
            <text:p/>
          </table:table-cell>
          <table:table-cell table:formula="of:=IF(AND([$'Compétences validées trim-sem 1'.V17]=&quot;&quot;;[$'Compétences validées trim-sem 2'.V17]=&quot;&quot;;[$'Compétences validées trimestre 3'.V17]=&quot;&quot;);&quot;&quot;;MAX([$'Compétences validées trim-sem 1'.V17];[$'Compétences validées trim-sem 2'.V17];[$'Compétences validées trimestre 3'.V17]))">
            <text:p/>
          </table:table-cell>
          <table:table-cell table:formula="of:=IF(AND([$'Compétences validées trim-sem 1'.W17]=&quot;&quot;;[$'Compétences validées trim-sem 2'.W17]=&quot;&quot;;[$'Compétences validées trimestre 3'.W17]=&quot;&quot;);&quot;&quot;;MAX([$'Compétences validées trim-sem 1'.W17];[$'Compétences validées trim-sem 2'.W17];[$'Compétences validées trimestre 3'.W17]))">
            <text:p/>
          </table:table-cell>
          <table:table-cell table:formula="of:=IF(AND([$'Compétences validées trim-sem 1'.X17]=&quot;&quot;;[$'Compétences validées trim-sem 2'.X17]=&quot;&quot;;[$'Compétences validées trimestre 3'.X17]=&quot;&quot;);&quot;&quot;;MAX([$'Compétences validées trim-sem 1'.X17];[$'Compétences validées trim-sem 2'.X17];[$'Compétences validées trimestre 3'.X17]))">
            <text:p/>
          </table:table-cell>
          <table:table-cell table:formula="of:=IF(AND([$'Compétences validées trim-sem 1'.Y17]=&quot;&quot;;[$'Compétences validées trim-sem 2'.Y17]=&quot;&quot;;[$'Compétences validées trimestre 3'.Y17]=&quot;&quot;);&quot;&quot;;MAX([$'Compétences validées trim-sem 1'.Y17];[$'Compétences validées trim-sem 2'.Y17];[$'Compétences validées trimestre 3'.Y17]))">
            <text:p/>
          </table:table-cell>
          <table:table-cell table:formula="of:=IF(AND([$'Compétences validées trim-sem 1'.Z17]=&quot;&quot;;[$'Compétences validées trim-sem 2'.Z17]=&quot;&quot;;[$'Compétences validées trimestre 3'.Z17]=&quot;&quot;);&quot;&quot;;MAX([$'Compétences validées trim-sem 1'.Z17];[$'Compétences validées trim-sem 2'.Z17];[$'Compétences validées trimestre 3'.Z17]))">
            <text:p/>
          </table:table-cell>
          <table:table-cell table:formula="of:=IF(AND([$'Compétences validées trim-sem 1'.AA17]=&quot;&quot;;[$'Compétences validées trim-sem 2'.AA17]=&quot;&quot;;[$'Compétences validées trimestre 3'.AA17]=&quot;&quot;);&quot;&quot;;MAX([$'Compétences validées trim-sem 1'.AA17];[$'Compétences validées trim-sem 2'.AA17];[$'Compétences validées trimestre 3'.AA17]))">
            <text:p/>
          </table:table-cell>
          <table:table-cell table:formula="of:=IF(AND([$'Compétences validées trim-sem 1'.AB17]=&quot;&quot;;[$'Compétences validées trim-sem 2'.AB17]=&quot;&quot;;[$'Compétences validées trimestre 3'.AB17]=&quot;&quot;);&quot;&quot;;MAX([$'Compétences validées trim-sem 1'.AB17];[$'Compétences validées trim-sem 2'.AB17];[$'Compétences validées trimestre 3'.AB17]))">
            <text:p/>
          </table:table-cell>
          <table:table-cell table:formula="of:=IF(AND([$'Compétences validées trim-sem 1'.AC17]=&quot;&quot;;[$'Compétences validées trim-sem 2'.AC17]=&quot;&quot;;[$'Compétences validées trimestre 3'.AC17]=&quot;&quot;);&quot;&quot;;MAX([$'Compétences validées trim-sem 1'.AC17];[$'Compétences validées trim-sem 2'.AC17];[$'Compétences validées trimestre 3'.AC17]))">
            <text:p/>
          </table:table-cell>
          <table:table-cell table:formula="of:=IF(AND([$'Compétences validées trim-sem 1'.AD17]=&quot;&quot;;[$'Compétences validées trim-sem 2'.AD17]=&quot;&quot;;[$'Compétences validées trimestre 3'.AD17]=&quot;&quot;);&quot;&quot;;MAX([$'Compétences validées trim-sem 1'.AD17];[$'Compétences validées trim-sem 2'.AD17];[$'Compétences validées trimestre 3'.AD17]))">
            <text:p/>
          </table:table-cell>
          <table:table-cell table:formula="of:=IF(AND([$'Compétences validées trim-sem 1'.AE17]=&quot;&quot;;[$'Compétences validées trim-sem 2'.AE17]=&quot;&quot;;[$'Compétences validées trimestre 3'.AE17]=&quot;&quot;);&quot;&quot;;MAX([$'Compétences validées trim-sem 1'.AE17];[$'Compétences validées trim-sem 2'.AE17];[$'Compétences validées trimestre 3'.AE17]))">
            <text:p/>
          </table:table-cell>
          <table:table-cell table:formula="of:=IF(AND([$'Compétences validées trim-sem 1'.AF17]=&quot;&quot;;[$'Compétences validées trim-sem 2'.AF17]=&quot;&quot;;[$'Compétences validées trimestre 3'.AF17]=&quot;&quot;);&quot;&quot;;MAX([$'Compétences validées trim-sem 1'.AF17];[$'Compétences validées trim-sem 2'.AF17];[$'Compétences validées trimestre 3'.AF17]))">
            <text:p/>
          </table:table-cell>
          <table:table-cell table:formula="of:=IF(AND([$'Compétences validées trim-sem 1'.AG17]=&quot;&quot;;[$'Compétences validées trim-sem 2'.AG17]=&quot;&quot;;[$'Compétences validées trimestre 3'.AG17]=&quot;&quot;);&quot;&quot;;MAX([$'Compétences validées trim-sem 1'.AG17];[$'Compétences validées trim-sem 2'.AG17];[$'Compétences validées trimestre 3'.AG17]))">
            <text:p/>
          </table:table-cell>
          <table:table-cell table:formula="of:=IF(AND([$'Compétences validées trim-sem 1'.AH17]=&quot;&quot;;[$'Compétences validées trim-sem 2'.AH17]=&quot;&quot;;[$'Compétences validées trimestre 3'.AH17]=&quot;&quot;);&quot;&quot;;MAX([$'Compétences validées trim-sem 1'.AH17];[$'Compétences validées trim-sem 2'.AH17];[$'Compétences validées trimestre 3'.AH17]))">
            <text:p/>
          </table:table-cell>
          <table:table-cell table:formula="of:=IF(AND([$'Compétences validées trim-sem 1'.AI17]=&quot;&quot;;[$'Compétences validées trim-sem 2'.AI17]=&quot;&quot;;[$'Compétences validées trimestre 3'.AI17]=&quot;&quot;);&quot;&quot;;MAX([$'Compétences validées trim-sem 1'.AI17];[$'Compétences validées trim-sem 2'.AI17];[$'Compétences validées trimestre 3'.AI17]))">
            <text:p/>
          </table:table-cell>
          <table:table-cell table:formula="of:=IF(AND([$'Compétences validées trim-sem 1'.AJ17]=&quot;&quot;;[$'Compétences validées trim-sem 2'.AJ17]=&quot;&quot;;[$'Compétences validées trimestre 3'.AJ17]=&quot;&quot;);&quot;&quot;;MAX([$'Compétences validées trim-sem 1'.AJ17];[$'Compétences validées trim-sem 2'.AJ17];[$'Compétences validées trimestre 3'.AJ17]))">
            <text:p/>
          </table:table-cell>
          <table:table-cell table:formula="of:=IF(AND([$'Compétences validées trim-sem 1'.AK17]=&quot;&quot;;[$'Compétences validées trim-sem 2'.AK17]=&quot;&quot;;[$'Compétences validées trimestre 3'.AK17]=&quot;&quot;);&quot;&quot;;MAX([$'Compétences validées trim-sem 1'.AK17];[$'Compétences validées trim-sem 2'.AK17];[$'Compétences validées trimestre 3'.AK17]))">
            <text:p/>
          </table:table-cell>
          <table:table-cell table:formula="of:=IF(AND([$'Compétences validées trim-sem 1'.AL17]=&quot;&quot;;[$'Compétences validées trim-sem 2'.AL17]=&quot;&quot;;[$'Compétences validées trimestre 3'.AL17]=&quot;&quot;);&quot;&quot;;MAX([$'Compétences validées trim-sem 1'.AL17];[$'Compétences validées trim-sem 2'.AL17];[$'Compétences validées trimestre 3'.AL17]))">
            <text:p/>
          </table:table-cell>
          <table:table-cell table:formula="of:=IF(AND([$'Compétences validées trim-sem 1'.AM17]=&quot;&quot;;[$'Compétences validées trim-sem 2'.AM17]=&quot;&quot;;[$'Compétences validées trimestre 3'.AM17]=&quot;&quot;);&quot;&quot;;MAX([$'Compétences validées trim-sem 1'.AM17];[$'Compétences validées trim-sem 2'.AM17];[$'Compétences validées trimestre 3'.AM17]))">
            <text:p/>
          </table:table-cell>
          <table:table-cell table:formula="of:=IF(AND([$'Compétences validées trim-sem 1'.AN17]=&quot;&quot;;[$'Compétences validées trim-sem 2'.AN17]=&quot;&quot;;[$'Compétences validées trimestre 3'.AN17]=&quot;&quot;);&quot;&quot;;MAX([$'Compétences validées trim-sem 1'.AN17];[$'Compétences validées trim-sem 2'.AN17];[$'Compétences validées trimestre 3'.AN17]))">
            <text:p/>
          </table:table-cell>
          <table:table-cell table:formula="of:=IF(AND([$'Compétences validées trim-sem 1'.AO17]=&quot;&quot;;[$'Compétences validées trim-sem 2'.AO17]=&quot;&quot;;[$'Compétences validées trimestre 3'.AO17]=&quot;&quot;);&quot;&quot;;MAX([$'Compétences validées trim-sem 1'.AO17];[$'Compétences validées trim-sem 2'.AO17];[$'Compétences validées trimestre 3'.AO17]))">
            <text:p/>
          </table:table-cell>
          <table:table-cell table:formula="of:=IF(AND([$'Compétences validées trim-sem 1'.AP17]=&quot;&quot;;[$'Compétences validées trim-sem 2'.AP17]=&quot;&quot;;[$'Compétences validées trimestre 3'.AP17]=&quot;&quot;);&quot;&quot;;MAX([$'Compétences validées trim-sem 1'.AP17];[$'Compétences validées trim-sem 2'.AP17];[$'Compétences validées trimestre 3'.AP17]))">
            <text:p/>
          </table:table-cell>
          <table:table-cell table:formula="of:=IF(AND([$'Compétences validées trim-sem 1'.AQ17]=&quot;&quot;;[$'Compétences validées trim-sem 2'.AQ17]=&quot;&quot;;[$'Compétences validées trimestre 3'.AQ17]=&quot;&quot;);&quot;&quot;;MAX([$'Compétences validées trim-sem 1'.AQ17];[$'Compétences validées trim-sem 2'.AQ17];[$'Compétences validées trimestre 3'.AQ17]))">
            <text:p/>
          </table:table-cell>
          <table:table-cell table:formula="of:=IF(AND([$'Compétences validées trim-sem 1'.AR17]=&quot;&quot;;[$'Compétences validées trim-sem 2'.AR17]=&quot;&quot;;[$'Compétences validées trimestre 3'.AR17]=&quot;&quot;);&quot;&quot;;MAX([$'Compétences validées trim-sem 1'.AR17];[$'Compétences validées trim-sem 2'.AR17];[$'Compétences validées trimestre 3'.AR17]))">
            <text:p/>
          </table:table-cell>
          <table:table-cell table:formula="of:=IF(AND([$'Compétences validées trim-sem 1'.AS17]=&quot;&quot;;[$'Compétences validées trim-sem 2'.AS17]=&quot;&quot;;[$'Compétences validées trimestre 3'.AS17]=&quot;&quot;);&quot;&quot;;MAX([$'Compétences validées trim-sem 1'.AS17];[$'Compétences validées trim-sem 2'.AS17];[$'Compétences validées trimestre 3'.AS17]))">
            <text:p/>
          </table:table-cell>
          <table:table-cell table:formula="of:=IF(AND([$'Compétences validées trim-sem 1'.AT17]=&quot;&quot;;[$'Compétences validées trim-sem 2'.AT17]=&quot;&quot;;[$'Compétences validées trimestre 3'.AT17]=&quot;&quot;);&quot;&quot;;MAX([$'Compétences validées trim-sem 1'.AT17];[$'Compétences validées trim-sem 2'.AT17];[$'Compétences validées trimestre 3'.AT17]))">
            <text:p/>
          </table:table-cell>
          <table:table-cell table:formula="of:=IF(AND([$'Compétences validées trim-sem 1'.AU17]=&quot;&quot;;[$'Compétences validées trim-sem 2'.AU17]=&quot;&quot;;[$'Compétences validées trimestre 3'.AU17]=&quot;&quot;);&quot;&quot;;MAX([$'Compétences validées trim-sem 1'.AU17];[$'Compétences validées trim-sem 2'.AU17];[$'Compétences validées trimestre 3'.AU17]))">
            <text:p/>
          </table:table-cell>
          <table:table-cell table:formula="of:=IF(AND([$'Compétences validées trim-sem 1'.AV17]=&quot;&quot;;[$'Compétences validées trim-sem 2'.AV17]=&quot;&quot;;[$'Compétences validées trimestre 3'.AV17]=&quot;&quot;);&quot;&quot;;MAX([$'Compétences validées trim-sem 1'.AV17];[$'Compétences validées trim-sem 2'.AV17];[$'Compétences validées trimestre 3'.AV17]))">
            <text:p/>
          </table:table-cell>
          <table:table-cell table:formula="of:=IF(AND([$'Compétences validées trim-sem 1'.AW17]=&quot;&quot;;[$'Compétences validées trim-sem 2'.AW17]=&quot;&quot;;[$'Compétences validées trimestre 3'.AW17]=&quot;&quot;);&quot;&quot;;MAX([$'Compétences validées trim-sem 1'.AW17];[$'Compétences validées trim-sem 2'.AW17];[$'Compétences validées trimestre 3'.AW17]))">
            <text:p/>
          </table:table-cell>
          <table:table-cell table:formula="of:=IF(AND([$'Compétences validées trim-sem 1'.AX17]=&quot;&quot;;[$'Compétences validées trim-sem 2'.AX17]=&quot;&quot;;[$'Compétences validées trimestre 3'.AX17]=&quot;&quot;);&quot;&quot;;MAX([$'Compétences validées trim-sem 1'.AX17];[$'Compétences validées trim-sem 2'.AX17];[$'Compétences validées trimestre 3'.AX17]))">
            <text:p/>
          </table:table-cell>
          <table:table-cell table:formula="of:=IF(AND([$'Compétences validées trim-sem 1'.AY17]=&quot;&quot;;[$'Compétences validées trim-sem 2'.AY17]=&quot;&quot;;[$'Compétences validées trimestre 3'.AY17]=&quot;&quot;);&quot;&quot;;MAX([$'Compétences validées trim-sem 1'.AY17];[$'Compétences validées trim-sem 2'.AY17];[$'Compétences validées trimestre 3'.AY17]))">
            <text:p/>
          </table:table-cell>
          <table:table-cell table:formula="of:=IF(AND([$'Compétences validées trim-sem 1'.AZ17]=&quot;&quot;;[$'Compétences validées trim-sem 2'.AZ17]=&quot;&quot;;[$'Compétences validées trimestre 3'.AZ17]=&quot;&quot;);&quot;&quot;;MAX([$'Compétences validées trim-sem 1'.AZ17];[$'Compétences validées trim-sem 2'.AZ17];[$'Compétences validées trimestre 3'.AZ17]))">
            <text:p/>
          </table:table-cell>
          <table:table-cell table:formula="of:=IF(AND([$'Compétences validées trim-sem 1'.BA17]=&quot;&quot;;[$'Compétences validées trim-sem 2'.BA17]=&quot;&quot;;[$'Compétences validées trimestre 3'.BA17]=&quot;&quot;);&quot;&quot;;MAX([$'Compétences validées trim-sem 1'.BA17];[$'Compétences validées trim-sem 2'.BA17];[$'Compétences validées trimestre 3'.BA17]))">
            <text:p/>
          </table:table-cell>
          <table:table-cell table:formula="of:=IF(AND([$'Compétences validées trim-sem 1'.BB17]=&quot;&quot;;[$'Compétences validées trim-sem 2'.BB17]=&quot;&quot;;[$'Compétences validées trimestre 3'.BB17]=&quot;&quot;);&quot;&quot;;MAX([$'Compétences validées trim-sem 1'.BB17];[$'Compétences validées trim-sem 2'.BB17];[$'Compétences validées trimestre 3'.BB17]))">
            <text:p/>
          </table:table-cell>
          <table:table-cell table:formula="of:=IF(AND([$'Compétences validées trim-sem 1'.BC17]=&quot;&quot;;[$'Compétences validées trim-sem 2'.BC17]=&quot;&quot;;[$'Compétences validées trimestre 3'.BC17]=&quot;&quot;);&quot;&quot;;MAX([$'Compétences validées trim-sem 1'.BC17];[$'Compétences validées trim-sem 2'.BC17];[$'Compétences validées trimestre 3'.BC17]))">
            <text:p/>
          </table:table-cell>
          <table:table-cell table:formula="of:=IF(AND([$'Compétences validées trim-sem 1'.BD17]=&quot;&quot;;[$'Compétences validées trim-sem 2'.BD17]=&quot;&quot;;[$'Compétences validées trimestre 3'.BD17]=&quot;&quot;);&quot;&quot;;MAX([$'Compétences validées trim-sem 1'.BD17];[$'Compétences validées trim-sem 2'.BD17];[$'Compétences validées trimestre 3'.BD17]))">
            <text:p/>
          </table:table-cell>
          <table:table-cell table:formula="of:=IF(AND([$'Compétences validées trim-sem 1'.BE17]=&quot;&quot;;[$'Compétences validées trim-sem 2'.BE17]=&quot;&quot;;[$'Compétences validées trimestre 3'.BE17]=&quot;&quot;);&quot;&quot;;MAX([$'Compétences validées trim-sem 1'.BE17];[$'Compétences validées trim-sem 2'.BE17];[$'Compétences validées trimestre 3'.BE17]))">
            <text:p/>
          </table:table-cell>
          <table:table-cell table:formula="of:=IF(AND([$'Compétences validées trim-sem 1'.BF17]=&quot;&quot;;[$'Compétences validées trim-sem 2'.BF17]=&quot;&quot;;[$'Compétences validées trimestre 3'.BF17]=&quot;&quot;);&quot;&quot;;MAX([$'Compétences validées trim-sem 1'.BF17];[$'Compétences validées trim-sem 2'.BF17];[$'Compétences validées trimestre 3'.BF17]))">
            <text:p/>
          </table:table-cell>
          <table:table-cell table:formula="of:=IF(AND([$'Compétences validées trim-sem 1'.BG17]=&quot;&quot;;[$'Compétences validées trim-sem 2'.BG17]=&quot;&quot;;[$'Compétences validées trimestre 3'.BG17]=&quot;&quot;);&quot;&quot;;MAX([$'Compétences validées trim-sem 1'.BG17];[$'Compétences validées trim-sem 2'.BG17];[$'Compétences validées trimestre 3'.BG17]))">
            <text:p/>
          </table:table-cell>
          <table:table-cell table:formula="of:=IF(AND([$'Compétences validées trim-sem 1'.BH17]=&quot;&quot;;[$'Compétences validées trim-sem 2'.BH17]=&quot;&quot;;[$'Compétences validées trimestre 3'.BH17]=&quot;&quot;);&quot;&quot;;MAX([$'Compétences validées trim-sem 1'.BH17];[$'Compétences validées trim-sem 2'.BH17];[$'Compétences validées trimestre 3'.BH17]))">
            <text:p/>
          </table:table-cell>
          <table:table-cell table:formula="of:=IF(AND([$'Compétences validées trim-sem 1'.BI17]=&quot;&quot;;[$'Compétences validées trim-sem 2'.BI17]=&quot;&quot;;[$'Compétences validées trimestre 3'.BI17]=&quot;&quot;);&quot;&quot;;MAX([$'Compétences validées trim-sem 1'.BI17];[$'Compétences validées trim-sem 2'.BI17];[$'Compétences validées trimestre 3'.BI17]))">
            <text:p/>
          </table:table-cell>
          <table:table-cell table:formula="of:=IF(AND([$'Compétences validées trim-sem 1'.BJ17]=&quot;&quot;;[$'Compétences validées trim-sem 2'.BJ17]=&quot;&quot;;[$'Compétences validées trimestre 3'.BJ17]=&quot;&quot;);&quot;&quot;;MAX([$'Compétences validées trim-sem 1'.BJ17];[$'Compétences validées trim-sem 2'.BJ17];[$'Compétences validées trimestre 3'.BJ17]))">
            <text:p/>
          </table:table-cell>
          <table:table-cell table:formula="of:=IF(AND([$'Compétences validées trim-sem 1'.BK17]=&quot;&quot;;[$'Compétences validées trim-sem 2'.BK17]=&quot;&quot;;[$'Compétences validées trimestre 3'.BK17]=&quot;&quot;);&quot;&quot;;MAX([$'Compétences validées trim-sem 1'.BK17];[$'Compétences validées trim-sem 2'.BK17];[$'Compétences validées trimestre 3'.BK17]))">
            <text:p/>
          </table:table-cell>
          <table:table-cell table:formula="of:=IF(AND([$'Compétences validées trim-sem 1'.BL17]=&quot;&quot;;[$'Compétences validées trim-sem 2'.BL17]=&quot;&quot;;[$'Compétences validées trimestre 3'.BL17]=&quot;&quot;);&quot;&quot;;MAX([$'Compétences validées trim-sem 1'.BL17];[$'Compétences validées trim-sem 2'.BL17];[$'Compétences validées trimestre 3'.BL17]))">
            <text:p/>
          </table:table-cell>
          <table:table-cell table:formula="of:=IF(AND([$'Compétences validées trim-sem 1'.BM17]=&quot;&quot;;[$'Compétences validées trim-sem 2'.BM17]=&quot;&quot;;[$'Compétences validées trimestre 3'.BM17]=&quot;&quot;);&quot;&quot;;MAX([$'Compétences validées trim-sem 1'.BM17];[$'Compétences validées trim-sem 2'.BM17];[$'Compétences validées trimestre 3'.BM17]))">
            <text:p/>
          </table:table-cell>
          <table:table-cell table:formula="of:=IF(AND([$'Compétences validées trim-sem 1'.BN17]=&quot;&quot;;[$'Compétences validées trim-sem 2'.BN17]=&quot;&quot;;[$'Compétences validées trimestre 3'.BN17]=&quot;&quot;);&quot;&quot;;MAX([$'Compétences validées trim-sem 1'.BN17];[$'Compétences validées trim-sem 2'.BN17];[$'Compétences validées trimestre 3'.BN17]))">
            <text:p/>
          </table:table-cell>
          <table:table-cell table:formula="of:=IF(AND([$'Compétences validées trim-sem 1'.BO17]=&quot;&quot;;[$'Compétences validées trim-sem 2'.BO17]=&quot;&quot;;[$'Compétences validées trimestre 3'.BO17]=&quot;&quot;);&quot;&quot;;MAX([$'Compétences validées trim-sem 1'.BO17];[$'Compétences validées trim-sem 2'.BO17];[$'Compétences validées trimestre 3'.BO17]))">
            <text:p/>
          </table:table-cell>
          <table:table-cell table:formula="of:=IF(AND([$'Compétences validées trim-sem 1'.BP17]=&quot;&quot;;[$'Compétences validées trim-sem 2'.BP17]=&quot;&quot;;[$'Compétences validées trimestre 3'.BP17]=&quot;&quot;);&quot;&quot;;MAX([$'Compétences validées trim-sem 1'.BP17];[$'Compétences validées trim-sem 2'.BP17];[$'Compétences validées trimestre 3'.BP17]))">
            <text:p/>
          </table:table-cell>
          <table:table-cell table:formula="of:=IF(AND([$'Compétences validées trim-sem 1'.BQ17]=&quot;&quot;;[$'Compétences validées trim-sem 2'.BQ17]=&quot;&quot;;[$'Compétences validées trimestre 3'.BQ17]=&quot;&quot;);&quot;&quot;;MAX([$'Compétences validées trim-sem 1'.BQ17];[$'Compétences validées trim-sem 2'.BQ17];[$'Compétences validées trimestre 3'.BQ17]))">
            <text:p/>
          </table:table-cell>
          <table:table-cell table:formula="of:=IF(AND([$'Compétences validées trim-sem 1'.BR17]=&quot;&quot;;[$'Compétences validées trim-sem 2'.BR17]=&quot;&quot;;[$'Compétences validées trimestre 3'.BR17]=&quot;&quot;);&quot;&quot;;MAX([$'Compétences validées trim-sem 1'.BR17];[$'Compétences validées trim-sem 2'.BR17];[$'Compétences validées trimestre 3'.BR17]))">
            <text:p/>
          </table:table-cell>
          <table:table-cell table:formula="of:=IF(AND([$'Compétences validées trim-sem 1'.BS17]=&quot;&quot;;[$'Compétences validées trim-sem 2'.BS17]=&quot;&quot;;[$'Compétences validées trimestre 3'.BS17]=&quot;&quot;);&quot;&quot;;MAX([$'Compétences validées trim-sem 1'.BS17];[$'Compétences validées trim-sem 2'.BS17];[$'Compétences validées trimestre 3'.BS17]))">
            <text:p/>
          </table:table-cell>
          <table:table-cell table:formula="of:=IF(AND([$'Compétences validées trim-sem 1'.BT17]=&quot;&quot;;[$'Compétences validées trim-sem 2'.BT17]=&quot;&quot;;[$'Compétences validées trimestre 3'.BT17]=&quot;&quot;);&quot;&quot;;MAX([$'Compétences validées trim-sem 1'.BT17];[$'Compétences validées trim-sem 2'.BT17];[$'Compétences validées trimestre 3'.BT17]))">
            <text:p/>
          </table:table-cell>
          <table:table-cell table:formula="of:=IF(AND([$'Compétences validées trim-sem 1'.BU17]=&quot;&quot;;[$'Compétences validées trim-sem 2'.BU17]=&quot;&quot;;[$'Compétences validées trimestre 3'.BU17]=&quot;&quot;);&quot;&quot;;MAX([$'Compétences validées trim-sem 1'.BU17];[$'Compétences validées trim-sem 2'.BU17];[$'Compétences validées trimestre 3'.BU17]))">
            <text:p/>
          </table:table-cell>
          <table:table-cell table:formula="of:=IF(AND([$'Compétences validées trim-sem 1'.BV17]=&quot;&quot;;[$'Compétences validées trim-sem 2'.BV17]=&quot;&quot;;[$'Compétences validées trimestre 3'.BV17]=&quot;&quot;);&quot;&quot;;MAX([$'Compétences validées trim-sem 1'.BV17];[$'Compétences validées trim-sem 2'.BV17];[$'Compétences validées trimestre 3'.BV17]))">
            <text:p/>
          </table:table-cell>
          <table:table-cell table:formula="of:=IF(AND([$'Compétences validées trim-sem 1'.BW17]=&quot;&quot;;[$'Compétences validées trim-sem 2'.BW17]=&quot;&quot;;[$'Compétences validées trimestre 3'.BW17]=&quot;&quot;);&quot;&quot;;MAX([$'Compétences validées trim-sem 1'.BW17];[$'Compétences validées trim-sem 2'.BW17];[$'Compétences validées trimestre 3'.BW17]))">
            <text:p/>
          </table:table-cell>
          <table:table-cell table:formula="of:=IF(AND([$'Compétences validées trim-sem 1'.BX17]=&quot;&quot;;[$'Compétences validées trim-sem 2'.BX17]=&quot;&quot;;[$'Compétences validées trimestre 3'.BX17]=&quot;&quot;);&quot;&quot;;MAX([$'Compétences validées trim-sem 1'.BX17];[$'Compétences validées trim-sem 2'.BX17];[$'Compétences validées trimestre 3'.BX17]))">
            <text:p/>
          </table:table-cell>
          <table:table-cell table:formula="of:=IF(AND([$'Compétences validées trim-sem 1'.BY17]=&quot;&quot;;[$'Compétences validées trim-sem 2'.BY17]=&quot;&quot;;[$'Compétences validées trimestre 3'.BY17]=&quot;&quot;);&quot;&quot;;MAX([$'Compétences validées trim-sem 1'.BY17];[$'Compétences validées trim-sem 2'.BY17];[$'Compétences validées trimestre 3'.BY17]))">
            <text:p/>
          </table:table-cell>
          <table:table-cell table:formula="of:=IF(AND([$'Compétences validées trim-sem 1'.BZ17]=&quot;&quot;;[$'Compétences validées trim-sem 2'.BZ17]=&quot;&quot;;[$'Compétences validées trimestre 3'.BZ17]=&quot;&quot;);&quot;&quot;;MAX([$'Compétences validées trim-sem 1'.BZ17];[$'Compétences validées trim-sem 2'.BZ17];[$'Compétences validées trimestre 3'.BZ17]))">
            <text:p/>
          </table:table-cell>
          <table:table-cell table:formula="of:=IF(AND([$'Compétences validées trim-sem 1'.CA17]=&quot;&quot;;[$'Compétences validées trim-sem 2'.CA17]=&quot;&quot;;[$'Compétences validées trimestre 3'.CA17]=&quot;&quot;);&quot;&quot;;MAX([$'Compétences validées trim-sem 1'.CA17];[$'Compétences validées trim-sem 2'.CA17];[$'Compétences validées trimestre 3'.CA17]))">
            <text:p/>
          </table:table-cell>
          <table:table-cell table:formula="of:=IF(AND([$'Compétences validées trim-sem 1'.CB17]=&quot;&quot;;[$'Compétences validées trim-sem 2'.CB17]=&quot;&quot;;[$'Compétences validées trimestre 3'.CB17]=&quot;&quot;);&quot;&quot;;MAX([$'Compétences validées trim-sem 1'.CB17];[$'Compétences validées trim-sem 2'.CB17];[$'Compétences validées trimestre 3'.CB17]))">
            <text:p/>
          </table:table-cell>
          <table:table-cell table:formula="of:=IF(AND([$'Compétences validées trim-sem 1'.CC17]=&quot;&quot;;[$'Compétences validées trim-sem 2'.CC17]=&quot;&quot;;[$'Compétences validées trimestre 3'.CC17]=&quot;&quot;);&quot;&quot;;MAX([$'Compétences validées trim-sem 1'.CC17];[$'Compétences validées trim-sem 2'.CC17];[$'Compétences validées trimestre 3'.CC17]))">
            <text:p/>
          </table:table-cell>
          <table:table-cell table:formula="of:=IF(AND([$'Compétences validées trim-sem 1'.CD17]=&quot;&quot;;[$'Compétences validées trim-sem 2'.CD17]=&quot;&quot;;[$'Compétences validées trimestre 3'.CD17]=&quot;&quot;);&quot;&quot;;MAX([$'Compétences validées trim-sem 1'.CD17];[$'Compétences validées trim-sem 2'.CD17];[$'Compétences validées trimestre 3'.CD17]))">
            <text:p/>
          </table:table-cell>
          <table:table-cell table:formula="of:=IF(AND([$'Compétences validées trim-sem 1'.CE17]=&quot;&quot;;[$'Compétences validées trim-sem 2'.CE17]=&quot;&quot;;[$'Compétences validées trimestre 3'.CE17]=&quot;&quot;);&quot;&quot;;MAX([$'Compétences validées trim-sem 1'.CE17];[$'Compétences validées trim-sem 2'.CE17];[$'Compétences validées trimestre 3'.CE17]))">
            <text:p/>
          </table:table-cell>
          <table:table-cell table:formula="of:=IF(AND([$'Compétences validées trim-sem 1'.CF17]=&quot;&quot;;[$'Compétences validées trim-sem 2'.CF17]=&quot;&quot;;[$'Compétences validées trimestre 3'.CF17]=&quot;&quot;);&quot;&quot;;MAX([$'Compétences validées trim-sem 1'.CF17];[$'Compétences validées trim-sem 2'.CF17];[$'Compétences validées trimestre 3'.CF17]))">
            <text:p/>
          </table:table-cell>
          <table:table-cell table:formula="of:=IF(AND([$'Compétences validées trim-sem 1'.CG17]=&quot;&quot;;[$'Compétences validées trim-sem 2'.CG17]=&quot;&quot;;[$'Compétences validées trimestre 3'.CG17]=&quot;&quot;);&quot;&quot;;MAX([$'Compétences validées trim-sem 1'.CG17];[$'Compétences validées trim-sem 2'.CG17];[$'Compétences validées trimestre 3'.CG17]))">
            <text:p/>
          </table:table-cell>
          <table:table-cell table:formula="of:=IF(AND([$'Compétences validées trim-sem 1'.CH17]=&quot;&quot;;[$'Compétences validées trim-sem 2'.CH17]=&quot;&quot;;[$'Compétences validées trimestre 3'.CH17]=&quot;&quot;);&quot;&quot;;MAX([$'Compétences validées trim-sem 1'.CH17];[$'Compétences validées trim-sem 2'.CH17];[$'Compétences validées trimestre 3'.CH17]))">
            <text:p/>
          </table:table-cell>
          <table:table-cell table:formula="of:=IF(AND([$'Compétences validées trim-sem 1'.CI17]=&quot;&quot;;[$'Compétences validées trim-sem 2'.CI17]=&quot;&quot;;[$'Compétences validées trimestre 3'.CI17]=&quot;&quot;);&quot;&quot;;MAX([$'Compétences validées trim-sem 1'.CI17];[$'Compétences validées trim-sem 2'.CI17];[$'Compétences validées trimestre 3'.CI17]))">
            <text:p/>
          </table:table-cell>
          <table:table-cell table:formula="of:=IF(AND([$'Compétences validées trim-sem 1'.CJ17]=&quot;&quot;;[$'Compétences validées trim-sem 2'.CJ17]=&quot;&quot;;[$'Compétences validées trimestre 3'.CJ17]=&quot;&quot;);&quot;&quot;;MAX([$'Compétences validées trim-sem 1'.CJ17];[$'Compétences validées trim-sem 2'.CJ17];[$'Compétences validées trimestre 3'.CJ17]))">
            <text:p/>
          </table:table-cell>
          <table:table-cell table:formula="of:=IF(AND([$'Compétences validées trim-sem 1'.CK17]=&quot;&quot;;[$'Compétences validées trim-sem 2'.CK17]=&quot;&quot;;[$'Compétences validées trimestre 3'.CK17]=&quot;&quot;);&quot;&quot;;MAX([$'Compétences validées trim-sem 1'.CK17];[$'Compétences validées trim-sem 2'.CK17];[$'Compétences validées trimestre 3'.CK17]))">
            <text:p/>
          </table:table-cell>
          <table:table-cell table:formula="of:=IF(AND([$'Compétences validées trim-sem 1'.CL17]=&quot;&quot;;[$'Compétences validées trim-sem 2'.CL17]=&quot;&quot;;[$'Compétences validées trimestre 3'.CL17]=&quot;&quot;);&quot;&quot;;MAX([$'Compétences validées trim-sem 1'.CL17];[$'Compétences validées trim-sem 2'.CL17];[$'Compétences validées trimestre 3'.CL17]))">
            <text:p/>
          </table:table-cell>
          <table:table-cell table:formula="of:=IF(AND([$'Compétences validées trim-sem 1'.CM17]=&quot;&quot;;[$'Compétences validées trim-sem 2'.CM17]=&quot;&quot;;[$'Compétences validées trimestre 3'.CM17]=&quot;&quot;);&quot;&quot;;MAX([$'Compétences validées trim-sem 1'.CM17];[$'Compétences validées trim-sem 2'.CM17];[$'Compétences validées trimestre 3'.CM17]))">
            <text:p/>
          </table:table-cell>
          <table:table-cell table:formula="of:=IF(AND([$'Compétences validées trim-sem 1'.CN17]=&quot;&quot;;[$'Compétences validées trim-sem 2'.CN17]=&quot;&quot;;[$'Compétences validées trimestre 3'.CN17]=&quot;&quot;);&quot;&quot;;MAX([$'Compétences validées trim-sem 1'.CN17];[$'Compétences validées trim-sem 2'.CN17];[$'Compétences validées trimestre 3'.CN17]))">
            <text:p/>
          </table:table-cell>
          <table:table-cell table:formula="of:=IF(AND([$'Compétences validées trim-sem 1'.CO17]=&quot;&quot;;[$'Compétences validées trim-sem 2'.CO17]=&quot;&quot;;[$'Compétences validées trimestre 3'.CO17]=&quot;&quot;);&quot;&quot;;MAX([$'Compétences validées trim-sem 1'.CO17];[$'Compétences validées trim-sem 2'.CO17];[$'Compétences validées trimestre 3'.CO17]))">
            <text:p/>
          </table:table-cell>
          <table:table-cell table:formula="of:=IF(AND([$'Compétences validées trim-sem 1'.CP17]=&quot;&quot;;[$'Compétences validées trim-sem 2'.CP17]=&quot;&quot;;[$'Compétences validées trimestre 3'.CP17]=&quot;&quot;);&quot;&quot;;MAX([$'Compétences validées trim-sem 1'.CP17];[$'Compétences validées trim-sem 2'.CP17];[$'Compétences validées trimestre 3'.CP17]))">
            <text:p/>
          </table:table-cell>
          <table:table-cell table:formula="of:=IF(AND([$'Compétences validées trim-sem 1'.CQ17]=&quot;&quot;;[$'Compétences validées trim-sem 2'.CQ17]=&quot;&quot;;[$'Compétences validées trimestre 3'.CQ17]=&quot;&quot;);&quot;&quot;;MAX([$'Compétences validées trim-sem 1'.CQ17];[$'Compétences validées trim-sem 2'.CQ17];[$'Compétences validées trimestre 3'.CQ17]))">
            <text:p/>
          </table:table-cell>
          <table:table-cell table:formula="of:=IF(AND([$'Compétences validées trim-sem 1'.CR17]=&quot;&quot;;[$'Compétences validées trim-sem 2'.CR17]=&quot;&quot;;[$'Compétences validées trimestre 3'.CR17]=&quot;&quot;);&quot;&quot;;MAX([$'Compétences validées trim-sem 1'.CR17];[$'Compétences validées trim-sem 2'.CR17];[$'Compétences validées trimestre 3'.CR17]))">
            <text:p/>
          </table:table-cell>
          <table:table-cell table:formula="of:=IF(AND([$'Compétences validées trim-sem 1'.CS17]=&quot;&quot;;[$'Compétences validées trim-sem 2'.CS17]=&quot;&quot;;[$'Compétences validées trimestre 3'.CS17]=&quot;&quot;);&quot;&quot;;MAX([$'Compétences validées trim-sem 1'.CS17];[$'Compétences validées trim-sem 2'.CS17];[$'Compétences validées trimestre 3'.CS17]))">
            <text:p/>
          </table:table-cell>
          <table:table-cell table:formula="of:=IF(AND([$'Compétences validées trim-sem 1'.CT17]=&quot;&quot;;[$'Compétences validées trim-sem 2'.CT17]=&quot;&quot;;[$'Compétences validées trimestre 3'.CT17]=&quot;&quot;);&quot;&quot;;MAX([$'Compétences validées trim-sem 1'.CT17];[$'Compétences validées trim-sem 2'.CT17];[$'Compétences validées trimestre 3'.CT17]))">
            <text:p/>
          </table:table-cell>
          <table:table-cell table:formula="of:=IF(AND([$'Compétences validées trim-sem 1'.CU17]=&quot;&quot;;[$'Compétences validées trim-sem 2'.CU17]=&quot;&quot;;[$'Compétences validées trimestre 3'.CU17]=&quot;&quot;);&quot;&quot;;MAX([$'Compétences validées trim-sem 1'.CU17];[$'Compétences validées trim-sem 2'.CU17];[$'Compétences validées trimestre 3'.CU17]))">
            <text:p/>
          </table:table-cell>
          <table:table-cell table:formula="of:=IF(AND([$'Compétences validées trim-sem 1'.CV17]=&quot;&quot;;[$'Compétences validées trim-sem 2'.CV17]=&quot;&quot;;[$'Compétences validées trimestre 3'.CV17]=&quot;&quot;);&quot;&quot;;MAX([$'Compétences validées trim-sem 1'.CV17];[$'Compétences validées trim-sem 2'.CV17];[$'Compétences validées trimestre 3'.CV17]))">
            <text:p/>
          </table:table-cell>
          <table:table-cell table:formula="of:=IF(AND([$'Compétences validées trim-sem 1'.CW17]=&quot;&quot;;[$'Compétences validées trim-sem 2'.CW17]=&quot;&quot;;[$'Compétences validées trimestre 3'.CW17]=&quot;&quot;);&quot;&quot;;MAX([$'Compétences validées trim-sem 1'.CW17];[$'Compétences validées trim-sem 2'.CW17];[$'Compétences validées trimestre 3'.CW17]))">
            <text:p/>
          </table:table-cell>
          <table:table-cell table:formula="of:=IF(AND([$'Compétences validées trim-sem 1'.CX17]=&quot;&quot;;[$'Compétences validées trim-sem 2'.CX17]=&quot;&quot;;[$'Compétences validées trimestre 3'.CX17]=&quot;&quot;);&quot;&quot;;MAX([$'Compétences validées trim-sem 1'.CX17];[$'Compétences validées trim-sem 2'.CX17];[$'Compétences validées trimestre 3'.CX17]))">
            <text:p/>
          </table:table-cell>
        </table:table-row>
        <table:table-row table:style-name="ro1">
          <table:table-cell office:value-type="string" calcext:value-type="string">
            <text:p>Nom 17</text:p>
          </table:table-cell>
          <table:table-cell office:value-type="string" calcext:value-type="string">
            <text:p>Prénom 17</text:p>
          </table:table-cell>
          <table:table-cell table:formula="of:=IF(AND([$'Compétences validées trim-sem 1'.C18]=&quot;&quot;;[$'Compétences validées trim-sem 2'.C18]=&quot;&quot;;[$'Compétences validées trimestre 3'.C18]=&quot;&quot;);&quot;&quot;;MAX([$'Compétences validées trim-sem 1'.C18];[$'Compétences validées trim-sem 2'.C18];[$'Compétences validées trimestre 3'.C18]))">
            <text:p/>
          </table:table-cell>
          <table:table-cell table:formula="of:=IF(AND([$'Compétences validées trim-sem 1'.D18]=&quot;&quot;;[$'Compétences validées trim-sem 2'.D18]=&quot;&quot;;[$'Compétences validées trimestre 3'.D18]=&quot;&quot;);&quot;&quot;;MAX([$'Compétences validées trim-sem 1'.D18];[$'Compétences validées trim-sem 2'.D18];[$'Compétences validées trimestre 3'.D18]))">
            <text:p/>
          </table:table-cell>
          <table:table-cell table:formula="of:=IF(AND([$'Compétences validées trim-sem 1'.E18]=&quot;&quot;;[$'Compétences validées trim-sem 2'.E18]=&quot;&quot;;[$'Compétences validées trimestre 3'.E18]=&quot;&quot;);&quot;&quot;;MAX([$'Compétences validées trim-sem 1'.E18];[$'Compétences validées trim-sem 2'.E18];[$'Compétences validées trimestre 3'.E18]))">
            <text:p/>
          </table:table-cell>
          <table:table-cell table:formula="of:=IF(AND([$'Compétences validées trim-sem 1'.F18]=&quot;&quot;;[$'Compétences validées trim-sem 2'.F18]=&quot;&quot;;[$'Compétences validées trimestre 3'.F18]=&quot;&quot;);&quot;&quot;;MAX([$'Compétences validées trim-sem 1'.F18];[$'Compétences validées trim-sem 2'.F18];[$'Compétences validées trimestre 3'.F18]))">
            <text:p/>
          </table:table-cell>
          <table:table-cell table:formula="of:=IF(AND([$'Compétences validées trim-sem 1'.G18]=&quot;&quot;;[$'Compétences validées trim-sem 2'.G18]=&quot;&quot;;[$'Compétences validées trimestre 3'.G18]=&quot;&quot;);&quot;&quot;;MAX([$'Compétences validées trim-sem 1'.G18];[$'Compétences validées trim-sem 2'.G18];[$'Compétences validées trimestre 3'.G18]))">
            <text:p/>
          </table:table-cell>
          <table:table-cell table:formula="of:=IF(AND([$'Compétences validées trim-sem 1'.H18]=&quot;&quot;;[$'Compétences validées trim-sem 2'.H18]=&quot;&quot;;[$'Compétences validées trimestre 3'.H18]=&quot;&quot;);&quot;&quot;;MAX([$'Compétences validées trim-sem 1'.H18];[$'Compétences validées trim-sem 2'.H18];[$'Compétences validées trimestre 3'.H18]))">
            <text:p/>
          </table:table-cell>
          <table:table-cell table:formula="of:=IF(AND([$'Compétences validées trim-sem 1'.I18]=&quot;&quot;;[$'Compétences validées trim-sem 2'.I18]=&quot;&quot;;[$'Compétences validées trimestre 3'.I18]=&quot;&quot;);&quot;&quot;;MAX([$'Compétences validées trim-sem 1'.I18];[$'Compétences validées trim-sem 2'.I18];[$'Compétences validées trimestre 3'.I18]))">
            <text:p/>
          </table:table-cell>
          <table:table-cell table:formula="of:=IF(AND([$'Compétences validées trim-sem 1'.J18]=&quot;&quot;;[$'Compétences validées trim-sem 2'.J18]=&quot;&quot;;[$'Compétences validées trimestre 3'.J18]=&quot;&quot;);&quot;&quot;;MAX([$'Compétences validées trim-sem 1'.J18];[$'Compétences validées trim-sem 2'.J18];[$'Compétences validées trimestre 3'.J18]))">
            <text:p/>
          </table:table-cell>
          <table:table-cell table:formula="of:=IF(AND([$'Compétences validées trim-sem 1'.K18]=&quot;&quot;;[$'Compétences validées trim-sem 2'.K18]=&quot;&quot;;[$'Compétences validées trimestre 3'.K18]=&quot;&quot;);&quot;&quot;;MAX([$'Compétences validées trim-sem 1'.K18];[$'Compétences validées trim-sem 2'.K18];[$'Compétences validées trimestre 3'.K18]))">
            <text:p/>
          </table:table-cell>
          <table:table-cell table:formula="of:=IF(AND([$'Compétences validées trim-sem 1'.L18]=&quot;&quot;;[$'Compétences validées trim-sem 2'.L18]=&quot;&quot;;[$'Compétences validées trimestre 3'.L18]=&quot;&quot;);&quot;&quot;;MAX([$'Compétences validées trim-sem 1'.L18];[$'Compétences validées trim-sem 2'.L18];[$'Compétences validées trimestre 3'.L18]))">
            <text:p/>
          </table:table-cell>
          <table:table-cell table:formula="of:=IF(AND([$'Compétences validées trim-sem 1'.M18]=&quot;&quot;;[$'Compétences validées trim-sem 2'.M18]=&quot;&quot;;[$'Compétences validées trimestre 3'.M18]=&quot;&quot;);&quot;&quot;;MAX([$'Compétences validées trim-sem 1'.M18];[$'Compétences validées trim-sem 2'.M18];[$'Compétences validées trimestre 3'.M18]))">
            <text:p/>
          </table:table-cell>
          <table:table-cell table:formula="of:=IF(AND([$'Compétences validées trim-sem 1'.N18]=&quot;&quot;;[$'Compétences validées trim-sem 2'.N18]=&quot;&quot;;[$'Compétences validées trimestre 3'.N18]=&quot;&quot;);&quot;&quot;;MAX([$'Compétences validées trim-sem 1'.N18];[$'Compétences validées trim-sem 2'.N18];[$'Compétences validées trimestre 3'.N18]))">
            <text:p/>
          </table:table-cell>
          <table:table-cell table:formula="of:=IF(AND([$'Compétences validées trim-sem 1'.O18]=&quot;&quot;;[$'Compétences validées trim-sem 2'.O18]=&quot;&quot;;[$'Compétences validées trimestre 3'.O18]=&quot;&quot;);&quot;&quot;;MAX([$'Compétences validées trim-sem 1'.O18];[$'Compétences validées trim-sem 2'.O18];[$'Compétences validées trimestre 3'.O18]))">
            <text:p/>
          </table:table-cell>
          <table:table-cell table:formula="of:=IF(AND([$'Compétences validées trim-sem 1'.P18]=&quot;&quot;;[$'Compétences validées trim-sem 2'.P18]=&quot;&quot;;[$'Compétences validées trimestre 3'.P18]=&quot;&quot;);&quot;&quot;;MAX([$'Compétences validées trim-sem 1'.P18];[$'Compétences validées trim-sem 2'.P18];[$'Compétences validées trimestre 3'.P18]))">
            <text:p/>
          </table:table-cell>
          <table:table-cell table:formula="of:=IF(AND([$'Compétences validées trim-sem 1'.Q18]=&quot;&quot;;[$'Compétences validées trim-sem 2'.Q18]=&quot;&quot;;[$'Compétences validées trimestre 3'.Q18]=&quot;&quot;);&quot;&quot;;MAX([$'Compétences validées trim-sem 1'.Q18];[$'Compétences validées trim-sem 2'.Q18];[$'Compétences validées trimestre 3'.Q18]))">
            <text:p/>
          </table:table-cell>
          <table:table-cell table:formula="of:=IF(AND([$'Compétences validées trim-sem 1'.R18]=&quot;&quot;;[$'Compétences validées trim-sem 2'.R18]=&quot;&quot;;[$'Compétences validées trimestre 3'.R18]=&quot;&quot;);&quot;&quot;;MAX([$'Compétences validées trim-sem 1'.R18];[$'Compétences validées trim-sem 2'.R18];[$'Compétences validées trimestre 3'.R18]))">
            <text:p/>
          </table:table-cell>
          <table:table-cell table:formula="of:=IF(AND([$'Compétences validées trim-sem 1'.S18]=&quot;&quot;;[$'Compétences validées trim-sem 2'.S18]=&quot;&quot;;[$'Compétences validées trimestre 3'.S18]=&quot;&quot;);&quot;&quot;;MAX([$'Compétences validées trim-sem 1'.S18];[$'Compétences validées trim-sem 2'.S18];[$'Compétences validées trimestre 3'.S18]))">
            <text:p/>
          </table:table-cell>
          <table:table-cell table:formula="of:=IF(AND([$'Compétences validées trim-sem 1'.T18]=&quot;&quot;;[$'Compétences validées trim-sem 2'.T18]=&quot;&quot;;[$'Compétences validées trimestre 3'.T18]=&quot;&quot;);&quot;&quot;;MAX([$'Compétences validées trim-sem 1'.T18];[$'Compétences validées trim-sem 2'.T18];[$'Compétences validées trimestre 3'.T18]))">
            <text:p/>
          </table:table-cell>
          <table:table-cell table:formula="of:=IF(AND([$'Compétences validées trim-sem 1'.U18]=&quot;&quot;;[$'Compétences validées trim-sem 2'.U18]=&quot;&quot;;[$'Compétences validées trimestre 3'.U18]=&quot;&quot;);&quot;&quot;;MAX([$'Compétences validées trim-sem 1'.U18];[$'Compétences validées trim-sem 2'.U18];[$'Compétences validées trimestre 3'.U18]))">
            <text:p/>
          </table:table-cell>
          <table:table-cell table:formula="of:=IF(AND([$'Compétences validées trim-sem 1'.V18]=&quot;&quot;;[$'Compétences validées trim-sem 2'.V18]=&quot;&quot;;[$'Compétences validées trimestre 3'.V18]=&quot;&quot;);&quot;&quot;;MAX([$'Compétences validées trim-sem 1'.V18];[$'Compétences validées trim-sem 2'.V18];[$'Compétences validées trimestre 3'.V18]))">
            <text:p/>
          </table:table-cell>
          <table:table-cell table:formula="of:=IF(AND([$'Compétences validées trim-sem 1'.W18]=&quot;&quot;;[$'Compétences validées trim-sem 2'.W18]=&quot;&quot;;[$'Compétences validées trimestre 3'.W18]=&quot;&quot;);&quot;&quot;;MAX([$'Compétences validées trim-sem 1'.W18];[$'Compétences validées trim-sem 2'.W18];[$'Compétences validées trimestre 3'.W18]))">
            <text:p/>
          </table:table-cell>
          <table:table-cell table:formula="of:=IF(AND([$'Compétences validées trim-sem 1'.X18]=&quot;&quot;;[$'Compétences validées trim-sem 2'.X18]=&quot;&quot;;[$'Compétences validées trimestre 3'.X18]=&quot;&quot;);&quot;&quot;;MAX([$'Compétences validées trim-sem 1'.X18];[$'Compétences validées trim-sem 2'.X18];[$'Compétences validées trimestre 3'.X18]))">
            <text:p/>
          </table:table-cell>
          <table:table-cell table:formula="of:=IF(AND([$'Compétences validées trim-sem 1'.Y18]=&quot;&quot;;[$'Compétences validées trim-sem 2'.Y18]=&quot;&quot;;[$'Compétences validées trimestre 3'.Y18]=&quot;&quot;);&quot;&quot;;MAX([$'Compétences validées trim-sem 1'.Y18];[$'Compétences validées trim-sem 2'.Y18];[$'Compétences validées trimestre 3'.Y18]))">
            <text:p/>
          </table:table-cell>
          <table:table-cell table:formula="of:=IF(AND([$'Compétences validées trim-sem 1'.Z18]=&quot;&quot;;[$'Compétences validées trim-sem 2'.Z18]=&quot;&quot;;[$'Compétences validées trimestre 3'.Z18]=&quot;&quot;);&quot;&quot;;MAX([$'Compétences validées trim-sem 1'.Z18];[$'Compétences validées trim-sem 2'.Z18];[$'Compétences validées trimestre 3'.Z18]))">
            <text:p/>
          </table:table-cell>
          <table:table-cell table:formula="of:=IF(AND([$'Compétences validées trim-sem 1'.AA18]=&quot;&quot;;[$'Compétences validées trim-sem 2'.AA18]=&quot;&quot;;[$'Compétences validées trimestre 3'.AA18]=&quot;&quot;);&quot;&quot;;MAX([$'Compétences validées trim-sem 1'.AA18];[$'Compétences validées trim-sem 2'.AA18];[$'Compétences validées trimestre 3'.AA18]))">
            <text:p/>
          </table:table-cell>
          <table:table-cell table:formula="of:=IF(AND([$'Compétences validées trim-sem 1'.AB18]=&quot;&quot;;[$'Compétences validées trim-sem 2'.AB18]=&quot;&quot;;[$'Compétences validées trimestre 3'.AB18]=&quot;&quot;);&quot;&quot;;MAX([$'Compétences validées trim-sem 1'.AB18];[$'Compétences validées trim-sem 2'.AB18];[$'Compétences validées trimestre 3'.AB18]))">
            <text:p/>
          </table:table-cell>
          <table:table-cell table:formula="of:=IF(AND([$'Compétences validées trim-sem 1'.AC18]=&quot;&quot;;[$'Compétences validées trim-sem 2'.AC18]=&quot;&quot;;[$'Compétences validées trimestre 3'.AC18]=&quot;&quot;);&quot;&quot;;MAX([$'Compétences validées trim-sem 1'.AC18];[$'Compétences validées trim-sem 2'.AC18];[$'Compétences validées trimestre 3'.AC18]))">
            <text:p/>
          </table:table-cell>
          <table:table-cell table:formula="of:=IF(AND([$'Compétences validées trim-sem 1'.AD18]=&quot;&quot;;[$'Compétences validées trim-sem 2'.AD18]=&quot;&quot;;[$'Compétences validées trimestre 3'.AD18]=&quot;&quot;);&quot;&quot;;MAX([$'Compétences validées trim-sem 1'.AD18];[$'Compétences validées trim-sem 2'.AD18];[$'Compétences validées trimestre 3'.AD18]))">
            <text:p/>
          </table:table-cell>
          <table:table-cell table:formula="of:=IF(AND([$'Compétences validées trim-sem 1'.AE18]=&quot;&quot;;[$'Compétences validées trim-sem 2'.AE18]=&quot;&quot;;[$'Compétences validées trimestre 3'.AE18]=&quot;&quot;);&quot;&quot;;MAX([$'Compétences validées trim-sem 1'.AE18];[$'Compétences validées trim-sem 2'.AE18];[$'Compétences validées trimestre 3'.AE18]))">
            <text:p/>
          </table:table-cell>
          <table:table-cell table:formula="of:=IF(AND([$'Compétences validées trim-sem 1'.AF18]=&quot;&quot;;[$'Compétences validées trim-sem 2'.AF18]=&quot;&quot;;[$'Compétences validées trimestre 3'.AF18]=&quot;&quot;);&quot;&quot;;MAX([$'Compétences validées trim-sem 1'.AF18];[$'Compétences validées trim-sem 2'.AF18];[$'Compétences validées trimestre 3'.AF18]))">
            <text:p/>
          </table:table-cell>
          <table:table-cell table:formula="of:=IF(AND([$'Compétences validées trim-sem 1'.AG18]=&quot;&quot;;[$'Compétences validées trim-sem 2'.AG18]=&quot;&quot;;[$'Compétences validées trimestre 3'.AG18]=&quot;&quot;);&quot;&quot;;MAX([$'Compétences validées trim-sem 1'.AG18];[$'Compétences validées trim-sem 2'.AG18];[$'Compétences validées trimestre 3'.AG18]))">
            <text:p/>
          </table:table-cell>
          <table:table-cell table:formula="of:=IF(AND([$'Compétences validées trim-sem 1'.AH18]=&quot;&quot;;[$'Compétences validées trim-sem 2'.AH18]=&quot;&quot;;[$'Compétences validées trimestre 3'.AH18]=&quot;&quot;);&quot;&quot;;MAX([$'Compétences validées trim-sem 1'.AH18];[$'Compétences validées trim-sem 2'.AH18];[$'Compétences validées trimestre 3'.AH18]))">
            <text:p/>
          </table:table-cell>
          <table:table-cell table:formula="of:=IF(AND([$'Compétences validées trim-sem 1'.AI18]=&quot;&quot;;[$'Compétences validées trim-sem 2'.AI18]=&quot;&quot;;[$'Compétences validées trimestre 3'.AI18]=&quot;&quot;);&quot;&quot;;MAX([$'Compétences validées trim-sem 1'.AI18];[$'Compétences validées trim-sem 2'.AI18];[$'Compétences validées trimestre 3'.AI18]))">
            <text:p/>
          </table:table-cell>
          <table:table-cell table:formula="of:=IF(AND([$'Compétences validées trim-sem 1'.AJ18]=&quot;&quot;;[$'Compétences validées trim-sem 2'.AJ18]=&quot;&quot;;[$'Compétences validées trimestre 3'.AJ18]=&quot;&quot;);&quot;&quot;;MAX([$'Compétences validées trim-sem 1'.AJ18];[$'Compétences validées trim-sem 2'.AJ18];[$'Compétences validées trimestre 3'.AJ18]))">
            <text:p/>
          </table:table-cell>
          <table:table-cell table:formula="of:=IF(AND([$'Compétences validées trim-sem 1'.AK18]=&quot;&quot;;[$'Compétences validées trim-sem 2'.AK18]=&quot;&quot;;[$'Compétences validées trimestre 3'.AK18]=&quot;&quot;);&quot;&quot;;MAX([$'Compétences validées trim-sem 1'.AK18];[$'Compétences validées trim-sem 2'.AK18];[$'Compétences validées trimestre 3'.AK18]))">
            <text:p/>
          </table:table-cell>
          <table:table-cell table:formula="of:=IF(AND([$'Compétences validées trim-sem 1'.AL18]=&quot;&quot;;[$'Compétences validées trim-sem 2'.AL18]=&quot;&quot;;[$'Compétences validées trimestre 3'.AL18]=&quot;&quot;);&quot;&quot;;MAX([$'Compétences validées trim-sem 1'.AL18];[$'Compétences validées trim-sem 2'.AL18];[$'Compétences validées trimestre 3'.AL18]))">
            <text:p/>
          </table:table-cell>
          <table:table-cell table:formula="of:=IF(AND([$'Compétences validées trim-sem 1'.AM18]=&quot;&quot;;[$'Compétences validées trim-sem 2'.AM18]=&quot;&quot;;[$'Compétences validées trimestre 3'.AM18]=&quot;&quot;);&quot;&quot;;MAX([$'Compétences validées trim-sem 1'.AM18];[$'Compétences validées trim-sem 2'.AM18];[$'Compétences validées trimestre 3'.AM18]))">
            <text:p/>
          </table:table-cell>
          <table:table-cell table:formula="of:=IF(AND([$'Compétences validées trim-sem 1'.AN18]=&quot;&quot;;[$'Compétences validées trim-sem 2'.AN18]=&quot;&quot;;[$'Compétences validées trimestre 3'.AN18]=&quot;&quot;);&quot;&quot;;MAX([$'Compétences validées trim-sem 1'.AN18];[$'Compétences validées trim-sem 2'.AN18];[$'Compétences validées trimestre 3'.AN18]))">
            <text:p/>
          </table:table-cell>
          <table:table-cell table:formula="of:=IF(AND([$'Compétences validées trim-sem 1'.AO18]=&quot;&quot;;[$'Compétences validées trim-sem 2'.AO18]=&quot;&quot;;[$'Compétences validées trimestre 3'.AO18]=&quot;&quot;);&quot;&quot;;MAX([$'Compétences validées trim-sem 1'.AO18];[$'Compétences validées trim-sem 2'.AO18];[$'Compétences validées trimestre 3'.AO18]))">
            <text:p/>
          </table:table-cell>
          <table:table-cell table:formula="of:=IF(AND([$'Compétences validées trim-sem 1'.AP18]=&quot;&quot;;[$'Compétences validées trim-sem 2'.AP18]=&quot;&quot;;[$'Compétences validées trimestre 3'.AP18]=&quot;&quot;);&quot;&quot;;MAX([$'Compétences validées trim-sem 1'.AP18];[$'Compétences validées trim-sem 2'.AP18];[$'Compétences validées trimestre 3'.AP18]))">
            <text:p/>
          </table:table-cell>
          <table:table-cell table:formula="of:=IF(AND([$'Compétences validées trim-sem 1'.AQ18]=&quot;&quot;;[$'Compétences validées trim-sem 2'.AQ18]=&quot;&quot;;[$'Compétences validées trimestre 3'.AQ18]=&quot;&quot;);&quot;&quot;;MAX([$'Compétences validées trim-sem 1'.AQ18];[$'Compétences validées trim-sem 2'.AQ18];[$'Compétences validées trimestre 3'.AQ18]))">
            <text:p/>
          </table:table-cell>
          <table:table-cell table:formula="of:=IF(AND([$'Compétences validées trim-sem 1'.AR18]=&quot;&quot;;[$'Compétences validées trim-sem 2'.AR18]=&quot;&quot;;[$'Compétences validées trimestre 3'.AR18]=&quot;&quot;);&quot;&quot;;MAX([$'Compétences validées trim-sem 1'.AR18];[$'Compétences validées trim-sem 2'.AR18];[$'Compétences validées trimestre 3'.AR18]))">
            <text:p/>
          </table:table-cell>
          <table:table-cell table:formula="of:=IF(AND([$'Compétences validées trim-sem 1'.AS18]=&quot;&quot;;[$'Compétences validées trim-sem 2'.AS18]=&quot;&quot;;[$'Compétences validées trimestre 3'.AS18]=&quot;&quot;);&quot;&quot;;MAX([$'Compétences validées trim-sem 1'.AS18];[$'Compétences validées trim-sem 2'.AS18];[$'Compétences validées trimestre 3'.AS18]))">
            <text:p/>
          </table:table-cell>
          <table:table-cell table:formula="of:=IF(AND([$'Compétences validées trim-sem 1'.AT18]=&quot;&quot;;[$'Compétences validées trim-sem 2'.AT18]=&quot;&quot;;[$'Compétences validées trimestre 3'.AT18]=&quot;&quot;);&quot;&quot;;MAX([$'Compétences validées trim-sem 1'.AT18];[$'Compétences validées trim-sem 2'.AT18];[$'Compétences validées trimestre 3'.AT18]))">
            <text:p/>
          </table:table-cell>
          <table:table-cell table:formula="of:=IF(AND([$'Compétences validées trim-sem 1'.AU18]=&quot;&quot;;[$'Compétences validées trim-sem 2'.AU18]=&quot;&quot;;[$'Compétences validées trimestre 3'.AU18]=&quot;&quot;);&quot;&quot;;MAX([$'Compétences validées trim-sem 1'.AU18];[$'Compétences validées trim-sem 2'.AU18];[$'Compétences validées trimestre 3'.AU18]))">
            <text:p/>
          </table:table-cell>
          <table:table-cell table:formula="of:=IF(AND([$'Compétences validées trim-sem 1'.AV18]=&quot;&quot;;[$'Compétences validées trim-sem 2'.AV18]=&quot;&quot;;[$'Compétences validées trimestre 3'.AV18]=&quot;&quot;);&quot;&quot;;MAX([$'Compétences validées trim-sem 1'.AV18];[$'Compétences validées trim-sem 2'.AV18];[$'Compétences validées trimestre 3'.AV18]))">
            <text:p/>
          </table:table-cell>
          <table:table-cell table:formula="of:=IF(AND([$'Compétences validées trim-sem 1'.AW18]=&quot;&quot;;[$'Compétences validées trim-sem 2'.AW18]=&quot;&quot;;[$'Compétences validées trimestre 3'.AW18]=&quot;&quot;);&quot;&quot;;MAX([$'Compétences validées trim-sem 1'.AW18];[$'Compétences validées trim-sem 2'.AW18];[$'Compétences validées trimestre 3'.AW18]))">
            <text:p/>
          </table:table-cell>
          <table:table-cell table:formula="of:=IF(AND([$'Compétences validées trim-sem 1'.AX18]=&quot;&quot;;[$'Compétences validées trim-sem 2'.AX18]=&quot;&quot;;[$'Compétences validées trimestre 3'.AX18]=&quot;&quot;);&quot;&quot;;MAX([$'Compétences validées trim-sem 1'.AX18];[$'Compétences validées trim-sem 2'.AX18];[$'Compétences validées trimestre 3'.AX18]))">
            <text:p/>
          </table:table-cell>
          <table:table-cell table:formula="of:=IF(AND([$'Compétences validées trim-sem 1'.AY18]=&quot;&quot;;[$'Compétences validées trim-sem 2'.AY18]=&quot;&quot;;[$'Compétences validées trimestre 3'.AY18]=&quot;&quot;);&quot;&quot;;MAX([$'Compétences validées trim-sem 1'.AY18];[$'Compétences validées trim-sem 2'.AY18];[$'Compétences validées trimestre 3'.AY18]))">
            <text:p/>
          </table:table-cell>
          <table:table-cell table:formula="of:=IF(AND([$'Compétences validées trim-sem 1'.AZ18]=&quot;&quot;;[$'Compétences validées trim-sem 2'.AZ18]=&quot;&quot;;[$'Compétences validées trimestre 3'.AZ18]=&quot;&quot;);&quot;&quot;;MAX([$'Compétences validées trim-sem 1'.AZ18];[$'Compétences validées trim-sem 2'.AZ18];[$'Compétences validées trimestre 3'.AZ18]))">
            <text:p/>
          </table:table-cell>
          <table:table-cell table:formula="of:=IF(AND([$'Compétences validées trim-sem 1'.BA18]=&quot;&quot;;[$'Compétences validées trim-sem 2'.BA18]=&quot;&quot;;[$'Compétences validées trimestre 3'.BA18]=&quot;&quot;);&quot;&quot;;MAX([$'Compétences validées trim-sem 1'.BA18];[$'Compétences validées trim-sem 2'.BA18];[$'Compétences validées trimestre 3'.BA18]))">
            <text:p/>
          </table:table-cell>
          <table:table-cell table:formula="of:=IF(AND([$'Compétences validées trim-sem 1'.BB18]=&quot;&quot;;[$'Compétences validées trim-sem 2'.BB18]=&quot;&quot;;[$'Compétences validées trimestre 3'.BB18]=&quot;&quot;);&quot;&quot;;MAX([$'Compétences validées trim-sem 1'.BB18];[$'Compétences validées trim-sem 2'.BB18];[$'Compétences validées trimestre 3'.BB18]))">
            <text:p/>
          </table:table-cell>
          <table:table-cell table:formula="of:=IF(AND([$'Compétences validées trim-sem 1'.BC18]=&quot;&quot;;[$'Compétences validées trim-sem 2'.BC18]=&quot;&quot;;[$'Compétences validées trimestre 3'.BC18]=&quot;&quot;);&quot;&quot;;MAX([$'Compétences validées trim-sem 1'.BC18];[$'Compétences validées trim-sem 2'.BC18];[$'Compétences validées trimestre 3'.BC18]))">
            <text:p/>
          </table:table-cell>
          <table:table-cell table:formula="of:=IF(AND([$'Compétences validées trim-sem 1'.BD18]=&quot;&quot;;[$'Compétences validées trim-sem 2'.BD18]=&quot;&quot;;[$'Compétences validées trimestre 3'.BD18]=&quot;&quot;);&quot;&quot;;MAX([$'Compétences validées trim-sem 1'.BD18];[$'Compétences validées trim-sem 2'.BD18];[$'Compétences validées trimestre 3'.BD18]))">
            <text:p/>
          </table:table-cell>
          <table:table-cell table:formula="of:=IF(AND([$'Compétences validées trim-sem 1'.BE18]=&quot;&quot;;[$'Compétences validées trim-sem 2'.BE18]=&quot;&quot;;[$'Compétences validées trimestre 3'.BE18]=&quot;&quot;);&quot;&quot;;MAX([$'Compétences validées trim-sem 1'.BE18];[$'Compétences validées trim-sem 2'.BE18];[$'Compétences validées trimestre 3'.BE18]))">
            <text:p/>
          </table:table-cell>
          <table:table-cell table:formula="of:=IF(AND([$'Compétences validées trim-sem 1'.BF18]=&quot;&quot;;[$'Compétences validées trim-sem 2'.BF18]=&quot;&quot;;[$'Compétences validées trimestre 3'.BF18]=&quot;&quot;);&quot;&quot;;MAX([$'Compétences validées trim-sem 1'.BF18];[$'Compétences validées trim-sem 2'.BF18];[$'Compétences validées trimestre 3'.BF18]))">
            <text:p/>
          </table:table-cell>
          <table:table-cell table:formula="of:=IF(AND([$'Compétences validées trim-sem 1'.BG18]=&quot;&quot;;[$'Compétences validées trim-sem 2'.BG18]=&quot;&quot;;[$'Compétences validées trimestre 3'.BG18]=&quot;&quot;);&quot;&quot;;MAX([$'Compétences validées trim-sem 1'.BG18];[$'Compétences validées trim-sem 2'.BG18];[$'Compétences validées trimestre 3'.BG18]))">
            <text:p/>
          </table:table-cell>
          <table:table-cell table:formula="of:=IF(AND([$'Compétences validées trim-sem 1'.BH18]=&quot;&quot;;[$'Compétences validées trim-sem 2'.BH18]=&quot;&quot;;[$'Compétences validées trimestre 3'.BH18]=&quot;&quot;);&quot;&quot;;MAX([$'Compétences validées trim-sem 1'.BH18];[$'Compétences validées trim-sem 2'.BH18];[$'Compétences validées trimestre 3'.BH18]))">
            <text:p/>
          </table:table-cell>
          <table:table-cell table:formula="of:=IF(AND([$'Compétences validées trim-sem 1'.BI18]=&quot;&quot;;[$'Compétences validées trim-sem 2'.BI18]=&quot;&quot;;[$'Compétences validées trimestre 3'.BI18]=&quot;&quot;);&quot;&quot;;MAX([$'Compétences validées trim-sem 1'.BI18];[$'Compétences validées trim-sem 2'.BI18];[$'Compétences validées trimestre 3'.BI18]))">
            <text:p/>
          </table:table-cell>
          <table:table-cell table:formula="of:=IF(AND([$'Compétences validées trim-sem 1'.BJ18]=&quot;&quot;;[$'Compétences validées trim-sem 2'.BJ18]=&quot;&quot;;[$'Compétences validées trimestre 3'.BJ18]=&quot;&quot;);&quot;&quot;;MAX([$'Compétences validées trim-sem 1'.BJ18];[$'Compétences validées trim-sem 2'.BJ18];[$'Compétences validées trimestre 3'.BJ18]))">
            <text:p/>
          </table:table-cell>
          <table:table-cell table:formula="of:=IF(AND([$'Compétences validées trim-sem 1'.BK18]=&quot;&quot;;[$'Compétences validées trim-sem 2'.BK18]=&quot;&quot;;[$'Compétences validées trimestre 3'.BK18]=&quot;&quot;);&quot;&quot;;MAX([$'Compétences validées trim-sem 1'.BK18];[$'Compétences validées trim-sem 2'.BK18];[$'Compétences validées trimestre 3'.BK18]))">
            <text:p/>
          </table:table-cell>
          <table:table-cell table:formula="of:=IF(AND([$'Compétences validées trim-sem 1'.BL18]=&quot;&quot;;[$'Compétences validées trim-sem 2'.BL18]=&quot;&quot;;[$'Compétences validées trimestre 3'.BL18]=&quot;&quot;);&quot;&quot;;MAX([$'Compétences validées trim-sem 1'.BL18];[$'Compétences validées trim-sem 2'.BL18];[$'Compétences validées trimestre 3'.BL18]))">
            <text:p/>
          </table:table-cell>
          <table:table-cell table:formula="of:=IF(AND([$'Compétences validées trim-sem 1'.BM18]=&quot;&quot;;[$'Compétences validées trim-sem 2'.BM18]=&quot;&quot;;[$'Compétences validées trimestre 3'.BM18]=&quot;&quot;);&quot;&quot;;MAX([$'Compétences validées trim-sem 1'.BM18];[$'Compétences validées trim-sem 2'.BM18];[$'Compétences validées trimestre 3'.BM18]))">
            <text:p/>
          </table:table-cell>
          <table:table-cell table:formula="of:=IF(AND([$'Compétences validées trim-sem 1'.BN18]=&quot;&quot;;[$'Compétences validées trim-sem 2'.BN18]=&quot;&quot;;[$'Compétences validées trimestre 3'.BN18]=&quot;&quot;);&quot;&quot;;MAX([$'Compétences validées trim-sem 1'.BN18];[$'Compétences validées trim-sem 2'.BN18];[$'Compétences validées trimestre 3'.BN18]))">
            <text:p/>
          </table:table-cell>
          <table:table-cell table:formula="of:=IF(AND([$'Compétences validées trim-sem 1'.BO18]=&quot;&quot;;[$'Compétences validées trim-sem 2'.BO18]=&quot;&quot;;[$'Compétences validées trimestre 3'.BO18]=&quot;&quot;);&quot;&quot;;MAX([$'Compétences validées trim-sem 1'.BO18];[$'Compétences validées trim-sem 2'.BO18];[$'Compétences validées trimestre 3'.BO18]))">
            <text:p/>
          </table:table-cell>
          <table:table-cell table:formula="of:=IF(AND([$'Compétences validées trim-sem 1'.BP18]=&quot;&quot;;[$'Compétences validées trim-sem 2'.BP18]=&quot;&quot;;[$'Compétences validées trimestre 3'.BP18]=&quot;&quot;);&quot;&quot;;MAX([$'Compétences validées trim-sem 1'.BP18];[$'Compétences validées trim-sem 2'.BP18];[$'Compétences validées trimestre 3'.BP18]))">
            <text:p/>
          </table:table-cell>
          <table:table-cell table:formula="of:=IF(AND([$'Compétences validées trim-sem 1'.BQ18]=&quot;&quot;;[$'Compétences validées trim-sem 2'.BQ18]=&quot;&quot;;[$'Compétences validées trimestre 3'.BQ18]=&quot;&quot;);&quot;&quot;;MAX([$'Compétences validées trim-sem 1'.BQ18];[$'Compétences validées trim-sem 2'.BQ18];[$'Compétences validées trimestre 3'.BQ18]))">
            <text:p/>
          </table:table-cell>
          <table:table-cell table:formula="of:=IF(AND([$'Compétences validées trim-sem 1'.BR18]=&quot;&quot;;[$'Compétences validées trim-sem 2'.BR18]=&quot;&quot;;[$'Compétences validées trimestre 3'.BR18]=&quot;&quot;);&quot;&quot;;MAX([$'Compétences validées trim-sem 1'.BR18];[$'Compétences validées trim-sem 2'.BR18];[$'Compétences validées trimestre 3'.BR18]))">
            <text:p/>
          </table:table-cell>
          <table:table-cell table:formula="of:=IF(AND([$'Compétences validées trim-sem 1'.BS18]=&quot;&quot;;[$'Compétences validées trim-sem 2'.BS18]=&quot;&quot;;[$'Compétences validées trimestre 3'.BS18]=&quot;&quot;);&quot;&quot;;MAX([$'Compétences validées trim-sem 1'.BS18];[$'Compétences validées trim-sem 2'.BS18];[$'Compétences validées trimestre 3'.BS18]))">
            <text:p/>
          </table:table-cell>
          <table:table-cell table:formula="of:=IF(AND([$'Compétences validées trim-sem 1'.BT18]=&quot;&quot;;[$'Compétences validées trim-sem 2'.BT18]=&quot;&quot;;[$'Compétences validées trimestre 3'.BT18]=&quot;&quot;);&quot;&quot;;MAX([$'Compétences validées trim-sem 1'.BT18];[$'Compétences validées trim-sem 2'.BT18];[$'Compétences validées trimestre 3'.BT18]))">
            <text:p/>
          </table:table-cell>
          <table:table-cell table:formula="of:=IF(AND([$'Compétences validées trim-sem 1'.BU18]=&quot;&quot;;[$'Compétences validées trim-sem 2'.BU18]=&quot;&quot;;[$'Compétences validées trimestre 3'.BU18]=&quot;&quot;);&quot;&quot;;MAX([$'Compétences validées trim-sem 1'.BU18];[$'Compétences validées trim-sem 2'.BU18];[$'Compétences validées trimestre 3'.BU18]))">
            <text:p/>
          </table:table-cell>
          <table:table-cell table:formula="of:=IF(AND([$'Compétences validées trim-sem 1'.BV18]=&quot;&quot;;[$'Compétences validées trim-sem 2'.BV18]=&quot;&quot;;[$'Compétences validées trimestre 3'.BV18]=&quot;&quot;);&quot;&quot;;MAX([$'Compétences validées trim-sem 1'.BV18];[$'Compétences validées trim-sem 2'.BV18];[$'Compétences validées trimestre 3'.BV18]))">
            <text:p/>
          </table:table-cell>
          <table:table-cell table:formula="of:=IF(AND([$'Compétences validées trim-sem 1'.BW18]=&quot;&quot;;[$'Compétences validées trim-sem 2'.BW18]=&quot;&quot;;[$'Compétences validées trimestre 3'.BW18]=&quot;&quot;);&quot;&quot;;MAX([$'Compétences validées trim-sem 1'.BW18];[$'Compétences validées trim-sem 2'.BW18];[$'Compétences validées trimestre 3'.BW18]))">
            <text:p/>
          </table:table-cell>
          <table:table-cell table:formula="of:=IF(AND([$'Compétences validées trim-sem 1'.BX18]=&quot;&quot;;[$'Compétences validées trim-sem 2'.BX18]=&quot;&quot;;[$'Compétences validées trimestre 3'.BX18]=&quot;&quot;);&quot;&quot;;MAX([$'Compétences validées trim-sem 1'.BX18];[$'Compétences validées trim-sem 2'.BX18];[$'Compétences validées trimestre 3'.BX18]))">
            <text:p/>
          </table:table-cell>
          <table:table-cell table:formula="of:=IF(AND([$'Compétences validées trim-sem 1'.BY18]=&quot;&quot;;[$'Compétences validées trim-sem 2'.BY18]=&quot;&quot;;[$'Compétences validées trimestre 3'.BY18]=&quot;&quot;);&quot;&quot;;MAX([$'Compétences validées trim-sem 1'.BY18];[$'Compétences validées trim-sem 2'.BY18];[$'Compétences validées trimestre 3'.BY18]))">
            <text:p/>
          </table:table-cell>
          <table:table-cell table:formula="of:=IF(AND([$'Compétences validées trim-sem 1'.BZ18]=&quot;&quot;;[$'Compétences validées trim-sem 2'.BZ18]=&quot;&quot;;[$'Compétences validées trimestre 3'.BZ18]=&quot;&quot;);&quot;&quot;;MAX([$'Compétences validées trim-sem 1'.BZ18];[$'Compétences validées trim-sem 2'.BZ18];[$'Compétences validées trimestre 3'.BZ18]))">
            <text:p/>
          </table:table-cell>
          <table:table-cell table:formula="of:=IF(AND([$'Compétences validées trim-sem 1'.CA18]=&quot;&quot;;[$'Compétences validées trim-sem 2'.CA18]=&quot;&quot;;[$'Compétences validées trimestre 3'.CA18]=&quot;&quot;);&quot;&quot;;MAX([$'Compétences validées trim-sem 1'.CA18];[$'Compétences validées trim-sem 2'.CA18];[$'Compétences validées trimestre 3'.CA18]))">
            <text:p/>
          </table:table-cell>
          <table:table-cell table:formula="of:=IF(AND([$'Compétences validées trim-sem 1'.CB18]=&quot;&quot;;[$'Compétences validées trim-sem 2'.CB18]=&quot;&quot;;[$'Compétences validées trimestre 3'.CB18]=&quot;&quot;);&quot;&quot;;MAX([$'Compétences validées trim-sem 1'.CB18];[$'Compétences validées trim-sem 2'.CB18];[$'Compétences validées trimestre 3'.CB18]))">
            <text:p/>
          </table:table-cell>
          <table:table-cell table:formula="of:=IF(AND([$'Compétences validées trim-sem 1'.CC18]=&quot;&quot;;[$'Compétences validées trim-sem 2'.CC18]=&quot;&quot;;[$'Compétences validées trimestre 3'.CC18]=&quot;&quot;);&quot;&quot;;MAX([$'Compétences validées trim-sem 1'.CC18];[$'Compétences validées trim-sem 2'.CC18];[$'Compétences validées trimestre 3'.CC18]))">
            <text:p/>
          </table:table-cell>
          <table:table-cell table:formula="of:=IF(AND([$'Compétences validées trim-sem 1'.CD18]=&quot;&quot;;[$'Compétences validées trim-sem 2'.CD18]=&quot;&quot;;[$'Compétences validées trimestre 3'.CD18]=&quot;&quot;);&quot;&quot;;MAX([$'Compétences validées trim-sem 1'.CD18];[$'Compétences validées trim-sem 2'.CD18];[$'Compétences validées trimestre 3'.CD18]))">
            <text:p/>
          </table:table-cell>
          <table:table-cell table:formula="of:=IF(AND([$'Compétences validées trim-sem 1'.CE18]=&quot;&quot;;[$'Compétences validées trim-sem 2'.CE18]=&quot;&quot;;[$'Compétences validées trimestre 3'.CE18]=&quot;&quot;);&quot;&quot;;MAX([$'Compétences validées trim-sem 1'.CE18];[$'Compétences validées trim-sem 2'.CE18];[$'Compétences validées trimestre 3'.CE18]))">
            <text:p/>
          </table:table-cell>
          <table:table-cell table:formula="of:=IF(AND([$'Compétences validées trim-sem 1'.CF18]=&quot;&quot;;[$'Compétences validées trim-sem 2'.CF18]=&quot;&quot;;[$'Compétences validées trimestre 3'.CF18]=&quot;&quot;);&quot;&quot;;MAX([$'Compétences validées trim-sem 1'.CF18];[$'Compétences validées trim-sem 2'.CF18];[$'Compétences validées trimestre 3'.CF18]))">
            <text:p/>
          </table:table-cell>
          <table:table-cell table:formula="of:=IF(AND([$'Compétences validées trim-sem 1'.CG18]=&quot;&quot;;[$'Compétences validées trim-sem 2'.CG18]=&quot;&quot;;[$'Compétences validées trimestre 3'.CG18]=&quot;&quot;);&quot;&quot;;MAX([$'Compétences validées trim-sem 1'.CG18];[$'Compétences validées trim-sem 2'.CG18];[$'Compétences validées trimestre 3'.CG18]))">
            <text:p/>
          </table:table-cell>
          <table:table-cell table:formula="of:=IF(AND([$'Compétences validées trim-sem 1'.CH18]=&quot;&quot;;[$'Compétences validées trim-sem 2'.CH18]=&quot;&quot;;[$'Compétences validées trimestre 3'.CH18]=&quot;&quot;);&quot;&quot;;MAX([$'Compétences validées trim-sem 1'.CH18];[$'Compétences validées trim-sem 2'.CH18];[$'Compétences validées trimestre 3'.CH18]))">
            <text:p/>
          </table:table-cell>
          <table:table-cell table:formula="of:=IF(AND([$'Compétences validées trim-sem 1'.CI18]=&quot;&quot;;[$'Compétences validées trim-sem 2'.CI18]=&quot;&quot;;[$'Compétences validées trimestre 3'.CI18]=&quot;&quot;);&quot;&quot;;MAX([$'Compétences validées trim-sem 1'.CI18];[$'Compétences validées trim-sem 2'.CI18];[$'Compétences validées trimestre 3'.CI18]))">
            <text:p/>
          </table:table-cell>
          <table:table-cell table:formula="of:=IF(AND([$'Compétences validées trim-sem 1'.CJ18]=&quot;&quot;;[$'Compétences validées trim-sem 2'.CJ18]=&quot;&quot;;[$'Compétences validées trimestre 3'.CJ18]=&quot;&quot;);&quot;&quot;;MAX([$'Compétences validées trim-sem 1'.CJ18];[$'Compétences validées trim-sem 2'.CJ18];[$'Compétences validées trimestre 3'.CJ18]))">
            <text:p/>
          </table:table-cell>
          <table:table-cell table:formula="of:=IF(AND([$'Compétences validées trim-sem 1'.CK18]=&quot;&quot;;[$'Compétences validées trim-sem 2'.CK18]=&quot;&quot;;[$'Compétences validées trimestre 3'.CK18]=&quot;&quot;);&quot;&quot;;MAX([$'Compétences validées trim-sem 1'.CK18];[$'Compétences validées trim-sem 2'.CK18];[$'Compétences validées trimestre 3'.CK18]))">
            <text:p/>
          </table:table-cell>
          <table:table-cell table:formula="of:=IF(AND([$'Compétences validées trim-sem 1'.CL18]=&quot;&quot;;[$'Compétences validées trim-sem 2'.CL18]=&quot;&quot;;[$'Compétences validées trimestre 3'.CL18]=&quot;&quot;);&quot;&quot;;MAX([$'Compétences validées trim-sem 1'.CL18];[$'Compétences validées trim-sem 2'.CL18];[$'Compétences validées trimestre 3'.CL18]))">
            <text:p/>
          </table:table-cell>
          <table:table-cell table:formula="of:=IF(AND([$'Compétences validées trim-sem 1'.CM18]=&quot;&quot;;[$'Compétences validées trim-sem 2'.CM18]=&quot;&quot;;[$'Compétences validées trimestre 3'.CM18]=&quot;&quot;);&quot;&quot;;MAX([$'Compétences validées trim-sem 1'.CM18];[$'Compétences validées trim-sem 2'.CM18];[$'Compétences validées trimestre 3'.CM18]))">
            <text:p/>
          </table:table-cell>
          <table:table-cell table:formula="of:=IF(AND([$'Compétences validées trim-sem 1'.CN18]=&quot;&quot;;[$'Compétences validées trim-sem 2'.CN18]=&quot;&quot;;[$'Compétences validées trimestre 3'.CN18]=&quot;&quot;);&quot;&quot;;MAX([$'Compétences validées trim-sem 1'.CN18];[$'Compétences validées trim-sem 2'.CN18];[$'Compétences validées trimestre 3'.CN18]))">
            <text:p/>
          </table:table-cell>
          <table:table-cell table:formula="of:=IF(AND([$'Compétences validées trim-sem 1'.CO18]=&quot;&quot;;[$'Compétences validées trim-sem 2'.CO18]=&quot;&quot;;[$'Compétences validées trimestre 3'.CO18]=&quot;&quot;);&quot;&quot;;MAX([$'Compétences validées trim-sem 1'.CO18];[$'Compétences validées trim-sem 2'.CO18];[$'Compétences validées trimestre 3'.CO18]))">
            <text:p/>
          </table:table-cell>
          <table:table-cell table:formula="of:=IF(AND([$'Compétences validées trim-sem 1'.CP18]=&quot;&quot;;[$'Compétences validées trim-sem 2'.CP18]=&quot;&quot;;[$'Compétences validées trimestre 3'.CP18]=&quot;&quot;);&quot;&quot;;MAX([$'Compétences validées trim-sem 1'.CP18];[$'Compétences validées trim-sem 2'.CP18];[$'Compétences validées trimestre 3'.CP18]))">
            <text:p/>
          </table:table-cell>
          <table:table-cell table:formula="of:=IF(AND([$'Compétences validées trim-sem 1'.CQ18]=&quot;&quot;;[$'Compétences validées trim-sem 2'.CQ18]=&quot;&quot;;[$'Compétences validées trimestre 3'.CQ18]=&quot;&quot;);&quot;&quot;;MAX([$'Compétences validées trim-sem 1'.CQ18];[$'Compétences validées trim-sem 2'.CQ18];[$'Compétences validées trimestre 3'.CQ18]))">
            <text:p/>
          </table:table-cell>
          <table:table-cell table:formula="of:=IF(AND([$'Compétences validées trim-sem 1'.CR18]=&quot;&quot;;[$'Compétences validées trim-sem 2'.CR18]=&quot;&quot;;[$'Compétences validées trimestre 3'.CR18]=&quot;&quot;);&quot;&quot;;MAX([$'Compétences validées trim-sem 1'.CR18];[$'Compétences validées trim-sem 2'.CR18];[$'Compétences validées trimestre 3'.CR18]))">
            <text:p/>
          </table:table-cell>
          <table:table-cell table:formula="of:=IF(AND([$'Compétences validées trim-sem 1'.CS18]=&quot;&quot;;[$'Compétences validées trim-sem 2'.CS18]=&quot;&quot;;[$'Compétences validées trimestre 3'.CS18]=&quot;&quot;);&quot;&quot;;MAX([$'Compétences validées trim-sem 1'.CS18];[$'Compétences validées trim-sem 2'.CS18];[$'Compétences validées trimestre 3'.CS18]))">
            <text:p/>
          </table:table-cell>
          <table:table-cell table:formula="of:=IF(AND([$'Compétences validées trim-sem 1'.CT18]=&quot;&quot;;[$'Compétences validées trim-sem 2'.CT18]=&quot;&quot;;[$'Compétences validées trimestre 3'.CT18]=&quot;&quot;);&quot;&quot;;MAX([$'Compétences validées trim-sem 1'.CT18];[$'Compétences validées trim-sem 2'.CT18];[$'Compétences validées trimestre 3'.CT18]))">
            <text:p/>
          </table:table-cell>
          <table:table-cell table:formula="of:=IF(AND([$'Compétences validées trim-sem 1'.CU18]=&quot;&quot;;[$'Compétences validées trim-sem 2'.CU18]=&quot;&quot;;[$'Compétences validées trimestre 3'.CU18]=&quot;&quot;);&quot;&quot;;MAX([$'Compétences validées trim-sem 1'.CU18];[$'Compétences validées trim-sem 2'.CU18];[$'Compétences validées trimestre 3'.CU18]))">
            <text:p/>
          </table:table-cell>
          <table:table-cell table:formula="of:=IF(AND([$'Compétences validées trim-sem 1'.CV18]=&quot;&quot;;[$'Compétences validées trim-sem 2'.CV18]=&quot;&quot;;[$'Compétences validées trimestre 3'.CV18]=&quot;&quot;);&quot;&quot;;MAX([$'Compétences validées trim-sem 1'.CV18];[$'Compétences validées trim-sem 2'.CV18];[$'Compétences validées trimestre 3'.CV18]))">
            <text:p/>
          </table:table-cell>
          <table:table-cell table:formula="of:=IF(AND([$'Compétences validées trim-sem 1'.CW18]=&quot;&quot;;[$'Compétences validées trim-sem 2'.CW18]=&quot;&quot;;[$'Compétences validées trimestre 3'.CW18]=&quot;&quot;);&quot;&quot;;MAX([$'Compétences validées trim-sem 1'.CW18];[$'Compétences validées trim-sem 2'.CW18];[$'Compétences validées trimestre 3'.CW18]))">
            <text:p/>
          </table:table-cell>
          <table:table-cell table:formula="of:=IF(AND([$'Compétences validées trim-sem 1'.CX18]=&quot;&quot;;[$'Compétences validées trim-sem 2'.CX18]=&quot;&quot;;[$'Compétences validées trimestre 3'.CX18]=&quot;&quot;);&quot;&quot;;MAX([$'Compétences validées trim-sem 1'.CX18];[$'Compétences validées trim-sem 2'.CX18];[$'Compétences validées trimestre 3'.CX18]))">
            <text:p/>
          </table:table-cell>
        </table:table-row>
        <table:table-row table:style-name="ro1">
          <table:table-cell office:value-type="string" calcext:value-type="string">
            <text:p>Nom 18</text:p>
          </table:table-cell>
          <table:table-cell office:value-type="string" calcext:value-type="string">
            <text:p>Prénom 18</text:p>
          </table:table-cell>
          <table:table-cell table:formula="of:=IF(AND([$'Compétences validées trim-sem 1'.C19]=&quot;&quot;;[$'Compétences validées trim-sem 2'.C19]=&quot;&quot;;[$'Compétences validées trimestre 3'.C19]=&quot;&quot;);&quot;&quot;;MAX([$'Compétences validées trim-sem 1'.C19];[$'Compétences validées trim-sem 2'.C19];[$'Compétences validées trimestre 3'.C19]))">
            <text:p/>
          </table:table-cell>
          <table:table-cell table:formula="of:=IF(AND([$'Compétences validées trim-sem 1'.D19]=&quot;&quot;;[$'Compétences validées trim-sem 2'.D19]=&quot;&quot;;[$'Compétences validées trimestre 3'.D19]=&quot;&quot;);&quot;&quot;;MAX([$'Compétences validées trim-sem 1'.D19];[$'Compétences validées trim-sem 2'.D19];[$'Compétences validées trimestre 3'.D19]))">
            <text:p/>
          </table:table-cell>
          <table:table-cell table:formula="of:=IF(AND([$'Compétences validées trim-sem 1'.E19]=&quot;&quot;;[$'Compétences validées trim-sem 2'.E19]=&quot;&quot;;[$'Compétences validées trimestre 3'.E19]=&quot;&quot;);&quot;&quot;;MAX([$'Compétences validées trim-sem 1'.E19];[$'Compétences validées trim-sem 2'.E19];[$'Compétences validées trimestre 3'.E19]))">
            <text:p/>
          </table:table-cell>
          <table:table-cell table:formula="of:=IF(AND([$'Compétences validées trim-sem 1'.F19]=&quot;&quot;;[$'Compétences validées trim-sem 2'.F19]=&quot;&quot;;[$'Compétences validées trimestre 3'.F19]=&quot;&quot;);&quot;&quot;;MAX([$'Compétences validées trim-sem 1'.F19];[$'Compétences validées trim-sem 2'.F19];[$'Compétences validées trimestre 3'.F19]))">
            <text:p/>
          </table:table-cell>
          <table:table-cell table:formula="of:=IF(AND([$'Compétences validées trim-sem 1'.G19]=&quot;&quot;;[$'Compétences validées trim-sem 2'.G19]=&quot;&quot;;[$'Compétences validées trimestre 3'.G19]=&quot;&quot;);&quot;&quot;;MAX([$'Compétences validées trim-sem 1'.G19];[$'Compétences validées trim-sem 2'.G19];[$'Compétences validées trimestre 3'.G19]))">
            <text:p/>
          </table:table-cell>
          <table:table-cell table:formula="of:=IF(AND([$'Compétences validées trim-sem 1'.H19]=&quot;&quot;;[$'Compétences validées trim-sem 2'.H19]=&quot;&quot;;[$'Compétences validées trimestre 3'.H19]=&quot;&quot;);&quot;&quot;;MAX([$'Compétences validées trim-sem 1'.H19];[$'Compétences validées trim-sem 2'.H19];[$'Compétences validées trimestre 3'.H19]))">
            <text:p/>
          </table:table-cell>
          <table:table-cell table:formula="of:=IF(AND([$'Compétences validées trim-sem 1'.I19]=&quot;&quot;;[$'Compétences validées trim-sem 2'.I19]=&quot;&quot;;[$'Compétences validées trimestre 3'.I19]=&quot;&quot;);&quot;&quot;;MAX([$'Compétences validées trim-sem 1'.I19];[$'Compétences validées trim-sem 2'.I19];[$'Compétences validées trimestre 3'.I19]))">
            <text:p/>
          </table:table-cell>
          <table:table-cell table:formula="of:=IF(AND([$'Compétences validées trim-sem 1'.J19]=&quot;&quot;;[$'Compétences validées trim-sem 2'.J19]=&quot;&quot;;[$'Compétences validées trimestre 3'.J19]=&quot;&quot;);&quot;&quot;;MAX([$'Compétences validées trim-sem 1'.J19];[$'Compétences validées trim-sem 2'.J19];[$'Compétences validées trimestre 3'.J19]))">
            <text:p/>
          </table:table-cell>
          <table:table-cell table:formula="of:=IF(AND([$'Compétences validées trim-sem 1'.K19]=&quot;&quot;;[$'Compétences validées trim-sem 2'.K19]=&quot;&quot;;[$'Compétences validées trimestre 3'.K19]=&quot;&quot;);&quot;&quot;;MAX([$'Compétences validées trim-sem 1'.K19];[$'Compétences validées trim-sem 2'.K19];[$'Compétences validées trimestre 3'.K19]))">
            <text:p/>
          </table:table-cell>
          <table:table-cell table:formula="of:=IF(AND([$'Compétences validées trim-sem 1'.L19]=&quot;&quot;;[$'Compétences validées trim-sem 2'.L19]=&quot;&quot;;[$'Compétences validées trimestre 3'.L19]=&quot;&quot;);&quot;&quot;;MAX([$'Compétences validées trim-sem 1'.L19];[$'Compétences validées trim-sem 2'.L19];[$'Compétences validées trimestre 3'.L19]))">
            <text:p/>
          </table:table-cell>
          <table:table-cell table:formula="of:=IF(AND([$'Compétences validées trim-sem 1'.M19]=&quot;&quot;;[$'Compétences validées trim-sem 2'.M19]=&quot;&quot;;[$'Compétences validées trimestre 3'.M19]=&quot;&quot;);&quot;&quot;;MAX([$'Compétences validées trim-sem 1'.M19];[$'Compétences validées trim-sem 2'.M19];[$'Compétences validées trimestre 3'.M19]))">
            <text:p/>
          </table:table-cell>
          <table:table-cell table:formula="of:=IF(AND([$'Compétences validées trim-sem 1'.N19]=&quot;&quot;;[$'Compétences validées trim-sem 2'.N19]=&quot;&quot;;[$'Compétences validées trimestre 3'.N19]=&quot;&quot;);&quot;&quot;;MAX([$'Compétences validées trim-sem 1'.N19];[$'Compétences validées trim-sem 2'.N19];[$'Compétences validées trimestre 3'.N19]))">
            <text:p/>
          </table:table-cell>
          <table:table-cell table:formula="of:=IF(AND([$'Compétences validées trim-sem 1'.O19]=&quot;&quot;;[$'Compétences validées trim-sem 2'.O19]=&quot;&quot;;[$'Compétences validées trimestre 3'.O19]=&quot;&quot;);&quot;&quot;;MAX([$'Compétences validées trim-sem 1'.O19];[$'Compétences validées trim-sem 2'.O19];[$'Compétences validées trimestre 3'.O19]))">
            <text:p/>
          </table:table-cell>
          <table:table-cell table:formula="of:=IF(AND([$'Compétences validées trim-sem 1'.P19]=&quot;&quot;;[$'Compétences validées trim-sem 2'.P19]=&quot;&quot;;[$'Compétences validées trimestre 3'.P19]=&quot;&quot;);&quot;&quot;;MAX([$'Compétences validées trim-sem 1'.P19];[$'Compétences validées trim-sem 2'.P19];[$'Compétences validées trimestre 3'.P19]))">
            <text:p/>
          </table:table-cell>
          <table:table-cell table:formula="of:=IF(AND([$'Compétences validées trim-sem 1'.Q19]=&quot;&quot;;[$'Compétences validées trim-sem 2'.Q19]=&quot;&quot;;[$'Compétences validées trimestre 3'.Q19]=&quot;&quot;);&quot;&quot;;MAX([$'Compétences validées trim-sem 1'.Q19];[$'Compétences validées trim-sem 2'.Q19];[$'Compétences validées trimestre 3'.Q19]))">
            <text:p/>
          </table:table-cell>
          <table:table-cell table:formula="of:=IF(AND([$'Compétences validées trim-sem 1'.R19]=&quot;&quot;;[$'Compétences validées trim-sem 2'.R19]=&quot;&quot;;[$'Compétences validées trimestre 3'.R19]=&quot;&quot;);&quot;&quot;;MAX([$'Compétences validées trim-sem 1'.R19];[$'Compétences validées trim-sem 2'.R19];[$'Compétences validées trimestre 3'.R19]))">
            <text:p/>
          </table:table-cell>
          <table:table-cell table:formula="of:=IF(AND([$'Compétences validées trim-sem 1'.S19]=&quot;&quot;;[$'Compétences validées trim-sem 2'.S19]=&quot;&quot;;[$'Compétences validées trimestre 3'.S19]=&quot;&quot;);&quot;&quot;;MAX([$'Compétences validées trim-sem 1'.S19];[$'Compétences validées trim-sem 2'.S19];[$'Compétences validées trimestre 3'.S19]))">
            <text:p/>
          </table:table-cell>
          <table:table-cell table:formula="of:=IF(AND([$'Compétences validées trim-sem 1'.T19]=&quot;&quot;;[$'Compétences validées trim-sem 2'.T19]=&quot;&quot;;[$'Compétences validées trimestre 3'.T19]=&quot;&quot;);&quot;&quot;;MAX([$'Compétences validées trim-sem 1'.T19];[$'Compétences validées trim-sem 2'.T19];[$'Compétences validées trimestre 3'.T19]))">
            <text:p/>
          </table:table-cell>
          <table:table-cell table:formula="of:=IF(AND([$'Compétences validées trim-sem 1'.U19]=&quot;&quot;;[$'Compétences validées trim-sem 2'.U19]=&quot;&quot;;[$'Compétences validées trimestre 3'.U19]=&quot;&quot;);&quot;&quot;;MAX([$'Compétences validées trim-sem 1'.U19];[$'Compétences validées trim-sem 2'.U19];[$'Compétences validées trimestre 3'.U19]))">
            <text:p/>
          </table:table-cell>
          <table:table-cell table:formula="of:=IF(AND([$'Compétences validées trim-sem 1'.V19]=&quot;&quot;;[$'Compétences validées trim-sem 2'.V19]=&quot;&quot;;[$'Compétences validées trimestre 3'.V19]=&quot;&quot;);&quot;&quot;;MAX([$'Compétences validées trim-sem 1'.V19];[$'Compétences validées trim-sem 2'.V19];[$'Compétences validées trimestre 3'.V19]))">
            <text:p/>
          </table:table-cell>
          <table:table-cell table:formula="of:=IF(AND([$'Compétences validées trim-sem 1'.W19]=&quot;&quot;;[$'Compétences validées trim-sem 2'.W19]=&quot;&quot;;[$'Compétences validées trimestre 3'.W19]=&quot;&quot;);&quot;&quot;;MAX([$'Compétences validées trim-sem 1'.W19];[$'Compétences validées trim-sem 2'.W19];[$'Compétences validées trimestre 3'.W19]))">
            <text:p/>
          </table:table-cell>
          <table:table-cell table:formula="of:=IF(AND([$'Compétences validées trim-sem 1'.X19]=&quot;&quot;;[$'Compétences validées trim-sem 2'.X19]=&quot;&quot;;[$'Compétences validées trimestre 3'.X19]=&quot;&quot;);&quot;&quot;;MAX([$'Compétences validées trim-sem 1'.X19];[$'Compétences validées trim-sem 2'.X19];[$'Compétences validées trimestre 3'.X19]))">
            <text:p/>
          </table:table-cell>
          <table:table-cell table:formula="of:=IF(AND([$'Compétences validées trim-sem 1'.Y19]=&quot;&quot;;[$'Compétences validées trim-sem 2'.Y19]=&quot;&quot;;[$'Compétences validées trimestre 3'.Y19]=&quot;&quot;);&quot;&quot;;MAX([$'Compétences validées trim-sem 1'.Y19];[$'Compétences validées trim-sem 2'.Y19];[$'Compétences validées trimestre 3'.Y19]))">
            <text:p/>
          </table:table-cell>
          <table:table-cell table:formula="of:=IF(AND([$'Compétences validées trim-sem 1'.Z19]=&quot;&quot;;[$'Compétences validées trim-sem 2'.Z19]=&quot;&quot;;[$'Compétences validées trimestre 3'.Z19]=&quot;&quot;);&quot;&quot;;MAX([$'Compétences validées trim-sem 1'.Z19];[$'Compétences validées trim-sem 2'.Z19];[$'Compétences validées trimestre 3'.Z19]))">
            <text:p/>
          </table:table-cell>
          <table:table-cell table:formula="of:=IF(AND([$'Compétences validées trim-sem 1'.AA19]=&quot;&quot;;[$'Compétences validées trim-sem 2'.AA19]=&quot;&quot;;[$'Compétences validées trimestre 3'.AA19]=&quot;&quot;);&quot;&quot;;MAX([$'Compétences validées trim-sem 1'.AA19];[$'Compétences validées trim-sem 2'.AA19];[$'Compétences validées trimestre 3'.AA19]))">
            <text:p/>
          </table:table-cell>
          <table:table-cell table:formula="of:=IF(AND([$'Compétences validées trim-sem 1'.AB19]=&quot;&quot;;[$'Compétences validées trim-sem 2'.AB19]=&quot;&quot;;[$'Compétences validées trimestre 3'.AB19]=&quot;&quot;);&quot;&quot;;MAX([$'Compétences validées trim-sem 1'.AB19];[$'Compétences validées trim-sem 2'.AB19];[$'Compétences validées trimestre 3'.AB19]))">
            <text:p/>
          </table:table-cell>
          <table:table-cell table:formula="of:=IF(AND([$'Compétences validées trim-sem 1'.AC19]=&quot;&quot;;[$'Compétences validées trim-sem 2'.AC19]=&quot;&quot;;[$'Compétences validées trimestre 3'.AC19]=&quot;&quot;);&quot;&quot;;MAX([$'Compétences validées trim-sem 1'.AC19];[$'Compétences validées trim-sem 2'.AC19];[$'Compétences validées trimestre 3'.AC19]))">
            <text:p/>
          </table:table-cell>
          <table:table-cell table:formula="of:=IF(AND([$'Compétences validées trim-sem 1'.AD19]=&quot;&quot;;[$'Compétences validées trim-sem 2'.AD19]=&quot;&quot;;[$'Compétences validées trimestre 3'.AD19]=&quot;&quot;);&quot;&quot;;MAX([$'Compétences validées trim-sem 1'.AD19];[$'Compétences validées trim-sem 2'.AD19];[$'Compétences validées trimestre 3'.AD19]))">
            <text:p/>
          </table:table-cell>
          <table:table-cell table:formula="of:=IF(AND([$'Compétences validées trim-sem 1'.AE19]=&quot;&quot;;[$'Compétences validées trim-sem 2'.AE19]=&quot;&quot;;[$'Compétences validées trimestre 3'.AE19]=&quot;&quot;);&quot;&quot;;MAX([$'Compétences validées trim-sem 1'.AE19];[$'Compétences validées trim-sem 2'.AE19];[$'Compétences validées trimestre 3'.AE19]))">
            <text:p/>
          </table:table-cell>
          <table:table-cell table:formula="of:=IF(AND([$'Compétences validées trim-sem 1'.AF19]=&quot;&quot;;[$'Compétences validées trim-sem 2'.AF19]=&quot;&quot;;[$'Compétences validées trimestre 3'.AF19]=&quot;&quot;);&quot;&quot;;MAX([$'Compétences validées trim-sem 1'.AF19];[$'Compétences validées trim-sem 2'.AF19];[$'Compétences validées trimestre 3'.AF19]))">
            <text:p/>
          </table:table-cell>
          <table:table-cell table:formula="of:=IF(AND([$'Compétences validées trim-sem 1'.AG19]=&quot;&quot;;[$'Compétences validées trim-sem 2'.AG19]=&quot;&quot;;[$'Compétences validées trimestre 3'.AG19]=&quot;&quot;);&quot;&quot;;MAX([$'Compétences validées trim-sem 1'.AG19];[$'Compétences validées trim-sem 2'.AG19];[$'Compétences validées trimestre 3'.AG19]))">
            <text:p/>
          </table:table-cell>
          <table:table-cell table:formula="of:=IF(AND([$'Compétences validées trim-sem 1'.AH19]=&quot;&quot;;[$'Compétences validées trim-sem 2'.AH19]=&quot;&quot;;[$'Compétences validées trimestre 3'.AH19]=&quot;&quot;);&quot;&quot;;MAX([$'Compétences validées trim-sem 1'.AH19];[$'Compétences validées trim-sem 2'.AH19];[$'Compétences validées trimestre 3'.AH19]))">
            <text:p/>
          </table:table-cell>
          <table:table-cell table:formula="of:=IF(AND([$'Compétences validées trim-sem 1'.AI19]=&quot;&quot;;[$'Compétences validées trim-sem 2'.AI19]=&quot;&quot;;[$'Compétences validées trimestre 3'.AI19]=&quot;&quot;);&quot;&quot;;MAX([$'Compétences validées trim-sem 1'.AI19];[$'Compétences validées trim-sem 2'.AI19];[$'Compétences validées trimestre 3'.AI19]))">
            <text:p/>
          </table:table-cell>
          <table:table-cell table:formula="of:=IF(AND([$'Compétences validées trim-sem 1'.AJ19]=&quot;&quot;;[$'Compétences validées trim-sem 2'.AJ19]=&quot;&quot;;[$'Compétences validées trimestre 3'.AJ19]=&quot;&quot;);&quot;&quot;;MAX([$'Compétences validées trim-sem 1'.AJ19];[$'Compétences validées trim-sem 2'.AJ19];[$'Compétences validées trimestre 3'.AJ19]))">
            <text:p/>
          </table:table-cell>
          <table:table-cell table:formula="of:=IF(AND([$'Compétences validées trim-sem 1'.AK19]=&quot;&quot;;[$'Compétences validées trim-sem 2'.AK19]=&quot;&quot;;[$'Compétences validées trimestre 3'.AK19]=&quot;&quot;);&quot;&quot;;MAX([$'Compétences validées trim-sem 1'.AK19];[$'Compétences validées trim-sem 2'.AK19];[$'Compétences validées trimestre 3'.AK19]))">
            <text:p/>
          </table:table-cell>
          <table:table-cell table:formula="of:=IF(AND([$'Compétences validées trim-sem 1'.AL19]=&quot;&quot;;[$'Compétences validées trim-sem 2'.AL19]=&quot;&quot;;[$'Compétences validées trimestre 3'.AL19]=&quot;&quot;);&quot;&quot;;MAX([$'Compétences validées trim-sem 1'.AL19];[$'Compétences validées trim-sem 2'.AL19];[$'Compétences validées trimestre 3'.AL19]))">
            <text:p/>
          </table:table-cell>
          <table:table-cell table:formula="of:=IF(AND([$'Compétences validées trim-sem 1'.AM19]=&quot;&quot;;[$'Compétences validées trim-sem 2'.AM19]=&quot;&quot;;[$'Compétences validées trimestre 3'.AM19]=&quot;&quot;);&quot;&quot;;MAX([$'Compétences validées trim-sem 1'.AM19];[$'Compétences validées trim-sem 2'.AM19];[$'Compétences validées trimestre 3'.AM19]))">
            <text:p/>
          </table:table-cell>
          <table:table-cell table:formula="of:=IF(AND([$'Compétences validées trim-sem 1'.AN19]=&quot;&quot;;[$'Compétences validées trim-sem 2'.AN19]=&quot;&quot;;[$'Compétences validées trimestre 3'.AN19]=&quot;&quot;);&quot;&quot;;MAX([$'Compétences validées trim-sem 1'.AN19];[$'Compétences validées trim-sem 2'.AN19];[$'Compétences validées trimestre 3'.AN19]))">
            <text:p/>
          </table:table-cell>
          <table:table-cell table:formula="of:=IF(AND([$'Compétences validées trim-sem 1'.AO19]=&quot;&quot;;[$'Compétences validées trim-sem 2'.AO19]=&quot;&quot;;[$'Compétences validées trimestre 3'.AO19]=&quot;&quot;);&quot;&quot;;MAX([$'Compétences validées trim-sem 1'.AO19];[$'Compétences validées trim-sem 2'.AO19];[$'Compétences validées trimestre 3'.AO19]))">
            <text:p/>
          </table:table-cell>
          <table:table-cell table:formula="of:=IF(AND([$'Compétences validées trim-sem 1'.AP19]=&quot;&quot;;[$'Compétences validées trim-sem 2'.AP19]=&quot;&quot;;[$'Compétences validées trimestre 3'.AP19]=&quot;&quot;);&quot;&quot;;MAX([$'Compétences validées trim-sem 1'.AP19];[$'Compétences validées trim-sem 2'.AP19];[$'Compétences validées trimestre 3'.AP19]))">
            <text:p/>
          </table:table-cell>
          <table:table-cell table:formula="of:=IF(AND([$'Compétences validées trim-sem 1'.AQ19]=&quot;&quot;;[$'Compétences validées trim-sem 2'.AQ19]=&quot;&quot;;[$'Compétences validées trimestre 3'.AQ19]=&quot;&quot;);&quot;&quot;;MAX([$'Compétences validées trim-sem 1'.AQ19];[$'Compétences validées trim-sem 2'.AQ19];[$'Compétences validées trimestre 3'.AQ19]))">
            <text:p/>
          </table:table-cell>
          <table:table-cell table:formula="of:=IF(AND([$'Compétences validées trim-sem 1'.AR19]=&quot;&quot;;[$'Compétences validées trim-sem 2'.AR19]=&quot;&quot;;[$'Compétences validées trimestre 3'.AR19]=&quot;&quot;);&quot;&quot;;MAX([$'Compétences validées trim-sem 1'.AR19];[$'Compétences validées trim-sem 2'.AR19];[$'Compétences validées trimestre 3'.AR19]))">
            <text:p/>
          </table:table-cell>
          <table:table-cell table:formula="of:=IF(AND([$'Compétences validées trim-sem 1'.AS19]=&quot;&quot;;[$'Compétences validées trim-sem 2'.AS19]=&quot;&quot;;[$'Compétences validées trimestre 3'.AS19]=&quot;&quot;);&quot;&quot;;MAX([$'Compétences validées trim-sem 1'.AS19];[$'Compétences validées trim-sem 2'.AS19];[$'Compétences validées trimestre 3'.AS19]))">
            <text:p/>
          </table:table-cell>
          <table:table-cell table:formula="of:=IF(AND([$'Compétences validées trim-sem 1'.AT19]=&quot;&quot;;[$'Compétences validées trim-sem 2'.AT19]=&quot;&quot;;[$'Compétences validées trimestre 3'.AT19]=&quot;&quot;);&quot;&quot;;MAX([$'Compétences validées trim-sem 1'.AT19];[$'Compétences validées trim-sem 2'.AT19];[$'Compétences validées trimestre 3'.AT19]))">
            <text:p/>
          </table:table-cell>
          <table:table-cell table:formula="of:=IF(AND([$'Compétences validées trim-sem 1'.AU19]=&quot;&quot;;[$'Compétences validées trim-sem 2'.AU19]=&quot;&quot;;[$'Compétences validées trimestre 3'.AU19]=&quot;&quot;);&quot;&quot;;MAX([$'Compétences validées trim-sem 1'.AU19];[$'Compétences validées trim-sem 2'.AU19];[$'Compétences validées trimestre 3'.AU19]))">
            <text:p/>
          </table:table-cell>
          <table:table-cell table:formula="of:=IF(AND([$'Compétences validées trim-sem 1'.AV19]=&quot;&quot;;[$'Compétences validées trim-sem 2'.AV19]=&quot;&quot;;[$'Compétences validées trimestre 3'.AV19]=&quot;&quot;);&quot;&quot;;MAX([$'Compétences validées trim-sem 1'.AV19];[$'Compétences validées trim-sem 2'.AV19];[$'Compétences validées trimestre 3'.AV19]))">
            <text:p/>
          </table:table-cell>
          <table:table-cell table:formula="of:=IF(AND([$'Compétences validées trim-sem 1'.AW19]=&quot;&quot;;[$'Compétences validées trim-sem 2'.AW19]=&quot;&quot;;[$'Compétences validées trimestre 3'.AW19]=&quot;&quot;);&quot;&quot;;MAX([$'Compétences validées trim-sem 1'.AW19];[$'Compétences validées trim-sem 2'.AW19];[$'Compétences validées trimestre 3'.AW19]))">
            <text:p/>
          </table:table-cell>
          <table:table-cell table:formula="of:=IF(AND([$'Compétences validées trim-sem 1'.AX19]=&quot;&quot;;[$'Compétences validées trim-sem 2'.AX19]=&quot;&quot;;[$'Compétences validées trimestre 3'.AX19]=&quot;&quot;);&quot;&quot;;MAX([$'Compétences validées trim-sem 1'.AX19];[$'Compétences validées trim-sem 2'.AX19];[$'Compétences validées trimestre 3'.AX19]))">
            <text:p/>
          </table:table-cell>
          <table:table-cell table:formula="of:=IF(AND([$'Compétences validées trim-sem 1'.AY19]=&quot;&quot;;[$'Compétences validées trim-sem 2'.AY19]=&quot;&quot;;[$'Compétences validées trimestre 3'.AY19]=&quot;&quot;);&quot;&quot;;MAX([$'Compétences validées trim-sem 1'.AY19];[$'Compétences validées trim-sem 2'.AY19];[$'Compétences validées trimestre 3'.AY19]))">
            <text:p/>
          </table:table-cell>
          <table:table-cell table:formula="of:=IF(AND([$'Compétences validées trim-sem 1'.AZ19]=&quot;&quot;;[$'Compétences validées trim-sem 2'.AZ19]=&quot;&quot;;[$'Compétences validées trimestre 3'.AZ19]=&quot;&quot;);&quot;&quot;;MAX([$'Compétences validées trim-sem 1'.AZ19];[$'Compétences validées trim-sem 2'.AZ19];[$'Compétences validées trimestre 3'.AZ19]))">
            <text:p/>
          </table:table-cell>
          <table:table-cell table:formula="of:=IF(AND([$'Compétences validées trim-sem 1'.BA19]=&quot;&quot;;[$'Compétences validées trim-sem 2'.BA19]=&quot;&quot;;[$'Compétences validées trimestre 3'.BA19]=&quot;&quot;);&quot;&quot;;MAX([$'Compétences validées trim-sem 1'.BA19];[$'Compétences validées trim-sem 2'.BA19];[$'Compétences validées trimestre 3'.BA19]))">
            <text:p/>
          </table:table-cell>
          <table:table-cell table:formula="of:=IF(AND([$'Compétences validées trim-sem 1'.BB19]=&quot;&quot;;[$'Compétences validées trim-sem 2'.BB19]=&quot;&quot;;[$'Compétences validées trimestre 3'.BB19]=&quot;&quot;);&quot;&quot;;MAX([$'Compétences validées trim-sem 1'.BB19];[$'Compétences validées trim-sem 2'.BB19];[$'Compétences validées trimestre 3'.BB19]))">
            <text:p/>
          </table:table-cell>
          <table:table-cell table:formula="of:=IF(AND([$'Compétences validées trim-sem 1'.BC19]=&quot;&quot;;[$'Compétences validées trim-sem 2'.BC19]=&quot;&quot;;[$'Compétences validées trimestre 3'.BC19]=&quot;&quot;);&quot;&quot;;MAX([$'Compétences validées trim-sem 1'.BC19];[$'Compétences validées trim-sem 2'.BC19];[$'Compétences validées trimestre 3'.BC19]))">
            <text:p/>
          </table:table-cell>
          <table:table-cell table:formula="of:=IF(AND([$'Compétences validées trim-sem 1'.BD19]=&quot;&quot;;[$'Compétences validées trim-sem 2'.BD19]=&quot;&quot;;[$'Compétences validées trimestre 3'.BD19]=&quot;&quot;);&quot;&quot;;MAX([$'Compétences validées trim-sem 1'.BD19];[$'Compétences validées trim-sem 2'.BD19];[$'Compétences validées trimestre 3'.BD19]))">
            <text:p/>
          </table:table-cell>
          <table:table-cell table:formula="of:=IF(AND([$'Compétences validées trim-sem 1'.BE19]=&quot;&quot;;[$'Compétences validées trim-sem 2'.BE19]=&quot;&quot;;[$'Compétences validées trimestre 3'.BE19]=&quot;&quot;);&quot;&quot;;MAX([$'Compétences validées trim-sem 1'.BE19];[$'Compétences validées trim-sem 2'.BE19];[$'Compétences validées trimestre 3'.BE19]))">
            <text:p/>
          </table:table-cell>
          <table:table-cell table:formula="of:=IF(AND([$'Compétences validées trim-sem 1'.BF19]=&quot;&quot;;[$'Compétences validées trim-sem 2'.BF19]=&quot;&quot;;[$'Compétences validées trimestre 3'.BF19]=&quot;&quot;);&quot;&quot;;MAX([$'Compétences validées trim-sem 1'.BF19];[$'Compétences validées trim-sem 2'.BF19];[$'Compétences validées trimestre 3'.BF19]))">
            <text:p/>
          </table:table-cell>
          <table:table-cell table:formula="of:=IF(AND([$'Compétences validées trim-sem 1'.BG19]=&quot;&quot;;[$'Compétences validées trim-sem 2'.BG19]=&quot;&quot;;[$'Compétences validées trimestre 3'.BG19]=&quot;&quot;);&quot;&quot;;MAX([$'Compétences validées trim-sem 1'.BG19];[$'Compétences validées trim-sem 2'.BG19];[$'Compétences validées trimestre 3'.BG19]))">
            <text:p/>
          </table:table-cell>
          <table:table-cell table:formula="of:=IF(AND([$'Compétences validées trim-sem 1'.BH19]=&quot;&quot;;[$'Compétences validées trim-sem 2'.BH19]=&quot;&quot;;[$'Compétences validées trimestre 3'.BH19]=&quot;&quot;);&quot;&quot;;MAX([$'Compétences validées trim-sem 1'.BH19];[$'Compétences validées trim-sem 2'.BH19];[$'Compétences validées trimestre 3'.BH19]))">
            <text:p/>
          </table:table-cell>
          <table:table-cell table:formula="of:=IF(AND([$'Compétences validées trim-sem 1'.BI19]=&quot;&quot;;[$'Compétences validées trim-sem 2'.BI19]=&quot;&quot;;[$'Compétences validées trimestre 3'.BI19]=&quot;&quot;);&quot;&quot;;MAX([$'Compétences validées trim-sem 1'.BI19];[$'Compétences validées trim-sem 2'.BI19];[$'Compétences validées trimestre 3'.BI19]))">
            <text:p/>
          </table:table-cell>
          <table:table-cell table:formula="of:=IF(AND([$'Compétences validées trim-sem 1'.BJ19]=&quot;&quot;;[$'Compétences validées trim-sem 2'.BJ19]=&quot;&quot;;[$'Compétences validées trimestre 3'.BJ19]=&quot;&quot;);&quot;&quot;;MAX([$'Compétences validées trim-sem 1'.BJ19];[$'Compétences validées trim-sem 2'.BJ19];[$'Compétences validées trimestre 3'.BJ19]))">
            <text:p/>
          </table:table-cell>
          <table:table-cell table:formula="of:=IF(AND([$'Compétences validées trim-sem 1'.BK19]=&quot;&quot;;[$'Compétences validées trim-sem 2'.BK19]=&quot;&quot;;[$'Compétences validées trimestre 3'.BK19]=&quot;&quot;);&quot;&quot;;MAX([$'Compétences validées trim-sem 1'.BK19];[$'Compétences validées trim-sem 2'.BK19];[$'Compétences validées trimestre 3'.BK19]))">
            <text:p/>
          </table:table-cell>
          <table:table-cell table:formula="of:=IF(AND([$'Compétences validées trim-sem 1'.BL19]=&quot;&quot;;[$'Compétences validées trim-sem 2'.BL19]=&quot;&quot;;[$'Compétences validées trimestre 3'.BL19]=&quot;&quot;);&quot;&quot;;MAX([$'Compétences validées trim-sem 1'.BL19];[$'Compétences validées trim-sem 2'.BL19];[$'Compétences validées trimestre 3'.BL19]))">
            <text:p/>
          </table:table-cell>
          <table:table-cell table:formula="of:=IF(AND([$'Compétences validées trim-sem 1'.BM19]=&quot;&quot;;[$'Compétences validées trim-sem 2'.BM19]=&quot;&quot;;[$'Compétences validées trimestre 3'.BM19]=&quot;&quot;);&quot;&quot;;MAX([$'Compétences validées trim-sem 1'.BM19];[$'Compétences validées trim-sem 2'.BM19];[$'Compétences validées trimestre 3'.BM19]))">
            <text:p/>
          </table:table-cell>
          <table:table-cell table:formula="of:=IF(AND([$'Compétences validées trim-sem 1'.BN19]=&quot;&quot;;[$'Compétences validées trim-sem 2'.BN19]=&quot;&quot;;[$'Compétences validées trimestre 3'.BN19]=&quot;&quot;);&quot;&quot;;MAX([$'Compétences validées trim-sem 1'.BN19];[$'Compétences validées trim-sem 2'.BN19];[$'Compétences validées trimestre 3'.BN19]))">
            <text:p/>
          </table:table-cell>
          <table:table-cell table:formula="of:=IF(AND([$'Compétences validées trim-sem 1'.BO19]=&quot;&quot;;[$'Compétences validées trim-sem 2'.BO19]=&quot;&quot;;[$'Compétences validées trimestre 3'.BO19]=&quot;&quot;);&quot;&quot;;MAX([$'Compétences validées trim-sem 1'.BO19];[$'Compétences validées trim-sem 2'.BO19];[$'Compétences validées trimestre 3'.BO19]))">
            <text:p/>
          </table:table-cell>
          <table:table-cell table:formula="of:=IF(AND([$'Compétences validées trim-sem 1'.BP19]=&quot;&quot;;[$'Compétences validées trim-sem 2'.BP19]=&quot;&quot;;[$'Compétences validées trimestre 3'.BP19]=&quot;&quot;);&quot;&quot;;MAX([$'Compétences validées trim-sem 1'.BP19];[$'Compétences validées trim-sem 2'.BP19];[$'Compétences validées trimestre 3'.BP19]))">
            <text:p/>
          </table:table-cell>
          <table:table-cell table:formula="of:=IF(AND([$'Compétences validées trim-sem 1'.BQ19]=&quot;&quot;;[$'Compétences validées trim-sem 2'.BQ19]=&quot;&quot;;[$'Compétences validées trimestre 3'.BQ19]=&quot;&quot;);&quot;&quot;;MAX([$'Compétences validées trim-sem 1'.BQ19];[$'Compétences validées trim-sem 2'.BQ19];[$'Compétences validées trimestre 3'.BQ19]))">
            <text:p/>
          </table:table-cell>
          <table:table-cell table:formula="of:=IF(AND([$'Compétences validées trim-sem 1'.BR19]=&quot;&quot;;[$'Compétences validées trim-sem 2'.BR19]=&quot;&quot;;[$'Compétences validées trimestre 3'.BR19]=&quot;&quot;);&quot;&quot;;MAX([$'Compétences validées trim-sem 1'.BR19];[$'Compétences validées trim-sem 2'.BR19];[$'Compétences validées trimestre 3'.BR19]))">
            <text:p/>
          </table:table-cell>
          <table:table-cell table:formula="of:=IF(AND([$'Compétences validées trim-sem 1'.BS19]=&quot;&quot;;[$'Compétences validées trim-sem 2'.BS19]=&quot;&quot;;[$'Compétences validées trimestre 3'.BS19]=&quot;&quot;);&quot;&quot;;MAX([$'Compétences validées trim-sem 1'.BS19];[$'Compétences validées trim-sem 2'.BS19];[$'Compétences validées trimestre 3'.BS19]))">
            <text:p/>
          </table:table-cell>
          <table:table-cell table:formula="of:=IF(AND([$'Compétences validées trim-sem 1'.BT19]=&quot;&quot;;[$'Compétences validées trim-sem 2'.BT19]=&quot;&quot;;[$'Compétences validées trimestre 3'.BT19]=&quot;&quot;);&quot;&quot;;MAX([$'Compétences validées trim-sem 1'.BT19];[$'Compétences validées trim-sem 2'.BT19];[$'Compétences validées trimestre 3'.BT19]))">
            <text:p/>
          </table:table-cell>
          <table:table-cell table:formula="of:=IF(AND([$'Compétences validées trim-sem 1'.BU19]=&quot;&quot;;[$'Compétences validées trim-sem 2'.BU19]=&quot;&quot;;[$'Compétences validées trimestre 3'.BU19]=&quot;&quot;);&quot;&quot;;MAX([$'Compétences validées trim-sem 1'.BU19];[$'Compétences validées trim-sem 2'.BU19];[$'Compétences validées trimestre 3'.BU19]))">
            <text:p/>
          </table:table-cell>
          <table:table-cell table:formula="of:=IF(AND([$'Compétences validées trim-sem 1'.BV19]=&quot;&quot;;[$'Compétences validées trim-sem 2'.BV19]=&quot;&quot;;[$'Compétences validées trimestre 3'.BV19]=&quot;&quot;);&quot;&quot;;MAX([$'Compétences validées trim-sem 1'.BV19];[$'Compétences validées trim-sem 2'.BV19];[$'Compétences validées trimestre 3'.BV19]))">
            <text:p/>
          </table:table-cell>
          <table:table-cell table:formula="of:=IF(AND([$'Compétences validées trim-sem 1'.BW19]=&quot;&quot;;[$'Compétences validées trim-sem 2'.BW19]=&quot;&quot;;[$'Compétences validées trimestre 3'.BW19]=&quot;&quot;);&quot;&quot;;MAX([$'Compétences validées trim-sem 1'.BW19];[$'Compétences validées trim-sem 2'.BW19];[$'Compétences validées trimestre 3'.BW19]))">
            <text:p/>
          </table:table-cell>
          <table:table-cell table:formula="of:=IF(AND([$'Compétences validées trim-sem 1'.BX19]=&quot;&quot;;[$'Compétences validées trim-sem 2'.BX19]=&quot;&quot;;[$'Compétences validées trimestre 3'.BX19]=&quot;&quot;);&quot;&quot;;MAX([$'Compétences validées trim-sem 1'.BX19];[$'Compétences validées trim-sem 2'.BX19];[$'Compétences validées trimestre 3'.BX19]))">
            <text:p/>
          </table:table-cell>
          <table:table-cell table:formula="of:=IF(AND([$'Compétences validées trim-sem 1'.BY19]=&quot;&quot;;[$'Compétences validées trim-sem 2'.BY19]=&quot;&quot;;[$'Compétences validées trimestre 3'.BY19]=&quot;&quot;);&quot;&quot;;MAX([$'Compétences validées trim-sem 1'.BY19];[$'Compétences validées trim-sem 2'.BY19];[$'Compétences validées trimestre 3'.BY19]))">
            <text:p/>
          </table:table-cell>
          <table:table-cell table:formula="of:=IF(AND([$'Compétences validées trim-sem 1'.BZ19]=&quot;&quot;;[$'Compétences validées trim-sem 2'.BZ19]=&quot;&quot;;[$'Compétences validées trimestre 3'.BZ19]=&quot;&quot;);&quot;&quot;;MAX([$'Compétences validées trim-sem 1'.BZ19];[$'Compétences validées trim-sem 2'.BZ19];[$'Compétences validées trimestre 3'.BZ19]))">
            <text:p/>
          </table:table-cell>
          <table:table-cell table:formula="of:=IF(AND([$'Compétences validées trim-sem 1'.CA19]=&quot;&quot;;[$'Compétences validées trim-sem 2'.CA19]=&quot;&quot;;[$'Compétences validées trimestre 3'.CA19]=&quot;&quot;);&quot;&quot;;MAX([$'Compétences validées trim-sem 1'.CA19];[$'Compétences validées trim-sem 2'.CA19];[$'Compétences validées trimestre 3'.CA19]))">
            <text:p/>
          </table:table-cell>
          <table:table-cell table:formula="of:=IF(AND([$'Compétences validées trim-sem 1'.CB19]=&quot;&quot;;[$'Compétences validées trim-sem 2'.CB19]=&quot;&quot;;[$'Compétences validées trimestre 3'.CB19]=&quot;&quot;);&quot;&quot;;MAX([$'Compétences validées trim-sem 1'.CB19];[$'Compétences validées trim-sem 2'.CB19];[$'Compétences validées trimestre 3'.CB19]))">
            <text:p/>
          </table:table-cell>
          <table:table-cell table:formula="of:=IF(AND([$'Compétences validées trim-sem 1'.CC19]=&quot;&quot;;[$'Compétences validées trim-sem 2'.CC19]=&quot;&quot;;[$'Compétences validées trimestre 3'.CC19]=&quot;&quot;);&quot;&quot;;MAX([$'Compétences validées trim-sem 1'.CC19];[$'Compétences validées trim-sem 2'.CC19];[$'Compétences validées trimestre 3'.CC19]))">
            <text:p/>
          </table:table-cell>
          <table:table-cell table:formula="of:=IF(AND([$'Compétences validées trim-sem 1'.CD19]=&quot;&quot;;[$'Compétences validées trim-sem 2'.CD19]=&quot;&quot;;[$'Compétences validées trimestre 3'.CD19]=&quot;&quot;);&quot;&quot;;MAX([$'Compétences validées trim-sem 1'.CD19];[$'Compétences validées trim-sem 2'.CD19];[$'Compétences validées trimestre 3'.CD19]))">
            <text:p/>
          </table:table-cell>
          <table:table-cell table:formula="of:=IF(AND([$'Compétences validées trim-sem 1'.CE19]=&quot;&quot;;[$'Compétences validées trim-sem 2'.CE19]=&quot;&quot;;[$'Compétences validées trimestre 3'.CE19]=&quot;&quot;);&quot;&quot;;MAX([$'Compétences validées trim-sem 1'.CE19];[$'Compétences validées trim-sem 2'.CE19];[$'Compétences validées trimestre 3'.CE19]))">
            <text:p/>
          </table:table-cell>
          <table:table-cell table:formula="of:=IF(AND([$'Compétences validées trim-sem 1'.CF19]=&quot;&quot;;[$'Compétences validées trim-sem 2'.CF19]=&quot;&quot;;[$'Compétences validées trimestre 3'.CF19]=&quot;&quot;);&quot;&quot;;MAX([$'Compétences validées trim-sem 1'.CF19];[$'Compétences validées trim-sem 2'.CF19];[$'Compétences validées trimestre 3'.CF19]))">
            <text:p/>
          </table:table-cell>
          <table:table-cell table:formula="of:=IF(AND([$'Compétences validées trim-sem 1'.CG19]=&quot;&quot;;[$'Compétences validées trim-sem 2'.CG19]=&quot;&quot;;[$'Compétences validées trimestre 3'.CG19]=&quot;&quot;);&quot;&quot;;MAX([$'Compétences validées trim-sem 1'.CG19];[$'Compétences validées trim-sem 2'.CG19];[$'Compétences validées trimestre 3'.CG19]))">
            <text:p/>
          </table:table-cell>
          <table:table-cell table:formula="of:=IF(AND([$'Compétences validées trim-sem 1'.CH19]=&quot;&quot;;[$'Compétences validées trim-sem 2'.CH19]=&quot;&quot;;[$'Compétences validées trimestre 3'.CH19]=&quot;&quot;);&quot;&quot;;MAX([$'Compétences validées trim-sem 1'.CH19];[$'Compétences validées trim-sem 2'.CH19];[$'Compétences validées trimestre 3'.CH19]))">
            <text:p/>
          </table:table-cell>
          <table:table-cell table:formula="of:=IF(AND([$'Compétences validées trim-sem 1'.CI19]=&quot;&quot;;[$'Compétences validées trim-sem 2'.CI19]=&quot;&quot;;[$'Compétences validées trimestre 3'.CI19]=&quot;&quot;);&quot;&quot;;MAX([$'Compétences validées trim-sem 1'.CI19];[$'Compétences validées trim-sem 2'.CI19];[$'Compétences validées trimestre 3'.CI19]))">
            <text:p/>
          </table:table-cell>
          <table:table-cell table:formula="of:=IF(AND([$'Compétences validées trim-sem 1'.CJ19]=&quot;&quot;;[$'Compétences validées trim-sem 2'.CJ19]=&quot;&quot;;[$'Compétences validées trimestre 3'.CJ19]=&quot;&quot;);&quot;&quot;;MAX([$'Compétences validées trim-sem 1'.CJ19];[$'Compétences validées trim-sem 2'.CJ19];[$'Compétences validées trimestre 3'.CJ19]))">
            <text:p/>
          </table:table-cell>
          <table:table-cell table:formula="of:=IF(AND([$'Compétences validées trim-sem 1'.CK19]=&quot;&quot;;[$'Compétences validées trim-sem 2'.CK19]=&quot;&quot;;[$'Compétences validées trimestre 3'.CK19]=&quot;&quot;);&quot;&quot;;MAX([$'Compétences validées trim-sem 1'.CK19];[$'Compétences validées trim-sem 2'.CK19];[$'Compétences validées trimestre 3'.CK19]))">
            <text:p/>
          </table:table-cell>
          <table:table-cell table:formula="of:=IF(AND([$'Compétences validées trim-sem 1'.CL19]=&quot;&quot;;[$'Compétences validées trim-sem 2'.CL19]=&quot;&quot;;[$'Compétences validées trimestre 3'.CL19]=&quot;&quot;);&quot;&quot;;MAX([$'Compétences validées trim-sem 1'.CL19];[$'Compétences validées trim-sem 2'.CL19];[$'Compétences validées trimestre 3'.CL19]))">
            <text:p/>
          </table:table-cell>
          <table:table-cell table:formula="of:=IF(AND([$'Compétences validées trim-sem 1'.CM19]=&quot;&quot;;[$'Compétences validées trim-sem 2'.CM19]=&quot;&quot;;[$'Compétences validées trimestre 3'.CM19]=&quot;&quot;);&quot;&quot;;MAX([$'Compétences validées trim-sem 1'.CM19];[$'Compétences validées trim-sem 2'.CM19];[$'Compétences validées trimestre 3'.CM19]))">
            <text:p/>
          </table:table-cell>
          <table:table-cell table:formula="of:=IF(AND([$'Compétences validées trim-sem 1'.CN19]=&quot;&quot;;[$'Compétences validées trim-sem 2'.CN19]=&quot;&quot;;[$'Compétences validées trimestre 3'.CN19]=&quot;&quot;);&quot;&quot;;MAX([$'Compétences validées trim-sem 1'.CN19];[$'Compétences validées trim-sem 2'.CN19];[$'Compétences validées trimestre 3'.CN19]))">
            <text:p/>
          </table:table-cell>
          <table:table-cell table:formula="of:=IF(AND([$'Compétences validées trim-sem 1'.CO19]=&quot;&quot;;[$'Compétences validées trim-sem 2'.CO19]=&quot;&quot;;[$'Compétences validées trimestre 3'.CO19]=&quot;&quot;);&quot;&quot;;MAX([$'Compétences validées trim-sem 1'.CO19];[$'Compétences validées trim-sem 2'.CO19];[$'Compétences validées trimestre 3'.CO19]))">
            <text:p/>
          </table:table-cell>
          <table:table-cell table:formula="of:=IF(AND([$'Compétences validées trim-sem 1'.CP19]=&quot;&quot;;[$'Compétences validées trim-sem 2'.CP19]=&quot;&quot;;[$'Compétences validées trimestre 3'.CP19]=&quot;&quot;);&quot;&quot;;MAX([$'Compétences validées trim-sem 1'.CP19];[$'Compétences validées trim-sem 2'.CP19];[$'Compétences validées trimestre 3'.CP19]))">
            <text:p/>
          </table:table-cell>
          <table:table-cell table:formula="of:=IF(AND([$'Compétences validées trim-sem 1'.CQ19]=&quot;&quot;;[$'Compétences validées trim-sem 2'.CQ19]=&quot;&quot;;[$'Compétences validées trimestre 3'.CQ19]=&quot;&quot;);&quot;&quot;;MAX([$'Compétences validées trim-sem 1'.CQ19];[$'Compétences validées trim-sem 2'.CQ19];[$'Compétences validées trimestre 3'.CQ19]))">
            <text:p/>
          </table:table-cell>
          <table:table-cell table:formula="of:=IF(AND([$'Compétences validées trim-sem 1'.CR19]=&quot;&quot;;[$'Compétences validées trim-sem 2'.CR19]=&quot;&quot;;[$'Compétences validées trimestre 3'.CR19]=&quot;&quot;);&quot;&quot;;MAX([$'Compétences validées trim-sem 1'.CR19];[$'Compétences validées trim-sem 2'.CR19];[$'Compétences validées trimestre 3'.CR19]))">
            <text:p/>
          </table:table-cell>
          <table:table-cell table:formula="of:=IF(AND([$'Compétences validées trim-sem 1'.CS19]=&quot;&quot;;[$'Compétences validées trim-sem 2'.CS19]=&quot;&quot;;[$'Compétences validées trimestre 3'.CS19]=&quot;&quot;);&quot;&quot;;MAX([$'Compétences validées trim-sem 1'.CS19];[$'Compétences validées trim-sem 2'.CS19];[$'Compétences validées trimestre 3'.CS19]))">
            <text:p/>
          </table:table-cell>
          <table:table-cell table:formula="of:=IF(AND([$'Compétences validées trim-sem 1'.CT19]=&quot;&quot;;[$'Compétences validées trim-sem 2'.CT19]=&quot;&quot;;[$'Compétences validées trimestre 3'.CT19]=&quot;&quot;);&quot;&quot;;MAX([$'Compétences validées trim-sem 1'.CT19];[$'Compétences validées trim-sem 2'.CT19];[$'Compétences validées trimestre 3'.CT19]))">
            <text:p/>
          </table:table-cell>
          <table:table-cell table:formula="of:=IF(AND([$'Compétences validées trim-sem 1'.CU19]=&quot;&quot;;[$'Compétences validées trim-sem 2'.CU19]=&quot;&quot;;[$'Compétences validées trimestre 3'.CU19]=&quot;&quot;);&quot;&quot;;MAX([$'Compétences validées trim-sem 1'.CU19];[$'Compétences validées trim-sem 2'.CU19];[$'Compétences validées trimestre 3'.CU19]))">
            <text:p/>
          </table:table-cell>
          <table:table-cell table:formula="of:=IF(AND([$'Compétences validées trim-sem 1'.CV19]=&quot;&quot;;[$'Compétences validées trim-sem 2'.CV19]=&quot;&quot;;[$'Compétences validées trimestre 3'.CV19]=&quot;&quot;);&quot;&quot;;MAX([$'Compétences validées trim-sem 1'.CV19];[$'Compétences validées trim-sem 2'.CV19];[$'Compétences validées trimestre 3'.CV19]))">
            <text:p/>
          </table:table-cell>
          <table:table-cell table:formula="of:=IF(AND([$'Compétences validées trim-sem 1'.CW19]=&quot;&quot;;[$'Compétences validées trim-sem 2'.CW19]=&quot;&quot;;[$'Compétences validées trimestre 3'.CW19]=&quot;&quot;);&quot;&quot;;MAX([$'Compétences validées trim-sem 1'.CW19];[$'Compétences validées trim-sem 2'.CW19];[$'Compétences validées trimestre 3'.CW19]))">
            <text:p/>
          </table:table-cell>
          <table:table-cell table:formula="of:=IF(AND([$'Compétences validées trim-sem 1'.CX19]=&quot;&quot;;[$'Compétences validées trim-sem 2'.CX19]=&quot;&quot;;[$'Compétences validées trimestre 3'.CX19]=&quot;&quot;);&quot;&quot;;MAX([$'Compétences validées trim-sem 1'.CX19];[$'Compétences validées trim-sem 2'.CX19];[$'Compétences validées trimestre 3'.CX19]))">
            <text:p/>
          </table:table-cell>
        </table:table-row>
        <table:table-row table:style-name="ro1">
          <table:table-cell office:value-type="string" calcext:value-type="string">
            <text:p>Nom 19</text:p>
          </table:table-cell>
          <table:table-cell office:value-type="string" calcext:value-type="string">
            <text:p>Prénom 19</text:p>
          </table:table-cell>
          <table:table-cell table:formula="of:=IF(AND([$'Compétences validées trim-sem 1'.C20]=&quot;&quot;;[$'Compétences validées trim-sem 2'.C20]=&quot;&quot;;[$'Compétences validées trimestre 3'.C20]=&quot;&quot;);&quot;&quot;;MAX([$'Compétences validées trim-sem 1'.C20];[$'Compétences validées trim-sem 2'.C20];[$'Compétences validées trimestre 3'.C20]))">
            <text:p/>
          </table:table-cell>
          <table:table-cell table:formula="of:=IF(AND([$'Compétences validées trim-sem 1'.D20]=&quot;&quot;;[$'Compétences validées trim-sem 2'.D20]=&quot;&quot;;[$'Compétences validées trimestre 3'.D20]=&quot;&quot;);&quot;&quot;;MAX([$'Compétences validées trim-sem 1'.D20];[$'Compétences validées trim-sem 2'.D20];[$'Compétences validées trimestre 3'.D20]))">
            <text:p/>
          </table:table-cell>
          <table:table-cell table:formula="of:=IF(AND([$'Compétences validées trim-sem 1'.E20]=&quot;&quot;;[$'Compétences validées trim-sem 2'.E20]=&quot;&quot;;[$'Compétences validées trimestre 3'.E20]=&quot;&quot;);&quot;&quot;;MAX([$'Compétences validées trim-sem 1'.E20];[$'Compétences validées trim-sem 2'.E20];[$'Compétences validées trimestre 3'.E20]))">
            <text:p/>
          </table:table-cell>
          <table:table-cell table:formula="of:=IF(AND([$'Compétences validées trim-sem 1'.F20]=&quot;&quot;;[$'Compétences validées trim-sem 2'.F20]=&quot;&quot;;[$'Compétences validées trimestre 3'.F20]=&quot;&quot;);&quot;&quot;;MAX([$'Compétences validées trim-sem 1'.F20];[$'Compétences validées trim-sem 2'.F20];[$'Compétences validées trimestre 3'.F20]))">
            <text:p/>
          </table:table-cell>
          <table:table-cell table:formula="of:=IF(AND([$'Compétences validées trim-sem 1'.G20]=&quot;&quot;;[$'Compétences validées trim-sem 2'.G20]=&quot;&quot;;[$'Compétences validées trimestre 3'.G20]=&quot;&quot;);&quot;&quot;;MAX([$'Compétences validées trim-sem 1'.G20];[$'Compétences validées trim-sem 2'.G20];[$'Compétences validées trimestre 3'.G20]))">
            <text:p/>
          </table:table-cell>
          <table:table-cell table:formula="of:=IF(AND([$'Compétences validées trim-sem 1'.H20]=&quot;&quot;;[$'Compétences validées trim-sem 2'.H20]=&quot;&quot;;[$'Compétences validées trimestre 3'.H20]=&quot;&quot;);&quot;&quot;;MAX([$'Compétences validées trim-sem 1'.H20];[$'Compétences validées trim-sem 2'.H20];[$'Compétences validées trimestre 3'.H20]))">
            <text:p/>
          </table:table-cell>
          <table:table-cell table:formula="of:=IF(AND([$'Compétences validées trim-sem 1'.I20]=&quot;&quot;;[$'Compétences validées trim-sem 2'.I20]=&quot;&quot;;[$'Compétences validées trimestre 3'.I20]=&quot;&quot;);&quot;&quot;;MAX([$'Compétences validées trim-sem 1'.I20];[$'Compétences validées trim-sem 2'.I20];[$'Compétences validées trimestre 3'.I20]))">
            <text:p/>
          </table:table-cell>
          <table:table-cell table:formula="of:=IF(AND([$'Compétences validées trim-sem 1'.J20]=&quot;&quot;;[$'Compétences validées trim-sem 2'.J20]=&quot;&quot;;[$'Compétences validées trimestre 3'.J20]=&quot;&quot;);&quot;&quot;;MAX([$'Compétences validées trim-sem 1'.J20];[$'Compétences validées trim-sem 2'.J20];[$'Compétences validées trimestre 3'.J20]))">
            <text:p/>
          </table:table-cell>
          <table:table-cell table:formula="of:=IF(AND([$'Compétences validées trim-sem 1'.K20]=&quot;&quot;;[$'Compétences validées trim-sem 2'.K20]=&quot;&quot;;[$'Compétences validées trimestre 3'.K20]=&quot;&quot;);&quot;&quot;;MAX([$'Compétences validées trim-sem 1'.K20];[$'Compétences validées trim-sem 2'.K20];[$'Compétences validées trimestre 3'.K20]))">
            <text:p/>
          </table:table-cell>
          <table:table-cell table:formula="of:=IF(AND([$'Compétences validées trim-sem 1'.L20]=&quot;&quot;;[$'Compétences validées trim-sem 2'.L20]=&quot;&quot;;[$'Compétences validées trimestre 3'.L20]=&quot;&quot;);&quot;&quot;;MAX([$'Compétences validées trim-sem 1'.L20];[$'Compétences validées trim-sem 2'.L20];[$'Compétences validées trimestre 3'.L20]))">
            <text:p/>
          </table:table-cell>
          <table:table-cell table:formula="of:=IF(AND([$'Compétences validées trim-sem 1'.M20]=&quot;&quot;;[$'Compétences validées trim-sem 2'.M20]=&quot;&quot;;[$'Compétences validées trimestre 3'.M20]=&quot;&quot;);&quot;&quot;;MAX([$'Compétences validées trim-sem 1'.M20];[$'Compétences validées trim-sem 2'.M20];[$'Compétences validées trimestre 3'.M20]))">
            <text:p/>
          </table:table-cell>
          <table:table-cell table:formula="of:=IF(AND([$'Compétences validées trim-sem 1'.N20]=&quot;&quot;;[$'Compétences validées trim-sem 2'.N20]=&quot;&quot;;[$'Compétences validées trimestre 3'.N20]=&quot;&quot;);&quot;&quot;;MAX([$'Compétences validées trim-sem 1'.N20];[$'Compétences validées trim-sem 2'.N20];[$'Compétences validées trimestre 3'.N20]))">
            <text:p/>
          </table:table-cell>
          <table:table-cell table:formula="of:=IF(AND([$'Compétences validées trim-sem 1'.O20]=&quot;&quot;;[$'Compétences validées trim-sem 2'.O20]=&quot;&quot;;[$'Compétences validées trimestre 3'.O20]=&quot;&quot;);&quot;&quot;;MAX([$'Compétences validées trim-sem 1'.O20];[$'Compétences validées trim-sem 2'.O20];[$'Compétences validées trimestre 3'.O20]))">
            <text:p/>
          </table:table-cell>
          <table:table-cell table:formula="of:=IF(AND([$'Compétences validées trim-sem 1'.P20]=&quot;&quot;;[$'Compétences validées trim-sem 2'.P20]=&quot;&quot;;[$'Compétences validées trimestre 3'.P20]=&quot;&quot;);&quot;&quot;;MAX([$'Compétences validées trim-sem 1'.P20];[$'Compétences validées trim-sem 2'.P20];[$'Compétences validées trimestre 3'.P20]))">
            <text:p/>
          </table:table-cell>
          <table:table-cell table:formula="of:=IF(AND([$'Compétences validées trim-sem 1'.Q20]=&quot;&quot;;[$'Compétences validées trim-sem 2'.Q20]=&quot;&quot;;[$'Compétences validées trimestre 3'.Q20]=&quot;&quot;);&quot;&quot;;MAX([$'Compétences validées trim-sem 1'.Q20];[$'Compétences validées trim-sem 2'.Q20];[$'Compétences validées trimestre 3'.Q20]))">
            <text:p/>
          </table:table-cell>
          <table:table-cell table:formula="of:=IF(AND([$'Compétences validées trim-sem 1'.R20]=&quot;&quot;;[$'Compétences validées trim-sem 2'.R20]=&quot;&quot;;[$'Compétences validées trimestre 3'.R20]=&quot;&quot;);&quot;&quot;;MAX([$'Compétences validées trim-sem 1'.R20];[$'Compétences validées trim-sem 2'.R20];[$'Compétences validées trimestre 3'.R20]))">
            <text:p/>
          </table:table-cell>
          <table:table-cell table:formula="of:=IF(AND([$'Compétences validées trim-sem 1'.S20]=&quot;&quot;;[$'Compétences validées trim-sem 2'.S20]=&quot;&quot;;[$'Compétences validées trimestre 3'.S20]=&quot;&quot;);&quot;&quot;;MAX([$'Compétences validées trim-sem 1'.S20];[$'Compétences validées trim-sem 2'.S20];[$'Compétences validées trimestre 3'.S20]))">
            <text:p/>
          </table:table-cell>
          <table:table-cell table:formula="of:=IF(AND([$'Compétences validées trim-sem 1'.T20]=&quot;&quot;;[$'Compétences validées trim-sem 2'.T20]=&quot;&quot;;[$'Compétences validées trimestre 3'.T20]=&quot;&quot;);&quot;&quot;;MAX([$'Compétences validées trim-sem 1'.T20];[$'Compétences validées trim-sem 2'.T20];[$'Compétences validées trimestre 3'.T20]))">
            <text:p/>
          </table:table-cell>
          <table:table-cell table:formula="of:=IF(AND([$'Compétences validées trim-sem 1'.U20]=&quot;&quot;;[$'Compétences validées trim-sem 2'.U20]=&quot;&quot;;[$'Compétences validées trimestre 3'.U20]=&quot;&quot;);&quot;&quot;;MAX([$'Compétences validées trim-sem 1'.U20];[$'Compétences validées trim-sem 2'.U20];[$'Compétences validées trimestre 3'.U20]))">
            <text:p/>
          </table:table-cell>
          <table:table-cell table:formula="of:=IF(AND([$'Compétences validées trim-sem 1'.V20]=&quot;&quot;;[$'Compétences validées trim-sem 2'.V20]=&quot;&quot;;[$'Compétences validées trimestre 3'.V20]=&quot;&quot;);&quot;&quot;;MAX([$'Compétences validées trim-sem 1'.V20];[$'Compétences validées trim-sem 2'.V20];[$'Compétences validées trimestre 3'.V20]))">
            <text:p/>
          </table:table-cell>
          <table:table-cell table:formula="of:=IF(AND([$'Compétences validées trim-sem 1'.W20]=&quot;&quot;;[$'Compétences validées trim-sem 2'.W20]=&quot;&quot;;[$'Compétences validées trimestre 3'.W20]=&quot;&quot;);&quot;&quot;;MAX([$'Compétences validées trim-sem 1'.W20];[$'Compétences validées trim-sem 2'.W20];[$'Compétences validées trimestre 3'.W20]))">
            <text:p/>
          </table:table-cell>
          <table:table-cell table:formula="of:=IF(AND([$'Compétences validées trim-sem 1'.X20]=&quot;&quot;;[$'Compétences validées trim-sem 2'.X20]=&quot;&quot;;[$'Compétences validées trimestre 3'.X20]=&quot;&quot;);&quot;&quot;;MAX([$'Compétences validées trim-sem 1'.X20];[$'Compétences validées trim-sem 2'.X20];[$'Compétences validées trimestre 3'.X20]))">
            <text:p/>
          </table:table-cell>
          <table:table-cell table:formula="of:=IF(AND([$'Compétences validées trim-sem 1'.Y20]=&quot;&quot;;[$'Compétences validées trim-sem 2'.Y20]=&quot;&quot;;[$'Compétences validées trimestre 3'.Y20]=&quot;&quot;);&quot;&quot;;MAX([$'Compétences validées trim-sem 1'.Y20];[$'Compétences validées trim-sem 2'.Y20];[$'Compétences validées trimestre 3'.Y20]))">
            <text:p/>
          </table:table-cell>
          <table:table-cell table:formula="of:=IF(AND([$'Compétences validées trim-sem 1'.Z20]=&quot;&quot;;[$'Compétences validées trim-sem 2'.Z20]=&quot;&quot;;[$'Compétences validées trimestre 3'.Z20]=&quot;&quot;);&quot;&quot;;MAX([$'Compétences validées trim-sem 1'.Z20];[$'Compétences validées trim-sem 2'.Z20];[$'Compétences validées trimestre 3'.Z20]))">
            <text:p/>
          </table:table-cell>
          <table:table-cell table:formula="of:=IF(AND([$'Compétences validées trim-sem 1'.AA20]=&quot;&quot;;[$'Compétences validées trim-sem 2'.AA20]=&quot;&quot;;[$'Compétences validées trimestre 3'.AA20]=&quot;&quot;);&quot;&quot;;MAX([$'Compétences validées trim-sem 1'.AA20];[$'Compétences validées trim-sem 2'.AA20];[$'Compétences validées trimestre 3'.AA20]))">
            <text:p/>
          </table:table-cell>
          <table:table-cell table:formula="of:=IF(AND([$'Compétences validées trim-sem 1'.AB20]=&quot;&quot;;[$'Compétences validées trim-sem 2'.AB20]=&quot;&quot;;[$'Compétences validées trimestre 3'.AB20]=&quot;&quot;);&quot;&quot;;MAX([$'Compétences validées trim-sem 1'.AB20];[$'Compétences validées trim-sem 2'.AB20];[$'Compétences validées trimestre 3'.AB20]))">
            <text:p/>
          </table:table-cell>
          <table:table-cell table:formula="of:=IF(AND([$'Compétences validées trim-sem 1'.AC20]=&quot;&quot;;[$'Compétences validées trim-sem 2'.AC20]=&quot;&quot;;[$'Compétences validées trimestre 3'.AC20]=&quot;&quot;);&quot;&quot;;MAX([$'Compétences validées trim-sem 1'.AC20];[$'Compétences validées trim-sem 2'.AC20];[$'Compétences validées trimestre 3'.AC20]))">
            <text:p/>
          </table:table-cell>
          <table:table-cell table:formula="of:=IF(AND([$'Compétences validées trim-sem 1'.AD20]=&quot;&quot;;[$'Compétences validées trim-sem 2'.AD20]=&quot;&quot;;[$'Compétences validées trimestre 3'.AD20]=&quot;&quot;);&quot;&quot;;MAX([$'Compétences validées trim-sem 1'.AD20];[$'Compétences validées trim-sem 2'.AD20];[$'Compétences validées trimestre 3'.AD20]))">
            <text:p/>
          </table:table-cell>
          <table:table-cell table:formula="of:=IF(AND([$'Compétences validées trim-sem 1'.AE20]=&quot;&quot;;[$'Compétences validées trim-sem 2'.AE20]=&quot;&quot;;[$'Compétences validées trimestre 3'.AE20]=&quot;&quot;);&quot;&quot;;MAX([$'Compétences validées trim-sem 1'.AE20];[$'Compétences validées trim-sem 2'.AE20];[$'Compétences validées trimestre 3'.AE20]))">
            <text:p/>
          </table:table-cell>
          <table:table-cell table:formula="of:=IF(AND([$'Compétences validées trim-sem 1'.AF20]=&quot;&quot;;[$'Compétences validées trim-sem 2'.AF20]=&quot;&quot;;[$'Compétences validées trimestre 3'.AF20]=&quot;&quot;);&quot;&quot;;MAX([$'Compétences validées trim-sem 1'.AF20];[$'Compétences validées trim-sem 2'.AF20];[$'Compétences validées trimestre 3'.AF20]))">
            <text:p/>
          </table:table-cell>
          <table:table-cell table:formula="of:=IF(AND([$'Compétences validées trim-sem 1'.AG20]=&quot;&quot;;[$'Compétences validées trim-sem 2'.AG20]=&quot;&quot;;[$'Compétences validées trimestre 3'.AG20]=&quot;&quot;);&quot;&quot;;MAX([$'Compétences validées trim-sem 1'.AG20];[$'Compétences validées trim-sem 2'.AG20];[$'Compétences validées trimestre 3'.AG20]))">
            <text:p/>
          </table:table-cell>
          <table:table-cell table:formula="of:=IF(AND([$'Compétences validées trim-sem 1'.AH20]=&quot;&quot;;[$'Compétences validées trim-sem 2'.AH20]=&quot;&quot;;[$'Compétences validées trimestre 3'.AH20]=&quot;&quot;);&quot;&quot;;MAX([$'Compétences validées trim-sem 1'.AH20];[$'Compétences validées trim-sem 2'.AH20];[$'Compétences validées trimestre 3'.AH20]))">
            <text:p/>
          </table:table-cell>
          <table:table-cell table:formula="of:=IF(AND([$'Compétences validées trim-sem 1'.AI20]=&quot;&quot;;[$'Compétences validées trim-sem 2'.AI20]=&quot;&quot;;[$'Compétences validées trimestre 3'.AI20]=&quot;&quot;);&quot;&quot;;MAX([$'Compétences validées trim-sem 1'.AI20];[$'Compétences validées trim-sem 2'.AI20];[$'Compétences validées trimestre 3'.AI20]))">
            <text:p/>
          </table:table-cell>
          <table:table-cell table:formula="of:=IF(AND([$'Compétences validées trim-sem 1'.AJ20]=&quot;&quot;;[$'Compétences validées trim-sem 2'.AJ20]=&quot;&quot;;[$'Compétences validées trimestre 3'.AJ20]=&quot;&quot;);&quot;&quot;;MAX([$'Compétences validées trim-sem 1'.AJ20];[$'Compétences validées trim-sem 2'.AJ20];[$'Compétences validées trimestre 3'.AJ20]))">
            <text:p/>
          </table:table-cell>
          <table:table-cell table:formula="of:=IF(AND([$'Compétences validées trim-sem 1'.AK20]=&quot;&quot;;[$'Compétences validées trim-sem 2'.AK20]=&quot;&quot;;[$'Compétences validées trimestre 3'.AK20]=&quot;&quot;);&quot;&quot;;MAX([$'Compétences validées trim-sem 1'.AK20];[$'Compétences validées trim-sem 2'.AK20];[$'Compétences validées trimestre 3'.AK20]))">
            <text:p/>
          </table:table-cell>
          <table:table-cell table:formula="of:=IF(AND([$'Compétences validées trim-sem 1'.AL20]=&quot;&quot;;[$'Compétences validées trim-sem 2'.AL20]=&quot;&quot;;[$'Compétences validées trimestre 3'.AL20]=&quot;&quot;);&quot;&quot;;MAX([$'Compétences validées trim-sem 1'.AL20];[$'Compétences validées trim-sem 2'.AL20];[$'Compétences validées trimestre 3'.AL20]))">
            <text:p/>
          </table:table-cell>
          <table:table-cell table:formula="of:=IF(AND([$'Compétences validées trim-sem 1'.AM20]=&quot;&quot;;[$'Compétences validées trim-sem 2'.AM20]=&quot;&quot;;[$'Compétences validées trimestre 3'.AM20]=&quot;&quot;);&quot;&quot;;MAX([$'Compétences validées trim-sem 1'.AM20];[$'Compétences validées trim-sem 2'.AM20];[$'Compétences validées trimestre 3'.AM20]))">
            <text:p/>
          </table:table-cell>
          <table:table-cell table:formula="of:=IF(AND([$'Compétences validées trim-sem 1'.AN20]=&quot;&quot;;[$'Compétences validées trim-sem 2'.AN20]=&quot;&quot;;[$'Compétences validées trimestre 3'.AN20]=&quot;&quot;);&quot;&quot;;MAX([$'Compétences validées trim-sem 1'.AN20];[$'Compétences validées trim-sem 2'.AN20];[$'Compétences validées trimestre 3'.AN20]))">
            <text:p/>
          </table:table-cell>
          <table:table-cell table:formula="of:=IF(AND([$'Compétences validées trim-sem 1'.AO20]=&quot;&quot;;[$'Compétences validées trim-sem 2'.AO20]=&quot;&quot;;[$'Compétences validées trimestre 3'.AO20]=&quot;&quot;);&quot;&quot;;MAX([$'Compétences validées trim-sem 1'.AO20];[$'Compétences validées trim-sem 2'.AO20];[$'Compétences validées trimestre 3'.AO20]))">
            <text:p/>
          </table:table-cell>
          <table:table-cell table:formula="of:=IF(AND([$'Compétences validées trim-sem 1'.AP20]=&quot;&quot;;[$'Compétences validées trim-sem 2'.AP20]=&quot;&quot;;[$'Compétences validées trimestre 3'.AP20]=&quot;&quot;);&quot;&quot;;MAX([$'Compétences validées trim-sem 1'.AP20];[$'Compétences validées trim-sem 2'.AP20];[$'Compétences validées trimestre 3'.AP20]))">
            <text:p/>
          </table:table-cell>
          <table:table-cell table:formula="of:=IF(AND([$'Compétences validées trim-sem 1'.AQ20]=&quot;&quot;;[$'Compétences validées trim-sem 2'.AQ20]=&quot;&quot;;[$'Compétences validées trimestre 3'.AQ20]=&quot;&quot;);&quot;&quot;;MAX([$'Compétences validées trim-sem 1'.AQ20];[$'Compétences validées trim-sem 2'.AQ20];[$'Compétences validées trimestre 3'.AQ20]))">
            <text:p/>
          </table:table-cell>
          <table:table-cell table:formula="of:=IF(AND([$'Compétences validées trim-sem 1'.AR20]=&quot;&quot;;[$'Compétences validées trim-sem 2'.AR20]=&quot;&quot;;[$'Compétences validées trimestre 3'.AR20]=&quot;&quot;);&quot;&quot;;MAX([$'Compétences validées trim-sem 1'.AR20];[$'Compétences validées trim-sem 2'.AR20];[$'Compétences validées trimestre 3'.AR20]))">
            <text:p/>
          </table:table-cell>
          <table:table-cell table:formula="of:=IF(AND([$'Compétences validées trim-sem 1'.AS20]=&quot;&quot;;[$'Compétences validées trim-sem 2'.AS20]=&quot;&quot;;[$'Compétences validées trimestre 3'.AS20]=&quot;&quot;);&quot;&quot;;MAX([$'Compétences validées trim-sem 1'.AS20];[$'Compétences validées trim-sem 2'.AS20];[$'Compétences validées trimestre 3'.AS20]))">
            <text:p/>
          </table:table-cell>
          <table:table-cell table:formula="of:=IF(AND([$'Compétences validées trim-sem 1'.AT20]=&quot;&quot;;[$'Compétences validées trim-sem 2'.AT20]=&quot;&quot;;[$'Compétences validées trimestre 3'.AT20]=&quot;&quot;);&quot;&quot;;MAX([$'Compétences validées trim-sem 1'.AT20];[$'Compétences validées trim-sem 2'.AT20];[$'Compétences validées trimestre 3'.AT20]))">
            <text:p/>
          </table:table-cell>
          <table:table-cell table:formula="of:=IF(AND([$'Compétences validées trim-sem 1'.AU20]=&quot;&quot;;[$'Compétences validées trim-sem 2'.AU20]=&quot;&quot;;[$'Compétences validées trimestre 3'.AU20]=&quot;&quot;);&quot;&quot;;MAX([$'Compétences validées trim-sem 1'.AU20];[$'Compétences validées trim-sem 2'.AU20];[$'Compétences validées trimestre 3'.AU20]))">
            <text:p/>
          </table:table-cell>
          <table:table-cell table:formula="of:=IF(AND([$'Compétences validées trim-sem 1'.AV20]=&quot;&quot;;[$'Compétences validées trim-sem 2'.AV20]=&quot;&quot;;[$'Compétences validées trimestre 3'.AV20]=&quot;&quot;);&quot;&quot;;MAX([$'Compétences validées trim-sem 1'.AV20];[$'Compétences validées trim-sem 2'.AV20];[$'Compétences validées trimestre 3'.AV20]))">
            <text:p/>
          </table:table-cell>
          <table:table-cell table:formula="of:=IF(AND([$'Compétences validées trim-sem 1'.AW20]=&quot;&quot;;[$'Compétences validées trim-sem 2'.AW20]=&quot;&quot;;[$'Compétences validées trimestre 3'.AW20]=&quot;&quot;);&quot;&quot;;MAX([$'Compétences validées trim-sem 1'.AW20];[$'Compétences validées trim-sem 2'.AW20];[$'Compétences validées trimestre 3'.AW20]))">
            <text:p/>
          </table:table-cell>
          <table:table-cell table:formula="of:=IF(AND([$'Compétences validées trim-sem 1'.AX20]=&quot;&quot;;[$'Compétences validées trim-sem 2'.AX20]=&quot;&quot;;[$'Compétences validées trimestre 3'.AX20]=&quot;&quot;);&quot;&quot;;MAX([$'Compétences validées trim-sem 1'.AX20];[$'Compétences validées trim-sem 2'.AX20];[$'Compétences validées trimestre 3'.AX20]))">
            <text:p/>
          </table:table-cell>
          <table:table-cell table:formula="of:=IF(AND([$'Compétences validées trim-sem 1'.AY20]=&quot;&quot;;[$'Compétences validées trim-sem 2'.AY20]=&quot;&quot;;[$'Compétences validées trimestre 3'.AY20]=&quot;&quot;);&quot;&quot;;MAX([$'Compétences validées trim-sem 1'.AY20];[$'Compétences validées trim-sem 2'.AY20];[$'Compétences validées trimestre 3'.AY20]))">
            <text:p/>
          </table:table-cell>
          <table:table-cell table:formula="of:=IF(AND([$'Compétences validées trim-sem 1'.AZ20]=&quot;&quot;;[$'Compétences validées trim-sem 2'.AZ20]=&quot;&quot;;[$'Compétences validées trimestre 3'.AZ20]=&quot;&quot;);&quot;&quot;;MAX([$'Compétences validées trim-sem 1'.AZ20];[$'Compétences validées trim-sem 2'.AZ20];[$'Compétences validées trimestre 3'.AZ20]))">
            <text:p/>
          </table:table-cell>
          <table:table-cell table:formula="of:=IF(AND([$'Compétences validées trim-sem 1'.BA20]=&quot;&quot;;[$'Compétences validées trim-sem 2'.BA20]=&quot;&quot;;[$'Compétences validées trimestre 3'.BA20]=&quot;&quot;);&quot;&quot;;MAX([$'Compétences validées trim-sem 1'.BA20];[$'Compétences validées trim-sem 2'.BA20];[$'Compétences validées trimestre 3'.BA20]))">
            <text:p/>
          </table:table-cell>
          <table:table-cell table:formula="of:=IF(AND([$'Compétences validées trim-sem 1'.BB20]=&quot;&quot;;[$'Compétences validées trim-sem 2'.BB20]=&quot;&quot;;[$'Compétences validées trimestre 3'.BB20]=&quot;&quot;);&quot;&quot;;MAX([$'Compétences validées trim-sem 1'.BB20];[$'Compétences validées trim-sem 2'.BB20];[$'Compétences validées trimestre 3'.BB20]))">
            <text:p/>
          </table:table-cell>
          <table:table-cell table:formula="of:=IF(AND([$'Compétences validées trim-sem 1'.BC20]=&quot;&quot;;[$'Compétences validées trim-sem 2'.BC20]=&quot;&quot;;[$'Compétences validées trimestre 3'.BC20]=&quot;&quot;);&quot;&quot;;MAX([$'Compétences validées trim-sem 1'.BC20];[$'Compétences validées trim-sem 2'.BC20];[$'Compétences validées trimestre 3'.BC20]))">
            <text:p/>
          </table:table-cell>
          <table:table-cell table:formula="of:=IF(AND([$'Compétences validées trim-sem 1'.BD20]=&quot;&quot;;[$'Compétences validées trim-sem 2'.BD20]=&quot;&quot;;[$'Compétences validées trimestre 3'.BD20]=&quot;&quot;);&quot;&quot;;MAX([$'Compétences validées trim-sem 1'.BD20];[$'Compétences validées trim-sem 2'.BD20];[$'Compétences validées trimestre 3'.BD20]))">
            <text:p/>
          </table:table-cell>
          <table:table-cell table:formula="of:=IF(AND([$'Compétences validées trim-sem 1'.BE20]=&quot;&quot;;[$'Compétences validées trim-sem 2'.BE20]=&quot;&quot;;[$'Compétences validées trimestre 3'.BE20]=&quot;&quot;);&quot;&quot;;MAX([$'Compétences validées trim-sem 1'.BE20];[$'Compétences validées trim-sem 2'.BE20];[$'Compétences validées trimestre 3'.BE20]))">
            <text:p/>
          </table:table-cell>
          <table:table-cell table:formula="of:=IF(AND([$'Compétences validées trim-sem 1'.BF20]=&quot;&quot;;[$'Compétences validées trim-sem 2'.BF20]=&quot;&quot;;[$'Compétences validées trimestre 3'.BF20]=&quot;&quot;);&quot;&quot;;MAX([$'Compétences validées trim-sem 1'.BF20];[$'Compétences validées trim-sem 2'.BF20];[$'Compétences validées trimestre 3'.BF20]))">
            <text:p/>
          </table:table-cell>
          <table:table-cell table:formula="of:=IF(AND([$'Compétences validées trim-sem 1'.BG20]=&quot;&quot;;[$'Compétences validées trim-sem 2'.BG20]=&quot;&quot;;[$'Compétences validées trimestre 3'.BG20]=&quot;&quot;);&quot;&quot;;MAX([$'Compétences validées trim-sem 1'.BG20];[$'Compétences validées trim-sem 2'.BG20];[$'Compétences validées trimestre 3'.BG20]))">
            <text:p/>
          </table:table-cell>
          <table:table-cell table:formula="of:=IF(AND([$'Compétences validées trim-sem 1'.BH20]=&quot;&quot;;[$'Compétences validées trim-sem 2'.BH20]=&quot;&quot;;[$'Compétences validées trimestre 3'.BH20]=&quot;&quot;);&quot;&quot;;MAX([$'Compétences validées trim-sem 1'.BH20];[$'Compétences validées trim-sem 2'.BH20];[$'Compétences validées trimestre 3'.BH20]))">
            <text:p/>
          </table:table-cell>
          <table:table-cell table:formula="of:=IF(AND([$'Compétences validées trim-sem 1'.BI20]=&quot;&quot;;[$'Compétences validées trim-sem 2'.BI20]=&quot;&quot;;[$'Compétences validées trimestre 3'.BI20]=&quot;&quot;);&quot;&quot;;MAX([$'Compétences validées trim-sem 1'.BI20];[$'Compétences validées trim-sem 2'.BI20];[$'Compétences validées trimestre 3'.BI20]))">
            <text:p/>
          </table:table-cell>
          <table:table-cell table:formula="of:=IF(AND([$'Compétences validées trim-sem 1'.BJ20]=&quot;&quot;;[$'Compétences validées trim-sem 2'.BJ20]=&quot;&quot;;[$'Compétences validées trimestre 3'.BJ20]=&quot;&quot;);&quot;&quot;;MAX([$'Compétences validées trim-sem 1'.BJ20];[$'Compétences validées trim-sem 2'.BJ20];[$'Compétences validées trimestre 3'.BJ20]))">
            <text:p/>
          </table:table-cell>
          <table:table-cell table:formula="of:=IF(AND([$'Compétences validées trim-sem 1'.BK20]=&quot;&quot;;[$'Compétences validées trim-sem 2'.BK20]=&quot;&quot;;[$'Compétences validées trimestre 3'.BK20]=&quot;&quot;);&quot;&quot;;MAX([$'Compétences validées trim-sem 1'.BK20];[$'Compétences validées trim-sem 2'.BK20];[$'Compétences validées trimestre 3'.BK20]))">
            <text:p/>
          </table:table-cell>
          <table:table-cell table:formula="of:=IF(AND([$'Compétences validées trim-sem 1'.BL20]=&quot;&quot;;[$'Compétences validées trim-sem 2'.BL20]=&quot;&quot;;[$'Compétences validées trimestre 3'.BL20]=&quot;&quot;);&quot;&quot;;MAX([$'Compétences validées trim-sem 1'.BL20];[$'Compétences validées trim-sem 2'.BL20];[$'Compétences validées trimestre 3'.BL20]))">
            <text:p/>
          </table:table-cell>
          <table:table-cell table:formula="of:=IF(AND([$'Compétences validées trim-sem 1'.BM20]=&quot;&quot;;[$'Compétences validées trim-sem 2'.BM20]=&quot;&quot;;[$'Compétences validées trimestre 3'.BM20]=&quot;&quot;);&quot;&quot;;MAX([$'Compétences validées trim-sem 1'.BM20];[$'Compétences validées trim-sem 2'.BM20];[$'Compétences validées trimestre 3'.BM20]))">
            <text:p/>
          </table:table-cell>
          <table:table-cell table:formula="of:=IF(AND([$'Compétences validées trim-sem 1'.BN20]=&quot;&quot;;[$'Compétences validées trim-sem 2'.BN20]=&quot;&quot;;[$'Compétences validées trimestre 3'.BN20]=&quot;&quot;);&quot;&quot;;MAX([$'Compétences validées trim-sem 1'.BN20];[$'Compétences validées trim-sem 2'.BN20];[$'Compétences validées trimestre 3'.BN20]))">
            <text:p/>
          </table:table-cell>
          <table:table-cell table:formula="of:=IF(AND([$'Compétences validées trim-sem 1'.BO20]=&quot;&quot;;[$'Compétences validées trim-sem 2'.BO20]=&quot;&quot;;[$'Compétences validées trimestre 3'.BO20]=&quot;&quot;);&quot;&quot;;MAX([$'Compétences validées trim-sem 1'.BO20];[$'Compétences validées trim-sem 2'.BO20];[$'Compétences validées trimestre 3'.BO20]))">
            <text:p/>
          </table:table-cell>
          <table:table-cell table:formula="of:=IF(AND([$'Compétences validées trim-sem 1'.BP20]=&quot;&quot;;[$'Compétences validées trim-sem 2'.BP20]=&quot;&quot;;[$'Compétences validées trimestre 3'.BP20]=&quot;&quot;);&quot;&quot;;MAX([$'Compétences validées trim-sem 1'.BP20];[$'Compétences validées trim-sem 2'.BP20];[$'Compétences validées trimestre 3'.BP20]))">
            <text:p/>
          </table:table-cell>
          <table:table-cell table:formula="of:=IF(AND([$'Compétences validées trim-sem 1'.BQ20]=&quot;&quot;;[$'Compétences validées trim-sem 2'.BQ20]=&quot;&quot;;[$'Compétences validées trimestre 3'.BQ20]=&quot;&quot;);&quot;&quot;;MAX([$'Compétences validées trim-sem 1'.BQ20];[$'Compétences validées trim-sem 2'.BQ20];[$'Compétences validées trimestre 3'.BQ20]))">
            <text:p/>
          </table:table-cell>
          <table:table-cell table:formula="of:=IF(AND([$'Compétences validées trim-sem 1'.BR20]=&quot;&quot;;[$'Compétences validées trim-sem 2'.BR20]=&quot;&quot;;[$'Compétences validées trimestre 3'.BR20]=&quot;&quot;);&quot;&quot;;MAX([$'Compétences validées trim-sem 1'.BR20];[$'Compétences validées trim-sem 2'.BR20];[$'Compétences validées trimestre 3'.BR20]))">
            <text:p/>
          </table:table-cell>
          <table:table-cell table:formula="of:=IF(AND([$'Compétences validées trim-sem 1'.BS20]=&quot;&quot;;[$'Compétences validées trim-sem 2'.BS20]=&quot;&quot;;[$'Compétences validées trimestre 3'.BS20]=&quot;&quot;);&quot;&quot;;MAX([$'Compétences validées trim-sem 1'.BS20];[$'Compétences validées trim-sem 2'.BS20];[$'Compétences validées trimestre 3'.BS20]))">
            <text:p/>
          </table:table-cell>
          <table:table-cell table:formula="of:=IF(AND([$'Compétences validées trim-sem 1'.BT20]=&quot;&quot;;[$'Compétences validées trim-sem 2'.BT20]=&quot;&quot;;[$'Compétences validées trimestre 3'.BT20]=&quot;&quot;);&quot;&quot;;MAX([$'Compétences validées trim-sem 1'.BT20];[$'Compétences validées trim-sem 2'.BT20];[$'Compétences validées trimestre 3'.BT20]))">
            <text:p/>
          </table:table-cell>
          <table:table-cell table:formula="of:=IF(AND([$'Compétences validées trim-sem 1'.BU20]=&quot;&quot;;[$'Compétences validées trim-sem 2'.BU20]=&quot;&quot;;[$'Compétences validées trimestre 3'.BU20]=&quot;&quot;);&quot;&quot;;MAX([$'Compétences validées trim-sem 1'.BU20];[$'Compétences validées trim-sem 2'.BU20];[$'Compétences validées trimestre 3'.BU20]))">
            <text:p/>
          </table:table-cell>
          <table:table-cell table:formula="of:=IF(AND([$'Compétences validées trim-sem 1'.BV20]=&quot;&quot;;[$'Compétences validées trim-sem 2'.BV20]=&quot;&quot;;[$'Compétences validées trimestre 3'.BV20]=&quot;&quot;);&quot;&quot;;MAX([$'Compétences validées trim-sem 1'.BV20];[$'Compétences validées trim-sem 2'.BV20];[$'Compétences validées trimestre 3'.BV20]))">
            <text:p/>
          </table:table-cell>
          <table:table-cell table:formula="of:=IF(AND([$'Compétences validées trim-sem 1'.BW20]=&quot;&quot;;[$'Compétences validées trim-sem 2'.BW20]=&quot;&quot;;[$'Compétences validées trimestre 3'.BW20]=&quot;&quot;);&quot;&quot;;MAX([$'Compétences validées trim-sem 1'.BW20];[$'Compétences validées trim-sem 2'.BW20];[$'Compétences validées trimestre 3'.BW20]))">
            <text:p/>
          </table:table-cell>
          <table:table-cell table:formula="of:=IF(AND([$'Compétences validées trim-sem 1'.BX20]=&quot;&quot;;[$'Compétences validées trim-sem 2'.BX20]=&quot;&quot;;[$'Compétences validées trimestre 3'.BX20]=&quot;&quot;);&quot;&quot;;MAX([$'Compétences validées trim-sem 1'.BX20];[$'Compétences validées trim-sem 2'.BX20];[$'Compétences validées trimestre 3'.BX20]))">
            <text:p/>
          </table:table-cell>
          <table:table-cell table:formula="of:=IF(AND([$'Compétences validées trim-sem 1'.BY20]=&quot;&quot;;[$'Compétences validées trim-sem 2'.BY20]=&quot;&quot;;[$'Compétences validées trimestre 3'.BY20]=&quot;&quot;);&quot;&quot;;MAX([$'Compétences validées trim-sem 1'.BY20];[$'Compétences validées trim-sem 2'.BY20];[$'Compétences validées trimestre 3'.BY20]))">
            <text:p/>
          </table:table-cell>
          <table:table-cell table:formula="of:=IF(AND([$'Compétences validées trim-sem 1'.BZ20]=&quot;&quot;;[$'Compétences validées trim-sem 2'.BZ20]=&quot;&quot;;[$'Compétences validées trimestre 3'.BZ20]=&quot;&quot;);&quot;&quot;;MAX([$'Compétences validées trim-sem 1'.BZ20];[$'Compétences validées trim-sem 2'.BZ20];[$'Compétences validées trimestre 3'.BZ20]))">
            <text:p/>
          </table:table-cell>
          <table:table-cell table:formula="of:=IF(AND([$'Compétences validées trim-sem 1'.CA20]=&quot;&quot;;[$'Compétences validées trim-sem 2'.CA20]=&quot;&quot;;[$'Compétences validées trimestre 3'.CA20]=&quot;&quot;);&quot;&quot;;MAX([$'Compétences validées trim-sem 1'.CA20];[$'Compétences validées trim-sem 2'.CA20];[$'Compétences validées trimestre 3'.CA20]))">
            <text:p/>
          </table:table-cell>
          <table:table-cell table:formula="of:=IF(AND([$'Compétences validées trim-sem 1'.CB20]=&quot;&quot;;[$'Compétences validées trim-sem 2'.CB20]=&quot;&quot;;[$'Compétences validées trimestre 3'.CB20]=&quot;&quot;);&quot;&quot;;MAX([$'Compétences validées trim-sem 1'.CB20];[$'Compétences validées trim-sem 2'.CB20];[$'Compétences validées trimestre 3'.CB20]))">
            <text:p/>
          </table:table-cell>
          <table:table-cell table:formula="of:=IF(AND([$'Compétences validées trim-sem 1'.CC20]=&quot;&quot;;[$'Compétences validées trim-sem 2'.CC20]=&quot;&quot;;[$'Compétences validées trimestre 3'.CC20]=&quot;&quot;);&quot;&quot;;MAX([$'Compétences validées trim-sem 1'.CC20];[$'Compétences validées trim-sem 2'.CC20];[$'Compétences validées trimestre 3'.CC20]))">
            <text:p/>
          </table:table-cell>
          <table:table-cell table:formula="of:=IF(AND([$'Compétences validées trim-sem 1'.CD20]=&quot;&quot;;[$'Compétences validées trim-sem 2'.CD20]=&quot;&quot;;[$'Compétences validées trimestre 3'.CD20]=&quot;&quot;);&quot;&quot;;MAX([$'Compétences validées trim-sem 1'.CD20];[$'Compétences validées trim-sem 2'.CD20];[$'Compétences validées trimestre 3'.CD20]))">
            <text:p/>
          </table:table-cell>
          <table:table-cell table:formula="of:=IF(AND([$'Compétences validées trim-sem 1'.CE20]=&quot;&quot;;[$'Compétences validées trim-sem 2'.CE20]=&quot;&quot;;[$'Compétences validées trimestre 3'.CE20]=&quot;&quot;);&quot;&quot;;MAX([$'Compétences validées trim-sem 1'.CE20];[$'Compétences validées trim-sem 2'.CE20];[$'Compétences validées trimestre 3'.CE20]))">
            <text:p/>
          </table:table-cell>
          <table:table-cell table:formula="of:=IF(AND([$'Compétences validées trim-sem 1'.CF20]=&quot;&quot;;[$'Compétences validées trim-sem 2'.CF20]=&quot;&quot;;[$'Compétences validées trimestre 3'.CF20]=&quot;&quot;);&quot;&quot;;MAX([$'Compétences validées trim-sem 1'.CF20];[$'Compétences validées trim-sem 2'.CF20];[$'Compétences validées trimestre 3'.CF20]))">
            <text:p/>
          </table:table-cell>
          <table:table-cell table:formula="of:=IF(AND([$'Compétences validées trim-sem 1'.CG20]=&quot;&quot;;[$'Compétences validées trim-sem 2'.CG20]=&quot;&quot;;[$'Compétences validées trimestre 3'.CG20]=&quot;&quot;);&quot;&quot;;MAX([$'Compétences validées trim-sem 1'.CG20];[$'Compétences validées trim-sem 2'.CG20];[$'Compétences validées trimestre 3'.CG20]))">
            <text:p/>
          </table:table-cell>
          <table:table-cell table:formula="of:=IF(AND([$'Compétences validées trim-sem 1'.CH20]=&quot;&quot;;[$'Compétences validées trim-sem 2'.CH20]=&quot;&quot;;[$'Compétences validées trimestre 3'.CH20]=&quot;&quot;);&quot;&quot;;MAX([$'Compétences validées trim-sem 1'.CH20];[$'Compétences validées trim-sem 2'.CH20];[$'Compétences validées trimestre 3'.CH20]))">
            <text:p/>
          </table:table-cell>
          <table:table-cell table:formula="of:=IF(AND([$'Compétences validées trim-sem 1'.CI20]=&quot;&quot;;[$'Compétences validées trim-sem 2'.CI20]=&quot;&quot;;[$'Compétences validées trimestre 3'.CI20]=&quot;&quot;);&quot;&quot;;MAX([$'Compétences validées trim-sem 1'.CI20];[$'Compétences validées trim-sem 2'.CI20];[$'Compétences validées trimestre 3'.CI20]))">
            <text:p/>
          </table:table-cell>
          <table:table-cell table:formula="of:=IF(AND([$'Compétences validées trim-sem 1'.CJ20]=&quot;&quot;;[$'Compétences validées trim-sem 2'.CJ20]=&quot;&quot;;[$'Compétences validées trimestre 3'.CJ20]=&quot;&quot;);&quot;&quot;;MAX([$'Compétences validées trim-sem 1'.CJ20];[$'Compétences validées trim-sem 2'.CJ20];[$'Compétences validées trimestre 3'.CJ20]))">
            <text:p/>
          </table:table-cell>
          <table:table-cell table:formula="of:=IF(AND([$'Compétences validées trim-sem 1'.CK20]=&quot;&quot;;[$'Compétences validées trim-sem 2'.CK20]=&quot;&quot;;[$'Compétences validées trimestre 3'.CK20]=&quot;&quot;);&quot;&quot;;MAX([$'Compétences validées trim-sem 1'.CK20];[$'Compétences validées trim-sem 2'.CK20];[$'Compétences validées trimestre 3'.CK20]))">
            <text:p/>
          </table:table-cell>
          <table:table-cell table:formula="of:=IF(AND([$'Compétences validées trim-sem 1'.CL20]=&quot;&quot;;[$'Compétences validées trim-sem 2'.CL20]=&quot;&quot;;[$'Compétences validées trimestre 3'.CL20]=&quot;&quot;);&quot;&quot;;MAX([$'Compétences validées trim-sem 1'.CL20];[$'Compétences validées trim-sem 2'.CL20];[$'Compétences validées trimestre 3'.CL20]))">
            <text:p/>
          </table:table-cell>
          <table:table-cell table:formula="of:=IF(AND([$'Compétences validées trim-sem 1'.CM20]=&quot;&quot;;[$'Compétences validées trim-sem 2'.CM20]=&quot;&quot;;[$'Compétences validées trimestre 3'.CM20]=&quot;&quot;);&quot;&quot;;MAX([$'Compétences validées trim-sem 1'.CM20];[$'Compétences validées trim-sem 2'.CM20];[$'Compétences validées trimestre 3'.CM20]))">
            <text:p/>
          </table:table-cell>
          <table:table-cell table:formula="of:=IF(AND([$'Compétences validées trim-sem 1'.CN20]=&quot;&quot;;[$'Compétences validées trim-sem 2'.CN20]=&quot;&quot;;[$'Compétences validées trimestre 3'.CN20]=&quot;&quot;);&quot;&quot;;MAX([$'Compétences validées trim-sem 1'.CN20];[$'Compétences validées trim-sem 2'.CN20];[$'Compétences validées trimestre 3'.CN20]))">
            <text:p/>
          </table:table-cell>
          <table:table-cell table:formula="of:=IF(AND([$'Compétences validées trim-sem 1'.CO20]=&quot;&quot;;[$'Compétences validées trim-sem 2'.CO20]=&quot;&quot;;[$'Compétences validées trimestre 3'.CO20]=&quot;&quot;);&quot;&quot;;MAX([$'Compétences validées trim-sem 1'.CO20];[$'Compétences validées trim-sem 2'.CO20];[$'Compétences validées trimestre 3'.CO20]))">
            <text:p/>
          </table:table-cell>
          <table:table-cell table:formula="of:=IF(AND([$'Compétences validées trim-sem 1'.CP20]=&quot;&quot;;[$'Compétences validées trim-sem 2'.CP20]=&quot;&quot;;[$'Compétences validées trimestre 3'.CP20]=&quot;&quot;);&quot;&quot;;MAX([$'Compétences validées trim-sem 1'.CP20];[$'Compétences validées trim-sem 2'.CP20];[$'Compétences validées trimestre 3'.CP20]))">
            <text:p/>
          </table:table-cell>
          <table:table-cell table:formula="of:=IF(AND([$'Compétences validées trim-sem 1'.CQ20]=&quot;&quot;;[$'Compétences validées trim-sem 2'.CQ20]=&quot;&quot;;[$'Compétences validées trimestre 3'.CQ20]=&quot;&quot;);&quot;&quot;;MAX([$'Compétences validées trim-sem 1'.CQ20];[$'Compétences validées trim-sem 2'.CQ20];[$'Compétences validées trimestre 3'.CQ20]))">
            <text:p/>
          </table:table-cell>
          <table:table-cell table:formula="of:=IF(AND([$'Compétences validées trim-sem 1'.CR20]=&quot;&quot;;[$'Compétences validées trim-sem 2'.CR20]=&quot;&quot;;[$'Compétences validées trimestre 3'.CR20]=&quot;&quot;);&quot;&quot;;MAX([$'Compétences validées trim-sem 1'.CR20];[$'Compétences validées trim-sem 2'.CR20];[$'Compétences validées trimestre 3'.CR20]))">
            <text:p/>
          </table:table-cell>
          <table:table-cell table:formula="of:=IF(AND([$'Compétences validées trim-sem 1'.CS20]=&quot;&quot;;[$'Compétences validées trim-sem 2'.CS20]=&quot;&quot;;[$'Compétences validées trimestre 3'.CS20]=&quot;&quot;);&quot;&quot;;MAX([$'Compétences validées trim-sem 1'.CS20];[$'Compétences validées trim-sem 2'.CS20];[$'Compétences validées trimestre 3'.CS20]))">
            <text:p/>
          </table:table-cell>
          <table:table-cell table:formula="of:=IF(AND([$'Compétences validées trim-sem 1'.CT20]=&quot;&quot;;[$'Compétences validées trim-sem 2'.CT20]=&quot;&quot;;[$'Compétences validées trimestre 3'.CT20]=&quot;&quot;);&quot;&quot;;MAX([$'Compétences validées trim-sem 1'.CT20];[$'Compétences validées trim-sem 2'.CT20];[$'Compétences validées trimestre 3'.CT20]))">
            <text:p/>
          </table:table-cell>
          <table:table-cell table:formula="of:=IF(AND([$'Compétences validées trim-sem 1'.CU20]=&quot;&quot;;[$'Compétences validées trim-sem 2'.CU20]=&quot;&quot;;[$'Compétences validées trimestre 3'.CU20]=&quot;&quot;);&quot;&quot;;MAX([$'Compétences validées trim-sem 1'.CU20];[$'Compétences validées trim-sem 2'.CU20];[$'Compétences validées trimestre 3'.CU20]))">
            <text:p/>
          </table:table-cell>
          <table:table-cell table:formula="of:=IF(AND([$'Compétences validées trim-sem 1'.CV20]=&quot;&quot;;[$'Compétences validées trim-sem 2'.CV20]=&quot;&quot;;[$'Compétences validées trimestre 3'.CV20]=&quot;&quot;);&quot;&quot;;MAX([$'Compétences validées trim-sem 1'.CV20];[$'Compétences validées trim-sem 2'.CV20];[$'Compétences validées trimestre 3'.CV20]))">
            <text:p/>
          </table:table-cell>
          <table:table-cell table:formula="of:=IF(AND([$'Compétences validées trim-sem 1'.CW20]=&quot;&quot;;[$'Compétences validées trim-sem 2'.CW20]=&quot;&quot;;[$'Compétences validées trimestre 3'.CW20]=&quot;&quot;);&quot;&quot;;MAX([$'Compétences validées trim-sem 1'.CW20];[$'Compétences validées trim-sem 2'.CW20];[$'Compétences validées trimestre 3'.CW20]))">
            <text:p/>
          </table:table-cell>
          <table:table-cell table:formula="of:=IF(AND([$'Compétences validées trim-sem 1'.CX20]=&quot;&quot;;[$'Compétences validées trim-sem 2'.CX20]=&quot;&quot;;[$'Compétences validées trimestre 3'.CX20]=&quot;&quot;);&quot;&quot;;MAX([$'Compétences validées trim-sem 1'.CX20];[$'Compétences validées trim-sem 2'.CX20];[$'Compétences validées trimestre 3'.CX20]))">
            <text:p/>
          </table:table-cell>
        </table:table-row>
        <table:table-row table:style-name="ro1">
          <table:table-cell office:value-type="string" calcext:value-type="string">
            <text:p>Nom 20</text:p>
          </table:table-cell>
          <table:table-cell office:value-type="string" calcext:value-type="string">
            <text:p>Prénom 20</text:p>
          </table:table-cell>
          <table:table-cell table:formula="of:=IF(AND([$'Compétences validées trim-sem 1'.C21]=&quot;&quot;;[$'Compétences validées trim-sem 2'.C21]=&quot;&quot;;[$'Compétences validées trimestre 3'.C21]=&quot;&quot;);&quot;&quot;;MAX([$'Compétences validées trim-sem 1'.C21];[$'Compétences validées trim-sem 2'.C21];[$'Compétences validées trimestre 3'.C21]))">
            <text:p/>
          </table:table-cell>
          <table:table-cell table:formula="of:=IF(AND([$'Compétences validées trim-sem 1'.D21]=&quot;&quot;;[$'Compétences validées trim-sem 2'.D21]=&quot;&quot;;[$'Compétences validées trimestre 3'.D21]=&quot;&quot;);&quot;&quot;;MAX([$'Compétences validées trim-sem 1'.D21];[$'Compétences validées trim-sem 2'.D21];[$'Compétences validées trimestre 3'.D21]))">
            <text:p/>
          </table:table-cell>
          <table:table-cell table:formula="of:=IF(AND([$'Compétences validées trim-sem 1'.E21]=&quot;&quot;;[$'Compétences validées trim-sem 2'.E21]=&quot;&quot;;[$'Compétences validées trimestre 3'.E21]=&quot;&quot;);&quot;&quot;;MAX([$'Compétences validées trim-sem 1'.E21];[$'Compétences validées trim-sem 2'.E21];[$'Compétences validées trimestre 3'.E21]))">
            <text:p/>
          </table:table-cell>
          <table:table-cell table:formula="of:=IF(AND([$'Compétences validées trim-sem 1'.F21]=&quot;&quot;;[$'Compétences validées trim-sem 2'.F21]=&quot;&quot;;[$'Compétences validées trimestre 3'.F21]=&quot;&quot;);&quot;&quot;;MAX([$'Compétences validées trim-sem 1'.F21];[$'Compétences validées trim-sem 2'.F21];[$'Compétences validées trimestre 3'.F21]))">
            <text:p/>
          </table:table-cell>
          <table:table-cell table:formula="of:=IF(AND([$'Compétences validées trim-sem 1'.G21]=&quot;&quot;;[$'Compétences validées trim-sem 2'.G21]=&quot;&quot;;[$'Compétences validées trimestre 3'.G21]=&quot;&quot;);&quot;&quot;;MAX([$'Compétences validées trim-sem 1'.G21];[$'Compétences validées trim-sem 2'.G21];[$'Compétences validées trimestre 3'.G21]))">
            <text:p/>
          </table:table-cell>
          <table:table-cell table:formula="of:=IF(AND([$'Compétences validées trim-sem 1'.H21]=&quot;&quot;;[$'Compétences validées trim-sem 2'.H21]=&quot;&quot;;[$'Compétences validées trimestre 3'.H21]=&quot;&quot;);&quot;&quot;;MAX([$'Compétences validées trim-sem 1'.H21];[$'Compétences validées trim-sem 2'.H21];[$'Compétences validées trimestre 3'.H21]))">
            <text:p/>
          </table:table-cell>
          <table:table-cell table:formula="of:=IF(AND([$'Compétences validées trim-sem 1'.I21]=&quot;&quot;;[$'Compétences validées trim-sem 2'.I21]=&quot;&quot;;[$'Compétences validées trimestre 3'.I21]=&quot;&quot;);&quot;&quot;;MAX([$'Compétences validées trim-sem 1'.I21];[$'Compétences validées trim-sem 2'.I21];[$'Compétences validées trimestre 3'.I21]))">
            <text:p/>
          </table:table-cell>
          <table:table-cell table:formula="of:=IF(AND([$'Compétences validées trim-sem 1'.J21]=&quot;&quot;;[$'Compétences validées trim-sem 2'.J21]=&quot;&quot;;[$'Compétences validées trimestre 3'.J21]=&quot;&quot;);&quot;&quot;;MAX([$'Compétences validées trim-sem 1'.J21];[$'Compétences validées trim-sem 2'.J21];[$'Compétences validées trimestre 3'.J21]))">
            <text:p/>
          </table:table-cell>
          <table:table-cell table:formula="of:=IF(AND([$'Compétences validées trim-sem 1'.K21]=&quot;&quot;;[$'Compétences validées trim-sem 2'.K21]=&quot;&quot;;[$'Compétences validées trimestre 3'.K21]=&quot;&quot;);&quot;&quot;;MAX([$'Compétences validées trim-sem 1'.K21];[$'Compétences validées trim-sem 2'.K21];[$'Compétences validées trimestre 3'.K21]))">
            <text:p/>
          </table:table-cell>
          <table:table-cell table:formula="of:=IF(AND([$'Compétences validées trim-sem 1'.L21]=&quot;&quot;;[$'Compétences validées trim-sem 2'.L21]=&quot;&quot;;[$'Compétences validées trimestre 3'.L21]=&quot;&quot;);&quot;&quot;;MAX([$'Compétences validées trim-sem 1'.L21];[$'Compétences validées trim-sem 2'.L21];[$'Compétences validées trimestre 3'.L21]))">
            <text:p/>
          </table:table-cell>
          <table:table-cell table:formula="of:=IF(AND([$'Compétences validées trim-sem 1'.M21]=&quot;&quot;;[$'Compétences validées trim-sem 2'.M21]=&quot;&quot;;[$'Compétences validées trimestre 3'.M21]=&quot;&quot;);&quot;&quot;;MAX([$'Compétences validées trim-sem 1'.M21];[$'Compétences validées trim-sem 2'.M21];[$'Compétences validées trimestre 3'.M21]))">
            <text:p/>
          </table:table-cell>
          <table:table-cell table:formula="of:=IF(AND([$'Compétences validées trim-sem 1'.N21]=&quot;&quot;;[$'Compétences validées trim-sem 2'.N21]=&quot;&quot;;[$'Compétences validées trimestre 3'.N21]=&quot;&quot;);&quot;&quot;;MAX([$'Compétences validées trim-sem 1'.N21];[$'Compétences validées trim-sem 2'.N21];[$'Compétences validées trimestre 3'.N21]))">
            <text:p/>
          </table:table-cell>
          <table:table-cell table:formula="of:=IF(AND([$'Compétences validées trim-sem 1'.O21]=&quot;&quot;;[$'Compétences validées trim-sem 2'.O21]=&quot;&quot;;[$'Compétences validées trimestre 3'.O21]=&quot;&quot;);&quot;&quot;;MAX([$'Compétences validées trim-sem 1'.O21];[$'Compétences validées trim-sem 2'.O21];[$'Compétences validées trimestre 3'.O21]))">
            <text:p/>
          </table:table-cell>
          <table:table-cell table:formula="of:=IF(AND([$'Compétences validées trim-sem 1'.P21]=&quot;&quot;;[$'Compétences validées trim-sem 2'.P21]=&quot;&quot;;[$'Compétences validées trimestre 3'.P21]=&quot;&quot;);&quot;&quot;;MAX([$'Compétences validées trim-sem 1'.P21];[$'Compétences validées trim-sem 2'.P21];[$'Compétences validées trimestre 3'.P21]))">
            <text:p/>
          </table:table-cell>
          <table:table-cell table:formula="of:=IF(AND([$'Compétences validées trim-sem 1'.Q21]=&quot;&quot;;[$'Compétences validées trim-sem 2'.Q21]=&quot;&quot;;[$'Compétences validées trimestre 3'.Q21]=&quot;&quot;);&quot;&quot;;MAX([$'Compétences validées trim-sem 1'.Q21];[$'Compétences validées trim-sem 2'.Q21];[$'Compétences validées trimestre 3'.Q21]))">
            <text:p/>
          </table:table-cell>
          <table:table-cell table:formula="of:=IF(AND([$'Compétences validées trim-sem 1'.R21]=&quot;&quot;;[$'Compétences validées trim-sem 2'.R21]=&quot;&quot;;[$'Compétences validées trimestre 3'.R21]=&quot;&quot;);&quot;&quot;;MAX([$'Compétences validées trim-sem 1'.R21];[$'Compétences validées trim-sem 2'.R21];[$'Compétences validées trimestre 3'.R21]))">
            <text:p/>
          </table:table-cell>
          <table:table-cell table:formula="of:=IF(AND([$'Compétences validées trim-sem 1'.S21]=&quot;&quot;;[$'Compétences validées trim-sem 2'.S21]=&quot;&quot;;[$'Compétences validées trimestre 3'.S21]=&quot;&quot;);&quot;&quot;;MAX([$'Compétences validées trim-sem 1'.S21];[$'Compétences validées trim-sem 2'.S21];[$'Compétences validées trimestre 3'.S21]))">
            <text:p/>
          </table:table-cell>
          <table:table-cell table:formula="of:=IF(AND([$'Compétences validées trim-sem 1'.T21]=&quot;&quot;;[$'Compétences validées trim-sem 2'.T21]=&quot;&quot;;[$'Compétences validées trimestre 3'.T21]=&quot;&quot;);&quot;&quot;;MAX([$'Compétences validées trim-sem 1'.T21];[$'Compétences validées trim-sem 2'.T21];[$'Compétences validées trimestre 3'.T21]))">
            <text:p/>
          </table:table-cell>
          <table:table-cell table:formula="of:=IF(AND([$'Compétences validées trim-sem 1'.U21]=&quot;&quot;;[$'Compétences validées trim-sem 2'.U21]=&quot;&quot;;[$'Compétences validées trimestre 3'.U21]=&quot;&quot;);&quot;&quot;;MAX([$'Compétences validées trim-sem 1'.U21];[$'Compétences validées trim-sem 2'.U21];[$'Compétences validées trimestre 3'.U21]))">
            <text:p/>
          </table:table-cell>
          <table:table-cell table:formula="of:=IF(AND([$'Compétences validées trim-sem 1'.V21]=&quot;&quot;;[$'Compétences validées trim-sem 2'.V21]=&quot;&quot;;[$'Compétences validées trimestre 3'.V21]=&quot;&quot;);&quot;&quot;;MAX([$'Compétences validées trim-sem 1'.V21];[$'Compétences validées trim-sem 2'.V21];[$'Compétences validées trimestre 3'.V21]))">
            <text:p/>
          </table:table-cell>
          <table:table-cell table:formula="of:=IF(AND([$'Compétences validées trim-sem 1'.W21]=&quot;&quot;;[$'Compétences validées trim-sem 2'.W21]=&quot;&quot;;[$'Compétences validées trimestre 3'.W21]=&quot;&quot;);&quot;&quot;;MAX([$'Compétences validées trim-sem 1'.W21];[$'Compétences validées trim-sem 2'.W21];[$'Compétences validées trimestre 3'.W21]))">
            <text:p/>
          </table:table-cell>
          <table:table-cell table:formula="of:=IF(AND([$'Compétences validées trim-sem 1'.X21]=&quot;&quot;;[$'Compétences validées trim-sem 2'.X21]=&quot;&quot;;[$'Compétences validées trimestre 3'.X21]=&quot;&quot;);&quot;&quot;;MAX([$'Compétences validées trim-sem 1'.X21];[$'Compétences validées trim-sem 2'.X21];[$'Compétences validées trimestre 3'.X21]))">
            <text:p/>
          </table:table-cell>
          <table:table-cell table:formula="of:=IF(AND([$'Compétences validées trim-sem 1'.Y21]=&quot;&quot;;[$'Compétences validées trim-sem 2'.Y21]=&quot;&quot;;[$'Compétences validées trimestre 3'.Y21]=&quot;&quot;);&quot;&quot;;MAX([$'Compétences validées trim-sem 1'.Y21];[$'Compétences validées trim-sem 2'.Y21];[$'Compétences validées trimestre 3'.Y21]))">
            <text:p/>
          </table:table-cell>
          <table:table-cell table:formula="of:=IF(AND([$'Compétences validées trim-sem 1'.Z21]=&quot;&quot;;[$'Compétences validées trim-sem 2'.Z21]=&quot;&quot;;[$'Compétences validées trimestre 3'.Z21]=&quot;&quot;);&quot;&quot;;MAX([$'Compétences validées trim-sem 1'.Z21];[$'Compétences validées trim-sem 2'.Z21];[$'Compétences validées trimestre 3'.Z21]))">
            <text:p/>
          </table:table-cell>
          <table:table-cell table:formula="of:=IF(AND([$'Compétences validées trim-sem 1'.AA21]=&quot;&quot;;[$'Compétences validées trim-sem 2'.AA21]=&quot;&quot;;[$'Compétences validées trimestre 3'.AA21]=&quot;&quot;);&quot;&quot;;MAX([$'Compétences validées trim-sem 1'.AA21];[$'Compétences validées trim-sem 2'.AA21];[$'Compétences validées trimestre 3'.AA21]))">
            <text:p/>
          </table:table-cell>
          <table:table-cell table:formula="of:=IF(AND([$'Compétences validées trim-sem 1'.AB21]=&quot;&quot;;[$'Compétences validées trim-sem 2'.AB21]=&quot;&quot;;[$'Compétences validées trimestre 3'.AB21]=&quot;&quot;);&quot;&quot;;MAX([$'Compétences validées trim-sem 1'.AB21];[$'Compétences validées trim-sem 2'.AB21];[$'Compétences validées trimestre 3'.AB21]))">
            <text:p/>
          </table:table-cell>
          <table:table-cell table:formula="of:=IF(AND([$'Compétences validées trim-sem 1'.AC21]=&quot;&quot;;[$'Compétences validées trim-sem 2'.AC21]=&quot;&quot;;[$'Compétences validées trimestre 3'.AC21]=&quot;&quot;);&quot;&quot;;MAX([$'Compétences validées trim-sem 1'.AC21];[$'Compétences validées trim-sem 2'.AC21];[$'Compétences validées trimestre 3'.AC21]))">
            <text:p/>
          </table:table-cell>
          <table:table-cell table:formula="of:=IF(AND([$'Compétences validées trim-sem 1'.AD21]=&quot;&quot;;[$'Compétences validées trim-sem 2'.AD21]=&quot;&quot;;[$'Compétences validées trimestre 3'.AD21]=&quot;&quot;);&quot;&quot;;MAX([$'Compétences validées trim-sem 1'.AD21];[$'Compétences validées trim-sem 2'.AD21];[$'Compétences validées trimestre 3'.AD21]))">
            <text:p/>
          </table:table-cell>
          <table:table-cell table:formula="of:=IF(AND([$'Compétences validées trim-sem 1'.AE21]=&quot;&quot;;[$'Compétences validées trim-sem 2'.AE21]=&quot;&quot;;[$'Compétences validées trimestre 3'.AE21]=&quot;&quot;);&quot;&quot;;MAX([$'Compétences validées trim-sem 1'.AE21];[$'Compétences validées trim-sem 2'.AE21];[$'Compétences validées trimestre 3'.AE21]))">
            <text:p/>
          </table:table-cell>
          <table:table-cell table:formula="of:=IF(AND([$'Compétences validées trim-sem 1'.AF21]=&quot;&quot;;[$'Compétences validées trim-sem 2'.AF21]=&quot;&quot;;[$'Compétences validées trimestre 3'.AF21]=&quot;&quot;);&quot;&quot;;MAX([$'Compétences validées trim-sem 1'.AF21];[$'Compétences validées trim-sem 2'.AF21];[$'Compétences validées trimestre 3'.AF21]))">
            <text:p/>
          </table:table-cell>
          <table:table-cell table:formula="of:=IF(AND([$'Compétences validées trim-sem 1'.AG21]=&quot;&quot;;[$'Compétences validées trim-sem 2'.AG21]=&quot;&quot;;[$'Compétences validées trimestre 3'.AG21]=&quot;&quot;);&quot;&quot;;MAX([$'Compétences validées trim-sem 1'.AG21];[$'Compétences validées trim-sem 2'.AG21];[$'Compétences validées trimestre 3'.AG21]))">
            <text:p/>
          </table:table-cell>
          <table:table-cell table:formula="of:=IF(AND([$'Compétences validées trim-sem 1'.AH21]=&quot;&quot;;[$'Compétences validées trim-sem 2'.AH21]=&quot;&quot;;[$'Compétences validées trimestre 3'.AH21]=&quot;&quot;);&quot;&quot;;MAX([$'Compétences validées trim-sem 1'.AH21];[$'Compétences validées trim-sem 2'.AH21];[$'Compétences validées trimestre 3'.AH21]))">
            <text:p/>
          </table:table-cell>
          <table:table-cell table:formula="of:=IF(AND([$'Compétences validées trim-sem 1'.AI21]=&quot;&quot;;[$'Compétences validées trim-sem 2'.AI21]=&quot;&quot;;[$'Compétences validées trimestre 3'.AI21]=&quot;&quot;);&quot;&quot;;MAX([$'Compétences validées trim-sem 1'.AI21];[$'Compétences validées trim-sem 2'.AI21];[$'Compétences validées trimestre 3'.AI21]))">
            <text:p/>
          </table:table-cell>
          <table:table-cell table:formula="of:=IF(AND([$'Compétences validées trim-sem 1'.AJ21]=&quot;&quot;;[$'Compétences validées trim-sem 2'.AJ21]=&quot;&quot;;[$'Compétences validées trimestre 3'.AJ21]=&quot;&quot;);&quot;&quot;;MAX([$'Compétences validées trim-sem 1'.AJ21];[$'Compétences validées trim-sem 2'.AJ21];[$'Compétences validées trimestre 3'.AJ21]))">
            <text:p/>
          </table:table-cell>
          <table:table-cell table:formula="of:=IF(AND([$'Compétences validées trim-sem 1'.AK21]=&quot;&quot;;[$'Compétences validées trim-sem 2'.AK21]=&quot;&quot;;[$'Compétences validées trimestre 3'.AK21]=&quot;&quot;);&quot;&quot;;MAX([$'Compétences validées trim-sem 1'.AK21];[$'Compétences validées trim-sem 2'.AK21];[$'Compétences validées trimestre 3'.AK21]))">
            <text:p/>
          </table:table-cell>
          <table:table-cell table:formula="of:=IF(AND([$'Compétences validées trim-sem 1'.AL21]=&quot;&quot;;[$'Compétences validées trim-sem 2'.AL21]=&quot;&quot;;[$'Compétences validées trimestre 3'.AL21]=&quot;&quot;);&quot;&quot;;MAX([$'Compétences validées trim-sem 1'.AL21];[$'Compétences validées trim-sem 2'.AL21];[$'Compétences validées trimestre 3'.AL21]))">
            <text:p/>
          </table:table-cell>
          <table:table-cell table:formula="of:=IF(AND([$'Compétences validées trim-sem 1'.AM21]=&quot;&quot;;[$'Compétences validées trim-sem 2'.AM21]=&quot;&quot;;[$'Compétences validées trimestre 3'.AM21]=&quot;&quot;);&quot;&quot;;MAX([$'Compétences validées trim-sem 1'.AM21];[$'Compétences validées trim-sem 2'.AM21];[$'Compétences validées trimestre 3'.AM21]))">
            <text:p/>
          </table:table-cell>
          <table:table-cell table:formula="of:=IF(AND([$'Compétences validées trim-sem 1'.AN21]=&quot;&quot;;[$'Compétences validées trim-sem 2'.AN21]=&quot;&quot;;[$'Compétences validées trimestre 3'.AN21]=&quot;&quot;);&quot;&quot;;MAX([$'Compétences validées trim-sem 1'.AN21];[$'Compétences validées trim-sem 2'.AN21];[$'Compétences validées trimestre 3'.AN21]))">
            <text:p/>
          </table:table-cell>
          <table:table-cell table:formula="of:=IF(AND([$'Compétences validées trim-sem 1'.AO21]=&quot;&quot;;[$'Compétences validées trim-sem 2'.AO21]=&quot;&quot;;[$'Compétences validées trimestre 3'.AO21]=&quot;&quot;);&quot;&quot;;MAX([$'Compétences validées trim-sem 1'.AO21];[$'Compétences validées trim-sem 2'.AO21];[$'Compétences validées trimestre 3'.AO21]))">
            <text:p/>
          </table:table-cell>
          <table:table-cell table:formula="of:=IF(AND([$'Compétences validées trim-sem 1'.AP21]=&quot;&quot;;[$'Compétences validées trim-sem 2'.AP21]=&quot;&quot;;[$'Compétences validées trimestre 3'.AP21]=&quot;&quot;);&quot;&quot;;MAX([$'Compétences validées trim-sem 1'.AP21];[$'Compétences validées trim-sem 2'.AP21];[$'Compétences validées trimestre 3'.AP21]))">
            <text:p/>
          </table:table-cell>
          <table:table-cell table:formula="of:=IF(AND([$'Compétences validées trim-sem 1'.AQ21]=&quot;&quot;;[$'Compétences validées trim-sem 2'.AQ21]=&quot;&quot;;[$'Compétences validées trimestre 3'.AQ21]=&quot;&quot;);&quot;&quot;;MAX([$'Compétences validées trim-sem 1'.AQ21];[$'Compétences validées trim-sem 2'.AQ21];[$'Compétences validées trimestre 3'.AQ21]))">
            <text:p/>
          </table:table-cell>
          <table:table-cell table:formula="of:=IF(AND([$'Compétences validées trim-sem 1'.AR21]=&quot;&quot;;[$'Compétences validées trim-sem 2'.AR21]=&quot;&quot;;[$'Compétences validées trimestre 3'.AR21]=&quot;&quot;);&quot;&quot;;MAX([$'Compétences validées trim-sem 1'.AR21];[$'Compétences validées trim-sem 2'.AR21];[$'Compétences validées trimestre 3'.AR21]))">
            <text:p/>
          </table:table-cell>
          <table:table-cell table:formula="of:=IF(AND([$'Compétences validées trim-sem 1'.AS21]=&quot;&quot;;[$'Compétences validées trim-sem 2'.AS21]=&quot;&quot;;[$'Compétences validées trimestre 3'.AS21]=&quot;&quot;);&quot;&quot;;MAX([$'Compétences validées trim-sem 1'.AS21];[$'Compétences validées trim-sem 2'.AS21];[$'Compétences validées trimestre 3'.AS21]))">
            <text:p/>
          </table:table-cell>
          <table:table-cell table:formula="of:=IF(AND([$'Compétences validées trim-sem 1'.AT21]=&quot;&quot;;[$'Compétences validées trim-sem 2'.AT21]=&quot;&quot;;[$'Compétences validées trimestre 3'.AT21]=&quot;&quot;);&quot;&quot;;MAX([$'Compétences validées trim-sem 1'.AT21];[$'Compétences validées trim-sem 2'.AT21];[$'Compétences validées trimestre 3'.AT21]))">
            <text:p/>
          </table:table-cell>
          <table:table-cell table:formula="of:=IF(AND([$'Compétences validées trim-sem 1'.AU21]=&quot;&quot;;[$'Compétences validées trim-sem 2'.AU21]=&quot;&quot;;[$'Compétences validées trimestre 3'.AU21]=&quot;&quot;);&quot;&quot;;MAX([$'Compétences validées trim-sem 1'.AU21];[$'Compétences validées trim-sem 2'.AU21];[$'Compétences validées trimestre 3'.AU21]))">
            <text:p/>
          </table:table-cell>
          <table:table-cell table:formula="of:=IF(AND([$'Compétences validées trim-sem 1'.AV21]=&quot;&quot;;[$'Compétences validées trim-sem 2'.AV21]=&quot;&quot;;[$'Compétences validées trimestre 3'.AV21]=&quot;&quot;);&quot;&quot;;MAX([$'Compétences validées trim-sem 1'.AV21];[$'Compétences validées trim-sem 2'.AV21];[$'Compétences validées trimestre 3'.AV21]))">
            <text:p/>
          </table:table-cell>
          <table:table-cell table:formula="of:=IF(AND([$'Compétences validées trim-sem 1'.AW21]=&quot;&quot;;[$'Compétences validées trim-sem 2'.AW21]=&quot;&quot;;[$'Compétences validées trimestre 3'.AW21]=&quot;&quot;);&quot;&quot;;MAX([$'Compétences validées trim-sem 1'.AW21];[$'Compétences validées trim-sem 2'.AW21];[$'Compétences validées trimestre 3'.AW21]))">
            <text:p/>
          </table:table-cell>
          <table:table-cell table:formula="of:=IF(AND([$'Compétences validées trim-sem 1'.AX21]=&quot;&quot;;[$'Compétences validées trim-sem 2'.AX21]=&quot;&quot;;[$'Compétences validées trimestre 3'.AX21]=&quot;&quot;);&quot;&quot;;MAX([$'Compétences validées trim-sem 1'.AX21];[$'Compétences validées trim-sem 2'.AX21];[$'Compétences validées trimestre 3'.AX21]))">
            <text:p/>
          </table:table-cell>
          <table:table-cell table:formula="of:=IF(AND([$'Compétences validées trim-sem 1'.AY21]=&quot;&quot;;[$'Compétences validées trim-sem 2'.AY21]=&quot;&quot;;[$'Compétences validées trimestre 3'.AY21]=&quot;&quot;);&quot;&quot;;MAX([$'Compétences validées trim-sem 1'.AY21];[$'Compétences validées trim-sem 2'.AY21];[$'Compétences validées trimestre 3'.AY21]))">
            <text:p/>
          </table:table-cell>
          <table:table-cell table:formula="of:=IF(AND([$'Compétences validées trim-sem 1'.AZ21]=&quot;&quot;;[$'Compétences validées trim-sem 2'.AZ21]=&quot;&quot;;[$'Compétences validées trimestre 3'.AZ21]=&quot;&quot;);&quot;&quot;;MAX([$'Compétences validées trim-sem 1'.AZ21];[$'Compétences validées trim-sem 2'.AZ21];[$'Compétences validées trimestre 3'.AZ21]))">
            <text:p/>
          </table:table-cell>
          <table:table-cell table:formula="of:=IF(AND([$'Compétences validées trim-sem 1'.BA21]=&quot;&quot;;[$'Compétences validées trim-sem 2'.BA21]=&quot;&quot;;[$'Compétences validées trimestre 3'.BA21]=&quot;&quot;);&quot;&quot;;MAX([$'Compétences validées trim-sem 1'.BA21];[$'Compétences validées trim-sem 2'.BA21];[$'Compétences validées trimestre 3'.BA21]))">
            <text:p/>
          </table:table-cell>
          <table:table-cell table:formula="of:=IF(AND([$'Compétences validées trim-sem 1'.BB21]=&quot;&quot;;[$'Compétences validées trim-sem 2'.BB21]=&quot;&quot;;[$'Compétences validées trimestre 3'.BB21]=&quot;&quot;);&quot;&quot;;MAX([$'Compétences validées trim-sem 1'.BB21];[$'Compétences validées trim-sem 2'.BB21];[$'Compétences validées trimestre 3'.BB21]))">
            <text:p/>
          </table:table-cell>
          <table:table-cell table:formula="of:=IF(AND([$'Compétences validées trim-sem 1'.BC21]=&quot;&quot;;[$'Compétences validées trim-sem 2'.BC21]=&quot;&quot;;[$'Compétences validées trimestre 3'.BC21]=&quot;&quot;);&quot;&quot;;MAX([$'Compétences validées trim-sem 1'.BC21];[$'Compétences validées trim-sem 2'.BC21];[$'Compétences validées trimestre 3'.BC21]))">
            <text:p/>
          </table:table-cell>
          <table:table-cell table:formula="of:=IF(AND([$'Compétences validées trim-sem 1'.BD21]=&quot;&quot;;[$'Compétences validées trim-sem 2'.BD21]=&quot;&quot;;[$'Compétences validées trimestre 3'.BD21]=&quot;&quot;);&quot;&quot;;MAX([$'Compétences validées trim-sem 1'.BD21];[$'Compétences validées trim-sem 2'.BD21];[$'Compétences validées trimestre 3'.BD21]))">
            <text:p/>
          </table:table-cell>
          <table:table-cell table:formula="of:=IF(AND([$'Compétences validées trim-sem 1'.BE21]=&quot;&quot;;[$'Compétences validées trim-sem 2'.BE21]=&quot;&quot;;[$'Compétences validées trimestre 3'.BE21]=&quot;&quot;);&quot;&quot;;MAX([$'Compétences validées trim-sem 1'.BE21];[$'Compétences validées trim-sem 2'.BE21];[$'Compétences validées trimestre 3'.BE21]))">
            <text:p/>
          </table:table-cell>
          <table:table-cell table:formula="of:=IF(AND([$'Compétences validées trim-sem 1'.BF21]=&quot;&quot;;[$'Compétences validées trim-sem 2'.BF21]=&quot;&quot;;[$'Compétences validées trimestre 3'.BF21]=&quot;&quot;);&quot;&quot;;MAX([$'Compétences validées trim-sem 1'.BF21];[$'Compétences validées trim-sem 2'.BF21];[$'Compétences validées trimestre 3'.BF21]))">
            <text:p/>
          </table:table-cell>
          <table:table-cell table:formula="of:=IF(AND([$'Compétences validées trim-sem 1'.BG21]=&quot;&quot;;[$'Compétences validées trim-sem 2'.BG21]=&quot;&quot;;[$'Compétences validées trimestre 3'.BG21]=&quot;&quot;);&quot;&quot;;MAX([$'Compétences validées trim-sem 1'.BG21];[$'Compétences validées trim-sem 2'.BG21];[$'Compétences validées trimestre 3'.BG21]))">
            <text:p/>
          </table:table-cell>
          <table:table-cell table:formula="of:=IF(AND([$'Compétences validées trim-sem 1'.BH21]=&quot;&quot;;[$'Compétences validées trim-sem 2'.BH21]=&quot;&quot;;[$'Compétences validées trimestre 3'.BH21]=&quot;&quot;);&quot;&quot;;MAX([$'Compétences validées trim-sem 1'.BH21];[$'Compétences validées trim-sem 2'.BH21];[$'Compétences validées trimestre 3'.BH21]))">
            <text:p/>
          </table:table-cell>
          <table:table-cell table:formula="of:=IF(AND([$'Compétences validées trim-sem 1'.BI21]=&quot;&quot;;[$'Compétences validées trim-sem 2'.BI21]=&quot;&quot;;[$'Compétences validées trimestre 3'.BI21]=&quot;&quot;);&quot;&quot;;MAX([$'Compétences validées trim-sem 1'.BI21];[$'Compétences validées trim-sem 2'.BI21];[$'Compétences validées trimestre 3'.BI21]))">
            <text:p/>
          </table:table-cell>
          <table:table-cell table:formula="of:=IF(AND([$'Compétences validées trim-sem 1'.BJ21]=&quot;&quot;;[$'Compétences validées trim-sem 2'.BJ21]=&quot;&quot;;[$'Compétences validées trimestre 3'.BJ21]=&quot;&quot;);&quot;&quot;;MAX([$'Compétences validées trim-sem 1'.BJ21];[$'Compétences validées trim-sem 2'.BJ21];[$'Compétences validées trimestre 3'.BJ21]))">
            <text:p/>
          </table:table-cell>
          <table:table-cell table:formula="of:=IF(AND([$'Compétences validées trim-sem 1'.BK21]=&quot;&quot;;[$'Compétences validées trim-sem 2'.BK21]=&quot;&quot;;[$'Compétences validées trimestre 3'.BK21]=&quot;&quot;);&quot;&quot;;MAX([$'Compétences validées trim-sem 1'.BK21];[$'Compétences validées trim-sem 2'.BK21];[$'Compétences validées trimestre 3'.BK21]))">
            <text:p/>
          </table:table-cell>
          <table:table-cell table:formula="of:=IF(AND([$'Compétences validées trim-sem 1'.BL21]=&quot;&quot;;[$'Compétences validées trim-sem 2'.BL21]=&quot;&quot;;[$'Compétences validées trimestre 3'.BL21]=&quot;&quot;);&quot;&quot;;MAX([$'Compétences validées trim-sem 1'.BL21];[$'Compétences validées trim-sem 2'.BL21];[$'Compétences validées trimestre 3'.BL21]))">
            <text:p/>
          </table:table-cell>
          <table:table-cell table:formula="of:=IF(AND([$'Compétences validées trim-sem 1'.BM21]=&quot;&quot;;[$'Compétences validées trim-sem 2'.BM21]=&quot;&quot;;[$'Compétences validées trimestre 3'.BM21]=&quot;&quot;);&quot;&quot;;MAX([$'Compétences validées trim-sem 1'.BM21];[$'Compétences validées trim-sem 2'.BM21];[$'Compétences validées trimestre 3'.BM21]))">
            <text:p/>
          </table:table-cell>
          <table:table-cell table:formula="of:=IF(AND([$'Compétences validées trim-sem 1'.BN21]=&quot;&quot;;[$'Compétences validées trim-sem 2'.BN21]=&quot;&quot;;[$'Compétences validées trimestre 3'.BN21]=&quot;&quot;);&quot;&quot;;MAX([$'Compétences validées trim-sem 1'.BN21];[$'Compétences validées trim-sem 2'.BN21];[$'Compétences validées trimestre 3'.BN21]))">
            <text:p/>
          </table:table-cell>
          <table:table-cell table:formula="of:=IF(AND([$'Compétences validées trim-sem 1'.BO21]=&quot;&quot;;[$'Compétences validées trim-sem 2'.BO21]=&quot;&quot;;[$'Compétences validées trimestre 3'.BO21]=&quot;&quot;);&quot;&quot;;MAX([$'Compétences validées trim-sem 1'.BO21];[$'Compétences validées trim-sem 2'.BO21];[$'Compétences validées trimestre 3'.BO21]))">
            <text:p/>
          </table:table-cell>
          <table:table-cell table:formula="of:=IF(AND([$'Compétences validées trim-sem 1'.BP21]=&quot;&quot;;[$'Compétences validées trim-sem 2'.BP21]=&quot;&quot;;[$'Compétences validées trimestre 3'.BP21]=&quot;&quot;);&quot;&quot;;MAX([$'Compétences validées trim-sem 1'.BP21];[$'Compétences validées trim-sem 2'.BP21];[$'Compétences validées trimestre 3'.BP21]))">
            <text:p/>
          </table:table-cell>
          <table:table-cell table:formula="of:=IF(AND([$'Compétences validées trim-sem 1'.BQ21]=&quot;&quot;;[$'Compétences validées trim-sem 2'.BQ21]=&quot;&quot;;[$'Compétences validées trimestre 3'.BQ21]=&quot;&quot;);&quot;&quot;;MAX([$'Compétences validées trim-sem 1'.BQ21];[$'Compétences validées trim-sem 2'.BQ21];[$'Compétences validées trimestre 3'.BQ21]))">
            <text:p/>
          </table:table-cell>
          <table:table-cell table:formula="of:=IF(AND([$'Compétences validées trim-sem 1'.BR21]=&quot;&quot;;[$'Compétences validées trim-sem 2'.BR21]=&quot;&quot;;[$'Compétences validées trimestre 3'.BR21]=&quot;&quot;);&quot;&quot;;MAX([$'Compétences validées trim-sem 1'.BR21];[$'Compétences validées trim-sem 2'.BR21];[$'Compétences validées trimestre 3'.BR21]))">
            <text:p/>
          </table:table-cell>
          <table:table-cell table:formula="of:=IF(AND([$'Compétences validées trim-sem 1'.BS21]=&quot;&quot;;[$'Compétences validées trim-sem 2'.BS21]=&quot;&quot;;[$'Compétences validées trimestre 3'.BS21]=&quot;&quot;);&quot;&quot;;MAX([$'Compétences validées trim-sem 1'.BS21];[$'Compétences validées trim-sem 2'.BS21];[$'Compétences validées trimestre 3'.BS21]))">
            <text:p/>
          </table:table-cell>
          <table:table-cell table:formula="of:=IF(AND([$'Compétences validées trim-sem 1'.BT21]=&quot;&quot;;[$'Compétences validées trim-sem 2'.BT21]=&quot;&quot;;[$'Compétences validées trimestre 3'.BT21]=&quot;&quot;);&quot;&quot;;MAX([$'Compétences validées trim-sem 1'.BT21];[$'Compétences validées trim-sem 2'.BT21];[$'Compétences validées trimestre 3'.BT21]))">
            <text:p/>
          </table:table-cell>
          <table:table-cell table:formula="of:=IF(AND([$'Compétences validées trim-sem 1'.BU21]=&quot;&quot;;[$'Compétences validées trim-sem 2'.BU21]=&quot;&quot;;[$'Compétences validées trimestre 3'.BU21]=&quot;&quot;);&quot;&quot;;MAX([$'Compétences validées trim-sem 1'.BU21];[$'Compétences validées trim-sem 2'.BU21];[$'Compétences validées trimestre 3'.BU21]))">
            <text:p/>
          </table:table-cell>
          <table:table-cell table:formula="of:=IF(AND([$'Compétences validées trim-sem 1'.BV21]=&quot;&quot;;[$'Compétences validées trim-sem 2'.BV21]=&quot;&quot;;[$'Compétences validées trimestre 3'.BV21]=&quot;&quot;);&quot;&quot;;MAX([$'Compétences validées trim-sem 1'.BV21];[$'Compétences validées trim-sem 2'.BV21];[$'Compétences validées trimestre 3'.BV21]))">
            <text:p/>
          </table:table-cell>
          <table:table-cell table:formula="of:=IF(AND([$'Compétences validées trim-sem 1'.BW21]=&quot;&quot;;[$'Compétences validées trim-sem 2'.BW21]=&quot;&quot;;[$'Compétences validées trimestre 3'.BW21]=&quot;&quot;);&quot;&quot;;MAX([$'Compétences validées trim-sem 1'.BW21];[$'Compétences validées trim-sem 2'.BW21];[$'Compétences validées trimestre 3'.BW21]))">
            <text:p/>
          </table:table-cell>
          <table:table-cell table:formula="of:=IF(AND([$'Compétences validées trim-sem 1'.BX21]=&quot;&quot;;[$'Compétences validées trim-sem 2'.BX21]=&quot;&quot;;[$'Compétences validées trimestre 3'.BX21]=&quot;&quot;);&quot;&quot;;MAX([$'Compétences validées trim-sem 1'.BX21];[$'Compétences validées trim-sem 2'.BX21];[$'Compétences validées trimestre 3'.BX21]))">
            <text:p/>
          </table:table-cell>
          <table:table-cell table:formula="of:=IF(AND([$'Compétences validées trim-sem 1'.BY21]=&quot;&quot;;[$'Compétences validées trim-sem 2'.BY21]=&quot;&quot;;[$'Compétences validées trimestre 3'.BY21]=&quot;&quot;);&quot;&quot;;MAX([$'Compétences validées trim-sem 1'.BY21];[$'Compétences validées trim-sem 2'.BY21];[$'Compétences validées trimestre 3'.BY21]))">
            <text:p/>
          </table:table-cell>
          <table:table-cell table:formula="of:=IF(AND([$'Compétences validées trim-sem 1'.BZ21]=&quot;&quot;;[$'Compétences validées trim-sem 2'.BZ21]=&quot;&quot;;[$'Compétences validées trimestre 3'.BZ21]=&quot;&quot;);&quot;&quot;;MAX([$'Compétences validées trim-sem 1'.BZ21];[$'Compétences validées trim-sem 2'.BZ21];[$'Compétences validées trimestre 3'.BZ21]))">
            <text:p/>
          </table:table-cell>
          <table:table-cell table:formula="of:=IF(AND([$'Compétences validées trim-sem 1'.CA21]=&quot;&quot;;[$'Compétences validées trim-sem 2'.CA21]=&quot;&quot;;[$'Compétences validées trimestre 3'.CA21]=&quot;&quot;);&quot;&quot;;MAX([$'Compétences validées trim-sem 1'.CA21];[$'Compétences validées trim-sem 2'.CA21];[$'Compétences validées trimestre 3'.CA21]))">
            <text:p/>
          </table:table-cell>
          <table:table-cell table:formula="of:=IF(AND([$'Compétences validées trim-sem 1'.CB21]=&quot;&quot;;[$'Compétences validées trim-sem 2'.CB21]=&quot;&quot;;[$'Compétences validées trimestre 3'.CB21]=&quot;&quot;);&quot;&quot;;MAX([$'Compétences validées trim-sem 1'.CB21];[$'Compétences validées trim-sem 2'.CB21];[$'Compétences validées trimestre 3'.CB21]))">
            <text:p/>
          </table:table-cell>
          <table:table-cell table:formula="of:=IF(AND([$'Compétences validées trim-sem 1'.CC21]=&quot;&quot;;[$'Compétences validées trim-sem 2'.CC21]=&quot;&quot;;[$'Compétences validées trimestre 3'.CC21]=&quot;&quot;);&quot;&quot;;MAX([$'Compétences validées trim-sem 1'.CC21];[$'Compétences validées trim-sem 2'.CC21];[$'Compétences validées trimestre 3'.CC21]))">
            <text:p/>
          </table:table-cell>
          <table:table-cell table:formula="of:=IF(AND([$'Compétences validées trim-sem 1'.CD21]=&quot;&quot;;[$'Compétences validées trim-sem 2'.CD21]=&quot;&quot;;[$'Compétences validées trimestre 3'.CD21]=&quot;&quot;);&quot;&quot;;MAX([$'Compétences validées trim-sem 1'.CD21];[$'Compétences validées trim-sem 2'.CD21];[$'Compétences validées trimestre 3'.CD21]))">
            <text:p/>
          </table:table-cell>
          <table:table-cell table:formula="of:=IF(AND([$'Compétences validées trim-sem 1'.CE21]=&quot;&quot;;[$'Compétences validées trim-sem 2'.CE21]=&quot;&quot;;[$'Compétences validées trimestre 3'.CE21]=&quot;&quot;);&quot;&quot;;MAX([$'Compétences validées trim-sem 1'.CE21];[$'Compétences validées trim-sem 2'.CE21];[$'Compétences validées trimestre 3'.CE21]))">
            <text:p/>
          </table:table-cell>
          <table:table-cell table:formula="of:=IF(AND([$'Compétences validées trim-sem 1'.CF21]=&quot;&quot;;[$'Compétences validées trim-sem 2'.CF21]=&quot;&quot;;[$'Compétences validées trimestre 3'.CF21]=&quot;&quot;);&quot;&quot;;MAX([$'Compétences validées trim-sem 1'.CF21];[$'Compétences validées trim-sem 2'.CF21];[$'Compétences validées trimestre 3'.CF21]))">
            <text:p/>
          </table:table-cell>
          <table:table-cell table:formula="of:=IF(AND([$'Compétences validées trim-sem 1'.CG21]=&quot;&quot;;[$'Compétences validées trim-sem 2'.CG21]=&quot;&quot;;[$'Compétences validées trimestre 3'.CG21]=&quot;&quot;);&quot;&quot;;MAX([$'Compétences validées trim-sem 1'.CG21];[$'Compétences validées trim-sem 2'.CG21];[$'Compétences validées trimestre 3'.CG21]))">
            <text:p/>
          </table:table-cell>
          <table:table-cell table:formula="of:=IF(AND([$'Compétences validées trim-sem 1'.CH21]=&quot;&quot;;[$'Compétences validées trim-sem 2'.CH21]=&quot;&quot;;[$'Compétences validées trimestre 3'.CH21]=&quot;&quot;);&quot;&quot;;MAX([$'Compétences validées trim-sem 1'.CH21];[$'Compétences validées trim-sem 2'.CH21];[$'Compétences validées trimestre 3'.CH21]))">
            <text:p/>
          </table:table-cell>
          <table:table-cell table:formula="of:=IF(AND([$'Compétences validées trim-sem 1'.CI21]=&quot;&quot;;[$'Compétences validées trim-sem 2'.CI21]=&quot;&quot;;[$'Compétences validées trimestre 3'.CI21]=&quot;&quot;);&quot;&quot;;MAX([$'Compétences validées trim-sem 1'.CI21];[$'Compétences validées trim-sem 2'.CI21];[$'Compétences validées trimestre 3'.CI21]))">
            <text:p/>
          </table:table-cell>
          <table:table-cell table:formula="of:=IF(AND([$'Compétences validées trim-sem 1'.CJ21]=&quot;&quot;;[$'Compétences validées trim-sem 2'.CJ21]=&quot;&quot;;[$'Compétences validées trimestre 3'.CJ21]=&quot;&quot;);&quot;&quot;;MAX([$'Compétences validées trim-sem 1'.CJ21];[$'Compétences validées trim-sem 2'.CJ21];[$'Compétences validées trimestre 3'.CJ21]))">
            <text:p/>
          </table:table-cell>
          <table:table-cell table:formula="of:=IF(AND([$'Compétences validées trim-sem 1'.CK21]=&quot;&quot;;[$'Compétences validées trim-sem 2'.CK21]=&quot;&quot;;[$'Compétences validées trimestre 3'.CK21]=&quot;&quot;);&quot;&quot;;MAX([$'Compétences validées trim-sem 1'.CK21];[$'Compétences validées trim-sem 2'.CK21];[$'Compétences validées trimestre 3'.CK21]))">
            <text:p/>
          </table:table-cell>
          <table:table-cell table:formula="of:=IF(AND([$'Compétences validées trim-sem 1'.CL21]=&quot;&quot;;[$'Compétences validées trim-sem 2'.CL21]=&quot;&quot;;[$'Compétences validées trimestre 3'.CL21]=&quot;&quot;);&quot;&quot;;MAX([$'Compétences validées trim-sem 1'.CL21];[$'Compétences validées trim-sem 2'.CL21];[$'Compétences validées trimestre 3'.CL21]))">
            <text:p/>
          </table:table-cell>
          <table:table-cell table:formula="of:=IF(AND([$'Compétences validées trim-sem 1'.CM21]=&quot;&quot;;[$'Compétences validées trim-sem 2'.CM21]=&quot;&quot;;[$'Compétences validées trimestre 3'.CM21]=&quot;&quot;);&quot;&quot;;MAX([$'Compétences validées trim-sem 1'.CM21];[$'Compétences validées trim-sem 2'.CM21];[$'Compétences validées trimestre 3'.CM21]))">
            <text:p/>
          </table:table-cell>
          <table:table-cell table:formula="of:=IF(AND([$'Compétences validées trim-sem 1'.CN21]=&quot;&quot;;[$'Compétences validées trim-sem 2'.CN21]=&quot;&quot;;[$'Compétences validées trimestre 3'.CN21]=&quot;&quot;);&quot;&quot;;MAX([$'Compétences validées trim-sem 1'.CN21];[$'Compétences validées trim-sem 2'.CN21];[$'Compétences validées trimestre 3'.CN21]))">
            <text:p/>
          </table:table-cell>
          <table:table-cell table:formula="of:=IF(AND([$'Compétences validées trim-sem 1'.CO21]=&quot;&quot;;[$'Compétences validées trim-sem 2'.CO21]=&quot;&quot;;[$'Compétences validées trimestre 3'.CO21]=&quot;&quot;);&quot;&quot;;MAX([$'Compétences validées trim-sem 1'.CO21];[$'Compétences validées trim-sem 2'.CO21];[$'Compétences validées trimestre 3'.CO21]))">
            <text:p/>
          </table:table-cell>
          <table:table-cell table:formula="of:=IF(AND([$'Compétences validées trim-sem 1'.CP21]=&quot;&quot;;[$'Compétences validées trim-sem 2'.CP21]=&quot;&quot;;[$'Compétences validées trimestre 3'.CP21]=&quot;&quot;);&quot;&quot;;MAX([$'Compétences validées trim-sem 1'.CP21];[$'Compétences validées trim-sem 2'.CP21];[$'Compétences validées trimestre 3'.CP21]))">
            <text:p/>
          </table:table-cell>
          <table:table-cell table:formula="of:=IF(AND([$'Compétences validées trim-sem 1'.CQ21]=&quot;&quot;;[$'Compétences validées trim-sem 2'.CQ21]=&quot;&quot;;[$'Compétences validées trimestre 3'.CQ21]=&quot;&quot;);&quot;&quot;;MAX([$'Compétences validées trim-sem 1'.CQ21];[$'Compétences validées trim-sem 2'.CQ21];[$'Compétences validées trimestre 3'.CQ21]))">
            <text:p/>
          </table:table-cell>
          <table:table-cell table:formula="of:=IF(AND([$'Compétences validées trim-sem 1'.CR21]=&quot;&quot;;[$'Compétences validées trim-sem 2'.CR21]=&quot;&quot;;[$'Compétences validées trimestre 3'.CR21]=&quot;&quot;);&quot;&quot;;MAX([$'Compétences validées trim-sem 1'.CR21];[$'Compétences validées trim-sem 2'.CR21];[$'Compétences validées trimestre 3'.CR21]))">
            <text:p/>
          </table:table-cell>
          <table:table-cell table:formula="of:=IF(AND([$'Compétences validées trim-sem 1'.CS21]=&quot;&quot;;[$'Compétences validées trim-sem 2'.CS21]=&quot;&quot;;[$'Compétences validées trimestre 3'.CS21]=&quot;&quot;);&quot;&quot;;MAX([$'Compétences validées trim-sem 1'.CS21];[$'Compétences validées trim-sem 2'.CS21];[$'Compétences validées trimestre 3'.CS21]))">
            <text:p/>
          </table:table-cell>
          <table:table-cell table:formula="of:=IF(AND([$'Compétences validées trim-sem 1'.CT21]=&quot;&quot;;[$'Compétences validées trim-sem 2'.CT21]=&quot;&quot;;[$'Compétences validées trimestre 3'.CT21]=&quot;&quot;);&quot;&quot;;MAX([$'Compétences validées trim-sem 1'.CT21];[$'Compétences validées trim-sem 2'.CT21];[$'Compétences validées trimestre 3'.CT21]))">
            <text:p/>
          </table:table-cell>
          <table:table-cell table:formula="of:=IF(AND([$'Compétences validées trim-sem 1'.CU21]=&quot;&quot;;[$'Compétences validées trim-sem 2'.CU21]=&quot;&quot;;[$'Compétences validées trimestre 3'.CU21]=&quot;&quot;);&quot;&quot;;MAX([$'Compétences validées trim-sem 1'.CU21];[$'Compétences validées trim-sem 2'.CU21];[$'Compétences validées trimestre 3'.CU21]))">
            <text:p/>
          </table:table-cell>
          <table:table-cell table:formula="of:=IF(AND([$'Compétences validées trim-sem 1'.CV21]=&quot;&quot;;[$'Compétences validées trim-sem 2'.CV21]=&quot;&quot;;[$'Compétences validées trimestre 3'.CV21]=&quot;&quot;);&quot;&quot;;MAX([$'Compétences validées trim-sem 1'.CV21];[$'Compétences validées trim-sem 2'.CV21];[$'Compétences validées trimestre 3'.CV21]))">
            <text:p/>
          </table:table-cell>
          <table:table-cell table:formula="of:=IF(AND([$'Compétences validées trim-sem 1'.CW21]=&quot;&quot;;[$'Compétences validées trim-sem 2'.CW21]=&quot;&quot;;[$'Compétences validées trimestre 3'.CW21]=&quot;&quot;);&quot;&quot;;MAX([$'Compétences validées trim-sem 1'.CW21];[$'Compétences validées trim-sem 2'.CW21];[$'Compétences validées trimestre 3'.CW21]))">
            <text:p/>
          </table:table-cell>
          <table:table-cell table:formula="of:=IF(AND([$'Compétences validées trim-sem 1'.CX21]=&quot;&quot;;[$'Compétences validées trim-sem 2'.CX21]=&quot;&quot;;[$'Compétences validées trimestre 3'.CX21]=&quot;&quot;);&quot;&quot;;MAX([$'Compétences validées trim-sem 1'.CX21];[$'Compétences validées trim-sem 2'.CX21];[$'Compétences validées trimestre 3'.CX21]))">
            <text:p/>
          </table:table-cell>
        </table:table-row>
        <table:table-row table:style-name="ro1">
          <table:table-cell office:value-type="string" calcext:value-type="string">
            <text:p>Nom 21</text:p>
          </table:table-cell>
          <table:table-cell office:value-type="string" calcext:value-type="string">
            <text:p>Prénom 21</text:p>
          </table:table-cell>
          <table:table-cell table:formula="of:=IF(AND([$'Compétences validées trim-sem 1'.C22]=&quot;&quot;;[$'Compétences validées trim-sem 2'.C22]=&quot;&quot;;[$'Compétences validées trimestre 3'.C22]=&quot;&quot;);&quot;&quot;;MAX([$'Compétences validées trim-sem 1'.C22];[$'Compétences validées trim-sem 2'.C22];[$'Compétences validées trimestre 3'.C22]))">
            <text:p/>
          </table:table-cell>
          <table:table-cell table:formula="of:=IF(AND([$'Compétences validées trim-sem 1'.D22]=&quot;&quot;;[$'Compétences validées trim-sem 2'.D22]=&quot;&quot;;[$'Compétences validées trimestre 3'.D22]=&quot;&quot;);&quot;&quot;;MAX([$'Compétences validées trim-sem 1'.D22];[$'Compétences validées trim-sem 2'.D22];[$'Compétences validées trimestre 3'.D22]))">
            <text:p/>
          </table:table-cell>
          <table:table-cell table:formula="of:=IF(AND([$'Compétences validées trim-sem 1'.E22]=&quot;&quot;;[$'Compétences validées trim-sem 2'.E22]=&quot;&quot;;[$'Compétences validées trimestre 3'.E22]=&quot;&quot;);&quot;&quot;;MAX([$'Compétences validées trim-sem 1'.E22];[$'Compétences validées trim-sem 2'.E22];[$'Compétences validées trimestre 3'.E22]))">
            <text:p/>
          </table:table-cell>
          <table:table-cell table:formula="of:=IF(AND([$'Compétences validées trim-sem 1'.F22]=&quot;&quot;;[$'Compétences validées trim-sem 2'.F22]=&quot;&quot;;[$'Compétences validées trimestre 3'.F22]=&quot;&quot;);&quot;&quot;;MAX([$'Compétences validées trim-sem 1'.F22];[$'Compétences validées trim-sem 2'.F22];[$'Compétences validées trimestre 3'.F22]))">
            <text:p/>
          </table:table-cell>
          <table:table-cell table:formula="of:=IF(AND([$'Compétences validées trim-sem 1'.G22]=&quot;&quot;;[$'Compétences validées trim-sem 2'.G22]=&quot;&quot;;[$'Compétences validées trimestre 3'.G22]=&quot;&quot;);&quot;&quot;;MAX([$'Compétences validées trim-sem 1'.G22];[$'Compétences validées trim-sem 2'.G22];[$'Compétences validées trimestre 3'.G22]))">
            <text:p/>
          </table:table-cell>
          <table:table-cell table:formula="of:=IF(AND([$'Compétences validées trim-sem 1'.H22]=&quot;&quot;;[$'Compétences validées trim-sem 2'.H22]=&quot;&quot;;[$'Compétences validées trimestre 3'.H22]=&quot;&quot;);&quot;&quot;;MAX([$'Compétences validées trim-sem 1'.H22];[$'Compétences validées trim-sem 2'.H22];[$'Compétences validées trimestre 3'.H22]))">
            <text:p/>
          </table:table-cell>
          <table:table-cell table:formula="of:=IF(AND([$'Compétences validées trim-sem 1'.I22]=&quot;&quot;;[$'Compétences validées trim-sem 2'.I22]=&quot;&quot;;[$'Compétences validées trimestre 3'.I22]=&quot;&quot;);&quot;&quot;;MAX([$'Compétences validées trim-sem 1'.I22];[$'Compétences validées trim-sem 2'.I22];[$'Compétences validées trimestre 3'.I22]))">
            <text:p/>
          </table:table-cell>
          <table:table-cell table:formula="of:=IF(AND([$'Compétences validées trim-sem 1'.J22]=&quot;&quot;;[$'Compétences validées trim-sem 2'.J22]=&quot;&quot;;[$'Compétences validées trimestre 3'.J22]=&quot;&quot;);&quot;&quot;;MAX([$'Compétences validées trim-sem 1'.J22];[$'Compétences validées trim-sem 2'.J22];[$'Compétences validées trimestre 3'.J22]))">
            <text:p/>
          </table:table-cell>
          <table:table-cell table:formula="of:=IF(AND([$'Compétences validées trim-sem 1'.K22]=&quot;&quot;;[$'Compétences validées trim-sem 2'.K22]=&quot;&quot;;[$'Compétences validées trimestre 3'.K22]=&quot;&quot;);&quot;&quot;;MAX([$'Compétences validées trim-sem 1'.K22];[$'Compétences validées trim-sem 2'.K22];[$'Compétences validées trimestre 3'.K22]))">
            <text:p/>
          </table:table-cell>
          <table:table-cell table:formula="of:=IF(AND([$'Compétences validées trim-sem 1'.L22]=&quot;&quot;;[$'Compétences validées trim-sem 2'.L22]=&quot;&quot;;[$'Compétences validées trimestre 3'.L22]=&quot;&quot;);&quot;&quot;;MAX([$'Compétences validées trim-sem 1'.L22];[$'Compétences validées trim-sem 2'.L22];[$'Compétences validées trimestre 3'.L22]))">
            <text:p/>
          </table:table-cell>
          <table:table-cell table:formula="of:=IF(AND([$'Compétences validées trim-sem 1'.M22]=&quot;&quot;;[$'Compétences validées trim-sem 2'.M22]=&quot;&quot;;[$'Compétences validées trimestre 3'.M22]=&quot;&quot;);&quot;&quot;;MAX([$'Compétences validées trim-sem 1'.M22];[$'Compétences validées trim-sem 2'.M22];[$'Compétences validées trimestre 3'.M22]))">
            <text:p/>
          </table:table-cell>
          <table:table-cell table:formula="of:=IF(AND([$'Compétences validées trim-sem 1'.N22]=&quot;&quot;;[$'Compétences validées trim-sem 2'.N22]=&quot;&quot;;[$'Compétences validées trimestre 3'.N22]=&quot;&quot;);&quot;&quot;;MAX([$'Compétences validées trim-sem 1'.N22];[$'Compétences validées trim-sem 2'.N22];[$'Compétences validées trimestre 3'.N22]))">
            <text:p/>
          </table:table-cell>
          <table:table-cell table:formula="of:=IF(AND([$'Compétences validées trim-sem 1'.O22]=&quot;&quot;;[$'Compétences validées trim-sem 2'.O22]=&quot;&quot;;[$'Compétences validées trimestre 3'.O22]=&quot;&quot;);&quot;&quot;;MAX([$'Compétences validées trim-sem 1'.O22];[$'Compétences validées trim-sem 2'.O22];[$'Compétences validées trimestre 3'.O22]))">
            <text:p/>
          </table:table-cell>
          <table:table-cell table:formula="of:=IF(AND([$'Compétences validées trim-sem 1'.P22]=&quot;&quot;;[$'Compétences validées trim-sem 2'.P22]=&quot;&quot;;[$'Compétences validées trimestre 3'.P22]=&quot;&quot;);&quot;&quot;;MAX([$'Compétences validées trim-sem 1'.P22];[$'Compétences validées trim-sem 2'.P22];[$'Compétences validées trimestre 3'.P22]))">
            <text:p/>
          </table:table-cell>
          <table:table-cell table:formula="of:=IF(AND([$'Compétences validées trim-sem 1'.Q22]=&quot;&quot;;[$'Compétences validées trim-sem 2'.Q22]=&quot;&quot;;[$'Compétences validées trimestre 3'.Q22]=&quot;&quot;);&quot;&quot;;MAX([$'Compétences validées trim-sem 1'.Q22];[$'Compétences validées trim-sem 2'.Q22];[$'Compétences validées trimestre 3'.Q22]))">
            <text:p/>
          </table:table-cell>
          <table:table-cell table:formula="of:=IF(AND([$'Compétences validées trim-sem 1'.R22]=&quot;&quot;;[$'Compétences validées trim-sem 2'.R22]=&quot;&quot;;[$'Compétences validées trimestre 3'.R22]=&quot;&quot;);&quot;&quot;;MAX([$'Compétences validées trim-sem 1'.R22];[$'Compétences validées trim-sem 2'.R22];[$'Compétences validées trimestre 3'.R22]))">
            <text:p/>
          </table:table-cell>
          <table:table-cell table:formula="of:=IF(AND([$'Compétences validées trim-sem 1'.S22]=&quot;&quot;;[$'Compétences validées trim-sem 2'.S22]=&quot;&quot;;[$'Compétences validées trimestre 3'.S22]=&quot;&quot;);&quot;&quot;;MAX([$'Compétences validées trim-sem 1'.S22];[$'Compétences validées trim-sem 2'.S22];[$'Compétences validées trimestre 3'.S22]))">
            <text:p/>
          </table:table-cell>
          <table:table-cell table:formula="of:=IF(AND([$'Compétences validées trim-sem 1'.T22]=&quot;&quot;;[$'Compétences validées trim-sem 2'.T22]=&quot;&quot;;[$'Compétences validées trimestre 3'.T22]=&quot;&quot;);&quot;&quot;;MAX([$'Compétences validées trim-sem 1'.T22];[$'Compétences validées trim-sem 2'.T22];[$'Compétences validées trimestre 3'.T22]))">
            <text:p/>
          </table:table-cell>
          <table:table-cell table:formula="of:=IF(AND([$'Compétences validées trim-sem 1'.U22]=&quot;&quot;;[$'Compétences validées trim-sem 2'.U22]=&quot;&quot;;[$'Compétences validées trimestre 3'.U22]=&quot;&quot;);&quot;&quot;;MAX([$'Compétences validées trim-sem 1'.U22];[$'Compétences validées trim-sem 2'.U22];[$'Compétences validées trimestre 3'.U22]))">
            <text:p/>
          </table:table-cell>
          <table:table-cell table:formula="of:=IF(AND([$'Compétences validées trim-sem 1'.V22]=&quot;&quot;;[$'Compétences validées trim-sem 2'.V22]=&quot;&quot;;[$'Compétences validées trimestre 3'.V22]=&quot;&quot;);&quot;&quot;;MAX([$'Compétences validées trim-sem 1'.V22];[$'Compétences validées trim-sem 2'.V22];[$'Compétences validées trimestre 3'.V22]))">
            <text:p/>
          </table:table-cell>
          <table:table-cell table:formula="of:=IF(AND([$'Compétences validées trim-sem 1'.W22]=&quot;&quot;;[$'Compétences validées trim-sem 2'.W22]=&quot;&quot;;[$'Compétences validées trimestre 3'.W22]=&quot;&quot;);&quot;&quot;;MAX([$'Compétences validées trim-sem 1'.W22];[$'Compétences validées trim-sem 2'.W22];[$'Compétences validées trimestre 3'.W22]))">
            <text:p/>
          </table:table-cell>
          <table:table-cell table:formula="of:=IF(AND([$'Compétences validées trim-sem 1'.X22]=&quot;&quot;;[$'Compétences validées trim-sem 2'.X22]=&quot;&quot;;[$'Compétences validées trimestre 3'.X22]=&quot;&quot;);&quot;&quot;;MAX([$'Compétences validées trim-sem 1'.X22];[$'Compétences validées trim-sem 2'.X22];[$'Compétences validées trimestre 3'.X22]))">
            <text:p/>
          </table:table-cell>
          <table:table-cell table:formula="of:=IF(AND([$'Compétences validées trim-sem 1'.Y22]=&quot;&quot;;[$'Compétences validées trim-sem 2'.Y22]=&quot;&quot;;[$'Compétences validées trimestre 3'.Y22]=&quot;&quot;);&quot;&quot;;MAX([$'Compétences validées trim-sem 1'.Y22];[$'Compétences validées trim-sem 2'.Y22];[$'Compétences validées trimestre 3'.Y22]))">
            <text:p/>
          </table:table-cell>
          <table:table-cell table:formula="of:=IF(AND([$'Compétences validées trim-sem 1'.Z22]=&quot;&quot;;[$'Compétences validées trim-sem 2'.Z22]=&quot;&quot;;[$'Compétences validées trimestre 3'.Z22]=&quot;&quot;);&quot;&quot;;MAX([$'Compétences validées trim-sem 1'.Z22];[$'Compétences validées trim-sem 2'.Z22];[$'Compétences validées trimestre 3'.Z22]))">
            <text:p/>
          </table:table-cell>
          <table:table-cell table:formula="of:=IF(AND([$'Compétences validées trim-sem 1'.AA22]=&quot;&quot;;[$'Compétences validées trim-sem 2'.AA22]=&quot;&quot;;[$'Compétences validées trimestre 3'.AA22]=&quot;&quot;);&quot;&quot;;MAX([$'Compétences validées trim-sem 1'.AA22];[$'Compétences validées trim-sem 2'.AA22];[$'Compétences validées trimestre 3'.AA22]))">
            <text:p/>
          </table:table-cell>
          <table:table-cell table:formula="of:=IF(AND([$'Compétences validées trim-sem 1'.AB22]=&quot;&quot;;[$'Compétences validées trim-sem 2'.AB22]=&quot;&quot;;[$'Compétences validées trimestre 3'.AB22]=&quot;&quot;);&quot;&quot;;MAX([$'Compétences validées trim-sem 1'.AB22];[$'Compétences validées trim-sem 2'.AB22];[$'Compétences validées trimestre 3'.AB22]))">
            <text:p/>
          </table:table-cell>
          <table:table-cell table:formula="of:=IF(AND([$'Compétences validées trim-sem 1'.AC22]=&quot;&quot;;[$'Compétences validées trim-sem 2'.AC22]=&quot;&quot;;[$'Compétences validées trimestre 3'.AC22]=&quot;&quot;);&quot;&quot;;MAX([$'Compétences validées trim-sem 1'.AC22];[$'Compétences validées trim-sem 2'.AC22];[$'Compétences validées trimestre 3'.AC22]))">
            <text:p/>
          </table:table-cell>
          <table:table-cell table:formula="of:=IF(AND([$'Compétences validées trim-sem 1'.AD22]=&quot;&quot;;[$'Compétences validées trim-sem 2'.AD22]=&quot;&quot;;[$'Compétences validées trimestre 3'.AD22]=&quot;&quot;);&quot;&quot;;MAX([$'Compétences validées trim-sem 1'.AD22];[$'Compétences validées trim-sem 2'.AD22];[$'Compétences validées trimestre 3'.AD22]))">
            <text:p/>
          </table:table-cell>
          <table:table-cell table:formula="of:=IF(AND([$'Compétences validées trim-sem 1'.AE22]=&quot;&quot;;[$'Compétences validées trim-sem 2'.AE22]=&quot;&quot;;[$'Compétences validées trimestre 3'.AE22]=&quot;&quot;);&quot;&quot;;MAX([$'Compétences validées trim-sem 1'.AE22];[$'Compétences validées trim-sem 2'.AE22];[$'Compétences validées trimestre 3'.AE22]))">
            <text:p/>
          </table:table-cell>
          <table:table-cell table:formula="of:=IF(AND([$'Compétences validées trim-sem 1'.AF22]=&quot;&quot;;[$'Compétences validées trim-sem 2'.AF22]=&quot;&quot;;[$'Compétences validées trimestre 3'.AF22]=&quot;&quot;);&quot;&quot;;MAX([$'Compétences validées trim-sem 1'.AF22];[$'Compétences validées trim-sem 2'.AF22];[$'Compétences validées trimestre 3'.AF22]))">
            <text:p/>
          </table:table-cell>
          <table:table-cell table:formula="of:=IF(AND([$'Compétences validées trim-sem 1'.AG22]=&quot;&quot;;[$'Compétences validées trim-sem 2'.AG22]=&quot;&quot;;[$'Compétences validées trimestre 3'.AG22]=&quot;&quot;);&quot;&quot;;MAX([$'Compétences validées trim-sem 1'.AG22];[$'Compétences validées trim-sem 2'.AG22];[$'Compétences validées trimestre 3'.AG22]))">
            <text:p/>
          </table:table-cell>
          <table:table-cell table:formula="of:=IF(AND([$'Compétences validées trim-sem 1'.AH22]=&quot;&quot;;[$'Compétences validées trim-sem 2'.AH22]=&quot;&quot;;[$'Compétences validées trimestre 3'.AH22]=&quot;&quot;);&quot;&quot;;MAX([$'Compétences validées trim-sem 1'.AH22];[$'Compétences validées trim-sem 2'.AH22];[$'Compétences validées trimestre 3'.AH22]))">
            <text:p/>
          </table:table-cell>
          <table:table-cell table:formula="of:=IF(AND([$'Compétences validées trim-sem 1'.AI22]=&quot;&quot;;[$'Compétences validées trim-sem 2'.AI22]=&quot;&quot;;[$'Compétences validées trimestre 3'.AI22]=&quot;&quot;);&quot;&quot;;MAX([$'Compétences validées trim-sem 1'.AI22];[$'Compétences validées trim-sem 2'.AI22];[$'Compétences validées trimestre 3'.AI22]))">
            <text:p/>
          </table:table-cell>
          <table:table-cell table:formula="of:=IF(AND([$'Compétences validées trim-sem 1'.AJ22]=&quot;&quot;;[$'Compétences validées trim-sem 2'.AJ22]=&quot;&quot;;[$'Compétences validées trimestre 3'.AJ22]=&quot;&quot;);&quot;&quot;;MAX([$'Compétences validées trim-sem 1'.AJ22];[$'Compétences validées trim-sem 2'.AJ22];[$'Compétences validées trimestre 3'.AJ22]))">
            <text:p/>
          </table:table-cell>
          <table:table-cell table:formula="of:=IF(AND([$'Compétences validées trim-sem 1'.AK22]=&quot;&quot;;[$'Compétences validées trim-sem 2'.AK22]=&quot;&quot;;[$'Compétences validées trimestre 3'.AK22]=&quot;&quot;);&quot;&quot;;MAX([$'Compétences validées trim-sem 1'.AK22];[$'Compétences validées trim-sem 2'.AK22];[$'Compétences validées trimestre 3'.AK22]))">
            <text:p/>
          </table:table-cell>
          <table:table-cell table:formula="of:=IF(AND([$'Compétences validées trim-sem 1'.AL22]=&quot;&quot;;[$'Compétences validées trim-sem 2'.AL22]=&quot;&quot;;[$'Compétences validées trimestre 3'.AL22]=&quot;&quot;);&quot;&quot;;MAX([$'Compétences validées trim-sem 1'.AL22];[$'Compétences validées trim-sem 2'.AL22];[$'Compétences validées trimestre 3'.AL22]))">
            <text:p/>
          </table:table-cell>
          <table:table-cell table:formula="of:=IF(AND([$'Compétences validées trim-sem 1'.AM22]=&quot;&quot;;[$'Compétences validées trim-sem 2'.AM22]=&quot;&quot;;[$'Compétences validées trimestre 3'.AM22]=&quot;&quot;);&quot;&quot;;MAX([$'Compétences validées trim-sem 1'.AM22];[$'Compétences validées trim-sem 2'.AM22];[$'Compétences validées trimestre 3'.AM22]))">
            <text:p/>
          </table:table-cell>
          <table:table-cell table:formula="of:=IF(AND([$'Compétences validées trim-sem 1'.AN22]=&quot;&quot;;[$'Compétences validées trim-sem 2'.AN22]=&quot;&quot;;[$'Compétences validées trimestre 3'.AN22]=&quot;&quot;);&quot;&quot;;MAX([$'Compétences validées trim-sem 1'.AN22];[$'Compétences validées trim-sem 2'.AN22];[$'Compétences validées trimestre 3'.AN22]))">
            <text:p/>
          </table:table-cell>
          <table:table-cell table:formula="of:=IF(AND([$'Compétences validées trim-sem 1'.AO22]=&quot;&quot;;[$'Compétences validées trim-sem 2'.AO22]=&quot;&quot;;[$'Compétences validées trimestre 3'.AO22]=&quot;&quot;);&quot;&quot;;MAX([$'Compétences validées trim-sem 1'.AO22];[$'Compétences validées trim-sem 2'.AO22];[$'Compétences validées trimestre 3'.AO22]))">
            <text:p/>
          </table:table-cell>
          <table:table-cell table:formula="of:=IF(AND([$'Compétences validées trim-sem 1'.AP22]=&quot;&quot;;[$'Compétences validées trim-sem 2'.AP22]=&quot;&quot;;[$'Compétences validées trimestre 3'.AP22]=&quot;&quot;);&quot;&quot;;MAX([$'Compétences validées trim-sem 1'.AP22];[$'Compétences validées trim-sem 2'.AP22];[$'Compétences validées trimestre 3'.AP22]))">
            <text:p/>
          </table:table-cell>
          <table:table-cell table:formula="of:=IF(AND([$'Compétences validées trim-sem 1'.AQ22]=&quot;&quot;;[$'Compétences validées trim-sem 2'.AQ22]=&quot;&quot;;[$'Compétences validées trimestre 3'.AQ22]=&quot;&quot;);&quot;&quot;;MAX([$'Compétences validées trim-sem 1'.AQ22];[$'Compétences validées trim-sem 2'.AQ22];[$'Compétences validées trimestre 3'.AQ22]))">
            <text:p/>
          </table:table-cell>
          <table:table-cell table:formula="of:=IF(AND([$'Compétences validées trim-sem 1'.AR22]=&quot;&quot;;[$'Compétences validées trim-sem 2'.AR22]=&quot;&quot;;[$'Compétences validées trimestre 3'.AR22]=&quot;&quot;);&quot;&quot;;MAX([$'Compétences validées trim-sem 1'.AR22];[$'Compétences validées trim-sem 2'.AR22];[$'Compétences validées trimestre 3'.AR22]))">
            <text:p/>
          </table:table-cell>
          <table:table-cell table:formula="of:=IF(AND([$'Compétences validées trim-sem 1'.AS22]=&quot;&quot;;[$'Compétences validées trim-sem 2'.AS22]=&quot;&quot;;[$'Compétences validées trimestre 3'.AS22]=&quot;&quot;);&quot;&quot;;MAX([$'Compétences validées trim-sem 1'.AS22];[$'Compétences validées trim-sem 2'.AS22];[$'Compétences validées trimestre 3'.AS22]))">
            <text:p/>
          </table:table-cell>
          <table:table-cell table:formula="of:=IF(AND([$'Compétences validées trim-sem 1'.AT22]=&quot;&quot;;[$'Compétences validées trim-sem 2'.AT22]=&quot;&quot;;[$'Compétences validées trimestre 3'.AT22]=&quot;&quot;);&quot;&quot;;MAX([$'Compétences validées trim-sem 1'.AT22];[$'Compétences validées trim-sem 2'.AT22];[$'Compétences validées trimestre 3'.AT22]))">
            <text:p/>
          </table:table-cell>
          <table:table-cell table:formula="of:=IF(AND([$'Compétences validées trim-sem 1'.AU22]=&quot;&quot;;[$'Compétences validées trim-sem 2'.AU22]=&quot;&quot;;[$'Compétences validées trimestre 3'.AU22]=&quot;&quot;);&quot;&quot;;MAX([$'Compétences validées trim-sem 1'.AU22];[$'Compétences validées trim-sem 2'.AU22];[$'Compétences validées trimestre 3'.AU22]))">
            <text:p/>
          </table:table-cell>
          <table:table-cell table:formula="of:=IF(AND([$'Compétences validées trim-sem 1'.AV22]=&quot;&quot;;[$'Compétences validées trim-sem 2'.AV22]=&quot;&quot;;[$'Compétences validées trimestre 3'.AV22]=&quot;&quot;);&quot;&quot;;MAX([$'Compétences validées trim-sem 1'.AV22];[$'Compétences validées trim-sem 2'.AV22];[$'Compétences validées trimestre 3'.AV22]))">
            <text:p/>
          </table:table-cell>
          <table:table-cell table:formula="of:=IF(AND([$'Compétences validées trim-sem 1'.AW22]=&quot;&quot;;[$'Compétences validées trim-sem 2'.AW22]=&quot;&quot;;[$'Compétences validées trimestre 3'.AW22]=&quot;&quot;);&quot;&quot;;MAX([$'Compétences validées trim-sem 1'.AW22];[$'Compétences validées trim-sem 2'.AW22];[$'Compétences validées trimestre 3'.AW22]))">
            <text:p/>
          </table:table-cell>
          <table:table-cell table:formula="of:=IF(AND([$'Compétences validées trim-sem 1'.AX22]=&quot;&quot;;[$'Compétences validées trim-sem 2'.AX22]=&quot;&quot;;[$'Compétences validées trimestre 3'.AX22]=&quot;&quot;);&quot;&quot;;MAX([$'Compétences validées trim-sem 1'.AX22];[$'Compétences validées trim-sem 2'.AX22];[$'Compétences validées trimestre 3'.AX22]))">
            <text:p/>
          </table:table-cell>
          <table:table-cell table:formula="of:=IF(AND([$'Compétences validées trim-sem 1'.AY22]=&quot;&quot;;[$'Compétences validées trim-sem 2'.AY22]=&quot;&quot;;[$'Compétences validées trimestre 3'.AY22]=&quot;&quot;);&quot;&quot;;MAX([$'Compétences validées trim-sem 1'.AY22];[$'Compétences validées trim-sem 2'.AY22];[$'Compétences validées trimestre 3'.AY22]))">
            <text:p/>
          </table:table-cell>
          <table:table-cell table:formula="of:=IF(AND([$'Compétences validées trim-sem 1'.AZ22]=&quot;&quot;;[$'Compétences validées trim-sem 2'.AZ22]=&quot;&quot;;[$'Compétences validées trimestre 3'.AZ22]=&quot;&quot;);&quot;&quot;;MAX([$'Compétences validées trim-sem 1'.AZ22];[$'Compétences validées trim-sem 2'.AZ22];[$'Compétences validées trimestre 3'.AZ22]))">
            <text:p/>
          </table:table-cell>
          <table:table-cell table:formula="of:=IF(AND([$'Compétences validées trim-sem 1'.BA22]=&quot;&quot;;[$'Compétences validées trim-sem 2'.BA22]=&quot;&quot;;[$'Compétences validées trimestre 3'.BA22]=&quot;&quot;);&quot;&quot;;MAX([$'Compétences validées trim-sem 1'.BA22];[$'Compétences validées trim-sem 2'.BA22];[$'Compétences validées trimestre 3'.BA22]))">
            <text:p/>
          </table:table-cell>
          <table:table-cell table:formula="of:=IF(AND([$'Compétences validées trim-sem 1'.BB22]=&quot;&quot;;[$'Compétences validées trim-sem 2'.BB22]=&quot;&quot;;[$'Compétences validées trimestre 3'.BB22]=&quot;&quot;);&quot;&quot;;MAX([$'Compétences validées trim-sem 1'.BB22];[$'Compétences validées trim-sem 2'.BB22];[$'Compétences validées trimestre 3'.BB22]))">
            <text:p/>
          </table:table-cell>
          <table:table-cell table:formula="of:=IF(AND([$'Compétences validées trim-sem 1'.BC22]=&quot;&quot;;[$'Compétences validées trim-sem 2'.BC22]=&quot;&quot;;[$'Compétences validées trimestre 3'.BC22]=&quot;&quot;);&quot;&quot;;MAX([$'Compétences validées trim-sem 1'.BC22];[$'Compétences validées trim-sem 2'.BC22];[$'Compétences validées trimestre 3'.BC22]))">
            <text:p/>
          </table:table-cell>
          <table:table-cell table:formula="of:=IF(AND([$'Compétences validées trim-sem 1'.BD22]=&quot;&quot;;[$'Compétences validées trim-sem 2'.BD22]=&quot;&quot;;[$'Compétences validées trimestre 3'.BD22]=&quot;&quot;);&quot;&quot;;MAX([$'Compétences validées trim-sem 1'.BD22];[$'Compétences validées trim-sem 2'.BD22];[$'Compétences validées trimestre 3'.BD22]))">
            <text:p/>
          </table:table-cell>
          <table:table-cell table:formula="of:=IF(AND([$'Compétences validées trim-sem 1'.BE22]=&quot;&quot;;[$'Compétences validées trim-sem 2'.BE22]=&quot;&quot;;[$'Compétences validées trimestre 3'.BE22]=&quot;&quot;);&quot;&quot;;MAX([$'Compétences validées trim-sem 1'.BE22];[$'Compétences validées trim-sem 2'.BE22];[$'Compétences validées trimestre 3'.BE22]))">
            <text:p/>
          </table:table-cell>
          <table:table-cell table:formula="of:=IF(AND([$'Compétences validées trim-sem 1'.BF22]=&quot;&quot;;[$'Compétences validées trim-sem 2'.BF22]=&quot;&quot;;[$'Compétences validées trimestre 3'.BF22]=&quot;&quot;);&quot;&quot;;MAX([$'Compétences validées trim-sem 1'.BF22];[$'Compétences validées trim-sem 2'.BF22];[$'Compétences validées trimestre 3'.BF22]))">
            <text:p/>
          </table:table-cell>
          <table:table-cell table:formula="of:=IF(AND([$'Compétences validées trim-sem 1'.BG22]=&quot;&quot;;[$'Compétences validées trim-sem 2'.BG22]=&quot;&quot;;[$'Compétences validées trimestre 3'.BG22]=&quot;&quot;);&quot;&quot;;MAX([$'Compétences validées trim-sem 1'.BG22];[$'Compétences validées trim-sem 2'.BG22];[$'Compétences validées trimestre 3'.BG22]))">
            <text:p/>
          </table:table-cell>
          <table:table-cell table:formula="of:=IF(AND([$'Compétences validées trim-sem 1'.BH22]=&quot;&quot;;[$'Compétences validées trim-sem 2'.BH22]=&quot;&quot;;[$'Compétences validées trimestre 3'.BH22]=&quot;&quot;);&quot;&quot;;MAX([$'Compétences validées trim-sem 1'.BH22];[$'Compétences validées trim-sem 2'.BH22];[$'Compétences validées trimestre 3'.BH22]))">
            <text:p/>
          </table:table-cell>
          <table:table-cell table:formula="of:=IF(AND([$'Compétences validées trim-sem 1'.BI22]=&quot;&quot;;[$'Compétences validées trim-sem 2'.BI22]=&quot;&quot;;[$'Compétences validées trimestre 3'.BI22]=&quot;&quot;);&quot;&quot;;MAX([$'Compétences validées trim-sem 1'.BI22];[$'Compétences validées trim-sem 2'.BI22];[$'Compétences validées trimestre 3'.BI22]))">
            <text:p/>
          </table:table-cell>
          <table:table-cell table:formula="of:=IF(AND([$'Compétences validées trim-sem 1'.BJ22]=&quot;&quot;;[$'Compétences validées trim-sem 2'.BJ22]=&quot;&quot;;[$'Compétences validées trimestre 3'.BJ22]=&quot;&quot;);&quot;&quot;;MAX([$'Compétences validées trim-sem 1'.BJ22];[$'Compétences validées trim-sem 2'.BJ22];[$'Compétences validées trimestre 3'.BJ22]))">
            <text:p/>
          </table:table-cell>
          <table:table-cell table:formula="of:=IF(AND([$'Compétences validées trim-sem 1'.BK22]=&quot;&quot;;[$'Compétences validées trim-sem 2'.BK22]=&quot;&quot;;[$'Compétences validées trimestre 3'.BK22]=&quot;&quot;);&quot;&quot;;MAX([$'Compétences validées trim-sem 1'.BK22];[$'Compétences validées trim-sem 2'.BK22];[$'Compétences validées trimestre 3'.BK22]))">
            <text:p/>
          </table:table-cell>
          <table:table-cell table:formula="of:=IF(AND([$'Compétences validées trim-sem 1'.BL22]=&quot;&quot;;[$'Compétences validées trim-sem 2'.BL22]=&quot;&quot;;[$'Compétences validées trimestre 3'.BL22]=&quot;&quot;);&quot;&quot;;MAX([$'Compétences validées trim-sem 1'.BL22];[$'Compétences validées trim-sem 2'.BL22];[$'Compétences validées trimestre 3'.BL22]))">
            <text:p/>
          </table:table-cell>
          <table:table-cell table:formula="of:=IF(AND([$'Compétences validées trim-sem 1'.BM22]=&quot;&quot;;[$'Compétences validées trim-sem 2'.BM22]=&quot;&quot;;[$'Compétences validées trimestre 3'.BM22]=&quot;&quot;);&quot;&quot;;MAX([$'Compétences validées trim-sem 1'.BM22];[$'Compétences validées trim-sem 2'.BM22];[$'Compétences validées trimestre 3'.BM22]))">
            <text:p/>
          </table:table-cell>
          <table:table-cell table:formula="of:=IF(AND([$'Compétences validées trim-sem 1'.BN22]=&quot;&quot;;[$'Compétences validées trim-sem 2'.BN22]=&quot;&quot;;[$'Compétences validées trimestre 3'.BN22]=&quot;&quot;);&quot;&quot;;MAX([$'Compétences validées trim-sem 1'.BN22];[$'Compétences validées trim-sem 2'.BN22];[$'Compétences validées trimestre 3'.BN22]))">
            <text:p/>
          </table:table-cell>
          <table:table-cell table:formula="of:=IF(AND([$'Compétences validées trim-sem 1'.BO22]=&quot;&quot;;[$'Compétences validées trim-sem 2'.BO22]=&quot;&quot;;[$'Compétences validées trimestre 3'.BO22]=&quot;&quot;);&quot;&quot;;MAX([$'Compétences validées trim-sem 1'.BO22];[$'Compétences validées trim-sem 2'.BO22];[$'Compétences validées trimestre 3'.BO22]))">
            <text:p/>
          </table:table-cell>
          <table:table-cell table:formula="of:=IF(AND([$'Compétences validées trim-sem 1'.BP22]=&quot;&quot;;[$'Compétences validées trim-sem 2'.BP22]=&quot;&quot;;[$'Compétences validées trimestre 3'.BP22]=&quot;&quot;);&quot;&quot;;MAX([$'Compétences validées trim-sem 1'.BP22];[$'Compétences validées trim-sem 2'.BP22];[$'Compétences validées trimestre 3'.BP22]))">
            <text:p/>
          </table:table-cell>
          <table:table-cell table:formula="of:=IF(AND([$'Compétences validées trim-sem 1'.BQ22]=&quot;&quot;;[$'Compétences validées trim-sem 2'.BQ22]=&quot;&quot;;[$'Compétences validées trimestre 3'.BQ22]=&quot;&quot;);&quot;&quot;;MAX([$'Compétences validées trim-sem 1'.BQ22];[$'Compétences validées trim-sem 2'.BQ22];[$'Compétences validées trimestre 3'.BQ22]))">
            <text:p/>
          </table:table-cell>
          <table:table-cell table:formula="of:=IF(AND([$'Compétences validées trim-sem 1'.BR22]=&quot;&quot;;[$'Compétences validées trim-sem 2'.BR22]=&quot;&quot;;[$'Compétences validées trimestre 3'.BR22]=&quot;&quot;);&quot;&quot;;MAX([$'Compétences validées trim-sem 1'.BR22];[$'Compétences validées trim-sem 2'.BR22];[$'Compétences validées trimestre 3'.BR22]))">
            <text:p/>
          </table:table-cell>
          <table:table-cell table:formula="of:=IF(AND([$'Compétences validées trim-sem 1'.BS22]=&quot;&quot;;[$'Compétences validées trim-sem 2'.BS22]=&quot;&quot;;[$'Compétences validées trimestre 3'.BS22]=&quot;&quot;);&quot;&quot;;MAX([$'Compétences validées trim-sem 1'.BS22];[$'Compétences validées trim-sem 2'.BS22];[$'Compétences validées trimestre 3'.BS22]))">
            <text:p/>
          </table:table-cell>
          <table:table-cell table:formula="of:=IF(AND([$'Compétences validées trim-sem 1'.BT22]=&quot;&quot;;[$'Compétences validées trim-sem 2'.BT22]=&quot;&quot;;[$'Compétences validées trimestre 3'.BT22]=&quot;&quot;);&quot;&quot;;MAX([$'Compétences validées trim-sem 1'.BT22];[$'Compétences validées trim-sem 2'.BT22];[$'Compétences validées trimestre 3'.BT22]))">
            <text:p/>
          </table:table-cell>
          <table:table-cell table:formula="of:=IF(AND([$'Compétences validées trim-sem 1'.BU22]=&quot;&quot;;[$'Compétences validées trim-sem 2'.BU22]=&quot;&quot;;[$'Compétences validées trimestre 3'.BU22]=&quot;&quot;);&quot;&quot;;MAX([$'Compétences validées trim-sem 1'.BU22];[$'Compétences validées trim-sem 2'.BU22];[$'Compétences validées trimestre 3'.BU22]))">
            <text:p/>
          </table:table-cell>
          <table:table-cell table:formula="of:=IF(AND([$'Compétences validées trim-sem 1'.BV22]=&quot;&quot;;[$'Compétences validées trim-sem 2'.BV22]=&quot;&quot;;[$'Compétences validées trimestre 3'.BV22]=&quot;&quot;);&quot;&quot;;MAX([$'Compétences validées trim-sem 1'.BV22];[$'Compétences validées trim-sem 2'.BV22];[$'Compétences validées trimestre 3'.BV22]))">
            <text:p/>
          </table:table-cell>
          <table:table-cell table:formula="of:=IF(AND([$'Compétences validées trim-sem 1'.BW22]=&quot;&quot;;[$'Compétences validées trim-sem 2'.BW22]=&quot;&quot;;[$'Compétences validées trimestre 3'.BW22]=&quot;&quot;);&quot;&quot;;MAX([$'Compétences validées trim-sem 1'.BW22];[$'Compétences validées trim-sem 2'.BW22];[$'Compétences validées trimestre 3'.BW22]))">
            <text:p/>
          </table:table-cell>
          <table:table-cell table:formula="of:=IF(AND([$'Compétences validées trim-sem 1'.BX22]=&quot;&quot;;[$'Compétences validées trim-sem 2'.BX22]=&quot;&quot;;[$'Compétences validées trimestre 3'.BX22]=&quot;&quot;);&quot;&quot;;MAX([$'Compétences validées trim-sem 1'.BX22];[$'Compétences validées trim-sem 2'.BX22];[$'Compétences validées trimestre 3'.BX22]))">
            <text:p/>
          </table:table-cell>
          <table:table-cell table:formula="of:=IF(AND([$'Compétences validées trim-sem 1'.BY22]=&quot;&quot;;[$'Compétences validées trim-sem 2'.BY22]=&quot;&quot;;[$'Compétences validées trimestre 3'.BY22]=&quot;&quot;);&quot;&quot;;MAX([$'Compétences validées trim-sem 1'.BY22];[$'Compétences validées trim-sem 2'.BY22];[$'Compétences validées trimestre 3'.BY22]))">
            <text:p/>
          </table:table-cell>
          <table:table-cell table:formula="of:=IF(AND([$'Compétences validées trim-sem 1'.BZ22]=&quot;&quot;;[$'Compétences validées trim-sem 2'.BZ22]=&quot;&quot;;[$'Compétences validées trimestre 3'.BZ22]=&quot;&quot;);&quot;&quot;;MAX([$'Compétences validées trim-sem 1'.BZ22];[$'Compétences validées trim-sem 2'.BZ22];[$'Compétences validées trimestre 3'.BZ22]))">
            <text:p/>
          </table:table-cell>
          <table:table-cell table:formula="of:=IF(AND([$'Compétences validées trim-sem 1'.CA22]=&quot;&quot;;[$'Compétences validées trim-sem 2'.CA22]=&quot;&quot;;[$'Compétences validées trimestre 3'.CA22]=&quot;&quot;);&quot;&quot;;MAX([$'Compétences validées trim-sem 1'.CA22];[$'Compétences validées trim-sem 2'.CA22];[$'Compétences validées trimestre 3'.CA22]))">
            <text:p/>
          </table:table-cell>
          <table:table-cell table:formula="of:=IF(AND([$'Compétences validées trim-sem 1'.CB22]=&quot;&quot;;[$'Compétences validées trim-sem 2'.CB22]=&quot;&quot;;[$'Compétences validées trimestre 3'.CB22]=&quot;&quot;);&quot;&quot;;MAX([$'Compétences validées trim-sem 1'.CB22];[$'Compétences validées trim-sem 2'.CB22];[$'Compétences validées trimestre 3'.CB22]))">
            <text:p/>
          </table:table-cell>
          <table:table-cell table:formula="of:=IF(AND([$'Compétences validées trim-sem 1'.CC22]=&quot;&quot;;[$'Compétences validées trim-sem 2'.CC22]=&quot;&quot;;[$'Compétences validées trimestre 3'.CC22]=&quot;&quot;);&quot;&quot;;MAX([$'Compétences validées trim-sem 1'.CC22];[$'Compétences validées trim-sem 2'.CC22];[$'Compétences validées trimestre 3'.CC22]))">
            <text:p/>
          </table:table-cell>
          <table:table-cell table:formula="of:=IF(AND([$'Compétences validées trim-sem 1'.CD22]=&quot;&quot;;[$'Compétences validées trim-sem 2'.CD22]=&quot;&quot;;[$'Compétences validées trimestre 3'.CD22]=&quot;&quot;);&quot;&quot;;MAX([$'Compétences validées trim-sem 1'.CD22];[$'Compétences validées trim-sem 2'.CD22];[$'Compétences validées trimestre 3'.CD22]))">
            <text:p/>
          </table:table-cell>
          <table:table-cell table:formula="of:=IF(AND([$'Compétences validées trim-sem 1'.CE22]=&quot;&quot;;[$'Compétences validées trim-sem 2'.CE22]=&quot;&quot;;[$'Compétences validées trimestre 3'.CE22]=&quot;&quot;);&quot;&quot;;MAX([$'Compétences validées trim-sem 1'.CE22];[$'Compétences validées trim-sem 2'.CE22];[$'Compétences validées trimestre 3'.CE22]))">
            <text:p/>
          </table:table-cell>
          <table:table-cell table:formula="of:=IF(AND([$'Compétences validées trim-sem 1'.CF22]=&quot;&quot;;[$'Compétences validées trim-sem 2'.CF22]=&quot;&quot;;[$'Compétences validées trimestre 3'.CF22]=&quot;&quot;);&quot;&quot;;MAX([$'Compétences validées trim-sem 1'.CF22];[$'Compétences validées trim-sem 2'.CF22];[$'Compétences validées trimestre 3'.CF22]))">
            <text:p/>
          </table:table-cell>
          <table:table-cell table:formula="of:=IF(AND([$'Compétences validées trim-sem 1'.CG22]=&quot;&quot;;[$'Compétences validées trim-sem 2'.CG22]=&quot;&quot;;[$'Compétences validées trimestre 3'.CG22]=&quot;&quot;);&quot;&quot;;MAX([$'Compétences validées trim-sem 1'.CG22];[$'Compétences validées trim-sem 2'.CG22];[$'Compétences validées trimestre 3'.CG22]))">
            <text:p/>
          </table:table-cell>
          <table:table-cell table:formula="of:=IF(AND([$'Compétences validées trim-sem 1'.CH22]=&quot;&quot;;[$'Compétences validées trim-sem 2'.CH22]=&quot;&quot;;[$'Compétences validées trimestre 3'.CH22]=&quot;&quot;);&quot;&quot;;MAX([$'Compétences validées trim-sem 1'.CH22];[$'Compétences validées trim-sem 2'.CH22];[$'Compétences validées trimestre 3'.CH22]))">
            <text:p/>
          </table:table-cell>
          <table:table-cell table:formula="of:=IF(AND([$'Compétences validées trim-sem 1'.CI22]=&quot;&quot;;[$'Compétences validées trim-sem 2'.CI22]=&quot;&quot;;[$'Compétences validées trimestre 3'.CI22]=&quot;&quot;);&quot;&quot;;MAX([$'Compétences validées trim-sem 1'.CI22];[$'Compétences validées trim-sem 2'.CI22];[$'Compétences validées trimestre 3'.CI22]))">
            <text:p/>
          </table:table-cell>
          <table:table-cell table:formula="of:=IF(AND([$'Compétences validées trim-sem 1'.CJ22]=&quot;&quot;;[$'Compétences validées trim-sem 2'.CJ22]=&quot;&quot;;[$'Compétences validées trimestre 3'.CJ22]=&quot;&quot;);&quot;&quot;;MAX([$'Compétences validées trim-sem 1'.CJ22];[$'Compétences validées trim-sem 2'.CJ22];[$'Compétences validées trimestre 3'.CJ22]))">
            <text:p/>
          </table:table-cell>
          <table:table-cell table:formula="of:=IF(AND([$'Compétences validées trim-sem 1'.CK22]=&quot;&quot;;[$'Compétences validées trim-sem 2'.CK22]=&quot;&quot;;[$'Compétences validées trimestre 3'.CK22]=&quot;&quot;);&quot;&quot;;MAX([$'Compétences validées trim-sem 1'.CK22];[$'Compétences validées trim-sem 2'.CK22];[$'Compétences validées trimestre 3'.CK22]))">
            <text:p/>
          </table:table-cell>
          <table:table-cell table:formula="of:=IF(AND([$'Compétences validées trim-sem 1'.CL22]=&quot;&quot;;[$'Compétences validées trim-sem 2'.CL22]=&quot;&quot;;[$'Compétences validées trimestre 3'.CL22]=&quot;&quot;);&quot;&quot;;MAX([$'Compétences validées trim-sem 1'.CL22];[$'Compétences validées trim-sem 2'.CL22];[$'Compétences validées trimestre 3'.CL22]))">
            <text:p/>
          </table:table-cell>
          <table:table-cell table:formula="of:=IF(AND([$'Compétences validées trim-sem 1'.CM22]=&quot;&quot;;[$'Compétences validées trim-sem 2'.CM22]=&quot;&quot;;[$'Compétences validées trimestre 3'.CM22]=&quot;&quot;);&quot;&quot;;MAX([$'Compétences validées trim-sem 1'.CM22];[$'Compétences validées trim-sem 2'.CM22];[$'Compétences validées trimestre 3'.CM22]))">
            <text:p/>
          </table:table-cell>
          <table:table-cell table:formula="of:=IF(AND([$'Compétences validées trim-sem 1'.CN22]=&quot;&quot;;[$'Compétences validées trim-sem 2'.CN22]=&quot;&quot;;[$'Compétences validées trimestre 3'.CN22]=&quot;&quot;);&quot;&quot;;MAX([$'Compétences validées trim-sem 1'.CN22];[$'Compétences validées trim-sem 2'.CN22];[$'Compétences validées trimestre 3'.CN22]))">
            <text:p/>
          </table:table-cell>
          <table:table-cell table:formula="of:=IF(AND([$'Compétences validées trim-sem 1'.CO22]=&quot;&quot;;[$'Compétences validées trim-sem 2'.CO22]=&quot;&quot;;[$'Compétences validées trimestre 3'.CO22]=&quot;&quot;);&quot;&quot;;MAX([$'Compétences validées trim-sem 1'.CO22];[$'Compétences validées trim-sem 2'.CO22];[$'Compétences validées trimestre 3'.CO22]))">
            <text:p/>
          </table:table-cell>
          <table:table-cell table:formula="of:=IF(AND([$'Compétences validées trim-sem 1'.CP22]=&quot;&quot;;[$'Compétences validées trim-sem 2'.CP22]=&quot;&quot;;[$'Compétences validées trimestre 3'.CP22]=&quot;&quot;);&quot;&quot;;MAX([$'Compétences validées trim-sem 1'.CP22];[$'Compétences validées trim-sem 2'.CP22];[$'Compétences validées trimestre 3'.CP22]))">
            <text:p/>
          </table:table-cell>
          <table:table-cell table:formula="of:=IF(AND([$'Compétences validées trim-sem 1'.CQ22]=&quot;&quot;;[$'Compétences validées trim-sem 2'.CQ22]=&quot;&quot;;[$'Compétences validées trimestre 3'.CQ22]=&quot;&quot;);&quot;&quot;;MAX([$'Compétences validées trim-sem 1'.CQ22];[$'Compétences validées trim-sem 2'.CQ22];[$'Compétences validées trimestre 3'.CQ22]))">
            <text:p/>
          </table:table-cell>
          <table:table-cell table:formula="of:=IF(AND([$'Compétences validées trim-sem 1'.CR22]=&quot;&quot;;[$'Compétences validées trim-sem 2'.CR22]=&quot;&quot;;[$'Compétences validées trimestre 3'.CR22]=&quot;&quot;);&quot;&quot;;MAX([$'Compétences validées trim-sem 1'.CR22];[$'Compétences validées trim-sem 2'.CR22];[$'Compétences validées trimestre 3'.CR22]))">
            <text:p/>
          </table:table-cell>
          <table:table-cell table:formula="of:=IF(AND([$'Compétences validées trim-sem 1'.CS22]=&quot;&quot;;[$'Compétences validées trim-sem 2'.CS22]=&quot;&quot;;[$'Compétences validées trimestre 3'.CS22]=&quot;&quot;);&quot;&quot;;MAX([$'Compétences validées trim-sem 1'.CS22];[$'Compétences validées trim-sem 2'.CS22];[$'Compétences validées trimestre 3'.CS22]))">
            <text:p/>
          </table:table-cell>
          <table:table-cell table:formula="of:=IF(AND([$'Compétences validées trim-sem 1'.CT22]=&quot;&quot;;[$'Compétences validées trim-sem 2'.CT22]=&quot;&quot;;[$'Compétences validées trimestre 3'.CT22]=&quot;&quot;);&quot;&quot;;MAX([$'Compétences validées trim-sem 1'.CT22];[$'Compétences validées trim-sem 2'.CT22];[$'Compétences validées trimestre 3'.CT22]))">
            <text:p/>
          </table:table-cell>
          <table:table-cell table:formula="of:=IF(AND([$'Compétences validées trim-sem 1'.CU22]=&quot;&quot;;[$'Compétences validées trim-sem 2'.CU22]=&quot;&quot;;[$'Compétences validées trimestre 3'.CU22]=&quot;&quot;);&quot;&quot;;MAX([$'Compétences validées trim-sem 1'.CU22];[$'Compétences validées trim-sem 2'.CU22];[$'Compétences validées trimestre 3'.CU22]))">
            <text:p/>
          </table:table-cell>
          <table:table-cell table:formula="of:=IF(AND([$'Compétences validées trim-sem 1'.CV22]=&quot;&quot;;[$'Compétences validées trim-sem 2'.CV22]=&quot;&quot;;[$'Compétences validées trimestre 3'.CV22]=&quot;&quot;);&quot;&quot;;MAX([$'Compétences validées trim-sem 1'.CV22];[$'Compétences validées trim-sem 2'.CV22];[$'Compétences validées trimestre 3'.CV22]))">
            <text:p/>
          </table:table-cell>
          <table:table-cell table:formula="of:=IF(AND([$'Compétences validées trim-sem 1'.CW22]=&quot;&quot;;[$'Compétences validées trim-sem 2'.CW22]=&quot;&quot;;[$'Compétences validées trimestre 3'.CW22]=&quot;&quot;);&quot;&quot;;MAX([$'Compétences validées trim-sem 1'.CW22];[$'Compétences validées trim-sem 2'.CW22];[$'Compétences validées trimestre 3'.CW22]))">
            <text:p/>
          </table:table-cell>
          <table:table-cell table:formula="of:=IF(AND([$'Compétences validées trim-sem 1'.CX22]=&quot;&quot;;[$'Compétences validées trim-sem 2'.CX22]=&quot;&quot;;[$'Compétences validées trimestre 3'.CX22]=&quot;&quot;);&quot;&quot;;MAX([$'Compétences validées trim-sem 1'.CX22];[$'Compétences validées trim-sem 2'.CX22];[$'Compétences validées trimestre 3'.CX22]))">
            <text:p/>
          </table:table-cell>
        </table:table-row>
        <table:table-row table:style-name="ro1">
          <table:table-cell office:value-type="string" calcext:value-type="string">
            <text:p>Nom 22</text:p>
          </table:table-cell>
          <table:table-cell office:value-type="string" calcext:value-type="string">
            <text:p>Prénom 22</text:p>
          </table:table-cell>
          <table:table-cell table:formula="of:=IF(AND([$'Compétences validées trim-sem 1'.C23]=&quot;&quot;;[$'Compétences validées trim-sem 2'.C23]=&quot;&quot;;[$'Compétences validées trimestre 3'.C23]=&quot;&quot;);&quot;&quot;;MAX([$'Compétences validées trim-sem 1'.C23];[$'Compétences validées trim-sem 2'.C23];[$'Compétences validées trimestre 3'.C23]))">
            <text:p/>
          </table:table-cell>
          <table:table-cell table:formula="of:=IF(AND([$'Compétences validées trim-sem 1'.D23]=&quot;&quot;;[$'Compétences validées trim-sem 2'.D23]=&quot;&quot;;[$'Compétences validées trimestre 3'.D23]=&quot;&quot;);&quot;&quot;;MAX([$'Compétences validées trim-sem 1'.D23];[$'Compétences validées trim-sem 2'.D23];[$'Compétences validées trimestre 3'.D23]))">
            <text:p/>
          </table:table-cell>
          <table:table-cell table:formula="of:=IF(AND([$'Compétences validées trim-sem 1'.E23]=&quot;&quot;;[$'Compétences validées trim-sem 2'.E23]=&quot;&quot;;[$'Compétences validées trimestre 3'.E23]=&quot;&quot;);&quot;&quot;;MAX([$'Compétences validées trim-sem 1'.E23];[$'Compétences validées trim-sem 2'.E23];[$'Compétences validées trimestre 3'.E23]))">
            <text:p/>
          </table:table-cell>
          <table:table-cell table:formula="of:=IF(AND([$'Compétences validées trim-sem 1'.F23]=&quot;&quot;;[$'Compétences validées trim-sem 2'.F23]=&quot;&quot;;[$'Compétences validées trimestre 3'.F23]=&quot;&quot;);&quot;&quot;;MAX([$'Compétences validées trim-sem 1'.F23];[$'Compétences validées trim-sem 2'.F23];[$'Compétences validées trimestre 3'.F23]))">
            <text:p/>
          </table:table-cell>
          <table:table-cell table:formula="of:=IF(AND([$'Compétences validées trim-sem 1'.G23]=&quot;&quot;;[$'Compétences validées trim-sem 2'.G23]=&quot;&quot;;[$'Compétences validées trimestre 3'.G23]=&quot;&quot;);&quot;&quot;;MAX([$'Compétences validées trim-sem 1'.G23];[$'Compétences validées trim-sem 2'.G23];[$'Compétences validées trimestre 3'.G23]))">
            <text:p/>
          </table:table-cell>
          <table:table-cell table:formula="of:=IF(AND([$'Compétences validées trim-sem 1'.H23]=&quot;&quot;;[$'Compétences validées trim-sem 2'.H23]=&quot;&quot;;[$'Compétences validées trimestre 3'.H23]=&quot;&quot;);&quot;&quot;;MAX([$'Compétences validées trim-sem 1'.H23];[$'Compétences validées trim-sem 2'.H23];[$'Compétences validées trimestre 3'.H23]))">
            <text:p/>
          </table:table-cell>
          <table:table-cell table:formula="of:=IF(AND([$'Compétences validées trim-sem 1'.I23]=&quot;&quot;;[$'Compétences validées trim-sem 2'.I23]=&quot;&quot;;[$'Compétences validées trimestre 3'.I23]=&quot;&quot;);&quot;&quot;;MAX([$'Compétences validées trim-sem 1'.I23];[$'Compétences validées trim-sem 2'.I23];[$'Compétences validées trimestre 3'.I23]))">
            <text:p/>
          </table:table-cell>
          <table:table-cell table:formula="of:=IF(AND([$'Compétences validées trim-sem 1'.J23]=&quot;&quot;;[$'Compétences validées trim-sem 2'.J23]=&quot;&quot;;[$'Compétences validées trimestre 3'.J23]=&quot;&quot;);&quot;&quot;;MAX([$'Compétences validées trim-sem 1'.J23];[$'Compétences validées trim-sem 2'.J23];[$'Compétences validées trimestre 3'.J23]))">
            <text:p/>
          </table:table-cell>
          <table:table-cell table:formula="of:=IF(AND([$'Compétences validées trim-sem 1'.K23]=&quot;&quot;;[$'Compétences validées trim-sem 2'.K23]=&quot;&quot;;[$'Compétences validées trimestre 3'.K23]=&quot;&quot;);&quot;&quot;;MAX([$'Compétences validées trim-sem 1'.K23];[$'Compétences validées trim-sem 2'.K23];[$'Compétences validées trimestre 3'.K23]))">
            <text:p/>
          </table:table-cell>
          <table:table-cell table:formula="of:=IF(AND([$'Compétences validées trim-sem 1'.L23]=&quot;&quot;;[$'Compétences validées trim-sem 2'.L23]=&quot;&quot;;[$'Compétences validées trimestre 3'.L23]=&quot;&quot;);&quot;&quot;;MAX([$'Compétences validées trim-sem 1'.L23];[$'Compétences validées trim-sem 2'.L23];[$'Compétences validées trimestre 3'.L23]))">
            <text:p/>
          </table:table-cell>
          <table:table-cell table:formula="of:=IF(AND([$'Compétences validées trim-sem 1'.M23]=&quot;&quot;;[$'Compétences validées trim-sem 2'.M23]=&quot;&quot;;[$'Compétences validées trimestre 3'.M23]=&quot;&quot;);&quot;&quot;;MAX([$'Compétences validées trim-sem 1'.M23];[$'Compétences validées trim-sem 2'.M23];[$'Compétences validées trimestre 3'.M23]))">
            <text:p/>
          </table:table-cell>
          <table:table-cell table:formula="of:=IF(AND([$'Compétences validées trim-sem 1'.N23]=&quot;&quot;;[$'Compétences validées trim-sem 2'.N23]=&quot;&quot;;[$'Compétences validées trimestre 3'.N23]=&quot;&quot;);&quot;&quot;;MAX([$'Compétences validées trim-sem 1'.N23];[$'Compétences validées trim-sem 2'.N23];[$'Compétences validées trimestre 3'.N23]))">
            <text:p/>
          </table:table-cell>
          <table:table-cell table:formula="of:=IF(AND([$'Compétences validées trim-sem 1'.O23]=&quot;&quot;;[$'Compétences validées trim-sem 2'.O23]=&quot;&quot;;[$'Compétences validées trimestre 3'.O23]=&quot;&quot;);&quot;&quot;;MAX([$'Compétences validées trim-sem 1'.O23];[$'Compétences validées trim-sem 2'.O23];[$'Compétences validées trimestre 3'.O23]))">
            <text:p/>
          </table:table-cell>
          <table:table-cell table:formula="of:=IF(AND([$'Compétences validées trim-sem 1'.P23]=&quot;&quot;;[$'Compétences validées trim-sem 2'.P23]=&quot;&quot;;[$'Compétences validées trimestre 3'.P23]=&quot;&quot;);&quot;&quot;;MAX([$'Compétences validées trim-sem 1'.P23];[$'Compétences validées trim-sem 2'.P23];[$'Compétences validées trimestre 3'.P23]))">
            <text:p/>
          </table:table-cell>
          <table:table-cell table:formula="of:=IF(AND([$'Compétences validées trim-sem 1'.Q23]=&quot;&quot;;[$'Compétences validées trim-sem 2'.Q23]=&quot;&quot;;[$'Compétences validées trimestre 3'.Q23]=&quot;&quot;);&quot;&quot;;MAX([$'Compétences validées trim-sem 1'.Q23];[$'Compétences validées trim-sem 2'.Q23];[$'Compétences validées trimestre 3'.Q23]))">
            <text:p/>
          </table:table-cell>
          <table:table-cell table:formula="of:=IF(AND([$'Compétences validées trim-sem 1'.R23]=&quot;&quot;;[$'Compétences validées trim-sem 2'.R23]=&quot;&quot;;[$'Compétences validées trimestre 3'.R23]=&quot;&quot;);&quot;&quot;;MAX([$'Compétences validées trim-sem 1'.R23];[$'Compétences validées trim-sem 2'.R23];[$'Compétences validées trimestre 3'.R23]))">
            <text:p/>
          </table:table-cell>
          <table:table-cell table:formula="of:=IF(AND([$'Compétences validées trim-sem 1'.S23]=&quot;&quot;;[$'Compétences validées trim-sem 2'.S23]=&quot;&quot;;[$'Compétences validées trimestre 3'.S23]=&quot;&quot;);&quot;&quot;;MAX([$'Compétences validées trim-sem 1'.S23];[$'Compétences validées trim-sem 2'.S23];[$'Compétences validées trimestre 3'.S23]))">
            <text:p/>
          </table:table-cell>
          <table:table-cell table:formula="of:=IF(AND([$'Compétences validées trim-sem 1'.T23]=&quot;&quot;;[$'Compétences validées trim-sem 2'.T23]=&quot;&quot;;[$'Compétences validées trimestre 3'.T23]=&quot;&quot;);&quot;&quot;;MAX([$'Compétences validées trim-sem 1'.T23];[$'Compétences validées trim-sem 2'.T23];[$'Compétences validées trimestre 3'.T23]))">
            <text:p/>
          </table:table-cell>
          <table:table-cell table:formula="of:=IF(AND([$'Compétences validées trim-sem 1'.U23]=&quot;&quot;;[$'Compétences validées trim-sem 2'.U23]=&quot;&quot;;[$'Compétences validées trimestre 3'.U23]=&quot;&quot;);&quot;&quot;;MAX([$'Compétences validées trim-sem 1'.U23];[$'Compétences validées trim-sem 2'.U23];[$'Compétences validées trimestre 3'.U23]))">
            <text:p/>
          </table:table-cell>
          <table:table-cell table:formula="of:=IF(AND([$'Compétences validées trim-sem 1'.V23]=&quot;&quot;;[$'Compétences validées trim-sem 2'.V23]=&quot;&quot;;[$'Compétences validées trimestre 3'.V23]=&quot;&quot;);&quot;&quot;;MAX([$'Compétences validées trim-sem 1'.V23];[$'Compétences validées trim-sem 2'.V23];[$'Compétences validées trimestre 3'.V23]))">
            <text:p/>
          </table:table-cell>
          <table:table-cell table:formula="of:=IF(AND([$'Compétences validées trim-sem 1'.W23]=&quot;&quot;;[$'Compétences validées trim-sem 2'.W23]=&quot;&quot;;[$'Compétences validées trimestre 3'.W23]=&quot;&quot;);&quot;&quot;;MAX([$'Compétences validées trim-sem 1'.W23];[$'Compétences validées trim-sem 2'.W23];[$'Compétences validées trimestre 3'.W23]))">
            <text:p/>
          </table:table-cell>
          <table:table-cell table:formula="of:=IF(AND([$'Compétences validées trim-sem 1'.X23]=&quot;&quot;;[$'Compétences validées trim-sem 2'.X23]=&quot;&quot;;[$'Compétences validées trimestre 3'.X23]=&quot;&quot;);&quot;&quot;;MAX([$'Compétences validées trim-sem 1'.X23];[$'Compétences validées trim-sem 2'.X23];[$'Compétences validées trimestre 3'.X23]))">
            <text:p/>
          </table:table-cell>
          <table:table-cell table:formula="of:=IF(AND([$'Compétences validées trim-sem 1'.Y23]=&quot;&quot;;[$'Compétences validées trim-sem 2'.Y23]=&quot;&quot;;[$'Compétences validées trimestre 3'.Y23]=&quot;&quot;);&quot;&quot;;MAX([$'Compétences validées trim-sem 1'.Y23];[$'Compétences validées trim-sem 2'.Y23];[$'Compétences validées trimestre 3'.Y23]))">
            <text:p/>
          </table:table-cell>
          <table:table-cell table:formula="of:=IF(AND([$'Compétences validées trim-sem 1'.Z23]=&quot;&quot;;[$'Compétences validées trim-sem 2'.Z23]=&quot;&quot;;[$'Compétences validées trimestre 3'.Z23]=&quot;&quot;);&quot;&quot;;MAX([$'Compétences validées trim-sem 1'.Z23];[$'Compétences validées trim-sem 2'.Z23];[$'Compétences validées trimestre 3'.Z23]))">
            <text:p/>
          </table:table-cell>
          <table:table-cell table:formula="of:=IF(AND([$'Compétences validées trim-sem 1'.AA23]=&quot;&quot;;[$'Compétences validées trim-sem 2'.AA23]=&quot;&quot;;[$'Compétences validées trimestre 3'.AA23]=&quot;&quot;);&quot;&quot;;MAX([$'Compétences validées trim-sem 1'.AA23];[$'Compétences validées trim-sem 2'.AA23];[$'Compétences validées trimestre 3'.AA23]))">
            <text:p/>
          </table:table-cell>
          <table:table-cell table:formula="of:=IF(AND([$'Compétences validées trim-sem 1'.AB23]=&quot;&quot;;[$'Compétences validées trim-sem 2'.AB23]=&quot;&quot;;[$'Compétences validées trimestre 3'.AB23]=&quot;&quot;);&quot;&quot;;MAX([$'Compétences validées trim-sem 1'.AB23];[$'Compétences validées trim-sem 2'.AB23];[$'Compétences validées trimestre 3'.AB23]))">
            <text:p/>
          </table:table-cell>
          <table:table-cell table:formula="of:=IF(AND([$'Compétences validées trim-sem 1'.AC23]=&quot;&quot;;[$'Compétences validées trim-sem 2'.AC23]=&quot;&quot;;[$'Compétences validées trimestre 3'.AC23]=&quot;&quot;);&quot;&quot;;MAX([$'Compétences validées trim-sem 1'.AC23];[$'Compétences validées trim-sem 2'.AC23];[$'Compétences validées trimestre 3'.AC23]))">
            <text:p/>
          </table:table-cell>
          <table:table-cell table:formula="of:=IF(AND([$'Compétences validées trim-sem 1'.AD23]=&quot;&quot;;[$'Compétences validées trim-sem 2'.AD23]=&quot;&quot;;[$'Compétences validées trimestre 3'.AD23]=&quot;&quot;);&quot;&quot;;MAX([$'Compétences validées trim-sem 1'.AD23];[$'Compétences validées trim-sem 2'.AD23];[$'Compétences validées trimestre 3'.AD23]))">
            <text:p/>
          </table:table-cell>
          <table:table-cell table:formula="of:=IF(AND([$'Compétences validées trim-sem 1'.AE23]=&quot;&quot;;[$'Compétences validées trim-sem 2'.AE23]=&quot;&quot;;[$'Compétences validées trimestre 3'.AE23]=&quot;&quot;);&quot;&quot;;MAX([$'Compétences validées trim-sem 1'.AE23];[$'Compétences validées trim-sem 2'.AE23];[$'Compétences validées trimestre 3'.AE23]))">
            <text:p/>
          </table:table-cell>
          <table:table-cell table:formula="of:=IF(AND([$'Compétences validées trim-sem 1'.AF23]=&quot;&quot;;[$'Compétences validées trim-sem 2'.AF23]=&quot;&quot;;[$'Compétences validées trimestre 3'.AF23]=&quot;&quot;);&quot;&quot;;MAX([$'Compétences validées trim-sem 1'.AF23];[$'Compétences validées trim-sem 2'.AF23];[$'Compétences validées trimestre 3'.AF23]))">
            <text:p/>
          </table:table-cell>
          <table:table-cell table:formula="of:=IF(AND([$'Compétences validées trim-sem 1'.AG23]=&quot;&quot;;[$'Compétences validées trim-sem 2'.AG23]=&quot;&quot;;[$'Compétences validées trimestre 3'.AG23]=&quot;&quot;);&quot;&quot;;MAX([$'Compétences validées trim-sem 1'.AG23];[$'Compétences validées trim-sem 2'.AG23];[$'Compétences validées trimestre 3'.AG23]))">
            <text:p/>
          </table:table-cell>
          <table:table-cell table:formula="of:=IF(AND([$'Compétences validées trim-sem 1'.AH23]=&quot;&quot;;[$'Compétences validées trim-sem 2'.AH23]=&quot;&quot;;[$'Compétences validées trimestre 3'.AH23]=&quot;&quot;);&quot;&quot;;MAX([$'Compétences validées trim-sem 1'.AH23];[$'Compétences validées trim-sem 2'.AH23];[$'Compétences validées trimestre 3'.AH23]))">
            <text:p/>
          </table:table-cell>
          <table:table-cell table:formula="of:=IF(AND([$'Compétences validées trim-sem 1'.AI23]=&quot;&quot;;[$'Compétences validées trim-sem 2'.AI23]=&quot;&quot;;[$'Compétences validées trimestre 3'.AI23]=&quot;&quot;);&quot;&quot;;MAX([$'Compétences validées trim-sem 1'.AI23];[$'Compétences validées trim-sem 2'.AI23];[$'Compétences validées trimestre 3'.AI23]))">
            <text:p/>
          </table:table-cell>
          <table:table-cell table:formula="of:=IF(AND([$'Compétences validées trim-sem 1'.AJ23]=&quot;&quot;;[$'Compétences validées trim-sem 2'.AJ23]=&quot;&quot;;[$'Compétences validées trimestre 3'.AJ23]=&quot;&quot;);&quot;&quot;;MAX([$'Compétences validées trim-sem 1'.AJ23];[$'Compétences validées trim-sem 2'.AJ23];[$'Compétences validées trimestre 3'.AJ23]))">
            <text:p/>
          </table:table-cell>
          <table:table-cell table:formula="of:=IF(AND([$'Compétences validées trim-sem 1'.AK23]=&quot;&quot;;[$'Compétences validées trim-sem 2'.AK23]=&quot;&quot;;[$'Compétences validées trimestre 3'.AK23]=&quot;&quot;);&quot;&quot;;MAX([$'Compétences validées trim-sem 1'.AK23];[$'Compétences validées trim-sem 2'.AK23];[$'Compétences validées trimestre 3'.AK23]))">
            <text:p/>
          </table:table-cell>
          <table:table-cell table:formula="of:=IF(AND([$'Compétences validées trim-sem 1'.AL23]=&quot;&quot;;[$'Compétences validées trim-sem 2'.AL23]=&quot;&quot;;[$'Compétences validées trimestre 3'.AL23]=&quot;&quot;);&quot;&quot;;MAX([$'Compétences validées trim-sem 1'.AL23];[$'Compétences validées trim-sem 2'.AL23];[$'Compétences validées trimestre 3'.AL23]))">
            <text:p/>
          </table:table-cell>
          <table:table-cell table:formula="of:=IF(AND([$'Compétences validées trim-sem 1'.AM23]=&quot;&quot;;[$'Compétences validées trim-sem 2'.AM23]=&quot;&quot;;[$'Compétences validées trimestre 3'.AM23]=&quot;&quot;);&quot;&quot;;MAX([$'Compétences validées trim-sem 1'.AM23];[$'Compétences validées trim-sem 2'.AM23];[$'Compétences validées trimestre 3'.AM23]))">
            <text:p/>
          </table:table-cell>
          <table:table-cell table:formula="of:=IF(AND([$'Compétences validées trim-sem 1'.AN23]=&quot;&quot;;[$'Compétences validées trim-sem 2'.AN23]=&quot;&quot;;[$'Compétences validées trimestre 3'.AN23]=&quot;&quot;);&quot;&quot;;MAX([$'Compétences validées trim-sem 1'.AN23];[$'Compétences validées trim-sem 2'.AN23];[$'Compétences validées trimestre 3'.AN23]))">
            <text:p/>
          </table:table-cell>
          <table:table-cell table:formula="of:=IF(AND([$'Compétences validées trim-sem 1'.AO23]=&quot;&quot;;[$'Compétences validées trim-sem 2'.AO23]=&quot;&quot;;[$'Compétences validées trimestre 3'.AO23]=&quot;&quot;);&quot;&quot;;MAX([$'Compétences validées trim-sem 1'.AO23];[$'Compétences validées trim-sem 2'.AO23];[$'Compétences validées trimestre 3'.AO23]))">
            <text:p/>
          </table:table-cell>
          <table:table-cell table:formula="of:=IF(AND([$'Compétences validées trim-sem 1'.AP23]=&quot;&quot;;[$'Compétences validées trim-sem 2'.AP23]=&quot;&quot;;[$'Compétences validées trimestre 3'.AP23]=&quot;&quot;);&quot;&quot;;MAX([$'Compétences validées trim-sem 1'.AP23];[$'Compétences validées trim-sem 2'.AP23];[$'Compétences validées trimestre 3'.AP23]))">
            <text:p/>
          </table:table-cell>
          <table:table-cell table:formula="of:=IF(AND([$'Compétences validées trim-sem 1'.AQ23]=&quot;&quot;;[$'Compétences validées trim-sem 2'.AQ23]=&quot;&quot;;[$'Compétences validées trimestre 3'.AQ23]=&quot;&quot;);&quot;&quot;;MAX([$'Compétences validées trim-sem 1'.AQ23];[$'Compétences validées trim-sem 2'.AQ23];[$'Compétences validées trimestre 3'.AQ23]))">
            <text:p/>
          </table:table-cell>
          <table:table-cell table:formula="of:=IF(AND([$'Compétences validées trim-sem 1'.AR23]=&quot;&quot;;[$'Compétences validées trim-sem 2'.AR23]=&quot;&quot;;[$'Compétences validées trimestre 3'.AR23]=&quot;&quot;);&quot;&quot;;MAX([$'Compétences validées trim-sem 1'.AR23];[$'Compétences validées trim-sem 2'.AR23];[$'Compétences validées trimestre 3'.AR23]))">
            <text:p/>
          </table:table-cell>
          <table:table-cell table:formula="of:=IF(AND([$'Compétences validées trim-sem 1'.AS23]=&quot;&quot;;[$'Compétences validées trim-sem 2'.AS23]=&quot;&quot;;[$'Compétences validées trimestre 3'.AS23]=&quot;&quot;);&quot;&quot;;MAX([$'Compétences validées trim-sem 1'.AS23];[$'Compétences validées trim-sem 2'.AS23];[$'Compétences validées trimestre 3'.AS23]))">
            <text:p/>
          </table:table-cell>
          <table:table-cell table:formula="of:=IF(AND([$'Compétences validées trim-sem 1'.AT23]=&quot;&quot;;[$'Compétences validées trim-sem 2'.AT23]=&quot;&quot;;[$'Compétences validées trimestre 3'.AT23]=&quot;&quot;);&quot;&quot;;MAX([$'Compétences validées trim-sem 1'.AT23];[$'Compétences validées trim-sem 2'.AT23];[$'Compétences validées trimestre 3'.AT23]))">
            <text:p/>
          </table:table-cell>
          <table:table-cell table:formula="of:=IF(AND([$'Compétences validées trim-sem 1'.AU23]=&quot;&quot;;[$'Compétences validées trim-sem 2'.AU23]=&quot;&quot;;[$'Compétences validées trimestre 3'.AU23]=&quot;&quot;);&quot;&quot;;MAX([$'Compétences validées trim-sem 1'.AU23];[$'Compétences validées trim-sem 2'.AU23];[$'Compétences validées trimestre 3'.AU23]))">
            <text:p/>
          </table:table-cell>
          <table:table-cell table:formula="of:=IF(AND([$'Compétences validées trim-sem 1'.AV23]=&quot;&quot;;[$'Compétences validées trim-sem 2'.AV23]=&quot;&quot;;[$'Compétences validées trimestre 3'.AV23]=&quot;&quot;);&quot;&quot;;MAX([$'Compétences validées trim-sem 1'.AV23];[$'Compétences validées trim-sem 2'.AV23];[$'Compétences validées trimestre 3'.AV23]))">
            <text:p/>
          </table:table-cell>
          <table:table-cell table:formula="of:=IF(AND([$'Compétences validées trim-sem 1'.AW23]=&quot;&quot;;[$'Compétences validées trim-sem 2'.AW23]=&quot;&quot;;[$'Compétences validées trimestre 3'.AW23]=&quot;&quot;);&quot;&quot;;MAX([$'Compétences validées trim-sem 1'.AW23];[$'Compétences validées trim-sem 2'.AW23];[$'Compétences validées trimestre 3'.AW23]))">
            <text:p/>
          </table:table-cell>
          <table:table-cell table:formula="of:=IF(AND([$'Compétences validées trim-sem 1'.AX23]=&quot;&quot;;[$'Compétences validées trim-sem 2'.AX23]=&quot;&quot;;[$'Compétences validées trimestre 3'.AX23]=&quot;&quot;);&quot;&quot;;MAX([$'Compétences validées trim-sem 1'.AX23];[$'Compétences validées trim-sem 2'.AX23];[$'Compétences validées trimestre 3'.AX23]))">
            <text:p/>
          </table:table-cell>
          <table:table-cell table:formula="of:=IF(AND([$'Compétences validées trim-sem 1'.AY23]=&quot;&quot;;[$'Compétences validées trim-sem 2'.AY23]=&quot;&quot;;[$'Compétences validées trimestre 3'.AY23]=&quot;&quot;);&quot;&quot;;MAX([$'Compétences validées trim-sem 1'.AY23];[$'Compétences validées trim-sem 2'.AY23];[$'Compétences validées trimestre 3'.AY23]))">
            <text:p/>
          </table:table-cell>
          <table:table-cell table:formula="of:=IF(AND([$'Compétences validées trim-sem 1'.AZ23]=&quot;&quot;;[$'Compétences validées trim-sem 2'.AZ23]=&quot;&quot;;[$'Compétences validées trimestre 3'.AZ23]=&quot;&quot;);&quot;&quot;;MAX([$'Compétences validées trim-sem 1'.AZ23];[$'Compétences validées trim-sem 2'.AZ23];[$'Compétences validées trimestre 3'.AZ23]))">
            <text:p/>
          </table:table-cell>
          <table:table-cell table:formula="of:=IF(AND([$'Compétences validées trim-sem 1'.BA23]=&quot;&quot;;[$'Compétences validées trim-sem 2'.BA23]=&quot;&quot;;[$'Compétences validées trimestre 3'.BA23]=&quot;&quot;);&quot;&quot;;MAX([$'Compétences validées trim-sem 1'.BA23];[$'Compétences validées trim-sem 2'.BA23];[$'Compétences validées trimestre 3'.BA23]))">
            <text:p/>
          </table:table-cell>
          <table:table-cell table:formula="of:=IF(AND([$'Compétences validées trim-sem 1'.BB23]=&quot;&quot;;[$'Compétences validées trim-sem 2'.BB23]=&quot;&quot;;[$'Compétences validées trimestre 3'.BB23]=&quot;&quot;);&quot;&quot;;MAX([$'Compétences validées trim-sem 1'.BB23];[$'Compétences validées trim-sem 2'.BB23];[$'Compétences validées trimestre 3'.BB23]))">
            <text:p/>
          </table:table-cell>
          <table:table-cell table:formula="of:=IF(AND([$'Compétences validées trim-sem 1'.BC23]=&quot;&quot;;[$'Compétences validées trim-sem 2'.BC23]=&quot;&quot;;[$'Compétences validées trimestre 3'.BC23]=&quot;&quot;);&quot;&quot;;MAX([$'Compétences validées trim-sem 1'.BC23];[$'Compétences validées trim-sem 2'.BC23];[$'Compétences validées trimestre 3'.BC23]))">
            <text:p/>
          </table:table-cell>
          <table:table-cell table:formula="of:=IF(AND([$'Compétences validées trim-sem 1'.BD23]=&quot;&quot;;[$'Compétences validées trim-sem 2'.BD23]=&quot;&quot;;[$'Compétences validées trimestre 3'.BD23]=&quot;&quot;);&quot;&quot;;MAX([$'Compétences validées trim-sem 1'.BD23];[$'Compétences validées trim-sem 2'.BD23];[$'Compétences validées trimestre 3'.BD23]))">
            <text:p/>
          </table:table-cell>
          <table:table-cell table:formula="of:=IF(AND([$'Compétences validées trim-sem 1'.BE23]=&quot;&quot;;[$'Compétences validées trim-sem 2'.BE23]=&quot;&quot;;[$'Compétences validées trimestre 3'.BE23]=&quot;&quot;);&quot;&quot;;MAX([$'Compétences validées trim-sem 1'.BE23];[$'Compétences validées trim-sem 2'.BE23];[$'Compétences validées trimestre 3'.BE23]))">
            <text:p/>
          </table:table-cell>
          <table:table-cell table:formula="of:=IF(AND([$'Compétences validées trim-sem 1'.BF23]=&quot;&quot;;[$'Compétences validées trim-sem 2'.BF23]=&quot;&quot;;[$'Compétences validées trimestre 3'.BF23]=&quot;&quot;);&quot;&quot;;MAX([$'Compétences validées trim-sem 1'.BF23];[$'Compétences validées trim-sem 2'.BF23];[$'Compétences validées trimestre 3'.BF23]))">
            <text:p/>
          </table:table-cell>
          <table:table-cell table:formula="of:=IF(AND([$'Compétences validées trim-sem 1'.BG23]=&quot;&quot;;[$'Compétences validées trim-sem 2'.BG23]=&quot;&quot;;[$'Compétences validées trimestre 3'.BG23]=&quot;&quot;);&quot;&quot;;MAX([$'Compétences validées trim-sem 1'.BG23];[$'Compétences validées trim-sem 2'.BG23];[$'Compétences validées trimestre 3'.BG23]))">
            <text:p/>
          </table:table-cell>
          <table:table-cell table:formula="of:=IF(AND([$'Compétences validées trim-sem 1'.BH23]=&quot;&quot;;[$'Compétences validées trim-sem 2'.BH23]=&quot;&quot;;[$'Compétences validées trimestre 3'.BH23]=&quot;&quot;);&quot;&quot;;MAX([$'Compétences validées trim-sem 1'.BH23];[$'Compétences validées trim-sem 2'.BH23];[$'Compétences validées trimestre 3'.BH23]))">
            <text:p/>
          </table:table-cell>
          <table:table-cell table:formula="of:=IF(AND([$'Compétences validées trim-sem 1'.BI23]=&quot;&quot;;[$'Compétences validées trim-sem 2'.BI23]=&quot;&quot;;[$'Compétences validées trimestre 3'.BI23]=&quot;&quot;);&quot;&quot;;MAX([$'Compétences validées trim-sem 1'.BI23];[$'Compétences validées trim-sem 2'.BI23];[$'Compétences validées trimestre 3'.BI23]))">
            <text:p/>
          </table:table-cell>
          <table:table-cell table:formula="of:=IF(AND([$'Compétences validées trim-sem 1'.BJ23]=&quot;&quot;;[$'Compétences validées trim-sem 2'.BJ23]=&quot;&quot;;[$'Compétences validées trimestre 3'.BJ23]=&quot;&quot;);&quot;&quot;;MAX([$'Compétences validées trim-sem 1'.BJ23];[$'Compétences validées trim-sem 2'.BJ23];[$'Compétences validées trimestre 3'.BJ23]))">
            <text:p/>
          </table:table-cell>
          <table:table-cell table:formula="of:=IF(AND([$'Compétences validées trim-sem 1'.BK23]=&quot;&quot;;[$'Compétences validées trim-sem 2'.BK23]=&quot;&quot;;[$'Compétences validées trimestre 3'.BK23]=&quot;&quot;);&quot;&quot;;MAX([$'Compétences validées trim-sem 1'.BK23];[$'Compétences validées trim-sem 2'.BK23];[$'Compétences validées trimestre 3'.BK23]))">
            <text:p/>
          </table:table-cell>
          <table:table-cell table:formula="of:=IF(AND([$'Compétences validées trim-sem 1'.BL23]=&quot;&quot;;[$'Compétences validées trim-sem 2'.BL23]=&quot;&quot;;[$'Compétences validées trimestre 3'.BL23]=&quot;&quot;);&quot;&quot;;MAX([$'Compétences validées trim-sem 1'.BL23];[$'Compétences validées trim-sem 2'.BL23];[$'Compétences validées trimestre 3'.BL23]))">
            <text:p/>
          </table:table-cell>
          <table:table-cell table:formula="of:=IF(AND([$'Compétences validées trim-sem 1'.BM23]=&quot;&quot;;[$'Compétences validées trim-sem 2'.BM23]=&quot;&quot;;[$'Compétences validées trimestre 3'.BM23]=&quot;&quot;);&quot;&quot;;MAX([$'Compétences validées trim-sem 1'.BM23];[$'Compétences validées trim-sem 2'.BM23];[$'Compétences validées trimestre 3'.BM23]))">
            <text:p/>
          </table:table-cell>
          <table:table-cell table:formula="of:=IF(AND([$'Compétences validées trim-sem 1'.BN23]=&quot;&quot;;[$'Compétences validées trim-sem 2'.BN23]=&quot;&quot;;[$'Compétences validées trimestre 3'.BN23]=&quot;&quot;);&quot;&quot;;MAX([$'Compétences validées trim-sem 1'.BN23];[$'Compétences validées trim-sem 2'.BN23];[$'Compétences validées trimestre 3'.BN23]))">
            <text:p/>
          </table:table-cell>
          <table:table-cell table:formula="of:=IF(AND([$'Compétences validées trim-sem 1'.BO23]=&quot;&quot;;[$'Compétences validées trim-sem 2'.BO23]=&quot;&quot;;[$'Compétences validées trimestre 3'.BO23]=&quot;&quot;);&quot;&quot;;MAX([$'Compétences validées trim-sem 1'.BO23];[$'Compétences validées trim-sem 2'.BO23];[$'Compétences validées trimestre 3'.BO23]))">
            <text:p/>
          </table:table-cell>
          <table:table-cell table:formula="of:=IF(AND([$'Compétences validées trim-sem 1'.BP23]=&quot;&quot;;[$'Compétences validées trim-sem 2'.BP23]=&quot;&quot;;[$'Compétences validées trimestre 3'.BP23]=&quot;&quot;);&quot;&quot;;MAX([$'Compétences validées trim-sem 1'.BP23];[$'Compétences validées trim-sem 2'.BP23];[$'Compétences validées trimestre 3'.BP23]))">
            <text:p/>
          </table:table-cell>
          <table:table-cell table:formula="of:=IF(AND([$'Compétences validées trim-sem 1'.BQ23]=&quot;&quot;;[$'Compétences validées trim-sem 2'.BQ23]=&quot;&quot;;[$'Compétences validées trimestre 3'.BQ23]=&quot;&quot;);&quot;&quot;;MAX([$'Compétences validées trim-sem 1'.BQ23];[$'Compétences validées trim-sem 2'.BQ23];[$'Compétences validées trimestre 3'.BQ23]))">
            <text:p/>
          </table:table-cell>
          <table:table-cell table:formula="of:=IF(AND([$'Compétences validées trim-sem 1'.BR23]=&quot;&quot;;[$'Compétences validées trim-sem 2'.BR23]=&quot;&quot;;[$'Compétences validées trimestre 3'.BR23]=&quot;&quot;);&quot;&quot;;MAX([$'Compétences validées trim-sem 1'.BR23];[$'Compétences validées trim-sem 2'.BR23];[$'Compétences validées trimestre 3'.BR23]))">
            <text:p/>
          </table:table-cell>
          <table:table-cell table:formula="of:=IF(AND([$'Compétences validées trim-sem 1'.BS23]=&quot;&quot;;[$'Compétences validées trim-sem 2'.BS23]=&quot;&quot;;[$'Compétences validées trimestre 3'.BS23]=&quot;&quot;);&quot;&quot;;MAX([$'Compétences validées trim-sem 1'.BS23];[$'Compétences validées trim-sem 2'.BS23];[$'Compétences validées trimestre 3'.BS23]))">
            <text:p/>
          </table:table-cell>
          <table:table-cell table:formula="of:=IF(AND([$'Compétences validées trim-sem 1'.BT23]=&quot;&quot;;[$'Compétences validées trim-sem 2'.BT23]=&quot;&quot;;[$'Compétences validées trimestre 3'.BT23]=&quot;&quot;);&quot;&quot;;MAX([$'Compétences validées trim-sem 1'.BT23];[$'Compétences validées trim-sem 2'.BT23];[$'Compétences validées trimestre 3'.BT23]))">
            <text:p/>
          </table:table-cell>
          <table:table-cell table:formula="of:=IF(AND([$'Compétences validées trim-sem 1'.BU23]=&quot;&quot;;[$'Compétences validées trim-sem 2'.BU23]=&quot;&quot;;[$'Compétences validées trimestre 3'.BU23]=&quot;&quot;);&quot;&quot;;MAX([$'Compétences validées trim-sem 1'.BU23];[$'Compétences validées trim-sem 2'.BU23];[$'Compétences validées trimestre 3'.BU23]))">
            <text:p/>
          </table:table-cell>
          <table:table-cell table:formula="of:=IF(AND([$'Compétences validées trim-sem 1'.BV23]=&quot;&quot;;[$'Compétences validées trim-sem 2'.BV23]=&quot;&quot;;[$'Compétences validées trimestre 3'.BV23]=&quot;&quot;);&quot;&quot;;MAX([$'Compétences validées trim-sem 1'.BV23];[$'Compétences validées trim-sem 2'.BV23];[$'Compétences validées trimestre 3'.BV23]))">
            <text:p/>
          </table:table-cell>
          <table:table-cell table:formula="of:=IF(AND([$'Compétences validées trim-sem 1'.BW23]=&quot;&quot;;[$'Compétences validées trim-sem 2'.BW23]=&quot;&quot;;[$'Compétences validées trimestre 3'.BW23]=&quot;&quot;);&quot;&quot;;MAX([$'Compétences validées trim-sem 1'.BW23];[$'Compétences validées trim-sem 2'.BW23];[$'Compétences validées trimestre 3'.BW23]))">
            <text:p/>
          </table:table-cell>
          <table:table-cell table:formula="of:=IF(AND([$'Compétences validées trim-sem 1'.BX23]=&quot;&quot;;[$'Compétences validées trim-sem 2'.BX23]=&quot;&quot;;[$'Compétences validées trimestre 3'.BX23]=&quot;&quot;);&quot;&quot;;MAX([$'Compétences validées trim-sem 1'.BX23];[$'Compétences validées trim-sem 2'.BX23];[$'Compétences validées trimestre 3'.BX23]))">
            <text:p/>
          </table:table-cell>
          <table:table-cell table:formula="of:=IF(AND([$'Compétences validées trim-sem 1'.BY23]=&quot;&quot;;[$'Compétences validées trim-sem 2'.BY23]=&quot;&quot;;[$'Compétences validées trimestre 3'.BY23]=&quot;&quot;);&quot;&quot;;MAX([$'Compétences validées trim-sem 1'.BY23];[$'Compétences validées trim-sem 2'.BY23];[$'Compétences validées trimestre 3'.BY23]))">
            <text:p/>
          </table:table-cell>
          <table:table-cell table:formula="of:=IF(AND([$'Compétences validées trim-sem 1'.BZ23]=&quot;&quot;;[$'Compétences validées trim-sem 2'.BZ23]=&quot;&quot;;[$'Compétences validées trimestre 3'.BZ23]=&quot;&quot;);&quot;&quot;;MAX([$'Compétences validées trim-sem 1'.BZ23];[$'Compétences validées trim-sem 2'.BZ23];[$'Compétences validées trimestre 3'.BZ23]))">
            <text:p/>
          </table:table-cell>
          <table:table-cell table:formula="of:=IF(AND([$'Compétences validées trim-sem 1'.CA23]=&quot;&quot;;[$'Compétences validées trim-sem 2'.CA23]=&quot;&quot;;[$'Compétences validées trimestre 3'.CA23]=&quot;&quot;);&quot;&quot;;MAX([$'Compétences validées trim-sem 1'.CA23];[$'Compétences validées trim-sem 2'.CA23];[$'Compétences validées trimestre 3'.CA23]))">
            <text:p/>
          </table:table-cell>
          <table:table-cell table:formula="of:=IF(AND([$'Compétences validées trim-sem 1'.CB23]=&quot;&quot;;[$'Compétences validées trim-sem 2'.CB23]=&quot;&quot;;[$'Compétences validées trimestre 3'.CB23]=&quot;&quot;);&quot;&quot;;MAX([$'Compétences validées trim-sem 1'.CB23];[$'Compétences validées trim-sem 2'.CB23];[$'Compétences validées trimestre 3'.CB23]))">
            <text:p/>
          </table:table-cell>
          <table:table-cell table:formula="of:=IF(AND([$'Compétences validées trim-sem 1'.CC23]=&quot;&quot;;[$'Compétences validées trim-sem 2'.CC23]=&quot;&quot;;[$'Compétences validées trimestre 3'.CC23]=&quot;&quot;);&quot;&quot;;MAX([$'Compétences validées trim-sem 1'.CC23];[$'Compétences validées trim-sem 2'.CC23];[$'Compétences validées trimestre 3'.CC23]))">
            <text:p/>
          </table:table-cell>
          <table:table-cell table:formula="of:=IF(AND([$'Compétences validées trim-sem 1'.CD23]=&quot;&quot;;[$'Compétences validées trim-sem 2'.CD23]=&quot;&quot;;[$'Compétences validées trimestre 3'.CD23]=&quot;&quot;);&quot;&quot;;MAX([$'Compétences validées trim-sem 1'.CD23];[$'Compétences validées trim-sem 2'.CD23];[$'Compétences validées trimestre 3'.CD23]))">
            <text:p/>
          </table:table-cell>
          <table:table-cell table:formula="of:=IF(AND([$'Compétences validées trim-sem 1'.CE23]=&quot;&quot;;[$'Compétences validées trim-sem 2'.CE23]=&quot;&quot;;[$'Compétences validées trimestre 3'.CE23]=&quot;&quot;);&quot;&quot;;MAX([$'Compétences validées trim-sem 1'.CE23];[$'Compétences validées trim-sem 2'.CE23];[$'Compétences validées trimestre 3'.CE23]))">
            <text:p/>
          </table:table-cell>
          <table:table-cell table:formula="of:=IF(AND([$'Compétences validées trim-sem 1'.CF23]=&quot;&quot;;[$'Compétences validées trim-sem 2'.CF23]=&quot;&quot;;[$'Compétences validées trimestre 3'.CF23]=&quot;&quot;);&quot;&quot;;MAX([$'Compétences validées trim-sem 1'.CF23];[$'Compétences validées trim-sem 2'.CF23];[$'Compétences validées trimestre 3'.CF23]))">
            <text:p/>
          </table:table-cell>
          <table:table-cell table:formula="of:=IF(AND([$'Compétences validées trim-sem 1'.CG23]=&quot;&quot;;[$'Compétences validées trim-sem 2'.CG23]=&quot;&quot;;[$'Compétences validées trimestre 3'.CG23]=&quot;&quot;);&quot;&quot;;MAX([$'Compétences validées trim-sem 1'.CG23];[$'Compétences validées trim-sem 2'.CG23];[$'Compétences validées trimestre 3'.CG23]))">
            <text:p/>
          </table:table-cell>
          <table:table-cell table:formula="of:=IF(AND([$'Compétences validées trim-sem 1'.CH23]=&quot;&quot;;[$'Compétences validées trim-sem 2'.CH23]=&quot;&quot;;[$'Compétences validées trimestre 3'.CH23]=&quot;&quot;);&quot;&quot;;MAX([$'Compétences validées trim-sem 1'.CH23];[$'Compétences validées trim-sem 2'.CH23];[$'Compétences validées trimestre 3'.CH23]))">
            <text:p/>
          </table:table-cell>
          <table:table-cell table:formula="of:=IF(AND([$'Compétences validées trim-sem 1'.CI23]=&quot;&quot;;[$'Compétences validées trim-sem 2'.CI23]=&quot;&quot;;[$'Compétences validées trimestre 3'.CI23]=&quot;&quot;);&quot;&quot;;MAX([$'Compétences validées trim-sem 1'.CI23];[$'Compétences validées trim-sem 2'.CI23];[$'Compétences validées trimestre 3'.CI23]))">
            <text:p/>
          </table:table-cell>
          <table:table-cell table:formula="of:=IF(AND([$'Compétences validées trim-sem 1'.CJ23]=&quot;&quot;;[$'Compétences validées trim-sem 2'.CJ23]=&quot;&quot;;[$'Compétences validées trimestre 3'.CJ23]=&quot;&quot;);&quot;&quot;;MAX([$'Compétences validées trim-sem 1'.CJ23];[$'Compétences validées trim-sem 2'.CJ23];[$'Compétences validées trimestre 3'.CJ23]))">
            <text:p/>
          </table:table-cell>
          <table:table-cell table:formula="of:=IF(AND([$'Compétences validées trim-sem 1'.CK23]=&quot;&quot;;[$'Compétences validées trim-sem 2'.CK23]=&quot;&quot;;[$'Compétences validées trimestre 3'.CK23]=&quot;&quot;);&quot;&quot;;MAX([$'Compétences validées trim-sem 1'.CK23];[$'Compétences validées trim-sem 2'.CK23];[$'Compétences validées trimestre 3'.CK23]))">
            <text:p/>
          </table:table-cell>
          <table:table-cell table:formula="of:=IF(AND([$'Compétences validées trim-sem 1'.CL23]=&quot;&quot;;[$'Compétences validées trim-sem 2'.CL23]=&quot;&quot;;[$'Compétences validées trimestre 3'.CL23]=&quot;&quot;);&quot;&quot;;MAX([$'Compétences validées trim-sem 1'.CL23];[$'Compétences validées trim-sem 2'.CL23];[$'Compétences validées trimestre 3'.CL23]))">
            <text:p/>
          </table:table-cell>
          <table:table-cell table:formula="of:=IF(AND([$'Compétences validées trim-sem 1'.CM23]=&quot;&quot;;[$'Compétences validées trim-sem 2'.CM23]=&quot;&quot;;[$'Compétences validées trimestre 3'.CM23]=&quot;&quot;);&quot;&quot;;MAX([$'Compétences validées trim-sem 1'.CM23];[$'Compétences validées trim-sem 2'.CM23];[$'Compétences validées trimestre 3'.CM23]))">
            <text:p/>
          </table:table-cell>
          <table:table-cell table:formula="of:=IF(AND([$'Compétences validées trim-sem 1'.CN23]=&quot;&quot;;[$'Compétences validées trim-sem 2'.CN23]=&quot;&quot;;[$'Compétences validées trimestre 3'.CN23]=&quot;&quot;);&quot;&quot;;MAX([$'Compétences validées trim-sem 1'.CN23];[$'Compétences validées trim-sem 2'.CN23];[$'Compétences validées trimestre 3'.CN23]))">
            <text:p/>
          </table:table-cell>
          <table:table-cell table:formula="of:=IF(AND([$'Compétences validées trim-sem 1'.CO23]=&quot;&quot;;[$'Compétences validées trim-sem 2'.CO23]=&quot;&quot;;[$'Compétences validées trimestre 3'.CO23]=&quot;&quot;);&quot;&quot;;MAX([$'Compétences validées trim-sem 1'.CO23];[$'Compétences validées trim-sem 2'.CO23];[$'Compétences validées trimestre 3'.CO23]))">
            <text:p/>
          </table:table-cell>
          <table:table-cell table:formula="of:=IF(AND([$'Compétences validées trim-sem 1'.CP23]=&quot;&quot;;[$'Compétences validées trim-sem 2'.CP23]=&quot;&quot;;[$'Compétences validées trimestre 3'.CP23]=&quot;&quot;);&quot;&quot;;MAX([$'Compétences validées trim-sem 1'.CP23];[$'Compétences validées trim-sem 2'.CP23];[$'Compétences validées trimestre 3'.CP23]))">
            <text:p/>
          </table:table-cell>
          <table:table-cell table:formula="of:=IF(AND([$'Compétences validées trim-sem 1'.CQ23]=&quot;&quot;;[$'Compétences validées trim-sem 2'.CQ23]=&quot;&quot;;[$'Compétences validées trimestre 3'.CQ23]=&quot;&quot;);&quot;&quot;;MAX([$'Compétences validées trim-sem 1'.CQ23];[$'Compétences validées trim-sem 2'.CQ23];[$'Compétences validées trimestre 3'.CQ23]))">
            <text:p/>
          </table:table-cell>
          <table:table-cell table:formula="of:=IF(AND([$'Compétences validées trim-sem 1'.CR23]=&quot;&quot;;[$'Compétences validées trim-sem 2'.CR23]=&quot;&quot;;[$'Compétences validées trimestre 3'.CR23]=&quot;&quot;);&quot;&quot;;MAX([$'Compétences validées trim-sem 1'.CR23];[$'Compétences validées trim-sem 2'.CR23];[$'Compétences validées trimestre 3'.CR23]))">
            <text:p/>
          </table:table-cell>
          <table:table-cell table:formula="of:=IF(AND([$'Compétences validées trim-sem 1'.CS23]=&quot;&quot;;[$'Compétences validées trim-sem 2'.CS23]=&quot;&quot;;[$'Compétences validées trimestre 3'.CS23]=&quot;&quot;);&quot;&quot;;MAX([$'Compétences validées trim-sem 1'.CS23];[$'Compétences validées trim-sem 2'.CS23];[$'Compétences validées trimestre 3'.CS23]))">
            <text:p/>
          </table:table-cell>
          <table:table-cell table:formula="of:=IF(AND([$'Compétences validées trim-sem 1'.CT23]=&quot;&quot;;[$'Compétences validées trim-sem 2'.CT23]=&quot;&quot;;[$'Compétences validées trimestre 3'.CT23]=&quot;&quot;);&quot;&quot;;MAX([$'Compétences validées trim-sem 1'.CT23];[$'Compétences validées trim-sem 2'.CT23];[$'Compétences validées trimestre 3'.CT23]))">
            <text:p/>
          </table:table-cell>
          <table:table-cell table:formula="of:=IF(AND([$'Compétences validées trim-sem 1'.CU23]=&quot;&quot;;[$'Compétences validées trim-sem 2'.CU23]=&quot;&quot;;[$'Compétences validées trimestre 3'.CU23]=&quot;&quot;);&quot;&quot;;MAX([$'Compétences validées trim-sem 1'.CU23];[$'Compétences validées trim-sem 2'.CU23];[$'Compétences validées trimestre 3'.CU23]))">
            <text:p/>
          </table:table-cell>
          <table:table-cell table:formula="of:=IF(AND([$'Compétences validées trim-sem 1'.CV23]=&quot;&quot;;[$'Compétences validées trim-sem 2'.CV23]=&quot;&quot;;[$'Compétences validées trimestre 3'.CV23]=&quot;&quot;);&quot;&quot;;MAX([$'Compétences validées trim-sem 1'.CV23];[$'Compétences validées trim-sem 2'.CV23];[$'Compétences validées trimestre 3'.CV23]))">
            <text:p/>
          </table:table-cell>
          <table:table-cell table:formula="of:=IF(AND([$'Compétences validées trim-sem 1'.CW23]=&quot;&quot;;[$'Compétences validées trim-sem 2'.CW23]=&quot;&quot;;[$'Compétences validées trimestre 3'.CW23]=&quot;&quot;);&quot;&quot;;MAX([$'Compétences validées trim-sem 1'.CW23];[$'Compétences validées trim-sem 2'.CW23];[$'Compétences validées trimestre 3'.CW23]))">
            <text:p/>
          </table:table-cell>
          <table:table-cell table:formula="of:=IF(AND([$'Compétences validées trim-sem 1'.CX23]=&quot;&quot;;[$'Compétences validées trim-sem 2'.CX23]=&quot;&quot;;[$'Compétences validées trimestre 3'.CX23]=&quot;&quot;);&quot;&quot;;MAX([$'Compétences validées trim-sem 1'.CX23];[$'Compétences validées trim-sem 2'.CX23];[$'Compétences validées trimestre 3'.CX23]))">
            <text:p/>
          </table:table-cell>
        </table:table-row>
        <table:table-row table:style-name="ro1">
          <table:table-cell office:value-type="string" calcext:value-type="string">
            <text:p>Nom 23</text:p>
          </table:table-cell>
          <table:table-cell office:value-type="string" calcext:value-type="string">
            <text:p>Prénom 23</text:p>
          </table:table-cell>
          <table:table-cell table:formula="of:=IF(AND([$'Compétences validées trim-sem 1'.C24]=&quot;&quot;;[$'Compétences validées trim-sem 2'.C24]=&quot;&quot;;[$'Compétences validées trimestre 3'.C24]=&quot;&quot;);&quot;&quot;;MAX([$'Compétences validées trim-sem 1'.C24];[$'Compétences validées trim-sem 2'.C24];[$'Compétences validées trimestre 3'.C24]))">
            <text:p/>
          </table:table-cell>
          <table:table-cell table:formula="of:=IF(AND([$'Compétences validées trim-sem 1'.D24]=&quot;&quot;;[$'Compétences validées trim-sem 2'.D24]=&quot;&quot;;[$'Compétences validées trimestre 3'.D24]=&quot;&quot;);&quot;&quot;;MAX([$'Compétences validées trim-sem 1'.D24];[$'Compétences validées trim-sem 2'.D24];[$'Compétences validées trimestre 3'.D24]))">
            <text:p/>
          </table:table-cell>
          <table:table-cell table:formula="of:=IF(AND([$'Compétences validées trim-sem 1'.E24]=&quot;&quot;;[$'Compétences validées trim-sem 2'.E24]=&quot;&quot;;[$'Compétences validées trimestre 3'.E24]=&quot;&quot;);&quot;&quot;;MAX([$'Compétences validées trim-sem 1'.E24];[$'Compétences validées trim-sem 2'.E24];[$'Compétences validées trimestre 3'.E24]))">
            <text:p/>
          </table:table-cell>
          <table:table-cell table:formula="of:=IF(AND([$'Compétences validées trim-sem 1'.F24]=&quot;&quot;;[$'Compétences validées trim-sem 2'.F24]=&quot;&quot;;[$'Compétences validées trimestre 3'.F24]=&quot;&quot;);&quot;&quot;;MAX([$'Compétences validées trim-sem 1'.F24];[$'Compétences validées trim-sem 2'.F24];[$'Compétences validées trimestre 3'.F24]))">
            <text:p/>
          </table:table-cell>
          <table:table-cell table:formula="of:=IF(AND([$'Compétences validées trim-sem 1'.G24]=&quot;&quot;;[$'Compétences validées trim-sem 2'.G24]=&quot;&quot;;[$'Compétences validées trimestre 3'.G24]=&quot;&quot;);&quot;&quot;;MAX([$'Compétences validées trim-sem 1'.G24];[$'Compétences validées trim-sem 2'.G24];[$'Compétences validées trimestre 3'.G24]))">
            <text:p/>
          </table:table-cell>
          <table:table-cell table:formula="of:=IF(AND([$'Compétences validées trim-sem 1'.H24]=&quot;&quot;;[$'Compétences validées trim-sem 2'.H24]=&quot;&quot;;[$'Compétences validées trimestre 3'.H24]=&quot;&quot;);&quot;&quot;;MAX([$'Compétences validées trim-sem 1'.H24];[$'Compétences validées trim-sem 2'.H24];[$'Compétences validées trimestre 3'.H24]))">
            <text:p/>
          </table:table-cell>
          <table:table-cell table:formula="of:=IF(AND([$'Compétences validées trim-sem 1'.I24]=&quot;&quot;;[$'Compétences validées trim-sem 2'.I24]=&quot;&quot;;[$'Compétences validées trimestre 3'.I24]=&quot;&quot;);&quot;&quot;;MAX([$'Compétences validées trim-sem 1'.I24];[$'Compétences validées trim-sem 2'.I24];[$'Compétences validées trimestre 3'.I24]))">
            <text:p/>
          </table:table-cell>
          <table:table-cell table:formula="of:=IF(AND([$'Compétences validées trim-sem 1'.J24]=&quot;&quot;;[$'Compétences validées trim-sem 2'.J24]=&quot;&quot;;[$'Compétences validées trimestre 3'.J24]=&quot;&quot;);&quot;&quot;;MAX([$'Compétences validées trim-sem 1'.J24];[$'Compétences validées trim-sem 2'.J24];[$'Compétences validées trimestre 3'.J24]))">
            <text:p/>
          </table:table-cell>
          <table:table-cell table:formula="of:=IF(AND([$'Compétences validées trim-sem 1'.K24]=&quot;&quot;;[$'Compétences validées trim-sem 2'.K24]=&quot;&quot;;[$'Compétences validées trimestre 3'.K24]=&quot;&quot;);&quot;&quot;;MAX([$'Compétences validées trim-sem 1'.K24];[$'Compétences validées trim-sem 2'.K24];[$'Compétences validées trimestre 3'.K24]))">
            <text:p/>
          </table:table-cell>
          <table:table-cell table:formula="of:=IF(AND([$'Compétences validées trim-sem 1'.L24]=&quot;&quot;;[$'Compétences validées trim-sem 2'.L24]=&quot;&quot;;[$'Compétences validées trimestre 3'.L24]=&quot;&quot;);&quot;&quot;;MAX([$'Compétences validées trim-sem 1'.L24];[$'Compétences validées trim-sem 2'.L24];[$'Compétences validées trimestre 3'.L24]))">
            <text:p/>
          </table:table-cell>
          <table:table-cell table:formula="of:=IF(AND([$'Compétences validées trim-sem 1'.M24]=&quot;&quot;;[$'Compétences validées trim-sem 2'.M24]=&quot;&quot;;[$'Compétences validées trimestre 3'.M24]=&quot;&quot;);&quot;&quot;;MAX([$'Compétences validées trim-sem 1'.M24];[$'Compétences validées trim-sem 2'.M24];[$'Compétences validées trimestre 3'.M24]))">
            <text:p/>
          </table:table-cell>
          <table:table-cell table:formula="of:=IF(AND([$'Compétences validées trim-sem 1'.N24]=&quot;&quot;;[$'Compétences validées trim-sem 2'.N24]=&quot;&quot;;[$'Compétences validées trimestre 3'.N24]=&quot;&quot;);&quot;&quot;;MAX([$'Compétences validées trim-sem 1'.N24];[$'Compétences validées trim-sem 2'.N24];[$'Compétences validées trimestre 3'.N24]))">
            <text:p/>
          </table:table-cell>
          <table:table-cell table:formula="of:=IF(AND([$'Compétences validées trim-sem 1'.O24]=&quot;&quot;;[$'Compétences validées trim-sem 2'.O24]=&quot;&quot;;[$'Compétences validées trimestre 3'.O24]=&quot;&quot;);&quot;&quot;;MAX([$'Compétences validées trim-sem 1'.O24];[$'Compétences validées trim-sem 2'.O24];[$'Compétences validées trimestre 3'.O24]))">
            <text:p/>
          </table:table-cell>
          <table:table-cell table:formula="of:=IF(AND([$'Compétences validées trim-sem 1'.P24]=&quot;&quot;;[$'Compétences validées trim-sem 2'.P24]=&quot;&quot;;[$'Compétences validées trimestre 3'.P24]=&quot;&quot;);&quot;&quot;;MAX([$'Compétences validées trim-sem 1'.P24];[$'Compétences validées trim-sem 2'.P24];[$'Compétences validées trimestre 3'.P24]))">
            <text:p/>
          </table:table-cell>
          <table:table-cell table:formula="of:=IF(AND([$'Compétences validées trim-sem 1'.Q24]=&quot;&quot;;[$'Compétences validées trim-sem 2'.Q24]=&quot;&quot;;[$'Compétences validées trimestre 3'.Q24]=&quot;&quot;);&quot;&quot;;MAX([$'Compétences validées trim-sem 1'.Q24];[$'Compétences validées trim-sem 2'.Q24];[$'Compétences validées trimestre 3'.Q24]))">
            <text:p/>
          </table:table-cell>
          <table:table-cell table:formula="of:=IF(AND([$'Compétences validées trim-sem 1'.R24]=&quot;&quot;;[$'Compétences validées trim-sem 2'.R24]=&quot;&quot;;[$'Compétences validées trimestre 3'.R24]=&quot;&quot;);&quot;&quot;;MAX([$'Compétences validées trim-sem 1'.R24];[$'Compétences validées trim-sem 2'.R24];[$'Compétences validées trimestre 3'.R24]))">
            <text:p/>
          </table:table-cell>
          <table:table-cell table:formula="of:=IF(AND([$'Compétences validées trim-sem 1'.S24]=&quot;&quot;;[$'Compétences validées trim-sem 2'.S24]=&quot;&quot;;[$'Compétences validées trimestre 3'.S24]=&quot;&quot;);&quot;&quot;;MAX([$'Compétences validées trim-sem 1'.S24];[$'Compétences validées trim-sem 2'.S24];[$'Compétences validées trimestre 3'.S24]))">
            <text:p/>
          </table:table-cell>
          <table:table-cell table:formula="of:=IF(AND([$'Compétences validées trim-sem 1'.T24]=&quot;&quot;;[$'Compétences validées trim-sem 2'.T24]=&quot;&quot;;[$'Compétences validées trimestre 3'.T24]=&quot;&quot;);&quot;&quot;;MAX([$'Compétences validées trim-sem 1'.T24];[$'Compétences validées trim-sem 2'.T24];[$'Compétences validées trimestre 3'.T24]))">
            <text:p/>
          </table:table-cell>
          <table:table-cell table:formula="of:=IF(AND([$'Compétences validées trim-sem 1'.U24]=&quot;&quot;;[$'Compétences validées trim-sem 2'.U24]=&quot;&quot;;[$'Compétences validées trimestre 3'.U24]=&quot;&quot;);&quot;&quot;;MAX([$'Compétences validées trim-sem 1'.U24];[$'Compétences validées trim-sem 2'.U24];[$'Compétences validées trimestre 3'.U24]))">
            <text:p/>
          </table:table-cell>
          <table:table-cell table:formula="of:=IF(AND([$'Compétences validées trim-sem 1'.V24]=&quot;&quot;;[$'Compétences validées trim-sem 2'.V24]=&quot;&quot;;[$'Compétences validées trimestre 3'.V24]=&quot;&quot;);&quot;&quot;;MAX([$'Compétences validées trim-sem 1'.V24];[$'Compétences validées trim-sem 2'.V24];[$'Compétences validées trimestre 3'.V24]))">
            <text:p/>
          </table:table-cell>
          <table:table-cell table:formula="of:=IF(AND([$'Compétences validées trim-sem 1'.W24]=&quot;&quot;;[$'Compétences validées trim-sem 2'.W24]=&quot;&quot;;[$'Compétences validées trimestre 3'.W24]=&quot;&quot;);&quot;&quot;;MAX([$'Compétences validées trim-sem 1'.W24];[$'Compétences validées trim-sem 2'.W24];[$'Compétences validées trimestre 3'.W24]))">
            <text:p/>
          </table:table-cell>
          <table:table-cell table:formula="of:=IF(AND([$'Compétences validées trim-sem 1'.X24]=&quot;&quot;;[$'Compétences validées trim-sem 2'.X24]=&quot;&quot;;[$'Compétences validées trimestre 3'.X24]=&quot;&quot;);&quot;&quot;;MAX([$'Compétences validées trim-sem 1'.X24];[$'Compétences validées trim-sem 2'.X24];[$'Compétences validées trimestre 3'.X24]))">
            <text:p/>
          </table:table-cell>
          <table:table-cell table:formula="of:=IF(AND([$'Compétences validées trim-sem 1'.Y24]=&quot;&quot;;[$'Compétences validées trim-sem 2'.Y24]=&quot;&quot;;[$'Compétences validées trimestre 3'.Y24]=&quot;&quot;);&quot;&quot;;MAX([$'Compétences validées trim-sem 1'.Y24];[$'Compétences validées trim-sem 2'.Y24];[$'Compétences validées trimestre 3'.Y24]))">
            <text:p/>
          </table:table-cell>
          <table:table-cell table:formula="of:=IF(AND([$'Compétences validées trim-sem 1'.Z24]=&quot;&quot;;[$'Compétences validées trim-sem 2'.Z24]=&quot;&quot;;[$'Compétences validées trimestre 3'.Z24]=&quot;&quot;);&quot;&quot;;MAX([$'Compétences validées trim-sem 1'.Z24];[$'Compétences validées trim-sem 2'.Z24];[$'Compétences validées trimestre 3'.Z24]))">
            <text:p/>
          </table:table-cell>
          <table:table-cell table:formula="of:=IF(AND([$'Compétences validées trim-sem 1'.AA24]=&quot;&quot;;[$'Compétences validées trim-sem 2'.AA24]=&quot;&quot;;[$'Compétences validées trimestre 3'.AA24]=&quot;&quot;);&quot;&quot;;MAX([$'Compétences validées trim-sem 1'.AA24];[$'Compétences validées trim-sem 2'.AA24];[$'Compétences validées trimestre 3'.AA24]))">
            <text:p/>
          </table:table-cell>
          <table:table-cell table:formula="of:=IF(AND([$'Compétences validées trim-sem 1'.AB24]=&quot;&quot;;[$'Compétences validées trim-sem 2'.AB24]=&quot;&quot;;[$'Compétences validées trimestre 3'.AB24]=&quot;&quot;);&quot;&quot;;MAX([$'Compétences validées trim-sem 1'.AB24];[$'Compétences validées trim-sem 2'.AB24];[$'Compétences validées trimestre 3'.AB24]))">
            <text:p/>
          </table:table-cell>
          <table:table-cell table:formula="of:=IF(AND([$'Compétences validées trim-sem 1'.AC24]=&quot;&quot;;[$'Compétences validées trim-sem 2'.AC24]=&quot;&quot;;[$'Compétences validées trimestre 3'.AC24]=&quot;&quot;);&quot;&quot;;MAX([$'Compétences validées trim-sem 1'.AC24];[$'Compétences validées trim-sem 2'.AC24];[$'Compétences validées trimestre 3'.AC24]))">
            <text:p/>
          </table:table-cell>
          <table:table-cell table:formula="of:=IF(AND([$'Compétences validées trim-sem 1'.AD24]=&quot;&quot;;[$'Compétences validées trim-sem 2'.AD24]=&quot;&quot;;[$'Compétences validées trimestre 3'.AD24]=&quot;&quot;);&quot;&quot;;MAX([$'Compétences validées trim-sem 1'.AD24];[$'Compétences validées trim-sem 2'.AD24];[$'Compétences validées trimestre 3'.AD24]))">
            <text:p/>
          </table:table-cell>
          <table:table-cell table:formula="of:=IF(AND([$'Compétences validées trim-sem 1'.AE24]=&quot;&quot;;[$'Compétences validées trim-sem 2'.AE24]=&quot;&quot;;[$'Compétences validées trimestre 3'.AE24]=&quot;&quot;);&quot;&quot;;MAX([$'Compétences validées trim-sem 1'.AE24];[$'Compétences validées trim-sem 2'.AE24];[$'Compétences validées trimestre 3'.AE24]))">
            <text:p/>
          </table:table-cell>
          <table:table-cell table:formula="of:=IF(AND([$'Compétences validées trim-sem 1'.AF24]=&quot;&quot;;[$'Compétences validées trim-sem 2'.AF24]=&quot;&quot;;[$'Compétences validées trimestre 3'.AF24]=&quot;&quot;);&quot;&quot;;MAX([$'Compétences validées trim-sem 1'.AF24];[$'Compétences validées trim-sem 2'.AF24];[$'Compétences validées trimestre 3'.AF24]))">
            <text:p/>
          </table:table-cell>
          <table:table-cell table:formula="of:=IF(AND([$'Compétences validées trim-sem 1'.AG24]=&quot;&quot;;[$'Compétences validées trim-sem 2'.AG24]=&quot;&quot;;[$'Compétences validées trimestre 3'.AG24]=&quot;&quot;);&quot;&quot;;MAX([$'Compétences validées trim-sem 1'.AG24];[$'Compétences validées trim-sem 2'.AG24];[$'Compétences validées trimestre 3'.AG24]))">
            <text:p/>
          </table:table-cell>
          <table:table-cell table:formula="of:=IF(AND([$'Compétences validées trim-sem 1'.AH24]=&quot;&quot;;[$'Compétences validées trim-sem 2'.AH24]=&quot;&quot;;[$'Compétences validées trimestre 3'.AH24]=&quot;&quot;);&quot;&quot;;MAX([$'Compétences validées trim-sem 1'.AH24];[$'Compétences validées trim-sem 2'.AH24];[$'Compétences validées trimestre 3'.AH24]))">
            <text:p/>
          </table:table-cell>
          <table:table-cell table:formula="of:=IF(AND([$'Compétences validées trim-sem 1'.AI24]=&quot;&quot;;[$'Compétences validées trim-sem 2'.AI24]=&quot;&quot;;[$'Compétences validées trimestre 3'.AI24]=&quot;&quot;);&quot;&quot;;MAX([$'Compétences validées trim-sem 1'.AI24];[$'Compétences validées trim-sem 2'.AI24];[$'Compétences validées trimestre 3'.AI24]))">
            <text:p/>
          </table:table-cell>
          <table:table-cell table:formula="of:=IF(AND([$'Compétences validées trim-sem 1'.AJ24]=&quot;&quot;;[$'Compétences validées trim-sem 2'.AJ24]=&quot;&quot;;[$'Compétences validées trimestre 3'.AJ24]=&quot;&quot;);&quot;&quot;;MAX([$'Compétences validées trim-sem 1'.AJ24];[$'Compétences validées trim-sem 2'.AJ24];[$'Compétences validées trimestre 3'.AJ24]))">
            <text:p/>
          </table:table-cell>
          <table:table-cell table:formula="of:=IF(AND([$'Compétences validées trim-sem 1'.AK24]=&quot;&quot;;[$'Compétences validées trim-sem 2'.AK24]=&quot;&quot;;[$'Compétences validées trimestre 3'.AK24]=&quot;&quot;);&quot;&quot;;MAX([$'Compétences validées trim-sem 1'.AK24];[$'Compétences validées trim-sem 2'.AK24];[$'Compétences validées trimestre 3'.AK24]))">
            <text:p/>
          </table:table-cell>
          <table:table-cell table:formula="of:=IF(AND([$'Compétences validées trim-sem 1'.AL24]=&quot;&quot;;[$'Compétences validées trim-sem 2'.AL24]=&quot;&quot;;[$'Compétences validées trimestre 3'.AL24]=&quot;&quot;);&quot;&quot;;MAX([$'Compétences validées trim-sem 1'.AL24];[$'Compétences validées trim-sem 2'.AL24];[$'Compétences validées trimestre 3'.AL24]))">
            <text:p/>
          </table:table-cell>
          <table:table-cell table:formula="of:=IF(AND([$'Compétences validées trim-sem 1'.AM24]=&quot;&quot;;[$'Compétences validées trim-sem 2'.AM24]=&quot;&quot;;[$'Compétences validées trimestre 3'.AM24]=&quot;&quot;);&quot;&quot;;MAX([$'Compétences validées trim-sem 1'.AM24];[$'Compétences validées trim-sem 2'.AM24];[$'Compétences validées trimestre 3'.AM24]))">
            <text:p/>
          </table:table-cell>
          <table:table-cell table:formula="of:=IF(AND([$'Compétences validées trim-sem 1'.AN24]=&quot;&quot;;[$'Compétences validées trim-sem 2'.AN24]=&quot;&quot;;[$'Compétences validées trimestre 3'.AN24]=&quot;&quot;);&quot;&quot;;MAX([$'Compétences validées trim-sem 1'.AN24];[$'Compétences validées trim-sem 2'.AN24];[$'Compétences validées trimestre 3'.AN24]))">
            <text:p/>
          </table:table-cell>
          <table:table-cell table:formula="of:=IF(AND([$'Compétences validées trim-sem 1'.AO24]=&quot;&quot;;[$'Compétences validées trim-sem 2'.AO24]=&quot;&quot;;[$'Compétences validées trimestre 3'.AO24]=&quot;&quot;);&quot;&quot;;MAX([$'Compétences validées trim-sem 1'.AO24];[$'Compétences validées trim-sem 2'.AO24];[$'Compétences validées trimestre 3'.AO24]))">
            <text:p/>
          </table:table-cell>
          <table:table-cell table:formula="of:=IF(AND([$'Compétences validées trim-sem 1'.AP24]=&quot;&quot;;[$'Compétences validées trim-sem 2'.AP24]=&quot;&quot;;[$'Compétences validées trimestre 3'.AP24]=&quot;&quot;);&quot;&quot;;MAX([$'Compétences validées trim-sem 1'.AP24];[$'Compétences validées trim-sem 2'.AP24];[$'Compétences validées trimestre 3'.AP24]))">
            <text:p/>
          </table:table-cell>
          <table:table-cell table:formula="of:=IF(AND([$'Compétences validées trim-sem 1'.AQ24]=&quot;&quot;;[$'Compétences validées trim-sem 2'.AQ24]=&quot;&quot;;[$'Compétences validées trimestre 3'.AQ24]=&quot;&quot;);&quot;&quot;;MAX([$'Compétences validées trim-sem 1'.AQ24];[$'Compétences validées trim-sem 2'.AQ24];[$'Compétences validées trimestre 3'.AQ24]))">
            <text:p/>
          </table:table-cell>
          <table:table-cell table:formula="of:=IF(AND([$'Compétences validées trim-sem 1'.AR24]=&quot;&quot;;[$'Compétences validées trim-sem 2'.AR24]=&quot;&quot;;[$'Compétences validées trimestre 3'.AR24]=&quot;&quot;);&quot;&quot;;MAX([$'Compétences validées trim-sem 1'.AR24];[$'Compétences validées trim-sem 2'.AR24];[$'Compétences validées trimestre 3'.AR24]))">
            <text:p/>
          </table:table-cell>
          <table:table-cell table:formula="of:=IF(AND([$'Compétences validées trim-sem 1'.AS24]=&quot;&quot;;[$'Compétences validées trim-sem 2'.AS24]=&quot;&quot;;[$'Compétences validées trimestre 3'.AS24]=&quot;&quot;);&quot;&quot;;MAX([$'Compétences validées trim-sem 1'.AS24];[$'Compétences validées trim-sem 2'.AS24];[$'Compétences validées trimestre 3'.AS24]))">
            <text:p/>
          </table:table-cell>
          <table:table-cell table:formula="of:=IF(AND([$'Compétences validées trim-sem 1'.AT24]=&quot;&quot;;[$'Compétences validées trim-sem 2'.AT24]=&quot;&quot;;[$'Compétences validées trimestre 3'.AT24]=&quot;&quot;);&quot;&quot;;MAX([$'Compétences validées trim-sem 1'.AT24];[$'Compétences validées trim-sem 2'.AT24];[$'Compétences validées trimestre 3'.AT24]))">
            <text:p/>
          </table:table-cell>
          <table:table-cell table:formula="of:=IF(AND([$'Compétences validées trim-sem 1'.AU24]=&quot;&quot;;[$'Compétences validées trim-sem 2'.AU24]=&quot;&quot;;[$'Compétences validées trimestre 3'.AU24]=&quot;&quot;);&quot;&quot;;MAX([$'Compétences validées trim-sem 1'.AU24];[$'Compétences validées trim-sem 2'.AU24];[$'Compétences validées trimestre 3'.AU24]))">
            <text:p/>
          </table:table-cell>
          <table:table-cell table:formula="of:=IF(AND([$'Compétences validées trim-sem 1'.AV24]=&quot;&quot;;[$'Compétences validées trim-sem 2'.AV24]=&quot;&quot;;[$'Compétences validées trimestre 3'.AV24]=&quot;&quot;);&quot;&quot;;MAX([$'Compétences validées trim-sem 1'.AV24];[$'Compétences validées trim-sem 2'.AV24];[$'Compétences validées trimestre 3'.AV24]))">
            <text:p/>
          </table:table-cell>
          <table:table-cell table:formula="of:=IF(AND([$'Compétences validées trim-sem 1'.AW24]=&quot;&quot;;[$'Compétences validées trim-sem 2'.AW24]=&quot;&quot;;[$'Compétences validées trimestre 3'.AW24]=&quot;&quot;);&quot;&quot;;MAX([$'Compétences validées trim-sem 1'.AW24];[$'Compétences validées trim-sem 2'.AW24];[$'Compétences validées trimestre 3'.AW24]))">
            <text:p/>
          </table:table-cell>
          <table:table-cell table:formula="of:=IF(AND([$'Compétences validées trim-sem 1'.AX24]=&quot;&quot;;[$'Compétences validées trim-sem 2'.AX24]=&quot;&quot;;[$'Compétences validées trimestre 3'.AX24]=&quot;&quot;);&quot;&quot;;MAX([$'Compétences validées trim-sem 1'.AX24];[$'Compétences validées trim-sem 2'.AX24];[$'Compétences validées trimestre 3'.AX24]))">
            <text:p/>
          </table:table-cell>
          <table:table-cell table:formula="of:=IF(AND([$'Compétences validées trim-sem 1'.AY24]=&quot;&quot;;[$'Compétences validées trim-sem 2'.AY24]=&quot;&quot;;[$'Compétences validées trimestre 3'.AY24]=&quot;&quot;);&quot;&quot;;MAX([$'Compétences validées trim-sem 1'.AY24];[$'Compétences validées trim-sem 2'.AY24];[$'Compétences validées trimestre 3'.AY24]))">
            <text:p/>
          </table:table-cell>
          <table:table-cell table:formula="of:=IF(AND([$'Compétences validées trim-sem 1'.AZ24]=&quot;&quot;;[$'Compétences validées trim-sem 2'.AZ24]=&quot;&quot;;[$'Compétences validées trimestre 3'.AZ24]=&quot;&quot;);&quot;&quot;;MAX([$'Compétences validées trim-sem 1'.AZ24];[$'Compétences validées trim-sem 2'.AZ24];[$'Compétences validées trimestre 3'.AZ24]))">
            <text:p/>
          </table:table-cell>
          <table:table-cell table:formula="of:=IF(AND([$'Compétences validées trim-sem 1'.BA24]=&quot;&quot;;[$'Compétences validées trim-sem 2'.BA24]=&quot;&quot;;[$'Compétences validées trimestre 3'.BA24]=&quot;&quot;);&quot;&quot;;MAX([$'Compétences validées trim-sem 1'.BA24];[$'Compétences validées trim-sem 2'.BA24];[$'Compétences validées trimestre 3'.BA24]))">
            <text:p/>
          </table:table-cell>
          <table:table-cell table:formula="of:=IF(AND([$'Compétences validées trim-sem 1'.BB24]=&quot;&quot;;[$'Compétences validées trim-sem 2'.BB24]=&quot;&quot;;[$'Compétences validées trimestre 3'.BB24]=&quot;&quot;);&quot;&quot;;MAX([$'Compétences validées trim-sem 1'.BB24];[$'Compétences validées trim-sem 2'.BB24];[$'Compétences validées trimestre 3'.BB24]))">
            <text:p/>
          </table:table-cell>
          <table:table-cell table:formula="of:=IF(AND([$'Compétences validées trim-sem 1'.BC24]=&quot;&quot;;[$'Compétences validées trim-sem 2'.BC24]=&quot;&quot;;[$'Compétences validées trimestre 3'.BC24]=&quot;&quot;);&quot;&quot;;MAX([$'Compétences validées trim-sem 1'.BC24];[$'Compétences validées trim-sem 2'.BC24];[$'Compétences validées trimestre 3'.BC24]))">
            <text:p/>
          </table:table-cell>
          <table:table-cell table:formula="of:=IF(AND([$'Compétences validées trim-sem 1'.BD24]=&quot;&quot;;[$'Compétences validées trim-sem 2'.BD24]=&quot;&quot;;[$'Compétences validées trimestre 3'.BD24]=&quot;&quot;);&quot;&quot;;MAX([$'Compétences validées trim-sem 1'.BD24];[$'Compétences validées trim-sem 2'.BD24];[$'Compétences validées trimestre 3'.BD24]))">
            <text:p/>
          </table:table-cell>
          <table:table-cell table:formula="of:=IF(AND([$'Compétences validées trim-sem 1'.BE24]=&quot;&quot;;[$'Compétences validées trim-sem 2'.BE24]=&quot;&quot;;[$'Compétences validées trimestre 3'.BE24]=&quot;&quot;);&quot;&quot;;MAX([$'Compétences validées trim-sem 1'.BE24];[$'Compétences validées trim-sem 2'.BE24];[$'Compétences validées trimestre 3'.BE24]))">
            <text:p/>
          </table:table-cell>
          <table:table-cell table:formula="of:=IF(AND([$'Compétences validées trim-sem 1'.BF24]=&quot;&quot;;[$'Compétences validées trim-sem 2'.BF24]=&quot;&quot;;[$'Compétences validées trimestre 3'.BF24]=&quot;&quot;);&quot;&quot;;MAX([$'Compétences validées trim-sem 1'.BF24];[$'Compétences validées trim-sem 2'.BF24];[$'Compétences validées trimestre 3'.BF24]))">
            <text:p/>
          </table:table-cell>
          <table:table-cell table:formula="of:=IF(AND([$'Compétences validées trim-sem 1'.BG24]=&quot;&quot;;[$'Compétences validées trim-sem 2'.BG24]=&quot;&quot;;[$'Compétences validées trimestre 3'.BG24]=&quot;&quot;);&quot;&quot;;MAX([$'Compétences validées trim-sem 1'.BG24];[$'Compétences validées trim-sem 2'.BG24];[$'Compétences validées trimestre 3'.BG24]))">
            <text:p/>
          </table:table-cell>
          <table:table-cell table:formula="of:=IF(AND([$'Compétences validées trim-sem 1'.BH24]=&quot;&quot;;[$'Compétences validées trim-sem 2'.BH24]=&quot;&quot;;[$'Compétences validées trimestre 3'.BH24]=&quot;&quot;);&quot;&quot;;MAX([$'Compétences validées trim-sem 1'.BH24];[$'Compétences validées trim-sem 2'.BH24];[$'Compétences validées trimestre 3'.BH24]))">
            <text:p/>
          </table:table-cell>
          <table:table-cell table:formula="of:=IF(AND([$'Compétences validées trim-sem 1'.BI24]=&quot;&quot;;[$'Compétences validées trim-sem 2'.BI24]=&quot;&quot;;[$'Compétences validées trimestre 3'.BI24]=&quot;&quot;);&quot;&quot;;MAX([$'Compétences validées trim-sem 1'.BI24];[$'Compétences validées trim-sem 2'.BI24];[$'Compétences validées trimestre 3'.BI24]))">
            <text:p/>
          </table:table-cell>
          <table:table-cell table:formula="of:=IF(AND([$'Compétences validées trim-sem 1'.BJ24]=&quot;&quot;;[$'Compétences validées trim-sem 2'.BJ24]=&quot;&quot;;[$'Compétences validées trimestre 3'.BJ24]=&quot;&quot;);&quot;&quot;;MAX([$'Compétences validées trim-sem 1'.BJ24];[$'Compétences validées trim-sem 2'.BJ24];[$'Compétences validées trimestre 3'.BJ24]))">
            <text:p/>
          </table:table-cell>
          <table:table-cell table:formula="of:=IF(AND([$'Compétences validées trim-sem 1'.BK24]=&quot;&quot;;[$'Compétences validées trim-sem 2'.BK24]=&quot;&quot;;[$'Compétences validées trimestre 3'.BK24]=&quot;&quot;);&quot;&quot;;MAX([$'Compétences validées trim-sem 1'.BK24];[$'Compétences validées trim-sem 2'.BK24];[$'Compétences validées trimestre 3'.BK24]))">
            <text:p/>
          </table:table-cell>
          <table:table-cell table:formula="of:=IF(AND([$'Compétences validées trim-sem 1'.BL24]=&quot;&quot;;[$'Compétences validées trim-sem 2'.BL24]=&quot;&quot;;[$'Compétences validées trimestre 3'.BL24]=&quot;&quot;);&quot;&quot;;MAX([$'Compétences validées trim-sem 1'.BL24];[$'Compétences validées trim-sem 2'.BL24];[$'Compétences validées trimestre 3'.BL24]))">
            <text:p/>
          </table:table-cell>
          <table:table-cell table:formula="of:=IF(AND([$'Compétences validées trim-sem 1'.BM24]=&quot;&quot;;[$'Compétences validées trim-sem 2'.BM24]=&quot;&quot;;[$'Compétences validées trimestre 3'.BM24]=&quot;&quot;);&quot;&quot;;MAX([$'Compétences validées trim-sem 1'.BM24];[$'Compétences validées trim-sem 2'.BM24];[$'Compétences validées trimestre 3'.BM24]))">
            <text:p/>
          </table:table-cell>
          <table:table-cell table:formula="of:=IF(AND([$'Compétences validées trim-sem 1'.BN24]=&quot;&quot;;[$'Compétences validées trim-sem 2'.BN24]=&quot;&quot;;[$'Compétences validées trimestre 3'.BN24]=&quot;&quot;);&quot;&quot;;MAX([$'Compétences validées trim-sem 1'.BN24];[$'Compétences validées trim-sem 2'.BN24];[$'Compétences validées trimestre 3'.BN24]))">
            <text:p/>
          </table:table-cell>
          <table:table-cell table:formula="of:=IF(AND([$'Compétences validées trim-sem 1'.BO24]=&quot;&quot;;[$'Compétences validées trim-sem 2'.BO24]=&quot;&quot;;[$'Compétences validées trimestre 3'.BO24]=&quot;&quot;);&quot;&quot;;MAX([$'Compétences validées trim-sem 1'.BO24];[$'Compétences validées trim-sem 2'.BO24];[$'Compétences validées trimestre 3'.BO24]))">
            <text:p/>
          </table:table-cell>
          <table:table-cell table:formula="of:=IF(AND([$'Compétences validées trim-sem 1'.BP24]=&quot;&quot;;[$'Compétences validées trim-sem 2'.BP24]=&quot;&quot;;[$'Compétences validées trimestre 3'.BP24]=&quot;&quot;);&quot;&quot;;MAX([$'Compétences validées trim-sem 1'.BP24];[$'Compétences validées trim-sem 2'.BP24];[$'Compétences validées trimestre 3'.BP24]))">
            <text:p/>
          </table:table-cell>
          <table:table-cell table:formula="of:=IF(AND([$'Compétences validées trim-sem 1'.BQ24]=&quot;&quot;;[$'Compétences validées trim-sem 2'.BQ24]=&quot;&quot;;[$'Compétences validées trimestre 3'.BQ24]=&quot;&quot;);&quot;&quot;;MAX([$'Compétences validées trim-sem 1'.BQ24];[$'Compétences validées trim-sem 2'.BQ24];[$'Compétences validées trimestre 3'.BQ24]))">
            <text:p/>
          </table:table-cell>
          <table:table-cell table:formula="of:=IF(AND([$'Compétences validées trim-sem 1'.BR24]=&quot;&quot;;[$'Compétences validées trim-sem 2'.BR24]=&quot;&quot;;[$'Compétences validées trimestre 3'.BR24]=&quot;&quot;);&quot;&quot;;MAX([$'Compétences validées trim-sem 1'.BR24];[$'Compétences validées trim-sem 2'.BR24];[$'Compétences validées trimestre 3'.BR24]))">
            <text:p/>
          </table:table-cell>
          <table:table-cell table:formula="of:=IF(AND([$'Compétences validées trim-sem 1'.BS24]=&quot;&quot;;[$'Compétences validées trim-sem 2'.BS24]=&quot;&quot;;[$'Compétences validées trimestre 3'.BS24]=&quot;&quot;);&quot;&quot;;MAX([$'Compétences validées trim-sem 1'.BS24];[$'Compétences validées trim-sem 2'.BS24];[$'Compétences validées trimestre 3'.BS24]))">
            <text:p/>
          </table:table-cell>
          <table:table-cell table:formula="of:=IF(AND([$'Compétences validées trim-sem 1'.BT24]=&quot;&quot;;[$'Compétences validées trim-sem 2'.BT24]=&quot;&quot;;[$'Compétences validées trimestre 3'.BT24]=&quot;&quot;);&quot;&quot;;MAX([$'Compétences validées trim-sem 1'.BT24];[$'Compétences validées trim-sem 2'.BT24];[$'Compétences validées trimestre 3'.BT24]))">
            <text:p/>
          </table:table-cell>
          <table:table-cell table:formula="of:=IF(AND([$'Compétences validées trim-sem 1'.BU24]=&quot;&quot;;[$'Compétences validées trim-sem 2'.BU24]=&quot;&quot;;[$'Compétences validées trimestre 3'.BU24]=&quot;&quot;);&quot;&quot;;MAX([$'Compétences validées trim-sem 1'.BU24];[$'Compétences validées trim-sem 2'.BU24];[$'Compétences validées trimestre 3'.BU24]))">
            <text:p/>
          </table:table-cell>
          <table:table-cell table:formula="of:=IF(AND([$'Compétences validées trim-sem 1'.BV24]=&quot;&quot;;[$'Compétences validées trim-sem 2'.BV24]=&quot;&quot;;[$'Compétences validées trimestre 3'.BV24]=&quot;&quot;);&quot;&quot;;MAX([$'Compétences validées trim-sem 1'.BV24];[$'Compétences validées trim-sem 2'.BV24];[$'Compétences validées trimestre 3'.BV24]))">
            <text:p/>
          </table:table-cell>
          <table:table-cell table:formula="of:=IF(AND([$'Compétences validées trim-sem 1'.BW24]=&quot;&quot;;[$'Compétences validées trim-sem 2'.BW24]=&quot;&quot;;[$'Compétences validées trimestre 3'.BW24]=&quot;&quot;);&quot;&quot;;MAX([$'Compétences validées trim-sem 1'.BW24];[$'Compétences validées trim-sem 2'.BW24];[$'Compétences validées trimestre 3'.BW24]))">
            <text:p/>
          </table:table-cell>
          <table:table-cell table:formula="of:=IF(AND([$'Compétences validées trim-sem 1'.BX24]=&quot;&quot;;[$'Compétences validées trim-sem 2'.BX24]=&quot;&quot;;[$'Compétences validées trimestre 3'.BX24]=&quot;&quot;);&quot;&quot;;MAX([$'Compétences validées trim-sem 1'.BX24];[$'Compétences validées trim-sem 2'.BX24];[$'Compétences validées trimestre 3'.BX24]))">
            <text:p/>
          </table:table-cell>
          <table:table-cell table:formula="of:=IF(AND([$'Compétences validées trim-sem 1'.BY24]=&quot;&quot;;[$'Compétences validées trim-sem 2'.BY24]=&quot;&quot;;[$'Compétences validées trimestre 3'.BY24]=&quot;&quot;);&quot;&quot;;MAX([$'Compétences validées trim-sem 1'.BY24];[$'Compétences validées trim-sem 2'.BY24];[$'Compétences validées trimestre 3'.BY24]))">
            <text:p/>
          </table:table-cell>
          <table:table-cell table:formula="of:=IF(AND([$'Compétences validées trim-sem 1'.BZ24]=&quot;&quot;;[$'Compétences validées trim-sem 2'.BZ24]=&quot;&quot;;[$'Compétences validées trimestre 3'.BZ24]=&quot;&quot;);&quot;&quot;;MAX([$'Compétences validées trim-sem 1'.BZ24];[$'Compétences validées trim-sem 2'.BZ24];[$'Compétences validées trimestre 3'.BZ24]))">
            <text:p/>
          </table:table-cell>
          <table:table-cell table:formula="of:=IF(AND([$'Compétences validées trim-sem 1'.CA24]=&quot;&quot;;[$'Compétences validées trim-sem 2'.CA24]=&quot;&quot;;[$'Compétences validées trimestre 3'.CA24]=&quot;&quot;);&quot;&quot;;MAX([$'Compétences validées trim-sem 1'.CA24];[$'Compétences validées trim-sem 2'.CA24];[$'Compétences validées trimestre 3'.CA24]))">
            <text:p/>
          </table:table-cell>
          <table:table-cell table:formula="of:=IF(AND([$'Compétences validées trim-sem 1'.CB24]=&quot;&quot;;[$'Compétences validées trim-sem 2'.CB24]=&quot;&quot;;[$'Compétences validées trimestre 3'.CB24]=&quot;&quot;);&quot;&quot;;MAX([$'Compétences validées trim-sem 1'.CB24];[$'Compétences validées trim-sem 2'.CB24];[$'Compétences validées trimestre 3'.CB24]))">
            <text:p/>
          </table:table-cell>
          <table:table-cell table:formula="of:=IF(AND([$'Compétences validées trim-sem 1'.CC24]=&quot;&quot;;[$'Compétences validées trim-sem 2'.CC24]=&quot;&quot;;[$'Compétences validées trimestre 3'.CC24]=&quot;&quot;);&quot;&quot;;MAX([$'Compétences validées trim-sem 1'.CC24];[$'Compétences validées trim-sem 2'.CC24];[$'Compétences validées trimestre 3'.CC24]))">
            <text:p/>
          </table:table-cell>
          <table:table-cell table:formula="of:=IF(AND([$'Compétences validées trim-sem 1'.CD24]=&quot;&quot;;[$'Compétences validées trim-sem 2'.CD24]=&quot;&quot;;[$'Compétences validées trimestre 3'.CD24]=&quot;&quot;);&quot;&quot;;MAX([$'Compétences validées trim-sem 1'.CD24];[$'Compétences validées trim-sem 2'.CD24];[$'Compétences validées trimestre 3'.CD24]))">
            <text:p/>
          </table:table-cell>
          <table:table-cell table:formula="of:=IF(AND([$'Compétences validées trim-sem 1'.CE24]=&quot;&quot;;[$'Compétences validées trim-sem 2'.CE24]=&quot;&quot;;[$'Compétences validées trimestre 3'.CE24]=&quot;&quot;);&quot;&quot;;MAX([$'Compétences validées trim-sem 1'.CE24];[$'Compétences validées trim-sem 2'.CE24];[$'Compétences validées trimestre 3'.CE24]))">
            <text:p/>
          </table:table-cell>
          <table:table-cell table:formula="of:=IF(AND([$'Compétences validées trim-sem 1'.CF24]=&quot;&quot;;[$'Compétences validées trim-sem 2'.CF24]=&quot;&quot;;[$'Compétences validées trimestre 3'.CF24]=&quot;&quot;);&quot;&quot;;MAX([$'Compétences validées trim-sem 1'.CF24];[$'Compétences validées trim-sem 2'.CF24];[$'Compétences validées trimestre 3'.CF24]))">
            <text:p/>
          </table:table-cell>
          <table:table-cell table:formula="of:=IF(AND([$'Compétences validées trim-sem 1'.CG24]=&quot;&quot;;[$'Compétences validées trim-sem 2'.CG24]=&quot;&quot;;[$'Compétences validées trimestre 3'.CG24]=&quot;&quot;);&quot;&quot;;MAX([$'Compétences validées trim-sem 1'.CG24];[$'Compétences validées trim-sem 2'.CG24];[$'Compétences validées trimestre 3'.CG24]))">
            <text:p/>
          </table:table-cell>
          <table:table-cell table:formula="of:=IF(AND([$'Compétences validées trim-sem 1'.CH24]=&quot;&quot;;[$'Compétences validées trim-sem 2'.CH24]=&quot;&quot;;[$'Compétences validées trimestre 3'.CH24]=&quot;&quot;);&quot;&quot;;MAX([$'Compétences validées trim-sem 1'.CH24];[$'Compétences validées trim-sem 2'.CH24];[$'Compétences validées trimestre 3'.CH24]))">
            <text:p/>
          </table:table-cell>
          <table:table-cell table:formula="of:=IF(AND([$'Compétences validées trim-sem 1'.CI24]=&quot;&quot;;[$'Compétences validées trim-sem 2'.CI24]=&quot;&quot;;[$'Compétences validées trimestre 3'.CI24]=&quot;&quot;);&quot;&quot;;MAX([$'Compétences validées trim-sem 1'.CI24];[$'Compétences validées trim-sem 2'.CI24];[$'Compétences validées trimestre 3'.CI24]))">
            <text:p/>
          </table:table-cell>
          <table:table-cell table:formula="of:=IF(AND([$'Compétences validées trim-sem 1'.CJ24]=&quot;&quot;;[$'Compétences validées trim-sem 2'.CJ24]=&quot;&quot;;[$'Compétences validées trimestre 3'.CJ24]=&quot;&quot;);&quot;&quot;;MAX([$'Compétences validées trim-sem 1'.CJ24];[$'Compétences validées trim-sem 2'.CJ24];[$'Compétences validées trimestre 3'.CJ24]))">
            <text:p/>
          </table:table-cell>
          <table:table-cell table:formula="of:=IF(AND([$'Compétences validées trim-sem 1'.CK24]=&quot;&quot;;[$'Compétences validées trim-sem 2'.CK24]=&quot;&quot;;[$'Compétences validées trimestre 3'.CK24]=&quot;&quot;);&quot;&quot;;MAX([$'Compétences validées trim-sem 1'.CK24];[$'Compétences validées trim-sem 2'.CK24];[$'Compétences validées trimestre 3'.CK24]))">
            <text:p/>
          </table:table-cell>
          <table:table-cell table:formula="of:=IF(AND([$'Compétences validées trim-sem 1'.CL24]=&quot;&quot;;[$'Compétences validées trim-sem 2'.CL24]=&quot;&quot;;[$'Compétences validées trimestre 3'.CL24]=&quot;&quot;);&quot;&quot;;MAX([$'Compétences validées trim-sem 1'.CL24];[$'Compétences validées trim-sem 2'.CL24];[$'Compétences validées trimestre 3'.CL24]))">
            <text:p/>
          </table:table-cell>
          <table:table-cell table:formula="of:=IF(AND([$'Compétences validées trim-sem 1'.CM24]=&quot;&quot;;[$'Compétences validées trim-sem 2'.CM24]=&quot;&quot;;[$'Compétences validées trimestre 3'.CM24]=&quot;&quot;);&quot;&quot;;MAX([$'Compétences validées trim-sem 1'.CM24];[$'Compétences validées trim-sem 2'.CM24];[$'Compétences validées trimestre 3'.CM24]))">
            <text:p/>
          </table:table-cell>
          <table:table-cell table:formula="of:=IF(AND([$'Compétences validées trim-sem 1'.CN24]=&quot;&quot;;[$'Compétences validées trim-sem 2'.CN24]=&quot;&quot;;[$'Compétences validées trimestre 3'.CN24]=&quot;&quot;);&quot;&quot;;MAX([$'Compétences validées trim-sem 1'.CN24];[$'Compétences validées trim-sem 2'.CN24];[$'Compétences validées trimestre 3'.CN24]))">
            <text:p/>
          </table:table-cell>
          <table:table-cell table:formula="of:=IF(AND([$'Compétences validées trim-sem 1'.CO24]=&quot;&quot;;[$'Compétences validées trim-sem 2'.CO24]=&quot;&quot;;[$'Compétences validées trimestre 3'.CO24]=&quot;&quot;);&quot;&quot;;MAX([$'Compétences validées trim-sem 1'.CO24];[$'Compétences validées trim-sem 2'.CO24];[$'Compétences validées trimestre 3'.CO24]))">
            <text:p/>
          </table:table-cell>
          <table:table-cell table:formula="of:=IF(AND([$'Compétences validées trim-sem 1'.CP24]=&quot;&quot;;[$'Compétences validées trim-sem 2'.CP24]=&quot;&quot;;[$'Compétences validées trimestre 3'.CP24]=&quot;&quot;);&quot;&quot;;MAX([$'Compétences validées trim-sem 1'.CP24];[$'Compétences validées trim-sem 2'.CP24];[$'Compétences validées trimestre 3'.CP24]))">
            <text:p/>
          </table:table-cell>
          <table:table-cell table:formula="of:=IF(AND([$'Compétences validées trim-sem 1'.CQ24]=&quot;&quot;;[$'Compétences validées trim-sem 2'.CQ24]=&quot;&quot;;[$'Compétences validées trimestre 3'.CQ24]=&quot;&quot;);&quot;&quot;;MAX([$'Compétences validées trim-sem 1'.CQ24];[$'Compétences validées trim-sem 2'.CQ24];[$'Compétences validées trimestre 3'.CQ24]))">
            <text:p/>
          </table:table-cell>
          <table:table-cell table:formula="of:=IF(AND([$'Compétences validées trim-sem 1'.CR24]=&quot;&quot;;[$'Compétences validées trim-sem 2'.CR24]=&quot;&quot;;[$'Compétences validées trimestre 3'.CR24]=&quot;&quot;);&quot;&quot;;MAX([$'Compétences validées trim-sem 1'.CR24];[$'Compétences validées trim-sem 2'.CR24];[$'Compétences validées trimestre 3'.CR24]))">
            <text:p/>
          </table:table-cell>
          <table:table-cell table:formula="of:=IF(AND([$'Compétences validées trim-sem 1'.CS24]=&quot;&quot;;[$'Compétences validées trim-sem 2'.CS24]=&quot;&quot;;[$'Compétences validées trimestre 3'.CS24]=&quot;&quot;);&quot;&quot;;MAX([$'Compétences validées trim-sem 1'.CS24];[$'Compétences validées trim-sem 2'.CS24];[$'Compétences validées trimestre 3'.CS24]))">
            <text:p/>
          </table:table-cell>
          <table:table-cell table:formula="of:=IF(AND([$'Compétences validées trim-sem 1'.CT24]=&quot;&quot;;[$'Compétences validées trim-sem 2'.CT24]=&quot;&quot;;[$'Compétences validées trimestre 3'.CT24]=&quot;&quot;);&quot;&quot;;MAX([$'Compétences validées trim-sem 1'.CT24];[$'Compétences validées trim-sem 2'.CT24];[$'Compétences validées trimestre 3'.CT24]))">
            <text:p/>
          </table:table-cell>
          <table:table-cell table:formula="of:=IF(AND([$'Compétences validées trim-sem 1'.CU24]=&quot;&quot;;[$'Compétences validées trim-sem 2'.CU24]=&quot;&quot;;[$'Compétences validées trimestre 3'.CU24]=&quot;&quot;);&quot;&quot;;MAX([$'Compétences validées trim-sem 1'.CU24];[$'Compétences validées trim-sem 2'.CU24];[$'Compétences validées trimestre 3'.CU24]))">
            <text:p/>
          </table:table-cell>
          <table:table-cell table:formula="of:=IF(AND([$'Compétences validées trim-sem 1'.CV24]=&quot;&quot;;[$'Compétences validées trim-sem 2'.CV24]=&quot;&quot;;[$'Compétences validées trimestre 3'.CV24]=&quot;&quot;);&quot;&quot;;MAX([$'Compétences validées trim-sem 1'.CV24];[$'Compétences validées trim-sem 2'.CV24];[$'Compétences validées trimestre 3'.CV24]))">
            <text:p/>
          </table:table-cell>
          <table:table-cell table:formula="of:=IF(AND([$'Compétences validées trim-sem 1'.CW24]=&quot;&quot;;[$'Compétences validées trim-sem 2'.CW24]=&quot;&quot;;[$'Compétences validées trimestre 3'.CW24]=&quot;&quot;);&quot;&quot;;MAX([$'Compétences validées trim-sem 1'.CW24];[$'Compétences validées trim-sem 2'.CW24];[$'Compétences validées trimestre 3'.CW24]))">
            <text:p/>
          </table:table-cell>
          <table:table-cell table:formula="of:=IF(AND([$'Compétences validées trim-sem 1'.CX24]=&quot;&quot;;[$'Compétences validées trim-sem 2'.CX24]=&quot;&quot;;[$'Compétences validées trimestre 3'.CX24]=&quot;&quot;);&quot;&quot;;MAX([$'Compétences validées trim-sem 1'.CX24];[$'Compétences validées trim-sem 2'.CX24];[$'Compétences validées trimestre 3'.CX24]))">
            <text:p/>
          </table:table-cell>
        </table:table-row>
        <table:table-row table:style-name="ro1">
          <table:table-cell office:value-type="string" calcext:value-type="string">
            <text:p>Nom 24</text:p>
          </table:table-cell>
          <table:table-cell office:value-type="string" calcext:value-type="string">
            <text:p>Prénom 24</text:p>
          </table:table-cell>
          <table:table-cell table:formula="of:=IF(AND([$'Compétences validées trim-sem 1'.C25]=&quot;&quot;;[$'Compétences validées trim-sem 2'.C25]=&quot;&quot;;[$'Compétences validées trimestre 3'.C25]=&quot;&quot;);&quot;&quot;;MAX([$'Compétences validées trim-sem 1'.C25];[$'Compétences validées trim-sem 2'.C25];[$'Compétences validées trimestre 3'.C25]))">
            <text:p/>
          </table:table-cell>
          <table:table-cell table:formula="of:=IF(AND([$'Compétences validées trim-sem 1'.D25]=&quot;&quot;;[$'Compétences validées trim-sem 2'.D25]=&quot;&quot;;[$'Compétences validées trimestre 3'.D25]=&quot;&quot;);&quot;&quot;;MAX([$'Compétences validées trim-sem 1'.D25];[$'Compétences validées trim-sem 2'.D25];[$'Compétences validées trimestre 3'.D25]))">
            <text:p/>
          </table:table-cell>
          <table:table-cell table:formula="of:=IF(AND([$'Compétences validées trim-sem 1'.E25]=&quot;&quot;;[$'Compétences validées trim-sem 2'.E25]=&quot;&quot;;[$'Compétences validées trimestre 3'.E25]=&quot;&quot;);&quot;&quot;;MAX([$'Compétences validées trim-sem 1'.E25];[$'Compétences validées trim-sem 2'.E25];[$'Compétences validées trimestre 3'.E25]))">
            <text:p/>
          </table:table-cell>
          <table:table-cell table:formula="of:=IF(AND([$'Compétences validées trim-sem 1'.F25]=&quot;&quot;;[$'Compétences validées trim-sem 2'.F25]=&quot;&quot;;[$'Compétences validées trimestre 3'.F25]=&quot;&quot;);&quot;&quot;;MAX([$'Compétences validées trim-sem 1'.F25];[$'Compétences validées trim-sem 2'.F25];[$'Compétences validées trimestre 3'.F25]))">
            <text:p/>
          </table:table-cell>
          <table:table-cell table:formula="of:=IF(AND([$'Compétences validées trim-sem 1'.G25]=&quot;&quot;;[$'Compétences validées trim-sem 2'.G25]=&quot;&quot;;[$'Compétences validées trimestre 3'.G25]=&quot;&quot;);&quot;&quot;;MAX([$'Compétences validées trim-sem 1'.G25];[$'Compétences validées trim-sem 2'.G25];[$'Compétences validées trimestre 3'.G25]))">
            <text:p/>
          </table:table-cell>
          <table:table-cell table:formula="of:=IF(AND([$'Compétences validées trim-sem 1'.H25]=&quot;&quot;;[$'Compétences validées trim-sem 2'.H25]=&quot;&quot;;[$'Compétences validées trimestre 3'.H25]=&quot;&quot;);&quot;&quot;;MAX([$'Compétences validées trim-sem 1'.H25];[$'Compétences validées trim-sem 2'.H25];[$'Compétences validées trimestre 3'.H25]))">
            <text:p/>
          </table:table-cell>
          <table:table-cell table:formula="of:=IF(AND([$'Compétences validées trim-sem 1'.I25]=&quot;&quot;;[$'Compétences validées trim-sem 2'.I25]=&quot;&quot;;[$'Compétences validées trimestre 3'.I25]=&quot;&quot;);&quot;&quot;;MAX([$'Compétences validées trim-sem 1'.I25];[$'Compétences validées trim-sem 2'.I25];[$'Compétences validées trimestre 3'.I25]))">
            <text:p/>
          </table:table-cell>
          <table:table-cell table:formula="of:=IF(AND([$'Compétences validées trim-sem 1'.J25]=&quot;&quot;;[$'Compétences validées trim-sem 2'.J25]=&quot;&quot;;[$'Compétences validées trimestre 3'.J25]=&quot;&quot;);&quot;&quot;;MAX([$'Compétences validées trim-sem 1'.J25];[$'Compétences validées trim-sem 2'.J25];[$'Compétences validées trimestre 3'.J25]))">
            <text:p/>
          </table:table-cell>
          <table:table-cell table:formula="of:=IF(AND([$'Compétences validées trim-sem 1'.K25]=&quot;&quot;;[$'Compétences validées trim-sem 2'.K25]=&quot;&quot;;[$'Compétences validées trimestre 3'.K25]=&quot;&quot;);&quot;&quot;;MAX([$'Compétences validées trim-sem 1'.K25];[$'Compétences validées trim-sem 2'.K25];[$'Compétences validées trimestre 3'.K25]))">
            <text:p/>
          </table:table-cell>
          <table:table-cell table:formula="of:=IF(AND([$'Compétences validées trim-sem 1'.L25]=&quot;&quot;;[$'Compétences validées trim-sem 2'.L25]=&quot;&quot;;[$'Compétences validées trimestre 3'.L25]=&quot;&quot;);&quot;&quot;;MAX([$'Compétences validées trim-sem 1'.L25];[$'Compétences validées trim-sem 2'.L25];[$'Compétences validées trimestre 3'.L25]))">
            <text:p/>
          </table:table-cell>
          <table:table-cell table:formula="of:=IF(AND([$'Compétences validées trim-sem 1'.M25]=&quot;&quot;;[$'Compétences validées trim-sem 2'.M25]=&quot;&quot;;[$'Compétences validées trimestre 3'.M25]=&quot;&quot;);&quot;&quot;;MAX([$'Compétences validées trim-sem 1'.M25];[$'Compétences validées trim-sem 2'.M25];[$'Compétences validées trimestre 3'.M25]))">
            <text:p/>
          </table:table-cell>
          <table:table-cell table:formula="of:=IF(AND([$'Compétences validées trim-sem 1'.N25]=&quot;&quot;;[$'Compétences validées trim-sem 2'.N25]=&quot;&quot;;[$'Compétences validées trimestre 3'.N25]=&quot;&quot;);&quot;&quot;;MAX([$'Compétences validées trim-sem 1'.N25];[$'Compétences validées trim-sem 2'.N25];[$'Compétences validées trimestre 3'.N25]))">
            <text:p/>
          </table:table-cell>
          <table:table-cell table:formula="of:=IF(AND([$'Compétences validées trim-sem 1'.O25]=&quot;&quot;;[$'Compétences validées trim-sem 2'.O25]=&quot;&quot;;[$'Compétences validées trimestre 3'.O25]=&quot;&quot;);&quot;&quot;;MAX([$'Compétences validées trim-sem 1'.O25];[$'Compétences validées trim-sem 2'.O25];[$'Compétences validées trimestre 3'.O25]))">
            <text:p/>
          </table:table-cell>
          <table:table-cell table:formula="of:=IF(AND([$'Compétences validées trim-sem 1'.P25]=&quot;&quot;;[$'Compétences validées trim-sem 2'.P25]=&quot;&quot;;[$'Compétences validées trimestre 3'.P25]=&quot;&quot;);&quot;&quot;;MAX([$'Compétences validées trim-sem 1'.P25];[$'Compétences validées trim-sem 2'.P25];[$'Compétences validées trimestre 3'.P25]))">
            <text:p/>
          </table:table-cell>
          <table:table-cell table:formula="of:=IF(AND([$'Compétences validées trim-sem 1'.Q25]=&quot;&quot;;[$'Compétences validées trim-sem 2'.Q25]=&quot;&quot;;[$'Compétences validées trimestre 3'.Q25]=&quot;&quot;);&quot;&quot;;MAX([$'Compétences validées trim-sem 1'.Q25];[$'Compétences validées trim-sem 2'.Q25];[$'Compétences validées trimestre 3'.Q25]))">
            <text:p/>
          </table:table-cell>
          <table:table-cell table:formula="of:=IF(AND([$'Compétences validées trim-sem 1'.R25]=&quot;&quot;;[$'Compétences validées trim-sem 2'.R25]=&quot;&quot;;[$'Compétences validées trimestre 3'.R25]=&quot;&quot;);&quot;&quot;;MAX([$'Compétences validées trim-sem 1'.R25];[$'Compétences validées trim-sem 2'.R25];[$'Compétences validées trimestre 3'.R25]))">
            <text:p/>
          </table:table-cell>
          <table:table-cell table:formula="of:=IF(AND([$'Compétences validées trim-sem 1'.S25]=&quot;&quot;;[$'Compétences validées trim-sem 2'.S25]=&quot;&quot;;[$'Compétences validées trimestre 3'.S25]=&quot;&quot;);&quot;&quot;;MAX([$'Compétences validées trim-sem 1'.S25];[$'Compétences validées trim-sem 2'.S25];[$'Compétences validées trimestre 3'.S25]))">
            <text:p/>
          </table:table-cell>
          <table:table-cell table:formula="of:=IF(AND([$'Compétences validées trim-sem 1'.T25]=&quot;&quot;;[$'Compétences validées trim-sem 2'.T25]=&quot;&quot;;[$'Compétences validées trimestre 3'.T25]=&quot;&quot;);&quot;&quot;;MAX([$'Compétences validées trim-sem 1'.T25];[$'Compétences validées trim-sem 2'.T25];[$'Compétences validées trimestre 3'.T25]))">
            <text:p/>
          </table:table-cell>
          <table:table-cell table:formula="of:=IF(AND([$'Compétences validées trim-sem 1'.U25]=&quot;&quot;;[$'Compétences validées trim-sem 2'.U25]=&quot;&quot;;[$'Compétences validées trimestre 3'.U25]=&quot;&quot;);&quot;&quot;;MAX([$'Compétences validées trim-sem 1'.U25];[$'Compétences validées trim-sem 2'.U25];[$'Compétences validées trimestre 3'.U25]))">
            <text:p/>
          </table:table-cell>
          <table:table-cell table:formula="of:=IF(AND([$'Compétences validées trim-sem 1'.V25]=&quot;&quot;;[$'Compétences validées trim-sem 2'.V25]=&quot;&quot;;[$'Compétences validées trimestre 3'.V25]=&quot;&quot;);&quot;&quot;;MAX([$'Compétences validées trim-sem 1'.V25];[$'Compétences validées trim-sem 2'.V25];[$'Compétences validées trimestre 3'.V25]))">
            <text:p/>
          </table:table-cell>
          <table:table-cell table:formula="of:=IF(AND([$'Compétences validées trim-sem 1'.W25]=&quot;&quot;;[$'Compétences validées trim-sem 2'.W25]=&quot;&quot;;[$'Compétences validées trimestre 3'.W25]=&quot;&quot;);&quot;&quot;;MAX([$'Compétences validées trim-sem 1'.W25];[$'Compétences validées trim-sem 2'.W25];[$'Compétences validées trimestre 3'.W25]))">
            <text:p/>
          </table:table-cell>
          <table:table-cell table:formula="of:=IF(AND([$'Compétences validées trim-sem 1'.X25]=&quot;&quot;;[$'Compétences validées trim-sem 2'.X25]=&quot;&quot;;[$'Compétences validées trimestre 3'.X25]=&quot;&quot;);&quot;&quot;;MAX([$'Compétences validées trim-sem 1'.X25];[$'Compétences validées trim-sem 2'.X25];[$'Compétences validées trimestre 3'.X25]))">
            <text:p/>
          </table:table-cell>
          <table:table-cell table:formula="of:=IF(AND([$'Compétences validées trim-sem 1'.Y25]=&quot;&quot;;[$'Compétences validées trim-sem 2'.Y25]=&quot;&quot;;[$'Compétences validées trimestre 3'.Y25]=&quot;&quot;);&quot;&quot;;MAX([$'Compétences validées trim-sem 1'.Y25];[$'Compétences validées trim-sem 2'.Y25];[$'Compétences validées trimestre 3'.Y25]))">
            <text:p/>
          </table:table-cell>
          <table:table-cell table:formula="of:=IF(AND([$'Compétences validées trim-sem 1'.Z25]=&quot;&quot;;[$'Compétences validées trim-sem 2'.Z25]=&quot;&quot;;[$'Compétences validées trimestre 3'.Z25]=&quot;&quot;);&quot;&quot;;MAX([$'Compétences validées trim-sem 1'.Z25];[$'Compétences validées trim-sem 2'.Z25];[$'Compétences validées trimestre 3'.Z25]))">
            <text:p/>
          </table:table-cell>
          <table:table-cell table:formula="of:=IF(AND([$'Compétences validées trim-sem 1'.AA25]=&quot;&quot;;[$'Compétences validées trim-sem 2'.AA25]=&quot;&quot;;[$'Compétences validées trimestre 3'.AA25]=&quot;&quot;);&quot;&quot;;MAX([$'Compétences validées trim-sem 1'.AA25];[$'Compétences validées trim-sem 2'.AA25];[$'Compétences validées trimestre 3'.AA25]))">
            <text:p/>
          </table:table-cell>
          <table:table-cell table:formula="of:=IF(AND([$'Compétences validées trim-sem 1'.AB25]=&quot;&quot;;[$'Compétences validées trim-sem 2'.AB25]=&quot;&quot;;[$'Compétences validées trimestre 3'.AB25]=&quot;&quot;);&quot;&quot;;MAX([$'Compétences validées trim-sem 1'.AB25];[$'Compétences validées trim-sem 2'.AB25];[$'Compétences validées trimestre 3'.AB25]))">
            <text:p/>
          </table:table-cell>
          <table:table-cell table:formula="of:=IF(AND([$'Compétences validées trim-sem 1'.AC25]=&quot;&quot;;[$'Compétences validées trim-sem 2'.AC25]=&quot;&quot;;[$'Compétences validées trimestre 3'.AC25]=&quot;&quot;);&quot;&quot;;MAX([$'Compétences validées trim-sem 1'.AC25];[$'Compétences validées trim-sem 2'.AC25];[$'Compétences validées trimestre 3'.AC25]))">
            <text:p/>
          </table:table-cell>
          <table:table-cell table:formula="of:=IF(AND([$'Compétences validées trim-sem 1'.AD25]=&quot;&quot;;[$'Compétences validées trim-sem 2'.AD25]=&quot;&quot;;[$'Compétences validées trimestre 3'.AD25]=&quot;&quot;);&quot;&quot;;MAX([$'Compétences validées trim-sem 1'.AD25];[$'Compétences validées trim-sem 2'.AD25];[$'Compétences validées trimestre 3'.AD25]))">
            <text:p/>
          </table:table-cell>
          <table:table-cell table:formula="of:=IF(AND([$'Compétences validées trim-sem 1'.AE25]=&quot;&quot;;[$'Compétences validées trim-sem 2'.AE25]=&quot;&quot;;[$'Compétences validées trimestre 3'.AE25]=&quot;&quot;);&quot;&quot;;MAX([$'Compétences validées trim-sem 1'.AE25];[$'Compétences validées trim-sem 2'.AE25];[$'Compétences validées trimestre 3'.AE25]))">
            <text:p/>
          </table:table-cell>
          <table:table-cell table:formula="of:=IF(AND([$'Compétences validées trim-sem 1'.AF25]=&quot;&quot;;[$'Compétences validées trim-sem 2'.AF25]=&quot;&quot;;[$'Compétences validées trimestre 3'.AF25]=&quot;&quot;);&quot;&quot;;MAX([$'Compétences validées trim-sem 1'.AF25];[$'Compétences validées trim-sem 2'.AF25];[$'Compétences validées trimestre 3'.AF25]))">
            <text:p/>
          </table:table-cell>
          <table:table-cell table:formula="of:=IF(AND([$'Compétences validées trim-sem 1'.AG25]=&quot;&quot;;[$'Compétences validées trim-sem 2'.AG25]=&quot;&quot;;[$'Compétences validées trimestre 3'.AG25]=&quot;&quot;);&quot;&quot;;MAX([$'Compétences validées trim-sem 1'.AG25];[$'Compétences validées trim-sem 2'.AG25];[$'Compétences validées trimestre 3'.AG25]))">
            <text:p/>
          </table:table-cell>
          <table:table-cell table:formula="of:=IF(AND([$'Compétences validées trim-sem 1'.AH25]=&quot;&quot;;[$'Compétences validées trim-sem 2'.AH25]=&quot;&quot;;[$'Compétences validées trimestre 3'.AH25]=&quot;&quot;);&quot;&quot;;MAX([$'Compétences validées trim-sem 1'.AH25];[$'Compétences validées trim-sem 2'.AH25];[$'Compétences validées trimestre 3'.AH25]))">
            <text:p/>
          </table:table-cell>
          <table:table-cell table:formula="of:=IF(AND([$'Compétences validées trim-sem 1'.AI25]=&quot;&quot;;[$'Compétences validées trim-sem 2'.AI25]=&quot;&quot;;[$'Compétences validées trimestre 3'.AI25]=&quot;&quot;);&quot;&quot;;MAX([$'Compétences validées trim-sem 1'.AI25];[$'Compétences validées trim-sem 2'.AI25];[$'Compétences validées trimestre 3'.AI25]))">
            <text:p/>
          </table:table-cell>
          <table:table-cell table:formula="of:=IF(AND([$'Compétences validées trim-sem 1'.AJ25]=&quot;&quot;;[$'Compétences validées trim-sem 2'.AJ25]=&quot;&quot;;[$'Compétences validées trimestre 3'.AJ25]=&quot;&quot;);&quot;&quot;;MAX([$'Compétences validées trim-sem 1'.AJ25];[$'Compétences validées trim-sem 2'.AJ25];[$'Compétences validées trimestre 3'.AJ25]))">
            <text:p/>
          </table:table-cell>
          <table:table-cell table:formula="of:=IF(AND([$'Compétences validées trim-sem 1'.AK25]=&quot;&quot;;[$'Compétences validées trim-sem 2'.AK25]=&quot;&quot;;[$'Compétences validées trimestre 3'.AK25]=&quot;&quot;);&quot;&quot;;MAX([$'Compétences validées trim-sem 1'.AK25];[$'Compétences validées trim-sem 2'.AK25];[$'Compétences validées trimestre 3'.AK25]))">
            <text:p/>
          </table:table-cell>
          <table:table-cell table:formula="of:=IF(AND([$'Compétences validées trim-sem 1'.AL25]=&quot;&quot;;[$'Compétences validées trim-sem 2'.AL25]=&quot;&quot;;[$'Compétences validées trimestre 3'.AL25]=&quot;&quot;);&quot;&quot;;MAX([$'Compétences validées trim-sem 1'.AL25];[$'Compétences validées trim-sem 2'.AL25];[$'Compétences validées trimestre 3'.AL25]))">
            <text:p/>
          </table:table-cell>
          <table:table-cell table:formula="of:=IF(AND([$'Compétences validées trim-sem 1'.AM25]=&quot;&quot;;[$'Compétences validées trim-sem 2'.AM25]=&quot;&quot;;[$'Compétences validées trimestre 3'.AM25]=&quot;&quot;);&quot;&quot;;MAX([$'Compétences validées trim-sem 1'.AM25];[$'Compétences validées trim-sem 2'.AM25];[$'Compétences validées trimestre 3'.AM25]))">
            <text:p/>
          </table:table-cell>
          <table:table-cell table:formula="of:=IF(AND([$'Compétences validées trim-sem 1'.AN25]=&quot;&quot;;[$'Compétences validées trim-sem 2'.AN25]=&quot;&quot;;[$'Compétences validées trimestre 3'.AN25]=&quot;&quot;);&quot;&quot;;MAX([$'Compétences validées trim-sem 1'.AN25];[$'Compétences validées trim-sem 2'.AN25];[$'Compétences validées trimestre 3'.AN25]))">
            <text:p/>
          </table:table-cell>
          <table:table-cell table:formula="of:=IF(AND([$'Compétences validées trim-sem 1'.AO25]=&quot;&quot;;[$'Compétences validées trim-sem 2'.AO25]=&quot;&quot;;[$'Compétences validées trimestre 3'.AO25]=&quot;&quot;);&quot;&quot;;MAX([$'Compétences validées trim-sem 1'.AO25];[$'Compétences validées trim-sem 2'.AO25];[$'Compétences validées trimestre 3'.AO25]))">
            <text:p/>
          </table:table-cell>
          <table:table-cell table:formula="of:=IF(AND([$'Compétences validées trim-sem 1'.AP25]=&quot;&quot;;[$'Compétences validées trim-sem 2'.AP25]=&quot;&quot;;[$'Compétences validées trimestre 3'.AP25]=&quot;&quot;);&quot;&quot;;MAX([$'Compétences validées trim-sem 1'.AP25];[$'Compétences validées trim-sem 2'.AP25];[$'Compétences validées trimestre 3'.AP25]))">
            <text:p/>
          </table:table-cell>
          <table:table-cell table:formula="of:=IF(AND([$'Compétences validées trim-sem 1'.AQ25]=&quot;&quot;;[$'Compétences validées trim-sem 2'.AQ25]=&quot;&quot;;[$'Compétences validées trimestre 3'.AQ25]=&quot;&quot;);&quot;&quot;;MAX([$'Compétences validées trim-sem 1'.AQ25];[$'Compétences validées trim-sem 2'.AQ25];[$'Compétences validées trimestre 3'.AQ25]))">
            <text:p/>
          </table:table-cell>
          <table:table-cell table:formula="of:=IF(AND([$'Compétences validées trim-sem 1'.AR25]=&quot;&quot;;[$'Compétences validées trim-sem 2'.AR25]=&quot;&quot;;[$'Compétences validées trimestre 3'.AR25]=&quot;&quot;);&quot;&quot;;MAX([$'Compétences validées trim-sem 1'.AR25];[$'Compétences validées trim-sem 2'.AR25];[$'Compétences validées trimestre 3'.AR25]))">
            <text:p/>
          </table:table-cell>
          <table:table-cell table:formula="of:=IF(AND([$'Compétences validées trim-sem 1'.AS25]=&quot;&quot;;[$'Compétences validées trim-sem 2'.AS25]=&quot;&quot;;[$'Compétences validées trimestre 3'.AS25]=&quot;&quot;);&quot;&quot;;MAX([$'Compétences validées trim-sem 1'.AS25];[$'Compétences validées trim-sem 2'.AS25];[$'Compétences validées trimestre 3'.AS25]))">
            <text:p/>
          </table:table-cell>
          <table:table-cell table:formula="of:=IF(AND([$'Compétences validées trim-sem 1'.AT25]=&quot;&quot;;[$'Compétences validées trim-sem 2'.AT25]=&quot;&quot;;[$'Compétences validées trimestre 3'.AT25]=&quot;&quot;);&quot;&quot;;MAX([$'Compétences validées trim-sem 1'.AT25];[$'Compétences validées trim-sem 2'.AT25];[$'Compétences validées trimestre 3'.AT25]))">
            <text:p/>
          </table:table-cell>
          <table:table-cell table:formula="of:=IF(AND([$'Compétences validées trim-sem 1'.AU25]=&quot;&quot;;[$'Compétences validées trim-sem 2'.AU25]=&quot;&quot;;[$'Compétences validées trimestre 3'.AU25]=&quot;&quot;);&quot;&quot;;MAX([$'Compétences validées trim-sem 1'.AU25];[$'Compétences validées trim-sem 2'.AU25];[$'Compétences validées trimestre 3'.AU25]))">
            <text:p/>
          </table:table-cell>
          <table:table-cell table:formula="of:=IF(AND([$'Compétences validées trim-sem 1'.AV25]=&quot;&quot;;[$'Compétences validées trim-sem 2'.AV25]=&quot;&quot;;[$'Compétences validées trimestre 3'.AV25]=&quot;&quot;);&quot;&quot;;MAX([$'Compétences validées trim-sem 1'.AV25];[$'Compétences validées trim-sem 2'.AV25];[$'Compétences validées trimestre 3'.AV25]))">
            <text:p/>
          </table:table-cell>
          <table:table-cell table:formula="of:=IF(AND([$'Compétences validées trim-sem 1'.AW25]=&quot;&quot;;[$'Compétences validées trim-sem 2'.AW25]=&quot;&quot;;[$'Compétences validées trimestre 3'.AW25]=&quot;&quot;);&quot;&quot;;MAX([$'Compétences validées trim-sem 1'.AW25];[$'Compétences validées trim-sem 2'.AW25];[$'Compétences validées trimestre 3'.AW25]))">
            <text:p/>
          </table:table-cell>
          <table:table-cell table:formula="of:=IF(AND([$'Compétences validées trim-sem 1'.AX25]=&quot;&quot;;[$'Compétences validées trim-sem 2'.AX25]=&quot;&quot;;[$'Compétences validées trimestre 3'.AX25]=&quot;&quot;);&quot;&quot;;MAX([$'Compétences validées trim-sem 1'.AX25];[$'Compétences validées trim-sem 2'.AX25];[$'Compétences validées trimestre 3'.AX25]))">
            <text:p/>
          </table:table-cell>
          <table:table-cell table:formula="of:=IF(AND([$'Compétences validées trim-sem 1'.AY25]=&quot;&quot;;[$'Compétences validées trim-sem 2'.AY25]=&quot;&quot;;[$'Compétences validées trimestre 3'.AY25]=&quot;&quot;);&quot;&quot;;MAX([$'Compétences validées trim-sem 1'.AY25];[$'Compétences validées trim-sem 2'.AY25];[$'Compétences validées trimestre 3'.AY25]))">
            <text:p/>
          </table:table-cell>
          <table:table-cell table:formula="of:=IF(AND([$'Compétences validées trim-sem 1'.AZ25]=&quot;&quot;;[$'Compétences validées trim-sem 2'.AZ25]=&quot;&quot;;[$'Compétences validées trimestre 3'.AZ25]=&quot;&quot;);&quot;&quot;;MAX([$'Compétences validées trim-sem 1'.AZ25];[$'Compétences validées trim-sem 2'.AZ25];[$'Compétences validées trimestre 3'.AZ25]))">
            <text:p/>
          </table:table-cell>
          <table:table-cell table:formula="of:=IF(AND([$'Compétences validées trim-sem 1'.BA25]=&quot;&quot;;[$'Compétences validées trim-sem 2'.BA25]=&quot;&quot;;[$'Compétences validées trimestre 3'.BA25]=&quot;&quot;);&quot;&quot;;MAX([$'Compétences validées trim-sem 1'.BA25];[$'Compétences validées trim-sem 2'.BA25];[$'Compétences validées trimestre 3'.BA25]))">
            <text:p/>
          </table:table-cell>
          <table:table-cell table:formula="of:=IF(AND([$'Compétences validées trim-sem 1'.BB25]=&quot;&quot;;[$'Compétences validées trim-sem 2'.BB25]=&quot;&quot;;[$'Compétences validées trimestre 3'.BB25]=&quot;&quot;);&quot;&quot;;MAX([$'Compétences validées trim-sem 1'.BB25];[$'Compétences validées trim-sem 2'.BB25];[$'Compétences validées trimestre 3'.BB25]))">
            <text:p/>
          </table:table-cell>
          <table:table-cell table:formula="of:=IF(AND([$'Compétences validées trim-sem 1'.BC25]=&quot;&quot;;[$'Compétences validées trim-sem 2'.BC25]=&quot;&quot;;[$'Compétences validées trimestre 3'.BC25]=&quot;&quot;);&quot;&quot;;MAX([$'Compétences validées trim-sem 1'.BC25];[$'Compétences validées trim-sem 2'.BC25];[$'Compétences validées trimestre 3'.BC25]))">
            <text:p/>
          </table:table-cell>
          <table:table-cell table:formula="of:=IF(AND([$'Compétences validées trim-sem 1'.BD25]=&quot;&quot;;[$'Compétences validées trim-sem 2'.BD25]=&quot;&quot;;[$'Compétences validées trimestre 3'.BD25]=&quot;&quot;);&quot;&quot;;MAX([$'Compétences validées trim-sem 1'.BD25];[$'Compétences validées trim-sem 2'.BD25];[$'Compétences validées trimestre 3'.BD25]))">
            <text:p/>
          </table:table-cell>
          <table:table-cell table:formula="of:=IF(AND([$'Compétences validées trim-sem 1'.BE25]=&quot;&quot;;[$'Compétences validées trim-sem 2'.BE25]=&quot;&quot;;[$'Compétences validées trimestre 3'.BE25]=&quot;&quot;);&quot;&quot;;MAX([$'Compétences validées trim-sem 1'.BE25];[$'Compétences validées trim-sem 2'.BE25];[$'Compétences validées trimestre 3'.BE25]))">
            <text:p/>
          </table:table-cell>
          <table:table-cell table:formula="of:=IF(AND([$'Compétences validées trim-sem 1'.BF25]=&quot;&quot;;[$'Compétences validées trim-sem 2'.BF25]=&quot;&quot;;[$'Compétences validées trimestre 3'.BF25]=&quot;&quot;);&quot;&quot;;MAX([$'Compétences validées trim-sem 1'.BF25];[$'Compétences validées trim-sem 2'.BF25];[$'Compétences validées trimestre 3'.BF25]))">
            <text:p/>
          </table:table-cell>
          <table:table-cell table:formula="of:=IF(AND([$'Compétences validées trim-sem 1'.BG25]=&quot;&quot;;[$'Compétences validées trim-sem 2'.BG25]=&quot;&quot;;[$'Compétences validées trimestre 3'.BG25]=&quot;&quot;);&quot;&quot;;MAX([$'Compétences validées trim-sem 1'.BG25];[$'Compétences validées trim-sem 2'.BG25];[$'Compétences validées trimestre 3'.BG25]))">
            <text:p/>
          </table:table-cell>
          <table:table-cell table:formula="of:=IF(AND([$'Compétences validées trim-sem 1'.BH25]=&quot;&quot;;[$'Compétences validées trim-sem 2'.BH25]=&quot;&quot;;[$'Compétences validées trimestre 3'.BH25]=&quot;&quot;);&quot;&quot;;MAX([$'Compétences validées trim-sem 1'.BH25];[$'Compétences validées trim-sem 2'.BH25];[$'Compétences validées trimestre 3'.BH25]))">
            <text:p/>
          </table:table-cell>
          <table:table-cell table:formula="of:=IF(AND([$'Compétences validées trim-sem 1'.BI25]=&quot;&quot;;[$'Compétences validées trim-sem 2'.BI25]=&quot;&quot;;[$'Compétences validées trimestre 3'.BI25]=&quot;&quot;);&quot;&quot;;MAX([$'Compétences validées trim-sem 1'.BI25];[$'Compétences validées trim-sem 2'.BI25];[$'Compétences validées trimestre 3'.BI25]))">
            <text:p/>
          </table:table-cell>
          <table:table-cell table:formula="of:=IF(AND([$'Compétences validées trim-sem 1'.BJ25]=&quot;&quot;;[$'Compétences validées trim-sem 2'.BJ25]=&quot;&quot;;[$'Compétences validées trimestre 3'.BJ25]=&quot;&quot;);&quot;&quot;;MAX([$'Compétences validées trim-sem 1'.BJ25];[$'Compétences validées trim-sem 2'.BJ25];[$'Compétences validées trimestre 3'.BJ25]))">
            <text:p/>
          </table:table-cell>
          <table:table-cell table:formula="of:=IF(AND([$'Compétences validées trim-sem 1'.BK25]=&quot;&quot;;[$'Compétences validées trim-sem 2'.BK25]=&quot;&quot;;[$'Compétences validées trimestre 3'.BK25]=&quot;&quot;);&quot;&quot;;MAX([$'Compétences validées trim-sem 1'.BK25];[$'Compétences validées trim-sem 2'.BK25];[$'Compétences validées trimestre 3'.BK25]))">
            <text:p/>
          </table:table-cell>
          <table:table-cell table:formula="of:=IF(AND([$'Compétences validées trim-sem 1'.BL25]=&quot;&quot;;[$'Compétences validées trim-sem 2'.BL25]=&quot;&quot;;[$'Compétences validées trimestre 3'.BL25]=&quot;&quot;);&quot;&quot;;MAX([$'Compétences validées trim-sem 1'.BL25];[$'Compétences validées trim-sem 2'.BL25];[$'Compétences validées trimestre 3'.BL25]))">
            <text:p/>
          </table:table-cell>
          <table:table-cell table:formula="of:=IF(AND([$'Compétences validées trim-sem 1'.BM25]=&quot;&quot;;[$'Compétences validées trim-sem 2'.BM25]=&quot;&quot;;[$'Compétences validées trimestre 3'.BM25]=&quot;&quot;);&quot;&quot;;MAX([$'Compétences validées trim-sem 1'.BM25];[$'Compétences validées trim-sem 2'.BM25];[$'Compétences validées trimestre 3'.BM25]))">
            <text:p/>
          </table:table-cell>
          <table:table-cell table:formula="of:=IF(AND([$'Compétences validées trim-sem 1'.BN25]=&quot;&quot;;[$'Compétences validées trim-sem 2'.BN25]=&quot;&quot;;[$'Compétences validées trimestre 3'.BN25]=&quot;&quot;);&quot;&quot;;MAX([$'Compétences validées trim-sem 1'.BN25];[$'Compétences validées trim-sem 2'.BN25];[$'Compétences validées trimestre 3'.BN25]))">
            <text:p/>
          </table:table-cell>
          <table:table-cell table:formula="of:=IF(AND([$'Compétences validées trim-sem 1'.BO25]=&quot;&quot;;[$'Compétences validées trim-sem 2'.BO25]=&quot;&quot;;[$'Compétences validées trimestre 3'.BO25]=&quot;&quot;);&quot;&quot;;MAX([$'Compétences validées trim-sem 1'.BO25];[$'Compétences validées trim-sem 2'.BO25];[$'Compétences validées trimestre 3'.BO25]))">
            <text:p/>
          </table:table-cell>
          <table:table-cell table:formula="of:=IF(AND([$'Compétences validées trim-sem 1'.BP25]=&quot;&quot;;[$'Compétences validées trim-sem 2'.BP25]=&quot;&quot;;[$'Compétences validées trimestre 3'.BP25]=&quot;&quot;);&quot;&quot;;MAX([$'Compétences validées trim-sem 1'.BP25];[$'Compétences validées trim-sem 2'.BP25];[$'Compétences validées trimestre 3'.BP25]))">
            <text:p/>
          </table:table-cell>
          <table:table-cell table:formula="of:=IF(AND([$'Compétences validées trim-sem 1'.BQ25]=&quot;&quot;;[$'Compétences validées trim-sem 2'.BQ25]=&quot;&quot;;[$'Compétences validées trimestre 3'.BQ25]=&quot;&quot;);&quot;&quot;;MAX([$'Compétences validées trim-sem 1'.BQ25];[$'Compétences validées trim-sem 2'.BQ25];[$'Compétences validées trimestre 3'.BQ25]))">
            <text:p/>
          </table:table-cell>
          <table:table-cell table:formula="of:=IF(AND([$'Compétences validées trim-sem 1'.BR25]=&quot;&quot;;[$'Compétences validées trim-sem 2'.BR25]=&quot;&quot;;[$'Compétences validées trimestre 3'.BR25]=&quot;&quot;);&quot;&quot;;MAX([$'Compétences validées trim-sem 1'.BR25];[$'Compétences validées trim-sem 2'.BR25];[$'Compétences validées trimestre 3'.BR25]))">
            <text:p/>
          </table:table-cell>
          <table:table-cell table:formula="of:=IF(AND([$'Compétences validées trim-sem 1'.BS25]=&quot;&quot;;[$'Compétences validées trim-sem 2'.BS25]=&quot;&quot;;[$'Compétences validées trimestre 3'.BS25]=&quot;&quot;);&quot;&quot;;MAX([$'Compétences validées trim-sem 1'.BS25];[$'Compétences validées trim-sem 2'.BS25];[$'Compétences validées trimestre 3'.BS25]))">
            <text:p/>
          </table:table-cell>
          <table:table-cell table:formula="of:=IF(AND([$'Compétences validées trim-sem 1'.BT25]=&quot;&quot;;[$'Compétences validées trim-sem 2'.BT25]=&quot;&quot;;[$'Compétences validées trimestre 3'.BT25]=&quot;&quot;);&quot;&quot;;MAX([$'Compétences validées trim-sem 1'.BT25];[$'Compétences validées trim-sem 2'.BT25];[$'Compétences validées trimestre 3'.BT25]))">
            <text:p/>
          </table:table-cell>
          <table:table-cell table:formula="of:=IF(AND([$'Compétences validées trim-sem 1'.BU25]=&quot;&quot;;[$'Compétences validées trim-sem 2'.BU25]=&quot;&quot;;[$'Compétences validées trimestre 3'.BU25]=&quot;&quot;);&quot;&quot;;MAX([$'Compétences validées trim-sem 1'.BU25];[$'Compétences validées trim-sem 2'.BU25];[$'Compétences validées trimestre 3'.BU25]))">
            <text:p/>
          </table:table-cell>
          <table:table-cell table:formula="of:=IF(AND([$'Compétences validées trim-sem 1'.BV25]=&quot;&quot;;[$'Compétences validées trim-sem 2'.BV25]=&quot;&quot;;[$'Compétences validées trimestre 3'.BV25]=&quot;&quot;);&quot;&quot;;MAX([$'Compétences validées trim-sem 1'.BV25];[$'Compétences validées trim-sem 2'.BV25];[$'Compétences validées trimestre 3'.BV25]))">
            <text:p/>
          </table:table-cell>
          <table:table-cell table:formula="of:=IF(AND([$'Compétences validées trim-sem 1'.BW25]=&quot;&quot;;[$'Compétences validées trim-sem 2'.BW25]=&quot;&quot;;[$'Compétences validées trimestre 3'.BW25]=&quot;&quot;);&quot;&quot;;MAX([$'Compétences validées trim-sem 1'.BW25];[$'Compétences validées trim-sem 2'.BW25];[$'Compétences validées trimestre 3'.BW25]))">
            <text:p/>
          </table:table-cell>
          <table:table-cell table:formula="of:=IF(AND([$'Compétences validées trim-sem 1'.BX25]=&quot;&quot;;[$'Compétences validées trim-sem 2'.BX25]=&quot;&quot;;[$'Compétences validées trimestre 3'.BX25]=&quot;&quot;);&quot;&quot;;MAX([$'Compétences validées trim-sem 1'.BX25];[$'Compétences validées trim-sem 2'.BX25];[$'Compétences validées trimestre 3'.BX25]))">
            <text:p/>
          </table:table-cell>
          <table:table-cell table:formula="of:=IF(AND([$'Compétences validées trim-sem 1'.BY25]=&quot;&quot;;[$'Compétences validées trim-sem 2'.BY25]=&quot;&quot;;[$'Compétences validées trimestre 3'.BY25]=&quot;&quot;);&quot;&quot;;MAX([$'Compétences validées trim-sem 1'.BY25];[$'Compétences validées trim-sem 2'.BY25];[$'Compétences validées trimestre 3'.BY25]))">
            <text:p/>
          </table:table-cell>
          <table:table-cell table:formula="of:=IF(AND([$'Compétences validées trim-sem 1'.BZ25]=&quot;&quot;;[$'Compétences validées trim-sem 2'.BZ25]=&quot;&quot;;[$'Compétences validées trimestre 3'.BZ25]=&quot;&quot;);&quot;&quot;;MAX([$'Compétences validées trim-sem 1'.BZ25];[$'Compétences validées trim-sem 2'.BZ25];[$'Compétences validées trimestre 3'.BZ25]))">
            <text:p/>
          </table:table-cell>
          <table:table-cell table:formula="of:=IF(AND([$'Compétences validées trim-sem 1'.CA25]=&quot;&quot;;[$'Compétences validées trim-sem 2'.CA25]=&quot;&quot;;[$'Compétences validées trimestre 3'.CA25]=&quot;&quot;);&quot;&quot;;MAX([$'Compétences validées trim-sem 1'.CA25];[$'Compétences validées trim-sem 2'.CA25];[$'Compétences validées trimestre 3'.CA25]))">
            <text:p/>
          </table:table-cell>
          <table:table-cell table:formula="of:=IF(AND([$'Compétences validées trim-sem 1'.CB25]=&quot;&quot;;[$'Compétences validées trim-sem 2'.CB25]=&quot;&quot;;[$'Compétences validées trimestre 3'.CB25]=&quot;&quot;);&quot;&quot;;MAX([$'Compétences validées trim-sem 1'.CB25];[$'Compétences validées trim-sem 2'.CB25];[$'Compétences validées trimestre 3'.CB25]))">
            <text:p/>
          </table:table-cell>
          <table:table-cell table:formula="of:=IF(AND([$'Compétences validées trim-sem 1'.CC25]=&quot;&quot;;[$'Compétences validées trim-sem 2'.CC25]=&quot;&quot;;[$'Compétences validées trimestre 3'.CC25]=&quot;&quot;);&quot;&quot;;MAX([$'Compétences validées trim-sem 1'.CC25];[$'Compétences validées trim-sem 2'.CC25];[$'Compétences validées trimestre 3'.CC25]))">
            <text:p/>
          </table:table-cell>
          <table:table-cell table:formula="of:=IF(AND([$'Compétences validées trim-sem 1'.CD25]=&quot;&quot;;[$'Compétences validées trim-sem 2'.CD25]=&quot;&quot;;[$'Compétences validées trimestre 3'.CD25]=&quot;&quot;);&quot;&quot;;MAX([$'Compétences validées trim-sem 1'.CD25];[$'Compétences validées trim-sem 2'.CD25];[$'Compétences validées trimestre 3'.CD25]))">
            <text:p/>
          </table:table-cell>
          <table:table-cell table:formula="of:=IF(AND([$'Compétences validées trim-sem 1'.CE25]=&quot;&quot;;[$'Compétences validées trim-sem 2'.CE25]=&quot;&quot;;[$'Compétences validées trimestre 3'.CE25]=&quot;&quot;);&quot;&quot;;MAX([$'Compétences validées trim-sem 1'.CE25];[$'Compétences validées trim-sem 2'.CE25];[$'Compétences validées trimestre 3'.CE25]))">
            <text:p/>
          </table:table-cell>
          <table:table-cell table:formula="of:=IF(AND([$'Compétences validées trim-sem 1'.CF25]=&quot;&quot;;[$'Compétences validées trim-sem 2'.CF25]=&quot;&quot;;[$'Compétences validées trimestre 3'.CF25]=&quot;&quot;);&quot;&quot;;MAX([$'Compétences validées trim-sem 1'.CF25];[$'Compétences validées trim-sem 2'.CF25];[$'Compétences validées trimestre 3'.CF25]))">
            <text:p/>
          </table:table-cell>
          <table:table-cell table:formula="of:=IF(AND([$'Compétences validées trim-sem 1'.CG25]=&quot;&quot;;[$'Compétences validées trim-sem 2'.CG25]=&quot;&quot;;[$'Compétences validées trimestre 3'.CG25]=&quot;&quot;);&quot;&quot;;MAX([$'Compétences validées trim-sem 1'.CG25];[$'Compétences validées trim-sem 2'.CG25];[$'Compétences validées trimestre 3'.CG25]))">
            <text:p/>
          </table:table-cell>
          <table:table-cell table:formula="of:=IF(AND([$'Compétences validées trim-sem 1'.CH25]=&quot;&quot;;[$'Compétences validées trim-sem 2'.CH25]=&quot;&quot;;[$'Compétences validées trimestre 3'.CH25]=&quot;&quot;);&quot;&quot;;MAX([$'Compétences validées trim-sem 1'.CH25];[$'Compétences validées trim-sem 2'.CH25];[$'Compétences validées trimestre 3'.CH25]))">
            <text:p/>
          </table:table-cell>
          <table:table-cell table:formula="of:=IF(AND([$'Compétences validées trim-sem 1'.CI25]=&quot;&quot;;[$'Compétences validées trim-sem 2'.CI25]=&quot;&quot;;[$'Compétences validées trimestre 3'.CI25]=&quot;&quot;);&quot;&quot;;MAX([$'Compétences validées trim-sem 1'.CI25];[$'Compétences validées trim-sem 2'.CI25];[$'Compétences validées trimestre 3'.CI25]))">
            <text:p/>
          </table:table-cell>
          <table:table-cell table:formula="of:=IF(AND([$'Compétences validées trim-sem 1'.CJ25]=&quot;&quot;;[$'Compétences validées trim-sem 2'.CJ25]=&quot;&quot;;[$'Compétences validées trimestre 3'.CJ25]=&quot;&quot;);&quot;&quot;;MAX([$'Compétences validées trim-sem 1'.CJ25];[$'Compétences validées trim-sem 2'.CJ25];[$'Compétences validées trimestre 3'.CJ25]))">
            <text:p/>
          </table:table-cell>
          <table:table-cell table:formula="of:=IF(AND([$'Compétences validées trim-sem 1'.CK25]=&quot;&quot;;[$'Compétences validées trim-sem 2'.CK25]=&quot;&quot;;[$'Compétences validées trimestre 3'.CK25]=&quot;&quot;);&quot;&quot;;MAX([$'Compétences validées trim-sem 1'.CK25];[$'Compétences validées trim-sem 2'.CK25];[$'Compétences validées trimestre 3'.CK25]))">
            <text:p/>
          </table:table-cell>
          <table:table-cell table:formula="of:=IF(AND([$'Compétences validées trim-sem 1'.CL25]=&quot;&quot;;[$'Compétences validées trim-sem 2'.CL25]=&quot;&quot;;[$'Compétences validées trimestre 3'.CL25]=&quot;&quot;);&quot;&quot;;MAX([$'Compétences validées trim-sem 1'.CL25];[$'Compétences validées trim-sem 2'.CL25];[$'Compétences validées trimestre 3'.CL25]))">
            <text:p/>
          </table:table-cell>
          <table:table-cell table:formula="of:=IF(AND([$'Compétences validées trim-sem 1'.CM25]=&quot;&quot;;[$'Compétences validées trim-sem 2'.CM25]=&quot;&quot;;[$'Compétences validées trimestre 3'.CM25]=&quot;&quot;);&quot;&quot;;MAX([$'Compétences validées trim-sem 1'.CM25];[$'Compétences validées trim-sem 2'.CM25];[$'Compétences validées trimestre 3'.CM25]))">
            <text:p/>
          </table:table-cell>
          <table:table-cell table:formula="of:=IF(AND([$'Compétences validées trim-sem 1'.CN25]=&quot;&quot;;[$'Compétences validées trim-sem 2'.CN25]=&quot;&quot;;[$'Compétences validées trimestre 3'.CN25]=&quot;&quot;);&quot;&quot;;MAX([$'Compétences validées trim-sem 1'.CN25];[$'Compétences validées trim-sem 2'.CN25];[$'Compétences validées trimestre 3'.CN25]))">
            <text:p/>
          </table:table-cell>
          <table:table-cell table:formula="of:=IF(AND([$'Compétences validées trim-sem 1'.CO25]=&quot;&quot;;[$'Compétences validées trim-sem 2'.CO25]=&quot;&quot;;[$'Compétences validées trimestre 3'.CO25]=&quot;&quot;);&quot;&quot;;MAX([$'Compétences validées trim-sem 1'.CO25];[$'Compétences validées trim-sem 2'.CO25];[$'Compétences validées trimestre 3'.CO25]))">
            <text:p/>
          </table:table-cell>
          <table:table-cell table:formula="of:=IF(AND([$'Compétences validées trim-sem 1'.CP25]=&quot;&quot;;[$'Compétences validées trim-sem 2'.CP25]=&quot;&quot;;[$'Compétences validées trimestre 3'.CP25]=&quot;&quot;);&quot;&quot;;MAX([$'Compétences validées trim-sem 1'.CP25];[$'Compétences validées trim-sem 2'.CP25];[$'Compétences validées trimestre 3'.CP25]))">
            <text:p/>
          </table:table-cell>
          <table:table-cell table:formula="of:=IF(AND([$'Compétences validées trim-sem 1'.CQ25]=&quot;&quot;;[$'Compétences validées trim-sem 2'.CQ25]=&quot;&quot;;[$'Compétences validées trimestre 3'.CQ25]=&quot;&quot;);&quot;&quot;;MAX([$'Compétences validées trim-sem 1'.CQ25];[$'Compétences validées trim-sem 2'.CQ25];[$'Compétences validées trimestre 3'.CQ25]))">
            <text:p/>
          </table:table-cell>
          <table:table-cell table:formula="of:=IF(AND([$'Compétences validées trim-sem 1'.CR25]=&quot;&quot;;[$'Compétences validées trim-sem 2'.CR25]=&quot;&quot;;[$'Compétences validées trimestre 3'.CR25]=&quot;&quot;);&quot;&quot;;MAX([$'Compétences validées trim-sem 1'.CR25];[$'Compétences validées trim-sem 2'.CR25];[$'Compétences validées trimestre 3'.CR25]))">
            <text:p/>
          </table:table-cell>
          <table:table-cell table:formula="of:=IF(AND([$'Compétences validées trim-sem 1'.CS25]=&quot;&quot;;[$'Compétences validées trim-sem 2'.CS25]=&quot;&quot;;[$'Compétences validées trimestre 3'.CS25]=&quot;&quot;);&quot;&quot;;MAX([$'Compétences validées trim-sem 1'.CS25];[$'Compétences validées trim-sem 2'.CS25];[$'Compétences validées trimestre 3'.CS25]))">
            <text:p/>
          </table:table-cell>
          <table:table-cell table:formula="of:=IF(AND([$'Compétences validées trim-sem 1'.CT25]=&quot;&quot;;[$'Compétences validées trim-sem 2'.CT25]=&quot;&quot;;[$'Compétences validées trimestre 3'.CT25]=&quot;&quot;);&quot;&quot;;MAX([$'Compétences validées trim-sem 1'.CT25];[$'Compétences validées trim-sem 2'.CT25];[$'Compétences validées trimestre 3'.CT25]))">
            <text:p/>
          </table:table-cell>
          <table:table-cell table:formula="of:=IF(AND([$'Compétences validées trim-sem 1'.CU25]=&quot;&quot;;[$'Compétences validées trim-sem 2'.CU25]=&quot;&quot;;[$'Compétences validées trimestre 3'.CU25]=&quot;&quot;);&quot;&quot;;MAX([$'Compétences validées trim-sem 1'.CU25];[$'Compétences validées trim-sem 2'.CU25];[$'Compétences validées trimestre 3'.CU25]))">
            <text:p/>
          </table:table-cell>
          <table:table-cell table:formula="of:=IF(AND([$'Compétences validées trim-sem 1'.CV25]=&quot;&quot;;[$'Compétences validées trim-sem 2'.CV25]=&quot;&quot;;[$'Compétences validées trimestre 3'.CV25]=&quot;&quot;);&quot;&quot;;MAX([$'Compétences validées trim-sem 1'.CV25];[$'Compétences validées trim-sem 2'.CV25];[$'Compétences validées trimestre 3'.CV25]))">
            <text:p/>
          </table:table-cell>
          <table:table-cell table:formula="of:=IF(AND([$'Compétences validées trim-sem 1'.CW25]=&quot;&quot;;[$'Compétences validées trim-sem 2'.CW25]=&quot;&quot;;[$'Compétences validées trimestre 3'.CW25]=&quot;&quot;);&quot;&quot;;MAX([$'Compétences validées trim-sem 1'.CW25];[$'Compétences validées trim-sem 2'.CW25];[$'Compétences validées trimestre 3'.CW25]))">
            <text:p/>
          </table:table-cell>
          <table:table-cell table:formula="of:=IF(AND([$'Compétences validées trim-sem 1'.CX25]=&quot;&quot;;[$'Compétences validées trim-sem 2'.CX25]=&quot;&quot;;[$'Compétences validées trimestre 3'.CX25]=&quot;&quot;);&quot;&quot;;MAX([$'Compétences validées trim-sem 1'.CX25];[$'Compétences validées trim-sem 2'.CX25];[$'Compétences validées trimestre 3'.CX25]))">
            <text:p/>
          </table:table-cell>
        </table:table-row>
        <table:table-row table:style-name="ro1">
          <table:table-cell office:value-type="string" calcext:value-type="string">
            <text:p>Nom 25</text:p>
          </table:table-cell>
          <table:table-cell office:value-type="string" calcext:value-type="string">
            <text:p>Prénom 25</text:p>
          </table:table-cell>
          <table:table-cell table:formula="of:=IF(AND([$'Compétences validées trim-sem 1'.C26]=&quot;&quot;;[$'Compétences validées trim-sem 2'.C26]=&quot;&quot;;[$'Compétences validées trimestre 3'.C26]=&quot;&quot;);&quot;&quot;;MAX([$'Compétences validées trim-sem 1'.C26];[$'Compétences validées trim-sem 2'.C26];[$'Compétences validées trimestre 3'.C26]))">
            <text:p/>
          </table:table-cell>
          <table:table-cell table:formula="of:=IF(AND([$'Compétences validées trim-sem 1'.D26]=&quot;&quot;;[$'Compétences validées trim-sem 2'.D26]=&quot;&quot;;[$'Compétences validées trimestre 3'.D26]=&quot;&quot;);&quot;&quot;;MAX([$'Compétences validées trim-sem 1'.D26];[$'Compétences validées trim-sem 2'.D26];[$'Compétences validées trimestre 3'.D26]))">
            <text:p/>
          </table:table-cell>
          <table:table-cell table:formula="of:=IF(AND([$'Compétences validées trim-sem 1'.E26]=&quot;&quot;;[$'Compétences validées trim-sem 2'.E26]=&quot;&quot;;[$'Compétences validées trimestre 3'.E26]=&quot;&quot;);&quot;&quot;;MAX([$'Compétences validées trim-sem 1'.E26];[$'Compétences validées trim-sem 2'.E26];[$'Compétences validées trimestre 3'.E26]))">
            <text:p/>
          </table:table-cell>
          <table:table-cell table:formula="of:=IF(AND([$'Compétences validées trim-sem 1'.F26]=&quot;&quot;;[$'Compétences validées trim-sem 2'.F26]=&quot;&quot;;[$'Compétences validées trimestre 3'.F26]=&quot;&quot;);&quot;&quot;;MAX([$'Compétences validées trim-sem 1'.F26];[$'Compétences validées trim-sem 2'.F26];[$'Compétences validées trimestre 3'.F26]))">
            <text:p/>
          </table:table-cell>
          <table:table-cell table:formula="of:=IF(AND([$'Compétences validées trim-sem 1'.G26]=&quot;&quot;;[$'Compétences validées trim-sem 2'.G26]=&quot;&quot;;[$'Compétences validées trimestre 3'.G26]=&quot;&quot;);&quot;&quot;;MAX([$'Compétences validées trim-sem 1'.G26];[$'Compétences validées trim-sem 2'.G26];[$'Compétences validées trimestre 3'.G26]))">
            <text:p/>
          </table:table-cell>
          <table:table-cell table:formula="of:=IF(AND([$'Compétences validées trim-sem 1'.H26]=&quot;&quot;;[$'Compétences validées trim-sem 2'.H26]=&quot;&quot;;[$'Compétences validées trimestre 3'.H26]=&quot;&quot;);&quot;&quot;;MAX([$'Compétences validées trim-sem 1'.H26];[$'Compétences validées trim-sem 2'.H26];[$'Compétences validées trimestre 3'.H26]))">
            <text:p/>
          </table:table-cell>
          <table:table-cell table:formula="of:=IF(AND([$'Compétences validées trim-sem 1'.I26]=&quot;&quot;;[$'Compétences validées trim-sem 2'.I26]=&quot;&quot;;[$'Compétences validées trimestre 3'.I26]=&quot;&quot;);&quot;&quot;;MAX([$'Compétences validées trim-sem 1'.I26];[$'Compétences validées trim-sem 2'.I26];[$'Compétences validées trimestre 3'.I26]))">
            <text:p/>
          </table:table-cell>
          <table:table-cell table:formula="of:=IF(AND([$'Compétences validées trim-sem 1'.J26]=&quot;&quot;;[$'Compétences validées trim-sem 2'.J26]=&quot;&quot;;[$'Compétences validées trimestre 3'.J26]=&quot;&quot;);&quot;&quot;;MAX([$'Compétences validées trim-sem 1'.J26];[$'Compétences validées trim-sem 2'.J26];[$'Compétences validées trimestre 3'.J26]))">
            <text:p/>
          </table:table-cell>
          <table:table-cell table:formula="of:=IF(AND([$'Compétences validées trim-sem 1'.K26]=&quot;&quot;;[$'Compétences validées trim-sem 2'.K26]=&quot;&quot;;[$'Compétences validées trimestre 3'.K26]=&quot;&quot;);&quot;&quot;;MAX([$'Compétences validées trim-sem 1'.K26];[$'Compétences validées trim-sem 2'.K26];[$'Compétences validées trimestre 3'.K26]))">
            <text:p/>
          </table:table-cell>
          <table:table-cell table:formula="of:=IF(AND([$'Compétences validées trim-sem 1'.L26]=&quot;&quot;;[$'Compétences validées trim-sem 2'.L26]=&quot;&quot;;[$'Compétences validées trimestre 3'.L26]=&quot;&quot;);&quot;&quot;;MAX([$'Compétences validées trim-sem 1'.L26];[$'Compétences validées trim-sem 2'.L26];[$'Compétences validées trimestre 3'.L26]))">
            <text:p/>
          </table:table-cell>
          <table:table-cell table:formula="of:=IF(AND([$'Compétences validées trim-sem 1'.M26]=&quot;&quot;;[$'Compétences validées trim-sem 2'.M26]=&quot;&quot;;[$'Compétences validées trimestre 3'.M26]=&quot;&quot;);&quot;&quot;;MAX([$'Compétences validées trim-sem 1'.M26];[$'Compétences validées trim-sem 2'.M26];[$'Compétences validées trimestre 3'.M26]))">
            <text:p/>
          </table:table-cell>
          <table:table-cell table:formula="of:=IF(AND([$'Compétences validées trim-sem 1'.N26]=&quot;&quot;;[$'Compétences validées trim-sem 2'.N26]=&quot;&quot;;[$'Compétences validées trimestre 3'.N26]=&quot;&quot;);&quot;&quot;;MAX([$'Compétences validées trim-sem 1'.N26];[$'Compétences validées trim-sem 2'.N26];[$'Compétences validées trimestre 3'.N26]))">
            <text:p/>
          </table:table-cell>
          <table:table-cell table:formula="of:=IF(AND([$'Compétences validées trim-sem 1'.O26]=&quot;&quot;;[$'Compétences validées trim-sem 2'.O26]=&quot;&quot;;[$'Compétences validées trimestre 3'.O26]=&quot;&quot;);&quot;&quot;;MAX([$'Compétences validées trim-sem 1'.O26];[$'Compétences validées trim-sem 2'.O26];[$'Compétences validées trimestre 3'.O26]))">
            <text:p/>
          </table:table-cell>
          <table:table-cell table:formula="of:=IF(AND([$'Compétences validées trim-sem 1'.P26]=&quot;&quot;;[$'Compétences validées trim-sem 2'.P26]=&quot;&quot;;[$'Compétences validées trimestre 3'.P26]=&quot;&quot;);&quot;&quot;;MAX([$'Compétences validées trim-sem 1'.P26];[$'Compétences validées trim-sem 2'.P26];[$'Compétences validées trimestre 3'.P26]))">
            <text:p/>
          </table:table-cell>
          <table:table-cell table:formula="of:=IF(AND([$'Compétences validées trim-sem 1'.Q26]=&quot;&quot;;[$'Compétences validées trim-sem 2'.Q26]=&quot;&quot;;[$'Compétences validées trimestre 3'.Q26]=&quot;&quot;);&quot;&quot;;MAX([$'Compétences validées trim-sem 1'.Q26];[$'Compétences validées trim-sem 2'.Q26];[$'Compétences validées trimestre 3'.Q26]))">
            <text:p/>
          </table:table-cell>
          <table:table-cell table:formula="of:=IF(AND([$'Compétences validées trim-sem 1'.R26]=&quot;&quot;;[$'Compétences validées trim-sem 2'.R26]=&quot;&quot;;[$'Compétences validées trimestre 3'.R26]=&quot;&quot;);&quot;&quot;;MAX([$'Compétences validées trim-sem 1'.R26];[$'Compétences validées trim-sem 2'.R26];[$'Compétences validées trimestre 3'.R26]))">
            <text:p/>
          </table:table-cell>
          <table:table-cell table:formula="of:=IF(AND([$'Compétences validées trim-sem 1'.S26]=&quot;&quot;;[$'Compétences validées trim-sem 2'.S26]=&quot;&quot;;[$'Compétences validées trimestre 3'.S26]=&quot;&quot;);&quot;&quot;;MAX([$'Compétences validées trim-sem 1'.S26];[$'Compétences validées trim-sem 2'.S26];[$'Compétences validées trimestre 3'.S26]))">
            <text:p/>
          </table:table-cell>
          <table:table-cell table:formula="of:=IF(AND([$'Compétences validées trim-sem 1'.T26]=&quot;&quot;;[$'Compétences validées trim-sem 2'.T26]=&quot;&quot;;[$'Compétences validées trimestre 3'.T26]=&quot;&quot;);&quot;&quot;;MAX([$'Compétences validées trim-sem 1'.T26];[$'Compétences validées trim-sem 2'.T26];[$'Compétences validées trimestre 3'.T26]))">
            <text:p/>
          </table:table-cell>
          <table:table-cell table:formula="of:=IF(AND([$'Compétences validées trim-sem 1'.U26]=&quot;&quot;;[$'Compétences validées trim-sem 2'.U26]=&quot;&quot;;[$'Compétences validées trimestre 3'.U26]=&quot;&quot;);&quot;&quot;;MAX([$'Compétences validées trim-sem 1'.U26];[$'Compétences validées trim-sem 2'.U26];[$'Compétences validées trimestre 3'.U26]))">
            <text:p/>
          </table:table-cell>
          <table:table-cell table:formula="of:=IF(AND([$'Compétences validées trim-sem 1'.V26]=&quot;&quot;;[$'Compétences validées trim-sem 2'.V26]=&quot;&quot;;[$'Compétences validées trimestre 3'.V26]=&quot;&quot;);&quot;&quot;;MAX([$'Compétences validées trim-sem 1'.V26];[$'Compétences validées trim-sem 2'.V26];[$'Compétences validées trimestre 3'.V26]))">
            <text:p/>
          </table:table-cell>
          <table:table-cell table:formula="of:=IF(AND([$'Compétences validées trim-sem 1'.W26]=&quot;&quot;;[$'Compétences validées trim-sem 2'.W26]=&quot;&quot;;[$'Compétences validées trimestre 3'.W26]=&quot;&quot;);&quot;&quot;;MAX([$'Compétences validées trim-sem 1'.W26];[$'Compétences validées trim-sem 2'.W26];[$'Compétences validées trimestre 3'.W26]))">
            <text:p/>
          </table:table-cell>
          <table:table-cell table:formula="of:=IF(AND([$'Compétences validées trim-sem 1'.X26]=&quot;&quot;;[$'Compétences validées trim-sem 2'.X26]=&quot;&quot;;[$'Compétences validées trimestre 3'.X26]=&quot;&quot;);&quot;&quot;;MAX([$'Compétences validées trim-sem 1'.X26];[$'Compétences validées trim-sem 2'.X26];[$'Compétences validées trimestre 3'.X26]))">
            <text:p/>
          </table:table-cell>
          <table:table-cell table:formula="of:=IF(AND([$'Compétences validées trim-sem 1'.Y26]=&quot;&quot;;[$'Compétences validées trim-sem 2'.Y26]=&quot;&quot;;[$'Compétences validées trimestre 3'.Y26]=&quot;&quot;);&quot;&quot;;MAX([$'Compétences validées trim-sem 1'.Y26];[$'Compétences validées trim-sem 2'.Y26];[$'Compétences validées trimestre 3'.Y26]))">
            <text:p/>
          </table:table-cell>
          <table:table-cell table:formula="of:=IF(AND([$'Compétences validées trim-sem 1'.Z26]=&quot;&quot;;[$'Compétences validées trim-sem 2'.Z26]=&quot;&quot;;[$'Compétences validées trimestre 3'.Z26]=&quot;&quot;);&quot;&quot;;MAX([$'Compétences validées trim-sem 1'.Z26];[$'Compétences validées trim-sem 2'.Z26];[$'Compétences validées trimestre 3'.Z26]))">
            <text:p/>
          </table:table-cell>
          <table:table-cell table:formula="of:=IF(AND([$'Compétences validées trim-sem 1'.AA26]=&quot;&quot;;[$'Compétences validées trim-sem 2'.AA26]=&quot;&quot;;[$'Compétences validées trimestre 3'.AA26]=&quot;&quot;);&quot;&quot;;MAX([$'Compétences validées trim-sem 1'.AA26];[$'Compétences validées trim-sem 2'.AA26];[$'Compétences validées trimestre 3'.AA26]))">
            <text:p/>
          </table:table-cell>
          <table:table-cell table:formula="of:=IF(AND([$'Compétences validées trim-sem 1'.AB26]=&quot;&quot;;[$'Compétences validées trim-sem 2'.AB26]=&quot;&quot;;[$'Compétences validées trimestre 3'.AB26]=&quot;&quot;);&quot;&quot;;MAX([$'Compétences validées trim-sem 1'.AB26];[$'Compétences validées trim-sem 2'.AB26];[$'Compétences validées trimestre 3'.AB26]))">
            <text:p/>
          </table:table-cell>
          <table:table-cell table:formula="of:=IF(AND([$'Compétences validées trim-sem 1'.AC26]=&quot;&quot;;[$'Compétences validées trim-sem 2'.AC26]=&quot;&quot;;[$'Compétences validées trimestre 3'.AC26]=&quot;&quot;);&quot;&quot;;MAX([$'Compétences validées trim-sem 1'.AC26];[$'Compétences validées trim-sem 2'.AC26];[$'Compétences validées trimestre 3'.AC26]))">
            <text:p/>
          </table:table-cell>
          <table:table-cell table:formula="of:=IF(AND([$'Compétences validées trim-sem 1'.AD26]=&quot;&quot;;[$'Compétences validées trim-sem 2'.AD26]=&quot;&quot;;[$'Compétences validées trimestre 3'.AD26]=&quot;&quot;);&quot;&quot;;MAX([$'Compétences validées trim-sem 1'.AD26];[$'Compétences validées trim-sem 2'.AD26];[$'Compétences validées trimestre 3'.AD26]))">
            <text:p/>
          </table:table-cell>
          <table:table-cell table:formula="of:=IF(AND([$'Compétences validées trim-sem 1'.AE26]=&quot;&quot;;[$'Compétences validées trim-sem 2'.AE26]=&quot;&quot;;[$'Compétences validées trimestre 3'.AE26]=&quot;&quot;);&quot;&quot;;MAX([$'Compétences validées trim-sem 1'.AE26];[$'Compétences validées trim-sem 2'.AE26];[$'Compétences validées trimestre 3'.AE26]))">
            <text:p/>
          </table:table-cell>
          <table:table-cell table:formula="of:=IF(AND([$'Compétences validées trim-sem 1'.AF26]=&quot;&quot;;[$'Compétences validées trim-sem 2'.AF26]=&quot;&quot;;[$'Compétences validées trimestre 3'.AF26]=&quot;&quot;);&quot;&quot;;MAX([$'Compétences validées trim-sem 1'.AF26];[$'Compétences validées trim-sem 2'.AF26];[$'Compétences validées trimestre 3'.AF26]))">
            <text:p/>
          </table:table-cell>
          <table:table-cell table:formula="of:=IF(AND([$'Compétences validées trim-sem 1'.AG26]=&quot;&quot;;[$'Compétences validées trim-sem 2'.AG26]=&quot;&quot;;[$'Compétences validées trimestre 3'.AG26]=&quot;&quot;);&quot;&quot;;MAX([$'Compétences validées trim-sem 1'.AG26];[$'Compétences validées trim-sem 2'.AG26];[$'Compétences validées trimestre 3'.AG26]))">
            <text:p/>
          </table:table-cell>
          <table:table-cell table:formula="of:=IF(AND([$'Compétences validées trim-sem 1'.AH26]=&quot;&quot;;[$'Compétences validées trim-sem 2'.AH26]=&quot;&quot;;[$'Compétences validées trimestre 3'.AH26]=&quot;&quot;);&quot;&quot;;MAX([$'Compétences validées trim-sem 1'.AH26];[$'Compétences validées trim-sem 2'.AH26];[$'Compétences validées trimestre 3'.AH26]))">
            <text:p/>
          </table:table-cell>
          <table:table-cell table:formula="of:=IF(AND([$'Compétences validées trim-sem 1'.AI26]=&quot;&quot;;[$'Compétences validées trim-sem 2'.AI26]=&quot;&quot;;[$'Compétences validées trimestre 3'.AI26]=&quot;&quot;);&quot;&quot;;MAX([$'Compétences validées trim-sem 1'.AI26];[$'Compétences validées trim-sem 2'.AI26];[$'Compétences validées trimestre 3'.AI26]))">
            <text:p/>
          </table:table-cell>
          <table:table-cell table:formula="of:=IF(AND([$'Compétences validées trim-sem 1'.AJ26]=&quot;&quot;;[$'Compétences validées trim-sem 2'.AJ26]=&quot;&quot;;[$'Compétences validées trimestre 3'.AJ26]=&quot;&quot;);&quot;&quot;;MAX([$'Compétences validées trim-sem 1'.AJ26];[$'Compétences validées trim-sem 2'.AJ26];[$'Compétences validées trimestre 3'.AJ26]))">
            <text:p/>
          </table:table-cell>
          <table:table-cell table:formula="of:=IF(AND([$'Compétences validées trim-sem 1'.AK26]=&quot;&quot;;[$'Compétences validées trim-sem 2'.AK26]=&quot;&quot;;[$'Compétences validées trimestre 3'.AK26]=&quot;&quot;);&quot;&quot;;MAX([$'Compétences validées trim-sem 1'.AK26];[$'Compétences validées trim-sem 2'.AK26];[$'Compétences validées trimestre 3'.AK26]))">
            <text:p/>
          </table:table-cell>
          <table:table-cell table:formula="of:=IF(AND([$'Compétences validées trim-sem 1'.AL26]=&quot;&quot;;[$'Compétences validées trim-sem 2'.AL26]=&quot;&quot;;[$'Compétences validées trimestre 3'.AL26]=&quot;&quot;);&quot;&quot;;MAX([$'Compétences validées trim-sem 1'.AL26];[$'Compétences validées trim-sem 2'.AL26];[$'Compétences validées trimestre 3'.AL26]))">
            <text:p/>
          </table:table-cell>
          <table:table-cell table:formula="of:=IF(AND([$'Compétences validées trim-sem 1'.AM26]=&quot;&quot;;[$'Compétences validées trim-sem 2'.AM26]=&quot;&quot;;[$'Compétences validées trimestre 3'.AM26]=&quot;&quot;);&quot;&quot;;MAX([$'Compétences validées trim-sem 1'.AM26];[$'Compétences validées trim-sem 2'.AM26];[$'Compétences validées trimestre 3'.AM26]))">
            <text:p/>
          </table:table-cell>
          <table:table-cell table:formula="of:=IF(AND([$'Compétences validées trim-sem 1'.AN26]=&quot;&quot;;[$'Compétences validées trim-sem 2'.AN26]=&quot;&quot;;[$'Compétences validées trimestre 3'.AN26]=&quot;&quot;);&quot;&quot;;MAX([$'Compétences validées trim-sem 1'.AN26];[$'Compétences validées trim-sem 2'.AN26];[$'Compétences validées trimestre 3'.AN26]))">
            <text:p/>
          </table:table-cell>
          <table:table-cell table:formula="of:=IF(AND([$'Compétences validées trim-sem 1'.AO26]=&quot;&quot;;[$'Compétences validées trim-sem 2'.AO26]=&quot;&quot;;[$'Compétences validées trimestre 3'.AO26]=&quot;&quot;);&quot;&quot;;MAX([$'Compétences validées trim-sem 1'.AO26];[$'Compétences validées trim-sem 2'.AO26];[$'Compétences validées trimestre 3'.AO26]))">
            <text:p/>
          </table:table-cell>
          <table:table-cell table:formula="of:=IF(AND([$'Compétences validées trim-sem 1'.AP26]=&quot;&quot;;[$'Compétences validées trim-sem 2'.AP26]=&quot;&quot;;[$'Compétences validées trimestre 3'.AP26]=&quot;&quot;);&quot;&quot;;MAX([$'Compétences validées trim-sem 1'.AP26];[$'Compétences validées trim-sem 2'.AP26];[$'Compétences validées trimestre 3'.AP26]))">
            <text:p/>
          </table:table-cell>
          <table:table-cell table:formula="of:=IF(AND([$'Compétences validées trim-sem 1'.AQ26]=&quot;&quot;;[$'Compétences validées trim-sem 2'.AQ26]=&quot;&quot;;[$'Compétences validées trimestre 3'.AQ26]=&quot;&quot;);&quot;&quot;;MAX([$'Compétences validées trim-sem 1'.AQ26];[$'Compétences validées trim-sem 2'.AQ26];[$'Compétences validées trimestre 3'.AQ26]))">
            <text:p/>
          </table:table-cell>
          <table:table-cell table:formula="of:=IF(AND([$'Compétences validées trim-sem 1'.AR26]=&quot;&quot;;[$'Compétences validées trim-sem 2'.AR26]=&quot;&quot;;[$'Compétences validées trimestre 3'.AR26]=&quot;&quot;);&quot;&quot;;MAX([$'Compétences validées trim-sem 1'.AR26];[$'Compétences validées trim-sem 2'.AR26];[$'Compétences validées trimestre 3'.AR26]))">
            <text:p/>
          </table:table-cell>
          <table:table-cell table:formula="of:=IF(AND([$'Compétences validées trim-sem 1'.AS26]=&quot;&quot;;[$'Compétences validées trim-sem 2'.AS26]=&quot;&quot;;[$'Compétences validées trimestre 3'.AS26]=&quot;&quot;);&quot;&quot;;MAX([$'Compétences validées trim-sem 1'.AS26];[$'Compétences validées trim-sem 2'.AS26];[$'Compétences validées trimestre 3'.AS26]))">
            <text:p/>
          </table:table-cell>
          <table:table-cell table:formula="of:=IF(AND([$'Compétences validées trim-sem 1'.AT26]=&quot;&quot;;[$'Compétences validées trim-sem 2'.AT26]=&quot;&quot;;[$'Compétences validées trimestre 3'.AT26]=&quot;&quot;);&quot;&quot;;MAX([$'Compétences validées trim-sem 1'.AT26];[$'Compétences validées trim-sem 2'.AT26];[$'Compétences validées trimestre 3'.AT26]))">
            <text:p/>
          </table:table-cell>
          <table:table-cell table:formula="of:=IF(AND([$'Compétences validées trim-sem 1'.AU26]=&quot;&quot;;[$'Compétences validées trim-sem 2'.AU26]=&quot;&quot;;[$'Compétences validées trimestre 3'.AU26]=&quot;&quot;);&quot;&quot;;MAX([$'Compétences validées trim-sem 1'.AU26];[$'Compétences validées trim-sem 2'.AU26];[$'Compétences validées trimestre 3'.AU26]))">
            <text:p/>
          </table:table-cell>
          <table:table-cell table:formula="of:=IF(AND([$'Compétences validées trim-sem 1'.AV26]=&quot;&quot;;[$'Compétences validées trim-sem 2'.AV26]=&quot;&quot;;[$'Compétences validées trimestre 3'.AV26]=&quot;&quot;);&quot;&quot;;MAX([$'Compétences validées trim-sem 1'.AV26];[$'Compétences validées trim-sem 2'.AV26];[$'Compétences validées trimestre 3'.AV26]))">
            <text:p/>
          </table:table-cell>
          <table:table-cell table:formula="of:=IF(AND([$'Compétences validées trim-sem 1'.AW26]=&quot;&quot;;[$'Compétences validées trim-sem 2'.AW26]=&quot;&quot;;[$'Compétences validées trimestre 3'.AW26]=&quot;&quot;);&quot;&quot;;MAX([$'Compétences validées trim-sem 1'.AW26];[$'Compétences validées trim-sem 2'.AW26];[$'Compétences validées trimestre 3'.AW26]))">
            <text:p/>
          </table:table-cell>
          <table:table-cell table:formula="of:=IF(AND([$'Compétences validées trim-sem 1'.AX26]=&quot;&quot;;[$'Compétences validées trim-sem 2'.AX26]=&quot;&quot;;[$'Compétences validées trimestre 3'.AX26]=&quot;&quot;);&quot;&quot;;MAX([$'Compétences validées trim-sem 1'.AX26];[$'Compétences validées trim-sem 2'.AX26];[$'Compétences validées trimestre 3'.AX26]))">
            <text:p/>
          </table:table-cell>
          <table:table-cell table:formula="of:=IF(AND([$'Compétences validées trim-sem 1'.AY26]=&quot;&quot;;[$'Compétences validées trim-sem 2'.AY26]=&quot;&quot;;[$'Compétences validées trimestre 3'.AY26]=&quot;&quot;);&quot;&quot;;MAX([$'Compétences validées trim-sem 1'.AY26];[$'Compétences validées trim-sem 2'.AY26];[$'Compétences validées trimestre 3'.AY26]))">
            <text:p/>
          </table:table-cell>
          <table:table-cell table:formula="of:=IF(AND([$'Compétences validées trim-sem 1'.AZ26]=&quot;&quot;;[$'Compétences validées trim-sem 2'.AZ26]=&quot;&quot;;[$'Compétences validées trimestre 3'.AZ26]=&quot;&quot;);&quot;&quot;;MAX([$'Compétences validées trim-sem 1'.AZ26];[$'Compétences validées trim-sem 2'.AZ26];[$'Compétences validées trimestre 3'.AZ26]))">
            <text:p/>
          </table:table-cell>
          <table:table-cell table:formula="of:=IF(AND([$'Compétences validées trim-sem 1'.BA26]=&quot;&quot;;[$'Compétences validées trim-sem 2'.BA26]=&quot;&quot;;[$'Compétences validées trimestre 3'.BA26]=&quot;&quot;);&quot;&quot;;MAX([$'Compétences validées trim-sem 1'.BA26];[$'Compétences validées trim-sem 2'.BA26];[$'Compétences validées trimestre 3'.BA26]))">
            <text:p/>
          </table:table-cell>
          <table:table-cell table:formula="of:=IF(AND([$'Compétences validées trim-sem 1'.BB26]=&quot;&quot;;[$'Compétences validées trim-sem 2'.BB26]=&quot;&quot;;[$'Compétences validées trimestre 3'.BB26]=&quot;&quot;);&quot;&quot;;MAX([$'Compétences validées trim-sem 1'.BB26];[$'Compétences validées trim-sem 2'.BB26];[$'Compétences validées trimestre 3'.BB26]))">
            <text:p/>
          </table:table-cell>
          <table:table-cell table:formula="of:=IF(AND([$'Compétences validées trim-sem 1'.BC26]=&quot;&quot;;[$'Compétences validées trim-sem 2'.BC26]=&quot;&quot;;[$'Compétences validées trimestre 3'.BC26]=&quot;&quot;);&quot;&quot;;MAX([$'Compétences validées trim-sem 1'.BC26];[$'Compétences validées trim-sem 2'.BC26];[$'Compétences validées trimestre 3'.BC26]))">
            <text:p/>
          </table:table-cell>
          <table:table-cell table:formula="of:=IF(AND([$'Compétences validées trim-sem 1'.BD26]=&quot;&quot;;[$'Compétences validées trim-sem 2'.BD26]=&quot;&quot;;[$'Compétences validées trimestre 3'.BD26]=&quot;&quot;);&quot;&quot;;MAX([$'Compétences validées trim-sem 1'.BD26];[$'Compétences validées trim-sem 2'.BD26];[$'Compétences validées trimestre 3'.BD26]))">
            <text:p/>
          </table:table-cell>
          <table:table-cell table:formula="of:=IF(AND([$'Compétences validées trim-sem 1'.BE26]=&quot;&quot;;[$'Compétences validées trim-sem 2'.BE26]=&quot;&quot;;[$'Compétences validées trimestre 3'.BE26]=&quot;&quot;);&quot;&quot;;MAX([$'Compétences validées trim-sem 1'.BE26];[$'Compétences validées trim-sem 2'.BE26];[$'Compétences validées trimestre 3'.BE26]))">
            <text:p/>
          </table:table-cell>
          <table:table-cell table:formula="of:=IF(AND([$'Compétences validées trim-sem 1'.BF26]=&quot;&quot;;[$'Compétences validées trim-sem 2'.BF26]=&quot;&quot;;[$'Compétences validées trimestre 3'.BF26]=&quot;&quot;);&quot;&quot;;MAX([$'Compétences validées trim-sem 1'.BF26];[$'Compétences validées trim-sem 2'.BF26];[$'Compétences validées trimestre 3'.BF26]))">
            <text:p/>
          </table:table-cell>
          <table:table-cell table:formula="of:=IF(AND([$'Compétences validées trim-sem 1'.BG26]=&quot;&quot;;[$'Compétences validées trim-sem 2'.BG26]=&quot;&quot;;[$'Compétences validées trimestre 3'.BG26]=&quot;&quot;);&quot;&quot;;MAX([$'Compétences validées trim-sem 1'.BG26];[$'Compétences validées trim-sem 2'.BG26];[$'Compétences validées trimestre 3'.BG26]))">
            <text:p/>
          </table:table-cell>
          <table:table-cell table:formula="of:=IF(AND([$'Compétences validées trim-sem 1'.BH26]=&quot;&quot;;[$'Compétences validées trim-sem 2'.BH26]=&quot;&quot;;[$'Compétences validées trimestre 3'.BH26]=&quot;&quot;);&quot;&quot;;MAX([$'Compétences validées trim-sem 1'.BH26];[$'Compétences validées trim-sem 2'.BH26];[$'Compétences validées trimestre 3'.BH26]))">
            <text:p/>
          </table:table-cell>
          <table:table-cell table:formula="of:=IF(AND([$'Compétences validées trim-sem 1'.BI26]=&quot;&quot;;[$'Compétences validées trim-sem 2'.BI26]=&quot;&quot;;[$'Compétences validées trimestre 3'.BI26]=&quot;&quot;);&quot;&quot;;MAX([$'Compétences validées trim-sem 1'.BI26];[$'Compétences validées trim-sem 2'.BI26];[$'Compétences validées trimestre 3'.BI26]))">
            <text:p/>
          </table:table-cell>
          <table:table-cell table:formula="of:=IF(AND([$'Compétences validées trim-sem 1'.BJ26]=&quot;&quot;;[$'Compétences validées trim-sem 2'.BJ26]=&quot;&quot;;[$'Compétences validées trimestre 3'.BJ26]=&quot;&quot;);&quot;&quot;;MAX([$'Compétences validées trim-sem 1'.BJ26];[$'Compétences validées trim-sem 2'.BJ26];[$'Compétences validées trimestre 3'.BJ26]))">
            <text:p/>
          </table:table-cell>
          <table:table-cell table:formula="of:=IF(AND([$'Compétences validées trim-sem 1'.BK26]=&quot;&quot;;[$'Compétences validées trim-sem 2'.BK26]=&quot;&quot;;[$'Compétences validées trimestre 3'.BK26]=&quot;&quot;);&quot;&quot;;MAX([$'Compétences validées trim-sem 1'.BK26];[$'Compétences validées trim-sem 2'.BK26];[$'Compétences validées trimestre 3'.BK26]))">
            <text:p/>
          </table:table-cell>
          <table:table-cell table:formula="of:=IF(AND([$'Compétences validées trim-sem 1'.BL26]=&quot;&quot;;[$'Compétences validées trim-sem 2'.BL26]=&quot;&quot;;[$'Compétences validées trimestre 3'.BL26]=&quot;&quot;);&quot;&quot;;MAX([$'Compétences validées trim-sem 1'.BL26];[$'Compétences validées trim-sem 2'.BL26];[$'Compétences validées trimestre 3'.BL26]))">
            <text:p/>
          </table:table-cell>
          <table:table-cell table:formula="of:=IF(AND([$'Compétences validées trim-sem 1'.BM26]=&quot;&quot;;[$'Compétences validées trim-sem 2'.BM26]=&quot;&quot;;[$'Compétences validées trimestre 3'.BM26]=&quot;&quot;);&quot;&quot;;MAX([$'Compétences validées trim-sem 1'.BM26];[$'Compétences validées trim-sem 2'.BM26];[$'Compétences validées trimestre 3'.BM26]))">
            <text:p/>
          </table:table-cell>
          <table:table-cell table:formula="of:=IF(AND([$'Compétences validées trim-sem 1'.BN26]=&quot;&quot;;[$'Compétences validées trim-sem 2'.BN26]=&quot;&quot;;[$'Compétences validées trimestre 3'.BN26]=&quot;&quot;);&quot;&quot;;MAX([$'Compétences validées trim-sem 1'.BN26];[$'Compétences validées trim-sem 2'.BN26];[$'Compétences validées trimestre 3'.BN26]))">
            <text:p/>
          </table:table-cell>
          <table:table-cell table:formula="of:=IF(AND([$'Compétences validées trim-sem 1'.BO26]=&quot;&quot;;[$'Compétences validées trim-sem 2'.BO26]=&quot;&quot;;[$'Compétences validées trimestre 3'.BO26]=&quot;&quot;);&quot;&quot;;MAX([$'Compétences validées trim-sem 1'.BO26];[$'Compétences validées trim-sem 2'.BO26];[$'Compétences validées trimestre 3'.BO26]))">
            <text:p/>
          </table:table-cell>
          <table:table-cell table:formula="of:=IF(AND([$'Compétences validées trim-sem 1'.BP26]=&quot;&quot;;[$'Compétences validées trim-sem 2'.BP26]=&quot;&quot;;[$'Compétences validées trimestre 3'.BP26]=&quot;&quot;);&quot;&quot;;MAX([$'Compétences validées trim-sem 1'.BP26];[$'Compétences validées trim-sem 2'.BP26];[$'Compétences validées trimestre 3'.BP26]))">
            <text:p/>
          </table:table-cell>
          <table:table-cell table:formula="of:=IF(AND([$'Compétences validées trim-sem 1'.BQ26]=&quot;&quot;;[$'Compétences validées trim-sem 2'.BQ26]=&quot;&quot;;[$'Compétences validées trimestre 3'.BQ26]=&quot;&quot;);&quot;&quot;;MAX([$'Compétences validées trim-sem 1'.BQ26];[$'Compétences validées trim-sem 2'.BQ26];[$'Compétences validées trimestre 3'.BQ26]))">
            <text:p/>
          </table:table-cell>
          <table:table-cell table:formula="of:=IF(AND([$'Compétences validées trim-sem 1'.BR26]=&quot;&quot;;[$'Compétences validées trim-sem 2'.BR26]=&quot;&quot;;[$'Compétences validées trimestre 3'.BR26]=&quot;&quot;);&quot;&quot;;MAX([$'Compétences validées trim-sem 1'.BR26];[$'Compétences validées trim-sem 2'.BR26];[$'Compétences validées trimestre 3'.BR26]))">
            <text:p/>
          </table:table-cell>
          <table:table-cell table:formula="of:=IF(AND([$'Compétences validées trim-sem 1'.BS26]=&quot;&quot;;[$'Compétences validées trim-sem 2'.BS26]=&quot;&quot;;[$'Compétences validées trimestre 3'.BS26]=&quot;&quot;);&quot;&quot;;MAX([$'Compétences validées trim-sem 1'.BS26];[$'Compétences validées trim-sem 2'.BS26];[$'Compétences validées trimestre 3'.BS26]))">
            <text:p/>
          </table:table-cell>
          <table:table-cell table:formula="of:=IF(AND([$'Compétences validées trim-sem 1'.BT26]=&quot;&quot;;[$'Compétences validées trim-sem 2'.BT26]=&quot;&quot;;[$'Compétences validées trimestre 3'.BT26]=&quot;&quot;);&quot;&quot;;MAX([$'Compétences validées trim-sem 1'.BT26];[$'Compétences validées trim-sem 2'.BT26];[$'Compétences validées trimestre 3'.BT26]))">
            <text:p/>
          </table:table-cell>
          <table:table-cell table:formula="of:=IF(AND([$'Compétences validées trim-sem 1'.BU26]=&quot;&quot;;[$'Compétences validées trim-sem 2'.BU26]=&quot;&quot;;[$'Compétences validées trimestre 3'.BU26]=&quot;&quot;);&quot;&quot;;MAX([$'Compétences validées trim-sem 1'.BU26];[$'Compétences validées trim-sem 2'.BU26];[$'Compétences validées trimestre 3'.BU26]))">
            <text:p/>
          </table:table-cell>
          <table:table-cell table:formula="of:=IF(AND([$'Compétences validées trim-sem 1'.BV26]=&quot;&quot;;[$'Compétences validées trim-sem 2'.BV26]=&quot;&quot;;[$'Compétences validées trimestre 3'.BV26]=&quot;&quot;);&quot;&quot;;MAX([$'Compétences validées trim-sem 1'.BV26];[$'Compétences validées trim-sem 2'.BV26];[$'Compétences validées trimestre 3'.BV26]))">
            <text:p/>
          </table:table-cell>
          <table:table-cell table:formula="of:=IF(AND([$'Compétences validées trim-sem 1'.BW26]=&quot;&quot;;[$'Compétences validées trim-sem 2'.BW26]=&quot;&quot;;[$'Compétences validées trimestre 3'.BW26]=&quot;&quot;);&quot;&quot;;MAX([$'Compétences validées trim-sem 1'.BW26];[$'Compétences validées trim-sem 2'.BW26];[$'Compétences validées trimestre 3'.BW26]))">
            <text:p/>
          </table:table-cell>
          <table:table-cell table:formula="of:=IF(AND([$'Compétences validées trim-sem 1'.BX26]=&quot;&quot;;[$'Compétences validées trim-sem 2'.BX26]=&quot;&quot;;[$'Compétences validées trimestre 3'.BX26]=&quot;&quot;);&quot;&quot;;MAX([$'Compétences validées trim-sem 1'.BX26];[$'Compétences validées trim-sem 2'.BX26];[$'Compétences validées trimestre 3'.BX26]))">
            <text:p/>
          </table:table-cell>
          <table:table-cell table:formula="of:=IF(AND([$'Compétences validées trim-sem 1'.BY26]=&quot;&quot;;[$'Compétences validées trim-sem 2'.BY26]=&quot;&quot;;[$'Compétences validées trimestre 3'.BY26]=&quot;&quot;);&quot;&quot;;MAX([$'Compétences validées trim-sem 1'.BY26];[$'Compétences validées trim-sem 2'.BY26];[$'Compétences validées trimestre 3'.BY26]))">
            <text:p/>
          </table:table-cell>
          <table:table-cell table:formula="of:=IF(AND([$'Compétences validées trim-sem 1'.BZ26]=&quot;&quot;;[$'Compétences validées trim-sem 2'.BZ26]=&quot;&quot;;[$'Compétences validées trimestre 3'.BZ26]=&quot;&quot;);&quot;&quot;;MAX([$'Compétences validées trim-sem 1'.BZ26];[$'Compétences validées trim-sem 2'.BZ26];[$'Compétences validées trimestre 3'.BZ26]))">
            <text:p/>
          </table:table-cell>
          <table:table-cell table:formula="of:=IF(AND([$'Compétences validées trim-sem 1'.CA26]=&quot;&quot;;[$'Compétences validées trim-sem 2'.CA26]=&quot;&quot;;[$'Compétences validées trimestre 3'.CA26]=&quot;&quot;);&quot;&quot;;MAX([$'Compétences validées trim-sem 1'.CA26];[$'Compétences validées trim-sem 2'.CA26];[$'Compétences validées trimestre 3'.CA26]))">
            <text:p/>
          </table:table-cell>
          <table:table-cell table:formula="of:=IF(AND([$'Compétences validées trim-sem 1'.CB26]=&quot;&quot;;[$'Compétences validées trim-sem 2'.CB26]=&quot;&quot;;[$'Compétences validées trimestre 3'.CB26]=&quot;&quot;);&quot;&quot;;MAX([$'Compétences validées trim-sem 1'.CB26];[$'Compétences validées trim-sem 2'.CB26];[$'Compétences validées trimestre 3'.CB26]))">
            <text:p/>
          </table:table-cell>
          <table:table-cell table:formula="of:=IF(AND([$'Compétences validées trim-sem 1'.CC26]=&quot;&quot;;[$'Compétences validées trim-sem 2'.CC26]=&quot;&quot;;[$'Compétences validées trimestre 3'.CC26]=&quot;&quot;);&quot;&quot;;MAX([$'Compétences validées trim-sem 1'.CC26];[$'Compétences validées trim-sem 2'.CC26];[$'Compétences validées trimestre 3'.CC26]))">
            <text:p/>
          </table:table-cell>
          <table:table-cell table:formula="of:=IF(AND([$'Compétences validées trim-sem 1'.CD26]=&quot;&quot;;[$'Compétences validées trim-sem 2'.CD26]=&quot;&quot;;[$'Compétences validées trimestre 3'.CD26]=&quot;&quot;);&quot;&quot;;MAX([$'Compétences validées trim-sem 1'.CD26];[$'Compétences validées trim-sem 2'.CD26];[$'Compétences validées trimestre 3'.CD26]))">
            <text:p/>
          </table:table-cell>
          <table:table-cell table:formula="of:=IF(AND([$'Compétences validées trim-sem 1'.CE26]=&quot;&quot;;[$'Compétences validées trim-sem 2'.CE26]=&quot;&quot;;[$'Compétences validées trimestre 3'.CE26]=&quot;&quot;);&quot;&quot;;MAX([$'Compétences validées trim-sem 1'.CE26];[$'Compétences validées trim-sem 2'.CE26];[$'Compétences validées trimestre 3'.CE26]))">
            <text:p/>
          </table:table-cell>
          <table:table-cell table:formula="of:=IF(AND([$'Compétences validées trim-sem 1'.CF26]=&quot;&quot;;[$'Compétences validées trim-sem 2'.CF26]=&quot;&quot;;[$'Compétences validées trimestre 3'.CF26]=&quot;&quot;);&quot;&quot;;MAX([$'Compétences validées trim-sem 1'.CF26];[$'Compétences validées trim-sem 2'.CF26];[$'Compétences validées trimestre 3'.CF26]))">
            <text:p/>
          </table:table-cell>
          <table:table-cell table:formula="of:=IF(AND([$'Compétences validées trim-sem 1'.CG26]=&quot;&quot;;[$'Compétences validées trim-sem 2'.CG26]=&quot;&quot;;[$'Compétences validées trimestre 3'.CG26]=&quot;&quot;);&quot;&quot;;MAX([$'Compétences validées trim-sem 1'.CG26];[$'Compétences validées trim-sem 2'.CG26];[$'Compétences validées trimestre 3'.CG26]))">
            <text:p/>
          </table:table-cell>
          <table:table-cell table:formula="of:=IF(AND([$'Compétences validées trim-sem 1'.CH26]=&quot;&quot;;[$'Compétences validées trim-sem 2'.CH26]=&quot;&quot;;[$'Compétences validées trimestre 3'.CH26]=&quot;&quot;);&quot;&quot;;MAX([$'Compétences validées trim-sem 1'.CH26];[$'Compétences validées trim-sem 2'.CH26];[$'Compétences validées trimestre 3'.CH26]))">
            <text:p/>
          </table:table-cell>
          <table:table-cell table:formula="of:=IF(AND([$'Compétences validées trim-sem 1'.CI26]=&quot;&quot;;[$'Compétences validées trim-sem 2'.CI26]=&quot;&quot;;[$'Compétences validées trimestre 3'.CI26]=&quot;&quot;);&quot;&quot;;MAX([$'Compétences validées trim-sem 1'.CI26];[$'Compétences validées trim-sem 2'.CI26];[$'Compétences validées trimestre 3'.CI26]))">
            <text:p/>
          </table:table-cell>
          <table:table-cell table:formula="of:=IF(AND([$'Compétences validées trim-sem 1'.CJ26]=&quot;&quot;;[$'Compétences validées trim-sem 2'.CJ26]=&quot;&quot;;[$'Compétences validées trimestre 3'.CJ26]=&quot;&quot;);&quot;&quot;;MAX([$'Compétences validées trim-sem 1'.CJ26];[$'Compétences validées trim-sem 2'.CJ26];[$'Compétences validées trimestre 3'.CJ26]))">
            <text:p/>
          </table:table-cell>
          <table:table-cell table:formula="of:=IF(AND([$'Compétences validées trim-sem 1'.CK26]=&quot;&quot;;[$'Compétences validées trim-sem 2'.CK26]=&quot;&quot;;[$'Compétences validées trimestre 3'.CK26]=&quot;&quot;);&quot;&quot;;MAX([$'Compétences validées trim-sem 1'.CK26];[$'Compétences validées trim-sem 2'.CK26];[$'Compétences validées trimestre 3'.CK26]))">
            <text:p/>
          </table:table-cell>
          <table:table-cell table:formula="of:=IF(AND([$'Compétences validées trim-sem 1'.CL26]=&quot;&quot;;[$'Compétences validées trim-sem 2'.CL26]=&quot;&quot;;[$'Compétences validées trimestre 3'.CL26]=&quot;&quot;);&quot;&quot;;MAX([$'Compétences validées trim-sem 1'.CL26];[$'Compétences validées trim-sem 2'.CL26];[$'Compétences validées trimestre 3'.CL26]))">
            <text:p/>
          </table:table-cell>
          <table:table-cell table:formula="of:=IF(AND([$'Compétences validées trim-sem 1'.CM26]=&quot;&quot;;[$'Compétences validées trim-sem 2'.CM26]=&quot;&quot;;[$'Compétences validées trimestre 3'.CM26]=&quot;&quot;);&quot;&quot;;MAX([$'Compétences validées trim-sem 1'.CM26];[$'Compétences validées trim-sem 2'.CM26];[$'Compétences validées trimestre 3'.CM26]))">
            <text:p/>
          </table:table-cell>
          <table:table-cell table:formula="of:=IF(AND([$'Compétences validées trim-sem 1'.CN26]=&quot;&quot;;[$'Compétences validées trim-sem 2'.CN26]=&quot;&quot;;[$'Compétences validées trimestre 3'.CN26]=&quot;&quot;);&quot;&quot;;MAX([$'Compétences validées trim-sem 1'.CN26];[$'Compétences validées trim-sem 2'.CN26];[$'Compétences validées trimestre 3'.CN26]))">
            <text:p/>
          </table:table-cell>
          <table:table-cell table:formula="of:=IF(AND([$'Compétences validées trim-sem 1'.CO26]=&quot;&quot;;[$'Compétences validées trim-sem 2'.CO26]=&quot;&quot;;[$'Compétences validées trimestre 3'.CO26]=&quot;&quot;);&quot;&quot;;MAX([$'Compétences validées trim-sem 1'.CO26];[$'Compétences validées trim-sem 2'.CO26];[$'Compétences validées trimestre 3'.CO26]))">
            <text:p/>
          </table:table-cell>
          <table:table-cell table:formula="of:=IF(AND([$'Compétences validées trim-sem 1'.CP26]=&quot;&quot;;[$'Compétences validées trim-sem 2'.CP26]=&quot;&quot;;[$'Compétences validées trimestre 3'.CP26]=&quot;&quot;);&quot;&quot;;MAX([$'Compétences validées trim-sem 1'.CP26];[$'Compétences validées trim-sem 2'.CP26];[$'Compétences validées trimestre 3'.CP26]))">
            <text:p/>
          </table:table-cell>
          <table:table-cell table:formula="of:=IF(AND([$'Compétences validées trim-sem 1'.CQ26]=&quot;&quot;;[$'Compétences validées trim-sem 2'.CQ26]=&quot;&quot;;[$'Compétences validées trimestre 3'.CQ26]=&quot;&quot;);&quot;&quot;;MAX([$'Compétences validées trim-sem 1'.CQ26];[$'Compétences validées trim-sem 2'.CQ26];[$'Compétences validées trimestre 3'.CQ26]))">
            <text:p/>
          </table:table-cell>
          <table:table-cell table:formula="of:=IF(AND([$'Compétences validées trim-sem 1'.CR26]=&quot;&quot;;[$'Compétences validées trim-sem 2'.CR26]=&quot;&quot;;[$'Compétences validées trimestre 3'.CR26]=&quot;&quot;);&quot;&quot;;MAX([$'Compétences validées trim-sem 1'.CR26];[$'Compétences validées trim-sem 2'.CR26];[$'Compétences validées trimestre 3'.CR26]))">
            <text:p/>
          </table:table-cell>
          <table:table-cell table:formula="of:=IF(AND([$'Compétences validées trim-sem 1'.CS26]=&quot;&quot;;[$'Compétences validées trim-sem 2'.CS26]=&quot;&quot;;[$'Compétences validées trimestre 3'.CS26]=&quot;&quot;);&quot;&quot;;MAX([$'Compétences validées trim-sem 1'.CS26];[$'Compétences validées trim-sem 2'.CS26];[$'Compétences validées trimestre 3'.CS26]))">
            <text:p/>
          </table:table-cell>
          <table:table-cell table:formula="of:=IF(AND([$'Compétences validées trim-sem 1'.CT26]=&quot;&quot;;[$'Compétences validées trim-sem 2'.CT26]=&quot;&quot;;[$'Compétences validées trimestre 3'.CT26]=&quot;&quot;);&quot;&quot;;MAX([$'Compétences validées trim-sem 1'.CT26];[$'Compétences validées trim-sem 2'.CT26];[$'Compétences validées trimestre 3'.CT26]))">
            <text:p/>
          </table:table-cell>
          <table:table-cell table:formula="of:=IF(AND([$'Compétences validées trim-sem 1'.CU26]=&quot;&quot;;[$'Compétences validées trim-sem 2'.CU26]=&quot;&quot;;[$'Compétences validées trimestre 3'.CU26]=&quot;&quot;);&quot;&quot;;MAX([$'Compétences validées trim-sem 1'.CU26];[$'Compétences validées trim-sem 2'.CU26];[$'Compétences validées trimestre 3'.CU26]))">
            <text:p/>
          </table:table-cell>
          <table:table-cell table:formula="of:=IF(AND([$'Compétences validées trim-sem 1'.CV26]=&quot;&quot;;[$'Compétences validées trim-sem 2'.CV26]=&quot;&quot;;[$'Compétences validées trimestre 3'.CV26]=&quot;&quot;);&quot;&quot;;MAX([$'Compétences validées trim-sem 1'.CV26];[$'Compétences validées trim-sem 2'.CV26];[$'Compétences validées trimestre 3'.CV26]))">
            <text:p/>
          </table:table-cell>
          <table:table-cell table:formula="of:=IF(AND([$'Compétences validées trim-sem 1'.CW26]=&quot;&quot;;[$'Compétences validées trim-sem 2'.CW26]=&quot;&quot;;[$'Compétences validées trimestre 3'.CW26]=&quot;&quot;);&quot;&quot;;MAX([$'Compétences validées trim-sem 1'.CW26];[$'Compétences validées trim-sem 2'.CW26];[$'Compétences validées trimestre 3'.CW26]))">
            <text:p/>
          </table:table-cell>
          <table:table-cell table:formula="of:=IF(AND([$'Compétences validées trim-sem 1'.CX26]=&quot;&quot;;[$'Compétences validées trim-sem 2'.CX26]=&quot;&quot;;[$'Compétences validées trimestre 3'.CX26]=&quot;&quot;);&quot;&quot;;MAX([$'Compétences validées trim-sem 1'.CX26];[$'Compétences validées trim-sem 2'.CX26];[$'Compétences validées trimestre 3'.CX26]))">
            <text:p/>
          </table:table-cell>
        </table:table-row>
        <table:table-row table:style-name="ro1">
          <table:table-cell office:value-type="string" calcext:value-type="string">
            <text:p>Nom 26</text:p>
          </table:table-cell>
          <table:table-cell office:value-type="string" calcext:value-type="string">
            <text:p>Prénom 26</text:p>
          </table:table-cell>
          <table:table-cell table:formula="of:=IF(AND([$'Compétences validées trim-sem 1'.C27]=&quot;&quot;;[$'Compétences validées trim-sem 2'.C27]=&quot;&quot;;[$'Compétences validées trimestre 3'.C27]=&quot;&quot;);&quot;&quot;;MAX([$'Compétences validées trim-sem 1'.C27];[$'Compétences validées trim-sem 2'.C27];[$'Compétences validées trimestre 3'.C27]))">
            <text:p/>
          </table:table-cell>
          <table:table-cell table:formula="of:=IF(AND([$'Compétences validées trim-sem 1'.D27]=&quot;&quot;;[$'Compétences validées trim-sem 2'.D27]=&quot;&quot;;[$'Compétences validées trimestre 3'.D27]=&quot;&quot;);&quot;&quot;;MAX([$'Compétences validées trim-sem 1'.D27];[$'Compétences validées trim-sem 2'.D27];[$'Compétences validées trimestre 3'.D27]))">
            <text:p/>
          </table:table-cell>
          <table:table-cell table:formula="of:=IF(AND([$'Compétences validées trim-sem 1'.E27]=&quot;&quot;;[$'Compétences validées trim-sem 2'.E27]=&quot;&quot;;[$'Compétences validées trimestre 3'.E27]=&quot;&quot;);&quot;&quot;;MAX([$'Compétences validées trim-sem 1'.E27];[$'Compétences validées trim-sem 2'.E27];[$'Compétences validées trimestre 3'.E27]))">
            <text:p/>
          </table:table-cell>
          <table:table-cell table:formula="of:=IF(AND([$'Compétences validées trim-sem 1'.F27]=&quot;&quot;;[$'Compétences validées trim-sem 2'.F27]=&quot;&quot;;[$'Compétences validées trimestre 3'.F27]=&quot;&quot;);&quot;&quot;;MAX([$'Compétences validées trim-sem 1'.F27];[$'Compétences validées trim-sem 2'.F27];[$'Compétences validées trimestre 3'.F27]))">
            <text:p/>
          </table:table-cell>
          <table:table-cell table:formula="of:=IF(AND([$'Compétences validées trim-sem 1'.G27]=&quot;&quot;;[$'Compétences validées trim-sem 2'.G27]=&quot;&quot;;[$'Compétences validées trimestre 3'.G27]=&quot;&quot;);&quot;&quot;;MAX([$'Compétences validées trim-sem 1'.G27];[$'Compétences validées trim-sem 2'.G27];[$'Compétences validées trimestre 3'.G27]))">
            <text:p/>
          </table:table-cell>
          <table:table-cell table:formula="of:=IF(AND([$'Compétences validées trim-sem 1'.H27]=&quot;&quot;;[$'Compétences validées trim-sem 2'.H27]=&quot;&quot;;[$'Compétences validées trimestre 3'.H27]=&quot;&quot;);&quot;&quot;;MAX([$'Compétences validées trim-sem 1'.H27];[$'Compétences validées trim-sem 2'.H27];[$'Compétences validées trimestre 3'.H27]))">
            <text:p/>
          </table:table-cell>
          <table:table-cell table:formula="of:=IF(AND([$'Compétences validées trim-sem 1'.I27]=&quot;&quot;;[$'Compétences validées trim-sem 2'.I27]=&quot;&quot;;[$'Compétences validées trimestre 3'.I27]=&quot;&quot;);&quot;&quot;;MAX([$'Compétences validées trim-sem 1'.I27];[$'Compétences validées trim-sem 2'.I27];[$'Compétences validées trimestre 3'.I27]))">
            <text:p/>
          </table:table-cell>
          <table:table-cell table:formula="of:=IF(AND([$'Compétences validées trim-sem 1'.J27]=&quot;&quot;;[$'Compétences validées trim-sem 2'.J27]=&quot;&quot;;[$'Compétences validées trimestre 3'.J27]=&quot;&quot;);&quot;&quot;;MAX([$'Compétences validées trim-sem 1'.J27];[$'Compétences validées trim-sem 2'.J27];[$'Compétences validées trimestre 3'.J27]))">
            <text:p/>
          </table:table-cell>
          <table:table-cell table:formula="of:=IF(AND([$'Compétences validées trim-sem 1'.K27]=&quot;&quot;;[$'Compétences validées trim-sem 2'.K27]=&quot;&quot;;[$'Compétences validées trimestre 3'.K27]=&quot;&quot;);&quot;&quot;;MAX([$'Compétences validées trim-sem 1'.K27];[$'Compétences validées trim-sem 2'.K27];[$'Compétences validées trimestre 3'.K27]))">
            <text:p/>
          </table:table-cell>
          <table:table-cell table:formula="of:=IF(AND([$'Compétences validées trim-sem 1'.L27]=&quot;&quot;;[$'Compétences validées trim-sem 2'.L27]=&quot;&quot;;[$'Compétences validées trimestre 3'.L27]=&quot;&quot;);&quot;&quot;;MAX([$'Compétences validées trim-sem 1'.L27];[$'Compétences validées trim-sem 2'.L27];[$'Compétences validées trimestre 3'.L27]))">
            <text:p/>
          </table:table-cell>
          <table:table-cell table:formula="of:=IF(AND([$'Compétences validées trim-sem 1'.M27]=&quot;&quot;;[$'Compétences validées trim-sem 2'.M27]=&quot;&quot;;[$'Compétences validées trimestre 3'.M27]=&quot;&quot;);&quot;&quot;;MAX([$'Compétences validées trim-sem 1'.M27];[$'Compétences validées trim-sem 2'.M27];[$'Compétences validées trimestre 3'.M27]))">
            <text:p/>
          </table:table-cell>
          <table:table-cell table:formula="of:=IF(AND([$'Compétences validées trim-sem 1'.N27]=&quot;&quot;;[$'Compétences validées trim-sem 2'.N27]=&quot;&quot;;[$'Compétences validées trimestre 3'.N27]=&quot;&quot;);&quot;&quot;;MAX([$'Compétences validées trim-sem 1'.N27];[$'Compétences validées trim-sem 2'.N27];[$'Compétences validées trimestre 3'.N27]))">
            <text:p/>
          </table:table-cell>
          <table:table-cell table:formula="of:=IF(AND([$'Compétences validées trim-sem 1'.O27]=&quot;&quot;;[$'Compétences validées trim-sem 2'.O27]=&quot;&quot;;[$'Compétences validées trimestre 3'.O27]=&quot;&quot;);&quot;&quot;;MAX([$'Compétences validées trim-sem 1'.O27];[$'Compétences validées trim-sem 2'.O27];[$'Compétences validées trimestre 3'.O27]))">
            <text:p/>
          </table:table-cell>
          <table:table-cell table:formula="of:=IF(AND([$'Compétences validées trim-sem 1'.P27]=&quot;&quot;;[$'Compétences validées trim-sem 2'.P27]=&quot;&quot;;[$'Compétences validées trimestre 3'.P27]=&quot;&quot;);&quot;&quot;;MAX([$'Compétences validées trim-sem 1'.P27];[$'Compétences validées trim-sem 2'.P27];[$'Compétences validées trimestre 3'.P27]))">
            <text:p/>
          </table:table-cell>
          <table:table-cell table:formula="of:=IF(AND([$'Compétences validées trim-sem 1'.Q27]=&quot;&quot;;[$'Compétences validées trim-sem 2'.Q27]=&quot;&quot;;[$'Compétences validées trimestre 3'.Q27]=&quot;&quot;);&quot;&quot;;MAX([$'Compétences validées trim-sem 1'.Q27];[$'Compétences validées trim-sem 2'.Q27];[$'Compétences validées trimestre 3'.Q27]))">
            <text:p/>
          </table:table-cell>
          <table:table-cell table:formula="of:=IF(AND([$'Compétences validées trim-sem 1'.R27]=&quot;&quot;;[$'Compétences validées trim-sem 2'.R27]=&quot;&quot;;[$'Compétences validées trimestre 3'.R27]=&quot;&quot;);&quot;&quot;;MAX([$'Compétences validées trim-sem 1'.R27];[$'Compétences validées trim-sem 2'.R27];[$'Compétences validées trimestre 3'.R27]))">
            <text:p/>
          </table:table-cell>
          <table:table-cell table:formula="of:=IF(AND([$'Compétences validées trim-sem 1'.S27]=&quot;&quot;;[$'Compétences validées trim-sem 2'.S27]=&quot;&quot;;[$'Compétences validées trimestre 3'.S27]=&quot;&quot;);&quot;&quot;;MAX([$'Compétences validées trim-sem 1'.S27];[$'Compétences validées trim-sem 2'.S27];[$'Compétences validées trimestre 3'.S27]))">
            <text:p/>
          </table:table-cell>
          <table:table-cell table:formula="of:=IF(AND([$'Compétences validées trim-sem 1'.T27]=&quot;&quot;;[$'Compétences validées trim-sem 2'.T27]=&quot;&quot;;[$'Compétences validées trimestre 3'.T27]=&quot;&quot;);&quot;&quot;;MAX([$'Compétences validées trim-sem 1'.T27];[$'Compétences validées trim-sem 2'.T27];[$'Compétences validées trimestre 3'.T27]))">
            <text:p/>
          </table:table-cell>
          <table:table-cell table:formula="of:=IF(AND([$'Compétences validées trim-sem 1'.U27]=&quot;&quot;;[$'Compétences validées trim-sem 2'.U27]=&quot;&quot;;[$'Compétences validées trimestre 3'.U27]=&quot;&quot;);&quot;&quot;;MAX([$'Compétences validées trim-sem 1'.U27];[$'Compétences validées trim-sem 2'.U27];[$'Compétences validées trimestre 3'.U27]))">
            <text:p/>
          </table:table-cell>
          <table:table-cell table:formula="of:=IF(AND([$'Compétences validées trim-sem 1'.V27]=&quot;&quot;;[$'Compétences validées trim-sem 2'.V27]=&quot;&quot;;[$'Compétences validées trimestre 3'.V27]=&quot;&quot;);&quot;&quot;;MAX([$'Compétences validées trim-sem 1'.V27];[$'Compétences validées trim-sem 2'.V27];[$'Compétences validées trimestre 3'.V27]))">
            <text:p/>
          </table:table-cell>
          <table:table-cell table:formula="of:=IF(AND([$'Compétences validées trim-sem 1'.W27]=&quot;&quot;;[$'Compétences validées trim-sem 2'.W27]=&quot;&quot;;[$'Compétences validées trimestre 3'.W27]=&quot;&quot;);&quot;&quot;;MAX([$'Compétences validées trim-sem 1'.W27];[$'Compétences validées trim-sem 2'.W27];[$'Compétences validées trimestre 3'.W27]))">
            <text:p/>
          </table:table-cell>
          <table:table-cell table:formula="of:=IF(AND([$'Compétences validées trim-sem 1'.X27]=&quot;&quot;;[$'Compétences validées trim-sem 2'.X27]=&quot;&quot;;[$'Compétences validées trimestre 3'.X27]=&quot;&quot;);&quot;&quot;;MAX([$'Compétences validées trim-sem 1'.X27];[$'Compétences validées trim-sem 2'.X27];[$'Compétences validées trimestre 3'.X27]))">
            <text:p/>
          </table:table-cell>
          <table:table-cell table:formula="of:=IF(AND([$'Compétences validées trim-sem 1'.Y27]=&quot;&quot;;[$'Compétences validées trim-sem 2'.Y27]=&quot;&quot;;[$'Compétences validées trimestre 3'.Y27]=&quot;&quot;);&quot;&quot;;MAX([$'Compétences validées trim-sem 1'.Y27];[$'Compétences validées trim-sem 2'.Y27];[$'Compétences validées trimestre 3'.Y27]))">
            <text:p/>
          </table:table-cell>
          <table:table-cell table:formula="of:=IF(AND([$'Compétences validées trim-sem 1'.Z27]=&quot;&quot;;[$'Compétences validées trim-sem 2'.Z27]=&quot;&quot;;[$'Compétences validées trimestre 3'.Z27]=&quot;&quot;);&quot;&quot;;MAX([$'Compétences validées trim-sem 1'.Z27];[$'Compétences validées trim-sem 2'.Z27];[$'Compétences validées trimestre 3'.Z27]))">
            <text:p/>
          </table:table-cell>
          <table:table-cell table:formula="of:=IF(AND([$'Compétences validées trim-sem 1'.AA27]=&quot;&quot;;[$'Compétences validées trim-sem 2'.AA27]=&quot;&quot;;[$'Compétences validées trimestre 3'.AA27]=&quot;&quot;);&quot;&quot;;MAX([$'Compétences validées trim-sem 1'.AA27];[$'Compétences validées trim-sem 2'.AA27];[$'Compétences validées trimestre 3'.AA27]))">
            <text:p/>
          </table:table-cell>
          <table:table-cell table:formula="of:=IF(AND([$'Compétences validées trim-sem 1'.AB27]=&quot;&quot;;[$'Compétences validées trim-sem 2'.AB27]=&quot;&quot;;[$'Compétences validées trimestre 3'.AB27]=&quot;&quot;);&quot;&quot;;MAX([$'Compétences validées trim-sem 1'.AB27];[$'Compétences validées trim-sem 2'.AB27];[$'Compétences validées trimestre 3'.AB27]))">
            <text:p/>
          </table:table-cell>
          <table:table-cell table:formula="of:=IF(AND([$'Compétences validées trim-sem 1'.AC27]=&quot;&quot;;[$'Compétences validées trim-sem 2'.AC27]=&quot;&quot;;[$'Compétences validées trimestre 3'.AC27]=&quot;&quot;);&quot;&quot;;MAX([$'Compétences validées trim-sem 1'.AC27];[$'Compétences validées trim-sem 2'.AC27];[$'Compétences validées trimestre 3'.AC27]))">
            <text:p/>
          </table:table-cell>
          <table:table-cell table:formula="of:=IF(AND([$'Compétences validées trim-sem 1'.AD27]=&quot;&quot;;[$'Compétences validées trim-sem 2'.AD27]=&quot;&quot;;[$'Compétences validées trimestre 3'.AD27]=&quot;&quot;);&quot;&quot;;MAX([$'Compétences validées trim-sem 1'.AD27];[$'Compétences validées trim-sem 2'.AD27];[$'Compétences validées trimestre 3'.AD27]))">
            <text:p/>
          </table:table-cell>
          <table:table-cell table:formula="of:=IF(AND([$'Compétences validées trim-sem 1'.AE27]=&quot;&quot;;[$'Compétences validées trim-sem 2'.AE27]=&quot;&quot;;[$'Compétences validées trimestre 3'.AE27]=&quot;&quot;);&quot;&quot;;MAX([$'Compétences validées trim-sem 1'.AE27];[$'Compétences validées trim-sem 2'.AE27];[$'Compétences validées trimestre 3'.AE27]))">
            <text:p/>
          </table:table-cell>
          <table:table-cell table:formula="of:=IF(AND([$'Compétences validées trim-sem 1'.AF27]=&quot;&quot;;[$'Compétences validées trim-sem 2'.AF27]=&quot;&quot;;[$'Compétences validées trimestre 3'.AF27]=&quot;&quot;);&quot;&quot;;MAX([$'Compétences validées trim-sem 1'.AF27];[$'Compétences validées trim-sem 2'.AF27];[$'Compétences validées trimestre 3'.AF27]))">
            <text:p/>
          </table:table-cell>
          <table:table-cell table:formula="of:=IF(AND([$'Compétences validées trim-sem 1'.AG27]=&quot;&quot;;[$'Compétences validées trim-sem 2'.AG27]=&quot;&quot;;[$'Compétences validées trimestre 3'.AG27]=&quot;&quot;);&quot;&quot;;MAX([$'Compétences validées trim-sem 1'.AG27];[$'Compétences validées trim-sem 2'.AG27];[$'Compétences validées trimestre 3'.AG27]))">
            <text:p/>
          </table:table-cell>
          <table:table-cell table:formula="of:=IF(AND([$'Compétences validées trim-sem 1'.AH27]=&quot;&quot;;[$'Compétences validées trim-sem 2'.AH27]=&quot;&quot;;[$'Compétences validées trimestre 3'.AH27]=&quot;&quot;);&quot;&quot;;MAX([$'Compétences validées trim-sem 1'.AH27];[$'Compétences validées trim-sem 2'.AH27];[$'Compétences validées trimestre 3'.AH27]))">
            <text:p/>
          </table:table-cell>
          <table:table-cell table:formula="of:=IF(AND([$'Compétences validées trim-sem 1'.AI27]=&quot;&quot;;[$'Compétences validées trim-sem 2'.AI27]=&quot;&quot;;[$'Compétences validées trimestre 3'.AI27]=&quot;&quot;);&quot;&quot;;MAX([$'Compétences validées trim-sem 1'.AI27];[$'Compétences validées trim-sem 2'.AI27];[$'Compétences validées trimestre 3'.AI27]))">
            <text:p/>
          </table:table-cell>
          <table:table-cell table:formula="of:=IF(AND([$'Compétences validées trim-sem 1'.AJ27]=&quot;&quot;;[$'Compétences validées trim-sem 2'.AJ27]=&quot;&quot;;[$'Compétences validées trimestre 3'.AJ27]=&quot;&quot;);&quot;&quot;;MAX([$'Compétences validées trim-sem 1'.AJ27];[$'Compétences validées trim-sem 2'.AJ27];[$'Compétences validées trimestre 3'.AJ27]))">
            <text:p/>
          </table:table-cell>
          <table:table-cell table:formula="of:=IF(AND([$'Compétences validées trim-sem 1'.AK27]=&quot;&quot;;[$'Compétences validées trim-sem 2'.AK27]=&quot;&quot;;[$'Compétences validées trimestre 3'.AK27]=&quot;&quot;);&quot;&quot;;MAX([$'Compétences validées trim-sem 1'.AK27];[$'Compétences validées trim-sem 2'.AK27];[$'Compétences validées trimestre 3'.AK27]))">
            <text:p/>
          </table:table-cell>
          <table:table-cell table:formula="of:=IF(AND([$'Compétences validées trim-sem 1'.AL27]=&quot;&quot;;[$'Compétences validées trim-sem 2'.AL27]=&quot;&quot;;[$'Compétences validées trimestre 3'.AL27]=&quot;&quot;);&quot;&quot;;MAX([$'Compétences validées trim-sem 1'.AL27];[$'Compétences validées trim-sem 2'.AL27];[$'Compétences validées trimestre 3'.AL27]))">
            <text:p/>
          </table:table-cell>
          <table:table-cell table:formula="of:=IF(AND([$'Compétences validées trim-sem 1'.AM27]=&quot;&quot;;[$'Compétences validées trim-sem 2'.AM27]=&quot;&quot;;[$'Compétences validées trimestre 3'.AM27]=&quot;&quot;);&quot;&quot;;MAX([$'Compétences validées trim-sem 1'.AM27];[$'Compétences validées trim-sem 2'.AM27];[$'Compétences validées trimestre 3'.AM27]))">
            <text:p/>
          </table:table-cell>
          <table:table-cell table:formula="of:=IF(AND([$'Compétences validées trim-sem 1'.AN27]=&quot;&quot;;[$'Compétences validées trim-sem 2'.AN27]=&quot;&quot;;[$'Compétences validées trimestre 3'.AN27]=&quot;&quot;);&quot;&quot;;MAX([$'Compétences validées trim-sem 1'.AN27];[$'Compétences validées trim-sem 2'.AN27];[$'Compétences validées trimestre 3'.AN27]))">
            <text:p/>
          </table:table-cell>
          <table:table-cell table:formula="of:=IF(AND([$'Compétences validées trim-sem 1'.AO27]=&quot;&quot;;[$'Compétences validées trim-sem 2'.AO27]=&quot;&quot;;[$'Compétences validées trimestre 3'.AO27]=&quot;&quot;);&quot;&quot;;MAX([$'Compétences validées trim-sem 1'.AO27];[$'Compétences validées trim-sem 2'.AO27];[$'Compétences validées trimestre 3'.AO27]))">
            <text:p/>
          </table:table-cell>
          <table:table-cell table:formula="of:=IF(AND([$'Compétences validées trim-sem 1'.AP27]=&quot;&quot;;[$'Compétences validées trim-sem 2'.AP27]=&quot;&quot;;[$'Compétences validées trimestre 3'.AP27]=&quot;&quot;);&quot;&quot;;MAX([$'Compétences validées trim-sem 1'.AP27];[$'Compétences validées trim-sem 2'.AP27];[$'Compétences validées trimestre 3'.AP27]))">
            <text:p/>
          </table:table-cell>
          <table:table-cell table:formula="of:=IF(AND([$'Compétences validées trim-sem 1'.AQ27]=&quot;&quot;;[$'Compétences validées trim-sem 2'.AQ27]=&quot;&quot;;[$'Compétences validées trimestre 3'.AQ27]=&quot;&quot;);&quot;&quot;;MAX([$'Compétences validées trim-sem 1'.AQ27];[$'Compétences validées trim-sem 2'.AQ27];[$'Compétences validées trimestre 3'.AQ27]))">
            <text:p/>
          </table:table-cell>
          <table:table-cell table:formula="of:=IF(AND([$'Compétences validées trim-sem 1'.AR27]=&quot;&quot;;[$'Compétences validées trim-sem 2'.AR27]=&quot;&quot;;[$'Compétences validées trimestre 3'.AR27]=&quot;&quot;);&quot;&quot;;MAX([$'Compétences validées trim-sem 1'.AR27];[$'Compétences validées trim-sem 2'.AR27];[$'Compétences validées trimestre 3'.AR27]))">
            <text:p/>
          </table:table-cell>
          <table:table-cell table:formula="of:=IF(AND([$'Compétences validées trim-sem 1'.AS27]=&quot;&quot;;[$'Compétences validées trim-sem 2'.AS27]=&quot;&quot;;[$'Compétences validées trimestre 3'.AS27]=&quot;&quot;);&quot;&quot;;MAX([$'Compétences validées trim-sem 1'.AS27];[$'Compétences validées trim-sem 2'.AS27];[$'Compétences validées trimestre 3'.AS27]))">
            <text:p/>
          </table:table-cell>
          <table:table-cell table:formula="of:=IF(AND([$'Compétences validées trim-sem 1'.AT27]=&quot;&quot;;[$'Compétences validées trim-sem 2'.AT27]=&quot;&quot;;[$'Compétences validées trimestre 3'.AT27]=&quot;&quot;);&quot;&quot;;MAX([$'Compétences validées trim-sem 1'.AT27];[$'Compétences validées trim-sem 2'.AT27];[$'Compétences validées trimestre 3'.AT27]))">
            <text:p/>
          </table:table-cell>
          <table:table-cell table:formula="of:=IF(AND([$'Compétences validées trim-sem 1'.AU27]=&quot;&quot;;[$'Compétences validées trim-sem 2'.AU27]=&quot;&quot;;[$'Compétences validées trimestre 3'.AU27]=&quot;&quot;);&quot;&quot;;MAX([$'Compétences validées trim-sem 1'.AU27];[$'Compétences validées trim-sem 2'.AU27];[$'Compétences validées trimestre 3'.AU27]))">
            <text:p/>
          </table:table-cell>
          <table:table-cell table:formula="of:=IF(AND([$'Compétences validées trim-sem 1'.AV27]=&quot;&quot;;[$'Compétences validées trim-sem 2'.AV27]=&quot;&quot;;[$'Compétences validées trimestre 3'.AV27]=&quot;&quot;);&quot;&quot;;MAX([$'Compétences validées trim-sem 1'.AV27];[$'Compétences validées trim-sem 2'.AV27];[$'Compétences validées trimestre 3'.AV27]))">
            <text:p/>
          </table:table-cell>
          <table:table-cell table:formula="of:=IF(AND([$'Compétences validées trim-sem 1'.AW27]=&quot;&quot;;[$'Compétences validées trim-sem 2'.AW27]=&quot;&quot;;[$'Compétences validées trimestre 3'.AW27]=&quot;&quot;);&quot;&quot;;MAX([$'Compétences validées trim-sem 1'.AW27];[$'Compétences validées trim-sem 2'.AW27];[$'Compétences validées trimestre 3'.AW27]))">
            <text:p/>
          </table:table-cell>
          <table:table-cell table:formula="of:=IF(AND([$'Compétences validées trim-sem 1'.AX27]=&quot;&quot;;[$'Compétences validées trim-sem 2'.AX27]=&quot;&quot;;[$'Compétences validées trimestre 3'.AX27]=&quot;&quot;);&quot;&quot;;MAX([$'Compétences validées trim-sem 1'.AX27];[$'Compétences validées trim-sem 2'.AX27];[$'Compétences validées trimestre 3'.AX27]))">
            <text:p/>
          </table:table-cell>
          <table:table-cell table:formula="of:=IF(AND([$'Compétences validées trim-sem 1'.AY27]=&quot;&quot;;[$'Compétences validées trim-sem 2'.AY27]=&quot;&quot;;[$'Compétences validées trimestre 3'.AY27]=&quot;&quot;);&quot;&quot;;MAX([$'Compétences validées trim-sem 1'.AY27];[$'Compétences validées trim-sem 2'.AY27];[$'Compétences validées trimestre 3'.AY27]))">
            <text:p/>
          </table:table-cell>
          <table:table-cell table:formula="of:=IF(AND([$'Compétences validées trim-sem 1'.AZ27]=&quot;&quot;;[$'Compétences validées trim-sem 2'.AZ27]=&quot;&quot;;[$'Compétences validées trimestre 3'.AZ27]=&quot;&quot;);&quot;&quot;;MAX([$'Compétences validées trim-sem 1'.AZ27];[$'Compétences validées trim-sem 2'.AZ27];[$'Compétences validées trimestre 3'.AZ27]))">
            <text:p/>
          </table:table-cell>
          <table:table-cell table:formula="of:=IF(AND([$'Compétences validées trim-sem 1'.BA27]=&quot;&quot;;[$'Compétences validées trim-sem 2'.BA27]=&quot;&quot;;[$'Compétences validées trimestre 3'.BA27]=&quot;&quot;);&quot;&quot;;MAX([$'Compétences validées trim-sem 1'.BA27];[$'Compétences validées trim-sem 2'.BA27];[$'Compétences validées trimestre 3'.BA27]))">
            <text:p/>
          </table:table-cell>
          <table:table-cell table:formula="of:=IF(AND([$'Compétences validées trim-sem 1'.BB27]=&quot;&quot;;[$'Compétences validées trim-sem 2'.BB27]=&quot;&quot;;[$'Compétences validées trimestre 3'.BB27]=&quot;&quot;);&quot;&quot;;MAX([$'Compétences validées trim-sem 1'.BB27];[$'Compétences validées trim-sem 2'.BB27];[$'Compétences validées trimestre 3'.BB27]))">
            <text:p/>
          </table:table-cell>
          <table:table-cell table:formula="of:=IF(AND([$'Compétences validées trim-sem 1'.BC27]=&quot;&quot;;[$'Compétences validées trim-sem 2'.BC27]=&quot;&quot;;[$'Compétences validées trimestre 3'.BC27]=&quot;&quot;);&quot;&quot;;MAX([$'Compétences validées trim-sem 1'.BC27];[$'Compétences validées trim-sem 2'.BC27];[$'Compétences validées trimestre 3'.BC27]))">
            <text:p/>
          </table:table-cell>
          <table:table-cell table:formula="of:=IF(AND([$'Compétences validées trim-sem 1'.BD27]=&quot;&quot;;[$'Compétences validées trim-sem 2'.BD27]=&quot;&quot;;[$'Compétences validées trimestre 3'.BD27]=&quot;&quot;);&quot;&quot;;MAX([$'Compétences validées trim-sem 1'.BD27];[$'Compétences validées trim-sem 2'.BD27];[$'Compétences validées trimestre 3'.BD27]))">
            <text:p/>
          </table:table-cell>
          <table:table-cell table:formula="of:=IF(AND([$'Compétences validées trim-sem 1'.BE27]=&quot;&quot;;[$'Compétences validées trim-sem 2'.BE27]=&quot;&quot;;[$'Compétences validées trimestre 3'.BE27]=&quot;&quot;);&quot;&quot;;MAX([$'Compétences validées trim-sem 1'.BE27];[$'Compétences validées trim-sem 2'.BE27];[$'Compétences validées trimestre 3'.BE27]))">
            <text:p/>
          </table:table-cell>
          <table:table-cell table:formula="of:=IF(AND([$'Compétences validées trim-sem 1'.BF27]=&quot;&quot;;[$'Compétences validées trim-sem 2'.BF27]=&quot;&quot;;[$'Compétences validées trimestre 3'.BF27]=&quot;&quot;);&quot;&quot;;MAX([$'Compétences validées trim-sem 1'.BF27];[$'Compétences validées trim-sem 2'.BF27];[$'Compétences validées trimestre 3'.BF27]))">
            <text:p/>
          </table:table-cell>
          <table:table-cell table:formula="of:=IF(AND([$'Compétences validées trim-sem 1'.BG27]=&quot;&quot;;[$'Compétences validées trim-sem 2'.BG27]=&quot;&quot;;[$'Compétences validées trimestre 3'.BG27]=&quot;&quot;);&quot;&quot;;MAX([$'Compétences validées trim-sem 1'.BG27];[$'Compétences validées trim-sem 2'.BG27];[$'Compétences validées trimestre 3'.BG27]))">
            <text:p/>
          </table:table-cell>
          <table:table-cell table:formula="of:=IF(AND([$'Compétences validées trim-sem 1'.BH27]=&quot;&quot;;[$'Compétences validées trim-sem 2'.BH27]=&quot;&quot;;[$'Compétences validées trimestre 3'.BH27]=&quot;&quot;);&quot;&quot;;MAX([$'Compétences validées trim-sem 1'.BH27];[$'Compétences validées trim-sem 2'.BH27];[$'Compétences validées trimestre 3'.BH27]))">
            <text:p/>
          </table:table-cell>
          <table:table-cell table:formula="of:=IF(AND([$'Compétences validées trim-sem 1'.BI27]=&quot;&quot;;[$'Compétences validées trim-sem 2'.BI27]=&quot;&quot;;[$'Compétences validées trimestre 3'.BI27]=&quot;&quot;);&quot;&quot;;MAX([$'Compétences validées trim-sem 1'.BI27];[$'Compétences validées trim-sem 2'.BI27];[$'Compétences validées trimestre 3'.BI27]))">
            <text:p/>
          </table:table-cell>
          <table:table-cell table:formula="of:=IF(AND([$'Compétences validées trim-sem 1'.BJ27]=&quot;&quot;;[$'Compétences validées trim-sem 2'.BJ27]=&quot;&quot;;[$'Compétences validées trimestre 3'.BJ27]=&quot;&quot;);&quot;&quot;;MAX([$'Compétences validées trim-sem 1'.BJ27];[$'Compétences validées trim-sem 2'.BJ27];[$'Compétences validées trimestre 3'.BJ27]))">
            <text:p/>
          </table:table-cell>
          <table:table-cell table:formula="of:=IF(AND([$'Compétences validées trim-sem 1'.BK27]=&quot;&quot;;[$'Compétences validées trim-sem 2'.BK27]=&quot;&quot;;[$'Compétences validées trimestre 3'.BK27]=&quot;&quot;);&quot;&quot;;MAX([$'Compétences validées trim-sem 1'.BK27];[$'Compétences validées trim-sem 2'.BK27];[$'Compétences validées trimestre 3'.BK27]))">
            <text:p/>
          </table:table-cell>
          <table:table-cell table:formula="of:=IF(AND([$'Compétences validées trim-sem 1'.BL27]=&quot;&quot;;[$'Compétences validées trim-sem 2'.BL27]=&quot;&quot;;[$'Compétences validées trimestre 3'.BL27]=&quot;&quot;);&quot;&quot;;MAX([$'Compétences validées trim-sem 1'.BL27];[$'Compétences validées trim-sem 2'.BL27];[$'Compétences validées trimestre 3'.BL27]))">
            <text:p/>
          </table:table-cell>
          <table:table-cell table:formula="of:=IF(AND([$'Compétences validées trim-sem 1'.BM27]=&quot;&quot;;[$'Compétences validées trim-sem 2'.BM27]=&quot;&quot;;[$'Compétences validées trimestre 3'.BM27]=&quot;&quot;);&quot;&quot;;MAX([$'Compétences validées trim-sem 1'.BM27];[$'Compétences validées trim-sem 2'.BM27];[$'Compétences validées trimestre 3'.BM27]))">
            <text:p/>
          </table:table-cell>
          <table:table-cell table:formula="of:=IF(AND([$'Compétences validées trim-sem 1'.BN27]=&quot;&quot;;[$'Compétences validées trim-sem 2'.BN27]=&quot;&quot;;[$'Compétences validées trimestre 3'.BN27]=&quot;&quot;);&quot;&quot;;MAX([$'Compétences validées trim-sem 1'.BN27];[$'Compétences validées trim-sem 2'.BN27];[$'Compétences validées trimestre 3'.BN27]))">
            <text:p/>
          </table:table-cell>
          <table:table-cell table:formula="of:=IF(AND([$'Compétences validées trim-sem 1'.BO27]=&quot;&quot;;[$'Compétences validées trim-sem 2'.BO27]=&quot;&quot;;[$'Compétences validées trimestre 3'.BO27]=&quot;&quot;);&quot;&quot;;MAX([$'Compétences validées trim-sem 1'.BO27];[$'Compétences validées trim-sem 2'.BO27];[$'Compétences validées trimestre 3'.BO27]))">
            <text:p/>
          </table:table-cell>
          <table:table-cell table:formula="of:=IF(AND([$'Compétences validées trim-sem 1'.BP27]=&quot;&quot;;[$'Compétences validées trim-sem 2'.BP27]=&quot;&quot;;[$'Compétences validées trimestre 3'.BP27]=&quot;&quot;);&quot;&quot;;MAX([$'Compétences validées trim-sem 1'.BP27];[$'Compétences validées trim-sem 2'.BP27];[$'Compétences validées trimestre 3'.BP27]))">
            <text:p/>
          </table:table-cell>
          <table:table-cell table:formula="of:=IF(AND([$'Compétences validées trim-sem 1'.BQ27]=&quot;&quot;;[$'Compétences validées trim-sem 2'.BQ27]=&quot;&quot;;[$'Compétences validées trimestre 3'.BQ27]=&quot;&quot;);&quot;&quot;;MAX([$'Compétences validées trim-sem 1'.BQ27];[$'Compétences validées trim-sem 2'.BQ27];[$'Compétences validées trimestre 3'.BQ27]))">
            <text:p/>
          </table:table-cell>
          <table:table-cell table:formula="of:=IF(AND([$'Compétences validées trim-sem 1'.BR27]=&quot;&quot;;[$'Compétences validées trim-sem 2'.BR27]=&quot;&quot;;[$'Compétences validées trimestre 3'.BR27]=&quot;&quot;);&quot;&quot;;MAX([$'Compétences validées trim-sem 1'.BR27];[$'Compétences validées trim-sem 2'.BR27];[$'Compétences validées trimestre 3'.BR27]))">
            <text:p/>
          </table:table-cell>
          <table:table-cell table:formula="of:=IF(AND([$'Compétences validées trim-sem 1'.BS27]=&quot;&quot;;[$'Compétences validées trim-sem 2'.BS27]=&quot;&quot;;[$'Compétences validées trimestre 3'.BS27]=&quot;&quot;);&quot;&quot;;MAX([$'Compétences validées trim-sem 1'.BS27];[$'Compétences validées trim-sem 2'.BS27];[$'Compétences validées trimestre 3'.BS27]))">
            <text:p/>
          </table:table-cell>
          <table:table-cell table:formula="of:=IF(AND([$'Compétences validées trim-sem 1'.BT27]=&quot;&quot;;[$'Compétences validées trim-sem 2'.BT27]=&quot;&quot;;[$'Compétences validées trimestre 3'.BT27]=&quot;&quot;);&quot;&quot;;MAX([$'Compétences validées trim-sem 1'.BT27];[$'Compétences validées trim-sem 2'.BT27];[$'Compétences validées trimestre 3'.BT27]))">
            <text:p/>
          </table:table-cell>
          <table:table-cell table:formula="of:=IF(AND([$'Compétences validées trim-sem 1'.BU27]=&quot;&quot;;[$'Compétences validées trim-sem 2'.BU27]=&quot;&quot;;[$'Compétences validées trimestre 3'.BU27]=&quot;&quot;);&quot;&quot;;MAX([$'Compétences validées trim-sem 1'.BU27];[$'Compétences validées trim-sem 2'.BU27];[$'Compétences validées trimestre 3'.BU27]))">
            <text:p/>
          </table:table-cell>
          <table:table-cell table:formula="of:=IF(AND([$'Compétences validées trim-sem 1'.BV27]=&quot;&quot;;[$'Compétences validées trim-sem 2'.BV27]=&quot;&quot;;[$'Compétences validées trimestre 3'.BV27]=&quot;&quot;);&quot;&quot;;MAX([$'Compétences validées trim-sem 1'.BV27];[$'Compétences validées trim-sem 2'.BV27];[$'Compétences validées trimestre 3'.BV27]))">
            <text:p/>
          </table:table-cell>
          <table:table-cell table:formula="of:=IF(AND([$'Compétences validées trim-sem 1'.BW27]=&quot;&quot;;[$'Compétences validées trim-sem 2'.BW27]=&quot;&quot;;[$'Compétences validées trimestre 3'.BW27]=&quot;&quot;);&quot;&quot;;MAX([$'Compétences validées trim-sem 1'.BW27];[$'Compétences validées trim-sem 2'.BW27];[$'Compétences validées trimestre 3'.BW27]))">
            <text:p/>
          </table:table-cell>
          <table:table-cell table:formula="of:=IF(AND([$'Compétences validées trim-sem 1'.BX27]=&quot;&quot;;[$'Compétences validées trim-sem 2'.BX27]=&quot;&quot;;[$'Compétences validées trimestre 3'.BX27]=&quot;&quot;);&quot;&quot;;MAX([$'Compétences validées trim-sem 1'.BX27];[$'Compétences validées trim-sem 2'.BX27];[$'Compétences validées trimestre 3'.BX27]))">
            <text:p/>
          </table:table-cell>
          <table:table-cell table:formula="of:=IF(AND([$'Compétences validées trim-sem 1'.BY27]=&quot;&quot;;[$'Compétences validées trim-sem 2'.BY27]=&quot;&quot;;[$'Compétences validées trimestre 3'.BY27]=&quot;&quot;);&quot;&quot;;MAX([$'Compétences validées trim-sem 1'.BY27];[$'Compétences validées trim-sem 2'.BY27];[$'Compétences validées trimestre 3'.BY27]))">
            <text:p/>
          </table:table-cell>
          <table:table-cell table:formula="of:=IF(AND([$'Compétences validées trim-sem 1'.BZ27]=&quot;&quot;;[$'Compétences validées trim-sem 2'.BZ27]=&quot;&quot;;[$'Compétences validées trimestre 3'.BZ27]=&quot;&quot;);&quot;&quot;;MAX([$'Compétences validées trim-sem 1'.BZ27];[$'Compétences validées trim-sem 2'.BZ27];[$'Compétences validées trimestre 3'.BZ27]))">
            <text:p/>
          </table:table-cell>
          <table:table-cell table:formula="of:=IF(AND([$'Compétences validées trim-sem 1'.CA27]=&quot;&quot;;[$'Compétences validées trim-sem 2'.CA27]=&quot;&quot;;[$'Compétences validées trimestre 3'.CA27]=&quot;&quot;);&quot;&quot;;MAX([$'Compétences validées trim-sem 1'.CA27];[$'Compétences validées trim-sem 2'.CA27];[$'Compétences validées trimestre 3'.CA27]))">
            <text:p/>
          </table:table-cell>
          <table:table-cell table:formula="of:=IF(AND([$'Compétences validées trim-sem 1'.CB27]=&quot;&quot;;[$'Compétences validées trim-sem 2'.CB27]=&quot;&quot;;[$'Compétences validées trimestre 3'.CB27]=&quot;&quot;);&quot;&quot;;MAX([$'Compétences validées trim-sem 1'.CB27];[$'Compétences validées trim-sem 2'.CB27];[$'Compétences validées trimestre 3'.CB27]))">
            <text:p/>
          </table:table-cell>
          <table:table-cell table:formula="of:=IF(AND([$'Compétences validées trim-sem 1'.CC27]=&quot;&quot;;[$'Compétences validées trim-sem 2'.CC27]=&quot;&quot;;[$'Compétences validées trimestre 3'.CC27]=&quot;&quot;);&quot;&quot;;MAX([$'Compétences validées trim-sem 1'.CC27];[$'Compétences validées trim-sem 2'.CC27];[$'Compétences validées trimestre 3'.CC27]))">
            <text:p/>
          </table:table-cell>
          <table:table-cell table:formula="of:=IF(AND([$'Compétences validées trim-sem 1'.CD27]=&quot;&quot;;[$'Compétences validées trim-sem 2'.CD27]=&quot;&quot;;[$'Compétences validées trimestre 3'.CD27]=&quot;&quot;);&quot;&quot;;MAX([$'Compétences validées trim-sem 1'.CD27];[$'Compétences validées trim-sem 2'.CD27];[$'Compétences validées trimestre 3'.CD27]))">
            <text:p/>
          </table:table-cell>
          <table:table-cell table:formula="of:=IF(AND([$'Compétences validées trim-sem 1'.CE27]=&quot;&quot;;[$'Compétences validées trim-sem 2'.CE27]=&quot;&quot;;[$'Compétences validées trimestre 3'.CE27]=&quot;&quot;);&quot;&quot;;MAX([$'Compétences validées trim-sem 1'.CE27];[$'Compétences validées trim-sem 2'.CE27];[$'Compétences validées trimestre 3'.CE27]))">
            <text:p/>
          </table:table-cell>
          <table:table-cell table:formula="of:=IF(AND([$'Compétences validées trim-sem 1'.CF27]=&quot;&quot;;[$'Compétences validées trim-sem 2'.CF27]=&quot;&quot;;[$'Compétences validées trimestre 3'.CF27]=&quot;&quot;);&quot;&quot;;MAX([$'Compétences validées trim-sem 1'.CF27];[$'Compétences validées trim-sem 2'.CF27];[$'Compétences validées trimestre 3'.CF27]))">
            <text:p/>
          </table:table-cell>
          <table:table-cell table:formula="of:=IF(AND([$'Compétences validées trim-sem 1'.CG27]=&quot;&quot;;[$'Compétences validées trim-sem 2'.CG27]=&quot;&quot;;[$'Compétences validées trimestre 3'.CG27]=&quot;&quot;);&quot;&quot;;MAX([$'Compétences validées trim-sem 1'.CG27];[$'Compétences validées trim-sem 2'.CG27];[$'Compétences validées trimestre 3'.CG27]))">
            <text:p/>
          </table:table-cell>
          <table:table-cell table:formula="of:=IF(AND([$'Compétences validées trim-sem 1'.CH27]=&quot;&quot;;[$'Compétences validées trim-sem 2'.CH27]=&quot;&quot;;[$'Compétences validées trimestre 3'.CH27]=&quot;&quot;);&quot;&quot;;MAX([$'Compétences validées trim-sem 1'.CH27];[$'Compétences validées trim-sem 2'.CH27];[$'Compétences validées trimestre 3'.CH27]))">
            <text:p/>
          </table:table-cell>
          <table:table-cell table:formula="of:=IF(AND([$'Compétences validées trim-sem 1'.CI27]=&quot;&quot;;[$'Compétences validées trim-sem 2'.CI27]=&quot;&quot;;[$'Compétences validées trimestre 3'.CI27]=&quot;&quot;);&quot;&quot;;MAX([$'Compétences validées trim-sem 1'.CI27];[$'Compétences validées trim-sem 2'.CI27];[$'Compétences validées trimestre 3'.CI27]))">
            <text:p/>
          </table:table-cell>
          <table:table-cell table:formula="of:=IF(AND([$'Compétences validées trim-sem 1'.CJ27]=&quot;&quot;;[$'Compétences validées trim-sem 2'.CJ27]=&quot;&quot;;[$'Compétences validées trimestre 3'.CJ27]=&quot;&quot;);&quot;&quot;;MAX([$'Compétences validées trim-sem 1'.CJ27];[$'Compétences validées trim-sem 2'.CJ27];[$'Compétences validées trimestre 3'.CJ27]))">
            <text:p/>
          </table:table-cell>
          <table:table-cell table:formula="of:=IF(AND([$'Compétences validées trim-sem 1'.CK27]=&quot;&quot;;[$'Compétences validées trim-sem 2'.CK27]=&quot;&quot;;[$'Compétences validées trimestre 3'.CK27]=&quot;&quot;);&quot;&quot;;MAX([$'Compétences validées trim-sem 1'.CK27];[$'Compétences validées trim-sem 2'.CK27];[$'Compétences validées trimestre 3'.CK27]))">
            <text:p/>
          </table:table-cell>
          <table:table-cell table:formula="of:=IF(AND([$'Compétences validées trim-sem 1'.CL27]=&quot;&quot;;[$'Compétences validées trim-sem 2'.CL27]=&quot;&quot;;[$'Compétences validées trimestre 3'.CL27]=&quot;&quot;);&quot;&quot;;MAX([$'Compétences validées trim-sem 1'.CL27];[$'Compétences validées trim-sem 2'.CL27];[$'Compétences validées trimestre 3'.CL27]))">
            <text:p/>
          </table:table-cell>
          <table:table-cell table:formula="of:=IF(AND([$'Compétences validées trim-sem 1'.CM27]=&quot;&quot;;[$'Compétences validées trim-sem 2'.CM27]=&quot;&quot;;[$'Compétences validées trimestre 3'.CM27]=&quot;&quot;);&quot;&quot;;MAX([$'Compétences validées trim-sem 1'.CM27];[$'Compétences validées trim-sem 2'.CM27];[$'Compétences validées trimestre 3'.CM27]))">
            <text:p/>
          </table:table-cell>
          <table:table-cell table:formula="of:=IF(AND([$'Compétences validées trim-sem 1'.CN27]=&quot;&quot;;[$'Compétences validées trim-sem 2'.CN27]=&quot;&quot;;[$'Compétences validées trimestre 3'.CN27]=&quot;&quot;);&quot;&quot;;MAX([$'Compétences validées trim-sem 1'.CN27];[$'Compétences validées trim-sem 2'.CN27];[$'Compétences validées trimestre 3'.CN27]))">
            <text:p/>
          </table:table-cell>
          <table:table-cell table:formula="of:=IF(AND([$'Compétences validées trim-sem 1'.CO27]=&quot;&quot;;[$'Compétences validées trim-sem 2'.CO27]=&quot;&quot;;[$'Compétences validées trimestre 3'.CO27]=&quot;&quot;);&quot;&quot;;MAX([$'Compétences validées trim-sem 1'.CO27];[$'Compétences validées trim-sem 2'.CO27];[$'Compétences validées trimestre 3'.CO27]))">
            <text:p/>
          </table:table-cell>
          <table:table-cell table:formula="of:=IF(AND([$'Compétences validées trim-sem 1'.CP27]=&quot;&quot;;[$'Compétences validées trim-sem 2'.CP27]=&quot;&quot;;[$'Compétences validées trimestre 3'.CP27]=&quot;&quot;);&quot;&quot;;MAX([$'Compétences validées trim-sem 1'.CP27];[$'Compétences validées trim-sem 2'.CP27];[$'Compétences validées trimestre 3'.CP27]))">
            <text:p/>
          </table:table-cell>
          <table:table-cell table:formula="of:=IF(AND([$'Compétences validées trim-sem 1'.CQ27]=&quot;&quot;;[$'Compétences validées trim-sem 2'.CQ27]=&quot;&quot;;[$'Compétences validées trimestre 3'.CQ27]=&quot;&quot;);&quot;&quot;;MAX([$'Compétences validées trim-sem 1'.CQ27];[$'Compétences validées trim-sem 2'.CQ27];[$'Compétences validées trimestre 3'.CQ27]))">
            <text:p/>
          </table:table-cell>
          <table:table-cell table:formula="of:=IF(AND([$'Compétences validées trim-sem 1'.CR27]=&quot;&quot;;[$'Compétences validées trim-sem 2'.CR27]=&quot;&quot;;[$'Compétences validées trimestre 3'.CR27]=&quot;&quot;);&quot;&quot;;MAX([$'Compétences validées trim-sem 1'.CR27];[$'Compétences validées trim-sem 2'.CR27];[$'Compétences validées trimestre 3'.CR27]))">
            <text:p/>
          </table:table-cell>
          <table:table-cell table:formula="of:=IF(AND([$'Compétences validées trim-sem 1'.CS27]=&quot;&quot;;[$'Compétences validées trim-sem 2'.CS27]=&quot;&quot;;[$'Compétences validées trimestre 3'.CS27]=&quot;&quot;);&quot;&quot;;MAX([$'Compétences validées trim-sem 1'.CS27];[$'Compétences validées trim-sem 2'.CS27];[$'Compétences validées trimestre 3'.CS27]))">
            <text:p/>
          </table:table-cell>
          <table:table-cell table:formula="of:=IF(AND([$'Compétences validées trim-sem 1'.CT27]=&quot;&quot;;[$'Compétences validées trim-sem 2'.CT27]=&quot;&quot;;[$'Compétences validées trimestre 3'.CT27]=&quot;&quot;);&quot;&quot;;MAX([$'Compétences validées trim-sem 1'.CT27];[$'Compétences validées trim-sem 2'.CT27];[$'Compétences validées trimestre 3'.CT27]))">
            <text:p/>
          </table:table-cell>
          <table:table-cell table:formula="of:=IF(AND([$'Compétences validées trim-sem 1'.CU27]=&quot;&quot;;[$'Compétences validées trim-sem 2'.CU27]=&quot;&quot;;[$'Compétences validées trimestre 3'.CU27]=&quot;&quot;);&quot;&quot;;MAX([$'Compétences validées trim-sem 1'.CU27];[$'Compétences validées trim-sem 2'.CU27];[$'Compétences validées trimestre 3'.CU27]))">
            <text:p/>
          </table:table-cell>
          <table:table-cell table:formula="of:=IF(AND([$'Compétences validées trim-sem 1'.CV27]=&quot;&quot;;[$'Compétences validées trim-sem 2'.CV27]=&quot;&quot;;[$'Compétences validées trimestre 3'.CV27]=&quot;&quot;);&quot;&quot;;MAX([$'Compétences validées trim-sem 1'.CV27];[$'Compétences validées trim-sem 2'.CV27];[$'Compétences validées trimestre 3'.CV27]))">
            <text:p/>
          </table:table-cell>
          <table:table-cell table:formula="of:=IF(AND([$'Compétences validées trim-sem 1'.CW27]=&quot;&quot;;[$'Compétences validées trim-sem 2'.CW27]=&quot;&quot;;[$'Compétences validées trimestre 3'.CW27]=&quot;&quot;);&quot;&quot;;MAX([$'Compétences validées trim-sem 1'.CW27];[$'Compétences validées trim-sem 2'.CW27];[$'Compétences validées trimestre 3'.CW27]))">
            <text:p/>
          </table:table-cell>
          <table:table-cell table:formula="of:=IF(AND([$'Compétences validées trim-sem 1'.CX27]=&quot;&quot;;[$'Compétences validées trim-sem 2'.CX27]=&quot;&quot;;[$'Compétences validées trimestre 3'.CX27]=&quot;&quot;);&quot;&quot;;MAX([$'Compétences validées trim-sem 1'.CX27];[$'Compétences validées trim-sem 2'.CX27];[$'Compétences validées trimestre 3'.CX27]))">
            <text:p/>
          </table:table-cell>
        </table:table-row>
        <table:table-row table:style-name="ro1">
          <table:table-cell office:value-type="string" calcext:value-type="string">
            <text:p>Nom 27</text:p>
          </table:table-cell>
          <table:table-cell office:value-type="string" calcext:value-type="string">
            <text:p>Prénom 27</text:p>
          </table:table-cell>
          <table:table-cell table:formula="of:=IF(AND([$'Compétences validées trim-sem 1'.C28]=&quot;&quot;;[$'Compétences validées trim-sem 2'.C28]=&quot;&quot;;[$'Compétences validées trimestre 3'.C28]=&quot;&quot;);&quot;&quot;;MAX([$'Compétences validées trim-sem 1'.C28];[$'Compétences validées trim-sem 2'.C28];[$'Compétences validées trimestre 3'.C28]))">
            <text:p/>
          </table:table-cell>
          <table:table-cell table:formula="of:=IF(AND([$'Compétences validées trim-sem 1'.D28]=&quot;&quot;;[$'Compétences validées trim-sem 2'.D28]=&quot;&quot;;[$'Compétences validées trimestre 3'.D28]=&quot;&quot;);&quot;&quot;;MAX([$'Compétences validées trim-sem 1'.D28];[$'Compétences validées trim-sem 2'.D28];[$'Compétences validées trimestre 3'.D28]))">
            <text:p/>
          </table:table-cell>
          <table:table-cell table:formula="of:=IF(AND([$'Compétences validées trim-sem 1'.E28]=&quot;&quot;;[$'Compétences validées trim-sem 2'.E28]=&quot;&quot;;[$'Compétences validées trimestre 3'.E28]=&quot;&quot;);&quot;&quot;;MAX([$'Compétences validées trim-sem 1'.E28];[$'Compétences validées trim-sem 2'.E28];[$'Compétences validées trimestre 3'.E28]))">
            <text:p/>
          </table:table-cell>
          <table:table-cell table:formula="of:=IF(AND([$'Compétences validées trim-sem 1'.F28]=&quot;&quot;;[$'Compétences validées trim-sem 2'.F28]=&quot;&quot;;[$'Compétences validées trimestre 3'.F28]=&quot;&quot;);&quot;&quot;;MAX([$'Compétences validées trim-sem 1'.F28];[$'Compétences validées trim-sem 2'.F28];[$'Compétences validées trimestre 3'.F28]))">
            <text:p/>
          </table:table-cell>
          <table:table-cell table:formula="of:=IF(AND([$'Compétences validées trim-sem 1'.G28]=&quot;&quot;;[$'Compétences validées trim-sem 2'.G28]=&quot;&quot;;[$'Compétences validées trimestre 3'.G28]=&quot;&quot;);&quot;&quot;;MAX([$'Compétences validées trim-sem 1'.G28];[$'Compétences validées trim-sem 2'.G28];[$'Compétences validées trimestre 3'.G28]))">
            <text:p/>
          </table:table-cell>
          <table:table-cell table:formula="of:=IF(AND([$'Compétences validées trim-sem 1'.H28]=&quot;&quot;;[$'Compétences validées trim-sem 2'.H28]=&quot;&quot;;[$'Compétences validées trimestre 3'.H28]=&quot;&quot;);&quot;&quot;;MAX([$'Compétences validées trim-sem 1'.H28];[$'Compétences validées trim-sem 2'.H28];[$'Compétences validées trimestre 3'.H28]))">
            <text:p/>
          </table:table-cell>
          <table:table-cell table:formula="of:=IF(AND([$'Compétences validées trim-sem 1'.I28]=&quot;&quot;;[$'Compétences validées trim-sem 2'.I28]=&quot;&quot;;[$'Compétences validées trimestre 3'.I28]=&quot;&quot;);&quot;&quot;;MAX([$'Compétences validées trim-sem 1'.I28];[$'Compétences validées trim-sem 2'.I28];[$'Compétences validées trimestre 3'.I28]))">
            <text:p/>
          </table:table-cell>
          <table:table-cell table:formula="of:=IF(AND([$'Compétences validées trim-sem 1'.J28]=&quot;&quot;;[$'Compétences validées trim-sem 2'.J28]=&quot;&quot;;[$'Compétences validées trimestre 3'.J28]=&quot;&quot;);&quot;&quot;;MAX([$'Compétences validées trim-sem 1'.J28];[$'Compétences validées trim-sem 2'.J28];[$'Compétences validées trimestre 3'.J28]))">
            <text:p/>
          </table:table-cell>
          <table:table-cell table:formula="of:=IF(AND([$'Compétences validées trim-sem 1'.K28]=&quot;&quot;;[$'Compétences validées trim-sem 2'.K28]=&quot;&quot;;[$'Compétences validées trimestre 3'.K28]=&quot;&quot;);&quot;&quot;;MAX([$'Compétences validées trim-sem 1'.K28];[$'Compétences validées trim-sem 2'.K28];[$'Compétences validées trimestre 3'.K28]))">
            <text:p/>
          </table:table-cell>
          <table:table-cell table:formula="of:=IF(AND([$'Compétences validées trim-sem 1'.L28]=&quot;&quot;;[$'Compétences validées trim-sem 2'.L28]=&quot;&quot;;[$'Compétences validées trimestre 3'.L28]=&quot;&quot;);&quot;&quot;;MAX([$'Compétences validées trim-sem 1'.L28];[$'Compétences validées trim-sem 2'.L28];[$'Compétences validées trimestre 3'.L28]))">
            <text:p/>
          </table:table-cell>
          <table:table-cell table:formula="of:=IF(AND([$'Compétences validées trim-sem 1'.M28]=&quot;&quot;;[$'Compétences validées trim-sem 2'.M28]=&quot;&quot;;[$'Compétences validées trimestre 3'.M28]=&quot;&quot;);&quot;&quot;;MAX([$'Compétences validées trim-sem 1'.M28];[$'Compétences validées trim-sem 2'.M28];[$'Compétences validées trimestre 3'.M28]))">
            <text:p/>
          </table:table-cell>
          <table:table-cell table:formula="of:=IF(AND([$'Compétences validées trim-sem 1'.N28]=&quot;&quot;;[$'Compétences validées trim-sem 2'.N28]=&quot;&quot;;[$'Compétences validées trimestre 3'.N28]=&quot;&quot;);&quot;&quot;;MAX([$'Compétences validées trim-sem 1'.N28];[$'Compétences validées trim-sem 2'.N28];[$'Compétences validées trimestre 3'.N28]))">
            <text:p/>
          </table:table-cell>
          <table:table-cell table:formula="of:=IF(AND([$'Compétences validées trim-sem 1'.O28]=&quot;&quot;;[$'Compétences validées trim-sem 2'.O28]=&quot;&quot;;[$'Compétences validées trimestre 3'.O28]=&quot;&quot;);&quot;&quot;;MAX([$'Compétences validées trim-sem 1'.O28];[$'Compétences validées trim-sem 2'.O28];[$'Compétences validées trimestre 3'.O28]))">
            <text:p/>
          </table:table-cell>
          <table:table-cell table:formula="of:=IF(AND([$'Compétences validées trim-sem 1'.P28]=&quot;&quot;;[$'Compétences validées trim-sem 2'.P28]=&quot;&quot;;[$'Compétences validées trimestre 3'.P28]=&quot;&quot;);&quot;&quot;;MAX([$'Compétences validées trim-sem 1'.P28];[$'Compétences validées trim-sem 2'.P28];[$'Compétences validées trimestre 3'.P28]))">
            <text:p/>
          </table:table-cell>
          <table:table-cell table:formula="of:=IF(AND([$'Compétences validées trim-sem 1'.Q28]=&quot;&quot;;[$'Compétences validées trim-sem 2'.Q28]=&quot;&quot;;[$'Compétences validées trimestre 3'.Q28]=&quot;&quot;);&quot;&quot;;MAX([$'Compétences validées trim-sem 1'.Q28];[$'Compétences validées trim-sem 2'.Q28];[$'Compétences validées trimestre 3'.Q28]))">
            <text:p/>
          </table:table-cell>
          <table:table-cell table:formula="of:=IF(AND([$'Compétences validées trim-sem 1'.R28]=&quot;&quot;;[$'Compétences validées trim-sem 2'.R28]=&quot;&quot;;[$'Compétences validées trimestre 3'.R28]=&quot;&quot;);&quot;&quot;;MAX([$'Compétences validées trim-sem 1'.R28];[$'Compétences validées trim-sem 2'.R28];[$'Compétences validées trimestre 3'.R28]))">
            <text:p/>
          </table:table-cell>
          <table:table-cell table:formula="of:=IF(AND([$'Compétences validées trim-sem 1'.S28]=&quot;&quot;;[$'Compétences validées trim-sem 2'.S28]=&quot;&quot;;[$'Compétences validées trimestre 3'.S28]=&quot;&quot;);&quot;&quot;;MAX([$'Compétences validées trim-sem 1'.S28];[$'Compétences validées trim-sem 2'.S28];[$'Compétences validées trimestre 3'.S28]))">
            <text:p/>
          </table:table-cell>
          <table:table-cell table:formula="of:=IF(AND([$'Compétences validées trim-sem 1'.T28]=&quot;&quot;;[$'Compétences validées trim-sem 2'.T28]=&quot;&quot;;[$'Compétences validées trimestre 3'.T28]=&quot;&quot;);&quot;&quot;;MAX([$'Compétences validées trim-sem 1'.T28];[$'Compétences validées trim-sem 2'.T28];[$'Compétences validées trimestre 3'.T28]))">
            <text:p/>
          </table:table-cell>
          <table:table-cell table:formula="of:=IF(AND([$'Compétences validées trim-sem 1'.U28]=&quot;&quot;;[$'Compétences validées trim-sem 2'.U28]=&quot;&quot;;[$'Compétences validées trimestre 3'.U28]=&quot;&quot;);&quot;&quot;;MAX([$'Compétences validées trim-sem 1'.U28];[$'Compétences validées trim-sem 2'.U28];[$'Compétences validées trimestre 3'.U28]))">
            <text:p/>
          </table:table-cell>
          <table:table-cell table:formula="of:=IF(AND([$'Compétences validées trim-sem 1'.V28]=&quot;&quot;;[$'Compétences validées trim-sem 2'.V28]=&quot;&quot;;[$'Compétences validées trimestre 3'.V28]=&quot;&quot;);&quot;&quot;;MAX([$'Compétences validées trim-sem 1'.V28];[$'Compétences validées trim-sem 2'.V28];[$'Compétences validées trimestre 3'.V28]))">
            <text:p/>
          </table:table-cell>
          <table:table-cell table:formula="of:=IF(AND([$'Compétences validées trim-sem 1'.W28]=&quot;&quot;;[$'Compétences validées trim-sem 2'.W28]=&quot;&quot;;[$'Compétences validées trimestre 3'.W28]=&quot;&quot;);&quot;&quot;;MAX([$'Compétences validées trim-sem 1'.W28];[$'Compétences validées trim-sem 2'.W28];[$'Compétences validées trimestre 3'.W28]))">
            <text:p/>
          </table:table-cell>
          <table:table-cell table:formula="of:=IF(AND([$'Compétences validées trim-sem 1'.X28]=&quot;&quot;;[$'Compétences validées trim-sem 2'.X28]=&quot;&quot;;[$'Compétences validées trimestre 3'.X28]=&quot;&quot;);&quot;&quot;;MAX([$'Compétences validées trim-sem 1'.X28];[$'Compétences validées trim-sem 2'.X28];[$'Compétences validées trimestre 3'.X28]))">
            <text:p/>
          </table:table-cell>
          <table:table-cell table:formula="of:=IF(AND([$'Compétences validées trim-sem 1'.Y28]=&quot;&quot;;[$'Compétences validées trim-sem 2'.Y28]=&quot;&quot;;[$'Compétences validées trimestre 3'.Y28]=&quot;&quot;);&quot;&quot;;MAX([$'Compétences validées trim-sem 1'.Y28];[$'Compétences validées trim-sem 2'.Y28];[$'Compétences validées trimestre 3'.Y28]))">
            <text:p/>
          </table:table-cell>
          <table:table-cell table:formula="of:=IF(AND([$'Compétences validées trim-sem 1'.Z28]=&quot;&quot;;[$'Compétences validées trim-sem 2'.Z28]=&quot;&quot;;[$'Compétences validées trimestre 3'.Z28]=&quot;&quot;);&quot;&quot;;MAX([$'Compétences validées trim-sem 1'.Z28];[$'Compétences validées trim-sem 2'.Z28];[$'Compétences validées trimestre 3'.Z28]))">
            <text:p/>
          </table:table-cell>
          <table:table-cell table:formula="of:=IF(AND([$'Compétences validées trim-sem 1'.AA28]=&quot;&quot;;[$'Compétences validées trim-sem 2'.AA28]=&quot;&quot;;[$'Compétences validées trimestre 3'.AA28]=&quot;&quot;);&quot;&quot;;MAX([$'Compétences validées trim-sem 1'.AA28];[$'Compétences validées trim-sem 2'.AA28];[$'Compétences validées trimestre 3'.AA28]))">
            <text:p/>
          </table:table-cell>
          <table:table-cell table:formula="of:=IF(AND([$'Compétences validées trim-sem 1'.AB28]=&quot;&quot;;[$'Compétences validées trim-sem 2'.AB28]=&quot;&quot;;[$'Compétences validées trimestre 3'.AB28]=&quot;&quot;);&quot;&quot;;MAX([$'Compétences validées trim-sem 1'.AB28];[$'Compétences validées trim-sem 2'.AB28];[$'Compétences validées trimestre 3'.AB28]))">
            <text:p/>
          </table:table-cell>
          <table:table-cell table:formula="of:=IF(AND([$'Compétences validées trim-sem 1'.AC28]=&quot;&quot;;[$'Compétences validées trim-sem 2'.AC28]=&quot;&quot;;[$'Compétences validées trimestre 3'.AC28]=&quot;&quot;);&quot;&quot;;MAX([$'Compétences validées trim-sem 1'.AC28];[$'Compétences validées trim-sem 2'.AC28];[$'Compétences validées trimestre 3'.AC28]))">
            <text:p/>
          </table:table-cell>
          <table:table-cell table:formula="of:=IF(AND([$'Compétences validées trim-sem 1'.AD28]=&quot;&quot;;[$'Compétences validées trim-sem 2'.AD28]=&quot;&quot;;[$'Compétences validées trimestre 3'.AD28]=&quot;&quot;);&quot;&quot;;MAX([$'Compétences validées trim-sem 1'.AD28];[$'Compétences validées trim-sem 2'.AD28];[$'Compétences validées trimestre 3'.AD28]))">
            <text:p/>
          </table:table-cell>
          <table:table-cell table:formula="of:=IF(AND([$'Compétences validées trim-sem 1'.AE28]=&quot;&quot;;[$'Compétences validées trim-sem 2'.AE28]=&quot;&quot;;[$'Compétences validées trimestre 3'.AE28]=&quot;&quot;);&quot;&quot;;MAX([$'Compétences validées trim-sem 1'.AE28];[$'Compétences validées trim-sem 2'.AE28];[$'Compétences validées trimestre 3'.AE28]))">
            <text:p/>
          </table:table-cell>
          <table:table-cell table:formula="of:=IF(AND([$'Compétences validées trim-sem 1'.AF28]=&quot;&quot;;[$'Compétences validées trim-sem 2'.AF28]=&quot;&quot;;[$'Compétences validées trimestre 3'.AF28]=&quot;&quot;);&quot;&quot;;MAX([$'Compétences validées trim-sem 1'.AF28];[$'Compétences validées trim-sem 2'.AF28];[$'Compétences validées trimestre 3'.AF28]))">
            <text:p/>
          </table:table-cell>
          <table:table-cell table:formula="of:=IF(AND([$'Compétences validées trim-sem 1'.AG28]=&quot;&quot;;[$'Compétences validées trim-sem 2'.AG28]=&quot;&quot;;[$'Compétences validées trimestre 3'.AG28]=&quot;&quot;);&quot;&quot;;MAX([$'Compétences validées trim-sem 1'.AG28];[$'Compétences validées trim-sem 2'.AG28];[$'Compétences validées trimestre 3'.AG28]))">
            <text:p/>
          </table:table-cell>
          <table:table-cell table:formula="of:=IF(AND([$'Compétences validées trim-sem 1'.AH28]=&quot;&quot;;[$'Compétences validées trim-sem 2'.AH28]=&quot;&quot;;[$'Compétences validées trimestre 3'.AH28]=&quot;&quot;);&quot;&quot;;MAX([$'Compétences validées trim-sem 1'.AH28];[$'Compétences validées trim-sem 2'.AH28];[$'Compétences validées trimestre 3'.AH28]))">
            <text:p/>
          </table:table-cell>
          <table:table-cell table:formula="of:=IF(AND([$'Compétences validées trim-sem 1'.AI28]=&quot;&quot;;[$'Compétences validées trim-sem 2'.AI28]=&quot;&quot;;[$'Compétences validées trimestre 3'.AI28]=&quot;&quot;);&quot;&quot;;MAX([$'Compétences validées trim-sem 1'.AI28];[$'Compétences validées trim-sem 2'.AI28];[$'Compétences validées trimestre 3'.AI28]))">
            <text:p/>
          </table:table-cell>
          <table:table-cell table:formula="of:=IF(AND([$'Compétences validées trim-sem 1'.AJ28]=&quot;&quot;;[$'Compétences validées trim-sem 2'.AJ28]=&quot;&quot;;[$'Compétences validées trimestre 3'.AJ28]=&quot;&quot;);&quot;&quot;;MAX([$'Compétences validées trim-sem 1'.AJ28];[$'Compétences validées trim-sem 2'.AJ28];[$'Compétences validées trimestre 3'.AJ28]))">
            <text:p/>
          </table:table-cell>
          <table:table-cell table:formula="of:=IF(AND([$'Compétences validées trim-sem 1'.AK28]=&quot;&quot;;[$'Compétences validées trim-sem 2'.AK28]=&quot;&quot;;[$'Compétences validées trimestre 3'.AK28]=&quot;&quot;);&quot;&quot;;MAX([$'Compétences validées trim-sem 1'.AK28];[$'Compétences validées trim-sem 2'.AK28];[$'Compétences validées trimestre 3'.AK28]))">
            <text:p/>
          </table:table-cell>
          <table:table-cell table:formula="of:=IF(AND([$'Compétences validées trim-sem 1'.AL28]=&quot;&quot;;[$'Compétences validées trim-sem 2'.AL28]=&quot;&quot;;[$'Compétences validées trimestre 3'.AL28]=&quot;&quot;);&quot;&quot;;MAX([$'Compétences validées trim-sem 1'.AL28];[$'Compétences validées trim-sem 2'.AL28];[$'Compétences validées trimestre 3'.AL28]))">
            <text:p/>
          </table:table-cell>
          <table:table-cell table:formula="of:=IF(AND([$'Compétences validées trim-sem 1'.AM28]=&quot;&quot;;[$'Compétences validées trim-sem 2'.AM28]=&quot;&quot;;[$'Compétences validées trimestre 3'.AM28]=&quot;&quot;);&quot;&quot;;MAX([$'Compétences validées trim-sem 1'.AM28];[$'Compétences validées trim-sem 2'.AM28];[$'Compétences validées trimestre 3'.AM28]))">
            <text:p/>
          </table:table-cell>
          <table:table-cell table:formula="of:=IF(AND([$'Compétences validées trim-sem 1'.AN28]=&quot;&quot;;[$'Compétences validées trim-sem 2'.AN28]=&quot;&quot;;[$'Compétences validées trimestre 3'.AN28]=&quot;&quot;);&quot;&quot;;MAX([$'Compétences validées trim-sem 1'.AN28];[$'Compétences validées trim-sem 2'.AN28];[$'Compétences validées trimestre 3'.AN28]))">
            <text:p/>
          </table:table-cell>
          <table:table-cell table:formula="of:=IF(AND([$'Compétences validées trim-sem 1'.AO28]=&quot;&quot;;[$'Compétences validées trim-sem 2'.AO28]=&quot;&quot;;[$'Compétences validées trimestre 3'.AO28]=&quot;&quot;);&quot;&quot;;MAX([$'Compétences validées trim-sem 1'.AO28];[$'Compétences validées trim-sem 2'.AO28];[$'Compétences validées trimestre 3'.AO28]))">
            <text:p/>
          </table:table-cell>
          <table:table-cell table:formula="of:=IF(AND([$'Compétences validées trim-sem 1'.AP28]=&quot;&quot;;[$'Compétences validées trim-sem 2'.AP28]=&quot;&quot;;[$'Compétences validées trimestre 3'.AP28]=&quot;&quot;);&quot;&quot;;MAX([$'Compétences validées trim-sem 1'.AP28];[$'Compétences validées trim-sem 2'.AP28];[$'Compétences validées trimestre 3'.AP28]))">
            <text:p/>
          </table:table-cell>
          <table:table-cell table:formula="of:=IF(AND([$'Compétences validées trim-sem 1'.AQ28]=&quot;&quot;;[$'Compétences validées trim-sem 2'.AQ28]=&quot;&quot;;[$'Compétences validées trimestre 3'.AQ28]=&quot;&quot;);&quot;&quot;;MAX([$'Compétences validées trim-sem 1'.AQ28];[$'Compétences validées trim-sem 2'.AQ28];[$'Compétences validées trimestre 3'.AQ28]))">
            <text:p/>
          </table:table-cell>
          <table:table-cell table:formula="of:=IF(AND([$'Compétences validées trim-sem 1'.AR28]=&quot;&quot;;[$'Compétences validées trim-sem 2'.AR28]=&quot;&quot;;[$'Compétences validées trimestre 3'.AR28]=&quot;&quot;);&quot;&quot;;MAX([$'Compétences validées trim-sem 1'.AR28];[$'Compétences validées trim-sem 2'.AR28];[$'Compétences validées trimestre 3'.AR28]))">
            <text:p/>
          </table:table-cell>
          <table:table-cell table:formula="of:=IF(AND([$'Compétences validées trim-sem 1'.AS28]=&quot;&quot;;[$'Compétences validées trim-sem 2'.AS28]=&quot;&quot;;[$'Compétences validées trimestre 3'.AS28]=&quot;&quot;);&quot;&quot;;MAX([$'Compétences validées trim-sem 1'.AS28];[$'Compétences validées trim-sem 2'.AS28];[$'Compétences validées trimestre 3'.AS28]))">
            <text:p/>
          </table:table-cell>
          <table:table-cell table:formula="of:=IF(AND([$'Compétences validées trim-sem 1'.AT28]=&quot;&quot;;[$'Compétences validées trim-sem 2'.AT28]=&quot;&quot;;[$'Compétences validées trimestre 3'.AT28]=&quot;&quot;);&quot;&quot;;MAX([$'Compétences validées trim-sem 1'.AT28];[$'Compétences validées trim-sem 2'.AT28];[$'Compétences validées trimestre 3'.AT28]))">
            <text:p/>
          </table:table-cell>
          <table:table-cell table:formula="of:=IF(AND([$'Compétences validées trim-sem 1'.AU28]=&quot;&quot;;[$'Compétences validées trim-sem 2'.AU28]=&quot;&quot;;[$'Compétences validées trimestre 3'.AU28]=&quot;&quot;);&quot;&quot;;MAX([$'Compétences validées trim-sem 1'.AU28];[$'Compétences validées trim-sem 2'.AU28];[$'Compétences validées trimestre 3'.AU28]))">
            <text:p/>
          </table:table-cell>
          <table:table-cell table:formula="of:=IF(AND([$'Compétences validées trim-sem 1'.AV28]=&quot;&quot;;[$'Compétences validées trim-sem 2'.AV28]=&quot;&quot;;[$'Compétences validées trimestre 3'.AV28]=&quot;&quot;);&quot;&quot;;MAX([$'Compétences validées trim-sem 1'.AV28];[$'Compétences validées trim-sem 2'.AV28];[$'Compétences validées trimestre 3'.AV28]))">
            <text:p/>
          </table:table-cell>
          <table:table-cell table:formula="of:=IF(AND([$'Compétences validées trim-sem 1'.AW28]=&quot;&quot;;[$'Compétences validées trim-sem 2'.AW28]=&quot;&quot;;[$'Compétences validées trimestre 3'.AW28]=&quot;&quot;);&quot;&quot;;MAX([$'Compétences validées trim-sem 1'.AW28];[$'Compétences validées trim-sem 2'.AW28];[$'Compétences validées trimestre 3'.AW28]))">
            <text:p/>
          </table:table-cell>
          <table:table-cell table:formula="of:=IF(AND([$'Compétences validées trim-sem 1'.AX28]=&quot;&quot;;[$'Compétences validées trim-sem 2'.AX28]=&quot;&quot;;[$'Compétences validées trimestre 3'.AX28]=&quot;&quot;);&quot;&quot;;MAX([$'Compétences validées trim-sem 1'.AX28];[$'Compétences validées trim-sem 2'.AX28];[$'Compétences validées trimestre 3'.AX28]))">
            <text:p/>
          </table:table-cell>
          <table:table-cell table:formula="of:=IF(AND([$'Compétences validées trim-sem 1'.AY28]=&quot;&quot;;[$'Compétences validées trim-sem 2'.AY28]=&quot;&quot;;[$'Compétences validées trimestre 3'.AY28]=&quot;&quot;);&quot;&quot;;MAX([$'Compétences validées trim-sem 1'.AY28];[$'Compétences validées trim-sem 2'.AY28];[$'Compétences validées trimestre 3'.AY28]))">
            <text:p/>
          </table:table-cell>
          <table:table-cell table:formula="of:=IF(AND([$'Compétences validées trim-sem 1'.AZ28]=&quot;&quot;;[$'Compétences validées trim-sem 2'.AZ28]=&quot;&quot;;[$'Compétences validées trimestre 3'.AZ28]=&quot;&quot;);&quot;&quot;;MAX([$'Compétences validées trim-sem 1'.AZ28];[$'Compétences validées trim-sem 2'.AZ28];[$'Compétences validées trimestre 3'.AZ28]))">
            <text:p/>
          </table:table-cell>
          <table:table-cell table:formula="of:=IF(AND([$'Compétences validées trim-sem 1'.BA28]=&quot;&quot;;[$'Compétences validées trim-sem 2'.BA28]=&quot;&quot;;[$'Compétences validées trimestre 3'.BA28]=&quot;&quot;);&quot;&quot;;MAX([$'Compétences validées trim-sem 1'.BA28];[$'Compétences validées trim-sem 2'.BA28];[$'Compétences validées trimestre 3'.BA28]))">
            <text:p/>
          </table:table-cell>
          <table:table-cell table:formula="of:=IF(AND([$'Compétences validées trim-sem 1'.BB28]=&quot;&quot;;[$'Compétences validées trim-sem 2'.BB28]=&quot;&quot;;[$'Compétences validées trimestre 3'.BB28]=&quot;&quot;);&quot;&quot;;MAX([$'Compétences validées trim-sem 1'.BB28];[$'Compétences validées trim-sem 2'.BB28];[$'Compétences validées trimestre 3'.BB28]))">
            <text:p/>
          </table:table-cell>
          <table:table-cell table:formula="of:=IF(AND([$'Compétences validées trim-sem 1'.BC28]=&quot;&quot;;[$'Compétences validées trim-sem 2'.BC28]=&quot;&quot;;[$'Compétences validées trimestre 3'.BC28]=&quot;&quot;);&quot;&quot;;MAX([$'Compétences validées trim-sem 1'.BC28];[$'Compétences validées trim-sem 2'.BC28];[$'Compétences validées trimestre 3'.BC28]))">
            <text:p/>
          </table:table-cell>
          <table:table-cell table:formula="of:=IF(AND([$'Compétences validées trim-sem 1'.BD28]=&quot;&quot;;[$'Compétences validées trim-sem 2'.BD28]=&quot;&quot;;[$'Compétences validées trimestre 3'.BD28]=&quot;&quot;);&quot;&quot;;MAX([$'Compétences validées trim-sem 1'.BD28];[$'Compétences validées trim-sem 2'.BD28];[$'Compétences validées trimestre 3'.BD28]))">
            <text:p/>
          </table:table-cell>
          <table:table-cell table:formula="of:=IF(AND([$'Compétences validées trim-sem 1'.BE28]=&quot;&quot;;[$'Compétences validées trim-sem 2'.BE28]=&quot;&quot;;[$'Compétences validées trimestre 3'.BE28]=&quot;&quot;);&quot;&quot;;MAX([$'Compétences validées trim-sem 1'.BE28];[$'Compétences validées trim-sem 2'.BE28];[$'Compétences validées trimestre 3'.BE28]))">
            <text:p/>
          </table:table-cell>
          <table:table-cell table:formula="of:=IF(AND([$'Compétences validées trim-sem 1'.BF28]=&quot;&quot;;[$'Compétences validées trim-sem 2'.BF28]=&quot;&quot;;[$'Compétences validées trimestre 3'.BF28]=&quot;&quot;);&quot;&quot;;MAX([$'Compétences validées trim-sem 1'.BF28];[$'Compétences validées trim-sem 2'.BF28];[$'Compétences validées trimestre 3'.BF28]))">
            <text:p/>
          </table:table-cell>
          <table:table-cell table:formula="of:=IF(AND([$'Compétences validées trim-sem 1'.BG28]=&quot;&quot;;[$'Compétences validées trim-sem 2'.BG28]=&quot;&quot;;[$'Compétences validées trimestre 3'.BG28]=&quot;&quot;);&quot;&quot;;MAX([$'Compétences validées trim-sem 1'.BG28];[$'Compétences validées trim-sem 2'.BG28];[$'Compétences validées trimestre 3'.BG28]))">
            <text:p/>
          </table:table-cell>
          <table:table-cell table:formula="of:=IF(AND([$'Compétences validées trim-sem 1'.BH28]=&quot;&quot;;[$'Compétences validées trim-sem 2'.BH28]=&quot;&quot;;[$'Compétences validées trimestre 3'.BH28]=&quot;&quot;);&quot;&quot;;MAX([$'Compétences validées trim-sem 1'.BH28];[$'Compétences validées trim-sem 2'.BH28];[$'Compétences validées trimestre 3'.BH28]))">
            <text:p/>
          </table:table-cell>
          <table:table-cell table:formula="of:=IF(AND([$'Compétences validées trim-sem 1'.BI28]=&quot;&quot;;[$'Compétences validées trim-sem 2'.BI28]=&quot;&quot;;[$'Compétences validées trimestre 3'.BI28]=&quot;&quot;);&quot;&quot;;MAX([$'Compétences validées trim-sem 1'.BI28];[$'Compétences validées trim-sem 2'.BI28];[$'Compétences validées trimestre 3'.BI28]))">
            <text:p/>
          </table:table-cell>
          <table:table-cell table:formula="of:=IF(AND([$'Compétences validées trim-sem 1'.BJ28]=&quot;&quot;;[$'Compétences validées trim-sem 2'.BJ28]=&quot;&quot;;[$'Compétences validées trimestre 3'.BJ28]=&quot;&quot;);&quot;&quot;;MAX([$'Compétences validées trim-sem 1'.BJ28];[$'Compétences validées trim-sem 2'.BJ28];[$'Compétences validées trimestre 3'.BJ28]))">
            <text:p/>
          </table:table-cell>
          <table:table-cell table:formula="of:=IF(AND([$'Compétences validées trim-sem 1'.BK28]=&quot;&quot;;[$'Compétences validées trim-sem 2'.BK28]=&quot;&quot;;[$'Compétences validées trimestre 3'.BK28]=&quot;&quot;);&quot;&quot;;MAX([$'Compétences validées trim-sem 1'.BK28];[$'Compétences validées trim-sem 2'.BK28];[$'Compétences validées trimestre 3'.BK28]))">
            <text:p/>
          </table:table-cell>
          <table:table-cell table:formula="of:=IF(AND([$'Compétences validées trim-sem 1'.BL28]=&quot;&quot;;[$'Compétences validées trim-sem 2'.BL28]=&quot;&quot;;[$'Compétences validées trimestre 3'.BL28]=&quot;&quot;);&quot;&quot;;MAX([$'Compétences validées trim-sem 1'.BL28];[$'Compétences validées trim-sem 2'.BL28];[$'Compétences validées trimestre 3'.BL28]))">
            <text:p/>
          </table:table-cell>
          <table:table-cell table:formula="of:=IF(AND([$'Compétences validées trim-sem 1'.BM28]=&quot;&quot;;[$'Compétences validées trim-sem 2'.BM28]=&quot;&quot;;[$'Compétences validées trimestre 3'.BM28]=&quot;&quot;);&quot;&quot;;MAX([$'Compétences validées trim-sem 1'.BM28];[$'Compétences validées trim-sem 2'.BM28];[$'Compétences validées trimestre 3'.BM28]))">
            <text:p/>
          </table:table-cell>
          <table:table-cell table:formula="of:=IF(AND([$'Compétences validées trim-sem 1'.BN28]=&quot;&quot;;[$'Compétences validées trim-sem 2'.BN28]=&quot;&quot;;[$'Compétences validées trimestre 3'.BN28]=&quot;&quot;);&quot;&quot;;MAX([$'Compétences validées trim-sem 1'.BN28];[$'Compétences validées trim-sem 2'.BN28];[$'Compétences validées trimestre 3'.BN28]))">
            <text:p/>
          </table:table-cell>
          <table:table-cell table:formula="of:=IF(AND([$'Compétences validées trim-sem 1'.BO28]=&quot;&quot;;[$'Compétences validées trim-sem 2'.BO28]=&quot;&quot;;[$'Compétences validées trimestre 3'.BO28]=&quot;&quot;);&quot;&quot;;MAX([$'Compétences validées trim-sem 1'.BO28];[$'Compétences validées trim-sem 2'.BO28];[$'Compétences validées trimestre 3'.BO28]))">
            <text:p/>
          </table:table-cell>
          <table:table-cell table:formula="of:=IF(AND([$'Compétences validées trim-sem 1'.BP28]=&quot;&quot;;[$'Compétences validées trim-sem 2'.BP28]=&quot;&quot;;[$'Compétences validées trimestre 3'.BP28]=&quot;&quot;);&quot;&quot;;MAX([$'Compétences validées trim-sem 1'.BP28];[$'Compétences validées trim-sem 2'.BP28];[$'Compétences validées trimestre 3'.BP28]))">
            <text:p/>
          </table:table-cell>
          <table:table-cell table:formula="of:=IF(AND([$'Compétences validées trim-sem 1'.BQ28]=&quot;&quot;;[$'Compétences validées trim-sem 2'.BQ28]=&quot;&quot;;[$'Compétences validées trimestre 3'.BQ28]=&quot;&quot;);&quot;&quot;;MAX([$'Compétences validées trim-sem 1'.BQ28];[$'Compétences validées trim-sem 2'.BQ28];[$'Compétences validées trimestre 3'.BQ28]))">
            <text:p/>
          </table:table-cell>
          <table:table-cell table:formula="of:=IF(AND([$'Compétences validées trim-sem 1'.BR28]=&quot;&quot;;[$'Compétences validées trim-sem 2'.BR28]=&quot;&quot;;[$'Compétences validées trimestre 3'.BR28]=&quot;&quot;);&quot;&quot;;MAX([$'Compétences validées trim-sem 1'.BR28];[$'Compétences validées trim-sem 2'.BR28];[$'Compétences validées trimestre 3'.BR28]))">
            <text:p/>
          </table:table-cell>
          <table:table-cell table:formula="of:=IF(AND([$'Compétences validées trim-sem 1'.BS28]=&quot;&quot;;[$'Compétences validées trim-sem 2'.BS28]=&quot;&quot;;[$'Compétences validées trimestre 3'.BS28]=&quot;&quot;);&quot;&quot;;MAX([$'Compétences validées trim-sem 1'.BS28];[$'Compétences validées trim-sem 2'.BS28];[$'Compétences validées trimestre 3'.BS28]))">
            <text:p/>
          </table:table-cell>
          <table:table-cell table:formula="of:=IF(AND([$'Compétences validées trim-sem 1'.BT28]=&quot;&quot;;[$'Compétences validées trim-sem 2'.BT28]=&quot;&quot;;[$'Compétences validées trimestre 3'.BT28]=&quot;&quot;);&quot;&quot;;MAX([$'Compétences validées trim-sem 1'.BT28];[$'Compétences validées trim-sem 2'.BT28];[$'Compétences validées trimestre 3'.BT28]))">
            <text:p/>
          </table:table-cell>
          <table:table-cell table:formula="of:=IF(AND([$'Compétences validées trim-sem 1'.BU28]=&quot;&quot;;[$'Compétences validées trim-sem 2'.BU28]=&quot;&quot;;[$'Compétences validées trimestre 3'.BU28]=&quot;&quot;);&quot;&quot;;MAX([$'Compétences validées trim-sem 1'.BU28];[$'Compétences validées trim-sem 2'.BU28];[$'Compétences validées trimestre 3'.BU28]))">
            <text:p/>
          </table:table-cell>
          <table:table-cell table:formula="of:=IF(AND([$'Compétences validées trim-sem 1'.BV28]=&quot;&quot;;[$'Compétences validées trim-sem 2'.BV28]=&quot;&quot;;[$'Compétences validées trimestre 3'.BV28]=&quot;&quot;);&quot;&quot;;MAX([$'Compétences validées trim-sem 1'.BV28];[$'Compétences validées trim-sem 2'.BV28];[$'Compétences validées trimestre 3'.BV28]))">
            <text:p/>
          </table:table-cell>
          <table:table-cell table:formula="of:=IF(AND([$'Compétences validées trim-sem 1'.BW28]=&quot;&quot;;[$'Compétences validées trim-sem 2'.BW28]=&quot;&quot;;[$'Compétences validées trimestre 3'.BW28]=&quot;&quot;);&quot;&quot;;MAX([$'Compétences validées trim-sem 1'.BW28];[$'Compétences validées trim-sem 2'.BW28];[$'Compétences validées trimestre 3'.BW28]))">
            <text:p/>
          </table:table-cell>
          <table:table-cell table:formula="of:=IF(AND([$'Compétences validées trim-sem 1'.BX28]=&quot;&quot;;[$'Compétences validées trim-sem 2'.BX28]=&quot;&quot;;[$'Compétences validées trimestre 3'.BX28]=&quot;&quot;);&quot;&quot;;MAX([$'Compétences validées trim-sem 1'.BX28];[$'Compétences validées trim-sem 2'.BX28];[$'Compétences validées trimestre 3'.BX28]))">
            <text:p/>
          </table:table-cell>
          <table:table-cell table:formula="of:=IF(AND([$'Compétences validées trim-sem 1'.BY28]=&quot;&quot;;[$'Compétences validées trim-sem 2'.BY28]=&quot;&quot;;[$'Compétences validées trimestre 3'.BY28]=&quot;&quot;);&quot;&quot;;MAX([$'Compétences validées trim-sem 1'.BY28];[$'Compétences validées trim-sem 2'.BY28];[$'Compétences validées trimestre 3'.BY28]))">
            <text:p/>
          </table:table-cell>
          <table:table-cell table:formula="of:=IF(AND([$'Compétences validées trim-sem 1'.BZ28]=&quot;&quot;;[$'Compétences validées trim-sem 2'.BZ28]=&quot;&quot;;[$'Compétences validées trimestre 3'.BZ28]=&quot;&quot;);&quot;&quot;;MAX([$'Compétences validées trim-sem 1'.BZ28];[$'Compétences validées trim-sem 2'.BZ28];[$'Compétences validées trimestre 3'.BZ28]))">
            <text:p/>
          </table:table-cell>
          <table:table-cell table:formula="of:=IF(AND([$'Compétences validées trim-sem 1'.CA28]=&quot;&quot;;[$'Compétences validées trim-sem 2'.CA28]=&quot;&quot;;[$'Compétences validées trimestre 3'.CA28]=&quot;&quot;);&quot;&quot;;MAX([$'Compétences validées trim-sem 1'.CA28];[$'Compétences validées trim-sem 2'.CA28];[$'Compétences validées trimestre 3'.CA28]))">
            <text:p/>
          </table:table-cell>
          <table:table-cell table:formula="of:=IF(AND([$'Compétences validées trim-sem 1'.CB28]=&quot;&quot;;[$'Compétences validées trim-sem 2'.CB28]=&quot;&quot;;[$'Compétences validées trimestre 3'.CB28]=&quot;&quot;);&quot;&quot;;MAX([$'Compétences validées trim-sem 1'.CB28];[$'Compétences validées trim-sem 2'.CB28];[$'Compétences validées trimestre 3'.CB28]))">
            <text:p/>
          </table:table-cell>
          <table:table-cell table:formula="of:=IF(AND([$'Compétences validées trim-sem 1'.CC28]=&quot;&quot;;[$'Compétences validées trim-sem 2'.CC28]=&quot;&quot;;[$'Compétences validées trimestre 3'.CC28]=&quot;&quot;);&quot;&quot;;MAX([$'Compétences validées trim-sem 1'.CC28];[$'Compétences validées trim-sem 2'.CC28];[$'Compétences validées trimestre 3'.CC28]))">
            <text:p/>
          </table:table-cell>
          <table:table-cell table:formula="of:=IF(AND([$'Compétences validées trim-sem 1'.CD28]=&quot;&quot;;[$'Compétences validées trim-sem 2'.CD28]=&quot;&quot;;[$'Compétences validées trimestre 3'.CD28]=&quot;&quot;);&quot;&quot;;MAX([$'Compétences validées trim-sem 1'.CD28];[$'Compétences validées trim-sem 2'.CD28];[$'Compétences validées trimestre 3'.CD28]))">
            <text:p/>
          </table:table-cell>
          <table:table-cell table:formula="of:=IF(AND([$'Compétences validées trim-sem 1'.CE28]=&quot;&quot;;[$'Compétences validées trim-sem 2'.CE28]=&quot;&quot;;[$'Compétences validées trimestre 3'.CE28]=&quot;&quot;);&quot;&quot;;MAX([$'Compétences validées trim-sem 1'.CE28];[$'Compétences validées trim-sem 2'.CE28];[$'Compétences validées trimestre 3'.CE28]))">
            <text:p/>
          </table:table-cell>
          <table:table-cell table:formula="of:=IF(AND([$'Compétences validées trim-sem 1'.CF28]=&quot;&quot;;[$'Compétences validées trim-sem 2'.CF28]=&quot;&quot;;[$'Compétences validées trimestre 3'.CF28]=&quot;&quot;);&quot;&quot;;MAX([$'Compétences validées trim-sem 1'.CF28];[$'Compétences validées trim-sem 2'.CF28];[$'Compétences validées trimestre 3'.CF28]))">
            <text:p/>
          </table:table-cell>
          <table:table-cell table:formula="of:=IF(AND([$'Compétences validées trim-sem 1'.CG28]=&quot;&quot;;[$'Compétences validées trim-sem 2'.CG28]=&quot;&quot;;[$'Compétences validées trimestre 3'.CG28]=&quot;&quot;);&quot;&quot;;MAX([$'Compétences validées trim-sem 1'.CG28];[$'Compétences validées trim-sem 2'.CG28];[$'Compétences validées trimestre 3'.CG28]))">
            <text:p/>
          </table:table-cell>
          <table:table-cell table:formula="of:=IF(AND([$'Compétences validées trim-sem 1'.CH28]=&quot;&quot;;[$'Compétences validées trim-sem 2'.CH28]=&quot;&quot;;[$'Compétences validées trimestre 3'.CH28]=&quot;&quot;);&quot;&quot;;MAX([$'Compétences validées trim-sem 1'.CH28];[$'Compétences validées trim-sem 2'.CH28];[$'Compétences validées trimestre 3'.CH28]))">
            <text:p/>
          </table:table-cell>
          <table:table-cell table:formula="of:=IF(AND([$'Compétences validées trim-sem 1'.CI28]=&quot;&quot;;[$'Compétences validées trim-sem 2'.CI28]=&quot;&quot;;[$'Compétences validées trimestre 3'.CI28]=&quot;&quot;);&quot;&quot;;MAX([$'Compétences validées trim-sem 1'.CI28];[$'Compétences validées trim-sem 2'.CI28];[$'Compétences validées trimestre 3'.CI28]))">
            <text:p/>
          </table:table-cell>
          <table:table-cell table:formula="of:=IF(AND([$'Compétences validées trim-sem 1'.CJ28]=&quot;&quot;;[$'Compétences validées trim-sem 2'.CJ28]=&quot;&quot;;[$'Compétences validées trimestre 3'.CJ28]=&quot;&quot;);&quot;&quot;;MAX([$'Compétences validées trim-sem 1'.CJ28];[$'Compétences validées trim-sem 2'.CJ28];[$'Compétences validées trimestre 3'.CJ28]))">
            <text:p/>
          </table:table-cell>
          <table:table-cell table:formula="of:=IF(AND([$'Compétences validées trim-sem 1'.CK28]=&quot;&quot;;[$'Compétences validées trim-sem 2'.CK28]=&quot;&quot;;[$'Compétences validées trimestre 3'.CK28]=&quot;&quot;);&quot;&quot;;MAX([$'Compétences validées trim-sem 1'.CK28];[$'Compétences validées trim-sem 2'.CK28];[$'Compétences validées trimestre 3'.CK28]))">
            <text:p/>
          </table:table-cell>
          <table:table-cell table:formula="of:=IF(AND([$'Compétences validées trim-sem 1'.CL28]=&quot;&quot;;[$'Compétences validées trim-sem 2'.CL28]=&quot;&quot;;[$'Compétences validées trimestre 3'.CL28]=&quot;&quot;);&quot;&quot;;MAX([$'Compétences validées trim-sem 1'.CL28];[$'Compétences validées trim-sem 2'.CL28];[$'Compétences validées trimestre 3'.CL28]))">
            <text:p/>
          </table:table-cell>
          <table:table-cell table:formula="of:=IF(AND([$'Compétences validées trim-sem 1'.CM28]=&quot;&quot;;[$'Compétences validées trim-sem 2'.CM28]=&quot;&quot;;[$'Compétences validées trimestre 3'.CM28]=&quot;&quot;);&quot;&quot;;MAX([$'Compétences validées trim-sem 1'.CM28];[$'Compétences validées trim-sem 2'.CM28];[$'Compétences validées trimestre 3'.CM28]))">
            <text:p/>
          </table:table-cell>
          <table:table-cell table:formula="of:=IF(AND([$'Compétences validées trim-sem 1'.CN28]=&quot;&quot;;[$'Compétences validées trim-sem 2'.CN28]=&quot;&quot;;[$'Compétences validées trimestre 3'.CN28]=&quot;&quot;);&quot;&quot;;MAX([$'Compétences validées trim-sem 1'.CN28];[$'Compétences validées trim-sem 2'.CN28];[$'Compétences validées trimestre 3'.CN28]))">
            <text:p/>
          </table:table-cell>
          <table:table-cell table:formula="of:=IF(AND([$'Compétences validées trim-sem 1'.CO28]=&quot;&quot;;[$'Compétences validées trim-sem 2'.CO28]=&quot;&quot;;[$'Compétences validées trimestre 3'.CO28]=&quot;&quot;);&quot;&quot;;MAX([$'Compétences validées trim-sem 1'.CO28];[$'Compétences validées trim-sem 2'.CO28];[$'Compétences validées trimestre 3'.CO28]))">
            <text:p/>
          </table:table-cell>
          <table:table-cell table:formula="of:=IF(AND([$'Compétences validées trim-sem 1'.CP28]=&quot;&quot;;[$'Compétences validées trim-sem 2'.CP28]=&quot;&quot;;[$'Compétences validées trimestre 3'.CP28]=&quot;&quot;);&quot;&quot;;MAX([$'Compétences validées trim-sem 1'.CP28];[$'Compétences validées trim-sem 2'.CP28];[$'Compétences validées trimestre 3'.CP28]))">
            <text:p/>
          </table:table-cell>
          <table:table-cell table:formula="of:=IF(AND([$'Compétences validées trim-sem 1'.CQ28]=&quot;&quot;;[$'Compétences validées trim-sem 2'.CQ28]=&quot;&quot;;[$'Compétences validées trimestre 3'.CQ28]=&quot;&quot;);&quot;&quot;;MAX([$'Compétences validées trim-sem 1'.CQ28];[$'Compétences validées trim-sem 2'.CQ28];[$'Compétences validées trimestre 3'.CQ28]))">
            <text:p/>
          </table:table-cell>
          <table:table-cell table:formula="of:=IF(AND([$'Compétences validées trim-sem 1'.CR28]=&quot;&quot;;[$'Compétences validées trim-sem 2'.CR28]=&quot;&quot;;[$'Compétences validées trimestre 3'.CR28]=&quot;&quot;);&quot;&quot;;MAX([$'Compétences validées trim-sem 1'.CR28];[$'Compétences validées trim-sem 2'.CR28];[$'Compétences validées trimestre 3'.CR28]))">
            <text:p/>
          </table:table-cell>
          <table:table-cell table:formula="of:=IF(AND([$'Compétences validées trim-sem 1'.CS28]=&quot;&quot;;[$'Compétences validées trim-sem 2'.CS28]=&quot;&quot;;[$'Compétences validées trimestre 3'.CS28]=&quot;&quot;);&quot;&quot;;MAX([$'Compétences validées trim-sem 1'.CS28];[$'Compétences validées trim-sem 2'.CS28];[$'Compétences validées trimestre 3'.CS28]))">
            <text:p/>
          </table:table-cell>
          <table:table-cell table:formula="of:=IF(AND([$'Compétences validées trim-sem 1'.CT28]=&quot;&quot;;[$'Compétences validées trim-sem 2'.CT28]=&quot;&quot;;[$'Compétences validées trimestre 3'.CT28]=&quot;&quot;);&quot;&quot;;MAX([$'Compétences validées trim-sem 1'.CT28];[$'Compétences validées trim-sem 2'.CT28];[$'Compétences validées trimestre 3'.CT28]))">
            <text:p/>
          </table:table-cell>
          <table:table-cell table:formula="of:=IF(AND([$'Compétences validées trim-sem 1'.CU28]=&quot;&quot;;[$'Compétences validées trim-sem 2'.CU28]=&quot;&quot;;[$'Compétences validées trimestre 3'.CU28]=&quot;&quot;);&quot;&quot;;MAX([$'Compétences validées trim-sem 1'.CU28];[$'Compétences validées trim-sem 2'.CU28];[$'Compétences validées trimestre 3'.CU28]))">
            <text:p/>
          </table:table-cell>
          <table:table-cell table:formula="of:=IF(AND([$'Compétences validées trim-sem 1'.CV28]=&quot;&quot;;[$'Compétences validées trim-sem 2'.CV28]=&quot;&quot;;[$'Compétences validées trimestre 3'.CV28]=&quot;&quot;);&quot;&quot;;MAX([$'Compétences validées trim-sem 1'.CV28];[$'Compétences validées trim-sem 2'.CV28];[$'Compétences validées trimestre 3'.CV28]))">
            <text:p/>
          </table:table-cell>
          <table:table-cell table:formula="of:=IF(AND([$'Compétences validées trim-sem 1'.CW28]=&quot;&quot;;[$'Compétences validées trim-sem 2'.CW28]=&quot;&quot;;[$'Compétences validées trimestre 3'.CW28]=&quot;&quot;);&quot;&quot;;MAX([$'Compétences validées trim-sem 1'.CW28];[$'Compétences validées trim-sem 2'.CW28];[$'Compétences validées trimestre 3'.CW28]))">
            <text:p/>
          </table:table-cell>
          <table:table-cell table:formula="of:=IF(AND([$'Compétences validées trim-sem 1'.CX28]=&quot;&quot;;[$'Compétences validées trim-sem 2'.CX28]=&quot;&quot;;[$'Compétences validées trimestre 3'.CX28]=&quot;&quot;);&quot;&quot;;MAX([$'Compétences validées trim-sem 1'.CX28];[$'Compétences validées trim-sem 2'.CX28];[$'Compétences validées trimestre 3'.CX28]))">
            <text:p/>
          </table:table-cell>
        </table:table-row>
        <table:table-row table:style-name="ro1">
          <table:table-cell office:value-type="string" calcext:value-type="string">
            <text:p>Nom 28</text:p>
          </table:table-cell>
          <table:table-cell office:value-type="string" calcext:value-type="string">
            <text:p>Prénom 28</text:p>
          </table:table-cell>
          <table:table-cell table:formula="of:=IF(AND([$'Compétences validées trim-sem 1'.C29]=&quot;&quot;;[$'Compétences validées trim-sem 2'.C29]=&quot;&quot;;[$'Compétences validées trimestre 3'.C29]=&quot;&quot;);&quot;&quot;;MAX([$'Compétences validées trim-sem 1'.C29];[$'Compétences validées trim-sem 2'.C29];[$'Compétences validées trimestre 3'.C29]))">
            <text:p/>
          </table:table-cell>
          <table:table-cell table:formula="of:=IF(AND([$'Compétences validées trim-sem 1'.D29]=&quot;&quot;;[$'Compétences validées trim-sem 2'.D29]=&quot;&quot;;[$'Compétences validées trimestre 3'.D29]=&quot;&quot;);&quot;&quot;;MAX([$'Compétences validées trim-sem 1'.D29];[$'Compétences validées trim-sem 2'.D29];[$'Compétences validées trimestre 3'.D29]))">
            <text:p/>
          </table:table-cell>
          <table:table-cell table:formula="of:=IF(AND([$'Compétences validées trim-sem 1'.E29]=&quot;&quot;;[$'Compétences validées trim-sem 2'.E29]=&quot;&quot;;[$'Compétences validées trimestre 3'.E29]=&quot;&quot;);&quot;&quot;;MAX([$'Compétences validées trim-sem 1'.E29];[$'Compétences validées trim-sem 2'.E29];[$'Compétences validées trimestre 3'.E29]))">
            <text:p/>
          </table:table-cell>
          <table:table-cell table:formula="of:=IF(AND([$'Compétences validées trim-sem 1'.F29]=&quot;&quot;;[$'Compétences validées trim-sem 2'.F29]=&quot;&quot;;[$'Compétences validées trimestre 3'.F29]=&quot;&quot;);&quot;&quot;;MAX([$'Compétences validées trim-sem 1'.F29];[$'Compétences validées trim-sem 2'.F29];[$'Compétences validées trimestre 3'.F29]))">
            <text:p/>
          </table:table-cell>
          <table:table-cell table:formula="of:=IF(AND([$'Compétences validées trim-sem 1'.G29]=&quot;&quot;;[$'Compétences validées trim-sem 2'.G29]=&quot;&quot;;[$'Compétences validées trimestre 3'.G29]=&quot;&quot;);&quot;&quot;;MAX([$'Compétences validées trim-sem 1'.G29];[$'Compétences validées trim-sem 2'.G29];[$'Compétences validées trimestre 3'.G29]))">
            <text:p/>
          </table:table-cell>
          <table:table-cell table:formula="of:=IF(AND([$'Compétences validées trim-sem 1'.H29]=&quot;&quot;;[$'Compétences validées trim-sem 2'.H29]=&quot;&quot;;[$'Compétences validées trimestre 3'.H29]=&quot;&quot;);&quot;&quot;;MAX([$'Compétences validées trim-sem 1'.H29];[$'Compétences validées trim-sem 2'.H29];[$'Compétences validées trimestre 3'.H29]))">
            <text:p/>
          </table:table-cell>
          <table:table-cell table:formula="of:=IF(AND([$'Compétences validées trim-sem 1'.I29]=&quot;&quot;;[$'Compétences validées trim-sem 2'.I29]=&quot;&quot;;[$'Compétences validées trimestre 3'.I29]=&quot;&quot;);&quot;&quot;;MAX([$'Compétences validées trim-sem 1'.I29];[$'Compétences validées trim-sem 2'.I29];[$'Compétences validées trimestre 3'.I29]))">
            <text:p/>
          </table:table-cell>
          <table:table-cell table:formula="of:=IF(AND([$'Compétences validées trim-sem 1'.J29]=&quot;&quot;;[$'Compétences validées trim-sem 2'.J29]=&quot;&quot;;[$'Compétences validées trimestre 3'.J29]=&quot;&quot;);&quot;&quot;;MAX([$'Compétences validées trim-sem 1'.J29];[$'Compétences validées trim-sem 2'.J29];[$'Compétences validées trimestre 3'.J29]))">
            <text:p/>
          </table:table-cell>
          <table:table-cell table:formula="of:=IF(AND([$'Compétences validées trim-sem 1'.K29]=&quot;&quot;;[$'Compétences validées trim-sem 2'.K29]=&quot;&quot;;[$'Compétences validées trimestre 3'.K29]=&quot;&quot;);&quot;&quot;;MAX([$'Compétences validées trim-sem 1'.K29];[$'Compétences validées trim-sem 2'.K29];[$'Compétences validées trimestre 3'.K29]))">
            <text:p/>
          </table:table-cell>
          <table:table-cell table:formula="of:=IF(AND([$'Compétences validées trim-sem 1'.L29]=&quot;&quot;;[$'Compétences validées trim-sem 2'.L29]=&quot;&quot;;[$'Compétences validées trimestre 3'.L29]=&quot;&quot;);&quot;&quot;;MAX([$'Compétences validées trim-sem 1'.L29];[$'Compétences validées trim-sem 2'.L29];[$'Compétences validées trimestre 3'.L29]))">
            <text:p/>
          </table:table-cell>
          <table:table-cell table:formula="of:=IF(AND([$'Compétences validées trim-sem 1'.M29]=&quot;&quot;;[$'Compétences validées trim-sem 2'.M29]=&quot;&quot;;[$'Compétences validées trimestre 3'.M29]=&quot;&quot;);&quot;&quot;;MAX([$'Compétences validées trim-sem 1'.M29];[$'Compétences validées trim-sem 2'.M29];[$'Compétences validées trimestre 3'.M29]))">
            <text:p/>
          </table:table-cell>
          <table:table-cell table:formula="of:=IF(AND([$'Compétences validées trim-sem 1'.N29]=&quot;&quot;;[$'Compétences validées trim-sem 2'.N29]=&quot;&quot;;[$'Compétences validées trimestre 3'.N29]=&quot;&quot;);&quot;&quot;;MAX([$'Compétences validées trim-sem 1'.N29];[$'Compétences validées trim-sem 2'.N29];[$'Compétences validées trimestre 3'.N29]))">
            <text:p/>
          </table:table-cell>
          <table:table-cell table:formula="of:=IF(AND([$'Compétences validées trim-sem 1'.O29]=&quot;&quot;;[$'Compétences validées trim-sem 2'.O29]=&quot;&quot;;[$'Compétences validées trimestre 3'.O29]=&quot;&quot;);&quot;&quot;;MAX([$'Compétences validées trim-sem 1'.O29];[$'Compétences validées trim-sem 2'.O29];[$'Compétences validées trimestre 3'.O29]))">
            <text:p/>
          </table:table-cell>
          <table:table-cell table:formula="of:=IF(AND([$'Compétences validées trim-sem 1'.P29]=&quot;&quot;;[$'Compétences validées trim-sem 2'.P29]=&quot;&quot;;[$'Compétences validées trimestre 3'.P29]=&quot;&quot;);&quot;&quot;;MAX([$'Compétences validées trim-sem 1'.P29];[$'Compétences validées trim-sem 2'.P29];[$'Compétences validées trimestre 3'.P29]))">
            <text:p/>
          </table:table-cell>
          <table:table-cell table:formula="of:=IF(AND([$'Compétences validées trim-sem 1'.Q29]=&quot;&quot;;[$'Compétences validées trim-sem 2'.Q29]=&quot;&quot;;[$'Compétences validées trimestre 3'.Q29]=&quot;&quot;);&quot;&quot;;MAX([$'Compétences validées trim-sem 1'.Q29];[$'Compétences validées trim-sem 2'.Q29];[$'Compétences validées trimestre 3'.Q29]))">
            <text:p/>
          </table:table-cell>
          <table:table-cell table:formula="of:=IF(AND([$'Compétences validées trim-sem 1'.R29]=&quot;&quot;;[$'Compétences validées trim-sem 2'.R29]=&quot;&quot;;[$'Compétences validées trimestre 3'.R29]=&quot;&quot;);&quot;&quot;;MAX([$'Compétences validées trim-sem 1'.R29];[$'Compétences validées trim-sem 2'.R29];[$'Compétences validées trimestre 3'.R29]))">
            <text:p/>
          </table:table-cell>
          <table:table-cell table:formula="of:=IF(AND([$'Compétences validées trim-sem 1'.S29]=&quot;&quot;;[$'Compétences validées trim-sem 2'.S29]=&quot;&quot;;[$'Compétences validées trimestre 3'.S29]=&quot;&quot;);&quot;&quot;;MAX([$'Compétences validées trim-sem 1'.S29];[$'Compétences validées trim-sem 2'.S29];[$'Compétences validées trimestre 3'.S29]))">
            <text:p/>
          </table:table-cell>
          <table:table-cell table:formula="of:=IF(AND([$'Compétences validées trim-sem 1'.T29]=&quot;&quot;;[$'Compétences validées trim-sem 2'.T29]=&quot;&quot;;[$'Compétences validées trimestre 3'.T29]=&quot;&quot;);&quot;&quot;;MAX([$'Compétences validées trim-sem 1'.T29];[$'Compétences validées trim-sem 2'.T29];[$'Compétences validées trimestre 3'.T29]))">
            <text:p/>
          </table:table-cell>
          <table:table-cell table:formula="of:=IF(AND([$'Compétences validées trim-sem 1'.U29]=&quot;&quot;;[$'Compétences validées trim-sem 2'.U29]=&quot;&quot;;[$'Compétences validées trimestre 3'.U29]=&quot;&quot;);&quot;&quot;;MAX([$'Compétences validées trim-sem 1'.U29];[$'Compétences validées trim-sem 2'.U29];[$'Compétences validées trimestre 3'.U29]))">
            <text:p/>
          </table:table-cell>
          <table:table-cell table:formula="of:=IF(AND([$'Compétences validées trim-sem 1'.V29]=&quot;&quot;;[$'Compétences validées trim-sem 2'.V29]=&quot;&quot;;[$'Compétences validées trimestre 3'.V29]=&quot;&quot;);&quot;&quot;;MAX([$'Compétences validées trim-sem 1'.V29];[$'Compétences validées trim-sem 2'.V29];[$'Compétences validées trimestre 3'.V29]))">
            <text:p/>
          </table:table-cell>
          <table:table-cell table:formula="of:=IF(AND([$'Compétences validées trim-sem 1'.W29]=&quot;&quot;;[$'Compétences validées trim-sem 2'.W29]=&quot;&quot;;[$'Compétences validées trimestre 3'.W29]=&quot;&quot;);&quot;&quot;;MAX([$'Compétences validées trim-sem 1'.W29];[$'Compétences validées trim-sem 2'.W29];[$'Compétences validées trimestre 3'.W29]))">
            <text:p/>
          </table:table-cell>
          <table:table-cell table:formula="of:=IF(AND([$'Compétences validées trim-sem 1'.X29]=&quot;&quot;;[$'Compétences validées trim-sem 2'.X29]=&quot;&quot;;[$'Compétences validées trimestre 3'.X29]=&quot;&quot;);&quot;&quot;;MAX([$'Compétences validées trim-sem 1'.X29];[$'Compétences validées trim-sem 2'.X29];[$'Compétences validées trimestre 3'.X29]))">
            <text:p/>
          </table:table-cell>
          <table:table-cell table:formula="of:=IF(AND([$'Compétences validées trim-sem 1'.Y29]=&quot;&quot;;[$'Compétences validées trim-sem 2'.Y29]=&quot;&quot;;[$'Compétences validées trimestre 3'.Y29]=&quot;&quot;);&quot;&quot;;MAX([$'Compétences validées trim-sem 1'.Y29];[$'Compétences validées trim-sem 2'.Y29];[$'Compétences validées trimestre 3'.Y29]))">
            <text:p/>
          </table:table-cell>
          <table:table-cell table:formula="of:=IF(AND([$'Compétences validées trim-sem 1'.Z29]=&quot;&quot;;[$'Compétences validées trim-sem 2'.Z29]=&quot;&quot;;[$'Compétences validées trimestre 3'.Z29]=&quot;&quot;);&quot;&quot;;MAX([$'Compétences validées trim-sem 1'.Z29];[$'Compétences validées trim-sem 2'.Z29];[$'Compétences validées trimestre 3'.Z29]))">
            <text:p/>
          </table:table-cell>
          <table:table-cell table:formula="of:=IF(AND([$'Compétences validées trim-sem 1'.AA29]=&quot;&quot;;[$'Compétences validées trim-sem 2'.AA29]=&quot;&quot;;[$'Compétences validées trimestre 3'.AA29]=&quot;&quot;);&quot;&quot;;MAX([$'Compétences validées trim-sem 1'.AA29];[$'Compétences validées trim-sem 2'.AA29];[$'Compétences validées trimestre 3'.AA29]))">
            <text:p/>
          </table:table-cell>
          <table:table-cell table:formula="of:=IF(AND([$'Compétences validées trim-sem 1'.AB29]=&quot;&quot;;[$'Compétences validées trim-sem 2'.AB29]=&quot;&quot;;[$'Compétences validées trimestre 3'.AB29]=&quot;&quot;);&quot;&quot;;MAX([$'Compétences validées trim-sem 1'.AB29];[$'Compétences validées trim-sem 2'.AB29];[$'Compétences validées trimestre 3'.AB29]))">
            <text:p/>
          </table:table-cell>
          <table:table-cell table:formula="of:=IF(AND([$'Compétences validées trim-sem 1'.AC29]=&quot;&quot;;[$'Compétences validées trim-sem 2'.AC29]=&quot;&quot;;[$'Compétences validées trimestre 3'.AC29]=&quot;&quot;);&quot;&quot;;MAX([$'Compétences validées trim-sem 1'.AC29];[$'Compétences validées trim-sem 2'.AC29];[$'Compétences validées trimestre 3'.AC29]))">
            <text:p/>
          </table:table-cell>
          <table:table-cell table:formula="of:=IF(AND([$'Compétences validées trim-sem 1'.AD29]=&quot;&quot;;[$'Compétences validées trim-sem 2'.AD29]=&quot;&quot;;[$'Compétences validées trimestre 3'.AD29]=&quot;&quot;);&quot;&quot;;MAX([$'Compétences validées trim-sem 1'.AD29];[$'Compétences validées trim-sem 2'.AD29];[$'Compétences validées trimestre 3'.AD29]))">
            <text:p/>
          </table:table-cell>
          <table:table-cell table:formula="of:=IF(AND([$'Compétences validées trim-sem 1'.AE29]=&quot;&quot;;[$'Compétences validées trim-sem 2'.AE29]=&quot;&quot;;[$'Compétences validées trimestre 3'.AE29]=&quot;&quot;);&quot;&quot;;MAX([$'Compétences validées trim-sem 1'.AE29];[$'Compétences validées trim-sem 2'.AE29];[$'Compétences validées trimestre 3'.AE29]))">
            <text:p/>
          </table:table-cell>
          <table:table-cell table:formula="of:=IF(AND([$'Compétences validées trim-sem 1'.AF29]=&quot;&quot;;[$'Compétences validées trim-sem 2'.AF29]=&quot;&quot;;[$'Compétences validées trimestre 3'.AF29]=&quot;&quot;);&quot;&quot;;MAX([$'Compétences validées trim-sem 1'.AF29];[$'Compétences validées trim-sem 2'.AF29];[$'Compétences validées trimestre 3'.AF29]))">
            <text:p/>
          </table:table-cell>
          <table:table-cell table:formula="of:=IF(AND([$'Compétences validées trim-sem 1'.AG29]=&quot;&quot;;[$'Compétences validées trim-sem 2'.AG29]=&quot;&quot;;[$'Compétences validées trimestre 3'.AG29]=&quot;&quot;);&quot;&quot;;MAX([$'Compétences validées trim-sem 1'.AG29];[$'Compétences validées trim-sem 2'.AG29];[$'Compétences validées trimestre 3'.AG29]))">
            <text:p/>
          </table:table-cell>
          <table:table-cell table:formula="of:=IF(AND([$'Compétences validées trim-sem 1'.AH29]=&quot;&quot;;[$'Compétences validées trim-sem 2'.AH29]=&quot;&quot;;[$'Compétences validées trimestre 3'.AH29]=&quot;&quot;);&quot;&quot;;MAX([$'Compétences validées trim-sem 1'.AH29];[$'Compétences validées trim-sem 2'.AH29];[$'Compétences validées trimestre 3'.AH29]))">
            <text:p/>
          </table:table-cell>
          <table:table-cell table:formula="of:=IF(AND([$'Compétences validées trim-sem 1'.AI29]=&quot;&quot;;[$'Compétences validées trim-sem 2'.AI29]=&quot;&quot;;[$'Compétences validées trimestre 3'.AI29]=&quot;&quot;);&quot;&quot;;MAX([$'Compétences validées trim-sem 1'.AI29];[$'Compétences validées trim-sem 2'.AI29];[$'Compétences validées trimestre 3'.AI29]))">
            <text:p/>
          </table:table-cell>
          <table:table-cell table:formula="of:=IF(AND([$'Compétences validées trim-sem 1'.AJ29]=&quot;&quot;;[$'Compétences validées trim-sem 2'.AJ29]=&quot;&quot;;[$'Compétences validées trimestre 3'.AJ29]=&quot;&quot;);&quot;&quot;;MAX([$'Compétences validées trim-sem 1'.AJ29];[$'Compétences validées trim-sem 2'.AJ29];[$'Compétences validées trimestre 3'.AJ29]))">
            <text:p/>
          </table:table-cell>
          <table:table-cell table:formula="of:=IF(AND([$'Compétences validées trim-sem 1'.AK29]=&quot;&quot;;[$'Compétences validées trim-sem 2'.AK29]=&quot;&quot;;[$'Compétences validées trimestre 3'.AK29]=&quot;&quot;);&quot;&quot;;MAX([$'Compétences validées trim-sem 1'.AK29];[$'Compétences validées trim-sem 2'.AK29];[$'Compétences validées trimestre 3'.AK29]))">
            <text:p/>
          </table:table-cell>
          <table:table-cell table:formula="of:=IF(AND([$'Compétences validées trim-sem 1'.AL29]=&quot;&quot;;[$'Compétences validées trim-sem 2'.AL29]=&quot;&quot;;[$'Compétences validées trimestre 3'.AL29]=&quot;&quot;);&quot;&quot;;MAX([$'Compétences validées trim-sem 1'.AL29];[$'Compétences validées trim-sem 2'.AL29];[$'Compétences validées trimestre 3'.AL29]))">
            <text:p/>
          </table:table-cell>
          <table:table-cell table:formula="of:=IF(AND([$'Compétences validées trim-sem 1'.AM29]=&quot;&quot;;[$'Compétences validées trim-sem 2'.AM29]=&quot;&quot;;[$'Compétences validées trimestre 3'.AM29]=&quot;&quot;);&quot;&quot;;MAX([$'Compétences validées trim-sem 1'.AM29];[$'Compétences validées trim-sem 2'.AM29];[$'Compétences validées trimestre 3'.AM29]))">
            <text:p/>
          </table:table-cell>
          <table:table-cell table:formula="of:=IF(AND([$'Compétences validées trim-sem 1'.AN29]=&quot;&quot;;[$'Compétences validées trim-sem 2'.AN29]=&quot;&quot;;[$'Compétences validées trimestre 3'.AN29]=&quot;&quot;);&quot;&quot;;MAX([$'Compétences validées trim-sem 1'.AN29];[$'Compétences validées trim-sem 2'.AN29];[$'Compétences validées trimestre 3'.AN29]))">
            <text:p/>
          </table:table-cell>
          <table:table-cell table:formula="of:=IF(AND([$'Compétences validées trim-sem 1'.AO29]=&quot;&quot;;[$'Compétences validées trim-sem 2'.AO29]=&quot;&quot;;[$'Compétences validées trimestre 3'.AO29]=&quot;&quot;);&quot;&quot;;MAX([$'Compétences validées trim-sem 1'.AO29];[$'Compétences validées trim-sem 2'.AO29];[$'Compétences validées trimestre 3'.AO29]))">
            <text:p/>
          </table:table-cell>
          <table:table-cell table:formula="of:=IF(AND([$'Compétences validées trim-sem 1'.AP29]=&quot;&quot;;[$'Compétences validées trim-sem 2'.AP29]=&quot;&quot;;[$'Compétences validées trimestre 3'.AP29]=&quot;&quot;);&quot;&quot;;MAX([$'Compétences validées trim-sem 1'.AP29];[$'Compétences validées trim-sem 2'.AP29];[$'Compétences validées trimestre 3'.AP29]))">
            <text:p/>
          </table:table-cell>
          <table:table-cell table:formula="of:=IF(AND([$'Compétences validées trim-sem 1'.AQ29]=&quot;&quot;;[$'Compétences validées trim-sem 2'.AQ29]=&quot;&quot;;[$'Compétences validées trimestre 3'.AQ29]=&quot;&quot;);&quot;&quot;;MAX([$'Compétences validées trim-sem 1'.AQ29];[$'Compétences validées trim-sem 2'.AQ29];[$'Compétences validées trimestre 3'.AQ29]))">
            <text:p/>
          </table:table-cell>
          <table:table-cell table:formula="of:=IF(AND([$'Compétences validées trim-sem 1'.AR29]=&quot;&quot;;[$'Compétences validées trim-sem 2'.AR29]=&quot;&quot;;[$'Compétences validées trimestre 3'.AR29]=&quot;&quot;);&quot;&quot;;MAX([$'Compétences validées trim-sem 1'.AR29];[$'Compétences validées trim-sem 2'.AR29];[$'Compétences validées trimestre 3'.AR29]))">
            <text:p/>
          </table:table-cell>
          <table:table-cell table:formula="of:=IF(AND([$'Compétences validées trim-sem 1'.AS29]=&quot;&quot;;[$'Compétences validées trim-sem 2'.AS29]=&quot;&quot;;[$'Compétences validées trimestre 3'.AS29]=&quot;&quot;);&quot;&quot;;MAX([$'Compétences validées trim-sem 1'.AS29];[$'Compétences validées trim-sem 2'.AS29];[$'Compétences validées trimestre 3'.AS29]))">
            <text:p/>
          </table:table-cell>
          <table:table-cell table:formula="of:=IF(AND([$'Compétences validées trim-sem 1'.AT29]=&quot;&quot;;[$'Compétences validées trim-sem 2'.AT29]=&quot;&quot;;[$'Compétences validées trimestre 3'.AT29]=&quot;&quot;);&quot;&quot;;MAX([$'Compétences validées trim-sem 1'.AT29];[$'Compétences validées trim-sem 2'.AT29];[$'Compétences validées trimestre 3'.AT29]))">
            <text:p/>
          </table:table-cell>
          <table:table-cell table:formula="of:=IF(AND([$'Compétences validées trim-sem 1'.AU29]=&quot;&quot;;[$'Compétences validées trim-sem 2'.AU29]=&quot;&quot;;[$'Compétences validées trimestre 3'.AU29]=&quot;&quot;);&quot;&quot;;MAX([$'Compétences validées trim-sem 1'.AU29];[$'Compétences validées trim-sem 2'.AU29];[$'Compétences validées trimestre 3'.AU29]))">
            <text:p/>
          </table:table-cell>
          <table:table-cell table:formula="of:=IF(AND([$'Compétences validées trim-sem 1'.AV29]=&quot;&quot;;[$'Compétences validées trim-sem 2'.AV29]=&quot;&quot;;[$'Compétences validées trimestre 3'.AV29]=&quot;&quot;);&quot;&quot;;MAX([$'Compétences validées trim-sem 1'.AV29];[$'Compétences validées trim-sem 2'.AV29];[$'Compétences validées trimestre 3'.AV29]))">
            <text:p/>
          </table:table-cell>
          <table:table-cell table:formula="of:=IF(AND([$'Compétences validées trim-sem 1'.AW29]=&quot;&quot;;[$'Compétences validées trim-sem 2'.AW29]=&quot;&quot;;[$'Compétences validées trimestre 3'.AW29]=&quot;&quot;);&quot;&quot;;MAX([$'Compétences validées trim-sem 1'.AW29];[$'Compétences validées trim-sem 2'.AW29];[$'Compétences validées trimestre 3'.AW29]))">
            <text:p/>
          </table:table-cell>
          <table:table-cell table:formula="of:=IF(AND([$'Compétences validées trim-sem 1'.AX29]=&quot;&quot;;[$'Compétences validées trim-sem 2'.AX29]=&quot;&quot;;[$'Compétences validées trimestre 3'.AX29]=&quot;&quot;);&quot;&quot;;MAX([$'Compétences validées trim-sem 1'.AX29];[$'Compétences validées trim-sem 2'.AX29];[$'Compétences validées trimestre 3'.AX29]))">
            <text:p/>
          </table:table-cell>
          <table:table-cell table:formula="of:=IF(AND([$'Compétences validées trim-sem 1'.AY29]=&quot;&quot;;[$'Compétences validées trim-sem 2'.AY29]=&quot;&quot;;[$'Compétences validées trimestre 3'.AY29]=&quot;&quot;);&quot;&quot;;MAX([$'Compétences validées trim-sem 1'.AY29];[$'Compétences validées trim-sem 2'.AY29];[$'Compétences validées trimestre 3'.AY29]))">
            <text:p/>
          </table:table-cell>
          <table:table-cell table:formula="of:=IF(AND([$'Compétences validées trim-sem 1'.AZ29]=&quot;&quot;;[$'Compétences validées trim-sem 2'.AZ29]=&quot;&quot;;[$'Compétences validées trimestre 3'.AZ29]=&quot;&quot;);&quot;&quot;;MAX([$'Compétences validées trim-sem 1'.AZ29];[$'Compétences validées trim-sem 2'.AZ29];[$'Compétences validées trimestre 3'.AZ29]))">
            <text:p/>
          </table:table-cell>
          <table:table-cell table:formula="of:=IF(AND([$'Compétences validées trim-sem 1'.BA29]=&quot;&quot;;[$'Compétences validées trim-sem 2'.BA29]=&quot;&quot;;[$'Compétences validées trimestre 3'.BA29]=&quot;&quot;);&quot;&quot;;MAX([$'Compétences validées trim-sem 1'.BA29];[$'Compétences validées trim-sem 2'.BA29];[$'Compétences validées trimestre 3'.BA29]))">
            <text:p/>
          </table:table-cell>
          <table:table-cell table:formula="of:=IF(AND([$'Compétences validées trim-sem 1'.BB29]=&quot;&quot;;[$'Compétences validées trim-sem 2'.BB29]=&quot;&quot;;[$'Compétences validées trimestre 3'.BB29]=&quot;&quot;);&quot;&quot;;MAX([$'Compétences validées trim-sem 1'.BB29];[$'Compétences validées trim-sem 2'.BB29];[$'Compétences validées trimestre 3'.BB29]))">
            <text:p/>
          </table:table-cell>
          <table:table-cell table:formula="of:=IF(AND([$'Compétences validées trim-sem 1'.BC29]=&quot;&quot;;[$'Compétences validées trim-sem 2'.BC29]=&quot;&quot;;[$'Compétences validées trimestre 3'.BC29]=&quot;&quot;);&quot;&quot;;MAX([$'Compétences validées trim-sem 1'.BC29];[$'Compétences validées trim-sem 2'.BC29];[$'Compétences validées trimestre 3'.BC29]))">
            <text:p/>
          </table:table-cell>
          <table:table-cell table:formula="of:=IF(AND([$'Compétences validées trim-sem 1'.BD29]=&quot;&quot;;[$'Compétences validées trim-sem 2'.BD29]=&quot;&quot;;[$'Compétences validées trimestre 3'.BD29]=&quot;&quot;);&quot;&quot;;MAX([$'Compétences validées trim-sem 1'.BD29];[$'Compétences validées trim-sem 2'.BD29];[$'Compétences validées trimestre 3'.BD29]))">
            <text:p/>
          </table:table-cell>
          <table:table-cell table:formula="of:=IF(AND([$'Compétences validées trim-sem 1'.BE29]=&quot;&quot;;[$'Compétences validées trim-sem 2'.BE29]=&quot;&quot;;[$'Compétences validées trimestre 3'.BE29]=&quot;&quot;);&quot;&quot;;MAX([$'Compétences validées trim-sem 1'.BE29];[$'Compétences validées trim-sem 2'.BE29];[$'Compétences validées trimestre 3'.BE29]))">
            <text:p/>
          </table:table-cell>
          <table:table-cell table:formula="of:=IF(AND([$'Compétences validées trim-sem 1'.BF29]=&quot;&quot;;[$'Compétences validées trim-sem 2'.BF29]=&quot;&quot;;[$'Compétences validées trimestre 3'.BF29]=&quot;&quot;);&quot;&quot;;MAX([$'Compétences validées trim-sem 1'.BF29];[$'Compétences validées trim-sem 2'.BF29];[$'Compétences validées trimestre 3'.BF29]))">
            <text:p/>
          </table:table-cell>
          <table:table-cell table:formula="of:=IF(AND([$'Compétences validées trim-sem 1'.BG29]=&quot;&quot;;[$'Compétences validées trim-sem 2'.BG29]=&quot;&quot;;[$'Compétences validées trimestre 3'.BG29]=&quot;&quot;);&quot;&quot;;MAX([$'Compétences validées trim-sem 1'.BG29];[$'Compétences validées trim-sem 2'.BG29];[$'Compétences validées trimestre 3'.BG29]))">
            <text:p/>
          </table:table-cell>
          <table:table-cell table:formula="of:=IF(AND([$'Compétences validées trim-sem 1'.BH29]=&quot;&quot;;[$'Compétences validées trim-sem 2'.BH29]=&quot;&quot;;[$'Compétences validées trimestre 3'.BH29]=&quot;&quot;);&quot;&quot;;MAX([$'Compétences validées trim-sem 1'.BH29];[$'Compétences validées trim-sem 2'.BH29];[$'Compétences validées trimestre 3'.BH29]))">
            <text:p/>
          </table:table-cell>
          <table:table-cell table:formula="of:=IF(AND([$'Compétences validées trim-sem 1'.BI29]=&quot;&quot;;[$'Compétences validées trim-sem 2'.BI29]=&quot;&quot;;[$'Compétences validées trimestre 3'.BI29]=&quot;&quot;);&quot;&quot;;MAX([$'Compétences validées trim-sem 1'.BI29];[$'Compétences validées trim-sem 2'.BI29];[$'Compétences validées trimestre 3'.BI29]))">
            <text:p/>
          </table:table-cell>
          <table:table-cell table:formula="of:=IF(AND([$'Compétences validées trim-sem 1'.BJ29]=&quot;&quot;;[$'Compétences validées trim-sem 2'.BJ29]=&quot;&quot;;[$'Compétences validées trimestre 3'.BJ29]=&quot;&quot;);&quot;&quot;;MAX([$'Compétences validées trim-sem 1'.BJ29];[$'Compétences validées trim-sem 2'.BJ29];[$'Compétences validées trimestre 3'.BJ29]))">
            <text:p/>
          </table:table-cell>
          <table:table-cell table:formula="of:=IF(AND([$'Compétences validées trim-sem 1'.BK29]=&quot;&quot;;[$'Compétences validées trim-sem 2'.BK29]=&quot;&quot;;[$'Compétences validées trimestre 3'.BK29]=&quot;&quot;);&quot;&quot;;MAX([$'Compétences validées trim-sem 1'.BK29];[$'Compétences validées trim-sem 2'.BK29];[$'Compétences validées trimestre 3'.BK29]))">
            <text:p/>
          </table:table-cell>
          <table:table-cell table:formula="of:=IF(AND([$'Compétences validées trim-sem 1'.BL29]=&quot;&quot;;[$'Compétences validées trim-sem 2'.BL29]=&quot;&quot;;[$'Compétences validées trimestre 3'.BL29]=&quot;&quot;);&quot;&quot;;MAX([$'Compétences validées trim-sem 1'.BL29];[$'Compétences validées trim-sem 2'.BL29];[$'Compétences validées trimestre 3'.BL29]))">
            <text:p/>
          </table:table-cell>
          <table:table-cell table:formula="of:=IF(AND([$'Compétences validées trim-sem 1'.BM29]=&quot;&quot;;[$'Compétences validées trim-sem 2'.BM29]=&quot;&quot;;[$'Compétences validées trimestre 3'.BM29]=&quot;&quot;);&quot;&quot;;MAX([$'Compétences validées trim-sem 1'.BM29];[$'Compétences validées trim-sem 2'.BM29];[$'Compétences validées trimestre 3'.BM29]))">
            <text:p/>
          </table:table-cell>
          <table:table-cell table:formula="of:=IF(AND([$'Compétences validées trim-sem 1'.BN29]=&quot;&quot;;[$'Compétences validées trim-sem 2'.BN29]=&quot;&quot;;[$'Compétences validées trimestre 3'.BN29]=&quot;&quot;);&quot;&quot;;MAX([$'Compétences validées trim-sem 1'.BN29];[$'Compétences validées trim-sem 2'.BN29];[$'Compétences validées trimestre 3'.BN29]))">
            <text:p/>
          </table:table-cell>
          <table:table-cell table:formula="of:=IF(AND([$'Compétences validées trim-sem 1'.BO29]=&quot;&quot;;[$'Compétences validées trim-sem 2'.BO29]=&quot;&quot;;[$'Compétences validées trimestre 3'.BO29]=&quot;&quot;);&quot;&quot;;MAX([$'Compétences validées trim-sem 1'.BO29];[$'Compétences validées trim-sem 2'.BO29];[$'Compétences validées trimestre 3'.BO29]))">
            <text:p/>
          </table:table-cell>
          <table:table-cell table:formula="of:=IF(AND([$'Compétences validées trim-sem 1'.BP29]=&quot;&quot;;[$'Compétences validées trim-sem 2'.BP29]=&quot;&quot;;[$'Compétences validées trimestre 3'.BP29]=&quot;&quot;);&quot;&quot;;MAX([$'Compétences validées trim-sem 1'.BP29];[$'Compétences validées trim-sem 2'.BP29];[$'Compétences validées trimestre 3'.BP29]))">
            <text:p/>
          </table:table-cell>
          <table:table-cell table:formula="of:=IF(AND([$'Compétences validées trim-sem 1'.BQ29]=&quot;&quot;;[$'Compétences validées trim-sem 2'.BQ29]=&quot;&quot;;[$'Compétences validées trimestre 3'.BQ29]=&quot;&quot;);&quot;&quot;;MAX([$'Compétences validées trim-sem 1'.BQ29];[$'Compétences validées trim-sem 2'.BQ29];[$'Compétences validées trimestre 3'.BQ29]))">
            <text:p/>
          </table:table-cell>
          <table:table-cell table:formula="of:=IF(AND([$'Compétences validées trim-sem 1'.BR29]=&quot;&quot;;[$'Compétences validées trim-sem 2'.BR29]=&quot;&quot;;[$'Compétences validées trimestre 3'.BR29]=&quot;&quot;);&quot;&quot;;MAX([$'Compétences validées trim-sem 1'.BR29];[$'Compétences validées trim-sem 2'.BR29];[$'Compétences validées trimestre 3'.BR29]))">
            <text:p/>
          </table:table-cell>
          <table:table-cell table:formula="of:=IF(AND([$'Compétences validées trim-sem 1'.BS29]=&quot;&quot;;[$'Compétences validées trim-sem 2'.BS29]=&quot;&quot;;[$'Compétences validées trimestre 3'.BS29]=&quot;&quot;);&quot;&quot;;MAX([$'Compétences validées trim-sem 1'.BS29];[$'Compétences validées trim-sem 2'.BS29];[$'Compétences validées trimestre 3'.BS29]))">
            <text:p/>
          </table:table-cell>
          <table:table-cell table:formula="of:=IF(AND([$'Compétences validées trim-sem 1'.BT29]=&quot;&quot;;[$'Compétences validées trim-sem 2'.BT29]=&quot;&quot;;[$'Compétences validées trimestre 3'.BT29]=&quot;&quot;);&quot;&quot;;MAX([$'Compétences validées trim-sem 1'.BT29];[$'Compétences validées trim-sem 2'.BT29];[$'Compétences validées trimestre 3'.BT29]))">
            <text:p/>
          </table:table-cell>
          <table:table-cell table:formula="of:=IF(AND([$'Compétences validées trim-sem 1'.BU29]=&quot;&quot;;[$'Compétences validées trim-sem 2'.BU29]=&quot;&quot;;[$'Compétences validées trimestre 3'.BU29]=&quot;&quot;);&quot;&quot;;MAX([$'Compétences validées trim-sem 1'.BU29];[$'Compétences validées trim-sem 2'.BU29];[$'Compétences validées trimestre 3'.BU29]))">
            <text:p/>
          </table:table-cell>
          <table:table-cell table:formula="of:=IF(AND([$'Compétences validées trim-sem 1'.BV29]=&quot;&quot;;[$'Compétences validées trim-sem 2'.BV29]=&quot;&quot;;[$'Compétences validées trimestre 3'.BV29]=&quot;&quot;);&quot;&quot;;MAX([$'Compétences validées trim-sem 1'.BV29];[$'Compétences validées trim-sem 2'.BV29];[$'Compétences validées trimestre 3'.BV29]))">
            <text:p/>
          </table:table-cell>
          <table:table-cell table:formula="of:=IF(AND([$'Compétences validées trim-sem 1'.BW29]=&quot;&quot;;[$'Compétences validées trim-sem 2'.BW29]=&quot;&quot;;[$'Compétences validées trimestre 3'.BW29]=&quot;&quot;);&quot;&quot;;MAX([$'Compétences validées trim-sem 1'.BW29];[$'Compétences validées trim-sem 2'.BW29];[$'Compétences validées trimestre 3'.BW29]))">
            <text:p/>
          </table:table-cell>
          <table:table-cell table:formula="of:=IF(AND([$'Compétences validées trim-sem 1'.BX29]=&quot;&quot;;[$'Compétences validées trim-sem 2'.BX29]=&quot;&quot;;[$'Compétences validées trimestre 3'.BX29]=&quot;&quot;);&quot;&quot;;MAX([$'Compétences validées trim-sem 1'.BX29];[$'Compétences validées trim-sem 2'.BX29];[$'Compétences validées trimestre 3'.BX29]))">
            <text:p/>
          </table:table-cell>
          <table:table-cell table:formula="of:=IF(AND([$'Compétences validées trim-sem 1'.BY29]=&quot;&quot;;[$'Compétences validées trim-sem 2'.BY29]=&quot;&quot;;[$'Compétences validées trimestre 3'.BY29]=&quot;&quot;);&quot;&quot;;MAX([$'Compétences validées trim-sem 1'.BY29];[$'Compétences validées trim-sem 2'.BY29];[$'Compétences validées trimestre 3'.BY29]))">
            <text:p/>
          </table:table-cell>
          <table:table-cell table:formula="of:=IF(AND([$'Compétences validées trim-sem 1'.BZ29]=&quot;&quot;;[$'Compétences validées trim-sem 2'.BZ29]=&quot;&quot;;[$'Compétences validées trimestre 3'.BZ29]=&quot;&quot;);&quot;&quot;;MAX([$'Compétences validées trim-sem 1'.BZ29];[$'Compétences validées trim-sem 2'.BZ29];[$'Compétences validées trimestre 3'.BZ29]))">
            <text:p/>
          </table:table-cell>
          <table:table-cell table:formula="of:=IF(AND([$'Compétences validées trim-sem 1'.CA29]=&quot;&quot;;[$'Compétences validées trim-sem 2'.CA29]=&quot;&quot;;[$'Compétences validées trimestre 3'.CA29]=&quot;&quot;);&quot;&quot;;MAX([$'Compétences validées trim-sem 1'.CA29];[$'Compétences validées trim-sem 2'.CA29];[$'Compétences validées trimestre 3'.CA29]))">
            <text:p/>
          </table:table-cell>
          <table:table-cell table:formula="of:=IF(AND([$'Compétences validées trim-sem 1'.CB29]=&quot;&quot;;[$'Compétences validées trim-sem 2'.CB29]=&quot;&quot;;[$'Compétences validées trimestre 3'.CB29]=&quot;&quot;);&quot;&quot;;MAX([$'Compétences validées trim-sem 1'.CB29];[$'Compétences validées trim-sem 2'.CB29];[$'Compétences validées trimestre 3'.CB29]))">
            <text:p/>
          </table:table-cell>
          <table:table-cell table:formula="of:=IF(AND([$'Compétences validées trim-sem 1'.CC29]=&quot;&quot;;[$'Compétences validées trim-sem 2'.CC29]=&quot;&quot;;[$'Compétences validées trimestre 3'.CC29]=&quot;&quot;);&quot;&quot;;MAX([$'Compétences validées trim-sem 1'.CC29];[$'Compétences validées trim-sem 2'.CC29];[$'Compétences validées trimestre 3'.CC29]))">
            <text:p/>
          </table:table-cell>
          <table:table-cell table:formula="of:=IF(AND([$'Compétences validées trim-sem 1'.CD29]=&quot;&quot;;[$'Compétences validées trim-sem 2'.CD29]=&quot;&quot;;[$'Compétences validées trimestre 3'.CD29]=&quot;&quot;);&quot;&quot;;MAX([$'Compétences validées trim-sem 1'.CD29];[$'Compétences validées trim-sem 2'.CD29];[$'Compétences validées trimestre 3'.CD29]))">
            <text:p/>
          </table:table-cell>
          <table:table-cell table:formula="of:=IF(AND([$'Compétences validées trim-sem 1'.CE29]=&quot;&quot;;[$'Compétences validées trim-sem 2'.CE29]=&quot;&quot;;[$'Compétences validées trimestre 3'.CE29]=&quot;&quot;);&quot;&quot;;MAX([$'Compétences validées trim-sem 1'.CE29];[$'Compétences validées trim-sem 2'.CE29];[$'Compétences validées trimestre 3'.CE29]))">
            <text:p/>
          </table:table-cell>
          <table:table-cell table:formula="of:=IF(AND([$'Compétences validées trim-sem 1'.CF29]=&quot;&quot;;[$'Compétences validées trim-sem 2'.CF29]=&quot;&quot;;[$'Compétences validées trimestre 3'.CF29]=&quot;&quot;);&quot;&quot;;MAX([$'Compétences validées trim-sem 1'.CF29];[$'Compétences validées trim-sem 2'.CF29];[$'Compétences validées trimestre 3'.CF29]))">
            <text:p/>
          </table:table-cell>
          <table:table-cell table:formula="of:=IF(AND([$'Compétences validées trim-sem 1'.CG29]=&quot;&quot;;[$'Compétences validées trim-sem 2'.CG29]=&quot;&quot;;[$'Compétences validées trimestre 3'.CG29]=&quot;&quot;);&quot;&quot;;MAX([$'Compétences validées trim-sem 1'.CG29];[$'Compétences validées trim-sem 2'.CG29];[$'Compétences validées trimestre 3'.CG29]))">
            <text:p/>
          </table:table-cell>
          <table:table-cell table:formula="of:=IF(AND([$'Compétences validées trim-sem 1'.CH29]=&quot;&quot;;[$'Compétences validées trim-sem 2'.CH29]=&quot;&quot;;[$'Compétences validées trimestre 3'.CH29]=&quot;&quot;);&quot;&quot;;MAX([$'Compétences validées trim-sem 1'.CH29];[$'Compétences validées trim-sem 2'.CH29];[$'Compétences validées trimestre 3'.CH29]))">
            <text:p/>
          </table:table-cell>
          <table:table-cell table:formula="of:=IF(AND([$'Compétences validées trim-sem 1'.CI29]=&quot;&quot;;[$'Compétences validées trim-sem 2'.CI29]=&quot;&quot;;[$'Compétences validées trimestre 3'.CI29]=&quot;&quot;);&quot;&quot;;MAX([$'Compétences validées trim-sem 1'.CI29];[$'Compétences validées trim-sem 2'.CI29];[$'Compétences validées trimestre 3'.CI29]))">
            <text:p/>
          </table:table-cell>
          <table:table-cell table:formula="of:=IF(AND([$'Compétences validées trim-sem 1'.CJ29]=&quot;&quot;;[$'Compétences validées trim-sem 2'.CJ29]=&quot;&quot;;[$'Compétences validées trimestre 3'.CJ29]=&quot;&quot;);&quot;&quot;;MAX([$'Compétences validées trim-sem 1'.CJ29];[$'Compétences validées trim-sem 2'.CJ29];[$'Compétences validées trimestre 3'.CJ29]))">
            <text:p/>
          </table:table-cell>
          <table:table-cell table:formula="of:=IF(AND([$'Compétences validées trim-sem 1'.CK29]=&quot;&quot;;[$'Compétences validées trim-sem 2'.CK29]=&quot;&quot;;[$'Compétences validées trimestre 3'.CK29]=&quot;&quot;);&quot;&quot;;MAX([$'Compétences validées trim-sem 1'.CK29];[$'Compétences validées trim-sem 2'.CK29];[$'Compétences validées trimestre 3'.CK29]))">
            <text:p/>
          </table:table-cell>
          <table:table-cell table:formula="of:=IF(AND([$'Compétences validées trim-sem 1'.CL29]=&quot;&quot;;[$'Compétences validées trim-sem 2'.CL29]=&quot;&quot;;[$'Compétences validées trimestre 3'.CL29]=&quot;&quot;);&quot;&quot;;MAX([$'Compétences validées trim-sem 1'.CL29];[$'Compétences validées trim-sem 2'.CL29];[$'Compétences validées trimestre 3'.CL29]))">
            <text:p/>
          </table:table-cell>
          <table:table-cell table:formula="of:=IF(AND([$'Compétences validées trim-sem 1'.CM29]=&quot;&quot;;[$'Compétences validées trim-sem 2'.CM29]=&quot;&quot;;[$'Compétences validées trimestre 3'.CM29]=&quot;&quot;);&quot;&quot;;MAX([$'Compétences validées trim-sem 1'.CM29];[$'Compétences validées trim-sem 2'.CM29];[$'Compétences validées trimestre 3'.CM29]))">
            <text:p/>
          </table:table-cell>
          <table:table-cell table:formula="of:=IF(AND([$'Compétences validées trim-sem 1'.CN29]=&quot;&quot;;[$'Compétences validées trim-sem 2'.CN29]=&quot;&quot;;[$'Compétences validées trimestre 3'.CN29]=&quot;&quot;);&quot;&quot;;MAX([$'Compétences validées trim-sem 1'.CN29];[$'Compétences validées trim-sem 2'.CN29];[$'Compétences validées trimestre 3'.CN29]))">
            <text:p/>
          </table:table-cell>
          <table:table-cell table:formula="of:=IF(AND([$'Compétences validées trim-sem 1'.CO29]=&quot;&quot;;[$'Compétences validées trim-sem 2'.CO29]=&quot;&quot;;[$'Compétences validées trimestre 3'.CO29]=&quot;&quot;);&quot;&quot;;MAX([$'Compétences validées trim-sem 1'.CO29];[$'Compétences validées trim-sem 2'.CO29];[$'Compétences validées trimestre 3'.CO29]))">
            <text:p/>
          </table:table-cell>
          <table:table-cell table:formula="of:=IF(AND([$'Compétences validées trim-sem 1'.CP29]=&quot;&quot;;[$'Compétences validées trim-sem 2'.CP29]=&quot;&quot;;[$'Compétences validées trimestre 3'.CP29]=&quot;&quot;);&quot;&quot;;MAX([$'Compétences validées trim-sem 1'.CP29];[$'Compétences validées trim-sem 2'.CP29];[$'Compétences validées trimestre 3'.CP29]))">
            <text:p/>
          </table:table-cell>
          <table:table-cell table:formula="of:=IF(AND([$'Compétences validées trim-sem 1'.CQ29]=&quot;&quot;;[$'Compétences validées trim-sem 2'.CQ29]=&quot;&quot;;[$'Compétences validées trimestre 3'.CQ29]=&quot;&quot;);&quot;&quot;;MAX([$'Compétences validées trim-sem 1'.CQ29];[$'Compétences validées trim-sem 2'.CQ29];[$'Compétences validées trimestre 3'.CQ29]))">
            <text:p/>
          </table:table-cell>
          <table:table-cell table:formula="of:=IF(AND([$'Compétences validées trim-sem 1'.CR29]=&quot;&quot;;[$'Compétences validées trim-sem 2'.CR29]=&quot;&quot;;[$'Compétences validées trimestre 3'.CR29]=&quot;&quot;);&quot;&quot;;MAX([$'Compétences validées trim-sem 1'.CR29];[$'Compétences validées trim-sem 2'.CR29];[$'Compétences validées trimestre 3'.CR29]))">
            <text:p/>
          </table:table-cell>
          <table:table-cell table:formula="of:=IF(AND([$'Compétences validées trim-sem 1'.CS29]=&quot;&quot;;[$'Compétences validées trim-sem 2'.CS29]=&quot;&quot;;[$'Compétences validées trimestre 3'.CS29]=&quot;&quot;);&quot;&quot;;MAX([$'Compétences validées trim-sem 1'.CS29];[$'Compétences validées trim-sem 2'.CS29];[$'Compétences validées trimestre 3'.CS29]))">
            <text:p/>
          </table:table-cell>
          <table:table-cell table:formula="of:=IF(AND([$'Compétences validées trim-sem 1'.CT29]=&quot;&quot;;[$'Compétences validées trim-sem 2'.CT29]=&quot;&quot;;[$'Compétences validées trimestre 3'.CT29]=&quot;&quot;);&quot;&quot;;MAX([$'Compétences validées trim-sem 1'.CT29];[$'Compétences validées trim-sem 2'.CT29];[$'Compétences validées trimestre 3'.CT29]))">
            <text:p/>
          </table:table-cell>
          <table:table-cell table:formula="of:=IF(AND([$'Compétences validées trim-sem 1'.CU29]=&quot;&quot;;[$'Compétences validées trim-sem 2'.CU29]=&quot;&quot;;[$'Compétences validées trimestre 3'.CU29]=&quot;&quot;);&quot;&quot;;MAX([$'Compétences validées trim-sem 1'.CU29];[$'Compétences validées trim-sem 2'.CU29];[$'Compétences validées trimestre 3'.CU29]))">
            <text:p/>
          </table:table-cell>
          <table:table-cell table:formula="of:=IF(AND([$'Compétences validées trim-sem 1'.CV29]=&quot;&quot;;[$'Compétences validées trim-sem 2'.CV29]=&quot;&quot;;[$'Compétences validées trimestre 3'.CV29]=&quot;&quot;);&quot;&quot;;MAX([$'Compétences validées trim-sem 1'.CV29];[$'Compétences validées trim-sem 2'.CV29];[$'Compétences validées trimestre 3'.CV29]))">
            <text:p/>
          </table:table-cell>
          <table:table-cell table:formula="of:=IF(AND([$'Compétences validées trim-sem 1'.CW29]=&quot;&quot;;[$'Compétences validées trim-sem 2'.CW29]=&quot;&quot;;[$'Compétences validées trimestre 3'.CW29]=&quot;&quot;);&quot;&quot;;MAX([$'Compétences validées trim-sem 1'.CW29];[$'Compétences validées trim-sem 2'.CW29];[$'Compétences validées trimestre 3'.CW29]))">
            <text:p/>
          </table:table-cell>
          <table:table-cell table:formula="of:=IF(AND([$'Compétences validées trim-sem 1'.CX29]=&quot;&quot;;[$'Compétences validées trim-sem 2'.CX29]=&quot;&quot;;[$'Compétences validées trimestre 3'.CX29]=&quot;&quot;);&quot;&quot;;MAX([$'Compétences validées trim-sem 1'.CX29];[$'Compétences validées trim-sem 2'.CX29];[$'Compétences validées trimestre 3'.CX29]))">
            <text:p/>
          </table:table-cell>
        </table:table-row>
        <table:table-row table:style-name="ro1">
          <table:table-cell office:value-type="string" calcext:value-type="string">
            <text:p>Nom 29</text:p>
          </table:table-cell>
          <table:table-cell office:value-type="string" calcext:value-type="string">
            <text:p>Prénom 29</text:p>
          </table:table-cell>
          <table:table-cell table:formula="of:=IF(AND([$'Compétences validées trim-sem 1'.C30]=&quot;&quot;;[$'Compétences validées trim-sem 2'.C30]=&quot;&quot;;[$'Compétences validées trimestre 3'.C30]=&quot;&quot;);&quot;&quot;;MAX([$'Compétences validées trim-sem 1'.C30];[$'Compétences validées trim-sem 2'.C30];[$'Compétences validées trimestre 3'.C30]))">
            <text:p/>
          </table:table-cell>
          <table:table-cell table:formula="of:=IF(AND([$'Compétences validées trim-sem 1'.D30]=&quot;&quot;;[$'Compétences validées trim-sem 2'.D30]=&quot;&quot;;[$'Compétences validées trimestre 3'.D30]=&quot;&quot;);&quot;&quot;;MAX([$'Compétences validées trim-sem 1'.D30];[$'Compétences validées trim-sem 2'.D30];[$'Compétences validées trimestre 3'.D30]))">
            <text:p/>
          </table:table-cell>
          <table:table-cell table:formula="of:=IF(AND([$'Compétences validées trim-sem 1'.E30]=&quot;&quot;;[$'Compétences validées trim-sem 2'.E30]=&quot;&quot;;[$'Compétences validées trimestre 3'.E30]=&quot;&quot;);&quot;&quot;;MAX([$'Compétences validées trim-sem 1'.E30];[$'Compétences validées trim-sem 2'.E30];[$'Compétences validées trimestre 3'.E30]))">
            <text:p/>
          </table:table-cell>
          <table:table-cell table:formula="of:=IF(AND([$'Compétences validées trim-sem 1'.F30]=&quot;&quot;;[$'Compétences validées trim-sem 2'.F30]=&quot;&quot;;[$'Compétences validées trimestre 3'.F30]=&quot;&quot;);&quot;&quot;;MAX([$'Compétences validées trim-sem 1'.F30];[$'Compétences validées trim-sem 2'.F30];[$'Compétences validées trimestre 3'.F30]))">
            <text:p/>
          </table:table-cell>
          <table:table-cell table:formula="of:=IF(AND([$'Compétences validées trim-sem 1'.G30]=&quot;&quot;;[$'Compétences validées trim-sem 2'.G30]=&quot;&quot;;[$'Compétences validées trimestre 3'.G30]=&quot;&quot;);&quot;&quot;;MAX([$'Compétences validées trim-sem 1'.G30];[$'Compétences validées trim-sem 2'.G30];[$'Compétences validées trimestre 3'.G30]))">
            <text:p/>
          </table:table-cell>
          <table:table-cell table:formula="of:=IF(AND([$'Compétences validées trim-sem 1'.H30]=&quot;&quot;;[$'Compétences validées trim-sem 2'.H30]=&quot;&quot;;[$'Compétences validées trimestre 3'.H30]=&quot;&quot;);&quot;&quot;;MAX([$'Compétences validées trim-sem 1'.H30];[$'Compétences validées trim-sem 2'.H30];[$'Compétences validées trimestre 3'.H30]))">
            <text:p/>
          </table:table-cell>
          <table:table-cell table:formula="of:=IF(AND([$'Compétences validées trim-sem 1'.I30]=&quot;&quot;;[$'Compétences validées trim-sem 2'.I30]=&quot;&quot;;[$'Compétences validées trimestre 3'.I30]=&quot;&quot;);&quot;&quot;;MAX([$'Compétences validées trim-sem 1'.I30];[$'Compétences validées trim-sem 2'.I30];[$'Compétences validées trimestre 3'.I30]))">
            <text:p/>
          </table:table-cell>
          <table:table-cell table:formula="of:=IF(AND([$'Compétences validées trim-sem 1'.J30]=&quot;&quot;;[$'Compétences validées trim-sem 2'.J30]=&quot;&quot;;[$'Compétences validées trimestre 3'.J30]=&quot;&quot;);&quot;&quot;;MAX([$'Compétences validées trim-sem 1'.J30];[$'Compétences validées trim-sem 2'.J30];[$'Compétences validées trimestre 3'.J30]))">
            <text:p/>
          </table:table-cell>
          <table:table-cell table:formula="of:=IF(AND([$'Compétences validées trim-sem 1'.K30]=&quot;&quot;;[$'Compétences validées trim-sem 2'.K30]=&quot;&quot;;[$'Compétences validées trimestre 3'.K30]=&quot;&quot;);&quot;&quot;;MAX([$'Compétences validées trim-sem 1'.K30];[$'Compétences validées trim-sem 2'.K30];[$'Compétences validées trimestre 3'.K30]))">
            <text:p/>
          </table:table-cell>
          <table:table-cell table:formula="of:=IF(AND([$'Compétences validées trim-sem 1'.L30]=&quot;&quot;;[$'Compétences validées trim-sem 2'.L30]=&quot;&quot;;[$'Compétences validées trimestre 3'.L30]=&quot;&quot;);&quot;&quot;;MAX([$'Compétences validées trim-sem 1'.L30];[$'Compétences validées trim-sem 2'.L30];[$'Compétences validées trimestre 3'.L30]))">
            <text:p/>
          </table:table-cell>
          <table:table-cell table:formula="of:=IF(AND([$'Compétences validées trim-sem 1'.M30]=&quot;&quot;;[$'Compétences validées trim-sem 2'.M30]=&quot;&quot;;[$'Compétences validées trimestre 3'.M30]=&quot;&quot;);&quot;&quot;;MAX([$'Compétences validées trim-sem 1'.M30];[$'Compétences validées trim-sem 2'.M30];[$'Compétences validées trimestre 3'.M30]))">
            <text:p/>
          </table:table-cell>
          <table:table-cell table:formula="of:=IF(AND([$'Compétences validées trim-sem 1'.N30]=&quot;&quot;;[$'Compétences validées trim-sem 2'.N30]=&quot;&quot;;[$'Compétences validées trimestre 3'.N30]=&quot;&quot;);&quot;&quot;;MAX([$'Compétences validées trim-sem 1'.N30];[$'Compétences validées trim-sem 2'.N30];[$'Compétences validées trimestre 3'.N30]))">
            <text:p/>
          </table:table-cell>
          <table:table-cell table:formula="of:=IF(AND([$'Compétences validées trim-sem 1'.O30]=&quot;&quot;;[$'Compétences validées trim-sem 2'.O30]=&quot;&quot;;[$'Compétences validées trimestre 3'.O30]=&quot;&quot;);&quot;&quot;;MAX([$'Compétences validées trim-sem 1'.O30];[$'Compétences validées trim-sem 2'.O30];[$'Compétences validées trimestre 3'.O30]))">
            <text:p/>
          </table:table-cell>
          <table:table-cell table:formula="of:=IF(AND([$'Compétences validées trim-sem 1'.P30]=&quot;&quot;;[$'Compétences validées trim-sem 2'.P30]=&quot;&quot;;[$'Compétences validées trimestre 3'.P30]=&quot;&quot;);&quot;&quot;;MAX([$'Compétences validées trim-sem 1'.P30];[$'Compétences validées trim-sem 2'.P30];[$'Compétences validées trimestre 3'.P30]))">
            <text:p/>
          </table:table-cell>
          <table:table-cell table:formula="of:=IF(AND([$'Compétences validées trim-sem 1'.Q30]=&quot;&quot;;[$'Compétences validées trim-sem 2'.Q30]=&quot;&quot;;[$'Compétences validées trimestre 3'.Q30]=&quot;&quot;);&quot;&quot;;MAX([$'Compétences validées trim-sem 1'.Q30];[$'Compétences validées trim-sem 2'.Q30];[$'Compétences validées trimestre 3'.Q30]))">
            <text:p/>
          </table:table-cell>
          <table:table-cell table:formula="of:=IF(AND([$'Compétences validées trim-sem 1'.R30]=&quot;&quot;;[$'Compétences validées trim-sem 2'.R30]=&quot;&quot;;[$'Compétences validées trimestre 3'.R30]=&quot;&quot;);&quot;&quot;;MAX([$'Compétences validées trim-sem 1'.R30];[$'Compétences validées trim-sem 2'.R30];[$'Compétences validées trimestre 3'.R30]))">
            <text:p/>
          </table:table-cell>
          <table:table-cell table:formula="of:=IF(AND([$'Compétences validées trim-sem 1'.S30]=&quot;&quot;;[$'Compétences validées trim-sem 2'.S30]=&quot;&quot;;[$'Compétences validées trimestre 3'.S30]=&quot;&quot;);&quot;&quot;;MAX([$'Compétences validées trim-sem 1'.S30];[$'Compétences validées trim-sem 2'.S30];[$'Compétences validées trimestre 3'.S30]))">
            <text:p/>
          </table:table-cell>
          <table:table-cell table:formula="of:=IF(AND([$'Compétences validées trim-sem 1'.T30]=&quot;&quot;;[$'Compétences validées trim-sem 2'.T30]=&quot;&quot;;[$'Compétences validées trimestre 3'.T30]=&quot;&quot;);&quot;&quot;;MAX([$'Compétences validées trim-sem 1'.T30];[$'Compétences validées trim-sem 2'.T30];[$'Compétences validées trimestre 3'.T30]))">
            <text:p/>
          </table:table-cell>
          <table:table-cell table:formula="of:=IF(AND([$'Compétences validées trim-sem 1'.U30]=&quot;&quot;;[$'Compétences validées trim-sem 2'.U30]=&quot;&quot;;[$'Compétences validées trimestre 3'.U30]=&quot;&quot;);&quot;&quot;;MAX([$'Compétences validées trim-sem 1'.U30];[$'Compétences validées trim-sem 2'.U30];[$'Compétences validées trimestre 3'.U30]))">
            <text:p/>
          </table:table-cell>
          <table:table-cell table:formula="of:=IF(AND([$'Compétences validées trim-sem 1'.V30]=&quot;&quot;;[$'Compétences validées trim-sem 2'.V30]=&quot;&quot;;[$'Compétences validées trimestre 3'.V30]=&quot;&quot;);&quot;&quot;;MAX([$'Compétences validées trim-sem 1'.V30];[$'Compétences validées trim-sem 2'.V30];[$'Compétences validées trimestre 3'.V30]))">
            <text:p/>
          </table:table-cell>
          <table:table-cell table:formula="of:=IF(AND([$'Compétences validées trim-sem 1'.W30]=&quot;&quot;;[$'Compétences validées trim-sem 2'.W30]=&quot;&quot;;[$'Compétences validées trimestre 3'.W30]=&quot;&quot;);&quot;&quot;;MAX([$'Compétences validées trim-sem 1'.W30];[$'Compétences validées trim-sem 2'.W30];[$'Compétences validées trimestre 3'.W30]))">
            <text:p/>
          </table:table-cell>
          <table:table-cell table:formula="of:=IF(AND([$'Compétences validées trim-sem 1'.X30]=&quot;&quot;;[$'Compétences validées trim-sem 2'.X30]=&quot;&quot;;[$'Compétences validées trimestre 3'.X30]=&quot;&quot;);&quot;&quot;;MAX([$'Compétences validées trim-sem 1'.X30];[$'Compétences validées trim-sem 2'.X30];[$'Compétences validées trimestre 3'.X30]))">
            <text:p/>
          </table:table-cell>
          <table:table-cell table:formula="of:=IF(AND([$'Compétences validées trim-sem 1'.Y30]=&quot;&quot;;[$'Compétences validées trim-sem 2'.Y30]=&quot;&quot;;[$'Compétences validées trimestre 3'.Y30]=&quot;&quot;);&quot;&quot;;MAX([$'Compétences validées trim-sem 1'.Y30];[$'Compétences validées trim-sem 2'.Y30];[$'Compétences validées trimestre 3'.Y30]))">
            <text:p/>
          </table:table-cell>
          <table:table-cell table:formula="of:=IF(AND([$'Compétences validées trim-sem 1'.Z30]=&quot;&quot;;[$'Compétences validées trim-sem 2'.Z30]=&quot;&quot;;[$'Compétences validées trimestre 3'.Z30]=&quot;&quot;);&quot;&quot;;MAX([$'Compétences validées trim-sem 1'.Z30];[$'Compétences validées trim-sem 2'.Z30];[$'Compétences validées trimestre 3'.Z30]))">
            <text:p/>
          </table:table-cell>
          <table:table-cell table:formula="of:=IF(AND([$'Compétences validées trim-sem 1'.AA30]=&quot;&quot;;[$'Compétences validées trim-sem 2'.AA30]=&quot;&quot;;[$'Compétences validées trimestre 3'.AA30]=&quot;&quot;);&quot;&quot;;MAX([$'Compétences validées trim-sem 1'.AA30];[$'Compétences validées trim-sem 2'.AA30];[$'Compétences validées trimestre 3'.AA30]))">
            <text:p/>
          </table:table-cell>
          <table:table-cell table:formula="of:=IF(AND([$'Compétences validées trim-sem 1'.AB30]=&quot;&quot;;[$'Compétences validées trim-sem 2'.AB30]=&quot;&quot;;[$'Compétences validées trimestre 3'.AB30]=&quot;&quot;);&quot;&quot;;MAX([$'Compétences validées trim-sem 1'.AB30];[$'Compétences validées trim-sem 2'.AB30];[$'Compétences validées trimestre 3'.AB30]))">
            <text:p/>
          </table:table-cell>
          <table:table-cell table:formula="of:=IF(AND([$'Compétences validées trim-sem 1'.AC30]=&quot;&quot;;[$'Compétences validées trim-sem 2'.AC30]=&quot;&quot;;[$'Compétences validées trimestre 3'.AC30]=&quot;&quot;);&quot;&quot;;MAX([$'Compétences validées trim-sem 1'.AC30];[$'Compétences validées trim-sem 2'.AC30];[$'Compétences validées trimestre 3'.AC30]))">
            <text:p/>
          </table:table-cell>
          <table:table-cell table:formula="of:=IF(AND([$'Compétences validées trim-sem 1'.AD30]=&quot;&quot;;[$'Compétences validées trim-sem 2'.AD30]=&quot;&quot;;[$'Compétences validées trimestre 3'.AD30]=&quot;&quot;);&quot;&quot;;MAX([$'Compétences validées trim-sem 1'.AD30];[$'Compétences validées trim-sem 2'.AD30];[$'Compétences validées trimestre 3'.AD30]))">
            <text:p/>
          </table:table-cell>
          <table:table-cell table:formula="of:=IF(AND([$'Compétences validées trim-sem 1'.AE30]=&quot;&quot;;[$'Compétences validées trim-sem 2'.AE30]=&quot;&quot;;[$'Compétences validées trimestre 3'.AE30]=&quot;&quot;);&quot;&quot;;MAX([$'Compétences validées trim-sem 1'.AE30];[$'Compétences validées trim-sem 2'.AE30];[$'Compétences validées trimestre 3'.AE30]))">
            <text:p/>
          </table:table-cell>
          <table:table-cell table:formula="of:=IF(AND([$'Compétences validées trim-sem 1'.AF30]=&quot;&quot;;[$'Compétences validées trim-sem 2'.AF30]=&quot;&quot;;[$'Compétences validées trimestre 3'.AF30]=&quot;&quot;);&quot;&quot;;MAX([$'Compétences validées trim-sem 1'.AF30];[$'Compétences validées trim-sem 2'.AF30];[$'Compétences validées trimestre 3'.AF30]))">
            <text:p/>
          </table:table-cell>
          <table:table-cell table:formula="of:=IF(AND([$'Compétences validées trim-sem 1'.AG30]=&quot;&quot;;[$'Compétences validées trim-sem 2'.AG30]=&quot;&quot;;[$'Compétences validées trimestre 3'.AG30]=&quot;&quot;);&quot;&quot;;MAX([$'Compétences validées trim-sem 1'.AG30];[$'Compétences validées trim-sem 2'.AG30];[$'Compétences validées trimestre 3'.AG30]))">
            <text:p/>
          </table:table-cell>
          <table:table-cell table:formula="of:=IF(AND([$'Compétences validées trim-sem 1'.AH30]=&quot;&quot;;[$'Compétences validées trim-sem 2'.AH30]=&quot;&quot;;[$'Compétences validées trimestre 3'.AH30]=&quot;&quot;);&quot;&quot;;MAX([$'Compétences validées trim-sem 1'.AH30];[$'Compétences validées trim-sem 2'.AH30];[$'Compétences validées trimestre 3'.AH30]))">
            <text:p/>
          </table:table-cell>
          <table:table-cell table:formula="of:=IF(AND([$'Compétences validées trim-sem 1'.AI30]=&quot;&quot;;[$'Compétences validées trim-sem 2'.AI30]=&quot;&quot;;[$'Compétences validées trimestre 3'.AI30]=&quot;&quot;);&quot;&quot;;MAX([$'Compétences validées trim-sem 1'.AI30];[$'Compétences validées trim-sem 2'.AI30];[$'Compétences validées trimestre 3'.AI30]))">
            <text:p/>
          </table:table-cell>
          <table:table-cell table:formula="of:=IF(AND([$'Compétences validées trim-sem 1'.AJ30]=&quot;&quot;;[$'Compétences validées trim-sem 2'.AJ30]=&quot;&quot;;[$'Compétences validées trimestre 3'.AJ30]=&quot;&quot;);&quot;&quot;;MAX([$'Compétences validées trim-sem 1'.AJ30];[$'Compétences validées trim-sem 2'.AJ30];[$'Compétences validées trimestre 3'.AJ30]))">
            <text:p/>
          </table:table-cell>
          <table:table-cell table:formula="of:=IF(AND([$'Compétences validées trim-sem 1'.AK30]=&quot;&quot;;[$'Compétences validées trim-sem 2'.AK30]=&quot;&quot;;[$'Compétences validées trimestre 3'.AK30]=&quot;&quot;);&quot;&quot;;MAX([$'Compétences validées trim-sem 1'.AK30];[$'Compétences validées trim-sem 2'.AK30];[$'Compétences validées trimestre 3'.AK30]))">
            <text:p/>
          </table:table-cell>
          <table:table-cell table:formula="of:=IF(AND([$'Compétences validées trim-sem 1'.AL30]=&quot;&quot;;[$'Compétences validées trim-sem 2'.AL30]=&quot;&quot;;[$'Compétences validées trimestre 3'.AL30]=&quot;&quot;);&quot;&quot;;MAX([$'Compétences validées trim-sem 1'.AL30];[$'Compétences validées trim-sem 2'.AL30];[$'Compétences validées trimestre 3'.AL30]))">
            <text:p/>
          </table:table-cell>
          <table:table-cell table:formula="of:=IF(AND([$'Compétences validées trim-sem 1'.AM30]=&quot;&quot;;[$'Compétences validées trim-sem 2'.AM30]=&quot;&quot;;[$'Compétences validées trimestre 3'.AM30]=&quot;&quot;);&quot;&quot;;MAX([$'Compétences validées trim-sem 1'.AM30];[$'Compétences validées trim-sem 2'.AM30];[$'Compétences validées trimestre 3'.AM30]))">
            <text:p/>
          </table:table-cell>
          <table:table-cell table:formula="of:=IF(AND([$'Compétences validées trim-sem 1'.AN30]=&quot;&quot;;[$'Compétences validées trim-sem 2'.AN30]=&quot;&quot;;[$'Compétences validées trimestre 3'.AN30]=&quot;&quot;);&quot;&quot;;MAX([$'Compétences validées trim-sem 1'.AN30];[$'Compétences validées trim-sem 2'.AN30];[$'Compétences validées trimestre 3'.AN30]))">
            <text:p/>
          </table:table-cell>
          <table:table-cell table:formula="of:=IF(AND([$'Compétences validées trim-sem 1'.AO30]=&quot;&quot;;[$'Compétences validées trim-sem 2'.AO30]=&quot;&quot;;[$'Compétences validées trimestre 3'.AO30]=&quot;&quot;);&quot;&quot;;MAX([$'Compétences validées trim-sem 1'.AO30];[$'Compétences validées trim-sem 2'.AO30];[$'Compétences validées trimestre 3'.AO30]))">
            <text:p/>
          </table:table-cell>
          <table:table-cell table:formula="of:=IF(AND([$'Compétences validées trim-sem 1'.AP30]=&quot;&quot;;[$'Compétences validées trim-sem 2'.AP30]=&quot;&quot;;[$'Compétences validées trimestre 3'.AP30]=&quot;&quot;);&quot;&quot;;MAX([$'Compétences validées trim-sem 1'.AP30];[$'Compétences validées trim-sem 2'.AP30];[$'Compétences validées trimestre 3'.AP30]))">
            <text:p/>
          </table:table-cell>
          <table:table-cell table:formula="of:=IF(AND([$'Compétences validées trim-sem 1'.AQ30]=&quot;&quot;;[$'Compétences validées trim-sem 2'.AQ30]=&quot;&quot;;[$'Compétences validées trimestre 3'.AQ30]=&quot;&quot;);&quot;&quot;;MAX([$'Compétences validées trim-sem 1'.AQ30];[$'Compétences validées trim-sem 2'.AQ30];[$'Compétences validées trimestre 3'.AQ30]))">
            <text:p/>
          </table:table-cell>
          <table:table-cell table:formula="of:=IF(AND([$'Compétences validées trim-sem 1'.AR30]=&quot;&quot;;[$'Compétences validées trim-sem 2'.AR30]=&quot;&quot;;[$'Compétences validées trimestre 3'.AR30]=&quot;&quot;);&quot;&quot;;MAX([$'Compétences validées trim-sem 1'.AR30];[$'Compétences validées trim-sem 2'.AR30];[$'Compétences validées trimestre 3'.AR30]))">
            <text:p/>
          </table:table-cell>
          <table:table-cell table:formula="of:=IF(AND([$'Compétences validées trim-sem 1'.AS30]=&quot;&quot;;[$'Compétences validées trim-sem 2'.AS30]=&quot;&quot;;[$'Compétences validées trimestre 3'.AS30]=&quot;&quot;);&quot;&quot;;MAX([$'Compétences validées trim-sem 1'.AS30];[$'Compétences validées trim-sem 2'.AS30];[$'Compétences validées trimestre 3'.AS30]))">
            <text:p/>
          </table:table-cell>
          <table:table-cell table:formula="of:=IF(AND([$'Compétences validées trim-sem 1'.AT30]=&quot;&quot;;[$'Compétences validées trim-sem 2'.AT30]=&quot;&quot;;[$'Compétences validées trimestre 3'.AT30]=&quot;&quot;);&quot;&quot;;MAX([$'Compétences validées trim-sem 1'.AT30];[$'Compétences validées trim-sem 2'.AT30];[$'Compétences validées trimestre 3'.AT30]))">
            <text:p/>
          </table:table-cell>
          <table:table-cell table:formula="of:=IF(AND([$'Compétences validées trim-sem 1'.AU30]=&quot;&quot;;[$'Compétences validées trim-sem 2'.AU30]=&quot;&quot;;[$'Compétences validées trimestre 3'.AU30]=&quot;&quot;);&quot;&quot;;MAX([$'Compétences validées trim-sem 1'.AU30];[$'Compétences validées trim-sem 2'.AU30];[$'Compétences validées trimestre 3'.AU30]))">
            <text:p/>
          </table:table-cell>
          <table:table-cell table:formula="of:=IF(AND([$'Compétences validées trim-sem 1'.AV30]=&quot;&quot;;[$'Compétences validées trim-sem 2'.AV30]=&quot;&quot;;[$'Compétences validées trimestre 3'.AV30]=&quot;&quot;);&quot;&quot;;MAX([$'Compétences validées trim-sem 1'.AV30];[$'Compétences validées trim-sem 2'.AV30];[$'Compétences validées trimestre 3'.AV30]))">
            <text:p/>
          </table:table-cell>
          <table:table-cell table:formula="of:=IF(AND([$'Compétences validées trim-sem 1'.AW30]=&quot;&quot;;[$'Compétences validées trim-sem 2'.AW30]=&quot;&quot;;[$'Compétences validées trimestre 3'.AW30]=&quot;&quot;);&quot;&quot;;MAX([$'Compétences validées trim-sem 1'.AW30];[$'Compétences validées trim-sem 2'.AW30];[$'Compétences validées trimestre 3'.AW30]))">
            <text:p/>
          </table:table-cell>
          <table:table-cell table:formula="of:=IF(AND([$'Compétences validées trim-sem 1'.AX30]=&quot;&quot;;[$'Compétences validées trim-sem 2'.AX30]=&quot;&quot;;[$'Compétences validées trimestre 3'.AX30]=&quot;&quot;);&quot;&quot;;MAX([$'Compétences validées trim-sem 1'.AX30];[$'Compétences validées trim-sem 2'.AX30];[$'Compétences validées trimestre 3'.AX30]))">
            <text:p/>
          </table:table-cell>
          <table:table-cell table:formula="of:=IF(AND([$'Compétences validées trim-sem 1'.AY30]=&quot;&quot;;[$'Compétences validées trim-sem 2'.AY30]=&quot;&quot;;[$'Compétences validées trimestre 3'.AY30]=&quot;&quot;);&quot;&quot;;MAX([$'Compétences validées trim-sem 1'.AY30];[$'Compétences validées trim-sem 2'.AY30];[$'Compétences validées trimestre 3'.AY30]))">
            <text:p/>
          </table:table-cell>
          <table:table-cell table:formula="of:=IF(AND([$'Compétences validées trim-sem 1'.AZ30]=&quot;&quot;;[$'Compétences validées trim-sem 2'.AZ30]=&quot;&quot;;[$'Compétences validées trimestre 3'.AZ30]=&quot;&quot;);&quot;&quot;;MAX([$'Compétences validées trim-sem 1'.AZ30];[$'Compétences validées trim-sem 2'.AZ30];[$'Compétences validées trimestre 3'.AZ30]))">
            <text:p/>
          </table:table-cell>
          <table:table-cell table:formula="of:=IF(AND([$'Compétences validées trim-sem 1'.BA30]=&quot;&quot;;[$'Compétences validées trim-sem 2'.BA30]=&quot;&quot;;[$'Compétences validées trimestre 3'.BA30]=&quot;&quot;);&quot;&quot;;MAX([$'Compétences validées trim-sem 1'.BA30];[$'Compétences validées trim-sem 2'.BA30];[$'Compétences validées trimestre 3'.BA30]))">
            <text:p/>
          </table:table-cell>
          <table:table-cell table:formula="of:=IF(AND([$'Compétences validées trim-sem 1'.BB30]=&quot;&quot;;[$'Compétences validées trim-sem 2'.BB30]=&quot;&quot;;[$'Compétences validées trimestre 3'.BB30]=&quot;&quot;);&quot;&quot;;MAX([$'Compétences validées trim-sem 1'.BB30];[$'Compétences validées trim-sem 2'.BB30];[$'Compétences validées trimestre 3'.BB30]))">
            <text:p/>
          </table:table-cell>
          <table:table-cell table:formula="of:=IF(AND([$'Compétences validées trim-sem 1'.BC30]=&quot;&quot;;[$'Compétences validées trim-sem 2'.BC30]=&quot;&quot;;[$'Compétences validées trimestre 3'.BC30]=&quot;&quot;);&quot;&quot;;MAX([$'Compétences validées trim-sem 1'.BC30];[$'Compétences validées trim-sem 2'.BC30];[$'Compétences validées trimestre 3'.BC30]))">
            <text:p/>
          </table:table-cell>
          <table:table-cell table:formula="of:=IF(AND([$'Compétences validées trim-sem 1'.BD30]=&quot;&quot;;[$'Compétences validées trim-sem 2'.BD30]=&quot;&quot;;[$'Compétences validées trimestre 3'.BD30]=&quot;&quot;);&quot;&quot;;MAX([$'Compétences validées trim-sem 1'.BD30];[$'Compétences validées trim-sem 2'.BD30];[$'Compétences validées trimestre 3'.BD30]))">
            <text:p/>
          </table:table-cell>
          <table:table-cell table:formula="of:=IF(AND([$'Compétences validées trim-sem 1'.BE30]=&quot;&quot;;[$'Compétences validées trim-sem 2'.BE30]=&quot;&quot;;[$'Compétences validées trimestre 3'.BE30]=&quot;&quot;);&quot;&quot;;MAX([$'Compétences validées trim-sem 1'.BE30];[$'Compétences validées trim-sem 2'.BE30];[$'Compétences validées trimestre 3'.BE30]))">
            <text:p/>
          </table:table-cell>
          <table:table-cell table:formula="of:=IF(AND([$'Compétences validées trim-sem 1'.BF30]=&quot;&quot;;[$'Compétences validées trim-sem 2'.BF30]=&quot;&quot;;[$'Compétences validées trimestre 3'.BF30]=&quot;&quot;);&quot;&quot;;MAX([$'Compétences validées trim-sem 1'.BF30];[$'Compétences validées trim-sem 2'.BF30];[$'Compétences validées trimestre 3'.BF30]))">
            <text:p/>
          </table:table-cell>
          <table:table-cell table:formula="of:=IF(AND([$'Compétences validées trim-sem 1'.BG30]=&quot;&quot;;[$'Compétences validées trim-sem 2'.BG30]=&quot;&quot;;[$'Compétences validées trimestre 3'.BG30]=&quot;&quot;);&quot;&quot;;MAX([$'Compétences validées trim-sem 1'.BG30];[$'Compétences validées trim-sem 2'.BG30];[$'Compétences validées trimestre 3'.BG30]))">
            <text:p/>
          </table:table-cell>
          <table:table-cell table:formula="of:=IF(AND([$'Compétences validées trim-sem 1'.BH30]=&quot;&quot;;[$'Compétences validées trim-sem 2'.BH30]=&quot;&quot;;[$'Compétences validées trimestre 3'.BH30]=&quot;&quot;);&quot;&quot;;MAX([$'Compétences validées trim-sem 1'.BH30];[$'Compétences validées trim-sem 2'.BH30];[$'Compétences validées trimestre 3'.BH30]))">
            <text:p/>
          </table:table-cell>
          <table:table-cell table:formula="of:=IF(AND([$'Compétences validées trim-sem 1'.BI30]=&quot;&quot;;[$'Compétences validées trim-sem 2'.BI30]=&quot;&quot;;[$'Compétences validées trimestre 3'.BI30]=&quot;&quot;);&quot;&quot;;MAX([$'Compétences validées trim-sem 1'.BI30];[$'Compétences validées trim-sem 2'.BI30];[$'Compétences validées trimestre 3'.BI30]))">
            <text:p/>
          </table:table-cell>
          <table:table-cell table:formula="of:=IF(AND([$'Compétences validées trim-sem 1'.BJ30]=&quot;&quot;;[$'Compétences validées trim-sem 2'.BJ30]=&quot;&quot;;[$'Compétences validées trimestre 3'.BJ30]=&quot;&quot;);&quot;&quot;;MAX([$'Compétences validées trim-sem 1'.BJ30];[$'Compétences validées trim-sem 2'.BJ30];[$'Compétences validées trimestre 3'.BJ30]))">
            <text:p/>
          </table:table-cell>
          <table:table-cell table:formula="of:=IF(AND([$'Compétences validées trim-sem 1'.BK30]=&quot;&quot;;[$'Compétences validées trim-sem 2'.BK30]=&quot;&quot;;[$'Compétences validées trimestre 3'.BK30]=&quot;&quot;);&quot;&quot;;MAX([$'Compétences validées trim-sem 1'.BK30];[$'Compétences validées trim-sem 2'.BK30];[$'Compétences validées trimestre 3'.BK30]))">
            <text:p/>
          </table:table-cell>
          <table:table-cell table:formula="of:=IF(AND([$'Compétences validées trim-sem 1'.BL30]=&quot;&quot;;[$'Compétences validées trim-sem 2'.BL30]=&quot;&quot;;[$'Compétences validées trimestre 3'.BL30]=&quot;&quot;);&quot;&quot;;MAX([$'Compétences validées trim-sem 1'.BL30];[$'Compétences validées trim-sem 2'.BL30];[$'Compétences validées trimestre 3'.BL30]))">
            <text:p/>
          </table:table-cell>
          <table:table-cell table:formula="of:=IF(AND([$'Compétences validées trim-sem 1'.BM30]=&quot;&quot;;[$'Compétences validées trim-sem 2'.BM30]=&quot;&quot;;[$'Compétences validées trimestre 3'.BM30]=&quot;&quot;);&quot;&quot;;MAX([$'Compétences validées trim-sem 1'.BM30];[$'Compétences validées trim-sem 2'.BM30];[$'Compétences validées trimestre 3'.BM30]))">
            <text:p/>
          </table:table-cell>
          <table:table-cell table:formula="of:=IF(AND([$'Compétences validées trim-sem 1'.BN30]=&quot;&quot;;[$'Compétences validées trim-sem 2'.BN30]=&quot;&quot;;[$'Compétences validées trimestre 3'.BN30]=&quot;&quot;);&quot;&quot;;MAX([$'Compétences validées trim-sem 1'.BN30];[$'Compétences validées trim-sem 2'.BN30];[$'Compétences validées trimestre 3'.BN30]))">
            <text:p/>
          </table:table-cell>
          <table:table-cell table:formula="of:=IF(AND([$'Compétences validées trim-sem 1'.BO30]=&quot;&quot;;[$'Compétences validées trim-sem 2'.BO30]=&quot;&quot;;[$'Compétences validées trimestre 3'.BO30]=&quot;&quot;);&quot;&quot;;MAX([$'Compétences validées trim-sem 1'.BO30];[$'Compétences validées trim-sem 2'.BO30];[$'Compétences validées trimestre 3'.BO30]))">
            <text:p/>
          </table:table-cell>
          <table:table-cell table:formula="of:=IF(AND([$'Compétences validées trim-sem 1'.BP30]=&quot;&quot;;[$'Compétences validées trim-sem 2'.BP30]=&quot;&quot;;[$'Compétences validées trimestre 3'.BP30]=&quot;&quot;);&quot;&quot;;MAX([$'Compétences validées trim-sem 1'.BP30];[$'Compétences validées trim-sem 2'.BP30];[$'Compétences validées trimestre 3'.BP30]))">
            <text:p/>
          </table:table-cell>
          <table:table-cell table:formula="of:=IF(AND([$'Compétences validées trim-sem 1'.BQ30]=&quot;&quot;;[$'Compétences validées trim-sem 2'.BQ30]=&quot;&quot;;[$'Compétences validées trimestre 3'.BQ30]=&quot;&quot;);&quot;&quot;;MAX([$'Compétences validées trim-sem 1'.BQ30];[$'Compétences validées trim-sem 2'.BQ30];[$'Compétences validées trimestre 3'.BQ30]))">
            <text:p/>
          </table:table-cell>
          <table:table-cell table:formula="of:=IF(AND([$'Compétences validées trim-sem 1'.BR30]=&quot;&quot;;[$'Compétences validées trim-sem 2'.BR30]=&quot;&quot;;[$'Compétences validées trimestre 3'.BR30]=&quot;&quot;);&quot;&quot;;MAX([$'Compétences validées trim-sem 1'.BR30];[$'Compétences validées trim-sem 2'.BR30];[$'Compétences validées trimestre 3'.BR30]))">
            <text:p/>
          </table:table-cell>
          <table:table-cell table:formula="of:=IF(AND([$'Compétences validées trim-sem 1'.BS30]=&quot;&quot;;[$'Compétences validées trim-sem 2'.BS30]=&quot;&quot;;[$'Compétences validées trimestre 3'.BS30]=&quot;&quot;);&quot;&quot;;MAX([$'Compétences validées trim-sem 1'.BS30];[$'Compétences validées trim-sem 2'.BS30];[$'Compétences validées trimestre 3'.BS30]))">
            <text:p/>
          </table:table-cell>
          <table:table-cell table:formula="of:=IF(AND([$'Compétences validées trim-sem 1'.BT30]=&quot;&quot;;[$'Compétences validées trim-sem 2'.BT30]=&quot;&quot;;[$'Compétences validées trimestre 3'.BT30]=&quot;&quot;);&quot;&quot;;MAX([$'Compétences validées trim-sem 1'.BT30];[$'Compétences validées trim-sem 2'.BT30];[$'Compétences validées trimestre 3'.BT30]))">
            <text:p/>
          </table:table-cell>
          <table:table-cell table:formula="of:=IF(AND([$'Compétences validées trim-sem 1'.BU30]=&quot;&quot;;[$'Compétences validées trim-sem 2'.BU30]=&quot;&quot;;[$'Compétences validées trimestre 3'.BU30]=&quot;&quot;);&quot;&quot;;MAX([$'Compétences validées trim-sem 1'.BU30];[$'Compétences validées trim-sem 2'.BU30];[$'Compétences validées trimestre 3'.BU30]))">
            <text:p/>
          </table:table-cell>
          <table:table-cell table:formula="of:=IF(AND([$'Compétences validées trim-sem 1'.BV30]=&quot;&quot;;[$'Compétences validées trim-sem 2'.BV30]=&quot;&quot;;[$'Compétences validées trimestre 3'.BV30]=&quot;&quot;);&quot;&quot;;MAX([$'Compétences validées trim-sem 1'.BV30];[$'Compétences validées trim-sem 2'.BV30];[$'Compétences validées trimestre 3'.BV30]))">
            <text:p/>
          </table:table-cell>
          <table:table-cell table:formula="of:=IF(AND([$'Compétences validées trim-sem 1'.BW30]=&quot;&quot;;[$'Compétences validées trim-sem 2'.BW30]=&quot;&quot;;[$'Compétences validées trimestre 3'.BW30]=&quot;&quot;);&quot;&quot;;MAX([$'Compétences validées trim-sem 1'.BW30];[$'Compétences validées trim-sem 2'.BW30];[$'Compétences validées trimestre 3'.BW30]))">
            <text:p/>
          </table:table-cell>
          <table:table-cell table:formula="of:=IF(AND([$'Compétences validées trim-sem 1'.BX30]=&quot;&quot;;[$'Compétences validées trim-sem 2'.BX30]=&quot;&quot;;[$'Compétences validées trimestre 3'.BX30]=&quot;&quot;);&quot;&quot;;MAX([$'Compétences validées trim-sem 1'.BX30];[$'Compétences validées trim-sem 2'.BX30];[$'Compétences validées trimestre 3'.BX30]))">
            <text:p/>
          </table:table-cell>
          <table:table-cell table:formula="of:=IF(AND([$'Compétences validées trim-sem 1'.BY30]=&quot;&quot;;[$'Compétences validées trim-sem 2'.BY30]=&quot;&quot;;[$'Compétences validées trimestre 3'.BY30]=&quot;&quot;);&quot;&quot;;MAX([$'Compétences validées trim-sem 1'.BY30];[$'Compétences validées trim-sem 2'.BY30];[$'Compétences validées trimestre 3'.BY30]))">
            <text:p/>
          </table:table-cell>
          <table:table-cell table:formula="of:=IF(AND([$'Compétences validées trim-sem 1'.BZ30]=&quot;&quot;;[$'Compétences validées trim-sem 2'.BZ30]=&quot;&quot;;[$'Compétences validées trimestre 3'.BZ30]=&quot;&quot;);&quot;&quot;;MAX([$'Compétences validées trim-sem 1'.BZ30];[$'Compétences validées trim-sem 2'.BZ30];[$'Compétences validées trimestre 3'.BZ30]))">
            <text:p/>
          </table:table-cell>
          <table:table-cell table:formula="of:=IF(AND([$'Compétences validées trim-sem 1'.CA30]=&quot;&quot;;[$'Compétences validées trim-sem 2'.CA30]=&quot;&quot;;[$'Compétences validées trimestre 3'.CA30]=&quot;&quot;);&quot;&quot;;MAX([$'Compétences validées trim-sem 1'.CA30];[$'Compétences validées trim-sem 2'.CA30];[$'Compétences validées trimestre 3'.CA30]))">
            <text:p/>
          </table:table-cell>
          <table:table-cell table:formula="of:=IF(AND([$'Compétences validées trim-sem 1'.CB30]=&quot;&quot;;[$'Compétences validées trim-sem 2'.CB30]=&quot;&quot;;[$'Compétences validées trimestre 3'.CB30]=&quot;&quot;);&quot;&quot;;MAX([$'Compétences validées trim-sem 1'.CB30];[$'Compétences validées trim-sem 2'.CB30];[$'Compétences validées trimestre 3'.CB30]))">
            <text:p/>
          </table:table-cell>
          <table:table-cell table:formula="of:=IF(AND([$'Compétences validées trim-sem 1'.CC30]=&quot;&quot;;[$'Compétences validées trim-sem 2'.CC30]=&quot;&quot;;[$'Compétences validées trimestre 3'.CC30]=&quot;&quot;);&quot;&quot;;MAX([$'Compétences validées trim-sem 1'.CC30];[$'Compétences validées trim-sem 2'.CC30];[$'Compétences validées trimestre 3'.CC30]))">
            <text:p/>
          </table:table-cell>
          <table:table-cell table:formula="of:=IF(AND([$'Compétences validées trim-sem 1'.CD30]=&quot;&quot;;[$'Compétences validées trim-sem 2'.CD30]=&quot;&quot;;[$'Compétences validées trimestre 3'.CD30]=&quot;&quot;);&quot;&quot;;MAX([$'Compétences validées trim-sem 1'.CD30];[$'Compétences validées trim-sem 2'.CD30];[$'Compétences validées trimestre 3'.CD30]))">
            <text:p/>
          </table:table-cell>
          <table:table-cell table:formula="of:=IF(AND([$'Compétences validées trim-sem 1'.CE30]=&quot;&quot;;[$'Compétences validées trim-sem 2'.CE30]=&quot;&quot;;[$'Compétences validées trimestre 3'.CE30]=&quot;&quot;);&quot;&quot;;MAX([$'Compétences validées trim-sem 1'.CE30];[$'Compétences validées trim-sem 2'.CE30];[$'Compétences validées trimestre 3'.CE30]))">
            <text:p/>
          </table:table-cell>
          <table:table-cell table:formula="of:=IF(AND([$'Compétences validées trim-sem 1'.CF30]=&quot;&quot;;[$'Compétences validées trim-sem 2'.CF30]=&quot;&quot;;[$'Compétences validées trimestre 3'.CF30]=&quot;&quot;);&quot;&quot;;MAX([$'Compétences validées trim-sem 1'.CF30];[$'Compétences validées trim-sem 2'.CF30];[$'Compétences validées trimestre 3'.CF30]))">
            <text:p/>
          </table:table-cell>
          <table:table-cell table:formula="of:=IF(AND([$'Compétences validées trim-sem 1'.CG30]=&quot;&quot;;[$'Compétences validées trim-sem 2'.CG30]=&quot;&quot;;[$'Compétences validées trimestre 3'.CG30]=&quot;&quot;);&quot;&quot;;MAX([$'Compétences validées trim-sem 1'.CG30];[$'Compétences validées trim-sem 2'.CG30];[$'Compétences validées trimestre 3'.CG30]))">
            <text:p/>
          </table:table-cell>
          <table:table-cell table:formula="of:=IF(AND([$'Compétences validées trim-sem 1'.CH30]=&quot;&quot;;[$'Compétences validées trim-sem 2'.CH30]=&quot;&quot;;[$'Compétences validées trimestre 3'.CH30]=&quot;&quot;);&quot;&quot;;MAX([$'Compétences validées trim-sem 1'.CH30];[$'Compétences validées trim-sem 2'.CH30];[$'Compétences validées trimestre 3'.CH30]))">
            <text:p/>
          </table:table-cell>
          <table:table-cell table:formula="of:=IF(AND([$'Compétences validées trim-sem 1'.CI30]=&quot;&quot;;[$'Compétences validées trim-sem 2'.CI30]=&quot;&quot;;[$'Compétences validées trimestre 3'.CI30]=&quot;&quot;);&quot;&quot;;MAX([$'Compétences validées trim-sem 1'.CI30];[$'Compétences validées trim-sem 2'.CI30];[$'Compétences validées trimestre 3'.CI30]))">
            <text:p/>
          </table:table-cell>
          <table:table-cell table:formula="of:=IF(AND([$'Compétences validées trim-sem 1'.CJ30]=&quot;&quot;;[$'Compétences validées trim-sem 2'.CJ30]=&quot;&quot;;[$'Compétences validées trimestre 3'.CJ30]=&quot;&quot;);&quot;&quot;;MAX([$'Compétences validées trim-sem 1'.CJ30];[$'Compétences validées trim-sem 2'.CJ30];[$'Compétences validées trimestre 3'.CJ30]))">
            <text:p/>
          </table:table-cell>
          <table:table-cell table:formula="of:=IF(AND([$'Compétences validées trim-sem 1'.CK30]=&quot;&quot;;[$'Compétences validées trim-sem 2'.CK30]=&quot;&quot;;[$'Compétences validées trimestre 3'.CK30]=&quot;&quot;);&quot;&quot;;MAX([$'Compétences validées trim-sem 1'.CK30];[$'Compétences validées trim-sem 2'.CK30];[$'Compétences validées trimestre 3'.CK30]))">
            <text:p/>
          </table:table-cell>
          <table:table-cell table:formula="of:=IF(AND([$'Compétences validées trim-sem 1'.CL30]=&quot;&quot;;[$'Compétences validées trim-sem 2'.CL30]=&quot;&quot;;[$'Compétences validées trimestre 3'.CL30]=&quot;&quot;);&quot;&quot;;MAX([$'Compétences validées trim-sem 1'.CL30];[$'Compétences validées trim-sem 2'.CL30];[$'Compétences validées trimestre 3'.CL30]))">
            <text:p/>
          </table:table-cell>
          <table:table-cell table:formula="of:=IF(AND([$'Compétences validées trim-sem 1'.CM30]=&quot;&quot;;[$'Compétences validées trim-sem 2'.CM30]=&quot;&quot;;[$'Compétences validées trimestre 3'.CM30]=&quot;&quot;);&quot;&quot;;MAX([$'Compétences validées trim-sem 1'.CM30];[$'Compétences validées trim-sem 2'.CM30];[$'Compétences validées trimestre 3'.CM30]))">
            <text:p/>
          </table:table-cell>
          <table:table-cell table:formula="of:=IF(AND([$'Compétences validées trim-sem 1'.CN30]=&quot;&quot;;[$'Compétences validées trim-sem 2'.CN30]=&quot;&quot;;[$'Compétences validées trimestre 3'.CN30]=&quot;&quot;);&quot;&quot;;MAX([$'Compétences validées trim-sem 1'.CN30];[$'Compétences validées trim-sem 2'.CN30];[$'Compétences validées trimestre 3'.CN30]))">
            <text:p/>
          </table:table-cell>
          <table:table-cell table:formula="of:=IF(AND([$'Compétences validées trim-sem 1'.CO30]=&quot;&quot;;[$'Compétences validées trim-sem 2'.CO30]=&quot;&quot;;[$'Compétences validées trimestre 3'.CO30]=&quot;&quot;);&quot;&quot;;MAX([$'Compétences validées trim-sem 1'.CO30];[$'Compétences validées trim-sem 2'.CO30];[$'Compétences validées trimestre 3'.CO30]))">
            <text:p/>
          </table:table-cell>
          <table:table-cell table:formula="of:=IF(AND([$'Compétences validées trim-sem 1'.CP30]=&quot;&quot;;[$'Compétences validées trim-sem 2'.CP30]=&quot;&quot;;[$'Compétences validées trimestre 3'.CP30]=&quot;&quot;);&quot;&quot;;MAX([$'Compétences validées trim-sem 1'.CP30];[$'Compétences validées trim-sem 2'.CP30];[$'Compétences validées trimestre 3'.CP30]))">
            <text:p/>
          </table:table-cell>
          <table:table-cell table:formula="of:=IF(AND([$'Compétences validées trim-sem 1'.CQ30]=&quot;&quot;;[$'Compétences validées trim-sem 2'.CQ30]=&quot;&quot;;[$'Compétences validées trimestre 3'.CQ30]=&quot;&quot;);&quot;&quot;;MAX([$'Compétences validées trim-sem 1'.CQ30];[$'Compétences validées trim-sem 2'.CQ30];[$'Compétences validées trimestre 3'.CQ30]))">
            <text:p/>
          </table:table-cell>
          <table:table-cell table:formula="of:=IF(AND([$'Compétences validées trim-sem 1'.CR30]=&quot;&quot;;[$'Compétences validées trim-sem 2'.CR30]=&quot;&quot;;[$'Compétences validées trimestre 3'.CR30]=&quot;&quot;);&quot;&quot;;MAX([$'Compétences validées trim-sem 1'.CR30];[$'Compétences validées trim-sem 2'.CR30];[$'Compétences validées trimestre 3'.CR30]))">
            <text:p/>
          </table:table-cell>
          <table:table-cell table:formula="of:=IF(AND([$'Compétences validées trim-sem 1'.CS30]=&quot;&quot;;[$'Compétences validées trim-sem 2'.CS30]=&quot;&quot;;[$'Compétences validées trimestre 3'.CS30]=&quot;&quot;);&quot;&quot;;MAX([$'Compétences validées trim-sem 1'.CS30];[$'Compétences validées trim-sem 2'.CS30];[$'Compétences validées trimestre 3'.CS30]))">
            <text:p/>
          </table:table-cell>
          <table:table-cell table:formula="of:=IF(AND([$'Compétences validées trim-sem 1'.CT30]=&quot;&quot;;[$'Compétences validées trim-sem 2'.CT30]=&quot;&quot;;[$'Compétences validées trimestre 3'.CT30]=&quot;&quot;);&quot;&quot;;MAX([$'Compétences validées trim-sem 1'.CT30];[$'Compétences validées trim-sem 2'.CT30];[$'Compétences validées trimestre 3'.CT30]))">
            <text:p/>
          </table:table-cell>
          <table:table-cell table:formula="of:=IF(AND([$'Compétences validées trim-sem 1'.CU30]=&quot;&quot;;[$'Compétences validées trim-sem 2'.CU30]=&quot;&quot;;[$'Compétences validées trimestre 3'.CU30]=&quot;&quot;);&quot;&quot;;MAX([$'Compétences validées trim-sem 1'.CU30];[$'Compétences validées trim-sem 2'.CU30];[$'Compétences validées trimestre 3'.CU30]))">
            <text:p/>
          </table:table-cell>
          <table:table-cell table:formula="of:=IF(AND([$'Compétences validées trim-sem 1'.CV30]=&quot;&quot;;[$'Compétences validées trim-sem 2'.CV30]=&quot;&quot;;[$'Compétences validées trimestre 3'.CV30]=&quot;&quot;);&quot;&quot;;MAX([$'Compétences validées trim-sem 1'.CV30];[$'Compétences validées trim-sem 2'.CV30];[$'Compétences validées trimestre 3'.CV30]))">
            <text:p/>
          </table:table-cell>
          <table:table-cell table:formula="of:=IF(AND([$'Compétences validées trim-sem 1'.CW30]=&quot;&quot;;[$'Compétences validées trim-sem 2'.CW30]=&quot;&quot;;[$'Compétences validées trimestre 3'.CW30]=&quot;&quot;);&quot;&quot;;MAX([$'Compétences validées trim-sem 1'.CW30];[$'Compétences validées trim-sem 2'.CW30];[$'Compétences validées trimestre 3'.CW30]))">
            <text:p/>
          </table:table-cell>
          <table:table-cell table:formula="of:=IF(AND([$'Compétences validées trim-sem 1'.CX30]=&quot;&quot;;[$'Compétences validées trim-sem 2'.CX30]=&quot;&quot;;[$'Compétences validées trimestre 3'.CX30]=&quot;&quot;);&quot;&quot;;MAX([$'Compétences validées trim-sem 1'.CX30];[$'Compétences validées trim-sem 2'.CX30];[$'Compétences validées trimestre 3'.CX30]))">
            <text:p/>
          </table:table-cell>
        </table:table-row>
        <table:table-row table:style-name="ro1">
          <table:table-cell office:value-type="string" calcext:value-type="string">
            <text:p>Nom 30</text:p>
          </table:table-cell>
          <table:table-cell office:value-type="string" calcext:value-type="string">
            <text:p>Prénom 30</text:p>
          </table:table-cell>
          <table:table-cell table:formula="of:=IF(AND([$'Compétences validées trim-sem 1'.C31]=&quot;&quot;;[$'Compétences validées trim-sem 2'.C31]=&quot;&quot;;[$'Compétences validées trimestre 3'.C31]=&quot;&quot;);&quot;&quot;;MAX([$'Compétences validées trim-sem 1'.C31];[$'Compétences validées trim-sem 2'.C31];[$'Compétences validées trimestre 3'.C31]))">
            <text:p/>
          </table:table-cell>
          <table:table-cell table:formula="of:=IF(AND([$'Compétences validées trim-sem 1'.D31]=&quot;&quot;;[$'Compétences validées trim-sem 2'.D31]=&quot;&quot;;[$'Compétences validées trimestre 3'.D31]=&quot;&quot;);&quot;&quot;;MAX([$'Compétences validées trim-sem 1'.D31];[$'Compétences validées trim-sem 2'.D31];[$'Compétences validées trimestre 3'.D31]))">
            <text:p/>
          </table:table-cell>
          <table:table-cell table:formula="of:=IF(AND([$'Compétences validées trim-sem 1'.E31]=&quot;&quot;;[$'Compétences validées trim-sem 2'.E31]=&quot;&quot;;[$'Compétences validées trimestre 3'.E31]=&quot;&quot;);&quot;&quot;;MAX([$'Compétences validées trim-sem 1'.E31];[$'Compétences validées trim-sem 2'.E31];[$'Compétences validées trimestre 3'.E31]))">
            <text:p/>
          </table:table-cell>
          <table:table-cell table:formula="of:=IF(AND([$'Compétences validées trim-sem 1'.F31]=&quot;&quot;;[$'Compétences validées trim-sem 2'.F31]=&quot;&quot;;[$'Compétences validées trimestre 3'.F31]=&quot;&quot;);&quot;&quot;;MAX([$'Compétences validées trim-sem 1'.F31];[$'Compétences validées trim-sem 2'.F31];[$'Compétences validées trimestre 3'.F31]))">
            <text:p/>
          </table:table-cell>
          <table:table-cell table:formula="of:=IF(AND([$'Compétences validées trim-sem 1'.G31]=&quot;&quot;;[$'Compétences validées trim-sem 2'.G31]=&quot;&quot;;[$'Compétences validées trimestre 3'.G31]=&quot;&quot;);&quot;&quot;;MAX([$'Compétences validées trim-sem 1'.G31];[$'Compétences validées trim-sem 2'.G31];[$'Compétences validées trimestre 3'.G31]))">
            <text:p/>
          </table:table-cell>
          <table:table-cell table:formula="of:=IF(AND([$'Compétences validées trim-sem 1'.H31]=&quot;&quot;;[$'Compétences validées trim-sem 2'.H31]=&quot;&quot;;[$'Compétences validées trimestre 3'.H31]=&quot;&quot;);&quot;&quot;;MAX([$'Compétences validées trim-sem 1'.H31];[$'Compétences validées trim-sem 2'.H31];[$'Compétences validées trimestre 3'.H31]))">
            <text:p/>
          </table:table-cell>
          <table:table-cell table:formula="of:=IF(AND([$'Compétences validées trim-sem 1'.I31]=&quot;&quot;;[$'Compétences validées trim-sem 2'.I31]=&quot;&quot;;[$'Compétences validées trimestre 3'.I31]=&quot;&quot;);&quot;&quot;;MAX([$'Compétences validées trim-sem 1'.I31];[$'Compétences validées trim-sem 2'.I31];[$'Compétences validées trimestre 3'.I31]))">
            <text:p/>
          </table:table-cell>
          <table:table-cell table:formula="of:=IF(AND([$'Compétences validées trim-sem 1'.J31]=&quot;&quot;;[$'Compétences validées trim-sem 2'.J31]=&quot;&quot;;[$'Compétences validées trimestre 3'.J31]=&quot;&quot;);&quot;&quot;;MAX([$'Compétences validées trim-sem 1'.J31];[$'Compétences validées trim-sem 2'.J31];[$'Compétences validées trimestre 3'.J31]))">
            <text:p/>
          </table:table-cell>
          <table:table-cell table:formula="of:=IF(AND([$'Compétences validées trim-sem 1'.K31]=&quot;&quot;;[$'Compétences validées trim-sem 2'.K31]=&quot;&quot;;[$'Compétences validées trimestre 3'.K31]=&quot;&quot;);&quot;&quot;;MAX([$'Compétences validées trim-sem 1'.K31];[$'Compétences validées trim-sem 2'.K31];[$'Compétences validées trimestre 3'.K31]))">
            <text:p/>
          </table:table-cell>
          <table:table-cell table:formula="of:=IF(AND([$'Compétences validées trim-sem 1'.L31]=&quot;&quot;;[$'Compétences validées trim-sem 2'.L31]=&quot;&quot;;[$'Compétences validées trimestre 3'.L31]=&quot;&quot;);&quot;&quot;;MAX([$'Compétences validées trim-sem 1'.L31];[$'Compétences validées trim-sem 2'.L31];[$'Compétences validées trimestre 3'.L31]))">
            <text:p/>
          </table:table-cell>
          <table:table-cell table:formula="of:=IF(AND([$'Compétences validées trim-sem 1'.M31]=&quot;&quot;;[$'Compétences validées trim-sem 2'.M31]=&quot;&quot;;[$'Compétences validées trimestre 3'.M31]=&quot;&quot;);&quot;&quot;;MAX([$'Compétences validées trim-sem 1'.M31];[$'Compétences validées trim-sem 2'.M31];[$'Compétences validées trimestre 3'.M31]))">
            <text:p/>
          </table:table-cell>
          <table:table-cell table:formula="of:=IF(AND([$'Compétences validées trim-sem 1'.N31]=&quot;&quot;;[$'Compétences validées trim-sem 2'.N31]=&quot;&quot;;[$'Compétences validées trimestre 3'.N31]=&quot;&quot;);&quot;&quot;;MAX([$'Compétences validées trim-sem 1'.N31];[$'Compétences validées trim-sem 2'.N31];[$'Compétences validées trimestre 3'.N31]))">
            <text:p/>
          </table:table-cell>
          <table:table-cell table:formula="of:=IF(AND([$'Compétences validées trim-sem 1'.O31]=&quot;&quot;;[$'Compétences validées trim-sem 2'.O31]=&quot;&quot;;[$'Compétences validées trimestre 3'.O31]=&quot;&quot;);&quot;&quot;;MAX([$'Compétences validées trim-sem 1'.O31];[$'Compétences validées trim-sem 2'.O31];[$'Compétences validées trimestre 3'.O31]))">
            <text:p/>
          </table:table-cell>
          <table:table-cell table:formula="of:=IF(AND([$'Compétences validées trim-sem 1'.P31]=&quot;&quot;;[$'Compétences validées trim-sem 2'.P31]=&quot;&quot;;[$'Compétences validées trimestre 3'.P31]=&quot;&quot;);&quot;&quot;;MAX([$'Compétences validées trim-sem 1'.P31];[$'Compétences validées trim-sem 2'.P31];[$'Compétences validées trimestre 3'.P31]))">
            <text:p/>
          </table:table-cell>
          <table:table-cell table:formula="of:=IF(AND([$'Compétences validées trim-sem 1'.Q31]=&quot;&quot;;[$'Compétences validées trim-sem 2'.Q31]=&quot;&quot;;[$'Compétences validées trimestre 3'.Q31]=&quot;&quot;);&quot;&quot;;MAX([$'Compétences validées trim-sem 1'.Q31];[$'Compétences validées trim-sem 2'.Q31];[$'Compétences validées trimestre 3'.Q31]))">
            <text:p/>
          </table:table-cell>
          <table:table-cell table:formula="of:=IF(AND([$'Compétences validées trim-sem 1'.R31]=&quot;&quot;;[$'Compétences validées trim-sem 2'.R31]=&quot;&quot;;[$'Compétences validées trimestre 3'.R31]=&quot;&quot;);&quot;&quot;;MAX([$'Compétences validées trim-sem 1'.R31];[$'Compétences validées trim-sem 2'.R31];[$'Compétences validées trimestre 3'.R31]))">
            <text:p/>
          </table:table-cell>
          <table:table-cell table:formula="of:=IF(AND([$'Compétences validées trim-sem 1'.S31]=&quot;&quot;;[$'Compétences validées trim-sem 2'.S31]=&quot;&quot;;[$'Compétences validées trimestre 3'.S31]=&quot;&quot;);&quot;&quot;;MAX([$'Compétences validées trim-sem 1'.S31];[$'Compétences validées trim-sem 2'.S31];[$'Compétences validées trimestre 3'.S31]))">
            <text:p/>
          </table:table-cell>
          <table:table-cell table:formula="of:=IF(AND([$'Compétences validées trim-sem 1'.T31]=&quot;&quot;;[$'Compétences validées trim-sem 2'.T31]=&quot;&quot;;[$'Compétences validées trimestre 3'.T31]=&quot;&quot;);&quot;&quot;;MAX([$'Compétences validées trim-sem 1'.T31];[$'Compétences validées trim-sem 2'.T31];[$'Compétences validées trimestre 3'.T31]))">
            <text:p/>
          </table:table-cell>
          <table:table-cell table:formula="of:=IF(AND([$'Compétences validées trim-sem 1'.U31]=&quot;&quot;;[$'Compétences validées trim-sem 2'.U31]=&quot;&quot;;[$'Compétences validées trimestre 3'.U31]=&quot;&quot;);&quot;&quot;;MAX([$'Compétences validées trim-sem 1'.U31];[$'Compétences validées trim-sem 2'.U31];[$'Compétences validées trimestre 3'.U31]))">
            <text:p/>
          </table:table-cell>
          <table:table-cell table:formula="of:=IF(AND([$'Compétences validées trim-sem 1'.V31]=&quot;&quot;;[$'Compétences validées trim-sem 2'.V31]=&quot;&quot;;[$'Compétences validées trimestre 3'.V31]=&quot;&quot;);&quot;&quot;;MAX([$'Compétences validées trim-sem 1'.V31];[$'Compétences validées trim-sem 2'.V31];[$'Compétences validées trimestre 3'.V31]))">
            <text:p/>
          </table:table-cell>
          <table:table-cell table:formula="of:=IF(AND([$'Compétences validées trim-sem 1'.W31]=&quot;&quot;;[$'Compétences validées trim-sem 2'.W31]=&quot;&quot;;[$'Compétences validées trimestre 3'.W31]=&quot;&quot;);&quot;&quot;;MAX([$'Compétences validées trim-sem 1'.W31];[$'Compétences validées trim-sem 2'.W31];[$'Compétences validées trimestre 3'.W31]))">
            <text:p/>
          </table:table-cell>
          <table:table-cell table:formula="of:=IF(AND([$'Compétences validées trim-sem 1'.X31]=&quot;&quot;;[$'Compétences validées trim-sem 2'.X31]=&quot;&quot;;[$'Compétences validées trimestre 3'.X31]=&quot;&quot;);&quot;&quot;;MAX([$'Compétences validées trim-sem 1'.X31];[$'Compétences validées trim-sem 2'.X31];[$'Compétences validées trimestre 3'.X31]))">
            <text:p/>
          </table:table-cell>
          <table:table-cell table:formula="of:=IF(AND([$'Compétences validées trim-sem 1'.Y31]=&quot;&quot;;[$'Compétences validées trim-sem 2'.Y31]=&quot;&quot;;[$'Compétences validées trimestre 3'.Y31]=&quot;&quot;);&quot;&quot;;MAX([$'Compétences validées trim-sem 1'.Y31];[$'Compétences validées trim-sem 2'.Y31];[$'Compétences validées trimestre 3'.Y31]))">
            <text:p/>
          </table:table-cell>
          <table:table-cell table:formula="of:=IF(AND([$'Compétences validées trim-sem 1'.Z31]=&quot;&quot;;[$'Compétences validées trim-sem 2'.Z31]=&quot;&quot;;[$'Compétences validées trimestre 3'.Z31]=&quot;&quot;);&quot;&quot;;MAX([$'Compétences validées trim-sem 1'.Z31];[$'Compétences validées trim-sem 2'.Z31];[$'Compétences validées trimestre 3'.Z31]))">
            <text:p/>
          </table:table-cell>
          <table:table-cell table:formula="of:=IF(AND([$'Compétences validées trim-sem 1'.AA31]=&quot;&quot;;[$'Compétences validées trim-sem 2'.AA31]=&quot;&quot;;[$'Compétences validées trimestre 3'.AA31]=&quot;&quot;);&quot;&quot;;MAX([$'Compétences validées trim-sem 1'.AA31];[$'Compétences validées trim-sem 2'.AA31];[$'Compétences validées trimestre 3'.AA31]))">
            <text:p/>
          </table:table-cell>
          <table:table-cell table:formula="of:=IF(AND([$'Compétences validées trim-sem 1'.AB31]=&quot;&quot;;[$'Compétences validées trim-sem 2'.AB31]=&quot;&quot;;[$'Compétences validées trimestre 3'.AB31]=&quot;&quot;);&quot;&quot;;MAX([$'Compétences validées trim-sem 1'.AB31];[$'Compétences validées trim-sem 2'.AB31];[$'Compétences validées trimestre 3'.AB31]))">
            <text:p/>
          </table:table-cell>
          <table:table-cell table:formula="of:=IF(AND([$'Compétences validées trim-sem 1'.AC31]=&quot;&quot;;[$'Compétences validées trim-sem 2'.AC31]=&quot;&quot;;[$'Compétences validées trimestre 3'.AC31]=&quot;&quot;);&quot;&quot;;MAX([$'Compétences validées trim-sem 1'.AC31];[$'Compétences validées trim-sem 2'.AC31];[$'Compétences validées trimestre 3'.AC31]))">
            <text:p/>
          </table:table-cell>
          <table:table-cell table:formula="of:=IF(AND([$'Compétences validées trim-sem 1'.AD31]=&quot;&quot;;[$'Compétences validées trim-sem 2'.AD31]=&quot;&quot;;[$'Compétences validées trimestre 3'.AD31]=&quot;&quot;);&quot;&quot;;MAX([$'Compétences validées trim-sem 1'.AD31];[$'Compétences validées trim-sem 2'.AD31];[$'Compétences validées trimestre 3'.AD31]))">
            <text:p/>
          </table:table-cell>
          <table:table-cell table:formula="of:=IF(AND([$'Compétences validées trim-sem 1'.AE31]=&quot;&quot;;[$'Compétences validées trim-sem 2'.AE31]=&quot;&quot;;[$'Compétences validées trimestre 3'.AE31]=&quot;&quot;);&quot;&quot;;MAX([$'Compétences validées trim-sem 1'.AE31];[$'Compétences validées trim-sem 2'.AE31];[$'Compétences validées trimestre 3'.AE31]))">
            <text:p/>
          </table:table-cell>
          <table:table-cell table:formula="of:=IF(AND([$'Compétences validées trim-sem 1'.AF31]=&quot;&quot;;[$'Compétences validées trim-sem 2'.AF31]=&quot;&quot;;[$'Compétences validées trimestre 3'.AF31]=&quot;&quot;);&quot;&quot;;MAX([$'Compétences validées trim-sem 1'.AF31];[$'Compétences validées trim-sem 2'.AF31];[$'Compétences validées trimestre 3'.AF31]))">
            <text:p/>
          </table:table-cell>
          <table:table-cell table:formula="of:=IF(AND([$'Compétences validées trim-sem 1'.AG31]=&quot;&quot;;[$'Compétences validées trim-sem 2'.AG31]=&quot;&quot;;[$'Compétences validées trimestre 3'.AG31]=&quot;&quot;);&quot;&quot;;MAX([$'Compétences validées trim-sem 1'.AG31];[$'Compétences validées trim-sem 2'.AG31];[$'Compétences validées trimestre 3'.AG31]))">
            <text:p/>
          </table:table-cell>
          <table:table-cell table:formula="of:=IF(AND([$'Compétences validées trim-sem 1'.AH31]=&quot;&quot;;[$'Compétences validées trim-sem 2'.AH31]=&quot;&quot;;[$'Compétences validées trimestre 3'.AH31]=&quot;&quot;);&quot;&quot;;MAX([$'Compétences validées trim-sem 1'.AH31];[$'Compétences validées trim-sem 2'.AH31];[$'Compétences validées trimestre 3'.AH31]))">
            <text:p/>
          </table:table-cell>
          <table:table-cell table:formula="of:=IF(AND([$'Compétences validées trim-sem 1'.AI31]=&quot;&quot;;[$'Compétences validées trim-sem 2'.AI31]=&quot;&quot;;[$'Compétences validées trimestre 3'.AI31]=&quot;&quot;);&quot;&quot;;MAX([$'Compétences validées trim-sem 1'.AI31];[$'Compétences validées trim-sem 2'.AI31];[$'Compétences validées trimestre 3'.AI31]))">
            <text:p/>
          </table:table-cell>
          <table:table-cell table:formula="of:=IF(AND([$'Compétences validées trim-sem 1'.AJ31]=&quot;&quot;;[$'Compétences validées trim-sem 2'.AJ31]=&quot;&quot;;[$'Compétences validées trimestre 3'.AJ31]=&quot;&quot;);&quot;&quot;;MAX([$'Compétences validées trim-sem 1'.AJ31];[$'Compétences validées trim-sem 2'.AJ31];[$'Compétences validées trimestre 3'.AJ31]))">
            <text:p/>
          </table:table-cell>
          <table:table-cell table:formula="of:=IF(AND([$'Compétences validées trim-sem 1'.AK31]=&quot;&quot;;[$'Compétences validées trim-sem 2'.AK31]=&quot;&quot;;[$'Compétences validées trimestre 3'.AK31]=&quot;&quot;);&quot;&quot;;MAX([$'Compétences validées trim-sem 1'.AK31];[$'Compétences validées trim-sem 2'.AK31];[$'Compétences validées trimestre 3'.AK31]))">
            <text:p/>
          </table:table-cell>
          <table:table-cell table:formula="of:=IF(AND([$'Compétences validées trim-sem 1'.AL31]=&quot;&quot;;[$'Compétences validées trim-sem 2'.AL31]=&quot;&quot;;[$'Compétences validées trimestre 3'.AL31]=&quot;&quot;);&quot;&quot;;MAX([$'Compétences validées trim-sem 1'.AL31];[$'Compétences validées trim-sem 2'.AL31];[$'Compétences validées trimestre 3'.AL31]))">
            <text:p/>
          </table:table-cell>
          <table:table-cell table:formula="of:=IF(AND([$'Compétences validées trim-sem 1'.AM31]=&quot;&quot;;[$'Compétences validées trim-sem 2'.AM31]=&quot;&quot;;[$'Compétences validées trimestre 3'.AM31]=&quot;&quot;);&quot;&quot;;MAX([$'Compétences validées trim-sem 1'.AM31];[$'Compétences validées trim-sem 2'.AM31];[$'Compétences validées trimestre 3'.AM31]))">
            <text:p/>
          </table:table-cell>
          <table:table-cell table:formula="of:=IF(AND([$'Compétences validées trim-sem 1'.AN31]=&quot;&quot;;[$'Compétences validées trim-sem 2'.AN31]=&quot;&quot;;[$'Compétences validées trimestre 3'.AN31]=&quot;&quot;);&quot;&quot;;MAX([$'Compétences validées trim-sem 1'.AN31];[$'Compétences validées trim-sem 2'.AN31];[$'Compétences validées trimestre 3'.AN31]))">
            <text:p/>
          </table:table-cell>
          <table:table-cell table:formula="of:=IF(AND([$'Compétences validées trim-sem 1'.AO31]=&quot;&quot;;[$'Compétences validées trim-sem 2'.AO31]=&quot;&quot;;[$'Compétences validées trimestre 3'.AO31]=&quot;&quot;);&quot;&quot;;MAX([$'Compétences validées trim-sem 1'.AO31];[$'Compétences validées trim-sem 2'.AO31];[$'Compétences validées trimestre 3'.AO31]))">
            <text:p/>
          </table:table-cell>
          <table:table-cell table:formula="of:=IF(AND([$'Compétences validées trim-sem 1'.AP31]=&quot;&quot;;[$'Compétences validées trim-sem 2'.AP31]=&quot;&quot;;[$'Compétences validées trimestre 3'.AP31]=&quot;&quot;);&quot;&quot;;MAX([$'Compétences validées trim-sem 1'.AP31];[$'Compétences validées trim-sem 2'.AP31];[$'Compétences validées trimestre 3'.AP31]))">
            <text:p/>
          </table:table-cell>
          <table:table-cell table:formula="of:=IF(AND([$'Compétences validées trim-sem 1'.AQ31]=&quot;&quot;;[$'Compétences validées trim-sem 2'.AQ31]=&quot;&quot;;[$'Compétences validées trimestre 3'.AQ31]=&quot;&quot;);&quot;&quot;;MAX([$'Compétences validées trim-sem 1'.AQ31];[$'Compétences validées trim-sem 2'.AQ31];[$'Compétences validées trimestre 3'.AQ31]))">
            <text:p/>
          </table:table-cell>
          <table:table-cell table:formula="of:=IF(AND([$'Compétences validées trim-sem 1'.AR31]=&quot;&quot;;[$'Compétences validées trim-sem 2'.AR31]=&quot;&quot;;[$'Compétences validées trimestre 3'.AR31]=&quot;&quot;);&quot;&quot;;MAX([$'Compétences validées trim-sem 1'.AR31];[$'Compétences validées trim-sem 2'.AR31];[$'Compétences validées trimestre 3'.AR31]))">
            <text:p/>
          </table:table-cell>
          <table:table-cell table:formula="of:=IF(AND([$'Compétences validées trim-sem 1'.AS31]=&quot;&quot;;[$'Compétences validées trim-sem 2'.AS31]=&quot;&quot;;[$'Compétences validées trimestre 3'.AS31]=&quot;&quot;);&quot;&quot;;MAX([$'Compétences validées trim-sem 1'.AS31];[$'Compétences validées trim-sem 2'.AS31];[$'Compétences validées trimestre 3'.AS31]))">
            <text:p/>
          </table:table-cell>
          <table:table-cell table:formula="of:=IF(AND([$'Compétences validées trim-sem 1'.AT31]=&quot;&quot;;[$'Compétences validées trim-sem 2'.AT31]=&quot;&quot;;[$'Compétences validées trimestre 3'.AT31]=&quot;&quot;);&quot;&quot;;MAX([$'Compétences validées trim-sem 1'.AT31];[$'Compétences validées trim-sem 2'.AT31];[$'Compétences validées trimestre 3'.AT31]))">
            <text:p/>
          </table:table-cell>
          <table:table-cell table:formula="of:=IF(AND([$'Compétences validées trim-sem 1'.AU31]=&quot;&quot;;[$'Compétences validées trim-sem 2'.AU31]=&quot;&quot;;[$'Compétences validées trimestre 3'.AU31]=&quot;&quot;);&quot;&quot;;MAX([$'Compétences validées trim-sem 1'.AU31];[$'Compétences validées trim-sem 2'.AU31];[$'Compétences validées trimestre 3'.AU31]))">
            <text:p/>
          </table:table-cell>
          <table:table-cell table:formula="of:=IF(AND([$'Compétences validées trim-sem 1'.AV31]=&quot;&quot;;[$'Compétences validées trim-sem 2'.AV31]=&quot;&quot;;[$'Compétences validées trimestre 3'.AV31]=&quot;&quot;);&quot;&quot;;MAX([$'Compétences validées trim-sem 1'.AV31];[$'Compétences validées trim-sem 2'.AV31];[$'Compétences validées trimestre 3'.AV31]))">
            <text:p/>
          </table:table-cell>
          <table:table-cell table:formula="of:=IF(AND([$'Compétences validées trim-sem 1'.AW31]=&quot;&quot;;[$'Compétences validées trim-sem 2'.AW31]=&quot;&quot;;[$'Compétences validées trimestre 3'.AW31]=&quot;&quot;);&quot;&quot;;MAX([$'Compétences validées trim-sem 1'.AW31];[$'Compétences validées trim-sem 2'.AW31];[$'Compétences validées trimestre 3'.AW31]))">
            <text:p/>
          </table:table-cell>
          <table:table-cell table:formula="of:=IF(AND([$'Compétences validées trim-sem 1'.AX31]=&quot;&quot;;[$'Compétences validées trim-sem 2'.AX31]=&quot;&quot;;[$'Compétences validées trimestre 3'.AX31]=&quot;&quot;);&quot;&quot;;MAX([$'Compétences validées trim-sem 1'.AX31];[$'Compétences validées trim-sem 2'.AX31];[$'Compétences validées trimestre 3'.AX31]))">
            <text:p/>
          </table:table-cell>
          <table:table-cell table:formula="of:=IF(AND([$'Compétences validées trim-sem 1'.AY31]=&quot;&quot;;[$'Compétences validées trim-sem 2'.AY31]=&quot;&quot;;[$'Compétences validées trimestre 3'.AY31]=&quot;&quot;);&quot;&quot;;MAX([$'Compétences validées trim-sem 1'.AY31];[$'Compétences validées trim-sem 2'.AY31];[$'Compétences validées trimestre 3'.AY31]))">
            <text:p/>
          </table:table-cell>
          <table:table-cell table:formula="of:=IF(AND([$'Compétences validées trim-sem 1'.AZ31]=&quot;&quot;;[$'Compétences validées trim-sem 2'.AZ31]=&quot;&quot;;[$'Compétences validées trimestre 3'.AZ31]=&quot;&quot;);&quot;&quot;;MAX([$'Compétences validées trim-sem 1'.AZ31];[$'Compétences validées trim-sem 2'.AZ31];[$'Compétences validées trimestre 3'.AZ31]))">
            <text:p/>
          </table:table-cell>
          <table:table-cell table:formula="of:=IF(AND([$'Compétences validées trim-sem 1'.BA31]=&quot;&quot;;[$'Compétences validées trim-sem 2'.BA31]=&quot;&quot;;[$'Compétences validées trimestre 3'.BA31]=&quot;&quot;);&quot;&quot;;MAX([$'Compétences validées trim-sem 1'.BA31];[$'Compétences validées trim-sem 2'.BA31];[$'Compétences validées trimestre 3'.BA31]))">
            <text:p/>
          </table:table-cell>
          <table:table-cell table:formula="of:=IF(AND([$'Compétences validées trim-sem 1'.BB31]=&quot;&quot;;[$'Compétences validées trim-sem 2'.BB31]=&quot;&quot;;[$'Compétences validées trimestre 3'.BB31]=&quot;&quot;);&quot;&quot;;MAX([$'Compétences validées trim-sem 1'.BB31];[$'Compétences validées trim-sem 2'.BB31];[$'Compétences validées trimestre 3'.BB31]))">
            <text:p/>
          </table:table-cell>
          <table:table-cell table:formula="of:=IF(AND([$'Compétences validées trim-sem 1'.BC31]=&quot;&quot;;[$'Compétences validées trim-sem 2'.BC31]=&quot;&quot;;[$'Compétences validées trimestre 3'.BC31]=&quot;&quot;);&quot;&quot;;MAX([$'Compétences validées trim-sem 1'.BC31];[$'Compétences validées trim-sem 2'.BC31];[$'Compétences validées trimestre 3'.BC31]))">
            <text:p/>
          </table:table-cell>
          <table:table-cell table:formula="of:=IF(AND([$'Compétences validées trim-sem 1'.BD31]=&quot;&quot;;[$'Compétences validées trim-sem 2'.BD31]=&quot;&quot;;[$'Compétences validées trimestre 3'.BD31]=&quot;&quot;);&quot;&quot;;MAX([$'Compétences validées trim-sem 1'.BD31];[$'Compétences validées trim-sem 2'.BD31];[$'Compétences validées trimestre 3'.BD31]))">
            <text:p/>
          </table:table-cell>
          <table:table-cell table:formula="of:=IF(AND([$'Compétences validées trim-sem 1'.BE31]=&quot;&quot;;[$'Compétences validées trim-sem 2'.BE31]=&quot;&quot;;[$'Compétences validées trimestre 3'.BE31]=&quot;&quot;);&quot;&quot;;MAX([$'Compétences validées trim-sem 1'.BE31];[$'Compétences validées trim-sem 2'.BE31];[$'Compétences validées trimestre 3'.BE31]))">
            <text:p/>
          </table:table-cell>
          <table:table-cell table:formula="of:=IF(AND([$'Compétences validées trim-sem 1'.BF31]=&quot;&quot;;[$'Compétences validées trim-sem 2'.BF31]=&quot;&quot;;[$'Compétences validées trimestre 3'.BF31]=&quot;&quot;);&quot;&quot;;MAX([$'Compétences validées trim-sem 1'.BF31];[$'Compétences validées trim-sem 2'.BF31];[$'Compétences validées trimestre 3'.BF31]))">
            <text:p/>
          </table:table-cell>
          <table:table-cell table:formula="of:=IF(AND([$'Compétences validées trim-sem 1'.BG31]=&quot;&quot;;[$'Compétences validées trim-sem 2'.BG31]=&quot;&quot;;[$'Compétences validées trimestre 3'.BG31]=&quot;&quot;);&quot;&quot;;MAX([$'Compétences validées trim-sem 1'.BG31];[$'Compétences validées trim-sem 2'.BG31];[$'Compétences validées trimestre 3'.BG31]))">
            <text:p/>
          </table:table-cell>
          <table:table-cell table:formula="of:=IF(AND([$'Compétences validées trim-sem 1'.BH31]=&quot;&quot;;[$'Compétences validées trim-sem 2'.BH31]=&quot;&quot;;[$'Compétences validées trimestre 3'.BH31]=&quot;&quot;);&quot;&quot;;MAX([$'Compétences validées trim-sem 1'.BH31];[$'Compétences validées trim-sem 2'.BH31];[$'Compétences validées trimestre 3'.BH31]))">
            <text:p/>
          </table:table-cell>
          <table:table-cell table:formula="of:=IF(AND([$'Compétences validées trim-sem 1'.BI31]=&quot;&quot;;[$'Compétences validées trim-sem 2'.BI31]=&quot;&quot;;[$'Compétences validées trimestre 3'.BI31]=&quot;&quot;);&quot;&quot;;MAX([$'Compétences validées trim-sem 1'.BI31];[$'Compétences validées trim-sem 2'.BI31];[$'Compétences validées trimestre 3'.BI31]))">
            <text:p/>
          </table:table-cell>
          <table:table-cell table:formula="of:=IF(AND([$'Compétences validées trim-sem 1'.BJ31]=&quot;&quot;;[$'Compétences validées trim-sem 2'.BJ31]=&quot;&quot;;[$'Compétences validées trimestre 3'.BJ31]=&quot;&quot;);&quot;&quot;;MAX([$'Compétences validées trim-sem 1'.BJ31];[$'Compétences validées trim-sem 2'.BJ31];[$'Compétences validées trimestre 3'.BJ31]))">
            <text:p/>
          </table:table-cell>
          <table:table-cell table:formula="of:=IF(AND([$'Compétences validées trim-sem 1'.BK31]=&quot;&quot;;[$'Compétences validées trim-sem 2'.BK31]=&quot;&quot;;[$'Compétences validées trimestre 3'.BK31]=&quot;&quot;);&quot;&quot;;MAX([$'Compétences validées trim-sem 1'.BK31];[$'Compétences validées trim-sem 2'.BK31];[$'Compétences validées trimestre 3'.BK31]))">
            <text:p/>
          </table:table-cell>
          <table:table-cell table:formula="of:=IF(AND([$'Compétences validées trim-sem 1'.BL31]=&quot;&quot;;[$'Compétences validées trim-sem 2'.BL31]=&quot;&quot;;[$'Compétences validées trimestre 3'.BL31]=&quot;&quot;);&quot;&quot;;MAX([$'Compétences validées trim-sem 1'.BL31];[$'Compétences validées trim-sem 2'.BL31];[$'Compétences validées trimestre 3'.BL31]))">
            <text:p/>
          </table:table-cell>
          <table:table-cell table:formula="of:=IF(AND([$'Compétences validées trim-sem 1'.BM31]=&quot;&quot;;[$'Compétences validées trim-sem 2'.BM31]=&quot;&quot;;[$'Compétences validées trimestre 3'.BM31]=&quot;&quot;);&quot;&quot;;MAX([$'Compétences validées trim-sem 1'.BM31];[$'Compétences validées trim-sem 2'.BM31];[$'Compétences validées trimestre 3'.BM31]))">
            <text:p/>
          </table:table-cell>
          <table:table-cell table:formula="of:=IF(AND([$'Compétences validées trim-sem 1'.BN31]=&quot;&quot;;[$'Compétences validées trim-sem 2'.BN31]=&quot;&quot;;[$'Compétences validées trimestre 3'.BN31]=&quot;&quot;);&quot;&quot;;MAX([$'Compétences validées trim-sem 1'.BN31];[$'Compétences validées trim-sem 2'.BN31];[$'Compétences validées trimestre 3'.BN31]))">
            <text:p/>
          </table:table-cell>
          <table:table-cell table:formula="of:=IF(AND([$'Compétences validées trim-sem 1'.BO31]=&quot;&quot;;[$'Compétences validées trim-sem 2'.BO31]=&quot;&quot;;[$'Compétences validées trimestre 3'.BO31]=&quot;&quot;);&quot;&quot;;MAX([$'Compétences validées trim-sem 1'.BO31];[$'Compétences validées trim-sem 2'.BO31];[$'Compétences validées trimestre 3'.BO31]))">
            <text:p/>
          </table:table-cell>
          <table:table-cell table:formula="of:=IF(AND([$'Compétences validées trim-sem 1'.BP31]=&quot;&quot;;[$'Compétences validées trim-sem 2'.BP31]=&quot;&quot;;[$'Compétences validées trimestre 3'.BP31]=&quot;&quot;);&quot;&quot;;MAX([$'Compétences validées trim-sem 1'.BP31];[$'Compétences validées trim-sem 2'.BP31];[$'Compétences validées trimestre 3'.BP31]))">
            <text:p/>
          </table:table-cell>
          <table:table-cell table:formula="of:=IF(AND([$'Compétences validées trim-sem 1'.BQ31]=&quot;&quot;;[$'Compétences validées trim-sem 2'.BQ31]=&quot;&quot;;[$'Compétences validées trimestre 3'.BQ31]=&quot;&quot;);&quot;&quot;;MAX([$'Compétences validées trim-sem 1'.BQ31];[$'Compétences validées trim-sem 2'.BQ31];[$'Compétences validées trimestre 3'.BQ31]))">
            <text:p/>
          </table:table-cell>
          <table:table-cell table:formula="of:=IF(AND([$'Compétences validées trim-sem 1'.BR31]=&quot;&quot;;[$'Compétences validées trim-sem 2'.BR31]=&quot;&quot;;[$'Compétences validées trimestre 3'.BR31]=&quot;&quot;);&quot;&quot;;MAX([$'Compétences validées trim-sem 1'.BR31];[$'Compétences validées trim-sem 2'.BR31];[$'Compétences validées trimestre 3'.BR31]))">
            <text:p/>
          </table:table-cell>
          <table:table-cell table:formula="of:=IF(AND([$'Compétences validées trim-sem 1'.BS31]=&quot;&quot;;[$'Compétences validées trim-sem 2'.BS31]=&quot;&quot;;[$'Compétences validées trimestre 3'.BS31]=&quot;&quot;);&quot;&quot;;MAX([$'Compétences validées trim-sem 1'.BS31];[$'Compétences validées trim-sem 2'.BS31];[$'Compétences validées trimestre 3'.BS31]))">
            <text:p/>
          </table:table-cell>
          <table:table-cell table:formula="of:=IF(AND([$'Compétences validées trim-sem 1'.BT31]=&quot;&quot;;[$'Compétences validées trim-sem 2'.BT31]=&quot;&quot;;[$'Compétences validées trimestre 3'.BT31]=&quot;&quot;);&quot;&quot;;MAX([$'Compétences validées trim-sem 1'.BT31];[$'Compétences validées trim-sem 2'.BT31];[$'Compétences validées trimestre 3'.BT31]))">
            <text:p/>
          </table:table-cell>
          <table:table-cell table:formula="of:=IF(AND([$'Compétences validées trim-sem 1'.BU31]=&quot;&quot;;[$'Compétences validées trim-sem 2'.BU31]=&quot;&quot;;[$'Compétences validées trimestre 3'.BU31]=&quot;&quot;);&quot;&quot;;MAX([$'Compétences validées trim-sem 1'.BU31];[$'Compétences validées trim-sem 2'.BU31];[$'Compétences validées trimestre 3'.BU31]))">
            <text:p/>
          </table:table-cell>
          <table:table-cell table:formula="of:=IF(AND([$'Compétences validées trim-sem 1'.BV31]=&quot;&quot;;[$'Compétences validées trim-sem 2'.BV31]=&quot;&quot;;[$'Compétences validées trimestre 3'.BV31]=&quot;&quot;);&quot;&quot;;MAX([$'Compétences validées trim-sem 1'.BV31];[$'Compétences validées trim-sem 2'.BV31];[$'Compétences validées trimestre 3'.BV31]))">
            <text:p/>
          </table:table-cell>
          <table:table-cell table:formula="of:=IF(AND([$'Compétences validées trim-sem 1'.BW31]=&quot;&quot;;[$'Compétences validées trim-sem 2'.BW31]=&quot;&quot;;[$'Compétences validées trimestre 3'.BW31]=&quot;&quot;);&quot;&quot;;MAX([$'Compétences validées trim-sem 1'.BW31];[$'Compétences validées trim-sem 2'.BW31];[$'Compétences validées trimestre 3'.BW31]))">
            <text:p/>
          </table:table-cell>
          <table:table-cell table:formula="of:=IF(AND([$'Compétences validées trim-sem 1'.BX31]=&quot;&quot;;[$'Compétences validées trim-sem 2'.BX31]=&quot;&quot;;[$'Compétences validées trimestre 3'.BX31]=&quot;&quot;);&quot;&quot;;MAX([$'Compétences validées trim-sem 1'.BX31];[$'Compétences validées trim-sem 2'.BX31];[$'Compétences validées trimestre 3'.BX31]))">
            <text:p/>
          </table:table-cell>
          <table:table-cell table:formula="of:=IF(AND([$'Compétences validées trim-sem 1'.BY31]=&quot;&quot;;[$'Compétences validées trim-sem 2'.BY31]=&quot;&quot;;[$'Compétences validées trimestre 3'.BY31]=&quot;&quot;);&quot;&quot;;MAX([$'Compétences validées trim-sem 1'.BY31];[$'Compétences validées trim-sem 2'.BY31];[$'Compétences validées trimestre 3'.BY31]))">
            <text:p/>
          </table:table-cell>
          <table:table-cell table:formula="of:=IF(AND([$'Compétences validées trim-sem 1'.BZ31]=&quot;&quot;;[$'Compétences validées trim-sem 2'.BZ31]=&quot;&quot;;[$'Compétences validées trimestre 3'.BZ31]=&quot;&quot;);&quot;&quot;;MAX([$'Compétences validées trim-sem 1'.BZ31];[$'Compétences validées trim-sem 2'.BZ31];[$'Compétences validées trimestre 3'.BZ31]))">
            <text:p/>
          </table:table-cell>
          <table:table-cell table:formula="of:=IF(AND([$'Compétences validées trim-sem 1'.CA31]=&quot;&quot;;[$'Compétences validées trim-sem 2'.CA31]=&quot;&quot;;[$'Compétences validées trimestre 3'.CA31]=&quot;&quot;);&quot;&quot;;MAX([$'Compétences validées trim-sem 1'.CA31];[$'Compétences validées trim-sem 2'.CA31];[$'Compétences validées trimestre 3'.CA31]))">
            <text:p/>
          </table:table-cell>
          <table:table-cell table:formula="of:=IF(AND([$'Compétences validées trim-sem 1'.CB31]=&quot;&quot;;[$'Compétences validées trim-sem 2'.CB31]=&quot;&quot;;[$'Compétences validées trimestre 3'.CB31]=&quot;&quot;);&quot;&quot;;MAX([$'Compétences validées trim-sem 1'.CB31];[$'Compétences validées trim-sem 2'.CB31];[$'Compétences validées trimestre 3'.CB31]))">
            <text:p/>
          </table:table-cell>
          <table:table-cell table:formula="of:=IF(AND([$'Compétences validées trim-sem 1'.CC31]=&quot;&quot;;[$'Compétences validées trim-sem 2'.CC31]=&quot;&quot;;[$'Compétences validées trimestre 3'.CC31]=&quot;&quot;);&quot;&quot;;MAX([$'Compétences validées trim-sem 1'.CC31];[$'Compétences validées trim-sem 2'.CC31];[$'Compétences validées trimestre 3'.CC31]))">
            <text:p/>
          </table:table-cell>
          <table:table-cell table:formula="of:=IF(AND([$'Compétences validées trim-sem 1'.CD31]=&quot;&quot;;[$'Compétences validées trim-sem 2'.CD31]=&quot;&quot;;[$'Compétences validées trimestre 3'.CD31]=&quot;&quot;);&quot;&quot;;MAX([$'Compétences validées trim-sem 1'.CD31];[$'Compétences validées trim-sem 2'.CD31];[$'Compétences validées trimestre 3'.CD31]))">
            <text:p/>
          </table:table-cell>
          <table:table-cell table:formula="of:=IF(AND([$'Compétences validées trim-sem 1'.CE31]=&quot;&quot;;[$'Compétences validées trim-sem 2'.CE31]=&quot;&quot;;[$'Compétences validées trimestre 3'.CE31]=&quot;&quot;);&quot;&quot;;MAX([$'Compétences validées trim-sem 1'.CE31];[$'Compétences validées trim-sem 2'.CE31];[$'Compétences validées trimestre 3'.CE31]))">
            <text:p/>
          </table:table-cell>
          <table:table-cell table:formula="of:=IF(AND([$'Compétences validées trim-sem 1'.CF31]=&quot;&quot;;[$'Compétences validées trim-sem 2'.CF31]=&quot;&quot;;[$'Compétences validées trimestre 3'.CF31]=&quot;&quot;);&quot;&quot;;MAX([$'Compétences validées trim-sem 1'.CF31];[$'Compétences validées trim-sem 2'.CF31];[$'Compétences validées trimestre 3'.CF31]))">
            <text:p/>
          </table:table-cell>
          <table:table-cell table:formula="of:=IF(AND([$'Compétences validées trim-sem 1'.CG31]=&quot;&quot;;[$'Compétences validées trim-sem 2'.CG31]=&quot;&quot;;[$'Compétences validées trimestre 3'.CG31]=&quot;&quot;);&quot;&quot;;MAX([$'Compétences validées trim-sem 1'.CG31];[$'Compétences validées trim-sem 2'.CG31];[$'Compétences validées trimestre 3'.CG31]))">
            <text:p/>
          </table:table-cell>
          <table:table-cell table:formula="of:=IF(AND([$'Compétences validées trim-sem 1'.CH31]=&quot;&quot;;[$'Compétences validées trim-sem 2'.CH31]=&quot;&quot;;[$'Compétences validées trimestre 3'.CH31]=&quot;&quot;);&quot;&quot;;MAX([$'Compétences validées trim-sem 1'.CH31];[$'Compétences validées trim-sem 2'.CH31];[$'Compétences validées trimestre 3'.CH31]))">
            <text:p/>
          </table:table-cell>
          <table:table-cell table:formula="of:=IF(AND([$'Compétences validées trim-sem 1'.CI31]=&quot;&quot;;[$'Compétences validées trim-sem 2'.CI31]=&quot;&quot;;[$'Compétences validées trimestre 3'.CI31]=&quot;&quot;);&quot;&quot;;MAX([$'Compétences validées trim-sem 1'.CI31];[$'Compétences validées trim-sem 2'.CI31];[$'Compétences validées trimestre 3'.CI31]))">
            <text:p/>
          </table:table-cell>
          <table:table-cell table:formula="of:=IF(AND([$'Compétences validées trim-sem 1'.CJ31]=&quot;&quot;;[$'Compétences validées trim-sem 2'.CJ31]=&quot;&quot;;[$'Compétences validées trimestre 3'.CJ31]=&quot;&quot;);&quot;&quot;;MAX([$'Compétences validées trim-sem 1'.CJ31];[$'Compétences validées trim-sem 2'.CJ31];[$'Compétences validées trimestre 3'.CJ31]))">
            <text:p/>
          </table:table-cell>
          <table:table-cell table:formula="of:=IF(AND([$'Compétences validées trim-sem 1'.CK31]=&quot;&quot;;[$'Compétences validées trim-sem 2'.CK31]=&quot;&quot;;[$'Compétences validées trimestre 3'.CK31]=&quot;&quot;);&quot;&quot;;MAX([$'Compétences validées trim-sem 1'.CK31];[$'Compétences validées trim-sem 2'.CK31];[$'Compétences validées trimestre 3'.CK31]))">
            <text:p/>
          </table:table-cell>
          <table:table-cell table:formula="of:=IF(AND([$'Compétences validées trim-sem 1'.CL31]=&quot;&quot;;[$'Compétences validées trim-sem 2'.CL31]=&quot;&quot;;[$'Compétences validées trimestre 3'.CL31]=&quot;&quot;);&quot;&quot;;MAX([$'Compétences validées trim-sem 1'.CL31];[$'Compétences validées trim-sem 2'.CL31];[$'Compétences validées trimestre 3'.CL31]))">
            <text:p/>
          </table:table-cell>
          <table:table-cell table:formula="of:=IF(AND([$'Compétences validées trim-sem 1'.CM31]=&quot;&quot;;[$'Compétences validées trim-sem 2'.CM31]=&quot;&quot;;[$'Compétences validées trimestre 3'.CM31]=&quot;&quot;);&quot;&quot;;MAX([$'Compétences validées trim-sem 1'.CM31];[$'Compétences validées trim-sem 2'.CM31];[$'Compétences validées trimestre 3'.CM31]))">
            <text:p/>
          </table:table-cell>
          <table:table-cell table:formula="of:=IF(AND([$'Compétences validées trim-sem 1'.CN31]=&quot;&quot;;[$'Compétences validées trim-sem 2'.CN31]=&quot;&quot;;[$'Compétences validées trimestre 3'.CN31]=&quot;&quot;);&quot;&quot;;MAX([$'Compétences validées trim-sem 1'.CN31];[$'Compétences validées trim-sem 2'.CN31];[$'Compétences validées trimestre 3'.CN31]))">
            <text:p/>
          </table:table-cell>
          <table:table-cell table:formula="of:=IF(AND([$'Compétences validées trim-sem 1'.CO31]=&quot;&quot;;[$'Compétences validées trim-sem 2'.CO31]=&quot;&quot;;[$'Compétences validées trimestre 3'.CO31]=&quot;&quot;);&quot;&quot;;MAX([$'Compétences validées trim-sem 1'.CO31];[$'Compétences validées trim-sem 2'.CO31];[$'Compétences validées trimestre 3'.CO31]))">
            <text:p/>
          </table:table-cell>
          <table:table-cell table:formula="of:=IF(AND([$'Compétences validées trim-sem 1'.CP31]=&quot;&quot;;[$'Compétences validées trim-sem 2'.CP31]=&quot;&quot;;[$'Compétences validées trimestre 3'.CP31]=&quot;&quot;);&quot;&quot;;MAX([$'Compétences validées trim-sem 1'.CP31];[$'Compétences validées trim-sem 2'.CP31];[$'Compétences validées trimestre 3'.CP31]))">
            <text:p/>
          </table:table-cell>
          <table:table-cell table:formula="of:=IF(AND([$'Compétences validées trim-sem 1'.CQ31]=&quot;&quot;;[$'Compétences validées trim-sem 2'.CQ31]=&quot;&quot;;[$'Compétences validées trimestre 3'.CQ31]=&quot;&quot;);&quot;&quot;;MAX([$'Compétences validées trim-sem 1'.CQ31];[$'Compétences validées trim-sem 2'.CQ31];[$'Compétences validées trimestre 3'.CQ31]))">
            <text:p/>
          </table:table-cell>
          <table:table-cell table:formula="of:=IF(AND([$'Compétences validées trim-sem 1'.CR31]=&quot;&quot;;[$'Compétences validées trim-sem 2'.CR31]=&quot;&quot;;[$'Compétences validées trimestre 3'.CR31]=&quot;&quot;);&quot;&quot;;MAX([$'Compétences validées trim-sem 1'.CR31];[$'Compétences validées trim-sem 2'.CR31];[$'Compétences validées trimestre 3'.CR31]))">
            <text:p/>
          </table:table-cell>
          <table:table-cell table:formula="of:=IF(AND([$'Compétences validées trim-sem 1'.CS31]=&quot;&quot;;[$'Compétences validées trim-sem 2'.CS31]=&quot;&quot;;[$'Compétences validées trimestre 3'.CS31]=&quot;&quot;);&quot;&quot;;MAX([$'Compétences validées trim-sem 1'.CS31];[$'Compétences validées trim-sem 2'.CS31];[$'Compétences validées trimestre 3'.CS31]))">
            <text:p/>
          </table:table-cell>
          <table:table-cell table:formula="of:=IF(AND([$'Compétences validées trim-sem 1'.CT31]=&quot;&quot;;[$'Compétences validées trim-sem 2'.CT31]=&quot;&quot;;[$'Compétences validées trimestre 3'.CT31]=&quot;&quot;);&quot;&quot;;MAX([$'Compétences validées trim-sem 1'.CT31];[$'Compétences validées trim-sem 2'.CT31];[$'Compétences validées trimestre 3'.CT31]))">
            <text:p/>
          </table:table-cell>
          <table:table-cell table:formula="of:=IF(AND([$'Compétences validées trim-sem 1'.CU31]=&quot;&quot;;[$'Compétences validées trim-sem 2'.CU31]=&quot;&quot;;[$'Compétences validées trimestre 3'.CU31]=&quot;&quot;);&quot;&quot;;MAX([$'Compétences validées trim-sem 1'.CU31];[$'Compétences validées trim-sem 2'.CU31];[$'Compétences validées trimestre 3'.CU31]))">
            <text:p/>
          </table:table-cell>
          <table:table-cell table:formula="of:=IF(AND([$'Compétences validées trim-sem 1'.CV31]=&quot;&quot;;[$'Compétences validées trim-sem 2'.CV31]=&quot;&quot;;[$'Compétences validées trimestre 3'.CV31]=&quot;&quot;);&quot;&quot;;MAX([$'Compétences validées trim-sem 1'.CV31];[$'Compétences validées trim-sem 2'.CV31];[$'Compétences validées trimestre 3'.CV31]))">
            <text:p/>
          </table:table-cell>
          <table:table-cell table:formula="of:=IF(AND([$'Compétences validées trim-sem 1'.CW31]=&quot;&quot;;[$'Compétences validées trim-sem 2'.CW31]=&quot;&quot;;[$'Compétences validées trimestre 3'.CW31]=&quot;&quot;);&quot;&quot;;MAX([$'Compétences validées trim-sem 1'.CW31];[$'Compétences validées trim-sem 2'.CW31];[$'Compétences validées trimestre 3'.CW31]))">
            <text:p/>
          </table:table-cell>
          <table:table-cell table:formula="of:=IF(AND([$'Compétences validées trim-sem 1'.CX31]=&quot;&quot;;[$'Compétences validées trim-sem 2'.CX31]=&quot;&quot;;[$'Compétences validées trimestre 3'.CX31]=&quot;&quot;);&quot;&quot;;MAX([$'Compétences validées trim-sem 1'.CX31];[$'Compétences validées trim-sem 2'.CX31];[$'Compétences validées trimestre 3'.CX31]))">
            <text:p/>
          </table:table-cell>
        </table:table-row>
        <table:table-row table:style-name="ro1">
          <table:table-cell office:value-type="string" calcext:value-type="string">
            <text:p>Nom 31</text:p>
          </table:table-cell>
          <table:table-cell office:value-type="string" calcext:value-type="string">
            <text:p>Prénom 31</text:p>
          </table:table-cell>
          <table:table-cell table:formula="of:=IF(AND([$'Compétences validées trim-sem 1'.C32]=&quot;&quot;;[$'Compétences validées trim-sem 2'.C32]=&quot;&quot;;[$'Compétences validées trimestre 3'.C32]=&quot;&quot;);&quot;&quot;;MAX([$'Compétences validées trim-sem 1'.C32];[$'Compétences validées trim-sem 2'.C32];[$'Compétences validées trimestre 3'.C32]))">
            <text:p/>
          </table:table-cell>
          <table:table-cell table:formula="of:=IF(AND([$'Compétences validées trim-sem 1'.D32]=&quot;&quot;;[$'Compétences validées trim-sem 2'.D32]=&quot;&quot;;[$'Compétences validées trimestre 3'.D32]=&quot;&quot;);&quot;&quot;;MAX([$'Compétences validées trim-sem 1'.D32];[$'Compétences validées trim-sem 2'.D32];[$'Compétences validées trimestre 3'.D32]))">
            <text:p/>
          </table:table-cell>
          <table:table-cell table:formula="of:=IF(AND([$'Compétences validées trim-sem 1'.E32]=&quot;&quot;;[$'Compétences validées trim-sem 2'.E32]=&quot;&quot;;[$'Compétences validées trimestre 3'.E32]=&quot;&quot;);&quot;&quot;;MAX([$'Compétences validées trim-sem 1'.E32];[$'Compétences validées trim-sem 2'.E32];[$'Compétences validées trimestre 3'.E32]))">
            <text:p/>
          </table:table-cell>
          <table:table-cell table:formula="of:=IF(AND([$'Compétences validées trim-sem 1'.F32]=&quot;&quot;;[$'Compétences validées trim-sem 2'.F32]=&quot;&quot;;[$'Compétences validées trimestre 3'.F32]=&quot;&quot;);&quot;&quot;;MAX([$'Compétences validées trim-sem 1'.F32];[$'Compétences validées trim-sem 2'.F32];[$'Compétences validées trimestre 3'.F32]))">
            <text:p/>
          </table:table-cell>
          <table:table-cell table:formula="of:=IF(AND([$'Compétences validées trim-sem 1'.G32]=&quot;&quot;;[$'Compétences validées trim-sem 2'.G32]=&quot;&quot;;[$'Compétences validées trimestre 3'.G32]=&quot;&quot;);&quot;&quot;;MAX([$'Compétences validées trim-sem 1'.G32];[$'Compétences validées trim-sem 2'.G32];[$'Compétences validées trimestre 3'.G32]))">
            <text:p/>
          </table:table-cell>
          <table:table-cell table:formula="of:=IF(AND([$'Compétences validées trim-sem 1'.H32]=&quot;&quot;;[$'Compétences validées trim-sem 2'.H32]=&quot;&quot;;[$'Compétences validées trimestre 3'.H32]=&quot;&quot;);&quot;&quot;;MAX([$'Compétences validées trim-sem 1'.H32];[$'Compétences validées trim-sem 2'.H32];[$'Compétences validées trimestre 3'.H32]))">
            <text:p/>
          </table:table-cell>
          <table:table-cell table:formula="of:=IF(AND([$'Compétences validées trim-sem 1'.I32]=&quot;&quot;;[$'Compétences validées trim-sem 2'.I32]=&quot;&quot;;[$'Compétences validées trimestre 3'.I32]=&quot;&quot;);&quot;&quot;;MAX([$'Compétences validées trim-sem 1'.I32];[$'Compétences validées trim-sem 2'.I32];[$'Compétences validées trimestre 3'.I32]))">
            <text:p/>
          </table:table-cell>
          <table:table-cell table:formula="of:=IF(AND([$'Compétences validées trim-sem 1'.J32]=&quot;&quot;;[$'Compétences validées trim-sem 2'.J32]=&quot;&quot;;[$'Compétences validées trimestre 3'.J32]=&quot;&quot;);&quot;&quot;;MAX([$'Compétences validées trim-sem 1'.J32];[$'Compétences validées trim-sem 2'.J32];[$'Compétences validées trimestre 3'.J32]))">
            <text:p/>
          </table:table-cell>
          <table:table-cell table:formula="of:=IF(AND([$'Compétences validées trim-sem 1'.K32]=&quot;&quot;;[$'Compétences validées trim-sem 2'.K32]=&quot;&quot;;[$'Compétences validées trimestre 3'.K32]=&quot;&quot;);&quot;&quot;;MAX([$'Compétences validées trim-sem 1'.K32];[$'Compétences validées trim-sem 2'.K32];[$'Compétences validées trimestre 3'.K32]))">
            <text:p/>
          </table:table-cell>
          <table:table-cell table:formula="of:=IF(AND([$'Compétences validées trim-sem 1'.L32]=&quot;&quot;;[$'Compétences validées trim-sem 2'.L32]=&quot;&quot;;[$'Compétences validées trimestre 3'.L32]=&quot;&quot;);&quot;&quot;;MAX([$'Compétences validées trim-sem 1'.L32];[$'Compétences validées trim-sem 2'.L32];[$'Compétences validées trimestre 3'.L32]))">
            <text:p/>
          </table:table-cell>
          <table:table-cell table:formula="of:=IF(AND([$'Compétences validées trim-sem 1'.M32]=&quot;&quot;;[$'Compétences validées trim-sem 2'.M32]=&quot;&quot;;[$'Compétences validées trimestre 3'.M32]=&quot;&quot;);&quot;&quot;;MAX([$'Compétences validées trim-sem 1'.M32];[$'Compétences validées trim-sem 2'.M32];[$'Compétences validées trimestre 3'.M32]))">
            <text:p/>
          </table:table-cell>
          <table:table-cell table:formula="of:=IF(AND([$'Compétences validées trim-sem 1'.N32]=&quot;&quot;;[$'Compétences validées trim-sem 2'.N32]=&quot;&quot;;[$'Compétences validées trimestre 3'.N32]=&quot;&quot;);&quot;&quot;;MAX([$'Compétences validées trim-sem 1'.N32];[$'Compétences validées trim-sem 2'.N32];[$'Compétences validées trimestre 3'.N32]))">
            <text:p/>
          </table:table-cell>
          <table:table-cell table:formula="of:=IF(AND([$'Compétences validées trim-sem 1'.O32]=&quot;&quot;;[$'Compétences validées trim-sem 2'.O32]=&quot;&quot;;[$'Compétences validées trimestre 3'.O32]=&quot;&quot;);&quot;&quot;;MAX([$'Compétences validées trim-sem 1'.O32];[$'Compétences validées trim-sem 2'.O32];[$'Compétences validées trimestre 3'.O32]))">
            <text:p/>
          </table:table-cell>
          <table:table-cell table:formula="of:=IF(AND([$'Compétences validées trim-sem 1'.P32]=&quot;&quot;;[$'Compétences validées trim-sem 2'.P32]=&quot;&quot;;[$'Compétences validées trimestre 3'.P32]=&quot;&quot;);&quot;&quot;;MAX([$'Compétences validées trim-sem 1'.P32];[$'Compétences validées trim-sem 2'.P32];[$'Compétences validées trimestre 3'.P32]))">
            <text:p/>
          </table:table-cell>
          <table:table-cell table:formula="of:=IF(AND([$'Compétences validées trim-sem 1'.Q32]=&quot;&quot;;[$'Compétences validées trim-sem 2'.Q32]=&quot;&quot;;[$'Compétences validées trimestre 3'.Q32]=&quot;&quot;);&quot;&quot;;MAX([$'Compétences validées trim-sem 1'.Q32];[$'Compétences validées trim-sem 2'.Q32];[$'Compétences validées trimestre 3'.Q32]))">
            <text:p/>
          </table:table-cell>
          <table:table-cell table:formula="of:=IF(AND([$'Compétences validées trim-sem 1'.R32]=&quot;&quot;;[$'Compétences validées trim-sem 2'.R32]=&quot;&quot;;[$'Compétences validées trimestre 3'.R32]=&quot;&quot;);&quot;&quot;;MAX([$'Compétences validées trim-sem 1'.R32];[$'Compétences validées trim-sem 2'.R32];[$'Compétences validées trimestre 3'.R32]))">
            <text:p/>
          </table:table-cell>
          <table:table-cell table:formula="of:=IF(AND([$'Compétences validées trim-sem 1'.S32]=&quot;&quot;;[$'Compétences validées trim-sem 2'.S32]=&quot;&quot;;[$'Compétences validées trimestre 3'.S32]=&quot;&quot;);&quot;&quot;;MAX([$'Compétences validées trim-sem 1'.S32];[$'Compétences validées trim-sem 2'.S32];[$'Compétences validées trimestre 3'.S32]))">
            <text:p/>
          </table:table-cell>
          <table:table-cell table:formula="of:=IF(AND([$'Compétences validées trim-sem 1'.T32]=&quot;&quot;;[$'Compétences validées trim-sem 2'.T32]=&quot;&quot;;[$'Compétences validées trimestre 3'.T32]=&quot;&quot;);&quot;&quot;;MAX([$'Compétences validées trim-sem 1'.T32];[$'Compétences validées trim-sem 2'.T32];[$'Compétences validées trimestre 3'.T32]))">
            <text:p/>
          </table:table-cell>
          <table:table-cell table:formula="of:=IF(AND([$'Compétences validées trim-sem 1'.U32]=&quot;&quot;;[$'Compétences validées trim-sem 2'.U32]=&quot;&quot;;[$'Compétences validées trimestre 3'.U32]=&quot;&quot;);&quot;&quot;;MAX([$'Compétences validées trim-sem 1'.U32];[$'Compétences validées trim-sem 2'.U32];[$'Compétences validées trimestre 3'.U32]))">
            <text:p/>
          </table:table-cell>
          <table:table-cell table:formula="of:=IF(AND([$'Compétences validées trim-sem 1'.V32]=&quot;&quot;;[$'Compétences validées trim-sem 2'.V32]=&quot;&quot;;[$'Compétences validées trimestre 3'.V32]=&quot;&quot;);&quot;&quot;;MAX([$'Compétences validées trim-sem 1'.V32];[$'Compétences validées trim-sem 2'.V32];[$'Compétences validées trimestre 3'.V32]))">
            <text:p/>
          </table:table-cell>
          <table:table-cell table:formula="of:=IF(AND([$'Compétences validées trim-sem 1'.W32]=&quot;&quot;;[$'Compétences validées trim-sem 2'.W32]=&quot;&quot;;[$'Compétences validées trimestre 3'.W32]=&quot;&quot;);&quot;&quot;;MAX([$'Compétences validées trim-sem 1'.W32];[$'Compétences validées trim-sem 2'.W32];[$'Compétences validées trimestre 3'.W32]))">
            <text:p/>
          </table:table-cell>
          <table:table-cell table:formula="of:=IF(AND([$'Compétences validées trim-sem 1'.X32]=&quot;&quot;;[$'Compétences validées trim-sem 2'.X32]=&quot;&quot;;[$'Compétences validées trimestre 3'.X32]=&quot;&quot;);&quot;&quot;;MAX([$'Compétences validées trim-sem 1'.X32];[$'Compétences validées trim-sem 2'.X32];[$'Compétences validées trimestre 3'.X32]))">
            <text:p/>
          </table:table-cell>
          <table:table-cell table:formula="of:=IF(AND([$'Compétences validées trim-sem 1'.Y32]=&quot;&quot;;[$'Compétences validées trim-sem 2'.Y32]=&quot;&quot;;[$'Compétences validées trimestre 3'.Y32]=&quot;&quot;);&quot;&quot;;MAX([$'Compétences validées trim-sem 1'.Y32];[$'Compétences validées trim-sem 2'.Y32];[$'Compétences validées trimestre 3'.Y32]))">
            <text:p/>
          </table:table-cell>
          <table:table-cell table:formula="of:=IF(AND([$'Compétences validées trim-sem 1'.Z32]=&quot;&quot;;[$'Compétences validées trim-sem 2'.Z32]=&quot;&quot;;[$'Compétences validées trimestre 3'.Z32]=&quot;&quot;);&quot;&quot;;MAX([$'Compétences validées trim-sem 1'.Z32];[$'Compétences validées trim-sem 2'.Z32];[$'Compétences validées trimestre 3'.Z32]))">
            <text:p/>
          </table:table-cell>
          <table:table-cell table:formula="of:=IF(AND([$'Compétences validées trim-sem 1'.AA32]=&quot;&quot;;[$'Compétences validées trim-sem 2'.AA32]=&quot;&quot;;[$'Compétences validées trimestre 3'.AA32]=&quot;&quot;);&quot;&quot;;MAX([$'Compétences validées trim-sem 1'.AA32];[$'Compétences validées trim-sem 2'.AA32];[$'Compétences validées trimestre 3'.AA32]))">
            <text:p/>
          </table:table-cell>
          <table:table-cell table:formula="of:=IF(AND([$'Compétences validées trim-sem 1'.AB32]=&quot;&quot;;[$'Compétences validées trim-sem 2'.AB32]=&quot;&quot;;[$'Compétences validées trimestre 3'.AB32]=&quot;&quot;);&quot;&quot;;MAX([$'Compétences validées trim-sem 1'.AB32];[$'Compétences validées trim-sem 2'.AB32];[$'Compétences validées trimestre 3'.AB32]))">
            <text:p/>
          </table:table-cell>
          <table:table-cell table:formula="of:=IF(AND([$'Compétences validées trim-sem 1'.AC32]=&quot;&quot;;[$'Compétences validées trim-sem 2'.AC32]=&quot;&quot;;[$'Compétences validées trimestre 3'.AC32]=&quot;&quot;);&quot;&quot;;MAX([$'Compétences validées trim-sem 1'.AC32];[$'Compétences validées trim-sem 2'.AC32];[$'Compétences validées trimestre 3'.AC32]))">
            <text:p/>
          </table:table-cell>
          <table:table-cell table:formula="of:=IF(AND([$'Compétences validées trim-sem 1'.AD32]=&quot;&quot;;[$'Compétences validées trim-sem 2'.AD32]=&quot;&quot;;[$'Compétences validées trimestre 3'.AD32]=&quot;&quot;);&quot;&quot;;MAX([$'Compétences validées trim-sem 1'.AD32];[$'Compétences validées trim-sem 2'.AD32];[$'Compétences validées trimestre 3'.AD32]))">
            <text:p/>
          </table:table-cell>
          <table:table-cell table:formula="of:=IF(AND([$'Compétences validées trim-sem 1'.AE32]=&quot;&quot;;[$'Compétences validées trim-sem 2'.AE32]=&quot;&quot;;[$'Compétences validées trimestre 3'.AE32]=&quot;&quot;);&quot;&quot;;MAX([$'Compétences validées trim-sem 1'.AE32];[$'Compétences validées trim-sem 2'.AE32];[$'Compétences validées trimestre 3'.AE32]))">
            <text:p/>
          </table:table-cell>
          <table:table-cell table:formula="of:=IF(AND([$'Compétences validées trim-sem 1'.AF32]=&quot;&quot;;[$'Compétences validées trim-sem 2'.AF32]=&quot;&quot;;[$'Compétences validées trimestre 3'.AF32]=&quot;&quot;);&quot;&quot;;MAX([$'Compétences validées trim-sem 1'.AF32];[$'Compétences validées trim-sem 2'.AF32];[$'Compétences validées trimestre 3'.AF32]))">
            <text:p/>
          </table:table-cell>
          <table:table-cell table:formula="of:=IF(AND([$'Compétences validées trim-sem 1'.AG32]=&quot;&quot;;[$'Compétences validées trim-sem 2'.AG32]=&quot;&quot;;[$'Compétences validées trimestre 3'.AG32]=&quot;&quot;);&quot;&quot;;MAX([$'Compétences validées trim-sem 1'.AG32];[$'Compétences validées trim-sem 2'.AG32];[$'Compétences validées trimestre 3'.AG32]))">
            <text:p/>
          </table:table-cell>
          <table:table-cell table:formula="of:=IF(AND([$'Compétences validées trim-sem 1'.AH32]=&quot;&quot;;[$'Compétences validées trim-sem 2'.AH32]=&quot;&quot;;[$'Compétences validées trimestre 3'.AH32]=&quot;&quot;);&quot;&quot;;MAX([$'Compétences validées trim-sem 1'.AH32];[$'Compétences validées trim-sem 2'.AH32];[$'Compétences validées trimestre 3'.AH32]))">
            <text:p/>
          </table:table-cell>
          <table:table-cell table:formula="of:=IF(AND([$'Compétences validées trim-sem 1'.AI32]=&quot;&quot;;[$'Compétences validées trim-sem 2'.AI32]=&quot;&quot;;[$'Compétences validées trimestre 3'.AI32]=&quot;&quot;);&quot;&quot;;MAX([$'Compétences validées trim-sem 1'.AI32];[$'Compétences validées trim-sem 2'.AI32];[$'Compétences validées trimestre 3'.AI32]))">
            <text:p/>
          </table:table-cell>
          <table:table-cell table:formula="of:=IF(AND([$'Compétences validées trim-sem 1'.AJ32]=&quot;&quot;;[$'Compétences validées trim-sem 2'.AJ32]=&quot;&quot;;[$'Compétences validées trimestre 3'.AJ32]=&quot;&quot;);&quot;&quot;;MAX([$'Compétences validées trim-sem 1'.AJ32];[$'Compétences validées trim-sem 2'.AJ32];[$'Compétences validées trimestre 3'.AJ32]))">
            <text:p/>
          </table:table-cell>
          <table:table-cell table:formula="of:=IF(AND([$'Compétences validées trim-sem 1'.AK32]=&quot;&quot;;[$'Compétences validées trim-sem 2'.AK32]=&quot;&quot;;[$'Compétences validées trimestre 3'.AK32]=&quot;&quot;);&quot;&quot;;MAX([$'Compétences validées trim-sem 1'.AK32];[$'Compétences validées trim-sem 2'.AK32];[$'Compétences validées trimestre 3'.AK32]))">
            <text:p/>
          </table:table-cell>
          <table:table-cell table:formula="of:=IF(AND([$'Compétences validées trim-sem 1'.AL32]=&quot;&quot;;[$'Compétences validées trim-sem 2'.AL32]=&quot;&quot;;[$'Compétences validées trimestre 3'.AL32]=&quot;&quot;);&quot;&quot;;MAX([$'Compétences validées trim-sem 1'.AL32];[$'Compétences validées trim-sem 2'.AL32];[$'Compétences validées trimestre 3'.AL32]))">
            <text:p/>
          </table:table-cell>
          <table:table-cell table:formula="of:=IF(AND([$'Compétences validées trim-sem 1'.AM32]=&quot;&quot;;[$'Compétences validées trim-sem 2'.AM32]=&quot;&quot;;[$'Compétences validées trimestre 3'.AM32]=&quot;&quot;);&quot;&quot;;MAX([$'Compétences validées trim-sem 1'.AM32];[$'Compétences validées trim-sem 2'.AM32];[$'Compétences validées trimestre 3'.AM32]))">
            <text:p/>
          </table:table-cell>
          <table:table-cell table:formula="of:=IF(AND([$'Compétences validées trim-sem 1'.AN32]=&quot;&quot;;[$'Compétences validées trim-sem 2'.AN32]=&quot;&quot;;[$'Compétences validées trimestre 3'.AN32]=&quot;&quot;);&quot;&quot;;MAX([$'Compétences validées trim-sem 1'.AN32];[$'Compétences validées trim-sem 2'.AN32];[$'Compétences validées trimestre 3'.AN32]))">
            <text:p/>
          </table:table-cell>
          <table:table-cell table:formula="of:=IF(AND([$'Compétences validées trim-sem 1'.AO32]=&quot;&quot;;[$'Compétences validées trim-sem 2'.AO32]=&quot;&quot;;[$'Compétences validées trimestre 3'.AO32]=&quot;&quot;);&quot;&quot;;MAX([$'Compétences validées trim-sem 1'.AO32];[$'Compétences validées trim-sem 2'.AO32];[$'Compétences validées trimestre 3'.AO32]))">
            <text:p/>
          </table:table-cell>
          <table:table-cell table:formula="of:=IF(AND([$'Compétences validées trim-sem 1'.AP32]=&quot;&quot;;[$'Compétences validées trim-sem 2'.AP32]=&quot;&quot;;[$'Compétences validées trimestre 3'.AP32]=&quot;&quot;);&quot;&quot;;MAX([$'Compétences validées trim-sem 1'.AP32];[$'Compétences validées trim-sem 2'.AP32];[$'Compétences validées trimestre 3'.AP32]))">
            <text:p/>
          </table:table-cell>
          <table:table-cell table:formula="of:=IF(AND([$'Compétences validées trim-sem 1'.AQ32]=&quot;&quot;;[$'Compétences validées trim-sem 2'.AQ32]=&quot;&quot;;[$'Compétences validées trimestre 3'.AQ32]=&quot;&quot;);&quot;&quot;;MAX([$'Compétences validées trim-sem 1'.AQ32];[$'Compétences validées trim-sem 2'.AQ32];[$'Compétences validées trimestre 3'.AQ32]))">
            <text:p/>
          </table:table-cell>
          <table:table-cell table:formula="of:=IF(AND([$'Compétences validées trim-sem 1'.AR32]=&quot;&quot;;[$'Compétences validées trim-sem 2'.AR32]=&quot;&quot;;[$'Compétences validées trimestre 3'.AR32]=&quot;&quot;);&quot;&quot;;MAX([$'Compétences validées trim-sem 1'.AR32];[$'Compétences validées trim-sem 2'.AR32];[$'Compétences validées trimestre 3'.AR32]))">
            <text:p/>
          </table:table-cell>
          <table:table-cell table:formula="of:=IF(AND([$'Compétences validées trim-sem 1'.AS32]=&quot;&quot;;[$'Compétences validées trim-sem 2'.AS32]=&quot;&quot;;[$'Compétences validées trimestre 3'.AS32]=&quot;&quot;);&quot;&quot;;MAX([$'Compétences validées trim-sem 1'.AS32];[$'Compétences validées trim-sem 2'.AS32];[$'Compétences validées trimestre 3'.AS32]))">
            <text:p/>
          </table:table-cell>
          <table:table-cell table:formula="of:=IF(AND([$'Compétences validées trim-sem 1'.AT32]=&quot;&quot;;[$'Compétences validées trim-sem 2'.AT32]=&quot;&quot;;[$'Compétences validées trimestre 3'.AT32]=&quot;&quot;);&quot;&quot;;MAX([$'Compétences validées trim-sem 1'.AT32];[$'Compétences validées trim-sem 2'.AT32];[$'Compétences validées trimestre 3'.AT32]))">
            <text:p/>
          </table:table-cell>
          <table:table-cell table:formula="of:=IF(AND([$'Compétences validées trim-sem 1'.AU32]=&quot;&quot;;[$'Compétences validées trim-sem 2'.AU32]=&quot;&quot;;[$'Compétences validées trimestre 3'.AU32]=&quot;&quot;);&quot;&quot;;MAX([$'Compétences validées trim-sem 1'.AU32];[$'Compétences validées trim-sem 2'.AU32];[$'Compétences validées trimestre 3'.AU32]))">
            <text:p/>
          </table:table-cell>
          <table:table-cell table:formula="of:=IF(AND([$'Compétences validées trim-sem 1'.AV32]=&quot;&quot;;[$'Compétences validées trim-sem 2'.AV32]=&quot;&quot;;[$'Compétences validées trimestre 3'.AV32]=&quot;&quot;);&quot;&quot;;MAX([$'Compétences validées trim-sem 1'.AV32];[$'Compétences validées trim-sem 2'.AV32];[$'Compétences validées trimestre 3'.AV32]))">
            <text:p/>
          </table:table-cell>
          <table:table-cell table:formula="of:=IF(AND([$'Compétences validées trim-sem 1'.AW32]=&quot;&quot;;[$'Compétences validées trim-sem 2'.AW32]=&quot;&quot;;[$'Compétences validées trimestre 3'.AW32]=&quot;&quot;);&quot;&quot;;MAX([$'Compétences validées trim-sem 1'.AW32];[$'Compétences validées trim-sem 2'.AW32];[$'Compétences validées trimestre 3'.AW32]))">
            <text:p/>
          </table:table-cell>
          <table:table-cell table:formula="of:=IF(AND([$'Compétences validées trim-sem 1'.AX32]=&quot;&quot;;[$'Compétences validées trim-sem 2'.AX32]=&quot;&quot;;[$'Compétences validées trimestre 3'.AX32]=&quot;&quot;);&quot;&quot;;MAX([$'Compétences validées trim-sem 1'.AX32];[$'Compétences validées trim-sem 2'.AX32];[$'Compétences validées trimestre 3'.AX32]))">
            <text:p/>
          </table:table-cell>
          <table:table-cell table:formula="of:=IF(AND([$'Compétences validées trim-sem 1'.AY32]=&quot;&quot;;[$'Compétences validées trim-sem 2'.AY32]=&quot;&quot;;[$'Compétences validées trimestre 3'.AY32]=&quot;&quot;);&quot;&quot;;MAX([$'Compétences validées trim-sem 1'.AY32];[$'Compétences validées trim-sem 2'.AY32];[$'Compétences validées trimestre 3'.AY32]))">
            <text:p/>
          </table:table-cell>
          <table:table-cell table:formula="of:=IF(AND([$'Compétences validées trim-sem 1'.AZ32]=&quot;&quot;;[$'Compétences validées trim-sem 2'.AZ32]=&quot;&quot;;[$'Compétences validées trimestre 3'.AZ32]=&quot;&quot;);&quot;&quot;;MAX([$'Compétences validées trim-sem 1'.AZ32];[$'Compétences validées trim-sem 2'.AZ32];[$'Compétences validées trimestre 3'.AZ32]))">
            <text:p/>
          </table:table-cell>
          <table:table-cell table:formula="of:=IF(AND([$'Compétences validées trim-sem 1'.BA32]=&quot;&quot;;[$'Compétences validées trim-sem 2'.BA32]=&quot;&quot;;[$'Compétences validées trimestre 3'.BA32]=&quot;&quot;);&quot;&quot;;MAX([$'Compétences validées trim-sem 1'.BA32];[$'Compétences validées trim-sem 2'.BA32];[$'Compétences validées trimestre 3'.BA32]))">
            <text:p/>
          </table:table-cell>
          <table:table-cell table:formula="of:=IF(AND([$'Compétences validées trim-sem 1'.BB32]=&quot;&quot;;[$'Compétences validées trim-sem 2'.BB32]=&quot;&quot;;[$'Compétences validées trimestre 3'.BB32]=&quot;&quot;);&quot;&quot;;MAX([$'Compétences validées trim-sem 1'.BB32];[$'Compétences validées trim-sem 2'.BB32];[$'Compétences validées trimestre 3'.BB32]))">
            <text:p/>
          </table:table-cell>
          <table:table-cell table:formula="of:=IF(AND([$'Compétences validées trim-sem 1'.BC32]=&quot;&quot;;[$'Compétences validées trim-sem 2'.BC32]=&quot;&quot;;[$'Compétences validées trimestre 3'.BC32]=&quot;&quot;);&quot;&quot;;MAX([$'Compétences validées trim-sem 1'.BC32];[$'Compétences validées trim-sem 2'.BC32];[$'Compétences validées trimestre 3'.BC32]))">
            <text:p/>
          </table:table-cell>
          <table:table-cell table:formula="of:=IF(AND([$'Compétences validées trim-sem 1'.BD32]=&quot;&quot;;[$'Compétences validées trim-sem 2'.BD32]=&quot;&quot;;[$'Compétences validées trimestre 3'.BD32]=&quot;&quot;);&quot;&quot;;MAX([$'Compétences validées trim-sem 1'.BD32];[$'Compétences validées trim-sem 2'.BD32];[$'Compétences validées trimestre 3'.BD32]))">
            <text:p/>
          </table:table-cell>
          <table:table-cell table:formula="of:=IF(AND([$'Compétences validées trim-sem 1'.BE32]=&quot;&quot;;[$'Compétences validées trim-sem 2'.BE32]=&quot;&quot;;[$'Compétences validées trimestre 3'.BE32]=&quot;&quot;);&quot;&quot;;MAX([$'Compétences validées trim-sem 1'.BE32];[$'Compétences validées trim-sem 2'.BE32];[$'Compétences validées trimestre 3'.BE32]))">
            <text:p/>
          </table:table-cell>
          <table:table-cell table:formula="of:=IF(AND([$'Compétences validées trim-sem 1'.BF32]=&quot;&quot;;[$'Compétences validées trim-sem 2'.BF32]=&quot;&quot;;[$'Compétences validées trimestre 3'.BF32]=&quot;&quot;);&quot;&quot;;MAX([$'Compétences validées trim-sem 1'.BF32];[$'Compétences validées trim-sem 2'.BF32];[$'Compétences validées trimestre 3'.BF32]))">
            <text:p/>
          </table:table-cell>
          <table:table-cell table:formula="of:=IF(AND([$'Compétences validées trim-sem 1'.BG32]=&quot;&quot;;[$'Compétences validées trim-sem 2'.BG32]=&quot;&quot;;[$'Compétences validées trimestre 3'.BG32]=&quot;&quot;);&quot;&quot;;MAX([$'Compétences validées trim-sem 1'.BG32];[$'Compétences validées trim-sem 2'.BG32];[$'Compétences validées trimestre 3'.BG32]))">
            <text:p/>
          </table:table-cell>
          <table:table-cell table:formula="of:=IF(AND([$'Compétences validées trim-sem 1'.BH32]=&quot;&quot;;[$'Compétences validées trim-sem 2'.BH32]=&quot;&quot;;[$'Compétences validées trimestre 3'.BH32]=&quot;&quot;);&quot;&quot;;MAX([$'Compétences validées trim-sem 1'.BH32];[$'Compétences validées trim-sem 2'.BH32];[$'Compétences validées trimestre 3'.BH32]))">
            <text:p/>
          </table:table-cell>
          <table:table-cell table:formula="of:=IF(AND([$'Compétences validées trim-sem 1'.BI32]=&quot;&quot;;[$'Compétences validées trim-sem 2'.BI32]=&quot;&quot;;[$'Compétences validées trimestre 3'.BI32]=&quot;&quot;);&quot;&quot;;MAX([$'Compétences validées trim-sem 1'.BI32];[$'Compétences validées trim-sem 2'.BI32];[$'Compétences validées trimestre 3'.BI32]))">
            <text:p/>
          </table:table-cell>
          <table:table-cell table:formula="of:=IF(AND([$'Compétences validées trim-sem 1'.BJ32]=&quot;&quot;;[$'Compétences validées trim-sem 2'.BJ32]=&quot;&quot;;[$'Compétences validées trimestre 3'.BJ32]=&quot;&quot;);&quot;&quot;;MAX([$'Compétences validées trim-sem 1'.BJ32];[$'Compétences validées trim-sem 2'.BJ32];[$'Compétences validées trimestre 3'.BJ32]))">
            <text:p/>
          </table:table-cell>
          <table:table-cell table:formula="of:=IF(AND([$'Compétences validées trim-sem 1'.BK32]=&quot;&quot;;[$'Compétences validées trim-sem 2'.BK32]=&quot;&quot;;[$'Compétences validées trimestre 3'.BK32]=&quot;&quot;);&quot;&quot;;MAX([$'Compétences validées trim-sem 1'.BK32];[$'Compétences validées trim-sem 2'.BK32];[$'Compétences validées trimestre 3'.BK32]))">
            <text:p/>
          </table:table-cell>
          <table:table-cell table:formula="of:=IF(AND([$'Compétences validées trim-sem 1'.BL32]=&quot;&quot;;[$'Compétences validées trim-sem 2'.BL32]=&quot;&quot;;[$'Compétences validées trimestre 3'.BL32]=&quot;&quot;);&quot;&quot;;MAX([$'Compétences validées trim-sem 1'.BL32];[$'Compétences validées trim-sem 2'.BL32];[$'Compétences validées trimestre 3'.BL32]))">
            <text:p/>
          </table:table-cell>
          <table:table-cell table:formula="of:=IF(AND([$'Compétences validées trim-sem 1'.BM32]=&quot;&quot;;[$'Compétences validées trim-sem 2'.BM32]=&quot;&quot;;[$'Compétences validées trimestre 3'.BM32]=&quot;&quot;);&quot;&quot;;MAX([$'Compétences validées trim-sem 1'.BM32];[$'Compétences validées trim-sem 2'.BM32];[$'Compétences validées trimestre 3'.BM32]))">
            <text:p/>
          </table:table-cell>
          <table:table-cell table:formula="of:=IF(AND([$'Compétences validées trim-sem 1'.BN32]=&quot;&quot;;[$'Compétences validées trim-sem 2'.BN32]=&quot;&quot;;[$'Compétences validées trimestre 3'.BN32]=&quot;&quot;);&quot;&quot;;MAX([$'Compétences validées trim-sem 1'.BN32];[$'Compétences validées trim-sem 2'.BN32];[$'Compétences validées trimestre 3'.BN32]))">
            <text:p/>
          </table:table-cell>
          <table:table-cell table:formula="of:=IF(AND([$'Compétences validées trim-sem 1'.BO32]=&quot;&quot;;[$'Compétences validées trim-sem 2'.BO32]=&quot;&quot;;[$'Compétences validées trimestre 3'.BO32]=&quot;&quot;);&quot;&quot;;MAX([$'Compétences validées trim-sem 1'.BO32];[$'Compétences validées trim-sem 2'.BO32];[$'Compétences validées trimestre 3'.BO32]))">
            <text:p/>
          </table:table-cell>
          <table:table-cell table:formula="of:=IF(AND([$'Compétences validées trim-sem 1'.BP32]=&quot;&quot;;[$'Compétences validées trim-sem 2'.BP32]=&quot;&quot;;[$'Compétences validées trimestre 3'.BP32]=&quot;&quot;);&quot;&quot;;MAX([$'Compétences validées trim-sem 1'.BP32];[$'Compétences validées trim-sem 2'.BP32];[$'Compétences validées trimestre 3'.BP32]))">
            <text:p/>
          </table:table-cell>
          <table:table-cell table:formula="of:=IF(AND([$'Compétences validées trim-sem 1'.BQ32]=&quot;&quot;;[$'Compétences validées trim-sem 2'.BQ32]=&quot;&quot;;[$'Compétences validées trimestre 3'.BQ32]=&quot;&quot;);&quot;&quot;;MAX([$'Compétences validées trim-sem 1'.BQ32];[$'Compétences validées trim-sem 2'.BQ32];[$'Compétences validées trimestre 3'.BQ32]))">
            <text:p/>
          </table:table-cell>
          <table:table-cell table:formula="of:=IF(AND([$'Compétences validées trim-sem 1'.BR32]=&quot;&quot;;[$'Compétences validées trim-sem 2'.BR32]=&quot;&quot;;[$'Compétences validées trimestre 3'.BR32]=&quot;&quot;);&quot;&quot;;MAX([$'Compétences validées trim-sem 1'.BR32];[$'Compétences validées trim-sem 2'.BR32];[$'Compétences validées trimestre 3'.BR32]))">
            <text:p/>
          </table:table-cell>
          <table:table-cell table:formula="of:=IF(AND([$'Compétences validées trim-sem 1'.BS32]=&quot;&quot;;[$'Compétences validées trim-sem 2'.BS32]=&quot;&quot;;[$'Compétences validées trimestre 3'.BS32]=&quot;&quot;);&quot;&quot;;MAX([$'Compétences validées trim-sem 1'.BS32];[$'Compétences validées trim-sem 2'.BS32];[$'Compétences validées trimestre 3'.BS32]))">
            <text:p/>
          </table:table-cell>
          <table:table-cell table:formula="of:=IF(AND([$'Compétences validées trim-sem 1'.BT32]=&quot;&quot;;[$'Compétences validées trim-sem 2'.BT32]=&quot;&quot;;[$'Compétences validées trimestre 3'.BT32]=&quot;&quot;);&quot;&quot;;MAX([$'Compétences validées trim-sem 1'.BT32];[$'Compétences validées trim-sem 2'.BT32];[$'Compétences validées trimestre 3'.BT32]))">
            <text:p/>
          </table:table-cell>
          <table:table-cell table:formula="of:=IF(AND([$'Compétences validées trim-sem 1'.BU32]=&quot;&quot;;[$'Compétences validées trim-sem 2'.BU32]=&quot;&quot;;[$'Compétences validées trimestre 3'.BU32]=&quot;&quot;);&quot;&quot;;MAX([$'Compétences validées trim-sem 1'.BU32];[$'Compétences validées trim-sem 2'.BU32];[$'Compétences validées trimestre 3'.BU32]))">
            <text:p/>
          </table:table-cell>
          <table:table-cell table:formula="of:=IF(AND([$'Compétences validées trim-sem 1'.BV32]=&quot;&quot;;[$'Compétences validées trim-sem 2'.BV32]=&quot;&quot;;[$'Compétences validées trimestre 3'.BV32]=&quot;&quot;);&quot;&quot;;MAX([$'Compétences validées trim-sem 1'.BV32];[$'Compétences validées trim-sem 2'.BV32];[$'Compétences validées trimestre 3'.BV32]))">
            <text:p/>
          </table:table-cell>
          <table:table-cell table:formula="of:=IF(AND([$'Compétences validées trim-sem 1'.BW32]=&quot;&quot;;[$'Compétences validées trim-sem 2'.BW32]=&quot;&quot;;[$'Compétences validées trimestre 3'.BW32]=&quot;&quot;);&quot;&quot;;MAX([$'Compétences validées trim-sem 1'.BW32];[$'Compétences validées trim-sem 2'.BW32];[$'Compétences validées trimestre 3'.BW32]))">
            <text:p/>
          </table:table-cell>
          <table:table-cell table:formula="of:=IF(AND([$'Compétences validées trim-sem 1'.BX32]=&quot;&quot;;[$'Compétences validées trim-sem 2'.BX32]=&quot;&quot;;[$'Compétences validées trimestre 3'.BX32]=&quot;&quot;);&quot;&quot;;MAX([$'Compétences validées trim-sem 1'.BX32];[$'Compétences validées trim-sem 2'.BX32];[$'Compétences validées trimestre 3'.BX32]))">
            <text:p/>
          </table:table-cell>
          <table:table-cell table:formula="of:=IF(AND([$'Compétences validées trim-sem 1'.BY32]=&quot;&quot;;[$'Compétences validées trim-sem 2'.BY32]=&quot;&quot;;[$'Compétences validées trimestre 3'.BY32]=&quot;&quot;);&quot;&quot;;MAX([$'Compétences validées trim-sem 1'.BY32];[$'Compétences validées trim-sem 2'.BY32];[$'Compétences validées trimestre 3'.BY32]))">
            <text:p/>
          </table:table-cell>
          <table:table-cell table:formula="of:=IF(AND([$'Compétences validées trim-sem 1'.BZ32]=&quot;&quot;;[$'Compétences validées trim-sem 2'.BZ32]=&quot;&quot;;[$'Compétences validées trimestre 3'.BZ32]=&quot;&quot;);&quot;&quot;;MAX([$'Compétences validées trim-sem 1'.BZ32];[$'Compétences validées trim-sem 2'.BZ32];[$'Compétences validées trimestre 3'.BZ32]))">
            <text:p/>
          </table:table-cell>
          <table:table-cell table:formula="of:=IF(AND([$'Compétences validées trim-sem 1'.CA32]=&quot;&quot;;[$'Compétences validées trim-sem 2'.CA32]=&quot;&quot;;[$'Compétences validées trimestre 3'.CA32]=&quot;&quot;);&quot;&quot;;MAX([$'Compétences validées trim-sem 1'.CA32];[$'Compétences validées trim-sem 2'.CA32];[$'Compétences validées trimestre 3'.CA32]))">
            <text:p/>
          </table:table-cell>
          <table:table-cell table:formula="of:=IF(AND([$'Compétences validées trim-sem 1'.CB32]=&quot;&quot;;[$'Compétences validées trim-sem 2'.CB32]=&quot;&quot;;[$'Compétences validées trimestre 3'.CB32]=&quot;&quot;);&quot;&quot;;MAX([$'Compétences validées trim-sem 1'.CB32];[$'Compétences validées trim-sem 2'.CB32];[$'Compétences validées trimestre 3'.CB32]))">
            <text:p/>
          </table:table-cell>
          <table:table-cell table:formula="of:=IF(AND([$'Compétences validées trim-sem 1'.CC32]=&quot;&quot;;[$'Compétences validées trim-sem 2'.CC32]=&quot;&quot;;[$'Compétences validées trimestre 3'.CC32]=&quot;&quot;);&quot;&quot;;MAX([$'Compétences validées trim-sem 1'.CC32];[$'Compétences validées trim-sem 2'.CC32];[$'Compétences validées trimestre 3'.CC32]))">
            <text:p/>
          </table:table-cell>
          <table:table-cell table:formula="of:=IF(AND([$'Compétences validées trim-sem 1'.CD32]=&quot;&quot;;[$'Compétences validées trim-sem 2'.CD32]=&quot;&quot;;[$'Compétences validées trimestre 3'.CD32]=&quot;&quot;);&quot;&quot;;MAX([$'Compétences validées trim-sem 1'.CD32];[$'Compétences validées trim-sem 2'.CD32];[$'Compétences validées trimestre 3'.CD32]))">
            <text:p/>
          </table:table-cell>
          <table:table-cell table:formula="of:=IF(AND([$'Compétences validées trim-sem 1'.CE32]=&quot;&quot;;[$'Compétences validées trim-sem 2'.CE32]=&quot;&quot;;[$'Compétences validées trimestre 3'.CE32]=&quot;&quot;);&quot;&quot;;MAX([$'Compétences validées trim-sem 1'.CE32];[$'Compétences validées trim-sem 2'.CE32];[$'Compétences validées trimestre 3'.CE32]))">
            <text:p/>
          </table:table-cell>
          <table:table-cell table:formula="of:=IF(AND([$'Compétences validées trim-sem 1'.CF32]=&quot;&quot;;[$'Compétences validées trim-sem 2'.CF32]=&quot;&quot;;[$'Compétences validées trimestre 3'.CF32]=&quot;&quot;);&quot;&quot;;MAX([$'Compétences validées trim-sem 1'.CF32];[$'Compétences validées trim-sem 2'.CF32];[$'Compétences validées trimestre 3'.CF32]))">
            <text:p/>
          </table:table-cell>
          <table:table-cell table:formula="of:=IF(AND([$'Compétences validées trim-sem 1'.CG32]=&quot;&quot;;[$'Compétences validées trim-sem 2'.CG32]=&quot;&quot;;[$'Compétences validées trimestre 3'.CG32]=&quot;&quot;);&quot;&quot;;MAX([$'Compétences validées trim-sem 1'.CG32];[$'Compétences validées trim-sem 2'.CG32];[$'Compétences validées trimestre 3'.CG32]))">
            <text:p/>
          </table:table-cell>
          <table:table-cell table:formula="of:=IF(AND([$'Compétences validées trim-sem 1'.CH32]=&quot;&quot;;[$'Compétences validées trim-sem 2'.CH32]=&quot;&quot;;[$'Compétences validées trimestre 3'.CH32]=&quot;&quot;);&quot;&quot;;MAX([$'Compétences validées trim-sem 1'.CH32];[$'Compétences validées trim-sem 2'.CH32];[$'Compétences validées trimestre 3'.CH32]))">
            <text:p/>
          </table:table-cell>
          <table:table-cell table:formula="of:=IF(AND([$'Compétences validées trim-sem 1'.CI32]=&quot;&quot;;[$'Compétences validées trim-sem 2'.CI32]=&quot;&quot;;[$'Compétences validées trimestre 3'.CI32]=&quot;&quot;);&quot;&quot;;MAX([$'Compétences validées trim-sem 1'.CI32];[$'Compétences validées trim-sem 2'.CI32];[$'Compétences validées trimestre 3'.CI32]))">
            <text:p/>
          </table:table-cell>
          <table:table-cell table:formula="of:=IF(AND([$'Compétences validées trim-sem 1'.CJ32]=&quot;&quot;;[$'Compétences validées trim-sem 2'.CJ32]=&quot;&quot;;[$'Compétences validées trimestre 3'.CJ32]=&quot;&quot;);&quot;&quot;;MAX([$'Compétences validées trim-sem 1'.CJ32];[$'Compétences validées trim-sem 2'.CJ32];[$'Compétences validées trimestre 3'.CJ32]))">
            <text:p/>
          </table:table-cell>
          <table:table-cell table:formula="of:=IF(AND([$'Compétences validées trim-sem 1'.CK32]=&quot;&quot;;[$'Compétences validées trim-sem 2'.CK32]=&quot;&quot;;[$'Compétences validées trimestre 3'.CK32]=&quot;&quot;);&quot;&quot;;MAX([$'Compétences validées trim-sem 1'.CK32];[$'Compétences validées trim-sem 2'.CK32];[$'Compétences validées trimestre 3'.CK32]))">
            <text:p/>
          </table:table-cell>
          <table:table-cell table:formula="of:=IF(AND([$'Compétences validées trim-sem 1'.CL32]=&quot;&quot;;[$'Compétences validées trim-sem 2'.CL32]=&quot;&quot;;[$'Compétences validées trimestre 3'.CL32]=&quot;&quot;);&quot;&quot;;MAX([$'Compétences validées trim-sem 1'.CL32];[$'Compétences validées trim-sem 2'.CL32];[$'Compétences validées trimestre 3'.CL32]))">
            <text:p/>
          </table:table-cell>
          <table:table-cell table:formula="of:=IF(AND([$'Compétences validées trim-sem 1'.CM32]=&quot;&quot;;[$'Compétences validées trim-sem 2'.CM32]=&quot;&quot;;[$'Compétences validées trimestre 3'.CM32]=&quot;&quot;);&quot;&quot;;MAX([$'Compétences validées trim-sem 1'.CM32];[$'Compétences validées trim-sem 2'.CM32];[$'Compétences validées trimestre 3'.CM32]))">
            <text:p/>
          </table:table-cell>
          <table:table-cell table:formula="of:=IF(AND([$'Compétences validées trim-sem 1'.CN32]=&quot;&quot;;[$'Compétences validées trim-sem 2'.CN32]=&quot;&quot;;[$'Compétences validées trimestre 3'.CN32]=&quot;&quot;);&quot;&quot;;MAX([$'Compétences validées trim-sem 1'.CN32];[$'Compétences validées trim-sem 2'.CN32];[$'Compétences validées trimestre 3'.CN32]))">
            <text:p/>
          </table:table-cell>
          <table:table-cell table:formula="of:=IF(AND([$'Compétences validées trim-sem 1'.CO32]=&quot;&quot;;[$'Compétences validées trim-sem 2'.CO32]=&quot;&quot;;[$'Compétences validées trimestre 3'.CO32]=&quot;&quot;);&quot;&quot;;MAX([$'Compétences validées trim-sem 1'.CO32];[$'Compétences validées trim-sem 2'.CO32];[$'Compétences validées trimestre 3'.CO32]))">
            <text:p/>
          </table:table-cell>
          <table:table-cell table:formula="of:=IF(AND([$'Compétences validées trim-sem 1'.CP32]=&quot;&quot;;[$'Compétences validées trim-sem 2'.CP32]=&quot;&quot;;[$'Compétences validées trimestre 3'.CP32]=&quot;&quot;);&quot;&quot;;MAX([$'Compétences validées trim-sem 1'.CP32];[$'Compétences validées trim-sem 2'.CP32];[$'Compétences validées trimestre 3'.CP32]))">
            <text:p/>
          </table:table-cell>
          <table:table-cell table:formula="of:=IF(AND([$'Compétences validées trim-sem 1'.CQ32]=&quot;&quot;;[$'Compétences validées trim-sem 2'.CQ32]=&quot;&quot;;[$'Compétences validées trimestre 3'.CQ32]=&quot;&quot;);&quot;&quot;;MAX([$'Compétences validées trim-sem 1'.CQ32];[$'Compétences validées trim-sem 2'.CQ32];[$'Compétences validées trimestre 3'.CQ32]))">
            <text:p/>
          </table:table-cell>
          <table:table-cell table:formula="of:=IF(AND([$'Compétences validées trim-sem 1'.CR32]=&quot;&quot;;[$'Compétences validées trim-sem 2'.CR32]=&quot;&quot;;[$'Compétences validées trimestre 3'.CR32]=&quot;&quot;);&quot;&quot;;MAX([$'Compétences validées trim-sem 1'.CR32];[$'Compétences validées trim-sem 2'.CR32];[$'Compétences validées trimestre 3'.CR32]))">
            <text:p/>
          </table:table-cell>
          <table:table-cell table:formula="of:=IF(AND([$'Compétences validées trim-sem 1'.CS32]=&quot;&quot;;[$'Compétences validées trim-sem 2'.CS32]=&quot;&quot;;[$'Compétences validées trimestre 3'.CS32]=&quot;&quot;);&quot;&quot;;MAX([$'Compétences validées trim-sem 1'.CS32];[$'Compétences validées trim-sem 2'.CS32];[$'Compétences validées trimestre 3'.CS32]))">
            <text:p/>
          </table:table-cell>
          <table:table-cell table:formula="of:=IF(AND([$'Compétences validées trim-sem 1'.CT32]=&quot;&quot;;[$'Compétences validées trim-sem 2'.CT32]=&quot;&quot;;[$'Compétences validées trimestre 3'.CT32]=&quot;&quot;);&quot;&quot;;MAX([$'Compétences validées trim-sem 1'.CT32];[$'Compétences validées trim-sem 2'.CT32];[$'Compétences validées trimestre 3'.CT32]))">
            <text:p/>
          </table:table-cell>
          <table:table-cell table:formula="of:=IF(AND([$'Compétences validées trim-sem 1'.CU32]=&quot;&quot;;[$'Compétences validées trim-sem 2'.CU32]=&quot;&quot;;[$'Compétences validées trimestre 3'.CU32]=&quot;&quot;);&quot;&quot;;MAX([$'Compétences validées trim-sem 1'.CU32];[$'Compétences validées trim-sem 2'.CU32];[$'Compétences validées trimestre 3'.CU32]))">
            <text:p/>
          </table:table-cell>
          <table:table-cell table:formula="of:=IF(AND([$'Compétences validées trim-sem 1'.CV32]=&quot;&quot;;[$'Compétences validées trim-sem 2'.CV32]=&quot;&quot;;[$'Compétences validées trimestre 3'.CV32]=&quot;&quot;);&quot;&quot;;MAX([$'Compétences validées trim-sem 1'.CV32];[$'Compétences validées trim-sem 2'.CV32];[$'Compétences validées trimestre 3'.CV32]))">
            <text:p/>
          </table:table-cell>
          <table:table-cell table:formula="of:=IF(AND([$'Compétences validées trim-sem 1'.CW32]=&quot;&quot;;[$'Compétences validées trim-sem 2'.CW32]=&quot;&quot;;[$'Compétences validées trimestre 3'.CW32]=&quot;&quot;);&quot;&quot;;MAX([$'Compétences validées trim-sem 1'.CW32];[$'Compétences validées trim-sem 2'.CW32];[$'Compétences validées trimestre 3'.CW32]))">
            <text:p/>
          </table:table-cell>
          <table:table-cell table:formula="of:=IF(AND([$'Compétences validées trim-sem 1'.CX32]=&quot;&quot;;[$'Compétences validées trim-sem 2'.CX32]=&quot;&quot;;[$'Compétences validées trimestre 3'.CX32]=&quot;&quot;);&quot;&quot;;MAX([$'Compétences validées trim-sem 1'.CX32];[$'Compétences validées trim-sem 2'.CX32];[$'Compétences validées trimestre 3'.CX32]))">
            <text:p/>
          </table:table-cell>
        </table:table-row>
        <table:table-row table:style-name="ro1">
          <table:table-cell office:value-type="string" calcext:value-type="string">
            <text:p>Nom 32</text:p>
          </table:table-cell>
          <table:table-cell office:value-type="string" calcext:value-type="string">
            <text:p>Prénom 32</text:p>
          </table:table-cell>
          <table:table-cell table:formula="of:=IF(AND([$'Compétences validées trim-sem 1'.C33]=&quot;&quot;;[$'Compétences validées trim-sem 2'.C33]=&quot;&quot;;[$'Compétences validées trimestre 3'.C33]=&quot;&quot;);&quot;&quot;;MAX([$'Compétences validées trim-sem 1'.C33];[$'Compétences validées trim-sem 2'.C33];[$'Compétences validées trimestre 3'.C33]))">
            <text:p/>
          </table:table-cell>
          <table:table-cell table:formula="of:=IF(AND([$'Compétences validées trim-sem 1'.D33]=&quot;&quot;;[$'Compétences validées trim-sem 2'.D33]=&quot;&quot;;[$'Compétences validées trimestre 3'.D33]=&quot;&quot;);&quot;&quot;;MAX([$'Compétences validées trim-sem 1'.D33];[$'Compétences validées trim-sem 2'.D33];[$'Compétences validées trimestre 3'.D33]))">
            <text:p/>
          </table:table-cell>
          <table:table-cell table:formula="of:=IF(AND([$'Compétences validées trim-sem 1'.E33]=&quot;&quot;;[$'Compétences validées trim-sem 2'.E33]=&quot;&quot;;[$'Compétences validées trimestre 3'.E33]=&quot;&quot;);&quot;&quot;;MAX([$'Compétences validées trim-sem 1'.E33];[$'Compétences validées trim-sem 2'.E33];[$'Compétences validées trimestre 3'.E33]))">
            <text:p/>
          </table:table-cell>
          <table:table-cell table:formula="of:=IF(AND([$'Compétences validées trim-sem 1'.F33]=&quot;&quot;;[$'Compétences validées trim-sem 2'.F33]=&quot;&quot;;[$'Compétences validées trimestre 3'.F33]=&quot;&quot;);&quot;&quot;;MAX([$'Compétences validées trim-sem 1'.F33];[$'Compétences validées trim-sem 2'.F33];[$'Compétences validées trimestre 3'.F33]))">
            <text:p/>
          </table:table-cell>
          <table:table-cell table:formula="of:=IF(AND([$'Compétences validées trim-sem 1'.G33]=&quot;&quot;;[$'Compétences validées trim-sem 2'.G33]=&quot;&quot;;[$'Compétences validées trimestre 3'.G33]=&quot;&quot;);&quot;&quot;;MAX([$'Compétences validées trim-sem 1'.G33];[$'Compétences validées trim-sem 2'.G33];[$'Compétences validées trimestre 3'.G33]))">
            <text:p/>
          </table:table-cell>
          <table:table-cell table:formula="of:=IF(AND([$'Compétences validées trim-sem 1'.H33]=&quot;&quot;;[$'Compétences validées trim-sem 2'.H33]=&quot;&quot;;[$'Compétences validées trimestre 3'.H33]=&quot;&quot;);&quot;&quot;;MAX([$'Compétences validées trim-sem 1'.H33];[$'Compétences validées trim-sem 2'.H33];[$'Compétences validées trimestre 3'.H33]))">
            <text:p/>
          </table:table-cell>
          <table:table-cell table:formula="of:=IF(AND([$'Compétences validées trim-sem 1'.I33]=&quot;&quot;;[$'Compétences validées trim-sem 2'.I33]=&quot;&quot;;[$'Compétences validées trimestre 3'.I33]=&quot;&quot;);&quot;&quot;;MAX([$'Compétences validées trim-sem 1'.I33];[$'Compétences validées trim-sem 2'.I33];[$'Compétences validées trimestre 3'.I33]))">
            <text:p/>
          </table:table-cell>
          <table:table-cell table:formula="of:=IF(AND([$'Compétences validées trim-sem 1'.J33]=&quot;&quot;;[$'Compétences validées trim-sem 2'.J33]=&quot;&quot;;[$'Compétences validées trimestre 3'.J33]=&quot;&quot;);&quot;&quot;;MAX([$'Compétences validées trim-sem 1'.J33];[$'Compétences validées trim-sem 2'.J33];[$'Compétences validées trimestre 3'.J33]))">
            <text:p/>
          </table:table-cell>
          <table:table-cell table:formula="of:=IF(AND([$'Compétences validées trim-sem 1'.K33]=&quot;&quot;;[$'Compétences validées trim-sem 2'.K33]=&quot;&quot;;[$'Compétences validées trimestre 3'.K33]=&quot;&quot;);&quot;&quot;;MAX([$'Compétences validées trim-sem 1'.K33];[$'Compétences validées trim-sem 2'.K33];[$'Compétences validées trimestre 3'.K33]))">
            <text:p/>
          </table:table-cell>
          <table:table-cell table:formula="of:=IF(AND([$'Compétences validées trim-sem 1'.L33]=&quot;&quot;;[$'Compétences validées trim-sem 2'.L33]=&quot;&quot;;[$'Compétences validées trimestre 3'.L33]=&quot;&quot;);&quot;&quot;;MAX([$'Compétences validées trim-sem 1'.L33];[$'Compétences validées trim-sem 2'.L33];[$'Compétences validées trimestre 3'.L33]))">
            <text:p/>
          </table:table-cell>
          <table:table-cell table:formula="of:=IF(AND([$'Compétences validées trim-sem 1'.M33]=&quot;&quot;;[$'Compétences validées trim-sem 2'.M33]=&quot;&quot;;[$'Compétences validées trimestre 3'.M33]=&quot;&quot;);&quot;&quot;;MAX([$'Compétences validées trim-sem 1'.M33];[$'Compétences validées trim-sem 2'.M33];[$'Compétences validées trimestre 3'.M33]))">
            <text:p/>
          </table:table-cell>
          <table:table-cell table:formula="of:=IF(AND([$'Compétences validées trim-sem 1'.N33]=&quot;&quot;;[$'Compétences validées trim-sem 2'.N33]=&quot;&quot;;[$'Compétences validées trimestre 3'.N33]=&quot;&quot;);&quot;&quot;;MAX([$'Compétences validées trim-sem 1'.N33];[$'Compétences validées trim-sem 2'.N33];[$'Compétences validées trimestre 3'.N33]))">
            <text:p/>
          </table:table-cell>
          <table:table-cell table:formula="of:=IF(AND([$'Compétences validées trim-sem 1'.O33]=&quot;&quot;;[$'Compétences validées trim-sem 2'.O33]=&quot;&quot;;[$'Compétences validées trimestre 3'.O33]=&quot;&quot;);&quot;&quot;;MAX([$'Compétences validées trim-sem 1'.O33];[$'Compétences validées trim-sem 2'.O33];[$'Compétences validées trimestre 3'.O33]))">
            <text:p/>
          </table:table-cell>
          <table:table-cell table:formula="of:=IF(AND([$'Compétences validées trim-sem 1'.P33]=&quot;&quot;;[$'Compétences validées trim-sem 2'.P33]=&quot;&quot;;[$'Compétences validées trimestre 3'.P33]=&quot;&quot;);&quot;&quot;;MAX([$'Compétences validées trim-sem 1'.P33];[$'Compétences validées trim-sem 2'.P33];[$'Compétences validées trimestre 3'.P33]))">
            <text:p/>
          </table:table-cell>
          <table:table-cell table:formula="of:=IF(AND([$'Compétences validées trim-sem 1'.Q33]=&quot;&quot;;[$'Compétences validées trim-sem 2'.Q33]=&quot;&quot;;[$'Compétences validées trimestre 3'.Q33]=&quot;&quot;);&quot;&quot;;MAX([$'Compétences validées trim-sem 1'.Q33];[$'Compétences validées trim-sem 2'.Q33];[$'Compétences validées trimestre 3'.Q33]))">
            <text:p/>
          </table:table-cell>
          <table:table-cell table:formula="of:=IF(AND([$'Compétences validées trim-sem 1'.R33]=&quot;&quot;;[$'Compétences validées trim-sem 2'.R33]=&quot;&quot;;[$'Compétences validées trimestre 3'.R33]=&quot;&quot;);&quot;&quot;;MAX([$'Compétences validées trim-sem 1'.R33];[$'Compétences validées trim-sem 2'.R33];[$'Compétences validées trimestre 3'.R33]))">
            <text:p/>
          </table:table-cell>
          <table:table-cell table:formula="of:=IF(AND([$'Compétences validées trim-sem 1'.S33]=&quot;&quot;;[$'Compétences validées trim-sem 2'.S33]=&quot;&quot;;[$'Compétences validées trimestre 3'.S33]=&quot;&quot;);&quot;&quot;;MAX([$'Compétences validées trim-sem 1'.S33];[$'Compétences validées trim-sem 2'.S33];[$'Compétences validées trimestre 3'.S33]))">
            <text:p/>
          </table:table-cell>
          <table:table-cell table:formula="of:=IF(AND([$'Compétences validées trim-sem 1'.T33]=&quot;&quot;;[$'Compétences validées trim-sem 2'.T33]=&quot;&quot;;[$'Compétences validées trimestre 3'.T33]=&quot;&quot;);&quot;&quot;;MAX([$'Compétences validées trim-sem 1'.T33];[$'Compétences validées trim-sem 2'.T33];[$'Compétences validées trimestre 3'.T33]))">
            <text:p/>
          </table:table-cell>
          <table:table-cell table:formula="of:=IF(AND([$'Compétences validées trim-sem 1'.U33]=&quot;&quot;;[$'Compétences validées trim-sem 2'.U33]=&quot;&quot;;[$'Compétences validées trimestre 3'.U33]=&quot;&quot;);&quot;&quot;;MAX([$'Compétences validées trim-sem 1'.U33];[$'Compétences validées trim-sem 2'.U33];[$'Compétences validées trimestre 3'.U33]))">
            <text:p/>
          </table:table-cell>
          <table:table-cell table:formula="of:=IF(AND([$'Compétences validées trim-sem 1'.V33]=&quot;&quot;;[$'Compétences validées trim-sem 2'.V33]=&quot;&quot;;[$'Compétences validées trimestre 3'.V33]=&quot;&quot;);&quot;&quot;;MAX([$'Compétences validées trim-sem 1'.V33];[$'Compétences validées trim-sem 2'.V33];[$'Compétences validées trimestre 3'.V33]))">
            <text:p/>
          </table:table-cell>
          <table:table-cell table:formula="of:=IF(AND([$'Compétences validées trim-sem 1'.W33]=&quot;&quot;;[$'Compétences validées trim-sem 2'.W33]=&quot;&quot;;[$'Compétences validées trimestre 3'.W33]=&quot;&quot;);&quot;&quot;;MAX([$'Compétences validées trim-sem 1'.W33];[$'Compétences validées trim-sem 2'.W33];[$'Compétences validées trimestre 3'.W33]))">
            <text:p/>
          </table:table-cell>
          <table:table-cell table:formula="of:=IF(AND([$'Compétences validées trim-sem 1'.X33]=&quot;&quot;;[$'Compétences validées trim-sem 2'.X33]=&quot;&quot;;[$'Compétences validées trimestre 3'.X33]=&quot;&quot;);&quot;&quot;;MAX([$'Compétences validées trim-sem 1'.X33];[$'Compétences validées trim-sem 2'.X33];[$'Compétences validées trimestre 3'.X33]))">
            <text:p/>
          </table:table-cell>
          <table:table-cell table:formula="of:=IF(AND([$'Compétences validées trim-sem 1'.Y33]=&quot;&quot;;[$'Compétences validées trim-sem 2'.Y33]=&quot;&quot;;[$'Compétences validées trimestre 3'.Y33]=&quot;&quot;);&quot;&quot;;MAX([$'Compétences validées trim-sem 1'.Y33];[$'Compétences validées trim-sem 2'.Y33];[$'Compétences validées trimestre 3'.Y33]))">
            <text:p/>
          </table:table-cell>
          <table:table-cell table:formula="of:=IF(AND([$'Compétences validées trim-sem 1'.Z33]=&quot;&quot;;[$'Compétences validées trim-sem 2'.Z33]=&quot;&quot;;[$'Compétences validées trimestre 3'.Z33]=&quot;&quot;);&quot;&quot;;MAX([$'Compétences validées trim-sem 1'.Z33];[$'Compétences validées trim-sem 2'.Z33];[$'Compétences validées trimestre 3'.Z33]))">
            <text:p/>
          </table:table-cell>
          <table:table-cell table:formula="of:=IF(AND([$'Compétences validées trim-sem 1'.AA33]=&quot;&quot;;[$'Compétences validées trim-sem 2'.AA33]=&quot;&quot;;[$'Compétences validées trimestre 3'.AA33]=&quot;&quot;);&quot;&quot;;MAX([$'Compétences validées trim-sem 1'.AA33];[$'Compétences validées trim-sem 2'.AA33];[$'Compétences validées trimestre 3'.AA33]))">
            <text:p/>
          </table:table-cell>
          <table:table-cell table:formula="of:=IF(AND([$'Compétences validées trim-sem 1'.AB33]=&quot;&quot;;[$'Compétences validées trim-sem 2'.AB33]=&quot;&quot;;[$'Compétences validées trimestre 3'.AB33]=&quot;&quot;);&quot;&quot;;MAX([$'Compétences validées trim-sem 1'.AB33];[$'Compétences validées trim-sem 2'.AB33];[$'Compétences validées trimestre 3'.AB33]))">
            <text:p/>
          </table:table-cell>
          <table:table-cell table:formula="of:=IF(AND([$'Compétences validées trim-sem 1'.AC33]=&quot;&quot;;[$'Compétences validées trim-sem 2'.AC33]=&quot;&quot;;[$'Compétences validées trimestre 3'.AC33]=&quot;&quot;);&quot;&quot;;MAX([$'Compétences validées trim-sem 1'.AC33];[$'Compétences validées trim-sem 2'.AC33];[$'Compétences validées trimestre 3'.AC33]))">
            <text:p/>
          </table:table-cell>
          <table:table-cell table:formula="of:=IF(AND([$'Compétences validées trim-sem 1'.AD33]=&quot;&quot;;[$'Compétences validées trim-sem 2'.AD33]=&quot;&quot;;[$'Compétences validées trimestre 3'.AD33]=&quot;&quot;);&quot;&quot;;MAX([$'Compétences validées trim-sem 1'.AD33];[$'Compétences validées trim-sem 2'.AD33];[$'Compétences validées trimestre 3'.AD33]))">
            <text:p/>
          </table:table-cell>
          <table:table-cell table:formula="of:=IF(AND([$'Compétences validées trim-sem 1'.AE33]=&quot;&quot;;[$'Compétences validées trim-sem 2'.AE33]=&quot;&quot;;[$'Compétences validées trimestre 3'.AE33]=&quot;&quot;);&quot;&quot;;MAX([$'Compétences validées trim-sem 1'.AE33];[$'Compétences validées trim-sem 2'.AE33];[$'Compétences validées trimestre 3'.AE33]))">
            <text:p/>
          </table:table-cell>
          <table:table-cell table:formula="of:=IF(AND([$'Compétences validées trim-sem 1'.AF33]=&quot;&quot;;[$'Compétences validées trim-sem 2'.AF33]=&quot;&quot;;[$'Compétences validées trimestre 3'.AF33]=&quot;&quot;);&quot;&quot;;MAX([$'Compétences validées trim-sem 1'.AF33];[$'Compétences validées trim-sem 2'.AF33];[$'Compétences validées trimestre 3'.AF33]))">
            <text:p/>
          </table:table-cell>
          <table:table-cell table:formula="of:=IF(AND([$'Compétences validées trim-sem 1'.AG33]=&quot;&quot;;[$'Compétences validées trim-sem 2'.AG33]=&quot;&quot;;[$'Compétences validées trimestre 3'.AG33]=&quot;&quot;);&quot;&quot;;MAX([$'Compétences validées trim-sem 1'.AG33];[$'Compétences validées trim-sem 2'.AG33];[$'Compétences validées trimestre 3'.AG33]))">
            <text:p/>
          </table:table-cell>
          <table:table-cell table:formula="of:=IF(AND([$'Compétences validées trim-sem 1'.AH33]=&quot;&quot;;[$'Compétences validées trim-sem 2'.AH33]=&quot;&quot;;[$'Compétences validées trimestre 3'.AH33]=&quot;&quot;);&quot;&quot;;MAX([$'Compétences validées trim-sem 1'.AH33];[$'Compétences validées trim-sem 2'.AH33];[$'Compétences validées trimestre 3'.AH33]))">
            <text:p/>
          </table:table-cell>
          <table:table-cell table:formula="of:=IF(AND([$'Compétences validées trim-sem 1'.AI33]=&quot;&quot;;[$'Compétences validées trim-sem 2'.AI33]=&quot;&quot;;[$'Compétences validées trimestre 3'.AI33]=&quot;&quot;);&quot;&quot;;MAX([$'Compétences validées trim-sem 1'.AI33];[$'Compétences validées trim-sem 2'.AI33];[$'Compétences validées trimestre 3'.AI33]))">
            <text:p/>
          </table:table-cell>
          <table:table-cell table:formula="of:=IF(AND([$'Compétences validées trim-sem 1'.AJ33]=&quot;&quot;;[$'Compétences validées trim-sem 2'.AJ33]=&quot;&quot;;[$'Compétences validées trimestre 3'.AJ33]=&quot;&quot;);&quot;&quot;;MAX([$'Compétences validées trim-sem 1'.AJ33];[$'Compétences validées trim-sem 2'.AJ33];[$'Compétences validées trimestre 3'.AJ33]))">
            <text:p/>
          </table:table-cell>
          <table:table-cell table:formula="of:=IF(AND([$'Compétences validées trim-sem 1'.AK33]=&quot;&quot;;[$'Compétences validées trim-sem 2'.AK33]=&quot;&quot;;[$'Compétences validées trimestre 3'.AK33]=&quot;&quot;);&quot;&quot;;MAX([$'Compétences validées trim-sem 1'.AK33];[$'Compétences validées trim-sem 2'.AK33];[$'Compétences validées trimestre 3'.AK33]))">
            <text:p/>
          </table:table-cell>
          <table:table-cell table:formula="of:=IF(AND([$'Compétences validées trim-sem 1'.AL33]=&quot;&quot;;[$'Compétences validées trim-sem 2'.AL33]=&quot;&quot;;[$'Compétences validées trimestre 3'.AL33]=&quot;&quot;);&quot;&quot;;MAX([$'Compétences validées trim-sem 1'.AL33];[$'Compétences validées trim-sem 2'.AL33];[$'Compétences validées trimestre 3'.AL33]))">
            <text:p/>
          </table:table-cell>
          <table:table-cell table:formula="of:=IF(AND([$'Compétences validées trim-sem 1'.AM33]=&quot;&quot;;[$'Compétences validées trim-sem 2'.AM33]=&quot;&quot;;[$'Compétences validées trimestre 3'.AM33]=&quot;&quot;);&quot;&quot;;MAX([$'Compétences validées trim-sem 1'.AM33];[$'Compétences validées trim-sem 2'.AM33];[$'Compétences validées trimestre 3'.AM33]))">
            <text:p/>
          </table:table-cell>
          <table:table-cell table:formula="of:=IF(AND([$'Compétences validées trim-sem 1'.AN33]=&quot;&quot;;[$'Compétences validées trim-sem 2'.AN33]=&quot;&quot;;[$'Compétences validées trimestre 3'.AN33]=&quot;&quot;);&quot;&quot;;MAX([$'Compétences validées trim-sem 1'.AN33];[$'Compétences validées trim-sem 2'.AN33];[$'Compétences validées trimestre 3'.AN33]))">
            <text:p/>
          </table:table-cell>
          <table:table-cell table:formula="of:=IF(AND([$'Compétences validées trim-sem 1'.AO33]=&quot;&quot;;[$'Compétences validées trim-sem 2'.AO33]=&quot;&quot;;[$'Compétences validées trimestre 3'.AO33]=&quot;&quot;);&quot;&quot;;MAX([$'Compétences validées trim-sem 1'.AO33];[$'Compétences validées trim-sem 2'.AO33];[$'Compétences validées trimestre 3'.AO33]))">
            <text:p/>
          </table:table-cell>
          <table:table-cell table:formula="of:=IF(AND([$'Compétences validées trim-sem 1'.AP33]=&quot;&quot;;[$'Compétences validées trim-sem 2'.AP33]=&quot;&quot;;[$'Compétences validées trimestre 3'.AP33]=&quot;&quot;);&quot;&quot;;MAX([$'Compétences validées trim-sem 1'.AP33];[$'Compétences validées trim-sem 2'.AP33];[$'Compétences validées trimestre 3'.AP33]))">
            <text:p/>
          </table:table-cell>
          <table:table-cell table:formula="of:=IF(AND([$'Compétences validées trim-sem 1'.AQ33]=&quot;&quot;;[$'Compétences validées trim-sem 2'.AQ33]=&quot;&quot;;[$'Compétences validées trimestre 3'.AQ33]=&quot;&quot;);&quot;&quot;;MAX([$'Compétences validées trim-sem 1'.AQ33];[$'Compétences validées trim-sem 2'.AQ33];[$'Compétences validées trimestre 3'.AQ33]))">
            <text:p/>
          </table:table-cell>
          <table:table-cell table:formula="of:=IF(AND([$'Compétences validées trim-sem 1'.AR33]=&quot;&quot;;[$'Compétences validées trim-sem 2'.AR33]=&quot;&quot;;[$'Compétences validées trimestre 3'.AR33]=&quot;&quot;);&quot;&quot;;MAX([$'Compétences validées trim-sem 1'.AR33];[$'Compétences validées trim-sem 2'.AR33];[$'Compétences validées trimestre 3'.AR33]))">
            <text:p/>
          </table:table-cell>
          <table:table-cell table:formula="of:=IF(AND([$'Compétences validées trim-sem 1'.AS33]=&quot;&quot;;[$'Compétences validées trim-sem 2'.AS33]=&quot;&quot;;[$'Compétences validées trimestre 3'.AS33]=&quot;&quot;);&quot;&quot;;MAX([$'Compétences validées trim-sem 1'.AS33];[$'Compétences validées trim-sem 2'.AS33];[$'Compétences validées trimestre 3'.AS33]))">
            <text:p/>
          </table:table-cell>
          <table:table-cell table:formula="of:=IF(AND([$'Compétences validées trim-sem 1'.AT33]=&quot;&quot;;[$'Compétences validées trim-sem 2'.AT33]=&quot;&quot;;[$'Compétences validées trimestre 3'.AT33]=&quot;&quot;);&quot;&quot;;MAX([$'Compétences validées trim-sem 1'.AT33];[$'Compétences validées trim-sem 2'.AT33];[$'Compétences validées trimestre 3'.AT33]))">
            <text:p/>
          </table:table-cell>
          <table:table-cell table:formula="of:=IF(AND([$'Compétences validées trim-sem 1'.AU33]=&quot;&quot;;[$'Compétences validées trim-sem 2'.AU33]=&quot;&quot;;[$'Compétences validées trimestre 3'.AU33]=&quot;&quot;);&quot;&quot;;MAX([$'Compétences validées trim-sem 1'.AU33];[$'Compétences validées trim-sem 2'.AU33];[$'Compétences validées trimestre 3'.AU33]))">
            <text:p/>
          </table:table-cell>
          <table:table-cell table:formula="of:=IF(AND([$'Compétences validées trim-sem 1'.AV33]=&quot;&quot;;[$'Compétences validées trim-sem 2'.AV33]=&quot;&quot;;[$'Compétences validées trimestre 3'.AV33]=&quot;&quot;);&quot;&quot;;MAX([$'Compétences validées trim-sem 1'.AV33];[$'Compétences validées trim-sem 2'.AV33];[$'Compétences validées trimestre 3'.AV33]))">
            <text:p/>
          </table:table-cell>
          <table:table-cell table:formula="of:=IF(AND([$'Compétences validées trim-sem 1'.AW33]=&quot;&quot;;[$'Compétences validées trim-sem 2'.AW33]=&quot;&quot;;[$'Compétences validées trimestre 3'.AW33]=&quot;&quot;);&quot;&quot;;MAX([$'Compétences validées trim-sem 1'.AW33];[$'Compétences validées trim-sem 2'.AW33];[$'Compétences validées trimestre 3'.AW33]))">
            <text:p/>
          </table:table-cell>
          <table:table-cell table:formula="of:=IF(AND([$'Compétences validées trim-sem 1'.AX33]=&quot;&quot;;[$'Compétences validées trim-sem 2'.AX33]=&quot;&quot;;[$'Compétences validées trimestre 3'.AX33]=&quot;&quot;);&quot;&quot;;MAX([$'Compétences validées trim-sem 1'.AX33];[$'Compétences validées trim-sem 2'.AX33];[$'Compétences validées trimestre 3'.AX33]))">
            <text:p/>
          </table:table-cell>
          <table:table-cell table:formula="of:=IF(AND([$'Compétences validées trim-sem 1'.AY33]=&quot;&quot;;[$'Compétences validées trim-sem 2'.AY33]=&quot;&quot;;[$'Compétences validées trimestre 3'.AY33]=&quot;&quot;);&quot;&quot;;MAX([$'Compétences validées trim-sem 1'.AY33];[$'Compétences validées trim-sem 2'.AY33];[$'Compétences validées trimestre 3'.AY33]))">
            <text:p/>
          </table:table-cell>
          <table:table-cell table:formula="of:=IF(AND([$'Compétences validées trim-sem 1'.AZ33]=&quot;&quot;;[$'Compétences validées trim-sem 2'.AZ33]=&quot;&quot;;[$'Compétences validées trimestre 3'.AZ33]=&quot;&quot;);&quot;&quot;;MAX([$'Compétences validées trim-sem 1'.AZ33];[$'Compétences validées trim-sem 2'.AZ33];[$'Compétences validées trimestre 3'.AZ33]))">
            <text:p/>
          </table:table-cell>
          <table:table-cell table:formula="of:=IF(AND([$'Compétences validées trim-sem 1'.BA33]=&quot;&quot;;[$'Compétences validées trim-sem 2'.BA33]=&quot;&quot;;[$'Compétences validées trimestre 3'.BA33]=&quot;&quot;);&quot;&quot;;MAX([$'Compétences validées trim-sem 1'.BA33];[$'Compétences validées trim-sem 2'.BA33];[$'Compétences validées trimestre 3'.BA33]))">
            <text:p/>
          </table:table-cell>
          <table:table-cell table:formula="of:=IF(AND([$'Compétences validées trim-sem 1'.BB33]=&quot;&quot;;[$'Compétences validées trim-sem 2'.BB33]=&quot;&quot;;[$'Compétences validées trimestre 3'.BB33]=&quot;&quot;);&quot;&quot;;MAX([$'Compétences validées trim-sem 1'.BB33];[$'Compétences validées trim-sem 2'.BB33];[$'Compétences validées trimestre 3'.BB33]))">
            <text:p/>
          </table:table-cell>
          <table:table-cell table:formula="of:=IF(AND([$'Compétences validées trim-sem 1'.BC33]=&quot;&quot;;[$'Compétences validées trim-sem 2'.BC33]=&quot;&quot;;[$'Compétences validées trimestre 3'.BC33]=&quot;&quot;);&quot;&quot;;MAX([$'Compétences validées trim-sem 1'.BC33];[$'Compétences validées trim-sem 2'.BC33];[$'Compétences validées trimestre 3'.BC33]))">
            <text:p/>
          </table:table-cell>
          <table:table-cell table:formula="of:=IF(AND([$'Compétences validées trim-sem 1'.BD33]=&quot;&quot;;[$'Compétences validées trim-sem 2'.BD33]=&quot;&quot;;[$'Compétences validées trimestre 3'.BD33]=&quot;&quot;);&quot;&quot;;MAX([$'Compétences validées trim-sem 1'.BD33];[$'Compétences validées trim-sem 2'.BD33];[$'Compétences validées trimestre 3'.BD33]))">
            <text:p/>
          </table:table-cell>
          <table:table-cell table:formula="of:=IF(AND([$'Compétences validées trim-sem 1'.BE33]=&quot;&quot;;[$'Compétences validées trim-sem 2'.BE33]=&quot;&quot;;[$'Compétences validées trimestre 3'.BE33]=&quot;&quot;);&quot;&quot;;MAX([$'Compétences validées trim-sem 1'.BE33];[$'Compétences validées trim-sem 2'.BE33];[$'Compétences validées trimestre 3'.BE33]))">
            <text:p/>
          </table:table-cell>
          <table:table-cell table:formula="of:=IF(AND([$'Compétences validées trim-sem 1'.BF33]=&quot;&quot;;[$'Compétences validées trim-sem 2'.BF33]=&quot;&quot;;[$'Compétences validées trimestre 3'.BF33]=&quot;&quot;);&quot;&quot;;MAX([$'Compétences validées trim-sem 1'.BF33];[$'Compétences validées trim-sem 2'.BF33];[$'Compétences validées trimestre 3'.BF33]))">
            <text:p/>
          </table:table-cell>
          <table:table-cell table:formula="of:=IF(AND([$'Compétences validées trim-sem 1'.BG33]=&quot;&quot;;[$'Compétences validées trim-sem 2'.BG33]=&quot;&quot;;[$'Compétences validées trimestre 3'.BG33]=&quot;&quot;);&quot;&quot;;MAX([$'Compétences validées trim-sem 1'.BG33];[$'Compétences validées trim-sem 2'.BG33];[$'Compétences validées trimestre 3'.BG33]))">
            <text:p/>
          </table:table-cell>
          <table:table-cell table:formula="of:=IF(AND([$'Compétences validées trim-sem 1'.BH33]=&quot;&quot;;[$'Compétences validées trim-sem 2'.BH33]=&quot;&quot;;[$'Compétences validées trimestre 3'.BH33]=&quot;&quot;);&quot;&quot;;MAX([$'Compétences validées trim-sem 1'.BH33];[$'Compétences validées trim-sem 2'.BH33];[$'Compétences validées trimestre 3'.BH33]))">
            <text:p/>
          </table:table-cell>
          <table:table-cell table:formula="of:=IF(AND([$'Compétences validées trim-sem 1'.BI33]=&quot;&quot;;[$'Compétences validées trim-sem 2'.BI33]=&quot;&quot;;[$'Compétences validées trimestre 3'.BI33]=&quot;&quot;);&quot;&quot;;MAX([$'Compétences validées trim-sem 1'.BI33];[$'Compétences validées trim-sem 2'.BI33];[$'Compétences validées trimestre 3'.BI33]))">
            <text:p/>
          </table:table-cell>
          <table:table-cell table:formula="of:=IF(AND([$'Compétences validées trim-sem 1'.BJ33]=&quot;&quot;;[$'Compétences validées trim-sem 2'.BJ33]=&quot;&quot;;[$'Compétences validées trimestre 3'.BJ33]=&quot;&quot;);&quot;&quot;;MAX([$'Compétences validées trim-sem 1'.BJ33];[$'Compétences validées trim-sem 2'.BJ33];[$'Compétences validées trimestre 3'.BJ33]))">
            <text:p/>
          </table:table-cell>
          <table:table-cell table:formula="of:=IF(AND([$'Compétences validées trim-sem 1'.BK33]=&quot;&quot;;[$'Compétences validées trim-sem 2'.BK33]=&quot;&quot;;[$'Compétences validées trimestre 3'.BK33]=&quot;&quot;);&quot;&quot;;MAX([$'Compétences validées trim-sem 1'.BK33];[$'Compétences validées trim-sem 2'.BK33];[$'Compétences validées trimestre 3'.BK33]))">
            <text:p/>
          </table:table-cell>
          <table:table-cell table:formula="of:=IF(AND([$'Compétences validées trim-sem 1'.BL33]=&quot;&quot;;[$'Compétences validées trim-sem 2'.BL33]=&quot;&quot;;[$'Compétences validées trimestre 3'.BL33]=&quot;&quot;);&quot;&quot;;MAX([$'Compétences validées trim-sem 1'.BL33];[$'Compétences validées trim-sem 2'.BL33];[$'Compétences validées trimestre 3'.BL33]))">
            <text:p/>
          </table:table-cell>
          <table:table-cell table:formula="of:=IF(AND([$'Compétences validées trim-sem 1'.BM33]=&quot;&quot;;[$'Compétences validées trim-sem 2'.BM33]=&quot;&quot;;[$'Compétences validées trimestre 3'.BM33]=&quot;&quot;);&quot;&quot;;MAX([$'Compétences validées trim-sem 1'.BM33];[$'Compétences validées trim-sem 2'.BM33];[$'Compétences validées trimestre 3'.BM33]))">
            <text:p/>
          </table:table-cell>
          <table:table-cell table:formula="of:=IF(AND([$'Compétences validées trim-sem 1'.BN33]=&quot;&quot;;[$'Compétences validées trim-sem 2'.BN33]=&quot;&quot;;[$'Compétences validées trimestre 3'.BN33]=&quot;&quot;);&quot;&quot;;MAX([$'Compétences validées trim-sem 1'.BN33];[$'Compétences validées trim-sem 2'.BN33];[$'Compétences validées trimestre 3'.BN33]))">
            <text:p/>
          </table:table-cell>
          <table:table-cell table:formula="of:=IF(AND([$'Compétences validées trim-sem 1'.BO33]=&quot;&quot;;[$'Compétences validées trim-sem 2'.BO33]=&quot;&quot;;[$'Compétences validées trimestre 3'.BO33]=&quot;&quot;);&quot;&quot;;MAX([$'Compétences validées trim-sem 1'.BO33];[$'Compétences validées trim-sem 2'.BO33];[$'Compétences validées trimestre 3'.BO33]))">
            <text:p/>
          </table:table-cell>
          <table:table-cell table:formula="of:=IF(AND([$'Compétences validées trim-sem 1'.BP33]=&quot;&quot;;[$'Compétences validées trim-sem 2'.BP33]=&quot;&quot;;[$'Compétences validées trimestre 3'.BP33]=&quot;&quot;);&quot;&quot;;MAX([$'Compétences validées trim-sem 1'.BP33];[$'Compétences validées trim-sem 2'.BP33];[$'Compétences validées trimestre 3'.BP33]))">
            <text:p/>
          </table:table-cell>
          <table:table-cell table:formula="of:=IF(AND([$'Compétences validées trim-sem 1'.BQ33]=&quot;&quot;;[$'Compétences validées trim-sem 2'.BQ33]=&quot;&quot;;[$'Compétences validées trimestre 3'.BQ33]=&quot;&quot;);&quot;&quot;;MAX([$'Compétences validées trim-sem 1'.BQ33];[$'Compétences validées trim-sem 2'.BQ33];[$'Compétences validées trimestre 3'.BQ33]))">
            <text:p/>
          </table:table-cell>
          <table:table-cell table:formula="of:=IF(AND([$'Compétences validées trim-sem 1'.BR33]=&quot;&quot;;[$'Compétences validées trim-sem 2'.BR33]=&quot;&quot;;[$'Compétences validées trimestre 3'.BR33]=&quot;&quot;);&quot;&quot;;MAX([$'Compétences validées trim-sem 1'.BR33];[$'Compétences validées trim-sem 2'.BR33];[$'Compétences validées trimestre 3'.BR33]))">
            <text:p/>
          </table:table-cell>
          <table:table-cell table:formula="of:=IF(AND([$'Compétences validées trim-sem 1'.BS33]=&quot;&quot;;[$'Compétences validées trim-sem 2'.BS33]=&quot;&quot;;[$'Compétences validées trimestre 3'.BS33]=&quot;&quot;);&quot;&quot;;MAX([$'Compétences validées trim-sem 1'.BS33];[$'Compétences validées trim-sem 2'.BS33];[$'Compétences validées trimestre 3'.BS33]))">
            <text:p/>
          </table:table-cell>
          <table:table-cell table:formula="of:=IF(AND([$'Compétences validées trim-sem 1'.BT33]=&quot;&quot;;[$'Compétences validées trim-sem 2'.BT33]=&quot;&quot;;[$'Compétences validées trimestre 3'.BT33]=&quot;&quot;);&quot;&quot;;MAX([$'Compétences validées trim-sem 1'.BT33];[$'Compétences validées trim-sem 2'.BT33];[$'Compétences validées trimestre 3'.BT33]))">
            <text:p/>
          </table:table-cell>
          <table:table-cell table:formula="of:=IF(AND([$'Compétences validées trim-sem 1'.BU33]=&quot;&quot;;[$'Compétences validées trim-sem 2'.BU33]=&quot;&quot;;[$'Compétences validées trimestre 3'.BU33]=&quot;&quot;);&quot;&quot;;MAX([$'Compétences validées trim-sem 1'.BU33];[$'Compétences validées trim-sem 2'.BU33];[$'Compétences validées trimestre 3'.BU33]))">
            <text:p/>
          </table:table-cell>
          <table:table-cell table:formula="of:=IF(AND([$'Compétences validées trim-sem 1'.BV33]=&quot;&quot;;[$'Compétences validées trim-sem 2'.BV33]=&quot;&quot;;[$'Compétences validées trimestre 3'.BV33]=&quot;&quot;);&quot;&quot;;MAX([$'Compétences validées trim-sem 1'.BV33];[$'Compétences validées trim-sem 2'.BV33];[$'Compétences validées trimestre 3'.BV33]))">
            <text:p/>
          </table:table-cell>
          <table:table-cell table:formula="of:=IF(AND([$'Compétences validées trim-sem 1'.BW33]=&quot;&quot;;[$'Compétences validées trim-sem 2'.BW33]=&quot;&quot;;[$'Compétences validées trimestre 3'.BW33]=&quot;&quot;);&quot;&quot;;MAX([$'Compétences validées trim-sem 1'.BW33];[$'Compétences validées trim-sem 2'.BW33];[$'Compétences validées trimestre 3'.BW33]))">
            <text:p/>
          </table:table-cell>
          <table:table-cell table:formula="of:=IF(AND([$'Compétences validées trim-sem 1'.BX33]=&quot;&quot;;[$'Compétences validées trim-sem 2'.BX33]=&quot;&quot;;[$'Compétences validées trimestre 3'.BX33]=&quot;&quot;);&quot;&quot;;MAX([$'Compétences validées trim-sem 1'.BX33];[$'Compétences validées trim-sem 2'.BX33];[$'Compétences validées trimestre 3'.BX33]))">
            <text:p/>
          </table:table-cell>
          <table:table-cell table:formula="of:=IF(AND([$'Compétences validées trim-sem 1'.BY33]=&quot;&quot;;[$'Compétences validées trim-sem 2'.BY33]=&quot;&quot;;[$'Compétences validées trimestre 3'.BY33]=&quot;&quot;);&quot;&quot;;MAX([$'Compétences validées trim-sem 1'.BY33];[$'Compétences validées trim-sem 2'.BY33];[$'Compétences validées trimestre 3'.BY33]))">
            <text:p/>
          </table:table-cell>
          <table:table-cell table:formula="of:=IF(AND([$'Compétences validées trim-sem 1'.BZ33]=&quot;&quot;;[$'Compétences validées trim-sem 2'.BZ33]=&quot;&quot;;[$'Compétences validées trimestre 3'.BZ33]=&quot;&quot;);&quot;&quot;;MAX([$'Compétences validées trim-sem 1'.BZ33];[$'Compétences validées trim-sem 2'.BZ33];[$'Compétences validées trimestre 3'.BZ33]))">
            <text:p/>
          </table:table-cell>
          <table:table-cell table:formula="of:=IF(AND([$'Compétences validées trim-sem 1'.CA33]=&quot;&quot;;[$'Compétences validées trim-sem 2'.CA33]=&quot;&quot;;[$'Compétences validées trimestre 3'.CA33]=&quot;&quot;);&quot;&quot;;MAX([$'Compétences validées trim-sem 1'.CA33];[$'Compétences validées trim-sem 2'.CA33];[$'Compétences validées trimestre 3'.CA33]))">
            <text:p/>
          </table:table-cell>
          <table:table-cell table:formula="of:=IF(AND([$'Compétences validées trim-sem 1'.CB33]=&quot;&quot;;[$'Compétences validées trim-sem 2'.CB33]=&quot;&quot;;[$'Compétences validées trimestre 3'.CB33]=&quot;&quot;);&quot;&quot;;MAX([$'Compétences validées trim-sem 1'.CB33];[$'Compétences validées trim-sem 2'.CB33];[$'Compétences validées trimestre 3'.CB33]))">
            <text:p/>
          </table:table-cell>
          <table:table-cell table:formula="of:=IF(AND([$'Compétences validées trim-sem 1'.CC33]=&quot;&quot;;[$'Compétences validées trim-sem 2'.CC33]=&quot;&quot;;[$'Compétences validées trimestre 3'.CC33]=&quot;&quot;);&quot;&quot;;MAX([$'Compétences validées trim-sem 1'.CC33];[$'Compétences validées trim-sem 2'.CC33];[$'Compétences validées trimestre 3'.CC33]))">
            <text:p/>
          </table:table-cell>
          <table:table-cell table:formula="of:=IF(AND([$'Compétences validées trim-sem 1'.CD33]=&quot;&quot;;[$'Compétences validées trim-sem 2'.CD33]=&quot;&quot;;[$'Compétences validées trimestre 3'.CD33]=&quot;&quot;);&quot;&quot;;MAX([$'Compétences validées trim-sem 1'.CD33];[$'Compétences validées trim-sem 2'.CD33];[$'Compétences validées trimestre 3'.CD33]))">
            <text:p/>
          </table:table-cell>
          <table:table-cell table:formula="of:=IF(AND([$'Compétences validées trim-sem 1'.CE33]=&quot;&quot;;[$'Compétences validées trim-sem 2'.CE33]=&quot;&quot;;[$'Compétences validées trimestre 3'.CE33]=&quot;&quot;);&quot;&quot;;MAX([$'Compétences validées trim-sem 1'.CE33];[$'Compétences validées trim-sem 2'.CE33];[$'Compétences validées trimestre 3'.CE33]))">
            <text:p/>
          </table:table-cell>
          <table:table-cell table:formula="of:=IF(AND([$'Compétences validées trim-sem 1'.CF33]=&quot;&quot;;[$'Compétences validées trim-sem 2'.CF33]=&quot;&quot;;[$'Compétences validées trimestre 3'.CF33]=&quot;&quot;);&quot;&quot;;MAX([$'Compétences validées trim-sem 1'.CF33];[$'Compétences validées trim-sem 2'.CF33];[$'Compétences validées trimestre 3'.CF33]))">
            <text:p/>
          </table:table-cell>
          <table:table-cell table:formula="of:=IF(AND([$'Compétences validées trim-sem 1'.CG33]=&quot;&quot;;[$'Compétences validées trim-sem 2'.CG33]=&quot;&quot;;[$'Compétences validées trimestre 3'.CG33]=&quot;&quot;);&quot;&quot;;MAX([$'Compétences validées trim-sem 1'.CG33];[$'Compétences validées trim-sem 2'.CG33];[$'Compétences validées trimestre 3'.CG33]))">
            <text:p/>
          </table:table-cell>
          <table:table-cell table:formula="of:=IF(AND([$'Compétences validées trim-sem 1'.CH33]=&quot;&quot;;[$'Compétences validées trim-sem 2'.CH33]=&quot;&quot;;[$'Compétences validées trimestre 3'.CH33]=&quot;&quot;);&quot;&quot;;MAX([$'Compétences validées trim-sem 1'.CH33];[$'Compétences validées trim-sem 2'.CH33];[$'Compétences validées trimestre 3'.CH33]))">
            <text:p/>
          </table:table-cell>
          <table:table-cell table:formula="of:=IF(AND([$'Compétences validées trim-sem 1'.CI33]=&quot;&quot;;[$'Compétences validées trim-sem 2'.CI33]=&quot;&quot;;[$'Compétences validées trimestre 3'.CI33]=&quot;&quot;);&quot;&quot;;MAX([$'Compétences validées trim-sem 1'.CI33];[$'Compétences validées trim-sem 2'.CI33];[$'Compétences validées trimestre 3'.CI33]))">
            <text:p/>
          </table:table-cell>
          <table:table-cell table:formula="of:=IF(AND([$'Compétences validées trim-sem 1'.CJ33]=&quot;&quot;;[$'Compétences validées trim-sem 2'.CJ33]=&quot;&quot;;[$'Compétences validées trimestre 3'.CJ33]=&quot;&quot;);&quot;&quot;;MAX([$'Compétences validées trim-sem 1'.CJ33];[$'Compétences validées trim-sem 2'.CJ33];[$'Compétences validées trimestre 3'.CJ33]))">
            <text:p/>
          </table:table-cell>
          <table:table-cell table:formula="of:=IF(AND([$'Compétences validées trim-sem 1'.CK33]=&quot;&quot;;[$'Compétences validées trim-sem 2'.CK33]=&quot;&quot;;[$'Compétences validées trimestre 3'.CK33]=&quot;&quot;);&quot;&quot;;MAX([$'Compétences validées trim-sem 1'.CK33];[$'Compétences validées trim-sem 2'.CK33];[$'Compétences validées trimestre 3'.CK33]))">
            <text:p/>
          </table:table-cell>
          <table:table-cell table:formula="of:=IF(AND([$'Compétences validées trim-sem 1'.CL33]=&quot;&quot;;[$'Compétences validées trim-sem 2'.CL33]=&quot;&quot;;[$'Compétences validées trimestre 3'.CL33]=&quot;&quot;);&quot;&quot;;MAX([$'Compétences validées trim-sem 1'.CL33];[$'Compétences validées trim-sem 2'.CL33];[$'Compétences validées trimestre 3'.CL33]))">
            <text:p/>
          </table:table-cell>
          <table:table-cell table:formula="of:=IF(AND([$'Compétences validées trim-sem 1'.CM33]=&quot;&quot;;[$'Compétences validées trim-sem 2'.CM33]=&quot;&quot;;[$'Compétences validées trimestre 3'.CM33]=&quot;&quot;);&quot;&quot;;MAX([$'Compétences validées trim-sem 1'.CM33];[$'Compétences validées trim-sem 2'.CM33];[$'Compétences validées trimestre 3'.CM33]))">
            <text:p/>
          </table:table-cell>
          <table:table-cell table:formula="of:=IF(AND([$'Compétences validées trim-sem 1'.CN33]=&quot;&quot;;[$'Compétences validées trim-sem 2'.CN33]=&quot;&quot;;[$'Compétences validées trimestre 3'.CN33]=&quot;&quot;);&quot;&quot;;MAX([$'Compétences validées trim-sem 1'.CN33];[$'Compétences validées trim-sem 2'.CN33];[$'Compétences validées trimestre 3'.CN33]))">
            <text:p/>
          </table:table-cell>
          <table:table-cell table:formula="of:=IF(AND([$'Compétences validées trim-sem 1'.CO33]=&quot;&quot;;[$'Compétences validées trim-sem 2'.CO33]=&quot;&quot;;[$'Compétences validées trimestre 3'.CO33]=&quot;&quot;);&quot;&quot;;MAX([$'Compétences validées trim-sem 1'.CO33];[$'Compétences validées trim-sem 2'.CO33];[$'Compétences validées trimestre 3'.CO33]))">
            <text:p/>
          </table:table-cell>
          <table:table-cell table:formula="of:=IF(AND([$'Compétences validées trim-sem 1'.CP33]=&quot;&quot;;[$'Compétences validées trim-sem 2'.CP33]=&quot;&quot;;[$'Compétences validées trimestre 3'.CP33]=&quot;&quot;);&quot;&quot;;MAX([$'Compétences validées trim-sem 1'.CP33];[$'Compétences validées trim-sem 2'.CP33];[$'Compétences validées trimestre 3'.CP33]))">
            <text:p/>
          </table:table-cell>
          <table:table-cell table:formula="of:=IF(AND([$'Compétences validées trim-sem 1'.CQ33]=&quot;&quot;;[$'Compétences validées trim-sem 2'.CQ33]=&quot;&quot;;[$'Compétences validées trimestre 3'.CQ33]=&quot;&quot;);&quot;&quot;;MAX([$'Compétences validées trim-sem 1'.CQ33];[$'Compétences validées trim-sem 2'.CQ33];[$'Compétences validées trimestre 3'.CQ33]))">
            <text:p/>
          </table:table-cell>
          <table:table-cell table:formula="of:=IF(AND([$'Compétences validées trim-sem 1'.CR33]=&quot;&quot;;[$'Compétences validées trim-sem 2'.CR33]=&quot;&quot;;[$'Compétences validées trimestre 3'.CR33]=&quot;&quot;);&quot;&quot;;MAX([$'Compétences validées trim-sem 1'.CR33];[$'Compétences validées trim-sem 2'.CR33];[$'Compétences validées trimestre 3'.CR33]))">
            <text:p/>
          </table:table-cell>
          <table:table-cell table:formula="of:=IF(AND([$'Compétences validées trim-sem 1'.CS33]=&quot;&quot;;[$'Compétences validées trim-sem 2'.CS33]=&quot;&quot;;[$'Compétences validées trimestre 3'.CS33]=&quot;&quot;);&quot;&quot;;MAX([$'Compétences validées trim-sem 1'.CS33];[$'Compétences validées trim-sem 2'.CS33];[$'Compétences validées trimestre 3'.CS33]))">
            <text:p/>
          </table:table-cell>
          <table:table-cell table:formula="of:=IF(AND([$'Compétences validées trim-sem 1'.CT33]=&quot;&quot;;[$'Compétences validées trim-sem 2'.CT33]=&quot;&quot;;[$'Compétences validées trimestre 3'.CT33]=&quot;&quot;);&quot;&quot;;MAX([$'Compétences validées trim-sem 1'.CT33];[$'Compétences validées trim-sem 2'.CT33];[$'Compétences validées trimestre 3'.CT33]))">
            <text:p/>
          </table:table-cell>
          <table:table-cell table:formula="of:=IF(AND([$'Compétences validées trim-sem 1'.CU33]=&quot;&quot;;[$'Compétences validées trim-sem 2'.CU33]=&quot;&quot;;[$'Compétences validées trimestre 3'.CU33]=&quot;&quot;);&quot;&quot;;MAX([$'Compétences validées trim-sem 1'.CU33];[$'Compétences validées trim-sem 2'.CU33];[$'Compétences validées trimestre 3'.CU33]))">
            <text:p/>
          </table:table-cell>
          <table:table-cell table:formula="of:=IF(AND([$'Compétences validées trim-sem 1'.CV33]=&quot;&quot;;[$'Compétences validées trim-sem 2'.CV33]=&quot;&quot;;[$'Compétences validées trimestre 3'.CV33]=&quot;&quot;);&quot;&quot;;MAX([$'Compétences validées trim-sem 1'.CV33];[$'Compétences validées trim-sem 2'.CV33];[$'Compétences validées trimestre 3'.CV33]))">
            <text:p/>
          </table:table-cell>
          <table:table-cell table:formula="of:=IF(AND([$'Compétences validées trim-sem 1'.CW33]=&quot;&quot;;[$'Compétences validées trim-sem 2'.CW33]=&quot;&quot;;[$'Compétences validées trimestre 3'.CW33]=&quot;&quot;);&quot;&quot;;MAX([$'Compétences validées trim-sem 1'.CW33];[$'Compétences validées trim-sem 2'.CW33];[$'Compétences validées trimestre 3'.CW33]))">
            <text:p/>
          </table:table-cell>
          <table:table-cell table:formula="of:=IF(AND([$'Compétences validées trim-sem 1'.CX33]=&quot;&quot;;[$'Compétences validées trim-sem 2'.CX33]=&quot;&quot;;[$'Compétences validées trimestre 3'.CX33]=&quot;&quot;);&quot;&quot;;MAX([$'Compétences validées trim-sem 1'.CX33];[$'Compétences validées trim-sem 2'.CX33];[$'Compétences validées trimestre 3'.CX33]))">
            <text:p/>
          </table:table-cell>
        </table:table-row>
        <table:table-row table:style-name="ro1">
          <table:table-cell office:value-type="string" calcext:value-type="string">
            <text:p>Nom 33</text:p>
          </table:table-cell>
          <table:table-cell office:value-type="string" calcext:value-type="string">
            <text:p>Prénom 33</text:p>
          </table:table-cell>
          <table:table-cell table:formula="of:=IF(AND([$'Compétences validées trim-sem 1'.C34]=&quot;&quot;;[$'Compétences validées trim-sem 2'.C34]=&quot;&quot;;[$'Compétences validées trimestre 3'.C34]=&quot;&quot;);&quot;&quot;;MAX([$'Compétences validées trim-sem 1'.C34];[$'Compétences validées trim-sem 2'.C34];[$'Compétences validées trimestre 3'.C34]))">
            <text:p/>
          </table:table-cell>
          <table:table-cell table:formula="of:=IF(AND([$'Compétences validées trim-sem 1'.D34]=&quot;&quot;;[$'Compétences validées trim-sem 2'.D34]=&quot;&quot;;[$'Compétences validées trimestre 3'.D34]=&quot;&quot;);&quot;&quot;;MAX([$'Compétences validées trim-sem 1'.D34];[$'Compétences validées trim-sem 2'.D34];[$'Compétences validées trimestre 3'.D34]))">
            <text:p/>
          </table:table-cell>
          <table:table-cell table:formula="of:=IF(AND([$'Compétences validées trim-sem 1'.E34]=&quot;&quot;;[$'Compétences validées trim-sem 2'.E34]=&quot;&quot;;[$'Compétences validées trimestre 3'.E34]=&quot;&quot;);&quot;&quot;;MAX([$'Compétences validées trim-sem 1'.E34];[$'Compétences validées trim-sem 2'.E34];[$'Compétences validées trimestre 3'.E34]))">
            <text:p/>
          </table:table-cell>
          <table:table-cell table:formula="of:=IF(AND([$'Compétences validées trim-sem 1'.F34]=&quot;&quot;;[$'Compétences validées trim-sem 2'.F34]=&quot;&quot;;[$'Compétences validées trimestre 3'.F34]=&quot;&quot;);&quot;&quot;;MAX([$'Compétences validées trim-sem 1'.F34];[$'Compétences validées trim-sem 2'.F34];[$'Compétences validées trimestre 3'.F34]))">
            <text:p/>
          </table:table-cell>
          <table:table-cell table:formula="of:=IF(AND([$'Compétences validées trim-sem 1'.G34]=&quot;&quot;;[$'Compétences validées trim-sem 2'.G34]=&quot;&quot;;[$'Compétences validées trimestre 3'.G34]=&quot;&quot;);&quot;&quot;;MAX([$'Compétences validées trim-sem 1'.G34];[$'Compétences validées trim-sem 2'.G34];[$'Compétences validées trimestre 3'.G34]))">
            <text:p/>
          </table:table-cell>
          <table:table-cell table:formula="of:=IF(AND([$'Compétences validées trim-sem 1'.H34]=&quot;&quot;;[$'Compétences validées trim-sem 2'.H34]=&quot;&quot;;[$'Compétences validées trimestre 3'.H34]=&quot;&quot;);&quot;&quot;;MAX([$'Compétences validées trim-sem 1'.H34];[$'Compétences validées trim-sem 2'.H34];[$'Compétences validées trimestre 3'.H34]))">
            <text:p/>
          </table:table-cell>
          <table:table-cell table:formula="of:=IF(AND([$'Compétences validées trim-sem 1'.I34]=&quot;&quot;;[$'Compétences validées trim-sem 2'.I34]=&quot;&quot;;[$'Compétences validées trimestre 3'.I34]=&quot;&quot;);&quot;&quot;;MAX([$'Compétences validées trim-sem 1'.I34];[$'Compétences validées trim-sem 2'.I34];[$'Compétences validées trimestre 3'.I34]))">
            <text:p/>
          </table:table-cell>
          <table:table-cell table:formula="of:=IF(AND([$'Compétences validées trim-sem 1'.J34]=&quot;&quot;;[$'Compétences validées trim-sem 2'.J34]=&quot;&quot;;[$'Compétences validées trimestre 3'.J34]=&quot;&quot;);&quot;&quot;;MAX([$'Compétences validées trim-sem 1'.J34];[$'Compétences validées trim-sem 2'.J34];[$'Compétences validées trimestre 3'.J34]))">
            <text:p/>
          </table:table-cell>
          <table:table-cell table:formula="of:=IF(AND([$'Compétences validées trim-sem 1'.K34]=&quot;&quot;;[$'Compétences validées trim-sem 2'.K34]=&quot;&quot;;[$'Compétences validées trimestre 3'.K34]=&quot;&quot;);&quot;&quot;;MAX([$'Compétences validées trim-sem 1'.K34];[$'Compétences validées trim-sem 2'.K34];[$'Compétences validées trimestre 3'.K34]))">
            <text:p/>
          </table:table-cell>
          <table:table-cell table:formula="of:=IF(AND([$'Compétences validées trim-sem 1'.L34]=&quot;&quot;;[$'Compétences validées trim-sem 2'.L34]=&quot;&quot;;[$'Compétences validées trimestre 3'.L34]=&quot;&quot;);&quot;&quot;;MAX([$'Compétences validées trim-sem 1'.L34];[$'Compétences validées trim-sem 2'.L34];[$'Compétences validées trimestre 3'.L34]))">
            <text:p/>
          </table:table-cell>
          <table:table-cell table:formula="of:=IF(AND([$'Compétences validées trim-sem 1'.M34]=&quot;&quot;;[$'Compétences validées trim-sem 2'.M34]=&quot;&quot;;[$'Compétences validées trimestre 3'.M34]=&quot;&quot;);&quot;&quot;;MAX([$'Compétences validées trim-sem 1'.M34];[$'Compétences validées trim-sem 2'.M34];[$'Compétences validées trimestre 3'.M34]))">
            <text:p/>
          </table:table-cell>
          <table:table-cell table:formula="of:=IF(AND([$'Compétences validées trim-sem 1'.N34]=&quot;&quot;;[$'Compétences validées trim-sem 2'.N34]=&quot;&quot;;[$'Compétences validées trimestre 3'.N34]=&quot;&quot;);&quot;&quot;;MAX([$'Compétences validées trim-sem 1'.N34];[$'Compétences validées trim-sem 2'.N34];[$'Compétences validées trimestre 3'.N34]))">
            <text:p/>
          </table:table-cell>
          <table:table-cell table:formula="of:=IF(AND([$'Compétences validées trim-sem 1'.O34]=&quot;&quot;;[$'Compétences validées trim-sem 2'.O34]=&quot;&quot;;[$'Compétences validées trimestre 3'.O34]=&quot;&quot;);&quot;&quot;;MAX([$'Compétences validées trim-sem 1'.O34];[$'Compétences validées trim-sem 2'.O34];[$'Compétences validées trimestre 3'.O34]))">
            <text:p/>
          </table:table-cell>
          <table:table-cell table:formula="of:=IF(AND([$'Compétences validées trim-sem 1'.P34]=&quot;&quot;;[$'Compétences validées trim-sem 2'.P34]=&quot;&quot;;[$'Compétences validées trimestre 3'.P34]=&quot;&quot;);&quot;&quot;;MAX([$'Compétences validées trim-sem 1'.P34];[$'Compétences validées trim-sem 2'.P34];[$'Compétences validées trimestre 3'.P34]))">
            <text:p/>
          </table:table-cell>
          <table:table-cell table:formula="of:=IF(AND([$'Compétences validées trim-sem 1'.Q34]=&quot;&quot;;[$'Compétences validées trim-sem 2'.Q34]=&quot;&quot;;[$'Compétences validées trimestre 3'.Q34]=&quot;&quot;);&quot;&quot;;MAX([$'Compétences validées trim-sem 1'.Q34];[$'Compétences validées trim-sem 2'.Q34];[$'Compétences validées trimestre 3'.Q34]))">
            <text:p/>
          </table:table-cell>
          <table:table-cell table:formula="of:=IF(AND([$'Compétences validées trim-sem 1'.R34]=&quot;&quot;;[$'Compétences validées trim-sem 2'.R34]=&quot;&quot;;[$'Compétences validées trimestre 3'.R34]=&quot;&quot;);&quot;&quot;;MAX([$'Compétences validées trim-sem 1'.R34];[$'Compétences validées trim-sem 2'.R34];[$'Compétences validées trimestre 3'.R34]))">
            <text:p/>
          </table:table-cell>
          <table:table-cell table:formula="of:=IF(AND([$'Compétences validées trim-sem 1'.S34]=&quot;&quot;;[$'Compétences validées trim-sem 2'.S34]=&quot;&quot;;[$'Compétences validées trimestre 3'.S34]=&quot;&quot;);&quot;&quot;;MAX([$'Compétences validées trim-sem 1'.S34];[$'Compétences validées trim-sem 2'.S34];[$'Compétences validées trimestre 3'.S34]))">
            <text:p/>
          </table:table-cell>
          <table:table-cell table:formula="of:=IF(AND([$'Compétences validées trim-sem 1'.T34]=&quot;&quot;;[$'Compétences validées trim-sem 2'.T34]=&quot;&quot;;[$'Compétences validées trimestre 3'.T34]=&quot;&quot;);&quot;&quot;;MAX([$'Compétences validées trim-sem 1'.T34];[$'Compétences validées trim-sem 2'.T34];[$'Compétences validées trimestre 3'.T34]))">
            <text:p/>
          </table:table-cell>
          <table:table-cell table:formula="of:=IF(AND([$'Compétences validées trim-sem 1'.U34]=&quot;&quot;;[$'Compétences validées trim-sem 2'.U34]=&quot;&quot;;[$'Compétences validées trimestre 3'.U34]=&quot;&quot;);&quot;&quot;;MAX([$'Compétences validées trim-sem 1'.U34];[$'Compétences validées trim-sem 2'.U34];[$'Compétences validées trimestre 3'.U34]))">
            <text:p/>
          </table:table-cell>
          <table:table-cell table:formula="of:=IF(AND([$'Compétences validées trim-sem 1'.V34]=&quot;&quot;;[$'Compétences validées trim-sem 2'.V34]=&quot;&quot;;[$'Compétences validées trimestre 3'.V34]=&quot;&quot;);&quot;&quot;;MAX([$'Compétences validées trim-sem 1'.V34];[$'Compétences validées trim-sem 2'.V34];[$'Compétences validées trimestre 3'.V34]))">
            <text:p/>
          </table:table-cell>
          <table:table-cell table:formula="of:=IF(AND([$'Compétences validées trim-sem 1'.W34]=&quot;&quot;;[$'Compétences validées trim-sem 2'.W34]=&quot;&quot;;[$'Compétences validées trimestre 3'.W34]=&quot;&quot;);&quot;&quot;;MAX([$'Compétences validées trim-sem 1'.W34];[$'Compétences validées trim-sem 2'.W34];[$'Compétences validées trimestre 3'.W34]))">
            <text:p/>
          </table:table-cell>
          <table:table-cell table:formula="of:=IF(AND([$'Compétences validées trim-sem 1'.X34]=&quot;&quot;;[$'Compétences validées trim-sem 2'.X34]=&quot;&quot;;[$'Compétences validées trimestre 3'.X34]=&quot;&quot;);&quot;&quot;;MAX([$'Compétences validées trim-sem 1'.X34];[$'Compétences validées trim-sem 2'.X34];[$'Compétences validées trimestre 3'.X34]))">
            <text:p/>
          </table:table-cell>
          <table:table-cell table:formula="of:=IF(AND([$'Compétences validées trim-sem 1'.Y34]=&quot;&quot;;[$'Compétences validées trim-sem 2'.Y34]=&quot;&quot;;[$'Compétences validées trimestre 3'.Y34]=&quot;&quot;);&quot;&quot;;MAX([$'Compétences validées trim-sem 1'.Y34];[$'Compétences validées trim-sem 2'.Y34];[$'Compétences validées trimestre 3'.Y34]))">
            <text:p/>
          </table:table-cell>
          <table:table-cell table:formula="of:=IF(AND([$'Compétences validées trim-sem 1'.Z34]=&quot;&quot;;[$'Compétences validées trim-sem 2'.Z34]=&quot;&quot;;[$'Compétences validées trimestre 3'.Z34]=&quot;&quot;);&quot;&quot;;MAX([$'Compétences validées trim-sem 1'.Z34];[$'Compétences validées trim-sem 2'.Z34];[$'Compétences validées trimestre 3'.Z34]))">
            <text:p/>
          </table:table-cell>
          <table:table-cell table:formula="of:=IF(AND([$'Compétences validées trim-sem 1'.AA34]=&quot;&quot;;[$'Compétences validées trim-sem 2'.AA34]=&quot;&quot;;[$'Compétences validées trimestre 3'.AA34]=&quot;&quot;);&quot;&quot;;MAX([$'Compétences validées trim-sem 1'.AA34];[$'Compétences validées trim-sem 2'.AA34];[$'Compétences validées trimestre 3'.AA34]))">
            <text:p/>
          </table:table-cell>
          <table:table-cell table:formula="of:=IF(AND([$'Compétences validées trim-sem 1'.AB34]=&quot;&quot;;[$'Compétences validées trim-sem 2'.AB34]=&quot;&quot;;[$'Compétences validées trimestre 3'.AB34]=&quot;&quot;);&quot;&quot;;MAX([$'Compétences validées trim-sem 1'.AB34];[$'Compétences validées trim-sem 2'.AB34];[$'Compétences validées trimestre 3'.AB34]))">
            <text:p/>
          </table:table-cell>
          <table:table-cell table:formula="of:=IF(AND([$'Compétences validées trim-sem 1'.AC34]=&quot;&quot;;[$'Compétences validées trim-sem 2'.AC34]=&quot;&quot;;[$'Compétences validées trimestre 3'.AC34]=&quot;&quot;);&quot;&quot;;MAX([$'Compétences validées trim-sem 1'.AC34];[$'Compétences validées trim-sem 2'.AC34];[$'Compétences validées trimestre 3'.AC34]))">
            <text:p/>
          </table:table-cell>
          <table:table-cell table:formula="of:=IF(AND([$'Compétences validées trim-sem 1'.AD34]=&quot;&quot;;[$'Compétences validées trim-sem 2'.AD34]=&quot;&quot;;[$'Compétences validées trimestre 3'.AD34]=&quot;&quot;);&quot;&quot;;MAX([$'Compétences validées trim-sem 1'.AD34];[$'Compétences validées trim-sem 2'.AD34];[$'Compétences validées trimestre 3'.AD34]))">
            <text:p/>
          </table:table-cell>
          <table:table-cell table:formula="of:=IF(AND([$'Compétences validées trim-sem 1'.AE34]=&quot;&quot;;[$'Compétences validées trim-sem 2'.AE34]=&quot;&quot;;[$'Compétences validées trimestre 3'.AE34]=&quot;&quot;);&quot;&quot;;MAX([$'Compétences validées trim-sem 1'.AE34];[$'Compétences validées trim-sem 2'.AE34];[$'Compétences validées trimestre 3'.AE34]))">
            <text:p/>
          </table:table-cell>
          <table:table-cell table:formula="of:=IF(AND([$'Compétences validées trim-sem 1'.AF34]=&quot;&quot;;[$'Compétences validées trim-sem 2'.AF34]=&quot;&quot;;[$'Compétences validées trimestre 3'.AF34]=&quot;&quot;);&quot;&quot;;MAX([$'Compétences validées trim-sem 1'.AF34];[$'Compétences validées trim-sem 2'.AF34];[$'Compétences validées trimestre 3'.AF34]))">
            <text:p/>
          </table:table-cell>
          <table:table-cell table:formula="of:=IF(AND([$'Compétences validées trim-sem 1'.AG34]=&quot;&quot;;[$'Compétences validées trim-sem 2'.AG34]=&quot;&quot;;[$'Compétences validées trimestre 3'.AG34]=&quot;&quot;);&quot;&quot;;MAX([$'Compétences validées trim-sem 1'.AG34];[$'Compétences validées trim-sem 2'.AG34];[$'Compétences validées trimestre 3'.AG34]))">
            <text:p/>
          </table:table-cell>
          <table:table-cell table:formula="of:=IF(AND([$'Compétences validées trim-sem 1'.AH34]=&quot;&quot;;[$'Compétences validées trim-sem 2'.AH34]=&quot;&quot;;[$'Compétences validées trimestre 3'.AH34]=&quot;&quot;);&quot;&quot;;MAX([$'Compétences validées trim-sem 1'.AH34];[$'Compétences validées trim-sem 2'.AH34];[$'Compétences validées trimestre 3'.AH34]))">
            <text:p/>
          </table:table-cell>
          <table:table-cell table:formula="of:=IF(AND([$'Compétences validées trim-sem 1'.AI34]=&quot;&quot;;[$'Compétences validées trim-sem 2'.AI34]=&quot;&quot;;[$'Compétences validées trimestre 3'.AI34]=&quot;&quot;);&quot;&quot;;MAX([$'Compétences validées trim-sem 1'.AI34];[$'Compétences validées trim-sem 2'.AI34];[$'Compétences validées trimestre 3'.AI34]))">
            <text:p/>
          </table:table-cell>
          <table:table-cell table:formula="of:=IF(AND([$'Compétences validées trim-sem 1'.AJ34]=&quot;&quot;;[$'Compétences validées trim-sem 2'.AJ34]=&quot;&quot;;[$'Compétences validées trimestre 3'.AJ34]=&quot;&quot;);&quot;&quot;;MAX([$'Compétences validées trim-sem 1'.AJ34];[$'Compétences validées trim-sem 2'.AJ34];[$'Compétences validées trimestre 3'.AJ34]))">
            <text:p/>
          </table:table-cell>
          <table:table-cell table:formula="of:=IF(AND([$'Compétences validées trim-sem 1'.AK34]=&quot;&quot;;[$'Compétences validées trim-sem 2'.AK34]=&quot;&quot;;[$'Compétences validées trimestre 3'.AK34]=&quot;&quot;);&quot;&quot;;MAX([$'Compétences validées trim-sem 1'.AK34];[$'Compétences validées trim-sem 2'.AK34];[$'Compétences validées trimestre 3'.AK34]))">
            <text:p/>
          </table:table-cell>
          <table:table-cell table:formula="of:=IF(AND([$'Compétences validées trim-sem 1'.AL34]=&quot;&quot;;[$'Compétences validées trim-sem 2'.AL34]=&quot;&quot;;[$'Compétences validées trimestre 3'.AL34]=&quot;&quot;);&quot;&quot;;MAX([$'Compétences validées trim-sem 1'.AL34];[$'Compétences validées trim-sem 2'.AL34];[$'Compétences validées trimestre 3'.AL34]))">
            <text:p/>
          </table:table-cell>
          <table:table-cell table:formula="of:=IF(AND([$'Compétences validées trim-sem 1'.AM34]=&quot;&quot;;[$'Compétences validées trim-sem 2'.AM34]=&quot;&quot;;[$'Compétences validées trimestre 3'.AM34]=&quot;&quot;);&quot;&quot;;MAX([$'Compétences validées trim-sem 1'.AM34];[$'Compétences validées trim-sem 2'.AM34];[$'Compétences validées trimestre 3'.AM34]))">
            <text:p/>
          </table:table-cell>
          <table:table-cell table:formula="of:=IF(AND([$'Compétences validées trim-sem 1'.AN34]=&quot;&quot;;[$'Compétences validées trim-sem 2'.AN34]=&quot;&quot;;[$'Compétences validées trimestre 3'.AN34]=&quot;&quot;);&quot;&quot;;MAX([$'Compétences validées trim-sem 1'.AN34];[$'Compétences validées trim-sem 2'.AN34];[$'Compétences validées trimestre 3'.AN34]))">
            <text:p/>
          </table:table-cell>
          <table:table-cell table:formula="of:=IF(AND([$'Compétences validées trim-sem 1'.AO34]=&quot;&quot;;[$'Compétences validées trim-sem 2'.AO34]=&quot;&quot;;[$'Compétences validées trimestre 3'.AO34]=&quot;&quot;);&quot;&quot;;MAX([$'Compétences validées trim-sem 1'.AO34];[$'Compétences validées trim-sem 2'.AO34];[$'Compétences validées trimestre 3'.AO34]))">
            <text:p/>
          </table:table-cell>
          <table:table-cell table:formula="of:=IF(AND([$'Compétences validées trim-sem 1'.AP34]=&quot;&quot;;[$'Compétences validées trim-sem 2'.AP34]=&quot;&quot;;[$'Compétences validées trimestre 3'.AP34]=&quot;&quot;);&quot;&quot;;MAX([$'Compétences validées trim-sem 1'.AP34];[$'Compétences validées trim-sem 2'.AP34];[$'Compétences validées trimestre 3'.AP34]))">
            <text:p/>
          </table:table-cell>
          <table:table-cell table:formula="of:=IF(AND([$'Compétences validées trim-sem 1'.AQ34]=&quot;&quot;;[$'Compétences validées trim-sem 2'.AQ34]=&quot;&quot;;[$'Compétences validées trimestre 3'.AQ34]=&quot;&quot;);&quot;&quot;;MAX([$'Compétences validées trim-sem 1'.AQ34];[$'Compétences validées trim-sem 2'.AQ34];[$'Compétences validées trimestre 3'.AQ34]))">
            <text:p/>
          </table:table-cell>
          <table:table-cell table:formula="of:=IF(AND([$'Compétences validées trim-sem 1'.AR34]=&quot;&quot;;[$'Compétences validées trim-sem 2'.AR34]=&quot;&quot;;[$'Compétences validées trimestre 3'.AR34]=&quot;&quot;);&quot;&quot;;MAX([$'Compétences validées trim-sem 1'.AR34];[$'Compétences validées trim-sem 2'.AR34];[$'Compétences validées trimestre 3'.AR34]))">
            <text:p/>
          </table:table-cell>
          <table:table-cell table:formula="of:=IF(AND([$'Compétences validées trim-sem 1'.AS34]=&quot;&quot;;[$'Compétences validées trim-sem 2'.AS34]=&quot;&quot;;[$'Compétences validées trimestre 3'.AS34]=&quot;&quot;);&quot;&quot;;MAX([$'Compétences validées trim-sem 1'.AS34];[$'Compétences validées trim-sem 2'.AS34];[$'Compétences validées trimestre 3'.AS34]))">
            <text:p/>
          </table:table-cell>
          <table:table-cell table:formula="of:=IF(AND([$'Compétences validées trim-sem 1'.AT34]=&quot;&quot;;[$'Compétences validées trim-sem 2'.AT34]=&quot;&quot;;[$'Compétences validées trimestre 3'.AT34]=&quot;&quot;);&quot;&quot;;MAX([$'Compétences validées trim-sem 1'.AT34];[$'Compétences validées trim-sem 2'.AT34];[$'Compétences validées trimestre 3'.AT34]))">
            <text:p/>
          </table:table-cell>
          <table:table-cell table:formula="of:=IF(AND([$'Compétences validées trim-sem 1'.AU34]=&quot;&quot;;[$'Compétences validées trim-sem 2'.AU34]=&quot;&quot;;[$'Compétences validées trimestre 3'.AU34]=&quot;&quot;);&quot;&quot;;MAX([$'Compétences validées trim-sem 1'.AU34];[$'Compétences validées trim-sem 2'.AU34];[$'Compétences validées trimestre 3'.AU34]))">
            <text:p/>
          </table:table-cell>
          <table:table-cell table:formula="of:=IF(AND([$'Compétences validées trim-sem 1'.AV34]=&quot;&quot;;[$'Compétences validées trim-sem 2'.AV34]=&quot;&quot;;[$'Compétences validées trimestre 3'.AV34]=&quot;&quot;);&quot;&quot;;MAX([$'Compétences validées trim-sem 1'.AV34];[$'Compétences validées trim-sem 2'.AV34];[$'Compétences validées trimestre 3'.AV34]))">
            <text:p/>
          </table:table-cell>
          <table:table-cell table:formula="of:=IF(AND([$'Compétences validées trim-sem 1'.AW34]=&quot;&quot;;[$'Compétences validées trim-sem 2'.AW34]=&quot;&quot;;[$'Compétences validées trimestre 3'.AW34]=&quot;&quot;);&quot;&quot;;MAX([$'Compétences validées trim-sem 1'.AW34];[$'Compétences validées trim-sem 2'.AW34];[$'Compétences validées trimestre 3'.AW34]))">
            <text:p/>
          </table:table-cell>
          <table:table-cell table:formula="of:=IF(AND([$'Compétences validées trim-sem 1'.AX34]=&quot;&quot;;[$'Compétences validées trim-sem 2'.AX34]=&quot;&quot;;[$'Compétences validées trimestre 3'.AX34]=&quot;&quot;);&quot;&quot;;MAX([$'Compétences validées trim-sem 1'.AX34];[$'Compétences validées trim-sem 2'.AX34];[$'Compétences validées trimestre 3'.AX34]))">
            <text:p/>
          </table:table-cell>
          <table:table-cell table:formula="of:=IF(AND([$'Compétences validées trim-sem 1'.AY34]=&quot;&quot;;[$'Compétences validées trim-sem 2'.AY34]=&quot;&quot;;[$'Compétences validées trimestre 3'.AY34]=&quot;&quot;);&quot;&quot;;MAX([$'Compétences validées trim-sem 1'.AY34];[$'Compétences validées trim-sem 2'.AY34];[$'Compétences validées trimestre 3'.AY34]))">
            <text:p/>
          </table:table-cell>
          <table:table-cell table:formula="of:=IF(AND([$'Compétences validées trim-sem 1'.AZ34]=&quot;&quot;;[$'Compétences validées trim-sem 2'.AZ34]=&quot;&quot;;[$'Compétences validées trimestre 3'.AZ34]=&quot;&quot;);&quot;&quot;;MAX([$'Compétences validées trim-sem 1'.AZ34];[$'Compétences validées trim-sem 2'.AZ34];[$'Compétences validées trimestre 3'.AZ34]))">
            <text:p/>
          </table:table-cell>
          <table:table-cell table:formula="of:=IF(AND([$'Compétences validées trim-sem 1'.BA34]=&quot;&quot;;[$'Compétences validées trim-sem 2'.BA34]=&quot;&quot;;[$'Compétences validées trimestre 3'.BA34]=&quot;&quot;);&quot;&quot;;MAX([$'Compétences validées trim-sem 1'.BA34];[$'Compétences validées trim-sem 2'.BA34];[$'Compétences validées trimestre 3'.BA34]))">
            <text:p/>
          </table:table-cell>
          <table:table-cell table:formula="of:=IF(AND([$'Compétences validées trim-sem 1'.BB34]=&quot;&quot;;[$'Compétences validées trim-sem 2'.BB34]=&quot;&quot;;[$'Compétences validées trimestre 3'.BB34]=&quot;&quot;);&quot;&quot;;MAX([$'Compétences validées trim-sem 1'.BB34];[$'Compétences validées trim-sem 2'.BB34];[$'Compétences validées trimestre 3'.BB34]))">
            <text:p/>
          </table:table-cell>
          <table:table-cell table:formula="of:=IF(AND([$'Compétences validées trim-sem 1'.BC34]=&quot;&quot;;[$'Compétences validées trim-sem 2'.BC34]=&quot;&quot;;[$'Compétences validées trimestre 3'.BC34]=&quot;&quot;);&quot;&quot;;MAX([$'Compétences validées trim-sem 1'.BC34];[$'Compétences validées trim-sem 2'.BC34];[$'Compétences validées trimestre 3'.BC34]))">
            <text:p/>
          </table:table-cell>
          <table:table-cell table:formula="of:=IF(AND([$'Compétences validées trim-sem 1'.BD34]=&quot;&quot;;[$'Compétences validées trim-sem 2'.BD34]=&quot;&quot;;[$'Compétences validées trimestre 3'.BD34]=&quot;&quot;);&quot;&quot;;MAX([$'Compétences validées trim-sem 1'.BD34];[$'Compétences validées trim-sem 2'.BD34];[$'Compétences validées trimestre 3'.BD34]))">
            <text:p/>
          </table:table-cell>
          <table:table-cell table:formula="of:=IF(AND([$'Compétences validées trim-sem 1'.BE34]=&quot;&quot;;[$'Compétences validées trim-sem 2'.BE34]=&quot;&quot;;[$'Compétences validées trimestre 3'.BE34]=&quot;&quot;);&quot;&quot;;MAX([$'Compétences validées trim-sem 1'.BE34];[$'Compétences validées trim-sem 2'.BE34];[$'Compétences validées trimestre 3'.BE34]))">
            <text:p/>
          </table:table-cell>
          <table:table-cell table:formula="of:=IF(AND([$'Compétences validées trim-sem 1'.BF34]=&quot;&quot;;[$'Compétences validées trim-sem 2'.BF34]=&quot;&quot;;[$'Compétences validées trimestre 3'.BF34]=&quot;&quot;);&quot;&quot;;MAX([$'Compétences validées trim-sem 1'.BF34];[$'Compétences validées trim-sem 2'.BF34];[$'Compétences validées trimestre 3'.BF34]))">
            <text:p/>
          </table:table-cell>
          <table:table-cell table:formula="of:=IF(AND([$'Compétences validées trim-sem 1'.BG34]=&quot;&quot;;[$'Compétences validées trim-sem 2'.BG34]=&quot;&quot;;[$'Compétences validées trimestre 3'.BG34]=&quot;&quot;);&quot;&quot;;MAX([$'Compétences validées trim-sem 1'.BG34];[$'Compétences validées trim-sem 2'.BG34];[$'Compétences validées trimestre 3'.BG34]))">
            <text:p/>
          </table:table-cell>
          <table:table-cell table:formula="of:=IF(AND([$'Compétences validées trim-sem 1'.BH34]=&quot;&quot;;[$'Compétences validées trim-sem 2'.BH34]=&quot;&quot;;[$'Compétences validées trimestre 3'.BH34]=&quot;&quot;);&quot;&quot;;MAX([$'Compétences validées trim-sem 1'.BH34];[$'Compétences validées trim-sem 2'.BH34];[$'Compétences validées trimestre 3'.BH34]))">
            <text:p/>
          </table:table-cell>
          <table:table-cell table:formula="of:=IF(AND([$'Compétences validées trim-sem 1'.BI34]=&quot;&quot;;[$'Compétences validées trim-sem 2'.BI34]=&quot;&quot;;[$'Compétences validées trimestre 3'.BI34]=&quot;&quot;);&quot;&quot;;MAX([$'Compétences validées trim-sem 1'.BI34];[$'Compétences validées trim-sem 2'.BI34];[$'Compétences validées trimestre 3'.BI34]))">
            <text:p/>
          </table:table-cell>
          <table:table-cell table:formula="of:=IF(AND([$'Compétences validées trim-sem 1'.BJ34]=&quot;&quot;;[$'Compétences validées trim-sem 2'.BJ34]=&quot;&quot;;[$'Compétences validées trimestre 3'.BJ34]=&quot;&quot;);&quot;&quot;;MAX([$'Compétences validées trim-sem 1'.BJ34];[$'Compétences validées trim-sem 2'.BJ34];[$'Compétences validées trimestre 3'.BJ34]))">
            <text:p/>
          </table:table-cell>
          <table:table-cell table:formula="of:=IF(AND([$'Compétences validées trim-sem 1'.BK34]=&quot;&quot;;[$'Compétences validées trim-sem 2'.BK34]=&quot;&quot;;[$'Compétences validées trimestre 3'.BK34]=&quot;&quot;);&quot;&quot;;MAX([$'Compétences validées trim-sem 1'.BK34];[$'Compétences validées trim-sem 2'.BK34];[$'Compétences validées trimestre 3'.BK34]))">
            <text:p/>
          </table:table-cell>
          <table:table-cell table:formula="of:=IF(AND([$'Compétences validées trim-sem 1'.BL34]=&quot;&quot;;[$'Compétences validées trim-sem 2'.BL34]=&quot;&quot;;[$'Compétences validées trimestre 3'.BL34]=&quot;&quot;);&quot;&quot;;MAX([$'Compétences validées trim-sem 1'.BL34];[$'Compétences validées trim-sem 2'.BL34];[$'Compétences validées trimestre 3'.BL34]))">
            <text:p/>
          </table:table-cell>
          <table:table-cell table:formula="of:=IF(AND([$'Compétences validées trim-sem 1'.BM34]=&quot;&quot;;[$'Compétences validées trim-sem 2'.BM34]=&quot;&quot;;[$'Compétences validées trimestre 3'.BM34]=&quot;&quot;);&quot;&quot;;MAX([$'Compétences validées trim-sem 1'.BM34];[$'Compétences validées trim-sem 2'.BM34];[$'Compétences validées trimestre 3'.BM34]))">
            <text:p/>
          </table:table-cell>
          <table:table-cell table:formula="of:=IF(AND([$'Compétences validées trim-sem 1'.BN34]=&quot;&quot;;[$'Compétences validées trim-sem 2'.BN34]=&quot;&quot;;[$'Compétences validées trimestre 3'.BN34]=&quot;&quot;);&quot;&quot;;MAX([$'Compétences validées trim-sem 1'.BN34];[$'Compétences validées trim-sem 2'.BN34];[$'Compétences validées trimestre 3'.BN34]))">
            <text:p/>
          </table:table-cell>
          <table:table-cell table:formula="of:=IF(AND([$'Compétences validées trim-sem 1'.BO34]=&quot;&quot;;[$'Compétences validées trim-sem 2'.BO34]=&quot;&quot;;[$'Compétences validées trimestre 3'.BO34]=&quot;&quot;);&quot;&quot;;MAX([$'Compétences validées trim-sem 1'.BO34];[$'Compétences validées trim-sem 2'.BO34];[$'Compétences validées trimestre 3'.BO34]))">
            <text:p/>
          </table:table-cell>
          <table:table-cell table:formula="of:=IF(AND([$'Compétences validées trim-sem 1'.BP34]=&quot;&quot;;[$'Compétences validées trim-sem 2'.BP34]=&quot;&quot;;[$'Compétences validées trimestre 3'.BP34]=&quot;&quot;);&quot;&quot;;MAX([$'Compétences validées trim-sem 1'.BP34];[$'Compétences validées trim-sem 2'.BP34];[$'Compétences validées trimestre 3'.BP34]))">
            <text:p/>
          </table:table-cell>
          <table:table-cell table:formula="of:=IF(AND([$'Compétences validées trim-sem 1'.BQ34]=&quot;&quot;;[$'Compétences validées trim-sem 2'.BQ34]=&quot;&quot;;[$'Compétences validées trimestre 3'.BQ34]=&quot;&quot;);&quot;&quot;;MAX([$'Compétences validées trim-sem 1'.BQ34];[$'Compétences validées trim-sem 2'.BQ34];[$'Compétences validées trimestre 3'.BQ34]))">
            <text:p/>
          </table:table-cell>
          <table:table-cell table:formula="of:=IF(AND([$'Compétences validées trim-sem 1'.BR34]=&quot;&quot;;[$'Compétences validées trim-sem 2'.BR34]=&quot;&quot;;[$'Compétences validées trimestre 3'.BR34]=&quot;&quot;);&quot;&quot;;MAX([$'Compétences validées trim-sem 1'.BR34];[$'Compétences validées trim-sem 2'.BR34];[$'Compétences validées trimestre 3'.BR34]))">
            <text:p/>
          </table:table-cell>
          <table:table-cell table:formula="of:=IF(AND([$'Compétences validées trim-sem 1'.BS34]=&quot;&quot;;[$'Compétences validées trim-sem 2'.BS34]=&quot;&quot;;[$'Compétences validées trimestre 3'.BS34]=&quot;&quot;);&quot;&quot;;MAX([$'Compétences validées trim-sem 1'.BS34];[$'Compétences validées trim-sem 2'.BS34];[$'Compétences validées trimestre 3'.BS34]))">
            <text:p/>
          </table:table-cell>
          <table:table-cell table:formula="of:=IF(AND([$'Compétences validées trim-sem 1'.BT34]=&quot;&quot;;[$'Compétences validées trim-sem 2'.BT34]=&quot;&quot;;[$'Compétences validées trimestre 3'.BT34]=&quot;&quot;);&quot;&quot;;MAX([$'Compétences validées trim-sem 1'.BT34];[$'Compétences validées trim-sem 2'.BT34];[$'Compétences validées trimestre 3'.BT34]))">
            <text:p/>
          </table:table-cell>
          <table:table-cell table:formula="of:=IF(AND([$'Compétences validées trim-sem 1'.BU34]=&quot;&quot;;[$'Compétences validées trim-sem 2'.BU34]=&quot;&quot;;[$'Compétences validées trimestre 3'.BU34]=&quot;&quot;);&quot;&quot;;MAX([$'Compétences validées trim-sem 1'.BU34];[$'Compétences validées trim-sem 2'.BU34];[$'Compétences validées trimestre 3'.BU34]))">
            <text:p/>
          </table:table-cell>
          <table:table-cell table:formula="of:=IF(AND([$'Compétences validées trim-sem 1'.BV34]=&quot;&quot;;[$'Compétences validées trim-sem 2'.BV34]=&quot;&quot;;[$'Compétences validées trimestre 3'.BV34]=&quot;&quot;);&quot;&quot;;MAX([$'Compétences validées trim-sem 1'.BV34];[$'Compétences validées trim-sem 2'.BV34];[$'Compétences validées trimestre 3'.BV34]))">
            <text:p/>
          </table:table-cell>
          <table:table-cell table:formula="of:=IF(AND([$'Compétences validées trim-sem 1'.BW34]=&quot;&quot;;[$'Compétences validées trim-sem 2'.BW34]=&quot;&quot;;[$'Compétences validées trimestre 3'.BW34]=&quot;&quot;);&quot;&quot;;MAX([$'Compétences validées trim-sem 1'.BW34];[$'Compétences validées trim-sem 2'.BW34];[$'Compétences validées trimestre 3'.BW34]))">
            <text:p/>
          </table:table-cell>
          <table:table-cell table:formula="of:=IF(AND([$'Compétences validées trim-sem 1'.BX34]=&quot;&quot;;[$'Compétences validées trim-sem 2'.BX34]=&quot;&quot;;[$'Compétences validées trimestre 3'.BX34]=&quot;&quot;);&quot;&quot;;MAX([$'Compétences validées trim-sem 1'.BX34];[$'Compétences validées trim-sem 2'.BX34];[$'Compétences validées trimestre 3'.BX34]))">
            <text:p/>
          </table:table-cell>
          <table:table-cell table:formula="of:=IF(AND([$'Compétences validées trim-sem 1'.BY34]=&quot;&quot;;[$'Compétences validées trim-sem 2'.BY34]=&quot;&quot;;[$'Compétences validées trimestre 3'.BY34]=&quot;&quot;);&quot;&quot;;MAX([$'Compétences validées trim-sem 1'.BY34];[$'Compétences validées trim-sem 2'.BY34];[$'Compétences validées trimestre 3'.BY34]))">
            <text:p/>
          </table:table-cell>
          <table:table-cell table:formula="of:=IF(AND([$'Compétences validées trim-sem 1'.BZ34]=&quot;&quot;;[$'Compétences validées trim-sem 2'.BZ34]=&quot;&quot;;[$'Compétences validées trimestre 3'.BZ34]=&quot;&quot;);&quot;&quot;;MAX([$'Compétences validées trim-sem 1'.BZ34];[$'Compétences validées trim-sem 2'.BZ34];[$'Compétences validées trimestre 3'.BZ34]))">
            <text:p/>
          </table:table-cell>
          <table:table-cell table:formula="of:=IF(AND([$'Compétences validées trim-sem 1'.CA34]=&quot;&quot;;[$'Compétences validées trim-sem 2'.CA34]=&quot;&quot;;[$'Compétences validées trimestre 3'.CA34]=&quot;&quot;);&quot;&quot;;MAX([$'Compétences validées trim-sem 1'.CA34];[$'Compétences validées trim-sem 2'.CA34];[$'Compétences validées trimestre 3'.CA34]))">
            <text:p/>
          </table:table-cell>
          <table:table-cell table:formula="of:=IF(AND([$'Compétences validées trim-sem 1'.CB34]=&quot;&quot;;[$'Compétences validées trim-sem 2'.CB34]=&quot;&quot;;[$'Compétences validées trimestre 3'.CB34]=&quot;&quot;);&quot;&quot;;MAX([$'Compétences validées trim-sem 1'.CB34];[$'Compétences validées trim-sem 2'.CB34];[$'Compétences validées trimestre 3'.CB34]))">
            <text:p/>
          </table:table-cell>
          <table:table-cell table:formula="of:=IF(AND([$'Compétences validées trim-sem 1'.CC34]=&quot;&quot;;[$'Compétences validées trim-sem 2'.CC34]=&quot;&quot;;[$'Compétences validées trimestre 3'.CC34]=&quot;&quot;);&quot;&quot;;MAX([$'Compétences validées trim-sem 1'.CC34];[$'Compétences validées trim-sem 2'.CC34];[$'Compétences validées trimestre 3'.CC34]))">
            <text:p/>
          </table:table-cell>
          <table:table-cell table:formula="of:=IF(AND([$'Compétences validées trim-sem 1'.CD34]=&quot;&quot;;[$'Compétences validées trim-sem 2'.CD34]=&quot;&quot;;[$'Compétences validées trimestre 3'.CD34]=&quot;&quot;);&quot;&quot;;MAX([$'Compétences validées trim-sem 1'.CD34];[$'Compétences validées trim-sem 2'.CD34];[$'Compétences validées trimestre 3'.CD34]))">
            <text:p/>
          </table:table-cell>
          <table:table-cell table:formula="of:=IF(AND([$'Compétences validées trim-sem 1'.CE34]=&quot;&quot;;[$'Compétences validées trim-sem 2'.CE34]=&quot;&quot;;[$'Compétences validées trimestre 3'.CE34]=&quot;&quot;);&quot;&quot;;MAX([$'Compétences validées trim-sem 1'.CE34];[$'Compétences validées trim-sem 2'.CE34];[$'Compétences validées trimestre 3'.CE34]))">
            <text:p/>
          </table:table-cell>
          <table:table-cell table:formula="of:=IF(AND([$'Compétences validées trim-sem 1'.CF34]=&quot;&quot;;[$'Compétences validées trim-sem 2'.CF34]=&quot;&quot;;[$'Compétences validées trimestre 3'.CF34]=&quot;&quot;);&quot;&quot;;MAX([$'Compétences validées trim-sem 1'.CF34];[$'Compétences validées trim-sem 2'.CF34];[$'Compétences validées trimestre 3'.CF34]))">
            <text:p/>
          </table:table-cell>
          <table:table-cell table:formula="of:=IF(AND([$'Compétences validées trim-sem 1'.CG34]=&quot;&quot;;[$'Compétences validées trim-sem 2'.CG34]=&quot;&quot;;[$'Compétences validées trimestre 3'.CG34]=&quot;&quot;);&quot;&quot;;MAX([$'Compétences validées trim-sem 1'.CG34];[$'Compétences validées trim-sem 2'.CG34];[$'Compétences validées trimestre 3'.CG34]))">
            <text:p/>
          </table:table-cell>
          <table:table-cell table:formula="of:=IF(AND([$'Compétences validées trim-sem 1'.CH34]=&quot;&quot;;[$'Compétences validées trim-sem 2'.CH34]=&quot;&quot;;[$'Compétences validées trimestre 3'.CH34]=&quot;&quot;);&quot;&quot;;MAX([$'Compétences validées trim-sem 1'.CH34];[$'Compétences validées trim-sem 2'.CH34];[$'Compétences validées trimestre 3'.CH34]))">
            <text:p/>
          </table:table-cell>
          <table:table-cell table:formula="of:=IF(AND([$'Compétences validées trim-sem 1'.CI34]=&quot;&quot;;[$'Compétences validées trim-sem 2'.CI34]=&quot;&quot;;[$'Compétences validées trimestre 3'.CI34]=&quot;&quot;);&quot;&quot;;MAX([$'Compétences validées trim-sem 1'.CI34];[$'Compétences validées trim-sem 2'.CI34];[$'Compétences validées trimestre 3'.CI34]))">
            <text:p/>
          </table:table-cell>
          <table:table-cell table:formula="of:=IF(AND([$'Compétences validées trim-sem 1'.CJ34]=&quot;&quot;;[$'Compétences validées trim-sem 2'.CJ34]=&quot;&quot;;[$'Compétences validées trimestre 3'.CJ34]=&quot;&quot;);&quot;&quot;;MAX([$'Compétences validées trim-sem 1'.CJ34];[$'Compétences validées trim-sem 2'.CJ34];[$'Compétences validées trimestre 3'.CJ34]))">
            <text:p/>
          </table:table-cell>
          <table:table-cell table:formula="of:=IF(AND([$'Compétences validées trim-sem 1'.CK34]=&quot;&quot;;[$'Compétences validées trim-sem 2'.CK34]=&quot;&quot;;[$'Compétences validées trimestre 3'.CK34]=&quot;&quot;);&quot;&quot;;MAX([$'Compétences validées trim-sem 1'.CK34];[$'Compétences validées trim-sem 2'.CK34];[$'Compétences validées trimestre 3'.CK34]))">
            <text:p/>
          </table:table-cell>
          <table:table-cell table:formula="of:=IF(AND([$'Compétences validées trim-sem 1'.CL34]=&quot;&quot;;[$'Compétences validées trim-sem 2'.CL34]=&quot;&quot;;[$'Compétences validées trimestre 3'.CL34]=&quot;&quot;);&quot;&quot;;MAX([$'Compétences validées trim-sem 1'.CL34];[$'Compétences validées trim-sem 2'.CL34];[$'Compétences validées trimestre 3'.CL34]))">
            <text:p/>
          </table:table-cell>
          <table:table-cell table:formula="of:=IF(AND([$'Compétences validées trim-sem 1'.CM34]=&quot;&quot;;[$'Compétences validées trim-sem 2'.CM34]=&quot;&quot;;[$'Compétences validées trimestre 3'.CM34]=&quot;&quot;);&quot;&quot;;MAX([$'Compétences validées trim-sem 1'.CM34];[$'Compétences validées trim-sem 2'.CM34];[$'Compétences validées trimestre 3'.CM34]))">
            <text:p/>
          </table:table-cell>
          <table:table-cell table:formula="of:=IF(AND([$'Compétences validées trim-sem 1'.CN34]=&quot;&quot;;[$'Compétences validées trim-sem 2'.CN34]=&quot;&quot;;[$'Compétences validées trimestre 3'.CN34]=&quot;&quot;);&quot;&quot;;MAX([$'Compétences validées trim-sem 1'.CN34];[$'Compétences validées trim-sem 2'.CN34];[$'Compétences validées trimestre 3'.CN34]))">
            <text:p/>
          </table:table-cell>
          <table:table-cell table:formula="of:=IF(AND([$'Compétences validées trim-sem 1'.CO34]=&quot;&quot;;[$'Compétences validées trim-sem 2'.CO34]=&quot;&quot;;[$'Compétences validées trimestre 3'.CO34]=&quot;&quot;);&quot;&quot;;MAX([$'Compétences validées trim-sem 1'.CO34];[$'Compétences validées trim-sem 2'.CO34];[$'Compétences validées trimestre 3'.CO34]))">
            <text:p/>
          </table:table-cell>
          <table:table-cell table:formula="of:=IF(AND([$'Compétences validées trim-sem 1'.CP34]=&quot;&quot;;[$'Compétences validées trim-sem 2'.CP34]=&quot;&quot;;[$'Compétences validées trimestre 3'.CP34]=&quot;&quot;);&quot;&quot;;MAX([$'Compétences validées trim-sem 1'.CP34];[$'Compétences validées trim-sem 2'.CP34];[$'Compétences validées trimestre 3'.CP34]))">
            <text:p/>
          </table:table-cell>
          <table:table-cell table:formula="of:=IF(AND([$'Compétences validées trim-sem 1'.CQ34]=&quot;&quot;;[$'Compétences validées trim-sem 2'.CQ34]=&quot;&quot;;[$'Compétences validées trimestre 3'.CQ34]=&quot;&quot;);&quot;&quot;;MAX([$'Compétences validées trim-sem 1'.CQ34];[$'Compétences validées trim-sem 2'.CQ34];[$'Compétences validées trimestre 3'.CQ34]))">
            <text:p/>
          </table:table-cell>
          <table:table-cell table:formula="of:=IF(AND([$'Compétences validées trim-sem 1'.CR34]=&quot;&quot;;[$'Compétences validées trim-sem 2'.CR34]=&quot;&quot;;[$'Compétences validées trimestre 3'.CR34]=&quot;&quot;);&quot;&quot;;MAX([$'Compétences validées trim-sem 1'.CR34];[$'Compétences validées trim-sem 2'.CR34];[$'Compétences validées trimestre 3'.CR34]))">
            <text:p/>
          </table:table-cell>
          <table:table-cell table:formula="of:=IF(AND([$'Compétences validées trim-sem 1'.CS34]=&quot;&quot;;[$'Compétences validées trim-sem 2'.CS34]=&quot;&quot;;[$'Compétences validées trimestre 3'.CS34]=&quot;&quot;);&quot;&quot;;MAX([$'Compétences validées trim-sem 1'.CS34];[$'Compétences validées trim-sem 2'.CS34];[$'Compétences validées trimestre 3'.CS34]))">
            <text:p/>
          </table:table-cell>
          <table:table-cell table:formula="of:=IF(AND([$'Compétences validées trim-sem 1'.CT34]=&quot;&quot;;[$'Compétences validées trim-sem 2'.CT34]=&quot;&quot;;[$'Compétences validées trimestre 3'.CT34]=&quot;&quot;);&quot;&quot;;MAX([$'Compétences validées trim-sem 1'.CT34];[$'Compétences validées trim-sem 2'.CT34];[$'Compétences validées trimestre 3'.CT34]))">
            <text:p/>
          </table:table-cell>
          <table:table-cell table:formula="of:=IF(AND([$'Compétences validées trim-sem 1'.CU34]=&quot;&quot;;[$'Compétences validées trim-sem 2'.CU34]=&quot;&quot;;[$'Compétences validées trimestre 3'.CU34]=&quot;&quot;);&quot;&quot;;MAX([$'Compétences validées trim-sem 1'.CU34];[$'Compétences validées trim-sem 2'.CU34];[$'Compétences validées trimestre 3'.CU34]))">
            <text:p/>
          </table:table-cell>
          <table:table-cell table:formula="of:=IF(AND([$'Compétences validées trim-sem 1'.CV34]=&quot;&quot;;[$'Compétences validées trim-sem 2'.CV34]=&quot;&quot;;[$'Compétences validées trimestre 3'.CV34]=&quot;&quot;);&quot;&quot;;MAX([$'Compétences validées trim-sem 1'.CV34];[$'Compétences validées trim-sem 2'.CV34];[$'Compétences validées trimestre 3'.CV34]))">
            <text:p/>
          </table:table-cell>
          <table:table-cell table:formula="of:=IF(AND([$'Compétences validées trim-sem 1'.CW34]=&quot;&quot;;[$'Compétences validées trim-sem 2'.CW34]=&quot;&quot;;[$'Compétences validées trimestre 3'.CW34]=&quot;&quot;);&quot;&quot;;MAX([$'Compétences validées trim-sem 1'.CW34];[$'Compétences validées trim-sem 2'.CW34];[$'Compétences validées trimestre 3'.CW34]))">
            <text:p/>
          </table:table-cell>
          <table:table-cell table:formula="of:=IF(AND([$'Compétences validées trim-sem 1'.CX34]=&quot;&quot;;[$'Compétences validées trim-sem 2'.CX34]=&quot;&quot;;[$'Compétences validées trimestre 3'.CX34]=&quot;&quot;);&quot;&quot;;MAX([$'Compétences validées trim-sem 1'.CX34];[$'Compétences validées trim-sem 2'.CX34];[$'Compétences validées trimestre 3'.CX34]))">
            <text:p/>
          </table:table-cell>
        </table:table-row>
        <table:table-row table:style-name="ro1">
          <table:table-cell office:value-type="string" calcext:value-type="string">
            <text:p>Nom 34</text:p>
          </table:table-cell>
          <table:table-cell office:value-type="string" calcext:value-type="string">
            <text:p>Prénom 34</text:p>
          </table:table-cell>
          <table:table-cell table:formula="of:=IF(AND([$'Compétences validées trim-sem 1'.C35]=&quot;&quot;;[$'Compétences validées trim-sem 2'.C35]=&quot;&quot;;[$'Compétences validées trimestre 3'.C35]=&quot;&quot;);&quot;&quot;;MAX([$'Compétences validées trim-sem 1'.C35];[$'Compétences validées trim-sem 2'.C35];[$'Compétences validées trimestre 3'.C35]))">
            <text:p/>
          </table:table-cell>
          <table:table-cell table:formula="of:=IF(AND([$'Compétences validées trim-sem 1'.D35]=&quot;&quot;;[$'Compétences validées trim-sem 2'.D35]=&quot;&quot;;[$'Compétences validées trimestre 3'.D35]=&quot;&quot;);&quot;&quot;;MAX([$'Compétences validées trim-sem 1'.D35];[$'Compétences validées trim-sem 2'.D35];[$'Compétences validées trimestre 3'.D35]))">
            <text:p/>
          </table:table-cell>
          <table:table-cell table:formula="of:=IF(AND([$'Compétences validées trim-sem 1'.E35]=&quot;&quot;;[$'Compétences validées trim-sem 2'.E35]=&quot;&quot;;[$'Compétences validées trimestre 3'.E35]=&quot;&quot;);&quot;&quot;;MAX([$'Compétences validées trim-sem 1'.E35];[$'Compétences validées trim-sem 2'.E35];[$'Compétences validées trimestre 3'.E35]))">
            <text:p/>
          </table:table-cell>
          <table:table-cell table:formula="of:=IF(AND([$'Compétences validées trim-sem 1'.F35]=&quot;&quot;;[$'Compétences validées trim-sem 2'.F35]=&quot;&quot;;[$'Compétences validées trimestre 3'.F35]=&quot;&quot;);&quot;&quot;;MAX([$'Compétences validées trim-sem 1'.F35];[$'Compétences validées trim-sem 2'.F35];[$'Compétences validées trimestre 3'.F35]))">
            <text:p/>
          </table:table-cell>
          <table:table-cell table:formula="of:=IF(AND([$'Compétences validées trim-sem 1'.G35]=&quot;&quot;;[$'Compétences validées trim-sem 2'.G35]=&quot;&quot;;[$'Compétences validées trimestre 3'.G35]=&quot;&quot;);&quot;&quot;;MAX([$'Compétences validées trim-sem 1'.G35];[$'Compétences validées trim-sem 2'.G35];[$'Compétences validées trimestre 3'.G35]))">
            <text:p/>
          </table:table-cell>
          <table:table-cell table:formula="of:=IF(AND([$'Compétences validées trim-sem 1'.H35]=&quot;&quot;;[$'Compétences validées trim-sem 2'.H35]=&quot;&quot;;[$'Compétences validées trimestre 3'.H35]=&quot;&quot;);&quot;&quot;;MAX([$'Compétences validées trim-sem 1'.H35];[$'Compétences validées trim-sem 2'.H35];[$'Compétences validées trimestre 3'.H35]))">
            <text:p/>
          </table:table-cell>
          <table:table-cell table:formula="of:=IF(AND([$'Compétences validées trim-sem 1'.I35]=&quot;&quot;;[$'Compétences validées trim-sem 2'.I35]=&quot;&quot;;[$'Compétences validées trimestre 3'.I35]=&quot;&quot;);&quot;&quot;;MAX([$'Compétences validées trim-sem 1'.I35];[$'Compétences validées trim-sem 2'.I35];[$'Compétences validées trimestre 3'.I35]))">
            <text:p/>
          </table:table-cell>
          <table:table-cell table:formula="of:=IF(AND([$'Compétences validées trim-sem 1'.J35]=&quot;&quot;;[$'Compétences validées trim-sem 2'.J35]=&quot;&quot;;[$'Compétences validées trimestre 3'.J35]=&quot;&quot;);&quot;&quot;;MAX([$'Compétences validées trim-sem 1'.J35];[$'Compétences validées trim-sem 2'.J35];[$'Compétences validées trimestre 3'.J35]))">
            <text:p/>
          </table:table-cell>
          <table:table-cell table:formula="of:=IF(AND([$'Compétences validées trim-sem 1'.K35]=&quot;&quot;;[$'Compétences validées trim-sem 2'.K35]=&quot;&quot;;[$'Compétences validées trimestre 3'.K35]=&quot;&quot;);&quot;&quot;;MAX([$'Compétences validées trim-sem 1'.K35];[$'Compétences validées trim-sem 2'.K35];[$'Compétences validées trimestre 3'.K35]))">
            <text:p/>
          </table:table-cell>
          <table:table-cell table:formula="of:=IF(AND([$'Compétences validées trim-sem 1'.L35]=&quot;&quot;;[$'Compétences validées trim-sem 2'.L35]=&quot;&quot;;[$'Compétences validées trimestre 3'.L35]=&quot;&quot;);&quot;&quot;;MAX([$'Compétences validées trim-sem 1'.L35];[$'Compétences validées trim-sem 2'.L35];[$'Compétences validées trimestre 3'.L35]))">
            <text:p/>
          </table:table-cell>
          <table:table-cell table:formula="of:=IF(AND([$'Compétences validées trim-sem 1'.M35]=&quot;&quot;;[$'Compétences validées trim-sem 2'.M35]=&quot;&quot;;[$'Compétences validées trimestre 3'.M35]=&quot;&quot;);&quot;&quot;;MAX([$'Compétences validées trim-sem 1'.M35];[$'Compétences validées trim-sem 2'.M35];[$'Compétences validées trimestre 3'.M35]))">
            <text:p/>
          </table:table-cell>
          <table:table-cell table:formula="of:=IF(AND([$'Compétences validées trim-sem 1'.N35]=&quot;&quot;;[$'Compétences validées trim-sem 2'.N35]=&quot;&quot;;[$'Compétences validées trimestre 3'.N35]=&quot;&quot;);&quot;&quot;;MAX([$'Compétences validées trim-sem 1'.N35];[$'Compétences validées trim-sem 2'.N35];[$'Compétences validées trimestre 3'.N35]))">
            <text:p/>
          </table:table-cell>
          <table:table-cell table:formula="of:=IF(AND([$'Compétences validées trim-sem 1'.O35]=&quot;&quot;;[$'Compétences validées trim-sem 2'.O35]=&quot;&quot;;[$'Compétences validées trimestre 3'.O35]=&quot;&quot;);&quot;&quot;;MAX([$'Compétences validées trim-sem 1'.O35];[$'Compétences validées trim-sem 2'.O35];[$'Compétences validées trimestre 3'.O35]))">
            <text:p/>
          </table:table-cell>
          <table:table-cell table:formula="of:=IF(AND([$'Compétences validées trim-sem 1'.P35]=&quot;&quot;;[$'Compétences validées trim-sem 2'.P35]=&quot;&quot;;[$'Compétences validées trimestre 3'.P35]=&quot;&quot;);&quot;&quot;;MAX([$'Compétences validées trim-sem 1'.P35];[$'Compétences validées trim-sem 2'.P35];[$'Compétences validées trimestre 3'.P35]))">
            <text:p/>
          </table:table-cell>
          <table:table-cell table:formula="of:=IF(AND([$'Compétences validées trim-sem 1'.Q35]=&quot;&quot;;[$'Compétences validées trim-sem 2'.Q35]=&quot;&quot;;[$'Compétences validées trimestre 3'.Q35]=&quot;&quot;);&quot;&quot;;MAX([$'Compétences validées trim-sem 1'.Q35];[$'Compétences validées trim-sem 2'.Q35];[$'Compétences validées trimestre 3'.Q35]))">
            <text:p/>
          </table:table-cell>
          <table:table-cell table:formula="of:=IF(AND([$'Compétences validées trim-sem 1'.R35]=&quot;&quot;;[$'Compétences validées trim-sem 2'.R35]=&quot;&quot;;[$'Compétences validées trimestre 3'.R35]=&quot;&quot;);&quot;&quot;;MAX([$'Compétences validées trim-sem 1'.R35];[$'Compétences validées trim-sem 2'.R35];[$'Compétences validées trimestre 3'.R35]))">
            <text:p/>
          </table:table-cell>
          <table:table-cell table:formula="of:=IF(AND([$'Compétences validées trim-sem 1'.S35]=&quot;&quot;;[$'Compétences validées trim-sem 2'.S35]=&quot;&quot;;[$'Compétences validées trimestre 3'.S35]=&quot;&quot;);&quot;&quot;;MAX([$'Compétences validées trim-sem 1'.S35];[$'Compétences validées trim-sem 2'.S35];[$'Compétences validées trimestre 3'.S35]))">
            <text:p/>
          </table:table-cell>
          <table:table-cell table:formula="of:=IF(AND([$'Compétences validées trim-sem 1'.T35]=&quot;&quot;;[$'Compétences validées trim-sem 2'.T35]=&quot;&quot;;[$'Compétences validées trimestre 3'.T35]=&quot;&quot;);&quot;&quot;;MAX([$'Compétences validées trim-sem 1'.T35];[$'Compétences validées trim-sem 2'.T35];[$'Compétences validées trimestre 3'.T35]))">
            <text:p/>
          </table:table-cell>
          <table:table-cell table:formula="of:=IF(AND([$'Compétences validées trim-sem 1'.U35]=&quot;&quot;;[$'Compétences validées trim-sem 2'.U35]=&quot;&quot;;[$'Compétences validées trimestre 3'.U35]=&quot;&quot;);&quot;&quot;;MAX([$'Compétences validées trim-sem 1'.U35];[$'Compétences validées trim-sem 2'.U35];[$'Compétences validées trimestre 3'.U35]))">
            <text:p/>
          </table:table-cell>
          <table:table-cell table:formula="of:=IF(AND([$'Compétences validées trim-sem 1'.V35]=&quot;&quot;;[$'Compétences validées trim-sem 2'.V35]=&quot;&quot;;[$'Compétences validées trimestre 3'.V35]=&quot;&quot;);&quot;&quot;;MAX([$'Compétences validées trim-sem 1'.V35];[$'Compétences validées trim-sem 2'.V35];[$'Compétences validées trimestre 3'.V35]))">
            <text:p/>
          </table:table-cell>
          <table:table-cell table:formula="of:=IF(AND([$'Compétences validées trim-sem 1'.W35]=&quot;&quot;;[$'Compétences validées trim-sem 2'.W35]=&quot;&quot;;[$'Compétences validées trimestre 3'.W35]=&quot;&quot;);&quot;&quot;;MAX([$'Compétences validées trim-sem 1'.W35];[$'Compétences validées trim-sem 2'.W35];[$'Compétences validées trimestre 3'.W35]))">
            <text:p/>
          </table:table-cell>
          <table:table-cell table:formula="of:=IF(AND([$'Compétences validées trim-sem 1'.X35]=&quot;&quot;;[$'Compétences validées trim-sem 2'.X35]=&quot;&quot;;[$'Compétences validées trimestre 3'.X35]=&quot;&quot;);&quot;&quot;;MAX([$'Compétences validées trim-sem 1'.X35];[$'Compétences validées trim-sem 2'.X35];[$'Compétences validées trimestre 3'.X35]))">
            <text:p/>
          </table:table-cell>
          <table:table-cell table:formula="of:=IF(AND([$'Compétences validées trim-sem 1'.Y35]=&quot;&quot;;[$'Compétences validées trim-sem 2'.Y35]=&quot;&quot;;[$'Compétences validées trimestre 3'.Y35]=&quot;&quot;);&quot;&quot;;MAX([$'Compétences validées trim-sem 1'.Y35];[$'Compétences validées trim-sem 2'.Y35];[$'Compétences validées trimestre 3'.Y35]))">
            <text:p/>
          </table:table-cell>
          <table:table-cell table:formula="of:=IF(AND([$'Compétences validées trim-sem 1'.Z35]=&quot;&quot;;[$'Compétences validées trim-sem 2'.Z35]=&quot;&quot;;[$'Compétences validées trimestre 3'.Z35]=&quot;&quot;);&quot;&quot;;MAX([$'Compétences validées trim-sem 1'.Z35];[$'Compétences validées trim-sem 2'.Z35];[$'Compétences validées trimestre 3'.Z35]))">
            <text:p/>
          </table:table-cell>
          <table:table-cell table:formula="of:=IF(AND([$'Compétences validées trim-sem 1'.AA35]=&quot;&quot;;[$'Compétences validées trim-sem 2'.AA35]=&quot;&quot;;[$'Compétences validées trimestre 3'.AA35]=&quot;&quot;);&quot;&quot;;MAX([$'Compétences validées trim-sem 1'.AA35];[$'Compétences validées trim-sem 2'.AA35];[$'Compétences validées trimestre 3'.AA35]))">
            <text:p/>
          </table:table-cell>
          <table:table-cell table:formula="of:=IF(AND([$'Compétences validées trim-sem 1'.AB35]=&quot;&quot;;[$'Compétences validées trim-sem 2'.AB35]=&quot;&quot;;[$'Compétences validées trimestre 3'.AB35]=&quot;&quot;);&quot;&quot;;MAX([$'Compétences validées trim-sem 1'.AB35];[$'Compétences validées trim-sem 2'.AB35];[$'Compétences validées trimestre 3'.AB35]))">
            <text:p/>
          </table:table-cell>
          <table:table-cell table:formula="of:=IF(AND([$'Compétences validées trim-sem 1'.AC35]=&quot;&quot;;[$'Compétences validées trim-sem 2'.AC35]=&quot;&quot;;[$'Compétences validées trimestre 3'.AC35]=&quot;&quot;);&quot;&quot;;MAX([$'Compétences validées trim-sem 1'.AC35];[$'Compétences validées trim-sem 2'.AC35];[$'Compétences validées trimestre 3'.AC35]))">
            <text:p/>
          </table:table-cell>
          <table:table-cell table:formula="of:=IF(AND([$'Compétences validées trim-sem 1'.AD35]=&quot;&quot;;[$'Compétences validées trim-sem 2'.AD35]=&quot;&quot;;[$'Compétences validées trimestre 3'.AD35]=&quot;&quot;);&quot;&quot;;MAX([$'Compétences validées trim-sem 1'.AD35];[$'Compétences validées trim-sem 2'.AD35];[$'Compétences validées trimestre 3'.AD35]))">
            <text:p/>
          </table:table-cell>
          <table:table-cell table:formula="of:=IF(AND([$'Compétences validées trim-sem 1'.AE35]=&quot;&quot;;[$'Compétences validées trim-sem 2'.AE35]=&quot;&quot;;[$'Compétences validées trimestre 3'.AE35]=&quot;&quot;);&quot;&quot;;MAX([$'Compétences validées trim-sem 1'.AE35];[$'Compétences validées trim-sem 2'.AE35];[$'Compétences validées trimestre 3'.AE35]))">
            <text:p/>
          </table:table-cell>
          <table:table-cell table:formula="of:=IF(AND([$'Compétences validées trim-sem 1'.AF35]=&quot;&quot;;[$'Compétences validées trim-sem 2'.AF35]=&quot;&quot;;[$'Compétences validées trimestre 3'.AF35]=&quot;&quot;);&quot;&quot;;MAX([$'Compétences validées trim-sem 1'.AF35];[$'Compétences validées trim-sem 2'.AF35];[$'Compétences validées trimestre 3'.AF35]))">
            <text:p/>
          </table:table-cell>
          <table:table-cell table:formula="of:=IF(AND([$'Compétences validées trim-sem 1'.AG35]=&quot;&quot;;[$'Compétences validées trim-sem 2'.AG35]=&quot;&quot;;[$'Compétences validées trimestre 3'.AG35]=&quot;&quot;);&quot;&quot;;MAX([$'Compétences validées trim-sem 1'.AG35];[$'Compétences validées trim-sem 2'.AG35];[$'Compétences validées trimestre 3'.AG35]))">
            <text:p/>
          </table:table-cell>
          <table:table-cell table:formula="of:=IF(AND([$'Compétences validées trim-sem 1'.AH35]=&quot;&quot;;[$'Compétences validées trim-sem 2'.AH35]=&quot;&quot;;[$'Compétences validées trimestre 3'.AH35]=&quot;&quot;);&quot;&quot;;MAX([$'Compétences validées trim-sem 1'.AH35];[$'Compétences validées trim-sem 2'.AH35];[$'Compétences validées trimestre 3'.AH35]))">
            <text:p/>
          </table:table-cell>
          <table:table-cell table:formula="of:=IF(AND([$'Compétences validées trim-sem 1'.AI35]=&quot;&quot;;[$'Compétences validées trim-sem 2'.AI35]=&quot;&quot;;[$'Compétences validées trimestre 3'.AI35]=&quot;&quot;);&quot;&quot;;MAX([$'Compétences validées trim-sem 1'.AI35];[$'Compétences validées trim-sem 2'.AI35];[$'Compétences validées trimestre 3'.AI35]))">
            <text:p/>
          </table:table-cell>
          <table:table-cell table:formula="of:=IF(AND([$'Compétences validées trim-sem 1'.AJ35]=&quot;&quot;;[$'Compétences validées trim-sem 2'.AJ35]=&quot;&quot;;[$'Compétences validées trimestre 3'.AJ35]=&quot;&quot;);&quot;&quot;;MAX([$'Compétences validées trim-sem 1'.AJ35];[$'Compétences validées trim-sem 2'.AJ35];[$'Compétences validées trimestre 3'.AJ35]))">
            <text:p/>
          </table:table-cell>
          <table:table-cell table:formula="of:=IF(AND([$'Compétences validées trim-sem 1'.AK35]=&quot;&quot;;[$'Compétences validées trim-sem 2'.AK35]=&quot;&quot;;[$'Compétences validées trimestre 3'.AK35]=&quot;&quot;);&quot;&quot;;MAX([$'Compétences validées trim-sem 1'.AK35];[$'Compétences validées trim-sem 2'.AK35];[$'Compétences validées trimestre 3'.AK35]))">
            <text:p/>
          </table:table-cell>
          <table:table-cell table:formula="of:=IF(AND([$'Compétences validées trim-sem 1'.AL35]=&quot;&quot;;[$'Compétences validées trim-sem 2'.AL35]=&quot;&quot;;[$'Compétences validées trimestre 3'.AL35]=&quot;&quot;);&quot;&quot;;MAX([$'Compétences validées trim-sem 1'.AL35];[$'Compétences validées trim-sem 2'.AL35];[$'Compétences validées trimestre 3'.AL35]))">
            <text:p/>
          </table:table-cell>
          <table:table-cell table:formula="of:=IF(AND([$'Compétences validées trim-sem 1'.AM35]=&quot;&quot;;[$'Compétences validées trim-sem 2'.AM35]=&quot;&quot;;[$'Compétences validées trimestre 3'.AM35]=&quot;&quot;);&quot;&quot;;MAX([$'Compétences validées trim-sem 1'.AM35];[$'Compétences validées trim-sem 2'.AM35];[$'Compétences validées trimestre 3'.AM35]))">
            <text:p/>
          </table:table-cell>
          <table:table-cell table:formula="of:=IF(AND([$'Compétences validées trim-sem 1'.AN35]=&quot;&quot;;[$'Compétences validées trim-sem 2'.AN35]=&quot;&quot;;[$'Compétences validées trimestre 3'.AN35]=&quot;&quot;);&quot;&quot;;MAX([$'Compétences validées trim-sem 1'.AN35];[$'Compétences validées trim-sem 2'.AN35];[$'Compétences validées trimestre 3'.AN35]))">
            <text:p/>
          </table:table-cell>
          <table:table-cell table:formula="of:=IF(AND([$'Compétences validées trim-sem 1'.AO35]=&quot;&quot;;[$'Compétences validées trim-sem 2'.AO35]=&quot;&quot;;[$'Compétences validées trimestre 3'.AO35]=&quot;&quot;);&quot;&quot;;MAX([$'Compétences validées trim-sem 1'.AO35];[$'Compétences validées trim-sem 2'.AO35];[$'Compétences validées trimestre 3'.AO35]))">
            <text:p/>
          </table:table-cell>
          <table:table-cell table:formula="of:=IF(AND([$'Compétences validées trim-sem 1'.AP35]=&quot;&quot;;[$'Compétences validées trim-sem 2'.AP35]=&quot;&quot;;[$'Compétences validées trimestre 3'.AP35]=&quot;&quot;);&quot;&quot;;MAX([$'Compétences validées trim-sem 1'.AP35];[$'Compétences validées trim-sem 2'.AP35];[$'Compétences validées trimestre 3'.AP35]))">
            <text:p/>
          </table:table-cell>
          <table:table-cell table:formula="of:=IF(AND([$'Compétences validées trim-sem 1'.AQ35]=&quot;&quot;;[$'Compétences validées trim-sem 2'.AQ35]=&quot;&quot;;[$'Compétences validées trimestre 3'.AQ35]=&quot;&quot;);&quot;&quot;;MAX([$'Compétences validées trim-sem 1'.AQ35];[$'Compétences validées trim-sem 2'.AQ35];[$'Compétences validées trimestre 3'.AQ35]))">
            <text:p/>
          </table:table-cell>
          <table:table-cell table:formula="of:=IF(AND([$'Compétences validées trim-sem 1'.AR35]=&quot;&quot;;[$'Compétences validées trim-sem 2'.AR35]=&quot;&quot;;[$'Compétences validées trimestre 3'.AR35]=&quot;&quot;);&quot;&quot;;MAX([$'Compétences validées trim-sem 1'.AR35];[$'Compétences validées trim-sem 2'.AR35];[$'Compétences validées trimestre 3'.AR35]))">
            <text:p/>
          </table:table-cell>
          <table:table-cell table:formula="of:=IF(AND([$'Compétences validées trim-sem 1'.AS35]=&quot;&quot;;[$'Compétences validées trim-sem 2'.AS35]=&quot;&quot;;[$'Compétences validées trimestre 3'.AS35]=&quot;&quot;);&quot;&quot;;MAX([$'Compétences validées trim-sem 1'.AS35];[$'Compétences validées trim-sem 2'.AS35];[$'Compétences validées trimestre 3'.AS35]))">
            <text:p/>
          </table:table-cell>
          <table:table-cell table:formula="of:=IF(AND([$'Compétences validées trim-sem 1'.AT35]=&quot;&quot;;[$'Compétences validées trim-sem 2'.AT35]=&quot;&quot;;[$'Compétences validées trimestre 3'.AT35]=&quot;&quot;);&quot;&quot;;MAX([$'Compétences validées trim-sem 1'.AT35];[$'Compétences validées trim-sem 2'.AT35];[$'Compétences validées trimestre 3'.AT35]))">
            <text:p/>
          </table:table-cell>
          <table:table-cell table:formula="of:=IF(AND([$'Compétences validées trim-sem 1'.AU35]=&quot;&quot;;[$'Compétences validées trim-sem 2'.AU35]=&quot;&quot;;[$'Compétences validées trimestre 3'.AU35]=&quot;&quot;);&quot;&quot;;MAX([$'Compétences validées trim-sem 1'.AU35];[$'Compétences validées trim-sem 2'.AU35];[$'Compétences validées trimestre 3'.AU35]))">
            <text:p/>
          </table:table-cell>
          <table:table-cell table:formula="of:=IF(AND([$'Compétences validées trim-sem 1'.AV35]=&quot;&quot;;[$'Compétences validées trim-sem 2'.AV35]=&quot;&quot;;[$'Compétences validées trimestre 3'.AV35]=&quot;&quot;);&quot;&quot;;MAX([$'Compétences validées trim-sem 1'.AV35];[$'Compétences validées trim-sem 2'.AV35];[$'Compétences validées trimestre 3'.AV35]))">
            <text:p/>
          </table:table-cell>
          <table:table-cell table:formula="of:=IF(AND([$'Compétences validées trim-sem 1'.AW35]=&quot;&quot;;[$'Compétences validées trim-sem 2'.AW35]=&quot;&quot;;[$'Compétences validées trimestre 3'.AW35]=&quot;&quot;);&quot;&quot;;MAX([$'Compétences validées trim-sem 1'.AW35];[$'Compétences validées trim-sem 2'.AW35];[$'Compétences validées trimestre 3'.AW35]))">
            <text:p/>
          </table:table-cell>
          <table:table-cell table:formula="of:=IF(AND([$'Compétences validées trim-sem 1'.AX35]=&quot;&quot;;[$'Compétences validées trim-sem 2'.AX35]=&quot;&quot;;[$'Compétences validées trimestre 3'.AX35]=&quot;&quot;);&quot;&quot;;MAX([$'Compétences validées trim-sem 1'.AX35];[$'Compétences validées trim-sem 2'.AX35];[$'Compétences validées trimestre 3'.AX35]))">
            <text:p/>
          </table:table-cell>
          <table:table-cell table:formula="of:=IF(AND([$'Compétences validées trim-sem 1'.AY35]=&quot;&quot;;[$'Compétences validées trim-sem 2'.AY35]=&quot;&quot;;[$'Compétences validées trimestre 3'.AY35]=&quot;&quot;);&quot;&quot;;MAX([$'Compétences validées trim-sem 1'.AY35];[$'Compétences validées trim-sem 2'.AY35];[$'Compétences validées trimestre 3'.AY35]))">
            <text:p/>
          </table:table-cell>
          <table:table-cell table:formula="of:=IF(AND([$'Compétences validées trim-sem 1'.AZ35]=&quot;&quot;;[$'Compétences validées trim-sem 2'.AZ35]=&quot;&quot;;[$'Compétences validées trimestre 3'.AZ35]=&quot;&quot;);&quot;&quot;;MAX([$'Compétences validées trim-sem 1'.AZ35];[$'Compétences validées trim-sem 2'.AZ35];[$'Compétences validées trimestre 3'.AZ35]))">
            <text:p/>
          </table:table-cell>
          <table:table-cell table:formula="of:=IF(AND([$'Compétences validées trim-sem 1'.BA35]=&quot;&quot;;[$'Compétences validées trim-sem 2'.BA35]=&quot;&quot;;[$'Compétences validées trimestre 3'.BA35]=&quot;&quot;);&quot;&quot;;MAX([$'Compétences validées trim-sem 1'.BA35];[$'Compétences validées trim-sem 2'.BA35];[$'Compétences validées trimestre 3'.BA35]))">
            <text:p/>
          </table:table-cell>
          <table:table-cell table:formula="of:=IF(AND([$'Compétences validées trim-sem 1'.BB35]=&quot;&quot;;[$'Compétences validées trim-sem 2'.BB35]=&quot;&quot;;[$'Compétences validées trimestre 3'.BB35]=&quot;&quot;);&quot;&quot;;MAX([$'Compétences validées trim-sem 1'.BB35];[$'Compétences validées trim-sem 2'.BB35];[$'Compétences validées trimestre 3'.BB35]))">
            <text:p/>
          </table:table-cell>
          <table:table-cell table:formula="of:=IF(AND([$'Compétences validées trim-sem 1'.BC35]=&quot;&quot;;[$'Compétences validées trim-sem 2'.BC35]=&quot;&quot;;[$'Compétences validées trimestre 3'.BC35]=&quot;&quot;);&quot;&quot;;MAX([$'Compétences validées trim-sem 1'.BC35];[$'Compétences validées trim-sem 2'.BC35];[$'Compétences validées trimestre 3'.BC35]))">
            <text:p/>
          </table:table-cell>
          <table:table-cell table:formula="of:=IF(AND([$'Compétences validées trim-sem 1'.BD35]=&quot;&quot;;[$'Compétences validées trim-sem 2'.BD35]=&quot;&quot;;[$'Compétences validées trimestre 3'.BD35]=&quot;&quot;);&quot;&quot;;MAX([$'Compétences validées trim-sem 1'.BD35];[$'Compétences validées trim-sem 2'.BD35];[$'Compétences validées trimestre 3'.BD35]))">
            <text:p/>
          </table:table-cell>
          <table:table-cell table:formula="of:=IF(AND([$'Compétences validées trim-sem 1'.BE35]=&quot;&quot;;[$'Compétences validées trim-sem 2'.BE35]=&quot;&quot;;[$'Compétences validées trimestre 3'.BE35]=&quot;&quot;);&quot;&quot;;MAX([$'Compétences validées trim-sem 1'.BE35];[$'Compétences validées trim-sem 2'.BE35];[$'Compétences validées trimestre 3'.BE35]))">
            <text:p/>
          </table:table-cell>
          <table:table-cell table:formula="of:=IF(AND([$'Compétences validées trim-sem 1'.BF35]=&quot;&quot;;[$'Compétences validées trim-sem 2'.BF35]=&quot;&quot;;[$'Compétences validées trimestre 3'.BF35]=&quot;&quot;);&quot;&quot;;MAX([$'Compétences validées trim-sem 1'.BF35];[$'Compétences validées trim-sem 2'.BF35];[$'Compétences validées trimestre 3'.BF35]))">
            <text:p/>
          </table:table-cell>
          <table:table-cell table:formula="of:=IF(AND([$'Compétences validées trim-sem 1'.BG35]=&quot;&quot;;[$'Compétences validées trim-sem 2'.BG35]=&quot;&quot;;[$'Compétences validées trimestre 3'.BG35]=&quot;&quot;);&quot;&quot;;MAX([$'Compétences validées trim-sem 1'.BG35];[$'Compétences validées trim-sem 2'.BG35];[$'Compétences validées trimestre 3'.BG35]))">
            <text:p/>
          </table:table-cell>
          <table:table-cell table:formula="of:=IF(AND([$'Compétences validées trim-sem 1'.BH35]=&quot;&quot;;[$'Compétences validées trim-sem 2'.BH35]=&quot;&quot;;[$'Compétences validées trimestre 3'.BH35]=&quot;&quot;);&quot;&quot;;MAX([$'Compétences validées trim-sem 1'.BH35];[$'Compétences validées trim-sem 2'.BH35];[$'Compétences validées trimestre 3'.BH35]))">
            <text:p/>
          </table:table-cell>
          <table:table-cell table:formula="of:=IF(AND([$'Compétences validées trim-sem 1'.BI35]=&quot;&quot;;[$'Compétences validées trim-sem 2'.BI35]=&quot;&quot;;[$'Compétences validées trimestre 3'.BI35]=&quot;&quot;);&quot;&quot;;MAX([$'Compétences validées trim-sem 1'.BI35];[$'Compétences validées trim-sem 2'.BI35];[$'Compétences validées trimestre 3'.BI35]))">
            <text:p/>
          </table:table-cell>
          <table:table-cell table:formula="of:=IF(AND([$'Compétences validées trim-sem 1'.BJ35]=&quot;&quot;;[$'Compétences validées trim-sem 2'.BJ35]=&quot;&quot;;[$'Compétences validées trimestre 3'.BJ35]=&quot;&quot;);&quot;&quot;;MAX([$'Compétences validées trim-sem 1'.BJ35];[$'Compétences validées trim-sem 2'.BJ35];[$'Compétences validées trimestre 3'.BJ35]))">
            <text:p/>
          </table:table-cell>
          <table:table-cell table:formula="of:=IF(AND([$'Compétences validées trim-sem 1'.BK35]=&quot;&quot;;[$'Compétences validées trim-sem 2'.BK35]=&quot;&quot;;[$'Compétences validées trimestre 3'.BK35]=&quot;&quot;);&quot;&quot;;MAX([$'Compétences validées trim-sem 1'.BK35];[$'Compétences validées trim-sem 2'.BK35];[$'Compétences validées trimestre 3'.BK35]))">
            <text:p/>
          </table:table-cell>
          <table:table-cell table:formula="of:=IF(AND([$'Compétences validées trim-sem 1'.BL35]=&quot;&quot;;[$'Compétences validées trim-sem 2'.BL35]=&quot;&quot;;[$'Compétences validées trimestre 3'.BL35]=&quot;&quot;);&quot;&quot;;MAX([$'Compétences validées trim-sem 1'.BL35];[$'Compétences validées trim-sem 2'.BL35];[$'Compétences validées trimestre 3'.BL35]))">
            <text:p/>
          </table:table-cell>
          <table:table-cell table:formula="of:=IF(AND([$'Compétences validées trim-sem 1'.BM35]=&quot;&quot;;[$'Compétences validées trim-sem 2'.BM35]=&quot;&quot;;[$'Compétences validées trimestre 3'.BM35]=&quot;&quot;);&quot;&quot;;MAX([$'Compétences validées trim-sem 1'.BM35];[$'Compétences validées trim-sem 2'.BM35];[$'Compétences validées trimestre 3'.BM35]))">
            <text:p/>
          </table:table-cell>
          <table:table-cell table:formula="of:=IF(AND([$'Compétences validées trim-sem 1'.BN35]=&quot;&quot;;[$'Compétences validées trim-sem 2'.BN35]=&quot;&quot;;[$'Compétences validées trimestre 3'.BN35]=&quot;&quot;);&quot;&quot;;MAX([$'Compétences validées trim-sem 1'.BN35];[$'Compétences validées trim-sem 2'.BN35];[$'Compétences validées trimestre 3'.BN35]))">
            <text:p/>
          </table:table-cell>
          <table:table-cell table:formula="of:=IF(AND([$'Compétences validées trim-sem 1'.BO35]=&quot;&quot;;[$'Compétences validées trim-sem 2'.BO35]=&quot;&quot;;[$'Compétences validées trimestre 3'.BO35]=&quot;&quot;);&quot;&quot;;MAX([$'Compétences validées trim-sem 1'.BO35];[$'Compétences validées trim-sem 2'.BO35];[$'Compétences validées trimestre 3'.BO35]))">
            <text:p/>
          </table:table-cell>
          <table:table-cell table:formula="of:=IF(AND([$'Compétences validées trim-sem 1'.BP35]=&quot;&quot;;[$'Compétences validées trim-sem 2'.BP35]=&quot;&quot;;[$'Compétences validées trimestre 3'.BP35]=&quot;&quot;);&quot;&quot;;MAX([$'Compétences validées trim-sem 1'.BP35];[$'Compétences validées trim-sem 2'.BP35];[$'Compétences validées trimestre 3'.BP35]))">
            <text:p/>
          </table:table-cell>
          <table:table-cell table:formula="of:=IF(AND([$'Compétences validées trim-sem 1'.BQ35]=&quot;&quot;;[$'Compétences validées trim-sem 2'.BQ35]=&quot;&quot;;[$'Compétences validées trimestre 3'.BQ35]=&quot;&quot;);&quot;&quot;;MAX([$'Compétences validées trim-sem 1'.BQ35];[$'Compétences validées trim-sem 2'.BQ35];[$'Compétences validées trimestre 3'.BQ35]))">
            <text:p/>
          </table:table-cell>
          <table:table-cell table:formula="of:=IF(AND([$'Compétences validées trim-sem 1'.BR35]=&quot;&quot;;[$'Compétences validées trim-sem 2'.BR35]=&quot;&quot;;[$'Compétences validées trimestre 3'.BR35]=&quot;&quot;);&quot;&quot;;MAX([$'Compétences validées trim-sem 1'.BR35];[$'Compétences validées trim-sem 2'.BR35];[$'Compétences validées trimestre 3'.BR35]))">
            <text:p/>
          </table:table-cell>
          <table:table-cell table:formula="of:=IF(AND([$'Compétences validées trim-sem 1'.BS35]=&quot;&quot;;[$'Compétences validées trim-sem 2'.BS35]=&quot;&quot;;[$'Compétences validées trimestre 3'.BS35]=&quot;&quot;);&quot;&quot;;MAX([$'Compétences validées trim-sem 1'.BS35];[$'Compétences validées trim-sem 2'.BS35];[$'Compétences validées trimestre 3'.BS35]))">
            <text:p/>
          </table:table-cell>
          <table:table-cell table:formula="of:=IF(AND([$'Compétences validées trim-sem 1'.BT35]=&quot;&quot;;[$'Compétences validées trim-sem 2'.BT35]=&quot;&quot;;[$'Compétences validées trimestre 3'.BT35]=&quot;&quot;);&quot;&quot;;MAX([$'Compétences validées trim-sem 1'.BT35];[$'Compétences validées trim-sem 2'.BT35];[$'Compétences validées trimestre 3'.BT35]))">
            <text:p/>
          </table:table-cell>
          <table:table-cell table:formula="of:=IF(AND([$'Compétences validées trim-sem 1'.BU35]=&quot;&quot;;[$'Compétences validées trim-sem 2'.BU35]=&quot;&quot;;[$'Compétences validées trimestre 3'.BU35]=&quot;&quot;);&quot;&quot;;MAX([$'Compétences validées trim-sem 1'.BU35];[$'Compétences validées trim-sem 2'.BU35];[$'Compétences validées trimestre 3'.BU35]))">
            <text:p/>
          </table:table-cell>
          <table:table-cell table:formula="of:=IF(AND([$'Compétences validées trim-sem 1'.BV35]=&quot;&quot;;[$'Compétences validées trim-sem 2'.BV35]=&quot;&quot;;[$'Compétences validées trimestre 3'.BV35]=&quot;&quot;);&quot;&quot;;MAX([$'Compétences validées trim-sem 1'.BV35];[$'Compétences validées trim-sem 2'.BV35];[$'Compétences validées trimestre 3'.BV35]))">
            <text:p/>
          </table:table-cell>
          <table:table-cell table:formula="of:=IF(AND([$'Compétences validées trim-sem 1'.BW35]=&quot;&quot;;[$'Compétences validées trim-sem 2'.BW35]=&quot;&quot;;[$'Compétences validées trimestre 3'.BW35]=&quot;&quot;);&quot;&quot;;MAX([$'Compétences validées trim-sem 1'.BW35];[$'Compétences validées trim-sem 2'.BW35];[$'Compétences validées trimestre 3'.BW35]))">
            <text:p/>
          </table:table-cell>
          <table:table-cell table:formula="of:=IF(AND([$'Compétences validées trim-sem 1'.BX35]=&quot;&quot;;[$'Compétences validées trim-sem 2'.BX35]=&quot;&quot;;[$'Compétences validées trimestre 3'.BX35]=&quot;&quot;);&quot;&quot;;MAX([$'Compétences validées trim-sem 1'.BX35];[$'Compétences validées trim-sem 2'.BX35];[$'Compétences validées trimestre 3'.BX35]))">
            <text:p/>
          </table:table-cell>
          <table:table-cell table:formula="of:=IF(AND([$'Compétences validées trim-sem 1'.BY35]=&quot;&quot;;[$'Compétences validées trim-sem 2'.BY35]=&quot;&quot;;[$'Compétences validées trimestre 3'.BY35]=&quot;&quot;);&quot;&quot;;MAX([$'Compétences validées trim-sem 1'.BY35];[$'Compétences validées trim-sem 2'.BY35];[$'Compétences validées trimestre 3'.BY35]))">
            <text:p/>
          </table:table-cell>
          <table:table-cell table:formula="of:=IF(AND([$'Compétences validées trim-sem 1'.BZ35]=&quot;&quot;;[$'Compétences validées trim-sem 2'.BZ35]=&quot;&quot;;[$'Compétences validées trimestre 3'.BZ35]=&quot;&quot;);&quot;&quot;;MAX([$'Compétences validées trim-sem 1'.BZ35];[$'Compétences validées trim-sem 2'.BZ35];[$'Compétences validées trimestre 3'.BZ35]))">
            <text:p/>
          </table:table-cell>
          <table:table-cell table:formula="of:=IF(AND([$'Compétences validées trim-sem 1'.CA35]=&quot;&quot;;[$'Compétences validées trim-sem 2'.CA35]=&quot;&quot;;[$'Compétences validées trimestre 3'.CA35]=&quot;&quot;);&quot;&quot;;MAX([$'Compétences validées trim-sem 1'.CA35];[$'Compétences validées trim-sem 2'.CA35];[$'Compétences validées trimestre 3'.CA35]))">
            <text:p/>
          </table:table-cell>
          <table:table-cell table:formula="of:=IF(AND([$'Compétences validées trim-sem 1'.CB35]=&quot;&quot;;[$'Compétences validées trim-sem 2'.CB35]=&quot;&quot;;[$'Compétences validées trimestre 3'.CB35]=&quot;&quot;);&quot;&quot;;MAX([$'Compétences validées trim-sem 1'.CB35];[$'Compétences validées trim-sem 2'.CB35];[$'Compétences validées trimestre 3'.CB35]))">
            <text:p/>
          </table:table-cell>
          <table:table-cell table:formula="of:=IF(AND([$'Compétences validées trim-sem 1'.CC35]=&quot;&quot;;[$'Compétences validées trim-sem 2'.CC35]=&quot;&quot;;[$'Compétences validées trimestre 3'.CC35]=&quot;&quot;);&quot;&quot;;MAX([$'Compétences validées trim-sem 1'.CC35];[$'Compétences validées trim-sem 2'.CC35];[$'Compétences validées trimestre 3'.CC35]))">
            <text:p/>
          </table:table-cell>
          <table:table-cell table:formula="of:=IF(AND([$'Compétences validées trim-sem 1'.CD35]=&quot;&quot;;[$'Compétences validées trim-sem 2'.CD35]=&quot;&quot;;[$'Compétences validées trimestre 3'.CD35]=&quot;&quot;);&quot;&quot;;MAX([$'Compétences validées trim-sem 1'.CD35];[$'Compétences validées trim-sem 2'.CD35];[$'Compétences validées trimestre 3'.CD35]))">
            <text:p/>
          </table:table-cell>
          <table:table-cell table:formula="of:=IF(AND([$'Compétences validées trim-sem 1'.CE35]=&quot;&quot;;[$'Compétences validées trim-sem 2'.CE35]=&quot;&quot;;[$'Compétences validées trimestre 3'.CE35]=&quot;&quot;);&quot;&quot;;MAX([$'Compétences validées trim-sem 1'.CE35];[$'Compétences validées trim-sem 2'.CE35];[$'Compétences validées trimestre 3'.CE35]))">
            <text:p/>
          </table:table-cell>
          <table:table-cell table:formula="of:=IF(AND([$'Compétences validées trim-sem 1'.CF35]=&quot;&quot;;[$'Compétences validées trim-sem 2'.CF35]=&quot;&quot;;[$'Compétences validées trimestre 3'.CF35]=&quot;&quot;);&quot;&quot;;MAX([$'Compétences validées trim-sem 1'.CF35];[$'Compétences validées trim-sem 2'.CF35];[$'Compétences validées trimestre 3'.CF35]))">
            <text:p/>
          </table:table-cell>
          <table:table-cell table:formula="of:=IF(AND([$'Compétences validées trim-sem 1'.CG35]=&quot;&quot;;[$'Compétences validées trim-sem 2'.CG35]=&quot;&quot;;[$'Compétences validées trimestre 3'.CG35]=&quot;&quot;);&quot;&quot;;MAX([$'Compétences validées trim-sem 1'.CG35];[$'Compétences validées trim-sem 2'.CG35];[$'Compétences validées trimestre 3'.CG35]))">
            <text:p/>
          </table:table-cell>
          <table:table-cell table:formula="of:=IF(AND([$'Compétences validées trim-sem 1'.CH35]=&quot;&quot;;[$'Compétences validées trim-sem 2'.CH35]=&quot;&quot;;[$'Compétences validées trimestre 3'.CH35]=&quot;&quot;);&quot;&quot;;MAX([$'Compétences validées trim-sem 1'.CH35];[$'Compétences validées trim-sem 2'.CH35];[$'Compétences validées trimestre 3'.CH35]))">
            <text:p/>
          </table:table-cell>
          <table:table-cell table:formula="of:=IF(AND([$'Compétences validées trim-sem 1'.CI35]=&quot;&quot;;[$'Compétences validées trim-sem 2'.CI35]=&quot;&quot;;[$'Compétences validées trimestre 3'.CI35]=&quot;&quot;);&quot;&quot;;MAX([$'Compétences validées trim-sem 1'.CI35];[$'Compétences validées trim-sem 2'.CI35];[$'Compétences validées trimestre 3'.CI35]))">
            <text:p/>
          </table:table-cell>
          <table:table-cell table:formula="of:=IF(AND([$'Compétences validées trim-sem 1'.CJ35]=&quot;&quot;;[$'Compétences validées trim-sem 2'.CJ35]=&quot;&quot;;[$'Compétences validées trimestre 3'.CJ35]=&quot;&quot;);&quot;&quot;;MAX([$'Compétences validées trim-sem 1'.CJ35];[$'Compétences validées trim-sem 2'.CJ35];[$'Compétences validées trimestre 3'.CJ35]))">
            <text:p/>
          </table:table-cell>
          <table:table-cell table:formula="of:=IF(AND([$'Compétences validées trim-sem 1'.CK35]=&quot;&quot;;[$'Compétences validées trim-sem 2'.CK35]=&quot;&quot;;[$'Compétences validées trimestre 3'.CK35]=&quot;&quot;);&quot;&quot;;MAX([$'Compétences validées trim-sem 1'.CK35];[$'Compétences validées trim-sem 2'.CK35];[$'Compétences validées trimestre 3'.CK35]))">
            <text:p/>
          </table:table-cell>
          <table:table-cell table:formula="of:=IF(AND([$'Compétences validées trim-sem 1'.CL35]=&quot;&quot;;[$'Compétences validées trim-sem 2'.CL35]=&quot;&quot;;[$'Compétences validées trimestre 3'.CL35]=&quot;&quot;);&quot;&quot;;MAX([$'Compétences validées trim-sem 1'.CL35];[$'Compétences validées trim-sem 2'.CL35];[$'Compétences validées trimestre 3'.CL35]))">
            <text:p/>
          </table:table-cell>
          <table:table-cell table:formula="of:=IF(AND([$'Compétences validées trim-sem 1'.CM35]=&quot;&quot;;[$'Compétences validées trim-sem 2'.CM35]=&quot;&quot;;[$'Compétences validées trimestre 3'.CM35]=&quot;&quot;);&quot;&quot;;MAX([$'Compétences validées trim-sem 1'.CM35];[$'Compétences validées trim-sem 2'.CM35];[$'Compétences validées trimestre 3'.CM35]))">
            <text:p/>
          </table:table-cell>
          <table:table-cell table:formula="of:=IF(AND([$'Compétences validées trim-sem 1'.CN35]=&quot;&quot;;[$'Compétences validées trim-sem 2'.CN35]=&quot;&quot;;[$'Compétences validées trimestre 3'.CN35]=&quot;&quot;);&quot;&quot;;MAX([$'Compétences validées trim-sem 1'.CN35];[$'Compétences validées trim-sem 2'.CN35];[$'Compétences validées trimestre 3'.CN35]))">
            <text:p/>
          </table:table-cell>
          <table:table-cell table:formula="of:=IF(AND([$'Compétences validées trim-sem 1'.CO35]=&quot;&quot;;[$'Compétences validées trim-sem 2'.CO35]=&quot;&quot;;[$'Compétences validées trimestre 3'.CO35]=&quot;&quot;);&quot;&quot;;MAX([$'Compétences validées trim-sem 1'.CO35];[$'Compétences validées trim-sem 2'.CO35];[$'Compétences validées trimestre 3'.CO35]))">
            <text:p/>
          </table:table-cell>
          <table:table-cell table:formula="of:=IF(AND([$'Compétences validées trim-sem 1'.CP35]=&quot;&quot;;[$'Compétences validées trim-sem 2'.CP35]=&quot;&quot;;[$'Compétences validées trimestre 3'.CP35]=&quot;&quot;);&quot;&quot;;MAX([$'Compétences validées trim-sem 1'.CP35];[$'Compétences validées trim-sem 2'.CP35];[$'Compétences validées trimestre 3'.CP35]))">
            <text:p/>
          </table:table-cell>
          <table:table-cell table:formula="of:=IF(AND([$'Compétences validées trim-sem 1'.CQ35]=&quot;&quot;;[$'Compétences validées trim-sem 2'.CQ35]=&quot;&quot;;[$'Compétences validées trimestre 3'.CQ35]=&quot;&quot;);&quot;&quot;;MAX([$'Compétences validées trim-sem 1'.CQ35];[$'Compétences validées trim-sem 2'.CQ35];[$'Compétences validées trimestre 3'.CQ35]))">
            <text:p/>
          </table:table-cell>
          <table:table-cell table:formula="of:=IF(AND([$'Compétences validées trim-sem 1'.CR35]=&quot;&quot;;[$'Compétences validées trim-sem 2'.CR35]=&quot;&quot;;[$'Compétences validées trimestre 3'.CR35]=&quot;&quot;);&quot;&quot;;MAX([$'Compétences validées trim-sem 1'.CR35];[$'Compétences validées trim-sem 2'.CR35];[$'Compétences validées trimestre 3'.CR35]))">
            <text:p/>
          </table:table-cell>
          <table:table-cell table:formula="of:=IF(AND([$'Compétences validées trim-sem 1'.CS35]=&quot;&quot;;[$'Compétences validées trim-sem 2'.CS35]=&quot;&quot;;[$'Compétences validées trimestre 3'.CS35]=&quot;&quot;);&quot;&quot;;MAX([$'Compétences validées trim-sem 1'.CS35];[$'Compétences validées trim-sem 2'.CS35];[$'Compétences validées trimestre 3'.CS35]))">
            <text:p/>
          </table:table-cell>
          <table:table-cell table:formula="of:=IF(AND([$'Compétences validées trim-sem 1'.CT35]=&quot;&quot;;[$'Compétences validées trim-sem 2'.CT35]=&quot;&quot;;[$'Compétences validées trimestre 3'.CT35]=&quot;&quot;);&quot;&quot;;MAX([$'Compétences validées trim-sem 1'.CT35];[$'Compétences validées trim-sem 2'.CT35];[$'Compétences validées trimestre 3'.CT35]))">
            <text:p/>
          </table:table-cell>
          <table:table-cell table:formula="of:=IF(AND([$'Compétences validées trim-sem 1'.CU35]=&quot;&quot;;[$'Compétences validées trim-sem 2'.CU35]=&quot;&quot;;[$'Compétences validées trimestre 3'.CU35]=&quot;&quot;);&quot;&quot;;MAX([$'Compétences validées trim-sem 1'.CU35];[$'Compétences validées trim-sem 2'.CU35];[$'Compétences validées trimestre 3'.CU35]))">
            <text:p/>
          </table:table-cell>
          <table:table-cell table:formula="of:=IF(AND([$'Compétences validées trim-sem 1'.CV35]=&quot;&quot;;[$'Compétences validées trim-sem 2'.CV35]=&quot;&quot;;[$'Compétences validées trimestre 3'.CV35]=&quot;&quot;);&quot;&quot;;MAX([$'Compétences validées trim-sem 1'.CV35];[$'Compétences validées trim-sem 2'.CV35];[$'Compétences validées trimestre 3'.CV35]))">
            <text:p/>
          </table:table-cell>
          <table:table-cell table:formula="of:=IF(AND([$'Compétences validées trim-sem 1'.CW35]=&quot;&quot;;[$'Compétences validées trim-sem 2'.CW35]=&quot;&quot;;[$'Compétences validées trimestre 3'.CW35]=&quot;&quot;);&quot;&quot;;MAX([$'Compétences validées trim-sem 1'.CW35];[$'Compétences validées trim-sem 2'.CW35];[$'Compétences validées trimestre 3'.CW35]))">
            <text:p/>
          </table:table-cell>
          <table:table-cell table:formula="of:=IF(AND([$'Compétences validées trim-sem 1'.CX35]=&quot;&quot;;[$'Compétences validées trim-sem 2'.CX35]=&quot;&quot;;[$'Compétences validées trimestre 3'.CX35]=&quot;&quot;);&quot;&quot;;MAX([$'Compétences validées trim-sem 1'.CX35];[$'Compétences validées trim-sem 2'.CX35];[$'Compétences validées trimestre 3'.CX35]))">
            <text:p/>
          </table:table-cell>
        </table:table-row>
        <table:table-row table:style-name="ro1">
          <table:table-cell office:value-type="string" calcext:value-type="string">
            <text:p>Nom 35</text:p>
          </table:table-cell>
          <table:table-cell office:value-type="string" calcext:value-type="string">
            <text:p>Prénom 35</text:p>
          </table:table-cell>
          <table:table-cell table:formula="of:=IF(AND([$'Compétences validées trim-sem 1'.C36]=&quot;&quot;;[$'Compétences validées trim-sem 2'.C36]=&quot;&quot;;[$'Compétences validées trimestre 3'.C36]=&quot;&quot;);&quot;&quot;;MAX([$'Compétences validées trim-sem 1'.C36];[$'Compétences validées trim-sem 2'.C36];[$'Compétences validées trimestre 3'.C36]))">
            <text:p/>
          </table:table-cell>
          <table:table-cell table:formula="of:=IF(AND([$'Compétences validées trim-sem 1'.D36]=&quot;&quot;;[$'Compétences validées trim-sem 2'.D36]=&quot;&quot;;[$'Compétences validées trimestre 3'.D36]=&quot;&quot;);&quot;&quot;;MAX([$'Compétences validées trim-sem 1'.D36];[$'Compétences validées trim-sem 2'.D36];[$'Compétences validées trimestre 3'.D36]))">
            <text:p/>
          </table:table-cell>
          <table:table-cell table:formula="of:=IF(AND([$'Compétences validées trim-sem 1'.E36]=&quot;&quot;;[$'Compétences validées trim-sem 2'.E36]=&quot;&quot;;[$'Compétences validées trimestre 3'.E36]=&quot;&quot;);&quot;&quot;;MAX([$'Compétences validées trim-sem 1'.E36];[$'Compétences validées trim-sem 2'.E36];[$'Compétences validées trimestre 3'.E36]))">
            <text:p/>
          </table:table-cell>
          <table:table-cell table:formula="of:=IF(AND([$'Compétences validées trim-sem 1'.F36]=&quot;&quot;;[$'Compétences validées trim-sem 2'.F36]=&quot;&quot;;[$'Compétences validées trimestre 3'.F36]=&quot;&quot;);&quot;&quot;;MAX([$'Compétences validées trim-sem 1'.F36];[$'Compétences validées trim-sem 2'.F36];[$'Compétences validées trimestre 3'.F36]))">
            <text:p/>
          </table:table-cell>
          <table:table-cell table:formula="of:=IF(AND([$'Compétences validées trim-sem 1'.G36]=&quot;&quot;;[$'Compétences validées trim-sem 2'.G36]=&quot;&quot;;[$'Compétences validées trimestre 3'.G36]=&quot;&quot;);&quot;&quot;;MAX([$'Compétences validées trim-sem 1'.G36];[$'Compétences validées trim-sem 2'.G36];[$'Compétences validées trimestre 3'.G36]))">
            <text:p/>
          </table:table-cell>
          <table:table-cell table:formula="of:=IF(AND([$'Compétences validées trim-sem 1'.H36]=&quot;&quot;;[$'Compétences validées trim-sem 2'.H36]=&quot;&quot;;[$'Compétences validées trimestre 3'.H36]=&quot;&quot;);&quot;&quot;;MAX([$'Compétences validées trim-sem 1'.H36];[$'Compétences validées trim-sem 2'.H36];[$'Compétences validées trimestre 3'.H36]))">
            <text:p/>
          </table:table-cell>
          <table:table-cell table:formula="of:=IF(AND([$'Compétences validées trim-sem 1'.I36]=&quot;&quot;;[$'Compétences validées trim-sem 2'.I36]=&quot;&quot;;[$'Compétences validées trimestre 3'.I36]=&quot;&quot;);&quot;&quot;;MAX([$'Compétences validées trim-sem 1'.I36];[$'Compétences validées trim-sem 2'.I36];[$'Compétences validées trimestre 3'.I36]))">
            <text:p/>
          </table:table-cell>
          <table:table-cell table:formula="of:=IF(AND([$'Compétences validées trim-sem 1'.J36]=&quot;&quot;;[$'Compétences validées trim-sem 2'.J36]=&quot;&quot;;[$'Compétences validées trimestre 3'.J36]=&quot;&quot;);&quot;&quot;;MAX([$'Compétences validées trim-sem 1'.J36];[$'Compétences validées trim-sem 2'.J36];[$'Compétences validées trimestre 3'.J36]))">
            <text:p/>
          </table:table-cell>
          <table:table-cell table:formula="of:=IF(AND([$'Compétences validées trim-sem 1'.K36]=&quot;&quot;;[$'Compétences validées trim-sem 2'.K36]=&quot;&quot;;[$'Compétences validées trimestre 3'.K36]=&quot;&quot;);&quot;&quot;;MAX([$'Compétences validées trim-sem 1'.K36];[$'Compétences validées trim-sem 2'.K36];[$'Compétences validées trimestre 3'.K36]))">
            <text:p/>
          </table:table-cell>
          <table:table-cell table:formula="of:=IF(AND([$'Compétences validées trim-sem 1'.L36]=&quot;&quot;;[$'Compétences validées trim-sem 2'.L36]=&quot;&quot;;[$'Compétences validées trimestre 3'.L36]=&quot;&quot;);&quot;&quot;;MAX([$'Compétences validées trim-sem 1'.L36];[$'Compétences validées trim-sem 2'.L36];[$'Compétences validées trimestre 3'.L36]))">
            <text:p/>
          </table:table-cell>
          <table:table-cell table:formula="of:=IF(AND([$'Compétences validées trim-sem 1'.M36]=&quot;&quot;;[$'Compétences validées trim-sem 2'.M36]=&quot;&quot;;[$'Compétences validées trimestre 3'.M36]=&quot;&quot;);&quot;&quot;;MAX([$'Compétences validées trim-sem 1'.M36];[$'Compétences validées trim-sem 2'.M36];[$'Compétences validées trimestre 3'.M36]))">
            <text:p/>
          </table:table-cell>
          <table:table-cell table:formula="of:=IF(AND([$'Compétences validées trim-sem 1'.N36]=&quot;&quot;;[$'Compétences validées trim-sem 2'.N36]=&quot;&quot;;[$'Compétences validées trimestre 3'.N36]=&quot;&quot;);&quot;&quot;;MAX([$'Compétences validées trim-sem 1'.N36];[$'Compétences validées trim-sem 2'.N36];[$'Compétences validées trimestre 3'.N36]))">
            <text:p/>
          </table:table-cell>
          <table:table-cell table:formula="of:=IF(AND([$'Compétences validées trim-sem 1'.O36]=&quot;&quot;;[$'Compétences validées trim-sem 2'.O36]=&quot;&quot;;[$'Compétences validées trimestre 3'.O36]=&quot;&quot;);&quot;&quot;;MAX([$'Compétences validées trim-sem 1'.O36];[$'Compétences validées trim-sem 2'.O36];[$'Compétences validées trimestre 3'.O36]))">
            <text:p/>
          </table:table-cell>
          <table:table-cell table:formula="of:=IF(AND([$'Compétences validées trim-sem 1'.P36]=&quot;&quot;;[$'Compétences validées trim-sem 2'.P36]=&quot;&quot;;[$'Compétences validées trimestre 3'.P36]=&quot;&quot;);&quot;&quot;;MAX([$'Compétences validées trim-sem 1'.P36];[$'Compétences validées trim-sem 2'.P36];[$'Compétences validées trimestre 3'.P36]))">
            <text:p/>
          </table:table-cell>
          <table:table-cell table:formula="of:=IF(AND([$'Compétences validées trim-sem 1'.Q36]=&quot;&quot;;[$'Compétences validées trim-sem 2'.Q36]=&quot;&quot;;[$'Compétences validées trimestre 3'.Q36]=&quot;&quot;);&quot;&quot;;MAX([$'Compétences validées trim-sem 1'.Q36];[$'Compétences validées trim-sem 2'.Q36];[$'Compétences validées trimestre 3'.Q36]))">
            <text:p/>
          </table:table-cell>
          <table:table-cell table:formula="of:=IF(AND([$'Compétences validées trim-sem 1'.R36]=&quot;&quot;;[$'Compétences validées trim-sem 2'.R36]=&quot;&quot;;[$'Compétences validées trimestre 3'.R36]=&quot;&quot;);&quot;&quot;;MAX([$'Compétences validées trim-sem 1'.R36];[$'Compétences validées trim-sem 2'.R36];[$'Compétences validées trimestre 3'.R36]))">
            <text:p/>
          </table:table-cell>
          <table:table-cell table:formula="of:=IF(AND([$'Compétences validées trim-sem 1'.S36]=&quot;&quot;;[$'Compétences validées trim-sem 2'.S36]=&quot;&quot;;[$'Compétences validées trimestre 3'.S36]=&quot;&quot;);&quot;&quot;;MAX([$'Compétences validées trim-sem 1'.S36];[$'Compétences validées trim-sem 2'.S36];[$'Compétences validées trimestre 3'.S36]))">
            <text:p/>
          </table:table-cell>
          <table:table-cell table:formula="of:=IF(AND([$'Compétences validées trim-sem 1'.T36]=&quot;&quot;;[$'Compétences validées trim-sem 2'.T36]=&quot;&quot;;[$'Compétences validées trimestre 3'.T36]=&quot;&quot;);&quot;&quot;;MAX([$'Compétences validées trim-sem 1'.T36];[$'Compétences validées trim-sem 2'.T36];[$'Compétences validées trimestre 3'.T36]))">
            <text:p/>
          </table:table-cell>
          <table:table-cell table:formula="of:=IF(AND([$'Compétences validées trim-sem 1'.U36]=&quot;&quot;;[$'Compétences validées trim-sem 2'.U36]=&quot;&quot;;[$'Compétences validées trimestre 3'.U36]=&quot;&quot;);&quot;&quot;;MAX([$'Compétences validées trim-sem 1'.U36];[$'Compétences validées trim-sem 2'.U36];[$'Compétences validées trimestre 3'.U36]))">
            <text:p/>
          </table:table-cell>
          <table:table-cell table:formula="of:=IF(AND([$'Compétences validées trim-sem 1'.V36]=&quot;&quot;;[$'Compétences validées trim-sem 2'.V36]=&quot;&quot;;[$'Compétences validées trimestre 3'.V36]=&quot;&quot;);&quot;&quot;;MAX([$'Compétences validées trim-sem 1'.V36];[$'Compétences validées trim-sem 2'.V36];[$'Compétences validées trimestre 3'.V36]))">
            <text:p/>
          </table:table-cell>
          <table:table-cell table:formula="of:=IF(AND([$'Compétences validées trim-sem 1'.W36]=&quot;&quot;;[$'Compétences validées trim-sem 2'.W36]=&quot;&quot;;[$'Compétences validées trimestre 3'.W36]=&quot;&quot;);&quot;&quot;;MAX([$'Compétences validées trim-sem 1'.W36];[$'Compétences validées trim-sem 2'.W36];[$'Compétences validées trimestre 3'.W36]))">
            <text:p/>
          </table:table-cell>
          <table:table-cell table:formula="of:=IF(AND([$'Compétences validées trim-sem 1'.X36]=&quot;&quot;;[$'Compétences validées trim-sem 2'.X36]=&quot;&quot;;[$'Compétences validées trimestre 3'.X36]=&quot;&quot;);&quot;&quot;;MAX([$'Compétences validées trim-sem 1'.X36];[$'Compétences validées trim-sem 2'.X36];[$'Compétences validées trimestre 3'.X36]))">
            <text:p/>
          </table:table-cell>
          <table:table-cell table:formula="of:=IF(AND([$'Compétences validées trim-sem 1'.Y36]=&quot;&quot;;[$'Compétences validées trim-sem 2'.Y36]=&quot;&quot;;[$'Compétences validées trimestre 3'.Y36]=&quot;&quot;);&quot;&quot;;MAX([$'Compétences validées trim-sem 1'.Y36];[$'Compétences validées trim-sem 2'.Y36];[$'Compétences validées trimestre 3'.Y36]))">
            <text:p/>
          </table:table-cell>
          <table:table-cell table:formula="of:=IF(AND([$'Compétences validées trim-sem 1'.Z36]=&quot;&quot;;[$'Compétences validées trim-sem 2'.Z36]=&quot;&quot;;[$'Compétences validées trimestre 3'.Z36]=&quot;&quot;);&quot;&quot;;MAX([$'Compétences validées trim-sem 1'.Z36];[$'Compétences validées trim-sem 2'.Z36];[$'Compétences validées trimestre 3'.Z36]))">
            <text:p/>
          </table:table-cell>
          <table:table-cell table:formula="of:=IF(AND([$'Compétences validées trim-sem 1'.AA36]=&quot;&quot;;[$'Compétences validées trim-sem 2'.AA36]=&quot;&quot;;[$'Compétences validées trimestre 3'.AA36]=&quot;&quot;);&quot;&quot;;MAX([$'Compétences validées trim-sem 1'.AA36];[$'Compétences validées trim-sem 2'.AA36];[$'Compétences validées trimestre 3'.AA36]))">
            <text:p/>
          </table:table-cell>
          <table:table-cell table:formula="of:=IF(AND([$'Compétences validées trim-sem 1'.AB36]=&quot;&quot;;[$'Compétences validées trim-sem 2'.AB36]=&quot;&quot;;[$'Compétences validées trimestre 3'.AB36]=&quot;&quot;);&quot;&quot;;MAX([$'Compétences validées trim-sem 1'.AB36];[$'Compétences validées trim-sem 2'.AB36];[$'Compétences validées trimestre 3'.AB36]))">
            <text:p/>
          </table:table-cell>
          <table:table-cell table:formula="of:=IF(AND([$'Compétences validées trim-sem 1'.AC36]=&quot;&quot;;[$'Compétences validées trim-sem 2'.AC36]=&quot;&quot;;[$'Compétences validées trimestre 3'.AC36]=&quot;&quot;);&quot;&quot;;MAX([$'Compétences validées trim-sem 1'.AC36];[$'Compétences validées trim-sem 2'.AC36];[$'Compétences validées trimestre 3'.AC36]))">
            <text:p/>
          </table:table-cell>
          <table:table-cell table:formula="of:=IF(AND([$'Compétences validées trim-sem 1'.AD36]=&quot;&quot;;[$'Compétences validées trim-sem 2'.AD36]=&quot;&quot;;[$'Compétences validées trimestre 3'.AD36]=&quot;&quot;);&quot;&quot;;MAX([$'Compétences validées trim-sem 1'.AD36];[$'Compétences validées trim-sem 2'.AD36];[$'Compétences validées trimestre 3'.AD36]))">
            <text:p/>
          </table:table-cell>
          <table:table-cell table:formula="of:=IF(AND([$'Compétences validées trim-sem 1'.AE36]=&quot;&quot;;[$'Compétences validées trim-sem 2'.AE36]=&quot;&quot;;[$'Compétences validées trimestre 3'.AE36]=&quot;&quot;);&quot;&quot;;MAX([$'Compétences validées trim-sem 1'.AE36];[$'Compétences validées trim-sem 2'.AE36];[$'Compétences validées trimestre 3'.AE36]))">
            <text:p/>
          </table:table-cell>
          <table:table-cell table:formula="of:=IF(AND([$'Compétences validées trim-sem 1'.AF36]=&quot;&quot;;[$'Compétences validées trim-sem 2'.AF36]=&quot;&quot;;[$'Compétences validées trimestre 3'.AF36]=&quot;&quot;);&quot;&quot;;MAX([$'Compétences validées trim-sem 1'.AF36];[$'Compétences validées trim-sem 2'.AF36];[$'Compétences validées trimestre 3'.AF36]))">
            <text:p/>
          </table:table-cell>
          <table:table-cell table:formula="of:=IF(AND([$'Compétences validées trim-sem 1'.AG36]=&quot;&quot;;[$'Compétences validées trim-sem 2'.AG36]=&quot;&quot;;[$'Compétences validées trimestre 3'.AG36]=&quot;&quot;);&quot;&quot;;MAX([$'Compétences validées trim-sem 1'.AG36];[$'Compétences validées trim-sem 2'.AG36];[$'Compétences validées trimestre 3'.AG36]))">
            <text:p/>
          </table:table-cell>
          <table:table-cell table:formula="of:=IF(AND([$'Compétences validées trim-sem 1'.AH36]=&quot;&quot;;[$'Compétences validées trim-sem 2'.AH36]=&quot;&quot;;[$'Compétences validées trimestre 3'.AH36]=&quot;&quot;);&quot;&quot;;MAX([$'Compétences validées trim-sem 1'.AH36];[$'Compétences validées trim-sem 2'.AH36];[$'Compétences validées trimestre 3'.AH36]))">
            <text:p/>
          </table:table-cell>
          <table:table-cell table:formula="of:=IF(AND([$'Compétences validées trim-sem 1'.AI36]=&quot;&quot;;[$'Compétences validées trim-sem 2'.AI36]=&quot;&quot;;[$'Compétences validées trimestre 3'.AI36]=&quot;&quot;);&quot;&quot;;MAX([$'Compétences validées trim-sem 1'.AI36];[$'Compétences validées trim-sem 2'.AI36];[$'Compétences validées trimestre 3'.AI36]))">
            <text:p/>
          </table:table-cell>
          <table:table-cell table:formula="of:=IF(AND([$'Compétences validées trim-sem 1'.AJ36]=&quot;&quot;;[$'Compétences validées trim-sem 2'.AJ36]=&quot;&quot;;[$'Compétences validées trimestre 3'.AJ36]=&quot;&quot;);&quot;&quot;;MAX([$'Compétences validées trim-sem 1'.AJ36];[$'Compétences validées trim-sem 2'.AJ36];[$'Compétences validées trimestre 3'.AJ36]))">
            <text:p/>
          </table:table-cell>
          <table:table-cell table:formula="of:=IF(AND([$'Compétences validées trim-sem 1'.AK36]=&quot;&quot;;[$'Compétences validées trim-sem 2'.AK36]=&quot;&quot;;[$'Compétences validées trimestre 3'.AK36]=&quot;&quot;);&quot;&quot;;MAX([$'Compétences validées trim-sem 1'.AK36];[$'Compétences validées trim-sem 2'.AK36];[$'Compétences validées trimestre 3'.AK36]))">
            <text:p/>
          </table:table-cell>
          <table:table-cell table:formula="of:=IF(AND([$'Compétences validées trim-sem 1'.AL36]=&quot;&quot;;[$'Compétences validées trim-sem 2'.AL36]=&quot;&quot;;[$'Compétences validées trimestre 3'.AL36]=&quot;&quot;);&quot;&quot;;MAX([$'Compétences validées trim-sem 1'.AL36];[$'Compétences validées trim-sem 2'.AL36];[$'Compétences validées trimestre 3'.AL36]))">
            <text:p/>
          </table:table-cell>
          <table:table-cell table:formula="of:=IF(AND([$'Compétences validées trim-sem 1'.AM36]=&quot;&quot;;[$'Compétences validées trim-sem 2'.AM36]=&quot;&quot;;[$'Compétences validées trimestre 3'.AM36]=&quot;&quot;);&quot;&quot;;MAX([$'Compétences validées trim-sem 1'.AM36];[$'Compétences validées trim-sem 2'.AM36];[$'Compétences validées trimestre 3'.AM36]))">
            <text:p/>
          </table:table-cell>
          <table:table-cell table:formula="of:=IF(AND([$'Compétences validées trim-sem 1'.AN36]=&quot;&quot;;[$'Compétences validées trim-sem 2'.AN36]=&quot;&quot;;[$'Compétences validées trimestre 3'.AN36]=&quot;&quot;);&quot;&quot;;MAX([$'Compétences validées trim-sem 1'.AN36];[$'Compétences validées trim-sem 2'.AN36];[$'Compétences validées trimestre 3'.AN36]))">
            <text:p/>
          </table:table-cell>
          <table:table-cell table:formula="of:=IF(AND([$'Compétences validées trim-sem 1'.AO36]=&quot;&quot;;[$'Compétences validées trim-sem 2'.AO36]=&quot;&quot;;[$'Compétences validées trimestre 3'.AO36]=&quot;&quot;);&quot;&quot;;MAX([$'Compétences validées trim-sem 1'.AO36];[$'Compétences validées trim-sem 2'.AO36];[$'Compétences validées trimestre 3'.AO36]))">
            <text:p/>
          </table:table-cell>
          <table:table-cell table:formula="of:=IF(AND([$'Compétences validées trim-sem 1'.AP36]=&quot;&quot;;[$'Compétences validées trim-sem 2'.AP36]=&quot;&quot;;[$'Compétences validées trimestre 3'.AP36]=&quot;&quot;);&quot;&quot;;MAX([$'Compétences validées trim-sem 1'.AP36];[$'Compétences validées trim-sem 2'.AP36];[$'Compétences validées trimestre 3'.AP36]))">
            <text:p/>
          </table:table-cell>
          <table:table-cell table:formula="of:=IF(AND([$'Compétences validées trim-sem 1'.AQ36]=&quot;&quot;;[$'Compétences validées trim-sem 2'.AQ36]=&quot;&quot;;[$'Compétences validées trimestre 3'.AQ36]=&quot;&quot;);&quot;&quot;;MAX([$'Compétences validées trim-sem 1'.AQ36];[$'Compétences validées trim-sem 2'.AQ36];[$'Compétences validées trimestre 3'.AQ36]))">
            <text:p/>
          </table:table-cell>
          <table:table-cell table:formula="of:=IF(AND([$'Compétences validées trim-sem 1'.AR36]=&quot;&quot;;[$'Compétences validées trim-sem 2'.AR36]=&quot;&quot;;[$'Compétences validées trimestre 3'.AR36]=&quot;&quot;);&quot;&quot;;MAX([$'Compétences validées trim-sem 1'.AR36];[$'Compétences validées trim-sem 2'.AR36];[$'Compétences validées trimestre 3'.AR36]))">
            <text:p/>
          </table:table-cell>
          <table:table-cell table:formula="of:=IF(AND([$'Compétences validées trim-sem 1'.AS36]=&quot;&quot;;[$'Compétences validées trim-sem 2'.AS36]=&quot;&quot;;[$'Compétences validées trimestre 3'.AS36]=&quot;&quot;);&quot;&quot;;MAX([$'Compétences validées trim-sem 1'.AS36];[$'Compétences validées trim-sem 2'.AS36];[$'Compétences validées trimestre 3'.AS36]))">
            <text:p/>
          </table:table-cell>
          <table:table-cell table:formula="of:=IF(AND([$'Compétences validées trim-sem 1'.AT36]=&quot;&quot;;[$'Compétences validées trim-sem 2'.AT36]=&quot;&quot;;[$'Compétences validées trimestre 3'.AT36]=&quot;&quot;);&quot;&quot;;MAX([$'Compétences validées trim-sem 1'.AT36];[$'Compétences validées trim-sem 2'.AT36];[$'Compétences validées trimestre 3'.AT36]))">
            <text:p/>
          </table:table-cell>
          <table:table-cell table:formula="of:=IF(AND([$'Compétences validées trim-sem 1'.AU36]=&quot;&quot;;[$'Compétences validées trim-sem 2'.AU36]=&quot;&quot;;[$'Compétences validées trimestre 3'.AU36]=&quot;&quot;);&quot;&quot;;MAX([$'Compétences validées trim-sem 1'.AU36];[$'Compétences validées trim-sem 2'.AU36];[$'Compétences validées trimestre 3'.AU36]))">
            <text:p/>
          </table:table-cell>
          <table:table-cell table:formula="of:=IF(AND([$'Compétences validées trim-sem 1'.AV36]=&quot;&quot;;[$'Compétences validées trim-sem 2'.AV36]=&quot;&quot;;[$'Compétences validées trimestre 3'.AV36]=&quot;&quot;);&quot;&quot;;MAX([$'Compétences validées trim-sem 1'.AV36];[$'Compétences validées trim-sem 2'.AV36];[$'Compétences validées trimestre 3'.AV36]))">
            <text:p/>
          </table:table-cell>
          <table:table-cell table:formula="of:=IF(AND([$'Compétences validées trim-sem 1'.AW36]=&quot;&quot;;[$'Compétences validées trim-sem 2'.AW36]=&quot;&quot;;[$'Compétences validées trimestre 3'.AW36]=&quot;&quot;);&quot;&quot;;MAX([$'Compétences validées trim-sem 1'.AW36];[$'Compétences validées trim-sem 2'.AW36];[$'Compétences validées trimestre 3'.AW36]))">
            <text:p/>
          </table:table-cell>
          <table:table-cell table:formula="of:=IF(AND([$'Compétences validées trim-sem 1'.AX36]=&quot;&quot;;[$'Compétences validées trim-sem 2'.AX36]=&quot;&quot;;[$'Compétences validées trimestre 3'.AX36]=&quot;&quot;);&quot;&quot;;MAX([$'Compétences validées trim-sem 1'.AX36];[$'Compétences validées trim-sem 2'.AX36];[$'Compétences validées trimestre 3'.AX36]))">
            <text:p/>
          </table:table-cell>
          <table:table-cell table:formula="of:=IF(AND([$'Compétences validées trim-sem 1'.AY36]=&quot;&quot;;[$'Compétences validées trim-sem 2'.AY36]=&quot;&quot;;[$'Compétences validées trimestre 3'.AY36]=&quot;&quot;);&quot;&quot;;MAX([$'Compétences validées trim-sem 1'.AY36];[$'Compétences validées trim-sem 2'.AY36];[$'Compétences validées trimestre 3'.AY36]))">
            <text:p/>
          </table:table-cell>
          <table:table-cell table:formula="of:=IF(AND([$'Compétences validées trim-sem 1'.AZ36]=&quot;&quot;;[$'Compétences validées trim-sem 2'.AZ36]=&quot;&quot;;[$'Compétences validées trimestre 3'.AZ36]=&quot;&quot;);&quot;&quot;;MAX([$'Compétences validées trim-sem 1'.AZ36];[$'Compétences validées trim-sem 2'.AZ36];[$'Compétences validées trimestre 3'.AZ36]))">
            <text:p/>
          </table:table-cell>
          <table:table-cell table:formula="of:=IF(AND([$'Compétences validées trim-sem 1'.BA36]=&quot;&quot;;[$'Compétences validées trim-sem 2'.BA36]=&quot;&quot;;[$'Compétences validées trimestre 3'.BA36]=&quot;&quot;);&quot;&quot;;MAX([$'Compétences validées trim-sem 1'.BA36];[$'Compétences validées trim-sem 2'.BA36];[$'Compétences validées trimestre 3'.BA36]))">
            <text:p/>
          </table:table-cell>
          <table:table-cell table:formula="of:=IF(AND([$'Compétences validées trim-sem 1'.BB36]=&quot;&quot;;[$'Compétences validées trim-sem 2'.BB36]=&quot;&quot;;[$'Compétences validées trimestre 3'.BB36]=&quot;&quot;);&quot;&quot;;MAX([$'Compétences validées trim-sem 1'.BB36];[$'Compétences validées trim-sem 2'.BB36];[$'Compétences validées trimestre 3'.BB36]))">
            <text:p/>
          </table:table-cell>
          <table:table-cell table:formula="of:=IF(AND([$'Compétences validées trim-sem 1'.BC36]=&quot;&quot;;[$'Compétences validées trim-sem 2'.BC36]=&quot;&quot;;[$'Compétences validées trimestre 3'.BC36]=&quot;&quot;);&quot;&quot;;MAX([$'Compétences validées trim-sem 1'.BC36];[$'Compétences validées trim-sem 2'.BC36];[$'Compétences validées trimestre 3'.BC36]))">
            <text:p/>
          </table:table-cell>
          <table:table-cell table:formula="of:=IF(AND([$'Compétences validées trim-sem 1'.BD36]=&quot;&quot;;[$'Compétences validées trim-sem 2'.BD36]=&quot;&quot;;[$'Compétences validées trimestre 3'.BD36]=&quot;&quot;);&quot;&quot;;MAX([$'Compétences validées trim-sem 1'.BD36];[$'Compétences validées trim-sem 2'.BD36];[$'Compétences validées trimestre 3'.BD36]))">
            <text:p/>
          </table:table-cell>
          <table:table-cell table:formula="of:=IF(AND([$'Compétences validées trim-sem 1'.BE36]=&quot;&quot;;[$'Compétences validées trim-sem 2'.BE36]=&quot;&quot;;[$'Compétences validées trimestre 3'.BE36]=&quot;&quot;);&quot;&quot;;MAX([$'Compétences validées trim-sem 1'.BE36];[$'Compétences validées trim-sem 2'.BE36];[$'Compétences validées trimestre 3'.BE36]))">
            <text:p/>
          </table:table-cell>
          <table:table-cell table:formula="of:=IF(AND([$'Compétences validées trim-sem 1'.BF36]=&quot;&quot;;[$'Compétences validées trim-sem 2'.BF36]=&quot;&quot;;[$'Compétences validées trimestre 3'.BF36]=&quot;&quot;);&quot;&quot;;MAX([$'Compétences validées trim-sem 1'.BF36];[$'Compétences validées trim-sem 2'.BF36];[$'Compétences validées trimestre 3'.BF36]))">
            <text:p/>
          </table:table-cell>
          <table:table-cell table:formula="of:=IF(AND([$'Compétences validées trim-sem 1'.BG36]=&quot;&quot;;[$'Compétences validées trim-sem 2'.BG36]=&quot;&quot;;[$'Compétences validées trimestre 3'.BG36]=&quot;&quot;);&quot;&quot;;MAX([$'Compétences validées trim-sem 1'.BG36];[$'Compétences validées trim-sem 2'.BG36];[$'Compétences validées trimestre 3'.BG36]))">
            <text:p/>
          </table:table-cell>
          <table:table-cell table:formula="of:=IF(AND([$'Compétences validées trim-sem 1'.BH36]=&quot;&quot;;[$'Compétences validées trim-sem 2'.BH36]=&quot;&quot;;[$'Compétences validées trimestre 3'.BH36]=&quot;&quot;);&quot;&quot;;MAX([$'Compétences validées trim-sem 1'.BH36];[$'Compétences validées trim-sem 2'.BH36];[$'Compétences validées trimestre 3'.BH36]))">
            <text:p/>
          </table:table-cell>
          <table:table-cell table:formula="of:=IF(AND([$'Compétences validées trim-sem 1'.BI36]=&quot;&quot;;[$'Compétences validées trim-sem 2'.BI36]=&quot;&quot;;[$'Compétences validées trimestre 3'.BI36]=&quot;&quot;);&quot;&quot;;MAX([$'Compétences validées trim-sem 1'.BI36];[$'Compétences validées trim-sem 2'.BI36];[$'Compétences validées trimestre 3'.BI36]))">
            <text:p/>
          </table:table-cell>
          <table:table-cell table:formula="of:=IF(AND([$'Compétences validées trim-sem 1'.BJ36]=&quot;&quot;;[$'Compétences validées trim-sem 2'.BJ36]=&quot;&quot;;[$'Compétences validées trimestre 3'.BJ36]=&quot;&quot;);&quot;&quot;;MAX([$'Compétences validées trim-sem 1'.BJ36];[$'Compétences validées trim-sem 2'.BJ36];[$'Compétences validées trimestre 3'.BJ36]))">
            <text:p/>
          </table:table-cell>
          <table:table-cell table:formula="of:=IF(AND([$'Compétences validées trim-sem 1'.BK36]=&quot;&quot;;[$'Compétences validées trim-sem 2'.BK36]=&quot;&quot;;[$'Compétences validées trimestre 3'.BK36]=&quot;&quot;);&quot;&quot;;MAX([$'Compétences validées trim-sem 1'.BK36];[$'Compétences validées trim-sem 2'.BK36];[$'Compétences validées trimestre 3'.BK36]))">
            <text:p/>
          </table:table-cell>
          <table:table-cell table:formula="of:=IF(AND([$'Compétences validées trim-sem 1'.BL36]=&quot;&quot;;[$'Compétences validées trim-sem 2'.BL36]=&quot;&quot;;[$'Compétences validées trimestre 3'.BL36]=&quot;&quot;);&quot;&quot;;MAX([$'Compétences validées trim-sem 1'.BL36];[$'Compétences validées trim-sem 2'.BL36];[$'Compétences validées trimestre 3'.BL36]))">
            <text:p/>
          </table:table-cell>
          <table:table-cell table:formula="of:=IF(AND([$'Compétences validées trim-sem 1'.BM36]=&quot;&quot;;[$'Compétences validées trim-sem 2'.BM36]=&quot;&quot;;[$'Compétences validées trimestre 3'.BM36]=&quot;&quot;);&quot;&quot;;MAX([$'Compétences validées trim-sem 1'.BM36];[$'Compétences validées trim-sem 2'.BM36];[$'Compétences validées trimestre 3'.BM36]))">
            <text:p/>
          </table:table-cell>
          <table:table-cell table:formula="of:=IF(AND([$'Compétences validées trim-sem 1'.BN36]=&quot;&quot;;[$'Compétences validées trim-sem 2'.BN36]=&quot;&quot;;[$'Compétences validées trimestre 3'.BN36]=&quot;&quot;);&quot;&quot;;MAX([$'Compétences validées trim-sem 1'.BN36];[$'Compétences validées trim-sem 2'.BN36];[$'Compétences validées trimestre 3'.BN36]))">
            <text:p/>
          </table:table-cell>
          <table:table-cell table:formula="of:=IF(AND([$'Compétences validées trim-sem 1'.BO36]=&quot;&quot;;[$'Compétences validées trim-sem 2'.BO36]=&quot;&quot;;[$'Compétences validées trimestre 3'.BO36]=&quot;&quot;);&quot;&quot;;MAX([$'Compétences validées trim-sem 1'.BO36];[$'Compétences validées trim-sem 2'.BO36];[$'Compétences validées trimestre 3'.BO36]))">
            <text:p/>
          </table:table-cell>
          <table:table-cell table:formula="of:=IF(AND([$'Compétences validées trim-sem 1'.BP36]=&quot;&quot;;[$'Compétences validées trim-sem 2'.BP36]=&quot;&quot;;[$'Compétences validées trimestre 3'.BP36]=&quot;&quot;);&quot;&quot;;MAX([$'Compétences validées trim-sem 1'.BP36];[$'Compétences validées trim-sem 2'.BP36];[$'Compétences validées trimestre 3'.BP36]))">
            <text:p/>
          </table:table-cell>
          <table:table-cell table:formula="of:=IF(AND([$'Compétences validées trim-sem 1'.BQ36]=&quot;&quot;;[$'Compétences validées trim-sem 2'.BQ36]=&quot;&quot;;[$'Compétences validées trimestre 3'.BQ36]=&quot;&quot;);&quot;&quot;;MAX([$'Compétences validées trim-sem 1'.BQ36];[$'Compétences validées trim-sem 2'.BQ36];[$'Compétences validées trimestre 3'.BQ36]))">
            <text:p/>
          </table:table-cell>
          <table:table-cell table:formula="of:=IF(AND([$'Compétences validées trim-sem 1'.BR36]=&quot;&quot;;[$'Compétences validées trim-sem 2'.BR36]=&quot;&quot;;[$'Compétences validées trimestre 3'.BR36]=&quot;&quot;);&quot;&quot;;MAX([$'Compétences validées trim-sem 1'.BR36];[$'Compétences validées trim-sem 2'.BR36];[$'Compétences validées trimestre 3'.BR36]))">
            <text:p/>
          </table:table-cell>
          <table:table-cell table:formula="of:=IF(AND([$'Compétences validées trim-sem 1'.BS36]=&quot;&quot;;[$'Compétences validées trim-sem 2'.BS36]=&quot;&quot;;[$'Compétences validées trimestre 3'.BS36]=&quot;&quot;);&quot;&quot;;MAX([$'Compétences validées trim-sem 1'.BS36];[$'Compétences validées trim-sem 2'.BS36];[$'Compétences validées trimestre 3'.BS36]))">
            <text:p/>
          </table:table-cell>
          <table:table-cell table:formula="of:=IF(AND([$'Compétences validées trim-sem 1'.BT36]=&quot;&quot;;[$'Compétences validées trim-sem 2'.BT36]=&quot;&quot;;[$'Compétences validées trimestre 3'.BT36]=&quot;&quot;);&quot;&quot;;MAX([$'Compétences validées trim-sem 1'.BT36];[$'Compétences validées trim-sem 2'.BT36];[$'Compétences validées trimestre 3'.BT36]))">
            <text:p/>
          </table:table-cell>
          <table:table-cell table:formula="of:=IF(AND([$'Compétences validées trim-sem 1'.BU36]=&quot;&quot;;[$'Compétences validées trim-sem 2'.BU36]=&quot;&quot;;[$'Compétences validées trimestre 3'.BU36]=&quot;&quot;);&quot;&quot;;MAX([$'Compétences validées trim-sem 1'.BU36];[$'Compétences validées trim-sem 2'.BU36];[$'Compétences validées trimestre 3'.BU36]))">
            <text:p/>
          </table:table-cell>
          <table:table-cell table:formula="of:=IF(AND([$'Compétences validées trim-sem 1'.BV36]=&quot;&quot;;[$'Compétences validées trim-sem 2'.BV36]=&quot;&quot;;[$'Compétences validées trimestre 3'.BV36]=&quot;&quot;);&quot;&quot;;MAX([$'Compétences validées trim-sem 1'.BV36];[$'Compétences validées trim-sem 2'.BV36];[$'Compétences validées trimestre 3'.BV36]))">
            <text:p/>
          </table:table-cell>
          <table:table-cell table:formula="of:=IF(AND([$'Compétences validées trim-sem 1'.BW36]=&quot;&quot;;[$'Compétences validées trim-sem 2'.BW36]=&quot;&quot;;[$'Compétences validées trimestre 3'.BW36]=&quot;&quot;);&quot;&quot;;MAX([$'Compétences validées trim-sem 1'.BW36];[$'Compétences validées trim-sem 2'.BW36];[$'Compétences validées trimestre 3'.BW36]))">
            <text:p/>
          </table:table-cell>
          <table:table-cell table:formula="of:=IF(AND([$'Compétences validées trim-sem 1'.BX36]=&quot;&quot;;[$'Compétences validées trim-sem 2'.BX36]=&quot;&quot;;[$'Compétences validées trimestre 3'.BX36]=&quot;&quot;);&quot;&quot;;MAX([$'Compétences validées trim-sem 1'.BX36];[$'Compétences validées trim-sem 2'.BX36];[$'Compétences validées trimestre 3'.BX36]))">
            <text:p/>
          </table:table-cell>
          <table:table-cell table:formula="of:=IF(AND([$'Compétences validées trim-sem 1'.BY36]=&quot;&quot;;[$'Compétences validées trim-sem 2'.BY36]=&quot;&quot;;[$'Compétences validées trimestre 3'.BY36]=&quot;&quot;);&quot;&quot;;MAX([$'Compétences validées trim-sem 1'.BY36];[$'Compétences validées trim-sem 2'.BY36];[$'Compétences validées trimestre 3'.BY36]))">
            <text:p/>
          </table:table-cell>
          <table:table-cell table:formula="of:=IF(AND([$'Compétences validées trim-sem 1'.BZ36]=&quot;&quot;;[$'Compétences validées trim-sem 2'.BZ36]=&quot;&quot;;[$'Compétences validées trimestre 3'.BZ36]=&quot;&quot;);&quot;&quot;;MAX([$'Compétences validées trim-sem 1'.BZ36];[$'Compétences validées trim-sem 2'.BZ36];[$'Compétences validées trimestre 3'.BZ36]))">
            <text:p/>
          </table:table-cell>
          <table:table-cell table:formula="of:=IF(AND([$'Compétences validées trim-sem 1'.CA36]=&quot;&quot;;[$'Compétences validées trim-sem 2'.CA36]=&quot;&quot;;[$'Compétences validées trimestre 3'.CA36]=&quot;&quot;);&quot;&quot;;MAX([$'Compétences validées trim-sem 1'.CA36];[$'Compétences validées trim-sem 2'.CA36];[$'Compétences validées trimestre 3'.CA36]))">
            <text:p/>
          </table:table-cell>
          <table:table-cell table:formula="of:=IF(AND([$'Compétences validées trim-sem 1'.CB36]=&quot;&quot;;[$'Compétences validées trim-sem 2'.CB36]=&quot;&quot;;[$'Compétences validées trimestre 3'.CB36]=&quot;&quot;);&quot;&quot;;MAX([$'Compétences validées trim-sem 1'.CB36];[$'Compétences validées trim-sem 2'.CB36];[$'Compétences validées trimestre 3'.CB36]))">
            <text:p/>
          </table:table-cell>
          <table:table-cell table:formula="of:=IF(AND([$'Compétences validées trim-sem 1'.CC36]=&quot;&quot;;[$'Compétences validées trim-sem 2'.CC36]=&quot;&quot;;[$'Compétences validées trimestre 3'.CC36]=&quot;&quot;);&quot;&quot;;MAX([$'Compétences validées trim-sem 1'.CC36];[$'Compétences validées trim-sem 2'.CC36];[$'Compétences validées trimestre 3'.CC36]))">
            <text:p/>
          </table:table-cell>
          <table:table-cell table:formula="of:=IF(AND([$'Compétences validées trim-sem 1'.CD36]=&quot;&quot;;[$'Compétences validées trim-sem 2'.CD36]=&quot;&quot;;[$'Compétences validées trimestre 3'.CD36]=&quot;&quot;);&quot;&quot;;MAX([$'Compétences validées trim-sem 1'.CD36];[$'Compétences validées trim-sem 2'.CD36];[$'Compétences validées trimestre 3'.CD36]))">
            <text:p/>
          </table:table-cell>
          <table:table-cell table:formula="of:=IF(AND([$'Compétences validées trim-sem 1'.CE36]=&quot;&quot;;[$'Compétences validées trim-sem 2'.CE36]=&quot;&quot;;[$'Compétences validées trimestre 3'.CE36]=&quot;&quot;);&quot;&quot;;MAX([$'Compétences validées trim-sem 1'.CE36];[$'Compétences validées trim-sem 2'.CE36];[$'Compétences validées trimestre 3'.CE36]))">
            <text:p/>
          </table:table-cell>
          <table:table-cell table:formula="of:=IF(AND([$'Compétences validées trim-sem 1'.CF36]=&quot;&quot;;[$'Compétences validées trim-sem 2'.CF36]=&quot;&quot;;[$'Compétences validées trimestre 3'.CF36]=&quot;&quot;);&quot;&quot;;MAX([$'Compétences validées trim-sem 1'.CF36];[$'Compétences validées trim-sem 2'.CF36];[$'Compétences validées trimestre 3'.CF36]))">
            <text:p/>
          </table:table-cell>
          <table:table-cell table:formula="of:=IF(AND([$'Compétences validées trim-sem 1'.CG36]=&quot;&quot;;[$'Compétences validées trim-sem 2'.CG36]=&quot;&quot;;[$'Compétences validées trimestre 3'.CG36]=&quot;&quot;);&quot;&quot;;MAX([$'Compétences validées trim-sem 1'.CG36];[$'Compétences validées trim-sem 2'.CG36];[$'Compétences validées trimestre 3'.CG36]))">
            <text:p/>
          </table:table-cell>
          <table:table-cell table:formula="of:=IF(AND([$'Compétences validées trim-sem 1'.CH36]=&quot;&quot;;[$'Compétences validées trim-sem 2'.CH36]=&quot;&quot;;[$'Compétences validées trimestre 3'.CH36]=&quot;&quot;);&quot;&quot;;MAX([$'Compétences validées trim-sem 1'.CH36];[$'Compétences validées trim-sem 2'.CH36];[$'Compétences validées trimestre 3'.CH36]))">
            <text:p/>
          </table:table-cell>
          <table:table-cell table:formula="of:=IF(AND([$'Compétences validées trim-sem 1'.CI36]=&quot;&quot;;[$'Compétences validées trim-sem 2'.CI36]=&quot;&quot;;[$'Compétences validées trimestre 3'.CI36]=&quot;&quot;);&quot;&quot;;MAX([$'Compétences validées trim-sem 1'.CI36];[$'Compétences validées trim-sem 2'.CI36];[$'Compétences validées trimestre 3'.CI36]))">
            <text:p/>
          </table:table-cell>
          <table:table-cell table:formula="of:=IF(AND([$'Compétences validées trim-sem 1'.CJ36]=&quot;&quot;;[$'Compétences validées trim-sem 2'.CJ36]=&quot;&quot;;[$'Compétences validées trimestre 3'.CJ36]=&quot;&quot;);&quot;&quot;;MAX([$'Compétences validées trim-sem 1'.CJ36];[$'Compétences validées trim-sem 2'.CJ36];[$'Compétences validées trimestre 3'.CJ36]))">
            <text:p/>
          </table:table-cell>
          <table:table-cell table:formula="of:=IF(AND([$'Compétences validées trim-sem 1'.CK36]=&quot;&quot;;[$'Compétences validées trim-sem 2'.CK36]=&quot;&quot;;[$'Compétences validées trimestre 3'.CK36]=&quot;&quot;);&quot;&quot;;MAX([$'Compétences validées trim-sem 1'.CK36];[$'Compétences validées trim-sem 2'.CK36];[$'Compétences validées trimestre 3'.CK36]))">
            <text:p/>
          </table:table-cell>
          <table:table-cell table:formula="of:=IF(AND([$'Compétences validées trim-sem 1'.CL36]=&quot;&quot;;[$'Compétences validées trim-sem 2'.CL36]=&quot;&quot;;[$'Compétences validées trimestre 3'.CL36]=&quot;&quot;);&quot;&quot;;MAX([$'Compétences validées trim-sem 1'.CL36];[$'Compétences validées trim-sem 2'.CL36];[$'Compétences validées trimestre 3'.CL36]))">
            <text:p/>
          </table:table-cell>
          <table:table-cell table:formula="of:=IF(AND([$'Compétences validées trim-sem 1'.CM36]=&quot;&quot;;[$'Compétences validées trim-sem 2'.CM36]=&quot;&quot;;[$'Compétences validées trimestre 3'.CM36]=&quot;&quot;);&quot;&quot;;MAX([$'Compétences validées trim-sem 1'.CM36];[$'Compétences validées trim-sem 2'.CM36];[$'Compétences validées trimestre 3'.CM36]))">
            <text:p/>
          </table:table-cell>
          <table:table-cell table:formula="of:=IF(AND([$'Compétences validées trim-sem 1'.CN36]=&quot;&quot;;[$'Compétences validées trim-sem 2'.CN36]=&quot;&quot;;[$'Compétences validées trimestre 3'.CN36]=&quot;&quot;);&quot;&quot;;MAX([$'Compétences validées trim-sem 1'.CN36];[$'Compétences validées trim-sem 2'.CN36];[$'Compétences validées trimestre 3'.CN36]))">
            <text:p/>
          </table:table-cell>
          <table:table-cell table:formula="of:=IF(AND([$'Compétences validées trim-sem 1'.CO36]=&quot;&quot;;[$'Compétences validées trim-sem 2'.CO36]=&quot;&quot;;[$'Compétences validées trimestre 3'.CO36]=&quot;&quot;);&quot;&quot;;MAX([$'Compétences validées trim-sem 1'.CO36];[$'Compétences validées trim-sem 2'.CO36];[$'Compétences validées trimestre 3'.CO36]))">
            <text:p/>
          </table:table-cell>
          <table:table-cell table:formula="of:=IF(AND([$'Compétences validées trim-sem 1'.CP36]=&quot;&quot;;[$'Compétences validées trim-sem 2'.CP36]=&quot;&quot;;[$'Compétences validées trimestre 3'.CP36]=&quot;&quot;);&quot;&quot;;MAX([$'Compétences validées trim-sem 1'.CP36];[$'Compétences validées trim-sem 2'.CP36];[$'Compétences validées trimestre 3'.CP36]))">
            <text:p/>
          </table:table-cell>
          <table:table-cell table:formula="of:=IF(AND([$'Compétences validées trim-sem 1'.CQ36]=&quot;&quot;;[$'Compétences validées trim-sem 2'.CQ36]=&quot;&quot;;[$'Compétences validées trimestre 3'.CQ36]=&quot;&quot;);&quot;&quot;;MAX([$'Compétences validées trim-sem 1'.CQ36];[$'Compétences validées trim-sem 2'.CQ36];[$'Compétences validées trimestre 3'.CQ36]))">
            <text:p/>
          </table:table-cell>
          <table:table-cell table:formula="of:=IF(AND([$'Compétences validées trim-sem 1'.CR36]=&quot;&quot;;[$'Compétences validées trim-sem 2'.CR36]=&quot;&quot;;[$'Compétences validées trimestre 3'.CR36]=&quot;&quot;);&quot;&quot;;MAX([$'Compétences validées trim-sem 1'.CR36];[$'Compétences validées trim-sem 2'.CR36];[$'Compétences validées trimestre 3'.CR36]))">
            <text:p/>
          </table:table-cell>
          <table:table-cell table:formula="of:=IF(AND([$'Compétences validées trim-sem 1'.CS36]=&quot;&quot;;[$'Compétences validées trim-sem 2'.CS36]=&quot;&quot;;[$'Compétences validées trimestre 3'.CS36]=&quot;&quot;);&quot;&quot;;MAX([$'Compétences validées trim-sem 1'.CS36];[$'Compétences validées trim-sem 2'.CS36];[$'Compétences validées trimestre 3'.CS36]))">
            <text:p/>
          </table:table-cell>
          <table:table-cell table:formula="of:=IF(AND([$'Compétences validées trim-sem 1'.CT36]=&quot;&quot;;[$'Compétences validées trim-sem 2'.CT36]=&quot;&quot;;[$'Compétences validées trimestre 3'.CT36]=&quot;&quot;);&quot;&quot;;MAX([$'Compétences validées trim-sem 1'.CT36];[$'Compétences validées trim-sem 2'.CT36];[$'Compétences validées trimestre 3'.CT36]))">
            <text:p/>
          </table:table-cell>
          <table:table-cell table:formula="of:=IF(AND([$'Compétences validées trim-sem 1'.CU36]=&quot;&quot;;[$'Compétences validées trim-sem 2'.CU36]=&quot;&quot;;[$'Compétences validées trimestre 3'.CU36]=&quot;&quot;);&quot;&quot;;MAX([$'Compétences validées trim-sem 1'.CU36];[$'Compétences validées trim-sem 2'.CU36];[$'Compétences validées trimestre 3'.CU36]))">
            <text:p/>
          </table:table-cell>
          <table:table-cell table:formula="of:=IF(AND([$'Compétences validées trim-sem 1'.CV36]=&quot;&quot;;[$'Compétences validées trim-sem 2'.CV36]=&quot;&quot;;[$'Compétences validées trimestre 3'.CV36]=&quot;&quot;);&quot;&quot;;MAX([$'Compétences validées trim-sem 1'.CV36];[$'Compétences validées trim-sem 2'.CV36];[$'Compétences validées trimestre 3'.CV36]))">
            <text:p/>
          </table:table-cell>
          <table:table-cell table:formula="of:=IF(AND([$'Compétences validées trim-sem 1'.CW36]=&quot;&quot;;[$'Compétences validées trim-sem 2'.CW36]=&quot;&quot;;[$'Compétences validées trimestre 3'.CW36]=&quot;&quot;);&quot;&quot;;MAX([$'Compétences validées trim-sem 1'.CW36];[$'Compétences validées trim-sem 2'.CW36];[$'Compétences validées trimestre 3'.CW36]))">
            <text:p/>
          </table:table-cell>
          <table:table-cell table:formula="of:=IF(AND([$'Compétences validées trim-sem 1'.CX36]=&quot;&quot;;[$'Compétences validées trim-sem 2'.CX36]=&quot;&quot;;[$'Compétences validées trimestre 3'.CX36]=&quot;&quot;);&quot;&quot;;MAX([$'Compétences validées trim-sem 1'.CX36];[$'Compétences validées trim-sem 2'.CX36];[$'Compétences validées trimestre 3'.CX36]))">
            <text:p/>
          </table:table-cell>
        </table:table-row>
        <table:table-row table:style-name="ro1">
          <table:table-cell office:value-type="string" calcext:value-type="string">
            <text:p>Nom 36</text:p>
          </table:table-cell>
          <table:table-cell office:value-type="string" calcext:value-type="string">
            <text:p>Prénom 36</text:p>
          </table:table-cell>
          <table:table-cell table:formula="of:=IF(AND([$'Compétences validées trim-sem 1'.C37]=&quot;&quot;;[$'Compétences validées trim-sem 2'.C37]=&quot;&quot;;[$'Compétences validées trimestre 3'.C37]=&quot;&quot;);&quot;&quot;;MAX([$'Compétences validées trim-sem 1'.C37];[$'Compétences validées trim-sem 2'.C37];[$'Compétences validées trimestre 3'.C37]))">
            <text:p/>
          </table:table-cell>
          <table:table-cell table:formula="of:=IF(AND([$'Compétences validées trim-sem 1'.D37]=&quot;&quot;;[$'Compétences validées trim-sem 2'.D37]=&quot;&quot;;[$'Compétences validées trimestre 3'.D37]=&quot;&quot;);&quot;&quot;;MAX([$'Compétences validées trim-sem 1'.D37];[$'Compétences validées trim-sem 2'.D37];[$'Compétences validées trimestre 3'.D37]))">
            <text:p/>
          </table:table-cell>
          <table:table-cell table:formula="of:=IF(AND([$'Compétences validées trim-sem 1'.E37]=&quot;&quot;;[$'Compétences validées trim-sem 2'.E37]=&quot;&quot;;[$'Compétences validées trimestre 3'.E37]=&quot;&quot;);&quot;&quot;;MAX([$'Compétences validées trim-sem 1'.E37];[$'Compétences validées trim-sem 2'.E37];[$'Compétences validées trimestre 3'.E37]))">
            <text:p/>
          </table:table-cell>
          <table:table-cell table:formula="of:=IF(AND([$'Compétences validées trim-sem 1'.F37]=&quot;&quot;;[$'Compétences validées trim-sem 2'.F37]=&quot;&quot;;[$'Compétences validées trimestre 3'.F37]=&quot;&quot;);&quot;&quot;;MAX([$'Compétences validées trim-sem 1'.F37];[$'Compétences validées trim-sem 2'.F37];[$'Compétences validées trimestre 3'.F37]))">
            <text:p/>
          </table:table-cell>
          <table:table-cell table:formula="of:=IF(AND([$'Compétences validées trim-sem 1'.G37]=&quot;&quot;;[$'Compétences validées trim-sem 2'.G37]=&quot;&quot;;[$'Compétences validées trimestre 3'.G37]=&quot;&quot;);&quot;&quot;;MAX([$'Compétences validées trim-sem 1'.G37];[$'Compétences validées trim-sem 2'.G37];[$'Compétences validées trimestre 3'.G37]))">
            <text:p/>
          </table:table-cell>
          <table:table-cell table:formula="of:=IF(AND([$'Compétences validées trim-sem 1'.H37]=&quot;&quot;;[$'Compétences validées trim-sem 2'.H37]=&quot;&quot;;[$'Compétences validées trimestre 3'.H37]=&quot;&quot;);&quot;&quot;;MAX([$'Compétences validées trim-sem 1'.H37];[$'Compétences validées trim-sem 2'.H37];[$'Compétences validées trimestre 3'.H37]))">
            <text:p/>
          </table:table-cell>
          <table:table-cell table:formula="of:=IF(AND([$'Compétences validées trim-sem 1'.I37]=&quot;&quot;;[$'Compétences validées trim-sem 2'.I37]=&quot;&quot;;[$'Compétences validées trimestre 3'.I37]=&quot;&quot;);&quot;&quot;;MAX([$'Compétences validées trim-sem 1'.I37];[$'Compétences validées trim-sem 2'.I37];[$'Compétences validées trimestre 3'.I37]))">
            <text:p/>
          </table:table-cell>
          <table:table-cell table:formula="of:=IF(AND([$'Compétences validées trim-sem 1'.J37]=&quot;&quot;;[$'Compétences validées trim-sem 2'.J37]=&quot;&quot;;[$'Compétences validées trimestre 3'.J37]=&quot;&quot;);&quot;&quot;;MAX([$'Compétences validées trim-sem 1'.J37];[$'Compétences validées trim-sem 2'.J37];[$'Compétences validées trimestre 3'.J37]))">
            <text:p/>
          </table:table-cell>
          <table:table-cell table:formula="of:=IF(AND([$'Compétences validées trim-sem 1'.K37]=&quot;&quot;;[$'Compétences validées trim-sem 2'.K37]=&quot;&quot;;[$'Compétences validées trimestre 3'.K37]=&quot;&quot;);&quot;&quot;;MAX([$'Compétences validées trim-sem 1'.K37];[$'Compétences validées trim-sem 2'.K37];[$'Compétences validées trimestre 3'.K37]))">
            <text:p/>
          </table:table-cell>
          <table:table-cell table:formula="of:=IF(AND([$'Compétences validées trim-sem 1'.L37]=&quot;&quot;;[$'Compétences validées trim-sem 2'.L37]=&quot;&quot;;[$'Compétences validées trimestre 3'.L37]=&quot;&quot;);&quot;&quot;;MAX([$'Compétences validées trim-sem 1'.L37];[$'Compétences validées trim-sem 2'.L37];[$'Compétences validées trimestre 3'.L37]))">
            <text:p/>
          </table:table-cell>
          <table:table-cell table:formula="of:=IF(AND([$'Compétences validées trim-sem 1'.M37]=&quot;&quot;;[$'Compétences validées trim-sem 2'.M37]=&quot;&quot;;[$'Compétences validées trimestre 3'.M37]=&quot;&quot;);&quot;&quot;;MAX([$'Compétences validées trim-sem 1'.M37];[$'Compétences validées trim-sem 2'.M37];[$'Compétences validées trimestre 3'.M37]))">
            <text:p/>
          </table:table-cell>
          <table:table-cell table:formula="of:=IF(AND([$'Compétences validées trim-sem 1'.N37]=&quot;&quot;;[$'Compétences validées trim-sem 2'.N37]=&quot;&quot;;[$'Compétences validées trimestre 3'.N37]=&quot;&quot;);&quot;&quot;;MAX([$'Compétences validées trim-sem 1'.N37];[$'Compétences validées trim-sem 2'.N37];[$'Compétences validées trimestre 3'.N37]))">
            <text:p/>
          </table:table-cell>
          <table:table-cell table:formula="of:=IF(AND([$'Compétences validées trim-sem 1'.O37]=&quot;&quot;;[$'Compétences validées trim-sem 2'.O37]=&quot;&quot;;[$'Compétences validées trimestre 3'.O37]=&quot;&quot;);&quot;&quot;;MAX([$'Compétences validées trim-sem 1'.O37];[$'Compétences validées trim-sem 2'.O37];[$'Compétences validées trimestre 3'.O37]))">
            <text:p/>
          </table:table-cell>
          <table:table-cell table:formula="of:=IF(AND([$'Compétences validées trim-sem 1'.P37]=&quot;&quot;;[$'Compétences validées trim-sem 2'.P37]=&quot;&quot;;[$'Compétences validées trimestre 3'.P37]=&quot;&quot;);&quot;&quot;;MAX([$'Compétences validées trim-sem 1'.P37];[$'Compétences validées trim-sem 2'.P37];[$'Compétences validées trimestre 3'.P37]))">
            <text:p/>
          </table:table-cell>
          <table:table-cell table:formula="of:=IF(AND([$'Compétences validées trim-sem 1'.Q37]=&quot;&quot;;[$'Compétences validées trim-sem 2'.Q37]=&quot;&quot;;[$'Compétences validées trimestre 3'.Q37]=&quot;&quot;);&quot;&quot;;MAX([$'Compétences validées trim-sem 1'.Q37];[$'Compétences validées trim-sem 2'.Q37];[$'Compétences validées trimestre 3'.Q37]))">
            <text:p/>
          </table:table-cell>
          <table:table-cell table:formula="of:=IF(AND([$'Compétences validées trim-sem 1'.R37]=&quot;&quot;;[$'Compétences validées trim-sem 2'.R37]=&quot;&quot;;[$'Compétences validées trimestre 3'.R37]=&quot;&quot;);&quot;&quot;;MAX([$'Compétences validées trim-sem 1'.R37];[$'Compétences validées trim-sem 2'.R37];[$'Compétences validées trimestre 3'.R37]))">
            <text:p/>
          </table:table-cell>
          <table:table-cell table:formula="of:=IF(AND([$'Compétences validées trim-sem 1'.S37]=&quot;&quot;;[$'Compétences validées trim-sem 2'.S37]=&quot;&quot;;[$'Compétences validées trimestre 3'.S37]=&quot;&quot;);&quot;&quot;;MAX([$'Compétences validées trim-sem 1'.S37];[$'Compétences validées trim-sem 2'.S37];[$'Compétences validées trimestre 3'.S37]))">
            <text:p/>
          </table:table-cell>
          <table:table-cell table:formula="of:=IF(AND([$'Compétences validées trim-sem 1'.T37]=&quot;&quot;;[$'Compétences validées trim-sem 2'.T37]=&quot;&quot;;[$'Compétences validées trimestre 3'.T37]=&quot;&quot;);&quot;&quot;;MAX([$'Compétences validées trim-sem 1'.T37];[$'Compétences validées trim-sem 2'.T37];[$'Compétences validées trimestre 3'.T37]))">
            <text:p/>
          </table:table-cell>
          <table:table-cell table:formula="of:=IF(AND([$'Compétences validées trim-sem 1'.U37]=&quot;&quot;;[$'Compétences validées trim-sem 2'.U37]=&quot;&quot;;[$'Compétences validées trimestre 3'.U37]=&quot;&quot;);&quot;&quot;;MAX([$'Compétences validées trim-sem 1'.U37];[$'Compétences validées trim-sem 2'.U37];[$'Compétences validées trimestre 3'.U37]))">
            <text:p/>
          </table:table-cell>
          <table:table-cell table:formula="of:=IF(AND([$'Compétences validées trim-sem 1'.V37]=&quot;&quot;;[$'Compétences validées trim-sem 2'.V37]=&quot;&quot;;[$'Compétences validées trimestre 3'.V37]=&quot;&quot;);&quot;&quot;;MAX([$'Compétences validées trim-sem 1'.V37];[$'Compétences validées trim-sem 2'.V37];[$'Compétences validées trimestre 3'.V37]))">
            <text:p/>
          </table:table-cell>
          <table:table-cell table:formula="of:=IF(AND([$'Compétences validées trim-sem 1'.W37]=&quot;&quot;;[$'Compétences validées trim-sem 2'.W37]=&quot;&quot;;[$'Compétences validées trimestre 3'.W37]=&quot;&quot;);&quot;&quot;;MAX([$'Compétences validées trim-sem 1'.W37];[$'Compétences validées trim-sem 2'.W37];[$'Compétences validées trimestre 3'.W37]))">
            <text:p/>
          </table:table-cell>
          <table:table-cell table:formula="of:=IF(AND([$'Compétences validées trim-sem 1'.X37]=&quot;&quot;;[$'Compétences validées trim-sem 2'.X37]=&quot;&quot;;[$'Compétences validées trimestre 3'.X37]=&quot;&quot;);&quot;&quot;;MAX([$'Compétences validées trim-sem 1'.X37];[$'Compétences validées trim-sem 2'.X37];[$'Compétences validées trimestre 3'.X37]))">
            <text:p/>
          </table:table-cell>
          <table:table-cell table:formula="of:=IF(AND([$'Compétences validées trim-sem 1'.Y37]=&quot;&quot;;[$'Compétences validées trim-sem 2'.Y37]=&quot;&quot;;[$'Compétences validées trimestre 3'.Y37]=&quot;&quot;);&quot;&quot;;MAX([$'Compétences validées trim-sem 1'.Y37];[$'Compétences validées trim-sem 2'.Y37];[$'Compétences validées trimestre 3'.Y37]))">
            <text:p/>
          </table:table-cell>
          <table:table-cell table:formula="of:=IF(AND([$'Compétences validées trim-sem 1'.Z37]=&quot;&quot;;[$'Compétences validées trim-sem 2'.Z37]=&quot;&quot;;[$'Compétences validées trimestre 3'.Z37]=&quot;&quot;);&quot;&quot;;MAX([$'Compétences validées trim-sem 1'.Z37];[$'Compétences validées trim-sem 2'.Z37];[$'Compétences validées trimestre 3'.Z37]))">
            <text:p/>
          </table:table-cell>
          <table:table-cell table:formula="of:=IF(AND([$'Compétences validées trim-sem 1'.AA37]=&quot;&quot;;[$'Compétences validées trim-sem 2'.AA37]=&quot;&quot;;[$'Compétences validées trimestre 3'.AA37]=&quot;&quot;);&quot;&quot;;MAX([$'Compétences validées trim-sem 1'.AA37];[$'Compétences validées trim-sem 2'.AA37];[$'Compétences validées trimestre 3'.AA37]))">
            <text:p/>
          </table:table-cell>
          <table:table-cell table:formula="of:=IF(AND([$'Compétences validées trim-sem 1'.AB37]=&quot;&quot;;[$'Compétences validées trim-sem 2'.AB37]=&quot;&quot;;[$'Compétences validées trimestre 3'.AB37]=&quot;&quot;);&quot;&quot;;MAX([$'Compétences validées trim-sem 1'.AB37];[$'Compétences validées trim-sem 2'.AB37];[$'Compétences validées trimestre 3'.AB37]))">
            <text:p/>
          </table:table-cell>
          <table:table-cell table:formula="of:=IF(AND([$'Compétences validées trim-sem 1'.AC37]=&quot;&quot;;[$'Compétences validées trim-sem 2'.AC37]=&quot;&quot;;[$'Compétences validées trimestre 3'.AC37]=&quot;&quot;);&quot;&quot;;MAX([$'Compétences validées trim-sem 1'.AC37];[$'Compétences validées trim-sem 2'.AC37];[$'Compétences validées trimestre 3'.AC37]))">
            <text:p/>
          </table:table-cell>
          <table:table-cell table:formula="of:=IF(AND([$'Compétences validées trim-sem 1'.AD37]=&quot;&quot;;[$'Compétences validées trim-sem 2'.AD37]=&quot;&quot;;[$'Compétences validées trimestre 3'.AD37]=&quot;&quot;);&quot;&quot;;MAX([$'Compétences validées trim-sem 1'.AD37];[$'Compétences validées trim-sem 2'.AD37];[$'Compétences validées trimestre 3'.AD37]))">
            <text:p/>
          </table:table-cell>
          <table:table-cell table:formula="of:=IF(AND([$'Compétences validées trim-sem 1'.AE37]=&quot;&quot;;[$'Compétences validées trim-sem 2'.AE37]=&quot;&quot;;[$'Compétences validées trimestre 3'.AE37]=&quot;&quot;);&quot;&quot;;MAX([$'Compétences validées trim-sem 1'.AE37];[$'Compétences validées trim-sem 2'.AE37];[$'Compétences validées trimestre 3'.AE37]))">
            <text:p/>
          </table:table-cell>
          <table:table-cell table:formula="of:=IF(AND([$'Compétences validées trim-sem 1'.AF37]=&quot;&quot;;[$'Compétences validées trim-sem 2'.AF37]=&quot;&quot;;[$'Compétences validées trimestre 3'.AF37]=&quot;&quot;);&quot;&quot;;MAX([$'Compétences validées trim-sem 1'.AF37];[$'Compétences validées trim-sem 2'.AF37];[$'Compétences validées trimestre 3'.AF37]))">
            <text:p/>
          </table:table-cell>
          <table:table-cell table:formula="of:=IF(AND([$'Compétences validées trim-sem 1'.AG37]=&quot;&quot;;[$'Compétences validées trim-sem 2'.AG37]=&quot;&quot;;[$'Compétences validées trimestre 3'.AG37]=&quot;&quot;);&quot;&quot;;MAX([$'Compétences validées trim-sem 1'.AG37];[$'Compétences validées trim-sem 2'.AG37];[$'Compétences validées trimestre 3'.AG37]))">
            <text:p/>
          </table:table-cell>
          <table:table-cell table:formula="of:=IF(AND([$'Compétences validées trim-sem 1'.AH37]=&quot;&quot;;[$'Compétences validées trim-sem 2'.AH37]=&quot;&quot;;[$'Compétences validées trimestre 3'.AH37]=&quot;&quot;);&quot;&quot;;MAX([$'Compétences validées trim-sem 1'.AH37];[$'Compétences validées trim-sem 2'.AH37];[$'Compétences validées trimestre 3'.AH37]))">
            <text:p/>
          </table:table-cell>
          <table:table-cell table:formula="of:=IF(AND([$'Compétences validées trim-sem 1'.AI37]=&quot;&quot;;[$'Compétences validées trim-sem 2'.AI37]=&quot;&quot;;[$'Compétences validées trimestre 3'.AI37]=&quot;&quot;);&quot;&quot;;MAX([$'Compétences validées trim-sem 1'.AI37];[$'Compétences validées trim-sem 2'.AI37];[$'Compétences validées trimestre 3'.AI37]))">
            <text:p/>
          </table:table-cell>
          <table:table-cell table:formula="of:=IF(AND([$'Compétences validées trim-sem 1'.AJ37]=&quot;&quot;;[$'Compétences validées trim-sem 2'.AJ37]=&quot;&quot;;[$'Compétences validées trimestre 3'.AJ37]=&quot;&quot;);&quot;&quot;;MAX([$'Compétences validées trim-sem 1'.AJ37];[$'Compétences validées trim-sem 2'.AJ37];[$'Compétences validées trimestre 3'.AJ37]))">
            <text:p/>
          </table:table-cell>
          <table:table-cell table:formula="of:=IF(AND([$'Compétences validées trim-sem 1'.AK37]=&quot;&quot;;[$'Compétences validées trim-sem 2'.AK37]=&quot;&quot;;[$'Compétences validées trimestre 3'.AK37]=&quot;&quot;);&quot;&quot;;MAX([$'Compétences validées trim-sem 1'.AK37];[$'Compétences validées trim-sem 2'.AK37];[$'Compétences validées trimestre 3'.AK37]))">
            <text:p/>
          </table:table-cell>
          <table:table-cell table:formula="of:=IF(AND([$'Compétences validées trim-sem 1'.AL37]=&quot;&quot;;[$'Compétences validées trim-sem 2'.AL37]=&quot;&quot;;[$'Compétences validées trimestre 3'.AL37]=&quot;&quot;);&quot;&quot;;MAX([$'Compétences validées trim-sem 1'.AL37];[$'Compétences validées trim-sem 2'.AL37];[$'Compétences validées trimestre 3'.AL37]))">
            <text:p/>
          </table:table-cell>
          <table:table-cell table:formula="of:=IF(AND([$'Compétences validées trim-sem 1'.AM37]=&quot;&quot;;[$'Compétences validées trim-sem 2'.AM37]=&quot;&quot;;[$'Compétences validées trimestre 3'.AM37]=&quot;&quot;);&quot;&quot;;MAX([$'Compétences validées trim-sem 1'.AM37];[$'Compétences validées trim-sem 2'.AM37];[$'Compétences validées trimestre 3'.AM37]))">
            <text:p/>
          </table:table-cell>
          <table:table-cell table:formula="of:=IF(AND([$'Compétences validées trim-sem 1'.AN37]=&quot;&quot;;[$'Compétences validées trim-sem 2'.AN37]=&quot;&quot;;[$'Compétences validées trimestre 3'.AN37]=&quot;&quot;);&quot;&quot;;MAX([$'Compétences validées trim-sem 1'.AN37];[$'Compétences validées trim-sem 2'.AN37];[$'Compétences validées trimestre 3'.AN37]))">
            <text:p/>
          </table:table-cell>
          <table:table-cell table:formula="of:=IF(AND([$'Compétences validées trim-sem 1'.AO37]=&quot;&quot;;[$'Compétences validées trim-sem 2'.AO37]=&quot;&quot;;[$'Compétences validées trimestre 3'.AO37]=&quot;&quot;);&quot;&quot;;MAX([$'Compétences validées trim-sem 1'.AO37];[$'Compétences validées trim-sem 2'.AO37];[$'Compétences validées trimestre 3'.AO37]))">
            <text:p/>
          </table:table-cell>
          <table:table-cell table:formula="of:=IF(AND([$'Compétences validées trim-sem 1'.AP37]=&quot;&quot;;[$'Compétences validées trim-sem 2'.AP37]=&quot;&quot;;[$'Compétences validées trimestre 3'.AP37]=&quot;&quot;);&quot;&quot;;MAX([$'Compétences validées trim-sem 1'.AP37];[$'Compétences validées trim-sem 2'.AP37];[$'Compétences validées trimestre 3'.AP37]))">
            <text:p/>
          </table:table-cell>
          <table:table-cell table:formula="of:=IF(AND([$'Compétences validées trim-sem 1'.AQ37]=&quot;&quot;;[$'Compétences validées trim-sem 2'.AQ37]=&quot;&quot;;[$'Compétences validées trimestre 3'.AQ37]=&quot;&quot;);&quot;&quot;;MAX([$'Compétences validées trim-sem 1'.AQ37];[$'Compétences validées trim-sem 2'.AQ37];[$'Compétences validées trimestre 3'.AQ37]))">
            <text:p/>
          </table:table-cell>
          <table:table-cell table:formula="of:=IF(AND([$'Compétences validées trim-sem 1'.AR37]=&quot;&quot;;[$'Compétences validées trim-sem 2'.AR37]=&quot;&quot;;[$'Compétences validées trimestre 3'.AR37]=&quot;&quot;);&quot;&quot;;MAX([$'Compétences validées trim-sem 1'.AR37];[$'Compétences validées trim-sem 2'.AR37];[$'Compétences validées trimestre 3'.AR37]))">
            <text:p/>
          </table:table-cell>
          <table:table-cell table:formula="of:=IF(AND([$'Compétences validées trim-sem 1'.AS37]=&quot;&quot;;[$'Compétences validées trim-sem 2'.AS37]=&quot;&quot;;[$'Compétences validées trimestre 3'.AS37]=&quot;&quot;);&quot;&quot;;MAX([$'Compétences validées trim-sem 1'.AS37];[$'Compétences validées trim-sem 2'.AS37];[$'Compétences validées trimestre 3'.AS37]))">
            <text:p/>
          </table:table-cell>
          <table:table-cell table:formula="of:=IF(AND([$'Compétences validées trim-sem 1'.AT37]=&quot;&quot;;[$'Compétences validées trim-sem 2'.AT37]=&quot;&quot;;[$'Compétences validées trimestre 3'.AT37]=&quot;&quot;);&quot;&quot;;MAX([$'Compétences validées trim-sem 1'.AT37];[$'Compétences validées trim-sem 2'.AT37];[$'Compétences validées trimestre 3'.AT37]))">
            <text:p/>
          </table:table-cell>
          <table:table-cell table:formula="of:=IF(AND([$'Compétences validées trim-sem 1'.AU37]=&quot;&quot;;[$'Compétences validées trim-sem 2'.AU37]=&quot;&quot;;[$'Compétences validées trimestre 3'.AU37]=&quot;&quot;);&quot;&quot;;MAX([$'Compétences validées trim-sem 1'.AU37];[$'Compétences validées trim-sem 2'.AU37];[$'Compétences validées trimestre 3'.AU37]))">
            <text:p/>
          </table:table-cell>
          <table:table-cell table:formula="of:=IF(AND([$'Compétences validées trim-sem 1'.AV37]=&quot;&quot;;[$'Compétences validées trim-sem 2'.AV37]=&quot;&quot;;[$'Compétences validées trimestre 3'.AV37]=&quot;&quot;);&quot;&quot;;MAX([$'Compétences validées trim-sem 1'.AV37];[$'Compétences validées trim-sem 2'.AV37];[$'Compétences validées trimestre 3'.AV37]))">
            <text:p/>
          </table:table-cell>
          <table:table-cell table:formula="of:=IF(AND([$'Compétences validées trim-sem 1'.AW37]=&quot;&quot;;[$'Compétences validées trim-sem 2'.AW37]=&quot;&quot;;[$'Compétences validées trimestre 3'.AW37]=&quot;&quot;);&quot;&quot;;MAX([$'Compétences validées trim-sem 1'.AW37];[$'Compétences validées trim-sem 2'.AW37];[$'Compétences validées trimestre 3'.AW37]))">
            <text:p/>
          </table:table-cell>
          <table:table-cell table:formula="of:=IF(AND([$'Compétences validées trim-sem 1'.AX37]=&quot;&quot;;[$'Compétences validées trim-sem 2'.AX37]=&quot;&quot;;[$'Compétences validées trimestre 3'.AX37]=&quot;&quot;);&quot;&quot;;MAX([$'Compétences validées trim-sem 1'.AX37];[$'Compétences validées trim-sem 2'.AX37];[$'Compétences validées trimestre 3'.AX37]))">
            <text:p/>
          </table:table-cell>
          <table:table-cell table:formula="of:=IF(AND([$'Compétences validées trim-sem 1'.AY37]=&quot;&quot;;[$'Compétences validées trim-sem 2'.AY37]=&quot;&quot;;[$'Compétences validées trimestre 3'.AY37]=&quot;&quot;);&quot;&quot;;MAX([$'Compétences validées trim-sem 1'.AY37];[$'Compétences validées trim-sem 2'.AY37];[$'Compétences validées trimestre 3'.AY37]))">
            <text:p/>
          </table:table-cell>
          <table:table-cell table:formula="of:=IF(AND([$'Compétences validées trim-sem 1'.AZ37]=&quot;&quot;;[$'Compétences validées trim-sem 2'.AZ37]=&quot;&quot;;[$'Compétences validées trimestre 3'.AZ37]=&quot;&quot;);&quot;&quot;;MAX([$'Compétences validées trim-sem 1'.AZ37];[$'Compétences validées trim-sem 2'.AZ37];[$'Compétences validées trimestre 3'.AZ37]))">
            <text:p/>
          </table:table-cell>
          <table:table-cell table:formula="of:=IF(AND([$'Compétences validées trim-sem 1'.BA37]=&quot;&quot;;[$'Compétences validées trim-sem 2'.BA37]=&quot;&quot;;[$'Compétences validées trimestre 3'.BA37]=&quot;&quot;);&quot;&quot;;MAX([$'Compétences validées trim-sem 1'.BA37];[$'Compétences validées trim-sem 2'.BA37];[$'Compétences validées trimestre 3'.BA37]))">
            <text:p/>
          </table:table-cell>
          <table:table-cell table:formula="of:=IF(AND([$'Compétences validées trim-sem 1'.BB37]=&quot;&quot;;[$'Compétences validées trim-sem 2'.BB37]=&quot;&quot;;[$'Compétences validées trimestre 3'.BB37]=&quot;&quot;);&quot;&quot;;MAX([$'Compétences validées trim-sem 1'.BB37];[$'Compétences validées trim-sem 2'.BB37];[$'Compétences validées trimestre 3'.BB37]))">
            <text:p/>
          </table:table-cell>
          <table:table-cell table:formula="of:=IF(AND([$'Compétences validées trim-sem 1'.BC37]=&quot;&quot;;[$'Compétences validées trim-sem 2'.BC37]=&quot;&quot;;[$'Compétences validées trimestre 3'.BC37]=&quot;&quot;);&quot;&quot;;MAX([$'Compétences validées trim-sem 1'.BC37];[$'Compétences validées trim-sem 2'.BC37];[$'Compétences validées trimestre 3'.BC37]))">
            <text:p/>
          </table:table-cell>
          <table:table-cell table:formula="of:=IF(AND([$'Compétences validées trim-sem 1'.BD37]=&quot;&quot;;[$'Compétences validées trim-sem 2'.BD37]=&quot;&quot;;[$'Compétences validées trimestre 3'.BD37]=&quot;&quot;);&quot;&quot;;MAX([$'Compétences validées trim-sem 1'.BD37];[$'Compétences validées trim-sem 2'.BD37];[$'Compétences validées trimestre 3'.BD37]))">
            <text:p/>
          </table:table-cell>
          <table:table-cell table:formula="of:=IF(AND([$'Compétences validées trim-sem 1'.BE37]=&quot;&quot;;[$'Compétences validées trim-sem 2'.BE37]=&quot;&quot;;[$'Compétences validées trimestre 3'.BE37]=&quot;&quot;);&quot;&quot;;MAX([$'Compétences validées trim-sem 1'.BE37];[$'Compétences validées trim-sem 2'.BE37];[$'Compétences validées trimestre 3'.BE37]))">
            <text:p/>
          </table:table-cell>
          <table:table-cell table:formula="of:=IF(AND([$'Compétences validées trim-sem 1'.BF37]=&quot;&quot;;[$'Compétences validées trim-sem 2'.BF37]=&quot;&quot;;[$'Compétences validées trimestre 3'.BF37]=&quot;&quot;);&quot;&quot;;MAX([$'Compétences validées trim-sem 1'.BF37];[$'Compétences validées trim-sem 2'.BF37];[$'Compétences validées trimestre 3'.BF37]))">
            <text:p/>
          </table:table-cell>
          <table:table-cell table:formula="of:=IF(AND([$'Compétences validées trim-sem 1'.BG37]=&quot;&quot;;[$'Compétences validées trim-sem 2'.BG37]=&quot;&quot;;[$'Compétences validées trimestre 3'.BG37]=&quot;&quot;);&quot;&quot;;MAX([$'Compétences validées trim-sem 1'.BG37];[$'Compétences validées trim-sem 2'.BG37];[$'Compétences validées trimestre 3'.BG37]))">
            <text:p/>
          </table:table-cell>
          <table:table-cell table:formula="of:=IF(AND([$'Compétences validées trim-sem 1'.BH37]=&quot;&quot;;[$'Compétences validées trim-sem 2'.BH37]=&quot;&quot;;[$'Compétences validées trimestre 3'.BH37]=&quot;&quot;);&quot;&quot;;MAX([$'Compétences validées trim-sem 1'.BH37];[$'Compétences validées trim-sem 2'.BH37];[$'Compétences validées trimestre 3'.BH37]))">
            <text:p/>
          </table:table-cell>
          <table:table-cell table:formula="of:=IF(AND([$'Compétences validées trim-sem 1'.BI37]=&quot;&quot;;[$'Compétences validées trim-sem 2'.BI37]=&quot;&quot;;[$'Compétences validées trimestre 3'.BI37]=&quot;&quot;);&quot;&quot;;MAX([$'Compétences validées trim-sem 1'.BI37];[$'Compétences validées trim-sem 2'.BI37];[$'Compétences validées trimestre 3'.BI37]))">
            <text:p/>
          </table:table-cell>
          <table:table-cell table:formula="of:=IF(AND([$'Compétences validées trim-sem 1'.BJ37]=&quot;&quot;;[$'Compétences validées trim-sem 2'.BJ37]=&quot;&quot;;[$'Compétences validées trimestre 3'.BJ37]=&quot;&quot;);&quot;&quot;;MAX([$'Compétences validées trim-sem 1'.BJ37];[$'Compétences validées trim-sem 2'.BJ37];[$'Compétences validées trimestre 3'.BJ37]))">
            <text:p/>
          </table:table-cell>
          <table:table-cell table:formula="of:=IF(AND([$'Compétences validées trim-sem 1'.BK37]=&quot;&quot;;[$'Compétences validées trim-sem 2'.BK37]=&quot;&quot;;[$'Compétences validées trimestre 3'.BK37]=&quot;&quot;);&quot;&quot;;MAX([$'Compétences validées trim-sem 1'.BK37];[$'Compétences validées trim-sem 2'.BK37];[$'Compétences validées trimestre 3'.BK37]))">
            <text:p/>
          </table:table-cell>
          <table:table-cell table:formula="of:=IF(AND([$'Compétences validées trim-sem 1'.BL37]=&quot;&quot;;[$'Compétences validées trim-sem 2'.BL37]=&quot;&quot;;[$'Compétences validées trimestre 3'.BL37]=&quot;&quot;);&quot;&quot;;MAX([$'Compétences validées trim-sem 1'.BL37];[$'Compétences validées trim-sem 2'.BL37];[$'Compétences validées trimestre 3'.BL37]))">
            <text:p/>
          </table:table-cell>
          <table:table-cell table:formula="of:=IF(AND([$'Compétences validées trim-sem 1'.BM37]=&quot;&quot;;[$'Compétences validées trim-sem 2'.BM37]=&quot;&quot;;[$'Compétences validées trimestre 3'.BM37]=&quot;&quot;);&quot;&quot;;MAX([$'Compétences validées trim-sem 1'.BM37];[$'Compétences validées trim-sem 2'.BM37];[$'Compétences validées trimestre 3'.BM37]))">
            <text:p/>
          </table:table-cell>
          <table:table-cell table:formula="of:=IF(AND([$'Compétences validées trim-sem 1'.BN37]=&quot;&quot;;[$'Compétences validées trim-sem 2'.BN37]=&quot;&quot;;[$'Compétences validées trimestre 3'.BN37]=&quot;&quot;);&quot;&quot;;MAX([$'Compétences validées trim-sem 1'.BN37];[$'Compétences validées trim-sem 2'.BN37];[$'Compétences validées trimestre 3'.BN37]))">
            <text:p/>
          </table:table-cell>
          <table:table-cell table:formula="of:=IF(AND([$'Compétences validées trim-sem 1'.BO37]=&quot;&quot;;[$'Compétences validées trim-sem 2'.BO37]=&quot;&quot;;[$'Compétences validées trimestre 3'.BO37]=&quot;&quot;);&quot;&quot;;MAX([$'Compétences validées trim-sem 1'.BO37];[$'Compétences validées trim-sem 2'.BO37];[$'Compétences validées trimestre 3'.BO37]))">
            <text:p/>
          </table:table-cell>
          <table:table-cell table:formula="of:=IF(AND([$'Compétences validées trim-sem 1'.BP37]=&quot;&quot;;[$'Compétences validées trim-sem 2'.BP37]=&quot;&quot;;[$'Compétences validées trimestre 3'.BP37]=&quot;&quot;);&quot;&quot;;MAX([$'Compétences validées trim-sem 1'.BP37];[$'Compétences validées trim-sem 2'.BP37];[$'Compétences validées trimestre 3'.BP37]))">
            <text:p/>
          </table:table-cell>
          <table:table-cell table:formula="of:=IF(AND([$'Compétences validées trim-sem 1'.BQ37]=&quot;&quot;;[$'Compétences validées trim-sem 2'.BQ37]=&quot;&quot;;[$'Compétences validées trimestre 3'.BQ37]=&quot;&quot;);&quot;&quot;;MAX([$'Compétences validées trim-sem 1'.BQ37];[$'Compétences validées trim-sem 2'.BQ37];[$'Compétences validées trimestre 3'.BQ37]))">
            <text:p/>
          </table:table-cell>
          <table:table-cell table:formula="of:=IF(AND([$'Compétences validées trim-sem 1'.BR37]=&quot;&quot;;[$'Compétences validées trim-sem 2'.BR37]=&quot;&quot;;[$'Compétences validées trimestre 3'.BR37]=&quot;&quot;);&quot;&quot;;MAX([$'Compétences validées trim-sem 1'.BR37];[$'Compétences validées trim-sem 2'.BR37];[$'Compétences validées trimestre 3'.BR37]))">
            <text:p/>
          </table:table-cell>
          <table:table-cell table:formula="of:=IF(AND([$'Compétences validées trim-sem 1'.BS37]=&quot;&quot;;[$'Compétences validées trim-sem 2'.BS37]=&quot;&quot;;[$'Compétences validées trimestre 3'.BS37]=&quot;&quot;);&quot;&quot;;MAX([$'Compétences validées trim-sem 1'.BS37];[$'Compétences validées trim-sem 2'.BS37];[$'Compétences validées trimestre 3'.BS37]))">
            <text:p/>
          </table:table-cell>
          <table:table-cell table:formula="of:=IF(AND([$'Compétences validées trim-sem 1'.BT37]=&quot;&quot;;[$'Compétences validées trim-sem 2'.BT37]=&quot;&quot;;[$'Compétences validées trimestre 3'.BT37]=&quot;&quot;);&quot;&quot;;MAX([$'Compétences validées trim-sem 1'.BT37];[$'Compétences validées trim-sem 2'.BT37];[$'Compétences validées trimestre 3'.BT37]))">
            <text:p/>
          </table:table-cell>
          <table:table-cell table:formula="of:=IF(AND([$'Compétences validées trim-sem 1'.BU37]=&quot;&quot;;[$'Compétences validées trim-sem 2'.BU37]=&quot;&quot;;[$'Compétences validées trimestre 3'.BU37]=&quot;&quot;);&quot;&quot;;MAX([$'Compétences validées trim-sem 1'.BU37];[$'Compétences validées trim-sem 2'.BU37];[$'Compétences validées trimestre 3'.BU37]))">
            <text:p/>
          </table:table-cell>
          <table:table-cell table:formula="of:=IF(AND([$'Compétences validées trim-sem 1'.BV37]=&quot;&quot;;[$'Compétences validées trim-sem 2'.BV37]=&quot;&quot;;[$'Compétences validées trimestre 3'.BV37]=&quot;&quot;);&quot;&quot;;MAX([$'Compétences validées trim-sem 1'.BV37];[$'Compétences validées trim-sem 2'.BV37];[$'Compétences validées trimestre 3'.BV37]))">
            <text:p/>
          </table:table-cell>
          <table:table-cell table:formula="of:=IF(AND([$'Compétences validées trim-sem 1'.BW37]=&quot;&quot;;[$'Compétences validées trim-sem 2'.BW37]=&quot;&quot;;[$'Compétences validées trimestre 3'.BW37]=&quot;&quot;);&quot;&quot;;MAX([$'Compétences validées trim-sem 1'.BW37];[$'Compétences validées trim-sem 2'.BW37];[$'Compétences validées trimestre 3'.BW37]))">
            <text:p/>
          </table:table-cell>
          <table:table-cell table:formula="of:=IF(AND([$'Compétences validées trim-sem 1'.BX37]=&quot;&quot;;[$'Compétences validées trim-sem 2'.BX37]=&quot;&quot;;[$'Compétences validées trimestre 3'.BX37]=&quot;&quot;);&quot;&quot;;MAX([$'Compétences validées trim-sem 1'.BX37];[$'Compétences validées trim-sem 2'.BX37];[$'Compétences validées trimestre 3'.BX37]))">
            <text:p/>
          </table:table-cell>
          <table:table-cell table:formula="of:=IF(AND([$'Compétences validées trim-sem 1'.BY37]=&quot;&quot;;[$'Compétences validées trim-sem 2'.BY37]=&quot;&quot;;[$'Compétences validées trimestre 3'.BY37]=&quot;&quot;);&quot;&quot;;MAX([$'Compétences validées trim-sem 1'.BY37];[$'Compétences validées trim-sem 2'.BY37];[$'Compétences validées trimestre 3'.BY37]))">
            <text:p/>
          </table:table-cell>
          <table:table-cell table:formula="of:=IF(AND([$'Compétences validées trim-sem 1'.BZ37]=&quot;&quot;;[$'Compétences validées trim-sem 2'.BZ37]=&quot;&quot;;[$'Compétences validées trimestre 3'.BZ37]=&quot;&quot;);&quot;&quot;;MAX([$'Compétences validées trim-sem 1'.BZ37];[$'Compétences validées trim-sem 2'.BZ37];[$'Compétences validées trimestre 3'.BZ37]))">
            <text:p/>
          </table:table-cell>
          <table:table-cell table:formula="of:=IF(AND([$'Compétences validées trim-sem 1'.CA37]=&quot;&quot;;[$'Compétences validées trim-sem 2'.CA37]=&quot;&quot;;[$'Compétences validées trimestre 3'.CA37]=&quot;&quot;);&quot;&quot;;MAX([$'Compétences validées trim-sem 1'.CA37];[$'Compétences validées trim-sem 2'.CA37];[$'Compétences validées trimestre 3'.CA37]))">
            <text:p/>
          </table:table-cell>
          <table:table-cell table:formula="of:=IF(AND([$'Compétences validées trim-sem 1'.CB37]=&quot;&quot;;[$'Compétences validées trim-sem 2'.CB37]=&quot;&quot;;[$'Compétences validées trimestre 3'.CB37]=&quot;&quot;);&quot;&quot;;MAX([$'Compétences validées trim-sem 1'.CB37];[$'Compétences validées trim-sem 2'.CB37];[$'Compétences validées trimestre 3'.CB37]))">
            <text:p/>
          </table:table-cell>
          <table:table-cell table:formula="of:=IF(AND([$'Compétences validées trim-sem 1'.CC37]=&quot;&quot;;[$'Compétences validées trim-sem 2'.CC37]=&quot;&quot;;[$'Compétences validées trimestre 3'.CC37]=&quot;&quot;);&quot;&quot;;MAX([$'Compétences validées trim-sem 1'.CC37];[$'Compétences validées trim-sem 2'.CC37];[$'Compétences validées trimestre 3'.CC37]))">
            <text:p/>
          </table:table-cell>
          <table:table-cell table:formula="of:=IF(AND([$'Compétences validées trim-sem 1'.CD37]=&quot;&quot;;[$'Compétences validées trim-sem 2'.CD37]=&quot;&quot;;[$'Compétences validées trimestre 3'.CD37]=&quot;&quot;);&quot;&quot;;MAX([$'Compétences validées trim-sem 1'.CD37];[$'Compétences validées trim-sem 2'.CD37];[$'Compétences validées trimestre 3'.CD37]))">
            <text:p/>
          </table:table-cell>
          <table:table-cell table:formula="of:=IF(AND([$'Compétences validées trim-sem 1'.CE37]=&quot;&quot;;[$'Compétences validées trim-sem 2'.CE37]=&quot;&quot;;[$'Compétences validées trimestre 3'.CE37]=&quot;&quot;);&quot;&quot;;MAX([$'Compétences validées trim-sem 1'.CE37];[$'Compétences validées trim-sem 2'.CE37];[$'Compétences validées trimestre 3'.CE37]))">
            <text:p/>
          </table:table-cell>
          <table:table-cell table:formula="of:=IF(AND([$'Compétences validées trim-sem 1'.CF37]=&quot;&quot;;[$'Compétences validées trim-sem 2'.CF37]=&quot;&quot;;[$'Compétences validées trimestre 3'.CF37]=&quot;&quot;);&quot;&quot;;MAX([$'Compétences validées trim-sem 1'.CF37];[$'Compétences validées trim-sem 2'.CF37];[$'Compétences validées trimestre 3'.CF37]))">
            <text:p/>
          </table:table-cell>
          <table:table-cell table:formula="of:=IF(AND([$'Compétences validées trim-sem 1'.CG37]=&quot;&quot;;[$'Compétences validées trim-sem 2'.CG37]=&quot;&quot;;[$'Compétences validées trimestre 3'.CG37]=&quot;&quot;);&quot;&quot;;MAX([$'Compétences validées trim-sem 1'.CG37];[$'Compétences validées trim-sem 2'.CG37];[$'Compétences validées trimestre 3'.CG37]))">
            <text:p/>
          </table:table-cell>
          <table:table-cell table:formula="of:=IF(AND([$'Compétences validées trim-sem 1'.CH37]=&quot;&quot;;[$'Compétences validées trim-sem 2'.CH37]=&quot;&quot;;[$'Compétences validées trimestre 3'.CH37]=&quot;&quot;);&quot;&quot;;MAX([$'Compétences validées trim-sem 1'.CH37];[$'Compétences validées trim-sem 2'.CH37];[$'Compétences validées trimestre 3'.CH37]))">
            <text:p/>
          </table:table-cell>
          <table:table-cell table:formula="of:=IF(AND([$'Compétences validées trim-sem 1'.CI37]=&quot;&quot;;[$'Compétences validées trim-sem 2'.CI37]=&quot;&quot;;[$'Compétences validées trimestre 3'.CI37]=&quot;&quot;);&quot;&quot;;MAX([$'Compétences validées trim-sem 1'.CI37];[$'Compétences validées trim-sem 2'.CI37];[$'Compétences validées trimestre 3'.CI37]))">
            <text:p/>
          </table:table-cell>
          <table:table-cell table:formula="of:=IF(AND([$'Compétences validées trim-sem 1'.CJ37]=&quot;&quot;;[$'Compétences validées trim-sem 2'.CJ37]=&quot;&quot;;[$'Compétences validées trimestre 3'.CJ37]=&quot;&quot;);&quot;&quot;;MAX([$'Compétences validées trim-sem 1'.CJ37];[$'Compétences validées trim-sem 2'.CJ37];[$'Compétences validées trimestre 3'.CJ37]))">
            <text:p/>
          </table:table-cell>
          <table:table-cell table:formula="of:=IF(AND([$'Compétences validées trim-sem 1'.CK37]=&quot;&quot;;[$'Compétences validées trim-sem 2'.CK37]=&quot;&quot;;[$'Compétences validées trimestre 3'.CK37]=&quot;&quot;);&quot;&quot;;MAX([$'Compétences validées trim-sem 1'.CK37];[$'Compétences validées trim-sem 2'.CK37];[$'Compétences validées trimestre 3'.CK37]))">
            <text:p/>
          </table:table-cell>
          <table:table-cell table:formula="of:=IF(AND([$'Compétences validées trim-sem 1'.CL37]=&quot;&quot;;[$'Compétences validées trim-sem 2'.CL37]=&quot;&quot;;[$'Compétences validées trimestre 3'.CL37]=&quot;&quot;);&quot;&quot;;MAX([$'Compétences validées trim-sem 1'.CL37];[$'Compétences validées trim-sem 2'.CL37];[$'Compétences validées trimestre 3'.CL37]))">
            <text:p/>
          </table:table-cell>
          <table:table-cell table:formula="of:=IF(AND([$'Compétences validées trim-sem 1'.CM37]=&quot;&quot;;[$'Compétences validées trim-sem 2'.CM37]=&quot;&quot;;[$'Compétences validées trimestre 3'.CM37]=&quot;&quot;);&quot;&quot;;MAX([$'Compétences validées trim-sem 1'.CM37];[$'Compétences validées trim-sem 2'.CM37];[$'Compétences validées trimestre 3'.CM37]))">
            <text:p/>
          </table:table-cell>
          <table:table-cell table:formula="of:=IF(AND([$'Compétences validées trim-sem 1'.CN37]=&quot;&quot;;[$'Compétences validées trim-sem 2'.CN37]=&quot;&quot;;[$'Compétences validées trimestre 3'.CN37]=&quot;&quot;);&quot;&quot;;MAX([$'Compétences validées trim-sem 1'.CN37];[$'Compétences validées trim-sem 2'.CN37];[$'Compétences validées trimestre 3'.CN37]))">
            <text:p/>
          </table:table-cell>
          <table:table-cell table:formula="of:=IF(AND([$'Compétences validées trim-sem 1'.CO37]=&quot;&quot;;[$'Compétences validées trim-sem 2'.CO37]=&quot;&quot;;[$'Compétences validées trimestre 3'.CO37]=&quot;&quot;);&quot;&quot;;MAX([$'Compétences validées trim-sem 1'.CO37];[$'Compétences validées trim-sem 2'.CO37];[$'Compétences validées trimestre 3'.CO37]))">
            <text:p/>
          </table:table-cell>
          <table:table-cell table:formula="of:=IF(AND([$'Compétences validées trim-sem 1'.CP37]=&quot;&quot;;[$'Compétences validées trim-sem 2'.CP37]=&quot;&quot;;[$'Compétences validées trimestre 3'.CP37]=&quot;&quot;);&quot;&quot;;MAX([$'Compétences validées trim-sem 1'.CP37];[$'Compétences validées trim-sem 2'.CP37];[$'Compétences validées trimestre 3'.CP37]))">
            <text:p/>
          </table:table-cell>
          <table:table-cell table:formula="of:=IF(AND([$'Compétences validées trim-sem 1'.CQ37]=&quot;&quot;;[$'Compétences validées trim-sem 2'.CQ37]=&quot;&quot;;[$'Compétences validées trimestre 3'.CQ37]=&quot;&quot;);&quot;&quot;;MAX([$'Compétences validées trim-sem 1'.CQ37];[$'Compétences validées trim-sem 2'.CQ37];[$'Compétences validées trimestre 3'.CQ37]))">
            <text:p/>
          </table:table-cell>
          <table:table-cell table:formula="of:=IF(AND([$'Compétences validées trim-sem 1'.CR37]=&quot;&quot;;[$'Compétences validées trim-sem 2'.CR37]=&quot;&quot;;[$'Compétences validées trimestre 3'.CR37]=&quot;&quot;);&quot;&quot;;MAX([$'Compétences validées trim-sem 1'.CR37];[$'Compétences validées trim-sem 2'.CR37];[$'Compétences validées trimestre 3'.CR37]))">
            <text:p/>
          </table:table-cell>
          <table:table-cell table:formula="of:=IF(AND([$'Compétences validées trim-sem 1'.CS37]=&quot;&quot;;[$'Compétences validées trim-sem 2'.CS37]=&quot;&quot;;[$'Compétences validées trimestre 3'.CS37]=&quot;&quot;);&quot;&quot;;MAX([$'Compétences validées trim-sem 1'.CS37];[$'Compétences validées trim-sem 2'.CS37];[$'Compétences validées trimestre 3'.CS37]))">
            <text:p/>
          </table:table-cell>
          <table:table-cell table:formula="of:=IF(AND([$'Compétences validées trim-sem 1'.CT37]=&quot;&quot;;[$'Compétences validées trim-sem 2'.CT37]=&quot;&quot;;[$'Compétences validées trimestre 3'.CT37]=&quot;&quot;);&quot;&quot;;MAX([$'Compétences validées trim-sem 1'.CT37];[$'Compétences validées trim-sem 2'.CT37];[$'Compétences validées trimestre 3'.CT37]))">
            <text:p/>
          </table:table-cell>
          <table:table-cell table:formula="of:=IF(AND([$'Compétences validées trim-sem 1'.CU37]=&quot;&quot;;[$'Compétences validées trim-sem 2'.CU37]=&quot;&quot;;[$'Compétences validées trimestre 3'.CU37]=&quot;&quot;);&quot;&quot;;MAX([$'Compétences validées trim-sem 1'.CU37];[$'Compétences validées trim-sem 2'.CU37];[$'Compétences validées trimestre 3'.CU37]))">
            <text:p/>
          </table:table-cell>
          <table:table-cell table:formula="of:=IF(AND([$'Compétences validées trim-sem 1'.CV37]=&quot;&quot;;[$'Compétences validées trim-sem 2'.CV37]=&quot;&quot;;[$'Compétences validées trimestre 3'.CV37]=&quot;&quot;);&quot;&quot;;MAX([$'Compétences validées trim-sem 1'.CV37];[$'Compétences validées trim-sem 2'.CV37];[$'Compétences validées trimestre 3'.CV37]))">
            <text:p/>
          </table:table-cell>
          <table:table-cell table:formula="of:=IF(AND([$'Compétences validées trim-sem 1'.CW37]=&quot;&quot;;[$'Compétences validées trim-sem 2'.CW37]=&quot;&quot;;[$'Compétences validées trimestre 3'.CW37]=&quot;&quot;);&quot;&quot;;MAX([$'Compétences validées trim-sem 1'.CW37];[$'Compétences validées trim-sem 2'.CW37];[$'Compétences validées trimestre 3'.CW37]))">
            <text:p/>
          </table:table-cell>
          <table:table-cell table:formula="of:=IF(AND([$'Compétences validées trim-sem 1'.CX37]=&quot;&quot;;[$'Compétences validées trim-sem 2'.CX37]=&quot;&quot;;[$'Compétences validées trimestre 3'.CX37]=&quot;&quot;);&quot;&quot;;MAX([$'Compétences validées trim-sem 1'.CX37];[$'Compétences validées trim-sem 2'.CX37];[$'Compétences validées trimestre 3'.CX37]))">
            <text:p/>
          </table:table-cell>
        </table:table-row>
        <table:table-row table:style-name="ro1">
          <table:table-cell office:value-type="string" calcext:value-type="string">
            <text:p>Nom 37</text:p>
          </table:table-cell>
          <table:table-cell office:value-type="string" calcext:value-type="string">
            <text:p>Prénom 37</text:p>
          </table:table-cell>
          <table:table-cell table:formula="of:=IF(AND([$'Compétences validées trim-sem 1'.C38]=&quot;&quot;;[$'Compétences validées trim-sem 2'.C38]=&quot;&quot;;[$'Compétences validées trimestre 3'.C38]=&quot;&quot;);&quot;&quot;;MAX([$'Compétences validées trim-sem 1'.C38];[$'Compétences validées trim-sem 2'.C38];[$'Compétences validées trimestre 3'.C38]))">
            <text:p/>
          </table:table-cell>
          <table:table-cell table:formula="of:=IF(AND([$'Compétences validées trim-sem 1'.D38]=&quot;&quot;;[$'Compétences validées trim-sem 2'.D38]=&quot;&quot;;[$'Compétences validées trimestre 3'.D38]=&quot;&quot;);&quot;&quot;;MAX([$'Compétences validées trim-sem 1'.D38];[$'Compétences validées trim-sem 2'.D38];[$'Compétences validées trimestre 3'.D38]))">
            <text:p/>
          </table:table-cell>
          <table:table-cell table:formula="of:=IF(AND([$'Compétences validées trim-sem 1'.E38]=&quot;&quot;;[$'Compétences validées trim-sem 2'.E38]=&quot;&quot;;[$'Compétences validées trimestre 3'.E38]=&quot;&quot;);&quot;&quot;;MAX([$'Compétences validées trim-sem 1'.E38];[$'Compétences validées trim-sem 2'.E38];[$'Compétences validées trimestre 3'.E38]))">
            <text:p/>
          </table:table-cell>
          <table:table-cell table:formula="of:=IF(AND([$'Compétences validées trim-sem 1'.F38]=&quot;&quot;;[$'Compétences validées trim-sem 2'.F38]=&quot;&quot;;[$'Compétences validées trimestre 3'.F38]=&quot;&quot;);&quot;&quot;;MAX([$'Compétences validées trim-sem 1'.F38];[$'Compétences validées trim-sem 2'.F38];[$'Compétences validées trimestre 3'.F38]))">
            <text:p/>
          </table:table-cell>
          <table:table-cell table:formula="of:=IF(AND([$'Compétences validées trim-sem 1'.G38]=&quot;&quot;;[$'Compétences validées trim-sem 2'.G38]=&quot;&quot;;[$'Compétences validées trimestre 3'.G38]=&quot;&quot;);&quot;&quot;;MAX([$'Compétences validées trim-sem 1'.G38];[$'Compétences validées trim-sem 2'.G38];[$'Compétences validées trimestre 3'.G38]))">
            <text:p/>
          </table:table-cell>
          <table:table-cell table:formula="of:=IF(AND([$'Compétences validées trim-sem 1'.H38]=&quot;&quot;;[$'Compétences validées trim-sem 2'.H38]=&quot;&quot;;[$'Compétences validées trimestre 3'.H38]=&quot;&quot;);&quot;&quot;;MAX([$'Compétences validées trim-sem 1'.H38];[$'Compétences validées trim-sem 2'.H38];[$'Compétences validées trimestre 3'.H38]))">
            <text:p/>
          </table:table-cell>
          <table:table-cell table:formula="of:=IF(AND([$'Compétences validées trim-sem 1'.I38]=&quot;&quot;;[$'Compétences validées trim-sem 2'.I38]=&quot;&quot;;[$'Compétences validées trimestre 3'.I38]=&quot;&quot;);&quot;&quot;;MAX([$'Compétences validées trim-sem 1'.I38];[$'Compétences validées trim-sem 2'.I38];[$'Compétences validées trimestre 3'.I38]))">
            <text:p/>
          </table:table-cell>
          <table:table-cell table:formula="of:=IF(AND([$'Compétences validées trim-sem 1'.J38]=&quot;&quot;;[$'Compétences validées trim-sem 2'.J38]=&quot;&quot;;[$'Compétences validées trimestre 3'.J38]=&quot;&quot;);&quot;&quot;;MAX([$'Compétences validées trim-sem 1'.J38];[$'Compétences validées trim-sem 2'.J38];[$'Compétences validées trimestre 3'.J38]))">
            <text:p/>
          </table:table-cell>
          <table:table-cell table:formula="of:=IF(AND([$'Compétences validées trim-sem 1'.K38]=&quot;&quot;;[$'Compétences validées trim-sem 2'.K38]=&quot;&quot;;[$'Compétences validées trimestre 3'.K38]=&quot;&quot;);&quot;&quot;;MAX([$'Compétences validées trim-sem 1'.K38];[$'Compétences validées trim-sem 2'.K38];[$'Compétences validées trimestre 3'.K38]))">
            <text:p/>
          </table:table-cell>
          <table:table-cell table:formula="of:=IF(AND([$'Compétences validées trim-sem 1'.L38]=&quot;&quot;;[$'Compétences validées trim-sem 2'.L38]=&quot;&quot;;[$'Compétences validées trimestre 3'.L38]=&quot;&quot;);&quot;&quot;;MAX([$'Compétences validées trim-sem 1'.L38];[$'Compétences validées trim-sem 2'.L38];[$'Compétences validées trimestre 3'.L38]))">
            <text:p/>
          </table:table-cell>
          <table:table-cell table:formula="of:=IF(AND([$'Compétences validées trim-sem 1'.M38]=&quot;&quot;;[$'Compétences validées trim-sem 2'.M38]=&quot;&quot;;[$'Compétences validées trimestre 3'.M38]=&quot;&quot;);&quot;&quot;;MAX([$'Compétences validées trim-sem 1'.M38];[$'Compétences validées trim-sem 2'.M38];[$'Compétences validées trimestre 3'.M38]))">
            <text:p/>
          </table:table-cell>
          <table:table-cell table:formula="of:=IF(AND([$'Compétences validées trim-sem 1'.N38]=&quot;&quot;;[$'Compétences validées trim-sem 2'.N38]=&quot;&quot;;[$'Compétences validées trimestre 3'.N38]=&quot;&quot;);&quot;&quot;;MAX([$'Compétences validées trim-sem 1'.N38];[$'Compétences validées trim-sem 2'.N38];[$'Compétences validées trimestre 3'.N38]))">
            <text:p/>
          </table:table-cell>
          <table:table-cell table:formula="of:=IF(AND([$'Compétences validées trim-sem 1'.O38]=&quot;&quot;;[$'Compétences validées trim-sem 2'.O38]=&quot;&quot;;[$'Compétences validées trimestre 3'.O38]=&quot;&quot;);&quot;&quot;;MAX([$'Compétences validées trim-sem 1'.O38];[$'Compétences validées trim-sem 2'.O38];[$'Compétences validées trimestre 3'.O38]))">
            <text:p/>
          </table:table-cell>
          <table:table-cell table:formula="of:=IF(AND([$'Compétences validées trim-sem 1'.P38]=&quot;&quot;;[$'Compétences validées trim-sem 2'.P38]=&quot;&quot;;[$'Compétences validées trimestre 3'.P38]=&quot;&quot;);&quot;&quot;;MAX([$'Compétences validées trim-sem 1'.P38];[$'Compétences validées trim-sem 2'.P38];[$'Compétences validées trimestre 3'.P38]))">
            <text:p/>
          </table:table-cell>
          <table:table-cell table:formula="of:=IF(AND([$'Compétences validées trim-sem 1'.Q38]=&quot;&quot;;[$'Compétences validées trim-sem 2'.Q38]=&quot;&quot;;[$'Compétences validées trimestre 3'.Q38]=&quot;&quot;);&quot;&quot;;MAX([$'Compétences validées trim-sem 1'.Q38];[$'Compétences validées trim-sem 2'.Q38];[$'Compétences validées trimestre 3'.Q38]))">
            <text:p/>
          </table:table-cell>
          <table:table-cell table:formula="of:=IF(AND([$'Compétences validées trim-sem 1'.R38]=&quot;&quot;;[$'Compétences validées trim-sem 2'.R38]=&quot;&quot;;[$'Compétences validées trimestre 3'.R38]=&quot;&quot;);&quot;&quot;;MAX([$'Compétences validées trim-sem 1'.R38];[$'Compétences validées trim-sem 2'.R38];[$'Compétences validées trimestre 3'.R38]))">
            <text:p/>
          </table:table-cell>
          <table:table-cell table:formula="of:=IF(AND([$'Compétences validées trim-sem 1'.S38]=&quot;&quot;;[$'Compétences validées trim-sem 2'.S38]=&quot;&quot;;[$'Compétences validées trimestre 3'.S38]=&quot;&quot;);&quot;&quot;;MAX([$'Compétences validées trim-sem 1'.S38];[$'Compétences validées trim-sem 2'.S38];[$'Compétences validées trimestre 3'.S38]))">
            <text:p/>
          </table:table-cell>
          <table:table-cell table:formula="of:=IF(AND([$'Compétences validées trim-sem 1'.T38]=&quot;&quot;;[$'Compétences validées trim-sem 2'.T38]=&quot;&quot;;[$'Compétences validées trimestre 3'.T38]=&quot;&quot;);&quot;&quot;;MAX([$'Compétences validées trim-sem 1'.T38];[$'Compétences validées trim-sem 2'.T38];[$'Compétences validées trimestre 3'.T38]))">
            <text:p/>
          </table:table-cell>
          <table:table-cell table:formula="of:=IF(AND([$'Compétences validées trim-sem 1'.U38]=&quot;&quot;;[$'Compétences validées trim-sem 2'.U38]=&quot;&quot;;[$'Compétences validées trimestre 3'.U38]=&quot;&quot;);&quot;&quot;;MAX([$'Compétences validées trim-sem 1'.U38];[$'Compétences validées trim-sem 2'.U38];[$'Compétences validées trimestre 3'.U38]))">
            <text:p/>
          </table:table-cell>
          <table:table-cell table:formula="of:=IF(AND([$'Compétences validées trim-sem 1'.V38]=&quot;&quot;;[$'Compétences validées trim-sem 2'.V38]=&quot;&quot;;[$'Compétences validées trimestre 3'.V38]=&quot;&quot;);&quot;&quot;;MAX([$'Compétences validées trim-sem 1'.V38];[$'Compétences validées trim-sem 2'.V38];[$'Compétences validées trimestre 3'.V38]))">
            <text:p/>
          </table:table-cell>
          <table:table-cell table:formula="of:=IF(AND([$'Compétences validées trim-sem 1'.W38]=&quot;&quot;;[$'Compétences validées trim-sem 2'.W38]=&quot;&quot;;[$'Compétences validées trimestre 3'.W38]=&quot;&quot;);&quot;&quot;;MAX([$'Compétences validées trim-sem 1'.W38];[$'Compétences validées trim-sem 2'.W38];[$'Compétences validées trimestre 3'.W38]))">
            <text:p/>
          </table:table-cell>
          <table:table-cell table:formula="of:=IF(AND([$'Compétences validées trim-sem 1'.X38]=&quot;&quot;;[$'Compétences validées trim-sem 2'.X38]=&quot;&quot;;[$'Compétences validées trimestre 3'.X38]=&quot;&quot;);&quot;&quot;;MAX([$'Compétences validées trim-sem 1'.X38];[$'Compétences validées trim-sem 2'.X38];[$'Compétences validées trimestre 3'.X38]))">
            <text:p/>
          </table:table-cell>
          <table:table-cell table:formula="of:=IF(AND([$'Compétences validées trim-sem 1'.Y38]=&quot;&quot;;[$'Compétences validées trim-sem 2'.Y38]=&quot;&quot;;[$'Compétences validées trimestre 3'.Y38]=&quot;&quot;);&quot;&quot;;MAX([$'Compétences validées trim-sem 1'.Y38];[$'Compétences validées trim-sem 2'.Y38];[$'Compétences validées trimestre 3'.Y38]))">
            <text:p/>
          </table:table-cell>
          <table:table-cell table:formula="of:=IF(AND([$'Compétences validées trim-sem 1'.Z38]=&quot;&quot;;[$'Compétences validées trim-sem 2'.Z38]=&quot;&quot;;[$'Compétences validées trimestre 3'.Z38]=&quot;&quot;);&quot;&quot;;MAX([$'Compétences validées trim-sem 1'.Z38];[$'Compétences validées trim-sem 2'.Z38];[$'Compétences validées trimestre 3'.Z38]))">
            <text:p/>
          </table:table-cell>
          <table:table-cell table:formula="of:=IF(AND([$'Compétences validées trim-sem 1'.AA38]=&quot;&quot;;[$'Compétences validées trim-sem 2'.AA38]=&quot;&quot;;[$'Compétences validées trimestre 3'.AA38]=&quot;&quot;);&quot;&quot;;MAX([$'Compétences validées trim-sem 1'.AA38];[$'Compétences validées trim-sem 2'.AA38];[$'Compétences validées trimestre 3'.AA38]))">
            <text:p/>
          </table:table-cell>
          <table:table-cell table:formula="of:=IF(AND([$'Compétences validées trim-sem 1'.AB38]=&quot;&quot;;[$'Compétences validées trim-sem 2'.AB38]=&quot;&quot;;[$'Compétences validées trimestre 3'.AB38]=&quot;&quot;);&quot;&quot;;MAX([$'Compétences validées trim-sem 1'.AB38];[$'Compétences validées trim-sem 2'.AB38];[$'Compétences validées trimestre 3'.AB38]))">
            <text:p/>
          </table:table-cell>
          <table:table-cell table:formula="of:=IF(AND([$'Compétences validées trim-sem 1'.AC38]=&quot;&quot;;[$'Compétences validées trim-sem 2'.AC38]=&quot;&quot;;[$'Compétences validées trimestre 3'.AC38]=&quot;&quot;);&quot;&quot;;MAX([$'Compétences validées trim-sem 1'.AC38];[$'Compétences validées trim-sem 2'.AC38];[$'Compétences validées trimestre 3'.AC38]))">
            <text:p/>
          </table:table-cell>
          <table:table-cell table:formula="of:=IF(AND([$'Compétences validées trim-sem 1'.AD38]=&quot;&quot;;[$'Compétences validées trim-sem 2'.AD38]=&quot;&quot;;[$'Compétences validées trimestre 3'.AD38]=&quot;&quot;);&quot;&quot;;MAX([$'Compétences validées trim-sem 1'.AD38];[$'Compétences validées trim-sem 2'.AD38];[$'Compétences validées trimestre 3'.AD38]))">
            <text:p/>
          </table:table-cell>
          <table:table-cell table:formula="of:=IF(AND([$'Compétences validées trim-sem 1'.AE38]=&quot;&quot;;[$'Compétences validées trim-sem 2'.AE38]=&quot;&quot;;[$'Compétences validées trimestre 3'.AE38]=&quot;&quot;);&quot;&quot;;MAX([$'Compétences validées trim-sem 1'.AE38];[$'Compétences validées trim-sem 2'.AE38];[$'Compétences validées trimestre 3'.AE38]))">
            <text:p/>
          </table:table-cell>
          <table:table-cell table:formula="of:=IF(AND([$'Compétences validées trim-sem 1'.AF38]=&quot;&quot;;[$'Compétences validées trim-sem 2'.AF38]=&quot;&quot;;[$'Compétences validées trimestre 3'.AF38]=&quot;&quot;);&quot;&quot;;MAX([$'Compétences validées trim-sem 1'.AF38];[$'Compétences validées trim-sem 2'.AF38];[$'Compétences validées trimestre 3'.AF38]))">
            <text:p/>
          </table:table-cell>
          <table:table-cell table:formula="of:=IF(AND([$'Compétences validées trim-sem 1'.AG38]=&quot;&quot;;[$'Compétences validées trim-sem 2'.AG38]=&quot;&quot;;[$'Compétences validées trimestre 3'.AG38]=&quot;&quot;);&quot;&quot;;MAX([$'Compétences validées trim-sem 1'.AG38];[$'Compétences validées trim-sem 2'.AG38];[$'Compétences validées trimestre 3'.AG38]))">
            <text:p/>
          </table:table-cell>
          <table:table-cell table:formula="of:=IF(AND([$'Compétences validées trim-sem 1'.AH38]=&quot;&quot;;[$'Compétences validées trim-sem 2'.AH38]=&quot;&quot;;[$'Compétences validées trimestre 3'.AH38]=&quot;&quot;);&quot;&quot;;MAX([$'Compétences validées trim-sem 1'.AH38];[$'Compétences validées trim-sem 2'.AH38];[$'Compétences validées trimestre 3'.AH38]))">
            <text:p/>
          </table:table-cell>
          <table:table-cell table:formula="of:=IF(AND([$'Compétences validées trim-sem 1'.AI38]=&quot;&quot;;[$'Compétences validées trim-sem 2'.AI38]=&quot;&quot;;[$'Compétences validées trimestre 3'.AI38]=&quot;&quot;);&quot;&quot;;MAX([$'Compétences validées trim-sem 1'.AI38];[$'Compétences validées trim-sem 2'.AI38];[$'Compétences validées trimestre 3'.AI38]))">
            <text:p/>
          </table:table-cell>
          <table:table-cell table:formula="of:=IF(AND([$'Compétences validées trim-sem 1'.AJ38]=&quot;&quot;;[$'Compétences validées trim-sem 2'.AJ38]=&quot;&quot;;[$'Compétences validées trimestre 3'.AJ38]=&quot;&quot;);&quot;&quot;;MAX([$'Compétences validées trim-sem 1'.AJ38];[$'Compétences validées trim-sem 2'.AJ38];[$'Compétences validées trimestre 3'.AJ38]))">
            <text:p/>
          </table:table-cell>
          <table:table-cell table:formula="of:=IF(AND([$'Compétences validées trim-sem 1'.AK38]=&quot;&quot;;[$'Compétences validées trim-sem 2'.AK38]=&quot;&quot;;[$'Compétences validées trimestre 3'.AK38]=&quot;&quot;);&quot;&quot;;MAX([$'Compétences validées trim-sem 1'.AK38];[$'Compétences validées trim-sem 2'.AK38];[$'Compétences validées trimestre 3'.AK38]))">
            <text:p/>
          </table:table-cell>
          <table:table-cell table:formula="of:=IF(AND([$'Compétences validées trim-sem 1'.AL38]=&quot;&quot;;[$'Compétences validées trim-sem 2'.AL38]=&quot;&quot;;[$'Compétences validées trimestre 3'.AL38]=&quot;&quot;);&quot;&quot;;MAX([$'Compétences validées trim-sem 1'.AL38];[$'Compétences validées trim-sem 2'.AL38];[$'Compétences validées trimestre 3'.AL38]))">
            <text:p/>
          </table:table-cell>
          <table:table-cell table:formula="of:=IF(AND([$'Compétences validées trim-sem 1'.AM38]=&quot;&quot;;[$'Compétences validées trim-sem 2'.AM38]=&quot;&quot;;[$'Compétences validées trimestre 3'.AM38]=&quot;&quot;);&quot;&quot;;MAX([$'Compétences validées trim-sem 1'.AM38];[$'Compétences validées trim-sem 2'.AM38];[$'Compétences validées trimestre 3'.AM38]))">
            <text:p/>
          </table:table-cell>
          <table:table-cell table:formula="of:=IF(AND([$'Compétences validées trim-sem 1'.AN38]=&quot;&quot;;[$'Compétences validées trim-sem 2'.AN38]=&quot;&quot;;[$'Compétences validées trimestre 3'.AN38]=&quot;&quot;);&quot;&quot;;MAX([$'Compétences validées trim-sem 1'.AN38];[$'Compétences validées trim-sem 2'.AN38];[$'Compétences validées trimestre 3'.AN38]))">
            <text:p/>
          </table:table-cell>
          <table:table-cell table:formula="of:=IF(AND([$'Compétences validées trim-sem 1'.AO38]=&quot;&quot;;[$'Compétences validées trim-sem 2'.AO38]=&quot;&quot;;[$'Compétences validées trimestre 3'.AO38]=&quot;&quot;);&quot;&quot;;MAX([$'Compétences validées trim-sem 1'.AO38];[$'Compétences validées trim-sem 2'.AO38];[$'Compétences validées trimestre 3'.AO38]))">
            <text:p/>
          </table:table-cell>
          <table:table-cell table:formula="of:=IF(AND([$'Compétences validées trim-sem 1'.AP38]=&quot;&quot;;[$'Compétences validées trim-sem 2'.AP38]=&quot;&quot;;[$'Compétences validées trimestre 3'.AP38]=&quot;&quot;);&quot;&quot;;MAX([$'Compétences validées trim-sem 1'.AP38];[$'Compétences validées trim-sem 2'.AP38];[$'Compétences validées trimestre 3'.AP38]))">
            <text:p/>
          </table:table-cell>
          <table:table-cell table:formula="of:=IF(AND([$'Compétences validées trim-sem 1'.AQ38]=&quot;&quot;;[$'Compétences validées trim-sem 2'.AQ38]=&quot;&quot;;[$'Compétences validées trimestre 3'.AQ38]=&quot;&quot;);&quot;&quot;;MAX([$'Compétences validées trim-sem 1'.AQ38];[$'Compétences validées trim-sem 2'.AQ38];[$'Compétences validées trimestre 3'.AQ38]))">
            <text:p/>
          </table:table-cell>
          <table:table-cell table:formula="of:=IF(AND([$'Compétences validées trim-sem 1'.AR38]=&quot;&quot;;[$'Compétences validées trim-sem 2'.AR38]=&quot;&quot;;[$'Compétences validées trimestre 3'.AR38]=&quot;&quot;);&quot;&quot;;MAX([$'Compétences validées trim-sem 1'.AR38];[$'Compétences validées trim-sem 2'.AR38];[$'Compétences validées trimestre 3'.AR38]))">
            <text:p/>
          </table:table-cell>
          <table:table-cell table:formula="of:=IF(AND([$'Compétences validées trim-sem 1'.AS38]=&quot;&quot;;[$'Compétences validées trim-sem 2'.AS38]=&quot;&quot;;[$'Compétences validées trimestre 3'.AS38]=&quot;&quot;);&quot;&quot;;MAX([$'Compétences validées trim-sem 1'.AS38];[$'Compétences validées trim-sem 2'.AS38];[$'Compétences validées trimestre 3'.AS38]))">
            <text:p/>
          </table:table-cell>
          <table:table-cell table:formula="of:=IF(AND([$'Compétences validées trim-sem 1'.AT38]=&quot;&quot;;[$'Compétences validées trim-sem 2'.AT38]=&quot;&quot;;[$'Compétences validées trimestre 3'.AT38]=&quot;&quot;);&quot;&quot;;MAX([$'Compétences validées trim-sem 1'.AT38];[$'Compétences validées trim-sem 2'.AT38];[$'Compétences validées trimestre 3'.AT38]))">
            <text:p/>
          </table:table-cell>
          <table:table-cell table:formula="of:=IF(AND([$'Compétences validées trim-sem 1'.AU38]=&quot;&quot;;[$'Compétences validées trim-sem 2'.AU38]=&quot;&quot;;[$'Compétences validées trimestre 3'.AU38]=&quot;&quot;);&quot;&quot;;MAX([$'Compétences validées trim-sem 1'.AU38];[$'Compétences validées trim-sem 2'.AU38];[$'Compétences validées trimestre 3'.AU38]))">
            <text:p/>
          </table:table-cell>
          <table:table-cell table:formula="of:=IF(AND([$'Compétences validées trim-sem 1'.AV38]=&quot;&quot;;[$'Compétences validées trim-sem 2'.AV38]=&quot;&quot;;[$'Compétences validées trimestre 3'.AV38]=&quot;&quot;);&quot;&quot;;MAX([$'Compétences validées trim-sem 1'.AV38];[$'Compétences validées trim-sem 2'.AV38];[$'Compétences validées trimestre 3'.AV38]))">
            <text:p/>
          </table:table-cell>
          <table:table-cell table:formula="of:=IF(AND([$'Compétences validées trim-sem 1'.AW38]=&quot;&quot;;[$'Compétences validées trim-sem 2'.AW38]=&quot;&quot;;[$'Compétences validées trimestre 3'.AW38]=&quot;&quot;);&quot;&quot;;MAX([$'Compétences validées trim-sem 1'.AW38];[$'Compétences validées trim-sem 2'.AW38];[$'Compétences validées trimestre 3'.AW38]))">
            <text:p/>
          </table:table-cell>
          <table:table-cell table:formula="of:=IF(AND([$'Compétences validées trim-sem 1'.AX38]=&quot;&quot;;[$'Compétences validées trim-sem 2'.AX38]=&quot;&quot;;[$'Compétences validées trimestre 3'.AX38]=&quot;&quot;);&quot;&quot;;MAX([$'Compétences validées trim-sem 1'.AX38];[$'Compétences validées trim-sem 2'.AX38];[$'Compétences validées trimestre 3'.AX38]))">
            <text:p/>
          </table:table-cell>
          <table:table-cell table:formula="of:=IF(AND([$'Compétences validées trim-sem 1'.AY38]=&quot;&quot;;[$'Compétences validées trim-sem 2'.AY38]=&quot;&quot;;[$'Compétences validées trimestre 3'.AY38]=&quot;&quot;);&quot;&quot;;MAX([$'Compétences validées trim-sem 1'.AY38];[$'Compétences validées trim-sem 2'.AY38];[$'Compétences validées trimestre 3'.AY38]))">
            <text:p/>
          </table:table-cell>
          <table:table-cell table:formula="of:=IF(AND([$'Compétences validées trim-sem 1'.AZ38]=&quot;&quot;;[$'Compétences validées trim-sem 2'.AZ38]=&quot;&quot;;[$'Compétences validées trimestre 3'.AZ38]=&quot;&quot;);&quot;&quot;;MAX([$'Compétences validées trim-sem 1'.AZ38];[$'Compétences validées trim-sem 2'.AZ38];[$'Compétences validées trimestre 3'.AZ38]))">
            <text:p/>
          </table:table-cell>
          <table:table-cell table:formula="of:=IF(AND([$'Compétences validées trim-sem 1'.BA38]=&quot;&quot;;[$'Compétences validées trim-sem 2'.BA38]=&quot;&quot;;[$'Compétences validées trimestre 3'.BA38]=&quot;&quot;);&quot;&quot;;MAX([$'Compétences validées trim-sem 1'.BA38];[$'Compétences validées trim-sem 2'.BA38];[$'Compétences validées trimestre 3'.BA38]))">
            <text:p/>
          </table:table-cell>
          <table:table-cell table:formula="of:=IF(AND([$'Compétences validées trim-sem 1'.BB38]=&quot;&quot;;[$'Compétences validées trim-sem 2'.BB38]=&quot;&quot;;[$'Compétences validées trimestre 3'.BB38]=&quot;&quot;);&quot;&quot;;MAX([$'Compétences validées trim-sem 1'.BB38];[$'Compétences validées trim-sem 2'.BB38];[$'Compétences validées trimestre 3'.BB38]))">
            <text:p/>
          </table:table-cell>
          <table:table-cell table:formula="of:=IF(AND([$'Compétences validées trim-sem 1'.BC38]=&quot;&quot;;[$'Compétences validées trim-sem 2'.BC38]=&quot;&quot;;[$'Compétences validées trimestre 3'.BC38]=&quot;&quot;);&quot;&quot;;MAX([$'Compétences validées trim-sem 1'.BC38];[$'Compétences validées trim-sem 2'.BC38];[$'Compétences validées trimestre 3'.BC38]))">
            <text:p/>
          </table:table-cell>
          <table:table-cell table:formula="of:=IF(AND([$'Compétences validées trim-sem 1'.BD38]=&quot;&quot;;[$'Compétences validées trim-sem 2'.BD38]=&quot;&quot;;[$'Compétences validées trimestre 3'.BD38]=&quot;&quot;);&quot;&quot;;MAX([$'Compétences validées trim-sem 1'.BD38];[$'Compétences validées trim-sem 2'.BD38];[$'Compétences validées trimestre 3'.BD38]))">
            <text:p/>
          </table:table-cell>
          <table:table-cell table:formula="of:=IF(AND([$'Compétences validées trim-sem 1'.BE38]=&quot;&quot;;[$'Compétences validées trim-sem 2'.BE38]=&quot;&quot;;[$'Compétences validées trimestre 3'.BE38]=&quot;&quot;);&quot;&quot;;MAX([$'Compétences validées trim-sem 1'.BE38];[$'Compétences validées trim-sem 2'.BE38];[$'Compétences validées trimestre 3'.BE38]))">
            <text:p/>
          </table:table-cell>
          <table:table-cell table:formula="of:=IF(AND([$'Compétences validées trim-sem 1'.BF38]=&quot;&quot;;[$'Compétences validées trim-sem 2'.BF38]=&quot;&quot;;[$'Compétences validées trimestre 3'.BF38]=&quot;&quot;);&quot;&quot;;MAX([$'Compétences validées trim-sem 1'.BF38];[$'Compétences validées trim-sem 2'.BF38];[$'Compétences validées trimestre 3'.BF38]))">
            <text:p/>
          </table:table-cell>
          <table:table-cell table:formula="of:=IF(AND([$'Compétences validées trim-sem 1'.BG38]=&quot;&quot;;[$'Compétences validées trim-sem 2'.BG38]=&quot;&quot;;[$'Compétences validées trimestre 3'.BG38]=&quot;&quot;);&quot;&quot;;MAX([$'Compétences validées trim-sem 1'.BG38];[$'Compétences validées trim-sem 2'.BG38];[$'Compétences validées trimestre 3'.BG38]))">
            <text:p/>
          </table:table-cell>
          <table:table-cell table:formula="of:=IF(AND([$'Compétences validées trim-sem 1'.BH38]=&quot;&quot;;[$'Compétences validées trim-sem 2'.BH38]=&quot;&quot;;[$'Compétences validées trimestre 3'.BH38]=&quot;&quot;);&quot;&quot;;MAX([$'Compétences validées trim-sem 1'.BH38];[$'Compétences validées trim-sem 2'.BH38];[$'Compétences validées trimestre 3'.BH38]))">
            <text:p/>
          </table:table-cell>
          <table:table-cell table:formula="of:=IF(AND([$'Compétences validées trim-sem 1'.BI38]=&quot;&quot;;[$'Compétences validées trim-sem 2'.BI38]=&quot;&quot;;[$'Compétences validées trimestre 3'.BI38]=&quot;&quot;);&quot;&quot;;MAX([$'Compétences validées trim-sem 1'.BI38];[$'Compétences validées trim-sem 2'.BI38];[$'Compétences validées trimestre 3'.BI38]))">
            <text:p/>
          </table:table-cell>
          <table:table-cell table:formula="of:=IF(AND([$'Compétences validées trim-sem 1'.BJ38]=&quot;&quot;;[$'Compétences validées trim-sem 2'.BJ38]=&quot;&quot;;[$'Compétences validées trimestre 3'.BJ38]=&quot;&quot;);&quot;&quot;;MAX([$'Compétences validées trim-sem 1'.BJ38];[$'Compétences validées trim-sem 2'.BJ38];[$'Compétences validées trimestre 3'.BJ38]))">
            <text:p/>
          </table:table-cell>
          <table:table-cell table:formula="of:=IF(AND([$'Compétences validées trim-sem 1'.BK38]=&quot;&quot;;[$'Compétences validées trim-sem 2'.BK38]=&quot;&quot;;[$'Compétences validées trimestre 3'.BK38]=&quot;&quot;);&quot;&quot;;MAX([$'Compétences validées trim-sem 1'.BK38];[$'Compétences validées trim-sem 2'.BK38];[$'Compétences validées trimestre 3'.BK38]))">
            <text:p/>
          </table:table-cell>
          <table:table-cell table:formula="of:=IF(AND([$'Compétences validées trim-sem 1'.BL38]=&quot;&quot;;[$'Compétences validées trim-sem 2'.BL38]=&quot;&quot;;[$'Compétences validées trimestre 3'.BL38]=&quot;&quot;);&quot;&quot;;MAX([$'Compétences validées trim-sem 1'.BL38];[$'Compétences validées trim-sem 2'.BL38];[$'Compétences validées trimestre 3'.BL38]))">
            <text:p/>
          </table:table-cell>
          <table:table-cell table:formula="of:=IF(AND([$'Compétences validées trim-sem 1'.BM38]=&quot;&quot;;[$'Compétences validées trim-sem 2'.BM38]=&quot;&quot;;[$'Compétences validées trimestre 3'.BM38]=&quot;&quot;);&quot;&quot;;MAX([$'Compétences validées trim-sem 1'.BM38];[$'Compétences validées trim-sem 2'.BM38];[$'Compétences validées trimestre 3'.BM38]))">
            <text:p/>
          </table:table-cell>
          <table:table-cell table:formula="of:=IF(AND([$'Compétences validées trim-sem 1'.BN38]=&quot;&quot;;[$'Compétences validées trim-sem 2'.BN38]=&quot;&quot;;[$'Compétences validées trimestre 3'.BN38]=&quot;&quot;);&quot;&quot;;MAX([$'Compétences validées trim-sem 1'.BN38];[$'Compétences validées trim-sem 2'.BN38];[$'Compétences validées trimestre 3'.BN38]))">
            <text:p/>
          </table:table-cell>
          <table:table-cell table:formula="of:=IF(AND([$'Compétences validées trim-sem 1'.BO38]=&quot;&quot;;[$'Compétences validées trim-sem 2'.BO38]=&quot;&quot;;[$'Compétences validées trimestre 3'.BO38]=&quot;&quot;);&quot;&quot;;MAX([$'Compétences validées trim-sem 1'.BO38];[$'Compétences validées trim-sem 2'.BO38];[$'Compétences validées trimestre 3'.BO38]))">
            <text:p/>
          </table:table-cell>
          <table:table-cell table:formula="of:=IF(AND([$'Compétences validées trim-sem 1'.BP38]=&quot;&quot;;[$'Compétences validées trim-sem 2'.BP38]=&quot;&quot;;[$'Compétences validées trimestre 3'.BP38]=&quot;&quot;);&quot;&quot;;MAX([$'Compétences validées trim-sem 1'.BP38];[$'Compétences validées trim-sem 2'.BP38];[$'Compétences validées trimestre 3'.BP38]))">
            <text:p/>
          </table:table-cell>
          <table:table-cell table:formula="of:=IF(AND([$'Compétences validées trim-sem 1'.BQ38]=&quot;&quot;;[$'Compétences validées trim-sem 2'.BQ38]=&quot;&quot;;[$'Compétences validées trimestre 3'.BQ38]=&quot;&quot;);&quot;&quot;;MAX([$'Compétences validées trim-sem 1'.BQ38];[$'Compétences validées trim-sem 2'.BQ38];[$'Compétences validées trimestre 3'.BQ38]))">
            <text:p/>
          </table:table-cell>
          <table:table-cell table:formula="of:=IF(AND([$'Compétences validées trim-sem 1'.BR38]=&quot;&quot;;[$'Compétences validées trim-sem 2'.BR38]=&quot;&quot;;[$'Compétences validées trimestre 3'.BR38]=&quot;&quot;);&quot;&quot;;MAX([$'Compétences validées trim-sem 1'.BR38];[$'Compétences validées trim-sem 2'.BR38];[$'Compétences validées trimestre 3'.BR38]))">
            <text:p/>
          </table:table-cell>
          <table:table-cell table:formula="of:=IF(AND([$'Compétences validées trim-sem 1'.BS38]=&quot;&quot;;[$'Compétences validées trim-sem 2'.BS38]=&quot;&quot;;[$'Compétences validées trimestre 3'.BS38]=&quot;&quot;);&quot;&quot;;MAX([$'Compétences validées trim-sem 1'.BS38];[$'Compétences validées trim-sem 2'.BS38];[$'Compétences validées trimestre 3'.BS38]))">
            <text:p/>
          </table:table-cell>
          <table:table-cell table:formula="of:=IF(AND([$'Compétences validées trim-sem 1'.BT38]=&quot;&quot;;[$'Compétences validées trim-sem 2'.BT38]=&quot;&quot;;[$'Compétences validées trimestre 3'.BT38]=&quot;&quot;);&quot;&quot;;MAX([$'Compétences validées trim-sem 1'.BT38];[$'Compétences validées trim-sem 2'.BT38];[$'Compétences validées trimestre 3'.BT38]))">
            <text:p/>
          </table:table-cell>
          <table:table-cell table:formula="of:=IF(AND([$'Compétences validées trim-sem 1'.BU38]=&quot;&quot;;[$'Compétences validées trim-sem 2'.BU38]=&quot;&quot;;[$'Compétences validées trimestre 3'.BU38]=&quot;&quot;);&quot;&quot;;MAX([$'Compétences validées trim-sem 1'.BU38];[$'Compétences validées trim-sem 2'.BU38];[$'Compétences validées trimestre 3'.BU38]))">
            <text:p/>
          </table:table-cell>
          <table:table-cell table:formula="of:=IF(AND([$'Compétences validées trim-sem 1'.BV38]=&quot;&quot;;[$'Compétences validées trim-sem 2'.BV38]=&quot;&quot;;[$'Compétences validées trimestre 3'.BV38]=&quot;&quot;);&quot;&quot;;MAX([$'Compétences validées trim-sem 1'.BV38];[$'Compétences validées trim-sem 2'.BV38];[$'Compétences validées trimestre 3'.BV38]))">
            <text:p/>
          </table:table-cell>
          <table:table-cell table:formula="of:=IF(AND([$'Compétences validées trim-sem 1'.BW38]=&quot;&quot;;[$'Compétences validées trim-sem 2'.BW38]=&quot;&quot;;[$'Compétences validées trimestre 3'.BW38]=&quot;&quot;);&quot;&quot;;MAX([$'Compétences validées trim-sem 1'.BW38];[$'Compétences validées trim-sem 2'.BW38];[$'Compétences validées trimestre 3'.BW38]))">
            <text:p/>
          </table:table-cell>
          <table:table-cell table:formula="of:=IF(AND([$'Compétences validées trim-sem 1'.BX38]=&quot;&quot;;[$'Compétences validées trim-sem 2'.BX38]=&quot;&quot;;[$'Compétences validées trimestre 3'.BX38]=&quot;&quot;);&quot;&quot;;MAX([$'Compétences validées trim-sem 1'.BX38];[$'Compétences validées trim-sem 2'.BX38];[$'Compétences validées trimestre 3'.BX38]))">
            <text:p/>
          </table:table-cell>
          <table:table-cell table:formula="of:=IF(AND([$'Compétences validées trim-sem 1'.BY38]=&quot;&quot;;[$'Compétences validées trim-sem 2'.BY38]=&quot;&quot;;[$'Compétences validées trimestre 3'.BY38]=&quot;&quot;);&quot;&quot;;MAX([$'Compétences validées trim-sem 1'.BY38];[$'Compétences validées trim-sem 2'.BY38];[$'Compétences validées trimestre 3'.BY38]))">
            <text:p/>
          </table:table-cell>
          <table:table-cell table:formula="of:=IF(AND([$'Compétences validées trim-sem 1'.BZ38]=&quot;&quot;;[$'Compétences validées trim-sem 2'.BZ38]=&quot;&quot;;[$'Compétences validées trimestre 3'.BZ38]=&quot;&quot;);&quot;&quot;;MAX([$'Compétences validées trim-sem 1'.BZ38];[$'Compétences validées trim-sem 2'.BZ38];[$'Compétences validées trimestre 3'.BZ38]))">
            <text:p/>
          </table:table-cell>
          <table:table-cell table:formula="of:=IF(AND([$'Compétences validées trim-sem 1'.CA38]=&quot;&quot;;[$'Compétences validées trim-sem 2'.CA38]=&quot;&quot;;[$'Compétences validées trimestre 3'.CA38]=&quot;&quot;);&quot;&quot;;MAX([$'Compétences validées trim-sem 1'.CA38];[$'Compétences validées trim-sem 2'.CA38];[$'Compétences validées trimestre 3'.CA38]))">
            <text:p/>
          </table:table-cell>
          <table:table-cell table:formula="of:=IF(AND([$'Compétences validées trim-sem 1'.CB38]=&quot;&quot;;[$'Compétences validées trim-sem 2'.CB38]=&quot;&quot;;[$'Compétences validées trimestre 3'.CB38]=&quot;&quot;);&quot;&quot;;MAX([$'Compétences validées trim-sem 1'.CB38];[$'Compétences validées trim-sem 2'.CB38];[$'Compétences validées trimestre 3'.CB38]))">
            <text:p/>
          </table:table-cell>
          <table:table-cell table:formula="of:=IF(AND([$'Compétences validées trim-sem 1'.CC38]=&quot;&quot;;[$'Compétences validées trim-sem 2'.CC38]=&quot;&quot;;[$'Compétences validées trimestre 3'.CC38]=&quot;&quot;);&quot;&quot;;MAX([$'Compétences validées trim-sem 1'.CC38];[$'Compétences validées trim-sem 2'.CC38];[$'Compétences validées trimestre 3'.CC38]))">
            <text:p/>
          </table:table-cell>
          <table:table-cell table:formula="of:=IF(AND([$'Compétences validées trim-sem 1'.CD38]=&quot;&quot;;[$'Compétences validées trim-sem 2'.CD38]=&quot;&quot;;[$'Compétences validées trimestre 3'.CD38]=&quot;&quot;);&quot;&quot;;MAX([$'Compétences validées trim-sem 1'.CD38];[$'Compétences validées trim-sem 2'.CD38];[$'Compétences validées trimestre 3'.CD38]))">
            <text:p/>
          </table:table-cell>
          <table:table-cell table:formula="of:=IF(AND([$'Compétences validées trim-sem 1'.CE38]=&quot;&quot;;[$'Compétences validées trim-sem 2'.CE38]=&quot;&quot;;[$'Compétences validées trimestre 3'.CE38]=&quot;&quot;);&quot;&quot;;MAX([$'Compétences validées trim-sem 1'.CE38];[$'Compétences validées trim-sem 2'.CE38];[$'Compétences validées trimestre 3'.CE38]))">
            <text:p/>
          </table:table-cell>
          <table:table-cell table:formula="of:=IF(AND([$'Compétences validées trim-sem 1'.CF38]=&quot;&quot;;[$'Compétences validées trim-sem 2'.CF38]=&quot;&quot;;[$'Compétences validées trimestre 3'.CF38]=&quot;&quot;);&quot;&quot;;MAX([$'Compétences validées trim-sem 1'.CF38];[$'Compétences validées trim-sem 2'.CF38];[$'Compétences validées trimestre 3'.CF38]))">
            <text:p/>
          </table:table-cell>
          <table:table-cell table:formula="of:=IF(AND([$'Compétences validées trim-sem 1'.CG38]=&quot;&quot;;[$'Compétences validées trim-sem 2'.CG38]=&quot;&quot;;[$'Compétences validées trimestre 3'.CG38]=&quot;&quot;);&quot;&quot;;MAX([$'Compétences validées trim-sem 1'.CG38];[$'Compétences validées trim-sem 2'.CG38];[$'Compétences validées trimestre 3'.CG38]))">
            <text:p/>
          </table:table-cell>
          <table:table-cell table:formula="of:=IF(AND([$'Compétences validées trim-sem 1'.CH38]=&quot;&quot;;[$'Compétences validées trim-sem 2'.CH38]=&quot;&quot;;[$'Compétences validées trimestre 3'.CH38]=&quot;&quot;);&quot;&quot;;MAX([$'Compétences validées trim-sem 1'.CH38];[$'Compétences validées trim-sem 2'.CH38];[$'Compétences validées trimestre 3'.CH38]))">
            <text:p/>
          </table:table-cell>
          <table:table-cell table:formula="of:=IF(AND([$'Compétences validées trim-sem 1'.CI38]=&quot;&quot;;[$'Compétences validées trim-sem 2'.CI38]=&quot;&quot;;[$'Compétences validées trimestre 3'.CI38]=&quot;&quot;);&quot;&quot;;MAX([$'Compétences validées trim-sem 1'.CI38];[$'Compétences validées trim-sem 2'.CI38];[$'Compétences validées trimestre 3'.CI38]))">
            <text:p/>
          </table:table-cell>
          <table:table-cell table:formula="of:=IF(AND([$'Compétences validées trim-sem 1'.CJ38]=&quot;&quot;;[$'Compétences validées trim-sem 2'.CJ38]=&quot;&quot;;[$'Compétences validées trimestre 3'.CJ38]=&quot;&quot;);&quot;&quot;;MAX([$'Compétences validées trim-sem 1'.CJ38];[$'Compétences validées trim-sem 2'.CJ38];[$'Compétences validées trimestre 3'.CJ38]))">
            <text:p/>
          </table:table-cell>
          <table:table-cell table:formula="of:=IF(AND([$'Compétences validées trim-sem 1'.CK38]=&quot;&quot;;[$'Compétences validées trim-sem 2'.CK38]=&quot;&quot;;[$'Compétences validées trimestre 3'.CK38]=&quot;&quot;);&quot;&quot;;MAX([$'Compétences validées trim-sem 1'.CK38];[$'Compétences validées trim-sem 2'.CK38];[$'Compétences validées trimestre 3'.CK38]))">
            <text:p/>
          </table:table-cell>
          <table:table-cell table:formula="of:=IF(AND([$'Compétences validées trim-sem 1'.CL38]=&quot;&quot;;[$'Compétences validées trim-sem 2'.CL38]=&quot;&quot;;[$'Compétences validées trimestre 3'.CL38]=&quot;&quot;);&quot;&quot;;MAX([$'Compétences validées trim-sem 1'.CL38];[$'Compétences validées trim-sem 2'.CL38];[$'Compétences validées trimestre 3'.CL38]))">
            <text:p/>
          </table:table-cell>
          <table:table-cell table:formula="of:=IF(AND([$'Compétences validées trim-sem 1'.CM38]=&quot;&quot;;[$'Compétences validées trim-sem 2'.CM38]=&quot;&quot;;[$'Compétences validées trimestre 3'.CM38]=&quot;&quot;);&quot;&quot;;MAX([$'Compétences validées trim-sem 1'.CM38];[$'Compétences validées trim-sem 2'.CM38];[$'Compétences validées trimestre 3'.CM38]))">
            <text:p/>
          </table:table-cell>
          <table:table-cell table:formula="of:=IF(AND([$'Compétences validées trim-sem 1'.CN38]=&quot;&quot;;[$'Compétences validées trim-sem 2'.CN38]=&quot;&quot;;[$'Compétences validées trimestre 3'.CN38]=&quot;&quot;);&quot;&quot;;MAX([$'Compétences validées trim-sem 1'.CN38];[$'Compétences validées trim-sem 2'.CN38];[$'Compétences validées trimestre 3'.CN38]))">
            <text:p/>
          </table:table-cell>
          <table:table-cell table:formula="of:=IF(AND([$'Compétences validées trim-sem 1'.CO38]=&quot;&quot;;[$'Compétences validées trim-sem 2'.CO38]=&quot;&quot;;[$'Compétences validées trimestre 3'.CO38]=&quot;&quot;);&quot;&quot;;MAX([$'Compétences validées trim-sem 1'.CO38];[$'Compétences validées trim-sem 2'.CO38];[$'Compétences validées trimestre 3'.CO38]))">
            <text:p/>
          </table:table-cell>
          <table:table-cell table:formula="of:=IF(AND([$'Compétences validées trim-sem 1'.CP38]=&quot;&quot;;[$'Compétences validées trim-sem 2'.CP38]=&quot;&quot;;[$'Compétences validées trimestre 3'.CP38]=&quot;&quot;);&quot;&quot;;MAX([$'Compétences validées trim-sem 1'.CP38];[$'Compétences validées trim-sem 2'.CP38];[$'Compétences validées trimestre 3'.CP38]))">
            <text:p/>
          </table:table-cell>
          <table:table-cell table:formula="of:=IF(AND([$'Compétences validées trim-sem 1'.CQ38]=&quot;&quot;;[$'Compétences validées trim-sem 2'.CQ38]=&quot;&quot;;[$'Compétences validées trimestre 3'.CQ38]=&quot;&quot;);&quot;&quot;;MAX([$'Compétences validées trim-sem 1'.CQ38];[$'Compétences validées trim-sem 2'.CQ38];[$'Compétences validées trimestre 3'.CQ38]))">
            <text:p/>
          </table:table-cell>
          <table:table-cell table:formula="of:=IF(AND([$'Compétences validées trim-sem 1'.CR38]=&quot;&quot;;[$'Compétences validées trim-sem 2'.CR38]=&quot;&quot;;[$'Compétences validées trimestre 3'.CR38]=&quot;&quot;);&quot;&quot;;MAX([$'Compétences validées trim-sem 1'.CR38];[$'Compétences validées trim-sem 2'.CR38];[$'Compétences validées trimestre 3'.CR38]))">
            <text:p/>
          </table:table-cell>
          <table:table-cell table:formula="of:=IF(AND([$'Compétences validées trim-sem 1'.CS38]=&quot;&quot;;[$'Compétences validées trim-sem 2'.CS38]=&quot;&quot;;[$'Compétences validées trimestre 3'.CS38]=&quot;&quot;);&quot;&quot;;MAX([$'Compétences validées trim-sem 1'.CS38];[$'Compétences validées trim-sem 2'.CS38];[$'Compétences validées trimestre 3'.CS38]))">
            <text:p/>
          </table:table-cell>
          <table:table-cell table:formula="of:=IF(AND([$'Compétences validées trim-sem 1'.CT38]=&quot;&quot;;[$'Compétences validées trim-sem 2'.CT38]=&quot;&quot;;[$'Compétences validées trimestre 3'.CT38]=&quot;&quot;);&quot;&quot;;MAX([$'Compétences validées trim-sem 1'.CT38];[$'Compétences validées trim-sem 2'.CT38];[$'Compétences validées trimestre 3'.CT38]))">
            <text:p/>
          </table:table-cell>
          <table:table-cell table:formula="of:=IF(AND([$'Compétences validées trim-sem 1'.CU38]=&quot;&quot;;[$'Compétences validées trim-sem 2'.CU38]=&quot;&quot;;[$'Compétences validées trimestre 3'.CU38]=&quot;&quot;);&quot;&quot;;MAX([$'Compétences validées trim-sem 1'.CU38];[$'Compétences validées trim-sem 2'.CU38];[$'Compétences validées trimestre 3'.CU38]))">
            <text:p/>
          </table:table-cell>
          <table:table-cell table:formula="of:=IF(AND([$'Compétences validées trim-sem 1'.CV38]=&quot;&quot;;[$'Compétences validées trim-sem 2'.CV38]=&quot;&quot;;[$'Compétences validées trimestre 3'.CV38]=&quot;&quot;);&quot;&quot;;MAX([$'Compétences validées trim-sem 1'.CV38];[$'Compétences validées trim-sem 2'.CV38];[$'Compétences validées trimestre 3'.CV38]))">
            <text:p/>
          </table:table-cell>
          <table:table-cell table:formula="of:=IF(AND([$'Compétences validées trim-sem 1'.CW38]=&quot;&quot;;[$'Compétences validées trim-sem 2'.CW38]=&quot;&quot;;[$'Compétences validées trimestre 3'.CW38]=&quot;&quot;);&quot;&quot;;MAX([$'Compétences validées trim-sem 1'.CW38];[$'Compétences validées trim-sem 2'.CW38];[$'Compétences validées trimestre 3'.CW38]))">
            <text:p/>
          </table:table-cell>
          <table:table-cell table:formula="of:=IF(AND([$'Compétences validées trim-sem 1'.CX38]=&quot;&quot;;[$'Compétences validées trim-sem 2'.CX38]=&quot;&quot;;[$'Compétences validées trimestre 3'.CX38]=&quot;&quot;);&quot;&quot;;MAX([$'Compétences validées trim-sem 1'.CX38];[$'Compétences validées trim-sem 2'.CX38];[$'Compétences validées trimestre 3'.CX38]))">
            <text:p/>
          </table:table-cell>
        </table:table-row>
        <table:table-row table:style-name="ro1">
          <table:table-cell office:value-type="string" calcext:value-type="string">
            <text:p>Nom 38</text:p>
          </table:table-cell>
          <table:table-cell office:value-type="string" calcext:value-type="string">
            <text:p>Prénom 38</text:p>
          </table:table-cell>
          <table:table-cell table:formula="of:=IF(AND([$'Compétences validées trim-sem 1'.C39]=&quot;&quot;;[$'Compétences validées trim-sem 2'.C39]=&quot;&quot;;[$'Compétences validées trimestre 3'.C39]=&quot;&quot;);&quot;&quot;;MAX([$'Compétences validées trim-sem 1'.C39];[$'Compétences validées trim-sem 2'.C39];[$'Compétences validées trimestre 3'.C39]))">
            <text:p/>
          </table:table-cell>
          <table:table-cell table:formula="of:=IF(AND([$'Compétences validées trim-sem 1'.D39]=&quot;&quot;;[$'Compétences validées trim-sem 2'.D39]=&quot;&quot;;[$'Compétences validées trimestre 3'.D39]=&quot;&quot;);&quot;&quot;;MAX([$'Compétences validées trim-sem 1'.D39];[$'Compétences validées trim-sem 2'.D39];[$'Compétences validées trimestre 3'.D39]))">
            <text:p/>
          </table:table-cell>
          <table:table-cell table:formula="of:=IF(AND([$'Compétences validées trim-sem 1'.E39]=&quot;&quot;;[$'Compétences validées trim-sem 2'.E39]=&quot;&quot;;[$'Compétences validées trimestre 3'.E39]=&quot;&quot;);&quot;&quot;;MAX([$'Compétences validées trim-sem 1'.E39];[$'Compétences validées trim-sem 2'.E39];[$'Compétences validées trimestre 3'.E39]))">
            <text:p/>
          </table:table-cell>
          <table:table-cell table:formula="of:=IF(AND([$'Compétences validées trim-sem 1'.F39]=&quot;&quot;;[$'Compétences validées trim-sem 2'.F39]=&quot;&quot;;[$'Compétences validées trimestre 3'.F39]=&quot;&quot;);&quot;&quot;;MAX([$'Compétences validées trim-sem 1'.F39];[$'Compétences validées trim-sem 2'.F39];[$'Compétences validées trimestre 3'.F39]))">
            <text:p/>
          </table:table-cell>
          <table:table-cell table:formula="of:=IF(AND([$'Compétences validées trim-sem 1'.G39]=&quot;&quot;;[$'Compétences validées trim-sem 2'.G39]=&quot;&quot;;[$'Compétences validées trimestre 3'.G39]=&quot;&quot;);&quot;&quot;;MAX([$'Compétences validées trim-sem 1'.G39];[$'Compétences validées trim-sem 2'.G39];[$'Compétences validées trimestre 3'.G39]))">
            <text:p/>
          </table:table-cell>
          <table:table-cell table:formula="of:=IF(AND([$'Compétences validées trim-sem 1'.H39]=&quot;&quot;;[$'Compétences validées trim-sem 2'.H39]=&quot;&quot;;[$'Compétences validées trimestre 3'.H39]=&quot;&quot;);&quot;&quot;;MAX([$'Compétences validées trim-sem 1'.H39];[$'Compétences validées trim-sem 2'.H39];[$'Compétences validées trimestre 3'.H39]))">
            <text:p/>
          </table:table-cell>
          <table:table-cell table:formula="of:=IF(AND([$'Compétences validées trim-sem 1'.I39]=&quot;&quot;;[$'Compétences validées trim-sem 2'.I39]=&quot;&quot;;[$'Compétences validées trimestre 3'.I39]=&quot;&quot;);&quot;&quot;;MAX([$'Compétences validées trim-sem 1'.I39];[$'Compétences validées trim-sem 2'.I39];[$'Compétences validées trimestre 3'.I39]))">
            <text:p/>
          </table:table-cell>
          <table:table-cell table:formula="of:=IF(AND([$'Compétences validées trim-sem 1'.J39]=&quot;&quot;;[$'Compétences validées trim-sem 2'.J39]=&quot;&quot;;[$'Compétences validées trimestre 3'.J39]=&quot;&quot;);&quot;&quot;;MAX([$'Compétences validées trim-sem 1'.J39];[$'Compétences validées trim-sem 2'.J39];[$'Compétences validées trimestre 3'.J39]))">
            <text:p/>
          </table:table-cell>
          <table:table-cell table:formula="of:=IF(AND([$'Compétences validées trim-sem 1'.K39]=&quot;&quot;;[$'Compétences validées trim-sem 2'.K39]=&quot;&quot;;[$'Compétences validées trimestre 3'.K39]=&quot;&quot;);&quot;&quot;;MAX([$'Compétences validées trim-sem 1'.K39];[$'Compétences validées trim-sem 2'.K39];[$'Compétences validées trimestre 3'.K39]))">
            <text:p/>
          </table:table-cell>
          <table:table-cell table:formula="of:=IF(AND([$'Compétences validées trim-sem 1'.L39]=&quot;&quot;;[$'Compétences validées trim-sem 2'.L39]=&quot;&quot;;[$'Compétences validées trimestre 3'.L39]=&quot;&quot;);&quot;&quot;;MAX([$'Compétences validées trim-sem 1'.L39];[$'Compétences validées trim-sem 2'.L39];[$'Compétences validées trimestre 3'.L39]))">
            <text:p/>
          </table:table-cell>
          <table:table-cell table:formula="of:=IF(AND([$'Compétences validées trim-sem 1'.M39]=&quot;&quot;;[$'Compétences validées trim-sem 2'.M39]=&quot;&quot;;[$'Compétences validées trimestre 3'.M39]=&quot;&quot;);&quot;&quot;;MAX([$'Compétences validées trim-sem 1'.M39];[$'Compétences validées trim-sem 2'.M39];[$'Compétences validées trimestre 3'.M39]))">
            <text:p/>
          </table:table-cell>
          <table:table-cell table:formula="of:=IF(AND([$'Compétences validées trim-sem 1'.N39]=&quot;&quot;;[$'Compétences validées trim-sem 2'.N39]=&quot;&quot;;[$'Compétences validées trimestre 3'.N39]=&quot;&quot;);&quot;&quot;;MAX([$'Compétences validées trim-sem 1'.N39];[$'Compétences validées trim-sem 2'.N39];[$'Compétences validées trimestre 3'.N39]))">
            <text:p/>
          </table:table-cell>
          <table:table-cell table:formula="of:=IF(AND([$'Compétences validées trim-sem 1'.O39]=&quot;&quot;;[$'Compétences validées trim-sem 2'.O39]=&quot;&quot;;[$'Compétences validées trimestre 3'.O39]=&quot;&quot;);&quot;&quot;;MAX([$'Compétences validées trim-sem 1'.O39];[$'Compétences validées trim-sem 2'.O39];[$'Compétences validées trimestre 3'.O39]))">
            <text:p/>
          </table:table-cell>
          <table:table-cell table:formula="of:=IF(AND([$'Compétences validées trim-sem 1'.P39]=&quot;&quot;;[$'Compétences validées trim-sem 2'.P39]=&quot;&quot;;[$'Compétences validées trimestre 3'.P39]=&quot;&quot;);&quot;&quot;;MAX([$'Compétences validées trim-sem 1'.P39];[$'Compétences validées trim-sem 2'.P39];[$'Compétences validées trimestre 3'.P39]))">
            <text:p/>
          </table:table-cell>
          <table:table-cell table:formula="of:=IF(AND([$'Compétences validées trim-sem 1'.Q39]=&quot;&quot;;[$'Compétences validées trim-sem 2'.Q39]=&quot;&quot;;[$'Compétences validées trimestre 3'.Q39]=&quot;&quot;);&quot;&quot;;MAX([$'Compétences validées trim-sem 1'.Q39];[$'Compétences validées trim-sem 2'.Q39];[$'Compétences validées trimestre 3'.Q39]))">
            <text:p/>
          </table:table-cell>
          <table:table-cell table:formula="of:=IF(AND([$'Compétences validées trim-sem 1'.R39]=&quot;&quot;;[$'Compétences validées trim-sem 2'.R39]=&quot;&quot;;[$'Compétences validées trimestre 3'.R39]=&quot;&quot;);&quot;&quot;;MAX([$'Compétences validées trim-sem 1'.R39];[$'Compétences validées trim-sem 2'.R39];[$'Compétences validées trimestre 3'.R39]))">
            <text:p/>
          </table:table-cell>
          <table:table-cell table:formula="of:=IF(AND([$'Compétences validées trim-sem 1'.S39]=&quot;&quot;;[$'Compétences validées trim-sem 2'.S39]=&quot;&quot;;[$'Compétences validées trimestre 3'.S39]=&quot;&quot;);&quot;&quot;;MAX([$'Compétences validées trim-sem 1'.S39];[$'Compétences validées trim-sem 2'.S39];[$'Compétences validées trimestre 3'.S39]))">
            <text:p/>
          </table:table-cell>
          <table:table-cell table:formula="of:=IF(AND([$'Compétences validées trim-sem 1'.T39]=&quot;&quot;;[$'Compétences validées trim-sem 2'.T39]=&quot;&quot;;[$'Compétences validées trimestre 3'.T39]=&quot;&quot;);&quot;&quot;;MAX([$'Compétences validées trim-sem 1'.T39];[$'Compétences validées trim-sem 2'.T39];[$'Compétences validées trimestre 3'.T39]))">
            <text:p/>
          </table:table-cell>
          <table:table-cell table:formula="of:=IF(AND([$'Compétences validées trim-sem 1'.U39]=&quot;&quot;;[$'Compétences validées trim-sem 2'.U39]=&quot;&quot;;[$'Compétences validées trimestre 3'.U39]=&quot;&quot;);&quot;&quot;;MAX([$'Compétences validées trim-sem 1'.U39];[$'Compétences validées trim-sem 2'.U39];[$'Compétences validées trimestre 3'.U39]))">
            <text:p/>
          </table:table-cell>
          <table:table-cell table:formula="of:=IF(AND([$'Compétences validées trim-sem 1'.V39]=&quot;&quot;;[$'Compétences validées trim-sem 2'.V39]=&quot;&quot;;[$'Compétences validées trimestre 3'.V39]=&quot;&quot;);&quot;&quot;;MAX([$'Compétences validées trim-sem 1'.V39];[$'Compétences validées trim-sem 2'.V39];[$'Compétences validées trimestre 3'.V39]))">
            <text:p/>
          </table:table-cell>
          <table:table-cell table:formula="of:=IF(AND([$'Compétences validées trim-sem 1'.W39]=&quot;&quot;;[$'Compétences validées trim-sem 2'.W39]=&quot;&quot;;[$'Compétences validées trimestre 3'.W39]=&quot;&quot;);&quot;&quot;;MAX([$'Compétences validées trim-sem 1'.W39];[$'Compétences validées trim-sem 2'.W39];[$'Compétences validées trimestre 3'.W39]))">
            <text:p/>
          </table:table-cell>
          <table:table-cell table:formula="of:=IF(AND([$'Compétences validées trim-sem 1'.X39]=&quot;&quot;;[$'Compétences validées trim-sem 2'.X39]=&quot;&quot;;[$'Compétences validées trimestre 3'.X39]=&quot;&quot;);&quot;&quot;;MAX([$'Compétences validées trim-sem 1'.X39];[$'Compétences validées trim-sem 2'.X39];[$'Compétences validées trimestre 3'.X39]))">
            <text:p/>
          </table:table-cell>
          <table:table-cell table:formula="of:=IF(AND([$'Compétences validées trim-sem 1'.Y39]=&quot;&quot;;[$'Compétences validées trim-sem 2'.Y39]=&quot;&quot;;[$'Compétences validées trimestre 3'.Y39]=&quot;&quot;);&quot;&quot;;MAX([$'Compétences validées trim-sem 1'.Y39];[$'Compétences validées trim-sem 2'.Y39];[$'Compétences validées trimestre 3'.Y39]))">
            <text:p/>
          </table:table-cell>
          <table:table-cell table:formula="of:=IF(AND([$'Compétences validées trim-sem 1'.Z39]=&quot;&quot;;[$'Compétences validées trim-sem 2'.Z39]=&quot;&quot;;[$'Compétences validées trimestre 3'.Z39]=&quot;&quot;);&quot;&quot;;MAX([$'Compétences validées trim-sem 1'.Z39];[$'Compétences validées trim-sem 2'.Z39];[$'Compétences validées trimestre 3'.Z39]))">
            <text:p/>
          </table:table-cell>
          <table:table-cell table:formula="of:=IF(AND([$'Compétences validées trim-sem 1'.AA39]=&quot;&quot;;[$'Compétences validées trim-sem 2'.AA39]=&quot;&quot;;[$'Compétences validées trimestre 3'.AA39]=&quot;&quot;);&quot;&quot;;MAX([$'Compétences validées trim-sem 1'.AA39];[$'Compétences validées trim-sem 2'.AA39];[$'Compétences validées trimestre 3'.AA39]))">
            <text:p/>
          </table:table-cell>
          <table:table-cell table:formula="of:=IF(AND([$'Compétences validées trim-sem 1'.AB39]=&quot;&quot;;[$'Compétences validées trim-sem 2'.AB39]=&quot;&quot;;[$'Compétences validées trimestre 3'.AB39]=&quot;&quot;);&quot;&quot;;MAX([$'Compétences validées trim-sem 1'.AB39];[$'Compétences validées trim-sem 2'.AB39];[$'Compétences validées trimestre 3'.AB39]))">
            <text:p/>
          </table:table-cell>
          <table:table-cell table:formula="of:=IF(AND([$'Compétences validées trim-sem 1'.AC39]=&quot;&quot;;[$'Compétences validées trim-sem 2'.AC39]=&quot;&quot;;[$'Compétences validées trimestre 3'.AC39]=&quot;&quot;);&quot;&quot;;MAX([$'Compétences validées trim-sem 1'.AC39];[$'Compétences validées trim-sem 2'.AC39];[$'Compétences validées trimestre 3'.AC39]))">
            <text:p/>
          </table:table-cell>
          <table:table-cell table:formula="of:=IF(AND([$'Compétences validées trim-sem 1'.AD39]=&quot;&quot;;[$'Compétences validées trim-sem 2'.AD39]=&quot;&quot;;[$'Compétences validées trimestre 3'.AD39]=&quot;&quot;);&quot;&quot;;MAX([$'Compétences validées trim-sem 1'.AD39];[$'Compétences validées trim-sem 2'.AD39];[$'Compétences validées trimestre 3'.AD39]))">
            <text:p/>
          </table:table-cell>
          <table:table-cell table:formula="of:=IF(AND([$'Compétences validées trim-sem 1'.AE39]=&quot;&quot;;[$'Compétences validées trim-sem 2'.AE39]=&quot;&quot;;[$'Compétences validées trimestre 3'.AE39]=&quot;&quot;);&quot;&quot;;MAX([$'Compétences validées trim-sem 1'.AE39];[$'Compétences validées trim-sem 2'.AE39];[$'Compétences validées trimestre 3'.AE39]))">
            <text:p/>
          </table:table-cell>
          <table:table-cell table:formula="of:=IF(AND([$'Compétences validées trim-sem 1'.AF39]=&quot;&quot;;[$'Compétences validées trim-sem 2'.AF39]=&quot;&quot;;[$'Compétences validées trimestre 3'.AF39]=&quot;&quot;);&quot;&quot;;MAX([$'Compétences validées trim-sem 1'.AF39];[$'Compétences validées trim-sem 2'.AF39];[$'Compétences validées trimestre 3'.AF39]))">
            <text:p/>
          </table:table-cell>
          <table:table-cell table:formula="of:=IF(AND([$'Compétences validées trim-sem 1'.AG39]=&quot;&quot;;[$'Compétences validées trim-sem 2'.AG39]=&quot;&quot;;[$'Compétences validées trimestre 3'.AG39]=&quot;&quot;);&quot;&quot;;MAX([$'Compétences validées trim-sem 1'.AG39];[$'Compétences validées trim-sem 2'.AG39];[$'Compétences validées trimestre 3'.AG39]))">
            <text:p/>
          </table:table-cell>
          <table:table-cell table:formula="of:=IF(AND([$'Compétences validées trim-sem 1'.AH39]=&quot;&quot;;[$'Compétences validées trim-sem 2'.AH39]=&quot;&quot;;[$'Compétences validées trimestre 3'.AH39]=&quot;&quot;);&quot;&quot;;MAX([$'Compétences validées trim-sem 1'.AH39];[$'Compétences validées trim-sem 2'.AH39];[$'Compétences validées trimestre 3'.AH39]))">
            <text:p/>
          </table:table-cell>
          <table:table-cell table:formula="of:=IF(AND([$'Compétences validées trim-sem 1'.AI39]=&quot;&quot;;[$'Compétences validées trim-sem 2'.AI39]=&quot;&quot;;[$'Compétences validées trimestre 3'.AI39]=&quot;&quot;);&quot;&quot;;MAX([$'Compétences validées trim-sem 1'.AI39];[$'Compétences validées trim-sem 2'.AI39];[$'Compétences validées trimestre 3'.AI39]))">
            <text:p/>
          </table:table-cell>
          <table:table-cell table:formula="of:=IF(AND([$'Compétences validées trim-sem 1'.AJ39]=&quot;&quot;;[$'Compétences validées trim-sem 2'.AJ39]=&quot;&quot;;[$'Compétences validées trimestre 3'.AJ39]=&quot;&quot;);&quot;&quot;;MAX([$'Compétences validées trim-sem 1'.AJ39];[$'Compétences validées trim-sem 2'.AJ39];[$'Compétences validées trimestre 3'.AJ39]))">
            <text:p/>
          </table:table-cell>
          <table:table-cell table:formula="of:=IF(AND([$'Compétences validées trim-sem 1'.AK39]=&quot;&quot;;[$'Compétences validées trim-sem 2'.AK39]=&quot;&quot;;[$'Compétences validées trimestre 3'.AK39]=&quot;&quot;);&quot;&quot;;MAX([$'Compétences validées trim-sem 1'.AK39];[$'Compétences validées trim-sem 2'.AK39];[$'Compétences validées trimestre 3'.AK39]))">
            <text:p/>
          </table:table-cell>
          <table:table-cell table:formula="of:=IF(AND([$'Compétences validées trim-sem 1'.AL39]=&quot;&quot;;[$'Compétences validées trim-sem 2'.AL39]=&quot;&quot;;[$'Compétences validées trimestre 3'.AL39]=&quot;&quot;);&quot;&quot;;MAX([$'Compétences validées trim-sem 1'.AL39];[$'Compétences validées trim-sem 2'.AL39];[$'Compétences validées trimestre 3'.AL39]))">
            <text:p/>
          </table:table-cell>
          <table:table-cell table:formula="of:=IF(AND([$'Compétences validées trim-sem 1'.AM39]=&quot;&quot;;[$'Compétences validées trim-sem 2'.AM39]=&quot;&quot;;[$'Compétences validées trimestre 3'.AM39]=&quot;&quot;);&quot;&quot;;MAX([$'Compétences validées trim-sem 1'.AM39];[$'Compétences validées trim-sem 2'.AM39];[$'Compétences validées trimestre 3'.AM39]))">
            <text:p/>
          </table:table-cell>
          <table:table-cell table:formula="of:=IF(AND([$'Compétences validées trim-sem 1'.AN39]=&quot;&quot;;[$'Compétences validées trim-sem 2'.AN39]=&quot;&quot;;[$'Compétences validées trimestre 3'.AN39]=&quot;&quot;);&quot;&quot;;MAX([$'Compétences validées trim-sem 1'.AN39];[$'Compétences validées trim-sem 2'.AN39];[$'Compétences validées trimestre 3'.AN39]))">
            <text:p/>
          </table:table-cell>
          <table:table-cell table:formula="of:=IF(AND([$'Compétences validées trim-sem 1'.AO39]=&quot;&quot;;[$'Compétences validées trim-sem 2'.AO39]=&quot;&quot;;[$'Compétences validées trimestre 3'.AO39]=&quot;&quot;);&quot;&quot;;MAX([$'Compétences validées trim-sem 1'.AO39];[$'Compétences validées trim-sem 2'.AO39];[$'Compétences validées trimestre 3'.AO39]))">
            <text:p/>
          </table:table-cell>
          <table:table-cell table:formula="of:=IF(AND([$'Compétences validées trim-sem 1'.AP39]=&quot;&quot;;[$'Compétences validées trim-sem 2'.AP39]=&quot;&quot;;[$'Compétences validées trimestre 3'.AP39]=&quot;&quot;);&quot;&quot;;MAX([$'Compétences validées trim-sem 1'.AP39];[$'Compétences validées trim-sem 2'.AP39];[$'Compétences validées trimestre 3'.AP39]))">
            <text:p/>
          </table:table-cell>
          <table:table-cell table:formula="of:=IF(AND([$'Compétences validées trim-sem 1'.AQ39]=&quot;&quot;;[$'Compétences validées trim-sem 2'.AQ39]=&quot;&quot;;[$'Compétences validées trimestre 3'.AQ39]=&quot;&quot;);&quot;&quot;;MAX([$'Compétences validées trim-sem 1'.AQ39];[$'Compétences validées trim-sem 2'.AQ39];[$'Compétences validées trimestre 3'.AQ39]))">
            <text:p/>
          </table:table-cell>
          <table:table-cell table:formula="of:=IF(AND([$'Compétences validées trim-sem 1'.AR39]=&quot;&quot;;[$'Compétences validées trim-sem 2'.AR39]=&quot;&quot;;[$'Compétences validées trimestre 3'.AR39]=&quot;&quot;);&quot;&quot;;MAX([$'Compétences validées trim-sem 1'.AR39];[$'Compétences validées trim-sem 2'.AR39];[$'Compétences validées trimestre 3'.AR39]))">
            <text:p/>
          </table:table-cell>
          <table:table-cell table:formula="of:=IF(AND([$'Compétences validées trim-sem 1'.AS39]=&quot;&quot;;[$'Compétences validées trim-sem 2'.AS39]=&quot;&quot;;[$'Compétences validées trimestre 3'.AS39]=&quot;&quot;);&quot;&quot;;MAX([$'Compétences validées trim-sem 1'.AS39];[$'Compétences validées trim-sem 2'.AS39];[$'Compétences validées trimestre 3'.AS39]))">
            <text:p/>
          </table:table-cell>
          <table:table-cell table:formula="of:=IF(AND([$'Compétences validées trim-sem 1'.AT39]=&quot;&quot;;[$'Compétences validées trim-sem 2'.AT39]=&quot;&quot;;[$'Compétences validées trimestre 3'.AT39]=&quot;&quot;);&quot;&quot;;MAX([$'Compétences validées trim-sem 1'.AT39];[$'Compétences validées trim-sem 2'.AT39];[$'Compétences validées trimestre 3'.AT39]))">
            <text:p/>
          </table:table-cell>
          <table:table-cell table:formula="of:=IF(AND([$'Compétences validées trim-sem 1'.AU39]=&quot;&quot;;[$'Compétences validées trim-sem 2'.AU39]=&quot;&quot;;[$'Compétences validées trimestre 3'.AU39]=&quot;&quot;);&quot;&quot;;MAX([$'Compétences validées trim-sem 1'.AU39];[$'Compétences validées trim-sem 2'.AU39];[$'Compétences validées trimestre 3'.AU39]))">
            <text:p/>
          </table:table-cell>
          <table:table-cell table:formula="of:=IF(AND([$'Compétences validées trim-sem 1'.AV39]=&quot;&quot;;[$'Compétences validées trim-sem 2'.AV39]=&quot;&quot;;[$'Compétences validées trimestre 3'.AV39]=&quot;&quot;);&quot;&quot;;MAX([$'Compétences validées trim-sem 1'.AV39];[$'Compétences validées trim-sem 2'.AV39];[$'Compétences validées trimestre 3'.AV39]))">
            <text:p/>
          </table:table-cell>
          <table:table-cell table:formula="of:=IF(AND([$'Compétences validées trim-sem 1'.AW39]=&quot;&quot;;[$'Compétences validées trim-sem 2'.AW39]=&quot;&quot;;[$'Compétences validées trimestre 3'.AW39]=&quot;&quot;);&quot;&quot;;MAX([$'Compétences validées trim-sem 1'.AW39];[$'Compétences validées trim-sem 2'.AW39];[$'Compétences validées trimestre 3'.AW39]))">
            <text:p/>
          </table:table-cell>
          <table:table-cell table:formula="of:=IF(AND([$'Compétences validées trim-sem 1'.AX39]=&quot;&quot;;[$'Compétences validées trim-sem 2'.AX39]=&quot;&quot;;[$'Compétences validées trimestre 3'.AX39]=&quot;&quot;);&quot;&quot;;MAX([$'Compétences validées trim-sem 1'.AX39];[$'Compétences validées trim-sem 2'.AX39];[$'Compétences validées trimestre 3'.AX39]))">
            <text:p/>
          </table:table-cell>
          <table:table-cell table:formula="of:=IF(AND([$'Compétences validées trim-sem 1'.AY39]=&quot;&quot;;[$'Compétences validées trim-sem 2'.AY39]=&quot;&quot;;[$'Compétences validées trimestre 3'.AY39]=&quot;&quot;);&quot;&quot;;MAX([$'Compétences validées trim-sem 1'.AY39];[$'Compétences validées trim-sem 2'.AY39];[$'Compétences validées trimestre 3'.AY39]))">
            <text:p/>
          </table:table-cell>
          <table:table-cell table:formula="of:=IF(AND([$'Compétences validées trim-sem 1'.AZ39]=&quot;&quot;;[$'Compétences validées trim-sem 2'.AZ39]=&quot;&quot;;[$'Compétences validées trimestre 3'.AZ39]=&quot;&quot;);&quot;&quot;;MAX([$'Compétences validées trim-sem 1'.AZ39];[$'Compétences validées trim-sem 2'.AZ39];[$'Compétences validées trimestre 3'.AZ39]))">
            <text:p/>
          </table:table-cell>
          <table:table-cell table:formula="of:=IF(AND([$'Compétences validées trim-sem 1'.BA39]=&quot;&quot;;[$'Compétences validées trim-sem 2'.BA39]=&quot;&quot;;[$'Compétences validées trimestre 3'.BA39]=&quot;&quot;);&quot;&quot;;MAX([$'Compétences validées trim-sem 1'.BA39];[$'Compétences validées trim-sem 2'.BA39];[$'Compétences validées trimestre 3'.BA39]))">
            <text:p/>
          </table:table-cell>
          <table:table-cell table:formula="of:=IF(AND([$'Compétences validées trim-sem 1'.BB39]=&quot;&quot;;[$'Compétences validées trim-sem 2'.BB39]=&quot;&quot;;[$'Compétences validées trimestre 3'.BB39]=&quot;&quot;);&quot;&quot;;MAX([$'Compétences validées trim-sem 1'.BB39];[$'Compétences validées trim-sem 2'.BB39];[$'Compétences validées trimestre 3'.BB39]))">
            <text:p/>
          </table:table-cell>
          <table:table-cell table:formula="of:=IF(AND([$'Compétences validées trim-sem 1'.BC39]=&quot;&quot;;[$'Compétences validées trim-sem 2'.BC39]=&quot;&quot;;[$'Compétences validées trimestre 3'.BC39]=&quot;&quot;);&quot;&quot;;MAX([$'Compétences validées trim-sem 1'.BC39];[$'Compétences validées trim-sem 2'.BC39];[$'Compétences validées trimestre 3'.BC39]))">
            <text:p/>
          </table:table-cell>
          <table:table-cell table:formula="of:=IF(AND([$'Compétences validées trim-sem 1'.BD39]=&quot;&quot;;[$'Compétences validées trim-sem 2'.BD39]=&quot;&quot;;[$'Compétences validées trimestre 3'.BD39]=&quot;&quot;);&quot;&quot;;MAX([$'Compétences validées trim-sem 1'.BD39];[$'Compétences validées trim-sem 2'.BD39];[$'Compétences validées trimestre 3'.BD39]))">
            <text:p/>
          </table:table-cell>
          <table:table-cell table:formula="of:=IF(AND([$'Compétences validées trim-sem 1'.BE39]=&quot;&quot;;[$'Compétences validées trim-sem 2'.BE39]=&quot;&quot;;[$'Compétences validées trimestre 3'.BE39]=&quot;&quot;);&quot;&quot;;MAX([$'Compétences validées trim-sem 1'.BE39];[$'Compétences validées trim-sem 2'.BE39];[$'Compétences validées trimestre 3'.BE39]))">
            <text:p/>
          </table:table-cell>
          <table:table-cell table:formula="of:=IF(AND([$'Compétences validées trim-sem 1'.BF39]=&quot;&quot;;[$'Compétences validées trim-sem 2'.BF39]=&quot;&quot;;[$'Compétences validées trimestre 3'.BF39]=&quot;&quot;);&quot;&quot;;MAX([$'Compétences validées trim-sem 1'.BF39];[$'Compétences validées trim-sem 2'.BF39];[$'Compétences validées trimestre 3'.BF39]))">
            <text:p/>
          </table:table-cell>
          <table:table-cell table:formula="of:=IF(AND([$'Compétences validées trim-sem 1'.BG39]=&quot;&quot;;[$'Compétences validées trim-sem 2'.BG39]=&quot;&quot;;[$'Compétences validées trimestre 3'.BG39]=&quot;&quot;);&quot;&quot;;MAX([$'Compétences validées trim-sem 1'.BG39];[$'Compétences validées trim-sem 2'.BG39];[$'Compétences validées trimestre 3'.BG39]))">
            <text:p/>
          </table:table-cell>
          <table:table-cell table:formula="of:=IF(AND([$'Compétences validées trim-sem 1'.BH39]=&quot;&quot;;[$'Compétences validées trim-sem 2'.BH39]=&quot;&quot;;[$'Compétences validées trimestre 3'.BH39]=&quot;&quot;);&quot;&quot;;MAX([$'Compétences validées trim-sem 1'.BH39];[$'Compétences validées trim-sem 2'.BH39];[$'Compétences validées trimestre 3'.BH39]))">
            <text:p/>
          </table:table-cell>
          <table:table-cell table:formula="of:=IF(AND([$'Compétences validées trim-sem 1'.BI39]=&quot;&quot;;[$'Compétences validées trim-sem 2'.BI39]=&quot;&quot;;[$'Compétences validées trimestre 3'.BI39]=&quot;&quot;);&quot;&quot;;MAX([$'Compétences validées trim-sem 1'.BI39];[$'Compétences validées trim-sem 2'.BI39];[$'Compétences validées trimestre 3'.BI39]))">
            <text:p/>
          </table:table-cell>
          <table:table-cell table:formula="of:=IF(AND([$'Compétences validées trim-sem 1'.BJ39]=&quot;&quot;;[$'Compétences validées trim-sem 2'.BJ39]=&quot;&quot;;[$'Compétences validées trimestre 3'.BJ39]=&quot;&quot;);&quot;&quot;;MAX([$'Compétences validées trim-sem 1'.BJ39];[$'Compétences validées trim-sem 2'.BJ39];[$'Compétences validées trimestre 3'.BJ39]))">
            <text:p/>
          </table:table-cell>
          <table:table-cell table:formula="of:=IF(AND([$'Compétences validées trim-sem 1'.BK39]=&quot;&quot;;[$'Compétences validées trim-sem 2'.BK39]=&quot;&quot;;[$'Compétences validées trimestre 3'.BK39]=&quot;&quot;);&quot;&quot;;MAX([$'Compétences validées trim-sem 1'.BK39];[$'Compétences validées trim-sem 2'.BK39];[$'Compétences validées trimestre 3'.BK39]))">
            <text:p/>
          </table:table-cell>
          <table:table-cell table:formula="of:=IF(AND([$'Compétences validées trim-sem 1'.BL39]=&quot;&quot;;[$'Compétences validées trim-sem 2'.BL39]=&quot;&quot;;[$'Compétences validées trimestre 3'.BL39]=&quot;&quot;);&quot;&quot;;MAX([$'Compétences validées trim-sem 1'.BL39];[$'Compétences validées trim-sem 2'.BL39];[$'Compétences validées trimestre 3'.BL39]))">
            <text:p/>
          </table:table-cell>
          <table:table-cell table:formula="of:=IF(AND([$'Compétences validées trim-sem 1'.BM39]=&quot;&quot;;[$'Compétences validées trim-sem 2'.BM39]=&quot;&quot;;[$'Compétences validées trimestre 3'.BM39]=&quot;&quot;);&quot;&quot;;MAX([$'Compétences validées trim-sem 1'.BM39];[$'Compétences validées trim-sem 2'.BM39];[$'Compétences validées trimestre 3'.BM39]))">
            <text:p/>
          </table:table-cell>
          <table:table-cell table:formula="of:=IF(AND([$'Compétences validées trim-sem 1'.BN39]=&quot;&quot;;[$'Compétences validées trim-sem 2'.BN39]=&quot;&quot;;[$'Compétences validées trimestre 3'.BN39]=&quot;&quot;);&quot;&quot;;MAX([$'Compétences validées trim-sem 1'.BN39];[$'Compétences validées trim-sem 2'.BN39];[$'Compétences validées trimestre 3'.BN39]))">
            <text:p/>
          </table:table-cell>
          <table:table-cell table:formula="of:=IF(AND([$'Compétences validées trim-sem 1'.BO39]=&quot;&quot;;[$'Compétences validées trim-sem 2'.BO39]=&quot;&quot;;[$'Compétences validées trimestre 3'.BO39]=&quot;&quot;);&quot;&quot;;MAX([$'Compétences validées trim-sem 1'.BO39];[$'Compétences validées trim-sem 2'.BO39];[$'Compétences validées trimestre 3'.BO39]))">
            <text:p/>
          </table:table-cell>
          <table:table-cell table:formula="of:=IF(AND([$'Compétences validées trim-sem 1'.BP39]=&quot;&quot;;[$'Compétences validées trim-sem 2'.BP39]=&quot;&quot;;[$'Compétences validées trimestre 3'.BP39]=&quot;&quot;);&quot;&quot;;MAX([$'Compétences validées trim-sem 1'.BP39];[$'Compétences validées trim-sem 2'.BP39];[$'Compétences validées trimestre 3'.BP39]))">
            <text:p/>
          </table:table-cell>
          <table:table-cell table:formula="of:=IF(AND([$'Compétences validées trim-sem 1'.BQ39]=&quot;&quot;;[$'Compétences validées trim-sem 2'.BQ39]=&quot;&quot;;[$'Compétences validées trimestre 3'.BQ39]=&quot;&quot;);&quot;&quot;;MAX([$'Compétences validées trim-sem 1'.BQ39];[$'Compétences validées trim-sem 2'.BQ39];[$'Compétences validées trimestre 3'.BQ39]))">
            <text:p/>
          </table:table-cell>
          <table:table-cell table:formula="of:=IF(AND([$'Compétences validées trim-sem 1'.BR39]=&quot;&quot;;[$'Compétences validées trim-sem 2'.BR39]=&quot;&quot;;[$'Compétences validées trimestre 3'.BR39]=&quot;&quot;);&quot;&quot;;MAX([$'Compétences validées trim-sem 1'.BR39];[$'Compétences validées trim-sem 2'.BR39];[$'Compétences validées trimestre 3'.BR39]))">
            <text:p/>
          </table:table-cell>
          <table:table-cell table:formula="of:=IF(AND([$'Compétences validées trim-sem 1'.BS39]=&quot;&quot;;[$'Compétences validées trim-sem 2'.BS39]=&quot;&quot;;[$'Compétences validées trimestre 3'.BS39]=&quot;&quot;);&quot;&quot;;MAX([$'Compétences validées trim-sem 1'.BS39];[$'Compétences validées trim-sem 2'.BS39];[$'Compétences validées trimestre 3'.BS39]))">
            <text:p/>
          </table:table-cell>
          <table:table-cell table:formula="of:=IF(AND([$'Compétences validées trim-sem 1'.BT39]=&quot;&quot;;[$'Compétences validées trim-sem 2'.BT39]=&quot;&quot;;[$'Compétences validées trimestre 3'.BT39]=&quot;&quot;);&quot;&quot;;MAX([$'Compétences validées trim-sem 1'.BT39];[$'Compétences validées trim-sem 2'.BT39];[$'Compétences validées trimestre 3'.BT39]))">
            <text:p/>
          </table:table-cell>
          <table:table-cell table:formula="of:=IF(AND([$'Compétences validées trim-sem 1'.BU39]=&quot;&quot;;[$'Compétences validées trim-sem 2'.BU39]=&quot;&quot;;[$'Compétences validées trimestre 3'.BU39]=&quot;&quot;);&quot;&quot;;MAX([$'Compétences validées trim-sem 1'.BU39];[$'Compétences validées trim-sem 2'.BU39];[$'Compétences validées trimestre 3'.BU39]))">
            <text:p/>
          </table:table-cell>
          <table:table-cell table:formula="of:=IF(AND([$'Compétences validées trim-sem 1'.BV39]=&quot;&quot;;[$'Compétences validées trim-sem 2'.BV39]=&quot;&quot;;[$'Compétences validées trimestre 3'.BV39]=&quot;&quot;);&quot;&quot;;MAX([$'Compétences validées trim-sem 1'.BV39];[$'Compétences validées trim-sem 2'.BV39];[$'Compétences validées trimestre 3'.BV39]))">
            <text:p/>
          </table:table-cell>
          <table:table-cell table:formula="of:=IF(AND([$'Compétences validées trim-sem 1'.BW39]=&quot;&quot;;[$'Compétences validées trim-sem 2'.BW39]=&quot;&quot;;[$'Compétences validées trimestre 3'.BW39]=&quot;&quot;);&quot;&quot;;MAX([$'Compétences validées trim-sem 1'.BW39];[$'Compétences validées trim-sem 2'.BW39];[$'Compétences validées trimestre 3'.BW39]))">
            <text:p/>
          </table:table-cell>
          <table:table-cell table:formula="of:=IF(AND([$'Compétences validées trim-sem 1'.BX39]=&quot;&quot;;[$'Compétences validées trim-sem 2'.BX39]=&quot;&quot;;[$'Compétences validées trimestre 3'.BX39]=&quot;&quot;);&quot;&quot;;MAX([$'Compétences validées trim-sem 1'.BX39];[$'Compétences validées trim-sem 2'.BX39];[$'Compétences validées trimestre 3'.BX39]))">
            <text:p/>
          </table:table-cell>
          <table:table-cell table:formula="of:=IF(AND([$'Compétences validées trim-sem 1'.BY39]=&quot;&quot;;[$'Compétences validées trim-sem 2'.BY39]=&quot;&quot;;[$'Compétences validées trimestre 3'.BY39]=&quot;&quot;);&quot;&quot;;MAX([$'Compétences validées trim-sem 1'.BY39];[$'Compétences validées trim-sem 2'.BY39];[$'Compétences validées trimestre 3'.BY39]))">
            <text:p/>
          </table:table-cell>
          <table:table-cell table:formula="of:=IF(AND([$'Compétences validées trim-sem 1'.BZ39]=&quot;&quot;;[$'Compétences validées trim-sem 2'.BZ39]=&quot;&quot;;[$'Compétences validées trimestre 3'.BZ39]=&quot;&quot;);&quot;&quot;;MAX([$'Compétences validées trim-sem 1'.BZ39];[$'Compétences validées trim-sem 2'.BZ39];[$'Compétences validées trimestre 3'.BZ39]))">
            <text:p/>
          </table:table-cell>
          <table:table-cell table:formula="of:=IF(AND([$'Compétences validées trim-sem 1'.CA39]=&quot;&quot;;[$'Compétences validées trim-sem 2'.CA39]=&quot;&quot;;[$'Compétences validées trimestre 3'.CA39]=&quot;&quot;);&quot;&quot;;MAX([$'Compétences validées trim-sem 1'.CA39];[$'Compétences validées trim-sem 2'.CA39];[$'Compétences validées trimestre 3'.CA39]))">
            <text:p/>
          </table:table-cell>
          <table:table-cell table:formula="of:=IF(AND([$'Compétences validées trim-sem 1'.CB39]=&quot;&quot;;[$'Compétences validées trim-sem 2'.CB39]=&quot;&quot;;[$'Compétences validées trimestre 3'.CB39]=&quot;&quot;);&quot;&quot;;MAX([$'Compétences validées trim-sem 1'.CB39];[$'Compétences validées trim-sem 2'.CB39];[$'Compétences validées trimestre 3'.CB39]))">
            <text:p/>
          </table:table-cell>
          <table:table-cell table:formula="of:=IF(AND([$'Compétences validées trim-sem 1'.CC39]=&quot;&quot;;[$'Compétences validées trim-sem 2'.CC39]=&quot;&quot;;[$'Compétences validées trimestre 3'.CC39]=&quot;&quot;);&quot;&quot;;MAX([$'Compétences validées trim-sem 1'.CC39];[$'Compétences validées trim-sem 2'.CC39];[$'Compétences validées trimestre 3'.CC39]))">
            <text:p/>
          </table:table-cell>
          <table:table-cell table:formula="of:=IF(AND([$'Compétences validées trim-sem 1'.CD39]=&quot;&quot;;[$'Compétences validées trim-sem 2'.CD39]=&quot;&quot;;[$'Compétences validées trimestre 3'.CD39]=&quot;&quot;);&quot;&quot;;MAX([$'Compétences validées trim-sem 1'.CD39];[$'Compétences validées trim-sem 2'.CD39];[$'Compétences validées trimestre 3'.CD39]))">
            <text:p/>
          </table:table-cell>
          <table:table-cell table:formula="of:=IF(AND([$'Compétences validées trim-sem 1'.CE39]=&quot;&quot;;[$'Compétences validées trim-sem 2'.CE39]=&quot;&quot;;[$'Compétences validées trimestre 3'.CE39]=&quot;&quot;);&quot;&quot;;MAX([$'Compétences validées trim-sem 1'.CE39];[$'Compétences validées trim-sem 2'.CE39];[$'Compétences validées trimestre 3'.CE39]))">
            <text:p/>
          </table:table-cell>
          <table:table-cell table:formula="of:=IF(AND([$'Compétences validées trim-sem 1'.CF39]=&quot;&quot;;[$'Compétences validées trim-sem 2'.CF39]=&quot;&quot;;[$'Compétences validées trimestre 3'.CF39]=&quot;&quot;);&quot;&quot;;MAX([$'Compétences validées trim-sem 1'.CF39];[$'Compétences validées trim-sem 2'.CF39];[$'Compétences validées trimestre 3'.CF39]))">
            <text:p/>
          </table:table-cell>
          <table:table-cell table:formula="of:=IF(AND([$'Compétences validées trim-sem 1'.CG39]=&quot;&quot;;[$'Compétences validées trim-sem 2'.CG39]=&quot;&quot;;[$'Compétences validées trimestre 3'.CG39]=&quot;&quot;);&quot;&quot;;MAX([$'Compétences validées trim-sem 1'.CG39];[$'Compétences validées trim-sem 2'.CG39];[$'Compétences validées trimestre 3'.CG39]))">
            <text:p/>
          </table:table-cell>
          <table:table-cell table:formula="of:=IF(AND([$'Compétences validées trim-sem 1'.CH39]=&quot;&quot;;[$'Compétences validées trim-sem 2'.CH39]=&quot;&quot;;[$'Compétences validées trimestre 3'.CH39]=&quot;&quot;);&quot;&quot;;MAX([$'Compétences validées trim-sem 1'.CH39];[$'Compétences validées trim-sem 2'.CH39];[$'Compétences validées trimestre 3'.CH39]))">
            <text:p/>
          </table:table-cell>
          <table:table-cell table:formula="of:=IF(AND([$'Compétences validées trim-sem 1'.CI39]=&quot;&quot;;[$'Compétences validées trim-sem 2'.CI39]=&quot;&quot;;[$'Compétences validées trimestre 3'.CI39]=&quot;&quot;);&quot;&quot;;MAX([$'Compétences validées trim-sem 1'.CI39];[$'Compétences validées trim-sem 2'.CI39];[$'Compétences validées trimestre 3'.CI39]))">
            <text:p/>
          </table:table-cell>
          <table:table-cell table:formula="of:=IF(AND([$'Compétences validées trim-sem 1'.CJ39]=&quot;&quot;;[$'Compétences validées trim-sem 2'.CJ39]=&quot;&quot;;[$'Compétences validées trimestre 3'.CJ39]=&quot;&quot;);&quot;&quot;;MAX([$'Compétences validées trim-sem 1'.CJ39];[$'Compétences validées trim-sem 2'.CJ39];[$'Compétences validées trimestre 3'.CJ39]))">
            <text:p/>
          </table:table-cell>
          <table:table-cell table:formula="of:=IF(AND([$'Compétences validées trim-sem 1'.CK39]=&quot;&quot;;[$'Compétences validées trim-sem 2'.CK39]=&quot;&quot;;[$'Compétences validées trimestre 3'.CK39]=&quot;&quot;);&quot;&quot;;MAX([$'Compétences validées trim-sem 1'.CK39];[$'Compétences validées trim-sem 2'.CK39];[$'Compétences validées trimestre 3'.CK39]))">
            <text:p/>
          </table:table-cell>
          <table:table-cell table:formula="of:=IF(AND([$'Compétences validées trim-sem 1'.CL39]=&quot;&quot;;[$'Compétences validées trim-sem 2'.CL39]=&quot;&quot;;[$'Compétences validées trimestre 3'.CL39]=&quot;&quot;);&quot;&quot;;MAX([$'Compétences validées trim-sem 1'.CL39];[$'Compétences validées trim-sem 2'.CL39];[$'Compétences validées trimestre 3'.CL39]))">
            <text:p/>
          </table:table-cell>
          <table:table-cell table:formula="of:=IF(AND([$'Compétences validées trim-sem 1'.CM39]=&quot;&quot;;[$'Compétences validées trim-sem 2'.CM39]=&quot;&quot;;[$'Compétences validées trimestre 3'.CM39]=&quot;&quot;);&quot;&quot;;MAX([$'Compétences validées trim-sem 1'.CM39];[$'Compétences validées trim-sem 2'.CM39];[$'Compétences validées trimestre 3'.CM39]))">
            <text:p/>
          </table:table-cell>
          <table:table-cell table:formula="of:=IF(AND([$'Compétences validées trim-sem 1'.CN39]=&quot;&quot;;[$'Compétences validées trim-sem 2'.CN39]=&quot;&quot;;[$'Compétences validées trimestre 3'.CN39]=&quot;&quot;);&quot;&quot;;MAX([$'Compétences validées trim-sem 1'.CN39];[$'Compétences validées trim-sem 2'.CN39];[$'Compétences validées trimestre 3'.CN39]))">
            <text:p/>
          </table:table-cell>
          <table:table-cell table:formula="of:=IF(AND([$'Compétences validées trim-sem 1'.CO39]=&quot;&quot;;[$'Compétences validées trim-sem 2'.CO39]=&quot;&quot;;[$'Compétences validées trimestre 3'.CO39]=&quot;&quot;);&quot;&quot;;MAX([$'Compétences validées trim-sem 1'.CO39];[$'Compétences validées trim-sem 2'.CO39];[$'Compétences validées trimestre 3'.CO39]))">
            <text:p/>
          </table:table-cell>
          <table:table-cell table:formula="of:=IF(AND([$'Compétences validées trim-sem 1'.CP39]=&quot;&quot;;[$'Compétences validées trim-sem 2'.CP39]=&quot;&quot;;[$'Compétences validées trimestre 3'.CP39]=&quot;&quot;);&quot;&quot;;MAX([$'Compétences validées trim-sem 1'.CP39];[$'Compétences validées trim-sem 2'.CP39];[$'Compétences validées trimestre 3'.CP39]))">
            <text:p/>
          </table:table-cell>
          <table:table-cell table:formula="of:=IF(AND([$'Compétences validées trim-sem 1'.CQ39]=&quot;&quot;;[$'Compétences validées trim-sem 2'.CQ39]=&quot;&quot;;[$'Compétences validées trimestre 3'.CQ39]=&quot;&quot;);&quot;&quot;;MAX([$'Compétences validées trim-sem 1'.CQ39];[$'Compétences validées trim-sem 2'.CQ39];[$'Compétences validées trimestre 3'.CQ39]))">
            <text:p/>
          </table:table-cell>
          <table:table-cell table:formula="of:=IF(AND([$'Compétences validées trim-sem 1'.CR39]=&quot;&quot;;[$'Compétences validées trim-sem 2'.CR39]=&quot;&quot;;[$'Compétences validées trimestre 3'.CR39]=&quot;&quot;);&quot;&quot;;MAX([$'Compétences validées trim-sem 1'.CR39];[$'Compétences validées trim-sem 2'.CR39];[$'Compétences validées trimestre 3'.CR39]))">
            <text:p/>
          </table:table-cell>
          <table:table-cell table:formula="of:=IF(AND([$'Compétences validées trim-sem 1'.CS39]=&quot;&quot;;[$'Compétences validées trim-sem 2'.CS39]=&quot;&quot;;[$'Compétences validées trimestre 3'.CS39]=&quot;&quot;);&quot;&quot;;MAX([$'Compétences validées trim-sem 1'.CS39];[$'Compétences validées trim-sem 2'.CS39];[$'Compétences validées trimestre 3'.CS39]))">
            <text:p/>
          </table:table-cell>
          <table:table-cell table:formula="of:=IF(AND([$'Compétences validées trim-sem 1'.CT39]=&quot;&quot;;[$'Compétences validées trim-sem 2'.CT39]=&quot;&quot;;[$'Compétences validées trimestre 3'.CT39]=&quot;&quot;);&quot;&quot;;MAX([$'Compétences validées trim-sem 1'.CT39];[$'Compétences validées trim-sem 2'.CT39];[$'Compétences validées trimestre 3'.CT39]))">
            <text:p/>
          </table:table-cell>
          <table:table-cell table:formula="of:=IF(AND([$'Compétences validées trim-sem 1'.CU39]=&quot;&quot;;[$'Compétences validées trim-sem 2'.CU39]=&quot;&quot;;[$'Compétences validées trimestre 3'.CU39]=&quot;&quot;);&quot;&quot;;MAX([$'Compétences validées trim-sem 1'.CU39];[$'Compétences validées trim-sem 2'.CU39];[$'Compétences validées trimestre 3'.CU39]))">
            <text:p/>
          </table:table-cell>
          <table:table-cell table:formula="of:=IF(AND([$'Compétences validées trim-sem 1'.CV39]=&quot;&quot;;[$'Compétences validées trim-sem 2'.CV39]=&quot;&quot;;[$'Compétences validées trimestre 3'.CV39]=&quot;&quot;);&quot;&quot;;MAX([$'Compétences validées trim-sem 1'.CV39];[$'Compétences validées trim-sem 2'.CV39];[$'Compétences validées trimestre 3'.CV39]))">
            <text:p/>
          </table:table-cell>
          <table:table-cell table:formula="of:=IF(AND([$'Compétences validées trim-sem 1'.CW39]=&quot;&quot;;[$'Compétences validées trim-sem 2'.CW39]=&quot;&quot;;[$'Compétences validées trimestre 3'.CW39]=&quot;&quot;);&quot;&quot;;MAX([$'Compétences validées trim-sem 1'.CW39];[$'Compétences validées trim-sem 2'.CW39];[$'Compétences validées trimestre 3'.CW39]))">
            <text:p/>
          </table:table-cell>
          <table:table-cell table:formula="of:=IF(AND([$'Compétences validées trim-sem 1'.CX39]=&quot;&quot;;[$'Compétences validées trim-sem 2'.CX39]=&quot;&quot;;[$'Compétences validées trimestre 3'.CX39]=&quot;&quot;);&quot;&quot;;MAX([$'Compétences validées trim-sem 1'.CX39];[$'Compétences validées trim-sem 2'.CX39];[$'Compétences validées trimestre 3'.CX39]))">
            <text:p/>
          </table:table-cell>
        </table:table-row>
        <table:table-row table:style-name="ro1">
          <table:table-cell office:value-type="string" calcext:value-type="string">
            <text:p>Nom 39</text:p>
          </table:table-cell>
          <table:table-cell office:value-type="string" calcext:value-type="string">
            <text:p>Prénom 39</text:p>
          </table:table-cell>
          <table:table-cell table:formula="of:=IF(AND([$'Compétences validées trim-sem 1'.C40]=&quot;&quot;;[$'Compétences validées trim-sem 2'.C40]=&quot;&quot;;[$'Compétences validées trimestre 3'.C40]=&quot;&quot;);&quot;&quot;;MAX([$'Compétences validées trim-sem 1'.C40];[$'Compétences validées trim-sem 2'.C40];[$'Compétences validées trimestre 3'.C40]))">
            <text:p/>
          </table:table-cell>
          <table:table-cell table:formula="of:=IF(AND([$'Compétences validées trim-sem 1'.D40]=&quot;&quot;;[$'Compétences validées trim-sem 2'.D40]=&quot;&quot;;[$'Compétences validées trimestre 3'.D40]=&quot;&quot;);&quot;&quot;;MAX([$'Compétences validées trim-sem 1'.D40];[$'Compétences validées trim-sem 2'.D40];[$'Compétences validées trimestre 3'.D40]))">
            <text:p/>
          </table:table-cell>
          <table:table-cell table:formula="of:=IF(AND([$'Compétences validées trim-sem 1'.E40]=&quot;&quot;;[$'Compétences validées trim-sem 2'.E40]=&quot;&quot;;[$'Compétences validées trimestre 3'.E40]=&quot;&quot;);&quot;&quot;;MAX([$'Compétences validées trim-sem 1'.E40];[$'Compétences validées trim-sem 2'.E40];[$'Compétences validées trimestre 3'.E40]))">
            <text:p/>
          </table:table-cell>
          <table:table-cell table:formula="of:=IF(AND([$'Compétences validées trim-sem 1'.F40]=&quot;&quot;;[$'Compétences validées trim-sem 2'.F40]=&quot;&quot;;[$'Compétences validées trimestre 3'.F40]=&quot;&quot;);&quot;&quot;;MAX([$'Compétences validées trim-sem 1'.F40];[$'Compétences validées trim-sem 2'.F40];[$'Compétences validées trimestre 3'.F40]))">
            <text:p/>
          </table:table-cell>
          <table:table-cell table:formula="of:=IF(AND([$'Compétences validées trim-sem 1'.G40]=&quot;&quot;;[$'Compétences validées trim-sem 2'.G40]=&quot;&quot;;[$'Compétences validées trimestre 3'.G40]=&quot;&quot;);&quot;&quot;;MAX([$'Compétences validées trim-sem 1'.G40];[$'Compétences validées trim-sem 2'.G40];[$'Compétences validées trimestre 3'.G40]))">
            <text:p/>
          </table:table-cell>
          <table:table-cell table:formula="of:=IF(AND([$'Compétences validées trim-sem 1'.H40]=&quot;&quot;;[$'Compétences validées trim-sem 2'.H40]=&quot;&quot;;[$'Compétences validées trimestre 3'.H40]=&quot;&quot;);&quot;&quot;;MAX([$'Compétences validées trim-sem 1'.H40];[$'Compétences validées trim-sem 2'.H40];[$'Compétences validées trimestre 3'.H40]))">
            <text:p/>
          </table:table-cell>
          <table:table-cell table:formula="of:=IF(AND([$'Compétences validées trim-sem 1'.I40]=&quot;&quot;;[$'Compétences validées trim-sem 2'.I40]=&quot;&quot;;[$'Compétences validées trimestre 3'.I40]=&quot;&quot;);&quot;&quot;;MAX([$'Compétences validées trim-sem 1'.I40];[$'Compétences validées trim-sem 2'.I40];[$'Compétences validées trimestre 3'.I40]))">
            <text:p/>
          </table:table-cell>
          <table:table-cell table:formula="of:=IF(AND([$'Compétences validées trim-sem 1'.J40]=&quot;&quot;;[$'Compétences validées trim-sem 2'.J40]=&quot;&quot;;[$'Compétences validées trimestre 3'.J40]=&quot;&quot;);&quot;&quot;;MAX([$'Compétences validées trim-sem 1'.J40];[$'Compétences validées trim-sem 2'.J40];[$'Compétences validées trimestre 3'.J40]))">
            <text:p/>
          </table:table-cell>
          <table:table-cell table:formula="of:=IF(AND([$'Compétences validées trim-sem 1'.K40]=&quot;&quot;;[$'Compétences validées trim-sem 2'.K40]=&quot;&quot;;[$'Compétences validées trimestre 3'.K40]=&quot;&quot;);&quot;&quot;;MAX([$'Compétences validées trim-sem 1'.K40];[$'Compétences validées trim-sem 2'.K40];[$'Compétences validées trimestre 3'.K40]))">
            <text:p/>
          </table:table-cell>
          <table:table-cell table:formula="of:=IF(AND([$'Compétences validées trim-sem 1'.L40]=&quot;&quot;;[$'Compétences validées trim-sem 2'.L40]=&quot;&quot;;[$'Compétences validées trimestre 3'.L40]=&quot;&quot;);&quot;&quot;;MAX([$'Compétences validées trim-sem 1'.L40];[$'Compétences validées trim-sem 2'.L40];[$'Compétences validées trimestre 3'.L40]))">
            <text:p/>
          </table:table-cell>
          <table:table-cell table:formula="of:=IF(AND([$'Compétences validées trim-sem 1'.M40]=&quot;&quot;;[$'Compétences validées trim-sem 2'.M40]=&quot;&quot;;[$'Compétences validées trimestre 3'.M40]=&quot;&quot;);&quot;&quot;;MAX([$'Compétences validées trim-sem 1'.M40];[$'Compétences validées trim-sem 2'.M40];[$'Compétences validées trimestre 3'.M40]))">
            <text:p/>
          </table:table-cell>
          <table:table-cell table:formula="of:=IF(AND([$'Compétences validées trim-sem 1'.N40]=&quot;&quot;;[$'Compétences validées trim-sem 2'.N40]=&quot;&quot;;[$'Compétences validées trimestre 3'.N40]=&quot;&quot;);&quot;&quot;;MAX([$'Compétences validées trim-sem 1'.N40];[$'Compétences validées trim-sem 2'.N40];[$'Compétences validées trimestre 3'.N40]))">
            <text:p/>
          </table:table-cell>
          <table:table-cell table:formula="of:=IF(AND([$'Compétences validées trim-sem 1'.O40]=&quot;&quot;;[$'Compétences validées trim-sem 2'.O40]=&quot;&quot;;[$'Compétences validées trimestre 3'.O40]=&quot;&quot;);&quot;&quot;;MAX([$'Compétences validées trim-sem 1'.O40];[$'Compétences validées trim-sem 2'.O40];[$'Compétences validées trimestre 3'.O40]))">
            <text:p/>
          </table:table-cell>
          <table:table-cell table:formula="of:=IF(AND([$'Compétences validées trim-sem 1'.P40]=&quot;&quot;;[$'Compétences validées trim-sem 2'.P40]=&quot;&quot;;[$'Compétences validées trimestre 3'.P40]=&quot;&quot;);&quot;&quot;;MAX([$'Compétences validées trim-sem 1'.P40];[$'Compétences validées trim-sem 2'.P40];[$'Compétences validées trimestre 3'.P40]))">
            <text:p/>
          </table:table-cell>
          <table:table-cell table:formula="of:=IF(AND([$'Compétences validées trim-sem 1'.Q40]=&quot;&quot;;[$'Compétences validées trim-sem 2'.Q40]=&quot;&quot;;[$'Compétences validées trimestre 3'.Q40]=&quot;&quot;);&quot;&quot;;MAX([$'Compétences validées trim-sem 1'.Q40];[$'Compétences validées trim-sem 2'.Q40];[$'Compétences validées trimestre 3'.Q40]))">
            <text:p/>
          </table:table-cell>
          <table:table-cell table:formula="of:=IF(AND([$'Compétences validées trim-sem 1'.R40]=&quot;&quot;;[$'Compétences validées trim-sem 2'.R40]=&quot;&quot;;[$'Compétences validées trimestre 3'.R40]=&quot;&quot;);&quot;&quot;;MAX([$'Compétences validées trim-sem 1'.R40];[$'Compétences validées trim-sem 2'.R40];[$'Compétences validées trimestre 3'.R40]))">
            <text:p/>
          </table:table-cell>
          <table:table-cell table:formula="of:=IF(AND([$'Compétences validées trim-sem 1'.S40]=&quot;&quot;;[$'Compétences validées trim-sem 2'.S40]=&quot;&quot;;[$'Compétences validées trimestre 3'.S40]=&quot;&quot;);&quot;&quot;;MAX([$'Compétences validées trim-sem 1'.S40];[$'Compétences validées trim-sem 2'.S40];[$'Compétences validées trimestre 3'.S40]))">
            <text:p/>
          </table:table-cell>
          <table:table-cell table:formula="of:=IF(AND([$'Compétences validées trim-sem 1'.T40]=&quot;&quot;;[$'Compétences validées trim-sem 2'.T40]=&quot;&quot;;[$'Compétences validées trimestre 3'.T40]=&quot;&quot;);&quot;&quot;;MAX([$'Compétences validées trim-sem 1'.T40];[$'Compétences validées trim-sem 2'.T40];[$'Compétences validées trimestre 3'.T40]))">
            <text:p/>
          </table:table-cell>
          <table:table-cell table:formula="of:=IF(AND([$'Compétences validées trim-sem 1'.U40]=&quot;&quot;;[$'Compétences validées trim-sem 2'.U40]=&quot;&quot;;[$'Compétences validées trimestre 3'.U40]=&quot;&quot;);&quot;&quot;;MAX([$'Compétences validées trim-sem 1'.U40];[$'Compétences validées trim-sem 2'.U40];[$'Compétences validées trimestre 3'.U40]))">
            <text:p/>
          </table:table-cell>
          <table:table-cell table:formula="of:=IF(AND([$'Compétences validées trim-sem 1'.V40]=&quot;&quot;;[$'Compétences validées trim-sem 2'.V40]=&quot;&quot;;[$'Compétences validées trimestre 3'.V40]=&quot;&quot;);&quot;&quot;;MAX([$'Compétences validées trim-sem 1'.V40];[$'Compétences validées trim-sem 2'.V40];[$'Compétences validées trimestre 3'.V40]))">
            <text:p/>
          </table:table-cell>
          <table:table-cell table:formula="of:=IF(AND([$'Compétences validées trim-sem 1'.W40]=&quot;&quot;;[$'Compétences validées trim-sem 2'.W40]=&quot;&quot;;[$'Compétences validées trimestre 3'.W40]=&quot;&quot;);&quot;&quot;;MAX([$'Compétences validées trim-sem 1'.W40];[$'Compétences validées trim-sem 2'.W40];[$'Compétences validées trimestre 3'.W40]))">
            <text:p/>
          </table:table-cell>
          <table:table-cell table:formula="of:=IF(AND([$'Compétences validées trim-sem 1'.X40]=&quot;&quot;;[$'Compétences validées trim-sem 2'.X40]=&quot;&quot;;[$'Compétences validées trimestre 3'.X40]=&quot;&quot;);&quot;&quot;;MAX([$'Compétences validées trim-sem 1'.X40];[$'Compétences validées trim-sem 2'.X40];[$'Compétences validées trimestre 3'.X40]))">
            <text:p/>
          </table:table-cell>
          <table:table-cell table:formula="of:=IF(AND([$'Compétences validées trim-sem 1'.Y40]=&quot;&quot;;[$'Compétences validées trim-sem 2'.Y40]=&quot;&quot;;[$'Compétences validées trimestre 3'.Y40]=&quot;&quot;);&quot;&quot;;MAX([$'Compétences validées trim-sem 1'.Y40];[$'Compétences validées trim-sem 2'.Y40];[$'Compétences validées trimestre 3'.Y40]))">
            <text:p/>
          </table:table-cell>
          <table:table-cell table:formula="of:=IF(AND([$'Compétences validées trim-sem 1'.Z40]=&quot;&quot;;[$'Compétences validées trim-sem 2'.Z40]=&quot;&quot;;[$'Compétences validées trimestre 3'.Z40]=&quot;&quot;);&quot;&quot;;MAX([$'Compétences validées trim-sem 1'.Z40];[$'Compétences validées trim-sem 2'.Z40];[$'Compétences validées trimestre 3'.Z40]))">
            <text:p/>
          </table:table-cell>
          <table:table-cell table:formula="of:=IF(AND([$'Compétences validées trim-sem 1'.AA40]=&quot;&quot;;[$'Compétences validées trim-sem 2'.AA40]=&quot;&quot;;[$'Compétences validées trimestre 3'.AA40]=&quot;&quot;);&quot;&quot;;MAX([$'Compétences validées trim-sem 1'.AA40];[$'Compétences validées trim-sem 2'.AA40];[$'Compétences validées trimestre 3'.AA40]))">
            <text:p/>
          </table:table-cell>
          <table:table-cell table:formula="of:=IF(AND([$'Compétences validées trim-sem 1'.AB40]=&quot;&quot;;[$'Compétences validées trim-sem 2'.AB40]=&quot;&quot;;[$'Compétences validées trimestre 3'.AB40]=&quot;&quot;);&quot;&quot;;MAX([$'Compétences validées trim-sem 1'.AB40];[$'Compétences validées trim-sem 2'.AB40];[$'Compétences validées trimestre 3'.AB40]))">
            <text:p/>
          </table:table-cell>
          <table:table-cell table:formula="of:=IF(AND([$'Compétences validées trim-sem 1'.AC40]=&quot;&quot;;[$'Compétences validées trim-sem 2'.AC40]=&quot;&quot;;[$'Compétences validées trimestre 3'.AC40]=&quot;&quot;);&quot;&quot;;MAX([$'Compétences validées trim-sem 1'.AC40];[$'Compétences validées trim-sem 2'.AC40];[$'Compétences validées trimestre 3'.AC40]))">
            <text:p/>
          </table:table-cell>
          <table:table-cell table:formula="of:=IF(AND([$'Compétences validées trim-sem 1'.AD40]=&quot;&quot;;[$'Compétences validées trim-sem 2'.AD40]=&quot;&quot;;[$'Compétences validées trimestre 3'.AD40]=&quot;&quot;);&quot;&quot;;MAX([$'Compétences validées trim-sem 1'.AD40];[$'Compétences validées trim-sem 2'.AD40];[$'Compétences validées trimestre 3'.AD40]))">
            <text:p/>
          </table:table-cell>
          <table:table-cell table:formula="of:=IF(AND([$'Compétences validées trim-sem 1'.AE40]=&quot;&quot;;[$'Compétences validées trim-sem 2'.AE40]=&quot;&quot;;[$'Compétences validées trimestre 3'.AE40]=&quot;&quot;);&quot;&quot;;MAX([$'Compétences validées trim-sem 1'.AE40];[$'Compétences validées trim-sem 2'.AE40];[$'Compétences validées trimestre 3'.AE40]))">
            <text:p/>
          </table:table-cell>
          <table:table-cell table:formula="of:=IF(AND([$'Compétences validées trim-sem 1'.AF40]=&quot;&quot;;[$'Compétences validées trim-sem 2'.AF40]=&quot;&quot;;[$'Compétences validées trimestre 3'.AF40]=&quot;&quot;);&quot;&quot;;MAX([$'Compétences validées trim-sem 1'.AF40];[$'Compétences validées trim-sem 2'.AF40];[$'Compétences validées trimestre 3'.AF40]))">
            <text:p/>
          </table:table-cell>
          <table:table-cell table:formula="of:=IF(AND([$'Compétences validées trim-sem 1'.AG40]=&quot;&quot;;[$'Compétences validées trim-sem 2'.AG40]=&quot;&quot;;[$'Compétences validées trimestre 3'.AG40]=&quot;&quot;);&quot;&quot;;MAX([$'Compétences validées trim-sem 1'.AG40];[$'Compétences validées trim-sem 2'.AG40];[$'Compétences validées trimestre 3'.AG40]))">
            <text:p/>
          </table:table-cell>
          <table:table-cell table:formula="of:=IF(AND([$'Compétences validées trim-sem 1'.AH40]=&quot;&quot;;[$'Compétences validées trim-sem 2'.AH40]=&quot;&quot;;[$'Compétences validées trimestre 3'.AH40]=&quot;&quot;);&quot;&quot;;MAX([$'Compétences validées trim-sem 1'.AH40];[$'Compétences validées trim-sem 2'.AH40];[$'Compétences validées trimestre 3'.AH40]))">
            <text:p/>
          </table:table-cell>
          <table:table-cell table:formula="of:=IF(AND([$'Compétences validées trim-sem 1'.AI40]=&quot;&quot;;[$'Compétences validées trim-sem 2'.AI40]=&quot;&quot;;[$'Compétences validées trimestre 3'.AI40]=&quot;&quot;);&quot;&quot;;MAX([$'Compétences validées trim-sem 1'.AI40];[$'Compétences validées trim-sem 2'.AI40];[$'Compétences validées trimestre 3'.AI40]))">
            <text:p/>
          </table:table-cell>
          <table:table-cell table:formula="of:=IF(AND([$'Compétences validées trim-sem 1'.AJ40]=&quot;&quot;;[$'Compétences validées trim-sem 2'.AJ40]=&quot;&quot;;[$'Compétences validées trimestre 3'.AJ40]=&quot;&quot;);&quot;&quot;;MAX([$'Compétences validées trim-sem 1'.AJ40];[$'Compétences validées trim-sem 2'.AJ40];[$'Compétences validées trimestre 3'.AJ40]))">
            <text:p/>
          </table:table-cell>
          <table:table-cell table:formula="of:=IF(AND([$'Compétences validées trim-sem 1'.AK40]=&quot;&quot;;[$'Compétences validées trim-sem 2'.AK40]=&quot;&quot;;[$'Compétences validées trimestre 3'.AK40]=&quot;&quot;);&quot;&quot;;MAX([$'Compétences validées trim-sem 1'.AK40];[$'Compétences validées trim-sem 2'.AK40];[$'Compétences validées trimestre 3'.AK40]))">
            <text:p/>
          </table:table-cell>
          <table:table-cell table:formula="of:=IF(AND([$'Compétences validées trim-sem 1'.AL40]=&quot;&quot;;[$'Compétences validées trim-sem 2'.AL40]=&quot;&quot;;[$'Compétences validées trimestre 3'.AL40]=&quot;&quot;);&quot;&quot;;MAX([$'Compétences validées trim-sem 1'.AL40];[$'Compétences validées trim-sem 2'.AL40];[$'Compétences validées trimestre 3'.AL40]))">
            <text:p/>
          </table:table-cell>
          <table:table-cell table:formula="of:=IF(AND([$'Compétences validées trim-sem 1'.AM40]=&quot;&quot;;[$'Compétences validées trim-sem 2'.AM40]=&quot;&quot;;[$'Compétences validées trimestre 3'.AM40]=&quot;&quot;);&quot;&quot;;MAX([$'Compétences validées trim-sem 1'.AM40];[$'Compétences validées trim-sem 2'.AM40];[$'Compétences validées trimestre 3'.AM40]))">
            <text:p/>
          </table:table-cell>
          <table:table-cell table:formula="of:=IF(AND([$'Compétences validées trim-sem 1'.AN40]=&quot;&quot;;[$'Compétences validées trim-sem 2'.AN40]=&quot;&quot;;[$'Compétences validées trimestre 3'.AN40]=&quot;&quot;);&quot;&quot;;MAX([$'Compétences validées trim-sem 1'.AN40];[$'Compétences validées trim-sem 2'.AN40];[$'Compétences validées trimestre 3'.AN40]))">
            <text:p/>
          </table:table-cell>
          <table:table-cell table:formula="of:=IF(AND([$'Compétences validées trim-sem 1'.AO40]=&quot;&quot;;[$'Compétences validées trim-sem 2'.AO40]=&quot;&quot;;[$'Compétences validées trimestre 3'.AO40]=&quot;&quot;);&quot;&quot;;MAX([$'Compétences validées trim-sem 1'.AO40];[$'Compétences validées trim-sem 2'.AO40];[$'Compétences validées trimestre 3'.AO40]))">
            <text:p/>
          </table:table-cell>
          <table:table-cell table:formula="of:=IF(AND([$'Compétences validées trim-sem 1'.AP40]=&quot;&quot;;[$'Compétences validées trim-sem 2'.AP40]=&quot;&quot;;[$'Compétences validées trimestre 3'.AP40]=&quot;&quot;);&quot;&quot;;MAX([$'Compétences validées trim-sem 1'.AP40];[$'Compétences validées trim-sem 2'.AP40];[$'Compétences validées trimestre 3'.AP40]))">
            <text:p/>
          </table:table-cell>
          <table:table-cell table:formula="of:=IF(AND([$'Compétences validées trim-sem 1'.AQ40]=&quot;&quot;;[$'Compétences validées trim-sem 2'.AQ40]=&quot;&quot;;[$'Compétences validées trimestre 3'.AQ40]=&quot;&quot;);&quot;&quot;;MAX([$'Compétences validées trim-sem 1'.AQ40];[$'Compétences validées trim-sem 2'.AQ40];[$'Compétences validées trimestre 3'.AQ40]))">
            <text:p/>
          </table:table-cell>
          <table:table-cell table:formula="of:=IF(AND([$'Compétences validées trim-sem 1'.AR40]=&quot;&quot;;[$'Compétences validées trim-sem 2'.AR40]=&quot;&quot;;[$'Compétences validées trimestre 3'.AR40]=&quot;&quot;);&quot;&quot;;MAX([$'Compétences validées trim-sem 1'.AR40];[$'Compétences validées trim-sem 2'.AR40];[$'Compétences validées trimestre 3'.AR40]))">
            <text:p/>
          </table:table-cell>
          <table:table-cell table:formula="of:=IF(AND([$'Compétences validées trim-sem 1'.AS40]=&quot;&quot;;[$'Compétences validées trim-sem 2'.AS40]=&quot;&quot;;[$'Compétences validées trimestre 3'.AS40]=&quot;&quot;);&quot;&quot;;MAX([$'Compétences validées trim-sem 1'.AS40];[$'Compétences validées trim-sem 2'.AS40];[$'Compétences validées trimestre 3'.AS40]))">
            <text:p/>
          </table:table-cell>
          <table:table-cell table:formula="of:=IF(AND([$'Compétences validées trim-sem 1'.AT40]=&quot;&quot;;[$'Compétences validées trim-sem 2'.AT40]=&quot;&quot;;[$'Compétences validées trimestre 3'.AT40]=&quot;&quot;);&quot;&quot;;MAX([$'Compétences validées trim-sem 1'.AT40];[$'Compétences validées trim-sem 2'.AT40];[$'Compétences validées trimestre 3'.AT40]))">
            <text:p/>
          </table:table-cell>
          <table:table-cell table:formula="of:=IF(AND([$'Compétences validées trim-sem 1'.AU40]=&quot;&quot;;[$'Compétences validées trim-sem 2'.AU40]=&quot;&quot;;[$'Compétences validées trimestre 3'.AU40]=&quot;&quot;);&quot;&quot;;MAX([$'Compétences validées trim-sem 1'.AU40];[$'Compétences validées trim-sem 2'.AU40];[$'Compétences validées trimestre 3'.AU40]))">
            <text:p/>
          </table:table-cell>
          <table:table-cell table:formula="of:=IF(AND([$'Compétences validées trim-sem 1'.AV40]=&quot;&quot;;[$'Compétences validées trim-sem 2'.AV40]=&quot;&quot;;[$'Compétences validées trimestre 3'.AV40]=&quot;&quot;);&quot;&quot;;MAX([$'Compétences validées trim-sem 1'.AV40];[$'Compétences validées trim-sem 2'.AV40];[$'Compétences validées trimestre 3'.AV40]))">
            <text:p/>
          </table:table-cell>
          <table:table-cell table:formula="of:=IF(AND([$'Compétences validées trim-sem 1'.AW40]=&quot;&quot;;[$'Compétences validées trim-sem 2'.AW40]=&quot;&quot;;[$'Compétences validées trimestre 3'.AW40]=&quot;&quot;);&quot;&quot;;MAX([$'Compétences validées trim-sem 1'.AW40];[$'Compétences validées trim-sem 2'.AW40];[$'Compétences validées trimestre 3'.AW40]))">
            <text:p/>
          </table:table-cell>
          <table:table-cell table:formula="of:=IF(AND([$'Compétences validées trim-sem 1'.AX40]=&quot;&quot;;[$'Compétences validées trim-sem 2'.AX40]=&quot;&quot;;[$'Compétences validées trimestre 3'.AX40]=&quot;&quot;);&quot;&quot;;MAX([$'Compétences validées trim-sem 1'.AX40];[$'Compétences validées trim-sem 2'.AX40];[$'Compétences validées trimestre 3'.AX40]))">
            <text:p/>
          </table:table-cell>
          <table:table-cell table:formula="of:=IF(AND([$'Compétences validées trim-sem 1'.AY40]=&quot;&quot;;[$'Compétences validées trim-sem 2'.AY40]=&quot;&quot;;[$'Compétences validées trimestre 3'.AY40]=&quot;&quot;);&quot;&quot;;MAX([$'Compétences validées trim-sem 1'.AY40];[$'Compétences validées trim-sem 2'.AY40];[$'Compétences validées trimestre 3'.AY40]))">
            <text:p/>
          </table:table-cell>
          <table:table-cell table:formula="of:=IF(AND([$'Compétences validées trim-sem 1'.AZ40]=&quot;&quot;;[$'Compétences validées trim-sem 2'.AZ40]=&quot;&quot;;[$'Compétences validées trimestre 3'.AZ40]=&quot;&quot;);&quot;&quot;;MAX([$'Compétences validées trim-sem 1'.AZ40];[$'Compétences validées trim-sem 2'.AZ40];[$'Compétences validées trimestre 3'.AZ40]))">
            <text:p/>
          </table:table-cell>
          <table:table-cell table:formula="of:=IF(AND([$'Compétences validées trim-sem 1'.BA40]=&quot;&quot;;[$'Compétences validées trim-sem 2'.BA40]=&quot;&quot;;[$'Compétences validées trimestre 3'.BA40]=&quot;&quot;);&quot;&quot;;MAX([$'Compétences validées trim-sem 1'.BA40];[$'Compétences validées trim-sem 2'.BA40];[$'Compétences validées trimestre 3'.BA40]))">
            <text:p/>
          </table:table-cell>
          <table:table-cell table:formula="of:=IF(AND([$'Compétences validées trim-sem 1'.BB40]=&quot;&quot;;[$'Compétences validées trim-sem 2'.BB40]=&quot;&quot;;[$'Compétences validées trimestre 3'.BB40]=&quot;&quot;);&quot;&quot;;MAX([$'Compétences validées trim-sem 1'.BB40];[$'Compétences validées trim-sem 2'.BB40];[$'Compétences validées trimestre 3'.BB40]))">
            <text:p/>
          </table:table-cell>
          <table:table-cell table:formula="of:=IF(AND([$'Compétences validées trim-sem 1'.BC40]=&quot;&quot;;[$'Compétences validées trim-sem 2'.BC40]=&quot;&quot;;[$'Compétences validées trimestre 3'.BC40]=&quot;&quot;);&quot;&quot;;MAX([$'Compétences validées trim-sem 1'.BC40];[$'Compétences validées trim-sem 2'.BC40];[$'Compétences validées trimestre 3'.BC40]))">
            <text:p/>
          </table:table-cell>
          <table:table-cell table:formula="of:=IF(AND([$'Compétences validées trim-sem 1'.BD40]=&quot;&quot;;[$'Compétences validées trim-sem 2'.BD40]=&quot;&quot;;[$'Compétences validées trimestre 3'.BD40]=&quot;&quot;);&quot;&quot;;MAX([$'Compétences validées trim-sem 1'.BD40];[$'Compétences validées trim-sem 2'.BD40];[$'Compétences validées trimestre 3'.BD40]))">
            <text:p/>
          </table:table-cell>
          <table:table-cell table:formula="of:=IF(AND([$'Compétences validées trim-sem 1'.BE40]=&quot;&quot;;[$'Compétences validées trim-sem 2'.BE40]=&quot;&quot;;[$'Compétences validées trimestre 3'.BE40]=&quot;&quot;);&quot;&quot;;MAX([$'Compétences validées trim-sem 1'.BE40];[$'Compétences validées trim-sem 2'.BE40];[$'Compétences validées trimestre 3'.BE40]))">
            <text:p/>
          </table:table-cell>
          <table:table-cell table:formula="of:=IF(AND([$'Compétences validées trim-sem 1'.BF40]=&quot;&quot;;[$'Compétences validées trim-sem 2'.BF40]=&quot;&quot;;[$'Compétences validées trimestre 3'.BF40]=&quot;&quot;);&quot;&quot;;MAX([$'Compétences validées trim-sem 1'.BF40];[$'Compétences validées trim-sem 2'.BF40];[$'Compétences validées trimestre 3'.BF40]))">
            <text:p/>
          </table:table-cell>
          <table:table-cell table:formula="of:=IF(AND([$'Compétences validées trim-sem 1'.BG40]=&quot;&quot;;[$'Compétences validées trim-sem 2'.BG40]=&quot;&quot;;[$'Compétences validées trimestre 3'.BG40]=&quot;&quot;);&quot;&quot;;MAX([$'Compétences validées trim-sem 1'.BG40];[$'Compétences validées trim-sem 2'.BG40];[$'Compétences validées trimestre 3'.BG40]))">
            <text:p/>
          </table:table-cell>
          <table:table-cell table:formula="of:=IF(AND([$'Compétences validées trim-sem 1'.BH40]=&quot;&quot;;[$'Compétences validées trim-sem 2'.BH40]=&quot;&quot;;[$'Compétences validées trimestre 3'.BH40]=&quot;&quot;);&quot;&quot;;MAX([$'Compétences validées trim-sem 1'.BH40];[$'Compétences validées trim-sem 2'.BH40];[$'Compétences validées trimestre 3'.BH40]))">
            <text:p/>
          </table:table-cell>
          <table:table-cell table:formula="of:=IF(AND([$'Compétences validées trim-sem 1'.BI40]=&quot;&quot;;[$'Compétences validées trim-sem 2'.BI40]=&quot;&quot;;[$'Compétences validées trimestre 3'.BI40]=&quot;&quot;);&quot;&quot;;MAX([$'Compétences validées trim-sem 1'.BI40];[$'Compétences validées trim-sem 2'.BI40];[$'Compétences validées trimestre 3'.BI40]))">
            <text:p/>
          </table:table-cell>
          <table:table-cell table:formula="of:=IF(AND([$'Compétences validées trim-sem 1'.BJ40]=&quot;&quot;;[$'Compétences validées trim-sem 2'.BJ40]=&quot;&quot;;[$'Compétences validées trimestre 3'.BJ40]=&quot;&quot;);&quot;&quot;;MAX([$'Compétences validées trim-sem 1'.BJ40];[$'Compétences validées trim-sem 2'.BJ40];[$'Compétences validées trimestre 3'.BJ40]))">
            <text:p/>
          </table:table-cell>
          <table:table-cell table:formula="of:=IF(AND([$'Compétences validées trim-sem 1'.BK40]=&quot;&quot;;[$'Compétences validées trim-sem 2'.BK40]=&quot;&quot;;[$'Compétences validées trimestre 3'.BK40]=&quot;&quot;);&quot;&quot;;MAX([$'Compétences validées trim-sem 1'.BK40];[$'Compétences validées trim-sem 2'.BK40];[$'Compétences validées trimestre 3'.BK40]))">
            <text:p/>
          </table:table-cell>
          <table:table-cell table:formula="of:=IF(AND([$'Compétences validées trim-sem 1'.BL40]=&quot;&quot;;[$'Compétences validées trim-sem 2'.BL40]=&quot;&quot;;[$'Compétences validées trimestre 3'.BL40]=&quot;&quot;);&quot;&quot;;MAX([$'Compétences validées trim-sem 1'.BL40];[$'Compétences validées trim-sem 2'.BL40];[$'Compétences validées trimestre 3'.BL40]))">
            <text:p/>
          </table:table-cell>
          <table:table-cell table:formula="of:=IF(AND([$'Compétences validées trim-sem 1'.BM40]=&quot;&quot;;[$'Compétences validées trim-sem 2'.BM40]=&quot;&quot;;[$'Compétences validées trimestre 3'.BM40]=&quot;&quot;);&quot;&quot;;MAX([$'Compétences validées trim-sem 1'.BM40];[$'Compétences validées trim-sem 2'.BM40];[$'Compétences validées trimestre 3'.BM40]))">
            <text:p/>
          </table:table-cell>
          <table:table-cell table:formula="of:=IF(AND([$'Compétences validées trim-sem 1'.BN40]=&quot;&quot;;[$'Compétences validées trim-sem 2'.BN40]=&quot;&quot;;[$'Compétences validées trimestre 3'.BN40]=&quot;&quot;);&quot;&quot;;MAX([$'Compétences validées trim-sem 1'.BN40];[$'Compétences validées trim-sem 2'.BN40];[$'Compétences validées trimestre 3'.BN40]))">
            <text:p/>
          </table:table-cell>
          <table:table-cell table:formula="of:=IF(AND([$'Compétences validées trim-sem 1'.BO40]=&quot;&quot;;[$'Compétences validées trim-sem 2'.BO40]=&quot;&quot;;[$'Compétences validées trimestre 3'.BO40]=&quot;&quot;);&quot;&quot;;MAX([$'Compétences validées trim-sem 1'.BO40];[$'Compétences validées trim-sem 2'.BO40];[$'Compétences validées trimestre 3'.BO40]))">
            <text:p/>
          </table:table-cell>
          <table:table-cell table:formula="of:=IF(AND([$'Compétences validées trim-sem 1'.BP40]=&quot;&quot;;[$'Compétences validées trim-sem 2'.BP40]=&quot;&quot;;[$'Compétences validées trimestre 3'.BP40]=&quot;&quot;);&quot;&quot;;MAX([$'Compétences validées trim-sem 1'.BP40];[$'Compétences validées trim-sem 2'.BP40];[$'Compétences validées trimestre 3'.BP40]))">
            <text:p/>
          </table:table-cell>
          <table:table-cell table:formula="of:=IF(AND([$'Compétences validées trim-sem 1'.BQ40]=&quot;&quot;;[$'Compétences validées trim-sem 2'.BQ40]=&quot;&quot;;[$'Compétences validées trimestre 3'.BQ40]=&quot;&quot;);&quot;&quot;;MAX([$'Compétences validées trim-sem 1'.BQ40];[$'Compétences validées trim-sem 2'.BQ40];[$'Compétences validées trimestre 3'.BQ40]))">
            <text:p/>
          </table:table-cell>
          <table:table-cell table:formula="of:=IF(AND([$'Compétences validées trim-sem 1'.BR40]=&quot;&quot;;[$'Compétences validées trim-sem 2'.BR40]=&quot;&quot;;[$'Compétences validées trimestre 3'.BR40]=&quot;&quot;);&quot;&quot;;MAX([$'Compétences validées trim-sem 1'.BR40];[$'Compétences validées trim-sem 2'.BR40];[$'Compétences validées trimestre 3'.BR40]))">
            <text:p/>
          </table:table-cell>
          <table:table-cell table:formula="of:=IF(AND([$'Compétences validées trim-sem 1'.BS40]=&quot;&quot;;[$'Compétences validées trim-sem 2'.BS40]=&quot;&quot;;[$'Compétences validées trimestre 3'.BS40]=&quot;&quot;);&quot;&quot;;MAX([$'Compétences validées trim-sem 1'.BS40];[$'Compétences validées trim-sem 2'.BS40];[$'Compétences validées trimestre 3'.BS40]))">
            <text:p/>
          </table:table-cell>
          <table:table-cell table:formula="of:=IF(AND([$'Compétences validées trim-sem 1'.BT40]=&quot;&quot;;[$'Compétences validées trim-sem 2'.BT40]=&quot;&quot;;[$'Compétences validées trimestre 3'.BT40]=&quot;&quot;);&quot;&quot;;MAX([$'Compétences validées trim-sem 1'.BT40];[$'Compétences validées trim-sem 2'.BT40];[$'Compétences validées trimestre 3'.BT40]))">
            <text:p/>
          </table:table-cell>
          <table:table-cell table:formula="of:=IF(AND([$'Compétences validées trim-sem 1'.BU40]=&quot;&quot;;[$'Compétences validées trim-sem 2'.BU40]=&quot;&quot;;[$'Compétences validées trimestre 3'.BU40]=&quot;&quot;);&quot;&quot;;MAX([$'Compétences validées trim-sem 1'.BU40];[$'Compétences validées trim-sem 2'.BU40];[$'Compétences validées trimestre 3'.BU40]))">
            <text:p/>
          </table:table-cell>
          <table:table-cell table:formula="of:=IF(AND([$'Compétences validées trim-sem 1'.BV40]=&quot;&quot;;[$'Compétences validées trim-sem 2'.BV40]=&quot;&quot;;[$'Compétences validées trimestre 3'.BV40]=&quot;&quot;);&quot;&quot;;MAX([$'Compétences validées trim-sem 1'.BV40];[$'Compétences validées trim-sem 2'.BV40];[$'Compétences validées trimestre 3'.BV40]))">
            <text:p/>
          </table:table-cell>
          <table:table-cell table:formula="of:=IF(AND([$'Compétences validées trim-sem 1'.BW40]=&quot;&quot;;[$'Compétences validées trim-sem 2'.BW40]=&quot;&quot;;[$'Compétences validées trimestre 3'.BW40]=&quot;&quot;);&quot;&quot;;MAX([$'Compétences validées trim-sem 1'.BW40];[$'Compétences validées trim-sem 2'.BW40];[$'Compétences validées trimestre 3'.BW40]))">
            <text:p/>
          </table:table-cell>
          <table:table-cell table:formula="of:=IF(AND([$'Compétences validées trim-sem 1'.BX40]=&quot;&quot;;[$'Compétences validées trim-sem 2'.BX40]=&quot;&quot;;[$'Compétences validées trimestre 3'.BX40]=&quot;&quot;);&quot;&quot;;MAX([$'Compétences validées trim-sem 1'.BX40];[$'Compétences validées trim-sem 2'.BX40];[$'Compétences validées trimestre 3'.BX40]))">
            <text:p/>
          </table:table-cell>
          <table:table-cell table:formula="of:=IF(AND([$'Compétences validées trim-sem 1'.BY40]=&quot;&quot;;[$'Compétences validées trim-sem 2'.BY40]=&quot;&quot;;[$'Compétences validées trimestre 3'.BY40]=&quot;&quot;);&quot;&quot;;MAX([$'Compétences validées trim-sem 1'.BY40];[$'Compétences validées trim-sem 2'.BY40];[$'Compétences validées trimestre 3'.BY40]))">
            <text:p/>
          </table:table-cell>
          <table:table-cell table:formula="of:=IF(AND([$'Compétences validées trim-sem 1'.BZ40]=&quot;&quot;;[$'Compétences validées trim-sem 2'.BZ40]=&quot;&quot;;[$'Compétences validées trimestre 3'.BZ40]=&quot;&quot;);&quot;&quot;;MAX([$'Compétences validées trim-sem 1'.BZ40];[$'Compétences validées trim-sem 2'.BZ40];[$'Compétences validées trimestre 3'.BZ40]))">
            <text:p/>
          </table:table-cell>
          <table:table-cell table:formula="of:=IF(AND([$'Compétences validées trim-sem 1'.CA40]=&quot;&quot;;[$'Compétences validées trim-sem 2'.CA40]=&quot;&quot;;[$'Compétences validées trimestre 3'.CA40]=&quot;&quot;);&quot;&quot;;MAX([$'Compétences validées trim-sem 1'.CA40];[$'Compétences validées trim-sem 2'.CA40];[$'Compétences validées trimestre 3'.CA40]))">
            <text:p/>
          </table:table-cell>
          <table:table-cell table:formula="of:=IF(AND([$'Compétences validées trim-sem 1'.CB40]=&quot;&quot;;[$'Compétences validées trim-sem 2'.CB40]=&quot;&quot;;[$'Compétences validées trimestre 3'.CB40]=&quot;&quot;);&quot;&quot;;MAX([$'Compétences validées trim-sem 1'.CB40];[$'Compétences validées trim-sem 2'.CB40];[$'Compétences validées trimestre 3'.CB40]))">
            <text:p/>
          </table:table-cell>
          <table:table-cell table:formula="of:=IF(AND([$'Compétences validées trim-sem 1'.CC40]=&quot;&quot;;[$'Compétences validées trim-sem 2'.CC40]=&quot;&quot;;[$'Compétences validées trimestre 3'.CC40]=&quot;&quot;);&quot;&quot;;MAX([$'Compétences validées trim-sem 1'.CC40];[$'Compétences validées trim-sem 2'.CC40];[$'Compétences validées trimestre 3'.CC40]))">
            <text:p/>
          </table:table-cell>
          <table:table-cell table:formula="of:=IF(AND([$'Compétences validées trim-sem 1'.CD40]=&quot;&quot;;[$'Compétences validées trim-sem 2'.CD40]=&quot;&quot;;[$'Compétences validées trimestre 3'.CD40]=&quot;&quot;);&quot;&quot;;MAX([$'Compétences validées trim-sem 1'.CD40];[$'Compétences validées trim-sem 2'.CD40];[$'Compétences validées trimestre 3'.CD40]))">
            <text:p/>
          </table:table-cell>
          <table:table-cell table:formula="of:=IF(AND([$'Compétences validées trim-sem 1'.CE40]=&quot;&quot;;[$'Compétences validées trim-sem 2'.CE40]=&quot;&quot;;[$'Compétences validées trimestre 3'.CE40]=&quot;&quot;);&quot;&quot;;MAX([$'Compétences validées trim-sem 1'.CE40];[$'Compétences validées trim-sem 2'.CE40];[$'Compétences validées trimestre 3'.CE40]))">
            <text:p/>
          </table:table-cell>
          <table:table-cell table:formula="of:=IF(AND([$'Compétences validées trim-sem 1'.CF40]=&quot;&quot;;[$'Compétences validées trim-sem 2'.CF40]=&quot;&quot;;[$'Compétences validées trimestre 3'.CF40]=&quot;&quot;);&quot;&quot;;MAX([$'Compétences validées trim-sem 1'.CF40];[$'Compétences validées trim-sem 2'.CF40];[$'Compétences validées trimestre 3'.CF40]))">
            <text:p/>
          </table:table-cell>
          <table:table-cell table:formula="of:=IF(AND([$'Compétences validées trim-sem 1'.CG40]=&quot;&quot;;[$'Compétences validées trim-sem 2'.CG40]=&quot;&quot;;[$'Compétences validées trimestre 3'.CG40]=&quot;&quot;);&quot;&quot;;MAX([$'Compétences validées trim-sem 1'.CG40];[$'Compétences validées trim-sem 2'.CG40];[$'Compétences validées trimestre 3'.CG40]))">
            <text:p/>
          </table:table-cell>
          <table:table-cell table:formula="of:=IF(AND([$'Compétences validées trim-sem 1'.CH40]=&quot;&quot;;[$'Compétences validées trim-sem 2'.CH40]=&quot;&quot;;[$'Compétences validées trimestre 3'.CH40]=&quot;&quot;);&quot;&quot;;MAX([$'Compétences validées trim-sem 1'.CH40];[$'Compétences validées trim-sem 2'.CH40];[$'Compétences validées trimestre 3'.CH40]))">
            <text:p/>
          </table:table-cell>
          <table:table-cell table:formula="of:=IF(AND([$'Compétences validées trim-sem 1'.CI40]=&quot;&quot;;[$'Compétences validées trim-sem 2'.CI40]=&quot;&quot;;[$'Compétences validées trimestre 3'.CI40]=&quot;&quot;);&quot;&quot;;MAX([$'Compétences validées trim-sem 1'.CI40];[$'Compétences validées trim-sem 2'.CI40];[$'Compétences validées trimestre 3'.CI40]))">
            <text:p/>
          </table:table-cell>
          <table:table-cell table:formula="of:=IF(AND([$'Compétences validées trim-sem 1'.CJ40]=&quot;&quot;;[$'Compétences validées trim-sem 2'.CJ40]=&quot;&quot;;[$'Compétences validées trimestre 3'.CJ40]=&quot;&quot;);&quot;&quot;;MAX([$'Compétences validées trim-sem 1'.CJ40];[$'Compétences validées trim-sem 2'.CJ40];[$'Compétences validées trimestre 3'.CJ40]))">
            <text:p/>
          </table:table-cell>
          <table:table-cell table:formula="of:=IF(AND([$'Compétences validées trim-sem 1'.CK40]=&quot;&quot;;[$'Compétences validées trim-sem 2'.CK40]=&quot;&quot;;[$'Compétences validées trimestre 3'.CK40]=&quot;&quot;);&quot;&quot;;MAX([$'Compétences validées trim-sem 1'.CK40];[$'Compétences validées trim-sem 2'.CK40];[$'Compétences validées trimestre 3'.CK40]))">
            <text:p/>
          </table:table-cell>
          <table:table-cell table:formula="of:=IF(AND([$'Compétences validées trim-sem 1'.CL40]=&quot;&quot;;[$'Compétences validées trim-sem 2'.CL40]=&quot;&quot;;[$'Compétences validées trimestre 3'.CL40]=&quot;&quot;);&quot;&quot;;MAX([$'Compétences validées trim-sem 1'.CL40];[$'Compétences validées trim-sem 2'.CL40];[$'Compétences validées trimestre 3'.CL40]))">
            <text:p/>
          </table:table-cell>
          <table:table-cell table:formula="of:=IF(AND([$'Compétences validées trim-sem 1'.CM40]=&quot;&quot;;[$'Compétences validées trim-sem 2'.CM40]=&quot;&quot;;[$'Compétences validées trimestre 3'.CM40]=&quot;&quot;);&quot;&quot;;MAX([$'Compétences validées trim-sem 1'.CM40];[$'Compétences validées trim-sem 2'.CM40];[$'Compétences validées trimestre 3'.CM40]))">
            <text:p/>
          </table:table-cell>
          <table:table-cell table:formula="of:=IF(AND([$'Compétences validées trim-sem 1'.CN40]=&quot;&quot;;[$'Compétences validées trim-sem 2'.CN40]=&quot;&quot;;[$'Compétences validées trimestre 3'.CN40]=&quot;&quot;);&quot;&quot;;MAX([$'Compétences validées trim-sem 1'.CN40];[$'Compétences validées trim-sem 2'.CN40];[$'Compétences validées trimestre 3'.CN40]))">
            <text:p/>
          </table:table-cell>
          <table:table-cell table:formula="of:=IF(AND([$'Compétences validées trim-sem 1'.CO40]=&quot;&quot;;[$'Compétences validées trim-sem 2'.CO40]=&quot;&quot;;[$'Compétences validées trimestre 3'.CO40]=&quot;&quot;);&quot;&quot;;MAX([$'Compétences validées trim-sem 1'.CO40];[$'Compétences validées trim-sem 2'.CO40];[$'Compétences validées trimestre 3'.CO40]))">
            <text:p/>
          </table:table-cell>
          <table:table-cell table:formula="of:=IF(AND([$'Compétences validées trim-sem 1'.CP40]=&quot;&quot;;[$'Compétences validées trim-sem 2'.CP40]=&quot;&quot;;[$'Compétences validées trimestre 3'.CP40]=&quot;&quot;);&quot;&quot;;MAX([$'Compétences validées trim-sem 1'.CP40];[$'Compétences validées trim-sem 2'.CP40];[$'Compétences validées trimestre 3'.CP40]))">
            <text:p/>
          </table:table-cell>
          <table:table-cell table:formula="of:=IF(AND([$'Compétences validées trim-sem 1'.CQ40]=&quot;&quot;;[$'Compétences validées trim-sem 2'.CQ40]=&quot;&quot;;[$'Compétences validées trimestre 3'.CQ40]=&quot;&quot;);&quot;&quot;;MAX([$'Compétences validées trim-sem 1'.CQ40];[$'Compétences validées trim-sem 2'.CQ40];[$'Compétences validées trimestre 3'.CQ40]))">
            <text:p/>
          </table:table-cell>
          <table:table-cell table:formula="of:=IF(AND([$'Compétences validées trim-sem 1'.CR40]=&quot;&quot;;[$'Compétences validées trim-sem 2'.CR40]=&quot;&quot;;[$'Compétences validées trimestre 3'.CR40]=&quot;&quot;);&quot;&quot;;MAX([$'Compétences validées trim-sem 1'.CR40];[$'Compétences validées trim-sem 2'.CR40];[$'Compétences validées trimestre 3'.CR40]))">
            <text:p/>
          </table:table-cell>
          <table:table-cell table:formula="of:=IF(AND([$'Compétences validées trim-sem 1'.CS40]=&quot;&quot;;[$'Compétences validées trim-sem 2'.CS40]=&quot;&quot;;[$'Compétences validées trimestre 3'.CS40]=&quot;&quot;);&quot;&quot;;MAX([$'Compétences validées trim-sem 1'.CS40];[$'Compétences validées trim-sem 2'.CS40];[$'Compétences validées trimestre 3'.CS40]))">
            <text:p/>
          </table:table-cell>
          <table:table-cell table:formula="of:=IF(AND([$'Compétences validées trim-sem 1'.CT40]=&quot;&quot;;[$'Compétences validées trim-sem 2'.CT40]=&quot;&quot;;[$'Compétences validées trimestre 3'.CT40]=&quot;&quot;);&quot;&quot;;MAX([$'Compétences validées trim-sem 1'.CT40];[$'Compétences validées trim-sem 2'.CT40];[$'Compétences validées trimestre 3'.CT40]))">
            <text:p/>
          </table:table-cell>
          <table:table-cell table:formula="of:=IF(AND([$'Compétences validées trim-sem 1'.CU40]=&quot;&quot;;[$'Compétences validées trim-sem 2'.CU40]=&quot;&quot;;[$'Compétences validées trimestre 3'.CU40]=&quot;&quot;);&quot;&quot;;MAX([$'Compétences validées trim-sem 1'.CU40];[$'Compétences validées trim-sem 2'.CU40];[$'Compétences validées trimestre 3'.CU40]))">
            <text:p/>
          </table:table-cell>
          <table:table-cell table:formula="of:=IF(AND([$'Compétences validées trim-sem 1'.CV40]=&quot;&quot;;[$'Compétences validées trim-sem 2'.CV40]=&quot;&quot;;[$'Compétences validées trimestre 3'.CV40]=&quot;&quot;);&quot;&quot;;MAX([$'Compétences validées trim-sem 1'.CV40];[$'Compétences validées trim-sem 2'.CV40];[$'Compétences validées trimestre 3'.CV40]))">
            <text:p/>
          </table:table-cell>
          <table:table-cell table:formula="of:=IF(AND([$'Compétences validées trim-sem 1'.CW40]=&quot;&quot;;[$'Compétences validées trim-sem 2'.CW40]=&quot;&quot;;[$'Compétences validées trimestre 3'.CW40]=&quot;&quot;);&quot;&quot;;MAX([$'Compétences validées trim-sem 1'.CW40];[$'Compétences validées trim-sem 2'.CW40];[$'Compétences validées trimestre 3'.CW40]))">
            <text:p/>
          </table:table-cell>
          <table:table-cell table:formula="of:=IF(AND([$'Compétences validées trim-sem 1'.CX40]=&quot;&quot;;[$'Compétences validées trim-sem 2'.CX40]=&quot;&quot;;[$'Compétences validées trimestre 3'.CX40]=&quot;&quot;);&quot;&quot;;MAX([$'Compétences validées trim-sem 1'.CX40];[$'Compétences validées trim-sem 2'.CX40];[$'Compétences validées trimestre 3'.CX40]))">
            <text:p/>
          </table:table-cell>
        </table:table-row>
        <calcext:conditional-formats>
          <calcext:conditional-format calcext:target-range-address="'Compétences validées'.C2:'Compétences validées'.CX40">
            <calcext:condition calcext:apply-style-name="Rouge" calcext:value="=1" calcext:base-cell-address="'Compétences validées'.C2"/>
            <calcext:condition calcext:apply-style-name="Jaune" calcext:value="=2" calcext:base-cell-address="'Compétences validées'.C2"/>
            <calcext:condition calcext:apply-style-name="Vert clair" calcext:value="=3" calcext:base-cell-address="'Compétences validées'.C2"/>
            <calcext:condition calcext:apply-style-name="Vert foncé" calcext:value="=4" calcext:base-cell-address="'Compétences validées'.C2"/>
          </calcext:conditional-format>
        </calcext:conditional-formats>
      </table:table>
      <table:table table:name="Compétences validées trim-sem 1" table:style-name="ta1" table:protected="true">
        <loext:table-protection loext:select-protected-cells="true" loext:select-unprotected-cells="true"/>
        <table:table-column table:style-name="co1" table:number-columns-repeated="16384" table:default-cell-style-name="ce4"/>
        <table:table-row table:style-name="ro1">
          <table:table-cell table:style-name="ce3" table:formula="of:=IF([$'Compétences validées'.A1] = &quot;&quot;;&quot;&quot;;[$'Compétences validées'.A1])" office:value-type="string" office:string-value="Nom" calcext:value-type="string">
            <text:p>Nom</text:p>
          </table:table-cell>
          <table:table-cell table:style-name="ce3" table:formula="of:=IF([$'Compétences validées'.B1] = &quot;&quot;;&quot;&quot;;[$'Compétences validées'.B1])" office:value-type="string" office:string-value="Prénom" calcext:value-type="string">
            <text:p>Prénom</text:p>
          </table:table-cell>
          <table:table-cell table:style-name="ce3" table:formula="of:=IF([$'Compétences validées'.C1] = &quot;&quot;;&quot;&quot;;[$'Compétences validées'.C1])" office:value-type="string" office:string-value="5S14 : Calculer la moyenne d’une série de données" calcext:value-type="string">
            <text:p>5S14 : Calculer la moyenne d’une série de données</text:p>
          </table:table-cell>
          <table:table-cell table:style-name="ce3" table:formula="of:=IF([$'Compétences validées'.D1] = &quot;&quot;;&quot;&quot;;[$'Compétences validées'.D1])" office:value-type="string" office:string-value="4S11 : Calculer la médiane d’une série de données de petit effectif total" calcext:value-type="string">
            <text:p>4S11 : Calculer la médiane d’une série de données de petit effectif total</text:p>
          </table:table-cell>
          <table:table-cell table:style-name="ce3" table:formula="of:=IF([$'Compétences validées'.E1] = &quot;&quot;;&quot;&quot;;[$'Compétences validées'.E1])" office:value-type="string" office:string-value="4S10 : Représenter des données sous forme de diagramme circulaire" calcext:value-type="string">
            <text:p>4S10 : Représenter des données sous forme de diagramme circulaire</text:p>
          </table:table-cell>
          <table:table-cell table:style-name="ce3" table:formula="of:=IF([$'Compétences validées'.F1] = &quot;&quot;;&quot;&quot;;[$'Compétences validées'.F1])" office:value-type="string" office:string-value="4L16 : Identifier la structure d’une expression littérale" calcext:value-type="string">
            <text:p>4L16 : Identifier la structure d’une expression littérale</text:p>
          </table:table-cell>
          <table:table-cell table:style-name="ce3" table:formula="of:=IF([$'Compétences validées'.G1] = &quot;&quot;;&quot;&quot;;[$'Compétences validées'.G1])" office:value-type="string" office:string-value="4L10-1 : Développer une expression littérale avec des nombres positifs" calcext:value-type="string">
            <text:p>4L10-1 : Développer une expression littérale avec des nombres positifs</text:p>
          </table:table-cell>
          <table:table-cell table:style-name="ce3" table:formula="of:=IF([$'Compétences validées'.H1] = &quot;&quot;;&quot;&quot;;[$'Compétences validées'.H1])" office:value-type="string" office:string-value="4C10 : Effectuer des produits ou des quotients avec des nombres relatifs" calcext:value-type="string">
            <text:p>4C10 : Effectuer des produits ou des quotients avec des nombres relatifs</text:p>
          </table:table-cell>
          <table:table-cell table:style-name="ce3" table:formula="of:=IF([$'Compétences validées'.I1] = &quot;&quot;;&quot;&quot;;[$'Compétences validées'.I1])" office:value-type="string" office:string-value="4G23 : Connaître la définition de la racine carrée d’un nombre positif" calcext:value-type="string">
            <text:p>4G23 : Connaître la définition de la racine carrée d’un nombre positif</text:p>
          </table:table-cell>
          <table:table-cell table:style-name="ce3" table:formula="of:=IF([$'Compétences validées'.J1] = &quot;&quot;;&quot;&quot;;[$'Compétences validées'.J1])" office:value-type="string" office:string-value="4G24 : Encadrer la racine carrée d’un nombre positif entre deux entiers" calcext:value-type="string">
            <text:p>4G24 : Encadrer la racine carrée d’un nombre positif entre deux entiers</text:p>
          </table:table-cell>
          <table:table-cell table:style-name="ce3" table:formula="of:=IF([$'Compétences validées'.K1] = &quot;&quot;;&quot;&quot;;[$'Compétences validées'.K1])" office:value-type="string" office:string-value="4L10-2 : Développer une expression littérale avec des nombres relatifs" calcext:value-type="string">
            <text:p>4L10-2 : Développer une expression littérale avec des nombres relatifs</text:p>
          </table:table-cell>
          <table:table-cell table:style-name="ce3" table:formula="of:=IF([$'Compétences validées'.L1] = &quot;&quot;;&quot;&quot;;[$'Compétences validées'.L1])" office:value-type="string" office:string-value="4L11 : Factoriser une expression littérale" calcext:value-type="string">
            <text:p>4L11 : Factoriser une expression littérale</text:p>
          </table:table-cell>
          <table:table-cell table:style-name="ce3" table:formula="of:=IF([$'Compétences validées'.M1] = &quot;&quot;;&quot;&quot;;[$'Compétences validées'.M1])" office:value-type="string" office:string-value="4G20 : Calculer une longueur avec le théorème de Pythagore" calcext:value-type="string">
            <text:p>4G20 : Calculer une longueur avec le théorème de Pythagore</text:p>
          </table:table-cell>
          <table:table-cell table:style-name="ce3" table:formula="of:=IF([$'Compétences validées'.N1] = &quot;&quot;;&quot;&quot;;[$'Compétences validées'.N1])" office:value-type="string" office:string-value="4G22 : Résoudre un problème géométrique en ayant recours au théorème de Pythagore" calcext:value-type="string">
            <text:p>4G22 : Résoudre un problème géométrique en ayant recours au théorème de Pythagore</text:p>
          </table:table-cell>
          <table:table-cell table:style-name="ce3" table:formula="of:=IF([$'Compétences validées'.O1] = &quot;&quot;;&quot;&quot;;[$'Compétences validées'.O1])" office:value-type="string" office:string-value="4C33 : Simplifier l'écriture de produits à l'aide des puissances" calcext:value-type="string">
            <text:p>4C33 : Simplifier l'écriture de produits à l'aide des puissances</text:p>
          </table:table-cell>
          <table:table-cell table:style-name="ce3" table:formula="of:=IF([$'Compétences validées'.P1] = &quot;&quot;;&quot;&quot;;[$'Compétences validées'.P1])" office:value-type="string" office:string-value="4C34 : Calculs utilisant les priorités opératoires et les puissances" calcext:value-type="string">
            <text:p>4C34 : Calculs utilisant les priorités opératoires et les puissances</text:p>
          </table:table-cell>
          <table:table-cell table:style-name="ce3" table:formula="of:=IF([$'Compétences validées'.Q1] = &quot;&quot;;&quot;&quot;;[$'Compétences validées'.Q1])" office:value-type="string" office:string-value="6P10 : Reconnaître une situation de proportionnalité ou de non proportionnalité" calcext:value-type="string">
            <text:p>6P10 : Reconnaître une situation de proportionnalité ou de non proportionnalité</text:p>
          </table:table-cell>
          <table:table-cell table:style-name="ce3" table:formula="of:=IF([$'Compétences validées'.R1] = &quot;&quot;;&quot;&quot;;[$'Compétences validées'.R1])" office:value-type="string" office:string-value="4P10 : Reconnaître sur un graphique une situation de proportionnalité ou de non proportionnalité" calcext:value-type="string">
            <text:p>4P10 : Reconnaître sur un graphique une situation de proportionnalité ou de non proportionnalité</text:p>
          </table:table-cell>
          <table:table-cell table:style-name="ce3" table:formula="of:=IF([$'Compétences validées'.S1] = &quot;&quot;;&quot;&quot;;[$'Compétences validées'.S1])" office:value-type="string" office:string-value="4P11 : Calculer une quatrième proportionnelle par la procédure de son choix" calcext:value-type="string">
            <text:p>4P11 : Calculer une quatrième proportionnelle par la procédure de son choix</text:p>
          </table:table-cell>
          <table:table-cell table:style-name="ce3" table:formula="of:=IF([$'Compétences validées'.T1] = &quot;&quot;;&quot;&quot;;[$'Compétences validées'.T1])">
            <text:p/>
          </table:table-cell>
          <table:table-cell table:style-name="ce3" table:formula="of:=IF([$'Compétences validées'.U1] = &quot;&quot;;&quot;&quot;;[$'Compétences validées'.U1])">
            <text:p/>
          </table:table-cell>
          <table:table-cell table:style-name="ce3" table:formula="of:=IF([$'Compétences validées'.V1] = &quot;&quot;;&quot;&quot;;[$'Compétences validées'.V1])">
            <text:p/>
          </table:table-cell>
          <table:table-cell table:style-name="ce3" table:formula="of:=IF([$'Compétences validées'.W1] = &quot;&quot;;&quot;&quot;;[$'Compétences validées'.W1])">
            <text:p/>
          </table:table-cell>
          <table:table-cell table:style-name="ce3" table:formula="of:=IF([$'Compétences validées'.X1] = &quot;&quot;;&quot;&quot;;[$'Compétences validées'.X1])">
            <text:p/>
          </table:table-cell>
          <table:table-cell table:style-name="ce3" table:formula="of:=IF([$'Compétences validées'.Y1] = &quot;&quot;;&quot;&quot;;[$'Compétences validées'.Y1])">
            <text:p/>
          </table:table-cell>
          <table:table-cell table:style-name="ce3" table:formula="of:=IF([$'Compétences validées'.Z1] = &quot;&quot;;&quot;&quot;;[$'Compétences validées'.Z1])">
            <text:p/>
          </table:table-cell>
          <table:table-cell table:style-name="ce3" table:formula="of:=IF([$'Compétences validées'.AA1] = &quot;&quot;;&quot;&quot;;[$'Compétences validées'.AA1])">
            <text:p/>
          </table:table-cell>
          <table:table-cell table:style-name="ce3" table:formula="of:=IF([$'Compétences validées'.AB1] = &quot;&quot;;&quot;&quot;;[$'Compétences validées'.AB1])">
            <text:p/>
          </table:table-cell>
          <table:table-cell table:style-name="ce3" table:formula="of:=IF([$'Compétences validées'.AC1] = &quot;&quot;;&quot;&quot;;[$'Compétences validées'.AC1])">
            <text:p/>
          </table:table-cell>
          <table:table-cell table:style-name="ce3" table:formula="of:=IF([$'Compétences validées'.AD1] = &quot;&quot;;&quot;&quot;;[$'Compétences validées'.AD1])">
            <text:p/>
          </table:table-cell>
          <table:table-cell table:style-name="ce3" table:formula="of:=IF([$'Compétences validées'.AE1] = &quot;&quot;;&quot;&quot;;[$'Compétences validées'.AE1])">
            <text:p/>
          </table:table-cell>
          <table:table-cell table:style-name="ce3" table:formula="of:=IF([$'Compétences validées'.AF1] = &quot;&quot;;&quot;&quot;;[$'Compétences validées'.AF1])">
            <text:p/>
          </table:table-cell>
          <table:table-cell table:style-name="ce3" table:formula="of:=IF([$'Compétences validées'.AG1] = &quot;&quot;;&quot;&quot;;[$'Compétences validées'.AG1])">
            <text:p/>
          </table:table-cell>
          <table:table-cell table:style-name="ce3" table:formula="of:=IF([$'Compétences validées'.AH1] = &quot;&quot;;&quot;&quot;;[$'Compétences validées'.AH1])">
            <text:p/>
          </table:table-cell>
          <table:table-cell table:style-name="ce3" table:formula="of:=IF([$'Compétences validées'.AI1] = &quot;&quot;;&quot;&quot;;[$'Compétences validées'.AI1])">
            <text:p/>
          </table:table-cell>
          <table:table-cell table:style-name="ce3" table:formula="of:=IF([$'Compétences validées'.AJ1] = &quot;&quot;;&quot;&quot;;[$'Compétences validées'.AJ1])">
            <text:p/>
          </table:table-cell>
          <table:table-cell table:style-name="ce3" table:formula="of:=IF([$'Compétences validées'.AK1] = &quot;&quot;;&quot;&quot;;[$'Compétences validées'.AK1])">
            <text:p/>
          </table:table-cell>
          <table:table-cell table:style-name="ce3" table:formula="of:=IF([$'Compétences validées'.AL1] = &quot;&quot;;&quot;&quot;;[$'Compétences validées'.AL1])">
            <text:p/>
          </table:table-cell>
          <table:table-cell table:style-name="ce3" table:formula="of:=IF([$'Compétences validées'.AM1] = &quot;&quot;;&quot;&quot;;[$'Compétences validées'.AM1])">
            <text:p/>
          </table:table-cell>
          <table:table-cell table:style-name="ce3" table:formula="of:=IF([$'Compétences validées'.AN1] = &quot;&quot;;&quot;&quot;;[$'Compétences validées'.AN1])">
            <text:p/>
          </table:table-cell>
          <table:table-cell table:style-name="ce3" table:formula="of:=IF([$'Compétences validées'.AO1] = &quot;&quot;;&quot;&quot;;[$'Compétences validées'.AO1])">
            <text:p/>
          </table:table-cell>
          <table:table-cell table:style-name="ce3" table:formula="of:=IF([$'Compétences validées'.AP1] = &quot;&quot;;&quot;&quot;;[$'Compétences validées'.AP1])">
            <text:p/>
          </table:table-cell>
          <table:table-cell table:style-name="ce3" table:formula="of:=IF([$'Compétences validées'.AQ1] = &quot;&quot;;&quot;&quot;;[$'Compétences validées'.AQ1])">
            <text:p/>
          </table:table-cell>
          <table:table-cell table:style-name="ce3" table:formula="of:=IF([$'Compétences validées'.AR1] = &quot;&quot;;&quot;&quot;;[$'Compétences validées'.AR1])">
            <text:p/>
          </table:table-cell>
          <table:table-cell table:style-name="ce3" table:formula="of:=IF([$'Compétences validées'.AS1] = &quot;&quot;;&quot;&quot;;[$'Compétences validées'.AS1])">
            <text:p/>
          </table:table-cell>
          <table:table-cell table:style-name="ce3" table:formula="of:=IF([$'Compétences validées'.AT1] = &quot;&quot;;&quot;&quot;;[$'Compétences validées'.AT1])">
            <text:p/>
          </table:table-cell>
          <table:table-cell table:style-name="ce3" table:formula="of:=IF([$'Compétences validées'.AU1] = &quot;&quot;;&quot;&quot;;[$'Compétences validées'.AU1])">
            <text:p/>
          </table:table-cell>
          <table:table-cell table:style-name="ce3" table:formula="of:=IF([$'Compétences validées'.AV1] = &quot;&quot;;&quot;&quot;;[$'Compétences validées'.AV1])">
            <text:p/>
          </table:table-cell>
          <table:table-cell table:style-name="ce3" table:formula="of:=IF([$'Compétences validées'.AW1] = &quot;&quot;;&quot;&quot;;[$'Compétences validées'.AW1])">
            <text:p/>
          </table:table-cell>
          <table:table-cell table:style-name="ce3" table:formula="of:=IF([$'Compétences validées'.AX1] = &quot;&quot;;&quot;&quot;;[$'Compétences validées'.AX1])">
            <text:p/>
          </table:table-cell>
          <table:table-cell table:style-name="ce3" table:formula="of:=IF([$'Compétences validées'.AY1] = &quot;&quot;;&quot;&quot;;[$'Compétences validées'.AY1])">
            <text:p/>
          </table:table-cell>
          <table:table-cell table:style-name="ce3" table:formula="of:=IF([$'Compétences validées'.AZ1] = &quot;&quot;;&quot;&quot;;[$'Compétences validées'.AZ1])">
            <text:p/>
          </table:table-cell>
          <table:table-cell table:style-name="ce3" table:formula="of:=IF([$'Compétences validées'.BA1] = &quot;&quot;;&quot;&quot;;[$'Compétences validées'.BA1])">
            <text:p/>
          </table:table-cell>
          <table:table-cell table:style-name="ce3" table:formula="of:=IF([$'Compétences validées'.BB1] = &quot;&quot;;&quot;&quot;;[$'Compétences validées'.BB1])">
            <text:p/>
          </table:table-cell>
          <table:table-cell table:style-name="ce3" table:formula="of:=IF([$'Compétences validées'.BC1] = &quot;&quot;;&quot;&quot;;[$'Compétences validées'.BC1])">
            <text:p/>
          </table:table-cell>
          <table:table-cell table:style-name="ce3" table:formula="of:=IF([$'Compétences validées'.BD1] = &quot;&quot;;&quot;&quot;;[$'Compétences validées'.BD1])">
            <text:p/>
          </table:table-cell>
          <table:table-cell table:style-name="ce3" table:formula="of:=IF([$'Compétences validées'.BE1] = &quot;&quot;;&quot;&quot;;[$'Compétences validées'.BE1])">
            <text:p/>
          </table:table-cell>
          <table:table-cell table:style-name="ce3" table:formula="of:=IF([$'Compétences validées'.BF1] = &quot;&quot;;&quot;&quot;;[$'Compétences validées'.BF1])">
            <text:p/>
          </table:table-cell>
          <table:table-cell table:style-name="ce3" table:formula="of:=IF([$'Compétences validées'.BG1] = &quot;&quot;;&quot;&quot;;[$'Compétences validées'.BG1])">
            <text:p/>
          </table:table-cell>
          <table:table-cell table:style-name="ce3" table:formula="of:=IF([$'Compétences validées'.BH1] = &quot;&quot;;&quot;&quot;;[$'Compétences validées'.BH1])">
            <text:p/>
          </table:table-cell>
          <table:table-cell table:style-name="ce3" table:formula="of:=IF([$'Compétences validées'.BI1] = &quot;&quot;;&quot;&quot;;[$'Compétences validées'.BI1])">
            <text:p/>
          </table:table-cell>
          <table:table-cell table:style-name="ce3" table:formula="of:=IF([$'Compétences validées'.BJ1] = &quot;&quot;;&quot;&quot;;[$'Compétences validées'.BJ1])">
            <text:p/>
          </table:table-cell>
          <table:table-cell table:style-name="ce3" table:formula="of:=IF([$'Compétences validées'.BK1] = &quot;&quot;;&quot;&quot;;[$'Compétences validées'.BK1])">
            <text:p/>
          </table:table-cell>
          <table:table-cell table:style-name="ce3" table:formula="of:=IF([$'Compétences validées'.BL1] = &quot;&quot;;&quot;&quot;;[$'Compétences validées'.BL1])">
            <text:p/>
          </table:table-cell>
          <table:table-cell table:style-name="ce3" table:formula="of:=IF([$'Compétences validées'.BM1] = &quot;&quot;;&quot;&quot;;[$'Compétences validées'.BM1])">
            <text:p/>
          </table:table-cell>
          <table:table-cell table:style-name="ce3" table:formula="of:=IF([$'Compétences validées'.BN1] = &quot;&quot;;&quot;&quot;;[$'Compétences validées'.BN1])">
            <text:p/>
          </table:table-cell>
          <table:table-cell table:style-name="ce3" table:formula="of:=IF([$'Compétences validées'.BO1] = &quot;&quot;;&quot;&quot;;[$'Compétences validées'.BO1])">
            <text:p/>
          </table:table-cell>
          <table:table-cell table:style-name="ce3" table:formula="of:=IF([$'Compétences validées'.BP1] = &quot;&quot;;&quot;&quot;;[$'Compétences validées'.BP1])">
            <text:p/>
          </table:table-cell>
          <table:table-cell table:style-name="ce3" table:formula="of:=IF([$'Compétences validées'.BQ1] = &quot;&quot;;&quot;&quot;;[$'Compétences validées'.BQ1])">
            <text:p/>
          </table:table-cell>
          <table:table-cell table:style-name="ce3" table:formula="of:=IF([$'Compétences validées'.BR1] = &quot;&quot;;&quot;&quot;;[$'Compétences validées'.BR1])">
            <text:p/>
          </table:table-cell>
          <table:table-cell table:style-name="ce3" table:formula="of:=IF([$'Compétences validées'.BS1] = &quot;&quot;;&quot;&quot;;[$'Compétences validées'.BS1])">
            <text:p/>
          </table:table-cell>
          <table:table-cell table:style-name="ce3" table:formula="of:=IF([$'Compétences validées'.BT1] = &quot;&quot;;&quot;&quot;;[$'Compétences validées'.BT1])">
            <text:p/>
          </table:table-cell>
          <table:table-cell table:style-name="ce3" table:formula="of:=IF([$'Compétences validées'.BU1] = &quot;&quot;;&quot;&quot;;[$'Compétences validées'.BU1])">
            <text:p/>
          </table:table-cell>
          <table:table-cell table:style-name="ce3" table:formula="of:=IF([$'Compétences validées'.BV1] = &quot;&quot;;&quot;&quot;;[$'Compétences validées'.BV1])">
            <text:p/>
          </table:table-cell>
          <table:table-cell table:style-name="ce3" table:formula="of:=IF([$'Compétences validées'.BW1] = &quot;&quot;;&quot;&quot;;[$'Compétences validées'.BW1])">
            <text:p/>
          </table:table-cell>
          <table:table-cell table:style-name="ce3" table:formula="of:=IF([$'Compétences validées'.BX1] = &quot;&quot;;&quot;&quot;;[$'Compétences validées'.BX1])">
            <text:p/>
          </table:table-cell>
          <table:table-cell table:style-name="ce3" table:formula="of:=IF([$'Compétences validées'.BY1] = &quot;&quot;;&quot;&quot;;[$'Compétences validées'.BY1])">
            <text:p/>
          </table:table-cell>
          <table:table-cell table:style-name="ce3" table:formula="of:=IF([$'Compétences validées'.BZ1] = &quot;&quot;;&quot;&quot;;[$'Compétences validées'.BZ1])">
            <text:p/>
          </table:table-cell>
          <table:table-cell table:style-name="ce3" table:formula="of:=IF([$'Compétences validées'.CA1] = &quot;&quot;;&quot;&quot;;[$'Compétences validées'.CA1])">
            <text:p/>
          </table:table-cell>
          <table:table-cell table:style-name="ce3" table:formula="of:=IF([$'Compétences validées'.CB1] = &quot;&quot;;&quot;&quot;;[$'Compétences validées'.CB1])">
            <text:p/>
          </table:table-cell>
          <table:table-cell table:style-name="ce3" table:formula="of:=IF([$'Compétences validées'.CC1] = &quot;&quot;;&quot;&quot;;[$'Compétences validées'.CC1])">
            <text:p/>
          </table:table-cell>
          <table:table-cell table:style-name="ce3" table:formula="of:=IF([$'Compétences validées'.CD1] = &quot;&quot;;&quot;&quot;;[$'Compétences validées'.CD1])">
            <text:p/>
          </table:table-cell>
          <table:table-cell table:style-name="ce3" table:formula="of:=IF([$'Compétences validées'.CE1] = &quot;&quot;;&quot;&quot;;[$'Compétences validées'.CE1])">
            <text:p/>
          </table:table-cell>
          <table:table-cell table:style-name="ce3" table:formula="of:=IF([$'Compétences validées'.CF1] = &quot;&quot;;&quot;&quot;;[$'Compétences validées'.CF1])">
            <text:p/>
          </table:table-cell>
          <table:table-cell table:style-name="ce3" table:formula="of:=IF([$'Compétences validées'.CG1] = &quot;&quot;;&quot;&quot;;[$'Compétences validées'.CG1])">
            <text:p/>
          </table:table-cell>
          <table:table-cell table:style-name="ce3" table:formula="of:=IF([$'Compétences validées'.CH1] = &quot;&quot;;&quot;&quot;;[$'Compétences validées'.CH1])">
            <text:p/>
          </table:table-cell>
          <table:table-cell table:style-name="ce3" table:formula="of:=IF([$'Compétences validées'.CI1] = &quot;&quot;;&quot;&quot;;[$'Compétences validées'.CI1])">
            <text:p/>
          </table:table-cell>
          <table:table-cell table:style-name="ce3" table:formula="of:=IF([$'Compétences validées'.CJ1] = &quot;&quot;;&quot;&quot;;[$'Compétences validées'.CJ1])">
            <text:p/>
          </table:table-cell>
          <table:table-cell table:style-name="ce3" table:formula="of:=IF([$'Compétences validées'.CK1] = &quot;&quot;;&quot;&quot;;[$'Compétences validées'.CK1])">
            <text:p/>
          </table:table-cell>
          <table:table-cell table:style-name="ce3" table:formula="of:=IF([$'Compétences validées'.CL1] = &quot;&quot;;&quot;&quot;;[$'Compétences validées'.CL1])">
            <text:p/>
          </table:table-cell>
          <table:table-cell table:style-name="ce3" table:formula="of:=IF([$'Compétences validées'.CM1] = &quot;&quot;;&quot;&quot;;[$'Compétences validées'.CM1])">
            <text:p/>
          </table:table-cell>
          <table:table-cell table:style-name="ce3" table:formula="of:=IF([$'Compétences validées'.CN1] = &quot;&quot;;&quot;&quot;;[$'Compétences validées'.CN1])">
            <text:p/>
          </table:table-cell>
          <table:table-cell table:style-name="ce3" table:formula="of:=IF([$'Compétences validées'.CO1] = &quot;&quot;;&quot;&quot;;[$'Compétences validées'.CO1])">
            <text:p/>
          </table:table-cell>
          <table:table-cell table:style-name="ce3" table:formula="of:=IF([$'Compétences validées'.CP1] = &quot;&quot;;&quot;&quot;;[$'Compétences validées'.CP1])">
            <text:p/>
          </table:table-cell>
          <table:table-cell table:style-name="ce3" table:formula="of:=IF([$'Compétences validées'.CQ1] = &quot;&quot;;&quot;&quot;;[$'Compétences validées'.CQ1])">
            <text:p/>
          </table:table-cell>
          <table:table-cell table:style-name="ce3" table:formula="of:=IF([$'Compétences validées'.CR1] = &quot;&quot;;&quot;&quot;;[$'Compétences validées'.CR1])">
            <text:p/>
          </table:table-cell>
          <table:table-cell table:style-name="ce3" table:formula="of:=IF([$'Compétences validées'.CS1] = &quot;&quot;;&quot;&quot;;[$'Compétences validées'.CS1])">
            <text:p/>
          </table:table-cell>
          <table:table-cell table:style-name="ce3" table:formula="of:=IF([$'Compétences validées'.CT1] = &quot;&quot;;&quot;&quot;;[$'Compétences validées'.CT1])">
            <text:p/>
          </table:table-cell>
          <table:table-cell table:style-name="ce3" table:formula="of:=IF([$'Compétences validées'.CU1] = &quot;&quot;;&quot;&quot;;[$'Compétences validées'.CU1])">
            <text:p/>
          </table:table-cell>
          <table:table-cell table:style-name="ce3" table:formula="of:=IF([$'Compétences validées'.CV1] = &quot;&quot;;&quot;&quot;;[$'Compétences validées'.CV1])">
            <text:p/>
          </table:table-cell>
          <table:table-cell table:style-name="ce3" table:formula="of:=IF([$'Compétences validées'.CW1] = &quot;&quot;;&quot;&quot;;[$'Compétences validées'.CW1])">
            <text:p/>
          </table:table-cell>
          <table:table-cell table:style-name="ce3" table:formula="of:=IF([$'Compétences validées'.CX1] = &quot;&quot;;&quot;&quot;;[$'Compétences validées'.CX1])">
            <text:p/>
          </table:table-cell>
          <table:table-cell table:number-columns-repeated="16282"/>
        </table:table-row>
        <table:table-row table:style-name="ro1">
          <table:table-cell table:style-name="ce3" table:formula="of:=IF([$'Compétences validées'.A2] = &quot;&quot;;&quot;&quot;;[$'Compétences validées'.A2])" office:value-type="string" office:string-value="Nom 1" calcext:value-type="string">
            <text:p>Nom 1</text:p>
          </table:table-cell>
          <table:table-cell table:style-name="ce3" table:formula="of:=IF([$'Compétences validées'.B2] = &quot;&quot;;&quot;&quot;;[$'Compétences validées'.B2])" office:value-type="string" office:string-value="Prénom 1" calcext:value-type="string">
            <text:p>Prénom 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99"/>
          <table:table-cell table:number-columns-repeated="16282"/>
        </table:table-row>
        <table:table-row table:style-name="ro1">
          <table:table-cell table:style-name="ce3" table:formula="of:=IF([$'Compétences validées'.A3] = &quot;&quot;;&quot;&quot;;[$'Compétences validées'.A3])" office:value-type="string" office:string-value="Nom 2" calcext:value-type="string">
            <text:p>Nom 2</text:p>
          </table:table-cell>
          <table:table-cell table:style-name="ce3" table:formula="of:=IF([$'Compétences validées'.B3] = &quot;&quot;;&quot;&quot;;[$'Compétences validées'.B3])" office:value-type="string" office:string-value="Prénom 2" calcext:value-type="string">
            <text:p>Prénom 2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4] = &quot;&quot;;&quot;&quot;;[$'Compétences validées'.A4])" office:value-type="string" office:string-value="Nom 3" calcext:value-type="string">
            <text:p>Nom 3</text:p>
          </table:table-cell>
          <table:table-cell table:style-name="ce3" table:formula="of:=IF([$'Compétences validées'.B4] = &quot;&quot;;&quot;&quot;;[$'Compétences validées'.B4])" office:value-type="string" office:string-value="Prénom 3" calcext:value-type="string">
            <text:p>Prénom 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98"/>
          <table:table-cell table:number-columns-repeated="16282"/>
        </table:table-row>
        <table:table-row table:style-name="ro1">
          <table:table-cell table:style-name="ce3" table:formula="of:=IF([$'Compétences validées'.A5] = &quot;&quot;;&quot;&quot;;[$'Compétences validées'.A5])" office:value-type="string" office:string-value="Nom 4" calcext:value-type="string">
            <text:p>Nom 4</text:p>
          </table:table-cell>
          <table:table-cell table:style-name="ce3" table:formula="of:=IF([$'Compétences validées'.B5] = &quot;&quot;;&quot;&quot;;[$'Compétences validées'.B5])" office:value-type="string" office:string-value="Prénom 4" calcext:value-type="string">
            <text:p>Prénom 4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6] = &quot;&quot;;&quot;&quot;;[$'Compétences validées'.A6])" office:value-type="string" office:string-value="Nom 5" calcext:value-type="string">
            <text:p>Nom 5</text:p>
          </table:table-cell>
          <table:table-cell table:style-name="ce3" table:formula="of:=IF([$'Compétences validées'.B6] = &quot;&quot;;&quot;&quot;;[$'Compétences validées'.B6])" office:value-type="string" office:string-value="Prénom 5" calcext:value-type="string">
            <text:p>Prénom 5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7] = &quot;&quot;;&quot;&quot;;[$'Compétences validées'.A7])" office:value-type="string" office:string-value="Nom 6" calcext:value-type="string">
            <text:p>Nom 6</text:p>
          </table:table-cell>
          <table:table-cell table:style-name="ce3" table:formula="of:=IF([$'Compétences validées'.B7] = &quot;&quot;;&quot;&quot;;[$'Compétences validées'.B7])" office:value-type="string" office:string-value="Prénom 6" calcext:value-type="string">
            <text:p>Prénom 6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8] = &quot;&quot;;&quot;&quot;;[$'Compétences validées'.A8])" office:value-type="string" office:string-value="Nom 7" calcext:value-type="string">
            <text:p>Nom 7</text:p>
          </table:table-cell>
          <table:table-cell table:style-name="ce3" table:formula="of:=IF([$'Compétences validées'.B8] = &quot;&quot;;&quot;&quot;;[$'Compétences validées'.B8])" office:value-type="string" office:string-value="Prénom 7" calcext:value-type="string">
            <text:p>Prénom 7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9] = &quot;&quot;;&quot;&quot;;[$'Compétences validées'.A9])" office:value-type="string" office:string-value="Nom 8" calcext:value-type="string">
            <text:p>Nom 8</text:p>
          </table:table-cell>
          <table:table-cell table:style-name="ce3" table:formula="of:=IF([$'Compétences validées'.B9] = &quot;&quot;;&quot;&quot;;[$'Compétences validées'.B9])" office:value-type="string" office:string-value="Prénom 8" calcext:value-type="string">
            <text:p>Prénom 8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0] = &quot;&quot;;&quot;&quot;;[$'Compétences validées'.A10])" office:value-type="string" office:string-value="Nom 9" calcext:value-type="string">
            <text:p>Nom 9</text:p>
          </table:table-cell>
          <table:table-cell table:style-name="ce3" table:formula="of:=IF([$'Compétences validées'.B10] = &quot;&quot;;&quot;&quot;;[$'Compétences validées'.B10])" office:value-type="string" office:string-value="Prénom 9" calcext:value-type="string">
            <text:p>Prénom 9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1] = &quot;&quot;;&quot;&quot;;[$'Compétences validées'.A11])" office:value-type="string" office:string-value="Nom 10" calcext:value-type="string">
            <text:p>Nom 10</text:p>
          </table:table-cell>
          <table:table-cell table:style-name="ce3" table:formula="of:=IF([$'Compétences validées'.B11] = &quot;&quot;;&quot;&quot;;[$'Compétences validées'.B11])" office:value-type="string" office:string-value="Prénom 10" calcext:value-type="string">
            <text:p>Prénom 10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2] = &quot;&quot;;&quot;&quot;;[$'Compétences validées'.A12])" office:value-type="string" office:string-value="Nom 11" calcext:value-type="string">
            <text:p>Nom 11</text:p>
          </table:table-cell>
          <table:table-cell table:style-name="ce3" table:formula="of:=IF([$'Compétences validées'.B12] = &quot;&quot;;&quot;&quot;;[$'Compétences validées'.B12])" office:value-type="string" office:string-value="Prénom 11" calcext:value-type="string">
            <text:p>Prénom 11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3] = &quot;&quot;;&quot;&quot;;[$'Compétences validées'.A13])" office:value-type="string" office:string-value="Nom 12" calcext:value-type="string">
            <text:p>Nom 12</text:p>
          </table:table-cell>
          <table:table-cell table:style-name="ce3" table:formula="of:=IF([$'Compétences validées'.B13] = &quot;&quot;;&quot;&quot;;[$'Compétences validées'.B13])" office:value-type="string" office:string-value="Prénom 12" calcext:value-type="string">
            <text:p>Prénom 12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4] = &quot;&quot;;&quot;&quot;;[$'Compétences validées'.A14])" office:value-type="string" office:string-value="Nom 13" calcext:value-type="string">
            <text:p>Nom 13</text:p>
          </table:table-cell>
          <table:table-cell table:style-name="ce3" table:formula="of:=IF([$'Compétences validées'.B14] = &quot;&quot;;&quot;&quot;;[$'Compétences validées'.B14])" office:value-type="string" office:string-value="Prénom 13" calcext:value-type="string">
            <text:p>Prénom 13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5] = &quot;&quot;;&quot;&quot;;[$'Compétences validées'.A15])" office:value-type="string" office:string-value="Nom 14" calcext:value-type="string">
            <text:p>Nom 14</text:p>
          </table:table-cell>
          <table:table-cell table:style-name="ce3" table:formula="of:=IF([$'Compétences validées'.B15] = &quot;&quot;;&quot;&quot;;[$'Compétences validées'.B15])" office:value-type="string" office:string-value="Prénom 14" calcext:value-type="string">
            <text:p>Prénom 14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6] = &quot;&quot;;&quot;&quot;;[$'Compétences validées'.A16])" office:value-type="string" office:string-value="Nom 15" calcext:value-type="string">
            <text:p>Nom 15</text:p>
          </table:table-cell>
          <table:table-cell table:style-name="ce3" table:formula="of:=IF([$'Compétences validées'.B16] = &quot;&quot;;&quot;&quot;;[$'Compétences validées'.B16])" office:value-type="string" office:string-value="Prénom 15" calcext:value-type="string">
            <text:p>Prénom 15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7] = &quot;&quot;;&quot;&quot;;[$'Compétences validées'.A17])" office:value-type="string" office:string-value="Nom 16" calcext:value-type="string">
            <text:p>Nom 16</text:p>
          </table:table-cell>
          <table:table-cell table:style-name="ce3" table:formula="of:=IF([$'Compétences validées'.B17] = &quot;&quot;;&quot;&quot;;[$'Compétences validées'.B17])" office:value-type="string" office:string-value="Prénom 16" calcext:value-type="string">
            <text:p>Prénom 16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8] = &quot;&quot;;&quot;&quot;;[$'Compétences validées'.A18])" office:value-type="string" office:string-value="Nom 17" calcext:value-type="string">
            <text:p>Nom 17</text:p>
          </table:table-cell>
          <table:table-cell table:style-name="ce3" table:formula="of:=IF([$'Compétences validées'.B18] = &quot;&quot;;&quot;&quot;;[$'Compétences validées'.B18])" office:value-type="string" office:string-value="Prénom 17" calcext:value-type="string">
            <text:p>Prénom 17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9] = &quot;&quot;;&quot;&quot;;[$'Compétences validées'.A19])" office:value-type="string" office:string-value="Nom 18" calcext:value-type="string">
            <text:p>Nom 18</text:p>
          </table:table-cell>
          <table:table-cell table:style-name="ce3" table:formula="of:=IF([$'Compétences validées'.B19] = &quot;&quot;;&quot;&quot;;[$'Compétences validées'.B19])" office:value-type="string" office:string-value="Prénom 18" calcext:value-type="string">
            <text:p>Prénom 18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0] = &quot;&quot;;&quot;&quot;;[$'Compétences validées'.A20])" office:value-type="string" office:string-value="Nom 19" calcext:value-type="string">
            <text:p>Nom 19</text:p>
          </table:table-cell>
          <table:table-cell table:style-name="ce3" table:formula="of:=IF([$'Compétences validées'.B20] = &quot;&quot;;&quot;&quot;;[$'Compétences validées'.B20])" office:value-type="string" office:string-value="Prénom 19" calcext:value-type="string">
            <text:p>Prénom 19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1] = &quot;&quot;;&quot;&quot;;[$'Compétences validées'.A21])" office:value-type="string" office:string-value="Nom 20" calcext:value-type="string">
            <text:p>Nom 20</text:p>
          </table:table-cell>
          <table:table-cell table:style-name="ce3" table:formula="of:=IF([$'Compétences validées'.B21] = &quot;&quot;;&quot;&quot;;[$'Compétences validées'.B21])" office:value-type="string" office:string-value="Prénom 20" calcext:value-type="string">
            <text:p>Prénom 20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2] = &quot;&quot;;&quot;&quot;;[$'Compétences validées'.A22])" office:value-type="string" office:string-value="Nom 21" calcext:value-type="string">
            <text:p>Nom 21</text:p>
          </table:table-cell>
          <table:table-cell table:style-name="ce3" table:formula="of:=IF([$'Compétences validées'.B22] = &quot;&quot;;&quot;&quot;;[$'Compétences validées'.B22])" office:value-type="string" office:string-value="Prénom 21" calcext:value-type="string">
            <text:p>Prénom 21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3] = &quot;&quot;;&quot;&quot;;[$'Compétences validées'.A23])" office:value-type="string" office:string-value="Nom 22" calcext:value-type="string">
            <text:p>Nom 22</text:p>
          </table:table-cell>
          <table:table-cell table:style-name="ce3" table:formula="of:=IF([$'Compétences validées'.B23] = &quot;&quot;;&quot;&quot;;[$'Compétences validées'.B23])" office:value-type="string" office:string-value="Prénom 22" calcext:value-type="string">
            <text:p>Prénom 22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4] = &quot;&quot;;&quot;&quot;;[$'Compétences validées'.A24])" office:value-type="string" office:string-value="Nom 23" calcext:value-type="string">
            <text:p>Nom 23</text:p>
          </table:table-cell>
          <table:table-cell table:style-name="ce3" table:formula="of:=IF([$'Compétences validées'.B24] = &quot;&quot;;&quot;&quot;;[$'Compétences validées'.B24])" office:value-type="string" office:string-value="Prénom 23" calcext:value-type="string">
            <text:p>Prénom 23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5] = &quot;&quot;;&quot;&quot;;[$'Compétences validées'.A25])" office:value-type="string" office:string-value="Nom 24" calcext:value-type="string">
            <text:p>Nom 24</text:p>
          </table:table-cell>
          <table:table-cell table:style-name="ce3" table:formula="of:=IF([$'Compétences validées'.B25] = &quot;&quot;;&quot;&quot;;[$'Compétences validées'.B25])" office:value-type="string" office:string-value="Prénom 24" calcext:value-type="string">
            <text:p>Prénom 24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6] = &quot;&quot;;&quot;&quot;;[$'Compétences validées'.A26])" office:value-type="string" office:string-value="Nom 25" calcext:value-type="string">
            <text:p>Nom 25</text:p>
          </table:table-cell>
          <table:table-cell table:style-name="ce3" table:formula="of:=IF([$'Compétences validées'.B26] = &quot;&quot;;&quot;&quot;;[$'Compétences validées'.B26])" office:value-type="string" office:string-value="Prénom 25" calcext:value-type="string">
            <text:p>Prénom 25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7] = &quot;&quot;;&quot;&quot;;[$'Compétences validées'.A27])" office:value-type="string" office:string-value="Nom 26" calcext:value-type="string">
            <text:p>Nom 26</text:p>
          </table:table-cell>
          <table:table-cell table:style-name="ce3" table:formula="of:=IF([$'Compétences validées'.B27] = &quot;&quot;;&quot;&quot;;[$'Compétences validées'.B27])" office:value-type="string" office:string-value="Prénom 26" calcext:value-type="string">
            <text:p>Prénom 26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8] = &quot;&quot;;&quot;&quot;;[$'Compétences validées'.A28])" office:value-type="string" office:string-value="Nom 27" calcext:value-type="string">
            <text:p>Nom 27</text:p>
          </table:table-cell>
          <table:table-cell table:style-name="ce3" table:formula="of:=IF([$'Compétences validées'.B28] = &quot;&quot;;&quot;&quot;;[$'Compétences validées'.B28])" office:value-type="string" office:string-value="Prénom 27" calcext:value-type="string">
            <text:p>Prénom 27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9] = &quot;&quot;;&quot;&quot;;[$'Compétences validées'.A29])" office:value-type="string" office:string-value="Nom 28" calcext:value-type="string">
            <text:p>Nom 28</text:p>
          </table:table-cell>
          <table:table-cell table:style-name="ce3" table:formula="of:=IF([$'Compétences validées'.B29] = &quot;&quot;;&quot;&quot;;[$'Compétences validées'.B29])" office:value-type="string" office:string-value="Prénom 28" calcext:value-type="string">
            <text:p>Prénom 28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0] = &quot;&quot;;&quot;&quot;;[$'Compétences validées'.A30])" office:value-type="string" office:string-value="Nom 29" calcext:value-type="string">
            <text:p>Nom 29</text:p>
          </table:table-cell>
          <table:table-cell table:style-name="ce3" table:formula="of:=IF([$'Compétences validées'.B30] = &quot;&quot;;&quot;&quot;;[$'Compétences validées'.B30])" office:value-type="string" office:string-value="Prénom 29" calcext:value-type="string">
            <text:p>Prénom 29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1] = &quot;&quot;;&quot;&quot;;[$'Compétences validées'.A31])" office:value-type="string" office:string-value="Nom 30" calcext:value-type="string">
            <text:p>Nom 30</text:p>
          </table:table-cell>
          <table:table-cell table:style-name="ce3" table:formula="of:=IF([$'Compétences validées'.B31] = &quot;&quot;;&quot;&quot;;[$'Compétences validées'.B31])" office:value-type="string" office:string-value="Prénom 30" calcext:value-type="string">
            <text:p>Prénom 30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2] = &quot;&quot;;&quot;&quot;;[$'Compétences validées'.A32])" office:value-type="string" office:string-value="Nom 31" calcext:value-type="string">
            <text:p>Nom 31</text:p>
          </table:table-cell>
          <table:table-cell table:style-name="ce3" table:formula="of:=IF([$'Compétences validées'.B32] = &quot;&quot;;&quot;&quot;;[$'Compétences validées'.B32])" office:value-type="string" office:string-value="Prénom 31" calcext:value-type="string">
            <text:p>Prénom 31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3] = &quot;&quot;;&quot;&quot;;[$'Compétences validées'.A33])" office:value-type="string" office:string-value="Nom 32" calcext:value-type="string">
            <text:p>Nom 32</text:p>
          </table:table-cell>
          <table:table-cell table:style-name="ce3" table:formula="of:=IF([$'Compétences validées'.B33] = &quot;&quot;;&quot;&quot;;[$'Compétences validées'.B33])" office:value-type="string" office:string-value="Prénom 32" calcext:value-type="string">
            <text:p>Prénom 32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4] = &quot;&quot;;&quot;&quot;;[$'Compétences validées'.A34])" office:value-type="string" office:string-value="Nom 33" calcext:value-type="string">
            <text:p>Nom 33</text:p>
          </table:table-cell>
          <table:table-cell table:style-name="ce3" table:formula="of:=IF([$'Compétences validées'.B34] = &quot;&quot;;&quot;&quot;;[$'Compétences validées'.B34])" office:value-type="string" office:string-value="Prénom 33" calcext:value-type="string">
            <text:p>Prénom 33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5] = &quot;&quot;;&quot;&quot;;[$'Compétences validées'.A35])" office:value-type="string" office:string-value="Nom 34" calcext:value-type="string">
            <text:p>Nom 34</text:p>
          </table:table-cell>
          <table:table-cell table:style-name="ce3" table:formula="of:=IF([$'Compétences validées'.B35] = &quot;&quot;;&quot;&quot;;[$'Compétences validées'.B35])" office:value-type="string" office:string-value="Prénom 34" calcext:value-type="string">
            <text:p>Prénom 34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6] = &quot;&quot;;&quot;&quot;;[$'Compétences validées'.A36])" office:value-type="string" office:string-value="Nom 35" calcext:value-type="string">
            <text:p>Nom 35</text:p>
          </table:table-cell>
          <table:table-cell table:style-name="ce3" table:formula="of:=IF([$'Compétences validées'.B36] = &quot;&quot;;&quot;&quot;;[$'Compétences validées'.B36])" office:value-type="string" office:string-value="Prénom 35" calcext:value-type="string">
            <text:p>Prénom 35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7] = &quot;&quot;;&quot;&quot;;[$'Compétences validées'.A37])" office:value-type="string" office:string-value="Nom 36" calcext:value-type="string">
            <text:p>Nom 36</text:p>
          </table:table-cell>
          <table:table-cell table:style-name="ce3" table:formula="of:=IF([$'Compétences validées'.B37] = &quot;&quot;;&quot;&quot;;[$'Compétences validées'.B37])" office:value-type="string" office:string-value="Prénom 36" calcext:value-type="string">
            <text:p>Prénom 36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8] = &quot;&quot;;&quot;&quot;;[$'Compétences validées'.A38])" office:value-type="string" office:string-value="Nom 37" calcext:value-type="string">
            <text:p>Nom 37</text:p>
          </table:table-cell>
          <table:table-cell table:style-name="ce3" table:formula="of:=IF([$'Compétences validées'.B38] = &quot;&quot;;&quot;&quot;;[$'Compétences validées'.B38])" office:value-type="string" office:string-value="Prénom 37" calcext:value-type="string">
            <text:p>Prénom 37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9] = &quot;&quot;;&quot;&quot;;[$'Compétences validées'.A39])" office:value-type="string" office:string-value="Nom 38" calcext:value-type="string">
            <text:p>Nom 38</text:p>
          </table:table-cell>
          <table:table-cell table:style-name="ce3" table:formula="of:=IF([$'Compétences validées'.B39] = &quot;&quot;;&quot;&quot;;[$'Compétences validées'.B39])" office:value-type="string" office:string-value="Prénom 38" calcext:value-type="string">
            <text:p>Prénom 38</text:p>
          </table:table-cell>
          <table:table-cell table:style-name="ce5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40] = &quot;&quot;;&quot;&quot;;[$'Compétences validées'.A40])" office:value-type="string" office:string-value="Nom 39" calcext:value-type="string">
            <text:p>Nom 39</text:p>
          </table:table-cell>
          <table:table-cell table:style-name="ce3" table:formula="of:=IF([$'Compétences validées'.B40] = &quot;&quot;;&quot;&quot;;[$'Compétences validées'.B40])" office:value-type="string" office:string-value="Prénom 39" calcext:value-type="string">
            <text:p>Prénom 39</text:p>
          </table:table-cell>
          <table:table-cell table:style-name="ce1" table:number-columns-repeated="100"/>
          <table:table-cell table:number-columns-repeated="16282"/>
        </table:table-row>
        <table:table-row table:style-name="ro1" table:number-rows-repeated="60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100"/>
          <table:table-cell table:number-columns-repeated="16282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Compétences validées trim-sem 1'.C2:'Compétences validées trim-sem 1'.CX39">
            <calcext:condition calcext:apply-style-name="Rouge" calcext:value="=1" calcext:base-cell-address="'Compétences validées trim-sem 1'.C1"/>
            <calcext:condition calcext:apply-style-name="Jaune" calcext:value="=2" calcext:base-cell-address="'Compétences validées trim-sem 1'.C1"/>
            <calcext:condition calcext:apply-style-name="Vert clair" calcext:value="=3" calcext:base-cell-address="'Compétences validées trim-sem 1'.C1"/>
            <calcext:condition calcext:apply-style-name="Vert foncé" calcext:value="=4" calcext:base-cell-address="'Compétences validées trim-sem 1'.C1"/>
          </calcext:conditional-format>
        </calcext:conditional-formats>
      </table:table>
      <table:table table:name="Compétences validées trim-sem 2" table:style-name="ta1" table:protected="true">
        <loext:table-protection loext:select-protected-cells="true" loext:select-unprotected-cells="true"/>
        <table:table-column table:style-name="co1" table:number-columns-repeated="16384" table:default-cell-style-name="ce4"/>
        <table:table-row table:style-name="ro1">
          <table:table-cell table:style-name="ce3" table:formula="of:=IF([$'Compétences validées'.A1] = &quot;&quot;;&quot;&quot;;[$'Compétences validées'.A1])" office:value-type="string" office:string-value="Nom" calcext:value-type="string">
            <text:p>Nom</text:p>
          </table:table-cell>
          <table:table-cell table:style-name="ce3" table:formula="of:=IF([$'Compétences validées'.B1] = &quot;&quot;;&quot;&quot;;[$'Compétences validées'.B1])" office:value-type="string" office:string-value="Prénom" calcext:value-type="string">
            <text:p>Prénom</text:p>
          </table:table-cell>
          <table:table-cell table:style-name="ce3" table:formula="of:=IF([$'Compétences validées'.C1] = &quot;&quot;;&quot;&quot;;[$'Compétences validées'.C1])" office:value-type="string" office:string-value="5S14 : Calculer la moyenne d’une série de données" calcext:value-type="string">
            <text:p>5S14 : Calculer la moyenne d’une série de données</text:p>
          </table:table-cell>
          <table:table-cell table:style-name="ce3" table:formula="of:=IF([$'Compétences validées'.D1] = &quot;&quot;;&quot;&quot;;[$'Compétences validées'.D1])" office:value-type="string" office:string-value="4S11 : Calculer la médiane d’une série de données de petit effectif total" calcext:value-type="string">
            <text:p>4S11 : Calculer la médiane d’une série de données de petit effectif total</text:p>
          </table:table-cell>
          <table:table-cell table:style-name="ce3" table:formula="of:=IF([$'Compétences validées'.E1] = &quot;&quot;;&quot;&quot;;[$'Compétences validées'.E1])" office:value-type="string" office:string-value="4S10 : Représenter des données sous forme de diagramme circulaire" calcext:value-type="string">
            <text:p>4S10 : Représenter des données sous forme de diagramme circulaire</text:p>
          </table:table-cell>
          <table:table-cell table:style-name="ce3" table:formula="of:=IF([$'Compétences validées'.F1] = &quot;&quot;;&quot;&quot;;[$'Compétences validées'.F1])" office:value-type="string" office:string-value="4L16 : Identifier la structure d’une expression littérale" calcext:value-type="string">
            <text:p>4L16 : Identifier la structure d’une expression littérale</text:p>
          </table:table-cell>
          <table:table-cell table:style-name="ce3" table:formula="of:=IF([$'Compétences validées'.G1] = &quot;&quot;;&quot;&quot;;[$'Compétences validées'.G1])" office:value-type="string" office:string-value="4L10-1 : Développer une expression littérale avec des nombres positifs" calcext:value-type="string">
            <text:p>4L10-1 : Développer une expression littérale avec des nombres positifs</text:p>
          </table:table-cell>
          <table:table-cell table:style-name="ce3" table:formula="of:=IF([$'Compétences validées'.H1] = &quot;&quot;;&quot;&quot;;[$'Compétences validées'.H1])" office:value-type="string" office:string-value="4C10 : Effectuer des produits ou des quotients avec des nombres relatifs" calcext:value-type="string">
            <text:p>4C10 : Effectuer des produits ou des quotients avec des nombres relatifs</text:p>
          </table:table-cell>
          <table:table-cell table:style-name="ce3" table:formula="of:=IF([$'Compétences validées'.I1] = &quot;&quot;;&quot;&quot;;[$'Compétences validées'.I1])" office:value-type="string" office:string-value="4G23 : Connaître la définition de la racine carrée d’un nombre positif" calcext:value-type="string">
            <text:p>4G23 : Connaître la définition de la racine carrée d’un nombre positif</text:p>
          </table:table-cell>
          <table:table-cell table:style-name="ce3" table:formula="of:=IF([$'Compétences validées'.J1] = &quot;&quot;;&quot;&quot;;[$'Compétences validées'.J1])" office:value-type="string" office:string-value="4G24 : Encadrer la racine carrée d’un nombre positif entre deux entiers" calcext:value-type="string">
            <text:p>4G24 : Encadrer la racine carrée d’un nombre positif entre deux entiers</text:p>
          </table:table-cell>
          <table:table-cell table:style-name="ce3" table:formula="of:=IF([$'Compétences validées'.K1] = &quot;&quot;;&quot;&quot;;[$'Compétences validées'.K1])" office:value-type="string" office:string-value="4L10-2 : Développer une expression littérale avec des nombres relatifs" calcext:value-type="string">
            <text:p>4L10-2 : Développer une expression littérale avec des nombres relatifs</text:p>
          </table:table-cell>
          <table:table-cell table:style-name="ce3" table:formula="of:=IF([$'Compétences validées'.L1] = &quot;&quot;;&quot;&quot;;[$'Compétences validées'.L1])" office:value-type="string" office:string-value="4L11 : Factoriser une expression littérale" calcext:value-type="string">
            <text:p>4L11 : Factoriser une expression littérale</text:p>
          </table:table-cell>
          <table:table-cell table:style-name="ce3" table:formula="of:=IF([$'Compétences validées'.M1] = &quot;&quot;;&quot;&quot;;[$'Compétences validées'.M1])" office:value-type="string" office:string-value="4G20 : Calculer une longueur avec le théorème de Pythagore" calcext:value-type="string">
            <text:p>4G20 : Calculer une longueur avec le théorème de Pythagore</text:p>
          </table:table-cell>
          <table:table-cell table:style-name="ce3" table:formula="of:=IF([$'Compétences validées'.N1] = &quot;&quot;;&quot;&quot;;[$'Compétences validées'.N1])" office:value-type="string" office:string-value="4G22 : Résoudre un problème géométrique en ayant recours au théorème de Pythagore" calcext:value-type="string">
            <text:p>4G22 : Résoudre un problème géométrique en ayant recours au théorème de Pythagore</text:p>
          </table:table-cell>
          <table:table-cell table:style-name="ce3" table:formula="of:=IF([$'Compétences validées'.O1] = &quot;&quot;;&quot;&quot;;[$'Compétences validées'.O1])" office:value-type="string" office:string-value="4C33 : Simplifier l'écriture de produits à l'aide des puissances" calcext:value-type="string">
            <text:p>4C33 : Simplifier l'écriture de produits à l'aide des puissances</text:p>
          </table:table-cell>
          <table:table-cell table:style-name="ce3" table:formula="of:=IF([$'Compétences validées'.P1] = &quot;&quot;;&quot;&quot;;[$'Compétences validées'.P1])" office:value-type="string" office:string-value="4C34 : Calculs utilisant les priorités opératoires et les puissances" calcext:value-type="string">
            <text:p>4C34 : Calculs utilisant les priorités opératoires et les puissances</text:p>
          </table:table-cell>
          <table:table-cell table:style-name="ce3" table:formula="of:=IF([$'Compétences validées'.Q1] = &quot;&quot;;&quot;&quot;;[$'Compétences validées'.Q1])" office:value-type="string" office:string-value="6P10 : Reconnaître une situation de proportionnalité ou de non proportionnalité" calcext:value-type="string">
            <text:p>6P10 : Reconnaître une situation de proportionnalité ou de non proportionnalité</text:p>
          </table:table-cell>
          <table:table-cell table:style-name="ce3" table:formula="of:=IF([$'Compétences validées'.R1] = &quot;&quot;;&quot;&quot;;[$'Compétences validées'.R1])" office:value-type="string" office:string-value="4P10 : Reconnaître sur un graphique une situation de proportionnalité ou de non proportionnalité" calcext:value-type="string">
            <text:p>4P10 : Reconnaître sur un graphique une situation de proportionnalité ou de non proportionnalité</text:p>
          </table:table-cell>
          <table:table-cell table:style-name="ce3" table:formula="of:=IF([$'Compétences validées'.S1] = &quot;&quot;;&quot;&quot;;[$'Compétences validées'.S1])" office:value-type="string" office:string-value="4P11 : Calculer une quatrième proportionnelle par la procédure de son choix" calcext:value-type="string">
            <text:p>4P11 : Calculer une quatrième proportionnelle par la procédure de son choix</text:p>
          </table:table-cell>
          <table:table-cell table:style-name="ce3" table:formula="of:=IF([$'Compétences validées'.T1] = &quot;&quot;;&quot;&quot;;[$'Compétences validées'.T1])">
            <text:p/>
          </table:table-cell>
          <table:table-cell table:style-name="ce3" table:formula="of:=IF([$'Compétences validées'.U1] = &quot;&quot;;&quot;&quot;;[$'Compétences validées'.U1])">
            <text:p/>
          </table:table-cell>
          <table:table-cell table:style-name="ce3" table:formula="of:=IF([$'Compétences validées'.V1] = &quot;&quot;;&quot;&quot;;[$'Compétences validées'.V1])">
            <text:p/>
          </table:table-cell>
          <table:table-cell table:style-name="ce3" table:formula="of:=IF([$'Compétences validées'.W1] = &quot;&quot;;&quot;&quot;;[$'Compétences validées'.W1])">
            <text:p/>
          </table:table-cell>
          <table:table-cell table:style-name="ce3" table:formula="of:=IF([$'Compétences validées'.X1] = &quot;&quot;;&quot;&quot;;[$'Compétences validées'.X1])">
            <text:p/>
          </table:table-cell>
          <table:table-cell table:style-name="ce3" table:formula="of:=IF([$'Compétences validées'.Y1] = &quot;&quot;;&quot;&quot;;[$'Compétences validées'.Y1])">
            <text:p/>
          </table:table-cell>
          <table:table-cell table:style-name="ce3" table:formula="of:=IF([$'Compétences validées'.Z1] = &quot;&quot;;&quot;&quot;;[$'Compétences validées'.Z1])">
            <text:p/>
          </table:table-cell>
          <table:table-cell table:style-name="ce3" table:formula="of:=IF([$'Compétences validées'.AA1] = &quot;&quot;;&quot;&quot;;[$'Compétences validées'.AA1])">
            <text:p/>
          </table:table-cell>
          <table:table-cell table:style-name="ce3" table:formula="of:=IF([$'Compétences validées'.AB1] = &quot;&quot;;&quot;&quot;;[$'Compétences validées'.AB1])">
            <text:p/>
          </table:table-cell>
          <table:table-cell table:style-name="ce3" table:formula="of:=IF([$'Compétences validées'.AC1] = &quot;&quot;;&quot;&quot;;[$'Compétences validées'.AC1])">
            <text:p/>
          </table:table-cell>
          <table:table-cell table:style-name="ce3" table:formula="of:=IF([$'Compétences validées'.AD1] = &quot;&quot;;&quot;&quot;;[$'Compétences validées'.AD1])">
            <text:p/>
          </table:table-cell>
          <table:table-cell table:style-name="ce3" table:formula="of:=IF([$'Compétences validées'.AE1] = &quot;&quot;;&quot;&quot;;[$'Compétences validées'.AE1])">
            <text:p/>
          </table:table-cell>
          <table:table-cell table:style-name="ce3" table:formula="of:=IF([$'Compétences validées'.AF1] = &quot;&quot;;&quot;&quot;;[$'Compétences validées'.AF1])">
            <text:p/>
          </table:table-cell>
          <table:table-cell table:style-name="ce3" table:formula="of:=IF([$'Compétences validées'.AG1] = &quot;&quot;;&quot;&quot;;[$'Compétences validées'.AG1])">
            <text:p/>
          </table:table-cell>
          <table:table-cell table:style-name="ce3" table:formula="of:=IF([$'Compétences validées'.AH1] = &quot;&quot;;&quot;&quot;;[$'Compétences validées'.AH1])">
            <text:p/>
          </table:table-cell>
          <table:table-cell table:style-name="ce3" table:formula="of:=IF([$'Compétences validées'.AI1] = &quot;&quot;;&quot;&quot;;[$'Compétences validées'.AI1])">
            <text:p/>
          </table:table-cell>
          <table:table-cell table:style-name="ce3" table:formula="of:=IF([$'Compétences validées'.AJ1] = &quot;&quot;;&quot;&quot;;[$'Compétences validées'.AJ1])">
            <text:p/>
          </table:table-cell>
          <table:table-cell table:style-name="ce3" table:formula="of:=IF([$'Compétences validées'.AK1] = &quot;&quot;;&quot;&quot;;[$'Compétences validées'.AK1])">
            <text:p/>
          </table:table-cell>
          <table:table-cell table:style-name="ce3" table:formula="of:=IF([$'Compétences validées'.AL1] = &quot;&quot;;&quot;&quot;;[$'Compétences validées'.AL1])">
            <text:p/>
          </table:table-cell>
          <table:table-cell table:style-name="ce3" table:formula="of:=IF([$'Compétences validées'.AM1] = &quot;&quot;;&quot;&quot;;[$'Compétences validées'.AM1])">
            <text:p/>
          </table:table-cell>
          <table:table-cell table:style-name="ce3" table:formula="of:=IF([$'Compétences validées'.AN1] = &quot;&quot;;&quot;&quot;;[$'Compétences validées'.AN1])">
            <text:p/>
          </table:table-cell>
          <table:table-cell table:style-name="ce3" table:formula="of:=IF([$'Compétences validées'.AO1] = &quot;&quot;;&quot;&quot;;[$'Compétences validées'.AO1])">
            <text:p/>
          </table:table-cell>
          <table:table-cell table:style-name="ce3" table:formula="of:=IF([$'Compétences validées'.AP1] = &quot;&quot;;&quot;&quot;;[$'Compétences validées'.AP1])">
            <text:p/>
          </table:table-cell>
          <table:table-cell table:style-name="ce3" table:formula="of:=IF([$'Compétences validées'.AQ1] = &quot;&quot;;&quot;&quot;;[$'Compétences validées'.AQ1])">
            <text:p/>
          </table:table-cell>
          <table:table-cell table:style-name="ce3" table:formula="of:=IF([$'Compétences validées'.AR1] = &quot;&quot;;&quot;&quot;;[$'Compétences validées'.AR1])">
            <text:p/>
          </table:table-cell>
          <table:table-cell table:style-name="ce3" table:formula="of:=IF([$'Compétences validées'.AS1] = &quot;&quot;;&quot;&quot;;[$'Compétences validées'.AS1])">
            <text:p/>
          </table:table-cell>
          <table:table-cell table:style-name="ce3" table:formula="of:=IF([$'Compétences validées'.AT1] = &quot;&quot;;&quot;&quot;;[$'Compétences validées'.AT1])">
            <text:p/>
          </table:table-cell>
          <table:table-cell table:style-name="ce3" table:formula="of:=IF([$'Compétences validées'.AU1] = &quot;&quot;;&quot;&quot;;[$'Compétences validées'.AU1])">
            <text:p/>
          </table:table-cell>
          <table:table-cell table:style-name="ce3" table:formula="of:=IF([$'Compétences validées'.AV1] = &quot;&quot;;&quot;&quot;;[$'Compétences validées'.AV1])">
            <text:p/>
          </table:table-cell>
          <table:table-cell table:style-name="ce3" table:formula="of:=IF([$'Compétences validées'.AW1] = &quot;&quot;;&quot;&quot;;[$'Compétences validées'.AW1])">
            <text:p/>
          </table:table-cell>
          <table:table-cell table:style-name="ce3" table:formula="of:=IF([$'Compétences validées'.AX1] = &quot;&quot;;&quot;&quot;;[$'Compétences validées'.AX1])">
            <text:p/>
          </table:table-cell>
          <table:table-cell table:style-name="ce3" table:formula="of:=IF([$'Compétences validées'.AY1] = &quot;&quot;;&quot;&quot;;[$'Compétences validées'.AY1])">
            <text:p/>
          </table:table-cell>
          <table:table-cell table:style-name="ce3" table:formula="of:=IF([$'Compétences validées'.AZ1] = &quot;&quot;;&quot;&quot;;[$'Compétences validées'.AZ1])">
            <text:p/>
          </table:table-cell>
          <table:table-cell table:style-name="ce3" table:formula="of:=IF([$'Compétences validées'.BA1] = &quot;&quot;;&quot;&quot;;[$'Compétences validées'.BA1])">
            <text:p/>
          </table:table-cell>
          <table:table-cell table:style-name="ce3" table:formula="of:=IF([$'Compétences validées'.BB1] = &quot;&quot;;&quot;&quot;;[$'Compétences validées'.BB1])">
            <text:p/>
          </table:table-cell>
          <table:table-cell table:style-name="ce3" table:formula="of:=IF([$'Compétences validées'.BC1] = &quot;&quot;;&quot;&quot;;[$'Compétences validées'.BC1])">
            <text:p/>
          </table:table-cell>
          <table:table-cell table:style-name="ce3" table:formula="of:=IF([$'Compétences validées'.BD1] = &quot;&quot;;&quot;&quot;;[$'Compétences validées'.BD1])">
            <text:p/>
          </table:table-cell>
          <table:table-cell table:style-name="ce3" table:formula="of:=IF([$'Compétences validées'.BE1] = &quot;&quot;;&quot;&quot;;[$'Compétences validées'.BE1])">
            <text:p/>
          </table:table-cell>
          <table:table-cell table:style-name="ce3" table:formula="of:=IF([$'Compétences validées'.BF1] = &quot;&quot;;&quot;&quot;;[$'Compétences validées'.BF1])">
            <text:p/>
          </table:table-cell>
          <table:table-cell table:style-name="ce3" table:formula="of:=IF([$'Compétences validées'.BG1] = &quot;&quot;;&quot;&quot;;[$'Compétences validées'.BG1])">
            <text:p/>
          </table:table-cell>
          <table:table-cell table:style-name="ce3" table:formula="of:=IF([$'Compétences validées'.BH1] = &quot;&quot;;&quot;&quot;;[$'Compétences validées'.BH1])">
            <text:p/>
          </table:table-cell>
          <table:table-cell table:style-name="ce3" table:formula="of:=IF([$'Compétences validées'.BI1] = &quot;&quot;;&quot;&quot;;[$'Compétences validées'.BI1])">
            <text:p/>
          </table:table-cell>
          <table:table-cell table:style-name="ce3" table:formula="of:=IF([$'Compétences validées'.BJ1] = &quot;&quot;;&quot;&quot;;[$'Compétences validées'.BJ1])">
            <text:p/>
          </table:table-cell>
          <table:table-cell table:style-name="ce3" table:formula="of:=IF([$'Compétences validées'.BK1] = &quot;&quot;;&quot;&quot;;[$'Compétences validées'.BK1])">
            <text:p/>
          </table:table-cell>
          <table:table-cell table:style-name="ce3" table:formula="of:=IF([$'Compétences validées'.BL1] = &quot;&quot;;&quot;&quot;;[$'Compétences validées'.BL1])">
            <text:p/>
          </table:table-cell>
          <table:table-cell table:style-name="ce3" table:formula="of:=IF([$'Compétences validées'.BM1] = &quot;&quot;;&quot;&quot;;[$'Compétences validées'.BM1])">
            <text:p/>
          </table:table-cell>
          <table:table-cell table:style-name="ce3" table:formula="of:=IF([$'Compétences validées'.BN1] = &quot;&quot;;&quot;&quot;;[$'Compétences validées'.BN1])">
            <text:p/>
          </table:table-cell>
          <table:table-cell table:style-name="ce3" table:formula="of:=IF([$'Compétences validées'.BO1] = &quot;&quot;;&quot;&quot;;[$'Compétences validées'.BO1])">
            <text:p/>
          </table:table-cell>
          <table:table-cell table:style-name="ce3" table:formula="of:=IF([$'Compétences validées'.BP1] = &quot;&quot;;&quot;&quot;;[$'Compétences validées'.BP1])">
            <text:p/>
          </table:table-cell>
          <table:table-cell table:style-name="ce3" table:formula="of:=IF([$'Compétences validées'.BQ1] = &quot;&quot;;&quot;&quot;;[$'Compétences validées'.BQ1])">
            <text:p/>
          </table:table-cell>
          <table:table-cell table:style-name="ce3" table:formula="of:=IF([$'Compétences validées'.BR1] = &quot;&quot;;&quot;&quot;;[$'Compétences validées'.BR1])">
            <text:p/>
          </table:table-cell>
          <table:table-cell table:style-name="ce3" table:formula="of:=IF([$'Compétences validées'.BS1] = &quot;&quot;;&quot;&quot;;[$'Compétences validées'.BS1])">
            <text:p/>
          </table:table-cell>
          <table:table-cell table:style-name="ce3" table:formula="of:=IF([$'Compétences validées'.BT1] = &quot;&quot;;&quot;&quot;;[$'Compétences validées'.BT1])">
            <text:p/>
          </table:table-cell>
          <table:table-cell table:style-name="ce3" table:formula="of:=IF([$'Compétences validées'.BU1] = &quot;&quot;;&quot;&quot;;[$'Compétences validées'.BU1])">
            <text:p/>
          </table:table-cell>
          <table:table-cell table:style-name="ce3" table:formula="of:=IF([$'Compétences validées'.BV1] = &quot;&quot;;&quot;&quot;;[$'Compétences validées'.BV1])">
            <text:p/>
          </table:table-cell>
          <table:table-cell table:style-name="ce3" table:formula="of:=IF([$'Compétences validées'.BW1] = &quot;&quot;;&quot;&quot;;[$'Compétences validées'.BW1])">
            <text:p/>
          </table:table-cell>
          <table:table-cell table:style-name="ce3" table:formula="of:=IF([$'Compétences validées'.BX1] = &quot;&quot;;&quot;&quot;;[$'Compétences validées'.BX1])">
            <text:p/>
          </table:table-cell>
          <table:table-cell table:style-name="ce3" table:formula="of:=IF([$'Compétences validées'.BY1] = &quot;&quot;;&quot;&quot;;[$'Compétences validées'.BY1])">
            <text:p/>
          </table:table-cell>
          <table:table-cell table:style-name="ce3" table:formula="of:=IF([$'Compétences validées'.BZ1] = &quot;&quot;;&quot;&quot;;[$'Compétences validées'.BZ1])">
            <text:p/>
          </table:table-cell>
          <table:table-cell table:style-name="ce3" table:formula="of:=IF([$'Compétences validées'.CA1] = &quot;&quot;;&quot;&quot;;[$'Compétences validées'.CA1])">
            <text:p/>
          </table:table-cell>
          <table:table-cell table:style-name="ce3" table:formula="of:=IF([$'Compétences validées'.CB1] = &quot;&quot;;&quot;&quot;;[$'Compétences validées'.CB1])">
            <text:p/>
          </table:table-cell>
          <table:table-cell table:style-name="ce3" table:formula="of:=IF([$'Compétences validées'.CC1] = &quot;&quot;;&quot;&quot;;[$'Compétences validées'.CC1])">
            <text:p/>
          </table:table-cell>
          <table:table-cell table:style-name="ce3" table:formula="of:=IF([$'Compétences validées'.CD1] = &quot;&quot;;&quot;&quot;;[$'Compétences validées'.CD1])">
            <text:p/>
          </table:table-cell>
          <table:table-cell table:style-name="ce3" table:formula="of:=IF([$'Compétences validées'.CE1] = &quot;&quot;;&quot;&quot;;[$'Compétences validées'.CE1])">
            <text:p/>
          </table:table-cell>
          <table:table-cell table:style-name="ce3" table:formula="of:=IF([$'Compétences validées'.CF1] = &quot;&quot;;&quot;&quot;;[$'Compétences validées'.CF1])">
            <text:p/>
          </table:table-cell>
          <table:table-cell table:style-name="ce3" table:formula="of:=IF([$'Compétences validées'.CG1] = &quot;&quot;;&quot;&quot;;[$'Compétences validées'.CG1])">
            <text:p/>
          </table:table-cell>
          <table:table-cell table:style-name="ce3" table:formula="of:=IF([$'Compétences validées'.CH1] = &quot;&quot;;&quot;&quot;;[$'Compétences validées'.CH1])">
            <text:p/>
          </table:table-cell>
          <table:table-cell table:style-name="ce3" table:formula="of:=IF([$'Compétences validées'.CI1] = &quot;&quot;;&quot;&quot;;[$'Compétences validées'.CI1])">
            <text:p/>
          </table:table-cell>
          <table:table-cell table:style-name="ce3" table:formula="of:=IF([$'Compétences validées'.CJ1] = &quot;&quot;;&quot;&quot;;[$'Compétences validées'.CJ1])">
            <text:p/>
          </table:table-cell>
          <table:table-cell table:style-name="ce3" table:formula="of:=IF([$'Compétences validées'.CK1] = &quot;&quot;;&quot;&quot;;[$'Compétences validées'.CK1])">
            <text:p/>
          </table:table-cell>
          <table:table-cell table:style-name="ce3" table:formula="of:=IF([$'Compétences validées'.CL1] = &quot;&quot;;&quot;&quot;;[$'Compétences validées'.CL1])">
            <text:p/>
          </table:table-cell>
          <table:table-cell table:style-name="ce3" table:formula="of:=IF([$'Compétences validées'.CM1] = &quot;&quot;;&quot;&quot;;[$'Compétences validées'.CM1])">
            <text:p/>
          </table:table-cell>
          <table:table-cell table:style-name="ce3" table:formula="of:=IF([$'Compétences validées'.CN1] = &quot;&quot;;&quot;&quot;;[$'Compétences validées'.CN1])">
            <text:p/>
          </table:table-cell>
          <table:table-cell table:style-name="ce3" table:formula="of:=IF([$'Compétences validées'.CO1] = &quot;&quot;;&quot;&quot;;[$'Compétences validées'.CO1])">
            <text:p/>
          </table:table-cell>
          <table:table-cell table:style-name="ce3" table:formula="of:=IF([$'Compétences validées'.CP1] = &quot;&quot;;&quot;&quot;;[$'Compétences validées'.CP1])">
            <text:p/>
          </table:table-cell>
          <table:table-cell table:style-name="ce3" table:formula="of:=IF([$'Compétences validées'.CQ1] = &quot;&quot;;&quot;&quot;;[$'Compétences validées'.CQ1])">
            <text:p/>
          </table:table-cell>
          <table:table-cell table:style-name="ce3" table:formula="of:=IF([$'Compétences validées'.CR1] = &quot;&quot;;&quot;&quot;;[$'Compétences validées'.CR1])">
            <text:p/>
          </table:table-cell>
          <table:table-cell table:style-name="ce3" table:formula="of:=IF([$'Compétences validées'.CS1] = &quot;&quot;;&quot;&quot;;[$'Compétences validées'.CS1])">
            <text:p/>
          </table:table-cell>
          <table:table-cell table:style-name="ce3" table:formula="of:=IF([$'Compétences validées'.CT1] = &quot;&quot;;&quot;&quot;;[$'Compétences validées'.CT1])">
            <text:p/>
          </table:table-cell>
          <table:table-cell table:style-name="ce3" table:formula="of:=IF([$'Compétences validées'.CU1] = &quot;&quot;;&quot;&quot;;[$'Compétences validées'.CU1])">
            <text:p/>
          </table:table-cell>
          <table:table-cell table:style-name="ce3" table:formula="of:=IF([$'Compétences validées'.CV1] = &quot;&quot;;&quot;&quot;;[$'Compétences validées'.CV1])">
            <text:p/>
          </table:table-cell>
          <table:table-cell table:style-name="ce3" table:formula="of:=IF([$'Compétences validées'.CW1] = &quot;&quot;;&quot;&quot;;[$'Compétences validées'.CW1])">
            <text:p/>
          </table:table-cell>
          <table:table-cell table:style-name="ce3" table:formula="of:=IF([$'Compétences validées'.CX1] = &quot;&quot;;&quot;&quot;;[$'Compétences validées'.CX1])">
            <text:p/>
          </table:table-cell>
          <table:table-cell table:number-columns-repeated="16282"/>
        </table:table-row>
        <table:table-row table:style-name="ro1">
          <table:table-cell table:style-name="ce3" table:formula="of:=IF([$'Compétences validées'.A2] = &quot;&quot;;&quot;&quot;;[$'Compétences validées'.A2])" office:value-type="string" office:string-value="Nom 1" calcext:value-type="string">
            <text:p>Nom 1</text:p>
          </table:table-cell>
          <table:table-cell table:style-name="ce3" table:formula="of:=IF([$'Compétences validées'.B2] = &quot;&quot;;&quot;&quot;;[$'Compétences validées'.B2])" office:value-type="string" office:string-value="Prénom 1" calcext:value-type="string">
            <text:p>Prénom 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99"/>
          <table:table-cell table:number-columns-repeated="16282"/>
        </table:table-row>
        <table:table-row table:style-name="ro1">
          <table:table-cell table:style-name="ce3" table:formula="of:=IF([$'Compétences validées'.A3] = &quot;&quot;;&quot;&quot;;[$'Compétences validées'.A3])" office:value-type="string" office:string-value="Nom 2" calcext:value-type="string">
            <text:p>Nom 2</text:p>
          </table:table-cell>
          <table:table-cell table:style-name="ce3" table:formula="of:=IF([$'Compétences validées'.B3] = &quot;&quot;;&quot;&quot;;[$'Compétences validées'.B3])" office:value-type="string" office:string-value="Prénom 2" calcext:value-type="string">
            <text:p>Prénom 2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4] = &quot;&quot;;&quot;&quot;;[$'Compétences validées'.A4])" office:value-type="string" office:string-value="Nom 3" calcext:value-type="string">
            <text:p>Nom 3</text:p>
          </table:table-cell>
          <table:table-cell table:style-name="ce3" table:formula="of:=IF([$'Compétences validées'.B4] = &quot;&quot;;&quot;&quot;;[$'Compétences validées'.B4])" office:value-type="string" office:string-value="Prénom 3" calcext:value-type="string">
            <text:p>Prénom 3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5] = &quot;&quot;;&quot;&quot;;[$'Compétences validées'.A5])" office:value-type="string" office:string-value="Nom 4" calcext:value-type="string">
            <text:p>Nom 4</text:p>
          </table:table-cell>
          <table:table-cell table:style-name="ce3" table:formula="of:=IF([$'Compétences validées'.B5] = &quot;&quot;;&quot;&quot;;[$'Compétences validées'.B5])" office:value-type="string" office:string-value="Prénom 4" calcext:value-type="string">
            <text:p>Prénom 4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6] = &quot;&quot;;&quot;&quot;;[$'Compétences validées'.A6])" office:value-type="string" office:string-value="Nom 5" calcext:value-type="string">
            <text:p>Nom 5</text:p>
          </table:table-cell>
          <table:table-cell table:style-name="ce3" table:formula="of:=IF([$'Compétences validées'.B6] = &quot;&quot;;&quot;&quot;;[$'Compétences validées'.B6])" office:value-type="string" office:string-value="Prénom 5" calcext:value-type="string">
            <text:p>Prénom 5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7] = &quot;&quot;;&quot;&quot;;[$'Compétences validées'.A7])" office:value-type="string" office:string-value="Nom 6" calcext:value-type="string">
            <text:p>Nom 6</text:p>
          </table:table-cell>
          <table:table-cell table:style-name="ce3" table:formula="of:=IF([$'Compétences validées'.B7] = &quot;&quot;;&quot;&quot;;[$'Compétences validées'.B7])" office:value-type="string" office:string-value="Prénom 6" calcext:value-type="string">
            <text:p>Prénom 6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table:number-columns-repeated="97"/>
          <table:table-cell table:number-columns-repeated="16282"/>
        </table:table-row>
        <table:table-row table:style-name="ro1">
          <table:table-cell table:style-name="ce3" table:formula="of:=IF([$'Compétences validées'.A8] = &quot;&quot;;&quot;&quot;;[$'Compétences validées'.A8])" office:value-type="string" office:string-value="Nom 7" calcext:value-type="string">
            <text:p>Nom 7</text:p>
          </table:table-cell>
          <table:table-cell table:style-name="ce3" table:formula="of:=IF([$'Compétences validées'.B8] = &quot;&quot;;&quot;&quot;;[$'Compétences validées'.B8])" office:value-type="string" office:string-value="Prénom 7" calcext:value-type="string">
            <text:p>Prénom 7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9] = &quot;&quot;;&quot;&quot;;[$'Compétences validées'.A9])" office:value-type="string" office:string-value="Nom 8" calcext:value-type="string">
            <text:p>Nom 8</text:p>
          </table:table-cell>
          <table:table-cell table:style-name="ce3" table:formula="of:=IF([$'Compétences validées'.B9] = &quot;&quot;;&quot;&quot;;[$'Compétences validées'.B9])" office:value-type="string" office:string-value="Prénom 8" calcext:value-type="string">
            <text:p>Prénom 8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0] = &quot;&quot;;&quot;&quot;;[$'Compétences validées'.A10])" office:value-type="string" office:string-value="Nom 9" calcext:value-type="string">
            <text:p>Nom 9</text:p>
          </table:table-cell>
          <table:table-cell table:style-name="ce3" table:formula="of:=IF([$'Compétences validées'.B10] = &quot;&quot;;&quot;&quot;;[$'Compétences validées'.B10])" office:value-type="string" office:string-value="Prénom 9" calcext:value-type="string">
            <text:p>Prénom 9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1] = &quot;&quot;;&quot;&quot;;[$'Compétences validées'.A11])" office:value-type="string" office:string-value="Nom 10" calcext:value-type="string">
            <text:p>Nom 10</text:p>
          </table:table-cell>
          <table:table-cell table:style-name="ce3" table:formula="of:=IF([$'Compétences validées'.B11] = &quot;&quot;;&quot;&quot;;[$'Compétences validées'.B11])" office:value-type="string" office:string-value="Prénom 10" calcext:value-type="string">
            <text:p>Prénom 10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2] = &quot;&quot;;&quot;&quot;;[$'Compétences validées'.A12])" office:value-type="string" office:string-value="Nom 11" calcext:value-type="string">
            <text:p>Nom 11</text:p>
          </table:table-cell>
          <table:table-cell table:style-name="ce3" table:formula="of:=IF([$'Compétences validées'.B12] = &quot;&quot;;&quot;&quot;;[$'Compétences validées'.B12])" office:value-type="string" office:string-value="Prénom 11" calcext:value-type="string">
            <text:p>Prénom 11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3] = &quot;&quot;;&quot;&quot;;[$'Compétences validées'.A13])" office:value-type="string" office:string-value="Nom 12" calcext:value-type="string">
            <text:p>Nom 12</text:p>
          </table:table-cell>
          <table:table-cell table:style-name="ce3" table:formula="of:=IF([$'Compétences validées'.B13] = &quot;&quot;;&quot;&quot;;[$'Compétences validées'.B13])" office:value-type="string" office:string-value="Prénom 12" calcext:value-type="string">
            <text:p>Prénom 12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4] = &quot;&quot;;&quot;&quot;;[$'Compétences validées'.A14])" office:value-type="string" office:string-value="Nom 13" calcext:value-type="string">
            <text:p>Nom 13</text:p>
          </table:table-cell>
          <table:table-cell table:style-name="ce3" table:formula="of:=IF([$'Compétences validées'.B14] = &quot;&quot;;&quot;&quot;;[$'Compétences validées'.B14])" office:value-type="string" office:string-value="Prénom 13" calcext:value-type="string">
            <text:p>Prénom 13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5] = &quot;&quot;;&quot;&quot;;[$'Compétences validées'.A15])" office:value-type="string" office:string-value="Nom 14" calcext:value-type="string">
            <text:p>Nom 14</text:p>
          </table:table-cell>
          <table:table-cell table:style-name="ce3" table:formula="of:=IF([$'Compétences validées'.B15] = &quot;&quot;;&quot;&quot;;[$'Compétences validées'.B15])" office:value-type="string" office:string-value="Prénom 14" calcext:value-type="string">
            <text:p>Prénom 14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6] = &quot;&quot;;&quot;&quot;;[$'Compétences validées'.A16])" office:value-type="string" office:string-value="Nom 15" calcext:value-type="string">
            <text:p>Nom 15</text:p>
          </table:table-cell>
          <table:table-cell table:style-name="ce3" table:formula="of:=IF([$'Compétences validées'.B16] = &quot;&quot;;&quot;&quot;;[$'Compétences validées'.B16])" office:value-type="string" office:string-value="Prénom 15" calcext:value-type="string">
            <text:p>Prénom 15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7] = &quot;&quot;;&quot;&quot;;[$'Compétences validées'.A17])" office:value-type="string" office:string-value="Nom 16" calcext:value-type="string">
            <text:p>Nom 16</text:p>
          </table:table-cell>
          <table:table-cell table:style-name="ce3" table:formula="of:=IF([$'Compétences validées'.B17] = &quot;&quot;;&quot;&quot;;[$'Compétences validées'.B17])" office:value-type="string" office:string-value="Prénom 16" calcext:value-type="string">
            <text:p>Prénom 16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8] = &quot;&quot;;&quot;&quot;;[$'Compétences validées'.A18])" office:value-type="string" office:string-value="Nom 17" calcext:value-type="string">
            <text:p>Nom 17</text:p>
          </table:table-cell>
          <table:table-cell table:style-name="ce3" table:formula="of:=IF([$'Compétences validées'.B18] = &quot;&quot;;&quot;&quot;;[$'Compétences validées'.B18])" office:value-type="string" office:string-value="Prénom 17" calcext:value-type="string">
            <text:p>Prénom 17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9] = &quot;&quot;;&quot;&quot;;[$'Compétences validées'.A19])" office:value-type="string" office:string-value="Nom 18" calcext:value-type="string">
            <text:p>Nom 18</text:p>
          </table:table-cell>
          <table:table-cell table:style-name="ce3" table:formula="of:=IF([$'Compétences validées'.B19] = &quot;&quot;;&quot;&quot;;[$'Compétences validées'.B19])" office:value-type="string" office:string-value="Prénom 18" calcext:value-type="string">
            <text:p>Prénom 18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0] = &quot;&quot;;&quot;&quot;;[$'Compétences validées'.A20])" office:value-type="string" office:string-value="Nom 19" calcext:value-type="string">
            <text:p>Nom 19</text:p>
          </table:table-cell>
          <table:table-cell table:style-name="ce3" table:formula="of:=IF([$'Compétences validées'.B20] = &quot;&quot;;&quot;&quot;;[$'Compétences validées'.B20])" office:value-type="string" office:string-value="Prénom 19" calcext:value-type="string">
            <text:p>Prénom 19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1] = &quot;&quot;;&quot;&quot;;[$'Compétences validées'.A21])" office:value-type="string" office:string-value="Nom 20" calcext:value-type="string">
            <text:p>Nom 20</text:p>
          </table:table-cell>
          <table:table-cell table:style-name="ce3" table:formula="of:=IF([$'Compétences validées'.B21] = &quot;&quot;;&quot;&quot;;[$'Compétences validées'.B21])" office:value-type="string" office:string-value="Prénom 20" calcext:value-type="string">
            <text:p>Prénom 20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2] = &quot;&quot;;&quot;&quot;;[$'Compétences validées'.A22])" office:value-type="string" office:string-value="Nom 21" calcext:value-type="string">
            <text:p>Nom 21</text:p>
          </table:table-cell>
          <table:table-cell table:style-name="ce3" table:formula="of:=IF([$'Compétences validées'.B22] = &quot;&quot;;&quot;&quot;;[$'Compétences validées'.B22])" office:value-type="string" office:string-value="Prénom 21" calcext:value-type="string">
            <text:p>Prénom 21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3] = &quot;&quot;;&quot;&quot;;[$'Compétences validées'.A23])" office:value-type="string" office:string-value="Nom 22" calcext:value-type="string">
            <text:p>Nom 22</text:p>
          </table:table-cell>
          <table:table-cell table:style-name="ce3" table:formula="of:=IF([$'Compétences validées'.B23] = &quot;&quot;;&quot;&quot;;[$'Compétences validées'.B23])" office:value-type="string" office:string-value="Prénom 22" calcext:value-type="string">
            <text:p>Prénom 22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4] = &quot;&quot;;&quot;&quot;;[$'Compétences validées'.A24])" office:value-type="string" office:string-value="Nom 23" calcext:value-type="string">
            <text:p>Nom 23</text:p>
          </table:table-cell>
          <table:table-cell table:style-name="ce3" table:formula="of:=IF([$'Compétences validées'.B24] = &quot;&quot;;&quot;&quot;;[$'Compétences validées'.B24])" office:value-type="string" office:string-value="Prénom 23" calcext:value-type="string">
            <text:p>Prénom 23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5] = &quot;&quot;;&quot;&quot;;[$'Compétences validées'.A25])" office:value-type="string" office:string-value="Nom 24" calcext:value-type="string">
            <text:p>Nom 24</text:p>
          </table:table-cell>
          <table:table-cell table:style-name="ce3" table:formula="of:=IF([$'Compétences validées'.B25] = &quot;&quot;;&quot;&quot;;[$'Compétences validées'.B25])" office:value-type="string" office:string-value="Prénom 24" calcext:value-type="string">
            <text:p>Prénom 24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6] = &quot;&quot;;&quot;&quot;;[$'Compétences validées'.A26])" office:value-type="string" office:string-value="Nom 25" calcext:value-type="string">
            <text:p>Nom 25</text:p>
          </table:table-cell>
          <table:table-cell table:style-name="ce3" table:formula="of:=IF([$'Compétences validées'.B26] = &quot;&quot;;&quot;&quot;;[$'Compétences validées'.B26])" office:value-type="string" office:string-value="Prénom 25" calcext:value-type="string">
            <text:p>Prénom 25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7] = &quot;&quot;;&quot;&quot;;[$'Compétences validées'.A27])" office:value-type="string" office:string-value="Nom 26" calcext:value-type="string">
            <text:p>Nom 26</text:p>
          </table:table-cell>
          <table:table-cell table:style-name="ce3" table:formula="of:=IF([$'Compétences validées'.B27] = &quot;&quot;;&quot;&quot;;[$'Compétences validées'.B27])" office:value-type="string" office:string-value="Prénom 26" calcext:value-type="string">
            <text:p>Prénom 26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8] = &quot;&quot;;&quot;&quot;;[$'Compétences validées'.A28])" office:value-type="string" office:string-value="Nom 27" calcext:value-type="string">
            <text:p>Nom 27</text:p>
          </table:table-cell>
          <table:table-cell table:style-name="ce3" table:formula="of:=IF([$'Compétences validées'.B28] = &quot;&quot;;&quot;&quot;;[$'Compétences validées'.B28])" office:value-type="string" office:string-value="Prénom 27" calcext:value-type="string">
            <text:p>Prénom 27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9] = &quot;&quot;;&quot;&quot;;[$'Compétences validées'.A29])" office:value-type="string" office:string-value="Nom 28" calcext:value-type="string">
            <text:p>Nom 28</text:p>
          </table:table-cell>
          <table:table-cell table:style-name="ce3" table:formula="of:=IF([$'Compétences validées'.B29] = &quot;&quot;;&quot;&quot;;[$'Compétences validées'.B29])" office:value-type="string" office:string-value="Prénom 28" calcext:value-type="string">
            <text:p>Prénom 28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0] = &quot;&quot;;&quot;&quot;;[$'Compétences validées'.A30])" office:value-type="string" office:string-value="Nom 29" calcext:value-type="string">
            <text:p>Nom 29</text:p>
          </table:table-cell>
          <table:table-cell table:style-name="ce3" table:formula="of:=IF([$'Compétences validées'.B30] = &quot;&quot;;&quot;&quot;;[$'Compétences validées'.B30])" office:value-type="string" office:string-value="Prénom 29" calcext:value-type="string">
            <text:p>Prénom 29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1] = &quot;&quot;;&quot;&quot;;[$'Compétences validées'.A31])" office:value-type="string" office:string-value="Nom 30" calcext:value-type="string">
            <text:p>Nom 30</text:p>
          </table:table-cell>
          <table:table-cell table:style-name="ce3" table:formula="of:=IF([$'Compétences validées'.B31] = &quot;&quot;;&quot;&quot;;[$'Compétences validées'.B31])" office:value-type="string" office:string-value="Prénom 30" calcext:value-type="string">
            <text:p>Prénom 30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2] = &quot;&quot;;&quot;&quot;;[$'Compétences validées'.A32])" office:value-type="string" office:string-value="Nom 31" calcext:value-type="string">
            <text:p>Nom 31</text:p>
          </table:table-cell>
          <table:table-cell table:style-name="ce3" table:formula="of:=IF([$'Compétences validées'.B32] = &quot;&quot;;&quot;&quot;;[$'Compétences validées'.B32])" office:value-type="string" office:string-value="Prénom 31" calcext:value-type="string">
            <text:p>Prénom 31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3] = &quot;&quot;;&quot;&quot;;[$'Compétences validées'.A33])" office:value-type="string" office:string-value="Nom 32" calcext:value-type="string">
            <text:p>Nom 32</text:p>
          </table:table-cell>
          <table:table-cell table:style-name="ce3" table:formula="of:=IF([$'Compétences validées'.B33] = &quot;&quot;;&quot;&quot;;[$'Compétences validées'.B33])" office:value-type="string" office:string-value="Prénom 32" calcext:value-type="string">
            <text:p>Prénom 32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4] = &quot;&quot;;&quot;&quot;;[$'Compétences validées'.A34])" office:value-type="string" office:string-value="Nom 33" calcext:value-type="string">
            <text:p>Nom 33</text:p>
          </table:table-cell>
          <table:table-cell table:style-name="ce3" table:formula="of:=IF([$'Compétences validées'.B34] = &quot;&quot;;&quot;&quot;;[$'Compétences validées'.B34])" office:value-type="string" office:string-value="Prénom 33" calcext:value-type="string">
            <text:p>Prénom 33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5] = &quot;&quot;;&quot;&quot;;[$'Compétences validées'.A35])" office:value-type="string" office:string-value="Nom 34" calcext:value-type="string">
            <text:p>Nom 34</text:p>
          </table:table-cell>
          <table:table-cell table:style-name="ce3" table:formula="of:=IF([$'Compétences validées'.B35] = &quot;&quot;;&quot;&quot;;[$'Compétences validées'.B35])" office:value-type="string" office:string-value="Prénom 34" calcext:value-type="string">
            <text:p>Prénom 34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6] = &quot;&quot;;&quot;&quot;;[$'Compétences validées'.A36])" office:value-type="string" office:string-value="Nom 35" calcext:value-type="string">
            <text:p>Nom 35</text:p>
          </table:table-cell>
          <table:table-cell table:style-name="ce3" table:formula="of:=IF([$'Compétences validées'.B36] = &quot;&quot;;&quot;&quot;;[$'Compétences validées'.B36])" office:value-type="string" office:string-value="Prénom 35" calcext:value-type="string">
            <text:p>Prénom 35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7] = &quot;&quot;;&quot;&quot;;[$'Compétences validées'.A37])" office:value-type="string" office:string-value="Nom 36" calcext:value-type="string">
            <text:p>Nom 36</text:p>
          </table:table-cell>
          <table:table-cell table:style-name="ce3" table:formula="of:=IF([$'Compétences validées'.B37] = &quot;&quot;;&quot;&quot;;[$'Compétences validées'.B37])" office:value-type="string" office:string-value="Prénom 36" calcext:value-type="string">
            <text:p>Prénom 36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8] = &quot;&quot;;&quot;&quot;;[$'Compétences validées'.A38])" office:value-type="string" office:string-value="Nom 37" calcext:value-type="string">
            <text:p>Nom 37</text:p>
          </table:table-cell>
          <table:table-cell table:style-name="ce3" table:formula="of:=IF([$'Compétences validées'.B38] = &quot;&quot;;&quot;&quot;;[$'Compétences validées'.B38])" office:value-type="string" office:string-value="Prénom 37" calcext:value-type="string">
            <text:p>Prénom 37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9] = &quot;&quot;;&quot;&quot;;[$'Compétences validées'.A39])" office:value-type="string" office:string-value="Nom 38" calcext:value-type="string">
            <text:p>Nom 38</text:p>
          </table:table-cell>
          <table:table-cell table:style-name="ce3" table:formula="of:=IF([$'Compétences validées'.B39] = &quot;&quot;;&quot;&quot;;[$'Compétences validées'.B39])" office:value-type="string" office:string-value="Prénom 38" calcext:value-type="string">
            <text:p>Prénom 38</text:p>
          </table:table-cell>
          <table:table-cell table:style-name="ce6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40] = &quot;&quot;;&quot;&quot;;[$'Compétences validées'.A40])" office:value-type="string" office:string-value="Nom 39" calcext:value-type="string">
            <text:p>Nom 39</text:p>
          </table:table-cell>
          <table:table-cell table:style-name="ce3" table:formula="of:=IF([$'Compétences validées'.B40] = &quot;&quot;;&quot;&quot;;[$'Compétences validées'.B40])" office:value-type="string" office:string-value="Prénom 39" calcext:value-type="string">
            <text:p>Prénom 39</text:p>
          </table:table-cell>
          <table:table-cell table:style-name="ce1" table:number-columns-repeated="100"/>
          <table:table-cell table:number-columns-repeated="16282"/>
        </table:table-row>
        <table:table-row table:style-name="ro1" table:number-rows-repeated="60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100"/>
          <table:table-cell table:number-columns-repeated="16282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Compétences validées trim-sem 2'.C2:'Compétences validées trim-sem 2'.CX39">
            <calcext:condition calcext:apply-style-name="Rouge" calcext:value="=1" calcext:base-cell-address="'Compétences validées trim-sem 2'.C2"/>
            <calcext:condition calcext:apply-style-name="Jaune" calcext:value="=2" calcext:base-cell-address="'Compétences validées trim-sem 2'.C2"/>
            <calcext:condition calcext:apply-style-name="Vert clair" calcext:value="=3" calcext:base-cell-address="'Compétences validées trim-sem 2'.C2"/>
            <calcext:condition calcext:apply-style-name="Vert foncé" calcext:value="=4" calcext:base-cell-address="'Compétences validées trim-sem 2'.C2"/>
          </calcext:conditional-format>
        </calcext:conditional-formats>
      </table:table>
      <table:table table:name="Compétences validées trimestre 3" table:style-name="ta1" table:protected="true">
        <loext:table-protection loext:select-protected-cells="true" loext:select-unprotected-cells="true"/>
        <table:table-column table:style-name="co1" table:number-columns-repeated="16384" table:default-cell-style-name="ce4"/>
        <table:table-row table:style-name="ro1">
          <table:table-cell table:style-name="ce3" table:formula="of:=IF([$'Compétences validées'.A1] = &quot;&quot;;&quot;&quot;;[$'Compétences validées'.A1])" office:value-type="string" office:string-value="Nom" calcext:value-type="string">
            <text:p>Nom</text:p>
          </table:table-cell>
          <table:table-cell table:style-name="ce3" table:formula="of:=IF([$'Compétences validées'.B1] = &quot;&quot;;&quot;&quot;;[$'Compétences validées'.B1])" office:value-type="string" office:string-value="Prénom" calcext:value-type="string">
            <text:p>Prénom</text:p>
          </table:table-cell>
          <table:table-cell table:style-name="ce3" table:formula="of:=IF([$'Compétences validées'.C1] = &quot;&quot;;&quot;&quot;;[$'Compétences validées'.C1])" office:value-type="string" office:string-value="5S14 : Calculer la moyenne d’une série de données" calcext:value-type="string">
            <text:p>5S14 : Calculer la moyenne d’une série de données</text:p>
          </table:table-cell>
          <table:table-cell table:style-name="ce3" table:formula="of:=IF([$'Compétences validées'.D1] = &quot;&quot;;&quot;&quot;;[$'Compétences validées'.D1])" office:value-type="string" office:string-value="4S11 : Calculer la médiane d’une série de données de petit effectif total" calcext:value-type="string">
            <text:p>4S11 : Calculer la médiane d’une série de données de petit effectif total</text:p>
          </table:table-cell>
          <table:table-cell table:style-name="ce3" table:formula="of:=IF([$'Compétences validées'.E1] = &quot;&quot;;&quot;&quot;;[$'Compétences validées'.E1])" office:value-type="string" office:string-value="4S10 : Représenter des données sous forme de diagramme circulaire" calcext:value-type="string">
            <text:p>4S10 : Représenter des données sous forme de diagramme circulaire</text:p>
          </table:table-cell>
          <table:table-cell table:style-name="ce3" table:formula="of:=IF([$'Compétences validées'.F1] = &quot;&quot;;&quot;&quot;;[$'Compétences validées'.F1])" office:value-type="string" office:string-value="4L16 : Identifier la structure d’une expression littérale" calcext:value-type="string">
            <text:p>4L16 : Identifier la structure d’une expression littérale</text:p>
          </table:table-cell>
          <table:table-cell table:style-name="ce3" table:formula="of:=IF([$'Compétences validées'.G1] = &quot;&quot;;&quot;&quot;;[$'Compétences validées'.G1])" office:value-type="string" office:string-value="4L10-1 : Développer une expression littérale avec des nombres positifs" calcext:value-type="string">
            <text:p>4L10-1 : Développer une expression littérale avec des nombres positifs</text:p>
          </table:table-cell>
          <table:table-cell table:style-name="ce3" table:formula="of:=IF([$'Compétences validées'.H1] = &quot;&quot;;&quot;&quot;;[$'Compétences validées'.H1])" office:value-type="string" office:string-value="4C10 : Effectuer des produits ou des quotients avec des nombres relatifs" calcext:value-type="string">
            <text:p>4C10 : Effectuer des produits ou des quotients avec des nombres relatifs</text:p>
          </table:table-cell>
          <table:table-cell table:style-name="ce3" table:formula="of:=IF([$'Compétences validées'.I1] = &quot;&quot;;&quot;&quot;;[$'Compétences validées'.I1])" office:value-type="string" office:string-value="4G23 : Connaître la définition de la racine carrée d’un nombre positif" calcext:value-type="string">
            <text:p>4G23 : Connaître la définition de la racine carrée d’un nombre positif</text:p>
          </table:table-cell>
          <table:table-cell table:style-name="ce3" table:formula="of:=IF([$'Compétences validées'.J1] = &quot;&quot;;&quot;&quot;;[$'Compétences validées'.J1])" office:value-type="string" office:string-value="4G24 : Encadrer la racine carrée d’un nombre positif entre deux entiers" calcext:value-type="string">
            <text:p>4G24 : Encadrer la racine carrée d’un nombre positif entre deux entiers</text:p>
          </table:table-cell>
          <table:table-cell table:style-name="ce3" table:formula="of:=IF([$'Compétences validées'.K1] = &quot;&quot;;&quot;&quot;;[$'Compétences validées'.K1])" office:value-type="string" office:string-value="4L10-2 : Développer une expression littérale avec des nombres relatifs" calcext:value-type="string">
            <text:p>4L10-2 : Développer une expression littérale avec des nombres relatifs</text:p>
          </table:table-cell>
          <table:table-cell table:style-name="ce3" table:formula="of:=IF([$'Compétences validées'.L1] = &quot;&quot;;&quot;&quot;;[$'Compétences validées'.L1])" office:value-type="string" office:string-value="4L11 : Factoriser une expression littérale" calcext:value-type="string">
            <text:p>4L11 : Factoriser une expression littérale</text:p>
          </table:table-cell>
          <table:table-cell table:style-name="ce3" table:formula="of:=IF([$'Compétences validées'.M1] = &quot;&quot;;&quot;&quot;;[$'Compétences validées'.M1])" office:value-type="string" office:string-value="4G20 : Calculer une longueur avec le théorème de Pythagore" calcext:value-type="string">
            <text:p>4G20 : Calculer une longueur avec le théorème de Pythagore</text:p>
          </table:table-cell>
          <table:table-cell table:style-name="ce3" table:formula="of:=IF([$'Compétences validées'.N1] = &quot;&quot;;&quot;&quot;;[$'Compétences validées'.N1])" office:value-type="string" office:string-value="4G22 : Résoudre un problème géométrique en ayant recours au théorème de Pythagore" calcext:value-type="string">
            <text:p>4G22 : Résoudre un problème géométrique en ayant recours au théorème de Pythagore</text:p>
          </table:table-cell>
          <table:table-cell table:style-name="ce3" table:formula="of:=IF([$'Compétences validées'.O1] = &quot;&quot;;&quot;&quot;;[$'Compétences validées'.O1])" office:value-type="string" office:string-value="4C33 : Simplifier l'écriture de produits à l'aide des puissances" calcext:value-type="string">
            <text:p>4C33 : Simplifier l'écriture de produits à l'aide des puissances</text:p>
          </table:table-cell>
          <table:table-cell table:style-name="ce3" table:formula="of:=IF([$'Compétences validées'.P1] = &quot;&quot;;&quot;&quot;;[$'Compétences validées'.P1])" office:value-type="string" office:string-value="4C34 : Calculs utilisant les priorités opératoires et les puissances" calcext:value-type="string">
            <text:p>4C34 : Calculs utilisant les priorités opératoires et les puissances</text:p>
          </table:table-cell>
          <table:table-cell table:style-name="ce3" table:formula="of:=IF([$'Compétences validées'.Q1] = &quot;&quot;;&quot;&quot;;[$'Compétences validées'.Q1])" office:value-type="string" office:string-value="6P10 : Reconnaître une situation de proportionnalité ou de non proportionnalité" calcext:value-type="string">
            <text:p>6P10 : Reconnaître une situation de proportionnalité ou de non proportionnalité</text:p>
          </table:table-cell>
          <table:table-cell table:style-name="ce3" table:formula="of:=IF([$'Compétences validées'.R1] = &quot;&quot;;&quot;&quot;;[$'Compétences validées'.R1])" office:value-type="string" office:string-value="4P10 : Reconnaître sur un graphique une situation de proportionnalité ou de non proportionnalité" calcext:value-type="string">
            <text:p>4P10 : Reconnaître sur un graphique une situation de proportionnalité ou de non proportionnalité</text:p>
          </table:table-cell>
          <table:table-cell table:style-name="ce3" table:formula="of:=IF([$'Compétences validées'.S1] = &quot;&quot;;&quot;&quot;;[$'Compétences validées'.S1])" office:value-type="string" office:string-value="4P11 : Calculer une quatrième proportionnelle par la procédure de son choix" calcext:value-type="string">
            <text:p>4P11 : Calculer une quatrième proportionnelle par la procédure de son choix</text:p>
          </table:table-cell>
          <table:table-cell table:style-name="ce3" table:formula="of:=IF([$'Compétences validées'.T1] = &quot;&quot;;&quot;&quot;;[$'Compétences validées'.T1])">
            <text:p/>
          </table:table-cell>
          <table:table-cell table:style-name="ce3" table:formula="of:=IF([$'Compétences validées'.U1] = &quot;&quot;;&quot;&quot;;[$'Compétences validées'.U1])">
            <text:p/>
          </table:table-cell>
          <table:table-cell table:style-name="ce3" table:formula="of:=IF([$'Compétences validées'.V1] = &quot;&quot;;&quot;&quot;;[$'Compétences validées'.V1])">
            <text:p/>
          </table:table-cell>
          <table:table-cell table:style-name="ce3" table:formula="of:=IF([$'Compétences validées'.W1] = &quot;&quot;;&quot;&quot;;[$'Compétences validées'.W1])">
            <text:p/>
          </table:table-cell>
          <table:table-cell table:style-name="ce3" table:formula="of:=IF([$'Compétences validées'.X1] = &quot;&quot;;&quot;&quot;;[$'Compétences validées'.X1])">
            <text:p/>
          </table:table-cell>
          <table:table-cell table:style-name="ce3" table:formula="of:=IF([$'Compétences validées'.Y1] = &quot;&quot;;&quot;&quot;;[$'Compétences validées'.Y1])">
            <text:p/>
          </table:table-cell>
          <table:table-cell table:style-name="ce3" table:formula="of:=IF([$'Compétences validées'.Z1] = &quot;&quot;;&quot;&quot;;[$'Compétences validées'.Z1])">
            <text:p/>
          </table:table-cell>
          <table:table-cell table:style-name="ce3" table:formula="of:=IF([$'Compétences validées'.AA1] = &quot;&quot;;&quot;&quot;;[$'Compétences validées'.AA1])">
            <text:p/>
          </table:table-cell>
          <table:table-cell table:style-name="ce3" table:formula="of:=IF([$'Compétences validées'.AB1] = &quot;&quot;;&quot;&quot;;[$'Compétences validées'.AB1])">
            <text:p/>
          </table:table-cell>
          <table:table-cell table:style-name="ce3" table:formula="of:=IF([$'Compétences validées'.AC1] = &quot;&quot;;&quot;&quot;;[$'Compétences validées'.AC1])">
            <text:p/>
          </table:table-cell>
          <table:table-cell table:style-name="ce3" table:formula="of:=IF([$'Compétences validées'.AD1] = &quot;&quot;;&quot;&quot;;[$'Compétences validées'.AD1])">
            <text:p/>
          </table:table-cell>
          <table:table-cell table:style-name="ce3" table:formula="of:=IF([$'Compétences validées'.AE1] = &quot;&quot;;&quot;&quot;;[$'Compétences validées'.AE1])">
            <text:p/>
          </table:table-cell>
          <table:table-cell table:style-name="ce3" table:formula="of:=IF([$'Compétences validées'.AF1] = &quot;&quot;;&quot;&quot;;[$'Compétences validées'.AF1])">
            <text:p/>
          </table:table-cell>
          <table:table-cell table:style-name="ce3" table:formula="of:=IF([$'Compétences validées'.AG1] = &quot;&quot;;&quot;&quot;;[$'Compétences validées'.AG1])">
            <text:p/>
          </table:table-cell>
          <table:table-cell table:style-name="ce3" table:formula="of:=IF([$'Compétences validées'.AH1] = &quot;&quot;;&quot;&quot;;[$'Compétences validées'.AH1])">
            <text:p/>
          </table:table-cell>
          <table:table-cell table:style-name="ce3" table:formula="of:=IF([$'Compétences validées'.AI1] = &quot;&quot;;&quot;&quot;;[$'Compétences validées'.AI1])">
            <text:p/>
          </table:table-cell>
          <table:table-cell table:style-name="ce3" table:formula="of:=IF([$'Compétences validées'.AJ1] = &quot;&quot;;&quot;&quot;;[$'Compétences validées'.AJ1])">
            <text:p/>
          </table:table-cell>
          <table:table-cell table:style-name="ce3" table:formula="of:=IF([$'Compétences validées'.AK1] = &quot;&quot;;&quot;&quot;;[$'Compétences validées'.AK1])">
            <text:p/>
          </table:table-cell>
          <table:table-cell table:style-name="ce3" table:formula="of:=IF([$'Compétences validées'.AL1] = &quot;&quot;;&quot;&quot;;[$'Compétences validées'.AL1])">
            <text:p/>
          </table:table-cell>
          <table:table-cell table:style-name="ce3" table:formula="of:=IF([$'Compétences validées'.AM1] = &quot;&quot;;&quot;&quot;;[$'Compétences validées'.AM1])">
            <text:p/>
          </table:table-cell>
          <table:table-cell table:style-name="ce3" table:formula="of:=IF([$'Compétences validées'.AN1] = &quot;&quot;;&quot;&quot;;[$'Compétences validées'.AN1])">
            <text:p/>
          </table:table-cell>
          <table:table-cell table:style-name="ce3" table:formula="of:=IF([$'Compétences validées'.AO1] = &quot;&quot;;&quot;&quot;;[$'Compétences validées'.AO1])">
            <text:p/>
          </table:table-cell>
          <table:table-cell table:style-name="ce3" table:formula="of:=IF([$'Compétences validées'.AP1] = &quot;&quot;;&quot;&quot;;[$'Compétences validées'.AP1])">
            <text:p/>
          </table:table-cell>
          <table:table-cell table:style-name="ce3" table:formula="of:=IF([$'Compétences validées'.AQ1] = &quot;&quot;;&quot;&quot;;[$'Compétences validées'.AQ1])">
            <text:p/>
          </table:table-cell>
          <table:table-cell table:style-name="ce3" table:formula="of:=IF([$'Compétences validées'.AR1] = &quot;&quot;;&quot;&quot;;[$'Compétences validées'.AR1])">
            <text:p/>
          </table:table-cell>
          <table:table-cell table:style-name="ce3" table:formula="of:=IF([$'Compétences validées'.AS1] = &quot;&quot;;&quot;&quot;;[$'Compétences validées'.AS1])">
            <text:p/>
          </table:table-cell>
          <table:table-cell table:style-name="ce3" table:formula="of:=IF([$'Compétences validées'.AT1] = &quot;&quot;;&quot;&quot;;[$'Compétences validées'.AT1])">
            <text:p/>
          </table:table-cell>
          <table:table-cell table:style-name="ce3" table:formula="of:=IF([$'Compétences validées'.AU1] = &quot;&quot;;&quot;&quot;;[$'Compétences validées'.AU1])">
            <text:p/>
          </table:table-cell>
          <table:table-cell table:style-name="ce3" table:formula="of:=IF([$'Compétences validées'.AV1] = &quot;&quot;;&quot;&quot;;[$'Compétences validées'.AV1])">
            <text:p/>
          </table:table-cell>
          <table:table-cell table:style-name="ce3" table:formula="of:=IF([$'Compétences validées'.AW1] = &quot;&quot;;&quot;&quot;;[$'Compétences validées'.AW1])">
            <text:p/>
          </table:table-cell>
          <table:table-cell table:style-name="ce3" table:formula="of:=IF([$'Compétences validées'.AX1] = &quot;&quot;;&quot;&quot;;[$'Compétences validées'.AX1])">
            <text:p/>
          </table:table-cell>
          <table:table-cell table:style-name="ce3" table:formula="of:=IF([$'Compétences validées'.AY1] = &quot;&quot;;&quot;&quot;;[$'Compétences validées'.AY1])">
            <text:p/>
          </table:table-cell>
          <table:table-cell table:style-name="ce3" table:formula="of:=IF([$'Compétences validées'.AZ1] = &quot;&quot;;&quot;&quot;;[$'Compétences validées'.AZ1])">
            <text:p/>
          </table:table-cell>
          <table:table-cell table:style-name="ce3" table:formula="of:=IF([$'Compétences validées'.BA1] = &quot;&quot;;&quot;&quot;;[$'Compétences validées'.BA1])">
            <text:p/>
          </table:table-cell>
          <table:table-cell table:style-name="ce3" table:formula="of:=IF([$'Compétences validées'.BB1] = &quot;&quot;;&quot;&quot;;[$'Compétences validées'.BB1])">
            <text:p/>
          </table:table-cell>
          <table:table-cell table:style-name="ce3" table:formula="of:=IF([$'Compétences validées'.BC1] = &quot;&quot;;&quot;&quot;;[$'Compétences validées'.BC1])">
            <text:p/>
          </table:table-cell>
          <table:table-cell table:style-name="ce3" table:formula="of:=IF([$'Compétences validées'.BD1] = &quot;&quot;;&quot;&quot;;[$'Compétences validées'.BD1])">
            <text:p/>
          </table:table-cell>
          <table:table-cell table:style-name="ce3" table:formula="of:=IF([$'Compétences validées'.BE1] = &quot;&quot;;&quot;&quot;;[$'Compétences validées'.BE1])">
            <text:p/>
          </table:table-cell>
          <table:table-cell table:style-name="ce3" table:formula="of:=IF([$'Compétences validées'.BF1] = &quot;&quot;;&quot;&quot;;[$'Compétences validées'.BF1])">
            <text:p/>
          </table:table-cell>
          <table:table-cell table:style-name="ce3" table:formula="of:=IF([$'Compétences validées'.BG1] = &quot;&quot;;&quot;&quot;;[$'Compétences validées'.BG1])">
            <text:p/>
          </table:table-cell>
          <table:table-cell table:style-name="ce3" table:formula="of:=IF([$'Compétences validées'.BH1] = &quot;&quot;;&quot;&quot;;[$'Compétences validées'.BH1])">
            <text:p/>
          </table:table-cell>
          <table:table-cell table:style-name="ce3" table:formula="of:=IF([$'Compétences validées'.BI1] = &quot;&quot;;&quot;&quot;;[$'Compétences validées'.BI1])">
            <text:p/>
          </table:table-cell>
          <table:table-cell table:style-name="ce3" table:formula="of:=IF([$'Compétences validées'.BJ1] = &quot;&quot;;&quot;&quot;;[$'Compétences validées'.BJ1])">
            <text:p/>
          </table:table-cell>
          <table:table-cell table:style-name="ce3" table:formula="of:=IF([$'Compétences validées'.BK1] = &quot;&quot;;&quot;&quot;;[$'Compétences validées'.BK1])">
            <text:p/>
          </table:table-cell>
          <table:table-cell table:style-name="ce3" table:formula="of:=IF([$'Compétences validées'.BL1] = &quot;&quot;;&quot;&quot;;[$'Compétences validées'.BL1])">
            <text:p/>
          </table:table-cell>
          <table:table-cell table:style-name="ce3" table:formula="of:=IF([$'Compétences validées'.BM1] = &quot;&quot;;&quot;&quot;;[$'Compétences validées'.BM1])">
            <text:p/>
          </table:table-cell>
          <table:table-cell table:style-name="ce3" table:formula="of:=IF([$'Compétences validées'.BN1] = &quot;&quot;;&quot;&quot;;[$'Compétences validées'.BN1])">
            <text:p/>
          </table:table-cell>
          <table:table-cell table:style-name="ce3" table:formula="of:=IF([$'Compétences validées'.BO1] = &quot;&quot;;&quot;&quot;;[$'Compétences validées'.BO1])">
            <text:p/>
          </table:table-cell>
          <table:table-cell table:style-name="ce3" table:formula="of:=IF([$'Compétences validées'.BP1] = &quot;&quot;;&quot;&quot;;[$'Compétences validées'.BP1])">
            <text:p/>
          </table:table-cell>
          <table:table-cell table:style-name="ce3" table:formula="of:=IF([$'Compétences validées'.BQ1] = &quot;&quot;;&quot;&quot;;[$'Compétences validées'.BQ1])">
            <text:p/>
          </table:table-cell>
          <table:table-cell table:style-name="ce3" table:formula="of:=IF([$'Compétences validées'.BR1] = &quot;&quot;;&quot;&quot;;[$'Compétences validées'.BR1])">
            <text:p/>
          </table:table-cell>
          <table:table-cell table:style-name="ce3" table:formula="of:=IF([$'Compétences validées'.BS1] = &quot;&quot;;&quot;&quot;;[$'Compétences validées'.BS1])">
            <text:p/>
          </table:table-cell>
          <table:table-cell table:style-name="ce3" table:formula="of:=IF([$'Compétences validées'.BT1] = &quot;&quot;;&quot;&quot;;[$'Compétences validées'.BT1])">
            <text:p/>
          </table:table-cell>
          <table:table-cell table:style-name="ce3" table:formula="of:=IF([$'Compétences validées'.BU1] = &quot;&quot;;&quot;&quot;;[$'Compétences validées'.BU1])">
            <text:p/>
          </table:table-cell>
          <table:table-cell table:style-name="ce3" table:formula="of:=IF([$'Compétences validées'.BV1] = &quot;&quot;;&quot;&quot;;[$'Compétences validées'.BV1])">
            <text:p/>
          </table:table-cell>
          <table:table-cell table:style-name="ce3" table:formula="of:=IF([$'Compétences validées'.BW1] = &quot;&quot;;&quot;&quot;;[$'Compétences validées'.BW1])">
            <text:p/>
          </table:table-cell>
          <table:table-cell table:style-name="ce3" table:formula="of:=IF([$'Compétences validées'.BX1] = &quot;&quot;;&quot;&quot;;[$'Compétences validées'.BX1])">
            <text:p/>
          </table:table-cell>
          <table:table-cell table:style-name="ce3" table:formula="of:=IF([$'Compétences validées'.BY1] = &quot;&quot;;&quot;&quot;;[$'Compétences validées'.BY1])">
            <text:p/>
          </table:table-cell>
          <table:table-cell table:style-name="ce3" table:formula="of:=IF([$'Compétences validées'.BZ1] = &quot;&quot;;&quot;&quot;;[$'Compétences validées'.BZ1])">
            <text:p/>
          </table:table-cell>
          <table:table-cell table:style-name="ce3" table:formula="of:=IF([$'Compétences validées'.CA1] = &quot;&quot;;&quot;&quot;;[$'Compétences validées'.CA1])">
            <text:p/>
          </table:table-cell>
          <table:table-cell table:style-name="ce3" table:formula="of:=IF([$'Compétences validées'.CB1] = &quot;&quot;;&quot;&quot;;[$'Compétences validées'.CB1])">
            <text:p/>
          </table:table-cell>
          <table:table-cell table:style-name="ce3" table:formula="of:=IF([$'Compétences validées'.CC1] = &quot;&quot;;&quot;&quot;;[$'Compétences validées'.CC1])">
            <text:p/>
          </table:table-cell>
          <table:table-cell table:style-name="ce3" table:formula="of:=IF([$'Compétences validées'.CD1] = &quot;&quot;;&quot;&quot;;[$'Compétences validées'.CD1])">
            <text:p/>
          </table:table-cell>
          <table:table-cell table:style-name="ce3" table:formula="of:=IF([$'Compétences validées'.CE1] = &quot;&quot;;&quot;&quot;;[$'Compétences validées'.CE1])">
            <text:p/>
          </table:table-cell>
          <table:table-cell table:style-name="ce3" table:formula="of:=IF([$'Compétences validées'.CF1] = &quot;&quot;;&quot;&quot;;[$'Compétences validées'.CF1])">
            <text:p/>
          </table:table-cell>
          <table:table-cell table:style-name="ce3" table:formula="of:=IF([$'Compétences validées'.CG1] = &quot;&quot;;&quot;&quot;;[$'Compétences validées'.CG1])">
            <text:p/>
          </table:table-cell>
          <table:table-cell table:style-name="ce3" table:formula="of:=IF([$'Compétences validées'.CH1] = &quot;&quot;;&quot;&quot;;[$'Compétences validées'.CH1])">
            <text:p/>
          </table:table-cell>
          <table:table-cell table:style-name="ce3" table:formula="of:=IF([$'Compétences validées'.CI1] = &quot;&quot;;&quot;&quot;;[$'Compétences validées'.CI1])">
            <text:p/>
          </table:table-cell>
          <table:table-cell table:style-name="ce3" table:formula="of:=IF([$'Compétences validées'.CJ1] = &quot;&quot;;&quot;&quot;;[$'Compétences validées'.CJ1])">
            <text:p/>
          </table:table-cell>
          <table:table-cell table:style-name="ce3" table:formula="of:=IF([$'Compétences validées'.CK1] = &quot;&quot;;&quot;&quot;;[$'Compétences validées'.CK1])">
            <text:p/>
          </table:table-cell>
          <table:table-cell table:style-name="ce3" table:formula="of:=IF([$'Compétences validées'.CL1] = &quot;&quot;;&quot;&quot;;[$'Compétences validées'.CL1])">
            <text:p/>
          </table:table-cell>
          <table:table-cell table:style-name="ce3" table:formula="of:=IF([$'Compétences validées'.CM1] = &quot;&quot;;&quot;&quot;;[$'Compétences validées'.CM1])">
            <text:p/>
          </table:table-cell>
          <table:table-cell table:style-name="ce3" table:formula="of:=IF([$'Compétences validées'.CN1] = &quot;&quot;;&quot;&quot;;[$'Compétences validées'.CN1])">
            <text:p/>
          </table:table-cell>
          <table:table-cell table:style-name="ce3" table:formula="of:=IF([$'Compétences validées'.CO1] = &quot;&quot;;&quot;&quot;;[$'Compétences validées'.CO1])">
            <text:p/>
          </table:table-cell>
          <table:table-cell table:style-name="ce3" table:formula="of:=IF([$'Compétences validées'.CP1] = &quot;&quot;;&quot;&quot;;[$'Compétences validées'.CP1])">
            <text:p/>
          </table:table-cell>
          <table:table-cell table:style-name="ce3" table:formula="of:=IF([$'Compétences validées'.CQ1] = &quot;&quot;;&quot;&quot;;[$'Compétences validées'.CQ1])">
            <text:p/>
          </table:table-cell>
          <table:table-cell table:style-name="ce3" table:formula="of:=IF([$'Compétences validées'.CR1] = &quot;&quot;;&quot;&quot;;[$'Compétences validées'.CR1])">
            <text:p/>
          </table:table-cell>
          <table:table-cell table:style-name="ce3" table:formula="of:=IF([$'Compétences validées'.CS1] = &quot;&quot;;&quot;&quot;;[$'Compétences validées'.CS1])">
            <text:p/>
          </table:table-cell>
          <table:table-cell table:style-name="ce3" table:formula="of:=IF([$'Compétences validées'.CT1] = &quot;&quot;;&quot;&quot;;[$'Compétences validées'.CT1])">
            <text:p/>
          </table:table-cell>
          <table:table-cell table:style-name="ce3" table:formula="of:=IF([$'Compétences validées'.CU1] = &quot;&quot;;&quot;&quot;;[$'Compétences validées'.CU1])">
            <text:p/>
          </table:table-cell>
          <table:table-cell table:style-name="ce3" table:formula="of:=IF([$'Compétences validées'.CV1] = &quot;&quot;;&quot;&quot;;[$'Compétences validées'.CV1])">
            <text:p/>
          </table:table-cell>
          <table:table-cell table:style-name="ce3" table:formula="of:=IF([$'Compétences validées'.CW1] = &quot;&quot;;&quot;&quot;;[$'Compétences validées'.CW1])">
            <text:p/>
          </table:table-cell>
          <table:table-cell table:style-name="ce3" table:formula="of:=IF([$'Compétences validées'.CX1] = &quot;&quot;;&quot;&quot;;[$'Compétences validées'.CX1])">
            <text:p/>
          </table:table-cell>
          <table:table-cell table:number-columns-repeated="16282"/>
        </table:table-row>
        <table:table-row table:style-name="ro1">
          <table:table-cell table:style-name="ce3" table:formula="of:=IF([$'Compétences validées'.A2] = &quot;&quot;;&quot;&quot;;[$'Compétences validées'.A2])" office:value-type="string" office:string-value="Nom 1" calcext:value-type="string">
            <text:p>Nom 1</text:p>
          </table:table-cell>
          <table:table-cell table:style-name="ce3" table:formula="of:=IF([$'Compétences validées'.B2] = &quot;&quot;;&quot;&quot;;[$'Compétences validées'.B2])" office:value-type="string" office:string-value="Prénom 1" calcext:value-type="string">
            <text:p>Prénom 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99"/>
          <table:table-cell table:number-columns-repeated="16282"/>
        </table:table-row>
        <table:table-row table:style-name="ro1">
          <table:table-cell table:style-name="ce3" table:formula="of:=IF([$'Compétences validées'.A3] = &quot;&quot;;&quot;&quot;;[$'Compétences validées'.A3])" office:value-type="string" office:string-value="Nom 2" calcext:value-type="string">
            <text:p>Nom 2</text:p>
          </table:table-cell>
          <table:table-cell table:style-name="ce3" table:formula="of:=IF([$'Compétences validées'.B3] = &quot;&quot;;&quot;&quot;;[$'Compétences validées'.B3])" office:value-type="string" office:string-value="Prénom 2" calcext:value-type="string">
            <text:p>Prénom 2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4] = &quot;&quot;;&quot;&quot;;[$'Compétences validées'.A4])" office:value-type="string" office:string-value="Nom 3" calcext:value-type="string">
            <text:p>Nom 3</text:p>
          </table:table-cell>
          <table:table-cell table:style-name="ce3" table:formula="of:=IF([$'Compétences validées'.B4] = &quot;&quot;;&quot;&quot;;[$'Compétences validées'.B4])" office:value-type="string" office:string-value="Prénom 3" calcext:value-type="string">
            <text:p>Prénom 3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5] = &quot;&quot;;&quot;&quot;;[$'Compétences validées'.A5])" office:value-type="string" office:string-value="Nom 4" calcext:value-type="string">
            <text:p>Nom 4</text:p>
          </table:table-cell>
          <table:table-cell table:style-name="ce3" table:formula="of:=IF([$'Compétences validées'.B5] = &quot;&quot;;&quot;&quot;;[$'Compétences validées'.B5])" office:value-type="string" office:string-value="Prénom 4" calcext:value-type="string">
            <text:p>Prénom 4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6] = &quot;&quot;;&quot;&quot;;[$'Compétences validées'.A6])" office:value-type="string" office:string-value="Nom 5" calcext:value-type="string">
            <text:p>Nom 5</text:p>
          </table:table-cell>
          <table:table-cell table:style-name="ce3" table:formula="of:=IF([$'Compétences validées'.B6] = &quot;&quot;;&quot;&quot;;[$'Compétences validées'.B6])" office:value-type="string" office:string-value="Prénom 5" calcext:value-type="string">
            <text:p>Prénom 5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7] = &quot;&quot;;&quot;&quot;;[$'Compétences validées'.A7])" office:value-type="string" office:string-value="Nom 6" calcext:value-type="string">
            <text:p>Nom 6</text:p>
          </table:table-cell>
          <table:table-cell table:style-name="ce3" table:formula="of:=IF([$'Compétences validées'.B7] = &quot;&quot;;&quot;&quot;;[$'Compétences validées'.B7])" office:value-type="string" office:string-value="Prénom 6" calcext:value-type="string">
            <text:p>Prénom 6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8] = &quot;&quot;;&quot;&quot;;[$'Compétences validées'.A8])" office:value-type="string" office:string-value="Nom 7" calcext:value-type="string">
            <text:p>Nom 7</text:p>
          </table:table-cell>
          <table:table-cell table:style-name="ce3" table:formula="of:=IF([$'Compétences validées'.B8] = &quot;&quot;;&quot;&quot;;[$'Compétences validées'.B8])" office:value-type="string" office:string-value="Prénom 7" calcext:value-type="string">
            <text:p>Prénom 7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98"/>
          <table:table-cell table:number-columns-repeated="16282"/>
        </table:table-row>
        <table:table-row table:style-name="ro1">
          <table:table-cell table:style-name="ce3" table:formula="of:=IF([$'Compétences validées'.A9] = &quot;&quot;;&quot;&quot;;[$'Compétences validées'.A9])" office:value-type="string" office:string-value="Nom 8" calcext:value-type="string">
            <text:p>Nom 8</text:p>
          </table:table-cell>
          <table:table-cell table:style-name="ce3" table:formula="of:=IF([$'Compétences validées'.B9] = &quot;&quot;;&quot;&quot;;[$'Compétences validées'.B9])" office:value-type="string" office:string-value="Prénom 8" calcext:value-type="string">
            <text:p>Prénom 8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0] = &quot;&quot;;&quot;&quot;;[$'Compétences validées'.A10])" office:value-type="string" office:string-value="Nom 9" calcext:value-type="string">
            <text:p>Nom 9</text:p>
          </table:table-cell>
          <table:table-cell table:style-name="ce3" table:formula="of:=IF([$'Compétences validées'.B10] = &quot;&quot;;&quot;&quot;;[$'Compétences validées'.B10])" office:value-type="string" office:string-value="Prénom 9" calcext:value-type="string">
            <text:p>Prénom 9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1] = &quot;&quot;;&quot;&quot;;[$'Compétences validées'.A11])" office:value-type="string" office:string-value="Nom 10" calcext:value-type="string">
            <text:p>Nom 10</text:p>
          </table:table-cell>
          <table:table-cell table:style-name="ce3" table:formula="of:=IF([$'Compétences validées'.B11] = &quot;&quot;;&quot;&quot;;[$'Compétences validées'.B11])" office:value-type="string" office:string-value="Prénom 10" calcext:value-type="string">
            <text:p>Prénom 10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2] = &quot;&quot;;&quot;&quot;;[$'Compétences validées'.A12])" office:value-type="string" office:string-value="Nom 11" calcext:value-type="string">
            <text:p>Nom 11</text:p>
          </table:table-cell>
          <table:table-cell table:style-name="ce3" table:formula="of:=IF([$'Compétences validées'.B12] = &quot;&quot;;&quot;&quot;;[$'Compétences validées'.B12])" office:value-type="string" office:string-value="Prénom 11" calcext:value-type="string">
            <text:p>Prénom 11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3] = &quot;&quot;;&quot;&quot;;[$'Compétences validées'.A13])" office:value-type="string" office:string-value="Nom 12" calcext:value-type="string">
            <text:p>Nom 12</text:p>
          </table:table-cell>
          <table:table-cell table:style-name="ce3" table:formula="of:=IF([$'Compétences validées'.B13] = &quot;&quot;;&quot;&quot;;[$'Compétences validées'.B13])" office:value-type="string" office:string-value="Prénom 12" calcext:value-type="string">
            <text:p>Prénom 12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4] = &quot;&quot;;&quot;&quot;;[$'Compétences validées'.A14])" office:value-type="string" office:string-value="Nom 13" calcext:value-type="string">
            <text:p>Nom 13</text:p>
          </table:table-cell>
          <table:table-cell table:style-name="ce3" table:formula="of:=IF([$'Compétences validées'.B14] = &quot;&quot;;&quot;&quot;;[$'Compétences validées'.B14])" office:value-type="string" office:string-value="Prénom 13" calcext:value-type="string">
            <text:p>Prénom 13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5] = &quot;&quot;;&quot;&quot;;[$'Compétences validées'.A15])" office:value-type="string" office:string-value="Nom 14" calcext:value-type="string">
            <text:p>Nom 14</text:p>
          </table:table-cell>
          <table:table-cell table:style-name="ce3" table:formula="of:=IF([$'Compétences validées'.B15] = &quot;&quot;;&quot;&quot;;[$'Compétences validées'.B15])" office:value-type="string" office:string-value="Prénom 14" calcext:value-type="string">
            <text:p>Prénom 14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6] = &quot;&quot;;&quot;&quot;;[$'Compétences validées'.A16])" office:value-type="string" office:string-value="Nom 15" calcext:value-type="string">
            <text:p>Nom 15</text:p>
          </table:table-cell>
          <table:table-cell table:style-name="ce3" table:formula="of:=IF([$'Compétences validées'.B16] = &quot;&quot;;&quot;&quot;;[$'Compétences validées'.B16])" office:value-type="string" office:string-value="Prénom 15" calcext:value-type="string">
            <text:p>Prénom 15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7] = &quot;&quot;;&quot;&quot;;[$'Compétences validées'.A17])" office:value-type="string" office:string-value="Nom 16" calcext:value-type="string">
            <text:p>Nom 16</text:p>
          </table:table-cell>
          <table:table-cell table:style-name="ce3" table:formula="of:=IF([$'Compétences validées'.B17] = &quot;&quot;;&quot;&quot;;[$'Compétences validées'.B17])" office:value-type="string" office:string-value="Prénom 16" calcext:value-type="string">
            <text:p>Prénom 16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8] = &quot;&quot;;&quot;&quot;;[$'Compétences validées'.A18])" office:value-type="string" office:string-value="Nom 17" calcext:value-type="string">
            <text:p>Nom 17</text:p>
          </table:table-cell>
          <table:table-cell table:style-name="ce3" table:formula="of:=IF([$'Compétences validées'.B18] = &quot;&quot;;&quot;&quot;;[$'Compétences validées'.B18])" office:value-type="string" office:string-value="Prénom 17" calcext:value-type="string">
            <text:p>Prénom 17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19] = &quot;&quot;;&quot;&quot;;[$'Compétences validées'.A19])" office:value-type="string" office:string-value="Nom 18" calcext:value-type="string">
            <text:p>Nom 18</text:p>
          </table:table-cell>
          <table:table-cell table:style-name="ce3" table:formula="of:=IF([$'Compétences validées'.B19] = &quot;&quot;;&quot;&quot;;[$'Compétences validées'.B19])" office:value-type="string" office:string-value="Prénom 18" calcext:value-type="string">
            <text:p>Prénom 18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0] = &quot;&quot;;&quot;&quot;;[$'Compétences validées'.A20])" office:value-type="string" office:string-value="Nom 19" calcext:value-type="string">
            <text:p>Nom 19</text:p>
          </table:table-cell>
          <table:table-cell table:style-name="ce3" table:formula="of:=IF([$'Compétences validées'.B20] = &quot;&quot;;&quot;&quot;;[$'Compétences validées'.B20])" office:value-type="string" office:string-value="Prénom 19" calcext:value-type="string">
            <text:p>Prénom 19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1] = &quot;&quot;;&quot;&quot;;[$'Compétences validées'.A21])" office:value-type="string" office:string-value="Nom 20" calcext:value-type="string">
            <text:p>Nom 20</text:p>
          </table:table-cell>
          <table:table-cell table:style-name="ce3" table:formula="of:=IF([$'Compétences validées'.B21] = &quot;&quot;;&quot;&quot;;[$'Compétences validées'.B21])" office:value-type="string" office:string-value="Prénom 20" calcext:value-type="string">
            <text:p>Prénom 20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2] = &quot;&quot;;&quot;&quot;;[$'Compétences validées'.A22])" office:value-type="string" office:string-value="Nom 21" calcext:value-type="string">
            <text:p>Nom 21</text:p>
          </table:table-cell>
          <table:table-cell table:style-name="ce3" table:formula="of:=IF([$'Compétences validées'.B22] = &quot;&quot;;&quot;&quot;;[$'Compétences validées'.B22])" office:value-type="string" office:string-value="Prénom 21" calcext:value-type="string">
            <text:p>Prénom 21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3] = &quot;&quot;;&quot;&quot;;[$'Compétences validées'.A23])" office:value-type="string" office:string-value="Nom 22" calcext:value-type="string">
            <text:p>Nom 22</text:p>
          </table:table-cell>
          <table:table-cell table:style-name="ce3" table:formula="of:=IF([$'Compétences validées'.B23] = &quot;&quot;;&quot;&quot;;[$'Compétences validées'.B23])" office:value-type="string" office:string-value="Prénom 22" calcext:value-type="string">
            <text:p>Prénom 22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4] = &quot;&quot;;&quot;&quot;;[$'Compétences validées'.A24])" office:value-type="string" office:string-value="Nom 23" calcext:value-type="string">
            <text:p>Nom 23</text:p>
          </table:table-cell>
          <table:table-cell table:style-name="ce3" table:formula="of:=IF([$'Compétences validées'.B24] = &quot;&quot;;&quot;&quot;;[$'Compétences validées'.B24])" office:value-type="string" office:string-value="Prénom 23" calcext:value-type="string">
            <text:p>Prénom 23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5] = &quot;&quot;;&quot;&quot;;[$'Compétences validées'.A25])" office:value-type="string" office:string-value="Nom 24" calcext:value-type="string">
            <text:p>Nom 24</text:p>
          </table:table-cell>
          <table:table-cell table:style-name="ce3" table:formula="of:=IF([$'Compétences validées'.B25] = &quot;&quot;;&quot;&quot;;[$'Compétences validées'.B25])" office:value-type="string" office:string-value="Prénom 24" calcext:value-type="string">
            <text:p>Prénom 24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6] = &quot;&quot;;&quot;&quot;;[$'Compétences validées'.A26])" office:value-type="string" office:string-value="Nom 25" calcext:value-type="string">
            <text:p>Nom 25</text:p>
          </table:table-cell>
          <table:table-cell table:style-name="ce3" table:formula="of:=IF([$'Compétences validées'.B26] = &quot;&quot;;&quot;&quot;;[$'Compétences validées'.B26])" office:value-type="string" office:string-value="Prénom 25" calcext:value-type="string">
            <text:p>Prénom 25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7] = &quot;&quot;;&quot;&quot;;[$'Compétences validées'.A27])" office:value-type="string" office:string-value="Nom 26" calcext:value-type="string">
            <text:p>Nom 26</text:p>
          </table:table-cell>
          <table:table-cell table:style-name="ce3" table:formula="of:=IF([$'Compétences validées'.B27] = &quot;&quot;;&quot;&quot;;[$'Compétences validées'.B27])" office:value-type="string" office:string-value="Prénom 26" calcext:value-type="string">
            <text:p>Prénom 26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8] = &quot;&quot;;&quot;&quot;;[$'Compétences validées'.A28])" office:value-type="string" office:string-value="Nom 27" calcext:value-type="string">
            <text:p>Nom 27</text:p>
          </table:table-cell>
          <table:table-cell table:style-name="ce3" table:formula="of:=IF([$'Compétences validées'.B28] = &quot;&quot;;&quot;&quot;;[$'Compétences validées'.B28])" office:value-type="string" office:string-value="Prénom 27" calcext:value-type="string">
            <text:p>Prénom 27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29] = &quot;&quot;;&quot;&quot;;[$'Compétences validées'.A29])" office:value-type="string" office:string-value="Nom 28" calcext:value-type="string">
            <text:p>Nom 28</text:p>
          </table:table-cell>
          <table:table-cell table:style-name="ce3" table:formula="of:=IF([$'Compétences validées'.B29] = &quot;&quot;;&quot;&quot;;[$'Compétences validées'.B29])" office:value-type="string" office:string-value="Prénom 28" calcext:value-type="string">
            <text:p>Prénom 28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0] = &quot;&quot;;&quot;&quot;;[$'Compétences validées'.A30])" office:value-type="string" office:string-value="Nom 29" calcext:value-type="string">
            <text:p>Nom 29</text:p>
          </table:table-cell>
          <table:table-cell table:style-name="ce3" table:formula="of:=IF([$'Compétences validées'.B30] = &quot;&quot;;&quot;&quot;;[$'Compétences validées'.B30])" office:value-type="string" office:string-value="Prénom 29" calcext:value-type="string">
            <text:p>Prénom 29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1] = &quot;&quot;;&quot;&quot;;[$'Compétences validées'.A31])" office:value-type="string" office:string-value="Nom 30" calcext:value-type="string">
            <text:p>Nom 30</text:p>
          </table:table-cell>
          <table:table-cell table:style-name="ce3" table:formula="of:=IF([$'Compétences validées'.B31] = &quot;&quot;;&quot;&quot;;[$'Compétences validées'.B31])" office:value-type="string" office:string-value="Prénom 30" calcext:value-type="string">
            <text:p>Prénom 30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2] = &quot;&quot;;&quot;&quot;;[$'Compétences validées'.A32])" office:value-type="string" office:string-value="Nom 31" calcext:value-type="string">
            <text:p>Nom 31</text:p>
          </table:table-cell>
          <table:table-cell table:style-name="ce3" table:formula="of:=IF([$'Compétences validées'.B32] = &quot;&quot;;&quot;&quot;;[$'Compétences validées'.B32])" office:value-type="string" office:string-value="Prénom 31" calcext:value-type="string">
            <text:p>Prénom 31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3] = &quot;&quot;;&quot;&quot;;[$'Compétences validées'.A33])" office:value-type="string" office:string-value="Nom 32" calcext:value-type="string">
            <text:p>Nom 32</text:p>
          </table:table-cell>
          <table:table-cell table:style-name="ce3" table:formula="of:=IF([$'Compétences validées'.B33] = &quot;&quot;;&quot;&quot;;[$'Compétences validées'.B33])" office:value-type="string" office:string-value="Prénom 32" calcext:value-type="string">
            <text:p>Prénom 32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4] = &quot;&quot;;&quot;&quot;;[$'Compétences validées'.A34])" office:value-type="string" office:string-value="Nom 33" calcext:value-type="string">
            <text:p>Nom 33</text:p>
          </table:table-cell>
          <table:table-cell table:style-name="ce3" table:formula="of:=IF([$'Compétences validées'.B34] = &quot;&quot;;&quot;&quot;;[$'Compétences validées'.B34])" office:value-type="string" office:string-value="Prénom 33" calcext:value-type="string">
            <text:p>Prénom 33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5] = &quot;&quot;;&quot;&quot;;[$'Compétences validées'.A35])" office:value-type="string" office:string-value="Nom 34" calcext:value-type="string">
            <text:p>Nom 34</text:p>
          </table:table-cell>
          <table:table-cell table:style-name="ce3" table:formula="of:=IF([$'Compétences validées'.B35] = &quot;&quot;;&quot;&quot;;[$'Compétences validées'.B35])" office:value-type="string" office:string-value="Prénom 34" calcext:value-type="string">
            <text:p>Prénom 34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6] = &quot;&quot;;&quot;&quot;;[$'Compétences validées'.A36])" office:value-type="string" office:string-value="Nom 35" calcext:value-type="string">
            <text:p>Nom 35</text:p>
          </table:table-cell>
          <table:table-cell table:style-name="ce3" table:formula="of:=IF([$'Compétences validées'.B36] = &quot;&quot;;&quot;&quot;;[$'Compétences validées'.B36])" office:value-type="string" office:string-value="Prénom 35" calcext:value-type="string">
            <text:p>Prénom 35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7] = &quot;&quot;;&quot;&quot;;[$'Compétences validées'.A37])" office:value-type="string" office:string-value="Nom 36" calcext:value-type="string">
            <text:p>Nom 36</text:p>
          </table:table-cell>
          <table:table-cell table:style-name="ce3" table:formula="of:=IF([$'Compétences validées'.B37] = &quot;&quot;;&quot;&quot;;[$'Compétences validées'.B37])" office:value-type="string" office:string-value="Prénom 36" calcext:value-type="string">
            <text:p>Prénom 36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8] = &quot;&quot;;&quot;&quot;;[$'Compétences validées'.A38])" office:value-type="string" office:string-value="Nom 37" calcext:value-type="string">
            <text:p>Nom 37</text:p>
          </table:table-cell>
          <table:table-cell table:style-name="ce3" table:formula="of:=IF([$'Compétences validées'.B38] = &quot;&quot;;&quot;&quot;;[$'Compétences validées'.B38])" office:value-type="string" office:string-value="Prénom 37" calcext:value-type="string">
            <text:p>Prénom 37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39] = &quot;&quot;;&quot;&quot;;[$'Compétences validées'.A39])" office:value-type="string" office:string-value="Nom 38" calcext:value-type="string">
            <text:p>Nom 38</text:p>
          </table:table-cell>
          <table:table-cell table:style-name="ce3" table:formula="of:=IF([$'Compétences validées'.B39] = &quot;&quot;;&quot;&quot;;[$'Compétences validées'.B39])" office:value-type="string" office:string-value="Prénom 38" calcext:value-type="string">
            <text:p>Prénom 38</text:p>
          </table:table-cell>
          <table:table-cell table:style-name="ce7" table:number-columns-repeated="100"/>
          <table:table-cell table:number-columns-repeated="16282"/>
        </table:table-row>
        <table:table-row table:style-name="ro1">
          <table:table-cell table:style-name="ce3" table:formula="of:=IF([$'Compétences validées'.A40] = &quot;&quot;;&quot;&quot;;[$'Compétences validées'.A40])" office:value-type="string" office:string-value="Nom 39" calcext:value-type="string">
            <text:p>Nom 39</text:p>
          </table:table-cell>
          <table:table-cell table:style-name="ce3" table:formula="of:=IF([$'Compétences validées'.B40] = &quot;&quot;;&quot;&quot;;[$'Compétences validées'.B40])" office:value-type="string" office:string-value="Prénom 39" calcext:value-type="string">
            <text:p>Prénom 39</text:p>
          </table:table-cell>
          <table:table-cell table:style-name="ce1" table:number-columns-repeated="100"/>
          <table:table-cell table:number-columns-repeated="16282"/>
        </table:table-row>
        <table:table-row table:style-name="ro1" table:number-rows-repeated="60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100"/>
          <table:table-cell table:number-columns-repeated="16282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Compétences validées trimestre 3'.C2:'Compétences validées trimestre 3'.CX39">
            <calcext:condition calcext:apply-style-name="Rouge" calcext:value="=1" calcext:base-cell-address="'Compétences validées trimestre 3'.C2"/>
            <calcext:condition calcext:apply-style-name="Jaune" calcext:value="=2" calcext:base-cell-address="'Compétences validées trimestre 3'.C2"/>
            <calcext:condition calcext:apply-style-name="Vert clair" calcext:value="=3" calcext:base-cell-address="'Compétences validées trimestre 3'.C2"/>
            <calcext:condition calcext:apply-style-name="Vert foncé" calcext:value="=4" calcext:base-cell-address="'Compétences validées trimestre 3'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R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date-style style:name="N131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€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</number:text>
    </number:number-style>
    <number:number-style style:name="N128P2" style:volatile="true">
      <number:text> </number:text>
      <number:fill-character> </number:fill-character>
      <number:text>-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€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€ </number:text>
    </number:number-style>
    <number:number-style style:name="N127P2" style:volatile="true">
      <number:text> </number:text>
      <number:fill-character> </number:fill-character>
      <number:text>- 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 €)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€ </number:text>
    </number:number-style>
    <number:number-style style:name="N125">
      <number:text>(</number:text>
      <number:number number:decimal-places="2" number:min-decimal-places="2" number:min-integer-digits="1" number:grouping="true"/>
      <number:text> €)</number:text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  <number:text> €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 €)</number:text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  <number:text> € </number:text>
    </number:number-style>
    <number:number-style style:name="N123">
      <number:text>(</number:text>
      <number:number number:decimal-places="0" number:min-decimal-places="0" number:min-integer-digits="1" number:grouping="true"/>
      <number:text> €)</number:text>
      <style:map style:condition="value()&gt;=0" style:apply-style-name="N123P0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</number:tim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" style:family="table-cell" style:parent-style-name="Default">
      <style:table-cell-properties fo:background-color="#ff0000"/>
      <style:text-properties fo:color="#ff0000"/>
    </style:style>
    <style:style style:name="Jaune" style:family="table-cell" style:parent-style-name="Default">
      <style:table-cell-properties fo:background-color="#ffff00"/>
      <style:text-properties fo:color="#ffff00"/>
    </style:style>
    <style:style style:name="Vert_20_clair" style:display-name="Vert clair" style:family="table-cell" style:parent-style-name="Default">
      <style:table-cell-properties fo:background-color="#81d41a"/>
      <style:text-properties fo:color="#81d41a"/>
    </style:style>
    <style:style style:name="Vert_20_foncé" style:display-name="Vert foncé" style:family="table-cell" style:parent-style-name="Default">
      <style:table-cell-properties fo:background-color="#00a933"/>
      <style:text-properties fo:color="#00a9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3:47:51.243050400</meta:creation-date>
    <dc:date>2022-11-09T14:09:15.601514072</dc:date>
    <meta:editing-duration>PT21M24S</meta:editing-duration>
    <meta:editing-cycles>1</meta:editing-cycles>
    <meta:document-statistic meta:table-count="4" meta:cell-count="4543" meta:object-count="0"/>
    <meta:generator>LibreOffice/7.4.2.3$MacOSX_AARCH64 LibreOffice_project/382eef1f22670f7f4118c8c2dd222ec7ad009daf</meta:generator>
  </office:meta>
</office:document-meta>
</file>